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irale" table:style-name="ta1">
        <table:shapes>
          <draw:frame draw:z-index="0" draw:style-name="gr1" draw:text-style-name="P1" svg:width="15.999cm" svg:height="8.999cm" svg:x="8.276cm" svg:y="0.206cm">
            <draw:object draw:notify-on-update-of-ranges="spirale.A1:spirale.A3600 spirale.B1:spirale.B36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4847" calcext:value-type="float">
            <text:p>1,004847</text:p>
          </table:table-cell>
          <table:table-cell office:value-type="float" office:value="0.01754" calcext:value-type="float">
            <text:p>0,01754</text:p>
          </table:table-cell>
        </table:table-row>
        <table:table-row table:style-name="ro1">
          <table:table-cell office:value-type="float" office:value="1.00941" calcext:value-type="float">
            <text:p>1,00941</text:p>
          </table:table-cell>
          <table:table-cell office:value-type="float" office:value="0.035249" calcext:value-type="float">
            <text:p>0,035249</text:p>
          </table:table-cell>
        </table:table-row>
        <table:table-row table:style-name="ro1">
          <table:table-cell office:value-type="float" office:value="1.013684" calcext:value-type="float">
            <text:p>1,013684</text:p>
          </table:table-cell>
          <table:table-cell office:value-type="float" office:value="0.053125" calcext:value-type="float">
            <text:p>0,053125</text:p>
          </table:table-cell>
        </table:table-row>
        <table:table-row table:style-name="ro1">
          <table:table-cell office:value-type="float" office:value="1.017665" calcext:value-type="float">
            <text:p>1,017665</text:p>
          </table:table-cell>
          <table:table-cell office:value-type="float" office:value="0.071162" calcext:value-type="float">
            <text:p>0,071162</text:p>
          </table:table-cell>
        </table:table-row>
        <table:table-row table:style-name="ro1">
          <table:table-cell office:value-type="float" office:value="1.02135" calcext:value-type="float">
            <text:p>1,02135</text:p>
          </table:table-cell>
          <table:table-cell office:value-type="float" office:value="0.089357" calcext:value-type="float">
            <text:p>0,089357</text:p>
          </table:table-cell>
        </table:table-row>
        <table:table-row table:style-name="ro1">
          <table:table-cell office:value-type="float" office:value="1.024733" calcext:value-type="float">
            <text:p>1,024733</text:p>
          </table:table-cell>
          <table:table-cell office:value-type="float" office:value="0.107704" calcext:value-type="float">
            <text:p>0,107704</text:p>
          </table:table-cell>
        </table:table-row>
        <table:table-row table:style-name="ro1">
          <table:table-cell office:value-type="float" office:value="1.027811" calcext:value-type="float">
            <text:p>1,027811</text:p>
          </table:table-cell>
          <table:table-cell office:value-type="float" office:value="0.126199" calcext:value-type="float">
            <text:p>0,126199</text:p>
          </table:table-cell>
        </table:table-row>
        <table:table-row table:style-name="ro1">
          <table:table-cell office:value-type="float" office:value="1.030579" calcext:value-type="float">
            <text:p>1,030579</text:p>
          </table:table-cell>
          <table:table-cell office:value-type="float" office:value="0.144838" calcext:value-type="float">
            <text:p>0,144838</text:p>
          </table:table-cell>
        </table:table-row>
        <table:table-row table:style-name="ro1">
          <table:table-cell office:value-type="float" office:value="1.033034" calcext:value-type="float">
            <text:p>1,033034</text:p>
          </table:table-cell>
          <table:table-cell office:value-type="float" office:value="0.163616" calcext:value-type="float">
            <text:p>0,163616</text:p>
          </table:table-cell>
        </table:table-row>
        <table:table-row table:style-name="ro1">
          <table:table-cell office:value-type="float" office:value="1.035171" calcext:value-type="float">
            <text:p>1,035171</text:p>
          </table:table-cell>
          <table:table-cell office:value-type="float" office:value="0.182529" calcext:value-type="float">
            <text:p>0,182529</text:p>
          </table:table-cell>
        </table:table-row>
        <table:table-row table:style-name="ro1">
          <table:table-cell office:value-type="float" office:value="1.036987" calcext:value-type="float">
            <text:p>1,036987</text:p>
          </table:table-cell>
          <table:table-cell office:value-type="float" office:value="0.20157" calcext:value-type="float">
            <text:p>0,20157</text:p>
          </table:table-cell>
        </table:table-row>
        <table:table-row table:style-name="ro1">
          <table:table-cell office:value-type="float" office:value="1.038478" calcext:value-type="float">
            <text:p>1,038478</text:p>
          </table:table-cell>
          <table:table-cell office:value-type="float" office:value="0.220735" calcext:value-type="float">
            <text:p>0,220735</text:p>
          </table:table-cell>
        </table:table-row>
        <table:table-row table:style-name="ro1">
          <table:table-cell office:value-type="float" office:value="1.039639" calcext:value-type="float">
            <text:p>1,039639</text:p>
          </table:table-cell>
          <table:table-cell office:value-type="float" office:value="0.24002" calcext:value-type="float">
            <text:p>0,24002</text:p>
          </table:table-cell>
        </table:table-row>
        <table:table-row table:style-name="ro1">
          <table:table-cell office:value-type="float" office:value="1.040469" calcext:value-type="float">
            <text:p>1,040469</text:p>
          </table:table-cell>
          <table:table-cell office:value-type="float" office:value="0.259418" calcext:value-type="float">
            <text:p>0,259418</text:p>
          </table:table-cell>
        </table:table-row>
        <table:table-row table:style-name="ro1">
          <table:table-cell office:value-type="float" office:value="1.040962" calcext:value-type="float">
            <text:p>1,040962</text:p>
          </table:table-cell>
          <table:table-cell office:value-type="float" office:value="0.278925" calcext:value-type="float">
            <text:p>0,278925</text:p>
          </table:table-cell>
        </table:table-row>
        <table:table-row table:style-name="ro1">
          <table:table-cell office:value-type="float" office:value="1.041115" calcext:value-type="float">
            <text:p>1,041115</text:p>
          </table:table-cell>
          <table:table-cell office:value-type="float" office:value="0.298535" calcext:value-type="float">
            <text:p>0,298535</text:p>
          </table:table-cell>
        </table:table-row>
        <table:table-row table:style-name="ro1">
          <table:table-cell office:value-type="float" office:value="1.040925" calcext:value-type="float">
            <text:p>1,040925</text:p>
          </table:table-cell>
          <table:table-cell office:value-type="float" office:value="0.318243" calcext:value-type="float">
            <text:p>0,318243</text:p>
          </table:table-cell>
        </table:table-row>
        <table:table-row table:style-name="ro1">
          <table:table-cell office:value-type="float" office:value="1.040388" calcext:value-type="float">
            <text:p>1,040388</text:p>
          </table:table-cell>
          <table:table-cell office:value-type="float" office:value="0.338043" calcext:value-type="float">
            <text:p>0,338043</text:p>
          </table:table-cell>
        </table:table-row>
        <table:table-row table:style-name="ro1">
          <table:table-cell office:value-type="float" office:value="1.039502" calcext:value-type="float">
            <text:p>1,039502</text:p>
          </table:table-cell>
          <table:table-cell office:value-type="float" office:value="0.357929" calcext:value-type="float">
            <text:p>0,357929</text:p>
          </table:table-cell>
        </table:table-row>
        <table:table-row table:style-name="ro1">
          <table:table-cell office:value-type="float" office:value="1.038262" calcext:value-type="float">
            <text:p>1,038262</text:p>
          </table:table-cell>
          <table:table-cell office:value-type="float" office:value="0.377897" calcext:value-type="float">
            <text:p>0,377897</text:p>
          </table:table-cell>
        </table:table-row>
        <table:table-row table:style-name="ro1">
          <table:table-cell office:value-type="float" office:value="1.036666" calcext:value-type="float">
            <text:p>1,036666</text:p>
          </table:table-cell>
          <table:table-cell office:value-type="float" office:value="0.397939" calcext:value-type="float">
            <text:p>0,397939</text:p>
          </table:table-cell>
        </table:table-row>
        <table:table-row table:style-name="ro1">
          <table:table-cell office:value-type="float" office:value="1.034711" calcext:value-type="float">
            <text:p>1,034711</text:p>
          </table:table-cell>
          <table:table-cell office:value-type="float" office:value="0.418051" calcext:value-type="float">
            <text:p>0,418051</text:p>
          </table:table-cell>
        </table:table-row>
        <table:table-row table:style-name="ro1">
          <table:table-cell office:value-type="float" office:value="1.032394" calcext:value-type="float">
            <text:p>1,032394</text:p>
          </table:table-cell>
          <table:table-cell office:value-type="float" office:value="0.438225" calcext:value-type="float">
            <text:p>0,438225</text:p>
          </table:table-cell>
        </table:table-row>
        <table:table-row table:style-name="ro1">
          <table:table-cell office:value-type="float" office:value="1.029712" calcext:value-type="float">
            <text:p>1,029712</text:p>
          </table:table-cell>
          <table:table-cell office:value-type="float" office:value="0.458457" calcext:value-type="float">
            <text:p>0,458457</text:p>
          </table:table-cell>
        </table:table-row>
        <table:table-row table:style-name="ro1">
          <table:table-cell office:value-type="float" office:value="1.026661" calcext:value-type="float">
            <text:p>1,026661</text:p>
          </table:table-cell>
          <table:table-cell office:value-type="float" office:value="0.47874" calcext:value-type="float">
            <text:p>0,47874</text:p>
          </table:table-cell>
        </table:table-row>
        <table:table-row table:style-name="ro1">
          <table:table-cell office:value-type="float" office:value="1.023241" calcext:value-type="float">
            <text:p>1,023241</text:p>
          </table:table-cell>
          <table:table-cell office:value-type="float" office:value="0.499068" calcext:value-type="float">
            <text:p>0,499068</text:p>
          </table:table-cell>
        </table:table-row>
        <table:table-row table:style-name="ro1">
          <table:table-cell office:value-type="float" office:value="1.019447" calcext:value-type="float">
            <text:p>1,019447</text:p>
          </table:table-cell>
          <table:table-cell office:value-type="float" office:value="0.519434" calcext:value-type="float">
            <text:p>0,519434</text:p>
          </table:table-cell>
        </table:table-row>
        <table:table-row table:style-name="ro1">
          <table:table-cell office:value-type="float" office:value="1.015277" calcext:value-type="float">
            <text:p>1,015277</text:p>
          </table:table-cell>
          <table:table-cell office:value-type="float" office:value="0.539832" calcext:value-type="float">
            <text:p>0,539832</text:p>
          </table:table-cell>
        </table:table-row>
        <table:table-row table:style-name="ro1">
          <table:table-cell office:value-type="float" office:value="1.01073" calcext:value-type="float">
            <text:p>1,01073</text:p>
          </table:table-cell>
          <table:table-cell office:value-type="float" office:value="0.560257" calcext:value-type="float">
            <text:p>0,560257</text:p>
          </table:table-cell>
        </table:table-row>
        <table:table-row table:style-name="ro1">
          <table:table-cell office:value-type="float" office:value="1.005802" calcext:value-type="float">
            <text:p>1,005802</text:p>
          </table:table-cell>
          <table:table-cell office:value-type="float" office:value="0.5807" calcext:value-type="float">
            <text:p>0,5807</text:p>
          </table:table-cell>
        </table:table-row>
        <table:table-row table:style-name="ro1">
          <table:table-cell office:value-type="float" office:value="1.000492" calcext:value-type="float">
            <text:p>1,000492</text:p>
          </table:table-cell>
          <table:table-cell office:value-type="float" office:value="0.601156" calcext:value-type="float">
            <text:p>0,601156</text:p>
          </table:table-cell>
        </table:table-row>
        <table:table-row table:style-name="ro1">
          <table:table-cell office:value-type="float" office:value="0.994797" calcext:value-type="float">
            <text:p>0,994797</text:p>
          </table:table-cell>
          <table:table-cell office:value-type="float" office:value="0.621618" calcext:value-type="float">
            <text:p>0,621618</text:p>
          </table:table-cell>
        </table:table-row>
        <table:table-row table:style-name="ro1">
          <table:table-cell office:value-type="float" office:value="0.988716" calcext:value-type="float">
            <text:p>0,988716</text:p>
          </table:table-cell>
          <table:table-cell office:value-type="float" office:value="0.642079" calcext:value-type="float">
            <text:p>0,642079</text:p>
          </table:table-cell>
        </table:table-row>
        <table:table-row table:style-name="ro1">
          <table:table-cell office:value-type="float" office:value="0.982246" calcext:value-type="float">
            <text:p>0,982246</text:p>
          </table:table-cell>
          <table:table-cell office:value-type="float" office:value="0.662533" calcext:value-type="float">
            <text:p>0,662533</text:p>
          </table:table-cell>
        </table:table-row>
        <table:table-row table:style-name="ro1">
          <table:table-cell office:value-type="float" office:value="0.975386" calcext:value-type="float">
            <text:p>0,975386</text:p>
          </table:table-cell>
          <table:table-cell office:value-type="float" office:value="0.682973" calcext:value-type="float">
            <text:p>0,682973</text:p>
          </table:table-cell>
        </table:table-row>
        <table:table-row table:style-name="ro1">
          <table:table-cell office:value-type="float" office:value="0.968135" calcext:value-type="float">
            <text:p>0,968135</text:p>
          </table:table-cell>
          <table:table-cell office:value-type="float" office:value="0.703391" calcext:value-type="float">
            <text:p>0,703391</text:p>
          </table:table-cell>
        </table:table-row>
        <table:table-row table:style-name="ro1">
          <table:table-cell office:value-type="float" office:value="0.96049" calcext:value-type="float">
            <text:p>0,96049</text:p>
          </table:table-cell>
          <table:table-cell office:value-type="float" office:value="0.723781" calcext:value-type="float">
            <text:p>0,723781</text:p>
          </table:table-cell>
        </table:table-row>
        <table:table-row table:style-name="ro1">
          <table:table-cell office:value-type="float" office:value="0.952451" calcext:value-type="float">
            <text:p>0,952451</text:p>
          </table:table-cell>
          <table:table-cell office:value-type="float" office:value="0.744136" calcext:value-type="float">
            <text:p>0,744136</text:p>
          </table:table-cell>
        </table:table-row>
        <table:table-row table:style-name="ro1">
          <table:table-cell office:value-type="float" office:value="0.944015" calcext:value-type="float">
            <text:p>0,944015</text:p>
          </table:table-cell>
          <table:table-cell office:value-type="float" office:value="0.764448" calcext:value-type="float">
            <text:p>0,764448</text:p>
          </table:table-cell>
        </table:table-row>
        <table:table-row table:style-name="ro1">
          <table:table-cell office:value-type="float" office:value="0.935183" calcext:value-type="float">
            <text:p>0,935183</text:p>
          </table:table-cell>
          <table:table-cell office:value-type="float" office:value="0.784711" calcext:value-type="float">
            <text:p>0,784711</text:p>
          </table:table-cell>
        </table:table-row>
        <table:table-row table:style-name="ro1">
          <table:table-cell office:value-type="float" office:value="0.925952" calcext:value-type="float">
            <text:p>0,925952</text:p>
          </table:table-cell>
          <table:table-cell office:value-type="float" office:value="0.804918" calcext:value-type="float">
            <text:p>0,804918</text:p>
          </table:table-cell>
        </table:table-row>
        <table:table-row table:style-name="ro1">
          <table:table-cell office:value-type="float" office:value="0.916322" calcext:value-type="float">
            <text:p>0,916322</text:p>
          </table:table-cell>
          <table:table-cell office:value-type="float" office:value="0.82506" calcext:value-type="float">
            <text:p>0,82506</text:p>
          </table:table-cell>
        </table:table-row>
        <table:table-row table:style-name="ro1">
          <table:table-cell office:value-type="float" office:value="0.906292" calcext:value-type="float">
            <text:p>0,906292</text:p>
          </table:table-cell>
          <table:table-cell office:value-type="float" office:value="0.845131" calcext:value-type="float">
            <text:p>0,845131</text:p>
          </table:table-cell>
        </table:table-row>
        <table:table-row table:style-name="ro1">
          <table:table-cell office:value-type="float" office:value="0.895861" calcext:value-type="float">
            <text:p>0,895861</text:p>
          </table:table-cell>
          <table:table-cell office:value-type="float" office:value="0.865123" calcext:value-type="float">
            <text:p>0,865123</text:p>
          </table:table-cell>
        </table:table-row>
        <table:table-row table:style-name="ro1">
          <table:table-cell table:number-columns-repeated="2" office:value-type="float" office:value="0.88503" calcext:value-type="float">
            <text:p>0,88503</text:p>
          </table:table-cell>
        </table:table-row>
        <table:table-row table:style-name="ro1">
          <table:table-cell office:value-type="float" office:value="0.873796" calcext:value-type="float">
            <text:p>0,873796</text:p>
          </table:table-cell>
          <table:table-cell office:value-type="float" office:value="0.904842" calcext:value-type="float">
            <text:p>0,904842</text:p>
          </table:table-cell>
        </table:table-row>
        <table:table-row table:style-name="ro1">
          <table:table-cell office:value-type="float" office:value="0.862161" calcext:value-type="float">
            <text:p>0,862161</text:p>
          </table:table-cell>
          <table:table-cell office:value-type="float" office:value="0.924554" calcext:value-type="float">
            <text:p>0,924554</text:p>
          </table:table-cell>
        </table:table-row>
        <table:table-row table:style-name="ro1">
          <table:table-cell office:value-type="float" office:value="0.850123" calcext:value-type="float">
            <text:p>0,850123</text:p>
          </table:table-cell>
          <table:table-cell office:value-type="float" office:value="0.944157" calcext:value-type="float">
            <text:p>0,944157</text:p>
          </table:table-cell>
        </table:table-row>
        <table:table-row table:style-name="ro1">
          <table:table-cell office:value-type="float" office:value="0.837683" calcext:value-type="float">
            <text:p>0,837683</text:p>
          </table:table-cell>
          <table:table-cell office:value-type="float" office:value="0.963645" calcext:value-type="float">
            <text:p>0,963645</text:p>
          </table:table-cell>
        </table:table-row>
        <table:table-row table:style-name="ro1">
          <table:table-cell office:value-type="float" office:value="0.824842" calcext:value-type="float">
            <text:p>0,824842</text:p>
          </table:table-cell>
          <table:table-cell office:value-type="float" office:value="0.983008" calcext:value-type="float">
            <text:p>0,983008</text:p>
          </table:table-cell>
        </table:table-row>
        <table:table-row table:style-name="ro1">
          <table:table-cell office:value-type="float" office:value="0.811598" calcext:value-type="float">
            <text:p>0,811598</text:p>
          </table:table-cell>
          <table:table-cell office:value-type="float" office:value="1.00224" calcext:value-type="float">
            <text:p>1,00224</text:p>
          </table:table-cell>
        </table:table-row>
        <table:table-row table:style-name="ro1">
          <table:table-cell office:value-type="float" office:value="0.797953" calcext:value-type="float">
            <text:p>0,797953</text:p>
          </table:table-cell>
          <table:table-cell office:value-type="float" office:value="1.021333" calcext:value-type="float">
            <text:p>1,021333</text:p>
          </table:table-cell>
        </table:table-row>
        <table:table-row table:style-name="ro1">
          <table:table-cell office:value-type="float" office:value="0.783907" calcext:value-type="float">
            <text:p>0,783907</text:p>
          </table:table-cell>
          <table:table-cell office:value-type="float" office:value="1.040279" calcext:value-type="float">
            <text:p>1,040279</text:p>
          </table:table-cell>
        </table:table-row>
        <table:table-row table:style-name="ro1">
          <table:table-cell office:value-type="float" office:value="0.76946" calcext:value-type="float">
            <text:p>0,76946</text:p>
          </table:table-cell>
          <table:table-cell office:value-type="float" office:value="1.059071" calcext:value-type="float">
            <text:p>1,059071</text:p>
          </table:table-cell>
        </table:table-row>
        <table:table-row table:style-name="ro1">
          <table:table-cell office:value-type="float" office:value="0.754614" calcext:value-type="float">
            <text:p>0,754614</text:p>
          </table:table-cell>
          <table:table-cell office:value-type="float" office:value="1.0777" calcext:value-type="float">
            <text:p>1,0777</text:p>
          </table:table-cell>
        </table:table-row>
        <table:table-row table:style-name="ro1">
          <table:table-cell office:value-type="float" office:value="0.739369" calcext:value-type="float">
            <text:p>0,739369</text:p>
          </table:table-cell>
          <table:table-cell office:value-type="float" office:value="1.096159" calcext:value-type="float">
            <text:p>1,096159</text:p>
          </table:table-cell>
        </table:table-row>
        <table:table-row table:style-name="ro1">
          <table:table-cell office:value-type="float" office:value="0.723726" calcext:value-type="float">
            <text:p>0,723726</text:p>
          </table:table-cell>
          <table:table-cell office:value-type="float" office:value="1.114441" calcext:value-type="float">
            <text:p>1,114441</text:p>
          </table:table-cell>
        </table:table-row>
        <table:table-row table:style-name="ro1">
          <table:table-cell office:value-type="float" office:value="0.707687" calcext:value-type="float">
            <text:p>0,707687</text:p>
          </table:table-cell>
          <table:table-cell office:value-type="float" office:value="1.132536" calcext:value-type="float">
            <text:p>1,132536</text:p>
          </table:table-cell>
        </table:table-row>
        <table:table-row table:style-name="ro1">
          <table:table-cell office:value-type="float" office:value="0.691253" calcext:value-type="float">
            <text:p>0,691253</text:p>
          </table:table-cell>
          <table:table-cell office:value-type="float" office:value="1.150438" calcext:value-type="float">
            <text:p>1,150438</text:p>
          </table:table-cell>
        </table:table-row>
        <table:table-row table:style-name="ro1">
          <table:table-cell office:value-type="float" office:value="0.674425" calcext:value-type="float">
            <text:p>0,674425</text:p>
          </table:table-cell>
          <table:table-cell office:value-type="float" office:value="1.168138" calcext:value-type="float">
            <text:p>1,168138</text:p>
          </table:table-cell>
        </table:table-row>
        <table:table-row table:style-name="ro1">
          <table:table-cell office:value-type="float" office:value="0.657205" calcext:value-type="float">
            <text:p>0,657205</text:p>
          </table:table-cell>
          <table:table-cell office:value-type="float" office:value="1.18563" calcext:value-type="float">
            <text:p>1,18563</text:p>
          </table:table-cell>
        </table:table-row>
        <table:table-row table:style-name="ro1">
          <table:table-cell office:value-type="float" office:value="0.639595" calcext:value-type="float">
            <text:p>0,639595</text:p>
          </table:table-cell>
          <table:table-cell office:value-type="float" office:value="1.202903" calcext:value-type="float">
            <text:p>1,202903</text:p>
          </table:table-cell>
        </table:table-row>
        <table:table-row table:style-name="ro1">
          <table:table-cell office:value-type="float" office:value="0.621597" calcext:value-type="float">
            <text:p>0,621597</text:p>
          </table:table-cell>
          <table:table-cell office:value-type="float" office:value="1.219952" calcext:value-type="float">
            <text:p>1,219952</text:p>
          </table:table-cell>
        </table:table-row>
        <table:table-row table:style-name="ro1">
          <table:table-cell office:value-type="float" office:value="0.603212" calcext:value-type="float">
            <text:p>0,603212</text:p>
          </table:table-cell>
          <table:table-cell office:value-type="float" office:value="1.236768" calcext:value-type="float">
            <text:p>1,236768</text:p>
          </table:table-cell>
        </table:table-row>
        <table:table-row table:style-name="ro1">
          <table:table-cell office:value-type="float" office:value="0.584443" calcext:value-type="float">
            <text:p>0,584443</text:p>
          </table:table-cell>
          <table:table-cell office:value-type="float" office:value="1.253342" calcext:value-type="float">
            <text:p>1,253342</text:p>
          </table:table-cell>
        </table:table-row>
        <table:table-row table:style-name="ro1">
          <table:table-cell office:value-type="float" office:value="0.565293" calcext:value-type="float">
            <text:p>0,565293</text:p>
          </table:table-cell>
          <table:table-cell office:value-type="float" office:value="1.269668" calcext:value-type="float">
            <text:p>1,269668</text:p>
          </table:table-cell>
        </table:table-row>
        <table:table-row table:style-name="ro1">
          <table:table-cell office:value-type="float" office:value="0.545763" calcext:value-type="float">
            <text:p>0,545763</text:p>
          </table:table-cell>
          <table:table-cell office:value-type="float" office:value="1.285737" calcext:value-type="float">
            <text:p>1,285737</text:p>
          </table:table-cell>
        </table:table-row>
        <table:table-row table:style-name="ro1">
          <table:table-cell office:value-type="float" office:value="0.525857" calcext:value-type="float">
            <text:p>0,525857</text:p>
          </table:table-cell>
          <table:table-cell office:value-type="float" office:value="1.301542" calcext:value-type="float">
            <text:p>1,301542</text:p>
          </table:table-cell>
        </table:table-row>
        <table:table-row table:style-name="ro1">
          <table:table-cell office:value-type="float" office:value="0.505577" calcext:value-type="float">
            <text:p>0,505577</text:p>
          </table:table-cell>
          <table:table-cell office:value-type="float" office:value="1.317073" calcext:value-type="float">
            <text:p>1,317073</text:p>
          </table:table-cell>
        </table:table-row>
        <table:table-row table:style-name="ro1">
          <table:table-cell office:value-type="float" office:value="0.484927" calcext:value-type="float">
            <text:p>0,484927</text:p>
          </table:table-cell>
          <table:table-cell office:value-type="float" office:value="1.332325" calcext:value-type="float">
            <text:p>1,332325</text:p>
          </table:table-cell>
        </table:table-row>
        <table:table-row table:style-name="ro1">
          <table:table-cell office:value-type="float" office:value="0.463908" calcext:value-type="float">
            <text:p>0,463908</text:p>
          </table:table-cell>
          <table:table-cell office:value-type="float" office:value="1.347288" calcext:value-type="float">
            <text:p>1,347288</text:p>
          </table:table-cell>
        </table:table-row>
        <table:table-row table:style-name="ro1">
          <table:table-cell office:value-type="float" office:value="0.442526" calcext:value-type="float">
            <text:p>0,442526</text:p>
          </table:table-cell>
          <table:table-cell office:value-type="float" office:value="1.361955" calcext:value-type="float">
            <text:p>1,361955</text:p>
          </table:table-cell>
        </table:table-row>
        <table:table-row table:style-name="ro1">
          <table:table-cell office:value-type="float" office:value="0.420783" calcext:value-type="float">
            <text:p>0,420783</text:p>
          </table:table-cell>
          <table:table-cell office:value-type="float" office:value="1.376318" calcext:value-type="float">
            <text:p>1,376318</text:p>
          </table:table-cell>
        </table:table-row>
        <table:table-row table:style-name="ro1">
          <table:table-cell office:value-type="float" office:value="0.398682" calcext:value-type="float">
            <text:p>0,398682</text:p>
          </table:table-cell>
          <table:table-cell office:value-type="float" office:value="1.390369" calcext:value-type="float">
            <text:p>1,390369</text:p>
          </table:table-cell>
        </table:table-row>
        <table:table-row table:style-name="ro1">
          <table:table-cell office:value-type="float" office:value="0.376228" calcext:value-type="float">
            <text:p>0,376228</text:p>
          </table:table-cell>
          <table:table-cell office:value-type="float" office:value="1.404101" calcext:value-type="float">
            <text:p>1,404101</text:p>
          </table:table-cell>
        </table:table-row>
        <table:table-row table:style-name="ro1">
          <table:table-cell office:value-type="float" office:value="0.353424" calcext:value-type="float">
            <text:p>0,353424</text:p>
          </table:table-cell>
          <table:table-cell office:value-type="float" office:value="1.417506" calcext:value-type="float">
            <text:p>1,417506</text:p>
          </table:table-cell>
        </table:table-row>
        <table:table-row table:style-name="ro1">
          <table:table-cell office:value-type="float" office:value="0.330274" calcext:value-type="float">
            <text:p>0,330274</text:p>
          </table:table-cell>
          <table:table-cell office:value-type="float" office:value="1.430575" calcext:value-type="float">
            <text:p>1,430575</text:p>
          </table:table-cell>
        </table:table-row>
        <table:table-row table:style-name="ro1">
          <table:table-cell office:value-type="float" office:value="0.306783" calcext:value-type="float">
            <text:p>0,306783</text:p>
          </table:table-cell>
          <table:table-cell office:value-type="float" office:value="1.443302" calcext:value-type="float">
            <text:p>1,443302</text:p>
          </table:table-cell>
        </table:table-row>
        <table:table-row table:style-name="ro1">
          <table:table-cell office:value-type="float" office:value="0.282955" calcext:value-type="float">
            <text:p>0,282955</text:p>
          </table:table-cell>
          <table:table-cell office:value-type="float" office:value="1.455678" calcext:value-type="float">
            <text:p>1,455678</text:p>
          </table:table-cell>
        </table:table-row>
        <table:table-row table:style-name="ro1">
          <table:table-cell office:value-type="float" office:value="0.258795" calcext:value-type="float">
            <text:p>0,258795</text:p>
          </table:table-cell>
          <table:table-cell office:value-type="float" office:value="1.467697" calcext:value-type="float">
            <text:p>1,467697</text:p>
          </table:table-cell>
        </table:table-row>
        <table:table-row table:style-name="ro1">
          <table:table-cell office:value-type="float" office:value="0.234306" calcext:value-type="float">
            <text:p>0,234306</text:p>
          </table:table-cell>
          <table:table-cell office:value-type="float" office:value="1.47935" calcext:value-type="float">
            <text:p>1,47935</text:p>
          </table:table-cell>
        </table:table-row>
        <table:table-row table:style-name="ro1">
          <table:table-cell office:value-type="float" office:value="0.209494" calcext:value-type="float">
            <text:p>0,209494</text:p>
          </table:table-cell>
          <table:table-cell office:value-type="float" office:value="1.49063" calcext:value-type="float">
            <text:p>1,49063</text:p>
          </table:table-cell>
        </table:table-row>
        <table:table-row table:style-name="ro1">
          <table:table-cell office:value-type="float" office:value="0.184365" calcext:value-type="float">
            <text:p>0,184365</text:p>
          </table:table-cell>
          <table:table-cell office:value-type="float" office:value="1.501529" calcext:value-type="float">
            <text:p>1,501529</text:p>
          </table:table-cell>
        </table:table-row>
        <table:table-row table:style-name="ro1">
          <table:table-cell office:value-type="float" office:value="0.158922" calcext:value-type="float">
            <text:p>0,158922</text:p>
          </table:table-cell>
          <table:table-cell office:value-type="float" office:value="1.512041" calcext:value-type="float">
            <text:p>1,512041</text:p>
          </table:table-cell>
        </table:table-row>
        <table:table-row table:style-name="ro1">
          <table:table-cell office:value-type="float" office:value="0.133171" calcext:value-type="float">
            <text:p>0,133171</text:p>
          </table:table-cell>
          <table:table-cell office:value-type="float" office:value="1.522157" calcext:value-type="float">
            <text:p>1,522157</text:p>
          </table:table-cell>
        </table:table-row>
        <table:table-row table:style-name="ro1">
          <table:table-cell office:value-type="float" office:value="0.107119" calcext:value-type="float">
            <text:p>0,107119</text:p>
          </table:table-cell>
          <table:table-cell office:value-type="float" office:value="1.531871" calcext:value-type="float">
            <text:p>1,531871</text:p>
          </table:table-cell>
        </table:table-row>
        <table:table-row table:style-name="ro1">
          <table:table-cell office:value-type="float" office:value="0.08077" calcext:value-type="float">
            <text:p>0,08077</text:p>
          </table:table-cell>
          <table:table-cell office:value-type="float" office:value="1.541174" calcext:value-type="float">
            <text:p>1,541174</text:p>
          </table:table-cell>
        </table:table-row>
        <table:table-row table:style-name="ro1">
          <table:table-cell office:value-type="float" office:value="0.054129" calcext:value-type="float">
            <text:p>0,054129</text:p>
          </table:table-cell>
          <table:table-cell office:value-type="float" office:value="1.550061" calcext:value-type="float">
            <text:p>1,550061</text:p>
          </table:table-cell>
        </table:table-row>
        <table:table-row table:style-name="ro1">
          <table:table-cell office:value-type="float" office:value="0.027204" calcext:value-type="float">
            <text:p>0,027204</text:p>
          </table:table-cell>
          <table:table-cell office:value-type="float" office:value="1.558523" calcext:value-type="float">
            <text:p>1,558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66555" calcext:value-type="float">
            <text:p>1,566555</text:p>
          </table:table-cell>
        </table:table-row>
        <table:table-row table:style-name="ro1">
          <table:table-cell office:value-type="float" office:value="-0.027477" calcext:value-type="float">
            <text:p>-0,027477</text:p>
          </table:table-cell>
          <table:table-cell office:value-type="float" office:value="1.574148" calcext:value-type="float">
            <text:p>1,574148</text:p>
          </table:table-cell>
        </table:table-row>
        <table:table-row table:style-name="ro1">
          <table:table-cell office:value-type="float" office:value="-0.05522" calcext:value-type="float">
            <text:p>-0,05522</text:p>
          </table:table-cell>
          <table:table-cell office:value-type="float" office:value="1.581296" calcext:value-type="float">
            <text:p>1,581296</text:p>
          </table:table-cell>
        </table:table-row>
        <table:table-row table:style-name="ro1">
          <table:table-cell office:value-type="float" office:value="-0.083223" calcext:value-type="float">
            <text:p>-0,083223</text:p>
          </table:table-cell>
          <table:table-cell office:value-type="float" office:value="1.587991" calcext:value-type="float">
            <text:p>1,587991</text:p>
          </table:table-cell>
        </table:table-row>
        <table:table-row table:style-name="ro1">
          <table:table-cell office:value-type="float" office:value="-0.111479" calcext:value-type="float">
            <text:p>-0,111479</text:p>
          </table:table-cell>
          <table:table-cell office:value-type="float" office:value="1.594229" calcext:value-type="float">
            <text:p>1,594229</text:p>
          </table:table-cell>
        </table:table-row>
        <table:table-row table:style-name="ro1">
          <table:table-cell office:value-type="float" office:value="-0.139982" calcext:value-type="float">
            <text:p>-0,139982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0.168724" calcext:value-type="float">
            <text:p>-0,168724</text:p>
          </table:table-cell>
          <table:table-cell office:value-type="float" office:value="1.6053" calcext:value-type="float">
            <text:p>1,6053</text:p>
          </table:table-cell>
        </table:table-row>
        <table:table-row table:style-name="ro1">
          <table:table-cell office:value-type="float" office:value="-0.197698" calcext:value-type="float">
            <text:p>-0,197698</text:p>
          </table:table-cell>
          <table:table-cell office:value-type="float" office:value="1.610122" calcext:value-type="float">
            <text:p>1,610122</text:p>
          </table:table-cell>
        </table:table-row>
        <table:table-row table:style-name="ro1">
          <table:table-cell office:value-type="float" office:value="-0.226897" calcext:value-type="float">
            <text:p>-0,226897</text:p>
          </table:table-cell>
          <table:table-cell office:value-type="float" office:value="1.614458" calcext:value-type="float">
            <text:p>1,614458</text:p>
          </table:table-cell>
        </table:table-row>
        <table:table-row table:style-name="ro1">
          <table:table-cell office:value-type="float" office:value="-0.256314" calcext:value-type="float">
            <text:p>-0,256314</text:p>
          </table:table-cell>
          <table:table-cell office:value-type="float" office:value="1.618304" calcext:value-type="float">
            <text:p>1,618304</text:p>
          </table:table-cell>
        </table:table-row>
        <table:table-row table:style-name="ro1">
          <table:table-cell office:value-type="float" office:value="-0.285941" calcext:value-type="float">
            <text:p>-0,285941</text:p>
          </table:table-cell>
          <table:table-cell office:value-type="float" office:value="1.621652" calcext:value-type="float">
            <text:p>1,621652</text:p>
          </table:table-cell>
        </table:table-row>
        <table:table-row table:style-name="ro1">
          <table:table-cell office:value-type="float" office:value="-0.31577" calcext:value-type="float">
            <text:p>-0,31577</text:p>
          </table:table-cell>
          <table:table-cell office:value-type="float" office:value="1.624497" calcext:value-type="float">
            <text:p>1,624497</text:p>
          </table:table-cell>
        </table:table-row>
        <table:table-row table:style-name="ro1">
          <table:table-cell office:value-type="float" office:value="-0.345794" calcext:value-type="float">
            <text:p>-0,345794</text:p>
          </table:table-cell>
          <table:table-cell office:value-type="float" office:value="1.626832" calcext:value-type="float">
            <text:p>1,626832</text:p>
          </table:table-cell>
        </table:table-row>
        <table:table-row table:style-name="ro1">
          <table:table-cell office:value-type="float" office:value="-0.376004" calcext:value-type="float">
            <text:p>-0,376004</text:p>
          </table:table-cell>
          <table:table-cell office:value-type="float" office:value="1.628652" calcext:value-type="float">
            <text:p>1,628652</text:p>
          </table:table-cell>
        </table:table-row>
        <table:table-row table:style-name="ro1">
          <table:table-cell office:value-type="float" office:value="-0.406392" calcext:value-type="float">
            <text:p>-0,406392</text:p>
          </table:table-cell>
          <table:table-cell office:value-type="float" office:value="1.629951" calcext:value-type="float">
            <text:p>1,629951</text:p>
          </table:table-cell>
        </table:table-row>
        <table:table-row table:style-name="ro1">
          <table:table-cell office:value-type="float" office:value="-0.436951" calcext:value-type="float">
            <text:p>-0,436951</text:p>
          </table:table-cell>
          <table:table-cell office:value-type="float" office:value="1.630723" calcext:value-type="float">
            <text:p>1,630723</text:p>
          </table:table-cell>
        </table:table-row>
        <table:table-row table:style-name="ro1">
          <table:table-cell office:value-type="float" office:value="-0.467671" calcext:value-type="float">
            <text:p>-0,467671</text:p>
          </table:table-cell>
          <table:table-cell office:value-type="float" office:value="1.630963" calcext:value-type="float">
            <text:p>1,630963</text:p>
          </table:table-cell>
        </table:table-row>
        <table:table-row table:style-name="ro1">
          <table:table-cell office:value-type="float" office:value="-0.498545" calcext:value-type="float">
            <text:p>-0,498545</text:p>
          </table:table-cell>
          <table:table-cell office:value-type="float" office:value="1.630666" calcext:value-type="float">
            <text:p>1,630666</text:p>
          </table:table-cell>
        </table:table-row>
        <table:table-row table:style-name="ro1">
          <table:table-cell office:value-type="float" office:value="-0.529562" calcext:value-type="float">
            <text:p>-0,529562</text:p>
          </table:table-cell>
          <table:table-cell office:value-type="float" office:value="1.629825" calcext:value-type="float">
            <text:p>1,629825</text:p>
          </table:table-cell>
        </table:table-row>
        <table:table-row table:style-name="ro1">
          <table:table-cell office:value-type="float" office:value="-0.560716" calcext:value-type="float">
            <text:p>-0,560716</text:p>
          </table:table-cell>
          <table:table-cell office:value-type="float" office:value="1.628436" calcext:value-type="float">
            <text:p>1,628436</text:p>
          </table:table-cell>
        </table:table-row>
        <table:table-row table:style-name="ro1">
          <table:table-cell office:value-type="float" office:value="-0.591996" calcext:value-type="float">
            <text:p>-0,591996</text:p>
          </table:table-cell>
          <table:table-cell office:value-type="float" office:value="1.626495" calcext:value-type="float">
            <text:p>1,626495</text:p>
          </table:table-cell>
        </table:table-row>
        <table:table-row table:style-name="ro1">
          <table:table-cell office:value-type="float" office:value="-0.623393" calcext:value-type="float">
            <text:p>-0,623393</text:p>
          </table:table-cell>
          <table:table-cell office:value-type="float" office:value="1.623995" calcext:value-type="float">
            <text:p>1,623995</text:p>
          </table:table-cell>
        </table:table-row>
        <table:table-row table:style-name="ro1">
          <table:table-cell office:value-type="float" office:value="-0.654899" calcext:value-type="float">
            <text:p>-0,654899</text:p>
          </table:table-cell>
          <table:table-cell office:value-type="float" office:value="1.620932" calcext:value-type="float">
            <text:p>1,620932</text:p>
          </table:table-cell>
        </table:table-row>
        <table:table-row table:style-name="ro1">
          <table:table-cell office:value-type="float" office:value="-0.686504" calcext:value-type="float">
            <text:p>-0,686504</text:p>
          </table:table-cell>
          <table:table-cell office:value-type="float" office:value="1.617302" calcext:value-type="float">
            <text:p>1,617302</text:p>
          </table:table-cell>
        </table:table-row>
        <table:table-row table:style-name="ro1">
          <table:table-cell office:value-type="float" office:value="-0.718198" calcext:value-type="float">
            <text:p>-0,718198</text:p>
          </table:table-cell>
          <table:table-cell office:value-type="float" office:value="1.6131" calcext:value-type="float">
            <text:p>1,6131</text:p>
          </table:table-cell>
        </table:table-row>
        <table:table-row table:style-name="ro1">
          <table:table-cell office:value-type="float" office:value="-0.749973" calcext:value-type="float">
            <text:p>-0,749973</text:p>
          </table:table-cell>
          <table:table-cell office:value-type="float" office:value="1.608321" calcext:value-type="float">
            <text:p>1,608321</text:p>
          </table:table-cell>
        </table:table-row>
        <table:table-row table:style-name="ro1">
          <table:table-cell office:value-type="float" office:value="-0.781817" calcext:value-type="float">
            <text:p>-0,781817</text:p>
          </table:table-cell>
          <table:table-cell office:value-type="float" office:value="1.602962" calcext:value-type="float">
            <text:p>1,602962</text:p>
          </table:table-cell>
        </table:table-row>
        <table:table-row table:style-name="ro1">
          <table:table-cell office:value-type="float" office:value="-0.813722" calcext:value-type="float">
            <text:p>-0,813722</text:p>
          </table:table-cell>
          <table:table-cell office:value-type="float" office:value="1.597019" calcext:value-type="float">
            <text:p>1,597019</text:p>
          </table:table-cell>
        </table:table-row>
        <table:table-row table:style-name="ro1">
          <table:table-cell office:value-type="float" office:value="-0.845677" calcext:value-type="float">
            <text:p>-0,845677</text:p>
          </table:table-cell>
          <table:table-cell office:value-type="float" office:value="1.590487" calcext:value-type="float">
            <text:p>1,590487</text:p>
          </table:table-cell>
        </table:table-row>
        <table:table-row table:style-name="ro1">
          <table:table-cell office:value-type="float" office:value="-0.877673" calcext:value-type="float">
            <text:p>-0,877673</text:p>
          </table:table-cell>
          <table:table-cell office:value-type="float" office:value="1.583363" calcext:value-type="float">
            <text:p>1,583363</text:p>
          </table:table-cell>
        </table:table-row>
        <table:table-row table:style-name="ro1">
          <table:table-cell office:value-type="float" office:value="-0.909698" calcext:value-type="float">
            <text:p>-0,909698</text:p>
          </table:table-cell>
          <table:table-cell office:value-type="float" office:value="1.575644" calcext:value-type="float">
            <text:p>1,575644</text:p>
          </table:table-cell>
        </table:table-row>
        <table:table-row table:style-name="ro1">
          <table:table-cell office:value-type="float" office:value="-0.941744" calcext:value-type="float">
            <text:p>-0,941744</text:p>
          </table:table-cell>
          <table:table-cell office:value-type="float" office:value="1.567325" calcext:value-type="float">
            <text:p>1,567325</text:p>
          </table:table-cell>
        </table:table-row>
        <table:table-row table:style-name="ro1">
          <table:table-cell office:value-type="float" office:value="-0.973799" calcext:value-type="float">
            <text:p>-0,973799</text:p>
          </table:table-cell>
          <table:table-cell office:value-type="float" office:value="1.558404" calcext:value-type="float">
            <text:p>1,558404</text:p>
          </table:table-cell>
        </table:table-row>
        <table:table-row table:style-name="ro1">
          <table:table-cell office:value-type="float" office:value="-1.005853" calcext:value-type="float">
            <text:p>-1,005853</text:p>
          </table:table-cell>
          <table:table-cell office:value-type="float" office:value="1.548877" calcext:value-type="float">
            <text:p>1,548877</text:p>
          </table:table-cell>
        </table:table-row>
        <table:table-row table:style-name="ro1">
          <table:table-cell office:value-type="float" office:value="-1.037895" calcext:value-type="float">
            <text:p>-1,037895</text:p>
          </table:table-cell>
          <table:table-cell office:value-type="float" office:value="1.538742" calcext:value-type="float">
            <text:p>1,538742</text:p>
          </table:table-cell>
        </table:table-row>
        <table:table-row table:style-name="ro1">
          <table:table-cell office:value-type="float" office:value="-1.069914" calcext:value-type="float">
            <text:p>-1,069914</text:p>
          </table:table-cell>
          <table:table-cell office:value-type="float" office:value="1.527996" calcext:value-type="float">
            <text:p>1,527996</text:p>
          </table:table-cell>
        </table:table-row>
        <table:table-row table:style-name="ro1">
          <table:table-cell office:value-type="float" office:value="-1.101901" calcext:value-type="float">
            <text:p>-1,101901</text:p>
          </table:table-cell>
          <table:table-cell office:value-type="float" office:value="1.516636" calcext:value-type="float">
            <text:p>1,516636</text:p>
          </table:table-cell>
        </table:table-row>
        <table:table-row table:style-name="ro1">
          <table:table-cell office:value-type="float" office:value="-1.133843" calcext:value-type="float">
            <text:p>-1,133843</text:p>
          </table:table-cell>
          <table:table-cell office:value-type="float" office:value="1.50466" calcext:value-type="float">
            <text:p>1,50466</text:p>
          </table:table-cell>
        </table:table-row>
        <table:table-row table:style-name="ro1">
          <table:table-cell office:value-type="float" office:value="-1.16573" calcext:value-type="float">
            <text:p>-1,16573</text:p>
          </table:table-cell>
          <table:table-cell office:value-type="float" office:value="1.492066" calcext:value-type="float">
            <text:p>1,492066</text:p>
          </table:table-cell>
        </table:table-row>
        <table:table-row table:style-name="ro1">
          <table:table-cell office:value-type="float" office:value="-1.19755" calcext:value-type="float">
            <text:p>-1,19755</text:p>
          </table:table-cell>
          <table:table-cell office:value-type="float" office:value="1.478851" calcext:value-type="float">
            <text:p>1,478851</text:p>
          </table:table-cell>
        </table:table-row>
        <table:table-row table:style-name="ro1">
          <table:table-cell office:value-type="float" office:value="-1.229293" calcext:value-type="float">
            <text:p>-1,229293</text:p>
          </table:table-cell>
          <table:table-cell office:value-type="float" office:value="1.465015" calcext:value-type="float">
            <text:p>1,465015</text:p>
          </table:table-cell>
        </table:table-row>
        <table:table-row table:style-name="ro1">
          <table:table-cell office:value-type="float" office:value="-1.260948" calcext:value-type="float">
            <text:p>-1,260948</text:p>
          </table:table-cell>
          <table:table-cell office:value-type="float" office:value="1.450554" calcext:value-type="float">
            <text:p>1,450554</text:p>
          </table:table-cell>
        </table:table-row>
        <table:table-row table:style-name="ro1">
          <table:table-cell office:value-type="float" office:value="-1.292501" calcext:value-type="float">
            <text:p>-1,292501</text:p>
          </table:table-cell>
          <table:table-cell office:value-type="float" office:value="1.435468" calcext:value-type="float">
            <text:p>1,435468</text:p>
          </table:table-cell>
        </table:table-row>
        <table:table-row table:style-name="ro1">
          <table:table-cell office:value-type="float" office:value="-1.323944" calcext:value-type="float">
            <text:p>-1,323944</text:p>
          </table:table-cell>
          <table:table-cell office:value-type="float" office:value="1.419756" calcext:value-type="float">
            <text:p>1,419756</text:p>
          </table:table-cell>
        </table:table-row>
        <table:table-row table:style-name="ro1">
          <table:table-cell office:value-type="float" office:value="-1.355263" calcext:value-type="float">
            <text:p>-1,355263</text:p>
          </table:table-cell>
          <table:table-cell office:value-type="float" office:value="1.403416" calcext:value-type="float">
            <text:p>1,403416</text:p>
          </table:table-cell>
        </table:table-row>
        <table:table-row table:style-name="ro1">
          <table:table-cell office:value-type="float" office:value="-1.386447" calcext:value-type="float">
            <text:p>-1,386447</text:p>
          </table:table-cell>
          <table:table-cell office:value-type="float" office:value="1.386447" calcext:value-type="float">
            <text:p>1,386447</text:p>
          </table:table-cell>
        </table:table-row>
        <table:table-row table:style-name="ro1">
          <table:table-cell office:value-type="float" office:value="-1.417485" calcext:value-type="float">
            <text:p>-1,417485</text:p>
          </table:table-cell>
          <table:table-cell office:value-type="float" office:value="1.368849" calcext:value-type="float">
            <text:p>1,368849</text:p>
          </table:table-cell>
        </table:table-row>
        <table:table-row table:style-name="ro1">
          <table:table-cell office:value-type="float" office:value="-1.448365" calcext:value-type="float">
            <text:p>-1,448365</text:p>
          </table:table-cell>
          <table:table-cell office:value-type="float" office:value="1.350622" calcext:value-type="float">
            <text:p>1,350622</text:p>
          </table:table-cell>
        </table:table-row>
        <table:table-row table:style-name="ro1">
          <table:table-cell office:value-type="float" office:value="-1.479074" calcext:value-type="float">
            <text:p>-1,479074</text:p>
          </table:table-cell>
          <table:table-cell office:value-type="float" office:value="1.331764" calcext:value-type="float">
            <text:p>1,331764</text:p>
          </table:table-cell>
        </table:table-row>
        <table:table-row table:style-name="ro1">
          <table:table-cell office:value-type="float" office:value="-1.509602" calcext:value-type="float">
            <text:p>-1,509602</text:p>
          </table:table-cell>
          <table:table-cell office:value-type="float" office:value="1.312277" calcext:value-type="float">
            <text:p>1,312277</text:p>
          </table:table-cell>
        </table:table-row>
        <table:table-row table:style-name="ro1">
          <table:table-cell office:value-type="float" office:value="-1.539936" calcext:value-type="float">
            <text:p>-1,539936</text:p>
          </table:table-cell>
          <table:table-cell office:value-type="float" office:value="1.29216" calcext:value-type="float">
            <text:p>1,29216</text:p>
          </table:table-cell>
        </table:table-row>
        <table:table-row table:style-name="ro1">
          <table:table-cell office:value-type="float" office:value="-1.570064" calcext:value-type="float">
            <text:p>-1,570064</text:p>
          </table:table-cell>
          <table:table-cell office:value-type="float" office:value="1.271413" calcext:value-type="float">
            <text:p>1,271413</text:p>
          </table:table-cell>
        </table:table-row>
        <table:table-row table:style-name="ro1">
          <table:table-cell office:value-type="float" office:value="-1.599974" calcext:value-type="float">
            <text:p>-1,599974</text:p>
          </table:table-cell>
          <table:table-cell office:value-type="float" office:value="1.250037" calcext:value-type="float">
            <text:p>1,250037</text:p>
          </table:table-cell>
        </table:table-row>
        <table:table-row table:style-name="ro1">
          <table:table-cell office:value-type="float" office:value="-1.629654" calcext:value-type="float">
            <text:p>-1,629654</text:p>
          </table:table-cell>
          <table:table-cell office:value-type="float" office:value="1.228032" calcext:value-type="float">
            <text:p>1,228032</text:p>
          </table:table-cell>
        </table:table-row>
        <table:table-row table:style-name="ro1">
          <table:table-cell office:value-type="float" office:value="-1.659092" calcext:value-type="float">
            <text:p>-1,659092</text:p>
          </table:table-cell>
          <table:table-cell office:value-type="float" office:value="1.205401" calcext:value-type="float">
            <text:p>1,205401</text:p>
          </table:table-cell>
        </table:table-row>
        <table:table-row table:style-name="ro1">
          <table:table-cell office:value-type="float" office:value="-1.688276" calcext:value-type="float">
            <text:p>-1,688276</text:p>
          </table:table-cell>
          <table:table-cell office:value-type="float" office:value="1.182144" calcext:value-type="float">
            <text:p>1,182144</text:p>
          </table:table-cell>
        </table:table-row>
        <table:table-row table:style-name="ro1">
          <table:table-cell office:value-type="float" office:value="-1.717193" calcext:value-type="float">
            <text:p>-1,717193</text:p>
          </table:table-cell>
          <table:table-cell office:value-type="float" office:value="1.158262" calcext:value-type="float">
            <text:p>1,158262</text:p>
          </table:table-cell>
        </table:table-row>
        <table:table-row table:style-name="ro1">
          <table:table-cell office:value-type="float" office:value="-1.745832" calcext:value-type="float">
            <text:p>-1,745832</text:p>
          </table:table-cell>
          <table:table-cell office:value-type="float" office:value="1.133757" calcext:value-type="float">
            <text:p>1,133757</text:p>
          </table:table-cell>
        </table:table-row>
        <table:table-row table:style-name="ro1">
          <table:table-cell office:value-type="float" office:value="-1.77418" calcext:value-type="float">
            <text:p>-1,77418</text:p>
          </table:table-cell>
          <table:table-cell office:value-type="float" office:value="1.108631" calcext:value-type="float">
            <text:p>1,108631</text:p>
          </table:table-cell>
        </table:table-row>
        <table:table-row table:style-name="ro1">
          <table:table-cell office:value-type="float" office:value="-1.802224" calcext:value-type="float">
            <text:p>-1,802224</text:p>
          </table:table-cell>
          <table:table-cell office:value-type="float" office:value="1.082885" calcext:value-type="float">
            <text:p>1,082885</text:p>
          </table:table-cell>
        </table:table-row>
        <table:table-row table:style-name="ro1">
          <table:table-cell office:value-type="float" office:value="-1.829953" calcext:value-type="float">
            <text:p>-1,829953</text:p>
          </table:table-cell>
          <table:table-cell office:value-type="float" office:value="1.056524" calcext:value-type="float">
            <text:p>1,056524</text:p>
          </table:table-cell>
        </table:table-row>
        <table:table-row table:style-name="ro1">
          <table:table-cell office:value-type="float" office:value="-1.857354" calcext:value-type="float">
            <text:p>-1,857354</text:p>
          </table:table-cell>
          <table:table-cell office:value-type="float" office:value="1.029548" calcext:value-type="float">
            <text:p>1,029548</text:p>
          </table:table-cell>
        </table:table-row>
        <table:table-row table:style-name="ro1">
          <table:table-cell office:value-type="float" office:value="-1.884414" calcext:value-type="float">
            <text:p>-1,884414</text:p>
          </table:table-cell>
          <table:table-cell office:value-type="float" office:value="1.001961" calcext:value-type="float">
            <text:p>1,001961</text:p>
          </table:table-cell>
        </table:table-row>
        <table:table-row table:style-name="ro1">
          <table:table-cell office:value-type="float" office:value="-1.911122" calcext:value-type="float">
            <text:p>-1,911122</text:p>
          </table:table-cell>
          <table:table-cell office:value-type="float" office:value="0.973765" calcext:value-type="float">
            <text:p>0,973765</text:p>
          </table:table-cell>
        </table:table-row>
        <table:table-row table:style-name="ro1">
          <table:table-cell office:value-type="float" office:value="-1.937464" calcext:value-type="float">
            <text:p>-1,937464</text:p>
          </table:table-cell>
          <table:table-cell office:value-type="float" office:value="0.944964" calcext:value-type="float">
            <text:p>0,944964</text:p>
          </table:table-cell>
        </table:table-row>
        <table:table-row table:style-name="ro1">
          <table:table-cell office:value-type="float" office:value="-1.963429" calcext:value-type="float">
            <text:p>-1,963429</text:p>
          </table:table-cell>
          <table:table-cell office:value-type="float" office:value="0.915562" calcext:value-type="float">
            <text:p>0,915562</text:p>
          </table:table-cell>
        </table:table-row>
        <table:table-row table:style-name="ro1">
          <table:table-cell office:value-type="float" office:value="-1.989005" calcext:value-type="float">
            <text:p>-1,989005</text:p>
          </table:table-cell>
          <table:table-cell office:value-type="float" office:value="0.885562" calcext:value-type="float">
            <text:p>0,885562</text:p>
          </table:table-cell>
        </table:table-row>
        <table:table-row table:style-name="ro1">
          <table:table-cell office:value-type="float" office:value="-2.014178" calcext:value-type="float">
            <text:p>-2,014178</text:p>
          </table:table-cell>
          <table:table-cell office:value-type="float" office:value="0.854968" calcext:value-type="float">
            <text:p>0,854968</text:p>
          </table:table-cell>
        </table:table-row>
        <table:table-row table:style-name="ro1">
          <table:table-cell office:value-type="float" office:value="-2.038936" calcext:value-type="float">
            <text:p>-2,038936</text:p>
          </table:table-cell>
          <table:table-cell office:value-type="float" office:value="0.823784" calcext:value-type="float">
            <text:p>0,823784</text:p>
          </table:table-cell>
        </table:table-row>
        <table:table-row table:style-name="ro1">
          <table:table-cell office:value-type="float" office:value="-2.063268" calcext:value-type="float">
            <text:p>-2,063268</text:p>
          </table:table-cell>
          <table:table-cell office:value-type="float" office:value="0.792014" calcext:value-type="float">
            <text:p>0,792014</text:p>
          </table:table-cell>
        </table:table-row>
        <table:table-row table:style-name="ro1">
          <table:table-cell office:value-type="float" office:value="-2.08716" calcext:value-type="float">
            <text:p>-2,08716</text:p>
          </table:table-cell>
          <table:table-cell office:value-type="float" office:value="0.759664" calcext:value-type="float">
            <text:p>0,759664</text:p>
          </table:table-cell>
        </table:table-row>
        <table:table-row table:style-name="ro1">
          <table:table-cell office:value-type="float" office:value="-2.1106" calcext:value-type="float">
            <text:p>-2,1106</text:p>
          </table:table-cell>
          <table:table-cell office:value-type="float" office:value="0.726738" calcext:value-type="float">
            <text:p>0,726738</text:p>
          </table:table-cell>
        </table:table-row>
        <table:table-row table:style-name="ro1">
          <table:table-cell office:value-type="float" office:value="-2.133577" calcext:value-type="float">
            <text:p>-2,133577</text:p>
          </table:table-cell>
          <table:table-cell office:value-type="float" office:value="0.693241" calcext:value-type="float">
            <text:p>0,693241</text:p>
          </table:table-cell>
        </table:table-row>
        <table:table-row table:style-name="ro1">
          <table:table-cell office:value-type="float" office:value="-2.156078" calcext:value-type="float">
            <text:p>-2,156078</text:p>
          </table:table-cell>
          <table:table-cell office:value-type="float" office:value="0.659179" calcext:value-type="float">
            <text:p>0,659179</text:p>
          </table:table-cell>
        </table:table-row>
        <table:table-row table:style-name="ro1">
          <table:table-cell office:value-type="float" office:value="-2.17809" calcext:value-type="float">
            <text:p>-2,17809</text:p>
          </table:table-cell>
          <table:table-cell office:value-type="float" office:value="0.624557" calcext:value-type="float">
            <text:p>0,624557</text:p>
          </table:table-cell>
        </table:table-row>
        <table:table-row table:style-name="ro1">
          <table:table-cell office:value-type="float" office:value="-2.199601" calcext:value-type="float">
            <text:p>-2,199601</text:p>
          </table:table-cell>
          <table:table-cell office:value-type="float" office:value="0.589381" calcext:value-type="float">
            <text:p>0,589381</text:p>
          </table:table-cell>
        </table:table-row>
        <table:table-row table:style-name="ro1">
          <table:table-cell office:value-type="float" office:value="-2.2206" calcext:value-type="float">
            <text:p>-2,2206</text:p>
          </table:table-cell>
          <table:table-cell office:value-type="float" office:value="0.553658" calcext:value-type="float">
            <text:p>0,553658</text:p>
          </table:table-cell>
        </table:table-row>
        <table:table-row table:style-name="ro1">
          <table:table-cell office:value-type="float" office:value="-2.241074" calcext:value-type="float">
            <text:p>-2,241074</text:p>
          </table:table-cell>
          <table:table-cell office:value-type="float" office:value="0.517393" calcext:value-type="float">
            <text:p>0,517393</text:p>
          </table:table-cell>
        </table:table-row>
        <table:table-row table:style-name="ro1">
          <table:table-cell office:value-type="float" office:value="-2.261011" calcext:value-type="float">
            <text:p>-2,261011</text:p>
          </table:table-cell>
          <table:table-cell office:value-type="float" office:value="0.480593" calcext:value-type="float">
            <text:p>0,480593</text:p>
          </table:table-cell>
        </table:table-row>
        <table:table-row table:style-name="ro1">
          <table:table-cell office:value-type="float" office:value="-2.2804" calcext:value-type="float">
            <text:p>-2,2804</text:p>
          </table:table-cell>
          <table:table-cell office:value-type="float" office:value="0.443265" calcext:value-type="float">
            <text:p>0,443265</text:p>
          </table:table-cell>
        </table:table-row>
        <table:table-row table:style-name="ro1">
          <table:table-cell office:value-type="float" office:value="-2.299228" calcext:value-type="float">
            <text:p>-2,299228</text:p>
          </table:table-cell>
          <table:table-cell office:value-type="float" office:value="0.405416" calcext:value-type="float">
            <text:p>0,405416</text:p>
          </table:table-cell>
        </table:table-row>
        <table:table-row table:style-name="ro1">
          <table:table-cell office:value-type="float" office:value="-2.317483" calcext:value-type="float">
            <text:p>-2,317483</text:p>
          </table:table-cell>
          <table:table-cell office:value-type="float" office:value="0.367053" calcext:value-type="float">
            <text:p>0,367053</text:p>
          </table:table-cell>
        </table:table-row>
        <table:table-row table:style-name="ro1">
          <table:table-cell office:value-type="float" office:value="-2.335153" calcext:value-type="float">
            <text:p>-2,335153</text:p>
          </table:table-cell>
          <table:table-cell office:value-type="float" office:value="0.328184" calcext:value-type="float">
            <text:p>0,328184</text:p>
          </table:table-cell>
        </table:table-row>
        <table:table-row table:style-name="ro1">
          <table:table-cell office:value-type="float" office:value="-2.352228" calcext:value-type="float">
            <text:p>-2,352228</text:p>
          </table:table-cell>
          <table:table-cell office:value-type="float" office:value="0.288817" calcext:value-type="float">
            <text:p>0,288817</text:p>
          </table:table-cell>
        </table:table-row>
        <table:table-row table:style-name="ro1">
          <table:table-cell office:value-type="float" office:value="-2.368695" calcext:value-type="float">
            <text:p>-2,368695</text:p>
          </table:table-cell>
          <table:table-cell office:value-type="float" office:value="0.24896" calcext:value-type="float">
            <text:p>0,24896</text:p>
          </table:table-cell>
        </table:table-row>
        <table:table-row table:style-name="ro1">
          <table:table-cell office:value-type="float" office:value="-2.384542" calcext:value-type="float">
            <text:p>-2,384542</text:p>
          </table:table-cell>
          <table:table-cell office:value-type="float" office:value="0.20862" calcext:value-type="float">
            <text:p>0,20862</text:p>
          </table:table-cell>
        </table:table-row>
        <table:table-row table:style-name="ro1">
          <table:table-cell office:value-type="float" office:value="-2.399759" calcext:value-type="float">
            <text:p>-2,399759</text:p>
          </table:table-cell>
          <table:table-cell office:value-type="float" office:value="0.167808" calcext:value-type="float">
            <text:p>0,167808</text:p>
          </table:table-cell>
        </table:table-row>
        <table:table-row table:style-name="ro1">
          <table:table-cell office:value-type="float" office:value="-2.414334" calcext:value-type="float">
            <text:p>-2,414334</text:p>
          </table:table-cell>
          <table:table-cell office:value-type="float" office:value="0.12653" calcext:value-type="float">
            <text:p>0,12653</text:p>
          </table:table-cell>
        </table:table-row>
        <table:table-row table:style-name="ro1">
          <table:table-cell office:value-type="float" office:value="-2.428255" calcext:value-type="float">
            <text:p>-2,428255</text:p>
          </table:table-cell>
          <table:table-cell office:value-type="float" office:value="0.084797" calcext:value-type="float">
            <text:p>0,084797</text:p>
          </table:table-cell>
        </table:table-row>
        <table:table-row table:style-name="ro1">
          <table:table-cell office:value-type="float" office:value="-2.441512" calcext:value-type="float">
            <text:p>-2,441512</text:p>
          </table:table-cell>
          <table:table-cell office:value-type="float" office:value="0.042617" calcext:value-type="float">
            <text:p>0,042617</text:p>
          </table:table-cell>
        </table:table-row>
        <table:table-row table:style-name="ro1">
          <table:table-cell office:value-type="float" office:value="-2.454094" calcext:value-type="float">
            <text:p>-2,454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465988" calcext:value-type="float">
            <text:p>-2,465988</text:p>
          </table:table-cell>
          <table:table-cell office:value-type="float" office:value="-0.043044" calcext:value-type="float">
            <text:p>-0,043044</text:p>
          </table:table-cell>
        </table:table-row>
        <table:table-row table:style-name="ro1">
          <table:table-cell office:value-type="float" office:value="-2.477186" calcext:value-type="float">
            <text:p>-2,477186</text:p>
          </table:table-cell>
          <table:table-cell office:value-type="float" office:value="-0.086505" calcext:value-type="float">
            <text:p>-0,086505</text:p>
          </table:table-cell>
        </table:table-row>
        <table:table-row table:style-name="ro1">
          <table:table-cell office:value-type="float" office:value="-2.487675" calcext:value-type="float">
            <text:p>-2,487675</text:p>
          </table:table-cell>
          <table:table-cell office:value-type="float" office:value="-0.130374" calcext:value-type="float">
            <text:p>-0,130374</text:p>
          </table:table-cell>
        </table:table-row>
        <table:table-row table:style-name="ro1">
          <table:table-cell office:value-type="float" office:value="-2.497446" calcext:value-type="float">
            <text:p>-2,497446</text:p>
          </table:table-cell>
          <table:table-cell office:value-type="float" office:value="-0.174638" calcext:value-type="float">
            <text:p>-0,174638</text:p>
          </table:table-cell>
        </table:table-row>
        <table:table-row table:style-name="ro1">
          <table:table-cell office:value-type="float" office:value="-2.506488" calcext:value-type="float">
            <text:p>-2,506488</text:p>
          </table:table-cell>
          <table:table-cell office:value-type="float" office:value="-0.219289" calcext:value-type="float">
            <text:p>-0,219289</text:p>
          </table:table-cell>
        </table:table-row>
        <table:table-row table:style-name="ro1">
          <table:table-cell office:value-type="float" office:value="-2.514791" calcext:value-type="float">
            <text:p>-2,514791</text:p>
          </table:table-cell>
          <table:table-cell office:value-type="float" office:value="-0.264315" calcext:value-type="float">
            <text:p>-0,264315</text:p>
          </table:table-cell>
        </table:table-row>
        <table:table-row table:style-name="ro1">
          <table:table-cell office:value-type="float" office:value="-2.522344" calcext:value-type="float">
            <text:p>-2,522344</text:p>
          </table:table-cell>
          <table:table-cell office:value-type="float" office:value="-0.309705" calcext:value-type="float">
            <text:p>-0,309705</text:p>
          </table:table-cell>
        </table:table-row>
        <table:table-row table:style-name="ro1">
          <table:table-cell office:value-type="float" office:value="-2.529137" calcext:value-type="float">
            <text:p>-2,529137</text:p>
          </table:table-cell>
          <table:table-cell office:value-type="float" office:value="-0.355447" calcext:value-type="float">
            <text:p>-0,355447</text:p>
          </table:table-cell>
        </table:table-row>
        <table:table-row table:style-name="ro1">
          <table:table-cell office:value-type="float" office:value="-2.535161" calcext:value-type="float">
            <text:p>-2,535161</text:p>
          </table:table-cell>
          <table:table-cell office:value-type="float" office:value="-0.40153" calcext:value-type="float">
            <text:p>-0,40153</text:p>
          </table:table-cell>
        </table:table-row>
        <table:table-row table:style-name="ro1">
          <table:table-cell office:value-type="float" office:value="-2.540406" calcext:value-type="float">
            <text:p>-2,540406</text:p>
          </table:table-cell>
          <table:table-cell office:value-type="float" office:value="-0.447942" calcext:value-type="float">
            <text:p>-0,447942</text:p>
          </table:table-cell>
        </table:table-row>
        <table:table-row table:style-name="ro1">
          <table:table-cell office:value-type="float" office:value="-2.544863" calcext:value-type="float">
            <text:p>-2,544863</text:p>
          </table:table-cell>
          <table:table-cell office:value-type="float" office:value="-0.494671" calcext:value-type="float">
            <text:p>-0,494671</text:p>
          </table:table-cell>
        </table:table-row>
        <table:table-row table:style-name="ro1">
          <table:table-cell office:value-type="float" office:value="-2.548521" calcext:value-type="float">
            <text:p>-2,548521</text:p>
          </table:table-cell>
          <table:table-cell office:value-type="float" office:value="-0.541705" calcext:value-type="float">
            <text:p>-0,541705</text:p>
          </table:table-cell>
        </table:table-row>
        <table:table-row table:style-name="ro1">
          <table:table-cell office:value-type="float" office:value="-2.551372" calcext:value-type="float">
            <text:p>-2,551372</text:p>
          </table:table-cell>
          <table:table-cell office:value-type="float" office:value="-0.589031" calcext:value-type="float">
            <text:p>-0,589031</text:p>
          </table:table-cell>
        </table:table-row>
        <table:table-row table:style-name="ro1">
          <table:table-cell office:value-type="float" office:value="-2.553407" calcext:value-type="float">
            <text:p>-2,553407</text:p>
          </table:table-cell>
          <table:table-cell office:value-type="float" office:value="-0.636636" calcext:value-type="float">
            <text:p>-0,636636</text:p>
          </table:table-cell>
        </table:table-row>
        <table:table-row table:style-name="ro1">
          <table:table-cell office:value-type="float" office:value="-2.554617" calcext:value-type="float">
            <text:p>-2,554617</text:p>
          </table:table-cell>
          <table:table-cell office:value-type="float" office:value="-0.684508" calcext:value-type="float">
            <text:p>-0,684508</text:p>
          </table:table-cell>
        </table:table-row>
        <table:table-row table:style-name="ro1">
          <table:table-cell office:value-type="float" office:value="-2.554993" calcext:value-type="float">
            <text:p>-2,554993</text:p>
          </table:table-cell>
          <table:table-cell office:value-type="float" office:value="-0.732632" calcext:value-type="float">
            <text:p>-0,732632</text:p>
          </table:table-cell>
        </table:table-row>
        <table:table-row table:style-name="ro1">
          <table:table-cell office:value-type="float" office:value="-2.554527" calcext:value-type="float">
            <text:p>-2,554527</text:p>
          </table:table-cell>
          <table:table-cell office:value-type="float" office:value="-0.780997" calcext:value-type="float">
            <text:p>-0,780997</text:p>
          </table:table-cell>
        </table:table-row>
        <table:table-row table:style-name="ro1">
          <table:table-cell office:value-type="float" office:value="-2.55321" calcext:value-type="float">
            <text:p>-2,55321</text:p>
          </table:table-cell>
          <table:table-cell office:value-type="float" office:value="-0.829588" calcext:value-type="float">
            <text:p>-0,829588</text:p>
          </table:table-cell>
        </table:table-row>
        <table:table-row table:style-name="ro1">
          <table:table-cell office:value-type="float" office:value="-2.551035" calcext:value-type="float">
            <text:p>-2,551035</text:p>
          </table:table-cell>
          <table:table-cell office:value-type="float" office:value="-0.878392" calcext:value-type="float">
            <text:p>-0,878392</text:p>
          </table:table-cell>
        </table:table-row>
        <table:table-row table:style-name="ro1">
          <table:table-cell office:value-type="float" office:value="-2.547993" calcext:value-type="float">
            <text:p>-2,547993</text:p>
          </table:table-cell>
          <table:table-cell office:value-type="float" office:value="-0.927393" calcext:value-type="float">
            <text:p>-0,927393</text:p>
          </table:table-cell>
        </table:table-row>
        <table:table-row table:style-name="ro1">
          <table:table-cell office:value-type="float" office:value="-2.544076" calcext:value-type="float">
            <text:p>-2,544076</text:p>
          </table:table-cell>
          <table:table-cell office:value-type="float" office:value="-0.976579" calcext:value-type="float">
            <text:p>-0,976579</text:p>
          </table:table-cell>
        </table:table-row>
        <table:table-row table:style-name="ro1">
          <table:table-cell office:value-type="float" office:value="-2.539278" calcext:value-type="float">
            <text:p>-2,539278</text:p>
          </table:table-cell>
          <table:table-cell office:value-type="float" office:value="-1.025935" calcext:value-type="float">
            <text:p>-1,025935</text:p>
          </table:table-cell>
        </table:table-row>
        <table:table-row table:style-name="ro1">
          <table:table-cell office:value-type="float" office:value="-2.533592" calcext:value-type="float">
            <text:p>-2,533592</text:p>
          </table:table-cell>
          <table:table-cell office:value-type="float" office:value="-1.075446" calcext:value-type="float">
            <text:p>-1,075446</text:p>
          </table:table-cell>
        </table:table-row>
        <table:table-row table:style-name="ro1">
          <table:table-cell office:value-type="float" office:value="-2.527009" calcext:value-type="float">
            <text:p>-2,527009</text:p>
          </table:table-cell>
          <table:table-cell office:value-type="float" office:value="-1.125097" calcext:value-type="float">
            <text:p>-1,125097</text:p>
          </table:table-cell>
        </table:table-row>
        <table:table-row table:style-name="ro1">
          <table:table-cell office:value-type="float" office:value="-2.519523" calcext:value-type="float">
            <text:p>-2,519523</text:p>
          </table:table-cell>
          <table:table-cell office:value-type="float" office:value="-1.174873" calcext:value-type="float">
            <text:p>-1,174873</text:p>
          </table:table-cell>
        </table:table-row>
        <table:table-row table:style-name="ro1">
          <table:table-cell office:value-type="float" office:value="-2.511128" calcext:value-type="float">
            <text:p>-2,511128</text:p>
          </table:table-cell>
          <table:table-cell office:value-type="float" office:value="-1.224759" calcext:value-type="float">
            <text:p>-1,224759</text:p>
          </table:table-cell>
        </table:table-row>
        <table:table-row table:style-name="ro1">
          <table:table-cell office:value-type="float" office:value="-2.501818" calcext:value-type="float">
            <text:p>-2,501818</text:p>
          </table:table-cell>
          <table:table-cell office:value-type="float" office:value="-1.27474" calcext:value-type="float">
            <text:p>-1,27474</text:p>
          </table:table-cell>
        </table:table-row>
        <table:table-row table:style-name="ro1">
          <table:table-cell office:value-type="float" office:value="-2.491585" calcext:value-type="float">
            <text:p>-2,491585</text:p>
          </table:table-cell>
          <table:table-cell office:value-type="float" office:value="-1.324799" calcext:value-type="float">
            <text:p>-1,324799</text:p>
          </table:table-cell>
        </table:table-row>
        <table:table-row table:style-name="ro1">
          <table:table-cell office:value-type="float" office:value="-2.480425" calcext:value-type="float">
            <text:p>-2,480425</text:p>
          </table:table-cell>
          <table:table-cell office:value-type="float" office:value="-1.374922" calcext:value-type="float">
            <text:p>-1,374922</text:p>
          </table:table-cell>
        </table:table-row>
        <table:table-row table:style-name="ro1">
          <table:table-cell office:value-type="float" office:value="-2.468332" calcext:value-type="float">
            <text:p>-2,468332</text:p>
          </table:table-cell>
          <table:table-cell office:value-type="float" office:value="-1.425092" calcext:value-type="float">
            <text:p>-1,425092</text:p>
          </table:table-cell>
        </table:table-row>
        <table:table-row table:style-name="ro1">
          <table:table-cell office:value-type="float" office:value="-2.4553" calcext:value-type="float">
            <text:p>-2,4553</text:p>
          </table:table-cell>
          <table:table-cell office:value-type="float" office:value="-1.475293" calcext:value-type="float">
            <text:p>-1,475293</text:p>
          </table:table-cell>
        </table:table-row>
        <table:table-row table:style-name="ro1">
          <table:table-cell office:value-type="float" office:value="-2.441325" calcext:value-type="float">
            <text:p>-2,441325</text:p>
          </table:table-cell>
          <table:table-cell office:value-type="float" office:value="-1.525509" calcext:value-type="float">
            <text:p>-1,525509</text:p>
          </table:table-cell>
        </table:table-row>
        <table:table-row table:style-name="ro1">
          <table:table-cell office:value-type="float" office:value="-2.426401" calcext:value-type="float">
            <text:p>-2,426401</text:p>
          </table:table-cell>
          <table:table-cell office:value-type="float" office:value="-1.575723" calcext:value-type="float">
            <text:p>-1,575723</text:p>
          </table:table-cell>
        </table:table-row>
        <table:table-row table:style-name="ro1">
          <table:table-cell office:value-type="float" office:value="-2.410524" calcext:value-type="float">
            <text:p>-2,410524</text:p>
          </table:table-cell>
          <table:table-cell office:value-type="float" office:value="-1.625919" calcext:value-type="float">
            <text:p>-1,625919</text:p>
          </table:table-cell>
        </table:table-row>
        <table:table-row table:style-name="ro1">
          <table:table-cell office:value-type="float" office:value="-2.393689" calcext:value-type="float">
            <text:p>-2,393689</text:p>
          </table:table-cell>
          <table:table-cell office:value-type="float" office:value="-1.676079" calcext:value-type="float">
            <text:p>-1,676079</text:p>
          </table:table-cell>
        </table:table-row>
        <table:table-row table:style-name="ro1">
          <table:table-cell office:value-type="float" office:value="-2.375894" calcext:value-type="float">
            <text:p>-2,375894</text:p>
          </table:table-cell>
          <table:table-cell office:value-type="float" office:value="-1.726188" calcext:value-type="float">
            <text:p>-1,726188</text:p>
          </table:table-cell>
        </table:table-row>
        <table:table-row table:style-name="ro1">
          <table:table-cell office:value-type="float" office:value="-2.357133" calcext:value-type="float">
            <text:p>-2,357133</text:p>
          </table:table-cell>
          <table:table-cell office:value-type="float" office:value="-1.776227" calcext:value-type="float">
            <text:p>-1,776227</text:p>
          </table:table-cell>
        </table:table-row>
        <table:table-row table:style-name="ro1">
          <table:table-cell office:value-type="float" office:value="-2.337403" calcext:value-type="float">
            <text:p>-2,337403</text:p>
          </table:table-cell>
          <table:table-cell office:value-type="float" office:value="-1.826179" calcext:value-type="float">
            <text:p>-1,826179</text:p>
          </table:table-cell>
        </table:table-row>
        <table:table-row table:style-name="ro1">
          <table:table-cell office:value-type="float" office:value="-2.316702" calcext:value-type="float">
            <text:p>-2,316702</text:p>
          </table:table-cell>
          <table:table-cell office:value-type="float" office:value="-1.876028" calcext:value-type="float">
            <text:p>-1,876028</text:p>
          </table:table-cell>
        </table:table-row>
        <table:table-row table:style-name="ro1">
          <table:table-cell office:value-type="float" office:value="-2.295026" calcext:value-type="float">
            <text:p>-2,295026</text:p>
          </table:table-cell>
          <table:table-cell office:value-type="float" office:value="-1.925755" calcext:value-type="float">
            <text:p>-1,925755</text:p>
          </table:table-cell>
        </table:table-row>
        <table:table-row table:style-name="ro1">
          <table:table-cell office:value-type="float" office:value="-2.272372" calcext:value-type="float">
            <text:p>-2,272372</text:p>
          </table:table-cell>
          <table:table-cell office:value-type="float" office:value="-1.975343" calcext:value-type="float">
            <text:p>-1,975343</text:p>
          </table:table-cell>
        </table:table-row>
        <table:table-row table:style-name="ro1">
          <table:table-cell office:value-type="float" office:value="-2.24874" calcext:value-type="float">
            <text:p>-2,24874</text:p>
          </table:table-cell>
          <table:table-cell office:value-type="float" office:value="-2.024774" calcext:value-type="float">
            <text:p>-2,024774</text:p>
          </table:table-cell>
        </table:table-row>
        <table:table-row table:style-name="ro1">
          <table:table-cell office:value-type="float" office:value="-2.224125" calcext:value-type="float">
            <text:p>-2,224125</text:p>
          </table:table-cell>
          <table:table-cell office:value-type="float" office:value="-2.07403" calcext:value-type="float">
            <text:p>-2,07403</text:p>
          </table:table-cell>
        </table:table-row>
        <table:table-row table:style-name="ro1">
          <table:table-cell office:value-type="float" office:value="-2.198528" calcext:value-type="float">
            <text:p>-2,198528</text:p>
          </table:table-cell>
          <table:table-cell office:value-type="float" office:value="-2.123093" calcext:value-type="float">
            <text:p>-2,123093</text:p>
          </table:table-cell>
        </table:table-row>
        <table:table-row table:style-name="ro1">
          <table:table-cell table:number-columns-repeated="2" office:value-type="float" office:value="-2.171945" calcext:value-type="float">
            <text:p>-2,171945</text:p>
          </table:table-cell>
        </table:table-row>
        <table:table-row table:style-name="ro1">
          <table:table-cell office:value-type="float" office:value="-2.144377" calcext:value-type="float">
            <text:p>-2,144377</text:p>
          </table:table-cell>
          <table:table-cell office:value-type="float" office:value="-2.220568" calcext:value-type="float">
            <text:p>-2,220568</text:p>
          </table:table-cell>
        </table:table-row>
        <table:table-row table:style-name="ro1">
          <table:table-cell office:value-type="float" office:value="-2.115823" calcext:value-type="float">
            <text:p>-2,115823</text:p>
          </table:table-cell>
          <table:table-cell office:value-type="float" office:value="-2.268942" calcext:value-type="float">
            <text:p>-2,268942</text:p>
          </table:table-cell>
        </table:table-row>
        <table:table-row table:style-name="ro1">
          <table:table-cell office:value-type="float" office:value="-2.086282" calcext:value-type="float">
            <text:p>-2,086282</text:p>
          </table:table-cell>
          <table:table-cell office:value-type="float" office:value="-2.317051" calcext:value-type="float">
            <text:p>-2,317051</text:p>
          </table:table-cell>
        </table:table-row>
        <table:table-row table:style-name="ro1">
          <table:table-cell office:value-type="float" office:value="-2.055754" calcext:value-type="float">
            <text:p>-2,055754</text:p>
          </table:table-cell>
          <table:table-cell office:value-type="float" office:value="-2.364874" calcext:value-type="float">
            <text:p>-2,364874</text:p>
          </table:table-cell>
        </table:table-row>
        <table:table-row table:style-name="ro1">
          <table:table-cell office:value-type="float" office:value="-2.024239" calcext:value-type="float">
            <text:p>-2,024239</text:p>
          </table:table-cell>
          <table:table-cell office:value-type="float" office:value="-2.412394" calcext:value-type="float">
            <text:p>-2,412394</text:p>
          </table:table-cell>
        </table:table-row>
        <table:table-row table:style-name="ro1">
          <table:table-cell office:value-type="float" office:value="-1.991737" calcext:value-type="float">
            <text:p>-1,991737</text:p>
          </table:table-cell>
          <table:table-cell office:value-type="float" office:value="-2.459591" calcext:value-type="float">
            <text:p>-2,459591</text:p>
          </table:table-cell>
        </table:table-row>
        <table:table-row table:style-name="ro1">
          <table:table-cell office:value-type="float" office:value="-1.958251" calcext:value-type="float">
            <text:p>-1,958251</text:p>
          </table:table-cell>
          <table:table-cell office:value-type="float" office:value="-2.506447" calcext:value-type="float">
            <text:p>-2,506447</text:p>
          </table:table-cell>
        </table:table-row>
        <table:table-row table:style-name="ro1">
          <table:table-cell office:value-type="float" office:value="-1.92378" calcext:value-type="float">
            <text:p>-1,92378</text:p>
          </table:table-cell>
          <table:table-cell office:value-type="float" office:value="-2.552942" calcext:value-type="float">
            <text:p>-2,552942</text:p>
          </table:table-cell>
        </table:table-row>
        <table:table-row table:style-name="ro1">
          <table:table-cell office:value-type="float" office:value="-1.888327" calcext:value-type="float">
            <text:p>-1,888327</text:p>
          </table:table-cell>
          <table:table-cell office:value-type="float" office:value="-2.599059" calcext:value-type="float">
            <text:p>-2,599059</text:p>
          </table:table-cell>
        </table:table-row>
        <table:table-row table:style-name="ro1">
          <table:table-cell office:value-type="float" office:value="-1.851893" calcext:value-type="float">
            <text:p>-1,851893</text:p>
          </table:table-cell>
          <table:table-cell office:value-type="float" office:value="-2.644777" calcext:value-type="float">
            <text:p>-2,644777</text:p>
          </table:table-cell>
        </table:table-row>
        <table:table-row table:style-name="ro1">
          <table:table-cell office:value-type="float" office:value="-1.81448" calcext:value-type="float">
            <text:p>-1,81448</text:p>
          </table:table-cell>
          <table:table-cell office:value-type="float" office:value="-2.690077" calcext:value-type="float">
            <text:p>-2,690077</text:p>
          </table:table-cell>
        </table:table-row>
        <table:table-row table:style-name="ro1">
          <table:table-cell office:value-type="float" office:value="-1.776092" calcext:value-type="float">
            <text:p>-1,776092</text:p>
          </table:table-cell>
          <table:table-cell office:value-type="float" office:value="-2.734941" calcext:value-type="float">
            <text:p>-2,734941</text:p>
          </table:table-cell>
        </table:table-row>
        <table:table-row table:style-name="ro1">
          <table:table-cell office:value-type="float" office:value="-1.73673" calcext:value-type="float">
            <text:p>-1,73673</text:p>
          </table:table-cell>
          <table:table-cell office:value-type="float" office:value="-2.77935" calcext:value-type="float">
            <text:p>-2,77935</text:p>
          </table:table-cell>
        </table:table-row>
        <table:table-row table:style-name="ro1">
          <table:table-cell office:value-type="float" office:value="-1.696399" calcext:value-type="float">
            <text:p>-1,696399</text:p>
          </table:table-cell>
          <table:table-cell office:value-type="float" office:value="-2.823283" calcext:value-type="float">
            <text:p>-2,823283</text:p>
          </table:table-cell>
        </table:table-row>
        <table:table-row table:style-name="ro1">
          <table:table-cell office:value-type="float" office:value="-1.655102" calcext:value-type="float">
            <text:p>-1,655102</text:p>
          </table:table-cell>
          <table:table-cell office:value-type="float" office:value="-2.866721" calcext:value-type="float">
            <text:p>-2,866721</text:p>
          </table:table-cell>
        </table:table-row>
        <table:table-row table:style-name="ro1">
          <table:table-cell office:value-type="float" office:value="-1.612843" calcext:value-type="float">
            <text:p>-1,612843</text:p>
          </table:table-cell>
          <table:table-cell office:value-type="float" office:value="-2.909646" calcext:value-type="float">
            <text:p>-2,909646</text:p>
          </table:table-cell>
        </table:table-row>
        <table:table-row table:style-name="ro1">
          <table:table-cell office:value-type="float" office:value="-1.569626" calcext:value-type="float">
            <text:p>-1,569626</text:p>
          </table:table-cell>
          <table:table-cell office:value-type="float" office:value="-2.952038" calcext:value-type="float">
            <text:p>-2,952038</text:p>
          </table:table-cell>
        </table:table-row>
        <table:table-row table:style-name="ro1">
          <table:table-cell office:value-type="float" office:value="-1.525456" calcext:value-type="float">
            <text:p>-1,525456</text:p>
          </table:table-cell>
          <table:table-cell office:value-type="float" office:value="-2.993877" calcext:value-type="float">
            <text:p>-2,993877</text:p>
          </table:table-cell>
        </table:table-row>
        <table:table-row table:style-name="ro1">
          <table:table-cell office:value-type="float" office:value="-1.480338" calcext:value-type="float">
            <text:p>-1,480338</text:p>
          </table:table-cell>
          <table:table-cell office:value-type="float" office:value="-3.035144" calcext:value-type="float">
            <text:p>-3,035144</text:p>
          </table:table-cell>
        </table:table-row>
        <table:table-row table:style-name="ro1">
          <table:table-cell office:value-type="float" office:value="-1.434278" calcext:value-type="float">
            <text:p>-1,434278</text:p>
          </table:table-cell>
          <table:table-cell office:value-type="float" office:value="-3.075819" calcext:value-type="float">
            <text:p>-3,075819</text:p>
          </table:table-cell>
        </table:table-row>
        <table:table-row table:style-name="ro1">
          <table:table-cell office:value-type="float" office:value="-1.387281" calcext:value-type="float">
            <text:p>-1,387281</text:p>
          </table:table-cell>
          <table:table-cell office:value-type="float" office:value="-3.115885" calcext:value-type="float">
            <text:p>-3,115885</text:p>
          </table:table-cell>
        </table:table-row>
        <table:table-row table:style-name="ro1">
          <table:table-cell office:value-type="float" office:value="-1.339354" calcext:value-type="float">
            <text:p>-1,339354</text:p>
          </table:table-cell>
          <table:table-cell office:value-type="float" office:value="-3.155319" calcext:value-type="float">
            <text:p>-3,155319</text:p>
          </table:table-cell>
        </table:table-row>
        <table:table-row table:style-name="ro1">
          <table:table-cell office:value-type="float" office:value="-1.290502" calcext:value-type="float">
            <text:p>-1,290502</text:p>
          </table:table-cell>
          <table:table-cell office:value-type="float" office:value="-3.194105" calcext:value-type="float">
            <text:p>-3,194105</text:p>
          </table:table-cell>
        </table:table-row>
        <table:table-row table:style-name="ro1">
          <table:table-cell office:value-type="float" office:value="-1.240734" calcext:value-type="float">
            <text:p>-1,240734</text:p>
          </table:table-cell>
          <table:table-cell office:value-type="float" office:value="-3.232222" calcext:value-type="float">
            <text:p>-3,232222</text:p>
          </table:table-cell>
        </table:table-row>
        <table:table-row table:style-name="ro1">
          <table:table-cell office:value-type="float" office:value="-1.190055" calcext:value-type="float">
            <text:p>-1,190055</text:p>
          </table:table-cell>
          <table:table-cell office:value-type="float" office:value="-3.26965" calcext:value-type="float">
            <text:p>-3,26965</text:p>
          </table:table-cell>
        </table:table-row>
        <table:table-row table:style-name="ro1">
          <table:table-cell office:value-type="float" office:value="-1.138475" calcext:value-type="float">
            <text:p>-1,138475</text:p>
          </table:table-cell>
          <table:table-cell office:value-type="float" office:value="-3.306371" calcext:value-type="float">
            <text:p>-3,306371</text:p>
          </table:table-cell>
        </table:table-row>
        <table:table-row table:style-name="ro1">
          <table:table-cell office:value-type="float" office:value="-1.086" calcext:value-type="float">
            <text:p>-1,086</text:p>
          </table:table-cell>
          <table:table-cell office:value-type="float" office:value="-3.342365" calcext:value-type="float">
            <text:p>-3,342365</text:p>
          </table:table-cell>
        </table:table-row>
        <table:table-row table:style-name="ro1">
          <table:table-cell office:value-type="float" office:value="-1.03264" calcext:value-type="float">
            <text:p>-1,03264</text:p>
          </table:table-cell>
          <table:table-cell office:value-type="float" office:value="-3.377613" calcext:value-type="float">
            <text:p>-3,377613</text:p>
          </table:table-cell>
        </table:table-row>
        <table:table-row table:style-name="ro1">
          <table:table-cell office:value-type="float" office:value="-0.978403" calcext:value-type="float">
            <text:p>-0,978403</text:p>
          </table:table-cell>
          <table:table-cell office:value-type="float" office:value="-3.412097" calcext:value-type="float">
            <text:p>-3,412097</text:p>
          </table:table-cell>
        </table:table-row>
        <table:table-row table:style-name="ro1">
          <table:table-cell office:value-type="float" office:value="-0.923298" calcext:value-type="float">
            <text:p>-0,923298</text:p>
          </table:table-cell>
          <table:table-cell office:value-type="float" office:value="-3.445796" calcext:value-type="float">
            <text:p>-3,445796</text:p>
          </table:table-cell>
        </table:table-row>
        <table:table-row table:style-name="ro1">
          <table:table-cell office:value-type="float" office:value="-0.867335" calcext:value-type="float">
            <text:p>-0,867335</text:p>
          </table:table-cell>
          <table:table-cell office:value-type="float" office:value="-3.478692" calcext:value-type="float">
            <text:p>-3,478692</text:p>
          </table:table-cell>
        </table:table-row>
        <table:table-row table:style-name="ro1">
          <table:table-cell office:value-type="float" office:value="-0.810524" calcext:value-type="float">
            <text:p>-0,810524</text:p>
          </table:table-cell>
          <table:table-cell office:value-type="float" office:value="-3.510765" calcext:value-type="float">
            <text:p>-3,510765</text:p>
          </table:table-cell>
        </table:table-row>
        <table:table-row table:style-name="ro1">
          <table:table-cell office:value-type="float" office:value="-0.752875" calcext:value-type="float">
            <text:p>-0,752875</text:p>
          </table:table-cell>
          <table:table-cell office:value-type="float" office:value="-3.541998" calcext:value-type="float">
            <text:p>-3,541998</text:p>
          </table:table-cell>
        </table:table-row>
        <table:table-row table:style-name="ro1">
          <table:table-cell office:value-type="float" office:value="-0.694399" calcext:value-type="float">
            <text:p>-0,694399</text:p>
          </table:table-cell>
          <table:table-cell office:value-type="float" office:value="-3.572371" calcext:value-type="float">
            <text:p>-3,572371</text:p>
          </table:table-cell>
        </table:table-row>
        <table:table-row table:style-name="ro1">
          <table:table-cell office:value-type="float" office:value="-0.635106" calcext:value-type="float">
            <text:p>-0,635106</text:p>
          </table:table-cell>
          <table:table-cell office:value-type="float" office:value="-3.601866" calcext:value-type="float">
            <text:p>-3,601866</text:p>
          </table:table-cell>
        </table:table-row>
        <table:table-row table:style-name="ro1">
          <table:table-cell office:value-type="float" office:value="-0.575009" calcext:value-type="float">
            <text:p>-0,575009</text:p>
          </table:table-cell>
          <table:table-cell office:value-type="float" office:value="-3.630463" calcext:value-type="float">
            <text:p>-3,630463</text:p>
          </table:table-cell>
        </table:table-row>
        <table:table-row table:style-name="ro1">
          <table:table-cell office:value-type="float" office:value="-0.514119" calcext:value-type="float">
            <text:p>-0,514119</text:p>
          </table:table-cell>
          <table:table-cell office:value-type="float" office:value="-3.658145" calcext:value-type="float">
            <text:p>-3,658145</text:p>
          </table:table-cell>
        </table:table-row>
        <table:table-row table:style-name="ro1">
          <table:table-cell office:value-type="float" office:value="-0.452448" calcext:value-type="float">
            <text:p>-0,452448</text:p>
          </table:table-cell>
          <table:table-cell office:value-type="float" office:value="-3.684894" calcext:value-type="float">
            <text:p>-3,684894</text:p>
          </table:table-cell>
        </table:table-row>
        <table:table-row table:style-name="ro1">
          <table:table-cell office:value-type="float" office:value="-0.390009" calcext:value-type="float">
            <text:p>-0,390009</text:p>
          </table:table-cell>
          <table:table-cell office:value-type="float" office:value="-3.71069" calcext:value-type="float">
            <text:p>-3,71069</text:p>
          </table:table-cell>
        </table:table-row>
        <table:table-row table:style-name="ro1">
          <table:table-cell office:value-type="float" office:value="-0.326815" calcext:value-type="float">
            <text:p>-0,326815</text:p>
          </table:table-cell>
          <table:table-cell office:value-type="float" office:value="-3.735516" calcext:value-type="float">
            <text:p>-3,735516</text:p>
          </table:table-cell>
        </table:table-row>
        <table:table-row table:style-name="ro1">
          <table:table-cell office:value-type="float" office:value="-0.26288" calcext:value-type="float">
            <text:p>-0,26288</text:p>
          </table:table-cell>
          <table:table-cell office:value-type="float" office:value="-3.759354" calcext:value-type="float">
            <text:p>-3,759354</text:p>
          </table:table-cell>
        </table:table-row>
        <table:table-row table:style-name="ro1">
          <table:table-cell office:value-type="float" office:value="-0.198216" calcext:value-type="float">
            <text:p>-0,198216</text:p>
          </table:table-cell>
          <table:table-cell office:value-type="float" office:value="-3.782186" calcext:value-type="float">
            <text:p>-3,782186</text:p>
          </table:table-cell>
        </table:table-row>
        <table:table-row table:style-name="ro1">
          <table:table-cell office:value-type="float" office:value="-0.132838" calcext:value-type="float">
            <text:p>-0,132838</text:p>
          </table:table-cell>
          <table:table-cell office:value-type="float" office:value="-3.803995" calcext:value-type="float">
            <text:p>-3,803995</text:p>
          </table:table-cell>
        </table:table-row>
        <table:table-row table:style-name="ro1">
          <table:table-cell office:value-type="float" office:value="-0.066761" calcext:value-type="float">
            <text:p>-0,066761</text:p>
          </table:table-cell>
          <table:table-cell office:value-type="float" office:value="-3.824762" calcext:value-type="float">
            <text:p>-3,824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844472" calcext:value-type="float">
            <text:p>-3,844472</text:p>
          </table:table-cell>
        </table:table-row>
        <table:table-row table:style-name="ro1">
          <table:table-cell office:value-type="float" office:value="0.067431" calcext:value-type="float">
            <text:p>0,067431</text:p>
          </table:table-cell>
          <table:table-cell office:value-type="float" office:value="-3.863106" calcext:value-type="float">
            <text:p>-3,863106</text:p>
          </table:table-cell>
        </table:table-row>
        <table:table-row table:style-name="ro1">
          <table:table-cell office:value-type="float" office:value="0.135515" calcext:value-type="float">
            <text:p>0,135515</text:p>
          </table:table-cell>
          <table:table-cell office:value-type="float" office:value="-3.880647" calcext:value-type="float">
            <text:p>-3,880647</text:p>
          </table:table-cell>
        </table:table-row>
        <table:table-row table:style-name="ro1">
          <table:table-cell office:value-type="float" office:value="0.204237" calcext:value-type="float">
            <text:p>0,204237</text:p>
          </table:table-cell>
          <table:table-cell office:value-type="float" office:value="-3.89708" calcext:value-type="float">
            <text:p>-3,89708</text:p>
          </table:table-cell>
        </table:table-row>
        <table:table-row table:style-name="ro1">
          <table:table-cell office:value-type="float" office:value="0.273581" calcext:value-type="float">
            <text:p>0,273581</text:p>
          </table:table-cell>
          <table:table-cell office:value-type="float" office:value="-3.912386" calcext:value-type="float">
            <text:p>-3,912386</text:p>
          </table:table-cell>
        </table:table-row>
        <table:table-row table:style-name="ro1">
          <table:table-cell office:value-type="float" office:value="0.343529" calcext:value-type="float">
            <text:p>0,343529</text:p>
          </table:table-cell>
          <table:table-cell office:value-type="float" office:value="-3.926551" calcext:value-type="float">
            <text:p>-3,926551</text:p>
          </table:table-cell>
        </table:table-row>
        <table:table-row table:style-name="ro1">
          <table:table-cell office:value-type="float" office:value="0.414064" calcext:value-type="float">
            <text:p>0,414064</text:p>
          </table:table-cell>
          <table:table-cell office:value-type="float" office:value="-3.939557" calcext:value-type="float">
            <text:p>-3,939557</text:p>
          </table:table-cell>
        </table:table-row>
        <table:table-row table:style-name="ro1">
          <table:table-cell office:value-type="float" office:value="0.48517" calcext:value-type="float">
            <text:p>0,48517</text:p>
          </table:table-cell>
          <table:table-cell office:value-type="float" office:value="-3.951389" calcext:value-type="float">
            <text:p>-3,951389</text:p>
          </table:table-cell>
        </table:table-row>
        <table:table-row table:style-name="ro1">
          <table:table-cell office:value-type="float" office:value="0.556827" calcext:value-type="float">
            <text:p>0,556827</text:p>
          </table:table-cell>
          <table:table-cell office:value-type="float" office:value="-3.962032" calcext:value-type="float">
            <text:p>-3,962032</text:p>
          </table:table-cell>
        </table:table-row>
        <table:table-row table:style-name="ro1">
          <table:table-cell office:value-type="float" office:value="0.629019" calcext:value-type="float">
            <text:p>0,629019</text:p>
          </table:table-cell>
          <table:table-cell office:value-type="float" office:value="-3.971469" calcext:value-type="float">
            <text:p>-3,971469</text:p>
          </table:table-cell>
        </table:table-row>
        <table:table-row table:style-name="ro1">
          <table:table-cell office:value-type="float" office:value="0.701726" calcext:value-type="float">
            <text:p>0,701726</text:p>
          </table:table-cell>
          <table:table-cell office:value-type="float" office:value="-3.979685" calcext:value-type="float">
            <text:p>-3,979685</text:p>
          </table:table-cell>
        </table:table-row>
        <table:table-row table:style-name="ro1">
          <table:table-cell office:value-type="float" office:value="0.77493" calcext:value-type="float">
            <text:p>0,77493</text:p>
          </table:table-cell>
          <table:table-cell office:value-type="float" office:value="-3.986667" calcext:value-type="float">
            <text:p>-3,986667</text:p>
          </table:table-cell>
        </table:table-row>
        <table:table-row table:style-name="ro1">
          <table:table-cell office:value-type="float" office:value="0.84861" calcext:value-type="float">
            <text:p>0,84861</text:p>
          </table:table-cell>
          <table:table-cell office:value-type="float" office:value="-3.992398" calcext:value-type="float">
            <text:p>-3,992398</text:p>
          </table:table-cell>
        </table:table-row>
        <table:table-row table:style-name="ro1">
          <table:table-cell office:value-type="float" office:value="0.922749" calcext:value-type="float">
            <text:p>0,922749</text:p>
          </table:table-cell>
          <table:table-cell office:value-type="float" office:value="-3.996864" calcext:value-type="float">
            <text:p>-3,996864</text:p>
          </table:table-cell>
        </table:table-row>
        <table:table-row table:style-name="ro1">
          <table:table-cell office:value-type="float" office:value="0.997325" calcext:value-type="float">
            <text:p>0,997325</text:p>
          </table:table-cell>
          <table:table-cell office:value-type="float" office:value="-4.000052" calcext:value-type="float">
            <text:p>-4,000052</text:p>
          </table:table-cell>
        </table:table-row>
        <table:table-row table:style-name="ro1">
          <table:table-cell office:value-type="float" office:value="1.072319" calcext:value-type="float">
            <text:p>1,072319</text:p>
          </table:table-cell>
          <table:table-cell office:value-type="float" office:value="-4.001947" calcext:value-type="float">
            <text:p>-4,001947</text:p>
          </table:table-cell>
        </table:table-row>
        <table:table-row table:style-name="ro1">
          <table:table-cell office:value-type="float" office:value="1.147709" calcext:value-type="float">
            <text:p>1,147709</text:p>
          </table:table-cell>
          <table:table-cell office:value-type="float" office:value="-4.002536" calcext:value-type="float">
            <text:p>-4,002536</text:p>
          </table:table-cell>
        </table:table-row>
        <table:table-row table:style-name="ro1">
          <table:table-cell office:value-type="float" office:value="1.223475" calcext:value-type="float">
            <text:p>1,223475</text:p>
          </table:table-cell>
          <table:table-cell office:value-type="float" office:value="-4.001806" calcext:value-type="float">
            <text:p>-4,001806</text:p>
          </table:table-cell>
        </table:table-row>
        <table:table-row table:style-name="ro1">
          <table:table-cell office:value-type="float" office:value="1.299595" calcext:value-type="float">
            <text:p>1,299595</text:p>
          </table:table-cell>
          <table:table-cell office:value-type="float" office:value="-3.999743" calcext:value-type="float">
            <text:p>-3,999743</text:p>
          </table:table-cell>
        </table:table-row>
        <table:table-row table:style-name="ro1">
          <table:table-cell office:value-type="float" office:value="1.376049" calcext:value-type="float">
            <text:p>1,376049</text:p>
          </table:table-cell>
          <table:table-cell office:value-type="float" office:value="-3.996335" calcext:value-type="float">
            <text:p>-3,996335</text:p>
          </table:table-cell>
        </table:table-row>
        <table:table-row table:style-name="ro1">
          <table:table-cell office:value-type="float" office:value="1.452813" calcext:value-type="float">
            <text:p>1,452813</text:p>
          </table:table-cell>
          <table:table-cell office:value-type="float" office:value="-3.99157" calcext:value-type="float">
            <text:p>-3,99157</text:p>
          </table:table-cell>
        </table:table-row>
        <table:table-row table:style-name="ro1">
          <table:table-cell office:value-type="float" office:value="1.529865" calcext:value-type="float">
            <text:p>1,529865</text:p>
          </table:table-cell>
          <table:table-cell office:value-type="float" office:value="-3.985435" calcext:value-type="float">
            <text:p>-3,985435</text:p>
          </table:table-cell>
        </table:table-row>
        <table:table-row table:style-name="ro1">
          <table:table-cell office:value-type="float" office:value="1.607183" calcext:value-type="float">
            <text:p>1,607183</text:p>
          </table:table-cell>
          <table:table-cell office:value-type="float" office:value="-3.977919" calcext:value-type="float">
            <text:p>-3,977919</text:p>
          </table:table-cell>
        </table:table-row>
        <table:table-row table:style-name="ro1">
          <table:table-cell office:value-type="float" office:value="1.684745" calcext:value-type="float">
            <text:p>1,684745</text:p>
          </table:table-cell>
          <table:table-cell office:value-type="float" office:value="-3.96901" calcext:value-type="float">
            <text:p>-3,96901</text:p>
          </table:table-cell>
        </table:table-row>
        <table:table-row table:style-name="ro1">
          <table:table-cell office:value-type="float" office:value="1.762526" calcext:value-type="float">
            <text:p>1,762526</text:p>
          </table:table-cell>
          <table:table-cell office:value-type="float" office:value="-3.958698" calcext:value-type="float">
            <text:p>-3,958698</text:p>
          </table:table-cell>
        </table:table-row>
        <table:table-row table:style-name="ro1">
          <table:table-cell office:value-type="float" office:value="1.840503" calcext:value-type="float">
            <text:p>1,840503</text:p>
          </table:table-cell>
          <table:table-cell office:value-type="float" office:value="-3.946971" calcext:value-type="float">
            <text:p>-3,946971</text:p>
          </table:table-cell>
        </table:table-row>
        <table:table-row table:style-name="ro1">
          <table:table-cell office:value-type="float" office:value="1.918652" calcext:value-type="float">
            <text:p>1,918652</text:p>
          </table:table-cell>
          <table:table-cell office:value-type="float" office:value="-3.93382" calcext:value-type="float">
            <text:p>-3,93382</text:p>
          </table:table-cell>
        </table:table-row>
        <table:table-row table:style-name="ro1">
          <table:table-cell office:value-type="float" office:value="1.99695" calcext:value-type="float">
            <text:p>1,99695</text:p>
          </table:table-cell>
          <table:table-cell office:value-type="float" office:value="-3.919234" calcext:value-type="float">
            <text:p>-3,919234</text:p>
          </table:table-cell>
        </table:table-row>
        <table:table-row table:style-name="ro1">
          <table:table-cell office:value-type="float" office:value="2.075371" calcext:value-type="float">
            <text:p>2,075371</text:p>
          </table:table-cell>
          <table:table-cell office:value-type="float" office:value="-3.903205" calcext:value-type="float">
            <text:p>-3,903205</text:p>
          </table:table-cell>
        </table:table-row>
        <table:table-row table:style-name="ro1">
          <table:table-cell office:value-type="float" office:value="2.153891" calcext:value-type="float">
            <text:p>2,153891</text:p>
          </table:table-cell>
          <table:table-cell office:value-type="float" office:value="-3.885722" calcext:value-type="float">
            <text:p>-3,885722</text:p>
          </table:table-cell>
        </table:table-row>
        <table:table-row table:style-name="ro1">
          <table:table-cell office:value-type="float" office:value="2.232485" calcext:value-type="float">
            <text:p>2,232485</text:p>
          </table:table-cell>
          <table:table-cell office:value-type="float" office:value="-3.866777" calcext:value-type="float">
            <text:p>-3,866777</text:p>
          </table:table-cell>
        </table:table-row>
        <table:table-row table:style-name="ro1">
          <table:table-cell office:value-type="float" office:value="2.311128" calcext:value-type="float">
            <text:p>2,311128</text:p>
          </table:table-cell>
          <table:table-cell office:value-type="float" office:value="-3.846362" calcext:value-type="float">
            <text:p>-3,846362</text:p>
          </table:table-cell>
        </table:table-row>
        <table:table-row table:style-name="ro1">
          <table:table-cell office:value-type="float" office:value="2.389793" calcext:value-type="float">
            <text:p>2,389793</text:p>
          </table:table-cell>
          <table:table-cell office:value-type="float" office:value="-3.824469" calcext:value-type="float">
            <text:p>-3,824469</text:p>
          </table:table-cell>
        </table:table-row>
        <table:table-row table:style-name="ro1">
          <table:table-cell office:value-type="float" office:value="2.468456" calcext:value-type="float">
            <text:p>2,468456</text:p>
          </table:table-cell>
          <table:table-cell office:value-type="float" office:value="-3.80109" calcext:value-type="float">
            <text:p>-3,80109</text:p>
          </table:table-cell>
        </table:table-row>
        <table:table-row table:style-name="ro1">
          <table:table-cell office:value-type="float" office:value="2.547091" calcext:value-type="float">
            <text:p>2,547091</text:p>
          </table:table-cell>
          <table:table-cell office:value-type="float" office:value="-3.776217" calcext:value-type="float">
            <text:p>-3,776217</text:p>
          </table:table-cell>
        </table:table-row>
        <table:table-row table:style-name="ro1">
          <table:table-cell office:value-type="float" office:value="2.62567" calcext:value-type="float">
            <text:p>2,62567</text:p>
          </table:table-cell>
          <table:table-cell office:value-type="float" office:value="-3.749845" calcext:value-type="float">
            <text:p>-3,749845</text:p>
          </table:table-cell>
        </table:table-row>
        <table:table-row table:style-name="ro1">
          <table:table-cell office:value-type="float" office:value="2.704167" calcext:value-type="float">
            <text:p>2,704167</text:p>
          </table:table-cell>
          <table:table-cell office:value-type="float" office:value="-3.721967" calcext:value-type="float">
            <text:p>-3,721967</text:p>
          </table:table-cell>
        </table:table-row>
        <table:table-row table:style-name="ro1">
          <table:table-cell office:value-type="float" office:value="2.782556" calcext:value-type="float">
            <text:p>2,782556</text:p>
          </table:table-cell>
          <table:table-cell office:value-type="float" office:value="-3.692577" calcext:value-type="float">
            <text:p>-3,692577</text:p>
          </table:table-cell>
        </table:table-row>
        <table:table-row table:style-name="ro1">
          <table:table-cell office:value-type="float" office:value="2.86081" calcext:value-type="float">
            <text:p>2,86081</text:p>
          </table:table-cell>
          <table:table-cell office:value-type="float" office:value="-3.66167" calcext:value-type="float">
            <text:p>-3,66167</text:p>
          </table:table-cell>
        </table:table-row>
        <table:table-row table:style-name="ro1">
          <table:table-cell office:value-type="float" office:value="2.938901" calcext:value-type="float">
            <text:p>2,938901</text:p>
          </table:table-cell>
          <table:table-cell office:value-type="float" office:value="-3.62924" calcext:value-type="float">
            <text:p>-3,62924</text:p>
          </table:table-cell>
        </table:table-row>
        <table:table-row table:style-name="ro1">
          <table:table-cell office:value-type="float" office:value="3.016801" calcext:value-type="float">
            <text:p>3,016801</text:p>
          </table:table-cell>
          <table:table-cell office:value-type="float" office:value="-3.595283" calcext:value-type="float">
            <text:p>-3,595283</text:p>
          </table:table-cell>
        </table:table-row>
        <table:table-row table:style-name="ro1">
          <table:table-cell office:value-type="float" office:value="3.094483" calcext:value-type="float">
            <text:p>3,094483</text:p>
          </table:table-cell>
          <table:table-cell office:value-type="float" office:value="-3.559796" calcext:value-type="float">
            <text:p>-3,559796</text:p>
          </table:table-cell>
        </table:table-row>
        <table:table-row table:style-name="ro1">
          <table:table-cell office:value-type="float" office:value="3.17192" calcext:value-type="float">
            <text:p>3,17192</text:p>
          </table:table-cell>
          <table:table-cell office:value-type="float" office:value="-3.522774" calcext:value-type="float">
            <text:p>-3,522774</text:p>
          </table:table-cell>
        </table:table-row>
        <table:table-row table:style-name="ro1">
          <table:table-cell office:value-type="float" office:value="3.249082" calcext:value-type="float">
            <text:p>3,249082</text:p>
          </table:table-cell>
          <table:table-cell office:value-type="float" office:value="-3.484214" calcext:value-type="float">
            <text:p>-3,484214</text:p>
          </table:table-cell>
        </table:table-row>
        <table:table-row table:style-name="ro1">
          <table:table-cell office:value-type="float" office:value="3.325942" calcext:value-type="float">
            <text:p>3,325942</text:p>
          </table:table-cell>
          <table:table-cell office:value-type="float" office:value="-3.444114" calcext:value-type="float">
            <text:p>-3,444114</text:p>
          </table:table-cell>
        </table:table-row>
        <table:table-row table:style-name="ro1">
          <table:table-cell office:value-type="float" office:value="3.402471" calcext:value-type="float">
            <text:p>3,402471</text:p>
          </table:table-cell>
          <table:table-cell office:value-type="float" office:value="-3.402471" calcext:value-type="float">
            <text:p>-3,402471</text:p>
          </table:table-cell>
        </table:table-row>
        <table:table-row table:style-name="ro1">
          <table:table-cell office:value-type="float" office:value="3.478641" calcext:value-type="float">
            <text:p>3,478641</text:p>
          </table:table-cell>
          <table:table-cell office:value-type="float" office:value="-3.359285" calcext:value-type="float">
            <text:p>-3,359285</text:p>
          </table:table-cell>
        </table:table-row>
        <table:table-row table:style-name="ro1">
          <table:table-cell office:value-type="float" office:value="3.554422" calcext:value-type="float">
            <text:p>3,554422</text:p>
          </table:table-cell>
          <table:table-cell office:value-type="float" office:value="-3.314553" calcext:value-type="float">
            <text:p>-3,314553</text:p>
          </table:table-cell>
        </table:table-row>
        <table:table-row table:style-name="ro1">
          <table:table-cell office:value-type="float" office:value="3.629787" calcext:value-type="float">
            <text:p>3,629787</text:p>
          </table:table-cell>
          <table:table-cell office:value-type="float" office:value="-3.268275" calcext:value-type="float">
            <text:p>-3,268275</text:p>
          </table:table-cell>
        </table:table-row>
        <table:table-row table:style-name="ro1">
          <table:table-cell office:value-type="float" office:value="3.704704" calcext:value-type="float">
            <text:p>3,704704</text:p>
          </table:table-cell>
          <table:table-cell office:value-type="float" office:value="-3.22045" calcext:value-type="float">
            <text:p>-3,22045</text:p>
          </table:table-cell>
        </table:table-row>
        <table:table-row table:style-name="ro1">
          <table:table-cell office:value-type="float" office:value="3.779147" calcext:value-type="float">
            <text:p>3,779147</text:p>
          </table:table-cell>
          <table:table-cell office:value-type="float" office:value="-3.17108" calcext:value-type="float">
            <text:p>-3,17108</text:p>
          </table:table-cell>
        </table:table-row>
        <table:table-row table:style-name="ro1">
          <table:table-cell office:value-type="float" office:value="3.853083" calcext:value-type="float">
            <text:p>3,853083</text:p>
          </table:table-cell>
          <table:table-cell office:value-type="float" office:value="-3.120165" calcext:value-type="float">
            <text:p>-3,120165</text:p>
          </table:table-cell>
        </table:table-row>
        <table:table-row table:style-name="ro1">
          <table:table-cell office:value-type="float" office:value="3.926486" calcext:value-type="float">
            <text:p>3,926486</text:p>
          </table:table-cell>
          <table:table-cell office:value-type="float" office:value="-3.067707" calcext:value-type="float">
            <text:p>-3,067707</text:p>
          </table:table-cell>
        </table:table-row>
        <table:table-row table:style-name="ro1">
          <table:table-cell office:value-type="float" office:value="3.999324" calcext:value-type="float">
            <text:p>3,999324</text:p>
          </table:table-cell>
          <table:table-cell office:value-type="float" office:value="-3.013707" calcext:value-type="float">
            <text:p>-3,013707</text:p>
          </table:table-cell>
        </table:table-row>
        <table:table-row table:style-name="ro1">
          <table:table-cell office:value-type="float" office:value="4.071568" calcext:value-type="float">
            <text:p>4,071568</text:p>
          </table:table-cell>
          <table:table-cell office:value-type="float" office:value="-2.958167" calcext:value-type="float">
            <text:p>-2,958167</text:p>
          </table:table-cell>
        </table:table-row>
        <table:table-row table:style-name="ro1">
          <table:table-cell office:value-type="float" office:value="4.143188" calcext:value-type="float">
            <text:p>4,143188</text:p>
          </table:table-cell>
          <table:table-cell office:value-type="float" office:value="-2.901091" calcext:value-type="float">
            <text:p>-2,901091</text:p>
          </table:table-cell>
        </table:table-row>
        <table:table-row table:style-name="ro1">
          <table:table-cell office:value-type="float" office:value="4.214153" calcext:value-type="float">
            <text:p>4,214153</text:p>
          </table:table-cell>
          <table:table-cell office:value-type="float" office:value="-2.842482" calcext:value-type="float">
            <text:p>-2,842482</text:p>
          </table:table-cell>
        </table:table-row>
        <table:table-row table:style-name="ro1">
          <table:table-cell office:value-type="float" office:value="4.284435" calcext:value-type="float">
            <text:p>4,284435</text:p>
          </table:table-cell>
          <table:table-cell office:value-type="float" office:value="-2.782345" calcext:value-type="float">
            <text:p>-2,782345</text:p>
          </table:table-cell>
        </table:table-row>
        <table:table-row table:style-name="ro1">
          <table:table-cell office:value-type="float" office:value="4.354003" calcext:value-type="float">
            <text:p>4,354003</text:p>
          </table:table-cell>
          <table:table-cell office:value-type="float" office:value="-2.720683" calcext:value-type="float">
            <text:p>-2,720683</text:p>
          </table:table-cell>
        </table:table-row>
        <table:table-row table:style-name="ro1">
          <table:table-cell office:value-type="float" office:value="4.422827" calcext:value-type="float">
            <text:p>4,422827</text:p>
          </table:table-cell>
          <table:table-cell office:value-type="float" office:value="-2.657502" calcext:value-type="float">
            <text:p>-2,657502</text:p>
          </table:table-cell>
        </table:table-row>
        <table:table-row table:style-name="ro1">
          <table:table-cell office:value-type="float" office:value="4.490875" calcext:value-type="float">
            <text:p>4,490875</text:p>
          </table:table-cell>
          <table:table-cell office:value-type="float" office:value="-2.592808" calcext:value-type="float">
            <text:p>-2,592808</text:p>
          </table:table-cell>
        </table:table-row>
        <table:table-row table:style-name="ro1">
          <table:table-cell office:value-type="float" office:value="4.558119" calcext:value-type="float">
            <text:p>4,558119</text:p>
          </table:table-cell>
          <table:table-cell office:value-type="float" office:value="-2.526607" calcext:value-type="float">
            <text:p>-2,526607</text:p>
          </table:table-cell>
        </table:table-row>
        <table:table-row table:style-name="ro1">
          <table:table-cell office:value-type="float" office:value="4.624528" calcext:value-type="float">
            <text:p>4,624528</text:p>
          </table:table-cell>
          <table:table-cell office:value-type="float" office:value="-2.458905" calcext:value-type="float">
            <text:p>-2,458905</text:p>
          </table:table-cell>
        </table:table-row>
        <table:table-row table:style-name="ro1">
          <table:table-cell office:value-type="float" office:value="4.690071" calcext:value-type="float">
            <text:p>4,690071</text:p>
          </table:table-cell>
          <table:table-cell office:value-type="float" office:value="-2.389711" calcext:value-type="float">
            <text:p>-2,389711</text:p>
          </table:table-cell>
        </table:table-row>
        <table:table-row table:style-name="ro1">
          <table:table-cell office:value-type="float" office:value="4.754719" calcext:value-type="float">
            <text:p>4,754719</text:p>
          </table:table-cell>
          <table:table-cell office:value-type="float" office:value="-2.319031" calcext:value-type="float">
            <text:p>-2,319031</text:p>
          </table:table-cell>
        </table:table-row>
        <table:table-row table:style-name="ro1">
          <table:table-cell office:value-type="float" office:value="4.818439" calcext:value-type="float">
            <text:p>4,818439</text:p>
          </table:table-cell>
          <table:table-cell office:value-type="float" office:value="-2.246875" calcext:value-type="float">
            <text:p>-2,246875</text:p>
          </table:table-cell>
        </table:table-row>
        <table:table-row table:style-name="ro1">
          <table:table-cell office:value-type="float" office:value="4.881203" calcext:value-type="float">
            <text:p>4,881203</text:p>
          </table:table-cell>
          <table:table-cell office:value-type="float" office:value="-2.173252" calcext:value-type="float">
            <text:p>-2,173252</text:p>
          </table:table-cell>
        </table:table-row>
        <table:table-row table:style-name="ro1">
          <table:table-cell office:value-type="float" office:value="4.94298" calcext:value-type="float">
            <text:p>4,94298</text:p>
          </table:table-cell>
          <table:table-cell office:value-type="float" office:value="-2.098171" calcext:value-type="float">
            <text:p>-2,098171</text:p>
          </table:table-cell>
        </table:table-row>
        <table:table-row table:style-name="ro1">
          <table:table-cell office:value-type="float" office:value="5.00374" calcext:value-type="float">
            <text:p>5,00374</text:p>
          </table:table-cell>
          <table:table-cell office:value-type="float" office:value="-2.021642" calcext:value-type="float">
            <text:p>-2,021642</text:p>
          </table:table-cell>
        </table:table-row>
        <table:table-row table:style-name="ro1">
          <table:table-cell office:value-type="float" office:value="5.063452" calcext:value-type="float">
            <text:p>5,063452</text:p>
          </table:table-cell>
          <table:table-cell office:value-type="float" office:value="-1.943677" calcext:value-type="float">
            <text:p>-1,943677</text:p>
          </table:table-cell>
        </table:table-row>
        <table:table-row table:style-name="ro1">
          <table:table-cell office:value-type="float" office:value="5.122085" calcext:value-type="float">
            <text:p>5,122085</text:p>
          </table:table-cell>
          <table:table-cell office:value-type="float" office:value="-1.864287" calcext:value-type="float">
            <text:p>-1,864287</text:p>
          </table:table-cell>
        </table:table-row>
        <table:table-row table:style-name="ro1">
          <table:table-cell office:value-type="float" office:value="5.179611" calcext:value-type="float">
            <text:p>5,179611</text:p>
          </table:table-cell>
          <table:table-cell office:value-type="float" office:value="-1.783483" calcext:value-type="float">
            <text:p>-1,783483</text:p>
          </table:table-cell>
        </table:table-row>
        <table:table-row table:style-name="ro1">
          <table:table-cell office:value-type="float" office:value="5.235998" calcext:value-type="float">
            <text:p>5,235998</text:p>
          </table:table-cell>
          <table:table-cell office:value-type="float" office:value="-1.701279" calcext:value-type="float">
            <text:p>-1,701279</text:p>
          </table:table-cell>
        </table:table-row>
        <table:table-row table:style-name="ro1">
          <table:table-cell office:value-type="float" office:value="5.291216" calcext:value-type="float">
            <text:p>5,291216</text:p>
          </table:table-cell>
          <table:table-cell office:value-type="float" office:value="-1.617687" calcext:value-type="float">
            <text:p>-1,617687</text:p>
          </table:table-cell>
        </table:table-row>
        <table:table-row table:style-name="ro1">
          <table:table-cell office:value-type="float" office:value="5.345236" calcext:value-type="float">
            <text:p>5,345236</text:p>
          </table:table-cell>
          <table:table-cell office:value-type="float" office:value="-1.532722" calcext:value-type="float">
            <text:p>-1,532722</text:p>
          </table:table-cell>
        </table:table-row>
        <table:table-row table:style-name="ro1">
          <table:table-cell office:value-type="float" office:value="5.398027" calcext:value-type="float">
            <text:p>5,398027</text:p>
          </table:table-cell>
          <table:table-cell office:value-type="float" office:value="-1.446397" calcext:value-type="float">
            <text:p>-1,446397</text:p>
          </table:table-cell>
        </table:table-row>
        <table:table-row table:style-name="ro1">
          <table:table-cell office:value-type="float" office:value="5.449561" calcext:value-type="float">
            <text:p>5,449561</text:p>
          </table:table-cell>
          <table:table-cell office:value-type="float" office:value="-1.358728" calcext:value-type="float">
            <text:p>-1,358728</text:p>
          </table:table-cell>
        </table:table-row>
        <table:table-row table:style-name="ro1">
          <table:table-cell office:value-type="float" office:value="5.499806" calcext:value-type="float">
            <text:p>5,499806</text:p>
          </table:table-cell>
          <table:table-cell office:value-type="float" office:value="-1.26973" calcext:value-type="float">
            <text:p>-1,26973</text:p>
          </table:table-cell>
        </table:table-row>
        <table:table-row table:style-name="ro1">
          <table:table-cell office:value-type="float" office:value="5.548734" calcext:value-type="float">
            <text:p>5,548734</text:p>
          </table:table-cell>
          <table:table-cell office:value-type="float" office:value="-1.17942" calcext:value-type="float">
            <text:p>-1,17942</text:p>
          </table:table-cell>
        </table:table-row>
        <table:table-row table:style-name="ro1">
          <table:table-cell office:value-type="float" office:value="5.596315" calcext:value-type="float">
            <text:p>5,596315</text:p>
          </table:table-cell>
          <table:table-cell office:value-type="float" office:value="-1.087813" calcext:value-type="float">
            <text:p>-1,087813</text:p>
          </table:table-cell>
        </table:table-row>
        <table:table-row table:style-name="ro1">
          <table:table-cell office:value-type="float" office:value="5.64252" calcext:value-type="float">
            <text:p>5,64252</text:p>
          </table:table-cell>
          <table:table-cell office:value-type="float" office:value="-0.994928" calcext:value-type="float">
            <text:p>-0,994928</text:p>
          </table:table-cell>
        </table:table-row>
        <table:table-row table:style-name="ro1">
          <table:table-cell office:value-type="float" office:value="5.687319" calcext:value-type="float">
            <text:p>5,687319</text:p>
          </table:table-cell>
          <table:table-cell office:value-type="float" office:value="-0.900783" calcext:value-type="float">
            <text:p>-0,900783</text:p>
          </table:table-cell>
        </table:table-row>
        <table:table-row table:style-name="ro1">
          <table:table-cell office:value-type="float" office:value="5.730685" calcext:value-type="float">
            <text:p>5,730685</text:p>
          </table:table-cell>
          <table:table-cell office:value-type="float" office:value="-0.805395" calcext:value-type="float">
            <text:p>-0,805395</text:p>
          </table:table-cell>
        </table:table-row>
        <table:table-row table:style-name="ro1">
          <table:table-cell office:value-type="float" office:value="5.772587" calcext:value-type="float">
            <text:p>5,772587</text:p>
          </table:table-cell>
          <table:table-cell office:value-type="float" office:value="-0.708785" calcext:value-type="float">
            <text:p>-0,708785</text:p>
          </table:table-cell>
        </table:table-row>
        <table:table-row table:style-name="ro1">
          <table:table-cell office:value-type="float" office:value="5.812998" calcext:value-type="float">
            <text:p>5,812998</text:p>
          </table:table-cell>
          <table:table-cell office:value-type="float" office:value="-0.610971" calcext:value-type="float">
            <text:p>-0,610971</text:p>
          </table:table-cell>
        </table:table-row>
        <table:table-row table:style-name="ro1">
          <table:table-cell office:value-type="float" office:value="5.85189" calcext:value-type="float">
            <text:p>5,85189</text:p>
          </table:table-cell>
          <table:table-cell office:value-type="float" office:value="-0.511974" calcext:value-type="float">
            <text:p>-0,511974</text:p>
          </table:table-cell>
        </table:table-row>
        <table:table-row table:style-name="ro1">
          <table:table-cell office:value-type="float" office:value="5.889234" calcext:value-type="float">
            <text:p>5,889234</text:p>
          </table:table-cell>
          <table:table-cell office:value-type="float" office:value="-0.411815" calcext:value-type="float">
            <text:p>-0,411815</text:p>
          </table:table-cell>
        </table:table-row>
        <table:table-row table:style-name="ro1">
          <table:table-cell office:value-type="float" office:value="5.925001" calcext:value-type="float">
            <text:p>5,925001</text:p>
          </table:table-cell>
          <table:table-cell office:value-type="float" office:value="-0.310516" calcext:value-type="float">
            <text:p>-0,310516</text:p>
          </table:table-cell>
        </table:table-row>
        <table:table-row table:style-name="ro1">
          <table:table-cell office:value-type="float" office:value="5.959166" calcext:value-type="float">
            <text:p>5,959166</text:p>
          </table:table-cell>
          <table:table-cell office:value-type="float" office:value="-0.208099" calcext:value-type="float">
            <text:p>-0,208099</text:p>
          </table:table-cell>
        </table:table-row>
        <table:table-row table:style-name="ro1">
          <table:table-cell office:value-type="float" office:value="5.991699" calcext:value-type="float">
            <text:p>5,991699</text:p>
          </table:table-cell>
          <table:table-cell office:value-type="float" office:value="-0.104586" calcext:value-type="float">
            <text:p>-0,104586</text:p>
          </table:table-cell>
        </table:table-row>
        <table:table-row table:style-name="ro1">
          <table:table-cell office:value-type="float" office:value="6.022575" calcext:value-type="float">
            <text:p>6,022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1766" calcext:value-type="float">
            <text:p>6,051766</text:p>
          </table:table-cell>
          <table:table-cell office:value-type="float" office:value="0.105634" calcext:value-type="float">
            <text:p>0,105634</text:p>
          </table:table-cell>
        </table:table-row>
        <table:table-row table:style-name="ro1">
          <table:table-cell office:value-type="float" office:value="6.079246" calcext:value-type="float">
            <text:p>6,079246</text:p>
          </table:table-cell>
          <table:table-cell office:value-type="float" office:value="0.212292" calcext:value-type="float">
            <text:p>0,212292</text:p>
          </table:table-cell>
        </table:table-row>
        <table:table-row table:style-name="ro1">
          <table:table-cell office:value-type="float" office:value="6.104988" calcext:value-type="float">
            <text:p>6,104988</text:p>
          </table:table-cell>
          <table:table-cell office:value-type="float" office:value="0.319949" calcext:value-type="float">
            <text:p>0,319949</text:p>
          </table:table-cell>
        </table:table-row>
        <table:table-row table:style-name="ro1">
          <table:table-cell office:value-type="float" office:value="6.128967" calcext:value-type="float">
            <text:p>6,128967</text:p>
          </table:table-cell>
          <table:table-cell office:value-type="float" office:value="0.428579" calcext:value-type="float">
            <text:p>0,428579</text:p>
          </table:table-cell>
        </table:table-row>
        <table:table-row table:style-name="ro1">
          <table:table-cell office:value-type="float" office:value="6.151156" calcext:value-type="float">
            <text:p>6,151156</text:p>
          </table:table-cell>
          <table:table-cell office:value-type="float" office:value="0.538156" calcext:value-type="float">
            <text:p>0,538156</text:p>
          </table:table-cell>
        </table:table-row>
        <table:table-row table:style-name="ro1">
          <table:table-cell office:value-type="float" office:value="6.171532" calcext:value-type="float">
            <text:p>6,171532</text:p>
          </table:table-cell>
          <table:table-cell office:value-type="float" office:value="0.648654" calcext:value-type="float">
            <text:p>0,648654</text:p>
          </table:table-cell>
        </table:table-row>
        <table:table-row table:style-name="ro1">
          <table:table-cell office:value-type="float" office:value="6.190067" calcext:value-type="float">
            <text:p>6,190067</text:p>
          </table:table-cell>
          <table:table-cell office:value-type="float" office:value="0.760045" calcext:value-type="float">
            <text:p>0,760045</text:p>
          </table:table-cell>
        </table:table-row>
        <table:table-row table:style-name="ro1">
          <table:table-cell office:value-type="float" office:value="6.206739" calcext:value-type="float">
            <text:p>6,206739</text:p>
          </table:table-cell>
          <table:table-cell office:value-type="float" office:value="0.8723" calcext:value-type="float">
            <text:p>0,8723</text:p>
          </table:table-cell>
        </table:table-row>
        <table:table-row table:style-name="ro1">
          <table:table-cell office:value-type="float" office:value="6.221523" calcext:value-type="float">
            <text:p>6,221523</text:p>
          </table:table-cell>
          <table:table-cell office:value-type="float" office:value="0.985392" calcext:value-type="float">
            <text:p>0,985392</text:p>
          </table:table-cell>
        </table:table-row>
        <table:table-row table:style-name="ro1">
          <table:table-cell office:value-type="float" office:value="6.234395" calcext:value-type="float">
            <text:p>6,234395</text:p>
          </table:table-cell>
          <table:table-cell office:value-type="float" office:value="1.099292" calcext:value-type="float">
            <text:p>1,099292</text:p>
          </table:table-cell>
        </table:table-row>
        <table:table-row table:style-name="ro1">
          <table:table-cell office:value-type="float" office:value="6.245331" calcext:value-type="float">
            <text:p>6,245331</text:p>
          </table:table-cell>
          <table:table-cell office:value-type="float" office:value="1.213969" calcext:value-type="float">
            <text:p>1,213969</text:p>
          </table:table-cell>
        </table:table-row>
        <table:table-row table:style-name="ro1">
          <table:table-cell office:value-type="float" office:value="6.254309" calcext:value-type="float">
            <text:p>6,254309</text:p>
          </table:table-cell>
          <table:table-cell office:value-type="float" office:value="1.329395" calcext:value-type="float">
            <text:p>1,329395</text:p>
          </table:table-cell>
        </table:table-row>
        <table:table-row table:style-name="ro1">
          <table:table-cell office:value-type="float" office:value="6.261307" calcext:value-type="float">
            <text:p>6,261307</text:p>
          </table:table-cell>
          <table:table-cell office:value-type="float" office:value="1.445537" calcext:value-type="float">
            <text:p>1,445537</text:p>
          </table:table-cell>
        </table:table-row>
        <table:table-row table:style-name="ro1">
          <table:table-cell office:value-type="float" office:value="6.2663" calcext:value-type="float">
            <text:p>6,2663</text:p>
          </table:table-cell>
          <table:table-cell office:value-type="float" office:value="1.562364" calcext:value-type="float">
            <text:p>1,562364</text:p>
          </table:table-cell>
        </table:table-row>
        <table:table-row table:style-name="ro1">
          <table:table-cell office:value-type="float" office:value="6.269269" calcext:value-type="float">
            <text:p>6,269269</text:p>
          </table:table-cell>
          <table:table-cell office:value-type="float" office:value="1.679846" calcext:value-type="float">
            <text:p>1,679846</text:p>
          </table:table-cell>
        </table:table-row>
        <table:table-row table:style-name="ro1">
          <table:table-cell office:value-type="float" office:value="6.270192" calcext:value-type="float">
            <text:p>6,270192</text:p>
          </table:table-cell>
          <table:table-cell office:value-type="float" office:value="1.797949" calcext:value-type="float">
            <text:p>1,797949</text:p>
          </table:table-cell>
        </table:table-row>
        <table:table-row table:style-name="ro1">
          <table:table-cell office:value-type="float" office:value="6.269048" calcext:value-type="float">
            <text:p>6,269048</text:p>
          </table:table-cell>
          <table:table-cell office:value-type="float" office:value="1.91664" calcext:value-type="float">
            <text:p>1,91664</text:p>
          </table:table-cell>
        </table:table-row>
        <table:table-row table:style-name="ro1">
          <table:table-cell office:value-type="float" office:value="6.265816" calcext:value-type="float">
            <text:p>6,265816</text:p>
          </table:table-cell>
          <table:table-cell office:value-type="float" office:value="2.035887" calcext:value-type="float">
            <text:p>2,035887</text:p>
          </table:table-cell>
        </table:table-row>
        <table:table-row table:style-name="ro1">
          <table:table-cell office:value-type="float" office:value="6.260478" calcext:value-type="float">
            <text:p>6,260478</text:p>
          </table:table-cell>
          <table:table-cell office:value-type="float" office:value="2.155655" calcext:value-type="float">
            <text:p>2,155655</text:p>
          </table:table-cell>
        </table:table-row>
        <table:table-row table:style-name="ro1">
          <table:table-cell office:value-type="float" office:value="6.253012" calcext:value-type="float">
            <text:p>6,253012</text:p>
          </table:table-cell>
          <table:table-cell office:value-type="float" office:value="2.27591" calcext:value-type="float">
            <text:p>2,27591</text:p>
          </table:table-cell>
        </table:table-row>
        <table:table-row table:style-name="ro1">
          <table:table-cell office:value-type="float" office:value="6.243402" calcext:value-type="float">
            <text:p>6,243402</text:p>
          </table:table-cell>
          <table:table-cell office:value-type="float" office:value="2.396617" calcext:value-type="float">
            <text:p>2,396617</text:p>
          </table:table-cell>
        </table:table-row>
        <table:table-row table:style-name="ro1">
          <table:table-cell office:value-type="float" office:value="6.231627" calcext:value-type="float">
            <text:p>6,231627</text:p>
          </table:table-cell>
          <table:table-cell office:value-type="float" office:value="2.517741" calcext:value-type="float">
            <text:p>2,517741</text:p>
          </table:table-cell>
        </table:table-row>
        <table:table-row table:style-name="ro1">
          <table:table-cell office:value-type="float" office:value="6.217671" calcext:value-type="float">
            <text:p>6,217671</text:p>
          </table:table-cell>
          <table:table-cell office:value-type="float" office:value="2.639245" calcext:value-type="float">
            <text:p>2,639245</text:p>
          </table:table-cell>
        </table:table-row>
        <table:table-row table:style-name="ro1">
          <table:table-cell office:value-type="float" office:value="6.201516" calcext:value-type="float">
            <text:p>6,201516</text:p>
          </table:table-cell>
          <table:table-cell office:value-type="float" office:value="2.761093" calcext:value-type="float">
            <text:p>2,761093</text:p>
          </table:table-cell>
        </table:table-row>
        <table:table-row table:style-name="ro1">
          <table:table-cell office:value-type="float" office:value="6.183146" calcext:value-type="float">
            <text:p>6,183146</text:p>
          </table:table-cell>
          <table:table-cell office:value-type="float" office:value="2.883248" calcext:value-type="float">
            <text:p>2,883248</text:p>
          </table:table-cell>
        </table:table-row>
        <table:table-row table:style-name="ro1">
          <table:table-cell office:value-type="float" office:value="6.162544" calcext:value-type="float">
            <text:p>6,162544</text:p>
          </table:table-cell>
          <table:table-cell office:value-type="float" office:value="3.005673" calcext:value-type="float">
            <text:p>3,005673</text:p>
          </table:table-cell>
        </table:table-row>
        <table:table-row table:style-name="ro1">
          <table:table-cell office:value-type="float" office:value="6.139695" calcext:value-type="float">
            <text:p>6,139695</text:p>
          </table:table-cell>
          <table:table-cell office:value-type="float" office:value="3.128331" calcext:value-type="float">
            <text:p>3,128331</text:p>
          </table:table-cell>
        </table:table-row>
        <table:table-row table:style-name="ro1">
          <table:table-cell office:value-type="float" office:value="6.114584" calcext:value-type="float">
            <text:p>6,114584</text:p>
          </table:table-cell>
          <table:table-cell office:value-type="float" office:value="3.251182" calcext:value-type="float">
            <text:p>3,251182</text:p>
          </table:table-cell>
        </table:table-row>
        <table:table-row table:style-name="ro1">
          <table:table-cell office:value-type="float" office:value="6.087196" calcext:value-type="float">
            <text:p>6,087196</text:p>
          </table:table-cell>
          <table:table-cell office:value-type="float" office:value="3.374188" calcext:value-type="float">
            <text:p>3,374188</text:p>
          </table:table-cell>
        </table:table-row>
        <table:table-row table:style-name="ro1">
          <table:table-cell office:value-type="float" office:value="6.057518" calcext:value-type="float">
            <text:p>6,057518</text:p>
          </table:table-cell>
          <table:table-cell office:value-type="float" office:value="3.49731" calcext:value-type="float">
            <text:p>3,49731</text:p>
          </table:table-cell>
        </table:table-row>
        <table:table-row table:style-name="ro1">
          <table:table-cell office:value-type="float" office:value="6.025537" calcext:value-type="float">
            <text:p>6,025537</text:p>
          </table:table-cell>
          <table:table-cell office:value-type="float" office:value="3.620508" calcext:value-type="float">
            <text:p>3,620508</text:p>
          </table:table-cell>
        </table:table-row>
        <table:table-row table:style-name="ro1">
          <table:table-cell office:value-type="float" office:value="5.99124" calcext:value-type="float">
            <text:p>5,99124</text:p>
          </table:table-cell>
          <table:table-cell office:value-type="float" office:value="3.743742" calcext:value-type="float">
            <text:p>3,743742</text:p>
          </table:table-cell>
        </table:table-row>
        <table:table-row table:style-name="ro1">
          <table:table-cell office:value-type="float" office:value="5.954615" calcext:value-type="float">
            <text:p>5,954615</text:p>
          </table:table-cell>
          <table:table-cell office:value-type="float" office:value="3.866972" calcext:value-type="float">
            <text:p>3,866972</text:p>
          </table:table-cell>
        </table:table-row>
        <table:table-row table:style-name="ro1">
          <table:table-cell office:value-type="float" office:value="5.915651" calcext:value-type="float">
            <text:p>5,915651</text:p>
          </table:table-cell>
          <table:table-cell office:value-type="float" office:value="3.990157" calcext:value-type="float">
            <text:p>3,990157</text:p>
          </table:table-cell>
        </table:table-row>
        <table:table-row table:style-name="ro1">
          <table:table-cell office:value-type="float" office:value="5.874338" calcext:value-type="float">
            <text:p>5,874338</text:p>
          </table:table-cell>
          <table:table-cell office:value-type="float" office:value="4.113256" calcext:value-type="float">
            <text:p>4,113256</text:p>
          </table:table-cell>
        </table:table-row>
        <table:table-row table:style-name="ro1">
          <table:table-cell office:value-type="float" office:value="5.830665" calcext:value-type="float">
            <text:p>5,830665</text:p>
          </table:table-cell>
          <table:table-cell office:value-type="float" office:value="4.236226" calcext:value-type="float">
            <text:p>4,236226</text:p>
          </table:table-cell>
        </table:table-row>
        <table:table-row table:style-name="ro1">
          <table:table-cell office:value-type="float" office:value="5.784624" calcext:value-type="float">
            <text:p>5,784624</text:p>
          </table:table-cell>
          <table:table-cell office:value-type="float" office:value="4.359027" calcext:value-type="float">
            <text:p>4,359027</text:p>
          </table:table-cell>
        </table:table-row>
        <table:table-row table:style-name="ro1">
          <table:table-cell office:value-type="float" office:value="5.736206" calcext:value-type="float">
            <text:p>5,736206</text:p>
          </table:table-cell>
          <table:table-cell office:value-type="float" office:value="4.481615" calcext:value-type="float">
            <text:p>4,481615</text:p>
          </table:table-cell>
        </table:table-row>
        <table:table-row table:style-name="ro1">
          <table:table-cell office:value-type="float" office:value="5.685403" calcext:value-type="float">
            <text:p>5,685403</text:p>
          </table:table-cell>
          <table:table-cell office:value-type="float" office:value="4.603948" calcext:value-type="float">
            <text:p>4,603948</text:p>
          </table:table-cell>
        </table:table-row>
        <table:table-row table:style-name="ro1">
          <table:table-cell office:value-type="float" office:value="5.632208" calcext:value-type="float">
            <text:p>5,632208</text:p>
          </table:table-cell>
          <table:table-cell office:value-type="float" office:value="4.725983" calcext:value-type="float">
            <text:p>4,725983</text:p>
          </table:table-cell>
        </table:table-row>
        <table:table-row table:style-name="ro1">
          <table:table-cell office:value-type="float" office:value="5.576615" calcext:value-type="float">
            <text:p>5,576615</text:p>
          </table:table-cell>
          <table:table-cell office:value-type="float" office:value="4.847677" calcext:value-type="float">
            <text:p>4,847677</text:p>
          </table:table-cell>
        </table:table-row>
        <table:table-row table:style-name="ro1">
          <table:table-cell office:value-type="float" office:value="5.518617" calcext:value-type="float">
            <text:p>5,518617</text:p>
          </table:table-cell>
          <table:table-cell office:value-type="float" office:value="4.968985" calcext:value-type="float">
            <text:p>4,968985</text:p>
          </table:table-cell>
        </table:table-row>
        <table:table-row table:style-name="ro1">
          <table:table-cell office:value-type="float" office:value="5.458211" calcext:value-type="float">
            <text:p>5,458211</text:p>
          </table:table-cell>
          <table:table-cell office:value-type="float" office:value="5.089864" calcext:value-type="float">
            <text:p>5,089864</text:p>
          </table:table-cell>
        </table:table-row>
        <table:table-row table:style-name="ro1">
          <table:table-cell office:value-type="float" office:value="5.395392" calcext:value-type="float">
            <text:p>5,395392</text:p>
          </table:table-cell>
          <table:table-cell office:value-type="float" office:value="5.21027" calcext:value-type="float">
            <text:p>5,21027</text:p>
          </table:table-cell>
        </table:table-row>
        <table:table-row table:style-name="ro1">
          <table:table-cell table:number-columns-repeated="2" office:value-type="float" office:value="5.330157" calcext:value-type="float">
            <text:p>5,330157</text:p>
          </table:table-cell>
        </table:table-row>
        <table:table-row table:style-name="ro1">
          <table:table-cell office:value-type="float" office:value="5.262503" calcext:value-type="float">
            <text:p>5,262503</text:p>
          </table:table-cell>
          <table:table-cell office:value-type="float" office:value="5.449481" calcext:value-type="float">
            <text:p>5,449481</text:p>
          </table:table-cell>
        </table:table-row>
        <table:table-row table:style-name="ro1">
          <table:table-cell office:value-type="float" office:value="5.192428" calcext:value-type="float">
            <text:p>5,192428</text:p>
          </table:table-cell>
          <table:table-cell office:value-type="float" office:value="5.568197" calcext:value-type="float">
            <text:p>5,568197</text:p>
          </table:table-cell>
        </table:table-row>
        <table:table-row table:style-name="ro1">
          <table:table-cell office:value-type="float" office:value="5.119931" calcext:value-type="float">
            <text:p>5,119931</text:p>
          </table:table-cell>
          <table:table-cell office:value-type="float" office:value="5.686259" calcext:value-type="float">
            <text:p>5,686259</text:p>
          </table:table-cell>
        </table:table-row>
        <table:table-row table:style-name="ro1">
          <table:table-cell office:value-type="float" office:value="5.045012" calcext:value-type="float">
            <text:p>5,045012</text:p>
          </table:table-cell>
          <table:table-cell office:value-type="float" office:value="5.803622" calcext:value-type="float">
            <text:p>5,803622</text:p>
          </table:table-cell>
        </table:table-row>
        <table:table-row table:style-name="ro1">
          <table:table-cell office:value-type="float" office:value="4.967671" calcext:value-type="float">
            <text:p>4,967671</text:p>
          </table:table-cell>
          <table:table-cell office:value-type="float" office:value="5.92024" calcext:value-type="float">
            <text:p>5,92024</text:p>
          </table:table-cell>
        </table:table-row>
        <table:table-row table:style-name="ro1">
          <table:table-cell office:value-type="float" office:value="4.88791" calcext:value-type="float">
            <text:p>4,88791</text:p>
          </table:table-cell>
          <table:table-cell office:value-type="float" office:value="6.036066" calcext:value-type="float">
            <text:p>6,036066</text:p>
          </table:table-cell>
        </table:table-row>
        <table:table-row table:style-name="ro1">
          <table:table-cell office:value-type="float" office:value="4.805731" calcext:value-type="float">
            <text:p>4,805731</text:p>
          </table:table-cell>
          <table:table-cell office:value-type="float" office:value="6.151055" calcext:value-type="float">
            <text:p>6,151055</text:p>
          </table:table-cell>
        </table:table-row>
        <table:table-row table:style-name="ro1">
          <table:table-cell office:value-type="float" office:value="4.721136" calcext:value-type="float">
            <text:p>4,721136</text:p>
          </table:table-cell>
          <table:table-cell office:value-type="float" office:value="6.265159" calcext:value-type="float">
            <text:p>6,265159</text:p>
          </table:table-cell>
        </table:table-row>
        <table:table-row table:style-name="ro1">
          <table:table-cell office:value-type="float" office:value="4.63413" calcext:value-type="float">
            <text:p>4,63413</text:p>
          </table:table-cell>
          <table:table-cell office:value-type="float" office:value="6.378333" calcext:value-type="float">
            <text:p>6,378333</text:p>
          </table:table-cell>
        </table:table-row>
        <table:table-row table:style-name="ro1">
          <table:table-cell office:value-type="float" office:value="4.544718" calcext:value-type="float">
            <text:p>4,544718</text:p>
          </table:table-cell>
          <table:table-cell office:value-type="float" office:value="6.49053" calcext:value-type="float">
            <text:p>6,49053</text:p>
          </table:table-cell>
        </table:table-row>
        <table:table-row table:style-name="ro1">
          <table:table-cell office:value-type="float" office:value="4.452904" calcext:value-type="float">
            <text:p>4,452904</text:p>
          </table:table-cell>
          <table:table-cell office:value-type="float" office:value="6.601702" calcext:value-type="float">
            <text:p>6,601702</text:p>
          </table:table-cell>
        </table:table-row>
        <table:table-row table:style-name="ro1">
          <table:table-cell office:value-type="float" office:value="4.358695" calcext:value-type="float">
            <text:p>4,358695</text:p>
          </table:table-cell>
          <table:table-cell office:value-type="float" office:value="6.711802" calcext:value-type="float">
            <text:p>6,711802</text:p>
          </table:table-cell>
        </table:table-row>
        <table:table-row table:style-name="ro1">
          <table:table-cell office:value-type="float" office:value="4.262099" calcext:value-type="float">
            <text:p>4,262099</text:p>
          </table:table-cell>
          <table:table-cell office:value-type="float" office:value="6.820784" calcext:value-type="float">
            <text:p>6,820784</text:p>
          </table:table-cell>
        </table:table-row>
        <table:table-row table:style-name="ro1">
          <table:table-cell office:value-type="float" office:value="4.163123" calcext:value-type="float">
            <text:p>4,163123</text:p>
          </table:table-cell>
          <table:table-cell office:value-type="float" office:value="6.9286" calcext:value-type="float">
            <text:p>6,9286</text:p>
          </table:table-cell>
        </table:table-row>
        <table:table-row table:style-name="ro1">
          <table:table-cell office:value-type="float" office:value="4.061776" calcext:value-type="float">
            <text:p>4,061776</text:p>
          </table:table-cell>
          <table:table-cell office:value-type="float" office:value="7.035202" calcext:value-type="float">
            <text:p>7,035202</text:p>
          </table:table-cell>
        </table:table-row>
        <table:table-row table:style-name="ro1">
          <table:table-cell office:value-type="float" office:value="3.958068" calcext:value-type="float">
            <text:p>3,958068</text:p>
          </table:table-cell>
          <table:table-cell office:value-type="float" office:value="7.140543" calcext:value-type="float">
            <text:p>7,140543</text:p>
          </table:table-cell>
        </table:table-row>
        <table:table-row table:style-name="ro1">
          <table:table-cell office:value-type="float" office:value="3.85201" calcext:value-type="float">
            <text:p>3,85201</text:p>
          </table:table-cell>
          <table:table-cell office:value-type="float" office:value="7.244576" calcext:value-type="float">
            <text:p>7,244576</text:p>
          </table:table-cell>
        </table:table-row>
        <table:table-row table:style-name="ro1">
          <table:table-cell office:value-type="float" office:value="3.743612" calcext:value-type="float">
            <text:p>3,743612</text:p>
          </table:table-cell>
          <table:table-cell office:value-type="float" office:value="7.347253" calcext:value-type="float">
            <text:p>7,347253</text:p>
          </table:table-cell>
        </table:table-row>
        <table:table-row table:style-name="ro1">
          <table:table-cell office:value-type="float" office:value="3.632889" calcext:value-type="float">
            <text:p>3,632889</text:p>
          </table:table-cell>
          <table:table-cell office:value-type="float" office:value="7.448527" calcext:value-type="float">
            <text:p>7,448527</text:p>
          </table:table-cell>
        </table:table-row>
        <table:table-row table:style-name="ro1">
          <table:table-cell office:value-type="float" office:value="3.519853" calcext:value-type="float">
            <text:p>3,519853</text:p>
          </table:table-cell>
          <table:table-cell office:value-type="float" office:value="7.548349" calcext:value-type="float">
            <text:p>7,548349</text:p>
          </table:table-cell>
        </table:table-row>
        <table:table-row table:style-name="ro1">
          <table:table-cell office:value-type="float" office:value="3.404518" calcext:value-type="float">
            <text:p>3,404518</text:p>
          </table:table-cell>
          <table:table-cell office:value-type="float" office:value="7.646672" calcext:value-type="float">
            <text:p>7,646672</text:p>
          </table:table-cell>
        </table:table-row>
        <table:table-row table:style-name="ro1">
          <table:table-cell office:value-type="float" office:value="3.286899" calcext:value-type="float">
            <text:p>3,286899</text:p>
          </table:table-cell>
          <table:table-cell office:value-type="float" office:value="7.743449" calcext:value-type="float">
            <text:p>7,743449</text:p>
          </table:table-cell>
        </table:table-row>
        <table:table-row table:style-name="ro1">
          <table:table-cell office:value-type="float" office:value="3.167013" calcext:value-type="float">
            <text:p>3,167013</text:p>
          </table:table-cell>
          <table:table-cell office:value-type="float" office:value="7.838632" calcext:value-type="float">
            <text:p>7,838632</text:p>
          </table:table-cell>
        </table:table-row>
        <table:table-row table:style-name="ro1">
          <table:table-cell office:value-type="float" office:value="3.044876" calcext:value-type="float">
            <text:p>3,044876</text:p>
          </table:table-cell>
          <table:table-cell office:value-type="float" office:value="7.932174" calcext:value-type="float">
            <text:p>7,932174</text:p>
          </table:table-cell>
        </table:table-row>
        <table:table-row table:style-name="ro1">
          <table:table-cell office:value-type="float" office:value="2.920507" calcext:value-type="float">
            <text:p>2,920507</text:p>
          </table:table-cell>
          <table:table-cell office:value-type="float" office:value="8.024027" calcext:value-type="float">
            <text:p>8,024027</text:p>
          </table:table-cell>
        </table:table-row>
        <table:table-row table:style-name="ro1">
          <table:table-cell office:value-type="float" office:value="2.793924" calcext:value-type="float">
            <text:p>2,793924</text:p>
          </table:table-cell>
          <table:table-cell office:value-type="float" office:value="8.114143" calcext:value-type="float">
            <text:p>8,114143</text:p>
          </table:table-cell>
        </table:table-row>
        <table:table-row table:style-name="ro1">
          <table:table-cell office:value-type="float" office:value="2.665146" calcext:value-type="float">
            <text:p>2,665146</text:p>
          </table:table-cell>
          <table:table-cell office:value-type="float" office:value="8.202477" calcext:value-type="float">
            <text:p>8,202477</text:p>
          </table:table-cell>
        </table:table-row>
        <table:table-row table:style-name="ro1">
          <table:table-cell office:value-type="float" office:value="2.534195" calcext:value-type="float">
            <text:p>2,534195</text:p>
          </table:table-cell>
          <table:table-cell office:value-type="float" office:value="8.288979" calcext:value-type="float">
            <text:p>8,288979</text:p>
          </table:table-cell>
        </table:table-row>
        <table:table-row table:style-name="ro1">
          <table:table-cell office:value-type="float" office:value="2.401092" calcext:value-type="float">
            <text:p>2,401092</text:p>
          </table:table-cell>
          <table:table-cell office:value-type="float" office:value="8.373604" calcext:value-type="float">
            <text:p>8,373604</text:p>
          </table:table-cell>
        </table:table-row>
        <table:table-row table:style-name="ro1">
          <table:table-cell office:value-type="float" office:value="2.26586" calcext:value-type="float">
            <text:p>2,26586</text:p>
          </table:table-cell>
          <table:table-cell office:value-type="float" office:value="8.456305" calcext:value-type="float">
            <text:p>8,456305</text:p>
          </table:table-cell>
        </table:table-row>
        <table:table-row table:style-name="ro1">
          <table:table-cell office:value-type="float" office:value="2.128522" calcext:value-type="float">
            <text:p>2,128522</text:p>
          </table:table-cell>
          <table:table-cell office:value-type="float" office:value="8.537035" calcext:value-type="float">
            <text:p>8,537035</text:p>
          </table:table-cell>
        </table:table-row>
        <table:table-row table:style-name="ro1">
          <table:table-cell office:value-type="float" office:value="1.989102" calcext:value-type="float">
            <text:p>1,989102</text:p>
          </table:table-cell>
          <table:table-cell office:value-type="float" office:value="8.615747" calcext:value-type="float">
            <text:p>8,615747</text:p>
          </table:table-cell>
        </table:table-row>
        <table:table-row table:style-name="ro1">
          <table:table-cell office:value-type="float" office:value="1.847626" calcext:value-type="float">
            <text:p>1,847626</text:p>
          </table:table-cell>
          <table:table-cell office:value-type="float" office:value="8.692395" calcext:value-type="float">
            <text:p>8,692395</text:p>
          </table:table-cell>
        </table:table-row>
        <table:table-row table:style-name="ro1">
          <table:table-cell office:value-type="float" office:value="1.704119" calcext:value-type="float">
            <text:p>1,704119</text:p>
          </table:table-cell>
          <table:table-cell office:value-type="float" office:value="8.766933" calcext:value-type="float">
            <text:p>8,766933</text:p>
          </table:table-cell>
        </table:table-row>
        <table:table-row table:style-name="ro1">
          <table:table-cell office:value-type="float" office:value="1.55861" calcext:value-type="float">
            <text:p>1,55861</text:p>
          </table:table-cell>
          <table:table-cell office:value-type="float" office:value="8.839315" calcext:value-type="float">
            <text:p>8,839315</text:p>
          </table:table-cell>
        </table:table-row>
        <table:table-row table:style-name="ro1">
          <table:table-cell office:value-type="float" office:value="1.411126" calcext:value-type="float">
            <text:p>1,411126</text:p>
          </table:table-cell>
          <table:table-cell office:value-type="float" office:value="8.909497" calcext:value-type="float">
            <text:p>8,909497</text:p>
          </table:table-cell>
        </table:table-row>
        <table:table-row table:style-name="ro1">
          <table:table-cell office:value-type="float" office:value="1.261696" calcext:value-type="float">
            <text:p>1,261696</text:p>
          </table:table-cell>
          <table:table-cell office:value-type="float" office:value="8.977431" calcext:value-type="float">
            <text:p>8,977431</text:p>
          </table:table-cell>
        </table:table-row>
        <table:table-row table:style-name="ro1">
          <table:table-cell office:value-type="float" office:value="1.11035" calcext:value-type="float">
            <text:p>1,11035</text:p>
          </table:table-cell>
          <table:table-cell office:value-type="float" office:value="9.043074" calcext:value-type="float">
            <text:p>9,043074</text:p>
          </table:table-cell>
        </table:table-row>
        <table:table-row table:style-name="ro1">
          <table:table-cell office:value-type="float" office:value="0.957119" calcext:value-type="float">
            <text:p>0,957119</text:p>
          </table:table-cell>
          <table:table-cell office:value-type="float" office:value="9.10638" calcext:value-type="float">
            <text:p>9,10638</text:p>
          </table:table-cell>
        </table:table-row>
        <table:table-row table:style-name="ro1">
          <table:table-cell office:value-type="float" office:value="0.802035" calcext:value-type="float">
            <text:p>0,802035</text:p>
          </table:table-cell>
          <table:table-cell office:value-type="float" office:value="9.167306" calcext:value-type="float">
            <text:p>9,167306</text:p>
          </table:table-cell>
        </table:table-row>
        <table:table-row table:style-name="ro1">
          <table:table-cell office:value-type="float" office:value="0.645131" calcext:value-type="float">
            <text:p>0,645131</text:p>
          </table:table-cell>
          <table:table-cell office:value-type="float" office:value="9.225806" calcext:value-type="float">
            <text:p>9,225806</text:p>
          </table:table-cell>
        </table:table-row>
        <table:table-row table:style-name="ro1">
          <table:table-cell office:value-type="float" office:value="0.486441" calcext:value-type="float">
            <text:p>0,486441</text:p>
          </table:table-cell>
          <table:table-cell office:value-type="float" office:value="9.281839" calcext:value-type="float">
            <text:p>9,281839</text:p>
          </table:table-cell>
        </table:table-row>
        <table:table-row table:style-name="ro1">
          <table:table-cell office:value-type="float" office:value="0.325998" calcext:value-type="float">
            <text:p>0,325998</text:p>
          </table:table-cell>
          <table:table-cell office:value-type="float" office:value="9.335359" calcext:value-type="float">
            <text:p>9,335359</text:p>
          </table:table-cell>
        </table:table-row>
        <table:table-row table:style-name="ro1">
          <table:table-cell office:value-type="float" office:value="0.163839" calcext:value-type="float">
            <text:p>0,163839</text:p>
          </table:table-cell>
          <table:table-cell office:value-type="float" office:value="9.386325" calcext:value-type="float">
            <text:p>9,386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34693" calcext:value-type="float">
            <text:p>9,434693</text:p>
          </table:table-cell>
        </table:table-row>
        <table:table-row table:style-name="ro1">
          <table:table-cell office:value-type="float" office:value="-0.165481" calcext:value-type="float">
            <text:p>-0,165481</text:p>
          </table:table-cell>
          <table:table-cell office:value-type="float" office:value="9.480423" calcext:value-type="float">
            <text:p>9,480423</text:p>
          </table:table-cell>
        </table:table-row>
        <table:table-row table:style-name="ro1">
          <table:table-cell office:value-type="float" office:value="-0.332567" calcext:value-type="float">
            <text:p>-0,332567</text:p>
          </table:table-cell>
          <table:table-cell office:value-type="float" office:value="9.523471" calcext:value-type="float">
            <text:p>9,523471</text:p>
          </table:table-cell>
        </table:table-row>
        <table:table-row table:style-name="ro1">
          <table:table-cell office:value-type="float" office:value="-0.501217" calcext:value-type="float">
            <text:p>-0,501217</text:p>
          </table:table-cell>
          <table:table-cell office:value-type="float" office:value="9.563798" calcext:value-type="float">
            <text:p>9,563798</text:p>
          </table:table-cell>
        </table:table-row>
        <table:table-row table:style-name="ro1">
          <table:table-cell office:value-type="float" office:value="-0.671393" calcext:value-type="float">
            <text:p>-0,671393</text:p>
          </table:table-cell>
          <table:table-cell office:value-type="float" office:value="9.601362" calcext:value-type="float">
            <text:p>9,601362</text:p>
          </table:table-cell>
        </table:table-row>
        <table:table-row table:style-name="ro1">
          <table:table-cell office:value-type="float" office:value="-0.843052" calcext:value-type="float">
            <text:p>-0,843052</text:p>
          </table:table-cell>
          <table:table-cell office:value-type="float" office:value="9.636123" calcext:value-type="float">
            <text:p>9,636123</text:p>
          </table:table-cell>
        </table:table-row>
        <table:table-row table:style-name="ro1">
          <table:table-cell office:value-type="float" office:value="-1.016152" calcext:value-type="float">
            <text:p>-1,016152</text:p>
          </table:table-cell>
          <table:table-cell office:value-type="float" office:value="9.668042" calcext:value-type="float">
            <text:p>9,668042</text:p>
          </table:table-cell>
        </table:table-row>
        <table:table-row table:style-name="ro1">
          <table:table-cell office:value-type="float" office:value="-1.190652" calcext:value-type="float">
            <text:p>-1,190652</text:p>
          </table:table-cell>
          <table:table-cell office:value-type="float" office:value="9.697079" calcext:value-type="float">
            <text:p>9,697079</text:p>
          </table:table-cell>
        </table:table-row>
        <table:table-row table:style-name="ro1">
          <table:table-cell office:value-type="float" office:value="-1.366506" calcext:value-type="float">
            <text:p>-1,366506</text:p>
          </table:table-cell>
          <table:table-cell office:value-type="float" office:value="9.723196" calcext:value-type="float">
            <text:p>9,723196</text:p>
          </table:table-cell>
        </table:table-row>
        <table:table-row table:style-name="ro1">
          <table:table-cell office:value-type="float" office:value="-1.543671" calcext:value-type="float">
            <text:p>-1,543671</text:p>
          </table:table-cell>
          <table:table-cell office:value-type="float" office:value="9.746356" calcext:value-type="float">
            <text:p>9,746356</text:p>
          </table:table-cell>
        </table:table-row>
        <table:table-row table:style-name="ro1">
          <table:table-cell office:value-type="float" office:value="-1.722101" calcext:value-type="float">
            <text:p>-1,722101</text:p>
          </table:table-cell>
          <table:table-cell office:value-type="float" office:value="9.766521" calcext:value-type="float">
            <text:p>9,766521</text:p>
          </table:table-cell>
        </table:table-row>
        <table:table-row table:style-name="ro1">
          <table:table-cell office:value-type="float" office:value="-1.90175" calcext:value-type="float">
            <text:p>-1,90175</text:p>
          </table:table-cell>
          <table:table-cell office:value-type="float" office:value="9.783653" calcext:value-type="float">
            <text:p>9,783653</text:p>
          </table:table-cell>
        </table:table-row>
        <table:table-row table:style-name="ro1">
          <table:table-cell office:value-type="float" office:value="-2.082569" calcext:value-type="float">
            <text:p>-2,082569</text:p>
          </table:table-cell>
          <table:table-cell office:value-type="float" office:value="9.797718" calcext:value-type="float">
            <text:p>9,797718</text:p>
          </table:table-cell>
        </table:table-row>
        <table:table-row table:style-name="ro1">
          <table:table-cell office:value-type="float" office:value="-2.264512" calcext:value-type="float">
            <text:p>-2,264512</text:p>
          </table:table-cell>
          <table:table-cell office:value-type="float" office:value="9.808679" calcext:value-type="float">
            <text:p>9,808679</text:p>
          </table:table-cell>
        </table:table-row>
        <table:table-row table:style-name="ro1">
          <table:table-cell office:value-type="float" office:value="-2.447529" calcext:value-type="float">
            <text:p>-2,447529</text:p>
          </table:table-cell>
          <table:table-cell office:value-type="float" office:value="9.816502" calcext:value-type="float">
            <text:p>9,816502</text:p>
          </table:table-cell>
        </table:table-row>
        <table:table-row table:style-name="ro1">
          <table:table-cell office:value-type="float" office:value="-2.63157" calcext:value-type="float">
            <text:p>-2,63157</text:p>
          </table:table-cell>
          <table:table-cell office:value-type="float" office:value="9.821153" calcext:value-type="float">
            <text:p>9,821153</text:p>
          </table:table-cell>
        </table:table-row>
        <table:table-row table:style-name="ro1">
          <table:table-cell office:value-type="float" office:value="-2.816585" calcext:value-type="float">
            <text:p>-2,816585</text:p>
          </table:table-cell>
          <table:table-cell office:value-type="float" office:value="9.822599" calcext:value-type="float">
            <text:p>9,822599</text:p>
          </table:table-cell>
        </table:table-row>
        <table:table-row table:style-name="ro1">
          <table:table-cell office:value-type="float" office:value="-3.002522" calcext:value-type="float">
            <text:p>-3,002522</text:p>
          </table:table-cell>
          <table:table-cell office:value-type="float" office:value="9.820807" calcext:value-type="float">
            <text:p>9,820807</text:p>
          </table:table-cell>
        </table:table-row>
        <table:table-row table:style-name="ro1">
          <table:table-cell office:value-type="float" office:value="-3.189329" calcext:value-type="float">
            <text:p>-3,189329</text:p>
          </table:table-cell>
          <table:table-cell office:value-type="float" office:value="9.815744" calcext:value-type="float">
            <text:p>9,815744</text:p>
          </table:table-cell>
        </table:table-row>
        <table:table-row table:style-name="ro1">
          <table:table-cell office:value-type="float" office:value="-3.376952" calcext:value-type="float">
            <text:p>-3,376952</text:p>
          </table:table-cell>
          <table:table-cell office:value-type="float" office:value="9.807381" calcext:value-type="float">
            <text:p>9,807381</text:p>
          </table:table-cell>
        </table:table-row>
        <table:table-row table:style-name="ro1">
          <table:table-cell office:value-type="float" office:value="-3.565338" calcext:value-type="float">
            <text:p>-3,565338</text:p>
          </table:table-cell>
          <table:table-cell office:value-type="float" office:value="9.795686" calcext:value-type="float">
            <text:p>9,795686</text:p>
          </table:table-cell>
        </table:table-row>
        <table:table-row table:style-name="ro1">
          <table:table-cell office:value-type="float" office:value="-3.754432" calcext:value-type="float">
            <text:p>-3,754432</text:p>
          </table:table-cell>
          <table:table-cell office:value-type="float" office:value="9.78063" calcext:value-type="float">
            <text:p>9,78063</text:p>
          </table:table-cell>
        </table:table-row>
        <table:table-row table:style-name="ro1">
          <table:table-cell office:value-type="float" office:value="-3.944179" calcext:value-type="float">
            <text:p>-3,944179</text:p>
          </table:table-cell>
          <table:table-cell office:value-type="float" office:value="9.762184" calcext:value-type="float">
            <text:p>9,762184</text:p>
          </table:table-cell>
        </table:table-row>
        <table:table-row table:style-name="ro1">
          <table:table-cell office:value-type="float" office:value="-4.134521" calcext:value-type="float">
            <text:p>-4,134521</text:p>
          </table:table-cell>
          <table:table-cell office:value-type="float" office:value="9.740322" calcext:value-type="float">
            <text:p>9,740322</text:p>
          </table:table-cell>
        </table:table-row>
        <table:table-row table:style-name="ro1">
          <table:table-cell office:value-type="float" office:value="-4.325403" calcext:value-type="float">
            <text:p>-4,325403</text:p>
          </table:table-cell>
          <table:table-cell office:value-type="float" office:value="9.715014" calcext:value-type="float">
            <text:p>9,715014</text:p>
          </table:table-cell>
        </table:table-row>
        <table:table-row table:style-name="ro1">
          <table:table-cell office:value-type="float" office:value="-4.516766" calcext:value-type="float">
            <text:p>-4,516766</text:p>
          </table:table-cell>
          <table:table-cell office:value-type="float" office:value="9.686236" calcext:value-type="float">
            <text:p>9,686236</text:p>
          </table:table-cell>
        </table:table-row>
        <table:table-row table:style-name="ro1">
          <table:table-cell office:value-type="float" office:value="-4.708552" calcext:value-type="float">
            <text:p>-4,708552</text:p>
          </table:table-cell>
          <table:table-cell office:value-type="float" office:value="9.653962" calcext:value-type="float">
            <text:p>9,653962</text:p>
          </table:table-cell>
        </table:table-row>
        <table:table-row table:style-name="ro1">
          <table:table-cell office:value-type="float" office:value="-4.900701" calcext:value-type="float">
            <text:p>-4,900701</text:p>
          </table:table-cell>
          <table:table-cell office:value-type="float" office:value="9.618168" calcext:value-type="float">
            <text:p>9,618168</text:p>
          </table:table-cell>
        </table:table-row>
        <table:table-row table:style-name="ro1">
          <table:table-cell office:value-type="float" office:value="-5.093154" calcext:value-type="float">
            <text:p>-5,093154</text:p>
          </table:table-cell>
          <table:table-cell office:value-type="float" office:value="9.57883" calcext:value-type="float">
            <text:p>9,57883</text:p>
          </table:table-cell>
        </table:table-row>
        <table:table-row table:style-name="ro1">
          <table:table-cell office:value-type="float" office:value="-5.28585" calcext:value-type="float">
            <text:p>-5,28585</text:p>
          </table:table-cell>
          <table:table-cell office:value-type="float" office:value="9.535925" calcext:value-type="float">
            <text:p>9,535925</text:p>
          </table:table-cell>
        </table:table-row>
        <table:table-row table:style-name="ro1">
          <table:table-cell office:value-type="float" office:value="-5.478727" calcext:value-type="float">
            <text:p>-5,478727</text:p>
          </table:table-cell>
          <table:table-cell office:value-type="float" office:value="9.489433" calcext:value-type="float">
            <text:p>9,489433</text:p>
          </table:table-cell>
        </table:table-row>
        <table:table-row table:style-name="ro1">
          <table:table-cell office:value-type="float" office:value="-5.671723" calcext:value-type="float">
            <text:p>-5,671723</text:p>
          </table:table-cell>
          <table:table-cell office:value-type="float" office:value="9.439333" calcext:value-type="float">
            <text:p>9,439333</text:p>
          </table:table-cell>
        </table:table-row>
        <table:table-row table:style-name="ro1">
          <table:table-cell office:value-type="float" office:value="-5.864777" calcext:value-type="float">
            <text:p>-5,864777</text:p>
          </table:table-cell>
          <table:table-cell office:value-type="float" office:value="9.385605" calcext:value-type="float">
            <text:p>9,385605</text:p>
          </table:table-cell>
        </table:table-row>
        <table:table-row table:style-name="ro1">
          <table:table-cell office:value-type="float" office:value="-6.057823" calcext:value-type="float">
            <text:p>-6,057823</text:p>
          </table:table-cell>
          <table:table-cell office:value-type="float" office:value="9.32823" calcext:value-type="float">
            <text:p>9,32823</text:p>
          </table:table-cell>
        </table:table-row>
        <table:table-row table:style-name="ro1">
          <table:table-cell office:value-type="float" office:value="-6.250799" calcext:value-type="float">
            <text:p>-6,250799</text:p>
          </table:table-cell>
          <table:table-cell office:value-type="float" office:value="9.267191" calcext:value-type="float">
            <text:p>9,267191</text:p>
          </table:table-cell>
        </table:table-row>
        <table:table-row table:style-name="ro1">
          <table:table-cell office:value-type="float" office:value="-6.44364" calcext:value-type="float">
            <text:p>-6,44364</text:p>
          </table:table-cell>
          <table:table-cell office:value-type="float" office:value="9.202471" calcext:value-type="float">
            <text:p>9,202471</text:p>
          </table:table-cell>
        </table:table-row>
        <table:table-row table:style-name="ro1">
          <table:table-cell office:value-type="float" office:value="-6.63628" calcext:value-type="float">
            <text:p>-6,63628</text:p>
          </table:table-cell>
          <table:table-cell office:value-type="float" office:value="9.134056" calcext:value-type="float">
            <text:p>9,134056</text:p>
          </table:table-cell>
        </table:table-row>
        <table:table-row table:style-name="ro1">
          <table:table-cell office:value-type="float" office:value="-6.828654" calcext:value-type="float">
            <text:p>-6,828654</text:p>
          </table:table-cell>
          <table:table-cell office:value-type="float" office:value="9.06193" calcext:value-type="float">
            <text:p>9,06193</text:p>
          </table:table-cell>
        </table:table-row>
        <table:table-row table:style-name="ro1">
          <table:table-cell office:value-type="float" office:value="-7.020695" calcext:value-type="float">
            <text:p>-7,020695</text:p>
          </table:table-cell>
          <table:table-cell office:value-type="float" office:value="8.98608" calcext:value-type="float">
            <text:p>8,98608</text:p>
          </table:table-cell>
        </table:table-row>
        <table:table-row table:style-name="ro1">
          <table:table-cell office:value-type="float" office:value="-7.212337" calcext:value-type="float">
            <text:p>-7,212337</text:p>
          </table:table-cell>
          <table:table-cell office:value-type="float" office:value="8.906494" calcext:value-type="float">
            <text:p>8,906494</text:p>
          </table:table-cell>
        </table:table-row>
        <table:table-row table:style-name="ro1">
          <table:table-cell office:value-type="float" office:value="-7.403512" calcext:value-type="float">
            <text:p>-7,403512</text:p>
          </table:table-cell>
          <table:table-cell office:value-type="float" office:value="8.823161" calcext:value-type="float">
            <text:p>8,823161</text:p>
          </table:table-cell>
        </table:table-row>
        <table:table-row table:style-name="ro1">
          <table:table-cell office:value-type="float" office:value="-7.594151" calcext:value-type="float">
            <text:p>-7,594151</text:p>
          </table:table-cell>
          <table:table-cell office:value-type="float" office:value="8.736072" calcext:value-type="float">
            <text:p>8,736072</text:p>
          </table:table-cell>
        </table:table-row>
        <table:table-row table:style-name="ro1">
          <table:table-cell office:value-type="float" office:value="-7.784187" calcext:value-type="float">
            <text:p>-7,784187</text:p>
          </table:table-cell>
          <table:table-cell office:value-type="float" office:value="8.645216" calcext:value-type="float">
            <text:p>8,645216</text:p>
          </table:table-cell>
        </table:table-row>
        <table:table-row table:style-name="ro1">
          <table:table-cell office:value-type="float" office:value="-7.973551" calcext:value-type="float">
            <text:p>-7,973551</text:p>
          </table:table-cell>
          <table:table-cell office:value-type="float" office:value="8.550587" calcext:value-type="float">
            <text:p>8,550587</text:p>
          </table:table-cell>
        </table:table-row>
        <table:table-row table:style-name="ro1">
          <table:table-cell office:value-type="float" office:value="-8.162173" calcext:value-type="float">
            <text:p>-8,162173</text:p>
          </table:table-cell>
          <table:table-cell office:value-type="float" office:value="8.452177" calcext:value-type="float">
            <text:p>8,452177</text:p>
          </table:table-cell>
        </table:table-row>
        <table:table-row table:style-name="ro1">
          <table:table-cell office:value-type="float" office:value="-8.349983" calcext:value-type="float">
            <text:p>-8,349983</text:p>
          </table:table-cell>
          <table:table-cell office:value-type="float" office:value="8.349983" calcext:value-type="float">
            <text:p>8,349983</text:p>
          </table:table-cell>
        </table:table-row>
        <table:table-row table:style-name="ro1">
          <table:table-cell office:value-type="float" office:value="-8.53691" calcext:value-type="float">
            <text:p>-8,53691</text:p>
          </table:table-cell>
          <table:table-cell office:value-type="float" office:value="8.243999" calcext:value-type="float">
            <text:p>8,243999</text:p>
          </table:table-cell>
        </table:table-row>
        <table:table-row table:style-name="ro1">
          <table:table-cell office:value-type="float" office:value="-8.722885" calcext:value-type="float">
            <text:p>-8,722885</text:p>
          </table:table-cell>
          <table:table-cell office:value-type="float" office:value="8.134222" calcext:value-type="float">
            <text:p>8,134222</text:p>
          </table:table-cell>
        </table:table-row>
        <table:table-row table:style-name="ro1">
          <table:table-cell office:value-type="float" office:value="-8.907836" calcext:value-type="float">
            <text:p>-8,907836</text:p>
          </table:table-cell>
          <table:table-cell office:value-type="float" office:value="8.020652" calcext:value-type="float">
            <text:p>8,020652</text:p>
          </table:table-cell>
        </table:table-row>
        <table:table-row table:style-name="ro1">
          <table:table-cell office:value-type="float" office:value="-9.091691" calcext:value-type="float">
            <text:p>-9,091691</text:p>
          </table:table-cell>
          <table:table-cell office:value-type="float" office:value="7.903287" calcext:value-type="float">
            <text:p>7,903287</text:p>
          </table:table-cell>
        </table:table-row>
        <table:table-row table:style-name="ro1">
          <table:table-cell office:value-type="float" office:value="-9.274379" calcext:value-type="float">
            <text:p>-9,274379</text:p>
          </table:table-cell>
          <table:table-cell office:value-type="float" office:value="7.782128" calcext:value-type="float">
            <text:p>7,782128</text:p>
          </table:table-cell>
        </table:table-row>
        <table:table-row table:style-name="ro1">
          <table:table-cell office:value-type="float" office:value="-9.455827" calcext:value-type="float">
            <text:p>-9,455827</text:p>
          </table:table-cell>
          <table:table-cell office:value-type="float" office:value="7.657178" calcext:value-type="float">
            <text:p>7,657178</text:p>
          </table:table-cell>
        </table:table-row>
        <table:table-row table:style-name="ro1">
          <table:table-cell office:value-type="float" office:value="-9.635963" calcext:value-type="float">
            <text:p>-9,635963</text:p>
          </table:table-cell>
          <table:table-cell office:value-type="float" office:value="7.52844" calcext:value-type="float">
            <text:p>7,52844</text:p>
          </table:table-cell>
        </table:table-row>
        <table:table-row table:style-name="ro1">
          <table:table-cell office:value-type="float" office:value="-9.814715" calcext:value-type="float">
            <text:p>-9,814715</text:p>
          </table:table-cell>
          <table:table-cell office:value-type="float" office:value="7.395918" calcext:value-type="float">
            <text:p>7,395918</text:p>
          </table:table-cell>
        </table:table-row>
        <table:table-row table:style-name="ro1">
          <table:table-cell office:value-type="float" office:value="-9.992008" calcext:value-type="float">
            <text:p>-9,992008</text:p>
          </table:table-cell>
          <table:table-cell office:value-type="float" office:value="7.259619" calcext:value-type="float">
            <text:p>7,259619</text:p>
          </table:table-cell>
        </table:table-row>
        <table:table-row table:style-name="ro1">
          <table:table-cell office:value-type="float" office:value="-10.16777" calcext:value-type="float">
            <text:p>-10,16777</text:p>
          </table:table-cell>
          <table:table-cell office:value-type="float" office:value="7.119549" calcext:value-type="float">
            <text:p>7,119549</text:p>
          </table:table-cell>
        </table:table-row>
        <table:table-row table:style-name="ro1">
          <table:table-cell office:value-type="float" office:value="-10.341927" calcext:value-type="float">
            <text:p>-10,341927</text:p>
          </table:table-cell>
          <table:table-cell office:value-type="float" office:value="6.975718" calcext:value-type="float">
            <text:p>6,975718</text:p>
          </table:table-cell>
        </table:table-row>
        <table:table-row table:style-name="ro1">
          <table:table-cell office:value-type="float" office:value="-10.514405" calcext:value-type="float">
            <text:p>-10,514405</text:p>
          </table:table-cell>
          <table:table-cell office:value-type="float" office:value="6.828135" calcext:value-type="float">
            <text:p>6,828135</text:p>
          </table:table-cell>
        </table:table-row>
        <table:table-row table:style-name="ro1">
          <table:table-cell office:value-type="float" office:value="-10.685131" calcext:value-type="float">
            <text:p>-10,685131</text:p>
          </table:table-cell>
          <table:table-cell office:value-type="float" office:value="6.676811" calcext:value-type="float">
            <text:p>6,676811</text:p>
          </table:table-cell>
        </table:table-row>
        <table:table-row table:style-name="ro1">
          <table:table-cell office:value-type="float" office:value="-10.85403" calcext:value-type="float">
            <text:p>-10,85403</text:p>
          </table:table-cell>
          <table:table-cell office:value-type="float" office:value="6.521759" calcext:value-type="float">
            <text:p>6,521759</text:p>
          </table:table-cell>
        </table:table-row>
        <table:table-row table:style-name="ro1">
          <table:table-cell office:value-type="float" office:value="-11.021029" calcext:value-type="float">
            <text:p>-11,021029</text:p>
          </table:table-cell>
          <table:table-cell office:value-type="float" office:value="6.362994" calcext:value-type="float">
            <text:p>6,362994</text:p>
          </table:table-cell>
        </table:table-row>
        <table:table-row table:style-name="ro1">
          <table:table-cell office:value-type="float" office:value="-11.186052" calcext:value-type="float">
            <text:p>-11,186052</text:p>
          </table:table-cell>
          <table:table-cell office:value-type="float" office:value="6.20053" calcext:value-type="float">
            <text:p>6,20053</text:p>
          </table:table-cell>
        </table:table-row>
        <table:table-row table:style-name="ro1">
          <table:table-cell office:value-type="float" office:value="-11.349025" calcext:value-type="float">
            <text:p>-11,349025</text:p>
          </table:table-cell>
          <table:table-cell office:value-type="float" office:value="6.034384" calcext:value-type="float">
            <text:p>6,034384</text:p>
          </table:table-cell>
        </table:table-row>
        <table:table-row table:style-name="ro1">
          <table:table-cell office:value-type="float" office:value="-11.509874" calcext:value-type="float">
            <text:p>-11,509874</text:p>
          </table:table-cell>
          <table:table-cell office:value-type="float" office:value="5.864574" calcext:value-type="float">
            <text:p>5,864574</text:p>
          </table:table-cell>
        </table:table-row>
        <table:table-row table:style-name="ro1">
          <table:table-cell office:value-type="float" office:value="-11.668524" calcext:value-type="float">
            <text:p>-11,668524</text:p>
          </table:table-cell>
          <table:table-cell office:value-type="float" office:value="5.691119" calcext:value-type="float">
            <text:p>5,691119</text:p>
          </table:table-cell>
        </table:table-row>
        <table:table-row table:style-name="ro1">
          <table:table-cell office:value-type="float" office:value="-11.824901" calcext:value-type="float">
            <text:p>-11,824901</text:p>
          </table:table-cell>
          <table:table-cell office:value-type="float" office:value="5.514042" calcext:value-type="float">
            <text:p>5,514042</text:p>
          </table:table-cell>
        </table:table-row>
        <table:table-row table:style-name="ro1">
          <table:table-cell office:value-type="float" office:value="-11.97893" calcext:value-type="float">
            <text:p>-11,97893</text:p>
          </table:table-cell>
          <table:table-cell office:value-type="float" office:value="5.333363" calcext:value-type="float">
            <text:p>5,333363</text:p>
          </table:table-cell>
        </table:table-row>
        <table:table-row table:style-name="ro1">
          <table:table-cell office:value-type="float" office:value="-12.130537" calcext:value-type="float">
            <text:p>-12,130537</text:p>
          </table:table-cell>
          <table:table-cell office:value-type="float" office:value="5.149107" calcext:value-type="float">
            <text:p>5,149107</text:p>
          </table:table-cell>
        </table:table-row>
        <table:table-row table:style-name="ro1">
          <table:table-cell office:value-type="float" office:value="-12.279646" calcext:value-type="float">
            <text:p>-12,279646</text:p>
          </table:table-cell>
          <table:table-cell office:value-type="float" office:value="4.961299" calcext:value-type="float">
            <text:p>4,961299</text:p>
          </table:table-cell>
        </table:table-row>
        <table:table-row table:style-name="ro1">
          <table:table-cell office:value-type="float" office:value="-12.426184" calcext:value-type="float">
            <text:p>-12,426184</text:p>
          </table:table-cell>
          <table:table-cell office:value-type="float" office:value="4.769965" calcext:value-type="float">
            <text:p>4,769965</text:p>
          </table:table-cell>
        </table:table-row>
        <table:table-row table:style-name="ro1">
          <table:table-cell office:value-type="float" office:value="-12.570077" calcext:value-type="float">
            <text:p>-12,570077</text:p>
          </table:table-cell>
          <table:table-cell office:value-type="float" office:value="4.575134" calcext:value-type="float">
            <text:p>4,575134</text:p>
          </table:table-cell>
        </table:table-row>
        <table:table-row table:style-name="ro1">
          <table:table-cell office:value-type="float" office:value="-12.711249" calcext:value-type="float">
            <text:p>-12,711249</text:p>
          </table:table-cell>
          <table:table-cell office:value-type="float" office:value="4.376834" calcext:value-type="float">
            <text:p>4,376834</text:p>
          </table:table-cell>
        </table:table-row>
        <table:table-row table:style-name="ro1">
          <table:table-cell office:value-type="float" office:value="-12.849628" calcext:value-type="float">
            <text:p>-12,849628</text:p>
          </table:table-cell>
          <table:table-cell office:value-type="float" office:value="4.175097" calcext:value-type="float">
            <text:p>4,175097</text:p>
          </table:table-cell>
        </table:table-row>
        <table:table-row table:style-name="ro1">
          <table:table-cell office:value-type="float" office:value="-12.985139" calcext:value-type="float">
            <text:p>-12,985139</text:p>
          </table:table-cell>
          <table:table-cell office:value-type="float" office:value="3.969955" calcext:value-type="float">
            <text:p>3,969955</text:p>
          </table:table-cell>
        </table:table-row>
        <table:table-row table:style-name="ro1">
          <table:table-cell office:value-type="float" office:value="-13.117709" calcext:value-type="float">
            <text:p>-13,117709</text:p>
          </table:table-cell>
          <table:table-cell office:value-type="float" office:value="3.761443" calcext:value-type="float">
            <text:p>3,761443</text:p>
          </table:table-cell>
        </table:table-row>
        <table:table-row table:style-name="ro1">
          <table:table-cell office:value-type="float" office:value="-13.247264" calcext:value-type="float">
            <text:p>-13,247264</text:p>
          </table:table-cell>
          <table:table-cell office:value-type="float" office:value="3.549594" calcext:value-type="float">
            <text:p>3,549594</text:p>
          </table:table-cell>
        </table:table-row>
        <table:table-row table:style-name="ro1">
          <table:table-cell office:value-type="float" office:value="-13.373732" calcext:value-type="float">
            <text:p>-13,373732</text:p>
          </table:table-cell>
          <table:table-cell office:value-type="float" office:value="3.334446" calcext:value-type="float">
            <text:p>3,334446</text:p>
          </table:table-cell>
        </table:table-row>
        <table:table-row table:style-name="ro1">
          <table:table-cell office:value-type="float" office:value="-13.497038" calcext:value-type="float">
            <text:p>-13,497038</text:p>
          </table:table-cell>
          <table:table-cell office:value-type="float" office:value="3.116037" calcext:value-type="float">
            <text:p>3,116037</text:p>
          </table:table-cell>
        </table:table-row>
        <table:table-row table:style-name="ro1">
          <table:table-cell office:value-type="float" office:value="-13.617112" calcext:value-type="float">
            <text:p>-13,617112</text:p>
          </table:table-cell>
          <table:table-cell office:value-type="float" office:value="2.894406" calcext:value-type="float">
            <text:p>2,894406</text:p>
          </table:table-cell>
        </table:table-row>
        <table:table-row table:style-name="ro1">
          <table:table-cell office:value-type="float" office:value="-13.73388" calcext:value-type="float">
            <text:p>-13,73388</text:p>
          </table:table-cell>
          <table:table-cell office:value-type="float" office:value="2.669596" calcext:value-type="float">
            <text:p>2,669596</text:p>
          </table:table-cell>
        </table:table-row>
        <table:table-row table:style-name="ro1">
          <table:table-cell office:value-type="float" office:value="-13.847271" calcext:value-type="float">
            <text:p>-13,847271</text:p>
          </table:table-cell>
          <table:table-cell office:value-type="float" office:value="2.441647" calcext:value-type="float">
            <text:p>2,441647</text:p>
          </table:table-cell>
        </table:table-row>
        <table:table-row table:style-name="ro1">
          <table:table-cell office:value-type="float" office:value="-13.957213" calcext:value-type="float">
            <text:p>-13,957213</text:p>
          </table:table-cell>
          <table:table-cell office:value-type="float" office:value="2.210605" calcext:value-type="float">
            <text:p>2,210605</text:p>
          </table:table-cell>
        </table:table-row>
        <table:table-row table:style-name="ro1">
          <table:table-cell office:value-type="float" office:value="-14.063636" calcext:value-type="float">
            <text:p>-14,063636</text:p>
          </table:table-cell>
          <table:table-cell office:value-type="float" office:value="1.976515" calcext:value-type="float">
            <text:p>1,976515</text:p>
          </table:table-cell>
        </table:table-row>
        <table:table-row table:style-name="ro1">
          <table:table-cell office:value-type="float" office:value="-14.166469" calcext:value-type="float">
            <text:p>-14,166469</text:p>
          </table:table-cell>
          <table:table-cell office:value-type="float" office:value="1.739424" calcext:value-type="float">
            <text:p>1,739424</text:p>
          </table:table-cell>
        </table:table-row>
        <table:table-row table:style-name="ro1">
          <table:table-cell office:value-type="float" office:value="-14.265642" calcext:value-type="float">
            <text:p>-14,265642</text:p>
          </table:table-cell>
          <table:table-cell office:value-type="float" office:value="1.499379" calcext:value-type="float">
            <text:p>1,499379</text:p>
          </table:table-cell>
        </table:table-row>
        <table:table-row table:style-name="ro1">
          <table:table-cell office:value-type="float" office:value="-14.361085" calcext:value-type="float">
            <text:p>-14,361085</text:p>
          </table:table-cell>
          <table:table-cell office:value-type="float" office:value="1.256432" calcext:value-type="float">
            <text:p>1,256432</text:p>
          </table:table-cell>
        </table:table-row>
        <table:table-row table:style-name="ro1">
          <table:table-cell office:value-type="float" office:value="-14.45273" calcext:value-type="float">
            <text:p>-14,45273</text:p>
          </table:table-cell>
          <table:table-cell office:value-type="float" office:value="1.010633" calcext:value-type="float">
            <text:p>1,010633</text:p>
          </table:table-cell>
        </table:table-row>
        <table:table-row table:style-name="ro1">
          <table:table-cell office:value-type="float" office:value="-14.540508" calcext:value-type="float">
            <text:p>-14,540508</text:p>
          </table:table-cell>
          <table:table-cell office:value-type="float" office:value="0.762036" calcext:value-type="float">
            <text:p>0,762036</text:p>
          </table:table-cell>
        </table:table-row>
        <table:table-row table:style-name="ro1">
          <table:table-cell office:value-type="float" office:value="-14.62435" calcext:value-type="float">
            <text:p>-14,62435</text:p>
          </table:table-cell>
          <table:table-cell office:value-type="float" office:value="0.510694" calcext:value-type="float">
            <text:p>0,510694</text:p>
          </table:table-cell>
        </table:table-row>
        <table:table-row table:style-name="ro1">
          <table:table-cell office:value-type="float" office:value="-14.704191" calcext:value-type="float">
            <text:p>-14,704191</text:p>
          </table:table-cell>
          <table:table-cell office:value-type="float" office:value="0.256663" calcext:value-type="float">
            <text:p>0,256663</text:p>
          </table:table-cell>
        </table:table-row>
        <table:table-row table:style-name="ro1">
          <table:table-cell office:value-type="float" office:value="-14.779963" calcext:value-type="float">
            <text:p>-14,779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4.851601" calcext:value-type="float">
            <text:p>-14,851601</text:p>
          </table:table-cell>
          <table:table-cell office:value-type="float" office:value="-0.259236" calcext:value-type="float">
            <text:p>-0,259236</text:p>
          </table:table-cell>
        </table:table-row>
        <table:table-row table:style-name="ro1">
          <table:table-cell office:value-type="float" office:value="-14.919038" calcext:value-type="float">
            <text:p>-14,919038</text:p>
          </table:table-cell>
          <table:table-cell office:value-type="float" office:value="-0.520984" calcext:value-type="float">
            <text:p>-0,520984</text:p>
          </table:table-cell>
        </table:table-row>
        <table:table-row table:style-name="ro1">
          <table:table-cell office:value-type="float" office:value="-14.982212" calcext:value-type="float">
            <text:p>-14,982212</text:p>
          </table:table-cell>
          <table:table-cell office:value-type="float" office:value="-0.785184" calcext:value-type="float">
            <text:p>-0,785184</text:p>
          </table:table-cell>
        </table:table-row>
        <table:table-row table:style-name="ro1">
          <table:table-cell office:value-type="float" office:value="-15.041058" calcext:value-type="float">
            <text:p>-15,041058</text:p>
          </table:table-cell>
          <table:table-cell office:value-type="float" office:value="-1.051773" calcext:value-type="float">
            <text:p>-1,051773</text:p>
          </table:table-cell>
        </table:table-row>
        <table:table-row table:style-name="ro1">
          <table:table-cell office:value-type="float" office:value="-15.095513" calcext:value-type="float">
            <text:p>-15,095513</text:p>
          </table:table-cell>
          <table:table-cell office:value-type="float" office:value="-1.320686" calcext:value-type="float">
            <text:p>-1,320686</text:p>
          </table:table-cell>
        </table:table-row>
        <table:table-row table:style-name="ro1">
          <table:table-cell office:value-type="float" office:value="-15.145516" calcext:value-type="float">
            <text:p>-15,145516</text:p>
          </table:table-cell>
          <table:table-cell office:value-type="float" office:value="-1.591858" calcext:value-type="float">
            <text:p>-1,591858</text:p>
          </table:table-cell>
        </table:table-row>
        <table:table-row table:style-name="ro1">
          <table:table-cell office:value-type="float" office:value="-15.191004" calcext:value-type="float">
            <text:p>-15,191004</text:p>
          </table:table-cell>
          <table:table-cell office:value-type="float" office:value="-1.865221" calcext:value-type="float">
            <text:p>-1,865221</text:p>
          </table:table-cell>
        </table:table-row>
        <table:table-row table:style-name="ro1">
          <table:table-cell office:value-type="float" office:value="-15.231919" calcext:value-type="float">
            <text:p>-15,231919</text:p>
          </table:table-cell>
          <table:table-cell office:value-type="float" office:value="-2.140707" calcext:value-type="float">
            <text:p>-2,140707</text:p>
          </table:table-cell>
        </table:table-row>
        <table:table-row table:style-name="ro1">
          <table:table-cell office:value-type="float" office:value="-15.2682" calcext:value-type="float">
            <text:p>-15,2682</text:p>
          </table:table-cell>
          <table:table-cell office:value-type="float" office:value="-2.418245" calcext:value-type="float">
            <text:p>-2,418245</text:p>
          </table:table-cell>
        </table:table-row>
        <table:table-row table:style-name="ro1">
          <table:table-cell office:value-type="float" office:value="-15.299788" calcext:value-type="float">
            <text:p>-15,299788</text:p>
          </table:table-cell>
          <table:table-cell office:value-type="float" office:value="-2.697765" calcext:value-type="float">
            <text:p>-2,697765</text:p>
          </table:table-cell>
        </table:table-row>
        <table:table-row table:style-name="ro1">
          <table:table-cell office:value-type="float" office:value="-15.326628" calcext:value-type="float">
            <text:p>-15,326628</text:p>
          </table:table-cell>
          <table:table-cell office:value-type="float" office:value="-2.979195" calcext:value-type="float">
            <text:p>-2,979195</text:p>
          </table:table-cell>
        </table:table-row>
        <table:table-row table:style-name="ro1">
          <table:table-cell office:value-type="float" office:value="-15.348661" calcext:value-type="float">
            <text:p>-15,348661</text:p>
          </table:table-cell>
          <table:table-cell office:value-type="float" office:value="-3.262459" calcext:value-type="float">
            <text:p>-3,262459</text:p>
          </table:table-cell>
        </table:table-row>
        <table:table-row table:style-name="ro1">
          <table:table-cell office:value-type="float" office:value="-15.365832" calcext:value-type="float">
            <text:p>-15,365832</text:p>
          </table:table-cell>
          <table:table-cell office:value-type="float" office:value="-3.547482" calcext:value-type="float">
            <text:p>-3,547482</text:p>
          </table:table-cell>
        </table:table-row>
        <table:table-row table:style-name="ro1">
          <table:table-cell office:value-type="float" office:value="-15.378088" calcext:value-type="float">
            <text:p>-15,378088</text:p>
          </table:table-cell>
          <table:table-cell office:value-type="float" office:value="-3.834188" calcext:value-type="float">
            <text:p>-3,834188</text:p>
          </table:table-cell>
        </table:table-row>
        <table:table-row table:style-name="ro1">
          <table:table-cell office:value-type="float" office:value="-15.385374" calcext:value-type="float">
            <text:p>-15,385374</text:p>
          </table:table-cell>
          <table:table-cell office:value-type="float" office:value="-4.122498" calcext:value-type="float">
            <text:p>-4,122498</text:p>
          </table:table-cell>
        </table:table-row>
        <table:table-row table:style-name="ro1">
          <table:table-cell office:value-type="float" office:value="-15.387638" calcext:value-type="float">
            <text:p>-15,387638</text:p>
          </table:table-cell>
          <table:table-cell office:value-type="float" office:value="-4.412334" calcext:value-type="float">
            <text:p>-4,412334</text:p>
          </table:table-cell>
        </table:table-row>
        <table:table-row table:style-name="ro1">
          <table:table-cell office:value-type="float" office:value="-15.38483" calcext:value-type="float">
            <text:p>-15,38483</text:p>
          </table:table-cell>
          <table:table-cell office:value-type="float" office:value="-4.703615" calcext:value-type="float">
            <text:p>-4,703615</text:p>
          </table:table-cell>
        </table:table-row>
        <table:table-row table:style-name="ro1">
          <table:table-cell office:value-type="float" office:value="-15.3769" calcext:value-type="float">
            <text:p>-15,3769</text:p>
          </table:table-cell>
          <table:table-cell office:value-type="float" office:value="-4.996258" calcext:value-type="float">
            <text:p>-4,996258</text:p>
          </table:table-cell>
        </table:table-row>
        <table:table-row table:style-name="ro1">
          <table:table-cell office:value-type="float" office:value="-15.363798" calcext:value-type="float">
            <text:p>-15,363798</text:p>
          </table:table-cell>
          <table:table-cell office:value-type="float" office:value="-5.29018" calcext:value-type="float">
            <text:p>-5,29018</text:p>
          </table:table-cell>
        </table:table-row>
        <table:table-row table:style-name="ro1">
          <table:table-cell office:value-type="float" office:value="-15.345477" calcext:value-type="float">
            <text:p>-15,345477</text:p>
          </table:table-cell>
          <table:table-cell office:value-type="float" office:value="-5.585297" calcext:value-type="float">
            <text:p>-5,585297</text:p>
          </table:table-cell>
        </table:table-row>
        <table:table-row table:style-name="ro1">
          <table:table-cell office:value-type="float" office:value="-15.321892" calcext:value-type="float">
            <text:p>-15,321892</text:p>
          </table:table-cell>
          <table:table-cell office:value-type="float" office:value="-5.881523" calcext:value-type="float">
            <text:p>-5,881523</text:p>
          </table:table-cell>
        </table:table-row>
        <table:table-row table:style-name="ro1">
          <table:table-cell office:value-type="float" office:value="-15.292996" calcext:value-type="float">
            <text:p>-15,292996</text:p>
          </table:table-cell>
          <table:table-cell office:value-type="float" office:value="-6.178771" calcext:value-type="float">
            <text:p>-6,178771</text:p>
          </table:table-cell>
        </table:table-row>
        <table:table-row table:style-name="ro1">
          <table:table-cell office:value-type="float" office:value="-15.258746" calcext:value-type="float">
            <text:p>-15,258746</text:p>
          </table:table-cell>
          <table:table-cell office:value-type="float" office:value="-6.476954" calcext:value-type="float">
            <text:p>-6,476954</text:p>
          </table:table-cell>
        </table:table-row>
        <table:table-row table:style-name="ro1">
          <table:table-cell office:value-type="float" office:value="-15.219101" calcext:value-type="float">
            <text:p>-15,219101</text:p>
          </table:table-cell>
          <table:table-cell office:value-type="float" office:value="-6.77598" calcext:value-type="float">
            <text:p>-6,77598</text:p>
          </table:table-cell>
        </table:table-row>
        <table:table-row table:style-name="ro1">
          <table:table-cell office:value-type="float" office:value="-15.174018" calcext:value-type="float">
            <text:p>-15,174018</text:p>
          </table:table-cell>
          <table:table-cell office:value-type="float" office:value="-7.075761" calcext:value-type="float">
            <text:p>-7,075761</text:p>
          </table:table-cell>
        </table:table-row>
        <table:table-row table:style-name="ro1">
          <table:table-cell office:value-type="float" office:value="-15.123459" calcext:value-type="float">
            <text:p>-15,123459</text:p>
          </table:table-cell>
          <table:table-cell office:value-type="float" office:value="-7.376204" calcext:value-type="float">
            <text:p>-7,376204</text:p>
          </table:table-cell>
        </table:table-row>
        <table:table-row table:style-name="ro1">
          <table:table-cell office:value-type="float" office:value="-15.067386" calcext:value-type="float">
            <text:p>-15,067386</text:p>
          </table:table-cell>
          <table:table-cell office:value-type="float" office:value="-7.677216" calcext:value-type="float">
            <text:p>-7,677216</text:p>
          </table:table-cell>
        </table:table-row>
        <table:table-row table:style-name="ro1">
          <table:table-cell office:value-type="float" office:value="-15.00576" calcext:value-type="float">
            <text:p>-15,00576</text:p>
          </table:table-cell>
          <table:table-cell office:value-type="float" office:value="-7.978704" calcext:value-type="float">
            <text:p>-7,978704</text:p>
          </table:table-cell>
        </table:table-row>
        <table:table-row table:style-name="ro1">
          <table:table-cell office:value-type="float" office:value="-14.938548" calcext:value-type="float">
            <text:p>-14,938548</text:p>
          </table:table-cell>
          <table:table-cell office:value-type="float" office:value="-8.280573" calcext:value-type="float">
            <text:p>-8,280573</text:p>
          </table:table-cell>
        </table:table-row>
        <table:table-row table:style-name="ro1">
          <table:table-cell office:value-type="float" office:value="-14.865716" calcext:value-type="float">
            <text:p>-14,865716</text:p>
          </table:table-cell>
          <table:table-cell office:value-type="float" office:value="-8.582725" calcext:value-type="float">
            <text:p>-8,582725</text:p>
          </table:table-cell>
        </table:table-row>
        <table:table-row table:style-name="ro1">
          <table:table-cell office:value-type="float" office:value="-14.787231" calcext:value-type="float">
            <text:p>-14,787231</text:p>
          </table:table-cell>
          <table:table-cell office:value-type="float" office:value="-8.885065" calcext:value-type="float">
            <text:p>-8,885065</text:p>
          </table:table-cell>
        </table:table-row>
        <table:table-row table:style-name="ro1">
          <table:table-cell office:value-type="float" office:value="-14.703063" calcext:value-type="float">
            <text:p>-14,703063</text:p>
          </table:table-cell>
          <table:table-cell office:value-type="float" office:value="-9.187493" calcext:value-type="float">
            <text:p>-9,187493</text:p>
          </table:table-cell>
        </table:table-row>
        <table:table-row table:style-name="ro1">
          <table:table-cell office:value-type="float" office:value="-14.613182" calcext:value-type="float">
            <text:p>-14,613182</text:p>
          </table:table-cell>
          <table:table-cell office:value-type="float" office:value="-9.489911" calcext:value-type="float">
            <text:p>-9,489911</text:p>
          </table:table-cell>
        </table:table-row>
        <table:table-row table:style-name="ro1">
          <table:table-cell office:value-type="float" office:value="-14.517561" calcext:value-type="float">
            <text:p>-14,517561</text:p>
          </table:table-cell>
          <table:table-cell office:value-type="float" office:value="-9.792219" calcext:value-type="float">
            <text:p>-9,792219</text:p>
          </table:table-cell>
        </table:table-row>
        <table:table-row table:style-name="ro1">
          <table:table-cell office:value-type="float" office:value="-14.416174" calcext:value-type="float">
            <text:p>-14,416174</text:p>
          </table:table-cell>
          <table:table-cell office:value-type="float" office:value="-10.094314" calcext:value-type="float">
            <text:p>-10,094314</text:p>
          </table:table-cell>
        </table:table-row>
        <table:table-row table:style-name="ro1">
          <table:table-cell office:value-type="float" office:value="-14.308998" calcext:value-type="float">
            <text:p>-14,308998</text:p>
          </table:table-cell>
          <table:table-cell office:value-type="float" office:value="-10.396095" calcext:value-type="float">
            <text:p>-10,396095</text:p>
          </table:table-cell>
        </table:table-row>
        <table:table-row table:style-name="ro1">
          <table:table-cell office:value-type="float" office:value="-14.196008" calcext:value-type="float">
            <text:p>-14,196008</text:p>
          </table:table-cell>
          <table:table-cell office:value-type="float" office:value="-10.69746" calcext:value-type="float">
            <text:p>-10,69746</text:p>
          </table:table-cell>
        </table:table-row>
        <table:table-row table:style-name="ro1">
          <table:table-cell office:value-type="float" office:value="-14.077186" calcext:value-type="float">
            <text:p>-14,077186</text:p>
          </table:table-cell>
          <table:table-cell office:value-type="float" office:value="-10.998303" calcext:value-type="float">
            <text:p>-10,998303</text:p>
          </table:table-cell>
        </table:table-row>
        <table:table-row table:style-name="ro1">
          <table:table-cell office:value-type="float" office:value="-13.95251" calcext:value-type="float">
            <text:p>-13,95251</text:p>
          </table:table-cell>
          <table:table-cell office:value-type="float" office:value="-11.29852" calcext:value-type="float">
            <text:p>-11,29852</text:p>
          </table:table-cell>
        </table:table-row>
        <table:table-row table:style-name="ro1">
          <table:table-cell office:value-type="float" office:value="-13.821965" calcext:value-type="float">
            <text:p>-13,821965</text:p>
          </table:table-cell>
          <table:table-cell office:value-type="float" office:value="-11.598006" calcext:value-type="float">
            <text:p>-11,598006</text:p>
          </table:table-cell>
        </table:table-row>
        <table:table-row table:style-name="ro1">
          <table:table-cell office:value-type="float" office:value="-13.685534" calcext:value-type="float">
            <text:p>-13,685534</text:p>
          </table:table-cell>
          <table:table-cell office:value-type="float" office:value="-11.896653" calcext:value-type="float">
            <text:p>-11,896653</text:p>
          </table:table-cell>
        </table:table-row>
        <table:table-row table:style-name="ro1">
          <table:table-cell office:value-type="float" office:value="-13.543203" calcext:value-type="float">
            <text:p>-13,543203</text:p>
          </table:table-cell>
          <table:table-cell office:value-type="float" office:value="-12.194355" calcext:value-type="float">
            <text:p>-12,194355</text:p>
          </table:table-cell>
        </table:table-row>
        <table:table-row table:style-name="ro1">
          <table:table-cell office:value-type="float" office:value="-13.394961" calcext:value-type="float">
            <text:p>-13,394961</text:p>
          </table:table-cell>
          <table:table-cell office:value-type="float" office:value="-12.491004" calcext:value-type="float">
            <text:p>-12,491004</text:p>
          </table:table-cell>
        </table:table-row>
        <table:table-row table:style-name="ro1">
          <table:table-cell office:value-type="float" office:value="-13.240798" calcext:value-type="float">
            <text:p>-13,240798</text:p>
          </table:table-cell>
          <table:table-cell office:value-type="float" office:value="-12.78649" calcext:value-type="float">
            <text:p>-12,78649</text:p>
          </table:table-cell>
        </table:table-row>
        <table:table-row table:style-name="ro1">
          <table:table-cell table:number-columns-repeated="2" office:value-type="float" office:value="-13.080704" calcext:value-type="float">
            <text:p>-13,080704</text:p>
          </table:table-cell>
        </table:table-row>
        <table:table-row table:style-name="ro1">
          <table:table-cell office:value-type="float" office:value="-12.914674" calcext:value-type="float">
            <text:p>-12,914674</text:p>
          </table:table-cell>
          <table:table-cell office:value-type="float" office:value="-13.373537" calcext:value-type="float">
            <text:p>-13,373537</text:p>
          </table:table-cell>
        </table:table-row>
        <table:table-row table:style-name="ro1">
          <table:table-cell office:value-type="float" office:value="-12.742704" calcext:value-type="float">
            <text:p>-12,742704</text:p>
          </table:table-cell>
          <table:table-cell office:value-type="float" office:value="-13.664877" calcext:value-type="float">
            <text:p>-13,664877</text:p>
          </table:table-cell>
        </table:table-row>
        <table:table-row table:style-name="ro1">
          <table:table-cell office:value-type="float" office:value="-12.564789" calcext:value-type="float">
            <text:p>-12,564789</text:p>
          </table:table-cell>
          <table:table-cell office:value-type="float" office:value="-13.954612" calcext:value-type="float">
            <text:p>-13,954612</text:p>
          </table:table-cell>
        </table:table-row>
        <table:table-row table:style-name="ro1">
          <table:table-cell office:value-type="float" office:value="-12.380931" calcext:value-type="float">
            <text:p>-12,380931</text:p>
          </table:table-cell>
          <table:table-cell office:value-type="float" office:value="-14.242631" calcext:value-type="float">
            <text:p>-14,242631</text:p>
          </table:table-cell>
        </table:table-row>
        <table:table-row table:style-name="ro1">
          <table:table-cell office:value-type="float" office:value="-12.191129" calcext:value-type="float">
            <text:p>-12,191129</text:p>
          </table:table-cell>
          <table:table-cell office:value-type="float" office:value="-14.528822" calcext:value-type="float">
            <text:p>-14,528822</text:p>
          </table:table-cell>
        </table:table-row>
        <table:table-row table:style-name="ro1">
          <table:table-cell office:value-type="float" office:value="-11.995388" calcext:value-type="float">
            <text:p>-11,995388</text:p>
          </table:table-cell>
          <table:table-cell office:value-type="float" office:value="-14.813071" calcext:value-type="float">
            <text:p>-14,813071</text:p>
          </table:table-cell>
        </table:table-row>
        <table:table-row table:style-name="ro1">
          <table:table-cell office:value-type="float" office:value="-11.793713" calcext:value-type="float">
            <text:p>-11,793713</text:p>
          </table:table-cell>
          <table:table-cell office:value-type="float" office:value="-15.095264" calcext:value-type="float">
            <text:p>-15,095264</text:p>
          </table:table-cell>
        </table:table-row>
        <table:table-row table:style-name="ro1">
          <table:table-cell office:value-type="float" office:value="-11.58611" calcext:value-type="float">
            <text:p>-11,58611</text:p>
          </table:table-cell>
          <table:table-cell office:value-type="float" office:value="-15.375287" calcext:value-type="float">
            <text:p>-15,375287</text:p>
          </table:table-cell>
        </table:table-row>
        <table:table-row table:style-name="ro1">
          <table:table-cell office:value-type="float" office:value="-11.37259" calcext:value-type="float">
            <text:p>-11,37259</text:p>
          </table:table-cell>
          <table:table-cell office:value-type="float" office:value="-15.653027" calcext:value-type="float">
            <text:p>-15,653027</text:p>
          </table:table-cell>
        </table:table-row>
        <table:table-row table:style-name="ro1">
          <table:table-cell office:value-type="float" office:value="-11.153163" calcext:value-type="float">
            <text:p>-11,153163</text:p>
          </table:table-cell>
          <table:table-cell office:value-type="float" office:value="-15.928367" calcext:value-type="float">
            <text:p>-15,928367</text:p>
          </table:table-cell>
        </table:table-row>
        <table:table-row table:style-name="ro1">
          <table:table-cell office:value-type="float" office:value="-10.927843" calcext:value-type="float">
            <text:p>-10,927843</text:p>
          </table:table-cell>
          <table:table-cell office:value-type="float" office:value="-16.201194" calcext:value-type="float">
            <text:p>-16,201194</text:p>
          </table:table-cell>
        </table:table-row>
        <table:table-row table:style-name="ro1">
          <table:table-cell office:value-type="float" office:value="-10.696646" calcext:value-type="float">
            <text:p>-10,696646</text:p>
          </table:table-cell>
          <table:table-cell office:value-type="float" office:value="-16.471391" calcext:value-type="float">
            <text:p>-16,471391</text:p>
          </table:table-cell>
        </table:table-row>
        <table:table-row table:style-name="ro1">
          <table:table-cell office:value-type="float" office:value="-10.459589" calcext:value-type="float">
            <text:p>-10,459589</text:p>
          </table:table-cell>
          <table:table-cell office:value-type="float" office:value="-16.738842" calcext:value-type="float">
            <text:p>-16,738842</text:p>
          </table:table-cell>
        </table:table-row>
        <table:table-row table:style-name="ro1">
          <table:table-cell office:value-type="float" office:value="-10.216693" calcext:value-type="float">
            <text:p>-10,216693</text:p>
          </table:table-cell>
          <table:table-cell office:value-type="float" office:value="-17.003432" calcext:value-type="float">
            <text:p>-17,003432</text:p>
          </table:table-cell>
        </table:table-row>
        <table:table-row table:style-name="ro1">
          <table:table-cell office:value-type="float" office:value="-9.967978" calcext:value-type="float">
            <text:p>-9,967978</text:p>
          </table:table-cell>
          <table:table-cell office:value-type="float" office:value="-17.265044" calcext:value-type="float">
            <text:p>-17,265044</text:p>
          </table:table-cell>
        </table:table-row>
        <table:table-row table:style-name="ro1">
          <table:table-cell office:value-type="float" office:value="-9.713469" calcext:value-type="float">
            <text:p>-9,713469</text:p>
          </table:table-cell>
          <table:table-cell office:value-type="float" office:value="-17.523561" calcext:value-type="float">
            <text:p>-17,523561</text:p>
          </table:table-cell>
        </table:table-row>
        <table:table-row table:style-name="ro1">
          <table:table-cell office:value-type="float" office:value="-9.453192" calcext:value-type="float">
            <text:p>-9,453192</text:p>
          </table:table-cell>
          <table:table-cell office:value-type="float" office:value="-17.778868" calcext:value-type="float">
            <text:p>-17,778868</text:p>
          </table:table-cell>
        </table:table-row>
        <table:table-row table:style-name="ro1">
          <table:table-cell office:value-type="float" office:value="-9.187175" calcext:value-type="float">
            <text:p>-9,187175</text:p>
          </table:table-cell>
          <table:table-cell office:value-type="float" office:value="-18.030847" calcext:value-type="float">
            <text:p>-18,030847</text:p>
          </table:table-cell>
        </table:table-row>
        <table:table-row table:style-name="ro1">
          <table:table-cell office:value-type="float" office:value="-8.91545" calcext:value-type="float">
            <text:p>-8,91545</text:p>
          </table:table-cell>
          <table:table-cell office:value-type="float" office:value="-18.279381" calcext:value-type="float">
            <text:p>-18,279381</text:p>
          </table:table-cell>
        </table:table-row>
        <table:table-row table:style-name="ro1">
          <table:table-cell office:value-type="float" office:value="-8.638048" calcext:value-type="float">
            <text:p>-8,638048</text:p>
          </table:table-cell>
          <table:table-cell office:value-type="float" office:value="-18.524354" calcext:value-type="float">
            <text:p>-18,524354</text:p>
          </table:table-cell>
        </table:table-row>
        <table:table-row table:style-name="ro1">
          <table:table-cell office:value-type="float" office:value="-8.355005" calcext:value-type="float">
            <text:p>-8,355005</text:p>
          </table:table-cell>
          <table:table-cell office:value-type="float" office:value="-18.765649" calcext:value-type="float">
            <text:p>-18,765649</text:p>
          </table:table-cell>
        </table:table-row>
        <table:table-row table:style-name="ro1">
          <table:table-cell office:value-type="float" office:value="-8.066358" calcext:value-type="float">
            <text:p>-8,066358</text:p>
          </table:table-cell>
          <table:table-cell office:value-type="float" office:value="-19.003149" calcext:value-type="float">
            <text:p>-19,003149</text:p>
          </table:table-cell>
        </table:table-row>
        <table:table-row table:style-name="ro1">
          <table:table-cell office:value-type="float" office:value="-7.772146" calcext:value-type="float">
            <text:p>-7,772146</text:p>
          </table:table-cell>
          <table:table-cell office:value-type="float" office:value="-19.236737" calcext:value-type="float">
            <text:p>-19,236737</text:p>
          </table:table-cell>
        </table:table-row>
        <table:table-row table:style-name="ro1">
          <table:table-cell office:value-type="float" office:value="-7.472411" calcext:value-type="float">
            <text:p>-7,472411</text:p>
          </table:table-cell>
          <table:table-cell office:value-type="float" office:value="-19.466297" calcext:value-type="float">
            <text:p>-19,466297</text:p>
          </table:table-cell>
        </table:table-row>
        <table:table-row table:style-name="ro1">
          <table:table-cell office:value-type="float" office:value="-7.167197" calcext:value-type="float">
            <text:p>-7,167197</text:p>
          </table:table-cell>
          <table:table-cell office:value-type="float" office:value="-19.691713" calcext:value-type="float">
            <text:p>-19,691713</text:p>
          </table:table-cell>
        </table:table-row>
        <table:table-row table:style-name="ro1">
          <table:table-cell office:value-type="float" office:value="-6.85655" calcext:value-type="float">
            <text:p>-6,85655</text:p>
          </table:table-cell>
          <table:table-cell office:value-type="float" office:value="-19.912867" calcext:value-type="float">
            <text:p>-19,912867</text:p>
          </table:table-cell>
        </table:table-row>
        <table:table-row table:style-name="ro1">
          <table:table-cell office:value-type="float" office:value="-6.540518" calcext:value-type="float">
            <text:p>-6,540518</text:p>
          </table:table-cell>
          <table:table-cell office:value-type="float" office:value="-20.129645" calcext:value-type="float">
            <text:p>-20,129645</text:p>
          </table:table-cell>
        </table:table-row>
        <table:table-row table:style-name="ro1">
          <table:table-cell office:value-type="float" office:value="-6.219152" calcext:value-type="float">
            <text:p>-6,219152</text:p>
          </table:table-cell>
          <table:table-cell office:value-type="float" office:value="-20.341931" calcext:value-type="float">
            <text:p>-20,341931</text:p>
          </table:table-cell>
        </table:table-row>
        <table:table-row table:style-name="ro1">
          <table:table-cell office:value-type="float" office:value="-5.892505" calcext:value-type="float">
            <text:p>-5,892505</text:p>
          </table:table-cell>
          <table:table-cell office:value-type="float" office:value="-20.549609" calcext:value-type="float">
            <text:p>-20,549609</text:p>
          </table:table-cell>
        </table:table-row>
        <table:table-row table:style-name="ro1">
          <table:table-cell office:value-type="float" office:value="-5.560633" calcext:value-type="float">
            <text:p>-5,560633</text:p>
          </table:table-cell>
          <table:table-cell office:value-type="float" office:value="-20.752564" calcext:value-type="float">
            <text:p>-20,752564</text:p>
          </table:table-cell>
        </table:table-row>
        <table:table-row table:style-name="ro1">
          <table:table-cell office:value-type="float" office:value="-5.223592" calcext:value-type="float">
            <text:p>-5,223592</text:p>
          </table:table-cell>
          <table:table-cell office:value-type="float" office:value="-20.950682" calcext:value-type="float">
            <text:p>-20,950682</text:p>
          </table:table-cell>
        </table:table-row>
        <table:table-row table:style-name="ro1">
          <table:table-cell office:value-type="float" office:value="-4.881442" calcext:value-type="float">
            <text:p>-4,881442</text:p>
          </table:table-cell>
          <table:table-cell office:value-type="float" office:value="-21.143848" calcext:value-type="float">
            <text:p>-21,143848</text:p>
          </table:table-cell>
        </table:table-row>
        <table:table-row table:style-name="ro1">
          <table:table-cell office:value-type="float" office:value="-4.534246" calcext:value-type="float">
            <text:p>-4,534246</text:p>
          </table:table-cell>
          <table:table-cell office:value-type="float" office:value="-21.33195" calcext:value-type="float">
            <text:p>-21,33195</text:p>
          </table:table-cell>
        </table:table-row>
        <table:table-row table:style-name="ro1">
          <table:table-cell office:value-type="float" office:value="-4.182068" calcext:value-type="float">
            <text:p>-4,182068</text:p>
          </table:table-cell>
          <table:table-cell office:value-type="float" office:value="-21.514874" calcext:value-type="float">
            <text:p>-21,514874</text:p>
          </table:table-cell>
        </table:table-row>
        <table:table-row table:style-name="ro1">
          <table:table-cell office:value-type="float" office:value="-3.824974" calcext:value-type="float">
            <text:p>-3,824974</text:p>
          </table:table-cell>
          <table:table-cell office:value-type="float" office:value="-21.692507" calcext:value-type="float">
            <text:p>-21,692507</text:p>
          </table:table-cell>
        </table:table-row>
        <table:table-row table:style-name="ro1">
          <table:table-cell office:value-type="float" office:value="-3.463034" calcext:value-type="float">
            <text:p>-3,463034</text:p>
          </table:table-cell>
          <table:table-cell office:value-type="float" office:value="-21.864738" calcext:value-type="float">
            <text:p>-21,864738</text:p>
          </table:table-cell>
        </table:table-row>
        <table:table-row table:style-name="ro1">
          <table:table-cell office:value-type="float" office:value="-3.096319" calcext:value-type="float">
            <text:p>-3,096319</text:p>
          </table:table-cell>
          <table:table-cell office:value-type="float" office:value="-22.031455" calcext:value-type="float">
            <text:p>-22,031455</text:p>
          </table:table-cell>
        </table:table-row>
        <table:table-row table:style-name="ro1">
          <table:table-cell office:value-type="float" office:value="-2.724902" calcext:value-type="float">
            <text:p>-2,724902</text:p>
          </table:table-cell>
          <table:table-cell office:value-type="float" office:value="-22.192549" calcext:value-type="float">
            <text:p>-22,192549</text:p>
          </table:table-cell>
        </table:table-row>
        <table:table-row table:style-name="ro1">
          <table:table-cell office:value-type="float" office:value="-2.34886" calcext:value-type="float">
            <text:p>-2,34886</text:p>
          </table:table-cell>
          <table:table-cell office:value-type="float" office:value="-22.347909" calcext:value-type="float">
            <text:p>-22,347909</text:p>
          </table:table-cell>
        </table:table-row>
        <table:table-row table:style-name="ro1">
          <table:table-cell office:value-type="float" office:value="-1.96827" calcext:value-type="float">
            <text:p>-1,96827</text:p>
          </table:table-cell>
          <table:table-cell office:value-type="float" office:value="-22.497426" calcext:value-type="float">
            <text:p>-22,497426</text:p>
          </table:table-cell>
        </table:table-row>
        <table:table-row table:style-name="ro1">
          <table:table-cell office:value-type="float" office:value="-1.583212" calcext:value-type="float">
            <text:p>-1,583212</text:p>
          </table:table-cell>
          <table:table-cell office:value-type="float" office:value="-22.640992" calcext:value-type="float">
            <text:p>-22,640992</text:p>
          </table:table-cell>
        </table:table-row>
        <table:table-row table:style-name="ro1">
          <table:table-cell office:value-type="float" office:value="-1.193771" calcext:value-type="float">
            <text:p>-1,193771</text:p>
          </table:table-cell>
          <table:table-cell office:value-type="float" office:value="-22.7785" calcext:value-type="float">
            <text:p>-22,7785</text:p>
          </table:table-cell>
        </table:table-row>
        <table:table-row table:style-name="ro1">
          <table:table-cell office:value-type="float" office:value="-0.800029" calcext:value-type="float">
            <text:p>-0,800029</text:p>
          </table:table-cell>
          <table:table-cell office:value-type="float" office:value="-22.909845" calcext:value-type="float">
            <text:p>-22,909845</text:p>
          </table:table-cell>
        </table:table-row>
        <table:table-row table:style-name="ro1">
          <table:table-cell office:value-type="float" office:value="-0.402076" calcext:value-type="float">
            <text:p>-0,402076</text:p>
          </table:table-cell>
          <table:table-cell office:value-type="float" office:value="-23.034919" calcext:value-type="float">
            <text:p>-23,034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3.15362" calcext:value-type="float">
            <text:p>-23,15362</text:p>
          </table:table-cell>
        </table:table-row>
        <table:table-row table:style-name="ro1">
          <table:table-cell office:value-type="float" office:value="0.406107" calcext:value-type="float">
            <text:p>0,406107</text:p>
          </table:table-cell>
          <table:table-cell office:value-type="float" office:value="-23.265844" calcext:value-type="float">
            <text:p>-23,265844</text:p>
          </table:table-cell>
        </table:table-row>
        <table:table-row table:style-name="ro1">
          <table:table-cell office:value-type="float" office:value="0.81615" calcext:value-type="float">
            <text:p>0,81615</text:p>
          </table:table-cell>
          <table:table-cell office:value-type="float" office:value="-23.371489" calcext:value-type="float">
            <text:p>-23,371489</text:p>
          </table:table-cell>
        </table:table-row>
        <table:table-row table:style-name="ro1">
          <table:table-cell office:value-type="float" office:value="1.230034" calcext:value-type="float">
            <text:p>1,230034</text:p>
          </table:table-cell>
          <table:table-cell office:value-type="float" office:value="-23.470454" calcext:value-type="float">
            <text:p>-23,470454</text:p>
          </table:table-cell>
        </table:table-row>
        <table:table-row table:style-name="ro1">
          <table:table-cell office:value-type="float" office:value="1.64766" calcext:value-type="float">
            <text:p>1,64766</text:p>
          </table:table-cell>
          <table:table-cell office:value-type="float" office:value="-23.56264" calcext:value-type="float">
            <text:p>-23,56264</text:p>
          </table:table-cell>
        </table:table-row>
        <table:table-row table:style-name="ro1">
          <table:table-cell office:value-type="float" office:value="2.068927" calcext:value-type="float">
            <text:p>2,068927</text:p>
          </table:table-cell>
          <table:table-cell office:value-type="float" office:value="-23.647947" calcext:value-type="float">
            <text:p>-23,647947</text:p>
          </table:table-cell>
        </table:table-row>
        <table:table-row table:style-name="ro1">
          <table:table-cell office:value-type="float" office:value="2.493732" calcext:value-type="float">
            <text:p>2,493732</text:p>
          </table:table-cell>
          <table:table-cell office:value-type="float" office:value="-23.726279" calcext:value-type="float">
            <text:p>-23,726279</text:p>
          </table:table-cell>
        </table:table-row>
        <table:table-row table:style-name="ro1">
          <table:table-cell office:value-type="float" office:value="2.92197" calcext:value-type="float">
            <text:p>2,92197</text:p>
          </table:table-cell>
          <table:table-cell office:value-type="float" office:value="-23.797539" calcext:value-type="float">
            <text:p>-23,797539</text:p>
          </table:table-cell>
        </table:table-row>
        <table:table-row table:style-name="ro1">
          <table:table-cell office:value-type="float" office:value="3.353534" calcext:value-type="float">
            <text:p>3,353534</text:p>
          </table:table-cell>
          <table:table-cell office:value-type="float" office:value="-23.861634" calcext:value-type="float">
            <text:p>-23,861634</text:p>
          </table:table-cell>
        </table:table-row>
        <table:table-row table:style-name="ro1">
          <table:table-cell office:value-type="float" office:value="3.788313" calcext:value-type="float">
            <text:p>3,788313</text:p>
          </table:table-cell>
          <table:table-cell office:value-type="float" office:value="-23.91847" calcext:value-type="float">
            <text:p>-23,91847</text:p>
          </table:table-cell>
        </table:table-row>
        <table:table-row table:style-name="ro1">
          <table:table-cell office:value-type="float" office:value="4.226197" calcext:value-type="float">
            <text:p>4,226197</text:p>
          </table:table-cell>
          <table:table-cell office:value-type="float" office:value="-23.967955" calcext:value-type="float">
            <text:p>-23,967955</text:p>
          </table:table-cell>
        </table:table-row>
        <table:table-row table:style-name="ro1">
          <table:table-cell office:value-type="float" office:value="4.667071" calcext:value-type="float">
            <text:p>4,667071</text:p>
          </table:table-cell>
          <table:table-cell office:value-type="float" office:value="-24.01" calcext:value-type="float">
            <text:p>-24,01</text:p>
          </table:table-cell>
        </table:table-row>
        <table:table-row table:style-name="ro1">
          <table:table-cell office:value-type="float" office:value="5.11082" calcext:value-type="float">
            <text:p>5,11082</text:p>
          </table:table-cell>
          <table:table-cell office:value-type="float" office:value="-24.044516" calcext:value-type="float">
            <text:p>-24,044516</text:p>
          </table:table-cell>
        </table:table-row>
        <table:table-row table:style-name="ro1">
          <table:table-cell office:value-type="float" office:value="5.557324" calcext:value-type="float">
            <text:p>5,557324</text:p>
          </table:table-cell>
          <table:table-cell office:value-type="float" office:value="-24.071416" calcext:value-type="float">
            <text:p>-24,071416</text:p>
          </table:table-cell>
        </table:table-row>
        <table:table-row table:style-name="ro1">
          <table:table-cell office:value-type="float" office:value="6.006465" calcext:value-type="float">
            <text:p>6,006465</text:p>
          </table:table-cell>
          <table:table-cell office:value-type="float" office:value="-24.090615" calcext:value-type="float">
            <text:p>-24,090615</text:p>
          </table:table-cell>
        </table:table-row>
        <table:table-row table:style-name="ro1">
          <table:table-cell office:value-type="float" office:value="6.458119" calcext:value-type="float">
            <text:p>6,458119</text:p>
          </table:table-cell>
          <table:table-cell office:value-type="float" office:value="-24.102029" calcext:value-type="float">
            <text:p>-24,102029</text:p>
          </table:table-cell>
        </table:table-row>
        <table:table-row table:style-name="ro1">
          <table:table-cell office:value-type="float" office:value="6.912163" calcext:value-type="float">
            <text:p>6,912163</text:p>
          </table:table-cell>
          <table:table-cell office:value-type="float" office:value="-24.105577" calcext:value-type="float">
            <text:p>-24,105577</text:p>
          </table:table-cell>
        </table:table-row>
        <table:table-row table:style-name="ro1">
          <table:table-cell office:value-type="float" office:value="7.36847" calcext:value-type="float">
            <text:p>7,36847</text:p>
          </table:table-cell>
          <table:table-cell office:value-type="float" office:value="-24.101178" calcext:value-type="float">
            <text:p>-24,101178</text:p>
          </table:table-cell>
        </table:table-row>
        <table:table-row table:style-name="ro1">
          <table:table-cell office:value-type="float" office:value="7.826911" calcext:value-type="float">
            <text:p>7,826911</text:p>
          </table:table-cell>
          <table:table-cell office:value-type="float" office:value="-24.088754" calcext:value-type="float">
            <text:p>-24,088754</text:p>
          </table:table-cell>
        </table:table-row>
        <table:table-row table:style-name="ro1">
          <table:table-cell office:value-type="float" office:value="8.287356" calcext:value-type="float">
            <text:p>8,287356</text:p>
          </table:table-cell>
          <table:table-cell office:value-type="float" office:value="-24.06823" calcext:value-type="float">
            <text:p>-24,06823</text:p>
          </table:table-cell>
        </table:table-row>
        <table:table-row table:style-name="ro1">
          <table:table-cell office:value-type="float" office:value="8.749673" calcext:value-type="float">
            <text:p>8,749673</text:p>
          </table:table-cell>
          <table:table-cell office:value-type="float" office:value="-24.039529" calcext:value-type="float">
            <text:p>-24,039529</text:p>
          </table:table-cell>
        </table:table-row>
        <table:table-row table:style-name="ro1">
          <table:table-cell office:value-type="float" office:value="9.213728" calcext:value-type="float">
            <text:p>9,213728</text:p>
          </table:table-cell>
          <table:table-cell office:value-type="float" office:value="-24.002581" calcext:value-type="float">
            <text:p>-24,002581</text:p>
          </table:table-cell>
        </table:table-row>
        <table:table-row table:style-name="ro1">
          <table:table-cell office:value-type="float" office:value="9.679383" calcext:value-type="float">
            <text:p>9,679383</text:p>
          </table:table-cell>
          <table:table-cell office:value-type="float" office:value="-23.957314" calcext:value-type="float">
            <text:p>-23,957314</text:p>
          </table:table-cell>
        </table:table-row>
        <table:table-row table:style-name="ro1">
          <table:table-cell office:value-type="float" office:value="10.146502" calcext:value-type="float">
            <text:p>10,146502</text:p>
          </table:table-cell>
          <table:table-cell office:value-type="float" office:value="-23.90366" calcext:value-type="float">
            <text:p>-23,90366</text:p>
          </table:table-cell>
        </table:table-row>
        <table:table-row table:style-name="ro1">
          <table:table-cell office:value-type="float" office:value="10.614944" calcext:value-type="float">
            <text:p>10,614944</text:p>
          </table:table-cell>
          <table:table-cell office:value-type="float" office:value="-23.841554" calcext:value-type="float">
            <text:p>-23,841554</text:p>
          </table:table-cell>
        </table:table-row>
        <table:table-row table:style-name="ro1">
          <table:table-cell office:value-type="float" office:value="11.084566" calcext:value-type="float">
            <text:p>11,084566</text:p>
          </table:table-cell>
          <table:table-cell office:value-type="float" office:value="-23.770929" calcext:value-type="float">
            <text:p>-23,770929</text:p>
          </table:table-cell>
        </table:table-row>
        <table:table-row table:style-name="ro1">
          <table:table-cell office:value-type="float" office:value="11.555227" calcext:value-type="float">
            <text:p>11,555227</text:p>
          </table:table-cell>
          <table:table-cell office:value-type="float" office:value="-23.691726" calcext:value-type="float">
            <text:p>-23,691726</text:p>
          </table:table-cell>
        </table:table-row>
        <table:table-row table:style-name="ro1">
          <table:table-cell office:value-type="float" office:value="12.026779" calcext:value-type="float">
            <text:p>12,026779</text:p>
          </table:table-cell>
          <table:table-cell office:value-type="float" office:value="-23.603883" calcext:value-type="float">
            <text:p>-23,603883</text:p>
          </table:table-cell>
        </table:table-row>
        <table:table-row table:style-name="ro1">
          <table:table-cell office:value-type="float" office:value="12.499077" calcext:value-type="float">
            <text:p>12,499077</text:p>
          </table:table-cell>
          <table:table-cell office:value-type="float" office:value="-23.507344" calcext:value-type="float">
            <text:p>-23,507344</text:p>
          </table:table-cell>
        </table:table-row>
        <table:table-row table:style-name="ro1">
          <table:table-cell office:value-type="float" office:value="12.97197" calcext:value-type="float">
            <text:p>12,97197</text:p>
          </table:table-cell>
          <table:table-cell office:value-type="float" office:value="-23.402053" calcext:value-type="float">
            <text:p>-23,402053</text:p>
          </table:table-cell>
        </table:table-row>
        <table:table-row table:style-name="ro1">
          <table:table-cell office:value-type="float" office:value="13.445308" calcext:value-type="float">
            <text:p>13,445308</text:p>
          </table:table-cell>
          <table:table-cell office:value-type="float" office:value="-23.287957" calcext:value-type="float">
            <text:p>-23,287957</text:p>
          </table:table-cell>
        </table:table-row>
        <table:table-row table:style-name="ro1">
          <table:table-cell office:value-type="float" office:value="13.91894" calcext:value-type="float">
            <text:p>13,91894</text:p>
          </table:table-cell>
          <table:table-cell office:value-type="float" office:value="-23.165006" calcext:value-type="float">
            <text:p>-23,165006</text:p>
          </table:table-cell>
        </table:table-row>
        <table:table-row table:style-name="ro1">
          <table:table-cell office:value-type="float" office:value="14.392711" calcext:value-type="float">
            <text:p>14,392711</text:p>
          </table:table-cell>
          <table:table-cell office:value-type="float" office:value="-23.033152" calcext:value-type="float">
            <text:p>-23,033152</text:p>
          </table:table-cell>
        </table:table-row>
        <table:table-row table:style-name="ro1">
          <table:table-cell office:value-type="float" office:value="14.866465" calcext:value-type="float">
            <text:p>14,866465</text:p>
          </table:table-cell>
          <table:table-cell office:value-type="float" office:value="-22.892348" calcext:value-type="float">
            <text:p>-22,892348</text:p>
          </table:table-cell>
        </table:table-row>
        <table:table-row table:style-name="ro1">
          <table:table-cell office:value-type="float" office:value="15.340046" calcext:value-type="float">
            <text:p>15,340046</text:p>
          </table:table-cell>
          <table:table-cell office:value-type="float" office:value="-22.742553" calcext:value-type="float">
            <text:p>-22,742553</text:p>
          </table:table-cell>
        </table:table-row>
        <table:table-row table:style-name="ro1">
          <table:table-cell office:value-type="float" office:value="15.813295" calcext:value-type="float">
            <text:p>15,813295</text:p>
          </table:table-cell>
          <table:table-cell office:value-type="float" office:value="-22.583726" calcext:value-type="float">
            <text:p>-22,583726</text:p>
          </table:table-cell>
        </table:table-row>
        <table:table-row table:style-name="ro1">
          <table:table-cell office:value-type="float" office:value="16.286052" calcext:value-type="float">
            <text:p>16,286052</text:p>
          </table:table-cell>
          <table:table-cell office:value-type="float" office:value="-22.415827" calcext:value-type="float">
            <text:p>-22,415827</text:p>
          </table:table-cell>
        </table:table-row>
        <table:table-row table:style-name="ro1">
          <table:table-cell office:value-type="float" office:value="16.758156" calcext:value-type="float">
            <text:p>16,758156</text:p>
          </table:table-cell>
          <table:table-cell office:value-type="float" office:value="-22.238824" calcext:value-type="float">
            <text:p>-22,238824</text:p>
          </table:table-cell>
        </table:table-row>
        <table:table-row table:style-name="ro1">
          <table:table-cell office:value-type="float" office:value="17.229443" calcext:value-type="float">
            <text:p>17,229443</text:p>
          </table:table-cell>
          <table:table-cell office:value-type="float" office:value="-22.052681" calcext:value-type="float">
            <text:p>-22,052681</text:p>
          </table:table-cell>
        </table:table-row>
        <table:table-row table:style-name="ro1">
          <table:table-cell office:value-type="float" office:value="17.699749" calcext:value-type="float">
            <text:p>17,699749</text:p>
          </table:table-cell>
          <table:table-cell office:value-type="float" office:value="-21.85737" calcext:value-type="float">
            <text:p>-21,85737</text:p>
          </table:table-cell>
        </table:table-row>
        <table:table-row table:style-name="ro1">
          <table:table-cell office:value-type="float" office:value="18.16891" calcext:value-type="float">
            <text:p>18,16891</text:p>
          </table:table-cell>
          <table:table-cell office:value-type="float" office:value="-21.652864" calcext:value-type="float">
            <text:p>-21,652864</text:p>
          </table:table-cell>
        </table:table-row>
        <table:table-row table:style-name="ro1">
          <table:table-cell office:value-type="float" office:value="18.636758" calcext:value-type="float">
            <text:p>18,636758</text:p>
          </table:table-cell>
          <table:table-cell office:value-type="float" office:value="-21.439137" calcext:value-type="float">
            <text:p>-21,439137</text:p>
          </table:table-cell>
        </table:table-row>
        <table:table-row table:style-name="ro1">
          <table:table-cell office:value-type="float" office:value="19.103124" calcext:value-type="float">
            <text:p>19,103124</text:p>
          </table:table-cell>
          <table:table-cell office:value-type="float" office:value="-21.216169" calcext:value-type="float">
            <text:p>-21,216169</text:p>
          </table:table-cell>
        </table:table-row>
        <table:table-row table:style-name="ro1">
          <table:table-cell office:value-type="float" office:value="19.56784" calcext:value-type="float">
            <text:p>19,56784</text:p>
          </table:table-cell>
          <table:table-cell office:value-type="float" office:value="-20.98394" calcext:value-type="float">
            <text:p>-20,98394</text:p>
          </table:table-cell>
        </table:table-row>
        <table:table-row table:style-name="ro1">
          <table:table-cell office:value-type="float" office:value="20.030736" calcext:value-type="float">
            <text:p>20,030736</text:p>
          </table:table-cell>
          <table:table-cell office:value-type="float" office:value="-20.742434" calcext:value-type="float">
            <text:p>-20,742434</text:p>
          </table:table-cell>
        </table:table-row>
        <table:table-row table:style-name="ro1">
          <table:table-cell office:value-type="float" office:value="20.491639" calcext:value-type="float">
            <text:p>20,491639</text:p>
          </table:table-cell>
          <table:table-cell office:value-type="float" office:value="-20.491639" calcext:value-type="float">
            <text:p>-20,491639</text:p>
          </table:table-cell>
        </table:table-row>
        <table:table-row table:style-name="ro1">
          <table:table-cell office:value-type="float" office:value="20.950377" calcext:value-type="float">
            <text:p>20,950377</text:p>
          </table:table-cell>
          <table:table-cell office:value-type="float" office:value="-20.231544" calcext:value-type="float">
            <text:p>-20,231544</text:p>
          </table:table-cell>
        </table:table-row>
        <table:table-row table:style-name="ro1">
          <table:table-cell office:value-type="float" office:value="21.406776" calcext:value-type="float">
            <text:p>21,406776</text:p>
          </table:table-cell>
          <table:table-cell office:value-type="float" office:value="-19.962142" calcext:value-type="float">
            <text:p>-19,962142</text:p>
          </table:table-cell>
        </table:table-row>
        <table:table-row table:style-name="ro1">
          <table:table-cell office:value-type="float" office:value="21.860663" calcext:value-type="float">
            <text:p>21,860663</text:p>
          </table:table-cell>
          <table:table-cell office:value-type="float" office:value="-19.683429" calcext:value-type="float">
            <text:p>-19,683429</text:p>
          </table:table-cell>
        </table:table-row>
        <table:table-row table:style-name="ro1">
          <table:table-cell office:value-type="float" office:value="22.311861" calcext:value-type="float">
            <text:p>22,311861</text:p>
          </table:table-cell>
          <table:table-cell office:value-type="float" office:value="-19.395405" calcext:value-type="float">
            <text:p>-19,395405</text:p>
          </table:table-cell>
        </table:table-row>
        <table:table-row table:style-name="ro1">
          <table:table-cell office:value-type="float" office:value="22.760194" calcext:value-type="float">
            <text:p>22,760194</text:p>
          </table:table-cell>
          <table:table-cell office:value-type="float" office:value="-19.09807" calcext:value-type="float">
            <text:p>-19,09807</text:p>
          </table:table-cell>
        </table:table-row>
        <table:table-row table:style-name="ro1">
          <table:table-cell office:value-type="float" office:value="23.205485" calcext:value-type="float">
            <text:p>23,205485</text:p>
          </table:table-cell>
          <table:table-cell office:value-type="float" office:value="-18.791431" calcext:value-type="float">
            <text:p>-18,791431</text:p>
          </table:table-cell>
        </table:table-row>
        <table:table-row table:style-name="ro1">
          <table:table-cell office:value-type="float" office:value="23.647556" calcext:value-type="float">
            <text:p>23,647556</text:p>
          </table:table-cell>
          <table:table-cell office:value-type="float" office:value="-18.475496" calcext:value-type="float">
            <text:p>-18,475496</text:p>
          </table:table-cell>
        </table:table-row>
        <table:table-row table:style-name="ro1">
          <table:table-cell office:value-type="float" office:value="24.086228" calcext:value-type="float">
            <text:p>24,086228</text:p>
          </table:table-cell>
          <table:table-cell office:value-type="float" office:value="-18.150275" calcext:value-type="float">
            <text:p>-18,150275</text:p>
          </table:table-cell>
        </table:table-row>
        <table:table-row table:style-name="ro1">
          <table:table-cell office:value-type="float" office:value="24.521322" calcext:value-type="float">
            <text:p>24,521322</text:p>
          </table:table-cell>
          <table:table-cell office:value-type="float" office:value="-17.815784" calcext:value-type="float">
            <text:p>-17,815784</text:p>
          </table:table-cell>
        </table:table-row>
        <table:table-row table:style-name="ro1">
          <table:table-cell office:value-type="float" office:value="24.952658" calcext:value-type="float">
            <text:p>24,952658</text:p>
          </table:table-cell>
          <table:table-cell office:value-type="float" office:value="-17.47204" calcext:value-type="float">
            <text:p>-17,47204</text:p>
          </table:table-cell>
        </table:table-row>
        <table:table-row table:style-name="ro1">
          <table:table-cell office:value-type="float" office:value="25.380056" calcext:value-type="float">
            <text:p>25,380056</text:p>
          </table:table-cell>
          <table:table-cell office:value-type="float" office:value="-17.119064" calcext:value-type="float">
            <text:p>-17,119064</text:p>
          </table:table-cell>
        </table:table-row>
        <table:table-row table:style-name="ro1">
          <table:table-cell office:value-type="float" office:value="25.803334" calcext:value-type="float">
            <text:p>25,803334</text:p>
          </table:table-cell>
          <table:table-cell office:value-type="float" office:value="-16.756881" calcext:value-type="float">
            <text:p>-16,756881</text:p>
          </table:table-cell>
        </table:table-row>
        <table:table-row table:style-name="ro1">
          <table:table-cell office:value-type="float" office:value="26.222311" calcext:value-type="float">
            <text:p>26,222311</text:p>
          </table:table-cell>
          <table:table-cell office:value-type="float" office:value="-16.385519" calcext:value-type="float">
            <text:p>-16,385519</text:p>
          </table:table-cell>
        </table:table-row>
        <table:table-row table:style-name="ro1">
          <table:table-cell office:value-type="float" office:value="26.636806" calcext:value-type="float">
            <text:p>26,636806</text:p>
          </table:table-cell>
          <table:table-cell office:value-type="float" office:value="-16.005008" calcext:value-type="float">
            <text:p>-16,005008</text:p>
          </table:table-cell>
        </table:table-row>
        <table:table-row table:style-name="ro1">
          <table:table-cell office:value-type="float" office:value="27.046635" calcext:value-type="float">
            <text:p>27,046635</text:p>
          </table:table-cell>
          <table:table-cell office:value-type="float" office:value="-15.615382" calcext:value-type="float">
            <text:p>-15,615382</text:p>
          </table:table-cell>
        </table:table-row>
        <table:table-row table:style-name="ro1">
          <table:table-cell office:value-type="float" office:value="27.451617" calcext:value-type="float">
            <text:p>27,451617</text:p>
          </table:table-cell>
          <table:table-cell office:value-type="float" office:value="-15.21668" calcext:value-type="float">
            <text:p>-15,21668</text:p>
          </table:table-cell>
        </table:table-row>
        <table:table-row table:style-name="ro1">
          <table:table-cell office:value-type="float" office:value="27.851569" calcext:value-type="float">
            <text:p>27,851569</text:p>
          </table:table-cell>
          <table:table-cell office:value-type="float" office:value="-14.808942" calcext:value-type="float">
            <text:p>-14,808942</text:p>
          </table:table-cell>
        </table:table-row>
        <table:table-row table:style-name="ro1">
          <table:table-cell office:value-type="float" office:value="28.246307" calcext:value-type="float">
            <text:p>28,246307</text:p>
          </table:table-cell>
          <table:table-cell office:value-type="float" office:value="-14.392212" calcext:value-type="float">
            <text:p>-14,392212</text:p>
          </table:table-cell>
        </table:table-row>
        <table:table-row table:style-name="ro1">
          <table:table-cell office:value-type="float" office:value="28.63565" calcext:value-type="float">
            <text:p>28,63565</text:p>
          </table:table-cell>
          <table:table-cell office:value-type="float" office:value="-13.96654" calcext:value-type="float">
            <text:p>-13,96654</text:p>
          </table:table-cell>
        </table:table-row>
        <table:table-row table:style-name="ro1">
          <table:table-cell office:value-type="float" office:value="29.019414" calcext:value-type="float">
            <text:p>29,019414</text:p>
          </table:table-cell>
          <table:table-cell office:value-type="float" office:value="-13.531975" calcext:value-type="float">
            <text:p>-13,531975</text:p>
          </table:table-cell>
        </table:table-row>
        <table:table-row table:style-name="ro1">
          <table:table-cell office:value-type="float" office:value="29.397415" calcext:value-type="float">
            <text:p>29,397415</text:p>
          </table:table-cell>
          <table:table-cell office:value-type="float" office:value="-13.088572" calcext:value-type="float">
            <text:p>-13,088572</text:p>
          </table:table-cell>
        </table:table-row>
        <table:table-row table:style-name="ro1">
          <table:table-cell office:value-type="float" office:value="29.769472" calcext:value-type="float">
            <text:p>29,769472</text:p>
          </table:table-cell>
          <table:table-cell office:value-type="float" office:value="-12.636391" calcext:value-type="float">
            <text:p>-12,636391</text:p>
          </table:table-cell>
        </table:table-row>
        <table:table-row table:style-name="ro1">
          <table:table-cell office:value-type="float" office:value="30.1354" calcext:value-type="float">
            <text:p>30,1354</text:p>
          </table:table-cell>
          <table:table-cell office:value-type="float" office:value="-12.175492" calcext:value-type="float">
            <text:p>-12,175492</text:p>
          </table:table-cell>
        </table:table-row>
        <table:table-row table:style-name="ro1">
          <table:table-cell office:value-type="float" office:value="30.495019" calcext:value-type="float">
            <text:p>30,495019</text:p>
          </table:table-cell>
          <table:table-cell office:value-type="float" office:value="-11.705941" calcext:value-type="float">
            <text:p>-11,705941</text:p>
          </table:table-cell>
        </table:table-row>
        <table:table-row table:style-name="ro1">
          <table:table-cell office:value-type="float" office:value="30.848144" calcext:value-type="float">
            <text:p>30,848144</text:p>
          </table:table-cell>
          <table:table-cell office:value-type="float" office:value="-11.227806" calcext:value-type="float">
            <text:p>-11,227806</text:p>
          </table:table-cell>
        </table:table-row>
        <table:table-row table:style-name="ro1">
          <table:table-cell office:value-type="float" office:value="31.194595" calcext:value-type="float">
            <text:p>31,194595</text:p>
          </table:table-cell>
          <table:table-cell office:value-type="float" office:value="-10.741161" calcext:value-type="float">
            <text:p>-10,741161</text:p>
          </table:table-cell>
        </table:table-row>
        <table:table-row table:style-name="ro1">
          <table:table-cell office:value-type="float" office:value="31.53419" calcext:value-type="float">
            <text:p>31,53419</text:p>
          </table:table-cell>
          <table:table-cell office:value-type="float" office:value="-10.246079" calcext:value-type="float">
            <text:p>-10,246079</text:p>
          </table:table-cell>
        </table:table-row>
        <table:table-row table:style-name="ro1">
          <table:table-cell office:value-type="float" office:value="31.866747" calcext:value-type="float">
            <text:p>31,866747</text:p>
          </table:table-cell>
          <table:table-cell office:value-type="float" office:value="-9.742642" calcext:value-type="float">
            <text:p>-9,742642</text:p>
          </table:table-cell>
        </table:table-row>
        <table:table-row table:style-name="ro1">
          <table:table-cell office:value-type="float" office:value="32.192086" calcext:value-type="float">
            <text:p>32,192086</text:p>
          </table:table-cell>
          <table:table-cell office:value-type="float" office:value="-9.230932" calcext:value-type="float">
            <text:p>-9,230932</text:p>
          </table:table-cell>
        </table:table-row>
        <table:table-row table:style-name="ro1">
          <table:table-cell office:value-type="float" office:value="32.510026" calcext:value-type="float">
            <text:p>32,510026</text:p>
          </table:table-cell>
          <table:table-cell office:value-type="float" office:value="-8.711035" calcext:value-type="float">
            <text:p>-8,711035</text:p>
          </table:table-cell>
        </table:table-row>
        <table:table-row table:style-name="ro1">
          <table:table-cell office:value-type="float" office:value="32.820389" calcext:value-type="float">
            <text:p>32,820389</text:p>
          </table:table-cell>
          <table:table-cell office:value-type="float" office:value="-8.183042" calcext:value-type="float">
            <text:p>-8,183042</text:p>
          </table:table-cell>
        </table:table-row>
        <table:table-row table:style-name="ro1">
          <table:table-cell office:value-type="float" office:value="33.122995" calcext:value-type="float">
            <text:p>33,122995</text:p>
          </table:table-cell>
          <table:table-cell office:value-type="float" office:value="-7.647046" calcext:value-type="float">
            <text:p>-7,647046</text:p>
          </table:table-cell>
        </table:table-row>
        <table:table-row table:style-name="ro1">
          <table:table-cell office:value-type="float" office:value="33.417666" calcext:value-type="float">
            <text:p>33,417666</text:p>
          </table:table-cell>
          <table:table-cell office:value-type="float" office:value="-7.103144" calcext:value-type="float">
            <text:p>-7,103144</text:p>
          </table:table-cell>
        </table:table-row>
        <table:table-row table:style-name="ro1">
          <table:table-cell office:value-type="float" office:value="33.704226" calcext:value-type="float">
            <text:p>33,704226</text:p>
          </table:table-cell>
          <table:table-cell office:value-type="float" office:value="-6.551438" calcext:value-type="float">
            <text:p>-6,551438</text:p>
          </table:table-cell>
        </table:table-row>
        <table:table-row table:style-name="ro1">
          <table:table-cell office:value-type="float" office:value="33.982498" calcext:value-type="float">
            <text:p>33,982498</text:p>
          </table:table-cell>
          <table:table-cell office:value-type="float" office:value="-5.992031" calcext:value-type="float">
            <text:p>-5,992031</text:p>
          </table:table-cell>
        </table:table-row>
        <table:table-row table:style-name="ro1">
          <table:table-cell office:value-type="float" office:value="34.252308" calcext:value-type="float">
            <text:p>34,252308</text:p>
          </table:table-cell>
          <table:table-cell office:value-type="float" office:value="-5.425033" calcext:value-type="float">
            <text:p>-5,425033</text:p>
          </table:table-cell>
        </table:table-row>
        <table:table-row table:style-name="ro1">
          <table:table-cell office:value-type="float" office:value="34.51348" calcext:value-type="float">
            <text:p>34,51348</text:p>
          </table:table-cell>
          <table:table-cell office:value-type="float" office:value="-4.850553" calcext:value-type="float">
            <text:p>-4,850553</text:p>
          </table:table-cell>
        </table:table-row>
        <table:table-row table:style-name="ro1">
          <table:table-cell office:value-type="float" office:value="34.765841" calcext:value-type="float">
            <text:p>34,765841</text:p>
          </table:table-cell>
          <table:table-cell office:value-type="float" office:value="-4.268709" calcext:value-type="float">
            <text:p>-4,268709</text:p>
          </table:table-cell>
        </table:table-row>
        <table:table-row table:style-name="ro1">
          <table:table-cell office:value-type="float" office:value="35.009221" calcext:value-type="float">
            <text:p>35,009221</text:p>
          </table:table-cell>
          <table:table-cell office:value-type="float" office:value="-3.679617" calcext:value-type="float">
            <text:p>-3,679617</text:p>
          </table:table-cell>
        </table:table-row>
        <table:table-row table:style-name="ro1">
          <table:table-cell office:value-type="float" office:value="35.243447" calcext:value-type="float">
            <text:p>35,243447</text:p>
          </table:table-cell>
          <table:table-cell office:value-type="float" office:value="-3.083402" calcext:value-type="float">
            <text:p>-3,083402</text:p>
          </table:table-cell>
        </table:table-row>
        <table:table-row table:style-name="ro1">
          <table:table-cell office:value-type="float" office:value="35.468352" calcext:value-type="float">
            <text:p>35,468352</text:p>
          </table:table-cell>
          <table:table-cell office:value-type="float" office:value="-2.480189" calcext:value-type="float">
            <text:p>-2,480189</text:p>
          </table:table-cell>
        </table:table-row>
        <table:table-row table:style-name="ro1">
          <table:table-cell office:value-type="float" office:value="35.683766" calcext:value-type="float">
            <text:p>35,683766</text:p>
          </table:table-cell>
          <table:table-cell office:value-type="float" office:value="-1.870107" calcext:value-type="float">
            <text:p>-1,870107</text:p>
          </table:table-cell>
        </table:table-row>
        <table:table-row table:style-name="ro1">
          <table:table-cell office:value-type="float" office:value="35.889524" calcext:value-type="float">
            <text:p>35,889524</text:p>
          </table:table-cell>
          <table:table-cell office:value-type="float" office:value="-1.25329" calcext:value-type="float">
            <text:p>-1,25329</text:p>
          </table:table-cell>
        </table:table-row>
        <table:table-row table:style-name="ro1">
          <table:table-cell office:value-type="float" office:value="36.085461" calcext:value-type="float">
            <text:p>36,085461</text:p>
          </table:table-cell>
          <table:table-cell office:value-type="float" office:value="-0.629874" calcext:value-type="float">
            <text:p>-0,629874</text:p>
          </table:table-cell>
        </table:table-row>
        <table:table-row table:style-name="ro1">
          <table:table-cell office:value-type="float" office:value="36.271412" calcext:value-type="float">
            <text:p>36,271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447217" calcext:value-type="float">
            <text:p>36,447217</text:p>
          </table:table-cell>
          <table:table-cell office:value-type="float" office:value="0.636189" calcext:value-type="float">
            <text:p>0,636189</text:p>
          </table:table-cell>
        </table:table-row>
        <table:table-row table:style-name="ro1">
          <table:table-cell office:value-type="float" office:value="36.612716" calcext:value-type="float">
            <text:p>36,612716</text:p>
          </table:table-cell>
          <table:table-cell office:value-type="float" office:value="1.278544" calcext:value-type="float">
            <text:p>1,278544</text:p>
          </table:table-cell>
        </table:table-row>
        <table:table-row table:style-name="ro1">
          <table:table-cell office:value-type="float" office:value="36.76775" calcext:value-type="float">
            <text:p>36,76775</text:p>
          </table:table-cell>
          <table:table-cell office:value-type="float" office:value="1.926916" calcext:value-type="float">
            <text:p>1,926916</text:p>
          </table:table-cell>
        </table:table-row>
        <table:table-row table:style-name="ro1">
          <table:table-cell office:value-type="float" office:value="36.912164" calcext:value-type="float">
            <text:p>36,912164</text:p>
          </table:table-cell>
          <table:table-cell office:value-type="float" office:value="2.58115" calcext:value-type="float">
            <text:p>2,58115</text:p>
          </table:table-cell>
        </table:table-row>
        <table:table-row table:style-name="ro1">
          <table:table-cell office:value-type="float" office:value="37.045802" calcext:value-type="float">
            <text:p>37,045802</text:p>
          </table:table-cell>
          <table:table-cell office:value-type="float" office:value="3.241088" calcext:value-type="float">
            <text:p>3,241088</text:p>
          </table:table-cell>
        </table:table-row>
        <table:table-row table:style-name="ro1">
          <table:table-cell office:value-type="float" office:value="37.168513" calcext:value-type="float">
            <text:p>37,168513</text:p>
          </table:table-cell>
          <table:table-cell office:value-type="float" office:value="3.906568" calcext:value-type="float">
            <text:p>3,906568</text:p>
          </table:table-cell>
        </table:table-row>
        <table:table-row table:style-name="ro1">
          <table:table-cell office:value-type="float" office:value="37.280146" calcext:value-type="float">
            <text:p>37,280146</text:p>
          </table:table-cell>
          <table:table-cell office:value-type="float" office:value="4.577426" calcext:value-type="float">
            <text:p>4,577426</text:p>
          </table:table-cell>
        </table:table-row>
        <table:table-row table:style-name="ro1">
          <table:table-cell office:value-type="float" office:value="37.380554" calcext:value-type="float">
            <text:p>37,380554</text:p>
          </table:table-cell>
          <table:table-cell office:value-type="float" office:value="5.253494" calcext:value-type="float">
            <text:p>5,253494</text:p>
          </table:table-cell>
        </table:table-row>
        <table:table-row table:style-name="ro1">
          <table:table-cell office:value-type="float" office:value="37.469591" calcext:value-type="float">
            <text:p>37,469591</text:p>
          </table:table-cell>
          <table:table-cell office:value-type="float" office:value="5.9346" calcext:value-type="float">
            <text:p>5,9346</text:p>
          </table:table-cell>
        </table:table-row>
        <table:table-row table:style-name="ro1">
          <table:table-cell office:value-type="float" office:value="37.547112" calcext:value-type="float">
            <text:p>37,547112</text:p>
          </table:table-cell>
          <table:table-cell office:value-type="float" office:value="6.620569" calcext:value-type="float">
            <text:p>6,620569</text:p>
          </table:table-cell>
        </table:table-row>
        <table:table-row table:style-name="ro1">
          <table:table-cell office:value-type="float" office:value="37.612978" calcext:value-type="float">
            <text:p>37,612978</text:p>
          </table:table-cell>
          <table:table-cell office:value-type="float" office:value="7.311222" calcext:value-type="float">
            <text:p>7,311222</text:p>
          </table:table-cell>
        </table:table-row>
        <table:table-row table:style-name="ro1">
          <table:table-cell office:value-type="float" office:value="37.667049" calcext:value-type="float">
            <text:p>37,667049</text:p>
          </table:table-cell>
          <table:table-cell office:value-type="float" office:value="8.006378" calcext:value-type="float">
            <text:p>8,006378</text:p>
          </table:table-cell>
        </table:table-row>
        <table:table-row table:style-name="ro1">
          <table:table-cell office:value-type="float" office:value="37.70919" calcext:value-type="float">
            <text:p>37,70919</text:p>
          </table:table-cell>
          <table:table-cell office:value-type="float" office:value="8.705852" calcext:value-type="float">
            <text:p>8,705852</text:p>
          </table:table-cell>
        </table:table-row>
        <table:table-row table:style-name="ro1">
          <table:table-cell office:value-type="float" office:value="37.739266" calcext:value-type="float">
            <text:p>37,739266</text:p>
          </table:table-cell>
          <table:table-cell office:value-type="float" office:value="9.409456" calcext:value-type="float">
            <text:p>9,409456</text:p>
          </table:table-cell>
        </table:table-row>
        <table:table-row table:style-name="ro1">
          <table:table-cell office:value-type="float" office:value="37.757147" calcext:value-type="float">
            <text:p>37,757147</text:p>
          </table:table-cell>
          <table:table-cell office:value-type="float" office:value="10.116997" calcext:value-type="float">
            <text:p>10,116997</text:p>
          </table:table-cell>
        </table:table-row>
        <table:table-row table:style-name="ro1">
          <table:table-cell office:value-type="float" office:value="37.762704" calcext:value-type="float">
            <text:p>37,762704</text:p>
          </table:table-cell>
          <table:table-cell office:value-type="float" office:value="10.828281" calcext:value-type="float">
            <text:p>10,828281</text:p>
          </table:table-cell>
        </table:table-row>
        <table:table-row table:style-name="ro1">
          <table:table-cell office:value-type="float" office:value="37.755813" calcext:value-type="float">
            <text:p>37,755813</text:p>
          </table:table-cell>
          <table:table-cell office:value-type="float" office:value="11.543111" calcext:value-type="float">
            <text:p>11,543111</text:p>
          </table:table-cell>
        </table:table-row>
        <table:table-row table:style-name="ro1">
          <table:table-cell office:value-type="float" office:value="37.736351" calcext:value-type="float">
            <text:p>37,736351</text:p>
          </table:table-cell>
          <table:table-cell office:value-type="float" office:value="12.261284" calcext:value-type="float">
            <text:p>12,261284</text:p>
          </table:table-cell>
        </table:table-row>
        <table:table-row table:style-name="ro1">
          <table:table-cell office:value-type="float" office:value="37.704198" calcext:value-type="float">
            <text:p>37,704198</text:p>
          </table:table-cell>
          <table:table-cell office:value-type="float" office:value="12.982596" calcext:value-type="float">
            <text:p>12,982596</text:p>
          </table:table-cell>
        </table:table-row>
        <table:table-row table:style-name="ro1">
          <table:table-cell office:value-type="float" office:value="37.659237" calcext:value-type="float">
            <text:p>37,659237</text:p>
          </table:table-cell>
          <table:table-cell office:value-type="float" office:value="13.706841" calcext:value-type="float">
            <text:p>13,706841</text:p>
          </table:table-cell>
        </table:table-row>
        <table:table-row table:style-name="ro1">
          <table:table-cell office:value-type="float" office:value="37.601355" calcext:value-type="float">
            <text:p>37,601355</text:p>
          </table:table-cell>
          <table:table-cell office:value-type="float" office:value="14.433808" calcext:value-type="float">
            <text:p>14,433808</text:p>
          </table:table-cell>
        </table:table-row>
        <table:table-row table:style-name="ro1">
          <table:table-cell office:value-type="float" office:value="37.530442" calcext:value-type="float">
            <text:p>37,530442</text:p>
          </table:table-cell>
          <table:table-cell office:value-type="float" office:value="15.163283" calcext:value-type="float">
            <text:p>15,163283</text:p>
          </table:table-cell>
        </table:table-row>
        <table:table-row table:style-name="ro1">
          <table:table-cell office:value-type="float" office:value="37.446391" calcext:value-type="float">
            <text:p>37,446391</text:p>
          </table:table-cell>
          <table:table-cell office:value-type="float" office:value="15.89505" calcext:value-type="float">
            <text:p>15,89505</text:p>
          </table:table-cell>
        </table:table-row>
        <table:table-row table:style-name="ro1">
          <table:table-cell office:value-type="float" office:value="37.349097" calcext:value-type="float">
            <text:p>37,349097</text:p>
          </table:table-cell>
          <table:table-cell office:value-type="float" office:value="16.628889" calcext:value-type="float">
            <text:p>16,628889</text:p>
          </table:table-cell>
        </table:table-row>
        <table:table-row table:style-name="ro1">
          <table:table-cell office:value-type="float" office:value="37.238461" calcext:value-type="float">
            <text:p>37,238461</text:p>
          </table:table-cell>
          <table:table-cell office:value-type="float" office:value="17.364579" calcext:value-type="float">
            <text:p>17,364579</text:p>
          </table:table-cell>
        </table:table-row>
        <table:table-row table:style-name="ro1">
          <table:table-cell office:value-type="float" office:value="37.114384" calcext:value-type="float">
            <text:p>37,114384</text:p>
          </table:table-cell>
          <table:table-cell office:value-type="float" office:value="18.101895" calcext:value-type="float">
            <text:p>18,101895</text:p>
          </table:table-cell>
        </table:table-row>
        <table:table-row table:style-name="ro1">
          <table:table-cell office:value-type="float" office:value="36.976774" calcext:value-type="float">
            <text:p>36,976774</text:p>
          </table:table-cell>
          <table:table-cell office:value-type="float" office:value="18.840607" calcext:value-type="float">
            <text:p>18,840607</text:p>
          </table:table-cell>
        </table:table-row>
        <table:table-row table:style-name="ro1">
          <table:table-cell office:value-type="float" office:value="36.82554" calcext:value-type="float">
            <text:p>36,82554</text:p>
          </table:table-cell>
          <table:table-cell office:value-type="float" office:value="19.580487" calcext:value-type="float">
            <text:p>19,580487</text:p>
          </table:table-cell>
        </table:table-row>
        <table:table-row table:style-name="ro1">
          <table:table-cell office:value-type="float" office:value="36.660595" calcext:value-type="float">
            <text:p>36,660595</text:p>
          </table:table-cell>
          <table:table-cell office:value-type="float" office:value="20.3213" calcext:value-type="float">
            <text:p>20,3213</text:p>
          </table:table-cell>
        </table:table-row>
        <table:table-row table:style-name="ro1">
          <table:table-cell office:value-type="float" office:value="36.481858" calcext:value-type="float">
            <text:p>36,481858</text:p>
          </table:table-cell>
          <table:table-cell office:value-type="float" office:value="21.062811" calcext:value-type="float">
            <text:p>21,062811</text:p>
          </table:table-cell>
        </table:table-row>
        <table:table-row table:style-name="ro1">
          <table:table-cell office:value-type="float" office:value="36.289248" calcext:value-type="float">
            <text:p>36,289248</text:p>
          </table:table-cell>
          <table:table-cell office:value-type="float" office:value="21.80478" calcext:value-type="float">
            <text:p>21,80478</text:p>
          </table:table-cell>
        </table:table-row>
        <table:table-row table:style-name="ro1">
          <table:table-cell office:value-type="float" office:value="36.082691" calcext:value-type="float">
            <text:p>36,082691</text:p>
          </table:table-cell>
          <table:table-cell office:value-type="float" office:value="22.546968" calcext:value-type="float">
            <text:p>22,546968</text:p>
          </table:table-cell>
        </table:table-row>
        <table:table-row table:style-name="ro1">
          <table:table-cell office:value-type="float" office:value="35.862115" calcext:value-type="float">
            <text:p>35,862115</text:p>
          </table:table-cell>
          <table:table-cell office:value-type="float" office:value="23.28913" calcext:value-type="float">
            <text:p>23,28913</text:p>
          </table:table-cell>
        </table:table-row>
        <table:table-row table:style-name="ro1">
          <table:table-cell office:value-type="float" office:value="35.627453" calcext:value-type="float">
            <text:p>35,627453</text:p>
          </table:table-cell>
          <table:table-cell office:value-type="float" office:value="24.031021" calcext:value-type="float">
            <text:p>24,031021</text:p>
          </table:table-cell>
        </table:table-row>
        <table:table-row table:style-name="ro1">
          <table:table-cell office:value-type="float" office:value="35.378641" calcext:value-type="float">
            <text:p>35,378641</text:p>
          </table:table-cell>
          <table:table-cell office:value-type="float" office:value="24.772391" calcext:value-type="float">
            <text:p>24,772391</text:p>
          </table:table-cell>
        </table:table-row>
        <table:table-row table:style-name="ro1">
          <table:table-cell office:value-type="float" office:value="35.115619" calcext:value-type="float">
            <text:p>35,115619</text:p>
          </table:table-cell>
          <table:table-cell office:value-type="float" office:value="25.512991" calcext:value-type="float">
            <text:p>25,512991</text:p>
          </table:table-cell>
        </table:table-row>
        <table:table-row table:style-name="ro1">
          <table:table-cell office:value-type="float" office:value="34.838333" calcext:value-type="float">
            <text:p>34,838333</text:p>
          </table:table-cell>
          <table:table-cell office:value-type="float" office:value="26.252567" calcext:value-type="float">
            <text:p>26,252567</text:p>
          </table:table-cell>
        </table:table-row>
        <table:table-row table:style-name="ro1">
          <table:table-cell office:value-type="float" office:value="34.546731" calcext:value-type="float">
            <text:p>34,546731</text:p>
          </table:table-cell>
          <table:table-cell office:value-type="float" office:value="26.990864" calcext:value-type="float">
            <text:p>26,990864</text:p>
          </table:table-cell>
        </table:table-row>
        <table:table-row table:style-name="ro1">
          <table:table-cell office:value-type="float" office:value="34.240766" calcext:value-type="float">
            <text:p>34,240766</text:p>
          </table:table-cell>
          <table:table-cell office:value-type="float" office:value="27.727625" calcext:value-type="float">
            <text:p>27,727625</text:p>
          </table:table-cell>
        </table:table-row>
        <table:table-row table:style-name="ro1">
          <table:table-cell office:value-type="float" office:value="33.920395" calcext:value-type="float">
            <text:p>33,920395</text:p>
          </table:table-cell>
          <table:table-cell office:value-type="float" office:value="28.462591" calcext:value-type="float">
            <text:p>28,462591</text:p>
          </table:table-cell>
        </table:table-row>
        <table:table-row table:style-name="ro1">
          <table:table-cell office:value-type="float" office:value="33.585581" calcext:value-type="float">
            <text:p>33,585581</text:p>
          </table:table-cell>
          <table:table-cell office:value-type="float" office:value="29.1955" calcext:value-type="float">
            <text:p>29,1955</text:p>
          </table:table-cell>
        </table:table-row>
        <table:table-row table:style-name="ro1">
          <table:table-cell office:value-type="float" office:value="33.236288" calcext:value-type="float">
            <text:p>33,236288</text:p>
          </table:table-cell>
          <table:table-cell office:value-type="float" office:value="29.926088" calcext:value-type="float">
            <text:p>29,926088</text:p>
          </table:table-cell>
        </table:table-row>
        <table:table-row table:style-name="ro1">
          <table:table-cell office:value-type="float" office:value="32.872489" calcext:value-type="float">
            <text:p>32,872489</text:p>
          </table:table-cell>
          <table:table-cell office:value-type="float" office:value="30.654092" calcext:value-type="float">
            <text:p>30,654092</text:p>
          </table:table-cell>
        </table:table-row>
        <table:table-row table:style-name="ro1">
          <table:table-cell office:value-type="float" office:value="32.494157" calcext:value-type="float">
            <text:p>32,494157</text:p>
          </table:table-cell>
          <table:table-cell office:value-type="float" office:value="31.379242" calcext:value-type="float">
            <text:p>31,379242</text:p>
          </table:table-cell>
        </table:table-row>
        <table:table-row table:style-name="ro1">
          <table:table-cell table:number-columns-repeated="2" office:value-type="float" office:value="32.101272" calcext:value-type="float">
            <text:p>32,101272</text:p>
          </table:table-cell>
        </table:table-row>
        <table:table-row table:style-name="ro1">
          <table:table-cell office:value-type="float" office:value="31.693819" calcext:value-type="float">
            <text:p>31,693819</text:p>
          </table:table-cell>
          <table:table-cell office:value-type="float" office:value="32.819911" calcext:value-type="float">
            <text:p>32,819911</text:p>
          </table:table-cell>
        </table:table-row>
        <table:table-row table:style-name="ro1">
          <table:table-cell office:value-type="float" office:value="31.271787" calcext:value-type="float">
            <text:p>31,271787</text:p>
          </table:table-cell>
          <table:table-cell office:value-type="float" office:value="33.534886" calcext:value-type="float">
            <text:p>33,534886</text:p>
          </table:table-cell>
        </table:table-row>
        <table:table-row table:style-name="ro1">
          <table:table-cell office:value-type="float" office:value="30.835168" calcext:value-type="float">
            <text:p>30,835168</text:p>
          </table:table-cell>
          <table:table-cell office:value-type="float" office:value="34.245924" calcext:value-type="float">
            <text:p>34,245924</text:p>
          </table:table-cell>
        </table:table-row>
        <table:table-row table:style-name="ro1">
          <table:table-cell office:value-type="float" office:value="30.383962" calcext:value-type="float">
            <text:p>30,383962</text:p>
          </table:table-cell>
          <table:table-cell office:value-type="float" office:value="34.95275" calcext:value-type="float">
            <text:p>34,95275</text:p>
          </table:table-cell>
        </table:table-row>
        <table:table-row table:style-name="ro1">
          <table:table-cell office:value-type="float" office:value="29.918172" calcext:value-type="float">
            <text:p>29,918172</text:p>
          </table:table-cell>
          <table:table-cell office:value-type="float" office:value="35.655089" calcext:value-type="float">
            <text:p>35,655089</text:p>
          </table:table-cell>
        </table:table-row>
        <table:table-row table:style-name="ro1">
          <table:table-cell office:value-type="float" office:value="29.437805" calcext:value-type="float">
            <text:p>29,437805</text:p>
          </table:table-cell>
          <table:table-cell office:value-type="float" office:value="36.352661" calcext:value-type="float">
            <text:p>36,352661</text:p>
          </table:table-cell>
        </table:table-row>
        <table:table-row table:style-name="ro1">
          <table:table-cell office:value-type="float" office:value="28.942874" calcext:value-type="float">
            <text:p>28,942874</text:p>
          </table:table-cell>
          <table:table-cell office:value-type="float" office:value="37.045189" calcext:value-type="float">
            <text:p>37,045189</text:p>
          </table:table-cell>
        </table:table-row>
        <table:table-row table:style-name="ro1">
          <table:table-cell office:value-type="float" office:value="28.433398" calcext:value-type="float">
            <text:p>28,433398</text:p>
          </table:table-cell>
          <table:table-cell office:value-type="float" office:value="37.732393" calcext:value-type="float">
            <text:p>37,732393</text:p>
          </table:table-cell>
        </table:table-row>
        <table:table-row table:style-name="ro1">
          <table:table-cell office:value-type="float" office:value="27.909399" calcext:value-type="float">
            <text:p>27,909399</text:p>
          </table:table-cell>
          <table:table-cell office:value-type="float" office:value="38.413992" calcext:value-type="float">
            <text:p>38,413992</text:p>
          </table:table-cell>
        </table:table-row>
        <table:table-row table:style-name="ro1">
          <table:table-cell office:value-type="float" office:value="27.370905" calcext:value-type="float">
            <text:p>27,370905</text:p>
          </table:table-cell>
          <table:table-cell office:value-type="float" office:value="39.089704" calcext:value-type="float">
            <text:p>39,089704</text:p>
          </table:table-cell>
        </table:table-row>
        <table:table-row table:style-name="ro1">
          <table:table-cell office:value-type="float" office:value="26.81795" calcext:value-type="float">
            <text:p>26,81795</text:p>
          </table:table-cell>
          <table:table-cell office:value-type="float" office:value="39.759246" calcext:value-type="float">
            <text:p>39,759246</text:p>
          </table:table-cell>
        </table:table-row>
        <table:table-row table:style-name="ro1">
          <table:table-cell office:value-type="float" office:value="26.250571" calcext:value-type="float">
            <text:p>26,250571</text:p>
          </table:table-cell>
          <table:table-cell office:value-type="float" office:value="40.422334" calcext:value-type="float">
            <text:p>40,422334</text:p>
          </table:table-cell>
        </table:table-row>
        <table:table-row table:style-name="ro1">
          <table:table-cell office:value-type="float" office:value="25.668811" calcext:value-type="float">
            <text:p>25,668811</text:p>
          </table:table-cell>
          <table:table-cell office:value-type="float" office:value="41.078685" calcext:value-type="float">
            <text:p>41,078685</text:p>
          </table:table-cell>
        </table:table-row>
        <table:table-row table:style-name="ro1">
          <table:table-cell office:value-type="float" office:value="25.07272" calcext:value-type="float">
            <text:p>25,07272</text:p>
          </table:table-cell>
          <table:table-cell office:value-type="float" office:value="41.728013" calcext:value-type="float">
            <text:p>41,728013</text:p>
          </table:table-cell>
        </table:table-row>
        <table:table-row table:style-name="ro1">
          <table:table-cell office:value-type="float" office:value="24.46235" calcext:value-type="float">
            <text:p>24,46235</text:p>
          </table:table-cell>
          <table:table-cell office:value-type="float" office:value="42.370033" calcext:value-type="float">
            <text:p>42,370033</text:p>
          </table:table-cell>
        </table:table-row>
        <table:table-row table:style-name="ro1">
          <table:table-cell office:value-type="float" office:value="23.837761" calcext:value-type="float">
            <text:p>23,837761</text:p>
          </table:table-cell>
          <table:table-cell office:value-type="float" office:value="43.004459" calcext:value-type="float">
            <text:p>43,004459</text:p>
          </table:table-cell>
        </table:table-row>
        <table:table-row table:style-name="ro1">
          <table:table-cell office:value-type="float" office:value="23.199017" calcext:value-type="float">
            <text:p>23,199017</text:p>
          </table:table-cell>
          <table:table-cell office:value-type="float" office:value="43.631005" calcext:value-type="float">
            <text:p>43,631005</text:p>
          </table:table-cell>
        </table:table-row>
        <table:table-row table:style-name="ro1">
          <table:table-cell office:value-type="float" office:value="22.546188" calcext:value-type="float">
            <text:p>22,546188</text:p>
          </table:table-cell>
          <table:table-cell office:value-type="float" office:value="44.249385" calcext:value-type="float">
            <text:p>44,249385</text:p>
          </table:table-cell>
        </table:table-row>
        <table:table-row table:style-name="ro1">
          <table:table-cell office:value-type="float" office:value="21.879348" calcext:value-type="float">
            <text:p>21,879348</text:p>
          </table:table-cell>
          <table:table-cell office:value-type="float" office:value="44.859312" calcext:value-type="float">
            <text:p>44,859312</text:p>
          </table:table-cell>
        </table:table-row>
        <table:table-row table:style-name="ro1">
          <table:table-cell office:value-type="float" office:value="21.198578" calcext:value-type="float">
            <text:p>21,198578</text:p>
          </table:table-cell>
          <table:table-cell office:value-type="float" office:value="45.460498" calcext:value-type="float">
            <text:p>45,460498</text:p>
          </table:table-cell>
        </table:table-row>
        <table:table-row table:style-name="ro1">
          <table:table-cell office:value-type="float" office:value="20.503964" calcext:value-type="float">
            <text:p>20,503964</text:p>
          </table:table-cell>
          <table:table-cell office:value-type="float" office:value="46.052658" calcext:value-type="float">
            <text:p>46,052658</text:p>
          </table:table-cell>
        </table:table-row>
        <table:table-row table:style-name="ro1">
          <table:table-cell office:value-type="float" office:value="19.795597" calcext:value-type="float">
            <text:p>19,795597</text:p>
          </table:table-cell>
          <table:table-cell office:value-type="float" office:value="46.635505" calcext:value-type="float">
            <text:p>46,635505</text:p>
          </table:table-cell>
        </table:table-row>
        <table:table-row table:style-name="ro1">
          <table:table-cell office:value-type="float" office:value="19.073574" calcext:value-type="float">
            <text:p>19,073574</text:p>
          </table:table-cell>
          <table:table-cell office:value-type="float" office:value="47.208753" calcext:value-type="float">
            <text:p>47,208753</text:p>
          </table:table-cell>
        </table:table-row>
        <table:table-row table:style-name="ro1">
          <table:table-cell office:value-type="float" office:value="18.337997" calcext:value-type="float">
            <text:p>18,337997</text:p>
          </table:table-cell>
          <table:table-cell office:value-type="float" office:value="47.772114" calcext:value-type="float">
            <text:p>47,772114</text:p>
          </table:table-cell>
        </table:table-row>
        <table:table-row table:style-name="ro1">
          <table:table-cell office:value-type="float" office:value="17.588973" calcext:value-type="float">
            <text:p>17,588973</text:p>
          </table:table-cell>
          <table:table-cell office:value-type="float" office:value="48.325305" calcext:value-type="float">
            <text:p>48,325305</text:p>
          </table:table-cell>
        </table:table-row>
        <table:table-row table:style-name="ro1">
          <table:table-cell office:value-type="float" office:value="16.826615" calcext:value-type="float">
            <text:p>16,826615</text:p>
          </table:table-cell>
          <table:table-cell office:value-type="float" office:value="48.868039" calcext:value-type="float">
            <text:p>48,868039</text:p>
          </table:table-cell>
        </table:table-row>
        <table:table-row table:style-name="ro1">
          <table:table-cell office:value-type="float" office:value="16.051044" calcext:value-type="float">
            <text:p>16,051044</text:p>
          </table:table-cell>
          <table:table-cell office:value-type="float" office:value="49.400033" calcext:value-type="float">
            <text:p>49,400033</text:p>
          </table:table-cell>
        </table:table-row>
        <table:table-row table:style-name="ro1">
          <table:table-cell office:value-type="float" office:value="15.262382" calcext:value-type="float">
            <text:p>15,262382</text:p>
          </table:table-cell>
          <table:table-cell office:value-type="float" office:value="49.921001" calcext:value-type="float">
            <text:p>49,921001</text:p>
          </table:table-cell>
        </table:table-row>
        <table:table-row table:style-name="ro1">
          <table:table-cell office:value-type="float" office:value="14.46076" calcext:value-type="float">
            <text:p>14,46076</text:p>
          </table:table-cell>
          <table:table-cell office:value-type="float" office:value="50.430662" calcext:value-type="float">
            <text:p>50,430662</text:p>
          </table:table-cell>
        </table:table-row>
        <table:table-row table:style-name="ro1">
          <table:table-cell office:value-type="float" office:value="13.646313" calcext:value-type="float">
            <text:p>13,646313</text:p>
          </table:table-cell>
          <table:table-cell office:value-type="float" office:value="50.928733" calcext:value-type="float">
            <text:p>50,928733</text:p>
          </table:table-cell>
        </table:table-row>
        <table:table-row table:style-name="ro1">
          <table:table-cell office:value-type="float" office:value="12.819183" calcext:value-type="float">
            <text:p>12,819183</text:p>
          </table:table-cell>
          <table:table-cell office:value-type="float" office:value="51.414933" calcext:value-type="float">
            <text:p>51,414933</text:p>
          </table:table-cell>
        </table:table-row>
        <table:table-row table:style-name="ro1">
          <table:table-cell office:value-type="float" office:value="11.979515" calcext:value-type="float">
            <text:p>11,979515</text:p>
          </table:table-cell>
          <table:table-cell office:value-type="float" office:value="51.888982" calcext:value-type="float">
            <text:p>51,888982</text:p>
          </table:table-cell>
        </table:table-row>
        <table:table-row table:style-name="ro1">
          <table:table-cell office:value-type="float" office:value="11.127464" calcext:value-type="float">
            <text:p>11,127464</text:p>
          </table:table-cell>
          <table:table-cell office:value-type="float" office:value="52.350601" calcext:value-type="float">
            <text:p>52,350601</text:p>
          </table:table-cell>
        </table:table-row>
        <table:table-row table:style-name="ro1">
          <table:table-cell office:value-type="float" office:value="10.263186" calcext:value-type="float">
            <text:p>10,263186</text:p>
          </table:table-cell>
          <table:table-cell office:value-type="float" office:value="52.799513" calcext:value-type="float">
            <text:p>52,799513</text:p>
          </table:table-cell>
        </table:table-row>
        <table:table-row table:style-name="ro1">
          <table:table-cell office:value-type="float" office:value="9.386845" calcext:value-type="float">
            <text:p>9,386845</text:p>
          </table:table-cell>
          <table:table-cell office:value-type="float" office:value="53.235442" calcext:value-type="float">
            <text:p>53,235442</text:p>
          </table:table-cell>
        </table:table-row>
        <table:table-row table:style-name="ro1">
          <table:table-cell office:value-type="float" office:value="8.49861" calcext:value-type="float">
            <text:p>8,49861</text:p>
          </table:table-cell>
          <table:table-cell office:value-type="float" office:value="53.658113" calcext:value-type="float">
            <text:p>53,658113</text:p>
          </table:table-cell>
        </table:table-row>
        <table:table-row table:style-name="ro1">
          <table:table-cell office:value-type="float" office:value="7.598657" calcext:value-type="float">
            <text:p>7,598657</text:p>
          </table:table-cell>
          <table:table-cell office:value-type="float" office:value="54.067253" calcext:value-type="float">
            <text:p>54,067253</text:p>
          </table:table-cell>
        </table:table-row>
        <table:table-row table:style-name="ro1">
          <table:table-cell office:value-type="float" office:value="6.687165" calcext:value-type="float">
            <text:p>6,687165</text:p>
          </table:table-cell>
          <table:table-cell office:value-type="float" office:value="54.462591" calcext:value-type="float">
            <text:p>54,462591</text:p>
          </table:table-cell>
        </table:table-row>
        <table:table-row table:style-name="ro1">
          <table:table-cell office:value-type="float" office:value="5.764322" calcext:value-type="float">
            <text:p>5,764322</text:p>
          </table:table-cell>
          <table:table-cell office:value-type="float" office:value="54.843858" calcext:value-type="float">
            <text:p>54,843858</text:p>
          </table:table-cell>
        </table:table-row>
        <table:table-row table:style-name="ro1">
          <table:table-cell office:value-type="float" office:value="4.830318" calcext:value-type="float">
            <text:p>4,830318</text:p>
          </table:table-cell>
          <table:table-cell office:value-type="float" office:value="55.210787" calcext:value-type="float">
            <text:p>55,210787</text:p>
          </table:table-cell>
        </table:table-row>
        <table:table-row table:style-name="ro1">
          <table:table-cell office:value-type="float" office:value="3.885351" calcext:value-type="float">
            <text:p>3,885351</text:p>
          </table:table-cell>
          <table:table-cell office:value-type="float" office:value="55.563112" calcext:value-type="float">
            <text:p>55,563112</text:p>
          </table:table-cell>
        </table:table-row>
        <table:table-row table:style-name="ro1">
          <table:table-cell office:value-type="float" office:value="2.929625" calcext:value-type="float">
            <text:p>2,929625</text:p>
          </table:table-cell>
          <table:table-cell office:value-type="float" office:value="55.900571" calcext:value-type="float">
            <text:p>55,900571</text:p>
          </table:table-cell>
        </table:table-row>
        <table:table-row table:style-name="ro1">
          <table:table-cell office:value-type="float" office:value="1.963347" calcext:value-type="float">
            <text:p>1,963347</text:p>
          </table:table-cell>
          <table:table-cell office:value-type="float" office:value="56.222902" calcext:value-type="float">
            <text:p>56,222902</text:p>
          </table:table-cell>
        </table:table-row>
        <table:table-row table:style-name="ro1">
          <table:table-cell office:value-type="float" office:value="0.986732" calcext:value-type="float">
            <text:p>0,986732</text:p>
          </table:table-cell>
          <table:table-cell office:value-type="float" office:value="56.529847" calcext:value-type="float">
            <text:p>56,529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82115" calcext:value-type="float">
            <text:p>56,82115</text:p>
          </table:table-cell>
        </table:table-row>
        <table:table-row table:style-name="ro1">
          <table:table-cell office:value-type="float" office:value="-0.996624" calcext:value-type="float">
            <text:p>-0,996624</text:p>
          </table:table-cell>
          <table:table-cell office:value-type="float" office:value="57.096559" calcext:value-type="float">
            <text:p>57,096559</text:p>
          </table:table-cell>
        </table:table-row>
        <table:table-row table:style-name="ro1">
          <table:table-cell office:value-type="float" office:value="-2.002909" calcext:value-type="float">
            <text:p>-2,002909</text:p>
          </table:table-cell>
          <table:table-cell office:value-type="float" office:value="57.355822" calcext:value-type="float">
            <text:p>57,355822</text:p>
          </table:table-cell>
        </table:table-row>
        <table:table-row table:style-name="ro1">
          <table:table-cell office:value-type="float" office:value="-3.018619" calcext:value-type="float">
            <text:p>-3,018619</text:p>
          </table:table-cell>
          <table:table-cell office:value-type="float" office:value="57.598691" calcext:value-type="float">
            <text:p>57,598691</text:p>
          </table:table-cell>
        </table:table-row>
        <table:table-row table:style-name="ro1">
          <table:table-cell office:value-type="float" office:value="-4.043512" calcext:value-type="float">
            <text:p>-4,043512</text:p>
          </table:table-cell>
          <table:table-cell office:value-type="float" office:value="57.824923" calcext:value-type="float">
            <text:p>57,824923</text:p>
          </table:table-cell>
        </table:table-row>
        <table:table-row table:style-name="ro1">
          <table:table-cell office:value-type="float" office:value="-5.077341" calcext:value-type="float">
            <text:p>-5,077341</text:p>
          </table:table-cell>
          <table:table-cell office:value-type="float" office:value="58.034274" calcext:value-type="float">
            <text:p>58,034274</text:p>
          </table:table-cell>
        </table:table-row>
        <table:table-row table:style-name="ro1">
          <table:table-cell office:value-type="float" office:value="-6.119853" calcext:value-type="float">
            <text:p>-6,119853</text:p>
          </table:table-cell>
          <table:table-cell office:value-type="float" office:value="58.226508" calcext:value-type="float">
            <text:p>58,226508</text:p>
          </table:table-cell>
        </table:table-row>
        <table:table-row table:style-name="ro1">
          <table:table-cell office:value-type="float" office:value="-7.170789" calcext:value-type="float">
            <text:p>-7,170789</text:p>
          </table:table-cell>
          <table:table-cell office:value-type="float" office:value="58.401387" calcext:value-type="float">
            <text:p>58,401387</text:p>
          </table:table-cell>
        </table:table-row>
        <table:table-row table:style-name="ro1">
          <table:table-cell office:value-type="float" office:value="-8.229886" calcext:value-type="float">
            <text:p>-8,229886</text:p>
          </table:table-cell>
          <table:table-cell office:value-type="float" office:value="58.558682" calcext:value-type="float">
            <text:p>58,558682</text:p>
          </table:table-cell>
        </table:table-row>
        <table:table-row table:style-name="ro1">
          <table:table-cell office:value-type="float" office:value="-9.296876" calcext:value-type="float">
            <text:p>-9,296876</text:p>
          </table:table-cell>
          <table:table-cell office:value-type="float" office:value="58.698162" calcext:value-type="float">
            <text:p>58,698162</text:p>
          </table:table-cell>
        </table:table-row>
        <table:table-row table:style-name="ro1">
          <table:table-cell office:value-type="float" office:value="-10.371483" calcext:value-type="float">
            <text:p>-10,371483</text:p>
          </table:table-cell>
          <table:table-cell office:value-type="float" office:value="58.819604" calcext:value-type="float">
            <text:p>58,819604</text:p>
          </table:table-cell>
        </table:table-row>
        <table:table-row table:style-name="ro1">
          <table:table-cell office:value-type="float" office:value="-11.45343" calcext:value-type="float">
            <text:p>-11,45343</text:p>
          </table:table-cell>
          <table:table-cell office:value-type="float" office:value="58.922787" calcext:value-type="float">
            <text:p>58,922787</text:p>
          </table:table-cell>
        </table:table-row>
        <table:table-row table:style-name="ro1">
          <table:table-cell office:value-type="float" office:value="-12.54243" calcext:value-type="float">
            <text:p>-12,54243</text:p>
          </table:table-cell>
          <table:table-cell office:value-type="float" office:value="59.007492" calcext:value-type="float">
            <text:p>59,007492</text:p>
          </table:table-cell>
        </table:table-row>
        <table:table-row table:style-name="ro1">
          <table:table-cell office:value-type="float" office:value="-13.638194" calcext:value-type="float">
            <text:p>-13,638194</text:p>
          </table:table-cell>
          <table:table-cell office:value-type="float" office:value="59.073508" calcext:value-type="float">
            <text:p>59,073508</text:p>
          </table:table-cell>
        </table:table-row>
        <table:table-row table:style-name="ro1">
          <table:table-cell office:value-type="float" office:value="-14.740427" calcext:value-type="float">
            <text:p>-14,740427</text:p>
          </table:table-cell>
          <table:table-cell office:value-type="float" office:value="59.120624" calcext:value-type="float">
            <text:p>59,120624</text:p>
          </table:table-cell>
        </table:table-row>
        <table:table-row table:style-name="ro1">
          <table:table-cell office:value-type="float" office:value="-15.848829" calcext:value-type="float">
            <text:p>-15,848829</text:p>
          </table:table-cell>
          <table:table-cell office:value-type="float" office:value="59.148635" calcext:value-type="float">
            <text:p>59,148635</text:p>
          </table:table-cell>
        </table:table-row>
        <table:table-row table:style-name="ro1">
          <table:table-cell office:value-type="float" office:value="-16.963095" calcext:value-type="float">
            <text:p>-16,963095</text:p>
          </table:table-cell>
          <table:table-cell office:value-type="float" office:value="59.157341" calcext:value-type="float">
            <text:p>59,157341</text:p>
          </table:table-cell>
        </table:table-row>
        <table:table-row table:style-name="ro1">
          <table:table-cell office:value-type="float" office:value="-18.082914" calcext:value-type="float">
            <text:p>-18,082914</text:p>
          </table:table-cell>
          <table:table-cell office:value-type="float" office:value="59.146546" calcext:value-type="float">
            <text:p>59,146546</text:p>
          </table:table-cell>
        </table:table-row>
        <table:table-row table:style-name="ro1">
          <table:table-cell office:value-type="float" office:value="-19.207971" calcext:value-type="float">
            <text:p>-19,207971</text:p>
          </table:table-cell>
          <table:table-cell office:value-type="float" office:value="59.116057" calcext:value-type="float">
            <text:p>59,116057</text:p>
          </table:table-cell>
        </table:table-row>
        <table:table-row table:style-name="ro1">
          <table:table-cell office:value-type="float" office:value="-20.337947" calcext:value-type="float">
            <text:p>-20,337947</text:p>
          </table:table-cell>
          <table:table-cell office:value-type="float" office:value="59.065687" calcext:value-type="float">
            <text:p>59,065687</text:p>
          </table:table-cell>
        </table:table-row>
        <table:table-row table:style-name="ro1">
          <table:table-cell office:value-type="float" office:value="-21.472516" calcext:value-type="float">
            <text:p>-21,472516</text:p>
          </table:table-cell>
          <table:table-cell office:value-type="float" office:value="58.995254" calcext:value-type="float">
            <text:p>58,995254</text:p>
          </table:table-cell>
        </table:table-row>
        <table:table-row table:style-name="ro1">
          <table:table-cell office:value-type="float" office:value="-22.611349" calcext:value-type="float">
            <text:p>-22,611349</text:p>
          </table:table-cell>
          <table:table-cell office:value-type="float" office:value="58.904579" calcext:value-type="float">
            <text:p>58,904579</text:p>
          </table:table-cell>
        </table:table-row>
        <table:table-row table:style-name="ro1">
          <table:table-cell office:value-type="float" office:value="-23.754112" calcext:value-type="float">
            <text:p>-23,754112</text:p>
          </table:table-cell>
          <table:table-cell office:value-type="float" office:value="58.79349" calcext:value-type="float">
            <text:p>58,79349</text:p>
          </table:table-cell>
        </table:table-row>
        <table:table-row table:style-name="ro1">
          <table:table-cell office:value-type="float" office:value="-24.900465" calcext:value-type="float">
            <text:p>-24,900465</text:p>
          </table:table-cell>
          <table:table-cell office:value-type="float" office:value="58.661819" calcext:value-type="float">
            <text:p>58,661819</text:p>
          </table:table-cell>
        </table:table-row>
        <table:table-row table:style-name="ro1">
          <table:table-cell office:value-type="float" office:value="-26.050065" calcext:value-type="float">
            <text:p>-26,050065</text:p>
          </table:table-cell>
          <table:table-cell office:value-type="float" office:value="58.509403" calcext:value-type="float">
            <text:p>58,509403</text:p>
          </table:table-cell>
        </table:table-row>
        <table:table-row table:style-name="ro1">
          <table:table-cell office:value-type="float" office:value="-27.202563" calcext:value-type="float">
            <text:p>-27,202563</text:p>
          </table:table-cell>
          <table:table-cell office:value-type="float" office:value="58.336085" calcext:value-type="float">
            <text:p>58,336085</text:p>
          </table:table-cell>
        </table:table-row>
        <table:table-row table:style-name="ro1">
          <table:table-cell office:value-type="float" office:value="-28.357608" calcext:value-type="float">
            <text:p>-28,357608</text:p>
          </table:table-cell>
          <table:table-cell office:value-type="float" office:value="58.141712" calcext:value-type="float">
            <text:p>58,141712</text:p>
          </table:table-cell>
        </table:table-row>
        <table:table-row table:style-name="ro1">
          <table:table-cell office:value-type="float" office:value="-29.514841" calcext:value-type="float">
            <text:p>-29,514841</text:p>
          </table:table-cell>
          <table:table-cell office:value-type="float" office:value="57.926138" calcext:value-type="float">
            <text:p>57,926138</text:p>
          </table:table-cell>
        </table:table-row>
        <table:table-row table:style-name="ro1">
          <table:table-cell office:value-type="float" office:value="-30.673903" calcext:value-type="float">
            <text:p>-30,673903</text:p>
          </table:table-cell>
          <table:table-cell office:value-type="float" office:value="57.689222" calcext:value-type="float">
            <text:p>57,689222</text:p>
          </table:table-cell>
        </table:table-row>
        <table:table-row table:style-name="ro1">
          <table:table-cell office:value-type="float" office:value="-31.834427" calcext:value-type="float">
            <text:p>-31,834427</text:p>
          </table:table-cell>
          <table:table-cell office:value-type="float" office:value="57.430827" calcext:value-type="float">
            <text:p>57,430827</text:p>
          </table:table-cell>
        </table:table-row>
        <table:table-row table:style-name="ro1">
          <table:table-cell office:value-type="float" office:value="-32.996044" calcext:value-type="float">
            <text:p>-32,996044</text:p>
          </table:table-cell>
          <table:table-cell office:value-type="float" office:value="57.150825" calcext:value-type="float">
            <text:p>57,150825</text:p>
          </table:table-cell>
        </table:table-row>
        <table:table-row table:style-name="ro1">
          <table:table-cell office:value-type="float" office:value="-34.158381" calcext:value-type="float">
            <text:p>-34,158381</text:p>
          </table:table-cell>
          <table:table-cell office:value-type="float" office:value="56.849092" calcext:value-type="float">
            <text:p>56,849092</text:p>
          </table:table-cell>
        </table:table-row>
        <table:table-row table:style-name="ro1">
          <table:table-cell office:value-type="float" office:value="-35.321058" calcext:value-type="float">
            <text:p>-35,321058</text:p>
          </table:table-cell>
          <table:table-cell office:value-type="float" office:value="56.525509" calcext:value-type="float">
            <text:p>56,525509</text:p>
          </table:table-cell>
        </table:table-row>
        <table:table-row table:style-name="ro1">
          <table:table-cell office:value-type="float" office:value="-36.483696" calcext:value-type="float">
            <text:p>-36,483696</text:p>
          </table:table-cell>
          <table:table-cell office:value-type="float" office:value="56.179965" calcext:value-type="float">
            <text:p>56,179965</text:p>
          </table:table-cell>
        </table:table-row>
        <table:table-row table:style-name="ro1">
          <table:table-cell office:value-type="float" office:value="-37.645908" calcext:value-type="float">
            <text:p>-37,645908</text:p>
          </table:table-cell>
          <table:table-cell office:value-type="float" office:value="55.812353" calcext:value-type="float">
            <text:p>55,812353</text:p>
          </table:table-cell>
        </table:table-row>
        <table:table-row table:style-name="ro1">
          <table:table-cell office:value-type="float" office:value="-38.807305" calcext:value-type="float">
            <text:p>-38,807305</text:p>
          </table:table-cell>
          <table:table-cell office:value-type="float" office:value="55.422575" calcext:value-type="float">
            <text:p>55,422575</text:p>
          </table:table-cell>
        </table:table-row>
        <table:table-row table:style-name="ro1">
          <table:table-cell office:value-type="float" office:value="-39.967495" calcext:value-type="float">
            <text:p>-39,967495</text:p>
          </table:table-cell>
          <table:table-cell office:value-type="float" office:value="55.010538" calcext:value-type="float">
            <text:p>55,010538</text:p>
          </table:table-cell>
        </table:table-row>
        <table:table-row table:style-name="ro1">
          <table:table-cell office:value-type="float" office:value="-41.126082" calcext:value-type="float">
            <text:p>-41,126082</text:p>
          </table:table-cell>
          <table:table-cell office:value-type="float" office:value="54.576154" calcext:value-type="float">
            <text:p>54,576154</text:p>
          </table:table-cell>
        </table:table-row>
        <table:table-row table:style-name="ro1">
          <table:table-cell office:value-type="float" office:value="-42.282665" calcext:value-type="float">
            <text:p>-42,282665</text:p>
          </table:table-cell>
          <table:table-cell office:value-type="float" office:value="54.119343" calcext:value-type="float">
            <text:p>54,119343</text:p>
          </table:table-cell>
        </table:table-row>
        <table:table-row table:style-name="ro1">
          <table:table-cell office:value-type="float" office:value="-43.436841" calcext:value-type="float">
            <text:p>-43,436841</text:p>
          </table:table-cell>
          <table:table-cell office:value-type="float" office:value="53.640032" calcext:value-type="float">
            <text:p>53,640032</text:p>
          </table:table-cell>
        </table:table-row>
        <table:table-row table:style-name="ro1">
          <table:table-cell office:value-type="float" office:value="-44.588205" calcext:value-type="float">
            <text:p>-44,588205</text:p>
          </table:table-cell>
          <table:table-cell office:value-type="float" office:value="53.138154" calcext:value-type="float">
            <text:p>53,138154</text:p>
          </table:table-cell>
        </table:table-row>
        <table:table-row table:style-name="ro1">
          <table:table-cell office:value-type="float" office:value="-45.736347" calcext:value-type="float">
            <text:p>-45,736347</text:p>
          </table:table-cell>
          <table:table-cell office:value-type="float" office:value="52.613648" calcext:value-type="float">
            <text:p>52,613648</text:p>
          </table:table-cell>
        </table:table-row>
        <table:table-row table:style-name="ro1">
          <table:table-cell office:value-type="float" office:value="-46.880854" calcext:value-type="float">
            <text:p>-46,880854</text:p>
          </table:table-cell>
          <table:table-cell office:value-type="float" office:value="52.066463" calcext:value-type="float">
            <text:p>52,066463</text:p>
          </table:table-cell>
        </table:table-row>
        <table:table-row table:style-name="ro1">
          <table:table-cell office:value-type="float" office:value="-48.021311" calcext:value-type="float">
            <text:p>-48,021311</text:p>
          </table:table-cell>
          <table:table-cell office:value-type="float" office:value="51.496551" calcext:value-type="float">
            <text:p>51,496551</text:p>
          </table:table-cell>
        </table:table-row>
        <table:table-row table:style-name="ro1">
          <table:table-cell office:value-type="float" office:value="-49.157299" calcext:value-type="float">
            <text:p>-49,157299</text:p>
          </table:table-cell>
          <table:table-cell office:value-type="float" office:value="50.903873" calcext:value-type="float">
            <text:p>50,903873</text:p>
          </table:table-cell>
        </table:table-row>
        <table:table-row table:style-name="ro1">
          <table:table-cell office:value-type="float" office:value="-50.288398" calcext:value-type="float">
            <text:p>-50,288398</text:p>
          </table:table-cell>
          <table:table-cell office:value-type="float" office:value="50.288398" calcext:value-type="float">
            <text:p>50,288398</text:p>
          </table:table-cell>
        </table:table-row>
        <table:table-row table:style-name="ro1">
          <table:table-cell office:value-type="float" office:value="-51.414185" calcext:value-type="float">
            <text:p>-51,414185</text:p>
          </table:table-cell>
          <table:table-cell office:value-type="float" office:value="49.650101" calcext:value-type="float">
            <text:p>49,650101</text:p>
          </table:table-cell>
        </table:table-row>
        <table:table-row table:style-name="ro1">
          <table:table-cell office:value-type="float" office:value="-52.534232" calcext:value-type="float">
            <text:p>-52,534232</text:p>
          </table:table-cell>
          <table:table-cell office:value-type="float" office:value="48.988964" calcext:value-type="float">
            <text:p>48,988964</text:p>
          </table:table-cell>
        </table:table-row>
        <table:table-row table:style-name="ro1">
          <table:table-cell office:value-type="float" office:value="-53.648112" calcext:value-type="float">
            <text:p>-53,648112</text:p>
          </table:table-cell>
          <table:table-cell office:value-type="float" office:value="48.304977" calcext:value-type="float">
            <text:p>48,304977</text:p>
          </table:table-cell>
        </table:table-row>
        <table:table-row table:style-name="ro1">
          <table:table-cell office:value-type="float" office:value="-54.755394" calcext:value-type="float">
            <text:p>-54,755394</text:p>
          </table:table-cell>
          <table:table-cell office:value-type="float" office:value="47.598138" calcext:value-type="float">
            <text:p>47,598138</text:p>
          </table:table-cell>
        </table:table-row>
        <table:table-row table:style-name="ro1">
          <table:table-cell office:value-type="float" office:value="-55.855646" calcext:value-type="float">
            <text:p>-55,855646</text:p>
          </table:table-cell>
          <table:table-cell office:value-type="float" office:value="46.868452" calcext:value-type="float">
            <text:p>46,868452</text:p>
          </table:table-cell>
        </table:table-row>
        <table:table-row table:style-name="ro1">
          <table:table-cell office:value-type="float" office:value="-56.948431" calcext:value-type="float">
            <text:p>-56,948431</text:p>
          </table:table-cell>
          <table:table-cell office:value-type="float" office:value="46.115931" calcext:value-type="float">
            <text:p>46,115931</text:p>
          </table:table-cell>
        </table:table-row>
        <table:table-row table:style-name="ro1">
          <table:table-cell office:value-type="float" office:value="-58.033315" calcext:value-type="float">
            <text:p>-58,033315</text:p>
          </table:table-cell>
          <table:table-cell office:value-type="float" office:value="45.340595" calcext:value-type="float">
            <text:p>45,340595</text:p>
          </table:table-cell>
        </table:table-row>
        <table:table-row table:style-name="ro1">
          <table:table-cell office:value-type="float" office:value="-59.109857" calcext:value-type="float">
            <text:p>-59,109857</text:p>
          </table:table-cell>
          <table:table-cell office:value-type="float" office:value="44.542473" calcext:value-type="float">
            <text:p>44,542473</text:p>
          </table:table-cell>
        </table:table-row>
        <table:table-row table:style-name="ro1">
          <table:table-cell office:value-type="float" office:value="-60.177619" calcext:value-type="float">
            <text:p>-60,177619</text:p>
          </table:table-cell>
          <table:table-cell office:value-type="float" office:value="43.7216" calcext:value-type="float">
            <text:p>43,7216</text:p>
          </table:table-cell>
        </table:table-row>
        <table:table-row table:style-name="ro1">
          <table:table-cell office:value-type="float" office:value="-61.236159" calcext:value-type="float">
            <text:p>-61,236159</text:p>
          </table:table-cell>
          <table:table-cell office:value-type="float" office:value="42.87802" calcext:value-type="float">
            <text:p>42,87802</text:p>
          </table:table-cell>
        </table:table-row>
        <table:table-row table:style-name="ro1">
          <table:table-cell office:value-type="float" office:value="-62.285032" calcext:value-type="float">
            <text:p>-62,285032</text:p>
          </table:table-cell>
          <table:table-cell office:value-type="float" office:value="42.011785" calcext:value-type="float">
            <text:p>42,011785</text:p>
          </table:table-cell>
        </table:table-row>
        <table:table-row table:style-name="ro1">
          <table:table-cell office:value-type="float" office:value="-63.323797" calcext:value-type="float">
            <text:p>-63,323797</text:p>
          </table:table-cell>
          <table:table-cell office:value-type="float" office:value="41.122954" calcext:value-type="float">
            <text:p>41,122954</text:p>
          </table:table-cell>
        </table:table-row>
        <table:table-row table:style-name="ro1">
          <table:table-cell office:value-type="float" office:value="-64.352006" calcext:value-type="float">
            <text:p>-64,352006</text:p>
          </table:table-cell>
          <table:table-cell office:value-type="float" office:value="40.211596" calcext:value-type="float">
            <text:p>40,211596</text:p>
          </table:table-cell>
        </table:table-row>
        <table:table-row table:style-name="ro1">
          <table:table-cell office:value-type="float" office:value="-65.369214" calcext:value-type="float">
            <text:p>-65,369214</text:p>
          </table:table-cell>
          <table:table-cell office:value-type="float" office:value="39.277786" calcext:value-type="float">
            <text:p>39,277786</text:p>
          </table:table-cell>
        </table:table-row>
        <table:table-row table:style-name="ro1">
          <table:table-cell office:value-type="float" office:value="-66.374973" calcext:value-type="float">
            <text:p>-66,374973</text:p>
          </table:table-cell>
          <table:table-cell office:value-type="float" office:value="38.321609" calcext:value-type="float">
            <text:p>38,321609</text:p>
          </table:table-cell>
        </table:table-row>
        <table:table-row table:style-name="ro1">
          <table:table-cell office:value-type="float" office:value="-67.368837" calcext:value-type="float">
            <text:p>-67,368837</text:p>
          </table:table-cell>
          <table:table-cell office:value-type="float" office:value="37.343156" calcext:value-type="float">
            <text:p>37,343156</text:p>
          </table:table-cell>
        </table:table-row>
        <table:table-row table:style-name="ro1">
          <table:table-cell office:value-type="float" office:value="-68.350356" calcext:value-type="float">
            <text:p>-68,350356</text:p>
          </table:table-cell>
          <table:table-cell office:value-type="float" office:value="36.342529" calcext:value-type="float">
            <text:p>36,342529</text:p>
          </table:table-cell>
        </table:table-row>
        <table:table-row table:style-name="ro1">
          <table:table-cell office:value-type="float" office:value="-69.319081" calcext:value-type="float">
            <text:p>-69,319081</text:p>
          </table:table-cell>
          <table:table-cell office:value-type="float" office:value="35.319836" calcext:value-type="float">
            <text:p>35,319836</text:p>
          </table:table-cell>
        </table:table-row>
        <table:table-row table:style-name="ro1">
          <table:table-cell office:value-type="float" office:value="-70.274564" calcext:value-type="float">
            <text:p>-70,274564</text:p>
          </table:table-cell>
          <table:table-cell office:value-type="float" office:value="34.275195" calcext:value-type="float">
            <text:p>34,275195</text:p>
          </table:table-cell>
        </table:table-row>
        <table:table-row table:style-name="ro1">
          <table:table-cell office:value-type="float" office:value="-71.216356" calcext:value-type="float">
            <text:p>-71,216356</text:p>
          </table:table-cell>
          <table:table-cell office:value-type="float" office:value="33.208732" calcext:value-type="float">
            <text:p>33,208732</text:p>
          </table:table-cell>
        </table:table-row>
        <table:table-row table:style-name="ro1">
          <table:table-cell office:value-type="float" office:value="-72.144007" calcext:value-type="float">
            <text:p>-72,144007</text:p>
          </table:table-cell>
          <table:table-cell office:value-type="float" office:value="32.120581" calcext:value-type="float">
            <text:p>32,120581</text:p>
          </table:table-cell>
        </table:table-row>
        <table:table-row table:style-name="ro1">
          <table:table-cell office:value-type="float" office:value="-73.057069" calcext:value-type="float">
            <text:p>-73,057069</text:p>
          </table:table-cell>
          <table:table-cell office:value-type="float" office:value="31.010886" calcext:value-type="float">
            <text:p>31,010886</text:p>
          </table:table-cell>
        </table:table-row>
        <table:table-row table:style-name="ro1">
          <table:table-cell office:value-type="float" office:value="-73.955092" calcext:value-type="float">
            <text:p>-73,955092</text:p>
          </table:table-cell>
          <table:table-cell office:value-type="float" office:value="29.879797" calcext:value-type="float">
            <text:p>29,879797</text:p>
          </table:table-cell>
        </table:table-row>
        <table:table-row table:style-name="ro1">
          <table:table-cell office:value-type="float" office:value="-74.837629" calcext:value-type="float">
            <text:p>-74,837629</text:p>
          </table:table-cell>
          <table:table-cell office:value-type="float" office:value="28.727474" calcext:value-type="float">
            <text:p>28,727474</text:p>
          </table:table-cell>
        </table:table-row>
        <table:table-row table:style-name="ro1">
          <table:table-cell office:value-type="float" office:value="-75.704233" calcext:value-type="float">
            <text:p>-75,704233</text:p>
          </table:table-cell>
          <table:table-cell office:value-type="float" office:value="27.554087" calcext:value-type="float">
            <text:p>27,554087</text:p>
          </table:table-cell>
        </table:table-row>
        <table:table-row table:style-name="ro1">
          <table:table-cell office:value-type="float" office:value="-76.554456" calcext:value-type="float">
            <text:p>-76,554456</text:p>
          </table:table-cell>
          <table:table-cell office:value-type="float" office:value="26.359813" calcext:value-type="float">
            <text:p>26,359813</text:p>
          </table:table-cell>
        </table:table-row>
        <table:table-row table:style-name="ro1">
          <table:table-cell office:value-type="float" office:value="-77.387852" calcext:value-type="float">
            <text:p>-77,387852</text:p>
          </table:table-cell>
          <table:table-cell office:value-type="float" office:value="25.144838" calcext:value-type="float">
            <text:p>25,144838</text:p>
          </table:table-cell>
        </table:table-row>
        <table:table-row table:style-name="ro1">
          <table:table-cell office:value-type="float" office:value="-78.203978" calcext:value-type="float">
            <text:p>-78,203978</text:p>
          </table:table-cell>
          <table:table-cell office:value-type="float" office:value="23.909356" calcext:value-type="float">
            <text:p>23,909356</text:p>
          </table:table-cell>
        </table:table-row>
        <table:table-row table:style-name="ro1">
          <table:table-cell office:value-type="float" office:value="-79.00239" calcext:value-type="float">
            <text:p>-79,00239</text:p>
          </table:table-cell>
          <table:table-cell office:value-type="float" office:value="22.653571" calcext:value-type="float">
            <text:p>22,653571</text:p>
          </table:table-cell>
        </table:table-row>
        <table:table-row table:style-name="ro1">
          <table:table-cell office:value-type="float" office:value="-79.782645" calcext:value-type="float">
            <text:p>-79,782645</text:p>
          </table:table-cell>
          <table:table-cell office:value-type="float" office:value="21.377695" calcext:value-type="float">
            <text:p>21,377695</text:p>
          </table:table-cell>
        </table:table-row>
        <table:table-row table:style-name="ro1">
          <table:table-cell office:value-type="float" office:value="-80.544304" calcext:value-type="float">
            <text:p>-80,544304</text:p>
          </table:table-cell>
          <table:table-cell office:value-type="float" office:value="20.081951" calcext:value-type="float">
            <text:p>20,081951</text:p>
          </table:table-cell>
        </table:table-row>
        <table:table-row table:style-name="ro1">
          <table:table-cell office:value-type="float" office:value="-81.286928" calcext:value-type="float">
            <text:p>-81,286928</text:p>
          </table:table-cell>
          <table:table-cell office:value-type="float" office:value="18.766566" calcext:value-type="float">
            <text:p>18,766566</text:p>
          </table:table-cell>
        </table:table-row>
        <table:table-row table:style-name="ro1">
          <table:table-cell office:value-type="float" office:value="-82.01008" calcext:value-type="float">
            <text:p>-82,01008</text:p>
          </table:table-cell>
          <table:table-cell office:value-type="float" office:value="17.431781" calcext:value-type="float">
            <text:p>17,431781</text:p>
          </table:table-cell>
        </table:table-row>
        <table:table-row table:style-name="ro1">
          <table:table-cell office:value-type="float" office:value="-82.713325" calcext:value-type="float">
            <text:p>-82,713325</text:p>
          </table:table-cell>
          <table:table-cell office:value-type="float" office:value="16.077842" calcext:value-type="float">
            <text:p>16,077842</text:p>
          </table:table-cell>
        </table:table-row>
        <table:table-row table:style-name="ro1">
          <table:table-cell office:value-type="float" office:value="-83.396231" calcext:value-type="float">
            <text:p>-83,396231</text:p>
          </table:table-cell>
          <table:table-cell office:value-type="float" office:value="14.705006" calcext:value-type="float">
            <text:p>14,705006</text:p>
          </table:table-cell>
        </table:table-row>
        <table:table-row table:style-name="ro1">
          <table:table-cell office:value-type="float" office:value="-84.058368" calcext:value-type="float">
            <text:p>-84,058368</text:p>
          </table:table-cell>
          <table:table-cell office:value-type="float" office:value="13.313538" calcext:value-type="float">
            <text:p>13,313538</text:p>
          </table:table-cell>
        </table:table-row>
        <table:table-row table:style-name="ro1">
          <table:table-cell office:value-type="float" office:value="-84.699308" calcext:value-type="float">
            <text:p>-84,699308</text:p>
          </table:table-cell>
          <table:table-cell office:value-type="float" office:value="11.903711" calcext:value-type="float">
            <text:p>11,903711</text:p>
          </table:table-cell>
        </table:table-row>
        <table:table-row table:style-name="ro1">
          <table:table-cell office:value-type="float" office:value="-85.318627" calcext:value-type="float">
            <text:p>-85,318627</text:p>
          </table:table-cell>
          <table:table-cell office:value-type="float" office:value="10.47581" calcext:value-type="float">
            <text:p>10,47581</text:p>
          </table:table-cell>
        </table:table-row>
        <table:table-row table:style-name="ro1">
          <table:table-cell office:value-type="float" office:value="-85.915903" calcext:value-type="float">
            <text:p>-85,915903</text:p>
          </table:table-cell>
          <table:table-cell office:value-type="float" office:value="9.030125" calcext:value-type="float">
            <text:p>9,030125</text:p>
          </table:table-cell>
        </table:table-row>
        <table:table-row table:style-name="ro1">
          <table:table-cell office:value-type="float" office:value="-86.490717" calcext:value-type="float">
            <text:p>-86,490717</text:p>
          </table:table-cell>
          <table:table-cell office:value-type="float" office:value="7.566957" calcext:value-type="float">
            <text:p>7,566957</text:p>
          </table:table-cell>
        </table:table-row>
        <table:table-row table:style-name="ro1">
          <table:table-cell office:value-type="float" office:value="-87.042654" calcext:value-type="float">
            <text:p>-87,042654</text:p>
          </table:table-cell>
          <table:table-cell office:value-type="float" office:value="6.086615" calcext:value-type="float">
            <text:p>6,086615</text:p>
          </table:table-cell>
        </table:table-row>
        <table:table-row table:style-name="ro1">
          <table:table-cell office:value-type="float" office:value="-87.571301" calcext:value-type="float">
            <text:p>-87,571301</text:p>
          </table:table-cell>
          <table:table-cell office:value-type="float" office:value="4.589417" calcext:value-type="float">
            <text:p>4,589417</text:p>
          </table:table-cell>
        </table:table-row>
        <table:table-row table:style-name="ro1">
          <table:table-cell office:value-type="float" office:value="-88.07625" calcext:value-type="float">
            <text:p>-88,07625</text:p>
          </table:table-cell>
          <table:table-cell office:value-type="float" office:value="3.07569" calcext:value-type="float">
            <text:p>3,07569</text:p>
          </table:table-cell>
        </table:table-row>
        <table:table-row table:style-name="ro1">
          <table:table-cell office:value-type="float" office:value="-88.557096" calcext:value-type="float">
            <text:p>-88,557096</text:p>
          </table:table-cell>
          <table:table-cell office:value-type="float" office:value="1.54577" calcext:value-type="float">
            <text:p>1,54577</text:p>
          </table:table-cell>
        </table:table-row>
        <table:table-row table:style-name="ro1">
          <table:table-cell office:value-type="float" office:value="-89.013439" calcext:value-type="float">
            <text:p>-89,013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.444881" calcext:value-type="float">
            <text:p>-89,444881</text:p>
          </table:table-cell>
          <table:table-cell office:value-type="float" office:value="-1.561266" calcext:value-type="float">
            <text:p>-1,561266</text:p>
          </table:table-cell>
        </table:table-row>
        <table:table-row table:style-name="ro1">
          <table:table-cell office:value-type="float" office:value="-89.851031" calcext:value-type="float">
            <text:p>-89,851031</text:p>
          </table:table-cell>
          <table:table-cell office:value-type="float" office:value="-3.137667" calcext:value-type="float">
            <text:p>-3,137667</text:p>
          </table:table-cell>
        </table:table-row>
        <table:table-row table:style-name="ro1">
          <table:table-cell office:value-type="float" office:value="-90.231499" calcext:value-type="float">
            <text:p>-90,231499</text:p>
          </table:table-cell>
          <table:table-cell office:value-type="float" office:value="-4.728832" calcext:value-type="float">
            <text:p>-4,728832</text:p>
          </table:table-cell>
        </table:table-row>
        <table:table-row table:style-name="ro1">
          <table:table-cell office:value-type="float" office:value="-90.585903" calcext:value-type="float">
            <text:p>-90,585903</text:p>
          </table:table-cell>
          <table:table-cell office:value-type="float" office:value="-6.334383" calcext:value-type="float">
            <text:p>-6,334383</text:p>
          </table:table-cell>
        </table:table-row>
        <table:table-row table:style-name="ro1">
          <table:table-cell office:value-type="float" office:value="-90.913864" calcext:value-type="float">
            <text:p>-90,913864</text:p>
          </table:table-cell>
          <table:table-cell office:value-type="float" office:value="-7.953932" calcext:value-type="float">
            <text:p>-7,953932</text:p>
          </table:table-cell>
        </table:table-row>
        <table:table-row table:style-name="ro1">
          <table:table-cell office:value-type="float" office:value="-91.215008" calcext:value-type="float">
            <text:p>-91,215008</text:p>
          </table:table-cell>
          <table:table-cell office:value-type="float" office:value="-9.587084" calcext:value-type="float">
            <text:p>-9,587084</text:p>
          </table:table-cell>
        </table:table-row>
        <table:table-row table:style-name="ro1">
          <table:table-cell office:value-type="float" office:value="-91.488967" calcext:value-type="float">
            <text:p>-91,488967</text:p>
          </table:table-cell>
          <table:table-cell office:value-type="float" office:value="-11.233433" calcext:value-type="float">
            <text:p>-11,233433</text:p>
          </table:table-cell>
        </table:table-row>
        <table:table-row table:style-name="ro1">
          <table:table-cell office:value-type="float" office:value="-91.735377" calcext:value-type="float">
            <text:p>-91,735377</text:p>
          </table:table-cell>
          <table:table-cell office:value-type="float" office:value="-12.892566" calcext:value-type="float">
            <text:p>-12,892566</text:p>
          </table:table-cell>
        </table:table-row>
        <table:table-row table:style-name="ro1">
          <table:table-cell office:value-type="float" office:value="-91.953881" calcext:value-type="float">
            <text:p>-91,953881</text:p>
          </table:table-cell>
          <table:table-cell office:value-type="float" office:value="-14.564064" calcext:value-type="float">
            <text:p>-14,564064</text:p>
          </table:table-cell>
        </table:table-row>
        <table:table-row table:style-name="ro1">
          <table:table-cell office:value-type="float" office:value="-92.144126" calcext:value-type="float">
            <text:p>-92,144126</text:p>
          </table:table-cell>
          <table:table-cell office:value-type="float" office:value="-16.247496" calcext:value-type="float">
            <text:p>-16,247496</text:p>
          </table:table-cell>
        </table:table-row>
        <table:table-row table:style-name="ro1">
          <table:table-cell office:value-type="float" office:value="-92.305767" calcext:value-type="float">
            <text:p>-92,305767</text:p>
          </table:table-cell>
          <table:table-cell office:value-type="float" office:value="-17.942424" calcext:value-type="float">
            <text:p>-17,942424</text:p>
          </table:table-cell>
        </table:table-row>
        <table:table-row table:style-name="ro1">
          <table:table-cell office:value-type="float" office:value="-92.438463" calcext:value-type="float">
            <text:p>-92,438463</text:p>
          </table:table-cell>
          <table:table-cell office:value-type="float" office:value="-19.648402" calcext:value-type="float">
            <text:p>-19,648402</text:p>
          </table:table-cell>
        </table:table-row>
        <table:table-row table:style-name="ro1">
          <table:table-cell office:value-type="float" office:value="-92.54188" calcext:value-type="float">
            <text:p>-92,54188</text:p>
          </table:table-cell>
          <table:table-cell office:value-type="float" office:value="-21.364976" calcext:value-type="float">
            <text:p>-21,364976</text:p>
          </table:table-cell>
        </table:table-row>
        <table:table-row table:style-name="ro1">
          <table:table-cell office:value-type="float" office:value="-92.615689" calcext:value-type="float">
            <text:p>-92,615689</text:p>
          </table:table-cell>
          <table:table-cell office:value-type="float" office:value="-23.091685" calcext:value-type="float">
            <text:p>-23,091685</text:p>
          </table:table-cell>
        </table:table-row>
        <table:table-row table:style-name="ro1">
          <table:table-cell office:value-type="float" office:value="-92.659571" calcext:value-type="float">
            <text:p>-92,659571</text:p>
          </table:table-cell>
          <table:table-cell office:value-type="float" office:value="-24.828057" calcext:value-type="float">
            <text:p>-24,828057</text:p>
          </table:table-cell>
        </table:table-row>
        <table:table-row table:style-name="ro1">
          <table:table-cell office:value-type="float" office:value="-92.67321" calcext:value-type="float">
            <text:p>-92,67321</text:p>
          </table:table-cell>
          <table:table-cell office:value-type="float" office:value="-26.573615" calcext:value-type="float">
            <text:p>-26,573615</text:p>
          </table:table-cell>
        </table:table-row>
        <table:table-row table:style-name="ro1">
          <table:table-cell office:value-type="float" office:value="-92.656298" calcext:value-type="float">
            <text:p>-92,656298</text:p>
          </table:table-cell>
          <table:table-cell office:value-type="float" office:value="-28.327873" calcext:value-type="float">
            <text:p>-28,327873</text:p>
          </table:table-cell>
        </table:table-row>
        <table:table-row table:style-name="ro1">
          <table:table-cell office:value-type="float" office:value="-92.608536" calcext:value-type="float">
            <text:p>-92,608536</text:p>
          </table:table-cell>
          <table:table-cell office:value-type="float" office:value="-30.090337" calcext:value-type="float">
            <text:p>-30,090337</text:p>
          </table:table-cell>
        </table:table-row>
        <table:table-row table:style-name="ro1">
          <table:table-cell office:value-type="float" office:value="-92.529629" calcext:value-type="float">
            <text:p>-92,529629</text:p>
          </table:table-cell>
          <table:table-cell office:value-type="float" office:value="-31.860506" calcext:value-type="float">
            <text:p>-31,860506</text:p>
          </table:table-cell>
        </table:table-row>
        <table:table-row table:style-name="ro1">
          <table:table-cell office:value-type="float" office:value="-92.419291" calcext:value-type="float">
            <text:p>-92,419291</text:p>
          </table:table-cell>
          <table:table-cell office:value-type="float" office:value="-33.637871" calcext:value-type="float">
            <text:p>-33,637871</text:p>
          </table:table-cell>
        </table:table-row>
        <table:table-row table:style-name="ro1">
          <table:table-cell office:value-type="float" office:value="-92.277244" calcext:value-type="float">
            <text:p>-92,277244</text:p>
          </table:table-cell>
          <table:table-cell office:value-type="float" office:value="-35.421915" calcext:value-type="float">
            <text:p>-35,421915</text:p>
          </table:table-cell>
        </table:table-row>
        <table:table-row table:style-name="ro1">
          <table:table-cell office:value-type="float" office:value="-92.103217" calcext:value-type="float">
            <text:p>-92,103217</text:p>
          </table:table-cell>
          <table:table-cell office:value-type="float" office:value="-37.212115" calcext:value-type="float">
            <text:p>-37,212115</text:p>
          </table:table-cell>
        </table:table-row>
        <table:table-row table:style-name="ro1">
          <table:table-cell office:value-type="float" office:value="-91.896947" calcext:value-type="float">
            <text:p>-91,896947</text:p>
          </table:table-cell>
          <table:table-cell office:value-type="float" office:value="-39.00794" calcext:value-type="float">
            <text:p>-39,00794</text:p>
          </table:table-cell>
        </table:table-row>
        <table:table-row table:style-name="ro1">
          <table:table-cell office:value-type="float" office:value="-91.658179" calcext:value-type="float">
            <text:p>-91,658179</text:p>
          </table:table-cell>
          <table:table-cell office:value-type="float" office:value="-40.808851" calcext:value-type="float">
            <text:p>-40,808851</text:p>
          </table:table-cell>
        </table:table-row>
        <table:table-row table:style-name="ro1">
          <table:table-cell office:value-type="float" office:value="-91.386667" calcext:value-type="float">
            <text:p>-91,386667</text:p>
          </table:table-cell>
          <table:table-cell office:value-type="float" office:value="-42.614302" calcext:value-type="float">
            <text:p>-42,614302</text:p>
          </table:table-cell>
        </table:table-row>
        <table:table-row table:style-name="ro1">
          <table:table-cell office:value-type="float" office:value="-91.082171" calcext:value-type="float">
            <text:p>-91,082171</text:p>
          </table:table-cell>
          <table:table-cell office:value-type="float" office:value="-44.423743" calcext:value-type="float">
            <text:p>-44,423743</text:p>
          </table:table-cell>
        </table:table-row>
        <table:table-row table:style-name="ro1">
          <table:table-cell office:value-type="float" office:value="-90.744462" calcext:value-type="float">
            <text:p>-90,744462</text:p>
          </table:table-cell>
          <table:table-cell office:value-type="float" office:value="-46.236613" calcext:value-type="float">
            <text:p>-46,236613</text:p>
          </table:table-cell>
        </table:table-row>
        <table:table-row table:style-name="ro1">
          <table:table-cell office:value-type="float" office:value="-90.37332" calcext:value-type="float">
            <text:p>-90,37332</text:p>
          </table:table-cell>
          <table:table-cell office:value-type="float" office:value="-48.052347" calcext:value-type="float">
            <text:p>-48,052347</text:p>
          </table:table-cell>
        </table:table-row>
        <table:table-row table:style-name="ro1">
          <table:table-cell office:value-type="float" office:value="-89.968531" calcext:value-type="float">
            <text:p>-89,968531</text:p>
          </table:table-cell>
          <table:table-cell office:value-type="float" office:value="-49.870371" calcext:value-type="float">
            <text:p>-49,870371</text:p>
          </table:table-cell>
        </table:table-row>
        <table:table-row table:style-name="ro1">
          <table:table-cell office:value-type="float" office:value="-89.529893" calcext:value-type="float">
            <text:p>-89,529893</text:p>
          </table:table-cell>
          <table:table-cell office:value-type="float" office:value="-51.690108" calcext:value-type="float">
            <text:p>-51,690108</text:p>
          </table:table-cell>
        </table:table-row>
        <table:table-row table:style-name="ro1">
          <table:table-cell office:value-type="float" office:value="-89.057211" calcext:value-type="float">
            <text:p>-89,057211</text:p>
          </table:table-cell>
          <table:table-cell office:value-type="float" office:value="-53.510971" calcext:value-type="float">
            <text:p>-53,510971</text:p>
          </table:table-cell>
        </table:table-row>
        <table:table-row table:style-name="ro1">
          <table:table-cell office:value-type="float" office:value="-88.550301" calcext:value-type="float">
            <text:p>-88,550301</text:p>
          </table:table-cell>
          <table:table-cell office:value-type="float" office:value="-55.332369" calcext:value-type="float">
            <text:p>-55,332369</text:p>
          </table:table-cell>
        </table:table-row>
        <table:table-row table:style-name="ro1">
          <table:table-cell office:value-type="float" office:value="-88.008987" calcext:value-type="float">
            <text:p>-88,008987</text:p>
          </table:table-cell>
          <table:table-cell office:value-type="float" office:value="-57.153704" calcext:value-type="float">
            <text:p>-57,153704</text:p>
          </table:table-cell>
        </table:table-row>
        <table:table-row table:style-name="ro1">
          <table:table-cell office:value-type="float" office:value="-87.433103" calcext:value-type="float">
            <text:p>-87,433103</text:p>
          </table:table-cell>
          <table:table-cell office:value-type="float" office:value="-58.974373" calcext:value-type="float">
            <text:p>-58,974373</text:p>
          </table:table-cell>
        </table:table-row>
        <table:table-row table:style-name="ro1">
          <table:table-cell office:value-type="float" office:value="-86.822495" calcext:value-type="float">
            <text:p>-86,822495</text:p>
          </table:table-cell>
          <table:table-cell office:value-type="float" office:value="-60.793765" calcext:value-type="float">
            <text:p>-60,793765</text:p>
          </table:table-cell>
        </table:table-row>
        <table:table-row table:style-name="ro1">
          <table:table-cell office:value-type="float" office:value="-86.177015" calcext:value-type="float">
            <text:p>-86,177015</text:p>
          </table:table-cell>
          <table:table-cell office:value-type="float" office:value="-62.611267" calcext:value-type="float">
            <text:p>-62,611267</text:p>
          </table:table-cell>
        </table:table-row>
        <table:table-row table:style-name="ro1">
          <table:table-cell office:value-type="float" office:value="-85.496529" calcext:value-type="float">
            <text:p>-85,496529</text:p>
          </table:table-cell>
          <table:table-cell office:value-type="float" office:value="-64.426256" calcext:value-type="float">
            <text:p>-64,426256</text:p>
          </table:table-cell>
        </table:table-row>
        <table:table-row table:style-name="ro1">
          <table:table-cell office:value-type="float" office:value="-84.78091" calcext:value-type="float">
            <text:p>-84,78091</text:p>
          </table:table-cell>
          <table:table-cell office:value-type="float" office:value="-66.238106" calcext:value-type="float">
            <text:p>-66,238106</text:p>
          </table:table-cell>
        </table:table-row>
        <table:table-row table:style-name="ro1">
          <table:table-cell office:value-type="float" office:value="-84.030043" calcext:value-type="float">
            <text:p>-84,030043</text:p>
          </table:table-cell>
          <table:table-cell office:value-type="float" office:value="-68.046187" calcext:value-type="float">
            <text:p>-68,046187</text:p>
          </table:table-cell>
        </table:table-row>
        <table:table-row table:style-name="ro1">
          <table:table-cell office:value-type="float" office:value="-83.243823" calcext:value-type="float">
            <text:p>-83,243823</text:p>
          </table:table-cell>
          <table:table-cell office:value-type="float" office:value="-69.849861" calcext:value-type="float">
            <text:p>-69,849861</text:p>
          </table:table-cell>
        </table:table-row>
        <table:table-row table:style-name="ro1">
          <table:table-cell office:value-type="float" office:value="-82.422157" calcext:value-type="float">
            <text:p>-82,422157</text:p>
          </table:table-cell>
          <table:table-cell office:value-type="float" office:value="-71.648488" calcext:value-type="float">
            <text:p>-71,648488</text:p>
          </table:table-cell>
        </table:table-row>
        <table:table-row table:style-name="ro1">
          <table:table-cell office:value-type="float" office:value="-81.564961" calcext:value-type="float">
            <text:p>-81,564961</text:p>
          </table:table-cell>
          <table:table-cell office:value-type="float" office:value="-73.441421" calcext:value-type="float">
            <text:p>-73,441421</text:p>
          </table:table-cell>
        </table:table-row>
        <table:table-row table:style-name="ro1">
          <table:table-cell office:value-type="float" office:value="-80.672163" calcext:value-type="float">
            <text:p>-80,672163</text:p>
          </table:table-cell>
          <table:table-cell office:value-type="float" office:value="-75.228009" calcext:value-type="float">
            <text:p>-75,228009</text:p>
          </table:table-cell>
        </table:table-row>
        <table:table-row table:style-name="ro1">
          <table:table-cell office:value-type="float" office:value="-79.743701" calcext:value-type="float">
            <text:p>-79,743701</text:p>
          </table:table-cell>
          <table:table-cell office:value-type="float" office:value="-77.007597" calcext:value-type="float">
            <text:p>-77,007597</text:p>
          </table:table-cell>
        </table:table-row>
        <table:table-row table:style-name="ro1">
          <table:table-cell table:number-columns-repeated="2" office:value-type="float" office:value="-78.779526" calcext:value-type="float">
            <text:p>-78,779526</text:p>
          </table:table-cell>
        </table:table-row>
        <table:table-row table:style-name="ro1">
          <table:table-cell office:value-type="float" office:value="-77.779598" calcext:value-type="float">
            <text:p>-77,779598</text:p>
          </table:table-cell>
          <table:table-cell office:value-type="float" office:value="-80.543132" calcext:value-type="float">
            <text:p>-80,543132</text:p>
          </table:table-cell>
        </table:table-row>
        <table:table-row table:style-name="ro1">
          <table:table-cell office:value-type="float" office:value="-76.743891" calcext:value-type="float">
            <text:p>-76,743891</text:p>
          </table:table-cell>
          <table:table-cell office:value-type="float" office:value="-82.297747" calcext:value-type="float">
            <text:p>-82,297747</text:p>
          </table:table-cell>
        </table:table-row>
        <table:table-row table:style-name="ro1">
          <table:table-cell office:value-type="float" office:value="-75.672388" calcext:value-type="float">
            <text:p>-75,672388</text:p>
          </table:table-cell>
          <table:table-cell office:value-type="float" office:value="-84.042701" calcext:value-type="float">
            <text:p>-84,042701</text:p>
          </table:table-cell>
        </table:table-row>
        <table:table-row table:style-name="ro1">
          <table:table-cell office:value-type="float" office:value="-74.565086" calcext:value-type="float">
            <text:p>-74,565086</text:p>
          </table:table-cell>
          <table:table-cell office:value-type="float" office:value="-85.777319" calcext:value-type="float">
            <text:p>-85,777319</text:p>
          </table:table-cell>
        </table:table-row>
        <table:table-row table:style-name="ro1">
          <table:table-cell office:value-type="float" office:value="-73.421992" calcext:value-type="float">
            <text:p>-73,421992</text:p>
          </table:table-cell>
          <table:table-cell office:value-type="float" office:value="-87.500923" calcext:value-type="float">
            <text:p>-87,500923</text:p>
          </table:table-cell>
        </table:table-row>
        <table:table-row table:style-name="ro1">
          <table:table-cell office:value-type="float" office:value="-72.243127" calcext:value-type="float">
            <text:p>-72,243127</text:p>
          </table:table-cell>
          <table:table-cell office:value-type="float" office:value="-89.212832" calcext:value-type="float">
            <text:p>-89,212832</text:p>
          </table:table-cell>
        </table:table-row>
        <table:table-row table:style-name="ro1">
          <table:table-cell office:value-type="float" office:value="-71.028521" calcext:value-type="float">
            <text:p>-71,028521</text:p>
          </table:table-cell>
          <table:table-cell office:value-type="float" office:value="-90.912361" calcext:value-type="float">
            <text:p>-90,912361</text:p>
          </table:table-cell>
        </table:table-row>
        <table:table-row table:style-name="ro1">
          <table:table-cell office:value-type="float" office:value="-69.778219" calcext:value-type="float">
            <text:p>-69,778219</text:p>
          </table:table-cell>
          <table:table-cell office:value-type="float" office:value="-92.598824" calcext:value-type="float">
            <text:p>-92,598824</text:p>
          </table:table-cell>
        </table:table-row>
        <table:table-row table:style-name="ro1">
          <table:table-cell office:value-type="float" office:value="-68.492276" calcext:value-type="float">
            <text:p>-68,492276</text:p>
          </table:table-cell>
          <table:table-cell office:value-type="float" office:value="-94.271531" calcext:value-type="float">
            <text:p>-94,271531</text:p>
          </table:table-cell>
        </table:table-row>
        <table:table-row table:style-name="ro1">
          <table:table-cell office:value-type="float" office:value="-67.170763" calcext:value-type="float">
            <text:p>-67,170763</text:p>
          </table:table-cell>
          <table:table-cell office:value-type="float" office:value="-95.929791" calcext:value-type="float">
            <text:p>-95,929791</text:p>
          </table:table-cell>
        </table:table-row>
        <table:table-row table:style-name="ro1">
          <table:table-cell office:value-type="float" office:value="-65.813758" calcext:value-type="float">
            <text:p>-65,813758</text:p>
          </table:table-cell>
          <table:table-cell office:value-type="float" office:value="-97.572909" calcext:value-type="float">
            <text:p>-97,572909</text:p>
          </table:table-cell>
        </table:table-row>
        <table:table-row table:style-name="ro1">
          <table:table-cell office:value-type="float" office:value="-64.421357" calcext:value-type="float">
            <text:p>-64,421357</text:p>
          </table:table-cell>
          <table:table-cell office:value-type="float" office:value="-99.20019" calcext:value-type="float">
            <text:p>-99,20019</text:p>
          </table:table-cell>
        </table:table-row>
        <table:table-row table:style-name="ro1">
          <table:table-cell office:value-type="float" office:value="-62.993664" calcext:value-type="float">
            <text:p>-62,993664</text:p>
          </table:table-cell>
          <table:table-cell office:value-type="float" office:value="-100.810936" calcext:value-type="float">
            <text:p>-100,810936</text:p>
          </table:table-cell>
        </table:table-row>
        <table:table-row table:style-name="ro1">
          <table:table-cell office:value-type="float" office:value="-61.5308" calcext:value-type="float">
            <text:p>-61,5308</text:p>
          </table:table-cell>
          <table:table-cell office:value-type="float" office:value="-102.404448" calcext:value-type="float">
            <text:p>-102,404448</text:p>
          </table:table-cell>
        </table:table-row>
        <table:table-row table:style-name="ro1">
          <table:table-cell office:value-type="float" office:value="-60.032895" calcext:value-type="float">
            <text:p>-60,032895</text:p>
          </table:table-cell>
          <table:table-cell office:value-type="float" office:value="-103.980025" calcext:value-type="float">
            <text:p>-103,980025</text:p>
          </table:table-cell>
        </table:table-row>
        <table:table-row table:style-name="ro1">
          <table:table-cell office:value-type="float" office:value="-58.500096" calcext:value-type="float">
            <text:p>-58,500096</text:p>
          </table:table-cell>
          <table:table-cell office:value-type="float" office:value="-105.536966" calcext:value-type="float">
            <text:p>-105,536966</text:p>
          </table:table-cell>
        </table:table-row>
        <table:table-row table:style-name="ro1">
          <table:table-cell office:value-type="float" office:value="-56.932558" calcext:value-type="float">
            <text:p>-56,932558</text:p>
          </table:table-cell>
          <table:table-cell office:value-type="float" office:value="-107.074569" calcext:value-type="float">
            <text:p>-107,074569</text:p>
          </table:table-cell>
        </table:table-row>
        <table:table-row table:style-name="ro1">
          <table:table-cell office:value-type="float" office:value="-55.330454" calcext:value-type="float">
            <text:p>-55,330454</text:p>
          </table:table-cell>
          <table:table-cell office:value-type="float" office:value="-108.592131" calcext:value-type="float">
            <text:p>-108,592131</text:p>
          </table:table-cell>
        </table:table-row>
        <table:table-row table:style-name="ro1">
          <table:table-cell office:value-type="float" office:value="-53.693967" calcext:value-type="float">
            <text:p>-53,693967</text:p>
          </table:table-cell>
          <table:table-cell office:value-type="float" office:value="-110.088948" calcext:value-type="float">
            <text:p>-110,088948</text:p>
          </table:table-cell>
        </table:table-row>
        <table:table-row table:style-name="ro1">
          <table:table-cell office:value-type="float" office:value="-52.023295" calcext:value-type="float">
            <text:p>-52,023295</text:p>
          </table:table-cell>
          <table:table-cell office:value-type="float" office:value="-111.564316" calcext:value-type="float">
            <text:p>-111,564316</text:p>
          </table:table-cell>
        </table:table-row>
        <table:table-row table:style-name="ro1">
          <table:table-cell office:value-type="float" office:value="-50.318647" calcext:value-type="float">
            <text:p>-50,318647</text:p>
          </table:table-cell>
          <table:table-cell office:value-type="float" office:value="-113.017532" calcext:value-type="float">
            <text:p>-113,017532</text:p>
          </table:table-cell>
        </table:table-row>
        <table:table-row table:style-name="ro1">
          <table:table-cell office:value-type="float" office:value="-48.580248" calcext:value-type="float">
            <text:p>-48,580248</text:p>
          </table:table-cell>
          <table:table-cell office:value-type="float" office:value="-114.447893" calcext:value-type="float">
            <text:p>-114,447893</text:p>
          </table:table-cell>
        </table:table-row>
        <table:table-row table:style-name="ro1">
          <table:table-cell office:value-type="float" office:value="-46.808335" calcext:value-type="float">
            <text:p>-46,808335</text:p>
          </table:table-cell>
          <table:table-cell office:value-type="float" office:value="-115.854696" calcext:value-type="float">
            <text:p>-115,854696</text:p>
          </table:table-cell>
        </table:table-row>
        <table:table-row table:style-name="ro1">
          <table:table-cell office:value-type="float" office:value="-45.003159" calcext:value-type="float">
            <text:p>-45,003159</text:p>
          </table:table-cell>
          <table:table-cell office:value-type="float" office:value="-117.237238" calcext:value-type="float">
            <text:p>-117,237238</text:p>
          </table:table-cell>
        </table:table-row>
        <table:table-row table:style-name="ro1">
          <table:table-cell office:value-type="float" office:value="-43.164984" calcext:value-type="float">
            <text:p>-43,164984</text:p>
          </table:table-cell>
          <table:table-cell office:value-type="float" office:value="-118.59482" calcext:value-type="float">
            <text:p>-118,59482</text:p>
          </table:table-cell>
        </table:table-row>
        <table:table-row table:style-name="ro1">
          <table:table-cell office:value-type="float" office:value="-41.294088" calcext:value-type="float">
            <text:p>-41,294088</text:p>
          </table:table-cell>
          <table:table-cell office:value-type="float" office:value="-119.926741" calcext:value-type="float">
            <text:p>-119,926741</text:p>
          </table:table-cell>
        </table:table-row>
        <table:table-row table:style-name="ro1">
          <table:table-cell office:value-type="float" office:value="-39.390763" calcext:value-type="float">
            <text:p>-39,390763</text:p>
          </table:table-cell>
          <table:table-cell office:value-type="float" office:value="-121.232302" calcext:value-type="float">
            <text:p>-121,232302</text:p>
          </table:table-cell>
        </table:table-row>
        <table:table-row table:style-name="ro1">
          <table:table-cell office:value-type="float" office:value="-37.455313" calcext:value-type="float">
            <text:p>-37,455313</text:p>
          </table:table-cell>
          <table:table-cell office:value-type="float" office:value="-122.510808" calcext:value-type="float">
            <text:p>-122,510808</text:p>
          </table:table-cell>
        </table:table-row>
        <table:table-row table:style-name="ro1">
          <table:table-cell office:value-type="float" office:value="-35.488057" calcext:value-type="float">
            <text:p>-35,488057</text:p>
          </table:table-cell>
          <table:table-cell office:value-type="float" office:value="-123.761564" calcext:value-type="float">
            <text:p>-123,761564</text:p>
          </table:table-cell>
        </table:table-row>
        <table:table-row table:style-name="ro1">
          <table:table-cell office:value-type="float" office:value="-33.489329" calcext:value-type="float">
            <text:p>-33,489329</text:p>
          </table:table-cell>
          <table:table-cell office:value-type="float" office:value="-124.983877" calcext:value-type="float">
            <text:p>-124,983877</text:p>
          </table:table-cell>
        </table:table-row>
        <table:table-row table:style-name="ro1">
          <table:table-cell office:value-type="float" office:value="-31.459474" calcext:value-type="float">
            <text:p>-31,459474</text:p>
          </table:table-cell>
          <table:table-cell office:value-type="float" office:value="-126.177057" calcext:value-type="float">
            <text:p>-126,177057</text:p>
          </table:table-cell>
        </table:table-row>
        <table:table-row table:style-name="ro1">
          <table:table-cell office:value-type="float" office:value="-29.398852" calcext:value-type="float">
            <text:p>-29,398852</text:p>
          </table:table-cell>
          <table:table-cell office:value-type="float" office:value="-127.340417" calcext:value-type="float">
            <text:p>-127,340417</text:p>
          </table:table-cell>
        </table:table-row>
        <table:table-row table:style-name="ro1">
          <table:table-cell office:value-type="float" office:value="-27.307837" calcext:value-type="float">
            <text:p>-27,307837</text:p>
          </table:table-cell>
          <table:table-cell office:value-type="float" office:value="-128.473274" calcext:value-type="float">
            <text:p>-128,473274</text:p>
          </table:table-cell>
        </table:table-row>
        <table:table-row table:style-name="ro1">
          <table:table-cell office:value-type="float" office:value="-25.186818" calcext:value-type="float">
            <text:p>-25,186818</text:p>
          </table:table-cell>
          <table:table-cell office:value-type="float" office:value="-129.574946" calcext:value-type="float">
            <text:p>-129,574946</text:p>
          </table:table-cell>
        </table:table-row>
        <table:table-row table:style-name="ro1">
          <table:table-cell office:value-type="float" office:value="-23.036195" calcext:value-type="float">
            <text:p>-23,036195</text:p>
          </table:table-cell>
          <table:table-cell office:value-type="float" office:value="-130.644755" calcext:value-type="float">
            <text:p>-130,644755</text:p>
          </table:table-cell>
        </table:table-row>
        <table:table-row table:style-name="ro1">
          <table:table-cell office:value-type="float" office:value="-20.856384" calcext:value-type="float">
            <text:p>-20,856384</text:p>
          </table:table-cell>
          <table:table-cell office:value-type="float" office:value="-131.682029" calcext:value-type="float">
            <text:p>-131,682029</text:p>
          </table:table-cell>
        </table:table-row>
        <table:table-row table:style-name="ro1">
          <table:table-cell office:value-type="float" office:value="-18.647815" calcext:value-type="float">
            <text:p>-18,647815</text:p>
          </table:table-cell>
          <table:table-cell office:value-type="float" office:value="-132.686097" calcext:value-type="float">
            <text:p>-132,686097</text:p>
          </table:table-cell>
        </table:table-row>
        <table:table-row table:style-name="ro1">
          <table:table-cell office:value-type="float" office:value="-16.410929" calcext:value-type="float">
            <text:p>-16,410929</text:p>
          </table:table-cell>
          <table:table-cell office:value-type="float" office:value="-133.656294" calcext:value-type="float">
            <text:p>-133,656294</text:p>
          </table:table-cell>
        </table:table-row>
        <table:table-row table:style-name="ro1">
          <table:table-cell office:value-type="float" office:value="-14.146185" calcext:value-type="float">
            <text:p>-14,146185</text:p>
          </table:table-cell>
          <table:table-cell office:value-type="float" office:value="-134.59196" calcext:value-type="float">
            <text:p>-134,59196</text:p>
          </table:table-cell>
        </table:table-row>
        <table:table-row table:style-name="ro1">
          <table:table-cell office:value-type="float" office:value="-11.854052" calcext:value-type="float">
            <text:p>-11,854052</text:p>
          </table:table-cell>
          <table:table-cell office:value-type="float" office:value="-135.492438" calcext:value-type="float">
            <text:p>-135,492438</text:p>
          </table:table-cell>
        </table:table-row>
        <table:table-row table:style-name="ro1">
          <table:table-cell office:value-type="float" office:value="-9.535016" calcext:value-type="float">
            <text:p>-9,535016</text:p>
          </table:table-cell>
          <table:table-cell office:value-type="float" office:value="-136.357077" calcext:value-type="float">
            <text:p>-136,357077</text:p>
          </table:table-cell>
        </table:table-row>
        <table:table-row table:style-name="ro1">
          <table:table-cell office:value-type="float" office:value="-7.189573" calcext:value-type="float">
            <text:p>-7,189573</text:p>
          </table:table-cell>
          <table:table-cell office:value-type="float" office:value="-137.185231" calcext:value-type="float">
            <text:p>-137,185231</text:p>
          </table:table-cell>
        </table:table-row>
        <table:table-row table:style-name="ro1">
          <table:table-cell office:value-type="float" office:value="-4.818237" calcext:value-type="float">
            <text:p>-4,818237</text:p>
          </table:table-cell>
          <table:table-cell office:value-type="float" office:value="-137.976262" calcext:value-type="float">
            <text:p>-137,976262</text:p>
          </table:table-cell>
        </table:table-row>
        <table:table-row table:style-name="ro1">
          <table:table-cell office:value-type="float" office:value="-2.421533" calcext:value-type="float">
            <text:p>-2,421533</text:p>
          </table:table-cell>
          <table:table-cell office:value-type="float" office:value="-138.729534" calcext:value-type="float">
            <text:p>-138,729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39.44442" calcext:value-type="float">
            <text:p>-139,44442</text:p>
          </table:table-cell>
        </table:table-row>
        <table:table-row table:style-name="ro1">
          <table:table-cell office:value-type="float" office:value="2.445809" calcext:value-type="float">
            <text:p>2,445809</text:p>
          </table:table-cell>
          <table:table-cell office:value-type="float" office:value="-140.120297" calcext:value-type="float">
            <text:p>-140,120297</text:p>
          </table:table-cell>
        </table:table-row>
        <table:table-row table:style-name="ro1">
          <table:table-cell office:value-type="float" office:value="4.915327" calcext:value-type="float">
            <text:p>4,915327</text:p>
          </table:table-cell>
          <table:table-cell office:value-type="float" office:value="-140.756553" calcext:value-type="float">
            <text:p>-140,756553</text:p>
          </table:table-cell>
        </table:table-row>
        <table:table-row table:style-name="ro1">
          <table:table-cell office:value-type="float" office:value="7.407975" calcext:value-type="float">
            <text:p>7,407975</text:p>
          </table:table-cell>
          <table:table-cell office:value-type="float" office:value="-141.352577" calcext:value-type="float">
            <text:p>-141,352577</text:p>
          </table:table-cell>
        </table:table-row>
        <table:table-row table:style-name="ro1">
          <table:table-cell office:value-type="float" office:value="9.923158" calcext:value-type="float">
            <text:p>9,923158</text:p>
          </table:table-cell>
          <table:table-cell office:value-type="float" office:value="-141.90777" calcext:value-type="float">
            <text:p>-141,90777</text:p>
          </table:table-cell>
        </table:table-row>
        <table:table-row table:style-name="ro1">
          <table:table-cell office:value-type="float" office:value="12.46027" calcext:value-type="float">
            <text:p>12,46027</text:p>
          </table:table-cell>
          <table:table-cell office:value-type="float" office:value="-142.421539" calcext:value-type="float">
            <text:p>-142,421539</text:p>
          </table:table-cell>
        </table:table-row>
        <table:table-row table:style-name="ro1">
          <table:table-cell office:value-type="float" office:value="15.018691" calcext:value-type="float">
            <text:p>15,018691</text:p>
          </table:table-cell>
          <table:table-cell office:value-type="float" office:value="-142.893298" calcext:value-type="float">
            <text:p>-142,893298</text:p>
          </table:table-cell>
        </table:table-row>
        <table:table-row table:style-name="ro1">
          <table:table-cell office:value-type="float" office:value="17.597786" calcext:value-type="float">
            <text:p>17,597786</text:p>
          </table:table-cell>
          <table:table-cell office:value-type="float" office:value="-143.322469" calcext:value-type="float">
            <text:p>-143,322469</text:p>
          </table:table-cell>
        </table:table-row>
        <table:table-row table:style-name="ro1">
          <table:table-cell office:value-type="float" office:value="20.19691" calcext:value-type="float">
            <text:p>20,19691</text:p>
          </table:table-cell>
          <table:table-cell office:value-type="float" office:value="-143.708484" calcext:value-type="float">
            <text:p>-143,708484</text:p>
          </table:table-cell>
        </table:table-row>
        <table:table-row table:style-name="ro1">
          <table:table-cell office:value-type="float" office:value="22.815403" calcext:value-type="float">
            <text:p>22,815403</text:p>
          </table:table-cell>
          <table:table-cell office:value-type="float" office:value="-144.050783" calcext:value-type="float">
            <text:p>-144,050783</text:p>
          </table:table-cell>
        </table:table-row>
        <table:table-row table:style-name="ro1">
          <table:table-cell office:value-type="float" office:value="25.45259" calcext:value-type="float">
            <text:p>25,45259</text:p>
          </table:table-cell>
          <table:table-cell office:value-type="float" office:value="-144.348813" calcext:value-type="float">
            <text:p>-144,348813</text:p>
          </table:table-cell>
        </table:table-row>
        <table:table-row table:style-name="ro1">
          <table:table-cell office:value-type="float" office:value="28.107788" calcext:value-type="float">
            <text:p>28,107788</text:p>
          </table:table-cell>
          <table:table-cell office:value-type="float" office:value="-144.602032" calcext:value-type="float">
            <text:p>-144,602032</text:p>
          </table:table-cell>
        </table:table-row>
        <table:table-row table:style-name="ro1">
          <table:table-cell office:value-type="float" office:value="30.780296" calcext:value-type="float">
            <text:p>30,780296</text:p>
          </table:table-cell>
          <table:table-cell office:value-type="float" office:value="-144.809907" calcext:value-type="float">
            <text:p>-144,809907</text:p>
          </table:table-cell>
        </table:table-row>
        <table:table-row table:style-name="ro1">
          <table:table-cell office:value-type="float" office:value="33.469404" calcext:value-type="float">
            <text:p>33,469404</text:p>
          </table:table-cell>
          <table:table-cell office:value-type="float" office:value="-144.971915" calcext:value-type="float">
            <text:p>-144,971915</text:p>
          </table:table-cell>
        </table:table-row>
        <table:table-row table:style-name="ro1">
          <table:table-cell office:value-type="float" office:value="36.174387" calcext:value-type="float">
            <text:p>36,174387</text:p>
          </table:table-cell>
          <table:table-cell office:value-type="float" office:value="-145.087542" calcext:value-type="float">
            <text:p>-145,087542</text:p>
          </table:table-cell>
        </table:table-row>
        <table:table-row table:style-name="ro1">
          <table:table-cell office:value-type="float" office:value="38.894509" calcext:value-type="float">
            <text:p>38,894509</text:p>
          </table:table-cell>
          <table:table-cell office:value-type="float" office:value="-145.156285" calcext:value-type="float">
            <text:p>-145,156285</text:p>
          </table:table-cell>
        </table:table-row>
        <table:table-row table:style-name="ro1">
          <table:table-cell office:value-type="float" office:value="41.629021" calcext:value-type="float">
            <text:p>41,629021</text:p>
          </table:table-cell>
          <table:table-cell office:value-type="float" office:value="-145.177651" calcext:value-type="float">
            <text:p>-145,177651</text:p>
          </table:table-cell>
        </table:table-row>
        <table:table-row table:style-name="ro1">
          <table:table-cell office:value-type="float" office:value="44.377162" calcext:value-type="float">
            <text:p>44,377162</text:p>
          </table:table-cell>
          <table:table-cell office:value-type="float" office:value="-145.151158" calcext:value-type="float">
            <text:p>-145,151158</text:p>
          </table:table-cell>
        </table:table-row>
        <table:table-row table:style-name="ro1">
          <table:table-cell office:value-type="float" office:value="47.138159" calcext:value-type="float">
            <text:p>47,138159</text:p>
          </table:table-cell>
          <table:table-cell office:value-type="float" office:value="-145.076335" calcext:value-type="float">
            <text:p>-145,076335</text:p>
          </table:table-cell>
        </table:table-row>
        <table:table-row table:style-name="ro1">
          <table:table-cell office:value-type="float" office:value="49.911225" calcext:value-type="float">
            <text:p>49,911225</text:p>
          </table:table-cell>
          <table:table-cell office:value-type="float" office:value="-144.952723" calcext:value-type="float">
            <text:p>-144,952723</text:p>
          </table:table-cell>
        </table:table-row>
        <table:table-row table:style-name="ro1">
          <table:table-cell office:value-type="float" office:value="52.695564" calcext:value-type="float">
            <text:p>52,695564</text:p>
          </table:table-cell>
          <table:table-cell office:value-type="float" office:value="-144.779873" calcext:value-type="float">
            <text:p>-144,779873</text:p>
          </table:table-cell>
        </table:table-row>
        <table:table-row table:style-name="ro1">
          <table:table-cell office:value-type="float" office:value="55.490367" calcext:value-type="float">
            <text:p>55,490367</text:p>
          </table:table-cell>
          <table:table-cell office:value-type="float" office:value="-144.557348" calcext:value-type="float">
            <text:p>-144,557348</text:p>
          </table:table-cell>
        </table:table-row>
        <table:table-row table:style-name="ro1">
          <table:table-cell office:value-type="float" office:value="58.294813" calcext:value-type="float">
            <text:p>58,294813</text:p>
          </table:table-cell>
          <table:table-cell office:value-type="float" office:value="-144.284726" calcext:value-type="float">
            <text:p>-144,284726</text:p>
          </table:table-cell>
        </table:table-row>
        <table:table-row table:style-name="ro1">
          <table:table-cell office:value-type="float" office:value="61.108071" calcext:value-type="float">
            <text:p>61,108071</text:p>
          </table:table-cell>
          <table:table-cell office:value-type="float" office:value="-143.961592" calcext:value-type="float">
            <text:p>-143,961592</text:p>
          </table:table-cell>
        </table:table-row>
        <table:table-row table:style-name="ro1">
          <table:table-cell office:value-type="float" office:value="63.929296" calcext:value-type="float">
            <text:p>63,929296</text:p>
          </table:table-cell>
          <table:table-cell office:value-type="float" office:value="-143.587549" calcext:value-type="float">
            <text:p>-143,587549</text:p>
          </table:table-cell>
        </table:table-row>
        <table:table-row table:style-name="ro1">
          <table:table-cell office:value-type="float" office:value="66.757635" calcext:value-type="float">
            <text:p>66,757635</text:p>
          </table:table-cell>
          <table:table-cell office:value-type="float" office:value="-143.16221" calcext:value-type="float">
            <text:p>-143,16221</text:p>
          </table:table-cell>
        </table:table-row>
        <table:table-row table:style-name="ro1">
          <table:table-cell office:value-type="float" office:value="69.592222" calcext:value-type="float">
            <text:p>69,592222</text:p>
          </table:table-cell>
          <table:table-cell office:value-type="float" office:value="-142.685201" calcext:value-type="float">
            <text:p>-142,685201</text:p>
          </table:table-cell>
        </table:table-row>
        <table:table-row table:style-name="ro1">
          <table:table-cell office:value-type="float" office:value="72.432182" calcext:value-type="float">
            <text:p>72,432182</text:p>
          </table:table-cell>
          <table:table-cell office:value-type="float" office:value="-142.156162" calcext:value-type="float">
            <text:p>-142,156162</text:p>
          </table:table-cell>
        </table:table-row>
        <table:table-row table:style-name="ro1">
          <table:table-cell office:value-type="float" office:value="75.276628" calcext:value-type="float">
            <text:p>75,276628</text:p>
          </table:table-cell>
          <table:table-cell office:value-type="float" office:value="-141.574747" calcext:value-type="float">
            <text:p>-141,574747</text:p>
          </table:table-cell>
        </table:table-row>
        <table:table-row table:style-name="ro1">
          <table:table-cell office:value-type="float" office:value="78.124663" calcext:value-type="float">
            <text:p>78,124663</text:p>
          </table:table-cell>
          <table:table-cell office:value-type="float" office:value="-140.940624" calcext:value-type="float">
            <text:p>-140,940624</text:p>
          </table:table-cell>
        </table:table-row>
        <table:table-row table:style-name="ro1">
          <table:table-cell office:value-type="float" office:value="80.97538" calcext:value-type="float">
            <text:p>80,97538</text:p>
          </table:table-cell>
          <table:table-cell office:value-type="float" office:value="-140.253473" calcext:value-type="float">
            <text:p>-140,253473</text:p>
          </table:table-cell>
        </table:table-row>
        <table:table-row table:style-name="ro1">
          <table:table-cell office:value-type="float" office:value="83.827862" calcext:value-type="float">
            <text:p>83,827862</text:p>
          </table:table-cell>
          <table:table-cell office:value-type="float" office:value="-139.512991" calcext:value-type="float">
            <text:p>-139,512991</text:p>
          </table:table-cell>
        </table:table-row>
        <table:table-row table:style-name="ro1">
          <table:table-cell office:value-type="float" office:value="86.681182" calcext:value-type="float">
            <text:p>86,681182</text:p>
          </table:table-cell>
          <table:table-cell office:value-type="float" office:value="-138.718888" calcext:value-type="float">
            <text:p>-138,718888</text:p>
          </table:table-cell>
        </table:table-row>
        <table:table-row table:style-name="ro1">
          <table:table-cell office:value-type="float" office:value="89.534403" calcext:value-type="float">
            <text:p>89,534403</text:p>
          </table:table-cell>
          <table:table-cell office:value-type="float" office:value="-137.87089" calcext:value-type="float">
            <text:p>-137,87089</text:p>
          </table:table-cell>
        </table:table-row>
        <table:table-row table:style-name="ro1">
          <table:table-cell office:value-type="float" office:value="92.38658" calcext:value-type="float">
            <text:p>92,38658</text:p>
          </table:table-cell>
          <table:table-cell office:value-type="float" office:value="-136.968737" calcext:value-type="float">
            <text:p>-136,968737</text:p>
          </table:table-cell>
        </table:table-row>
        <table:table-row table:style-name="ro1">
          <table:table-cell office:value-type="float" office:value="95.236758" calcext:value-type="float">
            <text:p>95,236758</text:p>
          </table:table-cell>
          <table:table-cell office:value-type="float" office:value="-136.012186" calcext:value-type="float">
            <text:p>-136,012186</text:p>
          </table:table-cell>
        </table:table-row>
        <table:table-row table:style-name="ro1">
          <table:table-cell office:value-type="float" office:value="98.083973" calcext:value-type="float">
            <text:p>98,083973</text:p>
          </table:table-cell>
          <table:table-cell office:value-type="float" office:value="-135.001007" calcext:value-type="float">
            <text:p>-135,001007</text:p>
          </table:table-cell>
        </table:table-row>
        <table:table-row table:style-name="ro1">
          <table:table-cell office:value-type="float" office:value="100.927252" calcext:value-type="float">
            <text:p>100,927252</text:p>
          </table:table-cell>
          <table:table-cell office:value-type="float" office:value="-133.934987" calcext:value-type="float">
            <text:p>-133,934987</text:p>
          </table:table-cell>
        </table:table-row>
        <table:table-row table:style-name="ro1">
          <table:table-cell office:value-type="float" office:value="103.765615" calcext:value-type="float">
            <text:p>103,765615</text:p>
          </table:table-cell>
          <table:table-cell office:value-type="float" office:value="-132.813931" calcext:value-type="float">
            <text:p>-132,813931</text:p>
          </table:table-cell>
        </table:table-row>
        <table:table-row table:style-name="ro1">
          <table:table-cell office:value-type="float" office:value="106.598072" calcext:value-type="float">
            <text:p>106,598072</text:p>
          </table:table-cell>
          <table:table-cell office:value-type="float" office:value="-131.637656" calcext:value-type="float">
            <text:p>-131,637656</text:p>
          </table:table-cell>
        </table:table-row>
        <table:table-row table:style-name="ro1">
          <table:table-cell office:value-type="float" office:value="109.423627" calcext:value-type="float">
            <text:p>109,423627</text:p>
          </table:table-cell>
          <table:table-cell office:value-type="float" office:value="-130.406001" calcext:value-type="float">
            <text:p>-130,406001</text:p>
          </table:table-cell>
        </table:table-row>
        <table:table-row table:style-name="ro1">
          <table:table-cell office:value-type="float" office:value="112.241274" calcext:value-type="float">
            <text:p>112,241274</text:p>
          </table:table-cell>
          <table:table-cell office:value-type="float" office:value="-129.118816" calcext:value-type="float">
            <text:p>-129,118816</text:p>
          </table:table-cell>
        </table:table-row>
        <table:table-row table:style-name="ro1">
          <table:table-cell office:value-type="float" office:value="115.050001" calcext:value-type="float">
            <text:p>115,050001</text:p>
          </table:table-cell>
          <table:table-cell office:value-type="float" office:value="-127.775971" calcext:value-type="float">
            <text:p>-127,775971</text:p>
          </table:table-cell>
        </table:table-row>
        <table:table-row table:style-name="ro1">
          <table:table-cell office:value-type="float" office:value="117.848789" calcext:value-type="float">
            <text:p>117,848789</text:p>
          </table:table-cell>
          <table:table-cell office:value-type="float" office:value="-126.377354" calcext:value-type="float">
            <text:p>-126,377354</text:p>
          </table:table-cell>
        </table:table-row>
        <table:table-row table:style-name="ro1">
          <table:table-cell office:value-type="float" office:value="120.636611" calcext:value-type="float">
            <text:p>120,636611</text:p>
          </table:table-cell>
          <table:table-cell office:value-type="float" office:value="-124.922868" calcext:value-type="float">
            <text:p>-124,922868</text:p>
          </table:table-cell>
        </table:table-row>
        <table:table-row table:style-name="ro1">
          <table:table-cell office:value-type="float" office:value="123.412435" calcext:value-type="float">
            <text:p>123,412435</text:p>
          </table:table-cell>
          <table:table-cell office:value-type="float" office:value="-123.412435" calcext:value-type="float">
            <text:p>-123,412435</text:p>
          </table:table-cell>
        </table:table-row>
        <table:table-row table:style-name="ro1">
          <table:table-cell office:value-type="float" office:value="126.17522" calcext:value-type="float">
            <text:p>126,17522</text:p>
          </table:table-cell>
          <table:table-cell office:value-type="float" office:value="-121.845993" calcext:value-type="float">
            <text:p>-121,845993</text:p>
          </table:table-cell>
        </table:table-row>
        <table:table-row table:style-name="ro1">
          <table:table-cell office:value-type="float" office:value="128.923921" calcext:value-type="float">
            <text:p>128,923921</text:p>
          </table:table-cell>
          <table:table-cell office:value-type="float" office:value="-120.223501" calcext:value-type="float">
            <text:p>-120,223501</text:p>
          </table:table-cell>
        </table:table-row>
        <table:table-row table:style-name="ro1">
          <table:table-cell office:value-type="float" office:value="131.657487" calcext:value-type="float">
            <text:p>131,657487</text:p>
          </table:table-cell>
          <table:table-cell office:value-type="float" office:value="-118.544934" calcext:value-type="float">
            <text:p>-118,544934</text:p>
          </table:table-cell>
        </table:table-row>
        <table:table-row table:style-name="ro1">
          <table:table-cell office:value-type="float" office:value="134.374861" calcext:value-type="float">
            <text:p>134,374861</text:p>
          </table:table-cell>
          <table:table-cell office:value-type="float" office:value="-116.810285" calcext:value-type="float">
            <text:p>-116,810285</text:p>
          </table:table-cell>
        </table:table-row>
        <table:table-row table:style-name="ro1">
          <table:table-cell office:value-type="float" office:value="137.074981" calcext:value-type="float">
            <text:p>137,074981</text:p>
          </table:table-cell>
          <table:table-cell office:value-type="float" office:value="-115.019566" calcext:value-type="float">
            <text:p>-115,019566</text:p>
          </table:table-cell>
        </table:table-row>
        <table:table-row table:style-name="ro1">
          <table:table-cell office:value-type="float" office:value="139.756779" calcext:value-type="float">
            <text:p>139,756779</text:p>
          </table:table-cell>
          <table:table-cell office:value-type="float" office:value="-113.172808" calcext:value-type="float">
            <text:p>-113,172808</text:p>
          </table:table-cell>
        </table:table-row>
        <table:table-row table:style-name="ro1">
          <table:table-cell office:value-type="float" office:value="142.419184" calcext:value-type="float">
            <text:p>142,419184</text:p>
          </table:table-cell>
          <table:table-cell office:value-type="float" office:value="-111.270062" calcext:value-type="float">
            <text:p>-111,270062</text:p>
          </table:table-cell>
        </table:table-row>
        <table:table-row table:style-name="ro1">
          <table:table-cell office:value-type="float" office:value="145.061121" calcext:value-type="float">
            <text:p>145,061121</text:p>
          </table:table-cell>
          <table:table-cell office:value-type="float" office:value="-109.311395" calcext:value-type="float">
            <text:p>-109,311395</text:p>
          </table:table-cell>
        </table:table-row>
        <table:table-row table:style-name="ro1">
          <table:table-cell office:value-type="float" office:value="147.681508" calcext:value-type="float">
            <text:p>147,681508</text:p>
          </table:table-cell>
          <table:table-cell office:value-type="float" office:value="-107.296896" calcext:value-type="float">
            <text:p>-107,296896</text:p>
          </table:table-cell>
        </table:table-row>
        <table:table-row table:style-name="ro1">
          <table:table-cell office:value-type="float" office:value="150.279262" calcext:value-type="float">
            <text:p>150,279262</text:p>
          </table:table-cell>
          <table:table-cell office:value-type="float" office:value="-105.226672" calcext:value-type="float">
            <text:p>-105,226672</text:p>
          </table:table-cell>
        </table:table-row>
        <table:table-row table:style-name="ro1">
          <table:table-cell office:value-type="float" office:value="152.853297" calcext:value-type="float">
            <text:p>152,853297</text:p>
          </table:table-cell>
          <table:table-cell office:value-type="float" office:value="-103.100851" calcext:value-type="float">
            <text:p>-103,100851</text:p>
          </table:table-cell>
        </table:table-row>
        <table:table-row table:style-name="ro1">
          <table:table-cell office:value-type="float" office:value="155.402522" calcext:value-type="float">
            <text:p>155,402522</text:p>
          </table:table-cell>
          <table:table-cell office:value-type="float" office:value="-100.919577" calcext:value-type="float">
            <text:p>-100,919577</text:p>
          </table:table-cell>
        </table:table-row>
        <table:table-row table:style-name="ro1">
          <table:table-cell office:value-type="float" office:value="157.925843" calcext:value-type="float">
            <text:p>157,925843</text:p>
          </table:table-cell>
          <table:table-cell office:value-type="float" office:value="-98.683019" calcext:value-type="float">
            <text:p>-98,683019</text:p>
          </table:table-cell>
        </table:table-row>
        <table:table-row table:style-name="ro1">
          <table:table-cell office:value-type="float" office:value="160.422167" calcext:value-type="float">
            <text:p>160,422167</text:p>
          </table:table-cell>
          <table:table-cell office:value-type="float" office:value="-96.391362" calcext:value-type="float">
            <text:p>-96,391362</text:p>
          </table:table-cell>
        </table:table-row>
        <table:table-row table:style-name="ro1">
          <table:table-cell office:value-type="float" office:value="162.890395" calcext:value-type="float">
            <text:p>162,890395</text:p>
          </table:table-cell>
          <table:table-cell office:value-type="float" office:value="-94.044813" calcext:value-type="float">
            <text:p>-94,044813</text:p>
          </table:table-cell>
        </table:table-row>
        <table:table-row table:style-name="ro1">
          <table:table-cell office:value-type="float" office:value="165.329429" calcext:value-type="float">
            <text:p>165,329429</text:p>
          </table:table-cell>
          <table:table-cell office:value-type="float" office:value="-91.643599" calcext:value-type="float">
            <text:p>-91,643599</text:p>
          </table:table-cell>
        </table:table-row>
        <table:table-row table:style-name="ro1">
          <table:table-cell office:value-type="float" office:value="167.738168" calcext:value-type="float">
            <text:p>167,738168</text:p>
          </table:table-cell>
          <table:table-cell office:value-type="float" office:value="-89.187966" calcext:value-type="float">
            <text:p>-89,187966</text:p>
          </table:table-cell>
        </table:table-row>
        <table:table-row table:style-name="ro1">
          <table:table-cell office:value-type="float" office:value="170.115511" calcext:value-type="float">
            <text:p>170,115511</text:p>
          </table:table-cell>
          <table:table-cell office:value-type="float" office:value="-86.678182" calcext:value-type="float">
            <text:p>-86,678182</text:p>
          </table:table-cell>
        </table:table-row>
        <table:table-row table:style-name="ro1">
          <table:table-cell office:value-type="float" office:value="172.460356" calcext:value-type="float">
            <text:p>172,460356</text:p>
          </table:table-cell>
          <table:table-cell office:value-type="float" office:value="-84.114536" calcext:value-type="float">
            <text:p>-84,114536</text:p>
          </table:table-cell>
        </table:table-row>
        <table:table-row table:style-name="ro1">
          <table:table-cell office:value-type="float" office:value="174.771601" calcext:value-type="float">
            <text:p>174,771601</text:p>
          </table:table-cell>
          <table:table-cell office:value-type="float" office:value="-81.497336" calcext:value-type="float">
            <text:p>-81,497336</text:p>
          </table:table-cell>
        </table:table-row>
        <table:table-row table:style-name="ro1">
          <table:table-cell office:value-type="float" office:value="177.048144" calcext:value-type="float">
            <text:p>177,048144</text:p>
          </table:table-cell>
          <table:table-cell office:value-type="float" office:value="-78.826912" calcext:value-type="float">
            <text:p>-78,826912</text:p>
          </table:table-cell>
        </table:table-row>
        <table:table-row table:style-name="ro1">
          <table:table-cell office:value-type="float" office:value="179.288882" calcext:value-type="float">
            <text:p>179,288882</text:p>
          </table:table-cell>
          <table:table-cell office:value-type="float" office:value="-76.103615" calcext:value-type="float">
            <text:p>-76,103615</text:p>
          </table:table-cell>
        </table:table-row>
        <table:table-row table:style-name="ro1">
          <table:table-cell office:value-type="float" office:value="181.492716" calcext:value-type="float">
            <text:p>181,492716</text:p>
          </table:table-cell>
          <table:table-cell office:value-type="float" office:value="-73.327817" calcext:value-type="float">
            <text:p>-73,327817</text:p>
          </table:table-cell>
        </table:table-row>
        <table:table-row table:style-name="ro1">
          <table:table-cell office:value-type="float" office:value="183.658544" calcext:value-type="float">
            <text:p>183,658544</text:p>
          </table:table-cell>
          <table:table-cell office:value-type="float" office:value="-70.49991" calcext:value-type="float">
            <text:p>-70,49991</text:p>
          </table:table-cell>
        </table:table-row>
        <table:table-row table:style-name="ro1">
          <table:table-cell office:value-type="float" office:value="185.78527" calcext:value-type="float">
            <text:p>185,78527</text:p>
          </table:table-cell>
          <table:table-cell office:value-type="float" office:value="-67.620308" calcext:value-type="float">
            <text:p>-67,620308</text:p>
          </table:table-cell>
        </table:table-row>
        <table:table-row table:style-name="ro1">
          <table:table-cell office:value-type="float" office:value="187.871797" calcext:value-type="float">
            <text:p>187,871797</text:p>
          </table:table-cell>
          <table:table-cell office:value-type="float" office:value="-64.689447" calcext:value-type="float">
            <text:p>-64,689447</text:p>
          </table:table-cell>
        </table:table-row>
        <table:table-row table:style-name="ro1">
          <table:table-cell office:value-type="float" office:value="189.91703" calcext:value-type="float">
            <text:p>189,91703</text:p>
          </table:table-cell>
          <table:table-cell office:value-type="float" office:value="-61.707784" calcext:value-type="float">
            <text:p>-61,707784</text:p>
          </table:table-cell>
        </table:table-row>
        <table:table-row table:style-name="ro1">
          <table:table-cell office:value-type="float" office:value="191.91988" calcext:value-type="float">
            <text:p>191,91988</text:p>
          </table:table-cell>
          <table:table-cell office:value-type="float" office:value="-58.675796" calcext:value-type="float">
            <text:p>-58,675796</text:p>
          </table:table-cell>
        </table:table-row>
        <table:table-row table:style-name="ro1">
          <table:table-cell office:value-type="float" office:value="193.879257" calcext:value-type="float">
            <text:p>193,879257</text:p>
          </table:table-cell>
          <table:table-cell office:value-type="float" office:value="-55.593982" calcext:value-type="float">
            <text:p>-55,593982</text:p>
          </table:table-cell>
        </table:table-row>
        <table:table-row table:style-name="ro1">
          <table:table-cell office:value-type="float" office:value="195.794077" calcext:value-type="float">
            <text:p>195,794077</text:p>
          </table:table-cell>
          <table:table-cell office:value-type="float" office:value="-52.462865" calcext:value-type="float">
            <text:p>-52,462865</text:p>
          </table:table-cell>
        </table:table-row>
        <table:table-row table:style-name="ro1">
          <table:table-cell office:value-type="float" office:value="197.663259" calcext:value-type="float">
            <text:p>197,663259</text:p>
          </table:table-cell>
          <table:table-cell office:value-type="float" office:value="-49.282986" calcext:value-type="float">
            <text:p>-49,282986</text:p>
          </table:table-cell>
        </table:table-row>
        <table:table-row table:style-name="ro1">
          <table:table-cell office:value-type="float" office:value="199.485727" calcext:value-type="float">
            <text:p>199,485727</text:p>
          </table:table-cell>
          <table:table-cell office:value-type="float" office:value="-46.054909" calcext:value-type="float">
            <text:p>-46,054909</text:p>
          </table:table-cell>
        </table:table-row>
        <table:table-row table:style-name="ro1">
          <table:table-cell office:value-type="float" office:value="201.260409" calcext:value-type="float">
            <text:p>201,260409</text:p>
          </table:table-cell>
          <table:table-cell office:value-type="float" office:value="-42.77922" calcext:value-type="float">
            <text:p>-42,77922</text:p>
          </table:table-cell>
        </table:table-row>
        <table:table-row table:style-name="ro1">
          <table:table-cell office:value-type="float" office:value="202.986238" calcext:value-type="float">
            <text:p>202,986238</text:p>
          </table:table-cell>
          <table:table-cell office:value-type="float" office:value="-39.456528" calcext:value-type="float">
            <text:p>-39,456528</text:p>
          </table:table-cell>
        </table:table-row>
        <table:table-row table:style-name="ro1">
          <table:table-cell office:value-type="float" office:value="204.662153" calcext:value-type="float">
            <text:p>204,662153</text:p>
          </table:table-cell>
          <table:table-cell office:value-type="float" office:value="-36.087459" calcext:value-type="float">
            <text:p>-36,087459</text:p>
          </table:table-cell>
        </table:table-row>
        <table:table-row table:style-name="ro1">
          <table:table-cell office:value-type="float" office:value="206.287099" calcext:value-type="float">
            <text:p>206,287099</text:p>
          </table:table-cell>
          <table:table-cell office:value-type="float" office:value="-32.672667" calcext:value-type="float">
            <text:p>-32,672667</text:p>
          </table:table-cell>
        </table:table-row>
        <table:table-row table:style-name="ro1">
          <table:table-cell office:value-type="float" office:value="207.860027" calcext:value-type="float">
            <text:p>207,860027</text:p>
          </table:table-cell>
          <table:table-cell office:value-type="float" office:value="-29.212822" calcext:value-type="float">
            <text:p>-29,212822</text:p>
          </table:table-cell>
        </table:table-row>
        <table:table-row table:style-name="ro1">
          <table:table-cell office:value-type="float" office:value="209.379893" calcext:value-type="float">
            <text:p>209,379893</text:p>
          </table:table-cell>
          <table:table-cell office:value-type="float" office:value="-25.708618" calcext:value-type="float">
            <text:p>-25,708618</text:p>
          </table:table-cell>
        </table:table-row>
        <table:table-row table:style-name="ro1">
          <table:table-cell office:value-type="float" office:value="210.845665" calcext:value-type="float">
            <text:p>210,845665</text:p>
          </table:table-cell>
          <table:table-cell office:value-type="float" office:value="-22.160772" calcext:value-type="float">
            <text:p>-22,160772</text:p>
          </table:table-cell>
        </table:table-row>
        <table:table-row table:style-name="ro1">
          <table:table-cell office:value-type="float" office:value="212.256312" calcext:value-type="float">
            <text:p>212,256312</text:p>
          </table:table-cell>
          <table:table-cell office:value-type="float" office:value="-18.570021" calcext:value-type="float">
            <text:p>-18,570021</text:p>
          </table:table-cell>
        </table:table-row>
        <table:table-row table:style-name="ro1">
          <table:table-cell office:value-type="float" office:value="213.610816" calcext:value-type="float">
            <text:p>213,610816</text:p>
          </table:table-cell>
          <table:table-cell office:value-type="float" office:value="-14.937123" calcext:value-type="float">
            <text:p>-14,937123</text:p>
          </table:table-cell>
        </table:table-row>
        <table:table-row table:style-name="ro1">
          <table:table-cell office:value-type="float" office:value="214.908166" calcext:value-type="float">
            <text:p>214,908166</text:p>
          </table:table-cell>
          <table:table-cell office:value-type="float" office:value="-11.26286" calcext:value-type="float">
            <text:p>-11,26286</text:p>
          </table:table-cell>
        </table:table-row>
        <table:table-row table:style-name="ro1">
          <table:table-cell office:value-type="float" office:value="216.147358" calcext:value-type="float">
            <text:p>216,147358</text:p>
          </table:table-cell>
          <table:table-cell office:value-type="float" office:value="-7.548032" calcext:value-type="float">
            <text:p>-7,548032</text:p>
          </table:table-cell>
        </table:table-row>
        <table:table-row table:style-name="ro1">
          <table:table-cell office:value-type="float" office:value="217.3274" calcext:value-type="float">
            <text:p>217,3274</text:p>
          </table:table-cell>
          <table:table-cell office:value-type="float" office:value="-3.793464" calcext:value-type="float">
            <text:p>-3,793464</text:p>
          </table:table-cell>
        </table:table-row>
        <table:table-row table:style-name="ro1">
          <table:table-cell office:value-type="float" office:value="218.447308" calcext:value-type="float">
            <text:p>218,447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.506108" calcext:value-type="float">
            <text:p>219,506108</text:p>
          </table:table-cell>
          <table:table-cell office:value-type="float" office:value="3.831493" calcext:value-type="float">
            <text:p>3,831493</text:p>
          </table:table-cell>
        </table:table-row>
        <table:table-row table:style-name="ro1">
          <table:table-cell office:value-type="float" office:value="220.502836" calcext:value-type="float">
            <text:p>220,502836</text:p>
          </table:table-cell>
          <table:table-cell office:value-type="float" office:value="7.700129" calcext:value-type="float">
            <text:p>7,700129</text:p>
          </table:table-cell>
        </table:table-row>
        <table:table-row table:style-name="ro1">
          <table:table-cell office:value-type="float" office:value="221.436541" calcext:value-type="float">
            <text:p>221,436541</text:p>
          </table:table-cell>
          <table:table-cell office:value-type="float" office:value="11.604997" calcext:value-type="float">
            <text:p>11,604997</text:p>
          </table:table-cell>
        </table:table-row>
        <table:table-row table:style-name="ro1">
          <table:table-cell office:value-type="float" office:value="222.306281" calcext:value-type="float">
            <text:p>222,306281</text:p>
          </table:table-cell>
          <table:table-cell office:value-type="float" office:value="15.54517" calcext:value-type="float">
            <text:p>15,54517</text:p>
          </table:table-cell>
        </table:table-row>
        <table:table-row table:style-name="ro1">
          <table:table-cell office:value-type="float" office:value="223.111128" calcext:value-type="float">
            <text:p>223,111128</text:p>
          </table:table-cell>
          <table:table-cell office:value-type="float" office:value="19.519694" calcext:value-type="float">
            <text:p>19,519694</text:p>
          </table:table-cell>
        </table:table-row>
        <table:table-row table:style-name="ro1">
          <table:table-cell office:value-type="float" office:value="223.850164" calcext:value-type="float">
            <text:p>223,850164</text:p>
          </table:table-cell>
          <table:table-cell office:value-type="float" office:value="23.5276" calcext:value-type="float">
            <text:p>23,5276</text:p>
          </table:table-cell>
        </table:table-row>
        <table:table-row table:style-name="ro1">
          <table:table-cell office:value-type="float" office:value="224.522484" calcext:value-type="float">
            <text:p>224,522484</text:p>
          </table:table-cell>
          <table:table-cell office:value-type="float" office:value="27.567895" calcext:value-type="float">
            <text:p>27,567895</text:p>
          </table:table-cell>
        </table:table-row>
        <table:table-row table:style-name="ro1">
          <table:table-cell office:value-type="float" office:value="225.127198" calcext:value-type="float">
            <text:p>225,127198</text:p>
          </table:table-cell>
          <table:table-cell office:value-type="float" office:value="31.639564" calcext:value-type="float">
            <text:p>31,639564</text:p>
          </table:table-cell>
        </table:table-row>
        <table:table-row table:style-name="ro1">
          <table:table-cell office:value-type="float" office:value="225.663427" calcext:value-type="float">
            <text:p>225,663427</text:p>
          </table:table-cell>
          <table:table-cell office:value-type="float" office:value="35.741576" calcext:value-type="float">
            <text:p>35,741576</text:p>
          </table:table-cell>
        </table:table-row>
        <table:table-row table:style-name="ro1">
          <table:table-cell office:value-type="float" office:value="226.130308" calcext:value-type="float">
            <text:p>226,130308</text:p>
          </table:table-cell>
          <table:table-cell office:value-type="float" office:value="39.872874" calcext:value-type="float">
            <text:p>39,872874</text:p>
          </table:table-cell>
        </table:table-row>
        <table:table-row table:style-name="ro1">
          <table:table-cell office:value-type="float" office:value="226.526989" calcext:value-type="float">
            <text:p>226,526989</text:p>
          </table:table-cell>
          <table:table-cell office:value-type="float" office:value="44.032386" calcext:value-type="float">
            <text:p>44,032386</text:p>
          </table:table-cell>
        </table:table-row>
        <table:table-row table:style-name="ro1">
          <table:table-cell office:value-type="float" office:value="226.852637" calcext:value-type="float">
            <text:p>226,852637</text:p>
          </table:table-cell>
          <table:table-cell office:value-type="float" office:value="48.219017" calcext:value-type="float">
            <text:p>48,219017</text:p>
          </table:table-cell>
        </table:table-row>
        <table:table-row table:style-name="ro1">
          <table:table-cell office:value-type="float" office:value="227.106431" calcext:value-type="float">
            <text:p>227,106431</text:p>
          </table:table-cell>
          <table:table-cell office:value-type="float" office:value="52.431651" calcext:value-type="float">
            <text:p>52,431651</text:p>
          </table:table-cell>
        </table:table-row>
        <table:table-row table:style-name="ro1">
          <table:table-cell office:value-type="float" office:value="227.287567" calcext:value-type="float">
            <text:p>227,287567</text:p>
          </table:table-cell>
          <table:table-cell office:value-type="float" office:value="56.669155" calcext:value-type="float">
            <text:p>56,669155</text:p>
          </table:table-cell>
        </table:table-row>
        <table:table-row table:style-name="ro1">
          <table:table-cell office:value-type="float" office:value="227.395257" calcext:value-type="float">
            <text:p>227,395257</text:p>
          </table:table-cell>
          <table:table-cell office:value-type="float" office:value="60.930375" calcext:value-type="float">
            <text:p>60,930375</text:p>
          </table:table-cell>
        </table:table-row>
        <table:table-row table:style-name="ro1">
          <table:table-cell office:value-type="float" office:value="227.428728" calcext:value-type="float">
            <text:p>227,428728</text:p>
          </table:table-cell>
          <table:table-cell office:value-type="float" office:value="65.214138" calcext:value-type="float">
            <text:p>65,214138</text:p>
          </table:table-cell>
        </table:table-row>
        <table:table-row table:style-name="ro1">
          <table:table-cell office:value-type="float" office:value="227.387225" calcext:value-type="float">
            <text:p>227,387225</text:p>
          </table:table-cell>
          <table:table-cell office:value-type="float" office:value="69.519251" calcext:value-type="float">
            <text:p>69,519251</text:p>
          </table:table-cell>
        </table:table-row>
        <table:table-row table:style-name="ro1">
          <table:table-cell office:value-type="float" office:value="227.270012" calcext:value-type="float">
            <text:p>227,270012</text:p>
          </table:table-cell>
          <table:table-cell office:value-type="float" office:value="73.844503" calcext:value-type="float">
            <text:p>73,844503</text:p>
          </table:table-cell>
        </table:table-row>
        <table:table-row table:style-name="ro1">
          <table:table-cell office:value-type="float" office:value="227.076366" calcext:value-type="float">
            <text:p>227,076366</text:p>
          </table:table-cell>
          <table:table-cell office:value-type="float" office:value="78.188663" calcext:value-type="float">
            <text:p>78,188663</text:p>
          </table:table-cell>
        </table:table-row>
        <table:table-row table:style-name="ro1">
          <table:table-cell office:value-type="float" office:value="226.805587" calcext:value-type="float">
            <text:p>226,805587</text:p>
          </table:table-cell>
          <table:table-cell office:value-type="float" office:value="82.550483" calcext:value-type="float">
            <text:p>82,550483</text:p>
          </table:table-cell>
        </table:table-row>
        <table:table-row table:style-name="ro1">
          <table:table-cell office:value-type="float" office:value="226.456991" calcext:value-type="float">
            <text:p>226,456991</text:p>
          </table:table-cell>
          <table:table-cell office:value-type="float" office:value="86.928694" calcext:value-type="float">
            <text:p>86,928694</text:p>
          </table:table-cell>
        </table:table-row>
        <table:table-row table:style-name="ro1">
          <table:table-cell office:value-type="float" office:value="226.029912" calcext:value-type="float">
            <text:p>226,029912</text:p>
          </table:table-cell>
          <table:table-cell office:value-type="float" office:value="91.322012" calcext:value-type="float">
            <text:p>91,322012</text:p>
          </table:table-cell>
        </table:table-row>
        <table:table-row table:style-name="ro1">
          <table:table-cell office:value-type="float" office:value="225.523706" calcext:value-type="float">
            <text:p>225,523706</text:p>
          </table:table-cell>
          <table:table-cell office:value-type="float" office:value="95.729134" calcext:value-type="float">
            <text:p>95,729134</text:p>
          </table:table-cell>
        </table:table-row>
        <table:table-row table:style-name="ro1">
          <table:table-cell office:value-type="float" office:value="224.937747" calcext:value-type="float">
            <text:p>224,937747</text:p>
          </table:table-cell>
          <table:table-cell office:value-type="float" office:value="100.148738" calcext:value-type="float">
            <text:p>100,148738</text:p>
          </table:table-cell>
        </table:table-row>
        <table:table-row table:style-name="ro1">
          <table:table-cell office:value-type="float" office:value="224.27143" calcext:value-type="float">
            <text:p>224,27143</text:p>
          </table:table-cell>
          <table:table-cell office:value-type="float" office:value="104.579485" calcext:value-type="float">
            <text:p>104,579485</text:p>
          </table:table-cell>
        </table:table-row>
        <table:table-row table:style-name="ro1">
          <table:table-cell office:value-type="float" office:value="223.524169" calcext:value-type="float">
            <text:p>223,524169</text:p>
          </table:table-cell>
          <table:table-cell office:value-type="float" office:value="109.020022" calcext:value-type="float">
            <text:p>109,020022</text:p>
          </table:table-cell>
        </table:table-row>
        <table:table-row table:style-name="ro1">
          <table:table-cell office:value-type="float" office:value="222.695401" calcext:value-type="float">
            <text:p>222,695401</text:p>
          </table:table-cell>
          <table:table-cell office:value-type="float" office:value="113.468974" calcext:value-type="float">
            <text:p>113,468974</text:p>
          </table:table-cell>
        </table:table-row>
        <table:table-row table:style-name="ro1">
          <table:table-cell office:value-type="float" office:value="221.784583" calcext:value-type="float">
            <text:p>221,784583</text:p>
          </table:table-cell>
          <table:table-cell office:value-type="float" office:value="117.924954" calcext:value-type="float">
            <text:p>117,924954</text:p>
          </table:table-cell>
        </table:table-row>
        <table:table-row table:style-name="ro1">
          <table:table-cell office:value-type="float" office:value="220.791193" calcext:value-type="float">
            <text:p>220,791193</text:p>
          </table:table-cell>
          <table:table-cell office:value-type="float" office:value="122.386557" calcext:value-type="float">
            <text:p>122,386557</text:p>
          </table:table-cell>
        </table:table-row>
        <table:table-row table:style-name="ro1">
          <table:table-cell office:value-type="float" office:value="219.714734" calcext:value-type="float">
            <text:p>219,714734</text:p>
          </table:table-cell>
          <table:table-cell office:value-type="float" office:value="126.852361" calcext:value-type="float">
            <text:p>126,852361</text:p>
          </table:table-cell>
        </table:table-row>
        <table:table-row table:style-name="ro1">
          <table:table-cell office:value-type="float" office:value="218.554728" calcext:value-type="float">
            <text:p>218,554728</text:p>
          </table:table-cell>
          <table:table-cell office:value-type="float" office:value="131.320929" calcext:value-type="float">
            <text:p>131,320929</text:p>
          </table:table-cell>
        </table:table-row>
        <table:table-row table:style-name="ro1">
          <table:table-cell office:value-type="float" office:value="217.310723" calcext:value-type="float">
            <text:p>217,310723</text:p>
          </table:table-cell>
          <table:table-cell office:value-type="float" office:value="135.790811" calcext:value-type="float">
            <text:p>135,790811</text:p>
          </table:table-cell>
        </table:table-row>
        <table:table-row table:style-name="ro1">
          <table:table-cell office:value-type="float" office:value="215.982288" calcext:value-type="float">
            <text:p>215,982288</text:p>
          </table:table-cell>
          <table:table-cell office:value-type="float" office:value="140.260538" calcext:value-type="float">
            <text:p>140,260538</text:p>
          </table:table-cell>
        </table:table-row>
        <table:table-row table:style-name="ro1">
          <table:table-cell office:value-type="float" office:value="214.569016" calcext:value-type="float">
            <text:p>214,569016</text:p>
          </table:table-cell>
          <table:table-cell office:value-type="float" office:value="144.728629" calcext:value-type="float">
            <text:p>144,728629</text:p>
          </table:table-cell>
        </table:table-row>
        <table:table-row table:style-name="ro1">
          <table:table-cell office:value-type="float" office:value="213.070526" calcext:value-type="float">
            <text:p>213,070526</text:p>
          </table:table-cell>
          <table:table-cell office:value-type="float" office:value="149.193588" calcext:value-type="float">
            <text:p>149,193588</text:p>
          </table:table-cell>
        </table:table-row>
        <table:table-row table:style-name="ro1">
          <table:table-cell office:value-type="float" office:value="211.486459" calcext:value-type="float">
            <text:p>211,486459</text:p>
          </table:table-cell>
          <table:table-cell office:value-type="float" office:value="153.653906" calcext:value-type="float">
            <text:p>153,653906</text:p>
          </table:table-cell>
        </table:table-row>
        <table:table-row table:style-name="ro1">
          <table:table-cell office:value-type="float" office:value="209.816481" calcext:value-type="float">
            <text:p>209,816481</text:p>
          </table:table-cell>
          <table:table-cell office:value-type="float" office:value="158.108059" calcext:value-type="float">
            <text:p>158,108059</text:p>
          </table:table-cell>
        </table:table-row>
        <table:table-row table:style-name="ro1">
          <table:table-cell office:value-type="float" office:value="208.060284" calcext:value-type="float">
            <text:p>208,060284</text:p>
          </table:table-cell>
          <table:table-cell office:value-type="float" office:value="162.55451" calcext:value-type="float">
            <text:p>162,55451</text:p>
          </table:table-cell>
        </table:table-row>
        <table:table-row table:style-name="ro1">
          <table:table-cell office:value-type="float" office:value="206.217587" calcext:value-type="float">
            <text:p>206,217587</text:p>
          </table:table-cell>
          <table:table-cell office:value-type="float" office:value="166.991709" calcext:value-type="float">
            <text:p>166,991709</text:p>
          </table:table-cell>
        </table:table-row>
        <table:table-row table:style-name="ro1">
          <table:table-cell office:value-type="float" office:value="204.28813" calcext:value-type="float">
            <text:p>204,28813</text:p>
          </table:table-cell>
          <table:table-cell office:value-type="float" office:value="171.418095" calcext:value-type="float">
            <text:p>171,418095</text:p>
          </table:table-cell>
        </table:table-row>
        <table:table-row table:style-name="ro1">
          <table:table-cell office:value-type="float" office:value="202.271685" calcext:value-type="float">
            <text:p>202,271685</text:p>
          </table:table-cell>
          <table:table-cell office:value-type="float" office:value="175.832093" calcext:value-type="float">
            <text:p>175,832093</text:p>
          </table:table-cell>
        </table:table-row>
        <table:table-row table:style-name="ro1">
          <table:table-cell office:value-type="float" office:value="200.168046" calcext:value-type="float">
            <text:p>200,168046</text:p>
          </table:table-cell>
          <table:table-cell office:value-type="float" office:value="180.232118" calcext:value-type="float">
            <text:p>180,232118</text:p>
          </table:table-cell>
        </table:table-row>
        <table:table-row table:style-name="ro1">
          <table:table-cell office:value-type="float" office:value="197.977035" calcext:value-type="float">
            <text:p>197,977035</text:p>
          </table:table-cell>
          <table:table-cell office:value-type="float" office:value="184.616572" calcext:value-type="float">
            <text:p>184,616572</text:p>
          </table:table-cell>
        </table:table-row>
        <table:table-row table:style-name="ro1">
          <table:table-cell office:value-type="float" office:value="195.698503" calcext:value-type="float">
            <text:p>195,698503</text:p>
          </table:table-cell>
          <table:table-cell office:value-type="float" office:value="188.983848" calcext:value-type="float">
            <text:p>188,983848</text:p>
          </table:table-cell>
        </table:table-row>
        <table:table-row table:style-name="ro1">
          <table:table-cell table:number-columns-repeated="2" office:value-type="float" office:value="193.332327" calcext:value-type="float">
            <text:p>193,332327</text:p>
          </table:table-cell>
        </table:table-row>
        <table:table-row table:style-name="ro1">
          <table:table-cell office:value-type="float" office:value="190.878411" calcext:value-type="float">
            <text:p>190,878411</text:p>
          </table:table-cell>
          <table:table-cell office:value-type="float" office:value="197.660381" calcext:value-type="float">
            <text:p>197,660381</text:p>
          </table:table-cell>
        </table:table-row>
        <table:table-row table:style-name="ro1">
          <table:table-cell office:value-type="float" office:value="188.336688" calcext:value-type="float">
            <text:p>188,336688</text:p>
          </table:table-cell>
          <table:table-cell office:value-type="float" office:value="201.966372" calcext:value-type="float">
            <text:p>201,966372</text:p>
          </table:table-cell>
        </table:table-row>
        <table:table-row table:style-name="ro1">
          <table:table-cell office:value-type="float" office:value="185.707121" calcext:value-type="float">
            <text:p>185,707121</text:p>
          </table:table-cell>
          <table:table-cell office:value-type="float" office:value="206.248652" calcext:value-type="float">
            <text:p>206,248652</text:p>
          </table:table-cell>
        </table:table-row>
        <table:table-row table:style-name="ro1">
          <table:table-cell office:value-type="float" office:value="182.989698" calcext:value-type="float">
            <text:p>182,989698</text:p>
          </table:table-cell>
          <table:table-cell office:value-type="float" office:value="210.505567" calcext:value-type="float">
            <text:p>210,505567</text:p>
          </table:table-cell>
        </table:table-row>
        <table:table-row table:style-name="ro1">
          <table:table-cell office:value-type="float" office:value="180.184439" calcext:value-type="float">
            <text:p>180,184439</text:p>
          </table:table-cell>
          <table:table-cell office:value-type="float" office:value="214.735452" calcext:value-type="float">
            <text:p>214,735452</text:p>
          </table:table-cell>
        </table:table-row>
        <table:table-row table:style-name="ro1">
          <table:table-cell office:value-type="float" office:value="177.291392" calcext:value-type="float">
            <text:p>177,291392</text:p>
          </table:table-cell>
          <table:table-cell office:value-type="float" office:value="218.936636" calcext:value-type="float">
            <text:p>218,936636</text:p>
          </table:table-cell>
        </table:table-row>
        <table:table-row table:style-name="ro1">
          <table:table-cell office:value-type="float" office:value="174.310636" calcext:value-type="float">
            <text:p>174,310636</text:p>
          </table:table-cell>
          <table:table-cell office:value-type="float" office:value="223.10744" calcext:value-type="float">
            <text:p>223,10744</text:p>
          </table:table-cell>
        </table:table-row>
        <table:table-row table:style-name="ro1">
          <table:table-cell office:value-type="float" office:value="171.242277" calcext:value-type="float">
            <text:p>171,242277</text:p>
          </table:table-cell>
          <table:table-cell office:value-type="float" office:value="227.246177" calcext:value-type="float">
            <text:p>227,246177</text:p>
          </table:table-cell>
        </table:table-row>
        <table:table-row table:style-name="ro1">
          <table:table-cell office:value-type="float" office:value="168.086455" calcext:value-type="float">
            <text:p>168,086455</text:p>
          </table:table-cell>
          <table:table-cell office:value-type="float" office:value="231.351157" calcext:value-type="float">
            <text:p>231,351157</text:p>
          </table:table-cell>
        </table:table-row>
        <table:table-row table:style-name="ro1">
          <table:table-cell office:value-type="float" office:value="164.843336" calcext:value-type="float">
            <text:p>164,843336</text:p>
          </table:table-cell>
          <table:table-cell office:value-type="float" office:value="235.420682" calcext:value-type="float">
            <text:p>235,420682</text:p>
          </table:table-cell>
        </table:table-row>
        <table:table-row table:style-name="ro1">
          <table:table-cell office:value-type="float" office:value="161.51312" calcext:value-type="float">
            <text:p>161,51312</text:p>
          </table:table-cell>
          <table:table-cell office:value-type="float" office:value="239.453048" calcext:value-type="float">
            <text:p>239,453048</text:p>
          </table:table-cell>
        </table:table-row>
        <table:table-row table:style-name="ro1">
          <table:table-cell office:value-type="float" office:value="158.096036" calcext:value-type="float">
            <text:p>158,096036</text:p>
          </table:table-cell>
          <table:table-cell office:value-type="float" office:value="243.446547" calcext:value-type="float">
            <text:p>243,446547</text:p>
          </table:table-cell>
        </table:table-row>
        <table:table-row table:style-name="ro1">
          <table:table-cell office:value-type="float" office:value="154.592346" calcext:value-type="float">
            <text:p>154,592346</text:p>
          </table:table-cell>
          <table:table-cell office:value-type="float" office:value="247.399469" calcext:value-type="float">
            <text:p>247,399469</text:p>
          </table:table-cell>
        </table:table-row>
        <table:table-row table:style-name="ro1">
          <table:table-cell office:value-type="float" office:value="151.00234" calcext:value-type="float">
            <text:p>151,00234</text:p>
          </table:table-cell>
          <table:table-cell office:value-type="float" office:value="251.310096" calcext:value-type="float">
            <text:p>251,310096</text:p>
          </table:table-cell>
        </table:table-row>
        <table:table-row table:style-name="ro1">
          <table:table-cell office:value-type="float" office:value="147.326342" calcext:value-type="float">
            <text:p>147,326342</text:p>
          </table:table-cell>
          <table:table-cell office:value-type="float" office:value="255.17671" calcext:value-type="float">
            <text:p>255,17671</text:p>
          </table:table-cell>
        </table:table-row>
        <table:table-row table:style-name="ro1">
          <table:table-cell office:value-type="float" office:value="143.564708" calcext:value-type="float">
            <text:p>143,564708</text:p>
          </table:table-cell>
          <table:table-cell office:value-type="float" office:value="258.99759" calcext:value-type="float">
            <text:p>258,99759</text:p>
          </table:table-cell>
        </table:table-row>
        <table:table-row table:style-name="ro1">
          <table:table-cell office:value-type="float" office:value="139.717825" calcext:value-type="float">
            <text:p>139,717825</text:p>
          </table:table-cell>
          <table:table-cell office:value-type="float" office:value="262.771012" calcext:value-type="float">
            <text:p>262,771012</text:p>
          </table:table-cell>
        </table:table-row>
        <table:table-row table:style-name="ro1">
          <table:table-cell office:value-type="float" office:value="135.786112" calcext:value-type="float">
            <text:p>135,786112</text:p>
          </table:table-cell>
          <table:table-cell office:value-type="float" office:value="266.495249" calcext:value-type="float">
            <text:p>266,495249</text:p>
          </table:table-cell>
        </table:table-row>
        <table:table-row table:style-name="ro1">
          <table:table-cell office:value-type="float" office:value="131.77002" calcext:value-type="float">
            <text:p>131,77002</text:p>
          </table:table-cell>
          <table:table-cell office:value-type="float" office:value="270.168578" calcext:value-type="float">
            <text:p>270,168578</text:p>
          </table:table-cell>
        </table:table-row>
        <table:table-row table:style-name="ro1">
          <table:table-cell office:value-type="float" office:value="127.670033" calcext:value-type="float">
            <text:p>127,670033</text:p>
          </table:table-cell>
          <table:table-cell office:value-type="float" office:value="273.789269" calcext:value-type="float">
            <text:p>273,789269</text:p>
          </table:table-cell>
        </table:table-row>
        <table:table-row table:style-name="ro1">
          <table:table-cell office:value-type="float" office:value="123.486668" calcext:value-type="float">
            <text:p>123,486668</text:p>
          </table:table-cell>
          <table:table-cell office:value-type="float" office:value="277.355598" calcext:value-type="float">
            <text:p>277,355598</text:p>
          </table:table-cell>
        </table:table-row>
        <table:table-row table:style-name="ro1">
          <table:table-cell office:value-type="float" office:value="119.220475" calcext:value-type="float">
            <text:p>119,220475</text:p>
          </table:table-cell>
          <table:table-cell office:value-type="float" office:value="280.865837" calcext:value-type="float">
            <text:p>280,865837</text:p>
          </table:table-cell>
        </table:table-row>
        <table:table-row table:style-name="ro1">
          <table:table-cell office:value-type="float" office:value="114.872035" calcext:value-type="float">
            <text:p>114,872035</text:p>
          </table:table-cell>
          <table:table-cell office:value-type="float" office:value="284.318263" calcext:value-type="float">
            <text:p>284,318263</text:p>
          </table:table-cell>
        </table:table-row>
        <table:table-row table:style-name="ro1">
          <table:table-cell office:value-type="float" office:value="110.441964" calcext:value-type="float">
            <text:p>110,441964</text:p>
          </table:table-cell>
          <table:table-cell office:value-type="float" office:value="287.711152" calcext:value-type="float">
            <text:p>287,711152</text:p>
          </table:table-cell>
        </table:table-row>
        <table:table-row table:style-name="ro1">
          <table:table-cell office:value-type="float" office:value="105.93091" calcext:value-type="float">
            <text:p>105,93091</text:p>
          </table:table-cell>
          <table:table-cell office:value-type="float" office:value="291.042784" calcext:value-type="float">
            <text:p>291,042784</text:p>
          </table:table-cell>
        </table:table-row>
        <table:table-row table:style-name="ro1">
          <table:table-cell office:value-type="float" office:value="101.339557" calcext:value-type="float">
            <text:p>101,339557</text:p>
          </table:table-cell>
          <table:table-cell office:value-type="float" office:value="294.311442" calcext:value-type="float">
            <text:p>294,311442</text:p>
          </table:table-cell>
        </table:table-row>
        <table:table-row table:style-name="ro1">
          <table:table-cell office:value-type="float" office:value="96.668617" calcext:value-type="float">
            <text:p>96,668617</text:p>
          </table:table-cell>
          <table:table-cell office:value-type="float" office:value="297.515413" calcext:value-type="float">
            <text:p>297,515413</text:p>
          </table:table-cell>
        </table:table-row>
        <table:table-row table:style-name="ro1">
          <table:table-cell office:value-type="float" office:value="91.918842" calcext:value-type="float">
            <text:p>91,918842</text:p>
          </table:table-cell>
          <table:table-cell office:value-type="float" office:value="300.652986" calcext:value-type="float">
            <text:p>300,652986</text:p>
          </table:table-cell>
        </table:table-row>
        <table:table-row table:style-name="ro1">
          <table:table-cell office:value-type="float" office:value="87.091013" calcext:value-type="float">
            <text:p>87,091013</text:p>
          </table:table-cell>
          <table:table-cell office:value-type="float" office:value="303.722457" calcext:value-type="float">
            <text:p>303,722457</text:p>
          </table:table-cell>
        </table:table-row>
        <table:table-row table:style-name="ro1">
          <table:table-cell office:value-type="float" office:value="82.185946" calcext:value-type="float">
            <text:p>82,185946</text:p>
          </table:table-cell>
          <table:table-cell office:value-type="float" office:value="306.722127" calcext:value-type="float">
            <text:p>306,722127</text:p>
          </table:table-cell>
        </table:table-row>
        <table:table-row table:style-name="ro1">
          <table:table-cell office:value-type="float" office:value="77.204492" calcext:value-type="float">
            <text:p>77,204492</text:p>
          </table:table-cell>
          <table:table-cell office:value-type="float" office:value="309.650303" calcext:value-type="float">
            <text:p>309,650303</text:p>
          </table:table-cell>
        </table:table-row>
        <table:table-row table:style-name="ro1">
          <table:table-cell office:value-type="float" office:value="72.147533" calcext:value-type="float">
            <text:p>72,147533</text:p>
          </table:table-cell>
          <table:table-cell office:value-type="float" office:value="312.505298" calcext:value-type="float">
            <text:p>312,505298</text:p>
          </table:table-cell>
        </table:table-row>
        <table:table-row table:style-name="ro1">
          <table:table-cell office:value-type="float" office:value="67.015988" calcext:value-type="float">
            <text:p>67,015988</text:p>
          </table:table-cell>
          <table:table-cell office:value-type="float" office:value="315.285435" calcext:value-type="float">
            <text:p>315,285435</text:p>
          </table:table-cell>
        </table:table-row>
        <table:table-row table:style-name="ro1">
          <table:table-cell office:value-type="float" office:value="61.810808" calcext:value-type="float">
            <text:p>61,810808</text:p>
          </table:table-cell>
          <table:table-cell office:value-type="float" office:value="317.98904" calcext:value-type="float">
            <text:p>317,98904</text:p>
          </table:table-cell>
        </table:table-row>
        <table:table-row table:style-name="ro1">
          <table:table-cell office:value-type="float" office:value="56.532979" calcext:value-type="float">
            <text:p>56,532979</text:p>
          </table:table-cell>
          <table:table-cell office:value-type="float" office:value="320.614453" calcext:value-type="float">
            <text:p>320,614453</text:p>
          </table:table-cell>
        </table:table-row>
        <table:table-row table:style-name="ro1">
          <table:table-cell office:value-type="float" office:value="51.183519" calcext:value-type="float">
            <text:p>51,183519</text:p>
          </table:table-cell>
          <table:table-cell office:value-type="float" office:value="323.16002" calcext:value-type="float">
            <text:p>323,16002</text:p>
          </table:table-cell>
        </table:table-row>
        <table:table-row table:style-name="ro1">
          <table:table-cell office:value-type="float" office:value="45.763482" calcext:value-type="float">
            <text:p>45,763482</text:p>
          </table:table-cell>
          <table:table-cell office:value-type="float" office:value="325.624097" calcext:value-type="float">
            <text:p>325,624097</text:p>
          </table:table-cell>
        </table:table-row>
        <table:table-row table:style-name="ro1">
          <table:table-cell office:value-type="float" office:value="40.273956" calcext:value-type="float">
            <text:p>40,273956</text:p>
          </table:table-cell>
          <table:table-cell office:value-type="float" office:value="328.005052" calcext:value-type="float">
            <text:p>328,005052</text:p>
          </table:table-cell>
        </table:table-row>
        <table:table-row table:style-name="ro1">
          <table:table-cell office:value-type="float" office:value="34.716062" calcext:value-type="float">
            <text:p>34,716062</text:p>
          </table:table-cell>
          <table:table-cell office:value-type="float" office:value="330.301262" calcext:value-type="float">
            <text:p>330,301262</text:p>
          </table:table-cell>
        </table:table-row>
        <table:table-row table:style-name="ro1">
          <table:table-cell office:value-type="float" office:value="29.090953" calcext:value-type="float">
            <text:p>29,090953</text:p>
          </table:table-cell>
          <table:table-cell office:value-type="float" office:value="332.511119" calcext:value-type="float">
            <text:p>332,511119</text:p>
          </table:table-cell>
        </table:table-row>
        <table:table-row table:style-name="ro1">
          <table:table-cell office:value-type="float" office:value="23.399821" calcext:value-type="float">
            <text:p>23,399821</text:p>
          </table:table-cell>
          <table:table-cell office:value-type="float" office:value="334.633024" calcext:value-type="float">
            <text:p>334,633024</text:p>
          </table:table-cell>
        </table:table-row>
        <table:table-row table:style-name="ro1">
          <table:table-cell office:value-type="float" office:value="17.643886" calcext:value-type="float">
            <text:p>17,643886</text:p>
          </table:table-cell>
          <table:table-cell office:value-type="float" office:value="336.665393" calcext:value-type="float">
            <text:p>336,665393</text:p>
          </table:table-cell>
        </table:table-row>
        <table:table-row table:style-name="ro1">
          <table:table-cell office:value-type="float" office:value="11.824405" calcext:value-type="float">
            <text:p>11,824405</text:p>
          </table:table-cell>
          <table:table-cell office:value-type="float" office:value="338.606656" calcext:value-type="float">
            <text:p>338,606656</text:p>
          </table:table-cell>
        </table:table-row>
        <table:table-row table:style-name="ro1">
          <table:table-cell office:value-type="float" office:value="5.942669" calcext:value-type="float">
            <text:p>5,942669</text:p>
          </table:table-cell>
          <table:table-cell office:value-type="float" office:value="340.455256" calcext:value-type="float">
            <text:p>340,455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2.209652" calcext:value-type="float">
            <text:p>342,209652</text:p>
          </table:table-cell>
        </table:table-row>
        <table:table-row table:style-name="ro1">
          <table:table-cell office:value-type="float" office:value="-6.002244" calcext:value-type="float">
            <text:p>-6,002244</text:p>
          </table:table-cell>
          <table:table-cell office:value-type="float" office:value="343.86832" calcext:value-type="float">
            <text:p>343,86832</text:p>
          </table:table-cell>
        </table:table-row>
        <table:table-row table:style-name="ro1">
          <table:table-cell office:value-type="float" office:value="-12.062673" calcext:value-type="float">
            <text:p>-12,062673</text:p>
          </table:table-cell>
          <table:table-cell office:value-type="float" office:value="345.429749" calcext:value-type="float">
            <text:p>345,429749</text:p>
          </table:table-cell>
        </table:table-row>
        <table:table-row table:style-name="ro1">
          <table:table-cell office:value-type="float" office:value="-18.179863" calcext:value-type="float">
            <text:p>-18,179863</text:p>
          </table:table-cell>
          <table:table-cell office:value-type="float" office:value="346.892449" calcext:value-type="float">
            <text:p>346,892449</text:p>
          </table:table-cell>
        </table:table-row>
        <table:table-row table:style-name="ro1">
          <table:table-cell office:value-type="float" office:value="-24.352358" calcext:value-type="float">
            <text:p>-24,352358</text:p>
          </table:table-cell>
          <table:table-cell office:value-type="float" office:value="348.254945" calcext:value-type="float">
            <text:p>348,254945</text:p>
          </table:table-cell>
        </table:table-row>
        <table:table-row table:style-name="ro1">
          <table:table-cell office:value-type="float" office:value="-30.578669" calcext:value-type="float">
            <text:p>-30,578669</text:p>
          </table:table-cell>
          <table:table-cell office:value-type="float" office:value="349.515781" calcext:value-type="float">
            <text:p>349,515781</text:p>
          </table:table-cell>
        </table:table-row>
        <table:table-row table:style-name="ro1">
          <table:table-cell office:value-type="float" office:value="-36.857272" calcext:value-type="float">
            <text:p>-36,857272</text:p>
          </table:table-cell>
          <table:table-cell office:value-type="float" office:value="350.673522" calcext:value-type="float">
            <text:p>350,673522</text:p>
          </table:table-cell>
        </table:table-row>
        <table:table-row table:style-name="ro1">
          <table:table-cell office:value-type="float" office:value="-43.186614" calcext:value-type="float">
            <text:p>-43,186614</text:p>
          </table:table-cell>
          <table:table-cell office:value-type="float" office:value="351.726748" calcext:value-type="float">
            <text:p>351,726748</text:p>
          </table:table-cell>
        </table:table-row>
        <table:table-row table:style-name="ro1">
          <table:table-cell office:value-type="float" office:value="-49.565108" calcext:value-type="float">
            <text:p>-49,565108</text:p>
          </table:table-cell>
          <table:table-cell office:value-type="float" office:value="352.674066" calcext:value-type="float">
            <text:p>352,674066</text:p>
          </table:table-cell>
        </table:table-row>
        <table:table-row table:style-name="ro1">
          <table:table-cell office:value-type="float" office:value="-55.991133" calcext:value-type="float">
            <text:p>-55,991133</text:p>
          </table:table-cell>
          <table:table-cell office:value-type="float" office:value="353.514098" calcext:value-type="float">
            <text:p>353,514098</text:p>
          </table:table-cell>
        </table:table-row>
        <table:table-row table:style-name="ro1">
          <table:table-cell office:value-type="float" office:value="-62.463038" calcext:value-type="float">
            <text:p>-62,463038</text:p>
          </table:table-cell>
          <table:table-cell office:value-type="float" office:value="354.245491" calcext:value-type="float">
            <text:p>354,245491</text:p>
          </table:table-cell>
        </table:table-row>
        <table:table-row table:style-name="ro1">
          <table:table-cell office:value-type="float" office:value="-68.979141" calcext:value-type="float">
            <text:p>-68,979141</text:p>
          </table:table-cell>
          <table:table-cell office:value-type="float" office:value="354.866915" calcext:value-type="float">
            <text:p>354,866915</text:p>
          </table:table-cell>
        </table:table-row>
        <table:table-row table:style-name="ro1">
          <table:table-cell office:value-type="float" office:value="-75.537726" calcext:value-type="float">
            <text:p>-75,537726</text:p>
          </table:table-cell>
          <table:table-cell office:value-type="float" office:value="355.37706" calcext:value-type="float">
            <text:p>355,37706</text:p>
          </table:table-cell>
        </table:table-row>
        <table:table-row table:style-name="ro1">
          <table:table-cell office:value-type="float" office:value="-82.137048" calcext:value-type="float">
            <text:p>-82,137048</text:p>
          </table:table-cell>
          <table:table-cell office:value-type="float" office:value="355.774642" calcext:value-type="float">
            <text:p>355,774642</text:p>
          </table:table-cell>
        </table:table-row>
        <table:table-row table:style-name="ro1">
          <table:table-cell office:value-type="float" office:value="-88.77533" calcext:value-type="float">
            <text:p>-88,77533</text:p>
          </table:table-cell>
          <table:table-cell office:value-type="float" office:value="356.058402" calcext:value-type="float">
            <text:p>356,058402</text:p>
          </table:table-cell>
        </table:table-row>
        <table:table-row table:style-name="ro1">
          <table:table-cell office:value-type="float" office:value="-95.450765" calcext:value-type="float">
            <text:p>-95,450765</text:p>
          </table:table-cell>
          <table:table-cell office:value-type="float" office:value="356.227103" calcext:value-type="float">
            <text:p>356,227103</text:p>
          </table:table-cell>
        </table:table-row>
        <table:table-row table:style-name="ro1">
          <table:table-cell office:value-type="float" office:value="-102.161514" calcext:value-type="float">
            <text:p>-102,161514</text:p>
          </table:table-cell>
          <table:table-cell office:value-type="float" office:value="356.279538" calcext:value-type="float">
            <text:p>356,279538</text:p>
          </table:table-cell>
        </table:table-row>
        <table:table-row table:style-name="ro1">
          <table:table-cell office:value-type="float" office:value="-108.905709" calcext:value-type="float">
            <text:p>-108,905709</text:p>
          </table:table-cell>
          <table:table-cell office:value-type="float" office:value="356.214522" calcext:value-type="float">
            <text:p>356,214522</text:p>
          </table:table-cell>
        </table:table-row>
        <table:table-row table:style-name="ro1">
          <table:table-cell office:value-type="float" office:value="-115.681452" calcext:value-type="float">
            <text:p>-115,681452</text:p>
          </table:table-cell>
          <table:table-cell office:value-type="float" office:value="356.0309" calcext:value-type="float">
            <text:p>356,0309</text:p>
          </table:table-cell>
        </table:table-row>
        <table:table-row table:style-name="ro1">
          <table:table-cell office:value-type="float" office:value="-122.486816" calcext:value-type="float">
            <text:p>-122,486816</text:p>
          </table:table-cell>
          <table:table-cell office:value-type="float" office:value="355.727544" calcext:value-type="float">
            <text:p>355,727544</text:p>
          </table:table-cell>
        </table:table-row>
        <table:table-row table:style-name="ro1">
          <table:table-cell office:value-type="float" office:value="-129.319845" calcext:value-type="float">
            <text:p>-129,319845</text:p>
          </table:table-cell>
          <table:table-cell office:value-type="float" office:value="355.303354" calcext:value-type="float">
            <text:p>355,303354</text:p>
          </table:table-cell>
        </table:table-row>
        <table:table-row table:style-name="ro1">
          <table:table-cell office:value-type="float" office:value="-136.178553" calcext:value-type="float">
            <text:p>-136,178553</text:p>
          </table:table-cell>
          <table:table-cell office:value-type="float" office:value="354.757258" calcext:value-type="float">
            <text:p>354,757258</text:p>
          </table:table-cell>
        </table:table-row>
        <table:table-row table:style-name="ro1">
          <table:table-cell office:value-type="float" office:value="-143.060926" calcext:value-type="float">
            <text:p>-143,060926</text:p>
          </table:table-cell>
          <table:table-cell office:value-type="float" office:value="354.088216" calcext:value-type="float">
            <text:p>354,088216</text:p>
          </table:table-cell>
        </table:table-row>
        <table:table-row table:style-name="ro1">
          <table:table-cell office:value-type="float" office:value="-149.964922" calcext:value-type="float">
            <text:p>-149,964922</text:p>
          </table:table-cell>
          <table:table-cell office:value-type="float" office:value="353.295217" calcext:value-type="float">
            <text:p>353,295217</text:p>
          </table:table-cell>
        </table:table-row>
        <table:table-row table:style-name="ro1">
          <table:table-cell office:value-type="float" office:value="-156.888473" calcext:value-type="float">
            <text:p>-156,888473</text:p>
          </table:table-cell>
          <table:table-cell office:value-type="float" office:value="352.377281" calcext:value-type="float">
            <text:p>352,377281</text:p>
          </table:table-cell>
        </table:table-row>
        <table:table-row table:style-name="ro1">
          <table:table-cell office:value-type="float" office:value="-163.829482" calcext:value-type="float">
            <text:p>-163,829482</text:p>
          </table:table-cell>
          <table:table-cell office:value-type="float" office:value="351.333458" calcext:value-type="float">
            <text:p>351,333458</text:p>
          </table:table-cell>
        </table:table-row>
        <table:table-row table:style-name="ro1">
          <table:table-cell office:value-type="float" office:value="-170.785825" calcext:value-type="float">
            <text:p>-170,785825</text:p>
          </table:table-cell>
          <table:table-cell office:value-type="float" office:value="350.162833" calcext:value-type="float">
            <text:p>350,162833</text:p>
          </table:table-cell>
        </table:table-row>
        <table:table-row table:style-name="ro1">
          <table:table-cell office:value-type="float" office:value="-177.755353" calcext:value-type="float">
            <text:p>-177,755353</text:p>
          </table:table-cell>
          <table:table-cell office:value-type="float" office:value="348.864523" calcext:value-type="float">
            <text:p>348,864523</text:p>
          </table:table-cell>
        </table:table-row>
        <table:table-row table:style-name="ro1">
          <table:table-cell office:value-type="float" office:value="-184.735889" calcext:value-type="float">
            <text:p>-184,735889</text:p>
          </table:table-cell>
          <table:table-cell office:value-type="float" office:value="347.437676" calcext:value-type="float">
            <text:p>347,437676</text:p>
          </table:table-cell>
        </table:table-row>
        <table:table-row table:style-name="ro1">
          <table:table-cell office:value-type="float" office:value="-191.725233" calcext:value-type="float">
            <text:p>-191,725233</text:p>
          </table:table-cell>
          <table:table-cell office:value-type="float" office:value="345.881477" calcext:value-type="float">
            <text:p>345,881477</text:p>
          </table:table-cell>
        </table:table-row>
        <table:table-row table:style-name="ro1">
          <table:table-cell office:value-type="float" office:value="-198.721159" calcext:value-type="float">
            <text:p>-198,721159</text:p>
          </table:table-cell>
          <table:table-cell office:value-type="float" office:value="344.195144" calcext:value-type="float">
            <text:p>344,195144</text:p>
          </table:table-cell>
        </table:table-row>
        <table:table-row table:style-name="ro1">
          <table:table-cell office:value-type="float" office:value="-205.721416" calcext:value-type="float">
            <text:p>-205,721416</text:p>
          </table:table-cell>
          <table:table-cell office:value-type="float" office:value="342.377932" calcext:value-type="float">
            <text:p>342,377932</text:p>
          </table:table-cell>
        </table:table-row>
        <table:table-row table:style-name="ro1">
          <table:table-cell office:value-type="float" office:value="-212.72373" calcext:value-type="float">
            <text:p>-212,72373</text:p>
          </table:table-cell>
          <table:table-cell office:value-type="float" office:value="340.42913" calcext:value-type="float">
            <text:p>340,42913</text:p>
          </table:table-cell>
        </table:table-row>
        <table:table-row table:style-name="ro1">
          <table:table-cell office:value-type="float" office:value="-219.725802" calcext:value-type="float">
            <text:p>-219,725802</text:p>
          </table:table-cell>
          <table:table-cell office:value-type="float" office:value="338.348064" calcext:value-type="float">
            <text:p>338,348064</text:p>
          </table:table-cell>
        </table:table-row>
        <table:table-row table:style-name="ro1">
          <table:table-cell office:value-type="float" office:value="-226.725311" calcext:value-type="float">
            <text:p>-226,725311</text:p>
          </table:table-cell>
          <table:table-cell office:value-type="float" office:value="336.134097" calcext:value-type="float">
            <text:p>336,134097</text:p>
          </table:table-cell>
        </table:table-row>
        <table:table-row table:style-name="ro1">
          <table:table-cell office:value-type="float" office:value="-233.719914" calcext:value-type="float">
            <text:p>-233,719914</text:p>
          </table:table-cell>
          <table:table-cell office:value-type="float" office:value="333.786629" calcext:value-type="float">
            <text:p>333,786629</text:p>
          </table:table-cell>
        </table:table-row>
        <table:table-row table:style-name="ro1">
          <table:table-cell office:value-type="float" office:value="-240.707246" calcext:value-type="float">
            <text:p>-240,707246</text:p>
          </table:table-cell>
          <table:table-cell office:value-type="float" office:value="331.305101" calcext:value-type="float">
            <text:p>331,305101</text:p>
          </table:table-cell>
        </table:table-row>
        <table:table-row table:style-name="ro1">
          <table:table-cell office:value-type="float" office:value="-247.684919" calcext:value-type="float">
            <text:p>-247,684919</text:p>
          </table:table-cell>
          <table:table-cell office:value-type="float" office:value="328.68899" calcext:value-type="float">
            <text:p>328,68899</text:p>
          </table:table-cell>
        </table:table-row>
        <table:table-row table:style-name="ro1">
          <table:table-cell office:value-type="float" office:value="-254.650528" calcext:value-type="float">
            <text:p>-254,650528</text:p>
          </table:table-cell>
          <table:table-cell office:value-type="float" office:value="325.937812" calcext:value-type="float">
            <text:p>325,937812</text:p>
          </table:table-cell>
        </table:table-row>
        <table:table-row table:style-name="ro1">
          <table:table-cell office:value-type="float" office:value="-261.601643" calcext:value-type="float">
            <text:p>-261,601643</text:p>
          </table:table-cell>
          <table:table-cell office:value-type="float" office:value="323.051125" calcext:value-type="float">
            <text:p>323,051125</text:p>
          </table:table-cell>
        </table:table-row>
        <table:table-row table:style-name="ro1">
          <table:table-cell office:value-type="float" office:value="-268.535819" calcext:value-type="float">
            <text:p>-268,535819</text:p>
          </table:table-cell>
          <table:table-cell office:value-type="float" office:value="320.028527" calcext:value-type="float">
            <text:p>320,028527</text:p>
          </table:table-cell>
        </table:table-row>
        <table:table-row table:style-name="ro1">
          <table:table-cell office:value-type="float" office:value="-275.450588" calcext:value-type="float">
            <text:p>-275,450588</text:p>
          </table:table-cell>
          <table:table-cell office:value-type="float" office:value="316.869654" calcext:value-type="float">
            <text:p>316,869654</text:p>
          </table:table-cell>
        </table:table-row>
        <table:table-row table:style-name="ro1">
          <table:table-cell office:value-type="float" office:value="-282.343468" calcext:value-type="float">
            <text:p>-282,343468</text:p>
          </table:table-cell>
          <table:table-cell office:value-type="float" office:value="313.574188" calcext:value-type="float">
            <text:p>313,574188</text:p>
          </table:table-cell>
        </table:table-row>
        <table:table-row table:style-name="ro1">
          <table:table-cell office:value-type="float" office:value="-289.211955" calcext:value-type="float">
            <text:p>-289,211955</text:p>
          </table:table-cell>
          <table:table-cell office:value-type="float" office:value="310.141851" calcext:value-type="float">
            <text:p>310,141851</text:p>
          </table:table-cell>
        </table:table-row>
        <table:table-row table:style-name="ro1">
          <table:table-cell office:value-type="float" office:value="-296.053531" calcext:value-type="float">
            <text:p>-296,053531</text:p>
          </table:table-cell>
          <table:table-cell office:value-type="float" office:value="306.572406" calcext:value-type="float">
            <text:p>306,572406</text:p>
          </table:table-cell>
        </table:table-row>
        <table:table-row table:style-name="ro1">
          <table:table-cell office:value-type="float" office:value="-302.865661" calcext:value-type="float">
            <text:p>-302,865661</text:p>
          </table:table-cell>
          <table:table-cell office:value-type="float" office:value="302.865661" calcext:value-type="float">
            <text:p>302,865661</text:p>
          </table:table-cell>
        </table:table-row>
        <table:table-row table:style-name="ro1">
          <table:table-cell office:value-type="float" office:value="-309.645794" calcext:value-type="float">
            <text:p>-309,645794</text:p>
          </table:table-cell>
          <table:table-cell office:value-type="float" office:value="299.021468" calcext:value-type="float">
            <text:p>299,021468</text:p>
          </table:table-cell>
        </table:table-row>
        <table:table-row table:style-name="ro1">
          <table:table-cell office:value-type="float" office:value="-316.391365" calcext:value-type="float">
            <text:p>-316,391365</text:p>
          </table:table-cell>
          <table:table-cell office:value-type="float" office:value="295.039721" calcext:value-type="float">
            <text:p>295,039721</text:p>
          </table:table-cell>
        </table:table-row>
        <table:table-row table:style-name="ro1">
          <table:table-cell office:value-type="float" office:value="-323.099791" calcext:value-type="float">
            <text:p>-323,099791</text:p>
          </table:table-cell>
          <table:table-cell office:value-type="float" office:value="290.920359" calcext:value-type="float">
            <text:p>290,920359</text:p>
          </table:table-cell>
        </table:table-row>
        <table:table-row table:style-name="ro1">
          <table:table-cell office:value-type="float" office:value="-329.768481" calcext:value-type="float">
            <text:p>-329,768481</text:p>
          </table:table-cell>
          <table:table-cell office:value-type="float" office:value="286.663367" calcext:value-type="float">
            <text:p>286,663367</text:p>
          </table:table-cell>
        </table:table-row>
        <table:table-row table:style-name="ro1">
          <table:table-cell office:value-type="float" office:value="-336.394828" calcext:value-type="float">
            <text:p>-336,394828</text:p>
          </table:table-cell>
          <table:table-cell office:value-type="float" office:value="282.268776" calcext:value-type="float">
            <text:p>282,268776</text:p>
          </table:table-cell>
        </table:table-row>
        <table:table-row table:style-name="ro1">
          <table:table-cell office:value-type="float" office:value="-342.976212" calcext:value-type="float">
            <text:p>-342,976212</text:p>
          </table:table-cell>
          <table:table-cell office:value-type="float" office:value="277.73666" calcext:value-type="float">
            <text:p>277,73666</text:p>
          </table:table-cell>
        </table:table-row>
        <table:table-row table:style-name="ro1">
          <table:table-cell office:value-type="float" office:value="-349.510004" calcext:value-type="float">
            <text:p>-349,510004</text:p>
          </table:table-cell>
          <table:table-cell office:value-type="float" office:value="273.067142" calcext:value-type="float">
            <text:p>273,067142</text:p>
          </table:table-cell>
        </table:table-row>
        <table:table-row table:style-name="ro1">
          <table:table-cell office:value-type="float" office:value="-355.993563" calcext:value-type="float">
            <text:p>-355,993563</text:p>
          </table:table-cell>
          <table:table-cell office:value-type="float" office:value="268.260391" calcext:value-type="float">
            <text:p>268,260391</text:p>
          </table:table-cell>
        </table:table-row>
        <table:table-row table:style-name="ro1">
          <table:table-cell office:value-type="float" office:value="-362.424238" calcext:value-type="float">
            <text:p>-362,424238</text:p>
          </table:table-cell>
          <table:table-cell office:value-type="float" office:value="263.316622" calcext:value-type="float">
            <text:p>263,316622</text:p>
          </table:table-cell>
        </table:table-row>
        <table:table-row table:style-name="ro1">
          <table:table-cell office:value-type="float" office:value="-368.799371" calcext:value-type="float">
            <text:p>-368,799371</text:p>
          </table:table-cell>
          <table:table-cell office:value-type="float" office:value="258.236099" calcext:value-type="float">
            <text:p>258,236099</text:p>
          </table:table-cell>
        </table:table-row>
        <table:table-row table:style-name="ro1">
          <table:table-cell office:value-type="float" office:value="-375.116292" calcext:value-type="float">
            <text:p>-375,116292</text:p>
          </table:table-cell>
          <table:table-cell office:value-type="float" office:value="253.019134" calcext:value-type="float">
            <text:p>253,019134</text:p>
          </table:table-cell>
        </table:table-row>
        <table:table-row table:style-name="ro1">
          <table:table-cell office:value-type="float" office:value="-381.372328" calcext:value-type="float">
            <text:p>-381,372328</text:p>
          </table:table-cell>
          <table:table-cell office:value-type="float" office:value="247.666085" calcext:value-type="float">
            <text:p>247,666085</text:p>
          </table:table-cell>
        </table:table-row>
        <table:table-row table:style-name="ro1">
          <table:table-cell office:value-type="float" office:value="-387.564795" calcext:value-type="float">
            <text:p>-387,564795</text:p>
          </table:table-cell>
          <table:table-cell office:value-type="float" office:value="242.177362" calcext:value-type="float">
            <text:p>242,177362</text:p>
          </table:table-cell>
        </table:table-row>
        <table:table-row table:style-name="ro1">
          <table:table-cell office:value-type="float" office:value="-393.691007" calcext:value-type="float">
            <text:p>-393,691007</text:p>
          </table:table-cell>
          <table:table-cell office:value-type="float" office:value="236.553422" calcext:value-type="float">
            <text:p>236,553422</text:p>
          </table:table-cell>
        </table:table-row>
        <table:table-row table:style-name="ro1">
          <table:table-cell office:value-type="float" office:value="-399.748269" calcext:value-type="float">
            <text:p>-399,748269</text:p>
          </table:table-cell>
          <table:table-cell office:value-type="float" office:value="230.794771" calcext:value-type="float">
            <text:p>230,794771</text:p>
          </table:table-cell>
        </table:table-row>
        <table:table-row table:style-name="ro1">
          <table:table-cell office:value-type="float" office:value="-405.733886" calcext:value-type="float">
            <text:p>-405,733886</text:p>
          </table:table-cell>
          <table:table-cell office:value-type="float" office:value="224.901966" calcext:value-type="float">
            <text:p>224,901966</text:p>
          </table:table-cell>
        </table:table-row>
        <table:table-row table:style-name="ro1">
          <table:table-cell office:value-type="float" office:value="-411.645158" calcext:value-type="float">
            <text:p>-411,645158</text:p>
          </table:table-cell>
          <table:table-cell office:value-type="float" office:value="218.875613" calcext:value-type="float">
            <text:p>218,875613</text:p>
          </table:table-cell>
        </table:table-row>
        <table:table-row table:style-name="ro1">
          <table:table-cell office:value-type="float" office:value="-417.47938" calcext:value-type="float">
            <text:p>-417,47938</text:p>
          </table:table-cell>
          <table:table-cell office:value-type="float" office:value="212.716369" calcext:value-type="float">
            <text:p>212,716369</text:p>
          </table:table-cell>
        </table:table-row>
        <table:table-row table:style-name="ro1">
          <table:table-cell office:value-type="float" office:value="-423.233849" calcext:value-type="float">
            <text:p>-423,233849</text:p>
          </table:table-cell>
          <table:table-cell office:value-type="float" office:value="206.424941" calcext:value-type="float">
            <text:p>206,424941</text:p>
          </table:table-cell>
        </table:table-row>
        <table:table-row table:style-name="ro1">
          <table:table-cell office:value-type="float" office:value="-428.905861" calcext:value-type="float">
            <text:p>-428,905861</text:p>
          </table:table-cell>
          <table:table-cell office:value-type="float" office:value="200.002088" calcext:value-type="float">
            <text:p>200,002088</text:p>
          </table:table-cell>
        </table:table-row>
        <table:table-row table:style-name="ro1">
          <table:table-cell office:value-type="float" office:value="-434.492709" calcext:value-type="float">
            <text:p>-434,492709</text:p>
          </table:table-cell>
          <table:table-cell office:value-type="float" office:value="193.448618" calcext:value-type="float">
            <text:p>193,448618</text:p>
          </table:table-cell>
        </table:table-row>
        <table:table-row table:style-name="ro1">
          <table:table-cell office:value-type="float" office:value="-439.991691" calcext:value-type="float">
            <text:p>-439,991691</text:p>
          </table:table-cell>
          <table:table-cell office:value-type="float" office:value="186.765392" calcext:value-type="float">
            <text:p>186,765392</text:p>
          </table:table-cell>
        </table:table-row>
        <table:table-row table:style-name="ro1">
          <table:table-cell office:value-type="float" office:value="-445.400105" calcext:value-type="float">
            <text:p>-445,400105</text:p>
          </table:table-cell>
          <table:table-cell office:value-type="float" office:value="179.953323" calcext:value-type="float">
            <text:p>179,953323</text:p>
          </table:table-cell>
        </table:table-row>
        <table:table-row table:style-name="ro1">
          <table:table-cell office:value-type="float" office:value="-450.715251" calcext:value-type="float">
            <text:p>-450,715251</text:p>
          </table:table-cell>
          <table:table-cell office:value-type="float" office:value="173.013375" calcext:value-type="float">
            <text:p>173,013375</text:p>
          </table:table-cell>
        </table:table-row>
        <table:table-row table:style-name="ro1">
          <table:table-cell office:value-type="float" office:value="-455.934435" calcext:value-type="float">
            <text:p>-455,934435</text:p>
          </table:table-cell>
          <table:table-cell office:value-type="float" office:value="165.946563" calcext:value-type="float">
            <text:p>165,946563</text:p>
          </table:table-cell>
        </table:table-row>
        <table:table-row table:style-name="ro1">
          <table:table-cell office:value-type="float" office:value="-461.054967" calcext:value-type="float">
            <text:p>-461,054967</text:p>
          </table:table-cell>
          <table:table-cell office:value-type="float" office:value="158.753956" calcext:value-type="float">
            <text:p>158,753956</text:p>
          </table:table-cell>
        </table:table-row>
        <table:table-row table:style-name="ro1">
          <table:table-cell office:value-type="float" office:value="-466.074162" calcext:value-type="float">
            <text:p>-466,074162</text:p>
          </table:table-cell>
          <table:table-cell office:value-type="float" office:value="151.436675" calcext:value-type="float">
            <text:p>151,436675</text:p>
          </table:table-cell>
        </table:table-row>
        <table:table-row table:style-name="ro1">
          <table:table-cell office:value-type="float" office:value="-470.989341" calcext:value-type="float">
            <text:p>-470,989341</text:p>
          </table:table-cell>
          <table:table-cell office:value-type="float" office:value="143.995892" calcext:value-type="float">
            <text:p>143,995892</text:p>
          </table:table-cell>
        </table:table-row>
        <table:table-row table:style-name="ro1">
          <table:table-cell office:value-type="float" office:value="-475.797836" calcext:value-type="float">
            <text:p>-475,797836</text:p>
          </table:table-cell>
          <table:table-cell office:value-type="float" office:value="136.432834" calcext:value-type="float">
            <text:p>136,432834</text:p>
          </table:table-cell>
        </table:table-row>
        <table:table-row table:style-name="ro1">
          <table:table-cell office:value-type="float" office:value="-480.496983" calcext:value-type="float">
            <text:p>-480,496983</text:p>
          </table:table-cell>
          <table:table-cell office:value-type="float" office:value="128.748779" calcext:value-type="float">
            <text:p>128,748779</text:p>
          </table:table-cell>
        </table:table-row>
        <table:table-row table:style-name="ro1">
          <table:table-cell office:value-type="float" office:value="-485.084131" calcext:value-type="float">
            <text:p>-485,084131</text:p>
          </table:table-cell>
          <table:table-cell office:value-type="float" office:value="120.945058" calcext:value-type="float">
            <text:p>120,945058</text:p>
          </table:table-cell>
        </table:table-row>
        <table:table-row table:style-name="ro1">
          <table:table-cell office:value-type="float" office:value="-489.556637" calcext:value-type="float">
            <text:p>-489,556637</text:p>
          </table:table-cell>
          <table:table-cell office:value-type="float" office:value="113.023055" calcext:value-type="float">
            <text:p>113,023055</text:p>
          </table:table-cell>
        </table:table-row>
        <table:table-row table:style-name="ro1">
          <table:table-cell office:value-type="float" office:value="-493.911873" calcext:value-type="float">
            <text:p>-493,911873</text:p>
          </table:table-cell>
          <table:table-cell office:value-type="float" office:value="104.984209" calcext:value-type="float">
            <text:p>104,984209</text:p>
          </table:table-cell>
        </table:table-row>
        <table:table-row table:style-name="ro1">
          <table:table-cell office:value-type="float" office:value="-498.147219" calcext:value-type="float">
            <text:p>-498,147219</text:p>
          </table:table-cell>
          <table:table-cell office:value-type="float" office:value="96.83001" calcext:value-type="float">
            <text:p>96,83001</text:p>
          </table:table-cell>
        </table:table-row>
        <table:table-row table:style-name="ro1">
          <table:table-cell office:value-type="float" office:value="-502.260072" calcext:value-type="float">
            <text:p>-502,260072</text:p>
          </table:table-cell>
          <table:table-cell office:value-type="float" office:value="88.562002" calcext:value-type="float">
            <text:p>88,562002</text:p>
          </table:table-cell>
        </table:table-row>
        <table:table-row table:style-name="ro1">
          <table:table-cell office:value-type="float" office:value="-506.247841" calcext:value-type="float">
            <text:p>-506,247841</text:p>
          </table:table-cell>
          <table:table-cell office:value-type="float" office:value="80.181781" calcext:value-type="float">
            <text:p>80,181781</text:p>
          </table:table-cell>
        </table:table-row>
        <table:table-row table:style-name="ro1">
          <table:table-cell office:value-type="float" office:value="-510.107953" calcext:value-type="float">
            <text:p>-510,107953</text:p>
          </table:table-cell>
          <table:table-cell office:value-type="float" office:value="71.690997" calcext:value-type="float">
            <text:p>71,690997</text:p>
          </table:table-cell>
        </table:table-row>
        <table:table-row table:style-name="ro1">
          <table:table-cell office:value-type="float" office:value="-513.837849" calcext:value-type="float">
            <text:p>-513,837849</text:p>
          </table:table-cell>
          <table:table-cell office:value-type="float" office:value="63.091355" calcext:value-type="float">
            <text:p>63,091355</text:p>
          </table:table-cell>
        </table:table-row>
        <table:table-row table:style-name="ro1">
          <table:table-cell office:value-type="float" office:value="-517.434988" calcext:value-type="float">
            <text:p>-517,434988</text:p>
          </table:table-cell>
          <table:table-cell office:value-type="float" office:value="54.384609" calcext:value-type="float">
            <text:p>54,384609</text:p>
          </table:table-cell>
        </table:table-row>
        <table:table-row table:style-name="ro1">
          <table:table-cell office:value-type="float" office:value="-520.896849" calcext:value-type="float">
            <text:p>-520,896849</text:p>
          </table:table-cell>
          <table:table-cell office:value-type="float" office:value="45.572569" calcext:value-type="float">
            <text:p>45,572569</text:p>
          </table:table-cell>
        </table:table-row>
        <table:table-row table:style-name="ro1">
          <table:table-cell office:value-type="float" office:value="-524.220929" calcext:value-type="float">
            <text:p>-524,220929</text:p>
          </table:table-cell>
          <table:table-cell office:value-type="float" office:value="36.657098" calcext:value-type="float">
            <text:p>36,657098</text:p>
          </table:table-cell>
        </table:table-row>
        <table:table-row table:style-name="ro1">
          <table:table-cell office:value-type="float" office:value="-527.404747" calcext:value-type="float">
            <text:p>-527,404747</text:p>
          </table:table-cell>
          <table:table-cell office:value-type="float" office:value="27.640112" calcext:value-type="float">
            <text:p>27,640112</text:p>
          </table:table-cell>
        </table:table-row>
        <table:table-row table:style-name="ro1">
          <table:table-cell office:value-type="float" office:value="-530.445841" calcext:value-type="float">
            <text:p>-530,445841</text:p>
          </table:table-cell>
          <table:table-cell office:value-type="float" office:value="18.523577" calcext:value-type="float">
            <text:p>18,523577</text:p>
          </table:table-cell>
        </table:table-row>
        <table:table-row table:style-name="ro1">
          <table:table-cell office:value-type="float" office:value="-533.341774" calcext:value-type="float">
            <text:p>-533,341774</text:p>
          </table:table-cell>
          <table:table-cell office:value-type="float" office:value="9.309515" calcext:value-type="float">
            <text:p>9,309515</text:p>
          </table:table-cell>
        </table:table-row>
        <table:table-row table:style-name="ro1">
          <table:table-cell office:value-type="float" office:value="-536.090132" calcext:value-type="float">
            <text:p>-536,090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38.688525" calcext:value-type="float">
            <text:p>-538,688525</text:p>
          </table:table-cell>
          <table:table-cell office:value-type="float" office:value="-9.402843" calcext:value-type="float">
            <text:p>-9,402843</text:p>
          </table:table-cell>
        </table:table-row>
        <table:table-row table:style-name="ro1">
          <table:table-cell office:value-type="float" office:value="-541.13459" calcext:value-type="float">
            <text:p>-541,13459</text:p>
          </table:table-cell>
          <table:table-cell office:value-type="float" office:value="-18.896836" calcext:value-type="float">
            <text:p>-18,896836</text:p>
          </table:table-cell>
        </table:table-row>
        <table:table-row table:style-name="ro1">
          <table:table-cell office:value-type="float" office:value="-543.425989" calcext:value-type="float">
            <text:p>-543,425989</text:p>
          </table:table-cell>
          <table:table-cell office:value-type="float" office:value="-28.479749" calcext:value-type="float">
            <text:p>-28,479749</text:p>
          </table:table-cell>
        </table:table-row>
        <table:table-row table:style-name="ro1">
          <table:table-cell office:value-type="float" office:value="-545.560414" calcext:value-type="float">
            <text:p>-545,560414</text:p>
          </table:table-cell>
          <table:table-cell office:value-type="float" office:value="-38.1493" calcext:value-type="float">
            <text:p>-38,1493</text:p>
          </table:table-cell>
        </table:table-row>
        <table:table-row table:style-name="ro1">
          <table:table-cell office:value-type="float" office:value="-547.535583" calcext:value-type="float">
            <text:p>-547,535583</text:p>
          </table:table-cell>
          <table:table-cell office:value-type="float" office:value="-47.903156" calcext:value-type="float">
            <text:p>-47,903156</text:p>
          </table:table-cell>
        </table:table-row>
        <table:table-row table:style-name="ro1">
          <table:table-cell office:value-type="float" office:value="-549.349246" calcext:value-type="float">
            <text:p>-549,349246</text:p>
          </table:table-cell>
          <table:table-cell office:value-type="float" office:value="-57.738932" calcext:value-type="float">
            <text:p>-57,738932</text:p>
          </table:table-cell>
        </table:table-row>
        <table:table-row table:style-name="ro1">
          <table:table-cell office:value-type="float" office:value="-550.999184" calcext:value-type="float">
            <text:p>-550,999184</text:p>
          </table:table-cell>
          <table:table-cell office:value-type="float" office:value="-67.654193" calcext:value-type="float">
            <text:p>-67,654193</text:p>
          </table:table-cell>
        </table:table-row>
        <table:table-row table:style-name="ro1">
          <table:table-cell office:value-type="float" office:value="-552.483208" calcext:value-type="float">
            <text:p>-552,483208</text:p>
          </table:table-cell>
          <table:table-cell office:value-type="float" office:value="-77.646451" calcext:value-type="float">
            <text:p>-77,646451</text:p>
          </table:table-cell>
        </table:table-row>
        <table:table-row table:style-name="ro1">
          <table:table-cell office:value-type="float" office:value="-553.799164" calcext:value-type="float">
            <text:p>-553,799164</text:p>
          </table:table-cell>
          <table:table-cell office:value-type="float" office:value="-87.713171" calcext:value-type="float">
            <text:p>-87,713171</text:p>
          </table:table-cell>
        </table:table-row>
        <table:table-row table:style-name="ro1">
          <table:table-cell office:value-type="float" office:value="-554.944932" calcext:value-type="float">
            <text:p>-554,944932</text:p>
          </table:table-cell>
          <table:table-cell office:value-type="float" office:value="-97.851764" calcext:value-type="float">
            <text:p>-97,851764</text:p>
          </table:table-cell>
        </table:table-row>
        <table:table-row table:style-name="ro1">
          <table:table-cell office:value-type="float" office:value="-555.918426" calcext:value-type="float">
            <text:p>-555,918426</text:p>
          </table:table-cell>
          <table:table-cell office:value-type="float" office:value="-108.059595" calcext:value-type="float">
            <text:p>-108,059595</text:p>
          </table:table-cell>
        </table:table-row>
        <table:table-row table:style-name="ro1">
          <table:table-cell office:value-type="float" office:value="-556.717596" calcext:value-type="float">
            <text:p>-556,717596</text:p>
          </table:table-cell>
          <table:table-cell office:value-type="float" office:value="-118.333978" calcext:value-type="float">
            <text:p>-118,333978</text:p>
          </table:table-cell>
        </table:table-row>
        <table:table-row table:style-name="ro1">
          <table:table-cell office:value-type="float" office:value="-557.340431" calcext:value-type="float">
            <text:p>-557,340431</text:p>
          </table:table-cell>
          <table:table-cell office:value-type="float" office:value="-128.672177" calcext:value-type="float">
            <text:p>-128,672177</text:p>
          </table:table-cell>
        </table:table-row>
        <table:table-row table:style-name="ro1">
          <table:table-cell office:value-type="float" office:value="-557.784955" calcext:value-type="float">
            <text:p>-557,784955</text:p>
          </table:table-cell>
          <table:table-cell office:value-type="float" office:value="-139.071409" calcext:value-type="float">
            <text:p>-139,071409</text:p>
          </table:table-cell>
        </table:table-row>
        <table:table-row table:style-name="ro1">
          <table:table-cell office:value-type="float" office:value="-558.049236" calcext:value-type="float">
            <text:p>-558,049236</text:p>
          </table:table-cell>
          <table:table-cell office:value-type="float" office:value="-149.528842" calcext:value-type="float">
            <text:p>-149,528842</text:p>
          </table:table-cell>
        </table:table-row>
        <table:table-row table:style-name="ro1">
          <table:table-cell office:value-type="float" office:value="-558.131377" calcext:value-type="float">
            <text:p>-558,131377</text:p>
          </table:table-cell>
          <table:table-cell office:value-type="float" office:value="-160.041597" calcext:value-type="float">
            <text:p>-160,041597</text:p>
          </table:table-cell>
        </table:table-row>
        <table:table-row table:style-name="ro1">
          <table:table-cell office:value-type="float" office:value="-558.029526" calcext:value-type="float">
            <text:p>-558,029526</text:p>
          </table:table-cell>
          <table:table-cell office:value-type="float" office:value="-170.606747" calcext:value-type="float">
            <text:p>-170,606747</text:p>
          </table:table-cell>
        </table:table-row>
        <table:table-row table:style-name="ro1">
          <table:table-cell office:value-type="float" office:value="-557.741872" calcext:value-type="float">
            <text:p>-557,741872</text:p>
          </table:table-cell>
          <table:table-cell office:value-type="float" office:value="-181.22132" calcext:value-type="float">
            <text:p>-181,22132</text:p>
          </table:table-cell>
        </table:table-row>
        <table:table-row table:style-name="ro1">
          <table:table-cell office:value-type="float" office:value="-557.266648" calcext:value-type="float">
            <text:p>-557,266648</text:p>
          </table:table-cell>
          <table:table-cell office:value-type="float" office:value="-191.882295" calcext:value-type="float">
            <text:p>-191,882295</text:p>
          </table:table-cell>
        </table:table-row>
        <table:table-row table:style-name="ro1">
          <table:table-cell office:value-type="float" office:value="-556.602131" calcext:value-type="float">
            <text:p>-556,602131</text:p>
          </table:table-cell>
          <table:table-cell office:value-type="float" office:value="-202.586608" calcext:value-type="float">
            <text:p>-202,586608</text:p>
          </table:table-cell>
        </table:table-row>
        <table:table-row table:style-name="ro1">
          <table:table-cell office:value-type="float" office:value="-555.746643" calcext:value-type="float">
            <text:p>-555,746643</text:p>
          </table:table-cell>
          <table:table-cell office:value-type="float" office:value="-213.331149" calcext:value-type="float">
            <text:p>-213,331149</text:p>
          </table:table-cell>
        </table:table-row>
        <table:table-row table:style-name="ro1">
          <table:table-cell office:value-type="float" office:value="-554.698552" calcext:value-type="float">
            <text:p>-554,698552</text:p>
          </table:table-cell>
          <table:table-cell office:value-type="float" office:value="-224.112763" calcext:value-type="float">
            <text:p>-224,112763</text:p>
          </table:table-cell>
        </table:table-row>
        <table:table-row table:style-name="ro1">
          <table:table-cell office:value-type="float" office:value="-553.456276" calcext:value-type="float">
            <text:p>-553,456276</text:p>
          </table:table-cell>
          <table:table-cell office:value-type="float" office:value="-234.928251" calcext:value-type="float">
            <text:p>-234,928251</text:p>
          </table:table-cell>
        </table:table-row>
        <table:table-row table:style-name="ro1">
          <table:table-cell office:value-type="float" office:value="-552.018278" calcext:value-type="float">
            <text:p>-552,018278</text:p>
          </table:table-cell>
          <table:table-cell office:value-type="float" office:value="-245.774372" calcext:value-type="float">
            <text:p>-245,774372</text:p>
          </table:table-cell>
        </table:table-row>
        <table:table-row table:style-name="ro1">
          <table:table-cell office:value-type="float" office:value="-550.383073" calcext:value-type="float">
            <text:p>-550,383073</text:p>
          </table:table-cell>
          <table:table-cell office:value-type="float" office:value="-256.647842" calcext:value-type="float">
            <text:p>-256,647842</text:p>
          </table:table-cell>
        </table:table-row>
        <table:table-row table:style-name="ro1">
          <table:table-cell office:value-type="float" office:value="-548.549225" calcext:value-type="float">
            <text:p>-548,549225</text:p>
          </table:table-cell>
          <table:table-cell office:value-type="float" office:value="-267.545333" calcext:value-type="float">
            <text:p>-267,545333</text:p>
          </table:table-cell>
        </table:table-row>
        <table:table-row table:style-name="ro1">
          <table:table-cell office:value-type="float" office:value="-546.51535" calcext:value-type="float">
            <text:p>-546,51535</text:p>
          </table:table-cell>
          <table:table-cell office:value-type="float" office:value="-278.463479" calcext:value-type="float">
            <text:p>-278,463479</text:p>
          </table:table-cell>
        </table:table-row>
        <table:table-row table:style-name="ro1">
          <table:table-cell office:value-type="float" office:value="-544.280117" calcext:value-type="float">
            <text:p>-544,280117</text:p>
          </table:table-cell>
          <table:table-cell office:value-type="float" office:value="-289.398872" calcext:value-type="float">
            <text:p>-289,398872</text:p>
          </table:table-cell>
        </table:table-row>
        <table:table-row table:style-name="ro1">
          <table:table-cell office:value-type="float" office:value="-541.842246" calcext:value-type="float">
            <text:p>-541,842246</text:p>
          </table:table-cell>
          <table:table-cell office:value-type="float" office:value="-300.348061" calcext:value-type="float">
            <text:p>-300,348061</text:p>
          </table:table-cell>
        </table:table-row>
        <table:table-row table:style-name="ro1">
          <table:table-cell office:value-type="float" office:value="-539.200514" calcext:value-type="float">
            <text:p>-539,200514</text:p>
          </table:table-cell>
          <table:table-cell office:value-type="float" office:value="-311.307562" calcext:value-type="float">
            <text:p>-311,307562</text:p>
          </table:table-cell>
        </table:table-row>
        <table:table-row table:style-name="ro1">
          <table:table-cell office:value-type="float" office:value="-536.353752" calcext:value-type="float">
            <text:p>-536,353752</text:p>
          </table:table-cell>
          <table:table-cell office:value-type="float" office:value="-322.273847" calcext:value-type="float">
            <text:p>-322,273847</text:p>
          </table:table-cell>
        </table:table-row>
        <table:table-row table:style-name="ro1">
          <table:table-cell office:value-type="float" office:value="-533.300846" calcext:value-type="float">
            <text:p>-533,300846</text:p>
          </table:table-cell>
          <table:table-cell office:value-type="float" office:value="-333.243354" calcext:value-type="float">
            <text:p>-333,243354</text:p>
          </table:table-cell>
        </table:table-row>
        <table:table-row table:style-name="ro1">
          <table:table-cell office:value-type="float" office:value="-530.040742" calcext:value-type="float">
            <text:p>-530,040742</text:p>
          </table:table-cell>
          <table:table-cell office:value-type="float" office:value="-344.212483" calcext:value-type="float">
            <text:p>-344,212483</text:p>
          </table:table-cell>
        </table:table-row>
        <table:table-row table:style-name="ro1">
          <table:table-cell office:value-type="float" office:value="-526.572442" calcext:value-type="float">
            <text:p>-526,572442</text:p>
          </table:table-cell>
          <table:table-cell office:value-type="float" office:value="-355.177597" calcext:value-type="float">
            <text:p>-355,177597</text:p>
          </table:table-cell>
        </table:table-row>
        <table:table-row table:style-name="ro1">
          <table:table-cell office:value-type="float" office:value="-522.895006" calcext:value-type="float">
            <text:p>-522,895006</text:p>
          </table:table-cell>
          <table:table-cell office:value-type="float" office:value="-366.135025" calcext:value-type="float">
            <text:p>-366,135025</text:p>
          </table:table-cell>
        </table:table-row>
        <table:table-row table:style-name="ro1">
          <table:table-cell office:value-type="float" office:value="-519.007557" calcext:value-type="float">
            <text:p>-519,007557</text:p>
          </table:table-cell>
          <table:table-cell office:value-type="float" office:value="-377.081062" calcext:value-type="float">
            <text:p>-377,081062</text:p>
          </table:table-cell>
        </table:table-row>
        <table:table-row table:style-name="ro1">
          <table:table-cell office:value-type="float" office:value="-514.909275" calcext:value-type="float">
            <text:p>-514,909275</text:p>
          </table:table-cell>
          <table:table-cell office:value-type="float" office:value="-388.01197" calcext:value-type="float">
            <text:p>-388,01197</text:p>
          </table:table-cell>
        </table:table-row>
        <table:table-row table:style-name="ro1">
          <table:table-cell office:value-type="float" office:value="-510.599405" calcext:value-type="float">
            <text:p>-510,599405</text:p>
          </table:table-cell>
          <table:table-cell office:value-type="float" office:value="-398.923976" calcext:value-type="float">
            <text:p>-398,923976</text:p>
          </table:table-cell>
        </table:table-row>
        <table:table-row table:style-name="ro1">
          <table:table-cell office:value-type="float" office:value="-506.077252" calcext:value-type="float">
            <text:p>-506,077252</text:p>
          </table:table-cell>
          <table:table-cell office:value-type="float" office:value="-409.813278" calcext:value-type="float">
            <text:p>-409,813278</text:p>
          </table:table-cell>
        </table:table-row>
        <table:table-row table:style-name="ro1">
          <table:table-cell office:value-type="float" office:value="-501.342186" calcext:value-type="float">
            <text:p>-501,342186</text:p>
          </table:table-cell>
          <table:table-cell office:value-type="float" office:value="-420.676043" calcext:value-type="float">
            <text:p>-420,676043</text:p>
          </table:table-cell>
        </table:table-row>
        <table:table-row table:style-name="ro1">
          <table:table-cell office:value-type="float" office:value="-496.39364" calcext:value-type="float">
            <text:p>-496,39364</text:p>
          </table:table-cell>
          <table:table-cell office:value-type="float" office:value="-431.508408" calcext:value-type="float">
            <text:p>-431,508408</text:p>
          </table:table-cell>
        </table:table-row>
        <table:table-row table:style-name="ro1">
          <table:table-cell office:value-type="float" office:value="-491.231112" calcext:value-type="float">
            <text:p>-491,231112</text:p>
          </table:table-cell>
          <table:table-cell office:value-type="float" office:value="-442.30648" calcext:value-type="float">
            <text:p>-442,30648</text:p>
          </table:table-cell>
        </table:table-row>
        <table:table-row table:style-name="ro1">
          <table:table-cell office:value-type="float" office:value="-485.854168" calcext:value-type="float">
            <text:p>-485,854168</text:p>
          </table:table-cell>
          <table:table-cell office:value-type="float" office:value="-453.066341" calcext:value-type="float">
            <text:p>-453,066341</text:p>
          </table:table-cell>
        </table:table-row>
        <table:table-row table:style-name="ro1">
          <table:table-cell office:value-type="float" office:value="-480.262437" calcext:value-type="float">
            <text:p>-480,262437</text:p>
          </table:table-cell>
          <table:table-cell office:value-type="float" office:value="-463.784045" calcext:value-type="float">
            <text:p>-463,784045</text:p>
          </table:table-cell>
        </table:table-row>
        <table:table-row table:style-name="ro1">
          <table:table-cell table:number-columns-repeated="2" office:value-type="float" office:value="-474.455619" calcext:value-type="float">
            <text:p>-474,455619</text:p>
          </table:table-cell>
        </table:table-row>
        <table:table-row table:style-name="ro1">
          <table:table-cell office:value-type="float" office:value="-468.43348" calcext:value-type="float">
            <text:p>-468,43348</text:p>
          </table:table-cell>
          <table:table-cell office:value-type="float" office:value="-485.077068" calcext:value-type="float">
            <text:p>-485,077068</text:p>
          </table:table-cell>
        </table:table-row>
        <table:table-row table:style-name="ro1">
          <table:table-cell office:value-type="float" office:value="-462.195855" calcext:value-type="float">
            <text:p>-462,195855</text:p>
          </table:table-cell>
          <table:table-cell office:value-type="float" office:value="-495.644372" calcext:value-type="float">
            <text:p>-495,644372</text:p>
          </table:table-cell>
        </table:table-row>
        <table:table-row table:style-name="ro1">
          <table:table-cell office:value-type="float" office:value="-455.742649" calcext:value-type="float">
            <text:p>-455,742649</text:p>
          </table:table-cell>
          <table:table-cell office:value-type="float" office:value="-506.15349" calcext:value-type="float">
            <text:p>-506,15349</text:p>
          </table:table-cell>
        </table:table-row>
        <table:table-row table:style-name="ro1">
          <table:table-cell office:value-type="float" office:value="-449.073839" calcext:value-type="float">
            <text:p>-449,073839</text:p>
          </table:table-cell>
          <table:table-cell office:value-type="float" office:value="-516.600357" calcext:value-type="float">
            <text:p>-516,600357</text:p>
          </table:table-cell>
        </table:table-row>
        <table:table-row table:style-name="ro1">
          <table:table-cell office:value-type="float" office:value="-442.189471" calcext:value-type="float">
            <text:p>-442,189471</text:p>
          </table:table-cell>
          <table:table-cell office:value-type="float" office:value="-526.980891" calcext:value-type="float">
            <text:p>-526,980891</text:p>
          </table:table-cell>
        </table:table-row>
        <table:table-row table:style-name="ro1">
          <table:table-cell office:value-type="float" office:value="-435.089664" calcext:value-type="float">
            <text:p>-435,089664</text:p>
          </table:table-cell>
          <table:table-cell office:value-type="float" office:value="-537.290989" calcext:value-type="float">
            <text:p>-537,290989</text:p>
          </table:table-cell>
        </table:table-row>
        <table:table-row table:style-name="ro1">
          <table:table-cell office:value-type="float" office:value="-427.774609" calcext:value-type="float">
            <text:p>-427,774609</text:p>
          </table:table-cell>
          <table:table-cell office:value-type="float" office:value="-547.526532" calcext:value-type="float">
            <text:p>-547,526532</text:p>
          </table:table-cell>
        </table:table-row>
        <table:table-row table:style-name="ro1">
          <table:table-cell office:value-type="float" office:value="-420.244571" calcext:value-type="float">
            <text:p>-420,244571</text:p>
          </table:table-cell>
          <table:table-cell office:value-type="float" office:value="-557.683381" calcext:value-type="float">
            <text:p>-557,683381</text:p>
          </table:table-cell>
        </table:table-row>
        <table:table-row table:style-name="ro1">
          <table:table-cell office:value-type="float" office:value="-412.499886" calcext:value-type="float">
            <text:p>-412,499886</text:p>
          </table:table-cell>
          <table:table-cell office:value-type="float" office:value="-567.757386" calcext:value-type="float">
            <text:p>-567,757386</text:p>
          </table:table-cell>
        </table:table-row>
        <table:table-row table:style-name="ro1">
          <table:table-cell office:value-type="float" office:value="-404.54097" calcext:value-type="float">
            <text:p>-404,54097</text:p>
          </table:table-cell>
          <table:table-cell office:value-type="float" office:value="-577.74438" calcext:value-type="float">
            <text:p>-577,74438</text:p>
          </table:table-cell>
        </table:table-row>
        <table:table-row table:style-name="ro1">
          <table:table-cell office:value-type="float" office:value="-396.368308" calcext:value-type="float">
            <text:p>-396,368308</text:p>
          </table:table-cell>
          <table:table-cell office:value-type="float" office:value="-587.640183" calcext:value-type="float">
            <text:p>-587,640183</text:p>
          </table:table-cell>
        </table:table-row>
        <table:table-row table:style-name="ro1">
          <table:table-cell office:value-type="float" office:value="-387.982465" calcext:value-type="float">
            <text:p>-387,982465</text:p>
          </table:table-cell>
          <table:table-cell office:value-type="float" office:value="-597.440604" calcext:value-type="float">
            <text:p>-597,440604</text:p>
          </table:table-cell>
        </table:table-row>
        <table:table-row table:style-name="ro1">
          <table:table-cell office:value-type="float" office:value="-379.38408" calcext:value-type="float">
            <text:p>-379,38408</text:p>
          </table:table-cell>
          <table:table-cell office:value-type="float" office:value="-607.141443" calcext:value-type="float">
            <text:p>-607,141443</text:p>
          </table:table-cell>
        </table:table-row>
        <table:table-row table:style-name="ro1">
          <table:table-cell office:value-type="float" office:value="-370.57387" calcext:value-type="float">
            <text:p>-370,57387</text:p>
          </table:table-cell>
          <table:table-cell office:value-type="float" office:value="-616.738488" calcext:value-type="float">
            <text:p>-616,738488</text:p>
          </table:table-cell>
        </table:table-row>
        <table:table-row table:style-name="ro1">
          <table:table-cell office:value-type="float" office:value="-361.552628" calcext:value-type="float">
            <text:p>-361,552628</text:p>
          </table:table-cell>
          <table:table-cell office:value-type="float" office:value="-626.227522" calcext:value-type="float">
            <text:p>-626,227522</text:p>
          </table:table-cell>
        </table:table-row>
        <table:table-row table:style-name="ro1">
          <table:table-cell office:value-type="float" office:value="-352.321227" calcext:value-type="float">
            <text:p>-352,321227</text:p>
          </table:table-cell>
          <table:table-cell office:value-type="float" office:value="-635.604318" calcext:value-type="float">
            <text:p>-635,604318</text:p>
          </table:table-cell>
        </table:table-row>
        <table:table-row table:style-name="ro1">
          <table:table-cell office:value-type="float" office:value="-342.880615" calcext:value-type="float">
            <text:p>-342,880615</text:p>
          </table:table-cell>
          <table:table-cell office:value-type="float" office:value="-644.864648" calcext:value-type="float">
            <text:p>-644,864648</text:p>
          </table:table-cell>
        </table:table-row>
        <table:table-row table:style-name="ro1">
          <table:table-cell office:value-type="float" office:value="-333.231823" calcext:value-type="float">
            <text:p>-333,231823</text:p>
          </table:table-cell>
          <table:table-cell office:value-type="float" office:value="-654.004276" calcext:value-type="float">
            <text:p>-654,004276</text:p>
          </table:table-cell>
        </table:table-row>
        <table:table-row table:style-name="ro1">
          <table:table-cell office:value-type="float" office:value="-323.375957" calcext:value-type="float">
            <text:p>-323,375957</text:p>
          </table:table-cell>
          <table:table-cell office:value-type="float" office:value="-663.018967" calcext:value-type="float">
            <text:p>-663,018967</text:p>
          </table:table-cell>
        </table:table-row>
        <table:table-row table:style-name="ro1">
          <table:table-cell office:value-type="float" office:value="-313.314206" calcext:value-type="float">
            <text:p>-313,314206</text:p>
          </table:table-cell>
          <table:table-cell office:value-type="float" office:value="-671.904483" calcext:value-type="float">
            <text:p>-671,904483</text:p>
          </table:table-cell>
        </table:table-row>
        <table:table-row table:style-name="ro1">
          <table:table-cell office:value-type="float" office:value="-303.047837" calcext:value-type="float">
            <text:p>-303,047837</text:p>
          </table:table-cell>
          <table:table-cell office:value-type="float" office:value="-680.656587" calcext:value-type="float">
            <text:p>-680,656587</text:p>
          </table:table-cell>
        </table:table-row>
        <table:table-row table:style-name="ro1">
          <table:table-cell office:value-type="float" office:value="-292.578199" calcext:value-type="float">
            <text:p>-292,578199</text:p>
          </table:table-cell>
          <table:table-cell office:value-type="float" office:value="-689.271043" calcext:value-type="float">
            <text:p>-689,271043</text:p>
          </table:table-cell>
        </table:table-row>
        <table:table-row table:style-name="ro1">
          <table:table-cell office:value-type="float" office:value="-281.906721" calcext:value-type="float">
            <text:p>-281,906721</text:p>
          </table:table-cell>
          <table:table-cell office:value-type="float" office:value="-697.743618" calcext:value-type="float">
            <text:p>-697,743618</text:p>
          </table:table-cell>
        </table:table-row>
        <table:table-row table:style-name="ro1">
          <table:table-cell office:value-type="float" office:value="-271.034912" calcext:value-type="float">
            <text:p>-271,034912</text:p>
          </table:table-cell>
          <table:table-cell office:value-type="float" office:value="-706.070086" calcext:value-type="float">
            <text:p>-706,070086</text:p>
          </table:table-cell>
        </table:table-row>
        <table:table-row table:style-name="ro1">
          <table:table-cell office:value-type="float" office:value="-259.964365" calcext:value-type="float">
            <text:p>-259,964365</text:p>
          </table:table-cell>
          <table:table-cell office:value-type="float" office:value="-714.246223" calcext:value-type="float">
            <text:p>-714,246223</text:p>
          </table:table-cell>
        </table:table-row>
        <table:table-row table:style-name="ro1">
          <table:table-cell office:value-type="float" office:value="-248.696753" calcext:value-type="float">
            <text:p>-248,696753</text:p>
          </table:table-cell>
          <table:table-cell office:value-type="float" office:value="-722.267816" calcext:value-type="float">
            <text:p>-722,267816</text:p>
          </table:table-cell>
        </table:table-row>
        <table:table-row table:style-name="ro1">
          <table:table-cell office:value-type="float" office:value="-237.233832" calcext:value-type="float">
            <text:p>-237,233832</text:p>
          </table:table-cell>
          <table:table-cell office:value-type="float" office:value="-730.130659" calcext:value-type="float">
            <text:p>-730,130659</text:p>
          </table:table-cell>
        </table:table-row>
        <table:table-row table:style-name="ro1">
          <table:table-cell office:value-type="float" office:value="-225.577439" calcext:value-type="float">
            <text:p>-225,577439</text:p>
          </table:table-cell>
          <table:table-cell office:value-type="float" office:value="-737.830556" calcext:value-type="float">
            <text:p>-737,830556</text:p>
          </table:table-cell>
        </table:table-row>
        <table:table-row table:style-name="ro1">
          <table:table-cell office:value-type="float" office:value="-213.729494" calcext:value-type="float">
            <text:p>-213,729494</text:p>
          </table:table-cell>
          <table:table-cell office:value-type="float" office:value="-745.363326" calcext:value-type="float">
            <text:p>-745,363326</text:p>
          </table:table-cell>
        </table:table-row>
        <table:table-row table:style-name="ro1">
          <table:table-cell office:value-type="float" office:value="-201.692001" calcext:value-type="float">
            <text:p>-201,692001</text:p>
          </table:table-cell>
          <table:table-cell office:value-type="float" office:value="-752.724797" calcext:value-type="float">
            <text:p>-752,724797</text:p>
          </table:table-cell>
        </table:table-row>
        <table:table-row table:style-name="ro1">
          <table:table-cell office:value-type="float" office:value="-189.467046" calcext:value-type="float">
            <text:p>-189,467046</text:p>
          </table:table-cell>
          <table:table-cell office:value-type="float" office:value="-759.910815" calcext:value-type="float">
            <text:p>-759,910815</text:p>
          </table:table-cell>
        </table:table-row>
        <table:table-row table:style-name="ro1">
          <table:table-cell office:value-type="float" office:value="-177.056796" calcext:value-type="float">
            <text:p>-177,056796</text:p>
          </table:table-cell>
          <table:table-cell office:value-type="float" office:value="-766.917241" calcext:value-type="float">
            <text:p>-766,917241</text:p>
          </table:table-cell>
        </table:table-row>
        <table:table-row table:style-name="ro1">
          <table:table-cell office:value-type="float" office:value="-164.463505" calcext:value-type="float">
            <text:p>-164,463505</text:p>
          </table:table-cell>
          <table:table-cell office:value-type="float" office:value="-773.739956" calcext:value-type="float">
            <text:p>-773,739956</text:p>
          </table:table-cell>
        </table:table-row>
        <table:table-row table:style-name="ro1">
          <table:table-cell office:value-type="float" office:value="-151.689506" calcext:value-type="float">
            <text:p>-151,689506</text:p>
          </table:table-cell>
          <table:table-cell office:value-type="float" office:value="-780.374857" calcext:value-type="float">
            <text:p>-780,374857</text:p>
          </table:table-cell>
        </table:table-row>
        <table:table-row table:style-name="ro1">
          <table:table-cell office:value-type="float" office:value="-138.737219" calcext:value-type="float">
            <text:p>-138,737219</text:p>
          </table:table-cell>
          <table:table-cell office:value-type="float" office:value="-786.817866" calcext:value-type="float">
            <text:p>-786,817866</text:p>
          </table:table-cell>
        </table:table-row>
        <table:table-row table:style-name="ro1">
          <table:table-cell office:value-type="float" office:value="-125.609144" calcext:value-type="float">
            <text:p>-125,609144</text:p>
          </table:table-cell>
          <table:table-cell office:value-type="float" office:value="-793.064925" calcext:value-type="float">
            <text:p>-793,064925</text:p>
          </table:table-cell>
        </table:table-row>
        <table:table-row table:style-name="ro1">
          <table:table-cell office:value-type="float" office:value="-112.307868" calcext:value-type="float">
            <text:p>-112,307868</text:p>
          </table:table-cell>
          <table:table-cell office:value-type="float" office:value="-799.112001" calcext:value-type="float">
            <text:p>-799,112001</text:p>
          </table:table-cell>
        </table:table-row>
        <table:table-row table:style-name="ro1">
          <table:table-cell office:value-type="float" office:value="-98.836057" calcext:value-type="float">
            <text:p>-98,836057</text:p>
          </table:table-cell>
          <table:table-cell office:value-type="float" office:value="-804.955086" calcext:value-type="float">
            <text:p>-804,955086</text:p>
          </table:table-cell>
        </table:table-row>
        <table:table-row table:style-name="ro1">
          <table:table-cell office:value-type="float" office:value="-85.196463" calcext:value-type="float">
            <text:p>-85,196463</text:p>
          </table:table-cell>
          <table:table-cell office:value-type="float" office:value="-810.590202" calcext:value-type="float">
            <text:p>-810,590202</text:p>
          </table:table-cell>
        </table:table-row>
        <table:table-row table:style-name="ro1">
          <table:table-cell office:value-type="float" office:value="-71.391921" calcext:value-type="float">
            <text:p>-71,391921</text:p>
          </table:table-cell>
          <table:table-cell office:value-type="float" office:value="-816.013396" calcext:value-type="float">
            <text:p>-816,013396</text:p>
          </table:table-cell>
        </table:table-row>
        <table:table-row table:style-name="ro1">
          <table:table-cell office:value-type="float" office:value="-57.425349" calcext:value-type="float">
            <text:p>-57,425349</text:p>
          </table:table-cell>
          <table:table-cell office:value-type="float" office:value="-821.22075" calcext:value-type="float">
            <text:p>-821,22075</text:p>
          </table:table-cell>
        </table:table-row>
        <table:table-row table:style-name="ro1">
          <table:table-cell office:value-type="float" office:value="-43.299746" calcext:value-type="float">
            <text:p>-43,299746</text:p>
          </table:table-cell>
          <table:table-cell office:value-type="float" office:value="-826.208374" calcext:value-type="float">
            <text:p>-826,208374</text:p>
          </table:table-cell>
        </table:table-row>
        <table:table-row table:style-name="ro1">
          <table:table-cell office:value-type="float" office:value="-29.018196" calcext:value-type="float">
            <text:p>-29,018196</text:p>
          </table:table-cell>
          <table:table-cell office:value-type="float" office:value="-830.972414" calcext:value-type="float">
            <text:p>-830,972414</text:p>
          </table:table-cell>
        </table:table-row>
        <table:table-row table:style-name="ro1">
          <table:table-cell office:value-type="float" office:value="-14.583865" calcext:value-type="float">
            <text:p>-14,583865</text:p>
          </table:table-cell>
          <table:table-cell office:value-type="float" office:value="-835.509052" calcext:value-type="float">
            <text:p>-835,509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39.814505" calcext:value-type="float">
            <text:p>-839,814505</text:p>
          </table:table-cell>
        </table:table-row>
        <table:table-row table:style-name="ro1">
          <table:table-cell office:value-type="float" office:value="14.730068" calcext:value-type="float">
            <text:p>14,730068</text:p>
          </table:table-cell>
          <table:table-cell office:value-type="float" office:value="-843.88503" calcext:value-type="float">
            <text:p>-843,88503</text:p>
          </table:table-cell>
        </table:table-row>
        <table:table-row table:style-name="ro1">
          <table:table-cell office:value-type="float" office:value="29.602927" calcext:value-type="float">
            <text:p>29,602927</text:p>
          </table:table-cell>
          <table:table-cell office:value-type="float" office:value="-847.716924" calcext:value-type="float">
            <text:p>-847,716924</text:p>
          </table:table-cell>
        </table:table-row>
        <table:table-row table:style-name="ro1">
          <table:table-cell office:value-type="float" office:value="44.615085" calcext:value-type="float">
            <text:p>44,615085</text:p>
          </table:table-cell>
          <table:table-cell office:value-type="float" office:value="-851.306526" calcext:value-type="float">
            <text:p>-851,306526</text:p>
          </table:table-cell>
        </table:table-row>
        <table:table-row table:style-name="ro1">
          <table:table-cell office:value-type="float" office:value="59.762965" calcext:value-type="float">
            <text:p>59,762965</text:p>
          </table:table-cell>
          <table:table-cell office:value-type="float" office:value="-854.650219" calcext:value-type="float">
            <text:p>-854,650219</text:p>
          </table:table-cell>
        </table:table-row>
        <table:table-row table:style-name="ro1">
          <table:table-cell office:value-type="float" office:value="75.042914" calcext:value-type="float">
            <text:p>75,042914</text:p>
          </table:table-cell>
          <table:table-cell office:value-type="float" office:value="-857.744429" calcext:value-type="float">
            <text:p>-857,744429</text:p>
          </table:table-cell>
        </table:table-row>
        <table:table-row table:style-name="ro1">
          <table:table-cell office:value-type="float" office:value="90.451195" calcext:value-type="float">
            <text:p>90,451195</text:p>
          </table:table-cell>
          <table:table-cell office:value-type="float" office:value="-860.585632" calcext:value-type="float">
            <text:p>-860,585632</text:p>
          </table:table-cell>
        </table:table-row>
        <table:table-row table:style-name="ro1">
          <table:table-cell office:value-type="float" office:value="105.983992" calcext:value-type="float">
            <text:p>105,983992</text:p>
          </table:table-cell>
          <table:table-cell office:value-type="float" office:value="-863.170349" calcext:value-type="float">
            <text:p>-863,170349</text:p>
          </table:table-cell>
        </table:table-row>
        <table:table-row table:style-name="ro1">
          <table:table-cell office:value-type="float" office:value="121.637411" calcext:value-type="float">
            <text:p>121,637411</text:p>
          </table:table-cell>
          <table:table-cell office:value-type="float" office:value="-865.495154" calcext:value-type="float">
            <text:p>-865,495154</text:p>
          </table:table-cell>
        </table:table-row>
        <table:table-row table:style-name="ro1">
          <table:table-cell office:value-type="float" office:value="137.407478" calcext:value-type="float">
            <text:p>137,407478</text:p>
          </table:table-cell>
          <table:table-cell office:value-type="float" office:value="-867.556672" calcext:value-type="float">
            <text:p>-867,556672</text:p>
          </table:table-cell>
        </table:table-row>
        <table:table-row table:style-name="ro1">
          <table:table-cell office:value-type="float" office:value="153.290139" calcext:value-type="float">
            <text:p>153,290139</text:p>
          </table:table-cell>
          <table:table-cell office:value-type="float" office:value="-869.35158" calcext:value-type="float">
            <text:p>-869,35158</text:p>
          </table:table-cell>
        </table:table-row>
        <table:table-row table:style-name="ro1">
          <table:table-cell office:value-type="float" office:value="169.281265" calcext:value-type="float">
            <text:p>169,281265</text:p>
          </table:table-cell>
          <table:table-cell office:value-type="float" office:value="-870.876611" calcext:value-type="float">
            <text:p>-870,876611</text:p>
          </table:table-cell>
        </table:table-row>
        <table:table-row table:style-name="ro1">
          <table:table-cell office:value-type="float" office:value="185.376647" calcext:value-type="float">
            <text:p>185,376647</text:p>
          </table:table-cell>
          <table:table-cell office:value-type="float" office:value="-872.128555" calcext:value-type="float">
            <text:p>-872,128555</text:p>
          </table:table-cell>
        </table:table-row>
        <table:table-row table:style-name="ro1">
          <table:table-cell office:value-type="float" office:value="201.572001" calcext:value-type="float">
            <text:p>201,572001</text:p>
          </table:table-cell>
          <table:table-cell office:value-type="float" office:value="-873.104259" calcext:value-type="float">
            <text:p>-873,104259</text:p>
          </table:table-cell>
        </table:table-row>
        <table:table-row table:style-name="ro1">
          <table:table-cell office:value-type="float" office:value="217.862966" calcext:value-type="float">
            <text:p>217,862966</text:p>
          </table:table-cell>
          <table:table-cell office:value-type="float" office:value="-873.800632" calcext:value-type="float">
            <text:p>-873,800632</text:p>
          </table:table-cell>
        </table:table-row>
        <table:table-row table:style-name="ro1">
          <table:table-cell office:value-type="float" office:value="234.245107" calcext:value-type="float">
            <text:p>234,245107</text:p>
          </table:table-cell>
          <table:table-cell office:value-type="float" office:value="-874.214641" calcext:value-type="float">
            <text:p>-874,214641</text:p>
          </table:table-cell>
        </table:table-row>
        <table:table-row table:style-name="ro1">
          <table:table-cell office:value-type="float" office:value="250.713913" calcext:value-type="float">
            <text:p>250,713913</text:p>
          </table:table-cell>
          <table:table-cell office:value-type="float" office:value="-874.34332" calcext:value-type="float">
            <text:p>-874,34332</text:p>
          </table:table-cell>
        </table:table-row>
        <table:table-row table:style-name="ro1">
          <table:table-cell office:value-type="float" office:value="267.264798" calcext:value-type="float">
            <text:p>267,264798</text:p>
          </table:table-cell>
          <table:table-cell office:value-type="float" office:value="-874.183765" calcext:value-type="float">
            <text:p>-874,183765</text:p>
          </table:table-cell>
        </table:table-row>
        <table:table-row table:style-name="ro1">
          <table:table-cell office:value-type="float" office:value="283.893106" calcext:value-type="float">
            <text:p>283,893106</text:p>
          </table:table-cell>
          <table:table-cell office:value-type="float" office:value="-873.73314" calcext:value-type="float">
            <text:p>-873,73314</text:p>
          </table:table-cell>
        </table:table-row>
        <table:table-row table:style-name="ro1">
          <table:table-cell office:value-type="float" office:value="300.594107" calcext:value-type="float">
            <text:p>300,594107</text:p>
          </table:table-cell>
          <table:table-cell office:value-type="float" office:value="-872.988676" calcext:value-type="float">
            <text:p>-872,988676</text:p>
          </table:table-cell>
        </table:table-row>
        <table:table-row table:style-name="ro1">
          <table:table-cell office:value-type="float" office:value="317.362999" calcext:value-type="float">
            <text:p>317,362999</text:p>
          </table:table-cell>
          <table:table-cell office:value-type="float" office:value="-871.947673" calcext:value-type="float">
            <text:p>-871,947673</text:p>
          </table:table-cell>
        </table:table-row>
        <table:table-row table:style-name="ro1">
          <table:table-cell office:value-type="float" office:value="334.194909" calcext:value-type="float">
            <text:p>334,194909</text:p>
          </table:table-cell>
          <table:table-cell office:value-type="float" office:value="-870.607503" calcext:value-type="float">
            <text:p>-870,607503</text:p>
          </table:table-cell>
        </table:table-row>
        <table:table-row table:style-name="ro1">
          <table:table-cell office:value-type="float" office:value="351.084897" calcext:value-type="float">
            <text:p>351,084897</text:p>
          </table:table-cell>
          <table:table-cell office:value-type="float" office:value="-868.965612" calcext:value-type="float">
            <text:p>-868,965612</text:p>
          </table:table-cell>
        </table:table-row>
        <table:table-row table:style-name="ro1">
          <table:table-cell office:value-type="float" office:value="368.027951" calcext:value-type="float">
            <text:p>368,027951</text:p>
          </table:table-cell>
          <table:table-cell office:value-type="float" office:value="-867.019518" calcext:value-type="float">
            <text:p>-867,019518</text:p>
          </table:table-cell>
        </table:table-row>
        <table:table-row table:style-name="ro1">
          <table:table-cell office:value-type="float" office:value="385.018993" calcext:value-type="float">
            <text:p>385,018993</text:p>
          </table:table-cell>
          <table:table-cell office:value-type="float" office:value="-864.766816" calcext:value-type="float">
            <text:p>-864,766816</text:p>
          </table:table-cell>
        </table:table-row>
        <table:table-row table:style-name="ro1">
          <table:table-cell office:value-type="float" office:value="402.052877" calcext:value-type="float">
            <text:p>402,052877</text:p>
          </table:table-cell>
          <table:table-cell office:value-type="float" office:value="-862.205178" calcext:value-type="float">
            <text:p>-862,205178</text:p>
          </table:table-cell>
        </table:table-row>
        <table:table-row table:style-name="ro1">
          <table:table-cell office:value-type="float" office:value="419.124394" calcext:value-type="float">
            <text:p>419,124394</text:p>
          </table:table-cell>
          <table:table-cell office:value-type="float" office:value="-859.332355" calcext:value-type="float">
            <text:p>-859,332355</text:p>
          </table:table-cell>
        </table:table-row>
        <table:table-row table:style-name="ro1">
          <table:table-cell office:value-type="float" office:value="436.228267" calcext:value-type="float">
            <text:p>436,228267</text:p>
          </table:table-cell>
          <table:table-cell office:value-type="float" office:value="-856.146179" calcext:value-type="float">
            <text:p>-856,146179</text:p>
          </table:table-cell>
        </table:table-row>
        <table:table-row table:style-name="ro1">
          <table:table-cell office:value-type="float" office:value="453.359156" calcext:value-type="float">
            <text:p>453,359156</text:p>
          </table:table-cell>
          <table:table-cell office:value-type="float" office:value="-852.644564" calcext:value-type="float">
            <text:p>-852,644564</text:p>
          </table:table-cell>
        </table:table-row>
        <table:table-row table:style-name="ro1">
          <table:table-cell office:value-type="float" office:value="470.511661" calcext:value-type="float">
            <text:p>470,511661</text:p>
          </table:table-cell>
          <table:table-cell office:value-type="float" office:value="-848.825506" calcext:value-type="float">
            <text:p>-848,825506</text:p>
          </table:table-cell>
        </table:table-row>
        <table:table-row table:style-name="ro1">
          <table:table-cell office:value-type="float" office:value="487.680318" calcext:value-type="float">
            <text:p>487,680318</text:p>
          </table:table-cell>
          <table:table-cell office:value-type="float" office:value="-844.687088" calcext:value-type="float">
            <text:p>-844,687088</text:p>
          </table:table-cell>
        </table:table-row>
        <table:table-row table:style-name="ro1">
          <table:table-cell office:value-type="float" office:value="504.859603" calcext:value-type="float">
            <text:p>504,859603</text:p>
          </table:table-cell>
          <table:table-cell office:value-type="float" office:value="-840.227479" calcext:value-type="float">
            <text:p>-840,227479</text:p>
          </table:table-cell>
        </table:table-row>
        <table:table-row table:style-name="ro1">
          <table:table-cell office:value-type="float" office:value="522.043936" calcext:value-type="float">
            <text:p>522,043936</text:p>
          </table:table-cell>
          <table:table-cell office:value-type="float" office:value="-835.444936" calcext:value-type="float">
            <text:p>-835,444936</text:p>
          </table:table-cell>
        </table:table-row>
        <table:table-row table:style-name="ro1">
          <table:table-cell office:value-type="float" office:value="539.227675" calcext:value-type="float">
            <text:p>539,227675</text:p>
          </table:table-cell>
          <table:table-cell office:value-type="float" office:value="-830.337805" calcext:value-type="float">
            <text:p>-830,337805</text:p>
          </table:table-cell>
        </table:table-row>
        <table:table-row table:style-name="ro1">
          <table:table-cell office:value-type="float" office:value="556.405126" calcext:value-type="float">
            <text:p>556,405126</text:p>
          </table:table-cell>
          <table:table-cell office:value-type="float" office:value="-824.904522" calcext:value-type="float">
            <text:p>-824,904522</text:p>
          </table:table-cell>
        </table:table-row>
        <table:table-row table:style-name="ro1">
          <table:table-cell office:value-type="float" office:value="573.570536" calcext:value-type="float">
            <text:p>573,570536</text:p>
          </table:table-cell>
          <table:table-cell office:value-type="float" office:value="-819.143618" calcext:value-type="float">
            <text:p>-819,143618</text:p>
          </table:table-cell>
        </table:table-row>
        <table:table-row table:style-name="ro1">
          <table:table-cell office:value-type="float" office:value="590.718102" calcext:value-type="float">
            <text:p>590,718102</text:p>
          </table:table-cell>
          <table:table-cell office:value-type="float" office:value="-813.053716" calcext:value-type="float">
            <text:p>-813,053716</text:p>
          </table:table-cell>
        </table:table-row>
        <table:table-row table:style-name="ro1">
          <table:table-cell office:value-type="float" office:value="607.841966" calcext:value-type="float">
            <text:p>607,841966</text:p>
          </table:table-cell>
          <table:table-cell office:value-type="float" office:value="-806.633534" calcext:value-type="float">
            <text:p>-806,633534</text:p>
          </table:table-cell>
        </table:table-row>
        <table:table-row table:style-name="ro1">
          <table:table-cell office:value-type="float" office:value="624.936221" calcext:value-type="float">
            <text:p>624,936221</text:p>
          </table:table-cell>
          <table:table-cell office:value-type="float" office:value="-799.881886" calcext:value-type="float">
            <text:p>-799,881886</text:p>
          </table:table-cell>
        </table:table-row>
        <table:table-row table:style-name="ro1">
          <table:table-cell office:value-type="float" office:value="641.994908" calcext:value-type="float">
            <text:p>641,994908</text:p>
          </table:table-cell>
          <table:table-cell office:value-type="float" office:value="-792.797687" calcext:value-type="float">
            <text:p>-792,797687</text:p>
          </table:table-cell>
        </table:table-row>
        <table:table-row table:style-name="ro1">
          <table:table-cell office:value-type="float" office:value="659.012024" calcext:value-type="float">
            <text:p>659,012024</text:p>
          </table:table-cell>
          <table:table-cell office:value-type="float" office:value="-785.379947" calcext:value-type="float">
            <text:p>-785,379947</text:p>
          </table:table-cell>
        </table:table-row>
        <table:table-row table:style-name="ro1">
          <table:table-cell office:value-type="float" office:value="675.981515" calcext:value-type="float">
            <text:p>675,981515</text:p>
          </table:table-cell>
          <table:table-cell office:value-type="float" office:value="-777.627779" calcext:value-type="float">
            <text:p>-777,627779</text:p>
          </table:table-cell>
        </table:table-row>
        <table:table-row table:style-name="ro1">
          <table:table-cell office:value-type="float" office:value="692.897286" calcext:value-type="float">
            <text:p>692,897286</text:p>
          </table:table-cell>
          <table:table-cell office:value-type="float" office:value="-769.540397" calcext:value-type="float">
            <text:p>-769,540397</text:p>
          </table:table-cell>
        </table:table-row>
        <table:table-row table:style-name="ro1">
          <table:table-cell office:value-type="float" office:value="709.753197" calcext:value-type="float">
            <text:p>709,753197</text:p>
          </table:table-cell>
          <table:table-cell office:value-type="float" office:value="-761.11712" calcext:value-type="float">
            <text:p>-761,11712</text:p>
          </table:table-cell>
        </table:table-row>
        <table:table-row table:style-name="ro1">
          <table:table-cell office:value-type="float" office:value="726.543065" calcext:value-type="float">
            <text:p>726,543065</text:p>
          </table:table-cell>
          <table:table-cell office:value-type="float" office:value="-752.357368" calcext:value-type="float">
            <text:p>-752,357368</text:p>
          </table:table-cell>
        </table:table-row>
        <table:table-row table:style-name="ro1">
          <table:table-cell office:value-type="float" office:value="743.26067" calcext:value-type="float">
            <text:p>743,26067</text:p>
          </table:table-cell>
          <table:table-cell office:value-type="float" office:value="-743.26067" calcext:value-type="float">
            <text:p>-743,26067</text:p>
          </table:table-cell>
        </table:table-row>
        <table:table-row table:style-name="ro1">
          <table:table-cell office:value-type="float" office:value="759.899751" calcext:value-type="float">
            <text:p>759,899751</text:p>
          </table:table-cell>
          <table:table-cell office:value-type="float" office:value="-733.826659" calcext:value-type="float">
            <text:p>-733,826659</text:p>
          </table:table-cell>
        </table:table-row>
        <table:table-row table:style-name="ro1">
          <table:table-cell office:value-type="float" office:value="776.454011" calcext:value-type="float">
            <text:p>776,454011</text:p>
          </table:table-cell>
          <table:table-cell office:value-type="float" office:value="-724.055079" calcext:value-type="float">
            <text:p>-724,055079</text:p>
          </table:table-cell>
        </table:table-row>
        <table:table-row table:style-name="ro1">
          <table:table-cell office:value-type="float" office:value="792.917118" calcext:value-type="float">
            <text:p>792,917118</text:p>
          </table:table-cell>
          <table:table-cell office:value-type="float" office:value="-713.94578" calcext:value-type="float">
            <text:p>-713,94578</text:p>
          </table:table-cell>
        </table:table-row>
        <table:table-row table:style-name="ro1">
          <table:table-cell office:value-type="float" office:value="809.282707" calcext:value-type="float">
            <text:p>809,282707</text:p>
          </table:table-cell>
          <table:table-cell office:value-type="float" office:value="-703.498724" calcext:value-type="float">
            <text:p>-703,498724</text:p>
          </table:table-cell>
        </table:table-row>
        <table:table-row table:style-name="ro1">
          <table:table-cell office:value-type="float" office:value="825.544381" calcext:value-type="float">
            <text:p>825,544381</text:p>
          </table:table-cell>
          <table:table-cell office:value-type="float" office:value="-692.713985" calcext:value-type="float">
            <text:p>-692,713985</text:p>
          </table:table-cell>
        </table:table-row>
        <table:table-row table:style-name="ro1">
          <table:table-cell office:value-type="float" office:value="841.695713" calcext:value-type="float">
            <text:p>841,695713</text:p>
          </table:table-cell>
          <table:table-cell office:value-type="float" office:value="-681.591749" calcext:value-type="float">
            <text:p>-681,591749</text:p>
          </table:table-cell>
        </table:table-row>
        <table:table-row table:style-name="ro1">
          <table:table-cell office:value-type="float" office:value="857.73025" calcext:value-type="float">
            <text:p>857,73025</text:p>
          </table:table-cell>
          <table:table-cell office:value-type="float" office:value="-670.132316" calcext:value-type="float">
            <text:p>-670,132316</text:p>
          </table:table-cell>
        </table:table-row>
        <table:table-row table:style-name="ro1">
          <table:table-cell office:value-type="float" office:value="873.64151" calcext:value-type="float">
            <text:p>873,64151</text:p>
          </table:table-cell>
          <table:table-cell office:value-type="float" office:value="-658.336098" calcext:value-type="float">
            <text:p>-658,336098</text:p>
          </table:table-cell>
        </table:table-row>
        <table:table-row table:style-name="ro1">
          <table:table-cell office:value-type="float" office:value="889.422989" calcext:value-type="float">
            <text:p>889,422989</text:p>
          </table:table-cell>
          <table:table-cell office:value-type="float" office:value="-646.203627" calcext:value-type="float">
            <text:p>-646,203627</text:p>
          </table:table-cell>
        </table:table-row>
        <table:table-row table:style-name="ro1">
          <table:table-cell office:value-type="float" office:value="905.068161" calcext:value-type="float">
            <text:p>905,068161</text:p>
          </table:table-cell>
          <table:table-cell office:value-type="float" office:value="-633.735549" calcext:value-type="float">
            <text:p>-633,735549</text:p>
          </table:table-cell>
        </table:table-row>
        <table:table-row table:style-name="ro1">
          <table:table-cell office:value-type="float" office:value="920.570478" calcext:value-type="float">
            <text:p>920,570478</text:p>
          </table:table-cell>
          <table:table-cell office:value-type="float" office:value="-620.932628" calcext:value-type="float">
            <text:p>-620,932628</text:p>
          </table:table-cell>
        </table:table-row>
        <table:table-row table:style-name="ro1">
          <table:table-cell office:value-type="float" office:value="935.923374" calcext:value-type="float">
            <text:p>935,923374</text:p>
          </table:table-cell>
          <table:table-cell office:value-type="float" office:value="-607.795746" calcext:value-type="float">
            <text:p>-607,795746</text:p>
          </table:table-cell>
        </table:table-row>
        <table:table-row table:style-name="ro1">
          <table:table-cell office:value-type="float" office:value="951.120269" calcext:value-type="float">
            <text:p>951,120269</text:p>
          </table:table-cell>
          <table:table-cell office:value-type="float" office:value="-594.325906" calcext:value-type="float">
            <text:p>-594,325906</text:p>
          </table:table-cell>
        </table:table-row>
        <table:table-row table:style-name="ro1">
          <table:table-cell office:value-type="float" office:value="966.154565" calcext:value-type="float">
            <text:p>966,154565</text:p>
          </table:table-cell>
          <table:table-cell office:value-type="float" office:value="-580.52423" calcext:value-type="float">
            <text:p>-580,52423</text:p>
          </table:table-cell>
        </table:table-row>
        <table:table-row table:style-name="ro1">
          <table:table-cell office:value-type="float" office:value="981.019654" calcext:value-type="float">
            <text:p>981,019654</text:p>
          </table:table-cell>
          <table:table-cell office:value-type="float" office:value="-566.391961" calcext:value-type="float">
            <text:p>-566,391961</text:p>
          </table:table-cell>
        </table:table-row>
        <table:table-row table:style-name="ro1">
          <table:table-cell office:value-type="float" office:value="995.708919" calcext:value-type="float">
            <text:p>995,708919</text:p>
          </table:table-cell>
          <table:table-cell office:value-type="float" office:value="-551.930466" calcext:value-type="float">
            <text:p>-551,930466</text:p>
          </table:table-cell>
        </table:table-row>
        <table:table-row table:style-name="ro1">
          <table:table-cell office:value-type="float" office:value="1010.215731" calcext:value-type="float">
            <text:p>1010,215731</text:p>
          </table:table-cell>
          <table:table-cell office:value-type="float" office:value="-537.141232" calcext:value-type="float">
            <text:p>-537,141232</text:p>
          </table:table-cell>
        </table:table-row>
        <table:table-row table:style-name="ro1">
          <table:table-cell office:value-type="float" office:value="1024.533459" calcext:value-type="float">
            <text:p>1024,533459</text:p>
          </table:table-cell>
          <table:table-cell office:value-type="float" office:value="-522.025871" calcext:value-type="float">
            <text:p>-522,025871</text:p>
          </table:table-cell>
        </table:table-row>
        <table:table-row table:style-name="ro1">
          <table:table-cell office:value-type="float" office:value="1038.655465" calcext:value-type="float">
            <text:p>1038,655465</text:p>
          </table:table-cell>
          <table:table-cell office:value-type="float" office:value="-506.586119" calcext:value-type="float">
            <text:p>-506,586119</text:p>
          </table:table-cell>
        </table:table-row>
        <table:table-row table:style-name="ro1">
          <table:table-cell office:value-type="float" office:value="1052.575112" calcext:value-type="float">
            <text:p>1052,575112</text:p>
          </table:table-cell>
          <table:table-cell office:value-type="float" office:value="-490.823835" calcext:value-type="float">
            <text:p>-490,823835</text:p>
          </table:table-cell>
        </table:table-row>
        <table:table-row table:style-name="ro1">
          <table:table-cell office:value-type="float" office:value="1066.285761" calcext:value-type="float">
            <text:p>1066,285761</text:p>
          </table:table-cell>
          <table:table-cell office:value-type="float" office:value="-474.741008" calcext:value-type="float">
            <text:p>-474,741008</text:p>
          </table:table-cell>
        </table:table-row>
        <table:table-row table:style-name="ro1">
          <table:table-cell office:value-type="float" office:value="1079.780777" calcext:value-type="float">
            <text:p>1079,780777</text:p>
          </table:table-cell>
          <table:table-cell office:value-type="float" office:value="-458.339747" calcext:value-type="float">
            <text:p>-458,339747</text:p>
          </table:table-cell>
        </table:table-row>
        <table:table-row table:style-name="ro1">
          <table:table-cell office:value-type="float" office:value="1093.05353" calcext:value-type="float">
            <text:p>1093,05353</text:p>
          </table:table-cell>
          <table:table-cell office:value-type="float" office:value="-441.622292" calcext:value-type="float">
            <text:p>-441,622292</text:p>
          </table:table-cell>
        </table:table-row>
        <table:table-row table:style-name="ro1">
          <table:table-cell office:value-type="float" office:value="1106.097397" calcext:value-type="float">
            <text:p>1106,097397</text:p>
          </table:table-cell>
          <table:table-cell office:value-type="float" office:value="-424.59101" calcext:value-type="float">
            <text:p>-424,59101</text:p>
          </table:table-cell>
        </table:table-row>
        <table:table-row table:style-name="ro1">
          <table:table-cell office:value-type="float" office:value="1118.905763" calcext:value-type="float">
            <text:p>1118,905763</text:p>
          </table:table-cell>
          <table:table-cell office:value-type="float" office:value="-407.248393" calcext:value-type="float">
            <text:p>-407,248393</text:p>
          </table:table-cell>
        </table:table-row>
        <table:table-row table:style-name="ro1">
          <table:table-cell office:value-type="float" office:value="1131.472027" calcext:value-type="float">
            <text:p>1131,472027</text:p>
          </table:table-cell>
          <table:table-cell office:value-type="float" office:value="-389.597062" calcext:value-type="float">
            <text:p>-389,597062</text:p>
          </table:table-cell>
        </table:table-row>
        <table:table-row table:style-name="ro1">
          <table:table-cell office:value-type="float" office:value="1143.7896" calcext:value-type="float">
            <text:p>1143,7896</text:p>
          </table:table-cell>
          <table:table-cell office:value-type="float" office:value="-371.639769" calcext:value-type="float">
            <text:p>-371,639769</text:p>
          </table:table-cell>
        </table:table-row>
        <table:table-row table:style-name="ro1">
          <table:table-cell office:value-type="float" office:value="1155.85191" calcext:value-type="float">
            <text:p>1155,85191</text:p>
          </table:table-cell>
          <table:table-cell office:value-type="float" office:value="-353.379392" calcext:value-type="float">
            <text:p>-353,379392</text:p>
          </table:table-cell>
        </table:table-row>
        <table:table-row table:style-name="ro1">
          <table:table-cell office:value-type="float" office:value="1167.652405" calcext:value-type="float">
            <text:p>1167,652405</text:p>
          </table:table-cell>
          <table:table-cell office:value-type="float" office:value="-334.818939" calcext:value-type="float">
            <text:p>-334,818939</text:p>
          </table:table-cell>
        </table:table-row>
        <table:table-row table:style-name="ro1">
          <table:table-cell office:value-type="float" office:value="1179.184552" calcext:value-type="float">
            <text:p>1179,184552</text:p>
          </table:table-cell>
          <table:table-cell office:value-type="float" office:value="-315.961548" calcext:value-type="float">
            <text:p>-315,961548</text:p>
          </table:table-cell>
        </table:table-row>
        <table:table-row table:style-name="ro1">
          <table:table-cell office:value-type="float" office:value="1190.441842" calcext:value-type="float">
            <text:p>1190,441842</text:p>
          </table:table-cell>
          <table:table-cell office:value-type="float" office:value="-296.810487" calcext:value-type="float">
            <text:p>-296,810487</text:p>
          </table:table-cell>
        </table:table-row>
        <table:table-row table:style-name="ro1">
          <table:table-cell office:value-type="float" office:value="1201.417792" calcext:value-type="float">
            <text:p>1201,417792</text:p>
          </table:table-cell>
          <table:table-cell office:value-type="float" office:value="-277.369153" calcext:value-type="float">
            <text:p>-277,369153</text:p>
          </table:table-cell>
        </table:table-row>
        <table:table-row table:style-name="ro1">
          <table:table-cell office:value-type="float" office:value="1212.105948" calcext:value-type="float">
            <text:p>1212,105948</text:p>
          </table:table-cell>
          <table:table-cell office:value-type="float" office:value="-257.641073" calcext:value-type="float">
            <text:p>-257,641073</text:p>
          </table:table-cell>
        </table:table-row>
        <table:table-row table:style-name="ro1">
          <table:table-cell office:value-type="float" office:value="1222.499884" calcext:value-type="float">
            <text:p>1222,499884</text:p>
          </table:table-cell>
          <table:table-cell office:value-type="float" office:value="-237.629905" calcext:value-type="float">
            <text:p>-237,629905</text:p>
          </table:table-cell>
        </table:table-row>
        <table:table-row table:style-name="ro1">
          <table:table-cell office:value-type="float" office:value="1232.593209" calcext:value-type="float">
            <text:p>1232,593209</text:p>
          </table:table-cell>
          <table:table-cell office:value-type="float" office:value="-217.339439" calcext:value-type="float">
            <text:p>-217,339439</text:p>
          </table:table-cell>
        </table:table-row>
        <table:table-row table:style-name="ro1">
          <table:table-cell office:value-type="float" office:value="1242.379569" calcext:value-type="float">
            <text:p>1242,379569</text:p>
          </table:table-cell>
          <table:table-cell office:value-type="float" office:value="-196.773593" calcext:value-type="float">
            <text:p>-196,773593</text:p>
          </table:table-cell>
        </table:table-row>
        <table:table-row table:style-name="ro1">
          <table:table-cell office:value-type="float" office:value="1251.852643" calcext:value-type="float">
            <text:p>1251,852643</text:p>
          </table:table-cell>
          <table:table-cell office:value-type="float" office:value="-175.936415" calcext:value-type="float">
            <text:p>-175,936415</text:p>
          </table:table-cell>
        </table:table-row>
        <table:table-row table:style-name="ro1">
          <table:table-cell office:value-type="float" office:value="1261.006157" calcext:value-type="float">
            <text:p>1261,006157</text:p>
          </table:table-cell>
          <table:table-cell office:value-type="float" office:value="-154.832087" calcext:value-type="float">
            <text:p>-154,832087</text:p>
          </table:table-cell>
        </table:table-row>
        <table:table-row table:style-name="ro1">
          <table:table-cell office:value-type="float" office:value="1269.833873" calcext:value-type="float">
            <text:p>1269,833873</text:p>
          </table:table-cell>
          <table:table-cell office:value-type="float" office:value="-133.464918" calcext:value-type="float">
            <text:p>-133,464918</text:p>
          </table:table-cell>
        </table:table-row>
        <table:table-row table:style-name="ro1">
          <table:table-cell office:value-type="float" office:value="1278.329604" calcext:value-type="float">
            <text:p>1278,329604</text:p>
          </table:table-cell>
          <table:table-cell office:value-type="float" office:value="-111.839349" calcext:value-type="float">
            <text:p>-111,839349</text:p>
          </table:table-cell>
        </table:table-row>
        <table:table-row table:style-name="ro1">
          <table:table-cell office:value-type="float" office:value="1286.487208" calcext:value-type="float">
            <text:p>1286,487208</text:p>
          </table:table-cell>
          <table:table-cell office:value-type="float" office:value="-89.959949" calcext:value-type="float">
            <text:p>-89,959949</text:p>
          </table:table-cell>
        </table:table-row>
        <table:table-row table:style-name="ro1">
          <table:table-cell office:value-type="float" office:value="1294.300594" calcext:value-type="float">
            <text:p>1294,300594</text:p>
          </table:table-cell>
          <table:table-cell office:value-type="float" office:value="-67.83142" calcext:value-type="float">
            <text:p>-67,83142</text:p>
          </table:table-cell>
        </table:table-row>
        <table:table-row table:style-name="ro1">
          <table:table-cell office:value-type="float" office:value="1301.763723" calcext:value-type="float">
            <text:p>1301,763723</text:p>
          </table:table-cell>
          <table:table-cell office:value-type="float" office:value="-45.458591" calcext:value-type="float">
            <text:p>-45,458591</text:p>
          </table:table-cell>
        </table:table-row>
        <table:table-row table:style-name="ro1">
          <table:table-cell office:value-type="float" office:value="1308.870614" calcext:value-type="float">
            <text:p>1308,870614</text:p>
          </table:table-cell>
          <table:table-cell office:value-type="float" office:value="-22.846422" calcext:value-type="float">
            <text:p>-22,846422</text:p>
          </table:table-cell>
        </table:table-row>
        <table:table-row table:style-name="ro1">
          <table:table-cell office:value-type="float" office:value="1315.615342" calcext:value-type="float">
            <text:p>1315,615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.992042" calcext:value-type="float">
            <text:p>1321,992042</text:p>
          </table:table-cell>
          <table:table-cell office:value-type="float" office:value="23.075457" calcext:value-type="float">
            <text:p>23,075457</text:p>
          </table:table-cell>
        </table:table-row>
        <table:table-row table:style-name="ro1">
          <table:table-cell office:value-type="float" office:value="1327.994914" calcext:value-type="float">
            <text:p>1327,994914</text:p>
          </table:table-cell>
          <table:table-cell office:value-type="float" office:value="46.374604" calcext:value-type="float">
            <text:p>46,374604</text:p>
          </table:table-cell>
        </table:table-row>
        <table:table-row table:style-name="ro1">
          <table:table-cell office:value-type="float" office:value="1333.618222" calcext:value-type="float">
            <text:p>1333,618222</text:p>
          </table:table-cell>
          <table:table-cell office:value-type="float" office:value="69.891969" calcext:value-type="float">
            <text:p>69,891969</text:p>
          </table:table-cell>
        </table:table-row>
        <table:table-row table:style-name="ro1">
          <table:table-cell office:value-type="float" office:value="1338.856299" calcext:value-type="float">
            <text:p>1338,856299</text:p>
          </table:table-cell>
          <table:table-cell office:value-type="float" office:value="93.621953" calcext:value-type="float">
            <text:p>93,621953</text:p>
          </table:table-cell>
        </table:table-row>
        <table:table-row table:style-name="ro1">
          <table:table-cell office:value-type="float" office:value="1343.703549" calcext:value-type="float">
            <text:p>1343,703549</text:p>
          </table:table-cell>
          <table:table-cell office:value-type="float" office:value="117.558828" calcext:value-type="float">
            <text:p>117,558828</text:p>
          </table:table-cell>
        </table:table-row>
        <table:table-row table:style-name="ro1">
          <table:table-cell office:value-type="float" office:value="1348.154448" calcext:value-type="float">
            <text:p>1348,154448</text:p>
          </table:table-cell>
          <table:table-cell office:value-type="float" office:value="141.696742" calcext:value-type="float">
            <text:p>141,696742</text:p>
          </table:table-cell>
        </table:table-row>
        <table:table-row table:style-name="ro1">
          <table:table-cell office:value-type="float" office:value="1352.203549" calcext:value-type="float">
            <text:p>1352,203549</text:p>
          </table:table-cell>
          <table:table-cell office:value-type="float" office:value="166.029719" calcext:value-type="float">
            <text:p>166,029719</text:p>
          </table:table-cell>
        </table:table-row>
        <table:table-row table:style-name="ro1">
          <table:table-cell office:value-type="float" office:value="1355.845484" calcext:value-type="float">
            <text:p>1355,845484</text:p>
          </table:table-cell>
          <table:table-cell office:value-type="float" office:value="190.551656" calcext:value-type="float">
            <text:p>190,551656</text:p>
          </table:table-cell>
        </table:table-row>
        <table:table-row table:style-name="ro1">
          <table:table-cell office:value-type="float" office:value="1359.074964" calcext:value-type="float">
            <text:p>1359,074964</text:p>
          </table:table-cell>
          <table:table-cell office:value-type="float" office:value="215.256328" calcext:value-type="float">
            <text:p>215,256328</text:p>
          </table:table-cell>
        </table:table-row>
        <table:table-row table:style-name="ro1">
          <table:table-cell office:value-type="float" office:value="1361.886786" calcext:value-type="float">
            <text:p>1361,886786</text:p>
          </table:table-cell>
          <table:table-cell office:value-type="float" office:value="240.137385" calcext:value-type="float">
            <text:p>240,137385</text:p>
          </table:table-cell>
        </table:table-row>
        <table:table-row table:style-name="ro1">
          <table:table-cell office:value-type="float" office:value="1364.27583" calcext:value-type="float">
            <text:p>1364,27583</text:p>
          </table:table-cell>
          <table:table-cell office:value-type="float" office:value="265.188358" calcext:value-type="float">
            <text:p>265,188358</text:p>
          </table:table-cell>
        </table:table-row>
        <table:table-row table:style-name="ro1">
          <table:table-cell office:value-type="float" office:value="1366.237069" calcext:value-type="float">
            <text:p>1366,237069</text:p>
          </table:table-cell>
          <table:table-cell office:value-type="float" office:value="290.402654" calcext:value-type="float">
            <text:p>290,402654</text:p>
          </table:table-cell>
        </table:table-row>
        <table:table-row table:style-name="ro1">
          <table:table-cell office:value-type="float" office:value="1367.765563" calcext:value-type="float">
            <text:p>1367,765563</text:p>
          </table:table-cell>
          <table:table-cell office:value-type="float" office:value="315.773561" calcext:value-type="float">
            <text:p>315,773561</text:p>
          </table:table-cell>
        </table:table-row>
        <table:table-row table:style-name="ro1">
          <table:table-cell office:value-type="float" office:value="1368.856468" calcext:value-type="float">
            <text:p>1368,856468</text:p>
          </table:table-cell>
          <table:table-cell office:value-type="float" office:value="341.294249" calcext:value-type="float">
            <text:p>341,294249</text:p>
          </table:table-cell>
        </table:table-row>
        <table:table-row table:style-name="ro1">
          <table:table-cell office:value-type="float" office:value="1369.505037" calcext:value-type="float">
            <text:p>1369,505037</text:p>
          </table:table-cell>
          <table:table-cell office:value-type="float" office:value="366.957769" calcext:value-type="float">
            <text:p>366,957769</text:p>
          </table:table-cell>
        </table:table-row>
        <table:table-row table:style-name="ro1">
          <table:table-cell office:value-type="float" office:value="1369.706619" calcext:value-type="float">
            <text:p>1369,706619</text:p>
          </table:table-cell>
          <table:table-cell office:value-type="float" office:value="392.757053" calcext:value-type="float">
            <text:p>392,757053</text:p>
          </table:table-cell>
        </table:table-row>
        <table:table-row table:style-name="ro1">
          <table:table-cell office:value-type="float" office:value="1369.456668" calcext:value-type="float">
            <text:p>1369,456668</text:p>
          </table:table-cell>
          <table:table-cell office:value-type="float" office:value="418.68492" calcext:value-type="float">
            <text:p>418,68492</text:p>
          </table:table-cell>
        </table:table-row>
        <table:table-row table:style-name="ro1">
          <table:table-cell office:value-type="float" office:value="1368.750739" calcext:value-type="float">
            <text:p>1368,750739</text:p>
          </table:table-cell>
          <table:table-cell office:value-type="float" office:value="444.734074" calcext:value-type="float">
            <text:p>444,734074</text:p>
          </table:table-cell>
        </table:table-row>
        <table:table-row table:style-name="ro1">
          <table:table-cell office:value-type="float" office:value="1367.584494" calcext:value-type="float">
            <text:p>1367,584494</text:p>
          </table:table-cell>
          <table:table-cell office:value-type="float" office:value="470.897105" calcext:value-type="float">
            <text:p>470,897105</text:p>
          </table:table-cell>
        </table:table-row>
        <table:table-row table:style-name="ro1">
          <table:table-cell office:value-type="float" office:value="1365.953707" calcext:value-type="float">
            <text:p>1365,953707</text:p>
          </table:table-cell>
          <table:table-cell office:value-type="float" office:value="497.166491" calcext:value-type="float">
            <text:p>497,166491</text:p>
          </table:table-cell>
        </table:table-row>
        <table:table-row table:style-name="ro1">
          <table:table-cell office:value-type="float" office:value="1363.854258" calcext:value-type="float">
            <text:p>1363,854258</text:p>
          </table:table-cell>
          <table:table-cell office:value-type="float" office:value="523.534599" calcext:value-type="float">
            <text:p>523,534599</text:p>
          </table:table-cell>
        </table:table-row>
        <table:table-row table:style-name="ro1">
          <table:table-cell office:value-type="float" office:value="1361.282146" calcext:value-type="float">
            <text:p>1361,282146</text:p>
          </table:table-cell>
          <table:table-cell office:value-type="float" office:value="549.993688" calcext:value-type="float">
            <text:p>549,993688</text:p>
          </table:table-cell>
        </table:table-row>
        <table:table-row table:style-name="ro1">
          <table:table-cell office:value-type="float" office:value="1358.233483" calcext:value-type="float">
            <text:p>1358,233483</text:p>
          </table:table-cell>
          <table:table-cell office:value-type="float" office:value="576.535908" calcext:value-type="float">
            <text:p>576,535908</text:p>
          </table:table-cell>
        </table:table-row>
        <table:table-row table:style-name="ro1">
          <table:table-cell office:value-type="float" office:value="1354.704502" calcext:value-type="float">
            <text:p>1354,704502</text:p>
          </table:table-cell>
          <table:table-cell office:value-type="float" office:value="603.153304" calcext:value-type="float">
            <text:p>603,153304</text:p>
          </table:table-cell>
        </table:table-row>
        <table:table-row table:style-name="ro1">
          <table:table-cell office:value-type="float" office:value="1350.691556" calcext:value-type="float">
            <text:p>1350,691556</text:p>
          </table:table-cell>
          <table:table-cell office:value-type="float" office:value="629.837816" calcext:value-type="float">
            <text:p>629,837816</text:p>
          </table:table-cell>
        </table:table-row>
        <table:table-row table:style-name="ro1">
          <table:table-cell office:value-type="float" office:value="1346.191122" calcext:value-type="float">
            <text:p>1346,191122</text:p>
          </table:table-cell>
          <table:table-cell office:value-type="float" office:value="656.58128" calcext:value-type="float">
            <text:p>656,58128</text:p>
          </table:table-cell>
        </table:table-row>
        <table:table-row table:style-name="ro1">
          <table:table-cell office:value-type="float" office:value="1341.199803" calcext:value-type="float">
            <text:p>1341,199803</text:p>
          </table:table-cell>
          <table:table-cell office:value-type="float" office:value="683.375432" calcext:value-type="float">
            <text:p>683,375432</text:p>
          </table:table-cell>
        </table:table-row>
        <table:table-row table:style-name="ro1">
          <table:table-cell office:value-type="float" office:value="1335.714331" calcext:value-type="float">
            <text:p>1335,714331</text:p>
          </table:table-cell>
          <table:table-cell office:value-type="float" office:value="710.211908" calcext:value-type="float">
            <text:p>710,211908</text:p>
          </table:table-cell>
        </table:table-row>
        <table:table-row table:style-name="ro1">
          <table:table-cell office:value-type="float" office:value="1329.731568" calcext:value-type="float">
            <text:p>1329,731568</text:p>
          </table:table-cell>
          <table:table-cell office:value-type="float" office:value="737.082244" calcext:value-type="float">
            <text:p>737,082244</text:p>
          </table:table-cell>
        </table:table-row>
        <table:table-row table:style-name="ro1">
          <table:table-cell office:value-type="float" office:value="1323.24851" calcext:value-type="float">
            <text:p>1323,24851</text:p>
          </table:table-cell>
          <table:table-cell office:value-type="float" office:value="763.977884" calcext:value-type="float">
            <text:p>763,977884</text:p>
          </table:table-cell>
        </table:table-row>
        <table:table-row table:style-name="ro1">
          <table:table-cell office:value-type="float" office:value="1316.262289" calcext:value-type="float">
            <text:p>1316,262289</text:p>
          </table:table-cell>
          <table:table-cell office:value-type="float" office:value="790.890174" calcext:value-type="float">
            <text:p>790,890174</text:p>
          </table:table-cell>
        </table:table-row>
        <table:table-row table:style-name="ro1">
          <table:table-cell office:value-type="float" office:value="1308.770174" calcext:value-type="float">
            <text:p>1308,770174</text:p>
          </table:table-cell>
          <table:table-cell office:value-type="float" office:value="817.81037" calcext:value-type="float">
            <text:p>817,81037</text:p>
          </table:table-cell>
        </table:table-row>
        <table:table-row table:style-name="ro1">
          <table:table-cell office:value-type="float" office:value="1300.769573" calcext:value-type="float">
            <text:p>1300,769573</text:p>
          </table:table-cell>
          <table:table-cell office:value-type="float" office:value="844.729638" calcext:value-type="float">
            <text:p>844,729638</text:p>
          </table:table-cell>
        </table:table-row>
        <table:table-row table:style-name="ro1">
          <table:table-cell office:value-type="float" office:value="1292.258039" calcext:value-type="float">
            <text:p>1292,258039</text:p>
          </table:table-cell>
          <table:table-cell office:value-type="float" office:value="871.639053" calcext:value-type="float">
            <text:p>871,639053</text:p>
          </table:table-cell>
        </table:table-row>
        <table:table-row table:style-name="ro1">
          <table:table-cell office:value-type="float" office:value="1283.233268" calcext:value-type="float">
            <text:p>1283,233268</text:p>
          </table:table-cell>
          <table:table-cell office:value-type="float" office:value="898.529608" calcext:value-type="float">
            <text:p>898,529608</text:p>
          </table:table-cell>
        </table:table-row>
        <table:table-row table:style-name="ro1">
          <table:table-cell office:value-type="float" office:value="1273.693103" calcext:value-type="float">
            <text:p>1273,693103</text:p>
          </table:table-cell>
          <table:table-cell office:value-type="float" office:value="925.392207" calcext:value-type="float">
            <text:p>925,392207</text:p>
          </table:table-cell>
        </table:table-row>
        <table:table-row table:style-name="ro1">
          <table:table-cell office:value-type="float" office:value="1263.635537" calcext:value-type="float">
            <text:p>1263,635537</text:p>
          </table:table-cell>
          <table:table-cell office:value-type="float" office:value="952.217676" calcext:value-type="float">
            <text:p>952,217676</text:p>
          </table:table-cell>
        </table:table-row>
        <table:table-row table:style-name="ro1">
          <table:table-cell office:value-type="float" office:value="1253.058712" calcext:value-type="float">
            <text:p>1253,058712</text:p>
          </table:table-cell>
          <table:table-cell office:value-type="float" office:value="978.996761" calcext:value-type="float">
            <text:p>978,996761</text:p>
          </table:table-cell>
        </table:table-row>
        <table:table-row table:style-name="ro1">
          <table:table-cell office:value-type="float" office:value="1241.960926" calcext:value-type="float">
            <text:p>1241,960926</text:p>
          </table:table-cell>
          <table:table-cell office:value-type="float" office:value="1005.720127" calcext:value-type="float">
            <text:p>1005,720127</text:p>
          </table:table-cell>
        </table:table-row>
        <table:table-row table:style-name="ro1">
          <table:table-cell office:value-type="float" office:value="1230.34063" calcext:value-type="float">
            <text:p>1230,34063</text:p>
          </table:table-cell>
          <table:table-cell office:value-type="float" office:value="1032.378369" calcext:value-type="float">
            <text:p>1032,378369</text:p>
          </table:table-cell>
        </table:table-row>
        <table:table-row table:style-name="ro1">
          <table:table-cell office:value-type="float" office:value="1218.196435" calcext:value-type="float">
            <text:p>1218,196435</text:p>
          </table:table-cell>
          <table:table-cell office:value-type="float" office:value="1058.962005" calcext:value-type="float">
            <text:p>1058,962005</text:p>
          </table:table-cell>
        </table:table-row>
        <table:table-row table:style-name="ro1">
          <table:table-cell office:value-type="float" office:value="1205.52711" calcext:value-type="float">
            <text:p>1205,52711</text:p>
          </table:table-cell>
          <table:table-cell office:value-type="float" office:value="1085.461485" calcext:value-type="float">
            <text:p>1085,461485</text:p>
          </table:table-cell>
        </table:table-row>
        <table:table-row table:style-name="ro1">
          <table:table-cell office:value-type="float" office:value="1192.331585" calcext:value-type="float">
            <text:p>1192,331585</text:p>
          </table:table-cell>
          <table:table-cell office:value-type="float" office:value="1111.867191" calcext:value-type="float">
            <text:p>1111,867191</text:p>
          </table:table-cell>
        </table:table-row>
        <table:table-row table:style-name="ro1">
          <table:table-cell office:value-type="float" office:value="1178.608955" calcext:value-type="float">
            <text:p>1178,608955</text:p>
          </table:table-cell>
          <table:table-cell office:value-type="float" office:value="1138.169438" calcext:value-type="float">
            <text:p>1138,169438</text:p>
          </table:table-cell>
        </table:table-row>
        <table:table-row table:style-name="ro1">
          <table:table-cell table:number-columns-repeated="2" office:value-type="float" office:value="1164.35848" calcext:value-type="float">
            <text:p>1164,35848</text:p>
          </table:table-cell>
        </table:table-row>
        <table:table-row table:style-name="ro1">
          <table:table-cell office:value-type="float" office:value="1149.579587" calcext:value-type="float">
            <text:p>1149,579587</text:p>
          </table:table-cell>
          <table:table-cell office:value-type="float" office:value="1190.42451" calcext:value-type="float">
            <text:p>1190,42451</text:p>
          </table:table-cell>
        </table:table-row>
        <table:table-row table:style-name="ro1">
          <table:table-cell office:value-type="float" office:value="1134.271872" calcext:value-type="float">
            <text:p>1134,271872</text:p>
          </table:table-cell>
          <table:table-cell office:value-type="float" office:value="1216.357664" calcext:value-type="float">
            <text:p>1216,357664</text:p>
          </table:table-cell>
        </table:table-row>
        <table:table-row table:style-name="ro1">
          <table:table-cell office:value-type="float" office:value="1118.435102" calcext:value-type="float">
            <text:p>1118,435102</text:p>
          </table:table-cell>
          <table:table-cell office:value-type="float" office:value="1242.148021" calcext:value-type="float">
            <text:p>1242,148021</text:p>
          </table:table-cell>
        </table:table-row>
        <table:table-row table:style-name="ro1">
          <table:table-cell office:value-type="float" office:value="1102.069218" calcext:value-type="float">
            <text:p>1102,069218</text:p>
          </table:table-cell>
          <table:table-cell office:value-type="float" office:value="1267.785611" calcext:value-type="float">
            <text:p>1267,785611</text:p>
          </table:table-cell>
        </table:table-row>
        <table:table-row table:style-name="ro1">
          <table:table-cell office:value-type="float" office:value="1085.174335" calcext:value-type="float">
            <text:p>1085,174335</text:p>
          </table:table-cell>
          <table:table-cell office:value-type="float" office:value="1293.260412" calcext:value-type="float">
            <text:p>1293,260412</text:p>
          </table:table-cell>
        </table:table-row>
        <table:table-row table:style-name="ro1">
          <table:table-cell office:value-type="float" office:value="1067.750744" calcext:value-type="float">
            <text:p>1067,750744</text:p>
          </table:table-cell>
          <table:table-cell office:value-type="float" office:value="1318.562358" calcext:value-type="float">
            <text:p>1318,562358</text:p>
          </table:table-cell>
        </table:table-row>
        <table:table-row table:style-name="ro1">
          <table:table-cell office:value-type="float" office:value="1049.798915" calcext:value-type="float">
            <text:p>1049,798915</text:p>
          </table:table-cell>
          <table:table-cell office:value-type="float" office:value="1343.681336" calcext:value-type="float">
            <text:p>1343,681336</text:p>
          </table:table-cell>
        </table:table-row>
        <table:table-row table:style-name="ro1">
          <table:table-cell office:value-type="float" office:value="1031.319495" calcext:value-type="float">
            <text:p>1031,319495</text:p>
          </table:table-cell>
          <table:table-cell office:value-type="float" office:value="1368.607195" calcext:value-type="float">
            <text:p>1368,607195</text:p>
          </table:table-cell>
        </table:table-row>
        <table:table-row table:style-name="ro1">
          <table:table-cell office:value-type="float" office:value="1012.313316" calcext:value-type="float">
            <text:p>1012,313316</text:p>
          </table:table-cell>
          <table:table-cell office:value-type="float" office:value="1393.329746" calcext:value-type="float">
            <text:p>1393,329746</text:p>
          </table:table-cell>
        </table:table-row>
        <table:table-row table:style-name="ro1">
          <table:table-cell office:value-type="float" office:value="992.781389" calcext:value-type="float">
            <text:p>992,781389</text:p>
          </table:table-cell>
          <table:table-cell office:value-type="float" office:value="1417.838762" calcext:value-type="float">
            <text:p>1417,838762</text:p>
          </table:table-cell>
        </table:table-row>
        <table:table-row table:style-name="ro1">
          <table:table-cell office:value-type="float" office:value="972.724913" calcext:value-type="float">
            <text:p>972,724913</text:p>
          </table:table-cell>
          <table:table-cell office:value-type="float" office:value="1442.123989" calcext:value-type="float">
            <text:p>1442,123989</text:p>
          </table:table-cell>
        </table:table-row>
        <table:table-row table:style-name="ro1">
          <table:table-cell office:value-type="float" office:value="952.14527" calcext:value-type="float">
            <text:p>952,14527</text:p>
          </table:table-cell>
          <table:table-cell office:value-type="float" office:value="1466.175141" calcext:value-type="float">
            <text:p>1466,175141</text:p>
          </table:table-cell>
        </table:table-row>
        <table:table-row table:style-name="ro1">
          <table:table-cell office:value-type="float" office:value="931.044029" calcext:value-type="float">
            <text:p>931,044029</text:p>
          </table:table-cell>
          <table:table-cell office:value-type="float" office:value="1489.981907" calcext:value-type="float">
            <text:p>1489,981907</text:p>
          </table:table-cell>
        </table:table-row>
        <table:table-row table:style-name="ro1">
          <table:table-cell office:value-type="float" office:value="909.422949" calcext:value-type="float">
            <text:p>909,422949</text:p>
          </table:table-cell>
          <table:table-cell office:value-type="float" office:value="1513.533954" calcext:value-type="float">
            <text:p>1513,533954</text:p>
          </table:table-cell>
        </table:table-row>
        <table:table-row table:style-name="ro1">
          <table:table-cell office:value-type="float" office:value="887.283977" calcext:value-type="float">
            <text:p>887,283977</text:p>
          </table:table-cell>
          <table:table-cell office:value-type="float" office:value="1536.82093" calcext:value-type="float">
            <text:p>1536,82093</text:p>
          </table:table-cell>
        </table:table-row>
        <table:table-row table:style-name="ro1">
          <table:table-cell office:value-type="float" office:value="864.629254" calcext:value-type="float">
            <text:p>864,629254</text:p>
          </table:table-cell>
          <table:table-cell office:value-type="float" office:value="1559.832465" calcext:value-type="float">
            <text:p>1559,832465</text:p>
          </table:table-cell>
        </table:table-row>
        <table:table-row table:style-name="ro1">
          <table:table-cell office:value-type="float" office:value="841.461111" calcext:value-type="float">
            <text:p>841,461111</text:p>
          </table:table-cell>
          <table:table-cell office:value-type="float" office:value="1582.55818" calcext:value-type="float">
            <text:p>1582,55818</text:p>
          </table:table-cell>
        </table:table-row>
        <table:table-row table:style-name="ro1">
          <table:table-cell office:value-type="float" office:value="817.782071" calcext:value-type="float">
            <text:p>817,782071</text:p>
          </table:table-cell>
          <table:table-cell office:value-type="float" office:value="1604.987684" calcext:value-type="float">
            <text:p>1604,987684</text:p>
          </table:table-cell>
        </table:table-row>
        <table:table-row table:style-name="ro1">
          <table:table-cell office:value-type="float" office:value="793.594855" calcext:value-type="float">
            <text:p>793,594855</text:p>
          </table:table-cell>
          <table:table-cell office:value-type="float" office:value="1627.110579" calcext:value-type="float">
            <text:p>1627,110579</text:p>
          </table:table-cell>
        </table:table-row>
        <table:table-row table:style-name="ro1">
          <table:table-cell office:value-type="float" office:value="768.902376" calcext:value-type="float">
            <text:p>768,902376</text:p>
          </table:table-cell>
          <table:table-cell office:value-type="float" office:value="1648.916467" calcext:value-type="float">
            <text:p>1648,916467</text:p>
          </table:table-cell>
        </table:table-row>
        <table:table-row table:style-name="ro1">
          <table:table-cell office:value-type="float" office:value="743.707747" calcext:value-type="float">
            <text:p>743,707747</text:p>
          </table:table-cell>
          <table:table-cell office:value-type="float" office:value="1670.394948" calcext:value-type="float">
            <text:p>1670,394948</text:p>
          </table:table-cell>
        </table:table-row>
        <table:table-row table:style-name="ro1">
          <table:table-cell office:value-type="float" office:value="718.014275" calcext:value-type="float">
            <text:p>718,014275</text:p>
          </table:table-cell>
          <table:table-cell office:value-type="float" office:value="1691.535629" calcext:value-type="float">
            <text:p>1691,535629</text:p>
          </table:table-cell>
        </table:table-row>
        <table:table-row table:style-name="ro1">
          <table:table-cell office:value-type="float" office:value="691.825469" calcext:value-type="float">
            <text:p>691,825469</text:p>
          </table:table-cell>
          <table:table-cell office:value-type="float" office:value="1712.328122" calcext:value-type="float">
            <text:p>1712,328122</text:p>
          </table:table-cell>
        </table:table-row>
        <table:table-row table:style-name="ro1">
          <table:table-cell office:value-type="float" office:value="665.145033" calcext:value-type="float">
            <text:p>665,145033</text:p>
          </table:table-cell>
          <table:table-cell office:value-type="float" office:value="1732.762052" calcext:value-type="float">
            <text:p>1732,762052</text:p>
          </table:table-cell>
        </table:table-row>
        <table:table-row table:style-name="ro1">
          <table:table-cell office:value-type="float" office:value="637.976875" calcext:value-type="float">
            <text:p>637,976875</text:p>
          </table:table-cell>
          <table:table-cell office:value-type="float" office:value="1752.827058" calcext:value-type="float">
            <text:p>1752,827058</text:p>
          </table:table-cell>
        </table:table-row>
        <table:table-row table:style-name="ro1">
          <table:table-cell office:value-type="float" office:value="610.325101" calcext:value-type="float">
            <text:p>610,325101</text:p>
          </table:table-cell>
          <table:table-cell office:value-type="float" office:value="1772.512798" calcext:value-type="float">
            <text:p>1772,512798</text:p>
          </table:table-cell>
        </table:table-row>
        <table:table-row table:style-name="ro1">
          <table:table-cell office:value-type="float" office:value="582.19402" calcext:value-type="float">
            <text:p>582,19402</text:p>
          </table:table-cell>
          <table:table-cell office:value-type="float" office:value="1791.808949" calcext:value-type="float">
            <text:p>1791,808949</text:p>
          </table:table-cell>
        </table:table-row>
        <table:table-row table:style-name="ro1">
          <table:table-cell office:value-type="float" office:value="553.58814" calcext:value-type="float">
            <text:p>553,58814</text:p>
          </table:table-cell>
          <table:table-cell office:value-type="float" office:value="1810.705219" calcext:value-type="float">
            <text:p>1810,705219</text:p>
          </table:table-cell>
        </table:table-row>
        <table:table-row table:style-name="ro1">
          <table:table-cell office:value-type="float" office:value="524.512176" calcext:value-type="float">
            <text:p>524,512176</text:p>
          </table:table-cell>
          <table:table-cell office:value-type="float" office:value="1829.191339" calcext:value-type="float">
            <text:p>1829,191339</text:p>
          </table:table-cell>
        </table:table-row>
        <table:table-row table:style-name="ro1">
          <table:table-cell office:value-type="float" office:value="494.971042" calcext:value-type="float">
            <text:p>494,971042</text:p>
          </table:table-cell>
          <table:table-cell office:value-type="float" office:value="1847.257078" calcext:value-type="float">
            <text:p>1847,257078</text:p>
          </table:table-cell>
        </table:table-row>
        <table:table-row table:style-name="ro1">
          <table:table-cell office:value-type="float" office:value="464.969857" calcext:value-type="float">
            <text:p>464,969857</text:p>
          </table:table-cell>
          <table:table-cell office:value-type="float" office:value="1864.892238" calcext:value-type="float">
            <text:p>1864,892238</text:p>
          </table:table-cell>
        </table:table-row>
        <table:table-row table:style-name="ro1">
          <table:table-cell office:value-type="float" office:value="434.513944" calcext:value-type="float">
            <text:p>434,513944</text:p>
          </table:table-cell>
          <table:table-cell office:value-type="float" office:value="1882.086664" calcext:value-type="float">
            <text:p>1882,086664</text:p>
          </table:table-cell>
        </table:table-row>
        <table:table-row table:style-name="ro1">
          <table:table-cell office:value-type="float" office:value="403.608828" calcext:value-type="float">
            <text:p>403,608828</text:p>
          </table:table-cell>
          <table:table-cell office:value-type="float" office:value="1898.830244" calcext:value-type="float">
            <text:p>1898,830244</text:p>
          </table:table-cell>
        </table:table-row>
        <table:table-row table:style-name="ro1">
          <table:table-cell office:value-type="float" office:value="372.26024" calcext:value-type="float">
            <text:p>372,26024</text:p>
          </table:table-cell>
          <table:table-cell office:value-type="float" office:value="1915.112913" calcext:value-type="float">
            <text:p>1915,112913</text:p>
          </table:table-cell>
        </table:table-row>
        <table:table-row table:style-name="ro1">
          <table:table-cell office:value-type="float" office:value="340.474115" calcext:value-type="float">
            <text:p>340,474115</text:p>
          </table:table-cell>
          <table:table-cell office:value-type="float" office:value="1930.924659" calcext:value-type="float">
            <text:p>1930,924659</text:p>
          </table:table-cell>
        </table:table-row>
        <table:table-row table:style-name="ro1">
          <table:table-cell office:value-type="float" office:value="308.256592" calcext:value-type="float">
            <text:p>308,256592</text:p>
          </table:table-cell>
          <table:table-cell office:value-type="float" office:value="1946.255526" calcext:value-type="float">
            <text:p>1946,255526</text:p>
          </table:table-cell>
        </table:table-row>
        <table:table-row table:style-name="ro1">
          <table:table-cell office:value-type="float" office:value="275.614015" calcext:value-type="float">
            <text:p>275,614015</text:p>
          </table:table-cell>
          <table:table-cell office:value-type="float" office:value="1961.095616" calcext:value-type="float">
            <text:p>1961,095616</text:p>
          </table:table-cell>
        </table:table-row>
        <table:table-row table:style-name="ro1">
          <table:table-cell office:value-type="float" office:value="242.552931" calcext:value-type="float">
            <text:p>242,552931</text:p>
          </table:table-cell>
          <table:table-cell office:value-type="float" office:value="1975.435095" calcext:value-type="float">
            <text:p>1975,435095</text:p>
          </table:table-cell>
        </table:table-row>
        <table:table-row table:style-name="ro1">
          <table:table-cell office:value-type="float" office:value="209.080092" calcext:value-type="float">
            <text:p>209,080092</text:p>
          </table:table-cell>
          <table:table-cell office:value-type="float" office:value="1989.264196" calcext:value-type="float">
            <text:p>1989,264196</text:p>
          </table:table-cell>
        </table:table-row>
        <table:table-row table:style-name="ro1">
          <table:table-cell office:value-type="float" office:value="175.202455" calcext:value-type="float">
            <text:p>175,202455</text:p>
          </table:table-cell>
          <table:table-cell office:value-type="float" office:value="2002.573223" calcext:value-type="float">
            <text:p>2002,573223</text:p>
          </table:table-cell>
        </table:table-row>
        <table:table-row table:style-name="ro1">
          <table:table-cell office:value-type="float" office:value="140.927179" calcext:value-type="float">
            <text:p>140,927179</text:p>
          </table:table-cell>
          <table:table-cell office:value-type="float" office:value="2015.352555" calcext:value-type="float">
            <text:p>2015,352555</text:p>
          </table:table-cell>
        </table:table-row>
        <table:table-row table:style-name="ro1">
          <table:table-cell office:value-type="float" office:value="106.261628" calcext:value-type="float">
            <text:p>106,261628</text:p>
          </table:table-cell>
          <table:table-cell office:value-type="float" office:value="2027.592651" calcext:value-type="float">
            <text:p>2027,592651</text:p>
          </table:table-cell>
        </table:table-row>
        <table:table-row table:style-name="ro1">
          <table:table-cell office:value-type="float" office:value="71.213368" calcext:value-type="float">
            <text:p>71,213368</text:p>
          </table:table-cell>
          <table:table-cell office:value-type="float" office:value="2039.284052" calcext:value-type="float">
            <text:p>2039,284052</text:p>
          </table:table-cell>
        </table:table-row>
        <table:table-row table:style-name="ro1">
          <table:table-cell office:value-type="float" office:value="35.790169" calcext:value-type="float">
            <text:p>35,790169</text:p>
          </table:table-cell>
          <table:table-cell office:value-type="float" office:value="2050.417385" calcext:value-type="float">
            <text:p>2050,417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60.98337" calcext:value-type="float">
            <text:p>2060,98337</text:p>
          </table:table-cell>
        </table:table-row>
        <table:table-row table:style-name="ro1">
          <table:table-cell office:value-type="float" office:value="-36.148965" calcext:value-type="float">
            <text:p>-36,148965</text:p>
          </table:table-cell>
          <table:table-cell office:value-type="float" office:value="2070.972819" calcext:value-type="float">
            <text:p>2070,972819</text:p>
          </table:table-cell>
        </table:table-row>
        <table:table-row table:style-name="ro1">
          <table:table-cell office:value-type="float" office:value="-72.648353" calcext:value-type="float">
            <text:p>-72,648353</text:p>
          </table:table-cell>
          <table:table-cell office:value-type="float" office:value="2080.376646" calcext:value-type="float">
            <text:p>2080,376646</text:p>
          </table:table-cell>
        </table:table-row>
        <table:table-row table:style-name="ro1">
          <table:table-cell office:value-type="float" office:value="-109.489592" calcext:value-type="float">
            <text:p>-109,489592</text:p>
          </table:table-cell>
          <table:table-cell office:value-type="float" office:value="2089.185866" calcext:value-type="float">
            <text:p>2089,185866</text:p>
          </table:table-cell>
        </table:table-row>
        <table:table-row table:style-name="ro1">
          <table:table-cell office:value-type="float" office:value="-146.663908" calcext:value-type="float">
            <text:p>-146,663908</text:p>
          </table:table-cell>
          <table:table-cell office:value-type="float" office:value="2097.3916" calcext:value-type="float">
            <text:p>2097,3916</text:p>
          </table:table-cell>
        </table:table-row>
        <table:table-row table:style-name="ro1">
          <table:table-cell office:value-type="float" office:value="-184.162332" calcext:value-type="float">
            <text:p>-184,162332</text:p>
          </table:table-cell>
          <table:table-cell office:value-type="float" office:value="2104.985082" calcext:value-type="float">
            <text:p>2104,985082</text:p>
          </table:table-cell>
        </table:table-row>
        <table:table-row table:style-name="ro1">
          <table:table-cell office:value-type="float" office:value="-221.975695" calcext:value-type="float">
            <text:p>-221,975695</text:p>
          </table:table-cell>
          <table:table-cell office:value-type="float" office:value="2111.957658" calcext:value-type="float">
            <text:p>2111,957658</text:p>
          </table:table-cell>
        </table:table-row>
        <table:table-row table:style-name="ro1">
          <table:table-cell office:value-type="float" office:value="-260.094633" calcext:value-type="float">
            <text:p>-260,094633</text:p>
          </table:table-cell>
          <table:table-cell office:value-type="float" office:value="2118.300797" calcext:value-type="float">
            <text:p>2118,300797</text:p>
          </table:table-cell>
        </table:table-row>
        <table:table-row table:style-name="ro1">
          <table:table-cell office:value-type="float" office:value="-298.509588" calcext:value-type="float">
            <text:p>-298,509588</text:p>
          </table:table-cell>
          <table:table-cell office:value-type="float" office:value="2124.006087" calcext:value-type="float">
            <text:p>2124,006087</text:p>
          </table:table-cell>
        </table:table-row>
        <table:table-row table:style-name="ro1">
          <table:table-cell office:value-type="float" office:value="-337.210807" calcext:value-type="float">
            <text:p>-337,210807</text:p>
          </table:table-cell>
          <table:table-cell office:value-type="float" office:value="2129.065244" calcext:value-type="float">
            <text:p>2129,065244</text:p>
          </table:table-cell>
        </table:table-row>
        <table:table-row table:style-name="ro1">
          <table:table-cell office:value-type="float" office:value="-376.188344" calcext:value-type="float">
            <text:p>-376,188344</text:p>
          </table:table-cell>
          <table:table-cell office:value-type="float" office:value="2133.470116" calcext:value-type="float">
            <text:p>2133,470116</text:p>
          </table:table-cell>
        </table:table-row>
        <table:table-row table:style-name="ro1">
          <table:table-cell office:value-type="float" office:value="-415.432062" calcext:value-type="float">
            <text:p>-415,432062</text:p>
          </table:table-cell>
          <table:table-cell office:value-type="float" office:value="2137.212685" calcext:value-type="float">
            <text:p>2137,212685</text:p>
          </table:table-cell>
        </table:table-row>
        <table:table-row table:style-name="ro1">
          <table:table-cell office:value-type="float" office:value="-454.931636" calcext:value-type="float">
            <text:p>-454,931636</text:p>
          </table:table-cell>
          <table:table-cell office:value-type="float" office:value="2140.285073" calcext:value-type="float">
            <text:p>2140,285073</text:p>
          </table:table-cell>
        </table:table-row>
        <table:table-row table:style-name="ro1">
          <table:table-cell office:value-type="float" office:value="-494.67655" calcext:value-type="float">
            <text:p>-494,67655</text:p>
          </table:table-cell>
          <table:table-cell office:value-type="float" office:value="2142.679542" calcext:value-type="float">
            <text:p>2142,679542</text:p>
          </table:table-cell>
        </table:table-row>
        <table:table-row table:style-name="ro1">
          <table:table-cell office:value-type="float" office:value="-534.656103" calcext:value-type="float">
            <text:p>-534,656103</text:p>
          </table:table-cell>
          <table:table-cell office:value-type="float" office:value="2144.388505" calcext:value-type="float">
            <text:p>2144,388505</text:p>
          </table:table-cell>
        </table:table-row>
        <table:table-row table:style-name="ro1">
          <table:table-cell office:value-type="float" office:value="-574.859409" calcext:value-type="float">
            <text:p>-574,859409</text:p>
          </table:table-cell>
          <table:table-cell office:value-type="float" office:value="2145.404523" calcext:value-type="float">
            <text:p>2145,404523</text:p>
          </table:table-cell>
        </table:table-row>
        <table:table-row table:style-name="ro1">
          <table:table-cell office:value-type="float" office:value="-615.275399" calcext:value-type="float">
            <text:p>-615,275399</text:p>
          </table:table-cell>
          <table:table-cell office:value-type="float" office:value="2145.720313" calcext:value-type="float">
            <text:p>2145,720313</text:p>
          </table:table-cell>
        </table:table-row>
        <table:table-row table:style-name="ro1">
          <table:table-cell office:value-type="float" office:value="-655.892821" calcext:value-type="float">
            <text:p>-655,892821</text:p>
          </table:table-cell>
          <table:table-cell office:value-type="float" office:value="2145.32875" calcext:value-type="float">
            <text:p>2145,32875</text:p>
          </table:table-cell>
        </table:table-row>
        <table:table-row table:style-name="ro1">
          <table:table-cell office:value-type="float" office:value="-696.700245" calcext:value-type="float">
            <text:p>-696,700245</text:p>
          </table:table-cell>
          <table:table-cell office:value-type="float" office:value="2144.222874" calcext:value-type="float">
            <text:p>2144,222874</text:p>
          </table:table-cell>
        </table:table-row>
        <table:table-row table:style-name="ro1">
          <table:table-cell office:value-type="float" office:value="-737.686063" calcext:value-type="float">
            <text:p>-737,686063</text:p>
          </table:table-cell>
          <table:table-cell office:value-type="float" office:value="2142.395889" calcext:value-type="float">
            <text:p>2142,395889</text:p>
          </table:table-cell>
        </table:table-row>
        <table:table-row table:style-name="ro1">
          <table:table-cell office:value-type="float" office:value="-778.838492" calcext:value-type="float">
            <text:p>-778,838492</text:p>
          </table:table-cell>
          <table:table-cell office:value-type="float" office:value="2139.84117" calcext:value-type="float">
            <text:p>2139,84117</text:p>
          </table:table-cell>
        </table:table-row>
        <table:table-row table:style-name="ro1">
          <table:table-cell office:value-type="float" office:value="-820.145575" calcext:value-type="float">
            <text:p>-820,145575</text:p>
          </table:table-cell>
          <table:table-cell office:value-type="float" office:value="2136.552269" calcext:value-type="float">
            <text:p>2136,552269</text:p>
          </table:table-cell>
        </table:table-row>
        <table:table-row table:style-name="ro1">
          <table:table-cell office:value-type="float" office:value="-861.595185" calcext:value-type="float">
            <text:p>-861,595185</text:p>
          </table:table-cell>
          <table:table-cell office:value-type="float" office:value="2132.522915" calcext:value-type="float">
            <text:p>2132,522915</text:p>
          </table:table-cell>
        </table:table-row>
        <table:table-row table:style-name="ro1">
          <table:table-cell office:value-type="float" office:value="-903.175024" calcext:value-type="float">
            <text:p>-903,175024</text:p>
          </table:table-cell>
          <table:table-cell office:value-type="float" office:value="2127.747018" calcext:value-type="float">
            <text:p>2127,747018</text:p>
          </table:table-cell>
        </table:table-row>
        <table:table-row table:style-name="ro1">
          <table:table-cell office:value-type="float" office:value="-944.872631" calcext:value-type="float">
            <text:p>-944,872631</text:p>
          </table:table-cell>
          <table:table-cell office:value-type="float" office:value="2122.218676" calcext:value-type="float">
            <text:p>2122,218676</text:p>
          </table:table-cell>
        </table:table-row>
        <table:table-row table:style-name="ro1">
          <table:table-cell office:value-type="float" office:value="-986.675378" calcext:value-type="float">
            <text:p>-986,675378</text:p>
          </table:table-cell>
          <table:table-cell office:value-type="float" office:value="2115.932177" calcext:value-type="float">
            <text:p>2115,932177</text:p>
          </table:table-cell>
        </table:table-row>
        <table:table-row table:style-name="ro1">
          <table:table-cell office:value-type="float" office:value="-1028.570477" calcext:value-type="float">
            <text:p>-1028,570477</text:p>
          </table:table-cell>
          <table:table-cell office:value-type="float" office:value="2108.882" calcext:value-type="float">
            <text:p>2108,882</text:p>
          </table:table-cell>
        </table:table-row>
        <table:table-row table:style-name="ro1">
          <table:table-cell office:value-type="float" office:value="-1070.544981" calcext:value-type="float">
            <text:p>-1070,544981</text:p>
          </table:table-cell>
          <table:table-cell office:value-type="float" office:value="2101.062826" calcext:value-type="float">
            <text:p>2101,062826</text:p>
          </table:table-cell>
        </table:table-row>
        <table:table-row table:style-name="ro1">
          <table:table-cell office:value-type="float" office:value="-1112.585787" calcext:value-type="float">
            <text:p>-1112,585787</text:p>
          </table:table-cell>
          <table:table-cell office:value-type="float" office:value="2092.469534" calcext:value-type="float">
            <text:p>2092,469534</text:p>
          </table:table-cell>
        </table:table-row>
        <table:table-row table:style-name="ro1">
          <table:table-cell office:value-type="float" office:value="-1154.679638" calcext:value-type="float">
            <text:p>-1154,679638</text:p>
          </table:table-cell>
          <table:table-cell office:value-type="float" office:value="2083.097209" calcext:value-type="float">
            <text:p>2083,097209</text:p>
          </table:table-cell>
        </table:table-row>
        <table:table-row table:style-name="ro1">
          <table:table-cell office:value-type="float" office:value="-1196.813128" calcext:value-type="float">
            <text:p>-1196,813128</text:p>
          </table:table-cell>
          <table:table-cell office:value-type="float" office:value="2072.941145" calcext:value-type="float">
            <text:p>2072,941145</text:p>
          </table:table-cell>
        </table:table-row>
        <table:table-row table:style-name="ro1">
          <table:table-cell office:value-type="float" office:value="-1238.972703" calcext:value-type="float">
            <text:p>-1238,972703</text:p>
          </table:table-cell>
          <table:table-cell office:value-type="float" office:value="2061.996848" calcext:value-type="float">
            <text:p>2061,996848</text:p>
          </table:table-cell>
        </table:table-row>
        <table:table-row table:style-name="ro1">
          <table:table-cell office:value-type="float" office:value="-1281.144662" calcext:value-type="float">
            <text:p>-1281,144662</text:p>
          </table:table-cell>
          <table:table-cell office:value-type="float" office:value="2050.260039" calcext:value-type="float">
            <text:p>2050,260039</text:p>
          </table:table-cell>
        </table:table-row>
        <table:table-row table:style-name="ro1">
          <table:table-cell office:value-type="float" office:value="-1323.315167" calcext:value-type="float">
            <text:p>-1323,315167</text:p>
          </table:table-cell>
          <table:table-cell office:value-type="float" office:value="2037.726661" calcext:value-type="float">
            <text:p>2037,726661</text:p>
          </table:table-cell>
        </table:table-row>
        <table:table-row table:style-name="ro1">
          <table:table-cell office:value-type="float" office:value="-1365.470237" calcext:value-type="float">
            <text:p>-1365,470237</text:p>
          </table:table-cell>
          <table:table-cell office:value-type="float" office:value="2024.392878" calcext:value-type="float">
            <text:p>2024,392878</text:p>
          </table:table-cell>
        </table:table-row>
        <table:table-row table:style-name="ro1">
          <table:table-cell office:value-type="float" office:value="-1407.595761" calcext:value-type="float">
            <text:p>-1407,595761</text:p>
          </table:table-cell>
          <table:table-cell office:value-type="float" office:value="2010.25508" calcext:value-type="float">
            <text:p>2010,25508</text:p>
          </table:table-cell>
        </table:table-row>
        <table:table-row table:style-name="ro1">
          <table:table-cell office:value-type="float" office:value="-1449.677492" calcext:value-type="float">
            <text:p>-1449,677492</text:p>
          </table:table-cell>
          <table:table-cell office:value-type="float" office:value="1995.30989" calcext:value-type="float">
            <text:p>1995,30989</text:p>
          </table:table-cell>
        </table:table-row>
        <table:table-row table:style-name="ro1">
          <table:table-cell office:value-type="float" office:value="-1491.701056" calcext:value-type="float">
            <text:p>-1491,701056</text:p>
          </table:table-cell>
          <table:table-cell office:value-type="float" office:value="1979.554162" calcext:value-type="float">
            <text:p>1979,554162</text:p>
          </table:table-cell>
        </table:table-row>
        <table:table-row table:style-name="ro1">
          <table:table-cell office:value-type="float" office:value="-1533.651956" calcext:value-type="float">
            <text:p>-1533,651956</text:p>
          </table:table-cell>
          <table:table-cell office:value-type="float" office:value="1962.984988" calcext:value-type="float">
            <text:p>1962,984988</text:p>
          </table:table-cell>
        </table:table-row>
        <table:table-row table:style-name="ro1">
          <table:table-cell office:value-type="float" office:value="-1575.515571" calcext:value-type="float">
            <text:p>-1575,515571</text:p>
          </table:table-cell>
          <table:table-cell office:value-type="float" office:value="1945.599699" calcext:value-type="float">
            <text:p>1945,599699</text:p>
          </table:table-cell>
        </table:table-row>
        <table:table-row table:style-name="ro1">
          <table:table-cell office:value-type="float" office:value="-1617.277164" calcext:value-type="float">
            <text:p>-1617,277164</text:p>
          </table:table-cell>
          <table:table-cell office:value-type="float" office:value="1927.395871" calcext:value-type="float">
            <text:p>1927,395871</text:p>
          </table:table-cell>
        </table:table-row>
        <table:table-row table:style-name="ro1">
          <table:table-cell office:value-type="float" office:value="-1658.921884" calcext:value-type="float">
            <text:p>-1658,921884</text:p>
          </table:table-cell>
          <table:table-cell office:value-type="float" office:value="1908.371326" calcext:value-type="float">
            <text:p>1908,371326</text:p>
          </table:table-cell>
        </table:table-row>
        <table:table-row table:style-name="ro1">
          <table:table-cell office:value-type="float" office:value="-1700.434769" calcext:value-type="float">
            <text:p>-1700,434769</text:p>
          </table:table-cell>
          <table:table-cell office:value-type="float" office:value="1888.524135" calcext:value-type="float">
            <text:p>1888,524135</text:p>
          </table:table-cell>
        </table:table-row>
        <table:table-row table:style-name="ro1">
          <table:table-cell office:value-type="float" office:value="-1741.80075" calcext:value-type="float">
            <text:p>-1741,80075</text:p>
          </table:table-cell>
          <table:table-cell office:value-type="float" office:value="1867.852624" calcext:value-type="float">
            <text:p>1867,852624</text:p>
          </table:table-cell>
        </table:table-row>
        <table:table-row table:style-name="ro1">
          <table:table-cell office:value-type="float" office:value="-1783.004659" calcext:value-type="float">
            <text:p>-1783,004659</text:p>
          </table:table-cell>
          <table:table-cell office:value-type="float" office:value="1846.355374" calcext:value-type="float">
            <text:p>1846,355374</text:p>
          </table:table-cell>
        </table:table-row>
        <table:table-row table:style-name="ro1">
          <table:table-cell office:value-type="float" office:value="-1824.031225" calcext:value-type="float">
            <text:p>-1824,031225</text:p>
          </table:table-cell>
          <table:table-cell office:value-type="float" office:value="1824.031225" calcext:value-type="float">
            <text:p>1824,031225</text:p>
          </table:table-cell>
        </table:table-row>
        <table:table-row table:style-name="ro1">
          <table:table-cell office:value-type="float" office:value="-1864.865087" calcext:value-type="float">
            <text:p>-1864,865087</text:p>
          </table:table-cell>
          <table:table-cell office:value-type="float" office:value="1800.879281" calcext:value-type="float">
            <text:p>1800,879281</text:p>
          </table:table-cell>
        </table:table-row>
        <table:table-row table:style-name="ro1">
          <table:table-cell office:value-type="float" office:value="-1905.490789" calcext:value-type="float">
            <text:p>-1905,490789</text:p>
          </table:table-cell>
          <table:table-cell office:value-type="float" office:value="1776.898908" calcext:value-type="float">
            <text:p>1776,898908</text:p>
          </table:table-cell>
        </table:table-row>
        <table:table-row table:style-name="ro1">
          <table:table-cell office:value-type="float" office:value="-1945.892795" calcext:value-type="float">
            <text:p>-1945,892795</text:p>
          </table:table-cell>
          <table:table-cell office:value-type="float" office:value="1752.089742" calcext:value-type="float">
            <text:p>1752,089742</text:p>
          </table:table-cell>
        </table:table-row>
        <table:table-row table:style-name="ro1">
          <table:table-cell office:value-type="float" office:value="-1986.055481" calcext:value-type="float">
            <text:p>-1986,055481</text:p>
          </table:table-cell>
          <table:table-cell office:value-type="float" office:value="1726.45169" calcext:value-type="float">
            <text:p>1726,45169</text:p>
          </table:table-cell>
        </table:table-row>
        <table:table-row table:style-name="ro1">
          <table:table-cell office:value-type="float" office:value="-2025.96315" calcext:value-type="float">
            <text:p>-2025,96315</text:p>
          </table:table-cell>
          <table:table-cell office:value-type="float" office:value="1699.984932" calcext:value-type="float">
            <text:p>1699,984932</text:p>
          </table:table-cell>
        </table:table-row>
        <table:table-row table:style-name="ro1">
          <table:table-cell office:value-type="float" office:value="-2065.600031" calcext:value-type="float">
            <text:p>-2065,600031</text:p>
          </table:table-cell>
          <table:table-cell office:value-type="float" office:value="1672.689924" calcext:value-type="float">
            <text:p>1672,689924</text:p>
          </table:table-cell>
        </table:table-row>
        <table:table-row table:style-name="ro1">
          <table:table-cell office:value-type="float" office:value="-2104.950284" calcext:value-type="float">
            <text:p>-2104,950284</text:p>
          </table:table-cell>
          <table:table-cell office:value-type="float" office:value="1644.567402" calcext:value-type="float">
            <text:p>1644,567402</text:p>
          </table:table-cell>
        </table:table-row>
        <table:table-row table:style-name="ro1">
          <table:table-cell office:value-type="float" office:value="-2143.998006" calcext:value-type="float">
            <text:p>-2143,998006</text:p>
          </table:table-cell>
          <table:table-cell office:value-type="float" office:value="1615.618381" calcext:value-type="float">
            <text:p>1615,618381</text:p>
          </table:table-cell>
        </table:table-row>
        <table:table-row table:style-name="ro1">
          <table:table-cell office:value-type="float" office:value="-2182.727232" calcext:value-type="float">
            <text:p>-2182,727232</text:p>
          </table:table-cell>
          <table:table-cell office:value-type="float" office:value="1585.844161" calcext:value-type="float">
            <text:p>1585,844161</text:p>
          </table:table-cell>
        </table:table-row>
        <table:table-row table:style-name="ro1">
          <table:table-cell office:value-type="float" office:value="-2221.121947" calcext:value-type="float">
            <text:p>-2221,121947</text:p>
          </table:table-cell>
          <table:table-cell office:value-type="float" office:value="1555.246331" calcext:value-type="float">
            <text:p>1555,246331</text:p>
          </table:table-cell>
        </table:table-row>
        <table:table-row table:style-name="ro1">
          <table:table-cell office:value-type="float" office:value="-2259.166083" calcext:value-type="float">
            <text:p>-2259,166083</text:p>
          </table:table-cell>
          <table:table-cell office:value-type="float" office:value="1523.826764" calcext:value-type="float">
            <text:p>1523,826764</text:p>
          </table:table-cell>
        </table:table-row>
        <table:table-row table:style-name="ro1">
          <table:table-cell office:value-type="float" office:value="-2296.843527" calcext:value-type="float">
            <text:p>-2296,843527</text:p>
          </table:table-cell>
          <table:table-cell office:value-type="float" office:value="1491.587627" calcext:value-type="float">
            <text:p>1491,587627</text:p>
          </table:table-cell>
        </table:table-row>
        <table:table-row table:style-name="ro1">
          <table:table-cell office:value-type="float" office:value="-2334.138128" calcext:value-type="float">
            <text:p>-2334,138128</text:p>
          </table:table-cell>
          <table:table-cell office:value-type="float" office:value="1458.531379" calcext:value-type="float">
            <text:p>1458,531379</text:p>
          </table:table-cell>
        </table:table-row>
        <table:table-row table:style-name="ro1">
          <table:table-cell office:value-type="float" office:value="-2371.033697" calcext:value-type="float">
            <text:p>-2371,033697</text:p>
          </table:table-cell>
          <table:table-cell office:value-type="float" office:value="1424.660775" calcext:value-type="float">
            <text:p>1424,660775</text:p>
          </table:table-cell>
        </table:table-row>
        <table:table-row table:style-name="ro1">
          <table:table-cell office:value-type="float" office:value="-2407.514018" calcext:value-type="float">
            <text:p>-2407,514018</text:p>
          </table:table-cell>
          <table:table-cell office:value-type="float" office:value="1389.978866" calcext:value-type="float">
            <text:p>1389,978866</text:p>
          </table:table-cell>
        </table:table-row>
        <table:table-row table:style-name="ro1">
          <table:table-cell office:value-type="float" office:value="-2443.562847" calcext:value-type="float">
            <text:p>-2443,562847</text:p>
          </table:table-cell>
          <table:table-cell office:value-type="float" office:value="1354.489004" calcext:value-type="float">
            <text:p>1354,489004</text:p>
          </table:table-cell>
        </table:table-row>
        <table:table-row table:style-name="ro1">
          <table:table-cell office:value-type="float" office:value="-2479.163922" calcext:value-type="float">
            <text:p>-2479,163922</text:p>
          </table:table-cell>
          <table:table-cell office:value-type="float" office:value="1318.19484" calcext:value-type="float">
            <text:p>1318,19484</text:p>
          </table:table-cell>
        </table:table-row>
        <table:table-row table:style-name="ro1">
          <table:table-cell office:value-type="float" office:value="-2514.300966" calcext:value-type="float">
            <text:p>-2514,300966</text:p>
          </table:table-cell>
          <table:table-cell office:value-type="float" office:value="1281.10033" calcext:value-type="float">
            <text:p>1281,10033</text:p>
          </table:table-cell>
        </table:table-row>
        <table:table-row table:style-name="ro1">
          <table:table-cell office:value-type="float" office:value="-2548.957691" calcext:value-type="float">
            <text:p>-2548,957691</text:p>
          </table:table-cell>
          <table:table-cell office:value-type="float" office:value="1243.209733" calcext:value-type="float">
            <text:p>1243,209733</text:p>
          </table:table-cell>
        </table:table-row>
        <table:table-row table:style-name="ro1">
          <table:table-cell office:value-type="float" office:value="-2583.117806" calcext:value-type="float">
            <text:p>-2583,117806</text:p>
          </table:table-cell>
          <table:table-cell office:value-type="float" office:value="1204.527615" calcext:value-type="float">
            <text:p>1204,527615</text:p>
          </table:table-cell>
        </table:table-row>
        <table:table-row table:style-name="ro1">
          <table:table-cell office:value-type="float" office:value="-2616.765022" calcext:value-type="float">
            <text:p>-2616,765022</text:p>
          </table:table-cell>
          <table:table-cell office:value-type="float" office:value="1165.05885" calcext:value-type="float">
            <text:p>1165,05885</text:p>
          </table:table-cell>
        </table:table-row>
        <table:table-row table:style-name="ro1">
          <table:table-cell office:value-type="float" office:value="-2649.883054" calcext:value-type="float">
            <text:p>-2649,883054</text:p>
          </table:table-cell>
          <table:table-cell office:value-type="float" office:value="1124.808622" calcext:value-type="float">
            <text:p>1124,808622</text:p>
          </table:table-cell>
        </table:table-row>
        <table:table-row table:style-name="ro1">
          <table:table-cell office:value-type="float" office:value="-2682.455632" calcext:value-type="float">
            <text:p>-2682,455632</text:p>
          </table:table-cell>
          <table:table-cell office:value-type="float" office:value="1083.782425" calcext:value-type="float">
            <text:p>1083,782425</text:p>
          </table:table-cell>
        </table:table-row>
        <table:table-row table:style-name="ro1">
          <table:table-cell office:value-type="float" office:value="-2714.4665" calcext:value-type="float">
            <text:p>-2714,4665</text:p>
          </table:table-cell>
          <table:table-cell office:value-type="float" office:value="1041.986064" calcext:value-type="float">
            <text:p>1041,986064</text:p>
          </table:table-cell>
        </table:table-row>
        <table:table-row table:style-name="ro1">
          <table:table-cell office:value-type="float" office:value="-2745.89943" calcext:value-type="float">
            <text:p>-2745,89943</text:p>
          </table:table-cell>
          <table:table-cell office:value-type="float" office:value="999.425659" calcext:value-type="float">
            <text:p>999,425659</text:p>
          </table:table-cell>
        </table:table-row>
        <table:table-row table:style-name="ro1">
          <table:table-cell office:value-type="float" office:value="-2776.738217" calcext:value-type="float">
            <text:p>-2776,738217</text:p>
          </table:table-cell>
          <table:table-cell office:value-type="float" office:value="956.107643" calcext:value-type="float">
            <text:p>956,107643</text:p>
          </table:table-cell>
        </table:table-row>
        <table:table-row table:style-name="ro1">
          <table:table-cell office:value-type="float" office:value="-2806.966693" calcext:value-type="float">
            <text:p>-2806,966693</text:p>
          </table:table-cell>
          <table:table-cell office:value-type="float" office:value="912.038765" calcext:value-type="float">
            <text:p>912,038765</text:p>
          </table:table-cell>
        </table:table-row>
        <table:table-row table:style-name="ro1">
          <table:table-cell office:value-type="float" office:value="-2836.568732" calcext:value-type="float">
            <text:p>-2836,568732</text:p>
          </table:table-cell>
          <table:table-cell office:value-type="float" office:value="867.226092" calcext:value-type="float">
            <text:p>867,226092</text:p>
          </table:table-cell>
        </table:table-row>
        <table:table-row table:style-name="ro1">
          <table:table-cell office:value-type="float" office:value="-2865.528251" calcext:value-type="float">
            <text:p>-2865,528251</text:p>
          </table:table-cell>
          <table:table-cell office:value-type="float" office:value="821.677004" calcext:value-type="float">
            <text:p>821,677004</text:p>
          </table:table-cell>
        </table:table-row>
        <table:table-row table:style-name="ro1">
          <table:table-cell office:value-type="float" office:value="-2893.829218" calcext:value-type="float">
            <text:p>-2893,829218</text:p>
          </table:table-cell>
          <table:table-cell office:value-type="float" office:value="775.399202" calcext:value-type="float">
            <text:p>775,399202</text:p>
          </table:table-cell>
        </table:table-row>
        <table:table-row table:style-name="ro1">
          <table:table-cell office:value-type="float" office:value="-2921.455661" calcext:value-type="float">
            <text:p>-2921,455661</text:p>
          </table:table-cell>
          <table:table-cell office:value-type="float" office:value="728.400705" calcext:value-type="float">
            <text:p>728,400705</text:p>
          </table:table-cell>
        </table:table-row>
        <table:table-row table:style-name="ro1">
          <table:table-cell office:value-type="float" office:value="-2948.39167" calcext:value-type="float">
            <text:p>-2948,39167</text:p>
          </table:table-cell>
          <table:table-cell office:value-type="float" office:value="680.689852" calcext:value-type="float">
            <text:p>680,689852</text:p>
          </table:table-cell>
        </table:table-row>
        <table:table-row table:style-name="ro1">
          <table:table-cell office:value-type="float" office:value="-2974.621403" calcext:value-type="float">
            <text:p>-2974,621403</text:p>
          </table:table-cell>
          <table:table-cell office:value-type="float" office:value="632.275298" calcext:value-type="float">
            <text:p>632,275298</text:p>
          </table:table-cell>
        </table:table-row>
        <table:table-row table:style-name="ro1">
          <table:table-cell office:value-type="float" office:value="-3000.129095" calcext:value-type="float">
            <text:p>-3000,129095</text:p>
          </table:table-cell>
          <table:table-cell office:value-type="float" office:value="583.166021" calcext:value-type="float">
            <text:p>583,166021</text:p>
          </table:table-cell>
        </table:table-row>
        <table:table-row table:style-name="ro1">
          <table:table-cell office:value-type="float" office:value="-3024.89906" calcext:value-type="float">
            <text:p>-3024,89906</text:p>
          </table:table-cell>
          <table:table-cell office:value-type="float" office:value="533.371318" calcext:value-type="float">
            <text:p>533,371318</text:p>
          </table:table-cell>
        </table:table-row>
        <table:table-row table:style-name="ro1">
          <table:table-cell office:value-type="float" office:value="-3048.915701" calcext:value-type="float">
            <text:p>-3048,915701</text:p>
          </table:table-cell>
          <table:table-cell office:value-type="float" office:value="482.900807" calcext:value-type="float">
            <text:p>482,900807</text:p>
          </table:table-cell>
        </table:table-row>
        <table:table-row table:style-name="ro1">
          <table:table-cell office:value-type="float" office:value="-3072.163513" calcext:value-type="float">
            <text:p>-3072,163513</text:p>
          </table:table-cell>
          <table:table-cell office:value-type="float" office:value="431.764424" calcext:value-type="float">
            <text:p>431,764424</text:p>
          </table:table-cell>
        </table:table-row>
        <table:table-row table:style-name="ro1">
          <table:table-cell office:value-type="float" office:value="-3094.627091" calcext:value-type="float">
            <text:p>-3094,627091</text:p>
          </table:table-cell>
          <table:table-cell office:value-type="float" office:value="379.972428" calcext:value-type="float">
            <text:p>379,972428</text:p>
          </table:table-cell>
        </table:table-row>
        <table:table-row table:style-name="ro1">
          <table:table-cell office:value-type="float" office:value="-3116.291133" calcext:value-type="float">
            <text:p>-3116,291133</text:p>
          </table:table-cell>
          <table:table-cell office:value-type="float" office:value="327.535396" calcext:value-type="float">
            <text:p>327,535396</text:p>
          </table:table-cell>
        </table:table-row>
        <table:table-row table:style-name="ro1">
          <table:table-cell office:value-type="float" office:value="-3137.140452" calcext:value-type="float">
            <text:p>-3137,140452</text:p>
          </table:table-cell>
          <table:table-cell office:value-type="float" office:value="274.464225" calcext:value-type="float">
            <text:p>274,464225</text:p>
          </table:table-cell>
        </table:table-row>
        <table:table-row table:style-name="ro1">
          <table:table-cell office:value-type="float" office:value="-3157.159975" calcext:value-type="float">
            <text:p>-3157,159975</text:p>
          </table:table-cell>
          <table:table-cell office:value-type="float" office:value="220.770132" calcext:value-type="float">
            <text:p>220,770132</text:p>
          </table:table-cell>
        </table:table-row>
        <table:table-row table:style-name="ro1">
          <table:table-cell office:value-type="float" office:value="-3176.334755" calcext:value-type="float">
            <text:p>-3176,334755</text:p>
          </table:table-cell>
          <table:table-cell office:value-type="float" office:value="166.464651" calcext:value-type="float">
            <text:p>166,464651</text:p>
          </table:table-cell>
        </table:table-row>
        <table:table-row table:style-name="ro1">
          <table:table-cell office:value-type="float" office:value="-3194.649973" calcext:value-type="float">
            <text:p>-3194,649973</text:p>
          </table:table-cell>
          <table:table-cell office:value-type="float" office:value="111.559635" calcext:value-type="float">
            <text:p>111,559635</text:p>
          </table:table-cell>
        </table:table-row>
        <table:table-row table:style-name="ro1">
          <table:table-cell office:value-type="float" office:value="-3212.090949" calcext:value-type="float">
            <text:p>-3212,090949</text:p>
          </table:table-cell>
          <table:table-cell office:value-type="float" office:value="56.067256" calcext:value-type="float">
            <text:p>56,067256</text:p>
          </table:table-cell>
        </table:table-row>
        <table:table-row table:style-name="ro1">
          <table:table-cell office:value-type="float" office:value="-3228.643141" calcext:value-type="float">
            <text:p>-3228,643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244.29216" calcext:value-type="float">
            <text:p>-3244,29216</text:p>
          </table:table-cell>
          <table:table-cell office:value-type="float" office:value="-56.62933" calcext:value-type="float">
            <text:p>-56,62933</text:p>
          </table:table-cell>
        </table:table-row>
        <table:table-row table:style-name="ro1">
          <table:table-cell office:value-type="float" office:value="-3259.023769" calcext:value-type="float">
            <text:p>-3259,023769</text:p>
          </table:table-cell>
          <table:table-cell office:value-type="float" office:value="-113.807618" calcext:value-type="float">
            <text:p>-113,807618</text:p>
          </table:table-cell>
        </table:table-row>
        <table:table-row table:style-name="ro1">
          <table:table-cell office:value-type="float" office:value="-3272.823894" calcext:value-type="float">
            <text:p>-3272,823894</text:p>
          </table:table-cell>
          <table:table-cell office:value-type="float" office:value="-171.521432" calcext:value-type="float">
            <text:p>-171,521432</text:p>
          </table:table-cell>
        </table:table-row>
        <table:table-row table:style-name="ro1">
          <table:table-cell office:value-type="float" office:value="-3285.678625" calcext:value-type="float">
            <text:p>-3285,678625</text:p>
          </table:table-cell>
          <table:table-cell office:value-type="float" office:value="-229.757031" calcext:value-type="float">
            <text:p>-229,757031</text:p>
          </table:table-cell>
        </table:table-row>
        <table:table-row table:style-name="ro1">
          <table:table-cell office:value-type="float" office:value="-3297.574229" calcext:value-type="float">
            <text:p>-3297,574229</text:p>
          </table:table-cell>
          <table:table-cell office:value-type="float" office:value="-288.500362" calcext:value-type="float">
            <text:p>-288,500362</text:p>
          </table:table-cell>
        </table:table-row>
        <table:table-row table:style-name="ro1">
          <table:table-cell office:value-type="float" office:value="-3308.497151" calcext:value-type="float">
            <text:p>-3308,497151</text:p>
          </table:table-cell>
          <table:table-cell office:value-type="float" office:value="-347.737063" calcext:value-type="float">
            <text:p>-347,737063</text:p>
          </table:table-cell>
        </table:table-row>
        <table:table-row table:style-name="ro1">
          <table:table-cell office:value-type="float" office:value="-3318.434025" calcext:value-type="float">
            <text:p>-3318,434025</text:p>
          </table:table-cell>
          <table:table-cell office:value-type="float" office:value="-407.452465" calcext:value-type="float">
            <text:p>-407,452465</text:p>
          </table:table-cell>
        </table:table-row>
        <table:table-row table:style-name="ro1">
          <table:table-cell office:value-type="float" office:value="-3327.371673" calcext:value-type="float">
            <text:p>-3327,371673</text:p>
          </table:table-cell>
          <table:table-cell office:value-type="float" office:value="-467.631592" calcext:value-type="float">
            <text:p>-467,631592</text:p>
          </table:table-cell>
        </table:table-row>
        <table:table-row table:style-name="ro1">
          <table:table-cell office:value-type="float" office:value="-3335.29712" calcext:value-type="float">
            <text:p>-3335,29712</text:p>
          </table:table-cell>
          <table:table-cell office:value-type="float" office:value="-528.259168" calcext:value-type="float">
            <text:p>-528,259168</text:p>
          </table:table-cell>
        </table:table-row>
        <table:table-row table:style-name="ro1">
          <table:table-cell office:value-type="float" office:value="-3342.197593" calcext:value-type="float">
            <text:p>-3342,197593</text:p>
          </table:table-cell>
          <table:table-cell office:value-type="float" office:value="-589.31961" calcext:value-type="float">
            <text:p>-589,31961</text:p>
          </table:table-cell>
        </table:table-row>
        <table:table-row table:style-name="ro1">
          <table:table-cell office:value-type="float" office:value="-3348.060532" calcext:value-type="float">
            <text:p>-3348,060532</text:p>
          </table:table-cell>
          <table:table-cell office:value-type="float" office:value="-650.797041" calcext:value-type="float">
            <text:p>-650,797041</text:p>
          </table:table-cell>
        </table:table-row>
        <table:table-row table:style-name="ro1">
          <table:table-cell office:value-type="float" office:value="-3352.873595" calcext:value-type="float">
            <text:p>-3352,873595</text:p>
          </table:table-cell>
          <table:table-cell office:value-type="float" office:value="-712.675283" calcext:value-type="float">
            <text:p>-712,675283</text:p>
          </table:table-cell>
        </table:table-row>
        <table:table-row table:style-name="ro1">
          <table:table-cell office:value-type="float" office:value="-3356.624663" calcext:value-type="float">
            <text:p>-3356,624663</text:p>
          </table:table-cell>
          <table:table-cell office:value-type="float" office:value="-774.937864" calcext:value-type="float">
            <text:p>-774,937864</text:p>
          </table:table-cell>
        </table:table-row>
        <table:table-row table:style-name="ro1">
          <table:table-cell office:value-type="float" office:value="-3359.301846" calcext:value-type="float">
            <text:p>-3359,301846</text:p>
          </table:table-cell>
          <table:table-cell office:value-type="float" office:value="-837.56802" calcext:value-type="float">
            <text:p>-837,56802</text:p>
          </table:table-cell>
        </table:table-row>
        <table:table-row table:style-name="ro1">
          <table:table-cell office:value-type="float" office:value="-3360.893494" calcext:value-type="float">
            <text:p>-3360,893494</text:p>
          </table:table-cell>
          <table:table-cell office:value-type="float" office:value="-900.548698" calcext:value-type="float">
            <text:p>-900,548698</text:p>
          </table:table-cell>
        </table:table-row>
        <table:table-row table:style-name="ro1">
          <table:table-cell office:value-type="float" office:value="-3361.388196" calcext:value-type="float">
            <text:p>-3361,388196</text:p>
          </table:table-cell>
          <table:table-cell office:value-type="float" office:value="-963.862555" calcext:value-type="float">
            <text:p>-963,862555</text:p>
          </table:table-cell>
        </table:table-row>
        <table:table-row table:style-name="ro1">
          <table:table-cell office:value-type="float" office:value="-3360.774792" calcext:value-type="float">
            <text:p>-3360,774792</text:p>
          </table:table-cell>
          <table:table-cell office:value-type="float" office:value="-1027.491967" calcext:value-type="float">
            <text:p>-1027,491967</text:p>
          </table:table-cell>
        </table:table-row>
        <table:table-row table:style-name="ro1">
          <table:table-cell office:value-type="float" office:value="-3359.042376" calcext:value-type="float">
            <text:p>-3359,042376</text:p>
          </table:table-cell>
          <table:table-cell office:value-type="float" office:value="-1091.419028" calcext:value-type="float">
            <text:p>-1091,419028</text:p>
          </table:table-cell>
        </table:table-row>
        <table:table-row table:style-name="ro1">
          <table:table-cell office:value-type="float" office:value="-3356.180303" calcext:value-type="float">
            <text:p>-3356,180303</text:p>
          </table:table-cell>
          <table:table-cell office:value-type="float" office:value="-1155.625554" calcext:value-type="float">
            <text:p>-1155,625554</text:p>
          </table:table-cell>
        </table:table-row>
        <table:table-row table:style-name="ro1">
          <table:table-cell office:value-type="float" office:value="-3352.178198" calcext:value-type="float">
            <text:p>-3352,178198</text:p>
          </table:table-cell>
          <table:table-cell office:value-type="float" office:value="-1220.093084" calcext:value-type="float">
            <text:p>-1220,093084</text:p>
          </table:table-cell>
        </table:table-row>
        <table:table-row table:style-name="ro1">
          <table:table-cell office:value-type="float" office:value="-3347.025955" calcext:value-type="float">
            <text:p>-3347,025955</text:p>
          </table:table-cell>
          <table:table-cell office:value-type="float" office:value="-1284.802888" calcext:value-type="float">
            <text:p>-1284,802888</text:p>
          </table:table-cell>
        </table:table-row>
        <table:table-row table:style-name="ro1">
          <table:table-cell office:value-type="float" office:value="-3340.713751" calcext:value-type="float">
            <text:p>-3340,713751</text:p>
          </table:table-cell>
          <table:table-cell office:value-type="float" office:value="-1349.735968" calcext:value-type="float">
            <text:p>-1349,735968</text:p>
          </table:table-cell>
        </table:table-row>
        <table:table-row table:style-name="ro1">
          <table:table-cell office:value-type="float" office:value="-3333.232047" calcext:value-type="float">
            <text:p>-3333,232047</text:p>
          </table:table-cell>
          <table:table-cell office:value-type="float" office:value="-1414.873061" calcext:value-type="float">
            <text:p>-1414,873061</text:p>
          </table:table-cell>
        </table:table-row>
        <table:table-row table:style-name="ro1">
          <table:table-cell office:value-type="float" office:value="-3324.571597" calcext:value-type="float">
            <text:p>-3324,571597</text:p>
          </table:table-cell>
          <table:table-cell office:value-type="float" office:value="-1480.194641" calcext:value-type="float">
            <text:p>-1480,194641</text:p>
          </table:table-cell>
        </table:table-row>
        <table:table-row table:style-name="ro1">
          <table:table-cell office:value-type="float" office:value="-3314.723452" calcext:value-type="float">
            <text:p>-3314,723452</text:p>
          </table:table-cell>
          <table:table-cell office:value-type="float" office:value="-1545.68093" calcext:value-type="float">
            <text:p>-1545,68093</text:p>
          </table:table-cell>
        </table:table-row>
        <table:table-row table:style-name="ro1">
          <table:table-cell office:value-type="float" office:value="-3303.678965" calcext:value-type="float">
            <text:p>-3303,678965</text:p>
          </table:table-cell>
          <table:table-cell office:value-type="float" office:value="-1611.311893" calcext:value-type="float">
            <text:p>-1611,311893</text:p>
          </table:table-cell>
        </table:table-row>
        <table:table-row table:style-name="ro1">
          <table:table-cell office:value-type="float" office:value="-3291.429801" calcext:value-type="float">
            <text:p>-3291,429801</text:p>
          </table:table-cell>
          <table:table-cell office:value-type="float" office:value="-1677.067249" calcext:value-type="float">
            <text:p>-1677,067249</text:p>
          </table:table-cell>
        </table:table-row>
        <table:table-row table:style-name="ro1">
          <table:table-cell office:value-type="float" office:value="-3277.96794" calcext:value-type="float">
            <text:p>-3277,96794</text:p>
          </table:table-cell>
          <table:table-cell office:value-type="float" office:value="-1742.92647" calcext:value-type="float">
            <text:p>-1742,92647</text:p>
          </table:table-cell>
        </table:table-row>
        <table:table-row table:style-name="ro1">
          <table:table-cell office:value-type="float" office:value="-3263.28568" calcext:value-type="float">
            <text:p>-3263,28568</text:p>
          </table:table-cell>
          <table:table-cell office:value-type="float" office:value="-1808.86879" calcext:value-type="float">
            <text:p>-1808,86879</text:p>
          </table:table-cell>
        </table:table-row>
        <table:table-row table:style-name="ro1">
          <table:table-cell office:value-type="float" office:value="-3247.375651" calcext:value-type="float">
            <text:p>-3247,375651</text:p>
          </table:table-cell>
          <table:table-cell office:value-type="float" office:value="-1874.873206" calcext:value-type="float">
            <text:p>-1874,873206</text:p>
          </table:table-cell>
        </table:table-row>
        <table:table-row table:style-name="ro1">
          <table:table-cell office:value-type="float" office:value="-3230.23081" calcext:value-type="float">
            <text:p>-3230,23081</text:p>
          </table:table-cell>
          <table:table-cell office:value-type="float" office:value="-1940.918484" calcext:value-type="float">
            <text:p>-1940,918484</text:p>
          </table:table-cell>
        </table:table-row>
        <table:table-row table:style-name="ro1">
          <table:table-cell office:value-type="float" office:value="-3211.844458" calcext:value-type="float">
            <text:p>-3211,844458</text:p>
          </table:table-cell>
          <table:table-cell office:value-type="float" office:value="-2006.983165" calcext:value-type="float">
            <text:p>-2006,983165</text:p>
          </table:table-cell>
        </table:table-row>
        <table:table-row table:style-name="ro1">
          <table:table-cell office:value-type="float" office:value="-3192.210236" calcext:value-type="float">
            <text:p>-3192,210236</text:p>
          </table:table-cell>
          <table:table-cell office:value-type="float" office:value="-2073.045566" calcext:value-type="float">
            <text:p>-2073,045566</text:p>
          </table:table-cell>
        </table:table-row>
        <table:table-row table:style-name="ro1">
          <table:table-cell office:value-type="float" office:value="-3171.322135" calcext:value-type="float">
            <text:p>-3171,322135</text:p>
          </table:table-cell>
          <table:table-cell office:value-type="float" office:value="-2139.08379" calcext:value-type="float">
            <text:p>-2139,08379</text:p>
          </table:table-cell>
        </table:table-row>
        <table:table-row table:style-name="ro1">
          <table:table-cell office:value-type="float" office:value="-3149.174502" calcext:value-type="float">
            <text:p>-3149,174502</text:p>
          </table:table-cell>
          <table:table-cell office:value-type="float" office:value="-2205.075726" calcext:value-type="float">
            <text:p>-2205,075726</text:p>
          </table:table-cell>
        </table:table-row>
        <table:table-row table:style-name="ro1">
          <table:table-cell office:value-type="float" office:value="-3125.762045" calcext:value-type="float">
            <text:p>-3125,762045</text:p>
          </table:table-cell>
          <table:table-cell office:value-type="float" office:value="-2270.999058" calcext:value-type="float">
            <text:p>-2270,999058</text:p>
          </table:table-cell>
        </table:table-row>
        <table:table-row table:style-name="ro1">
          <table:table-cell office:value-type="float" office:value="-3101.079835" calcext:value-type="float">
            <text:p>-3101,079835</text:p>
          </table:table-cell>
          <table:table-cell office:value-type="float" office:value="-2336.83127" calcext:value-type="float">
            <text:p>-2336,83127</text:p>
          </table:table-cell>
        </table:table-row>
        <table:table-row table:style-name="ro1">
          <table:table-cell office:value-type="float" office:value="-3075.123318" calcext:value-type="float">
            <text:p>-3075,123318</text:p>
          </table:table-cell>
          <table:table-cell office:value-type="float" office:value="-2402.549648" calcext:value-type="float">
            <text:p>-2402,549648</text:p>
          </table:table-cell>
        </table:table-row>
        <table:table-row table:style-name="ro1">
          <table:table-cell office:value-type="float" office:value="-3047.888312" calcext:value-type="float">
            <text:p>-3047,888312</text:p>
          </table:table-cell>
          <table:table-cell office:value-type="float" office:value="-2468.13129" calcext:value-type="float">
            <text:p>-2468,13129</text:p>
          </table:table-cell>
        </table:table-row>
        <table:table-row table:style-name="ro1">
          <table:table-cell office:value-type="float" office:value="-3019.37102" calcext:value-type="float">
            <text:p>-3019,37102</text:p>
          </table:table-cell>
          <table:table-cell office:value-type="float" office:value="-2533.553109" calcext:value-type="float">
            <text:p>-2533,553109</text:p>
          </table:table-cell>
        </table:table-row>
        <table:table-row table:style-name="ro1">
          <table:table-cell office:value-type="float" office:value="-2989.568029" calcext:value-type="float">
            <text:p>-2989,568029</text:p>
          </table:table-cell>
          <table:table-cell office:value-type="float" office:value="-2598.79184" calcext:value-type="float">
            <text:p>-2598,79184</text:p>
          </table:table-cell>
        </table:table-row>
        <table:table-row table:style-name="ro1">
          <table:table-cell office:value-type="float" office:value="-2958.47632" calcext:value-type="float">
            <text:p>-2958,47632</text:p>
          </table:table-cell>
          <table:table-cell office:value-type="float" office:value="-2663.824043" calcext:value-type="float">
            <text:p>-2663,824043</text:p>
          </table:table-cell>
        </table:table-row>
        <table:table-row table:style-name="ro1">
          <table:table-cell office:value-type="float" office:value="-2926.093268" calcext:value-type="float">
            <text:p>-2926,093268</text:p>
          </table:table-cell>
          <table:table-cell office:value-type="float" office:value="-2728.626116" calcext:value-type="float">
            <text:p>-2728,626116</text:p>
          </table:table-cell>
        </table:table-row>
        <table:table-row table:style-name="ro1">
          <table:table-cell office:value-type="float" office:value="-2892.41665" calcext:value-type="float">
            <text:p>-2892,41665</text:p>
          </table:table-cell>
          <table:table-cell office:value-type="float" office:value="-2793.174291" calcext:value-type="float">
            <text:p>-2793,174291</text:p>
          </table:table-cell>
        </table:table-row>
        <table:table-row table:style-name="ro1">
          <table:table-cell table:number-columns-repeated="2" office:value-type="float" office:value="-2857.444651" calcext:value-type="float">
            <text:p>-2857,444651</text:p>
          </table:table-cell>
        </table:table-row>
        <table:table-row table:style-name="ro1">
          <table:table-cell office:value-type="float" office:value="-2821.175863" calcext:value-type="float">
            <text:p>-2821,175863</text:p>
          </table:table-cell>
          <table:table-cell office:value-type="float" office:value="-2921.413127" calcext:value-type="float">
            <text:p>-2921,413127</text:p>
          </table:table-cell>
        </table:table-row>
        <table:table-row table:style-name="ro1">
          <table:table-cell office:value-type="float" office:value="-2783.609298" calcext:value-type="float">
            <text:p>-2783,609298</text:p>
          </table:table-cell>
          <table:table-cell office:value-type="float" office:value="-2985.055512" calcext:value-type="float">
            <text:p>-2985,055512</text:p>
          </table:table-cell>
        </table:table-row>
        <table:table-row table:style-name="ro1">
          <table:table-cell office:value-type="float" office:value="-2744.744383" calcext:value-type="float">
            <text:p>-2744,744383</text:p>
          </table:table-cell>
          <table:table-cell office:value-type="float" office:value="-3048.347462" calcext:value-type="float">
            <text:p>-3048,347462</text:p>
          </table:table-cell>
        </table:table-row>
        <table:table-row table:style-name="ro1">
          <table:table-cell office:value-type="float" office:value="-2704.580973" calcext:value-type="float">
            <text:p>-2704,580973</text:p>
          </table:table-cell>
          <table:table-cell office:value-type="float" office:value="-3111.264506" calcext:value-type="float">
            <text:p>-3111,264506</text:p>
          </table:table-cell>
        </table:table-row>
        <table:table-row table:style-name="ro1">
          <table:table-cell office:value-type="float" office:value="-2663.11935" calcext:value-type="float">
            <text:p>-2663,11935</text:p>
          </table:table-cell>
          <table:table-cell office:value-type="float" office:value="-3173.782053" calcext:value-type="float">
            <text:p>-3173,782053</text:p>
          </table:table-cell>
        </table:table-row>
        <table:table-row table:style-name="ro1">
          <table:table-cell office:value-type="float" office:value="-2620.360228" calcext:value-type="float">
            <text:p>-2620,360228</text:p>
          </table:table-cell>
          <table:table-cell office:value-type="float" office:value="-3235.875394" calcext:value-type="float">
            <text:p>-3235,875394</text:p>
          </table:table-cell>
        </table:table-row>
        <table:table-row table:style-name="ro1">
          <table:table-cell office:value-type="float" office:value="-2576.304758" calcext:value-type="float">
            <text:p>-2576,304758</text:p>
          </table:table-cell>
          <table:table-cell office:value-type="float" office:value="-3297.519717" calcext:value-type="float">
            <text:p>-3297,519717</text:p>
          </table:table-cell>
        </table:table-row>
        <table:table-row table:style-name="ro1">
          <table:table-cell office:value-type="float" office:value="-2530.954534" calcext:value-type="float">
            <text:p>-2530,954534</text:p>
          </table:table-cell>
          <table:table-cell office:value-type="float" office:value="-3358.690108" calcext:value-type="float">
            <text:p>-3358,690108</text:p>
          </table:table-cell>
        </table:table-row>
        <table:table-row table:style-name="ro1">
          <table:table-cell office:value-type="float" office:value="-2484.311591" calcext:value-type="float">
            <text:p>-2484,311591</text:p>
          </table:table-cell>
          <table:table-cell office:value-type="float" office:value="-3419.361559" calcext:value-type="float">
            <text:p>-3419,361559</text:p>
          </table:table-cell>
        </table:table-row>
        <table:table-row table:style-name="ro1">
          <table:table-cell office:value-type="float" office:value="-2436.378417" calcext:value-type="float">
            <text:p>-2436,378417</text:p>
          </table:table-cell>
          <table:table-cell office:value-type="float" office:value="-3479.508979" calcext:value-type="float">
            <text:p>-3479,508979</text:p>
          </table:table-cell>
        </table:table-row>
        <table:table-row table:style-name="ro1">
          <table:table-cell office:value-type="float" office:value="-2387.157947" calcext:value-type="float">
            <text:p>-2387,157947</text:p>
          </table:table-cell>
          <table:table-cell office:value-type="float" office:value="-3539.107198" calcext:value-type="float">
            <text:p>-3539,107198</text:p>
          </table:table-cell>
        </table:table-row>
        <table:table-row table:style-name="ro1">
          <table:table-cell office:value-type="float" office:value="-2336.653576" calcext:value-type="float">
            <text:p>-2336,653576</text:p>
          </table:table-cell>
          <table:table-cell office:value-type="float" office:value="-3598.130975" calcext:value-type="float">
            <text:p>-3598,130975</text:p>
          </table:table-cell>
        </table:table-row>
        <table:table-row table:style-name="ro1">
          <table:table-cell office:value-type="float" office:value="-2284.869157" calcext:value-type="float">
            <text:p>-2284,869157</text:p>
          </table:table-cell>
          <table:table-cell office:value-type="float" office:value="-3656.555006" calcext:value-type="float">
            <text:p>-3656,555006</text:p>
          </table:table-cell>
        </table:table-row>
        <table:table-row table:style-name="ro1">
          <table:table-cell office:value-type="float" office:value="-2231.809003" calcext:value-type="float">
            <text:p>-2231,809003</text:p>
          </table:table-cell>
          <table:table-cell office:value-type="float" office:value="-3714.353933" calcext:value-type="float">
            <text:p>-3714,353933</text:p>
          </table:table-cell>
        </table:table-row>
        <table:table-row table:style-name="ro1">
          <table:table-cell office:value-type="float" office:value="-2177.477897" calcext:value-type="float">
            <text:p>-2177,477897</text:p>
          </table:table-cell>
          <table:table-cell office:value-type="float" office:value="-3771.50235" calcext:value-type="float">
            <text:p>-3771,50235</text:p>
          </table:table-cell>
        </table:table-row>
        <table:table-row table:style-name="ro1">
          <table:table-cell office:value-type="float" office:value="-2121.881087" calcext:value-type="float">
            <text:p>-2121,881087</text:p>
          </table:table-cell>
          <table:table-cell office:value-type="float" office:value="-3827.974812" calcext:value-type="float">
            <text:p>-3827,974812</text:p>
          </table:table-cell>
        </table:table-row>
        <table:table-row table:style-name="ro1">
          <table:table-cell office:value-type="float" office:value="-2065.024295" calcext:value-type="float">
            <text:p>-2065,024295</text:p>
          </table:table-cell>
          <table:table-cell office:value-type="float" office:value="-3883.745842" calcext:value-type="float">
            <text:p>-3883,745842</text:p>
          </table:table-cell>
        </table:table-row>
        <table:table-row table:style-name="ro1">
          <table:table-cell office:value-type="float" office:value="-2006.913716" calcext:value-type="float">
            <text:p>-2006,913716</text:p>
          </table:table-cell>
          <table:table-cell office:value-type="float" office:value="-3938.789942" calcext:value-type="float">
            <text:p>-3938,789942</text:p>
          </table:table-cell>
        </table:table-row>
        <table:table-row table:style-name="ro1">
          <table:table-cell office:value-type="float" office:value="-1947.556024" calcext:value-type="float">
            <text:p>-1947,556024</text:p>
          </table:table-cell>
          <table:table-cell office:value-type="float" office:value="-3993.081597" calcext:value-type="float">
            <text:p>-3993,081597</text:p>
          </table:table-cell>
        </table:table-row>
        <table:table-row table:style-name="ro1">
          <table:table-cell office:value-type="float" office:value="-1886.958371" calcext:value-type="float">
            <text:p>-1886,958371</text:p>
          </table:table-cell>
          <table:table-cell office:value-type="float" office:value="-4046.595285" calcext:value-type="float">
            <text:p>-4046,595285</text:p>
          </table:table-cell>
        </table:table-row>
        <table:table-row table:style-name="ro1">
          <table:table-cell office:value-type="float" office:value="-1825.128393" calcext:value-type="float">
            <text:p>-1825,128393</text:p>
          </table:table-cell>
          <table:table-cell office:value-type="float" office:value="-4099.305488" calcext:value-type="float">
            <text:p>-4099,305488</text:p>
          </table:table-cell>
        </table:table-row>
        <table:table-row table:style-name="ro1">
          <table:table-cell office:value-type="float" office:value="-1762.07421" calcext:value-type="float">
            <text:p>-1762,07421</text:p>
          </table:table-cell>
          <table:table-cell office:value-type="float" office:value="-4151.186697" calcext:value-type="float">
            <text:p>-4151,186697</text:p>
          </table:table-cell>
        </table:table-row>
        <table:table-row table:style-name="ro1">
          <table:table-cell office:value-type="float" office:value="-1697.804429" calcext:value-type="float">
            <text:p>-1697,804429</text:p>
          </table:table-cell>
          <table:table-cell office:value-type="float" office:value="-4202.213421" calcext:value-type="float">
            <text:p>-4202,213421</text:p>
          </table:table-cell>
        </table:table-row>
        <table:table-row table:style-name="ro1">
          <table:table-cell office:value-type="float" office:value="-1632.328144" calcext:value-type="float">
            <text:p>-1632,328144</text:p>
          </table:table-cell>
          <table:table-cell office:value-type="float" office:value="-4252.360197" calcext:value-type="float">
            <text:p>-4252,360197</text:p>
          </table:table-cell>
        </table:table-row>
        <table:table-row table:style-name="ro1">
          <table:table-cell office:value-type="float" office:value="-1565.654942" calcext:value-type="float">
            <text:p>-1565,654942</text:p>
          </table:table-cell>
          <table:table-cell office:value-type="float" office:value="-4301.601599" calcext:value-type="float">
            <text:p>-4301,601599</text:p>
          </table:table-cell>
        </table:table-row>
        <table:table-row table:style-name="ro1">
          <table:table-cell office:value-type="float" office:value="-1497.794901" calcext:value-type="float">
            <text:p>-1497,794901</text:p>
          </table:table-cell>
          <table:table-cell office:value-type="float" office:value="-4349.912245" calcext:value-type="float">
            <text:p>-4349,912245</text:p>
          </table:table-cell>
        </table:table-row>
        <table:table-row table:style-name="ro1">
          <table:table-cell office:value-type="float" office:value="-1428.758595" calcext:value-type="float">
            <text:p>-1428,758595</text:p>
          </table:table-cell>
          <table:table-cell office:value-type="float" office:value="-4397.266807" calcext:value-type="float">
            <text:p>-4397,266807</text:p>
          </table:table-cell>
        </table:table-row>
        <table:table-row table:style-name="ro1">
          <table:table-cell office:value-type="float" office:value="-1358.557091" calcext:value-type="float">
            <text:p>-1358,557091</text:p>
          </table:table-cell>
          <table:table-cell office:value-type="float" office:value="-4443.64002" calcext:value-type="float">
            <text:p>-4443,64002</text:p>
          </table:table-cell>
        </table:table-row>
        <table:table-row table:style-name="ro1">
          <table:table-cell office:value-type="float" office:value="-1287.201955" calcext:value-type="float">
            <text:p>-1287,201955</text:p>
          </table:table-cell>
          <table:table-cell office:value-type="float" office:value="-4489.006689" calcext:value-type="float">
            <text:p>-4489,006689</text:p>
          </table:table-cell>
        </table:table-row>
        <table:table-row table:style-name="ro1">
          <table:table-cell office:value-type="float" office:value="-1214.705248" calcext:value-type="float">
            <text:p>-1214,705248</text:p>
          </table:table-cell>
          <table:table-cell office:value-type="float" office:value="-4533.341702" calcext:value-type="float">
            <text:p>-4533,341702</text:p>
          </table:table-cell>
        </table:table-row>
        <table:table-row table:style-name="ro1">
          <table:table-cell office:value-type="float" office:value="-1141.079533" calcext:value-type="float">
            <text:p>-1141,079533</text:p>
          </table:table-cell>
          <table:table-cell office:value-type="float" office:value="-4576.620036" calcext:value-type="float">
            <text:p>-4576,620036</text:p>
          </table:table-cell>
        </table:table-row>
        <table:table-row table:style-name="ro1">
          <table:table-cell office:value-type="float" office:value="-1066.337872" calcext:value-type="float">
            <text:p>-1066,337872</text:p>
          </table:table-cell>
          <table:table-cell office:value-type="float" office:value="-4618.816766" calcext:value-type="float">
            <text:p>-4618,816766</text:p>
          </table:table-cell>
        </table:table-row>
        <table:table-row table:style-name="ro1">
          <table:table-cell office:value-type="float" office:value="-990.493826" calcext:value-type="float">
            <text:p>-990,493826</text:p>
          </table:table-cell>
          <table:table-cell office:value-type="float" office:value="-4659.907077" calcext:value-type="float">
            <text:p>-4659,907077</text:p>
          </table:table-cell>
        </table:table-row>
        <table:table-row table:style-name="ro1">
          <table:table-cell office:value-type="float" office:value="-913.561459" calcext:value-type="float">
            <text:p>-913,561459</text:p>
          </table:table-cell>
          <table:table-cell office:value-type="float" office:value="-4699.866271" calcext:value-type="float">
            <text:p>-4699,866271</text:p>
          </table:table-cell>
        </table:table-row>
        <table:table-row table:style-name="ro1">
          <table:table-cell office:value-type="float" office:value="-835.555334" calcext:value-type="float">
            <text:p>-835,555334</text:p>
          </table:table-cell>
          <table:table-cell office:value-type="float" office:value="-4738.669776" calcext:value-type="float">
            <text:p>-4738,669776</text:p>
          </table:table-cell>
        </table:table-row>
        <table:table-row table:style-name="ro1">
          <table:table-cell office:value-type="float" office:value="-756.490519" calcext:value-type="float">
            <text:p>-756,490519</text:p>
          </table:table-cell>
          <table:table-cell office:value-type="float" office:value="-4776.293157" calcext:value-type="float">
            <text:p>-4776,293157</text:p>
          </table:table-cell>
        </table:table-row>
        <table:table-row table:style-name="ro1">
          <table:table-cell office:value-type="float" office:value="-676.382579" calcext:value-type="float">
            <text:p>-676,382579</text:p>
          </table:table-cell>
          <table:table-cell office:value-type="float" office:value="-4812.712126" calcext:value-type="float">
            <text:p>-4812,712126</text:p>
          </table:table-cell>
        </table:table-row>
        <table:table-row table:style-name="ro1">
          <table:table-cell office:value-type="float" office:value="-595.247586" calcext:value-type="float">
            <text:p>-595,247586</text:p>
          </table:table-cell>
          <table:table-cell office:value-type="float" office:value="-4847.902549" calcext:value-type="float">
            <text:p>-4847,902549</text:p>
          </table:table-cell>
        </table:table-row>
        <table:table-row table:style-name="ro1">
          <table:table-cell office:value-type="float" office:value="-513.102108" calcext:value-type="float">
            <text:p>-513,102108</text:p>
          </table:table-cell>
          <table:table-cell office:value-type="float" office:value="-4881.840456" calcext:value-type="float">
            <text:p>-4881,840456</text:p>
          </table:table-cell>
        </table:table-row>
        <table:table-row table:style-name="ro1">
          <table:table-cell office:value-type="float" office:value="-429.963217" calcext:value-type="float">
            <text:p>-429,963217</text:p>
          </table:table-cell>
          <table:table-cell office:value-type="float" office:value="-4914.502053" calcext:value-type="float">
            <text:p>-4914,502053</text:p>
          </table:table-cell>
        </table:table-row>
        <table:table-row table:style-name="ro1">
          <table:table-cell office:value-type="float" office:value="-345.848483" calcext:value-type="float">
            <text:p>-345,848483</text:p>
          </table:table-cell>
          <table:table-cell office:value-type="float" office:value="-4945.863731" calcext:value-type="float">
            <text:p>-4945,863731</text:p>
          </table:table-cell>
        </table:table-row>
        <table:table-row table:style-name="ro1">
          <table:table-cell office:value-type="float" office:value="-260.775978" calcext:value-type="float">
            <text:p>-260,775978</text:p>
          </table:table-cell>
          <table:table-cell office:value-type="float" office:value="-4975.902072" calcext:value-type="float">
            <text:p>-4975,902072</text:p>
          </table:table-cell>
        </table:table-row>
        <table:table-row table:style-name="ro1">
          <table:table-cell office:value-type="float" office:value="-174.764269" calcext:value-type="float">
            <text:p>-174,764269</text:p>
          </table:table-cell>
          <table:table-cell office:value-type="float" office:value="-5004.593863" calcext:value-type="float">
            <text:p>-5004,593863</text:p>
          </table:table-cell>
        </table:table-row>
        <table:table-row table:style-name="ro1">
          <table:table-cell office:value-type="float" office:value="-87.832422" calcext:value-type="float">
            <text:p>-87,832422</text:p>
          </table:table-cell>
          <table:table-cell office:value-type="float" office:value="-5031.916105" calcext:value-type="float">
            <text:p>-5031,916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057.84602" calcext:value-type="float">
            <text:p>-5057,84602</text:p>
          </table:table-cell>
        </table:table-row>
        <table:table-row table:style-name="ro1">
          <table:table-cell office:value-type="float" office:value="88.712942" calcext:value-type="float">
            <text:p>88,712942</text:p>
          </table:table-cell>
          <table:table-cell office:value-type="float" office:value="-5082.361064" calcext:value-type="float">
            <text:p>-5082,361064</text:p>
          </table:table-cell>
        </table:table-row>
        <table:table-row table:style-name="ro1">
          <table:table-cell office:value-type="float" office:value="178.285856" calcext:value-type="float">
            <text:p>178,285856</text:p>
          </table:table-cell>
          <table:table-cell office:value-type="float" office:value="-5105.438935" calcext:value-type="float">
            <text:p>-5105,438935</text:p>
          </table:table-cell>
        </table:table-row>
        <table:table-row table:style-name="ro1">
          <table:table-cell office:value-type="float" office:value="268.697702" calcext:value-type="float">
            <text:p>268,697702</text:p>
          </table:table-cell>
          <table:table-cell office:value-type="float" office:value="-5127.057584" calcext:value-type="float">
            <text:p>-5127,057584</text:p>
          </table:table-cell>
        </table:table-row>
        <table:table-row table:style-name="ro1">
          <table:table-cell office:value-type="float" office:value="359.926952" calcext:value-type="float">
            <text:p>359,926952</text:p>
          </table:table-cell>
          <table:table-cell office:value-type="float" office:value="-5147.195223" calcext:value-type="float">
            <text:p>-5147,195223</text:p>
          </table:table-cell>
        </table:table-row>
        <table:table-row table:style-name="ro1">
          <table:table-cell office:value-type="float" office:value="451.951592" calcext:value-type="float">
            <text:p>451,951592</text:p>
          </table:table-cell>
          <table:table-cell office:value-type="float" office:value="-5165.830337" calcext:value-type="float">
            <text:p>-5165,830337</text:p>
          </table:table-cell>
        </table:table-row>
        <table:table-row table:style-name="ro1">
          <table:table-cell office:value-type="float" office:value="544.749123" calcext:value-type="float">
            <text:p>544,749123</text:p>
          </table:table-cell>
          <table:table-cell office:value-type="float" office:value="-5182.941693" calcext:value-type="float">
            <text:p>-5182,941693</text:p>
          </table:table-cell>
        </table:table-row>
        <table:table-row table:style-name="ro1">
          <table:table-cell office:value-type="float" office:value="638.296565" calcext:value-type="float">
            <text:p>638,296565</text:p>
          </table:table-cell>
          <table:table-cell office:value-type="float" office:value="-5198.508348" calcext:value-type="float">
            <text:p>-5198,508348</text:p>
          </table:table-cell>
        </table:table-row>
        <table:table-row table:style-name="ro1">
          <table:table-cell office:value-type="float" office:value="732.570459" calcext:value-type="float">
            <text:p>732,570459</text:p>
          </table:table-cell>
          <table:table-cell office:value-type="float" office:value="-5212.509663" calcext:value-type="float">
            <text:p>-5212,509663</text:p>
          </table:table-cell>
        </table:table-row>
        <table:table-row table:style-name="ro1">
          <table:table-cell office:value-type="float" office:value="827.546871" calcext:value-type="float">
            <text:p>827,546871</text:p>
          </table:table-cell>
          <table:table-cell office:value-type="float" office:value="-5224.925309" calcext:value-type="float">
            <text:p>-5224,925309</text:p>
          </table:table-cell>
        </table:table-row>
        <table:table-row table:style-name="ro1">
          <table:table-cell office:value-type="float" office:value="923.201393" calcext:value-type="float">
            <text:p>923,201393</text:p>
          </table:table-cell>
          <table:table-cell office:value-type="float" office:value="-5235.735277" calcext:value-type="float">
            <text:p>-5235,735277</text:p>
          </table:table-cell>
        </table:table-row>
        <table:table-row table:style-name="ro1">
          <table:table-cell office:value-type="float" office:value="1019.50915" calcext:value-type="float">
            <text:p>1019,50915</text:p>
          </table:table-cell>
          <table:table-cell office:value-type="float" office:value="-5244.919892" calcext:value-type="float">
            <text:p>-5244,919892</text:p>
          </table:table-cell>
        </table:table-row>
        <table:table-row table:style-name="ro1">
          <table:table-cell office:value-type="float" office:value="1116.444799" calcext:value-type="float">
            <text:p>1116,444799</text:p>
          </table:table-cell>
          <table:table-cell office:value-type="float" office:value="-5252.459818" calcext:value-type="float">
            <text:p>-5252,459818</text:p>
          </table:table-cell>
        </table:table-row>
        <table:table-row table:style-name="ro1">
          <table:table-cell office:value-type="float" office:value="1213.982537" calcext:value-type="float">
            <text:p>1213,982537</text:p>
          </table:table-cell>
          <table:table-cell office:value-type="float" office:value="-5258.336071" calcext:value-type="float">
            <text:p>-5258,336071</text:p>
          </table:table-cell>
        </table:table-row>
        <table:table-row table:style-name="ro1">
          <table:table-cell office:value-type="float" office:value="1312.096101" calcext:value-type="float">
            <text:p>1312,096101</text:p>
          </table:table-cell>
          <table:table-cell office:value-type="float" office:value="-5262.530025" calcext:value-type="float">
            <text:p>-5262,530025</text:p>
          </table:table-cell>
        </table:table-row>
        <table:table-row table:style-name="ro1">
          <table:table-cell office:value-type="float" office:value="1410.758776" calcext:value-type="float">
            <text:p>1410,758776</text:p>
          </table:table-cell>
          <table:table-cell office:value-type="float" office:value="-5265.023429" calcext:value-type="float">
            <text:p>-5265,023429</text:p>
          </table:table-cell>
        </table:table-row>
        <table:table-row table:style-name="ro1">
          <table:table-cell office:value-type="float" office:value="1509.943395" calcext:value-type="float">
            <text:p>1509,943395</text:p>
          </table:table-cell>
          <table:table-cell office:value-type="float" office:value="-5265.798407" calcext:value-type="float">
            <text:p>-5265,798407</text:p>
          </table:table-cell>
        </table:table-row>
        <table:table-row table:style-name="ro1">
          <table:table-cell office:value-type="float" office:value="1609.622349" calcext:value-type="float">
            <text:p>1609,622349</text:p>
          </table:table-cell>
          <table:table-cell office:value-type="float" office:value="-5264.837475" calcext:value-type="float">
            <text:p>-5264,837475</text:p>
          </table:table-cell>
        </table:table-row>
        <table:table-row table:style-name="ro1">
          <table:table-cell office:value-type="float" office:value="1709.767586" calcext:value-type="float">
            <text:p>1709,767586</text:p>
          </table:table-cell>
          <table:table-cell office:value-type="float" office:value="-5262.123551" calcext:value-type="float">
            <text:p>-5262,123551</text:p>
          </table:table-cell>
        </table:table-row>
        <table:table-row table:style-name="ro1">
          <table:table-cell office:value-type="float" office:value="1810.350618" calcext:value-type="float">
            <text:p>1810,350618</text:p>
          </table:table-cell>
          <table:table-cell office:value-type="float" office:value="-5257.639958" calcext:value-type="float">
            <text:p>-5257,639958</text:p>
          </table:table-cell>
        </table:table-row>
        <table:table-row table:style-name="ro1">
          <table:table-cell office:value-type="float" office:value="1911.342529" calcext:value-type="float">
            <text:p>1911,342529</text:p>
          </table:table-cell>
          <table:table-cell office:value-type="float" office:value="-5251.37044" calcext:value-type="float">
            <text:p>-5251,37044</text:p>
          </table:table-cell>
        </table:table-row>
        <table:table-row table:style-name="ro1">
          <table:table-cell office:value-type="float" office:value="2012.713976" calcext:value-type="float">
            <text:p>2012,713976</text:p>
          </table:table-cell>
          <table:table-cell office:value-type="float" office:value="-5243.29917" calcext:value-type="float">
            <text:p>-5243,29917</text:p>
          </table:table-cell>
        </table:table-row>
        <table:table-row table:style-name="ro1">
          <table:table-cell office:value-type="float" office:value="2114.435196" calcext:value-type="float">
            <text:p>2114,435196</text:p>
          </table:table-cell>
          <table:table-cell office:value-type="float" office:value="-5233.410757" calcext:value-type="float">
            <text:p>-5233,410757</text:p>
          </table:table-cell>
        </table:table-row>
        <table:table-row table:style-name="ro1">
          <table:table-cell office:value-type="float" office:value="2216.476013" calcext:value-type="float">
            <text:p>2216,476013</text:p>
          </table:table-cell>
          <table:table-cell office:value-type="float" office:value="-5221.690259" calcext:value-type="float">
            <text:p>-5221,690259</text:p>
          </table:table-cell>
        </table:table-row>
        <table:table-row table:style-name="ro1">
          <table:table-cell office:value-type="float" office:value="2318.805841" calcext:value-type="float">
            <text:p>2318,805841</text:p>
          </table:table-cell>
          <table:table-cell office:value-type="float" office:value="-5208.123191" calcext:value-type="float">
            <text:p>-5208,123191</text:p>
          </table:table-cell>
        </table:table-row>
        <table:table-row table:style-name="ro1">
          <table:table-cell office:value-type="float" office:value="2421.393693" calcext:value-type="float">
            <text:p>2421,393693</text:p>
          </table:table-cell>
          <table:table-cell office:value-type="float" office:value="-5192.695533" calcext:value-type="float">
            <text:p>-5192,695533</text:p>
          </table:table-cell>
        </table:table-row>
        <table:table-row table:style-name="ro1">
          <table:table-cell office:value-type="float" office:value="2524.208186" calcext:value-type="float">
            <text:p>2524,208186</text:p>
          </table:table-cell>
          <table:table-cell office:value-type="float" office:value="-5175.393741" calcext:value-type="float">
            <text:p>-5175,393741</text:p>
          </table:table-cell>
        </table:table-row>
        <table:table-row table:style-name="ro1">
          <table:table-cell office:value-type="float" office:value="2627.217546" calcext:value-type="float">
            <text:p>2627,217546</text:p>
          </table:table-cell>
          <table:table-cell office:value-type="float" office:value="-5156.204756" calcext:value-type="float">
            <text:p>-5156,204756</text:p>
          </table:table-cell>
        </table:table-row>
        <table:table-row table:style-name="ro1">
          <table:table-cell office:value-type="float" office:value="2730.389617" calcext:value-type="float">
            <text:p>2730,389617</text:p>
          </table:table-cell>
          <table:table-cell office:value-type="float" office:value="-5135.116014" calcext:value-type="float">
            <text:p>-5135,116014</text:p>
          </table:table-cell>
        </table:table-row>
        <table:table-row table:style-name="ro1">
          <table:table-cell office:value-type="float" office:value="2833.691867" calcext:value-type="float">
            <text:p>2833,691867</text:p>
          </table:table-cell>
          <table:table-cell office:value-type="float" office:value="-5112.115451" calcext:value-type="float">
            <text:p>-5112,115451</text:p>
          </table:table-cell>
        </table:table-row>
        <table:table-row table:style-name="ro1">
          <table:table-cell office:value-type="float" office:value="2937.091393" calcext:value-type="float">
            <text:p>2937,091393</text:p>
          </table:table-cell>
          <table:table-cell office:value-type="float" office:value="-5087.19152" calcext:value-type="float">
            <text:p>-5087,19152</text:p>
          </table:table-cell>
        </table:table-row>
        <table:table-row table:style-name="ro1">
          <table:table-cell office:value-type="float" office:value="3040.554933" calcext:value-type="float">
            <text:p>3040,554933</text:p>
          </table:table-cell>
          <table:table-cell office:value-type="float" office:value="-5060.33319" calcext:value-type="float">
            <text:p>-5060,33319</text:p>
          </table:table-cell>
        </table:table-row>
        <table:table-row table:style-name="ro1">
          <table:table-cell office:value-type="float" office:value="3144.048868" calcext:value-type="float">
            <text:p>3144,048868</text:p>
          </table:table-cell>
          <table:table-cell office:value-type="float" office:value="-5031.529964" calcext:value-type="float">
            <text:p>-5031,529964</text:p>
          </table:table-cell>
        </table:table-row>
        <table:table-row table:style-name="ro1">
          <table:table-cell office:value-type="float" office:value="3247.539231" calcext:value-type="float">
            <text:p>3247,539231</text:p>
          </table:table-cell>
          <table:table-cell office:value-type="float" office:value="-5000.771881" calcext:value-type="float">
            <text:p>-5000,771881</text:p>
          </table:table-cell>
        </table:table-row>
        <table:table-row table:style-name="ro1">
          <table:table-cell office:value-type="float" office:value="3350.991719" calcext:value-type="float">
            <text:p>3350,991719</text:p>
          </table:table-cell>
          <table:table-cell office:value-type="float" office:value="-4968.049529" calcext:value-type="float">
            <text:p>-4968,049529</text:p>
          </table:table-cell>
        </table:table-row>
        <table:table-row table:style-name="ro1">
          <table:table-cell office:value-type="float" office:value="3454.371695" calcext:value-type="float">
            <text:p>3454,371695</text:p>
          </table:table-cell>
          <table:table-cell office:value-type="float" office:value="-4933.354051" calcext:value-type="float">
            <text:p>-4933,354051</text:p>
          </table:table-cell>
        </table:table-row>
        <table:table-row table:style-name="ro1">
          <table:table-cell office:value-type="float" office:value="3557.6442" calcext:value-type="float">
            <text:p>3557,6442</text:p>
          </table:table-cell>
          <table:table-cell office:value-type="float" office:value="-4896.677157" calcext:value-type="float">
            <text:p>-4896,677157</text:p>
          </table:table-cell>
        </table:table-row>
        <table:table-row table:style-name="ro1">
          <table:table-cell office:value-type="float" office:value="3660.773959" calcext:value-type="float">
            <text:p>3660,773959</text:p>
          </table:table-cell>
          <table:table-cell office:value-type="float" office:value="-4858.011126" calcext:value-type="float">
            <text:p>-4858,011126</text:p>
          </table:table-cell>
        </table:table-row>
        <table:table-row table:style-name="ro1">
          <table:table-cell office:value-type="float" office:value="3763.725392" calcext:value-type="float">
            <text:p>3763,725392</text:p>
          </table:table-cell>
          <table:table-cell office:value-type="float" office:value="-4817.348822" calcext:value-type="float">
            <text:p>-4817,348822</text:p>
          </table:table-cell>
        </table:table-row>
        <table:table-row table:style-name="ro1">
          <table:table-cell office:value-type="float" office:value="3866.462621" calcext:value-type="float">
            <text:p>3866,462621</text:p>
          </table:table-cell>
          <table:table-cell office:value-type="float" office:value="-4774.683696" calcext:value-type="float">
            <text:p>-4774,683696</text:p>
          </table:table-cell>
        </table:table-row>
        <table:table-row table:style-name="ro1">
          <table:table-cell office:value-type="float" office:value="3968.949478" calcext:value-type="float">
            <text:p>3968,949478</text:p>
          </table:table-cell>
          <table:table-cell office:value-type="float" office:value="-4730.009799" calcext:value-type="float">
            <text:p>-4730,009799</text:p>
          </table:table-cell>
        </table:table-row>
        <table:table-row table:style-name="ro1">
          <table:table-cell office:value-type="float" office:value="4071.149516" calcext:value-type="float">
            <text:p>4071,149516</text:p>
          </table:table-cell>
          <table:table-cell office:value-type="float" office:value="-4683.321784" calcext:value-type="float">
            <text:p>-4683,321784</text:p>
          </table:table-cell>
        </table:table-row>
        <table:table-row table:style-name="ro1">
          <table:table-cell office:value-type="float" office:value="4173.026019" calcext:value-type="float">
            <text:p>4173,026019</text:p>
          </table:table-cell>
          <table:table-cell office:value-type="float" office:value="-4634.614922" calcext:value-type="float">
            <text:p>-4634,614922</text:p>
          </table:table-cell>
        </table:table-row>
        <table:table-row table:style-name="ro1">
          <table:table-cell office:value-type="float" office:value="4274.542008" calcext:value-type="float">
            <text:p>4274,542008</text:p>
          </table:table-cell>
          <table:table-cell office:value-type="float" office:value="-4583.8851" calcext:value-type="float">
            <text:p>-4583,8851</text:p>
          </table:table-cell>
        </table:table-row>
        <table:table-row table:style-name="ro1">
          <table:table-cell office:value-type="float" office:value="4375.660255" calcext:value-type="float">
            <text:p>4375,660255</text:p>
          </table:table-cell>
          <table:table-cell office:value-type="float" office:value="-4531.128837" calcext:value-type="float">
            <text:p>-4531,128837</text:p>
          </table:table-cell>
        </table:table-row>
        <table:table-row table:style-name="ro1">
          <table:table-cell office:value-type="float" office:value="4476.343287" calcext:value-type="float">
            <text:p>4476,343287</text:p>
          </table:table-cell>
          <table:table-cell office:value-type="float" office:value="-4476.343287" calcext:value-type="float">
            <text:p>-4476,343287</text:p>
          </table:table-cell>
        </table:table-row>
        <table:table-row table:style-name="ro1">
          <table:table-cell office:value-type="float" office:value="4576.553403" calcext:value-type="float">
            <text:p>4576,553403</text:p>
          </table:table-cell>
          <table:table-cell office:value-type="float" office:value="-4419.526249" calcext:value-type="float">
            <text:p>-4419,526249</text:p>
          </table:table-cell>
        </table:table-row>
        <table:table-row table:style-name="ro1">
          <table:table-cell office:value-type="float" office:value="4676.252679" calcext:value-type="float">
            <text:p>4676,252679</text:p>
          </table:table-cell>
          <table:table-cell office:value-type="float" office:value="-4360.67617" calcext:value-type="float">
            <text:p>-4360,67617</text:p>
          </table:table-cell>
        </table:table-row>
        <table:table-row table:style-name="ro1">
          <table:table-cell office:value-type="float" office:value="4775.40298" calcext:value-type="float">
            <text:p>4775,40298</text:p>
          </table:table-cell>
          <table:table-cell office:value-type="float" office:value="-4299.792156" calcext:value-type="float">
            <text:p>-4299,792156</text:p>
          </table:table-cell>
        </table:table-row>
        <table:table-row table:style-name="ro1">
          <table:table-cell office:value-type="float" office:value="4873.96597" calcext:value-type="float">
            <text:p>4873,96597</text:p>
          </table:table-cell>
          <table:table-cell office:value-type="float" office:value="-4236.873978" calcext:value-type="float">
            <text:p>-4236,873978</text:p>
          </table:table-cell>
        </table:table-row>
        <table:table-row table:style-name="ro1">
          <table:table-cell office:value-type="float" office:value="4971.903125" calcext:value-type="float">
            <text:p>4971,903125</text:p>
          </table:table-cell>
          <table:table-cell office:value-type="float" office:value="-4171.922078" calcext:value-type="float">
            <text:p>-4171,922078</text:p>
          </table:table-cell>
        </table:table-row>
        <table:table-row table:style-name="ro1">
          <table:table-cell office:value-type="float" office:value="5069.175739" calcext:value-type="float">
            <text:p>5069,175739</text:p>
          </table:table-cell>
          <table:table-cell office:value-type="float" office:value="-4104.937575" calcext:value-type="float">
            <text:p>-4104,937575</text:p>
          </table:table-cell>
        </table:table-row>
        <table:table-row table:style-name="ro1">
          <table:table-cell office:value-type="float" office:value="5165.744942" calcext:value-type="float">
            <text:p>5165,744942</text:p>
          </table:table-cell>
          <table:table-cell office:value-type="float" office:value="-4035.922273" calcext:value-type="float">
            <text:p>-4035,922273</text:p>
          </table:table-cell>
        </table:table-row>
        <table:table-row table:style-name="ro1">
          <table:table-cell office:value-type="float" office:value="5261.571703" calcext:value-type="float">
            <text:p>5261,571703</text:p>
          </table:table-cell>
          <table:table-cell office:value-type="float" office:value="-3964.878667" calcext:value-type="float">
            <text:p>-3964,878667</text:p>
          </table:table-cell>
        </table:table-row>
        <table:table-row table:style-name="ro1">
          <table:table-cell office:value-type="float" office:value="5356.616849" calcext:value-type="float">
            <text:p>5356,616849</text:p>
          </table:table-cell>
          <table:table-cell office:value-type="float" office:value="-3891.809947" calcext:value-type="float">
            <text:p>-3891,809947</text:p>
          </table:table-cell>
        </table:table-row>
        <table:table-row table:style-name="ro1">
          <table:table-cell office:value-type="float" office:value="5450.841072" calcext:value-type="float">
            <text:p>5450,841072</text:p>
          </table:table-cell>
          <table:table-cell office:value-type="float" office:value="-3816.720008" calcext:value-type="float">
            <text:p>-3816,720008</text:p>
          </table:table-cell>
        </table:table-row>
        <table:table-row table:style-name="ro1">
          <table:table-cell office:value-type="float" office:value="5544.20494" calcext:value-type="float">
            <text:p>5544,20494</text:p>
          </table:table-cell>
          <table:table-cell office:value-type="float" office:value="-3739.613451" calcext:value-type="float">
            <text:p>-3739,613451</text:p>
          </table:table-cell>
        </table:table-row>
        <table:table-row table:style-name="ro1">
          <table:table-cell office:value-type="float" office:value="5636.668914" calcext:value-type="float">
            <text:p>5636,668914</text:p>
          </table:table-cell>
          <table:table-cell office:value-type="float" office:value="-3660.495593" calcext:value-type="float">
            <text:p>-3660,495593</text:p>
          </table:table-cell>
        </table:table-row>
        <table:table-row table:style-name="ro1">
          <table:table-cell office:value-type="float" office:value="5728.193353" calcext:value-type="float">
            <text:p>5728,193353</text:p>
          </table:table-cell>
          <table:table-cell office:value-type="float" office:value="-3579.372468" calcext:value-type="float">
            <text:p>-3579,372468</text:p>
          </table:table-cell>
        </table:table-row>
        <table:table-row table:style-name="ro1">
          <table:table-cell office:value-type="float" office:value="5818.738533" calcext:value-type="float">
            <text:p>5818,738533</text:p>
          </table:table-cell>
          <table:table-cell office:value-type="float" office:value="-3496.250837" calcext:value-type="float">
            <text:p>-3496,250837</text:p>
          </table:table-cell>
        </table:table-row>
        <table:table-row table:style-name="ro1">
          <table:table-cell office:value-type="float" office:value="5908.264653" calcext:value-type="float">
            <text:p>5908,264653</text:p>
          </table:table-cell>
          <table:table-cell office:value-type="float" office:value="-3411.138188" calcext:value-type="float">
            <text:p>-3411,138188</text:p>
          </table:table-cell>
        </table:table-row>
        <table:table-row table:style-name="ro1">
          <table:table-cell office:value-type="float" office:value="5996.731852" calcext:value-type="float">
            <text:p>5996,731852</text:p>
          </table:table-cell>
          <table:table-cell office:value-type="float" office:value="-3324.042745" calcext:value-type="float">
            <text:p>-3324,042745</text:p>
          </table:table-cell>
        </table:table-row>
        <table:table-row table:style-name="ro1">
          <table:table-cell office:value-type="float" office:value="6084.100221" calcext:value-type="float">
            <text:p>6084,100221</text:p>
          </table:table-cell>
          <table:table-cell office:value-type="float" office:value="-3234.973471" calcext:value-type="float">
            <text:p>-3234,973471</text:p>
          </table:table-cell>
        </table:table-row>
        <table:table-row table:style-name="ro1">
          <table:table-cell office:value-type="float" office:value="6170.329814" calcext:value-type="float">
            <text:p>6170,329814</text:p>
          </table:table-cell>
          <table:table-cell office:value-type="float" office:value="-3143.940072" calcext:value-type="float">
            <text:p>-3143,940072</text:p>
          </table:table-cell>
        </table:table-row>
        <table:table-row table:style-name="ro1">
          <table:table-cell office:value-type="float" office:value="6255.380659" calcext:value-type="float">
            <text:p>6255,380659</text:p>
          </table:table-cell>
          <table:table-cell office:value-type="float" office:value="-3050.953001" calcext:value-type="float">
            <text:p>-3050,953001</text:p>
          </table:table-cell>
        </table:table-row>
        <table:table-row table:style-name="ro1">
          <table:table-cell office:value-type="float" office:value="6339.212778" calcext:value-type="float">
            <text:p>6339,212778</text:p>
          </table:table-cell>
          <table:table-cell office:value-type="float" office:value="-2956.023465" calcext:value-type="float">
            <text:p>-2956,023465</text:p>
          </table:table-cell>
        </table:table-row>
        <table:table-row table:style-name="ro1">
          <table:table-cell office:value-type="float" office:value="6421.786193" calcext:value-type="float">
            <text:p>6421,786193</text:p>
          </table:table-cell>
          <table:table-cell office:value-type="float" office:value="-2859.163424" calcext:value-type="float">
            <text:p>-2859,163424</text:p>
          </table:table-cell>
        </table:table-row>
        <table:table-row table:style-name="ro1">
          <table:table-cell office:value-type="float" office:value="6503.060943" calcext:value-type="float">
            <text:p>6503,060943</text:p>
          </table:table-cell>
          <table:table-cell office:value-type="float" office:value="-2760.385599" calcext:value-type="float">
            <text:p>-2760,385599</text:p>
          </table:table-cell>
        </table:table-row>
        <table:table-row table:style-name="ro1">
          <table:table-cell office:value-type="float" office:value="6582.997097" calcext:value-type="float">
            <text:p>6582,997097</text:p>
          </table:table-cell>
          <table:table-cell office:value-type="float" office:value="-2659.703472" calcext:value-type="float">
            <text:p>-2659,703472</text:p>
          </table:table-cell>
        </table:table-row>
        <table:table-row table:style-name="ro1">
          <table:table-cell office:value-type="float" office:value="6661.554764" calcext:value-type="float">
            <text:p>6661,554764</text:p>
          </table:table-cell>
          <table:table-cell office:value-type="float" office:value="-2557.131291" calcext:value-type="float">
            <text:p>-2557,131291</text:p>
          </table:table-cell>
        </table:table-row>
        <table:table-row table:style-name="ro1">
          <table:table-cell office:value-type="float" office:value="6738.694113" calcext:value-type="float">
            <text:p>6738,694113</text:p>
          </table:table-cell>
          <table:table-cell office:value-type="float" office:value="-2452.684075" calcext:value-type="float">
            <text:p>-2452,684075</text:p>
          </table:table-cell>
        </table:table-row>
        <table:table-row table:style-name="ro1">
          <table:table-cell office:value-type="float" office:value="6814.375381" calcext:value-type="float">
            <text:p>6814,375381</text:p>
          </table:table-cell>
          <table:table-cell office:value-type="float" office:value="-2346.377611" calcext:value-type="float">
            <text:p>-2346,377611</text:p>
          </table:table-cell>
        </table:table-row>
        <table:table-row table:style-name="ro1">
          <table:table-cell office:value-type="float" office:value="6888.558892" calcext:value-type="float">
            <text:p>6888,558892</text:p>
          </table:table-cell>
          <table:table-cell office:value-type="float" office:value="-2238.228463" calcext:value-type="float">
            <text:p>-2238,228463</text:p>
          </table:table-cell>
        </table:table-row>
        <table:table-row table:style-name="ro1">
          <table:table-cell office:value-type="float" office:value="6961.205065" calcext:value-type="float">
            <text:p>6961,205065</text:p>
          </table:table-cell>
          <table:table-cell office:value-type="float" office:value="-2128.253968" calcext:value-type="float">
            <text:p>-2128,253968</text:p>
          </table:table-cell>
        </table:table-row>
        <table:table-row table:style-name="ro1">
          <table:table-cell office:value-type="float" office:value="7032.274433" calcext:value-type="float">
            <text:p>7032,274433</text:p>
          </table:table-cell>
          <table:table-cell office:value-type="float" office:value="-2016.472245" calcext:value-type="float">
            <text:p>-2016,472245</text:p>
          </table:table-cell>
        </table:table-row>
        <table:table-row table:style-name="ro1">
          <table:table-cell office:value-type="float" office:value="7101.727655" calcext:value-type="float">
            <text:p>7101,727655</text:p>
          </table:table-cell>
          <table:table-cell office:value-type="float" office:value="-1902.90219" calcext:value-type="float">
            <text:p>-1902,90219</text:p>
          </table:table-cell>
        </table:table-row>
        <table:table-row table:style-name="ro1">
          <table:table-cell office:value-type="float" office:value="7169.525531" calcext:value-type="float">
            <text:p>7169,525531</text:p>
          </table:table-cell>
          <table:table-cell office:value-type="float" office:value="-1787.563482" calcext:value-type="float">
            <text:p>-1787,563482</text:p>
          </table:table-cell>
        </table:table-row>
        <table:table-row table:style-name="ro1">
          <table:table-cell office:value-type="float" office:value="7235.629016" calcext:value-type="float">
            <text:p>7235,629016</text:p>
          </table:table-cell>
          <table:table-cell office:value-type="float" office:value="-1670.476583" calcext:value-type="float">
            <text:p>-1670,476583</text:p>
          </table:table-cell>
        </table:table-row>
        <table:table-row table:style-name="ro1">
          <table:table-cell office:value-type="float" office:value="7299.999235" calcext:value-type="float">
            <text:p>7299,999235</text:p>
          </table:table-cell>
          <table:table-cell office:value-type="float" office:value="-1551.662738" calcext:value-type="float">
            <text:p>-1551,662738</text:p>
          </table:table-cell>
        </table:table-row>
        <table:table-row table:style-name="ro1">
          <table:table-cell office:value-type="float" office:value="7362.597497" calcext:value-type="float">
            <text:p>7362,597497</text:p>
          </table:table-cell>
          <table:table-cell office:value-type="float" office:value="-1431.143978" calcext:value-type="float">
            <text:p>-1431,143978</text:p>
          </table:table-cell>
        </table:table-row>
        <table:table-row table:style-name="ro1">
          <table:table-cell office:value-type="float" office:value="7423.38531" calcext:value-type="float">
            <text:p>7423,38531</text:p>
          </table:table-cell>
          <table:table-cell office:value-type="float" office:value="-1308.943118" calcext:value-type="float">
            <text:p>-1308,943118</text:p>
          </table:table-cell>
        </table:table-row>
        <table:table-row table:style-name="ro1">
          <table:table-cell office:value-type="float" office:value="7482.324394" calcext:value-type="float">
            <text:p>7482,324394</text:p>
          </table:table-cell>
          <table:table-cell office:value-type="float" office:value="-1185.083761" calcext:value-type="float">
            <text:p>-1185,083761</text:p>
          </table:table-cell>
        </table:table-row>
        <table:table-row table:style-name="ro1">
          <table:table-cell office:value-type="float" office:value="7539.3767" calcext:value-type="float">
            <text:p>7539,3767</text:p>
          </table:table-cell>
          <table:table-cell office:value-type="float" office:value="-1059.590295" calcext:value-type="float">
            <text:p>-1059,590295</text:p>
          </table:table-cell>
        </table:table-row>
        <table:table-row table:style-name="ro1">
          <table:table-cell office:value-type="float" office:value="7594.504421" calcext:value-type="float">
            <text:p>7594,504421</text:p>
          </table:table-cell>
          <table:table-cell office:value-type="float" office:value="-932.487891" calcext:value-type="float">
            <text:p>-932,487891</text:p>
          </table:table-cell>
        </table:table-row>
        <table:table-row table:style-name="ro1">
          <table:table-cell office:value-type="float" office:value="7647.670008" calcext:value-type="float">
            <text:p>7647,670008</text:p>
          </table:table-cell>
          <table:table-cell office:value-type="float" office:value="-803.802508" calcext:value-type="float">
            <text:p>-803,802508</text:p>
          </table:table-cell>
        </table:table-row>
        <table:table-row table:style-name="ro1">
          <table:table-cell office:value-type="float" office:value="7698.836187" calcext:value-type="float">
            <text:p>7698,836187</text:p>
          </table:table-cell>
          <table:table-cell office:value-type="float" office:value="-673.560889" calcext:value-type="float">
            <text:p>-673,560889</text:p>
          </table:table-cell>
        </table:table-row>
        <table:table-row table:style-name="ro1">
          <table:table-cell office:value-type="float" office:value="7747.965969" calcext:value-type="float">
            <text:p>7747,965969</text:p>
          </table:table-cell>
          <table:table-cell office:value-type="float" office:value="-541.790559" calcext:value-type="float">
            <text:p>-541,790559</text:p>
          </table:table-cell>
        </table:table-row>
        <table:table-row table:style-name="ro1">
          <table:table-cell office:value-type="float" office:value="7795.022673" calcext:value-type="float">
            <text:p>7795,022673</text:p>
          </table:table-cell>
          <table:table-cell office:value-type="float" office:value="-408.519828" calcext:value-type="float">
            <text:p>-408,519828</text:p>
          </table:table-cell>
        </table:table-row>
        <table:table-row table:style-name="ro1">
          <table:table-cell office:value-type="float" office:value="7839.969933" calcext:value-type="float">
            <text:p>7839,969933</text:p>
          </table:table-cell>
          <table:table-cell office:value-type="float" office:value="-273.777783" calcext:value-type="float">
            <text:p>-273,777783</text:p>
          </table:table-cell>
        </table:table-row>
        <table:table-row table:style-name="ro1">
          <table:table-cell office:value-type="float" office:value="7882.771718" calcext:value-type="float">
            <text:p>7882,771718</text:p>
          </table:table-cell>
          <table:table-cell office:value-type="float" office:value="-137.594292" calcext:value-type="float">
            <text:p>-137,594292</text:p>
          </table:table-cell>
        </table:table-row>
        <table:table-row table:style-name="ro1">
          <table:table-cell office:value-type="float" office:value="7923.392348" calcext:value-type="float">
            <text:p>7923,392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1.796505" calcext:value-type="float">
            <text:p>7961,796505</text:p>
          </table:table-cell>
          <table:table-cell office:value-type="float" office:value="138.973675" calcext:value-type="float">
            <text:p>138,973675</text:p>
          </table:table-cell>
        </table:table-row>
        <table:table-row table:style-name="ro1">
          <table:table-cell office:value-type="float" office:value="7997.949252" calcext:value-type="float">
            <text:p>7997,949252</text:p>
          </table:table-cell>
          <table:table-cell office:value-type="float" office:value="279.294542" calcext:value-type="float">
            <text:p>279,294542</text:p>
          </table:table-cell>
        </table:table-row>
        <table:table-row table:style-name="ro1">
          <table:table-cell office:value-type="float" office:value="8031.816047" calcext:value-type="float">
            <text:p>8031,816047</text:p>
          </table:table-cell>
          <table:table-cell office:value-type="float" office:value="420.929643" calcext:value-type="float">
            <text:p>420,929643</text:p>
          </table:table-cell>
        </table:table-row>
        <table:table-row table:style-name="ro1">
          <table:table-cell office:value-type="float" office:value="8063.36276" calcext:value-type="float">
            <text:p>8063,36276</text:p>
          </table:table-cell>
          <table:table-cell office:value-type="float" office:value="563.845251" calcext:value-type="float">
            <text:p>563,845251</text:p>
          </table:table-cell>
        </table:table-row>
        <table:table-row table:style-name="ro1">
          <table:table-cell office:value-type="float" office:value="8092.555686" calcext:value-type="float">
            <text:p>8092,555686</text:p>
          </table:table-cell>
          <table:table-cell office:value-type="float" office:value="708.006881" calcext:value-type="float">
            <text:p>708,006881</text:p>
          </table:table-cell>
        </table:table-row>
        <table:table-row table:style-name="ro1">
          <table:table-cell office:value-type="float" office:value="8119.36156" calcext:value-type="float">
            <text:p>8119,36156</text:p>
          </table:table-cell>
          <table:table-cell office:value-type="float" office:value="853.379288" calcext:value-type="float">
            <text:p>853,379288</text:p>
          </table:table-cell>
        </table:table-row>
        <table:table-row table:style-name="ro1">
          <table:table-cell office:value-type="float" office:value="8143.747577" calcext:value-type="float">
            <text:p>8143,747577</text:p>
          </table:table-cell>
          <table:table-cell office:value-type="float" office:value="999.92647" calcext:value-type="float">
            <text:p>999,92647</text:p>
          </table:table-cell>
        </table:table-row>
        <table:table-row table:style-name="ro1">
          <table:table-cell office:value-type="float" office:value="8165.681402" calcext:value-type="float">
            <text:p>8165,681402</text:p>
          </table:table-cell>
          <table:table-cell office:value-type="float" office:value="1147.61168" calcext:value-type="float">
            <text:p>1147,61168</text:p>
          </table:table-cell>
        </table:table-row>
        <table:table-row table:style-name="ro1">
          <table:table-cell office:value-type="float" office:value="8185.13119" calcext:value-type="float">
            <text:p>8185,13119</text:p>
          </table:table-cell>
          <table:table-cell office:value-type="float" office:value="1296.397422" calcext:value-type="float">
            <text:p>1296,397422</text:p>
          </table:table-cell>
        </table:table-row>
        <table:table-row table:style-name="ro1">
          <table:table-cell office:value-type="float" office:value="8202.065596" calcext:value-type="float">
            <text:p>8202,065596</text:p>
          </table:table-cell>
          <table:table-cell office:value-type="float" office:value="1446.245462" calcext:value-type="float">
            <text:p>1446,245462</text:p>
          </table:table-cell>
        </table:table-row>
        <table:table-row table:style-name="ro1">
          <table:table-cell office:value-type="float" office:value="8216.453798" calcext:value-type="float">
            <text:p>8216,453798</text:p>
          </table:table-cell>
          <table:table-cell office:value-type="float" office:value="1597.116829" calcext:value-type="float">
            <text:p>1597,116829</text:p>
          </table:table-cell>
        </table:table-row>
        <table:table-row table:style-name="ro1">
          <table:table-cell office:value-type="float" office:value="8228.265504" calcext:value-type="float">
            <text:p>8228,265504</text:p>
          </table:table-cell>
          <table:table-cell office:value-type="float" office:value="1748.971824" calcext:value-type="float">
            <text:p>1748,971824</text:p>
          </table:table-cell>
        </table:table-row>
        <table:table-row table:style-name="ro1">
          <table:table-cell office:value-type="float" office:value="8237.470975" calcext:value-type="float">
            <text:p>8237,470975</text:p>
          </table:table-cell>
          <table:table-cell office:value-type="float" office:value="1901.770024" calcext:value-type="float">
            <text:p>1901,770024</text:p>
          </table:table-cell>
        </table:table-row>
        <table:table-row table:style-name="ro1">
          <table:table-cell office:value-type="float" office:value="8244.041035" calcext:value-type="float">
            <text:p>8244,041035</text:p>
          </table:table-cell>
          <table:table-cell office:value-type="float" office:value="2055.470287" calcext:value-type="float">
            <text:p>2055,470287</text:p>
          </table:table-cell>
        </table:table-row>
        <table:table-row table:style-name="ro1">
          <table:table-cell office:value-type="float" office:value="8247.947087" calcext:value-type="float">
            <text:p>8247,947087</text:p>
          </table:table-cell>
          <table:table-cell office:value-type="float" office:value="2210.030761" calcext:value-type="float">
            <text:p>2210,030761</text:p>
          </table:table-cell>
        </table:table-row>
        <table:table-row table:style-name="ro1">
          <table:table-cell office:value-type="float" office:value="8249.161132" calcext:value-type="float">
            <text:p>8249,161132</text:p>
          </table:table-cell>
          <table:table-cell office:value-type="float" office:value="2365.408891" calcext:value-type="float">
            <text:p>2365,408891</text:p>
          </table:table-cell>
        </table:table-row>
        <table:table-row table:style-name="ro1">
          <table:table-cell office:value-type="float" office:value="8247.655781" calcext:value-type="float">
            <text:p>8247,655781</text:p>
          </table:table-cell>
          <table:table-cell office:value-type="float" office:value="2521.561422" calcext:value-type="float">
            <text:p>2521,561422</text:p>
          </table:table-cell>
        </table:table-row>
        <table:table-row table:style-name="ro1">
          <table:table-cell office:value-type="float" office:value="8243.40427" calcext:value-type="float">
            <text:p>8243,40427</text:p>
          </table:table-cell>
          <table:table-cell office:value-type="float" office:value="2678.444411" calcext:value-type="float">
            <text:p>2678,444411</text:p>
          </table:table-cell>
        </table:table-row>
        <table:table-row table:style-name="ro1">
          <table:table-cell office:value-type="float" office:value="8236.380476" calcext:value-type="float">
            <text:p>8236,380476</text:p>
          </table:table-cell>
          <table:table-cell office:value-type="float" office:value="2836.013232" calcext:value-type="float">
            <text:p>2836,013232</text:p>
          </table:table-cell>
        </table:table-row>
        <table:table-row table:style-name="ro1">
          <table:table-cell office:value-type="float" office:value="8226.558934" calcext:value-type="float">
            <text:p>8226,558934</text:p>
          </table:table-cell>
          <table:table-cell office:value-type="float" office:value="2994.222582" calcext:value-type="float">
            <text:p>2994,222582</text:p>
          </table:table-cell>
        </table:table-row>
        <table:table-row table:style-name="ro1">
          <table:table-cell office:value-type="float" office:value="8213.914848" calcext:value-type="float">
            <text:p>8213,914848</text:p>
          </table:table-cell>
          <table:table-cell office:value-type="float" office:value="3153.026497" calcext:value-type="float">
            <text:p>3153,026497</text:p>
          </table:table-cell>
        </table:table-row>
        <table:table-row table:style-name="ro1">
          <table:table-cell office:value-type="float" office:value="8198.424109" calcext:value-type="float">
            <text:p>8198,424109</text:p>
          </table:table-cell>
          <table:table-cell office:value-type="float" office:value="3312.37835" calcext:value-type="float">
            <text:p>3312,37835</text:p>
          </table:table-cell>
        </table:table-row>
        <table:table-row table:style-name="ro1">
          <table:table-cell office:value-type="float" office:value="8180.063308" calcext:value-type="float">
            <text:p>8180,063308</text:p>
          </table:table-cell>
          <table:table-cell office:value-type="float" office:value="3472.230869" calcext:value-type="float">
            <text:p>3472,230869</text:p>
          </table:table-cell>
        </table:table-row>
        <table:table-row table:style-name="ro1">
          <table:table-cell office:value-type="float" office:value="8158.809754" calcext:value-type="float">
            <text:p>8158,809754</text:p>
          </table:table-cell>
          <table:table-cell office:value-type="float" office:value="3632.53614" calcext:value-type="float">
            <text:p>3632,53614</text:p>
          </table:table-cell>
        </table:table-row>
        <table:table-row table:style-name="ro1">
          <table:table-cell office:value-type="float" office:value="8134.641483" calcext:value-type="float">
            <text:p>8134,641483</text:p>
          </table:table-cell>
          <table:table-cell office:value-type="float" office:value="3793.24562" calcext:value-type="float">
            <text:p>3793,24562</text:p>
          </table:table-cell>
        </table:table-row>
        <table:table-row table:style-name="ro1">
          <table:table-cell office:value-type="float" office:value="8107.53728" calcext:value-type="float">
            <text:p>8107,53728</text:p>
          </table:table-cell>
          <table:table-cell office:value-type="float" office:value="3954.310145" calcext:value-type="float">
            <text:p>3954,310145</text:p>
          </table:table-cell>
        </table:table-row>
        <table:table-row table:style-name="ro1">
          <table:table-cell office:value-type="float" office:value="8077.476686" calcext:value-type="float">
            <text:p>8077,476686</text:p>
          </table:table-cell>
          <table:table-cell office:value-type="float" office:value="4115.679939" calcext:value-type="float">
            <text:p>4115,679939</text:p>
          </table:table-cell>
        </table:table-row>
        <table:table-row table:style-name="ro1">
          <table:table-cell office:value-type="float" office:value="8044.440018" calcext:value-type="float">
            <text:p>8044,440018</text:p>
          </table:table-cell>
          <table:table-cell office:value-type="float" office:value="4277.30463" calcext:value-type="float">
            <text:p>4277,30463</text:p>
          </table:table-cell>
        </table:table-row>
        <table:table-row table:style-name="ro1">
          <table:table-cell office:value-type="float" office:value="8008.40838" calcext:value-type="float">
            <text:p>8008,40838</text:p>
          </table:table-cell>
          <table:table-cell office:value-type="float" office:value="4439.133253" calcext:value-type="float">
            <text:p>4439,133253</text:p>
          </table:table-cell>
        </table:table-row>
        <table:table-row table:style-name="ro1">
          <table:table-cell office:value-type="float" office:value="7969.363678" calcext:value-type="float">
            <text:p>7969,363678</text:p>
          </table:table-cell>
          <table:table-cell office:value-type="float" office:value="4601.114265" calcext:value-type="float">
            <text:p>4601,114265</text:p>
          </table:table-cell>
        </table:table-row>
        <table:table-row table:style-name="ro1">
          <table:table-cell office:value-type="float" office:value="7927.288636" calcext:value-type="float">
            <text:p>7927,288636</text:p>
          </table:table-cell>
          <table:table-cell office:value-type="float" office:value="4763.195557" calcext:value-type="float">
            <text:p>4763,195557</text:p>
          </table:table-cell>
        </table:table-row>
        <table:table-row table:style-name="ro1">
          <table:table-cell office:value-type="float" office:value="7882.166807" calcext:value-type="float">
            <text:p>7882,166807</text:p>
          </table:table-cell>
          <table:table-cell office:value-type="float" office:value="4925.324464" calcext:value-type="float">
            <text:p>4925,324464</text:p>
          </table:table-cell>
        </table:table-row>
        <table:table-row table:style-name="ro1">
          <table:table-cell office:value-type="float" office:value="7833.982588" calcext:value-type="float">
            <text:p>7833,982588</text:p>
          </table:table-cell>
          <table:table-cell office:value-type="float" office:value="5087.447778" calcext:value-type="float">
            <text:p>5087,447778</text:p>
          </table:table-cell>
        </table:table-row>
        <table:table-row table:style-name="ro1">
          <table:table-cell office:value-type="float" office:value="7782.721235" calcext:value-type="float">
            <text:p>7782,721235</text:p>
          </table:table-cell>
          <table:table-cell office:value-type="float" office:value="5249.511757" calcext:value-type="float">
            <text:p>5249,511757</text:p>
          </table:table-cell>
        </table:table-row>
        <table:table-row table:style-name="ro1">
          <table:table-cell office:value-type="float" office:value="7728.368872" calcext:value-type="float">
            <text:p>7728,368872</text:p>
          </table:table-cell>
          <table:table-cell office:value-type="float" office:value="5411.462142" calcext:value-type="float">
            <text:p>5411,462142</text:p>
          </table:table-cell>
        </table:table-row>
        <table:table-row table:style-name="ro1">
          <table:table-cell office:value-type="float" office:value="7670.912511" calcext:value-type="float">
            <text:p>7670,912511</text:p>
          </table:table-cell>
          <table:table-cell office:value-type="float" office:value="5573.244168" calcext:value-type="float">
            <text:p>5573,244168</text:p>
          </table:table-cell>
        </table:table-row>
        <table:table-row table:style-name="ro1">
          <table:table-cell office:value-type="float" office:value="7610.34006" calcext:value-type="float">
            <text:p>7610,34006</text:p>
          </table:table-cell>
          <table:table-cell office:value-type="float" office:value="5734.802575" calcext:value-type="float">
            <text:p>5734,802575</text:p>
          </table:table-cell>
        </table:table-row>
        <table:table-row table:style-name="ro1">
          <table:table-cell office:value-type="float" office:value="7546.640337" calcext:value-type="float">
            <text:p>7546,640337</text:p>
          </table:table-cell>
          <table:table-cell office:value-type="float" office:value="5896.081624" calcext:value-type="float">
            <text:p>5896,081624</text:p>
          </table:table-cell>
        </table:table-row>
        <table:table-row table:style-name="ro1">
          <table:table-cell office:value-type="float" office:value="7479.803085" calcext:value-type="float">
            <text:p>7479,803085</text:p>
          </table:table-cell>
          <table:table-cell office:value-type="float" office:value="6057.02511" calcext:value-type="float">
            <text:p>6057,02511</text:p>
          </table:table-cell>
        </table:table-row>
        <table:table-row table:style-name="ro1">
          <table:table-cell office:value-type="float" office:value="7409.818982" calcext:value-type="float">
            <text:p>7409,818982</text:p>
          </table:table-cell>
          <table:table-cell office:value-type="float" office:value="6217.576375" calcext:value-type="float">
            <text:p>6217,576375</text:p>
          </table:table-cell>
        </table:table-row>
        <table:table-row table:style-name="ro1">
          <table:table-cell office:value-type="float" office:value="7336.679655" calcext:value-type="float">
            <text:p>7336,679655</text:p>
          </table:table-cell>
          <table:table-cell office:value-type="float" office:value="6377.678323" calcext:value-type="float">
            <text:p>6377,678323</text:p>
          </table:table-cell>
        </table:table-row>
        <table:table-row table:style-name="ro1">
          <table:table-cell office:value-type="float" office:value="7260.377691" calcext:value-type="float">
            <text:p>7260,377691</text:p>
          </table:table-cell>
          <table:table-cell office:value-type="float" office:value="6537.273436" calcext:value-type="float">
            <text:p>6537,273436</text:p>
          </table:table-cell>
        </table:table-row>
        <table:table-row table:style-name="ro1">
          <table:table-cell office:value-type="float" office:value="7180.906651" calcext:value-type="float">
            <text:p>7180,906651</text:p>
          </table:table-cell>
          <table:table-cell office:value-type="float" office:value="6696.303784" calcext:value-type="float">
            <text:p>6696,303784</text:p>
          </table:table-cell>
        </table:table-row>
        <table:table-row table:style-name="ro1">
          <table:table-cell office:value-type="float" office:value="7098.26108" calcext:value-type="float">
            <text:p>7098,26108</text:p>
          </table:table-cell>
          <table:table-cell office:value-type="float" office:value="6854.711046" calcext:value-type="float">
            <text:p>6854,711046</text:p>
          </table:table-cell>
        </table:table-row>
        <table:table-row table:style-name="ro1">
          <table:table-cell table:number-columns-repeated="2" office:value-type="float" office:value="7012.436521" calcext:value-type="float">
            <text:p>7012,436521</text:p>
          </table:table-cell>
        </table:table-row>
        <table:table-row table:style-name="ro1">
          <table:table-cell office:value-type="float" office:value="6923.429524" calcext:value-type="float">
            <text:p>6923,429524</text:p>
          </table:table-cell>
          <table:table-cell office:value-type="float" office:value="7169.421148" calcext:value-type="float">
            <text:p>7169,421148</text:p>
          </table:table-cell>
        </table:table-row>
        <table:table-row table:style-name="ro1">
          <table:table-cell office:value-type="float" office:value="6831.237657" calcext:value-type="float">
            <text:p>6831,237657</text:p>
          </table:table-cell>
          <table:table-cell office:value-type="float" office:value="7325.605515" calcext:value-type="float">
            <text:p>7325,605515</text:p>
          </table:table-cell>
        </table:table-row>
        <table:table-row table:style-name="ro1">
          <table:table-cell office:value-type="float" office:value="6735.859521" calcext:value-type="float">
            <text:p>6735,859521</text:p>
          </table:table-cell>
          <table:table-cell office:value-type="float" office:value="7480.929882" calcext:value-type="float">
            <text:p>7480,929882</text:p>
          </table:table-cell>
        </table:table-row>
        <table:table-row table:style-name="ro1">
          <table:table-cell office:value-type="float" office:value="6637.294755" calcext:value-type="float">
            <text:p>6637,294755</text:p>
          </table:table-cell>
          <table:table-cell office:value-type="float" office:value="7635.334196" calcext:value-type="float">
            <text:p>7635,334196</text:p>
          </table:table-cell>
        </table:table-row>
        <table:table-row table:style-name="ro1">
          <table:table-cell office:value-type="float" office:value="6535.544052" calcext:value-type="float">
            <text:p>6535,544052</text:p>
          </table:table-cell>
          <table:table-cell office:value-type="float" office:value="7788.758103" calcext:value-type="float">
            <text:p>7788,758103</text:p>
          </table:table-cell>
        </table:table-row>
        <table:table-row table:style-name="ro1">
          <table:table-cell office:value-type="float" office:value="6430.609165" calcext:value-type="float">
            <text:p>6430,609165</text:p>
          </table:table-cell>
          <table:table-cell office:value-type="float" office:value="7941.140973" calcext:value-type="float">
            <text:p>7941,140973</text:p>
          </table:table-cell>
        </table:table-row>
        <table:table-row table:style-name="ro1">
          <table:table-cell office:value-type="float" office:value="6322.492921" calcext:value-type="float">
            <text:p>6322,492921</text:p>
          </table:table-cell>
          <table:table-cell office:value-type="float" office:value="8092.421909" calcext:value-type="float">
            <text:p>8092,421909</text:p>
          </table:table-cell>
        </table:table-row>
        <table:table-row table:style-name="ro1">
          <table:table-cell office:value-type="float" office:value="6211.199227" calcext:value-type="float">
            <text:p>6211,199227</text:p>
          </table:table-cell>
          <table:table-cell office:value-type="float" office:value="8242.53977" calcext:value-type="float">
            <text:p>8242,53977</text:p>
          </table:table-cell>
        </table:table-row>
        <table:table-row table:style-name="ro1">
          <table:table-cell office:value-type="float" office:value="6096.733083" calcext:value-type="float">
            <text:p>6096,733083</text:p>
          </table:table-cell>
          <table:table-cell office:value-type="float" office:value="8391.433189" calcext:value-type="float">
            <text:p>8391,433189</text:p>
          </table:table-cell>
        </table:table-row>
        <table:table-row table:style-name="ro1">
          <table:table-cell office:value-type="float" office:value="5979.100587" calcext:value-type="float">
            <text:p>5979,100587</text:p>
          </table:table-cell>
          <table:table-cell office:value-type="float" office:value="8539.040586" calcext:value-type="float">
            <text:p>8539,040586</text:p>
          </table:table-cell>
        </table:table-row>
        <table:table-row table:style-name="ro1">
          <table:table-cell office:value-type="float" office:value="5858.30895" calcext:value-type="float">
            <text:p>5858,30895</text:p>
          </table:table-cell>
          <table:table-cell office:value-type="float" office:value="8685.300191" calcext:value-type="float">
            <text:p>8685,300191</text:p>
          </table:table-cell>
        </table:table-row>
        <table:table-row table:style-name="ro1">
          <table:table-cell office:value-type="float" office:value="5734.366499" calcext:value-type="float">
            <text:p>5734,366499</text:p>
          </table:table-cell>
          <table:table-cell office:value-type="float" office:value="8830.150061" calcext:value-type="float">
            <text:p>8830,150061</text:p>
          </table:table-cell>
        </table:table-row>
        <table:table-row table:style-name="ro1">
          <table:table-cell office:value-type="float" office:value="5607.282688" calcext:value-type="float">
            <text:p>5607,282688</text:p>
          </table:table-cell>
          <table:table-cell office:value-type="float" office:value="8973.5281" calcext:value-type="float">
            <text:p>8973,5281</text:p>
          </table:table-cell>
        </table:table-row>
        <table:table-row table:style-name="ro1">
          <table:table-cell office:value-type="float" office:value="5477.068107" calcext:value-type="float">
            <text:p>5477,068107</text:p>
          </table:table-cell>
          <table:table-cell office:value-type="float" office:value="9115.372074" calcext:value-type="float">
            <text:p>9115,372074</text:p>
          </table:table-cell>
        </table:table-row>
        <table:table-row table:style-name="ro1">
          <table:table-cell office:value-type="float" office:value="5343.734489" calcext:value-type="float">
            <text:p>5343,734489</text:p>
          </table:table-cell>
          <table:table-cell office:value-type="float" office:value="9255.619637" calcext:value-type="float">
            <text:p>9255,619637</text:p>
          </table:table-cell>
        </table:table-row>
        <table:table-row table:style-name="ro1">
          <table:table-cell office:value-type="float" office:value="5207.294715" calcext:value-type="float">
            <text:p>5207,294715</text:p>
          </table:table-cell>
          <table:table-cell office:value-type="float" office:value="9394.208342" calcext:value-type="float">
            <text:p>9394,208342</text:p>
          </table:table-cell>
        </table:table-row>
        <table:table-row table:style-name="ro1">
          <table:table-cell office:value-type="float" office:value="5067.762827" calcext:value-type="float">
            <text:p>5067,762827</text:p>
          </table:table-cell>
          <table:table-cell office:value-type="float" office:value="9531.075669" calcext:value-type="float">
            <text:p>9531,075669</text:p>
          </table:table-cell>
        </table:table-row>
        <table:table-row table:style-name="ro1">
          <table:table-cell office:value-type="float" office:value="4925.15403" calcext:value-type="float">
            <text:p>4925,15403</text:p>
          </table:table-cell>
          <table:table-cell office:value-type="float" office:value="9666.15904" calcext:value-type="float">
            <text:p>9666,15904</text:p>
          </table:table-cell>
        </table:table-row>
        <table:table-row table:style-name="ro1">
          <table:table-cell office:value-type="float" office:value="4779.4847" calcext:value-type="float">
            <text:p>4779,4847</text:p>
          </table:table-cell>
          <table:table-cell office:value-type="float" office:value="9799.39584" calcext:value-type="float">
            <text:p>9799,39584</text:p>
          </table:table-cell>
        </table:table-row>
        <table:table-row table:style-name="ro1">
          <table:table-cell office:value-type="float" office:value="4630.772391" calcext:value-type="float">
            <text:p>4630,772391</text:p>
          </table:table-cell>
          <table:table-cell office:value-type="float" office:value="9930.723439" calcext:value-type="float">
            <text:p>9930,723439</text:p>
          </table:table-cell>
        </table:table-row>
        <table:table-row table:style-name="ro1">
          <table:table-cell office:value-type="float" office:value="4479.03584" calcext:value-type="float">
            <text:p>4479,03584</text:p>
          </table:table-cell>
          <table:table-cell office:value-type="float" office:value="10060.079209" calcext:value-type="float">
            <text:p>10060,079209</text:p>
          </table:table-cell>
        </table:table-row>
        <table:table-row table:style-name="ro1">
          <table:table-cell office:value-type="float" office:value="4324.294976" calcext:value-type="float">
            <text:p>4324,294976</text:p>
          </table:table-cell>
          <table:table-cell office:value-type="float" office:value="10187.400549" calcext:value-type="float">
            <text:p>10187,400549</text:p>
          </table:table-cell>
        </table:table-row>
        <table:table-row table:style-name="ro1">
          <table:table-cell office:value-type="float" office:value="4166.570918" calcext:value-type="float">
            <text:p>4166,570918</text:p>
          </table:table-cell>
          <table:table-cell office:value-type="float" office:value="10312.624903" calcext:value-type="float">
            <text:p>10312,624903</text:p>
          </table:table-cell>
        </table:table-row>
        <table:table-row table:style-name="ro1">
          <table:table-cell office:value-type="float" office:value="4005.885989" calcext:value-type="float">
            <text:p>4005,885989</text:p>
          </table:table-cell>
          <table:table-cell office:value-type="float" office:value="10435.689784" calcext:value-type="float">
            <text:p>10435,689784</text:p>
          </table:table-cell>
        </table:table-row>
        <table:table-row table:style-name="ro1">
          <table:table-cell office:value-type="float" office:value="3842.263713" calcext:value-type="float">
            <text:p>3842,263713</text:p>
          </table:table-cell>
          <table:table-cell office:value-type="float" office:value="10556.532792" calcext:value-type="float">
            <text:p>10556,532792</text:p>
          </table:table-cell>
        </table:table-row>
        <table:table-row table:style-name="ro1">
          <table:table-cell office:value-type="float" office:value="3675.728825" calcext:value-type="float">
            <text:p>3675,728825</text:p>
          </table:table-cell>
          <table:table-cell office:value-type="float" office:value="10675.091638" calcext:value-type="float">
            <text:p>10675,091638</text:p>
          </table:table-cell>
        </table:table-row>
        <table:table-row table:style-name="ro1">
          <table:table-cell office:value-type="float" office:value="3506.307271" calcext:value-type="float">
            <text:p>3506,307271</text:p>
          </table:table-cell>
          <table:table-cell office:value-type="float" office:value="10791.304164" calcext:value-type="float">
            <text:p>10791,304164</text:p>
          </table:table-cell>
        </table:table-row>
        <table:table-row table:style-name="ro1">
          <table:table-cell office:value-type="float" office:value="3334.026212" calcext:value-type="float">
            <text:p>3334,026212</text:p>
          </table:table-cell>
          <table:table-cell office:value-type="float" office:value="10905.108366" calcext:value-type="float">
            <text:p>10905,108366</text:p>
          </table:table-cell>
        </table:table-row>
        <table:table-row table:style-name="ro1">
          <table:table-cell office:value-type="float" office:value="3158.91403" calcext:value-type="float">
            <text:p>3158,91403</text:p>
          </table:table-cell>
          <table:table-cell office:value-type="float" office:value="11016.442417" calcext:value-type="float">
            <text:p>11016,442417</text:p>
          </table:table-cell>
        </table:table-row>
        <table:table-row table:style-name="ro1">
          <table:table-cell office:value-type="float" office:value="2981.000329" calcext:value-type="float">
            <text:p>2981,000329</text:p>
          </table:table-cell>
          <table:table-cell office:value-type="float" office:value="11125.244687" calcext:value-type="float">
            <text:p>11125,244687</text:p>
          </table:table-cell>
        </table:table-row>
        <table:table-row table:style-name="ro1">
          <table:table-cell office:value-type="float" office:value="2800.315937" calcext:value-type="float">
            <text:p>2800,315937</text:p>
          </table:table-cell>
          <table:table-cell office:value-type="float" office:value="11231.453767" calcext:value-type="float">
            <text:p>11231,453767</text:p>
          </table:table-cell>
        </table:table-row>
        <table:table-row table:style-name="ro1">
          <table:table-cell office:value-type="float" office:value="2616.892907" calcext:value-type="float">
            <text:p>2616,892907</text:p>
          </table:table-cell>
          <table:table-cell office:value-type="float" office:value="11335.008491" calcext:value-type="float">
            <text:p>11335,008491</text:p>
          </table:table-cell>
        </table:table-row>
        <table:table-row table:style-name="ro1">
          <table:table-cell office:value-type="float" office:value="2430.764522" calcext:value-type="float">
            <text:p>2430,764522</text:p>
          </table:table-cell>
          <table:table-cell office:value-type="float" office:value="11435.847959" calcext:value-type="float">
            <text:p>11435,847959</text:p>
          </table:table-cell>
        </table:table-row>
        <table:table-row table:style-name="ro1">
          <table:table-cell office:value-type="float" office:value="2241.965294" calcext:value-type="float">
            <text:p>2241,965294</text:p>
          </table:table-cell>
          <table:table-cell office:value-type="float" office:value="11533.911559" calcext:value-type="float">
            <text:p>11533,911559</text:p>
          </table:table-cell>
        </table:table-row>
        <table:table-row table:style-name="ro1">
          <table:table-cell office:value-type="float" office:value="2050.530966" calcext:value-type="float">
            <text:p>2050,530966</text:p>
          </table:table-cell>
          <table:table-cell office:value-type="float" office:value="11629.138991" calcext:value-type="float">
            <text:p>11629,138991</text:p>
          </table:table-cell>
        </table:table-row>
        <table:table-row table:style-name="ro1">
          <table:table-cell office:value-type="float" office:value="1856.498511" calcext:value-type="float">
            <text:p>1856,498511</text:p>
          </table:table-cell>
          <table:table-cell office:value-type="float" office:value="11721.470289" calcext:value-type="float">
            <text:p>11721,470289</text:p>
          </table:table-cell>
        </table:table-row>
        <table:table-row table:style-name="ro1">
          <table:table-cell office:value-type="float" office:value="1659.906134" calcext:value-type="float">
            <text:p>1659,906134</text:p>
          </table:table-cell>
          <table:table-cell office:value-type="float" office:value="11810.845846" calcext:value-type="float">
            <text:p>11810,845846</text:p>
          </table:table-cell>
        </table:table-row>
        <table:table-row table:style-name="ro1">
          <table:table-cell office:value-type="float" office:value="1460.793268" calcext:value-type="float">
            <text:p>1460,793268</text:p>
          </table:table-cell>
          <table:table-cell office:value-type="float" office:value="11897.206435" calcext:value-type="float">
            <text:p>11897,206435</text:p>
          </table:table-cell>
        </table:table-row>
        <table:table-row table:style-name="ro1">
          <table:table-cell office:value-type="float" office:value="1259.20058" calcext:value-type="float">
            <text:p>1259,20058</text:p>
          </table:table-cell>
          <table:table-cell office:value-type="float" office:value="11980.493235" calcext:value-type="float">
            <text:p>11980,493235</text:p>
          </table:table-cell>
        </table:table-row>
        <table:table-row table:style-name="ro1">
          <table:table-cell office:value-type="float" office:value="1055.169962" calcext:value-type="float">
            <text:p>1055,169962</text:p>
          </table:table-cell>
          <table:table-cell office:value-type="float" office:value="12060.647851" calcext:value-type="float">
            <text:p>12060,647851</text:p>
          </table:table-cell>
        </table:table-row>
        <table:table-row table:style-name="ro1">
          <table:table-cell office:value-type="float" office:value="848.744536" calcext:value-type="float">
            <text:p>848,744536</text:p>
          </table:table-cell>
          <table:table-cell office:value-type="float" office:value="12137.612342" calcext:value-type="float">
            <text:p>12137,612342</text:p>
          </table:table-cell>
        </table:table-row>
        <table:table-row table:style-name="ro1">
          <table:table-cell office:value-type="float" office:value="639.968648" calcext:value-type="float">
            <text:p>639,968648</text:p>
          </table:table-cell>
          <table:table-cell office:value-type="float" office:value="12211.329241" calcext:value-type="float">
            <text:p>12211,329241</text:p>
          </table:table-cell>
        </table:table-row>
        <table:table-row table:style-name="ro1">
          <table:table-cell office:value-type="float" office:value="428.887867" calcext:value-type="float">
            <text:p>428,887867</text:p>
          </table:table-cell>
          <table:table-cell office:value-type="float" office:value="12281.741581" calcext:value-type="float">
            <text:p>12281,741581</text:p>
          </table:table-cell>
        </table:table-row>
        <table:table-row table:style-name="ro1">
          <table:table-cell office:value-type="float" office:value="215.548982" calcext:value-type="float">
            <text:p>215,548982</text:p>
          </table:table-cell>
          <table:table-cell office:value-type="float" office:value="12348.792919" calcext:value-type="float">
            <text:p>12348,792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12.427356" calcext:value-type="float">
            <text:p>12412,427356</text:p>
          </table:table-cell>
        </table:table-row>
        <table:table-row table:style-name="ro1">
          <table:table-cell office:value-type="float" office:value="-217.709861" calcext:value-type="float">
            <text:p>-217,709861</text:p>
          </table:table-cell>
          <table:table-cell office:value-type="float" office:value="12472.589568" calcext:value-type="float">
            <text:p>12472,589568</text:p>
          </table:table-cell>
        </table:table-row>
        <table:table-row table:style-name="ro1">
          <table:table-cell office:value-type="float" office:value="-437.530172" calcext:value-type="float">
            <text:p>-437,530172</text:p>
          </table:table-cell>
          <table:table-cell office:value-type="float" office:value="12529.224823" calcext:value-type="float">
            <text:p>12529,224823</text:p>
          </table:table-cell>
        </table:table-row>
        <table:table-row table:style-name="ro1">
          <table:table-cell office:value-type="float" office:value="-659.409301" calcext:value-type="float">
            <text:p>-659,409301</text:p>
          </table:table-cell>
          <table:table-cell office:value-type="float" office:value="12582.27901" calcext:value-type="float">
            <text:p>12582,27901</text:p>
          </table:table-cell>
        </table:table-row>
        <table:table-row table:style-name="ro1">
          <table:table-cell office:value-type="float" office:value="-883.294417" calcext:value-type="float">
            <text:p>-883,294417</text:p>
          </table:table-cell>
          <table:table-cell office:value-type="float" office:value="12631.698661" calcext:value-type="float">
            <text:p>12631,698661</text:p>
          </table:table-cell>
        </table:table-row>
        <table:table-row table:style-name="ro1">
          <table:table-cell office:value-type="float" office:value="-1109.131493" calcext:value-type="float">
            <text:p>-1109,131493</text:p>
          </table:table-cell>
          <table:table-cell office:value-type="float" office:value="12677.430974" calcext:value-type="float">
            <text:p>12677,430974</text:p>
          </table:table-cell>
        </table:table-row>
        <table:table-row table:style-name="ro1">
          <table:table-cell office:value-type="float" office:value="-1336.865316" calcext:value-type="float">
            <text:p>-1336,865316</text:p>
          </table:table-cell>
          <table:table-cell office:value-type="float" office:value="12719.423842" calcext:value-type="float">
            <text:p>12719,423842</text:p>
          </table:table-cell>
        </table:table-row>
        <table:table-row table:style-name="ro1">
          <table:table-cell office:value-type="float" office:value="-1566.439491" calcext:value-type="float">
            <text:p>-1566,439491</text:p>
          </table:table-cell>
          <table:table-cell office:value-type="float" office:value="12757.625871" calcext:value-type="float">
            <text:p>12757,625871</text:p>
          </table:table-cell>
        </table:table-row>
        <table:table-row table:style-name="ro1">
          <table:table-cell office:value-type="float" office:value="-1797.796447" calcext:value-type="float">
            <text:p>-1797,796447</text:p>
          </table:table-cell>
          <table:table-cell office:value-type="float" office:value="12791.986408" calcext:value-type="float">
            <text:p>12791,986408</text:p>
          </table:table-cell>
        </table:table-row>
        <table:table-row table:style-name="ro1">
          <table:table-cell office:value-type="float" office:value="-2030.877448" calcext:value-type="float">
            <text:p>-2030,877448</text:p>
          </table:table-cell>
          <table:table-cell office:value-type="float" office:value="12822.455563" calcext:value-type="float">
            <text:p>12822,455563</text:p>
          </table:table-cell>
        </table:table-row>
        <table:table-row table:style-name="ro1">
          <table:table-cell office:value-type="float" office:value="-2265.622596" calcext:value-type="float">
            <text:p>-2265,622596</text:p>
          </table:table-cell>
          <table:table-cell office:value-type="float" office:value="12848.984237" calcext:value-type="float">
            <text:p>12848,984237</text:p>
          </table:table-cell>
        </table:table-row>
        <table:table-row table:style-name="ro1">
          <table:table-cell office:value-type="float" office:value="-2501.970842" calcext:value-type="float">
            <text:p>-2501,970842</text:p>
          </table:table-cell>
          <table:table-cell office:value-type="float" office:value="12871.524142" calcext:value-type="float">
            <text:p>12871,524142</text:p>
          </table:table-cell>
        </table:table-row>
        <table:table-row table:style-name="ro1">
          <table:table-cell office:value-type="float" office:value="-2739.859995" calcext:value-type="float">
            <text:p>-2739,859995</text:p>
          </table:table-cell>
          <table:table-cell office:value-type="float" office:value="12890.027826" calcext:value-type="float">
            <text:p>12890,027826</text:p>
          </table:table-cell>
        </table:table-row>
        <table:table-row table:style-name="ro1">
          <table:table-cell office:value-type="float" office:value="-2979.226729" calcext:value-type="float">
            <text:p>-2979,226729</text:p>
          </table:table-cell>
          <table:table-cell office:value-type="float" office:value="12904.448699" calcext:value-type="float">
            <text:p>12904,448699</text:p>
          </table:table-cell>
        </table:table-row>
        <table:table-row table:style-name="ro1">
          <table:table-cell office:value-type="float" office:value="-3220.006595" calcext:value-type="float">
            <text:p>-3220,006595</text:p>
          </table:table-cell>
          <table:table-cell office:value-type="float" office:value="12914.741057" calcext:value-type="float">
            <text:p>12914,741057</text:p>
          </table:table-cell>
        </table:table-row>
        <table:table-row table:style-name="ro1">
          <table:table-cell office:value-type="float" office:value="-3462.13403" calcext:value-type="float">
            <text:p>-3462,13403</text:p>
          </table:table-cell>
          <table:table-cell office:value-type="float" office:value="12920.860101" calcext:value-type="float">
            <text:p>12920,860101</text:p>
          </table:table-cell>
        </table:table-row>
        <table:table-row table:style-name="ro1">
          <table:table-cell office:value-type="float" office:value="-3705.542366" calcext:value-type="float">
            <text:p>-3705,542366</text:p>
          </table:table-cell>
          <table:table-cell office:value-type="float" office:value="12922.76197" calcext:value-type="float">
            <text:p>12922,76197</text:p>
          </table:table-cell>
        </table:table-row>
        <table:table-row table:style-name="ro1">
          <table:table-cell office:value-type="float" office:value="-3950.163845" calcext:value-type="float">
            <text:p>-3950,163845</text:p>
          </table:table-cell>
          <table:table-cell office:value-type="float" office:value="12920.403755" calcext:value-type="float">
            <text:p>12920,403755</text:p>
          </table:table-cell>
        </table:table-row>
        <table:table-row table:style-name="ro1">
          <table:table-cell office:value-type="float" office:value="-4195.929625" calcext:value-type="float">
            <text:p>-4195,929625</text:p>
          </table:table-cell>
          <table:table-cell office:value-type="float" office:value="12913.74353" calcext:value-type="float">
            <text:p>12913,74353</text:p>
          </table:table-cell>
        </table:table-row>
        <table:table-row table:style-name="ro1">
          <table:table-cell office:value-type="float" office:value="-4442.769798" calcext:value-type="float">
            <text:p>-4442,769798</text:p>
          </table:table-cell>
          <table:table-cell office:value-type="float" office:value="12902.740373" calcext:value-type="float">
            <text:p>12902,740373</text:p>
          </table:table-cell>
        </table:table-row>
        <table:table-row table:style-name="ro1">
          <table:table-cell office:value-type="float" office:value="-4690.613396" calcext:value-type="float">
            <text:p>-4690,613396</text:p>
          </table:table-cell>
          <table:table-cell office:value-type="float" office:value="12887.35439" calcext:value-type="float">
            <text:p>12887,35439</text:p>
          </table:table-cell>
        </table:table-row>
        <table:table-row table:style-name="ro1">
          <table:table-cell office:value-type="float" office:value="-4939.388412" calcext:value-type="float">
            <text:p>-4939,388412</text:p>
          </table:table-cell>
          <table:table-cell office:value-type="float" office:value="12867.546738" calcext:value-type="float">
            <text:p>12867,546738</text:p>
          </table:table-cell>
        </table:table-row>
        <table:table-row table:style-name="ro1">
          <table:table-cell office:value-type="float" office:value="-5189.021803" calcext:value-type="float">
            <text:p>-5189,021803</text:p>
          </table:table-cell>
          <table:table-cell office:value-type="float" office:value="12843.279648" calcext:value-type="float">
            <text:p>12843,279648</text:p>
          </table:table-cell>
        </table:table-row>
        <table:table-row table:style-name="ro1">
          <table:table-cell office:value-type="float" office:value="-5439.439515" calcext:value-type="float">
            <text:p>-5439,439515</text:p>
          </table:table-cell>
          <table:table-cell office:value-type="float" office:value="12814.516449" calcext:value-type="float">
            <text:p>12814,516449</text:p>
          </table:table-cell>
        </table:table-row>
        <table:table-row table:style-name="ro1">
          <table:table-cell office:value-type="float" office:value="-5690.566487" calcext:value-type="float">
            <text:p>-5690,566487</text:p>
          </table:table-cell>
          <table:table-cell office:value-type="float" office:value="12781.221594" calcext:value-type="float">
            <text:p>12781,221594</text:p>
          </table:table-cell>
        </table:table-row>
        <table:table-row table:style-name="ro1">
          <table:table-cell office:value-type="float" office:value="-5942.326675" calcext:value-type="float">
            <text:p>-5942,326675</text:p>
          </table:table-cell>
          <table:table-cell office:value-type="float" office:value="12743.360678" calcext:value-type="float">
            <text:p>12743,360678</text:p>
          </table:table-cell>
        </table:table-row>
        <table:table-row table:style-name="ro1">
          <table:table-cell office:value-type="float" office:value="-6194.643059" calcext:value-type="float">
            <text:p>-6194,643059</text:p>
          </table:table-cell>
          <table:table-cell office:value-type="float" office:value="12700.900461" calcext:value-type="float">
            <text:p>12700,900461</text:p>
          </table:table-cell>
        </table:table-row>
        <table:table-row table:style-name="ro1">
          <table:table-cell office:value-type="float" office:value="-6447.437666" calcext:value-type="float">
            <text:p>-6447,437666</text:p>
          </table:table-cell>
          <table:table-cell office:value-type="float" office:value="12653.808897" calcext:value-type="float">
            <text:p>12653,808897</text:p>
          </table:table-cell>
        </table:table-row>
        <table:table-row table:style-name="ro1">
          <table:table-cell office:value-type="float" office:value="-6700.631582" calcext:value-type="float">
            <text:p>-6700,631582</text:p>
          </table:table-cell>
          <table:table-cell office:value-type="float" office:value="12602.05515" calcext:value-type="float">
            <text:p>12602,05515</text:p>
          </table:table-cell>
        </table:table-row>
        <table:table-row table:style-name="ro1">
          <table:table-cell office:value-type="float" office:value="-6954.144968" calcext:value-type="float">
            <text:p>-6954,144968</text:p>
          </table:table-cell>
          <table:table-cell office:value-type="float" office:value="12545.609619" calcext:value-type="float">
            <text:p>12545,609619</text:p>
          </table:table-cell>
        </table:table-row>
        <table:table-row table:style-name="ro1">
          <table:table-cell office:value-type="float" office:value="-7207.89708" calcext:value-type="float">
            <text:p>-7207,89708</text:p>
          </table:table-cell>
          <table:table-cell office:value-type="float" office:value="12484.443959" calcext:value-type="float">
            <text:p>12484,443959</text:p>
          </table:table-cell>
        </table:table-row>
        <table:table-row table:style-name="ro1">
          <table:table-cell office:value-type="float" office:value="-7461.806287" calcext:value-type="float">
            <text:p>-7461,806287</text:p>
          </table:table-cell>
          <table:table-cell office:value-type="float" office:value="12418.531105" calcext:value-type="float">
            <text:p>12418,531105</text:p>
          </table:table-cell>
        </table:table-row>
        <table:table-row table:style-name="ro1">
          <table:table-cell office:value-type="float" office:value="-7715.790085" calcext:value-type="float">
            <text:p>-7715,790085</text:p>
          </table:table-cell>
          <table:table-cell office:value-type="float" office:value="12347.845292" calcext:value-type="float">
            <text:p>12347,845292</text:p>
          </table:table-cell>
        </table:table-row>
        <table:table-row table:style-name="ro1">
          <table:table-cell office:value-type="float" office:value="-7969.765121" calcext:value-type="float">
            <text:p>-7969,765121</text:p>
          </table:table-cell>
          <table:table-cell office:value-type="float" office:value="12272.362079" calcext:value-type="float">
            <text:p>12272,362079</text:p>
          </table:table-cell>
        </table:table-row>
        <table:table-row table:style-name="ro1">
          <table:table-cell office:value-type="float" office:value="-8223.647205" calcext:value-type="float">
            <text:p>-8223,647205</text:p>
          </table:table-cell>
          <table:table-cell office:value-type="float" office:value="12192.058365" calcext:value-type="float">
            <text:p>12192,058365</text:p>
          </table:table-cell>
        </table:table-row>
        <table:table-row table:style-name="ro1">
          <table:table-cell office:value-type="float" office:value="-8477.351339" calcext:value-type="float">
            <text:p>-8477,351339</text:p>
          </table:table-cell>
          <table:table-cell office:value-type="float" office:value="12106.912418" calcext:value-type="float">
            <text:p>12106,912418</text:p>
          </table:table-cell>
        </table:table-row>
        <table:table-row table:style-name="ro1">
          <table:table-cell office:value-type="float" office:value="-8730.791729" calcext:value-type="float">
            <text:p>-8730,791729</text:p>
          </table:table-cell>
          <table:table-cell office:value-type="float" office:value="12016.903887" calcext:value-type="float">
            <text:p>12016,903887</text:p>
          </table:table-cell>
        </table:table-row>
        <table:table-row table:style-name="ro1">
          <table:table-cell office:value-type="float" office:value="-8983.881807" calcext:value-type="float">
            <text:p>-8983,881807</text:p>
          </table:table-cell>
          <table:table-cell office:value-type="float" office:value="11922.01383" calcext:value-type="float">
            <text:p>11922,01383</text:p>
          </table:table-cell>
        </table:table-row>
        <table:table-row table:style-name="ro1">
          <table:table-cell office:value-type="float" office:value="-9236.534256" calcext:value-type="float">
            <text:p>-9236,534256</text:p>
          </table:table-cell>
          <table:table-cell office:value-type="float" office:value="11822.224731" calcext:value-type="float">
            <text:p>11822,224731</text:p>
          </table:table-cell>
        </table:table-row>
        <table:table-row table:style-name="ro1">
          <table:table-cell office:value-type="float" office:value="-9488.661027" calcext:value-type="float">
            <text:p>-9488,661027</text:p>
          </table:table-cell>
          <table:table-cell office:value-type="float" office:value="11717.520521" calcext:value-type="float">
            <text:p>11717,520521</text:p>
          </table:table-cell>
        </table:table-row>
        <table:table-row table:style-name="ro1">
          <table:table-cell office:value-type="float" office:value="-9740.173362" calcext:value-type="float">
            <text:p>-9740,173362</text:p>
          </table:table-cell>
          <table:table-cell office:value-type="float" office:value="11607.886597" calcext:value-type="float">
            <text:p>11607,886597</text:p>
          </table:table-cell>
        </table:table-row>
        <table:table-row table:style-name="ro1">
          <table:table-cell office:value-type="float" office:value="-9990.981819" calcext:value-type="float">
            <text:p>-9990,981819</text:p>
          </table:table-cell>
          <table:table-cell office:value-type="float" office:value="11493.309841" calcext:value-type="float">
            <text:p>11493,309841</text:p>
          </table:table-cell>
        </table:table-row>
        <table:table-row table:style-name="ro1">
          <table:table-cell office:value-type="float" office:value="-10240.996289" calcext:value-type="float">
            <text:p>-10240,996289</text:p>
          </table:table-cell>
          <table:table-cell office:value-type="float" office:value="11373.778642" calcext:value-type="float">
            <text:p>11373,778642</text:p>
          </table:table-cell>
        </table:table-row>
        <table:table-row table:style-name="ro1">
          <table:table-cell office:value-type="float" office:value="-10490.126025" calcext:value-type="float">
            <text:p>-10490,126025</text:p>
          </table:table-cell>
          <table:table-cell office:value-type="float" office:value="11249.282913" calcext:value-type="float">
            <text:p>11249,282913</text:p>
          </table:table-cell>
        </table:table-row>
        <table:table-row table:style-name="ro1">
          <table:table-cell office:value-type="float" office:value="-10738.279662" calcext:value-type="float">
            <text:p>-10738,279662</text:p>
          </table:table-cell>
          <table:table-cell office:value-type="float" office:value="11119.814108" calcext:value-type="float">
            <text:p>11119,814108</text:p>
          </table:table-cell>
        </table:table-row>
        <table:table-row table:style-name="ro1">
          <table:table-cell office:value-type="float" office:value="-10985.365244" calcext:value-type="float">
            <text:p>-10985,365244</text:p>
          </table:table-cell>
          <table:table-cell office:value-type="float" office:value="10985.365244" calcext:value-type="float">
            <text:p>10985,365244</text:p>
          </table:table-cell>
        </table:table-row>
        <table:table-row table:style-name="ro1">
          <table:table-cell office:value-type="float" office:value="-11231.290244" calcext:value-type="float">
            <text:p>-11231,290244</text:p>
          </table:table-cell>
          <table:table-cell office:value-type="float" office:value="10845.930916" calcext:value-type="float">
            <text:p>10845,930916</text:p>
          </table:table-cell>
        </table:table-row>
        <table:table-row table:style-name="ro1">
          <table:table-cell office:value-type="float" office:value="-11475.961595" calcext:value-type="float">
            <text:p>-11475,961595</text:p>
          </table:table-cell>
          <table:table-cell office:value-type="float" office:value="10701.507316" calcext:value-type="float">
            <text:p>10701,507316</text:p>
          </table:table-cell>
        </table:table-row>
        <table:table-row table:style-name="ro1">
          <table:table-cell office:value-type="float" office:value="-11719.28571" calcext:value-type="float">
            <text:p>-11719,28571</text:p>
          </table:table-cell>
          <table:table-cell office:value-type="float" office:value="10552.09225" calcext:value-type="float">
            <text:p>10552,09225</text:p>
          </table:table-cell>
        </table:table-row>
        <table:table-row table:style-name="ro1">
          <table:table-cell office:value-type="float" office:value="-11961.16851" calcext:value-type="float">
            <text:p>-11961,16851</text:p>
          </table:table-cell>
          <table:table-cell office:value-type="float" office:value="10397.685154" calcext:value-type="float">
            <text:p>10397,685154</text:p>
          </table:table-cell>
        </table:table-row>
        <table:table-row table:style-name="ro1">
          <table:table-cell office:value-type="float" office:value="-12201.51545" calcext:value-type="float">
            <text:p>-12201,51545</text:p>
          </table:table-cell>
          <table:table-cell office:value-type="float" office:value="10238.287114" calcext:value-type="float">
            <text:p>10238,287114</text:p>
          </table:table-cell>
        </table:table-row>
        <table:table-row table:style-name="ro1">
          <table:table-cell office:value-type="float" office:value="-12440.231547" calcext:value-type="float">
            <text:p>-12440,231547</text:p>
          </table:table-cell>
          <table:table-cell office:value-type="float" office:value="10073.900876" calcext:value-type="float">
            <text:p>10073,900876</text:p>
          </table:table-cell>
        </table:table-row>
        <table:table-row table:style-name="ro1">
          <table:table-cell office:value-type="float" office:value="-12677.221406" calcext:value-type="float">
            <text:p>-12677,221406</text:p>
          </table:table-cell>
          <table:table-cell office:value-type="float" office:value="9904.530868" calcext:value-type="float">
            <text:p>9904,530868</text:p>
          </table:table-cell>
        </table:table-row>
        <table:table-row table:style-name="ro1">
          <table:table-cell office:value-type="float" office:value="-12912.389244" calcext:value-type="float">
            <text:p>-12912,389244</text:p>
          </table:table-cell>
          <table:table-cell office:value-type="float" office:value="9730.183211" calcext:value-type="float">
            <text:p>9730,183211</text:p>
          </table:table-cell>
        </table:table-row>
        <table:table-row table:style-name="ro1">
          <table:table-cell office:value-type="float" office:value="-13145.638926" calcext:value-type="float">
            <text:p>-13145,638926</text:p>
          </table:table-cell>
          <table:table-cell office:value-type="float" office:value="9550.865737" calcext:value-type="float">
            <text:p>9550,865737</text:p>
          </table:table-cell>
        </table:table-row>
        <table:table-row table:style-name="ro1">
          <table:table-cell office:value-type="float" office:value="-13376.873984" calcext:value-type="float">
            <text:p>-13376,873984</text:p>
          </table:table-cell>
          <table:table-cell office:value-type="float" office:value="9366.588001" calcext:value-type="float">
            <text:p>9366,588001</text:p>
          </table:table-cell>
        </table:table-row>
        <table:table-row table:style-name="ro1">
          <table:table-cell office:value-type="float" office:value="-13605.997652" calcext:value-type="float">
            <text:p>-13605,997652</text:p>
          </table:table-cell>
          <table:table-cell office:value-type="float" office:value="9177.361297" calcext:value-type="float">
            <text:p>9177,361297</text:p>
          </table:table-cell>
        </table:table-row>
        <table:table-row table:style-name="ro1">
          <table:table-cell office:value-type="float" office:value="-13832.912894" calcext:value-type="float">
            <text:p>-13832,912894</text:p>
          </table:table-cell>
          <table:table-cell office:value-type="float" office:value="8983.19867" calcext:value-type="float">
            <text:p>8983,19867</text:p>
          </table:table-cell>
        </table:table-row>
        <table:table-row table:style-name="ro1">
          <table:table-cell office:value-type="float" office:value="-14057.522432" calcext:value-type="float">
            <text:p>-14057,522432</text:p>
          </table:table-cell>
          <table:table-cell office:value-type="float" office:value="8784.114931" calcext:value-type="float">
            <text:p>8784,114931</text:p>
          </table:table-cell>
        </table:table-row>
        <table:table-row table:style-name="ro1">
          <table:table-cell office:value-type="float" office:value="-14279.728774" calcext:value-type="float">
            <text:p>-14279,728774</text:p>
          </table:table-cell>
          <table:table-cell office:value-type="float" office:value="8580.12667" calcext:value-type="float">
            <text:p>8580,12667</text:p>
          </table:table-cell>
        </table:table-row>
        <table:table-row table:style-name="ro1">
          <table:table-cell office:value-type="float" office:value="-14499.434248" calcext:value-type="float">
            <text:p>-14499,434248</text:p>
          </table:table-cell>
          <table:table-cell office:value-type="float" office:value="8371.252266" calcext:value-type="float">
            <text:p>8371,252266</text:p>
          </table:table-cell>
        </table:table-row>
        <table:table-row table:style-name="ro1">
          <table:table-cell office:value-type="float" office:value="-14716.541033" calcext:value-type="float">
            <text:p>-14716,541033</text:p>
          </table:table-cell>
          <table:table-cell office:value-type="float" office:value="8157.511901" calcext:value-type="float">
            <text:p>8157,511901</text:p>
          </table:table-cell>
        </table:table-row>
        <table:table-row table:style-name="ro1">
          <table:table-cell office:value-type="float" office:value="-14930.951185" calcext:value-type="float">
            <text:p>-14930,951185</text:p>
          </table:table-cell>
          <table:table-cell office:value-type="float" office:value="7938.927569" calcext:value-type="float">
            <text:p>7938,927569</text:p>
          </table:table-cell>
        </table:table-row>
        <table:table-row table:style-name="ro1">
          <table:table-cell office:value-type="float" office:value="-15142.566672" calcext:value-type="float">
            <text:p>-15142,566672</text:p>
          </table:table-cell>
          <table:table-cell office:value-type="float" office:value="7715.52309" calcext:value-type="float">
            <text:p>7715,52309</text:p>
          </table:table-cell>
        </table:table-row>
        <table:table-row table:style-name="ro1">
          <table:table-cell office:value-type="float" office:value="-15351.289405" calcext:value-type="float">
            <text:p>-15351,289405</text:p>
          </table:table-cell>
          <table:table-cell office:value-type="float" office:value="7487.324119" calcext:value-type="float">
            <text:p>7487,324119</text:p>
          </table:table-cell>
        </table:table-row>
        <table:table-row table:style-name="ro1">
          <table:table-cell office:value-type="float" office:value="-15557.021269" calcext:value-type="float">
            <text:p>-15557,021269</text:p>
          </table:table-cell>
          <table:table-cell office:value-type="float" office:value="7254.358156" calcext:value-type="float">
            <text:p>7254,358156</text:p>
          </table:table-cell>
        </table:table-row>
        <table:table-row table:style-name="ro1">
          <table:table-cell office:value-type="float" office:value="-15759.664155" calcext:value-type="float">
            <text:p>-15759,664155</text:p>
          </table:table-cell>
          <table:table-cell office:value-type="float" office:value="7016.654553" calcext:value-type="float">
            <text:p>7016,654553</text:p>
          </table:table-cell>
        </table:table-row>
        <table:table-row table:style-name="ro1">
          <table:table-cell office:value-type="float" office:value="-15959.119996" calcext:value-type="float">
            <text:p>-15959,119996</text:p>
          </table:table-cell>
          <table:table-cell office:value-type="float" office:value="6774.244527" calcext:value-type="float">
            <text:p>6774,244527</text:p>
          </table:table-cell>
        </table:table-row>
        <table:table-row table:style-name="ro1">
          <table:table-cell office:value-type="float" office:value="-16155.290795" calcext:value-type="float">
            <text:p>-16155,290795</text:p>
          </table:table-cell>
          <table:table-cell office:value-type="float" office:value="6527.161167" calcext:value-type="float">
            <text:p>6527,161167</text:p>
          </table:table-cell>
        </table:table-row>
        <table:table-row table:style-name="ro1">
          <table:table-cell office:value-type="float" office:value="-16348.07866" calcext:value-type="float">
            <text:p>-16348,07866</text:p>
          </table:table-cell>
          <table:table-cell office:value-type="float" office:value="6275.43944" calcext:value-type="float">
            <text:p>6275,43944</text:p>
          </table:table-cell>
        </table:table-row>
        <table:table-row table:style-name="ro1">
          <table:table-cell office:value-type="float" office:value="-16537.38584" calcext:value-type="float">
            <text:p>-16537,38584</text:p>
          </table:table-cell>
          <table:table-cell office:value-type="float" office:value="6019.116198" calcext:value-type="float">
            <text:p>6019,116198</text:p>
          </table:table-cell>
        </table:table-row>
        <table:table-row table:style-name="ro1">
          <table:table-cell office:value-type="float" office:value="-16723.114754" calcext:value-type="float">
            <text:p>-16723,114754</text:p>
          </table:table-cell>
          <table:table-cell office:value-type="float" office:value="5758.23019" calcext:value-type="float">
            <text:p>5758,23019</text:p>
          </table:table-cell>
        </table:table-row>
        <table:table-row table:style-name="ro1">
          <table:table-cell office:value-type="float" office:value="-16905.16803" calcext:value-type="float">
            <text:p>-16905,16803</text:p>
          </table:table-cell>
          <table:table-cell office:value-type="float" office:value="5492.822061" calcext:value-type="float">
            <text:p>5492,822061</text:p>
          </table:table-cell>
        </table:table-row>
        <table:table-row table:style-name="ro1">
          <table:table-cell office:value-type="float" office:value="-17083.448535" calcext:value-type="float">
            <text:p>-17083,448535</text:p>
          </table:table-cell>
          <table:table-cell office:value-type="float" office:value="5222.934362" calcext:value-type="float">
            <text:p>5222,934362</text:p>
          </table:table-cell>
        </table:table-row>
        <table:table-row table:style-name="ro1">
          <table:table-cell office:value-type="float" office:value="-17257.859413" calcext:value-type="float">
            <text:p>-17257,859413</text:p>
          </table:table-cell>
          <table:table-cell office:value-type="float" office:value="4948.611555" calcext:value-type="float">
            <text:p>4948,611555</text:p>
          </table:table-cell>
        </table:table-row>
        <table:table-row table:style-name="ro1">
          <table:table-cell office:value-type="float" office:value="-17428.304119" calcext:value-type="float">
            <text:p>-17428,304119</text:p>
          </table:table-cell>
          <table:table-cell office:value-type="float" office:value="4669.900014" calcext:value-type="float">
            <text:p>4669,900014</text:p>
          </table:table-cell>
        </table:table-row>
        <table:table-row table:style-name="ro1">
          <table:table-cell office:value-type="float" office:value="-17594.68645" calcext:value-type="float">
            <text:p>-17594,68645</text:p>
          </table:table-cell>
          <table:table-cell office:value-type="float" office:value="4386.848033" calcext:value-type="float">
            <text:p>4386,848033</text:p>
          </table:table-cell>
        </table:table-row>
        <table:table-row table:style-name="ro1">
          <table:table-cell office:value-type="float" office:value="-17756.910588" calcext:value-type="float">
            <text:p>-17756,910588</text:p>
          </table:table-cell>
          <table:table-cell office:value-type="float" office:value="4099.505827" calcext:value-type="float">
            <text:p>4099,505827</text:p>
          </table:table-cell>
        </table:table-row>
        <table:table-row table:style-name="ro1">
          <table:table-cell office:value-type="float" office:value="-17914.881128" calcext:value-type="float">
            <text:p>-17914,881128</text:p>
          </table:table-cell>
          <table:table-cell office:value-type="float" office:value="3807.925535" calcext:value-type="float">
            <text:p>3807,925535</text:p>
          </table:table-cell>
        </table:table-row>
        <table:table-row table:style-name="ro1">
          <table:table-cell office:value-type="float" office:value="-18068.503119" calcext:value-type="float">
            <text:p>-18068,503119</text:p>
          </table:table-cell>
          <table:table-cell office:value-type="float" office:value="3512.161222" calcext:value-type="float">
            <text:p>3512,161222</text:p>
          </table:table-cell>
        </table:table-row>
        <table:table-row table:style-name="ro1">
          <table:table-cell office:value-type="float" office:value="-18217.682098" calcext:value-type="float">
            <text:p>-18217,682098</text:p>
          </table:table-cell>
          <table:table-cell office:value-type="float" office:value="3212.26888" calcext:value-type="float">
            <text:p>3212,26888</text:p>
          </table:table-cell>
        </table:table-row>
        <table:table-row table:style-name="ro1">
          <table:table-cell office:value-type="float" office:value="-18362.324125" calcext:value-type="float">
            <text:p>-18362,324125</text:p>
          </table:table-cell>
          <table:table-cell office:value-type="float" office:value="2908.30643" calcext:value-type="float">
            <text:p>2908,30643</text:p>
          </table:table-cell>
        </table:table-row>
        <table:table-row table:style-name="ro1">
          <table:table-cell office:value-type="float" office:value="-18502.335822" calcext:value-type="float">
            <text:p>-18502,335822</text:p>
          </table:table-cell>
          <table:table-cell office:value-type="float" office:value="2600.33372" calcext:value-type="float">
            <text:p>2600,33372</text:p>
          </table:table-cell>
        </table:table-row>
        <table:table-row table:style-name="ro1">
          <table:table-cell office:value-type="float" office:value="-18637.624408" calcext:value-type="float">
            <text:p>-18637,624408</text:p>
          </table:table-cell>
          <table:table-cell office:value-type="float" office:value="2288.412529" calcext:value-type="float">
            <text:p>2288,412529</text:p>
          </table:table-cell>
        </table:table-row>
        <table:table-row table:style-name="ro1">
          <table:table-cell office:value-type="float" office:value="-18768.097733" calcext:value-type="float">
            <text:p>-18768,097733</text:p>
          </table:table-cell>
          <table:table-cell office:value-type="float" office:value="1972.60656" calcext:value-type="float">
            <text:p>1972,60656</text:p>
          </table:table-cell>
        </table:table-row>
        <table:table-row table:style-name="ro1">
          <table:table-cell office:value-type="float" office:value="-18893.664322" calcext:value-type="float">
            <text:p>-18893,664322</text:p>
          </table:table-cell>
          <table:table-cell office:value-type="float" office:value="1652.981441" calcext:value-type="float">
            <text:p>1652,981441</text:p>
          </table:table-cell>
        </table:table-row>
        <table:table-row table:style-name="ro1">
          <table:table-cell office:value-type="float" office:value="-19014.233406" calcext:value-type="float">
            <text:p>-19014,233406</text:p>
          </table:table-cell>
          <table:table-cell office:value-type="float" office:value="1329.604724" calcext:value-type="float">
            <text:p>1329,604724</text:p>
          </table:table-cell>
        </table:table-row>
        <table:table-row table:style-name="ro1">
          <table:table-cell office:value-type="float" office:value="-19129.714959" calcext:value-type="float">
            <text:p>-19129,714959</text:p>
          </table:table-cell>
          <table:table-cell office:value-type="float" office:value="1002.545879" calcext:value-type="float">
            <text:p>1002,545879</text:p>
          </table:table-cell>
        </table:table-row>
        <table:table-row table:style-name="ro1">
          <table:table-cell office:value-type="float" office:value="-19240.019741" calcext:value-type="float">
            <text:p>-19240,019741</text:p>
          </table:table-cell>
          <table:table-cell office:value-type="float" office:value="671.876294" calcext:value-type="float">
            <text:p>671,876294</text:p>
          </table:table-cell>
        </table:table-row>
        <table:table-row table:style-name="ro1">
          <table:table-cell office:value-type="float" office:value="-19345.059327" calcext:value-type="float">
            <text:p>-19345,059327</text:p>
          </table:table-cell>
          <table:table-cell office:value-type="float" office:value="337.669267" calcext:value-type="float">
            <text:p>337,669267</text:p>
          </table:table-cell>
        </table:table-row>
        <table:table-row table:style-name="ro1">
          <table:table-cell office:value-type="float" office:value="-19444.746152" calcext:value-type="float">
            <text:p>-19444,746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9538.993546" calcext:value-type="float">
            <text:p>-19538,993546</text:p>
          </table:table-cell>
          <table:table-cell office:value-type="float" office:value="-341.054401" calcext:value-type="float">
            <text:p>-341,054401</text:p>
          </table:table-cell>
        </table:table-row>
        <table:table-row table:style-name="ro1">
          <table:table-cell office:value-type="float" office:value="-19627.71577" calcext:value-type="float">
            <text:p>-19627,71577</text:p>
          </table:table-cell>
          <table:table-cell office:value-type="float" office:value="-685.414938" calcext:value-type="float">
            <text:p>-685,414938</text:p>
          </table:table-cell>
        </table:table-row>
        <table:table-row table:style-name="ro1">
          <table:table-cell office:value-type="float" office:value="-19710.828055" calcext:value-type="float">
            <text:p>-19710,828055</text:p>
          </table:table-cell>
          <table:table-cell office:value-type="float" office:value="-1033.000726" calcext:value-type="float">
            <text:p>-1033,000726</text:p>
          </table:table-cell>
        </table:table-row>
        <table:table-row table:style-name="ro1">
          <table:table-cell office:value-type="float" office:value="-19788.24664" calcext:value-type="float">
            <text:p>-19788,24664</text:p>
          </table:table-cell>
          <table:table-cell office:value-type="float" office:value="-1383.729002" calcext:value-type="float">
            <text:p>-1383,729002</text:p>
          </table:table-cell>
        </table:table-row>
        <table:table-row table:style-name="ro1">
          <table:table-cell office:value-type="float" office:value="-19859.888811" calcext:value-type="float">
            <text:p>-19859,888811</text:p>
          </table:table-cell>
          <table:table-cell office:value-type="float" office:value="-1737.51513" calcext:value-type="float">
            <text:p>-1737,51513</text:p>
          </table:table-cell>
        </table:table-row>
        <table:table-row table:style-name="ro1">
          <table:table-cell office:value-type="float" office:value="-19925.672934" calcext:value-type="float">
            <text:p>-19925,672934</text:p>
          </table:table-cell>
          <table:table-cell office:value-type="float" office:value="-2094.272616" calcext:value-type="float">
            <text:p>-2094,272616</text:p>
          </table:table-cell>
        </table:table-row>
        <table:table-row table:style-name="ro1">
          <table:table-cell office:value-type="float" office:value="-19985.518501" calcext:value-type="float">
            <text:p>-19985,518501</text:p>
          </table:table-cell>
          <table:table-cell office:value-type="float" office:value="-2453.913114" calcext:value-type="float">
            <text:p>-2453,913114</text:p>
          </table:table-cell>
        </table:table-row>
        <table:table-row table:style-name="ro1">
          <table:table-cell office:value-type="float" office:value="-20039.346161" calcext:value-type="float">
            <text:p>-20039,346161</text:p>
          </table:table-cell>
          <table:table-cell office:value-type="float" office:value="-2816.346436" calcext:value-type="float">
            <text:p>-2816,346436</text:p>
          </table:table-cell>
        </table:table-row>
        <table:table-row table:style-name="ro1">
          <table:table-cell office:value-type="float" office:value="-20087.077759" calcext:value-type="float">
            <text:p>-20087,077759</text:p>
          </table:table-cell>
          <table:table-cell office:value-type="float" office:value="-3181.480569" calcext:value-type="float">
            <text:p>-3181,480569</text:p>
          </table:table-cell>
        </table:table-row>
        <table:table-row table:style-name="ro1">
          <table:table-cell office:value-type="float" office:value="-20128.636377" calcext:value-type="float">
            <text:p>-20128,636377</text:p>
          </table:table-cell>
          <table:table-cell office:value-type="float" office:value="-3549.221678" calcext:value-type="float">
            <text:p>-3549,221678</text:p>
          </table:table-cell>
        </table:table-row>
        <table:table-row table:style-name="ro1">
          <table:table-cell office:value-type="float" office:value="-20163.94637" calcext:value-type="float">
            <text:p>-20163,94637</text:p>
          </table:table-cell>
          <table:table-cell office:value-type="float" office:value="-3919.474129" calcext:value-type="float">
            <text:p>-3919,474129</text:p>
          </table:table-cell>
        </table:table-row>
        <table:table-row table:style-name="ro1">
          <table:table-cell office:value-type="float" office:value="-20192.933403" calcext:value-type="float">
            <text:p>-20192,933403</text:p>
          </table:table-cell>
          <table:table-cell office:value-type="float" office:value="-4292.140494" calcext:value-type="float">
            <text:p>-4292,140494</text:p>
          </table:table-cell>
        </table:table-row>
        <table:table-row table:style-name="ro1">
          <table:table-cell office:value-type="float" office:value="-20215.52449" calcext:value-type="float">
            <text:p>-20215,52449</text:p>
          </table:table-cell>
          <table:table-cell office:value-type="float" office:value="-4667.121572" calcext:value-type="float">
            <text:p>-4667,121572</text:p>
          </table:table-cell>
        </table:table-row>
        <table:table-row table:style-name="ro1">
          <table:table-cell office:value-type="float" office:value="-20231.64803" calcext:value-type="float">
            <text:p>-20231,64803</text:p>
          </table:table-cell>
          <table:table-cell office:value-type="float" office:value="-5044.316398" calcext:value-type="float">
            <text:p>-5044,316398</text:p>
          </table:table-cell>
        </table:table-row>
        <table:table-row table:style-name="ro1">
          <table:table-cell office:value-type="float" office:value="-20241.233848" calcext:value-type="float">
            <text:p>-20241,233848</text:p>
          </table:table-cell>
          <table:table-cell office:value-type="float" office:value="-5423.622263" calcext:value-type="float">
            <text:p>-5423,622263</text:p>
          </table:table-cell>
        </table:table-row>
        <table:table-row table:style-name="ro1">
          <table:table-cell office:value-type="float" office:value="-20244.213229" calcext:value-type="float">
            <text:p>-20244,213229</text:p>
          </table:table-cell>
          <table:table-cell office:value-type="float" office:value="-5804.934732" calcext:value-type="float">
            <text:p>-5804,934732</text:p>
          </table:table-cell>
        </table:table-row>
        <table:table-row table:style-name="ro1">
          <table:table-cell office:value-type="float" office:value="-20240.518956" calcext:value-type="float">
            <text:p>-20240,518956</text:p>
          </table:table-cell>
          <table:table-cell office:value-type="float" office:value="-6188.147654" calcext:value-type="float">
            <text:p>-6188,147654</text:p>
          </table:table-cell>
        </table:table-row>
        <table:table-row table:style-name="ro1">
          <table:table-cell office:value-type="float" office:value="-20230.08535" calcext:value-type="float">
            <text:p>-20230,08535</text:p>
          </table:table-cell>
          <table:table-cell office:value-type="float" office:value="-6573.153187" calcext:value-type="float">
            <text:p>-6573,153187</text:p>
          </table:table-cell>
        </table:table-row>
        <table:table-row table:style-name="ro1">
          <table:table-cell office:value-type="float" office:value="-20212.848303" calcext:value-type="float">
            <text:p>-20212,848303</text:p>
          </table:table-cell>
          <table:table-cell office:value-type="float" office:value="-6959.841814" calcext:value-type="float">
            <text:p>-6959,841814</text:p>
          </table:table-cell>
        </table:table-row>
        <table:table-row table:style-name="ro1">
          <table:table-cell office:value-type="float" office:value="-20188.74532" calcext:value-type="float">
            <text:p>-20188,74532</text:p>
          </table:table-cell>
          <table:table-cell office:value-type="float" office:value="-7348.102364" calcext:value-type="float">
            <text:p>-7348,102364</text:p>
          </table:table-cell>
        </table:table-row>
        <table:table-row table:style-name="ro1">
          <table:table-cell office:value-type="float" office:value="-20157.715549" calcext:value-type="float">
            <text:p>-20157,715549</text:p>
          </table:table-cell>
          <table:table-cell office:value-type="float" office:value="-7737.822028" calcext:value-type="float">
            <text:p>-7737,822028</text:p>
          </table:table-cell>
        </table:table-row>
        <table:table-row table:style-name="ro1">
          <table:table-cell office:value-type="float" office:value="-20119.699825" calcext:value-type="float">
            <text:p>-20119,699825</text:p>
          </table:table-cell>
          <table:table-cell office:value-type="float" office:value="-8128.886385" calcext:value-type="float">
            <text:p>-8128,886385</text:p>
          </table:table-cell>
        </table:table-row>
        <table:table-row table:style-name="ro1">
          <table:table-cell office:value-type="float" office:value="-20074.640703" calcext:value-type="float">
            <text:p>-20074,640703</text:p>
          </table:table-cell>
          <table:table-cell office:value-type="float" office:value="-8521.179423" calcext:value-type="float">
            <text:p>-8521,179423</text:p>
          </table:table-cell>
        </table:table-row>
        <table:table-row table:style-name="ro1">
          <table:table-cell office:value-type="float" office:value="-20022.482492" calcext:value-type="float">
            <text:p>-20022,482492</text:p>
          </table:table-cell>
          <table:table-cell office:value-type="float" office:value="-8914.583557" calcext:value-type="float">
            <text:p>-8914,583557</text:p>
          </table:table-cell>
        </table:table-row>
        <table:table-row table:style-name="ro1">
          <table:table-cell office:value-type="float" office:value="-19963.171296" calcext:value-type="float">
            <text:p>-19963,171296</text:p>
          </table:table-cell>
          <table:table-cell office:value-type="float" office:value="-9308.979656" calcext:value-type="float">
            <text:p>-9308,979656</text:p>
          </table:table-cell>
        </table:table-row>
        <table:table-row table:style-name="ro1">
          <table:table-cell office:value-type="float" office:value="-19896.655045" calcext:value-type="float">
            <text:p>-19896,655045</text:p>
          </table:table-cell>
          <table:table-cell office:value-type="float" office:value="-9704.247069" calcext:value-type="float">
            <text:p>-9704,247069</text:p>
          </table:table-cell>
        </table:table-row>
        <table:table-row table:style-name="ro1">
          <table:table-cell office:value-type="float" office:value="-19822.883535" calcext:value-type="float">
            <text:p>-19822,883535</text:p>
          </table:table-cell>
          <table:table-cell office:value-type="float" office:value="-10100.263644" calcext:value-type="float">
            <text:p>-10100,263644</text:p>
          </table:table-cell>
        </table:table-row>
        <table:table-row table:style-name="ro1">
          <table:table-cell office:value-type="float" office:value="-19741.80846" calcext:value-type="float">
            <text:p>-19741,80846</text:p>
          </table:table-cell>
          <table:table-cell office:value-type="float" office:value="-10496.905756" calcext:value-type="float">
            <text:p>-10496,905756</text:p>
          </table:table-cell>
        </table:table-row>
        <table:table-row table:style-name="ro1">
          <table:table-cell office:value-type="float" office:value="-19653.383449" calcext:value-type="float">
            <text:p>-19653,383449</text:p>
          </table:table-cell>
          <table:table-cell office:value-type="float" office:value="-10894.048337" calcext:value-type="float">
            <text:p>-10894,048337</text:p>
          </table:table-cell>
        </table:table-row>
        <table:table-row table:style-name="ro1">
          <table:table-cell office:value-type="float" office:value="-19557.564098" calcext:value-type="float">
            <text:p>-19557,564098</text:p>
          </table:table-cell>
          <table:table-cell office:value-type="float" office:value="-11291.564897" calcext:value-type="float">
            <text:p>-11291,564897</text:p>
          </table:table-cell>
        </table:table-row>
        <table:table-row table:style-name="ro1">
          <table:table-cell office:value-type="float" office:value="-19454.308008" calcext:value-type="float">
            <text:p>-19454,308008</text:p>
          </table:table-cell>
          <table:table-cell office:value-type="float" office:value="-11689.327553" calcext:value-type="float">
            <text:p>-11689,327553</text:p>
          </table:table-cell>
        </table:table-row>
        <table:table-row table:style-name="ro1">
          <table:table-cell office:value-type="float" office:value="-19343.574818" calcext:value-type="float">
            <text:p>-19343,574818</text:p>
          </table:table-cell>
          <table:table-cell office:value-type="float" office:value="-12087.20706" calcext:value-type="float">
            <text:p>-12087,20706</text:p>
          </table:table-cell>
        </table:table-row>
        <table:table-row table:style-name="ro1">
          <table:table-cell office:value-type="float" office:value="-19225.326237" calcext:value-type="float">
            <text:p>-19225,326237</text:p>
          </table:table-cell>
          <table:table-cell office:value-type="float" office:value="-12485.07284" calcext:value-type="float">
            <text:p>-12485,07284</text:p>
          </table:table-cell>
        </table:table-row>
        <table:table-row table:style-name="ro1">
          <table:table-cell office:value-type="float" office:value="-19099.526079" calcext:value-type="float">
            <text:p>-19099,526079</text:p>
          </table:table-cell>
          <table:table-cell office:value-type="float" office:value="-12882.793008" calcext:value-type="float">
            <text:p>-12882,793008</text:p>
          </table:table-cell>
        </table:table-row>
        <table:table-row table:style-name="ro1">
          <table:table-cell office:value-type="float" office:value="-18966.140296" calcext:value-type="float">
            <text:p>-18966,140296</text:p>
          </table:table-cell>
          <table:table-cell office:value-type="float" office:value="-13280.234406" calcext:value-type="float">
            <text:p>-13280,234406</text:p>
          </table:table-cell>
        </table:table-row>
        <table:table-row table:style-name="ro1">
          <table:table-cell office:value-type="float" office:value="-18825.13701" calcext:value-type="float">
            <text:p>-18825,13701</text:p>
          </table:table-cell>
          <table:table-cell office:value-type="float" office:value="-13677.262634" calcext:value-type="float">
            <text:p>-13677,262634</text:p>
          </table:table-cell>
        </table:table-row>
        <table:table-row table:style-name="ro1">
          <table:table-cell office:value-type="float" office:value="-18676.486548" calcext:value-type="float">
            <text:p>-18676,486548</text:p>
          </table:table-cell>
          <table:table-cell office:value-type="float" office:value="-14073.74208" calcext:value-type="float">
            <text:p>-14073,74208</text:p>
          </table:table-cell>
        </table:table-row>
        <table:table-row table:style-name="ro1">
          <table:table-cell office:value-type="float" office:value="-18520.161469" calcext:value-type="float">
            <text:p>-18520,161469</text:p>
          </table:table-cell>
          <table:table-cell office:value-type="float" office:value="-14469.535956" calcext:value-type="float">
            <text:p>-14469,535956</text:p>
          </table:table-cell>
        </table:table-row>
        <table:table-row table:style-name="ro1">
          <table:table-cell office:value-type="float" office:value="-18356.136599" calcext:value-type="float">
            <text:p>-18356,136599</text:p>
          </table:table-cell>
          <table:table-cell office:value-type="float" office:value="-14864.506329" calcext:value-type="float">
            <text:p>-14864,506329</text:p>
          </table:table-cell>
        </table:table-row>
        <table:table-row table:style-name="ro1">
          <table:table-cell office:value-type="float" office:value="-18184.389061" calcext:value-type="float">
            <text:p>-18184,389061</text:p>
          </table:table-cell>
          <table:table-cell office:value-type="float" office:value="-15258.514155" calcext:value-type="float">
            <text:p>-15258,514155</text:p>
          </table:table-cell>
        </table:table-row>
        <table:table-row table:style-name="ro1">
          <table:table-cell office:value-type="float" office:value="-18004.898309" calcext:value-type="float">
            <text:p>-18004,898309</text:p>
          </table:table-cell>
          <table:table-cell office:value-type="float" office:value="-15651.419315" calcext:value-type="float">
            <text:p>-15651,419315</text:p>
          </table:table-cell>
        </table:table-row>
        <table:table-row table:style-name="ro1">
          <table:table-cell office:value-type="float" office:value="-17817.64615" calcext:value-type="float">
            <text:p>-17817,64615</text:p>
          </table:table-cell>
          <table:table-cell office:value-type="float" office:value="-16043.080653" calcext:value-type="float">
            <text:p>-16043,080653</text:p>
          </table:table-cell>
        </table:table-row>
        <table:table-row table:style-name="ro1">
          <table:table-cell office:value-type="float" office:value="-17622.616782" calcext:value-type="float">
            <text:p>-17622,616782</text:p>
          </table:table-cell>
          <table:table-cell office:value-type="float" office:value="-16433.356007" calcext:value-type="float">
            <text:p>-16433,356007</text:p>
          </table:table-cell>
        </table:table-row>
        <table:table-row table:style-name="ro1">
          <table:table-cell office:value-type="float" office:value="-17419.79682" calcext:value-type="float">
            <text:p>-17419,79682</text:p>
          </table:table-cell>
          <table:table-cell office:value-type="float" office:value="-16822.102249" calcext:value-type="float">
            <text:p>-16822,102249</text:p>
          </table:table-cell>
        </table:table-row>
        <table:table-row table:style-name="ro1">
          <table:table-cell table:number-columns-repeated="2" office:value-type="float" office:value="-17209.175323" calcext:value-type="float">
            <text:p>-17209,175323</text:p>
          </table:table-cell>
        </table:table-row>
        <table:table-row table:style-name="ro1">
          <table:table-cell office:value-type="float" office:value="-16990.743824" calcext:value-type="float">
            <text:p>-16990,743824</text:p>
          </table:table-cell>
          <table:table-cell office:value-type="float" office:value="-17594.430283" calcext:value-type="float">
            <text:p>-17594,430283</text:p>
          </table:table-cell>
        </table:table-row>
        <table:table-row table:style-name="ro1">
          <table:table-cell office:value-type="float" office:value="-16764.496357" calcext:value-type="float">
            <text:p>-16764,496357</text:p>
          </table:table-cell>
          <table:table-cell office:value-type="float" office:value="-17977.721333" calcext:value-type="float">
            <text:p>-17977,721333</text:p>
          </table:table-cell>
        </table:table-row>
        <table:table-row table:style-name="ro1">
          <table:table-cell office:value-type="float" office:value="-16530.429487" calcext:value-type="float">
            <text:p>-16530,429487</text:p>
          </table:table-cell>
          <table:table-cell office:value-type="float" office:value="-18358.901863" calcext:value-type="float">
            <text:p>-18358,901863</text:p>
          </table:table-cell>
        </table:table-row>
        <table:table-row table:style-name="ro1">
          <table:table-cell office:value-type="float" office:value="-16288.542329" calcext:value-type="float">
            <text:p>-16288,542329</text:p>
          </table:table-cell>
          <table:table-cell office:value-type="float" office:value="-18737.824495" calcext:value-type="float">
            <text:p>-18737,824495</text:p>
          </table:table-cell>
        </table:table-row>
        <table:table-row table:style-name="ro1">
          <table:table-cell office:value-type="float" office:value="-16038.836583" calcext:value-type="float">
            <text:p>-16038,836583</text:p>
          </table:table-cell>
          <table:table-cell office:value-type="float" office:value="-19114.341119" calcext:value-type="float">
            <text:p>-19114,341119</text:p>
          </table:table-cell>
        </table:table-row>
        <table:table-row table:style-name="ro1">
          <table:table-cell office:value-type="float" office:value="-15781.316553" calcext:value-type="float">
            <text:p>-15781,316553</text:p>
          </table:table-cell>
          <table:table-cell office:value-type="float" office:value="-19488.302938" calcext:value-type="float">
            <text:p>-19488,302938</text:p>
          </table:table-cell>
        </table:table-row>
        <table:table-row table:style-name="ro1">
          <table:table-cell office:value-type="float" office:value="-15515.989175" calcext:value-type="float">
            <text:p>-15515,989175</text:p>
          </table:table-cell>
          <table:table-cell office:value-type="float" office:value="-19859.560509" calcext:value-type="float">
            <text:p>-19859,560509</text:p>
          </table:table-cell>
        </table:table-row>
        <table:table-row table:style-name="ro1">
          <table:table-cell office:value-type="float" office:value="-15242.864037" calcext:value-type="float">
            <text:p>-15242,864037</text:p>
          </table:table-cell>
          <table:table-cell office:value-type="float" office:value="-20227.963787" calcext:value-type="float">
            <text:p>-20227,963787</text:p>
          </table:table-cell>
        </table:table-row>
        <table:table-row table:style-name="ro1">
          <table:table-cell office:value-type="float" office:value="-14961.953409" calcext:value-type="float">
            <text:p>-14961,953409</text:p>
          </table:table-cell>
          <table:table-cell office:value-type="float" office:value="-20593.362167" calcext:value-type="float">
            <text:p>-20593,362167</text:p>
          </table:table-cell>
        </table:table-row>
        <table:table-row table:style-name="ro1">
          <table:table-cell office:value-type="float" office:value="-14673.272259" calcext:value-type="float">
            <text:p>-14673,272259</text:p>
          </table:table-cell>
          <table:table-cell office:value-type="float" office:value="-20955.604529" calcext:value-type="float">
            <text:p>-20955,604529</text:p>
          </table:table-cell>
        </table:table-row>
        <table:table-row table:style-name="ro1">
          <table:table-cell office:value-type="float" office:value="-14376.83828" calcext:value-type="float">
            <text:p>-14376,83828</text:p>
          </table:table-cell>
          <table:table-cell office:value-type="float" office:value="-21314.539284" calcext:value-type="float">
            <text:p>-21314,539284</text:p>
          </table:table-cell>
        </table:table-row>
        <table:table-row table:style-name="ro1">
          <table:table-cell office:value-type="float" office:value="-14072.671908" calcext:value-type="float">
            <text:p>-14072,671908</text:p>
          </table:table-cell>
          <table:table-cell office:value-type="float" office:value="-21670.014419" calcext:value-type="float">
            <text:p>-21670,014419</text:p>
          </table:table-cell>
        </table:table-row>
        <table:table-row table:style-name="ro1">
          <table:table-cell office:value-type="float" office:value="-13760.796346" calcext:value-type="float">
            <text:p>-13760,796346</text:p>
          </table:table-cell>
          <table:table-cell office:value-type="float" office:value="-22021.87754" calcext:value-type="float">
            <text:p>-22021,87754</text:p>
          </table:table-cell>
        </table:table-row>
        <table:table-row table:style-name="ro1">
          <table:table-cell office:value-type="float" office:value="-13441.237582" calcext:value-type="float">
            <text:p>-13441,237582</text:p>
          </table:table-cell>
          <table:table-cell office:value-type="float" office:value="-22369.975925" calcext:value-type="float">
            <text:p>-22369,975925</text:p>
          </table:table-cell>
        </table:table-row>
        <table:table-row table:style-name="ro1">
          <table:table-cell office:value-type="float" office:value="-13114.024407" calcext:value-type="float">
            <text:p>-13114,024407</text:p>
          </table:table-cell>
          <table:table-cell office:value-type="float" office:value="-22714.156565" calcext:value-type="float">
            <text:p>-22714,156565</text:p>
          </table:table-cell>
        </table:table-row>
        <table:table-row table:style-name="ro1">
          <table:table-cell office:value-type="float" office:value="-12779.188437" calcext:value-type="float">
            <text:p>-12779,188437</text:p>
          </table:table-cell>
          <table:table-cell office:value-type="float" office:value="-23054.266214" calcext:value-type="float">
            <text:p>-23054,266214</text:p>
          </table:table-cell>
        </table:table-row>
        <table:table-row table:style-name="ro1">
          <table:table-cell office:value-type="float" office:value="-12436.764129" calcext:value-type="float">
            <text:p>-12436,764129</text:p>
          </table:table-cell>
          <table:table-cell office:value-type="float" office:value="-23390.151441" calcext:value-type="float">
            <text:p>-23390,151441</text:p>
          </table:table-cell>
        </table:table-row>
        <table:table-row table:style-name="ro1">
          <table:table-cell office:value-type="float" office:value="-12086.788798" calcext:value-type="float">
            <text:p>-12086,788798</text:p>
          </table:table-cell>
          <table:table-cell office:value-type="float" office:value="-23721.658672" calcext:value-type="float">
            <text:p>-23721,658672</text:p>
          </table:table-cell>
        </table:table-row>
        <table:table-row table:style-name="ro1">
          <table:table-cell office:value-type="float" office:value="-11729.302632" calcext:value-type="float">
            <text:p>-11729,302632</text:p>
          </table:table-cell>
          <table:table-cell office:value-type="float" office:value="-24048.634246" calcext:value-type="float">
            <text:p>-24048,634246</text:p>
          </table:table-cell>
        </table:table-row>
        <table:table-row table:style-name="ro1">
          <table:table-cell office:value-type="float" office:value="-11364.348712" calcext:value-type="float">
            <text:p>-11364,348712</text:p>
          </table:table-cell>
          <table:table-cell office:value-type="float" office:value="-24370.92446" calcext:value-type="float">
            <text:p>-24370,92446</text:p>
          </table:table-cell>
        </table:table-row>
        <table:table-row table:style-name="ro1">
          <table:table-cell office:value-type="float" office:value="-10991.973021" calcext:value-type="float">
            <text:p>-10991,973021</text:p>
          </table:table-cell>
          <table:table-cell office:value-type="float" office:value="-24688.375622" calcext:value-type="float">
            <text:p>-24688,375622</text:p>
          </table:table-cell>
        </table:table-row>
        <table:table-row table:style-name="ro1">
          <table:table-cell office:value-type="float" office:value="-10612.224461" calcext:value-type="float">
            <text:p>-10612,224461</text:p>
          </table:table-cell>
          <table:table-cell office:value-type="float" office:value="-25000.834103" calcext:value-type="float">
            <text:p>-25000,834103</text:p>
          </table:table-cell>
        </table:table-row>
        <table:table-row table:style-name="ro1">
          <table:table-cell office:value-type="float" office:value="-10225.154867" calcext:value-type="float">
            <text:p>-10225,154867</text:p>
          </table:table-cell>
          <table:table-cell office:value-type="float" office:value="-25308.146385" calcext:value-type="float">
            <text:p>-25308,146385</text:p>
          </table:table-cell>
        </table:table-row>
        <table:table-row table:style-name="ro1">
          <table:table-cell office:value-type="float" office:value="-9830.819017" calcext:value-type="float">
            <text:p>-9830,819017</text:p>
          </table:table-cell>
          <table:table-cell office:value-type="float" office:value="-25610.159117" calcext:value-type="float">
            <text:p>-25610,159117</text:p>
          </table:table-cell>
        </table:table-row>
        <table:table-row table:style-name="ro1">
          <table:table-cell office:value-type="float" office:value="-9429.274644" calcext:value-type="float">
            <text:p>-9429,274644</text:p>
          </table:table-cell>
          <table:table-cell office:value-type="float" office:value="-25906.719165" calcext:value-type="float">
            <text:p>-25906,719165</text:p>
          </table:table-cell>
        </table:table-row>
        <table:table-row table:style-name="ro1">
          <table:table-cell office:value-type="float" office:value="-9020.582447" calcext:value-type="float">
            <text:p>-9020,582447</text:p>
          </table:table-cell>
          <table:table-cell office:value-type="float" office:value="-26197.673665" calcext:value-type="float">
            <text:p>-26197,673665</text:p>
          </table:table-cell>
        </table:table-row>
        <table:table-row table:style-name="ro1">
          <table:table-cell office:value-type="float" office:value="-8604.8061" calcext:value-type="float">
            <text:p>-8604,8061</text:p>
          </table:table-cell>
          <table:table-cell office:value-type="float" office:value="-26482.870076" calcext:value-type="float">
            <text:p>-26482,870076</text:p>
          </table:table-cell>
        </table:table-row>
        <table:table-row table:style-name="ro1">
          <table:table-cell office:value-type="float" office:value="-8182.012263" calcext:value-type="float">
            <text:p>-8182,012263</text:p>
          </table:table-cell>
          <table:table-cell office:value-type="float" office:value="-26762.156236" calcext:value-type="float">
            <text:p>-26762,156236</text:p>
          </table:table-cell>
        </table:table-row>
        <table:table-row table:style-name="ro1">
          <table:table-cell office:value-type="float" office:value="-7752.270586" calcext:value-type="float">
            <text:p>-7752,270586</text:p>
          </table:table-cell>
          <table:table-cell office:value-type="float" office:value="-27035.380413" calcext:value-type="float">
            <text:p>-27035,380413</text:p>
          </table:table-cell>
        </table:table-row>
        <table:table-row table:style-name="ro1">
          <table:table-cell office:value-type="float" office:value="-7315.653717" calcext:value-type="float">
            <text:p>-7315,653717</text:p>
          </table:table-cell>
          <table:table-cell office:value-type="float" office:value="-27302.391364" calcext:value-type="float">
            <text:p>-27302,391364</text:p>
          </table:table-cell>
        </table:table-row>
        <table:table-row table:style-name="ro1">
          <table:table-cell office:value-type="float" office:value="-6872.237313" calcext:value-type="float">
            <text:p>-6872,237313</text:p>
          </table:table-cell>
          <table:table-cell office:value-type="float" office:value="-27563.038384" calcext:value-type="float">
            <text:p>-27563,038384</text:p>
          </table:table-cell>
        </table:table-row>
        <table:table-row table:style-name="ro1">
          <table:table-cell office:value-type="float" office:value="-6422.100035" calcext:value-type="float">
            <text:p>-6422,100035</text:p>
          </table:table-cell>
          <table:table-cell office:value-type="float" office:value="-27817.171366" calcext:value-type="float">
            <text:p>-27817,171366</text:p>
          </table:table-cell>
        </table:table-row>
        <table:table-row table:style-name="ro1">
          <table:table-cell office:value-type="float" office:value="-5965.323565" calcext:value-type="float">
            <text:p>-5965,323565</text:p>
          </table:table-cell>
          <table:table-cell office:value-type="float" office:value="-28064.640855" calcext:value-type="float">
            <text:p>-28064,640855</text:p>
          </table:table-cell>
        </table:table-row>
        <table:table-row table:style-name="ro1">
          <table:table-cell office:value-type="float" office:value="-5501.992596" calcext:value-type="float">
            <text:p>-5501,992596</text:p>
          </table:table-cell>
          <table:table-cell office:value-type="float" office:value="-28305.298104" calcext:value-type="float">
            <text:p>-28305,298104</text:p>
          </table:table-cell>
        </table:table-row>
        <table:table-row table:style-name="ro1">
          <table:table-cell office:value-type="float" office:value="-5032.194844" calcext:value-type="float">
            <text:p>-5032,194844</text:p>
          </table:table-cell>
          <table:table-cell office:value-type="float" office:value="-28538.995131" calcext:value-type="float">
            <text:p>-28538,995131</text:p>
          </table:table-cell>
        </table:table-row>
        <table:table-row table:style-name="ro1">
          <table:table-cell office:value-type="float" office:value="-4556.021045" calcext:value-type="float">
            <text:p>-4556,021045</text:p>
          </table:table-cell>
          <table:table-cell office:value-type="float" office:value="-28765.584776" calcext:value-type="float">
            <text:p>-28765,584776</text:p>
          </table:table-cell>
        </table:table-row>
        <table:table-row table:style-name="ro1">
          <table:table-cell office:value-type="float" office:value="-4073.564957" calcext:value-type="float">
            <text:p>-4073,564957</text:p>
          </table:table-cell>
          <table:table-cell office:value-type="float" office:value="-28984.920755" calcext:value-type="float">
            <text:p>-28984,920755</text:p>
          </table:table-cell>
        </table:table-row>
        <table:table-row table:style-name="ro1">
          <table:table-cell office:value-type="float" office:value="-3584.923355" calcext:value-type="float">
            <text:p>-3584,923355</text:p>
          </table:table-cell>
          <table:table-cell office:value-type="float" office:value="-29196.857721" calcext:value-type="float">
            <text:p>-29196,857721</text:p>
          </table:table-cell>
        </table:table-row>
        <table:table-row table:style-name="ro1">
          <table:table-cell office:value-type="float" office:value="-3090.196036" calcext:value-type="float">
            <text:p>-3090,196036</text:p>
          </table:table-cell>
          <table:table-cell office:value-type="float" office:value="-29401.25132" calcext:value-type="float">
            <text:p>-29401,25132</text:p>
          </table:table-cell>
        </table:table-row>
        <table:table-row table:style-name="ro1">
          <table:table-cell office:value-type="float" office:value="-2589.48581" calcext:value-type="float">
            <text:p>-2589,48581</text:p>
          </table:table-cell>
          <table:table-cell office:value-type="float" office:value="-29597.958247" calcext:value-type="float">
            <text:p>-29597,958247</text:p>
          </table:table-cell>
        </table:table-row>
        <table:table-row table:style-name="ro1">
          <table:table-cell office:value-type="float" office:value="-2082.898501" calcext:value-type="float">
            <text:p>-2082,898501</text:p>
          </table:table-cell>
          <table:table-cell office:value-type="float" office:value="-29786.836309" calcext:value-type="float">
            <text:p>-29786,836309</text:p>
          </table:table-cell>
        </table:table-row>
        <table:table-row table:style-name="ro1">
          <table:table-cell office:value-type="float" office:value="-1570.542938" calcext:value-type="float">
            <text:p>-1570,542938</text:p>
          </table:table-cell>
          <table:table-cell office:value-type="float" office:value="-29967.744477" calcext:value-type="float">
            <text:p>-29967,744477</text:p>
          </table:table-cell>
        </table:table-row>
        <table:table-row table:style-name="ro1">
          <table:table-cell office:value-type="float" office:value="-1052.530953" calcext:value-type="float">
            <text:p>-1052,530953</text:p>
          </table:table-cell>
          <table:table-cell office:value-type="float" office:value="-30140.542948" calcext:value-type="float">
            <text:p>-30140,542948</text:p>
          </table:table-cell>
        </table:table-row>
        <table:table-row table:style-name="ro1">
          <table:table-cell office:value-type="float" office:value="-528.97737" calcext:value-type="float">
            <text:p>-528,97737</text:p>
          </table:table-cell>
          <table:table-cell office:value-type="float" office:value="-30305.093204" calcext:value-type="float">
            <text:p>-30305,0932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0461.258067" calcext:value-type="float">
            <text:p>-30461,258067</text:p>
          </table:table-cell>
        </table:table-row>
        <table:table-row table:style-name="ro1">
          <table:table-cell office:value-type="float" office:value="534.280368" calcext:value-type="float">
            <text:p>534,280368</text:p>
          </table:table-cell>
          <table:table-cell office:value-type="float" office:value="-30608.901763" calcext:value-type="float">
            <text:p>-30608,901763</text:p>
          </table:table-cell>
        </table:table-row>
        <table:table-row table:style-name="ro1">
          <table:table-cell office:value-type="float" office:value="1073.739978" calcext:value-type="float">
            <text:p>1073,739978</text:p>
          </table:table-cell>
          <table:table-cell office:value-type="float" office:value="-30747.889978" calcext:value-type="float">
            <text:p>-30747,889978</text:p>
          </table:table-cell>
        </table:table-row>
        <table:table-row table:style-name="ro1">
          <table:table-cell office:value-type="float" office:value="1618.252121" calcext:value-type="float">
            <text:p>1618,252121</text:p>
          </table:table-cell>
          <table:table-cell office:value-type="float" office:value="-30878.089917" calcext:value-type="float">
            <text:p>-30878,089917</text:p>
          </table:table-cell>
        </table:table-row>
        <table:table-row table:style-name="ro1">
          <table:table-cell office:value-type="float" office:value="2167.687142" calcext:value-type="float">
            <text:p>2167,687142</text:p>
          </table:table-cell>
          <table:table-cell office:value-type="float" office:value="-30999.370363" calcext:value-type="float">
            <text:p>-30999,370363</text:p>
          </table:table-cell>
        </table:table-row>
        <table:table-row table:style-name="ro1">
          <table:table-cell office:value-type="float" office:value="2721.912456" calcext:value-type="float">
            <text:p>2721,912456</text:p>
          </table:table-cell>
          <table:table-cell office:value-type="float" office:value="-31111.60174" calcext:value-type="float">
            <text:p>-31111,60174</text:p>
          </table:table-cell>
        </table:table-row>
        <table:table-row table:style-name="ro1">
          <table:table-cell office:value-type="float" office:value="3280.792566" calcext:value-type="float">
            <text:p>3280,792566</text:p>
          </table:table-cell>
          <table:table-cell office:value-type="float" office:value="-31214.656167" calcext:value-type="float">
            <text:p>-31214,656167</text:p>
          </table:table-cell>
        </table:table-row>
        <table:table-row table:style-name="ro1">
          <table:table-cell office:value-type="float" office:value="3844.18907" calcext:value-type="float">
            <text:p>3844,18907</text:p>
          </table:table-cell>
          <table:table-cell office:value-type="float" office:value="-31308.40752" calcext:value-type="float">
            <text:p>-31308,40752</text:p>
          </table:table-cell>
        </table:table-row>
        <table:table-row table:style-name="ro1">
          <table:table-cell office:value-type="float" office:value="4411.960687" calcext:value-type="float">
            <text:p>4411,960687</text:p>
          </table:table-cell>
          <table:table-cell office:value-type="float" office:value="-31392.731492" calcext:value-type="float">
            <text:p>-31392,731492</text:p>
          </table:table-cell>
        </table:table-row>
        <table:table-row table:style-name="ro1">
          <table:table-cell office:value-type="float" office:value="4983.963271" calcext:value-type="float">
            <text:p>4983,963271</text:p>
          </table:table-cell>
          <table:table-cell office:value-type="float" office:value="-31467.50565" calcext:value-type="float">
            <text:p>-31467,50565</text:p>
          </table:table-cell>
        </table:table-row>
        <table:table-row table:style-name="ro1">
          <table:table-cell office:value-type="float" office:value="5560.049827" calcext:value-type="float">
            <text:p>5560,049827</text:p>
          </table:table-cell>
          <table:table-cell office:value-type="float" office:value="-31532.609498" calcext:value-type="float">
            <text:p>-31532,609498</text:p>
          </table:table-cell>
        </table:table-row>
        <table:table-row table:style-name="ro1">
          <table:table-cell office:value-type="float" office:value="6140.070536" calcext:value-type="float">
            <text:p>6140,070536</text:p>
          </table:table-cell>
          <table:table-cell office:value-type="float" office:value="-31587.924533" calcext:value-type="float">
            <text:p>-31587,924533</text:p>
          </table:table-cell>
        </table:table-row>
        <table:table-row table:style-name="ro1">
          <table:table-cell office:value-type="float" office:value="6723.872774" calcext:value-type="float">
            <text:p>6723,872774</text:p>
          </table:table-cell>
          <table:table-cell office:value-type="float" office:value="-31633.334305" calcext:value-type="float">
            <text:p>-31633,334305</text:p>
          </table:table-cell>
        </table:table-row>
        <table:table-row table:style-name="ro1">
          <table:table-cell office:value-type="float" office:value="7311.301135" calcext:value-type="float">
            <text:p>7311,301135</text:p>
          </table:table-cell>
          <table:table-cell office:value-type="float" office:value="-31668.724478" calcext:value-type="float">
            <text:p>-31668,724478</text:p>
          </table:table-cell>
        </table:table-row>
        <table:table-row table:style-name="ro1">
          <table:table-cell office:value-type="float" office:value="7902.197455" calcext:value-type="float">
            <text:p>7902,197455</text:p>
          </table:table-cell>
          <table:table-cell office:value-type="float" office:value="-31693.982885" calcext:value-type="float">
            <text:p>-31693,982885</text:p>
          </table:table-cell>
        </table:table-row>
        <table:table-row table:style-name="ro1">
          <table:table-cell office:value-type="float" office:value="8496.400834" calcext:value-type="float">
            <text:p>8496,400834</text:p>
          </table:table-cell>
          <table:table-cell office:value-type="float" office:value="-31708.999593" calcext:value-type="float">
            <text:p>-31708,999593</text:p>
          </table:table-cell>
        </table:table-row>
        <table:table-row table:style-name="ro1">
          <table:table-cell office:value-type="float" office:value="9093.747665" calcext:value-type="float">
            <text:p>9093,747665</text:p>
          </table:table-cell>
          <table:table-cell office:value-type="float" office:value="-31713.666956" calcext:value-type="float">
            <text:p>-31713,666956</text:p>
          </table:table-cell>
        </table:table-row>
        <table:table-row table:style-name="ro1">
          <table:table-cell office:value-type="float" office:value="9694.071661" calcext:value-type="float">
            <text:p>9694,071661</text:p>
          </table:table-cell>
          <table:table-cell office:value-type="float" office:value="-31707.879676" calcext:value-type="float">
            <text:p>-31707,879676</text:p>
          </table:table-cell>
        </table:table-row>
        <table:table-row table:style-name="ro1">
          <table:table-cell office:value-type="float" office:value="10297.20388" calcext:value-type="float">
            <text:p>10297,20388</text:p>
          </table:table-cell>
          <table:table-cell office:value-type="float" office:value="-31691.534861" calcext:value-type="float">
            <text:p>-31691,534861</text:p>
          </table:table-cell>
        </table:table-row>
        <table:table-row table:style-name="ro1">
          <table:table-cell office:value-type="float" office:value="10902.972759" calcext:value-type="float">
            <text:p>10902,972759</text:p>
          </table:table-cell>
          <table:table-cell office:value-type="float" office:value="-31664.532085" calcext:value-type="float">
            <text:p>-31664,532085</text:p>
          </table:table-cell>
        </table:table-row>
        <table:table-row table:style-name="ro1">
          <table:table-cell office:value-type="float" office:value="11511.204139" calcext:value-type="float">
            <text:p>11511,204139</text:p>
          </table:table-cell>
          <table:table-cell office:value-type="float" office:value="-31626.773443" calcext:value-type="float">
            <text:p>-31626,773443</text:p>
          </table:table-cell>
        </table:table-row>
        <table:table-row table:style-name="ro1">
          <table:table-cell office:value-type="float" office:value="12121.721303" calcext:value-type="float">
            <text:p>12121,721303</text:p>
          </table:table-cell>
          <table:table-cell office:value-type="float" office:value="-31578.163611" calcext:value-type="float">
            <text:p>-31578,163611</text:p>
          </table:table-cell>
        </table:table-row>
        <table:table-row table:style-name="ro1">
          <table:table-cell office:value-type="float" office:value="12734.345002" calcext:value-type="float">
            <text:p>12734,345002</text:p>
          </table:table-cell>
          <table:table-cell office:value-type="float" office:value="-31518.609901" calcext:value-type="float">
            <text:p>-31518,609901</text:p>
          </table:table-cell>
        </table:table-row>
        <table:table-row table:style-name="ro1">
          <table:table-cell office:value-type="float" office:value="13348.893495" calcext:value-type="float">
            <text:p>13348,893495</text:p>
          </table:table-cell>
          <table:table-cell office:value-type="float" office:value="-31448.022322" calcext:value-type="float">
            <text:p>-31448,022322</text:p>
          </table:table-cell>
        </table:table-row>
        <table:table-row table:style-name="ro1">
          <table:table-cell office:value-type="float" office:value="13965.182582" calcext:value-type="float">
            <text:p>13965,182582</text:p>
          </table:table-cell>
          <table:table-cell office:value-type="float" office:value="-31366.313633" calcext:value-type="float">
            <text:p>-31366,313633</text:p>
          </table:table-cell>
        </table:table-row>
        <table:table-row table:style-name="ro1">
          <table:table-cell office:value-type="float" office:value="14583.025637" calcext:value-type="float">
            <text:p>14583,025637</text:p>
          </table:table-cell>
          <table:table-cell office:value-type="float" office:value="-31273.399401" calcext:value-type="float">
            <text:p>-31273,399401</text:p>
          </table:table-cell>
        </table:table-row>
        <table:table-row table:style-name="ro1">
          <table:table-cell office:value-type="float" office:value="15202.233652" calcext:value-type="float">
            <text:p>15202,233652</text:p>
          </table:table-cell>
          <table:table-cell office:value-type="float" office:value="-31169.198057" calcext:value-type="float">
            <text:p>-31169,198057</text:p>
          </table:table-cell>
        </table:table-row>
        <table:table-row table:style-name="ro1">
          <table:table-cell office:value-type="float" office:value="15822.61527" calcext:value-type="float">
            <text:p>15822,61527</text:p>
          </table:table-cell>
          <table:table-cell office:value-type="float" office:value="-31053.630953" calcext:value-type="float">
            <text:p>-31053,630953</text:p>
          </table:table-cell>
        </table:table-row>
        <table:table-row table:style-name="ro1">
          <table:table-cell office:value-type="float" office:value="16443.976828" calcext:value-type="float">
            <text:p>16443,976828</text:p>
          </table:table-cell>
          <table:table-cell office:value-type="float" office:value="-30926.622415" calcext:value-type="float">
            <text:p>-30926,622415</text:p>
          </table:table-cell>
        </table:table-row>
        <table:table-row table:style-name="ro1">
          <table:table-cell office:value-type="float" office:value="17066.122396" calcext:value-type="float">
            <text:p>17066,122396</text:p>
          </table:table-cell>
          <table:table-cell office:value-type="float" office:value="-30788.0998" calcext:value-type="float">
            <text:p>-30788,0998</text:p>
          </table:table-cell>
        </table:table-row>
        <table:table-row table:style-name="ro1">
          <table:table-cell office:value-type="float" office:value="17688.853822" calcext:value-type="float">
            <text:p>17688,853822</text:p>
          </table:table-cell>
          <table:table-cell office:value-type="float" office:value="-30637.993547" calcext:value-type="float">
            <text:p>-30637,993547</text:p>
          </table:table-cell>
        </table:table-row>
        <table:table-row table:style-name="ro1">
          <table:table-cell office:value-type="float" office:value="18311.970772" calcext:value-type="float">
            <text:p>18311,970772</text:p>
          </table:table-cell>
          <table:table-cell office:value-type="float" office:value="-30476.237237" calcext:value-type="float">
            <text:p>-30476,237237</text:p>
          </table:table-cell>
        </table:table-row>
        <table:table-row table:style-name="ro1">
          <table:table-cell office:value-type="float" office:value="18935.270776" calcext:value-type="float">
            <text:p>18935,270776</text:p>
          </table:table-cell>
          <table:table-cell office:value-type="float" office:value="-30302.76764" calcext:value-type="float">
            <text:p>-30302,76764</text:p>
          </table:table-cell>
        </table:table-row>
        <table:table-row table:style-name="ro1">
          <table:table-cell office:value-type="float" office:value="19558.549275" calcext:value-type="float">
            <text:p>19558,549275</text:p>
          </table:table-cell>
          <table:table-cell office:value-type="float" office:value="-30117.524772" calcext:value-type="float">
            <text:p>-30117,524772</text:p>
          </table:table-cell>
        </table:table-row>
        <table:table-row table:style-name="ro1">
          <table:table-cell office:value-type="float" office:value="20181.599665" calcext:value-type="float">
            <text:p>20181,599665</text:p>
          </table:table-cell>
          <table:table-cell office:value-type="float" office:value="-29920.451945" calcext:value-type="float">
            <text:p>-29920,451945</text:p>
          </table:table-cell>
        </table:table-row>
        <table:table-row table:style-name="ro1">
          <table:table-cell office:value-type="float" office:value="20804.213347" calcext:value-type="float">
            <text:p>20804,213347</text:p>
          </table:table-cell>
          <table:table-cell office:value-type="float" office:value="-29711.495823" calcext:value-type="float">
            <text:p>-29711,495823</text:p>
          </table:table-cell>
        </table:table-row>
        <table:table-row table:style-name="ro1">
          <table:table-cell office:value-type="float" office:value="21426.179774" calcext:value-type="float">
            <text:p>21426,179774</text:p>
          </table:table-cell>
          <table:table-cell office:value-type="float" office:value="-29490.606466" calcext:value-type="float">
            <text:p>-29490,606466</text:p>
          </table:table-cell>
        </table:table-row>
        <table:table-row table:style-name="ro1">
          <table:table-cell office:value-type="float" office:value="22047.286506" calcext:value-type="float">
            <text:p>22047,286506</text:p>
          </table:table-cell>
          <table:table-cell office:value-type="float" office:value="-29257.737389" calcext:value-type="float">
            <text:p>-29257,737389</text:p>
          </table:table-cell>
        </table:table-row>
        <table:table-row table:style-name="ro1">
          <table:table-cell office:value-type="float" office:value="22667.319255" calcext:value-type="float">
            <text:p>22667,319255</text:p>
          </table:table-cell>
          <table:table-cell office:value-type="float" office:value="-29012.845604" calcext:value-type="float">
            <text:p>-29012,845604</text:p>
          </table:table-cell>
        </table:table-row>
        <table:table-row table:style-name="ro1">
          <table:table-cell office:value-type="float" office:value="23286.06194" calcext:value-type="float">
            <text:p>23286,06194</text:p>
          </table:table-cell>
          <table:table-cell office:value-type="float" office:value="-28755.891676" calcext:value-type="float">
            <text:p>-28755,891676</text:p>
          </table:table-cell>
        </table:table-row>
        <table:table-row table:style-name="ro1">
          <table:table-cell office:value-type="float" office:value="23903.296743" calcext:value-type="float">
            <text:p>23903,296743</text:p>
          </table:table-cell>
          <table:table-cell office:value-type="float" office:value="-28486.839769" calcext:value-type="float">
            <text:p>-28486,839769</text:p>
          </table:table-cell>
        </table:table-row>
        <table:table-row table:style-name="ro1">
          <table:table-cell office:value-type="float" office:value="24518.804161" calcext:value-type="float">
            <text:p>24518,804161</text:p>
          </table:table-cell>
          <table:table-cell office:value-type="float" office:value="-28205.65769" calcext:value-type="float">
            <text:p>-28205,65769</text:p>
          </table:table-cell>
        </table:table-row>
        <table:table-row table:style-name="ro1">
          <table:table-cell office:value-type="float" office:value="25132.363063" calcext:value-type="float">
            <text:p>25132,363063</text:p>
          </table:table-cell>
          <table:table-cell office:value-type="float" office:value="-27912.316945" calcext:value-type="float">
            <text:p>-27912,316945</text:p>
          </table:table-cell>
        </table:table-row>
        <table:table-row table:style-name="ro1">
          <table:table-cell office:value-type="float" office:value="25743.750744" calcext:value-type="float">
            <text:p>25743,750744</text:p>
          </table:table-cell>
          <table:table-cell office:value-type="float" office:value="-27606.792777" calcext:value-type="float">
            <text:p>-27606,792777</text:p>
          </table:table-cell>
        </table:table-row>
        <table:table-row table:style-name="ro1">
          <table:table-cell office:value-type="float" office:value="26352.742988" calcext:value-type="float">
            <text:p>26352,742988</text:p>
          </table:table-cell>
          <table:table-cell office:value-type="float" office:value="-27289.064216" calcext:value-type="float">
            <text:p>-27289,064216</text:p>
          </table:table-cell>
        </table:table-row>
        <table:table-row table:style-name="ro1">
          <table:table-cell office:value-type="float" office:value="26959.114124" calcext:value-type="float">
            <text:p>26959,114124</text:p>
          </table:table-cell>
          <table:table-cell office:value-type="float" office:value="-26959.114124" calcext:value-type="float">
            <text:p>-26959,114124</text:p>
          </table:table-cell>
        </table:table-row>
        <table:table-row table:style-name="ro1">
          <table:table-cell office:value-type="float" office:value="27562.637084" calcext:value-type="float">
            <text:p>27562,637084</text:p>
          </table:table-cell>
          <table:table-cell office:value-type="float" office:value="-26616.929237" calcext:value-type="float">
            <text:p>-26616,929237</text:p>
          </table:table-cell>
        </table:table-row>
        <table:table-row table:style-name="ro1">
          <table:table-cell office:value-type="float" office:value="28163.083472" calcext:value-type="float">
            <text:p>28163,083472</text:p>
          </table:table-cell>
          <table:table-cell office:value-type="float" office:value="-26262.500209" calcext:value-type="float">
            <text:p>-26262,500209</text:p>
          </table:table-cell>
        </table:table-row>
        <table:table-row table:style-name="ro1">
          <table:table-cell office:value-type="float" office:value="28760.223615" calcext:value-type="float">
            <text:p>28760,223615</text:p>
          </table:table-cell>
          <table:table-cell office:value-type="float" office:value="-25895.821658" calcext:value-type="float">
            <text:p>-25895,821658</text:p>
          </table:table-cell>
        </table:table-row>
        <table:table-row table:style-name="ro1">
          <table:table-cell office:value-type="float" office:value="29353.826637" calcext:value-type="float">
            <text:p>29353,826637</text:p>
          </table:table-cell>
          <table:table-cell office:value-type="float" office:value="-25516.892199" calcext:value-type="float">
            <text:p>-25516,892199</text:p>
          </table:table-cell>
        </table:table-row>
        <table:table-row table:style-name="ro1">
          <table:table-cell office:value-type="float" office:value="29943.660516" calcext:value-type="float">
            <text:p>29943,660516</text:p>
          </table:table-cell>
          <table:table-cell office:value-type="float" office:value="-25125.714495" calcext:value-type="float">
            <text:p>-25125,714495</text:p>
          </table:table-cell>
        </table:table-row>
        <table:table-row table:style-name="ro1">
          <table:table-cell office:value-type="float" office:value="30529.492153" calcext:value-type="float">
            <text:p>30529,492153</text:p>
          </table:table-cell>
          <table:table-cell office:value-type="float" office:value="-24722.295287" calcext:value-type="float">
            <text:p>-24722,295287</text:p>
          </table:table-cell>
        </table:table-row>
        <table:table-row table:style-name="ro1">
          <table:table-cell office:value-type="float" office:value="31111.087439" calcext:value-type="float">
            <text:p>31111,087439</text:p>
          </table:table-cell>
          <table:table-cell office:value-type="float" office:value="-24306.645441" calcext:value-type="float">
            <text:p>-24306,645441</text:p>
          </table:table-cell>
        </table:table-row>
        <table:table-row table:style-name="ro1">
          <table:table-cell office:value-type="float" office:value="31688.211317" calcext:value-type="float">
            <text:p>31688,211317</text:p>
          </table:table-cell>
          <table:table-cell office:value-type="float" office:value="-23878.779979" calcext:value-type="float">
            <text:p>-23878,779979</text:p>
          </table:table-cell>
        </table:table-row>
        <table:table-row table:style-name="ro1">
          <table:table-cell office:value-type="float" office:value="32260.627859" calcext:value-type="float">
            <text:p>32260,627859</text:p>
          </table:table-cell>
          <table:table-cell office:value-type="float" office:value="-23438.71812" calcext:value-type="float">
            <text:p>-23438,71812</text:p>
          </table:table-cell>
        </table:table-row>
        <table:table-row table:style-name="ro1">
          <table:table-cell office:value-type="float" office:value="32828.100326" calcext:value-type="float">
            <text:p>32828,100326</text:p>
          </table:table-cell>
          <table:table-cell office:value-type="float" office:value="-22986.483313" calcext:value-type="float">
            <text:p>-22986,483313</text:p>
          </table:table-cell>
        </table:table-row>
        <table:table-row table:style-name="ro1">
          <table:table-cell office:value-type="float" office:value="33390.391246" calcext:value-type="float">
            <text:p>33390,391246</text:p>
          </table:table-cell>
          <table:table-cell office:value-type="float" office:value="-22522.103276" calcext:value-type="float">
            <text:p>-22522,103276</text:p>
          </table:table-cell>
        </table:table-row>
        <table:table-row table:style-name="ro1">
          <table:table-cell office:value-type="float" office:value="33947.262481" calcext:value-type="float">
            <text:p>33947,262481</text:p>
          </table:table-cell>
          <table:table-cell office:value-type="float" office:value="-22045.610024" calcext:value-type="float">
            <text:p>-22045,610024</text:p>
          </table:table-cell>
        </table:table-row>
        <table:table-row table:style-name="ro1">
          <table:table-cell office:value-type="float" office:value="34498.475301" calcext:value-type="float">
            <text:p>34498,475301</text:p>
          </table:table-cell>
          <table:table-cell office:value-type="float" office:value="-21557.039903" calcext:value-type="float">
            <text:p>-21557,039903</text:p>
          </table:table-cell>
        </table:table-row>
        <table:table-row table:style-name="ro1">
          <table:table-cell office:value-type="float" office:value="35043.790454" calcext:value-type="float">
            <text:p>35043,790454</text:p>
          </table:table-cell>
          <table:table-cell office:value-type="float" office:value="-21056.433625" calcext:value-type="float">
            <text:p>-21056,433625</text:p>
          </table:table-cell>
        </table:table-row>
        <table:table-row table:style-name="ro1">
          <table:table-cell office:value-type="float" office:value="35582.968245" calcext:value-type="float">
            <text:p>35582,968245</text:p>
          </table:table-cell>
          <table:table-cell office:value-type="float" office:value="-20543.836295" calcext:value-type="float">
            <text:p>-20543,836295</text:p>
          </table:table-cell>
        </table:table-row>
        <table:table-row table:style-name="ro1">
          <table:table-cell office:value-type="float" office:value="36115.768609" calcext:value-type="float">
            <text:p>36115,768609</text:p>
          </table:table-cell>
          <table:table-cell office:value-type="float" office:value="-20019.29744" calcext:value-type="float">
            <text:p>-20019,29744</text:p>
          </table:table-cell>
        </table:table-row>
        <table:table-row table:style-name="ro1">
          <table:table-cell office:value-type="float" office:value="36641.951182" calcext:value-type="float">
            <text:p>36641,951182</text:p>
          </table:table-cell>
          <table:table-cell office:value-type="float" office:value="-19482.871038" calcext:value-type="float">
            <text:p>-19482,871038</text:p>
          </table:table-cell>
        </table:table-row>
        <table:table-row table:style-name="ro1">
          <table:table-cell office:value-type="float" office:value="37161.275387" calcext:value-type="float">
            <text:p>37161,275387</text:p>
          </table:table-cell>
          <table:table-cell office:value-type="float" office:value="-18934.615545" calcext:value-type="float">
            <text:p>-18934,615545</text:p>
          </table:table-cell>
        </table:table-row>
        <table:table-row table:style-name="ro1">
          <table:table-cell office:value-type="float" office:value="37673.500501" calcext:value-type="float">
            <text:p>37673,500501</text:p>
          </table:table-cell>
          <table:table-cell office:value-type="float" office:value="-18374.59392" calcext:value-type="float">
            <text:p>-18374,59392</text:p>
          </table:table-cell>
        </table:table-row>
        <table:table-row table:style-name="ro1">
          <table:table-cell office:value-type="float" office:value="38178.385744" calcext:value-type="float">
            <text:p>38178,385744</text:p>
          </table:table-cell>
          <table:table-cell office:value-type="float" office:value="-17802.873648" calcext:value-type="float">
            <text:p>-17802,873648</text:p>
          </table:table-cell>
        </table:table-row>
        <table:table-row table:style-name="ro1">
          <table:table-cell office:value-type="float" office:value="38675.690347" calcext:value-type="float">
            <text:p>38675,690347</text:p>
          </table:table-cell>
          <table:table-cell office:value-type="float" office:value="-17219.526767" calcext:value-type="float">
            <text:p>-17219,526767</text:p>
          </table:table-cell>
        </table:table-row>
        <table:table-row table:style-name="ro1">
          <table:table-cell office:value-type="float" office:value="39165.173642" calcext:value-type="float">
            <text:p>39165,173642</text:p>
          </table:table-cell>
          <table:table-cell office:value-type="float" office:value="-16624.629884" calcext:value-type="float">
            <text:p>-16624,629884</text:p>
          </table:table-cell>
        </table:table-row>
        <table:table-row table:style-name="ro1">
          <table:table-cell office:value-type="float" office:value="39646.595136" calcext:value-type="float">
            <text:p>39646,595136</text:p>
          </table:table-cell>
          <table:table-cell office:value-type="float" office:value="-16018.2642" calcext:value-type="float">
            <text:p>-16018,2642</text:p>
          </table:table-cell>
        </table:table-row>
        <table:table-row table:style-name="ro1">
          <table:table-cell office:value-type="float" office:value="40119.714595" calcext:value-type="float">
            <text:p>40119,714595</text:p>
          </table:table-cell>
          <table:table-cell office:value-type="float" office:value="-15400.515529" calcext:value-type="float">
            <text:p>-15400,515529</text:p>
          </table:table-cell>
        </table:table-row>
        <table:table-row table:style-name="ro1">
          <table:table-cell office:value-type="float" office:value="40584.292125" calcext:value-type="float">
            <text:p>40584,292125</text:p>
          </table:table-cell>
          <table:table-cell office:value-type="float" office:value="-14771.474312" calcext:value-type="float">
            <text:p>-14771,474312</text:p>
          </table:table-cell>
        </table:table-row>
        <table:table-row table:style-name="ro1">
          <table:table-cell office:value-type="float" office:value="41040.088258" calcext:value-type="float">
            <text:p>41040,088258</text:p>
          </table:table-cell>
          <table:table-cell office:value-type="float" office:value="-14131.235639" calcext:value-type="float">
            <text:p>-14131,235639</text:p>
          </table:table-cell>
        </table:table-row>
        <table:table-row table:style-name="ro1">
          <table:table-cell office:value-type="float" office:value="41486.86403" calcext:value-type="float">
            <text:p>41486,86403</text:p>
          </table:table-cell>
          <table:table-cell office:value-type="float" office:value="-13479.899258" calcext:value-type="float">
            <text:p>-13479,899258</text:p>
          </table:table-cell>
        </table:table-row>
        <table:table-row table:style-name="ro1">
          <table:table-cell office:value-type="float" office:value="41924.381071" calcext:value-type="float">
            <text:p>41924,381071</text:p>
          </table:table-cell>
          <table:table-cell office:value-type="float" office:value="-12817.569595" calcext:value-type="float">
            <text:p>-12817,569595</text:p>
          </table:table-cell>
        </table:table-row>
        <table:table-row table:style-name="ro1">
          <table:table-cell office:value-type="float" office:value="42352.401685" calcext:value-type="float">
            <text:p>42352,401685</text:p>
          </table:table-cell>
          <table:table-cell office:value-type="float" office:value="-12144.355759" calcext:value-type="float">
            <text:p>-12144,355759</text:p>
          </table:table-cell>
        </table:table-row>
        <table:table-row table:style-name="ro1">
          <table:table-cell office:value-type="float" office:value="42770.688939" calcext:value-type="float">
            <text:p>42770,688939</text:p>
          </table:table-cell>
          <table:table-cell office:value-type="float" office:value="-11460.371561" calcext:value-type="float">
            <text:p>-11460,371561</text:p>
          </table:table-cell>
        </table:table-row>
        <table:table-row table:style-name="ro1">
          <table:table-cell office:value-type="float" office:value="43179.006747" calcext:value-type="float">
            <text:p>43179,006747</text:p>
          </table:table-cell>
          <table:table-cell office:value-type="float" office:value="-10765.735517" calcext:value-type="float">
            <text:p>-10765,735517</text:p>
          </table:table-cell>
        </table:table-row>
        <table:table-row table:style-name="ro1">
          <table:table-cell office:value-type="float" office:value="43577.119959" calcext:value-type="float">
            <text:p>43577,119959</text:p>
          </table:table-cell>
          <table:table-cell office:value-type="float" office:value="-10060.570859" calcext:value-type="float">
            <text:p>-10060,570859</text:p>
          </table:table-cell>
        </table:table-row>
        <table:table-row table:style-name="ro1">
          <table:table-cell office:value-type="float" office:value="43964.794445" calcext:value-type="float">
            <text:p>43964,794445</text:p>
          </table:table-cell>
          <table:table-cell office:value-type="float" office:value="-9345.005542" calcext:value-type="float">
            <text:p>-9345,005542</text:p>
          </table:table-cell>
        </table:table-row>
        <table:table-row table:style-name="ro1">
          <table:table-cell office:value-type="float" office:value="44341.797185" calcext:value-type="float">
            <text:p>44341,797185</text:p>
          </table:table-cell>
          <table:table-cell office:value-type="float" office:value="-8619.172244" calcext:value-type="float">
            <text:p>-8619,172244</text:p>
          </table:table-cell>
        </table:table-row>
        <table:table-row table:style-name="ro1">
          <table:table-cell office:value-type="float" office:value="44707.896356" calcext:value-type="float">
            <text:p>44707,896356</text:p>
          </table:table-cell>
          <table:table-cell office:value-type="float" office:value="-7883.208378" calcext:value-type="float">
            <text:p>-7883,208378</text:p>
          </table:table-cell>
        </table:table-row>
        <table:table-row table:style-name="ro1">
          <table:table-cell office:value-type="float" office:value="45062.861424" calcext:value-type="float">
            <text:p>45062,861424</text:p>
          </table:table-cell>
          <table:table-cell office:value-type="float" office:value="-7137.256086" calcext:value-type="float">
            <text:p>-7137,256086</text:p>
          </table:table-cell>
        </table:table-row>
        <table:table-row table:style-name="ro1">
          <table:table-cell office:value-type="float" office:value="45406.463228" calcext:value-type="float">
            <text:p>45406,463228</text:p>
          </table:table-cell>
          <table:table-cell office:value-type="float" office:value="-6381.462243" calcext:value-type="float">
            <text:p>-6381,462243</text:p>
          </table:table-cell>
        </table:table-row>
        <table:table-row table:style-name="ro1">
          <table:table-cell office:value-type="float" office:value="45738.474074" calcext:value-type="float">
            <text:p>45738,474074</text:p>
          </table:table-cell>
          <table:table-cell office:value-type="float" office:value="-5615.978456" calcext:value-type="float">
            <text:p>-5615,978456</text:p>
          </table:table-cell>
        </table:table-row>
        <table:table-row table:style-name="ro1">
          <table:table-cell office:value-type="float" office:value="46058.667823" calcext:value-type="float">
            <text:p>46058,667823</text:p>
          </table:table-cell>
          <table:table-cell office:value-type="float" office:value="-4840.961059" calcext:value-type="float">
            <text:p>-4840,961059</text:p>
          </table:table-cell>
        </table:table-row>
        <table:table-row table:style-name="ro1">
          <table:table-cell office:value-type="float" office:value="46366.819981" calcext:value-type="float">
            <text:p>46366,819981</text:p>
          </table:table-cell>
          <table:table-cell office:value-type="float" office:value="-4056.571112" calcext:value-type="float">
            <text:p>-4056,571112</text:p>
          </table:table-cell>
        </table:table-row>
        <table:table-row table:style-name="ro1">
          <table:table-cell office:value-type="float" office:value="46662.707793" calcext:value-type="float">
            <text:p>46662,707793</text:p>
          </table:table-cell>
          <table:table-cell office:value-type="float" office:value="-3262.974393" calcext:value-type="float">
            <text:p>-3262,974393</text:p>
          </table:table-cell>
        </table:table-row>
        <table:table-row table:style-name="ro1">
          <table:table-cell office:value-type="float" office:value="46946.110329" calcext:value-type="float">
            <text:p>46946,110329</text:p>
          </table:table-cell>
          <table:table-cell office:value-type="float" office:value="-2460.341388" calcext:value-type="float">
            <text:p>-2460,341388</text:p>
          </table:table-cell>
        </table:table-row>
        <table:table-row table:style-name="ro1">
          <table:table-cell office:value-type="float" office:value="47216.808583" calcext:value-type="float">
            <text:p>47216,808583</text:p>
          </table:table-cell>
          <table:table-cell office:value-type="float" office:value="-1648.847289" calcext:value-type="float">
            <text:p>-1648,847289</text:p>
          </table:table-cell>
        </table:table-row>
        <table:table-row table:style-name="ro1">
          <table:table-cell office:value-type="float" office:value="47474.585555" calcext:value-type="float">
            <text:p>47474,585555</text:p>
          </table:table-cell>
          <table:table-cell office:value-type="float" office:value="-828.671973" calcext:value-type="float">
            <text:p>-828,671973</text:p>
          </table:table-cell>
        </table:table-row>
        <table:table-row table:style-name="ro1">
          <table:table-cell office:value-type="float" office:value="47719.226352" calcext:value-type="float">
            <text:p>47719,226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50.518275" calcext:value-type="float">
            <text:p>47950,518275</text:p>
          </table:table-cell>
          <table:table-cell office:value-type="float" office:value="836.97941" calcext:value-type="float">
            <text:p>836,97941</text:p>
          </table:table-cell>
        </table:table-row>
        <table:table-row table:style-name="ro1">
          <table:table-cell office:value-type="float" office:value="48168.250914" calcext:value-type="float">
            <text:p>48168,250914</text:p>
          </table:table-cell>
          <table:table-cell office:value-type="float" office:value="1682.072387" calcext:value-type="float">
            <text:p>1682,072387</text:p>
          </table:table-cell>
        </table:table-row>
        <table:table-row table:style-name="ro1">
          <table:table-cell office:value-type="float" office:value="48372.216237" calcext:value-type="float">
            <text:p>48372,216237</text:p>
          </table:table-cell>
          <table:table-cell office:value-type="float" office:value="2535.080432" calcext:value-type="float">
            <text:p>2535,080432</text:p>
          </table:table-cell>
        </table:table-row>
        <table:table-row table:style-name="ro1">
          <table:table-cell office:value-type="float" office:value="48562.208688" calcext:value-type="float">
            <text:p>48562,208688</text:p>
          </table:table-cell>
          <table:table-cell office:value-type="float" office:value="3395.800435" calcext:value-type="float">
            <text:p>3395,800435</text:p>
          </table:table-cell>
        </table:table-row>
        <table:table-row table:style-name="ro1">
          <table:table-cell office:value-type="float" office:value="48738.025277" calcext:value-type="float">
            <text:p>48738,025277</text:p>
          </table:table-cell>
          <table:table-cell office:value-type="float" office:value="4264.024694" calcext:value-type="float">
            <text:p>4264,024694</text:p>
          </table:table-cell>
        </table:table-row>
        <table:table-row table:style-name="ro1">
          <table:table-cell office:value-type="float" office:value="48899.465671" calcext:value-type="float">
            <text:p>48899,465671</text:p>
          </table:table-cell>
          <table:table-cell office:value-type="float" office:value="5139.540944" calcext:value-type="float">
            <text:p>5139,540944</text:p>
          </table:table-cell>
        </table:table-row>
        <table:table-row table:style-name="ro1">
          <table:table-cell office:value-type="float" office:value="49046.332292" calcext:value-type="float">
            <text:p>49046,332292</text:p>
          </table:table-cell>
          <table:table-cell office:value-type="float" office:value="6022.132374" calcext:value-type="float">
            <text:p>6022,132374</text:p>
          </table:table-cell>
        </table:table-row>
        <table:table-row table:style-name="ro1">
          <table:table-cell office:value-type="float" office:value="49178.430404" calcext:value-type="float">
            <text:p>49178,430404</text:p>
          </table:table-cell>
          <table:table-cell office:value-type="float" office:value="6911.577658" calcext:value-type="float">
            <text:p>6911,577658</text:p>
          </table:table-cell>
        </table:table-row>
        <table:table-row table:style-name="ro1">
          <table:table-cell office:value-type="float" office:value="49295.568212" calcext:value-type="float">
            <text:p>49295,568212</text:p>
          </table:table-cell>
          <table:table-cell office:value-type="float" office:value="7807.650982" calcext:value-type="float">
            <text:p>7807,650982</text:p>
          </table:table-cell>
        </table:table-row>
        <table:table-row table:style-name="ro1">
          <table:table-cell office:value-type="float" office:value="49397.556949" calcext:value-type="float">
            <text:p>49397,556949</text:p>
          </table:table-cell>
          <table:table-cell office:value-type="float" office:value="8710.122071" calcext:value-type="float">
            <text:p>8710,122071</text:p>
          </table:table-cell>
        </table:table-row>
        <table:table-row table:style-name="ro1">
          <table:table-cell office:value-type="float" office:value="49484.210976" calcext:value-type="float">
            <text:p>49484,210976</text:p>
          </table:table-cell>
          <table:table-cell office:value-type="float" office:value="9618.756227" calcext:value-type="float">
            <text:p>9618,756227</text:p>
          </table:table-cell>
        </table:table-row>
        <table:table-row table:style-name="ro1">
          <table:table-cell office:value-type="float" office:value="49555.347867" calcext:value-type="float">
            <text:p>49555,347867</text:p>
          </table:table-cell>
          <table:table-cell office:value-type="float" office:value="10533.314355" calcext:value-type="float">
            <text:p>10533,314355</text:p>
          </table:table-cell>
        </table:table-row>
        <table:table-row table:style-name="ro1">
          <table:table-cell office:value-type="float" office:value="49610.788508" calcext:value-type="float">
            <text:p>49610,788508</text:p>
          </table:table-cell>
          <table:table-cell office:value-type="float" office:value="11453.553003" calcext:value-type="float">
            <text:p>11453,553003</text:p>
          </table:table-cell>
        </table:table-row>
        <table:table-row table:style-name="ro1">
          <table:table-cell office:value-type="float" office:value="49650.357185" calcext:value-type="float">
            <text:p>49650,357185</text:p>
          </table:table-cell>
          <table:table-cell office:value-type="float" office:value="12379.224397" calcext:value-type="float">
            <text:p>12379,224397</text:p>
          </table:table-cell>
        </table:table-row>
        <table:table-row table:style-name="ro1">
          <table:table-cell office:value-type="float" office:value="49673.881679" calcext:value-type="float">
            <text:p>49673,881679</text:p>
          </table:table-cell>
          <table:table-cell office:value-type="float" office:value="13310.076481" calcext:value-type="float">
            <text:p>13310,076481</text:p>
          </table:table-cell>
        </table:table-row>
        <table:table-row table:style-name="ro1">
          <table:table-cell office:value-type="float" office:value="49681.193358" calcext:value-type="float">
            <text:p>49681,193358</text:p>
          </table:table-cell>
          <table:table-cell office:value-type="float" office:value="14245.852954" calcext:value-type="float">
            <text:p>14245,852954</text:p>
          </table:table-cell>
        </table:table-row>
        <table:table-row table:style-name="ro1">
          <table:table-cell office:value-type="float" office:value="49672.127267" calcext:value-type="float">
            <text:p>49672,127267</text:p>
          </table:table-cell>
          <table:table-cell office:value-type="float" office:value="15186.293319" calcext:value-type="float">
            <text:p>15186,293319</text:p>
          </table:table-cell>
        </table:table-row>
        <table:table-row table:style-name="ro1">
          <table:table-cell office:value-type="float" office:value="49646.522221" calcext:value-type="float">
            <text:p>49646,522221</text:p>
          </table:table-cell>
          <table:table-cell office:value-type="float" office:value="16131.132919" calcext:value-type="float">
            <text:p>16131,132919</text:p>
          </table:table-cell>
        </table:table-row>
        <table:table-row table:style-name="ro1">
          <table:table-cell office:value-type="float" office:value="49604.220896" calcext:value-type="float">
            <text:p>49604,220896</text:p>
          </table:table-cell>
          <table:table-cell office:value-type="float" office:value="17080.10299" calcext:value-type="float">
            <text:p>17080,10299</text:p>
          </table:table-cell>
        </table:table-row>
        <table:table-row table:style-name="ro1">
          <table:table-cell office:value-type="float" office:value="49545.069919" calcext:value-type="float">
            <text:p>49545,069919</text:p>
          </table:table-cell>
          <table:table-cell office:value-type="float" office:value="18032.930705" calcext:value-type="float">
            <text:p>18032,930705</text:p>
          </table:table-cell>
        </table:table-row>
        <table:table-row table:style-name="ro1">
          <table:table-cell office:value-type="float" office:value="49468.919958" calcext:value-type="float">
            <text:p>49468,919958</text:p>
          </table:table-cell>
          <table:table-cell office:value-type="float" office:value="18989.339224" calcext:value-type="float">
            <text:p>18989,339224</text:p>
          </table:table-cell>
        </table:table-row>
        <table:table-row table:style-name="ro1">
          <table:table-cell office:value-type="float" office:value="49375.625816" calcext:value-type="float">
            <text:p>49375,625816</text:p>
          </table:table-cell>
          <table:table-cell office:value-type="float" office:value="19949.047747" calcext:value-type="float">
            <text:p>19949,047747</text:p>
          </table:table-cell>
        </table:table-row>
        <table:table-row table:style-name="ro1">
          <table:table-cell office:value-type="float" office:value="49265.046513" calcext:value-type="float">
            <text:p>49265,046513</text:p>
          </table:table-cell>
          <table:table-cell office:value-type="float" office:value="20911.771564" calcext:value-type="float">
            <text:p>20911,771564</text:p>
          </table:table-cell>
        </table:table-row>
        <table:table-row table:style-name="ro1">
          <table:table-cell office:value-type="float" office:value="49137.045384" calcext:value-type="float">
            <text:p>49137,045384</text:p>
          </table:table-cell>
          <table:table-cell office:value-type="float" office:value="21877.222116" calcext:value-type="float">
            <text:p>21877,222116</text:p>
          </table:table-cell>
        </table:table-row>
        <table:table-row table:style-name="ro1">
          <table:table-cell office:value-type="float" office:value="48991.490159" calcext:value-type="float">
            <text:p>48991,490159</text:p>
          </table:table-cell>
          <table:table-cell office:value-type="float" office:value="22845.107045" calcext:value-type="float">
            <text:p>22845,107045</text:p>
          </table:table-cell>
        </table:table-row>
        <table:table-row table:style-name="ro1">
          <table:table-cell office:value-type="float" office:value="48828.253056" calcext:value-type="float">
            <text:p>48828,253056</text:p>
          </table:table-cell>
          <table:table-cell office:value-type="float" office:value="23815.130258" calcext:value-type="float">
            <text:p>23815,130258</text:p>
          </table:table-cell>
        </table:table-row>
        <table:table-row table:style-name="ro1">
          <table:table-cell office:value-type="float" office:value="48647.210869" calcext:value-type="float">
            <text:p>48647,210869</text:p>
          </table:table-cell>
          <table:table-cell office:value-type="float" office:value="24786.991985" calcext:value-type="float">
            <text:p>24786,991985</text:p>
          </table:table-cell>
        </table:table-row>
        <table:table-row table:style-name="ro1">
          <table:table-cell office:value-type="float" office:value="48448.24505" calcext:value-type="float">
            <text:p>48448,24505</text:p>
          </table:table-cell>
          <table:table-cell office:value-type="float" office:value="25760.38884" calcext:value-type="float">
            <text:p>25760,38884</text:p>
          </table:table-cell>
        </table:table-row>
        <table:table-row table:style-name="ro1">
          <table:table-cell office:value-type="float" office:value="48231.241798" calcext:value-type="float">
            <text:p>48231,241798</text:p>
          </table:table-cell>
          <table:table-cell office:value-type="float" office:value="26735.013892" calcext:value-type="float">
            <text:p>26735,013892</text:p>
          </table:table-cell>
        </table:table-row>
        <table:table-row table:style-name="ro1">
          <table:table-cell office:value-type="float" office:value="47996.092146" calcext:value-type="float">
            <text:p>47996,092146</text:p>
          </table:table-cell>
          <table:table-cell office:value-type="float" office:value="27710.556721" calcext:value-type="float">
            <text:p>27710,556721</text:p>
          </table:table-cell>
        </table:table-row>
        <table:table-row table:style-name="ro1">
          <table:table-cell office:value-type="float" office:value="47742.692041" calcext:value-type="float">
            <text:p>47742,692041</text:p>
          </table:table-cell>
          <table:table-cell office:value-type="float" office:value="28686.703494" calcext:value-type="float">
            <text:p>28686,703494</text:p>
          </table:table-cell>
        </table:table-row>
        <table:table-row table:style-name="ro1">
          <table:table-cell office:value-type="float" office:value="47470.942432" calcext:value-type="float">
            <text:p>47470,942432</text:p>
          </table:table-cell>
          <table:table-cell office:value-type="float" office:value="29663.137032" calcext:value-type="float">
            <text:p>29663,137032</text:p>
          </table:table-cell>
        </table:table-row>
        <table:table-row table:style-name="ro1">
          <table:table-cell office:value-type="float" office:value="47180.74935" calcext:value-type="float">
            <text:p>47180,74935</text:p>
          </table:table-cell>
          <table:table-cell office:value-type="float" office:value="30639.536881" calcext:value-type="float">
            <text:p>30639,536881</text:p>
          </table:table-cell>
        </table:table-row>
        <table:table-row table:style-name="ro1">
          <table:table-cell office:value-type="float" office:value="46872.023992" calcext:value-type="float">
            <text:p>46872,023992</text:p>
          </table:table-cell>
          <table:table-cell office:value-type="float" office:value="31615.579384" calcext:value-type="float">
            <text:p>31615,579384</text:p>
          </table:table-cell>
        </table:table-row>
        <table:table-row table:style-name="ro1">
          <table:table-cell office:value-type="float" office:value="46544.682801" calcext:value-type="float">
            <text:p>46544,682801</text:p>
          </table:table-cell>
          <table:table-cell office:value-type="float" office:value="32590.937761" calcext:value-type="float">
            <text:p>32590,937761</text:p>
          </table:table-cell>
        </table:table-row>
        <table:table-row table:style-name="ro1">
          <table:table-cell office:value-type="float" office:value="46198.647546" calcext:value-type="float">
            <text:p>46198,647546</text:p>
          </table:table-cell>
          <table:table-cell office:value-type="float" office:value="33565.282178" calcext:value-type="float">
            <text:p>33565,282178</text:p>
          </table:table-cell>
        </table:table-row>
        <table:table-row table:style-name="ro1">
          <table:table-cell office:value-type="float" office:value="45833.845403" calcext:value-type="float">
            <text:p>45833,845403</text:p>
          </table:table-cell>
          <table:table-cell office:value-type="float" office:value="34538.279835" calcext:value-type="float">
            <text:p>34538,279835</text:p>
          </table:table-cell>
        </table:table-row>
        <table:table-row table:style-name="ro1">
          <table:table-cell office:value-type="float" office:value="45450.209032" calcext:value-type="float">
            <text:p>45450,209032</text:p>
          </table:table-cell>
          <table:table-cell office:value-type="float" office:value="35509.595038" calcext:value-type="float">
            <text:p>35509,595038</text:p>
          </table:table-cell>
        </table:table-row>
        <table:table-row table:style-name="ro1">
          <table:table-cell office:value-type="float" office:value="45047.676654" calcext:value-type="float">
            <text:p>45047,676654</text:p>
          </table:table-cell>
          <table:table-cell office:value-type="float" office:value="36478.889287" calcext:value-type="float">
            <text:p>36478,889287</text:p>
          </table:table-cell>
        </table:table-row>
        <table:table-row table:style-name="ro1">
          <table:table-cell office:value-type="float" office:value="44626.192129" calcext:value-type="float">
            <text:p>44626,192129</text:p>
          </table:table-cell>
          <table:table-cell office:value-type="float" office:value="37445.821356" calcext:value-type="float">
            <text:p>37445,821356</text:p>
          </table:table-cell>
        </table:table-row>
        <table:table-row table:style-name="ro1">
          <table:table-cell office:value-type="float" office:value="44185.705028" calcext:value-type="float">
            <text:p>44185,705028</text:p>
          </table:table-cell>
          <table:table-cell office:value-type="float" office:value="38410.047382" calcext:value-type="float">
            <text:p>38410,047382</text:p>
          </table:table-cell>
        </table:table-row>
        <table:table-row table:style-name="ro1">
          <table:table-cell office:value-type="float" office:value="43726.170711" calcext:value-type="float">
            <text:p>43726,170711</text:p>
          </table:table-cell>
          <table:table-cell office:value-type="float" office:value="39371.22095" calcext:value-type="float">
            <text:p>39371,22095</text:p>
          </table:table-cell>
        </table:table-row>
        <table:table-row table:style-name="ro1">
          <table:table-cell office:value-type="float" office:value="43247.550396" calcext:value-type="float">
            <text:p>43247,550396</text:p>
          </table:table-cell>
          <table:table-cell office:value-type="float" office:value="40328.993183" calcext:value-type="float">
            <text:p>40328,993183</text:p>
          </table:table-cell>
        </table:table-row>
        <table:table-row table:style-name="ro1">
          <table:table-cell office:value-type="float" office:value="42749.811232" calcext:value-type="float">
            <text:p>42749,811232</text:p>
          </table:table-cell>
          <table:table-cell office:value-type="float" office:value="41283.012832" calcext:value-type="float">
            <text:p>41283,012832</text:p>
          </table:table-cell>
        </table:table-row>
        <table:table-row table:style-name="ro1">
          <table:table-cell table:number-columns-repeated="2" office:value-type="float" office:value="42232.926372" calcext:value-type="float">
            <text:p>42232,926372</text:p>
          </table:table-cell>
        </table:table-row>
        <table:table-row table:style-name="ro1">
          <table:table-cell office:value-type="float" office:value="41696.875036" calcext:value-type="float">
            <text:p>41696,875036</text:p>
          </table:table-cell>
          <table:table-cell office:value-type="float" office:value="43178.37809" calcext:value-type="float">
            <text:p>43178,37809</text:p>
          </table:table-cell>
        </table:table-row>
        <table:table-row table:style-name="ro1">
          <table:table-cell office:value-type="float" office:value="41141.642585" calcext:value-type="float">
            <text:p>41141,642585</text:p>
          </table:table-cell>
          <table:table-cell office:value-type="float" office:value="44119.010187" calcext:value-type="float">
            <text:p>44119,010187</text:p>
          </table:table-cell>
        </table:table-row>
        <table:table-row table:style-name="ro1">
          <table:table-cell office:value-type="float" office:value="40567.220584" calcext:value-type="float">
            <text:p>40567,220584</text:p>
          </table:table-cell>
          <table:table-cell office:value-type="float" office:value="45054.462873" calcext:value-type="float">
            <text:p>45054,462873</text:p>
          </table:table-cell>
        </table:table-row>
        <table:table-row table:style-name="ro1">
          <table:table-cell office:value-type="float" office:value="39973.606868" calcext:value-type="float">
            <text:p>39973,606868</text:p>
          </table:table-cell>
          <table:table-cell office:value-type="float" office:value="45984.374464" calcext:value-type="float">
            <text:p>45984,374464</text:p>
          </table:table-cell>
        </table:table-row>
        <table:table-row table:style-name="ro1">
          <table:table-cell office:value-type="float" office:value="39360.805605" calcext:value-type="float">
            <text:p>39360,805605</text:p>
          </table:table-cell>
          <table:table-cell office:value-type="float" office:value="46908.381487" calcext:value-type="float">
            <text:p>46908,381487</text:p>
          </table:table-cell>
        </table:table-row>
        <table:table-row table:style-name="ro1">
          <table:table-cell office:value-type="float" office:value="38728.827358" calcext:value-type="float">
            <text:p>38728,827358</text:p>
          </table:table-cell>
          <table:table-cell office:value-type="float" office:value="47826.11878" calcext:value-type="float">
            <text:p>47826,11878</text:p>
          </table:table-cell>
        </table:table-row>
        <table:table-row table:style-name="ro1">
          <table:table-cell office:value-type="float" office:value="38077.689146" calcext:value-type="float">
            <text:p>38077,689146</text:p>
          </table:table-cell>
          <table:table-cell office:value-type="float" office:value="48737.219595" calcext:value-type="float">
            <text:p>48737,219595</text:p>
          </table:table-cell>
        </table:table-row>
        <table:table-row table:style-name="ro1">
          <table:table-cell office:value-type="float" office:value="37407.414504" calcext:value-type="float">
            <text:p>37407,414504</text:p>
          </table:table-cell>
          <table:table-cell office:value-type="float" office:value="49641.315708" calcext:value-type="float">
            <text:p>49641,315708</text:p>
          </table:table-cell>
        </table:table-row>
        <table:table-row table:style-name="ro1">
          <table:table-cell office:value-type="float" office:value="36718.03354" calcext:value-type="float">
            <text:p>36718,03354</text:p>
          </table:table-cell>
          <table:table-cell office:value-type="float" office:value="50538.037519" calcext:value-type="float">
            <text:p>50538,037519</text:p>
          </table:table-cell>
        </table:table-row>
        <table:table-row table:style-name="ro1">
          <table:table-cell office:value-type="float" office:value="36009.582988" calcext:value-type="float">
            <text:p>36009,582988</text:p>
          </table:table-cell>
          <table:table-cell office:value-type="float" office:value="51427.014168" calcext:value-type="float">
            <text:p>51427,014168</text:p>
          </table:table-cell>
        </table:table-row>
        <table:table-row table:style-name="ro1">
          <table:table-cell office:value-type="float" office:value="35282.106268" calcext:value-type="float">
            <text:p>35282,106268</text:p>
          </table:table-cell>
          <table:table-cell office:value-type="float" office:value="52307.87364" calcext:value-type="float">
            <text:p>52307,87364</text:p>
          </table:table-cell>
        </table:table-row>
        <table:table-row table:style-name="ro1">
          <table:table-cell office:value-type="float" office:value="34535.653534" calcext:value-type="float">
            <text:p>34535,653534</text:p>
          </table:table-cell>
          <table:table-cell office:value-type="float" office:value="53180.242879" calcext:value-type="float">
            <text:p>53180,242879</text:p>
          </table:table-cell>
        </table:table-row>
        <table:table-row table:style-name="ro1">
          <table:table-cell office:value-type="float" office:value="33770.281725" calcext:value-type="float">
            <text:p>33770,281725</text:p>
          </table:table-cell>
          <table:table-cell office:value-type="float" office:value="54043.7479" calcext:value-type="float">
            <text:p>54043,7479</text:p>
          </table:table-cell>
        </table:table-row>
        <table:table-row table:style-name="ro1">
          <table:table-cell office:value-type="float" office:value="32986.054618" calcext:value-type="float">
            <text:p>32986,054618</text:p>
          </table:table-cell>
          <table:table-cell office:value-type="float" office:value="54898.013905" calcext:value-type="float">
            <text:p>54898,013905</text:p>
          </table:table-cell>
        </table:table-row>
        <table:table-row table:style-name="ro1">
          <table:table-cell office:value-type="float" office:value="32183.042872" calcext:value-type="float">
            <text:p>32183,042872</text:p>
          </table:table-cell>
          <table:table-cell office:value-type="float" office:value="55742.665397" calcext:value-type="float">
            <text:p>55742,665397</text:p>
          </table:table-cell>
        </table:table-row>
        <table:table-row table:style-name="ro1">
          <table:table-cell office:value-type="float" office:value="31361.324074" calcext:value-type="float">
            <text:p>31361,324074</text:p>
          </table:table-cell>
          <table:table-cell office:value-type="float" office:value="56577.326299" calcext:value-type="float">
            <text:p>56577,326299</text:p>
          </table:table-cell>
        </table:table-row>
        <table:table-row table:style-name="ro1">
          <table:table-cell office:value-type="float" office:value="30520.982785" calcext:value-type="float">
            <text:p>30520,982785</text:p>
          </table:table-cell>
          <table:table-cell office:value-type="float" office:value="57401.620072" calcext:value-type="float">
            <text:p>57401,620072</text:p>
          </table:table-cell>
        </table:table-row>
        <table:table-row table:style-name="ro1">
          <table:table-cell office:value-type="float" office:value="29662.110577" calcext:value-type="float">
            <text:p>29662,110577</text:p>
          </table:table-cell>
          <table:table-cell office:value-type="float" office:value="58215.169834" calcext:value-type="float">
            <text:p>58215,169834</text:p>
          </table:table-cell>
        </table:table-row>
        <table:table-row table:style-name="ro1">
          <table:table-cell office:value-type="float" office:value="28784.80608" calcext:value-type="float">
            <text:p>28784,80608</text:p>
          </table:table-cell>
          <table:table-cell office:value-type="float" office:value="59017.598484" calcext:value-type="float">
            <text:p>59017,598484</text:p>
          </table:table-cell>
        </table:table-row>
        <table:table-row table:style-name="ro1">
          <table:table-cell office:value-type="float" office:value="27889.175013" calcext:value-type="float">
            <text:p>27889,175013</text:p>
          </table:table-cell>
          <table:table-cell office:value-type="float" office:value="59808.528823" calcext:value-type="float">
            <text:p>59808,528823</text:p>
          </table:table-cell>
        </table:table-row>
        <table:table-row table:style-name="ro1">
          <table:table-cell office:value-type="float" office:value="26975.330226" calcext:value-type="float">
            <text:p>26975,330226</text:p>
          </table:table-cell>
          <table:table-cell office:value-type="float" office:value="60587.583676" calcext:value-type="float">
            <text:p>60587,583676</text:p>
          </table:table-cell>
        </table:table-row>
        <table:table-row table:style-name="ro1">
          <table:table-cell office:value-type="float" office:value="26043.39173" calcext:value-type="float">
            <text:p>26043,39173</text:p>
          </table:table-cell>
          <table:table-cell office:value-type="float" office:value="61354.386022" calcext:value-type="float">
            <text:p>61354,386022</text:p>
          </table:table-cell>
        </table:table-row>
        <table:table-row table:style-name="ro1">
          <table:table-cell office:value-type="float" office:value="25093.486732" calcext:value-type="float">
            <text:p>25093,486732</text:p>
          </table:table-cell>
          <table:table-cell office:value-type="float" office:value="62108.559116" calcext:value-type="float">
            <text:p>62108,559116</text:p>
          </table:table-cell>
        </table:table-row>
        <table:table-row table:style-name="ro1">
          <table:table-cell office:value-type="float" office:value="24125.74966" calcext:value-type="float">
            <text:p>24125,74966</text:p>
          </table:table-cell>
          <table:table-cell office:value-type="float" office:value="62849.726618" calcext:value-type="float">
            <text:p>62849,726618</text:p>
          </table:table-cell>
        </table:table-row>
        <table:table-row table:style-name="ro1">
          <table:table-cell office:value-type="float" office:value="23140.3222" calcext:value-type="float">
            <text:p>23140,3222</text:p>
          </table:table-cell>
          <table:table-cell office:value-type="float" office:value="63577.512722" calcext:value-type="float">
            <text:p>63577,512722</text:p>
          </table:table-cell>
        </table:table-row>
        <table:table-row table:style-name="ro1">
          <table:table-cell office:value-type="float" office:value="22137.35331" calcext:value-type="float">
            <text:p>22137,35331</text:p>
          </table:table-cell>
          <table:table-cell office:value-type="float" office:value="64291.542287" calcext:value-type="float">
            <text:p>64291,542287</text:p>
          </table:table-cell>
        </table:table-row>
        <table:table-row table:style-name="ro1">
          <table:table-cell office:value-type="float" office:value="21116.999255" calcext:value-type="float">
            <text:p>21116,999255</text:p>
          </table:table-cell>
          <table:table-cell office:value-type="float" office:value="64991.440963" calcext:value-type="float">
            <text:p>64991,440963</text:p>
          </table:table-cell>
        </table:table-row>
        <table:table-row table:style-name="ro1">
          <table:table-cell office:value-type="float" office:value="20079.423622" calcext:value-type="float">
            <text:p>20079,423622</text:p>
          </table:table-cell>
          <table:table-cell office:value-type="float" office:value="65676.83533" calcext:value-type="float">
            <text:p>65676,83533</text:p>
          </table:table-cell>
        </table:table-row>
        <table:table-row table:style-name="ro1">
          <table:table-cell office:value-type="float" office:value="19024.797337" calcext:value-type="float">
            <text:p>19024,797337</text:p>
          </table:table-cell>
          <table:table-cell office:value-type="float" office:value="66347.353026" calcext:value-type="float">
            <text:p>66347,353026</text:p>
          </table:table-cell>
        </table:table-row>
        <table:table-row table:style-name="ro1">
          <table:table-cell office:value-type="float" office:value="17953.298692" calcext:value-type="float">
            <text:p>17953,298692</text:p>
          </table:table-cell>
          <table:table-cell office:value-type="float" office:value="67002.62288" calcext:value-type="float">
            <text:p>67002,62288</text:p>
          </table:table-cell>
        </table:table-row>
        <table:table-row table:style-name="ro1">
          <table:table-cell office:value-type="float" office:value="16865.113347" calcext:value-type="float">
            <text:p>16865,113347</text:p>
          </table:table-cell>
          <table:table-cell office:value-type="float" office:value="67642.275054" calcext:value-type="float">
            <text:p>67642,275054</text:p>
          </table:table-cell>
        </table:table-row>
        <table:table-row table:style-name="ro1">
          <table:table-cell office:value-type="float" office:value="15760.434353" calcext:value-type="float">
            <text:p>15760,434353</text:p>
          </table:table-cell>
          <table:table-cell office:value-type="float" office:value="68265.941168" calcext:value-type="float">
            <text:p>68265,941168</text:p>
          </table:table-cell>
        </table:table-row>
        <table:table-row table:style-name="ro1">
          <table:table-cell office:value-type="float" office:value="14639.462156" calcext:value-type="float">
            <text:p>14639,462156</text:p>
          </table:table-cell>
          <table:table-cell office:value-type="float" office:value="68873.254448" calcext:value-type="float">
            <text:p>68873,254448</text:p>
          </table:table-cell>
        </table:table-row>
        <table:table-row table:style-name="ro1">
          <table:table-cell office:value-type="float" office:value="13502.404609" calcext:value-type="float">
            <text:p>13502,404609</text:p>
          </table:table-cell>
          <table:table-cell office:value-type="float" office:value="69463.849854" calcext:value-type="float">
            <text:p>69463,849854</text:p>
          </table:table-cell>
        </table:table-row>
        <table:table-row table:style-name="ro1">
          <table:table-cell office:value-type="float" office:value="12349.47697" calcext:value-type="float">
            <text:p>12349,47697</text:p>
          </table:table-cell>
          <table:table-cell office:value-type="float" office:value="70037.364225" calcext:value-type="float">
            <text:p>70037,364225</text:p>
          </table:table-cell>
        </table:table-row>
        <table:table-row table:style-name="ro1">
          <table:table-cell office:value-type="float" office:value="11180.901917" calcext:value-type="float">
            <text:p>11180,901917</text:p>
          </table:table-cell>
          <table:table-cell office:value-type="float" office:value="70593.436413" calcext:value-type="float">
            <text:p>70593,436413</text:p>
          </table:table-cell>
        </table:table-row>
        <table:table-row table:style-name="ro1">
          <table:table-cell office:value-type="float" office:value="9996.909536" calcext:value-type="float">
            <text:p>9996,909536</text:p>
          </table:table-cell>
          <table:table-cell office:value-type="float" office:value="71131.707427" calcext:value-type="float">
            <text:p>71131,707427</text:p>
          </table:table-cell>
        </table:table-row>
        <table:table-row table:style-name="ro1">
          <table:table-cell office:value-type="float" office:value="8797.737327" calcext:value-type="float">
            <text:p>8797,737327</text:p>
          </table:table-cell>
          <table:table-cell office:value-type="float" office:value="71651.820571" calcext:value-type="float">
            <text:p>71651,820571</text:p>
          </table:table-cell>
        </table:table-row>
        <table:table-row table:style-name="ro1">
          <table:table-cell office:value-type="float" office:value="7583.630198" calcext:value-type="float">
            <text:p>7583,630198</text:p>
          </table:table-cell>
          <table:table-cell office:value-type="float" office:value="72153.421585" calcext:value-type="float">
            <text:p>72153,421585</text:p>
          </table:table-cell>
        </table:table-row>
        <table:table-row table:style-name="ro1">
          <table:table-cell office:value-type="float" office:value="6354.840456" calcext:value-type="float">
            <text:p>6354,840456</text:p>
          </table:table-cell>
          <table:table-cell office:value-type="float" office:value="72636.158791" calcext:value-type="float">
            <text:p>72636,158791</text:p>
          </table:table-cell>
        </table:table-row>
        <table:table-row table:style-name="ro1">
          <table:table-cell office:value-type="float" office:value="5111.627802" calcext:value-type="float">
            <text:p>5111,627802</text:p>
          </table:table-cell>
          <table:table-cell office:value-type="float" office:value="73099.683226" calcext:value-type="float">
            <text:p>73099,683226</text:p>
          </table:table-cell>
        </table:table-row>
        <table:table-row table:style-name="ro1">
          <table:table-cell office:value-type="float" office:value="3854.259314" calcext:value-type="float">
            <text:p>3854,259314</text:p>
          </table:table-cell>
          <table:table-cell office:value-type="float" office:value="73543.648797" calcext:value-type="float">
            <text:p>73543,648797</text:p>
          </table:table-cell>
        </table:table-row>
        <table:table-row table:style-name="ro1">
          <table:table-cell office:value-type="float" office:value="2583.009435" calcext:value-type="float">
            <text:p>2583,009435</text:p>
          </table:table-cell>
          <table:table-cell office:value-type="float" office:value="73967.712412" calcext:value-type="float">
            <text:p>73967,712412</text:p>
          </table:table-cell>
        </table:table-row>
        <table:table-row table:style-name="ro1">
          <table:table-cell office:value-type="float" office:value="1298.159957" calcext:value-type="float">
            <text:p>1298,159957</text:p>
          </table:table-cell>
          <table:table-cell office:value-type="float" office:value="74371.534134" calcext:value-type="float">
            <text:p>74371,534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754.777319" calcext:value-type="float">
            <text:p>74754,777319</text:p>
          </table:table-cell>
        </table:table-row>
        <table:table-row table:style-name="ro1">
          <table:table-cell office:value-type="float" office:value="-1311.174011" calcext:value-type="float">
            <text:p>-1311,174011</text:p>
          </table:table-cell>
          <table:table-cell office:value-type="float" office:value="75117.108764" calcext:value-type="float">
            <text:p>75117,108764</text:p>
          </table:table-cell>
        </table:table-row>
        <table:table-row table:style-name="ro1">
          <table:table-cell office:value-type="float" office:value="-2635.058368" calcext:value-type="float">
            <text:p>-2635,058368</text:p>
          </table:table-cell>
          <table:table-cell office:value-type="float" office:value="75458.198847" calcext:value-type="float">
            <text:p>75458,198847</text:p>
          </table:table-cell>
        </table:table-row>
        <table:table-row table:style-name="ro1">
          <table:table-cell office:value-type="float" office:value="-3971.342112" calcext:value-type="float">
            <text:p>-3971,342112</text:p>
          </table:table-cell>
          <table:table-cell office:value-type="float" office:value="75777.721679" calcext:value-type="float">
            <text:p>75777,721679</text:p>
          </table:table-cell>
        </table:table-row>
        <table:table-row table:style-name="ro1">
          <table:table-cell office:value-type="float" office:value="-5319.70706" calcext:value-type="float">
            <text:p>-5319,70706</text:p>
          </table:table-cell>
          <table:table-cell office:value-type="float" office:value="76075.355242" calcext:value-type="float">
            <text:p>76075,355242</text:p>
          </table:table-cell>
        </table:table-row>
        <table:table-row table:style-name="ro1">
          <table:table-cell office:value-type="float" office:value="-6679.827836" calcext:value-type="float">
            <text:p>-6679,827836</text:p>
          </table:table-cell>
          <table:table-cell office:value-type="float" office:value="76350.781542" calcext:value-type="float">
            <text:p>76350,781542</text:p>
          </table:table-cell>
        </table:table-row>
        <table:table-row table:style-name="ro1">
          <table:table-cell office:value-type="float" office:value="-8051.371914" calcext:value-type="float">
            <text:p>-8051,371914</text:p>
          </table:table-cell>
          <table:table-cell office:value-type="float" office:value="76603.686747" calcext:value-type="float">
            <text:p>76603,686747</text:p>
          </table:table-cell>
        </table:table-row>
        <table:table-row table:style-name="ro1">
          <table:table-cell office:value-type="float" office:value="-9433.999649" calcext:value-type="float">
            <text:p>-9433,999649</text:p>
          </table:table-cell>
          <table:table-cell office:value-type="float" office:value="76833.761339" calcext:value-type="float">
            <text:p>76833,761339</text:p>
          </table:table-cell>
        </table:table-row>
        <table:table-row table:style-name="ro1">
          <table:table-cell office:value-type="float" office:value="-10827.36432" calcext:value-type="float">
            <text:p>-10827,36432</text:p>
          </table:table-cell>
          <table:table-cell office:value-type="float" office:value="77040.700255" calcext:value-type="float">
            <text:p>77040,700255</text:p>
          </table:table-cell>
        </table:table-row>
        <table:table-row table:style-name="ro1">
          <table:table-cell office:value-type="float" office:value="-12231.112177" calcext:value-type="float">
            <text:p>-12231,112177</text:p>
          </table:table-cell>
          <table:table-cell office:value-type="float" office:value="77224.203035" calcext:value-type="float">
            <text:p>77224,203035</text:p>
          </table:table-cell>
        </table:table-row>
        <table:table-row table:style-name="ro1">
          <table:table-cell office:value-type="float" office:value="-13644.882485" calcext:value-type="float">
            <text:p>-13644,882485</text:p>
          </table:table-cell>
          <table:table-cell office:value-type="float" office:value="77383.97397" calcext:value-type="float">
            <text:p>77383,97397</text:p>
          </table:table-cell>
        </table:table-row>
        <table:table-row table:style-name="ro1">
          <table:table-cell office:value-type="float" office:value="-15068.307573" calcext:value-type="float">
            <text:p>-15068,307573</text:p>
          </table:table-cell>
          <table:table-cell office:value-type="float" office:value="77519.72224" calcext:value-type="float">
            <text:p>77519,72224</text:p>
          </table:table-cell>
        </table:table-row>
        <table:table-row table:style-name="ro1">
          <table:table-cell office:value-type="float" office:value="-16501.012888" calcext:value-type="float">
            <text:p>-16501,012888</text:p>
          </table:table-cell>
          <table:table-cell office:value-type="float" office:value="77631.16207" calcext:value-type="float">
            <text:p>77631,16207</text:p>
          </table:table-cell>
        </table:table-row>
        <table:table-row table:style-name="ro1">
          <table:table-cell office:value-type="float" office:value="-17942.617048" calcext:value-type="float">
            <text:p>-17942,617048</text:p>
          </table:table-cell>
          <table:table-cell office:value-type="float" office:value="77718.012865" calcext:value-type="float">
            <text:p>77718,012865</text:p>
          </table:table-cell>
        </table:table-row>
        <table:table-row table:style-name="ro1">
          <table:table-cell office:value-type="float" office:value="-19392.731902" calcext:value-type="float">
            <text:p>-19392,731902</text:p>
          </table:table-cell>
          <table:table-cell office:value-type="float" office:value="77779.999361" calcext:value-type="float">
            <text:p>77779,999361</text:p>
          </table:table-cell>
        </table:table-row>
        <table:table-row table:style-name="ro1">
          <table:table-cell office:value-type="float" office:value="-20850.962589" calcext:value-type="float">
            <text:p>-20850,962589</text:p>
          </table:table-cell>
          <table:table-cell office:value-type="float" office:value="77816.851767" calcext:value-type="float">
            <text:p>77816,851767</text:p>
          </table:table-cell>
        </table:table-row>
        <table:table-row table:style-name="ro1">
          <table:table-cell office:value-type="float" office:value="-22316.907602" calcext:value-type="float">
            <text:p>-22316,907602</text:p>
          </table:table-cell>
          <table:table-cell office:value-type="float" office:value="77828.305912" calcext:value-type="float">
            <text:p>77828,305912</text:p>
          </table:table-cell>
        </table:table-row>
        <table:table-row table:style-name="ro1">
          <table:table-cell office:value-type="float" office:value="-23790.158855" calcext:value-type="float">
            <text:p>-23790,158855</text:p>
          </table:table-cell>
          <table:table-cell office:value-type="float" office:value="77814.103385" calcext:value-type="float">
            <text:p>77814,103385</text:p>
          </table:table-cell>
        </table:table-row>
        <table:table-row table:style-name="ro1">
          <table:table-cell office:value-type="float" office:value="-25270.301752" calcext:value-type="float">
            <text:p>-25270,301752</text:p>
          </table:table-cell>
          <table:table-cell office:value-type="float" office:value="77773.991681" calcext:value-type="float">
            <text:p>77773,991681</text:p>
          </table:table-cell>
        </table:table-row>
        <table:table-row table:style-name="ro1">
          <table:table-cell office:value-type="float" office:value="-26756.915257" calcext:value-type="float">
            <text:p>-26756,915257</text:p>
          </table:table-cell>
          <table:table-cell office:value-type="float" office:value="77707.724342" calcext:value-type="float">
            <text:p>77707,724342</text:p>
          </table:table-cell>
        </table:table-row>
        <table:table-row table:style-name="ro1">
          <table:table-cell office:value-type="float" office:value="-28249.571972" calcext:value-type="float">
            <text:p>-28249,571972</text:p>
          </table:table-cell>
          <table:table-cell office:value-type="float" office:value="77615.061102" calcext:value-type="float">
            <text:p>77615,061102</text:p>
          </table:table-cell>
        </table:table-row>
        <table:table-row table:style-name="ro1">
          <table:table-cell office:value-type="float" office:value="-29747.838212" calcext:value-type="float">
            <text:p>-29747,838212</text:p>
          </table:table-cell>
          <table:table-cell office:value-type="float" office:value="77495.768025" calcext:value-type="float">
            <text:p>77495,768025</text:p>
          </table:table-cell>
        </table:table-row>
        <table:table-row table:style-name="ro1">
          <table:table-cell office:value-type="float" office:value="-31251.274089" calcext:value-type="float">
            <text:p>-31251,274089</text:p>
          </table:table-cell>
          <table:table-cell office:value-type="float" office:value="77349.617649" calcext:value-type="float">
            <text:p>77349,617649</text:p>
          </table:table-cell>
        </table:table-row>
        <table:table-row table:style-name="ro1">
          <table:table-cell office:value-type="float" office:value="-32759.43359" calcext:value-type="float">
            <text:p>-32759,43359</text:p>
          </table:table-cell>
          <table:table-cell office:value-type="float" office:value="77176.389126" calcext:value-type="float">
            <text:p>77176,389126</text:p>
          </table:table-cell>
        </table:table-row>
        <table:table-row table:style-name="ro1">
          <table:table-cell office:value-type="float" office:value="-34271.864669" calcext:value-type="float">
            <text:p>-34271,864669</text:p>
          </table:table-cell>
          <table:table-cell office:value-type="float" office:value="76975.868357" calcext:value-type="float">
            <text:p>76975,868357</text:p>
          </table:table-cell>
        </table:table-row>
        <table:table-row table:style-name="ro1">
          <table:table-cell office:value-type="float" office:value="-35788.109334" calcext:value-type="float">
            <text:p>-35788,109334</text:p>
          </table:table-cell>
          <table:table-cell office:value-type="float" office:value="76747.848139" calcext:value-type="float">
            <text:p>76747,848139</text:p>
          </table:table-cell>
        </table:table-row>
        <table:table-row table:style-name="ro1">
          <table:table-cell office:value-type="float" office:value="-37307.703737" calcext:value-type="float">
            <text:p>-37307,703737</text:p>
          </table:table-cell>
          <table:table-cell office:value-type="float" office:value="76492.128292" calcext:value-type="float">
            <text:p>76492,128292</text:p>
          </table:table-cell>
        </table:table-row>
        <table:table-row table:style-name="ro1">
          <table:table-cell office:value-type="float" office:value="-38830.178272" calcext:value-type="float">
            <text:p>-38830,178272</text:p>
          </table:table-cell>
          <table:table-cell office:value-type="float" office:value="76208.515806" calcext:value-type="float">
            <text:p>76208,515806</text:p>
          </table:table-cell>
        </table:table-row>
        <table:table-row table:style-name="ro1">
          <table:table-cell office:value-type="float" office:value="-40355.05767" calcext:value-type="float">
            <text:p>-40355,05767</text:p>
          </table:table-cell>
          <table:table-cell office:value-type="float" office:value="75896.824971" calcext:value-type="float">
            <text:p>75896,824971</text:p>
          </table:table-cell>
        </table:table-row>
        <table:table-row table:style-name="ro1">
          <table:table-cell office:value-type="float" office:value="-41881.861104" calcext:value-type="float">
            <text:p>-41881,861104</text:p>
          </table:table-cell>
          <table:table-cell office:value-type="float" office:value="75556.877512" calcext:value-type="float">
            <text:p>75556,877512</text:p>
          </table:table-cell>
        </table:table-row>
        <table:table-row table:style-name="ro1">
          <table:table-cell office:value-type="float" office:value="-43410.102288" calcext:value-type="float">
            <text:p>-43410,102288</text:p>
          </table:table-cell>
          <table:table-cell office:value-type="float" office:value="75188.502724" calcext:value-type="float">
            <text:p>75188,502724</text:p>
          </table:table-cell>
        </table:table-row>
        <table:table-row table:style-name="ro1">
          <table:table-cell office:value-type="float" office:value="-44939.289583" calcext:value-type="float">
            <text:p>-44939,289583</text:p>
          </table:table-cell>
          <table:table-cell office:value-type="float" office:value="74791.537604" calcext:value-type="float">
            <text:p>74791,537604</text:p>
          </table:table-cell>
        </table:table-row>
        <table:table-row table:style-name="ro1">
          <table:table-cell office:value-type="float" office:value="-46468.926111" calcext:value-type="float">
            <text:p>-46468,926111</text:p>
          </table:table-cell>
          <table:table-cell office:value-type="float" office:value="74365.826983" calcext:value-type="float">
            <text:p>74365,826983</text:p>
          </table:table-cell>
        </table:table-row>
        <table:table-row table:style-name="ro1">
          <table:table-cell office:value-type="float" office:value="-47998.509863" calcext:value-type="float">
            <text:p>-47998,509863</text:p>
          </table:table-cell>
          <table:table-cell office:value-type="float" office:value="73911.223653" calcext:value-type="float">
            <text:p>73911,223653</text:p>
          </table:table-cell>
        </table:table-row>
        <table:table-row table:style-name="ro1">
          <table:table-cell office:value-type="float" office:value="-49527.533813" calcext:value-type="float">
            <text:p>-49527,533813</text:p>
          </table:table-cell>
          <table:table-cell office:value-type="float" office:value="73427.588498" calcext:value-type="float">
            <text:p>73427,588498</text:p>
          </table:table-cell>
        </table:table-row>
        <table:table-row table:style-name="ro1">
          <table:table-cell office:value-type="float" office:value="-51055.486041" calcext:value-type="float">
            <text:p>-51055,486041</text:p>
          </table:table-cell>
          <table:table-cell office:value-type="float" office:value="72914.790623" calcext:value-type="float">
            <text:p>72914,790623</text:p>
          </table:table-cell>
        </table:table-row>
        <table:table-row table:style-name="ro1">
          <table:table-cell office:value-type="float" office:value="-52581.849848" calcext:value-type="float">
            <text:p>-52581,849848</text:p>
          </table:table-cell>
          <table:table-cell office:value-type="float" office:value="72372.707476" calcext:value-type="float">
            <text:p>72372,707476</text:p>
          </table:table-cell>
        </table:table-row>
        <table:table-row table:style-name="ro1">
          <table:table-cell office:value-type="float" office:value="-54106.10388" calcext:value-type="float">
            <text:p>-54106,10388</text:p>
          </table:table-cell>
          <table:table-cell office:value-type="float" office:value="71801.224972" calcext:value-type="float">
            <text:p>71801,224972</text:p>
          </table:table-cell>
        </table:table-row>
        <table:table-row table:style-name="ro1">
          <table:table-cell office:value-type="float" office:value="-55627.722256" calcext:value-type="float">
            <text:p>-55627,722256</text:p>
          </table:table-cell>
          <table:table-cell office:value-type="float" office:value="71200.23762" calcext:value-type="float">
            <text:p>71200,23762</text:p>
          </table:table-cell>
        </table:table-row>
        <table:table-row table:style-name="ro1">
          <table:table-cell office:value-type="float" office:value="-57146.174697" calcext:value-type="float">
            <text:p>-57146,174697</text:p>
          </table:table-cell>
          <table:table-cell office:value-type="float" office:value="70569.64864" calcext:value-type="float">
            <text:p>70569,64864</text:p>
          </table:table-cell>
        </table:table-row>
        <table:table-row table:style-name="ro1">
          <table:table-cell office:value-type="float" office:value="-58660.926654" calcext:value-type="float">
            <text:p>-58660,926654</text:p>
          </table:table-cell>
          <table:table-cell office:value-type="float" office:value="69909.370085" calcext:value-type="float">
            <text:p>69909,370085</text:p>
          </table:table-cell>
        </table:table-row>
        <table:table-row table:style-name="ro1">
          <table:table-cell office:value-type="float" office:value="-60171.439446" calcext:value-type="float">
            <text:p>-60171,439446</text:p>
          </table:table-cell>
          <table:table-cell office:value-type="float" office:value="69219.322956" calcext:value-type="float">
            <text:p>69219,322956</text:p>
          </table:table-cell>
        </table:table-row>
        <table:table-row table:style-name="ro1">
          <table:table-cell office:value-type="float" office:value="-61677.170396" calcext:value-type="float">
            <text:p>-61677,170396</text:p>
          </table:table-cell>
          <table:table-cell office:value-type="float" office:value="68499.437321" calcext:value-type="float">
            <text:p>68499,437321</text:p>
          </table:table-cell>
        </table:table-row>
        <table:table-row table:style-name="ro1">
          <table:table-cell office:value-type="float" office:value="-63177.572969" calcext:value-type="float">
            <text:p>-63177,572969</text:p>
          </table:table-cell>
          <table:table-cell office:value-type="float" office:value="67749.652427" calcext:value-type="float">
            <text:p>67749,652427</text:p>
          </table:table-cell>
        </table:table-row>
        <table:table-row table:style-name="ro1">
          <table:table-cell office:value-type="float" office:value="-64672.096915" calcext:value-type="float">
            <text:p>-64672,096915</text:p>
          </table:table-cell>
          <table:table-cell office:value-type="float" office:value="66969.916811" calcext:value-type="float">
            <text:p>66969,916811</text:p>
          </table:table-cell>
        </table:table-row>
        <table:table-row table:style-name="ro1">
          <table:table-cell office:value-type="float" office:value="-66160.188414" calcext:value-type="float">
            <text:p>-66160,188414</text:p>
          </table:table-cell>
          <table:table-cell office:value-type="float" office:value="66160.188414" calcext:value-type="float">
            <text:p>66160,188414</text:p>
          </table:table-cell>
        </table:table-row>
        <table:table-row table:style-name="ro1">
          <table:table-cell office:value-type="float" office:value="-67641.290227" calcext:value-type="float">
            <text:p>-67641,290227</text:p>
          </table:table-cell>
          <table:table-cell office:value-type="float" office:value="65320.434686" calcext:value-type="float">
            <text:p>65320,434686</text:p>
          </table:table-cell>
        </table:table-row>
        <table:table-row table:style-name="ro1">
          <table:table-cell office:value-type="float" office:value="-69114.841841" calcext:value-type="float">
            <text:p>-69114,841841</text:p>
          </table:table-cell>
          <table:table-cell office:value-type="float" office:value="64450.632692" calcext:value-type="float">
            <text:p>64450,632692</text:p>
          </table:table-cell>
        </table:table-row>
        <table:table-row table:style-name="ro1">
          <table:table-cell office:value-type="float" office:value="-70580.279622" calcext:value-type="float">
            <text:p>-70580,279622</text:p>
          </table:table-cell>
          <table:table-cell office:value-type="float" office:value="63550.769219" calcext:value-type="float">
            <text:p>63550,769219</text:p>
          </table:table-cell>
        </table:table-row>
        <table:table-row table:style-name="ro1">
          <table:table-cell office:value-type="float" office:value="-72037.036976" calcext:value-type="float">
            <text:p>-72037,036976</text:p>
          </table:table-cell>
          <table:table-cell office:value-type="float" office:value="62620.840875" calcext:value-type="float">
            <text:p>62620,840875</text:p>
          </table:table-cell>
        </table:table-row>
        <table:table-row table:style-name="ro1">
          <table:table-cell office:value-type="float" office:value="-73484.544502" calcext:value-type="float">
            <text:p>-73484,544502</text:p>
          </table:table-cell>
          <table:table-cell office:value-type="float" office:value="61660.854189" calcext:value-type="float">
            <text:p>61660,854189</text:p>
          </table:table-cell>
        </table:table-row>
        <table:table-row table:style-name="ro1">
          <table:table-cell office:value-type="float" office:value="-74922.230152" calcext:value-type="float">
            <text:p>-74922,230152</text:p>
          </table:table-cell>
          <table:table-cell office:value-type="float" office:value="60670.825708" calcext:value-type="float">
            <text:p>60670,825708</text:p>
          </table:table-cell>
        </table:table-row>
        <table:table-row table:style-name="ro1">
          <table:table-cell office:value-type="float" office:value="-76349.519398" calcext:value-type="float">
            <text:p>-76349,519398</text:p>
          </table:table-cell>
          <table:table-cell office:value-type="float" office:value="59650.782096" calcext:value-type="float">
            <text:p>59650,782096</text:p>
          </table:table-cell>
        </table:table-row>
        <table:table-row table:style-name="ro1">
          <table:table-cell office:value-type="float" office:value="-77765.835393" calcext:value-type="float">
            <text:p>-77765,835393</text:p>
          </table:table-cell>
          <table:table-cell office:value-type="float" office:value="58600.76022" calcext:value-type="float">
            <text:p>58600,76022</text:p>
          </table:table-cell>
        </table:table-row>
        <table:table-row table:style-name="ro1">
          <table:table-cell office:value-type="float" office:value="-79170.599142" calcext:value-type="float">
            <text:p>-79170,599142</text:p>
          </table:table-cell>
          <table:table-cell office:value-type="float" office:value="57520.807245" calcext:value-type="float">
            <text:p>57520,807245</text:p>
          </table:table-cell>
        </table:table-row>
        <table:table-row table:style-name="ro1">
          <table:table-cell office:value-type="float" office:value="-80563.229671" calcext:value-type="float">
            <text:p>-80563,229671</text:p>
          </table:table-cell>
          <table:table-cell office:value-type="float" office:value="56410.980718" calcext:value-type="float">
            <text:p>56410,980718</text:p>
          </table:table-cell>
        </table:table-row>
        <table:table-row table:style-name="ro1">
          <table:table-cell office:value-type="float" office:value="-81943.144199" calcext:value-type="float">
            <text:p>-81943,144199</text:p>
          </table:table-cell>
          <table:table-cell office:value-type="float" office:value="55271.348659" calcext:value-type="float">
            <text:p>55271,348659</text:p>
          </table:table-cell>
        </table:table-row>
        <table:table-row table:style-name="ro1">
          <table:table-cell office:value-type="float" office:value="-83309.758311" calcext:value-type="float">
            <text:p>-83309,758311</text:p>
          </table:table-cell>
          <table:table-cell office:value-type="float" office:value="54101.989635" calcext:value-type="float">
            <text:p>54101,989635</text:p>
          </table:table-cell>
        </table:table-row>
        <table:table-row table:style-name="ro1">
          <table:table-cell office:value-type="float" office:value="-84662.486143" calcext:value-type="float">
            <text:p>-84662,486143</text:p>
          </table:table-cell>
          <table:table-cell office:value-type="float" office:value="52902.992847" calcext:value-type="float">
            <text:p>52902,992847</text:p>
          </table:table-cell>
        </table:table-row>
        <table:table-row table:style-name="ro1">
          <table:table-cell office:value-type="float" office:value="-86000.74055" calcext:value-type="float">
            <text:p>-86000,74055</text:p>
          </table:table-cell>
          <table:table-cell office:value-type="float" office:value="51674.458203" calcext:value-type="float">
            <text:p>51674,458203</text:p>
          </table:table-cell>
        </table:table-row>
        <table:table-row table:style-name="ro1">
          <table:table-cell office:value-type="float" office:value="-87323.933297" calcext:value-type="float">
            <text:p>-87323,933297</text:p>
          </table:table-cell>
          <table:table-cell office:value-type="float" office:value="50416.496396" calcext:value-type="float">
            <text:p>50416,496396</text:p>
          </table:table-cell>
        </table:table-row>
        <table:table-row table:style-name="ro1">
          <table:table-cell office:value-type="float" office:value="-88631.475238" calcext:value-type="float">
            <text:p>-88631,475238</text:p>
          </table:table-cell>
          <table:table-cell office:value-type="float" office:value="49129.228968" calcext:value-type="float">
            <text:p>49129,228968</text:p>
          </table:table-cell>
        </table:table-row>
        <table:table-row table:style-name="ro1">
          <table:table-cell office:value-type="float" office:value="-89922.776504" calcext:value-type="float">
            <text:p>-89922,776504</text:p>
          </table:table-cell>
          <table:table-cell office:value-type="float" office:value="47812.788389" calcext:value-type="float">
            <text:p>47812,788389</text:p>
          </table:table-cell>
        </table:table-row>
        <table:table-row table:style-name="ro1">
          <table:table-cell office:value-type="float" office:value="-91197.246691" calcext:value-type="float">
            <text:p>-91197,246691</text:p>
          </table:table-cell>
          <table:table-cell office:value-type="float" office:value="46467.318113" calcext:value-type="float">
            <text:p>46467,318113</text:p>
          </table:table-cell>
        </table:table-row>
        <table:table-row table:style-name="ro1">
          <table:table-cell office:value-type="float" office:value="-92454.295048" calcext:value-type="float">
            <text:p>-92454,295048</text:p>
          </table:table-cell>
          <table:table-cell office:value-type="float" office:value="45092.972648" calcext:value-type="float">
            <text:p>45092,972648</text:p>
          </table:table-cell>
        </table:table-row>
        <table:table-row table:style-name="ro1">
          <table:table-cell office:value-type="float" office:value="-93693.33067" calcext:value-type="float">
            <text:p>-93693,33067</text:p>
          </table:table-cell>
          <table:table-cell office:value-type="float" office:value="43689.91761" calcext:value-type="float">
            <text:p>43689,91761</text:p>
          </table:table-cell>
        </table:table-row>
        <table:table-row table:style-name="ro1">
          <table:table-cell office:value-type="float" office:value="-94913.762696" calcext:value-type="float">
            <text:p>-94913,762696</text:p>
          </table:table-cell>
          <table:table-cell office:value-type="float" office:value="42258.329783" calcext:value-type="float">
            <text:p>42258,329783</text:p>
          </table:table-cell>
        </table:table-row>
        <table:table-row table:style-name="ro1">
          <table:table-cell office:value-type="float" office:value="-96115.000499" calcext:value-type="float">
            <text:p>-96115,000499</text:p>
          </table:table-cell>
          <table:table-cell office:value-type="float" office:value="40798.397172" calcext:value-type="float">
            <text:p>40798,397172</text:p>
          </table:table-cell>
        </table:table-row>
        <table:table-row table:style-name="ro1">
          <table:table-cell office:value-type="float" office:value="-97296.453888" calcext:value-type="float">
            <text:p>-97296,453888</text:p>
          </table:table-cell>
          <table:table-cell office:value-type="float" office:value="39310.319052" calcext:value-type="float">
            <text:p>39310,319052</text:p>
          </table:table-cell>
        </table:table-row>
        <table:table-row table:style-name="ro1">
          <table:table-cell office:value-type="float" office:value="-98457.533306" calcext:value-type="float">
            <text:p>-98457,533306</text:p>
          </table:table-cell>
          <table:table-cell office:value-type="float" office:value="37794.306015" calcext:value-type="float">
            <text:p>37794,306015</text:p>
          </table:table-cell>
        </table:table-row>
        <table:table-row table:style-name="ro1">
          <table:table-cell office:value-type="float" office:value="-99597.650033" calcext:value-type="float">
            <text:p>-99597,650033</text:p>
          </table:table-cell>
          <table:table-cell office:value-type="float" office:value="36250.580015" calcext:value-type="float">
            <text:p>36250,580015</text:p>
          </table:table-cell>
        </table:table-row>
        <table:table-row table:style-name="ro1">
          <table:table-cell office:value-type="float" office:value="-100716.216388" calcext:value-type="float">
            <text:p>-100716,216388</text:p>
          </table:table-cell>
          <table:table-cell office:value-type="float" office:value="34679.374409" calcext:value-type="float">
            <text:p>34679,374409</text:p>
          </table:table-cell>
        </table:table-row>
        <table:table-row table:style-name="ro1">
          <table:table-cell office:value-type="float" office:value="-101812.645935" calcext:value-type="float">
            <text:p>-101812,645935</text:p>
          </table:table-cell>
          <table:table-cell office:value-type="float" office:value="33080.93399" calcext:value-type="float">
            <text:p>33080,93399</text:p>
          </table:table-cell>
        </table:table-row>
        <table:table-row table:style-name="ro1">
          <table:table-cell office:value-type="float" office:value="-102886.353687" calcext:value-type="float">
            <text:p>-102886,353687</text:p>
          </table:table-cell>
          <table:table-cell office:value-type="float" office:value="31455.515026" calcext:value-type="float">
            <text:p>31455,515026</text:p>
          </table:table-cell>
        </table:table-row>
        <table:table-row table:style-name="ro1">
          <table:table-cell office:value-type="float" office:value="-103936.75632" calcext:value-type="float">
            <text:p>-103936,75632</text:p>
          </table:table-cell>
          <table:table-cell office:value-type="float" office:value="29803.385286" calcext:value-type="float">
            <text:p>29803,385286</text:p>
          </table:table-cell>
        </table:table-row>
        <table:table-row table:style-name="ro1">
          <table:table-cell office:value-type="float" office:value="-104963.272377" calcext:value-type="float">
            <text:p>-104963,272377</text:p>
          </table:table-cell>
          <table:table-cell office:value-type="float" office:value="28124.824068" calcext:value-type="float">
            <text:p>28124,824068</text:p>
          </table:table-cell>
        </table:table-row>
        <table:table-row table:style-name="ro1">
          <table:table-cell office:value-type="float" office:value="-105965.322482" calcext:value-type="float">
            <text:p>-105965,322482</text:p>
          </table:table-cell>
          <table:table-cell office:value-type="float" office:value="26420.122225" calcext:value-type="float">
            <text:p>26420,122225</text:p>
          </table:table-cell>
        </table:table-row>
        <table:table-row table:style-name="ro1">
          <table:table-cell office:value-type="float" office:value="-106942.329552" calcext:value-type="float">
            <text:p>-106942,329552</text:p>
          </table:table-cell>
          <table:table-cell office:value-type="float" office:value="24689.582179" calcext:value-type="float">
            <text:p>24689,582179</text:p>
          </table:table-cell>
        </table:table-row>
        <table:table-row table:style-name="ro1">
          <table:table-cell office:value-type="float" office:value="-107893.719012" calcext:value-type="float">
            <text:p>-107893,719012</text:p>
          </table:table-cell>
          <table:table-cell office:value-type="float" office:value="22933.517939" calcext:value-type="float">
            <text:p>22933,517939</text:p>
          </table:table-cell>
        </table:table-row>
        <table:table-row table:style-name="ro1">
          <table:table-cell office:value-type="float" office:value="-108818.919009" calcext:value-type="float">
            <text:p>-108818,919009</text:p>
          </table:table-cell>
          <table:table-cell office:value-type="float" office:value="21152.255117" calcext:value-type="float">
            <text:p>21152,255117</text:p>
          </table:table-cell>
        </table:table-row>
        <table:table-row table:style-name="ro1">
          <table:table-cell office:value-type="float" office:value="-109717.36063" calcext:value-type="float">
            <text:p>-109717,36063</text:p>
          </table:table-cell>
          <table:table-cell office:value-type="float" office:value="19346.130931" calcext:value-type="float">
            <text:p>19346,130931</text:p>
          </table:table-cell>
        </table:table-row>
        <table:table-row table:style-name="ro1">
          <table:table-cell office:value-type="float" office:value="-110588.478118" calcext:value-type="float">
            <text:p>-110588,478118</text:p>
          </table:table-cell>
          <table:table-cell office:value-type="float" office:value="17515.494213" calcext:value-type="float">
            <text:p>17515,494213</text:p>
          </table:table-cell>
        </table:table-row>
        <table:table-row table:style-name="ro1">
          <table:table-cell office:value-type="float" office:value="-111431.709093" calcext:value-type="float">
            <text:p>-111431,709093</text:p>
          </table:table-cell>
          <table:table-cell office:value-type="float" office:value="15660.705408" calcext:value-type="float">
            <text:p>15660,705408</text:p>
          </table:table-cell>
        </table:table-row>
        <table:table-row table:style-name="ro1">
          <table:table-cell office:value-type="float" office:value="-112246.494773" calcext:value-type="float">
            <text:p>-112246,494773</text:p>
          </table:table-cell>
          <table:table-cell office:value-type="float" office:value="13782.136574" calcext:value-type="float">
            <text:p>13782,136574</text:p>
          </table:table-cell>
        </table:table-row>
        <table:table-row table:style-name="ro1">
          <table:table-cell office:value-type="float" office:value="-113032.280189" calcext:value-type="float">
            <text:p>-113032,280189</text:p>
          </table:table-cell>
          <table:table-cell office:value-type="float" office:value="11880.17137" calcext:value-type="float">
            <text:p>11880,17137</text:p>
          </table:table-cell>
        </table:table-row>
        <table:table-row table:style-name="ro1">
          <table:table-cell office:value-type="float" office:value="-113788.514417" calcext:value-type="float">
            <text:p>-113788,514417</text:p>
          </table:table-cell>
          <table:table-cell office:value-type="float" office:value="9955.205051" calcext:value-type="float">
            <text:p>9955,205051</text:p>
          </table:table-cell>
        </table:table-row>
        <table:table-row table:style-name="ro1">
          <table:table-cell office:value-type="float" office:value="-114514.650791" calcext:value-type="float">
            <text:p>-114514,650791</text:p>
          </table:table-cell>
          <table:table-cell office:value-type="float" office:value="8007.644451" calcext:value-type="float">
            <text:p>8007,644451</text:p>
          </table:table-cell>
        </table:table-row>
        <table:table-row table:style-name="ro1">
          <table:table-cell office:value-type="float" office:value="-115210.147132" calcext:value-type="float">
            <text:p>-115210,147132</text:p>
          </table:table-cell>
          <table:table-cell office:value-type="float" office:value="6037.907962" calcext:value-type="float">
            <text:p>6037,907962</text:p>
          </table:table-cell>
        </table:table-row>
        <table:table-row table:style-name="ro1">
          <table:table-cell office:value-type="float" office:value="-115874.465973" calcext:value-type="float">
            <text:p>-115874,465973</text:p>
          </table:table-cell>
          <table:table-cell office:value-type="float" office:value="4046.425516" calcext:value-type="float">
            <text:p>4046,425516</text:p>
          </table:table-cell>
        </table:table-row>
        <table:table-row table:style-name="ro1">
          <table:table-cell office:value-type="float" office:value="-116507.074781" calcext:value-type="float">
            <text:p>-116507,074781</text:p>
          </table:table-cell>
          <table:table-cell office:value-type="float" office:value="2033.638555" calcext:value-type="float">
            <text:p>2033,638555</text:p>
          </table:table-cell>
        </table:table-row>
        <table:table-row table:style-name="ro1">
          <table:table-cell office:value-type="float" office:value="-117107.446186" calcext:value-type="float">
            <text:p>-117107,446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675.058206" calcext:value-type="float">
            <text:p>-117675,058206</text:p>
          </table:table-cell>
          <table:table-cell office:value-type="float" office:value="-2054.025781" calcext:value-type="float">
            <text:p>-2054,025781</text:p>
          </table:table-cell>
        </table:table-row>
        <table:table-row table:style-name="ro1">
          <table:table-cell office:value-type="float" office:value="-118209.394472" calcext:value-type="float">
            <text:p>-118209,394472</text:p>
          </table:table-cell>
          <table:table-cell office:value-type="float" office:value="-4127.963016" calcext:value-type="float">
            <text:p>-4127,963016</text:p>
          </table:table-cell>
        </table:table-row>
        <table:table-row table:style-name="ro1">
          <table:table-cell office:value-type="float" office:value="-118709.944459" calcext:value-type="float">
            <text:p>-118709,944459</text:p>
          </table:table-cell>
          <table:table-cell office:value-type="float" office:value="-6221.324568" calcext:value-type="float">
            <text:p>-6221,324568</text:p>
          </table:table-cell>
        </table:table-row>
        <table:table-row table:style-name="ro1">
          <table:table-cell office:value-type="float" office:value="-119176.20371" calcext:value-type="float">
            <text:p>-119176,20371</text:p>
          </table:table-cell>
          <table:table-cell office:value-type="float" office:value="-8333.611985" calcext:value-type="float">
            <text:p>-8333,611985</text:p>
          </table:table-cell>
        </table:table-row>
        <table:table-row table:style-name="ro1">
          <table:table-cell office:value-type="float" office:value="-119607.674069" calcext:value-type="float">
            <text:p>-119607,674069</text:p>
          </table:table-cell>
          <table:table-cell office:value-type="float" office:value="-10464.315552" calcext:value-type="float">
            <text:p>-10464,315552</text:p>
          </table:table-cell>
        </table:table-row>
        <table:table-row table:style-name="ro1">
          <table:table-cell office:value-type="float" office:value="-120003.863902" calcext:value-type="float">
            <text:p>-120003,863902</text:p>
          </table:table-cell>
          <table:table-cell office:value-type="float" office:value="-12612.914344" calcext:value-type="float">
            <text:p>-12612,914344</text:p>
          </table:table-cell>
        </table:table-row>
        <table:table-row table:style-name="ro1">
          <table:table-cell office:value-type="float" office:value="-120364.28833" calcext:value-type="float">
            <text:p>-120364,28833</text:p>
          </table:table-cell>
          <table:table-cell office:value-type="float" office:value="-14778.876291" calcext:value-type="float">
            <text:p>-14778,876291</text:p>
          </table:table-cell>
        </table:table-row>
        <table:table-row table:style-name="ro1">
          <table:table-cell office:value-type="float" office:value="-120688.469456" calcext:value-type="float">
            <text:p>-120688,469456</text:p>
          </table:table-cell>
          <table:table-cell office:value-type="float" office:value="-16961.658236" calcext:value-type="float">
            <text:p>-16961,658236</text:p>
          </table:table-cell>
        </table:table-row>
        <table:table-row table:style-name="ro1">
          <table:table-cell office:value-type="float" office:value="-120975.936596" calcext:value-type="float">
            <text:p>-120975,936596</text:p>
          </table:table-cell>
          <table:table-cell office:value-type="float" office:value="-19160.70601" calcext:value-type="float">
            <text:p>-19160,70601</text:p>
          </table:table-cell>
        </table:table-row>
        <table:table-row table:style-name="ro1">
          <table:table-cell office:value-type="float" office:value="-121226.2265" calcext:value-type="float">
            <text:p>-121226,2265</text:p>
          </table:table-cell>
          <table:table-cell office:value-type="float" office:value="-21375.454501" calcext:value-type="float">
            <text:p>-21375,454501</text:p>
          </table:table-cell>
        </table:table-row>
        <table:table-row table:style-name="ro1">
          <table:table-cell office:value-type="float" office:value="-121438.883589" calcext:value-type="float">
            <text:p>-121438,883589</text:p>
          </table:table-cell>
          <table:table-cell office:value-type="float" office:value="-23605.327733" calcext:value-type="float">
            <text:p>-23605,327733</text:p>
          </table:table-cell>
        </table:table-row>
        <table:table-row table:style-name="ro1">
          <table:table-cell office:value-type="float" office:value="-121613.460176" calcext:value-type="float">
            <text:p>-121613,460176</text:p>
          </table:table-cell>
          <table:table-cell office:value-type="float" office:value="-25849.738948" calcext:value-type="float">
            <text:p>-25849,738948</text:p>
          </table:table-cell>
        </table:table-row>
        <table:table-row table:style-name="ro1">
          <table:table-cell office:value-type="float" office:value="-121749.516695" calcext:value-type="float">
            <text:p>-121749,516695</text:p>
          </table:table-cell>
          <table:table-cell office:value-type="float" office:value="-28108.09069" calcext:value-type="float">
            <text:p>-28108,09069</text:p>
          </table:table-cell>
        </table:table-row>
        <table:table-row table:style-name="ro1">
          <table:table-cell office:value-type="float" office:value="-121846.62193" calcext:value-type="float">
            <text:p>-121846,62193</text:p>
          </table:table-cell>
          <table:table-cell office:value-type="float" office:value="-30379.774899" calcext:value-type="float">
            <text:p>-30379,774899</text:p>
          </table:table-cell>
        </table:table-row>
        <table:table-row table:style-name="ro1">
          <table:table-cell office:value-type="float" office:value="-121904.35324" calcext:value-type="float">
            <text:p>-121904,35324</text:p>
          </table:table-cell>
          <table:table-cell office:value-type="float" office:value="-32664.173005" calcext:value-type="float">
            <text:p>-32664,173005</text:p>
          </table:table-cell>
        </table:table-row>
        <table:table-row table:style-name="ro1">
          <table:table-cell office:value-type="float" office:value="-121922.296784" calcext:value-type="float">
            <text:p>-121922,296784</text:p>
          </table:table-cell>
          <table:table-cell office:value-type="float" office:value="-34960.656024" calcext:value-type="float">
            <text:p>-34960,656024</text:p>
          </table:table-cell>
        </table:table-row>
        <table:table-row table:style-name="ro1">
          <table:table-cell office:value-type="float" office:value="-121900.047749" calcext:value-type="float">
            <text:p>-121900,047749</text:p>
          </table:table-cell>
          <table:table-cell office:value-type="float" office:value="-37268.584668" calcext:value-type="float">
            <text:p>-37268,584668</text:p>
          </table:table-cell>
        </table:table-row>
        <table:table-row table:style-name="ro1">
          <table:table-cell office:value-type="float" office:value="-121837.210571" calcext:value-type="float">
            <text:p>-121837,210571</text:p>
          </table:table-cell>
          <table:table-cell office:value-type="float" office:value="-39587.309449" calcext:value-type="float">
            <text:p>-39587,309449</text:p>
          </table:table-cell>
        </table:table-row>
        <table:table-row table:style-name="ro1">
          <table:table-cell office:value-type="float" office:value="-121733.399161" calcext:value-type="float">
            <text:p>-121733,399161</text:p>
          </table:table-cell>
          <table:table-cell office:value-type="float" office:value="-41916.170791" calcext:value-type="float">
            <text:p>-41916,170791</text:p>
          </table:table-cell>
        </table:table-row>
        <table:table-row table:style-name="ro1">
          <table:table-cell office:value-type="float" office:value="-121588.237128" calcext:value-type="float">
            <text:p>-121588,237128</text:p>
          </table:table-cell>
          <table:table-cell office:value-type="float" office:value="-44254.499152" calcext:value-type="float">
            <text:p>-44254,499152</text:p>
          </table:table-cell>
        </table:table-row>
        <table:table-row table:style-name="ro1">
          <table:table-cell office:value-type="float" office:value="-121401.358001" calcext:value-type="float">
            <text:p>-121401,358001</text:p>
          </table:table-cell>
          <table:table-cell office:value-type="float" office:value="-46601.615141" calcext:value-type="float">
            <text:p>-46601,615141</text:p>
          </table:table-cell>
        </table:table-row>
        <table:table-row table:style-name="ro1">
          <table:table-cell office:value-type="float" office:value="-121172.405446" calcext:value-type="float">
            <text:p>-121172,405446</text:p>
          </table:table-cell>
          <table:table-cell office:value-type="float" office:value="-48956.829648" calcext:value-type="float">
            <text:p>-48956,829648</text:p>
          </table:table-cell>
        </table:table-row>
        <table:table-row table:style-name="ro1">
          <table:table-cell office:value-type="float" office:value="-120901.033492" calcext:value-type="float">
            <text:p>-120901,033492</text:p>
          </table:table-cell>
          <table:table-cell office:value-type="float" office:value="-51319.443971" calcext:value-type="float">
            <text:p>-51319,443971</text:p>
          </table:table-cell>
        </table:table-row>
        <table:table-row table:style-name="ro1">
          <table:table-cell office:value-type="float" office:value="-120586.906744" calcext:value-type="float">
            <text:p>-120586,906744</text:p>
          </table:table-cell>
          <table:table-cell office:value-type="float" office:value="-53688.749955" calcext:value-type="float">
            <text:p>-53688,749955</text:p>
          </table:table-cell>
        </table:table-row>
        <table:table-row table:style-name="ro1">
          <table:table-cell office:value-type="float" office:value="-120229.700603" calcext:value-type="float">
            <text:p>-120229,700603</text:p>
          </table:table-cell>
          <table:table-cell office:value-type="float" office:value="-56064.030129" calcext:value-type="float">
            <text:p>-56064,030129</text:p>
          </table:table-cell>
        </table:table-row>
        <table:table-row table:style-name="ro1">
          <table:table-cell office:value-type="float" office:value="-119829.101481" calcext:value-type="float">
            <text:p>-119829,101481</text:p>
          </table:table-cell>
          <table:table-cell office:value-type="float" office:value="-58444.557851" calcext:value-type="float">
            <text:p>-58444,557851</text:p>
          </table:table-cell>
        </table:table-row>
        <table:table-row table:style-name="ro1">
          <table:table-cell office:value-type="float" office:value="-119384.807015" calcext:value-type="float">
            <text:p>-119384,807015</text:p>
          </table:table-cell>
          <table:table-cell office:value-type="float" office:value="-60829.597457" calcext:value-type="float">
            <text:p>-60829,597457</text:p>
          </table:table-cell>
        </table:table-row>
        <table:table-row table:style-name="ro1">
          <table:table-cell office:value-type="float" office:value="-118896.526279" calcext:value-type="float">
            <text:p>-118896,526279</text:p>
          </table:table-cell>
          <table:table-cell office:value-type="float" office:value="-63218.404414" calcext:value-type="float">
            <text:p>-63218,404414</text:p>
          </table:table-cell>
        </table:table-row>
        <table:table-row table:style-name="ro1">
          <table:table-cell office:value-type="float" office:value="-118363.979996" calcext:value-type="float">
            <text:p>-118363,979996</text:p>
          </table:table-cell>
          <table:table-cell office:value-type="float" office:value="-65610.225478" calcext:value-type="float">
            <text:p>-65610,225478</text:p>
          </table:table-cell>
        </table:table-row>
        <table:table-row table:style-name="ro1">
          <table:table-cell office:value-type="float" office:value="-117786.900748" calcext:value-type="float">
            <text:p>-117786,900748</text:p>
          </table:table-cell>
          <table:table-cell office:value-type="float" office:value="-68004.298854" calcext:value-type="float">
            <text:p>-68004,298854</text:p>
          </table:table-cell>
        </table:table-row>
        <table:table-row table:style-name="ro1">
          <table:table-cell office:value-type="float" office:value="-117165.033183" calcext:value-type="float">
            <text:p>-117165,033183</text:p>
          </table:table-cell>
          <table:table-cell office:value-type="float" office:value="-70399.854367" calcext:value-type="float">
            <text:p>-70399,854367</text:p>
          </table:table-cell>
        </table:table-row>
        <table:table-row table:style-name="ro1">
          <table:table-cell office:value-type="float" office:value="-116498.134217" calcext:value-type="float">
            <text:p>-116498,134217</text:p>
          </table:table-cell>
          <table:table-cell office:value-type="float" office:value="-72796.113627" calcext:value-type="float">
            <text:p>-72796,113627</text:p>
          </table:table-cell>
        </table:table-row>
        <table:table-row table:style-name="ro1">
          <table:table-cell office:value-type="float" office:value="-115785.973243" calcext:value-type="float">
            <text:p>-115785,973243</text:p>
          </table:table-cell>
          <table:table-cell office:value-type="float" office:value="-75192.290209" calcext:value-type="float">
            <text:p>-75192,290209</text:p>
          </table:table-cell>
        </table:table-row>
        <table:table-row table:style-name="ro1">
          <table:table-cell office:value-type="float" office:value="-115028.332329" calcext:value-type="float">
            <text:p>-115028,332329</text:p>
          </table:table-cell>
          <table:table-cell office:value-type="float" office:value="-77587.589834" calcext:value-type="float">
            <text:p>-77587,589834</text:p>
          </table:table-cell>
        </table:table-row>
        <table:table-row table:style-name="ro1">
          <table:table-cell office:value-type="float" office:value="-114225.006418" calcext:value-type="float">
            <text:p>-114225,006418</text:p>
          </table:table-cell>
          <table:table-cell office:value-type="float" office:value="-79981.210546" calcext:value-type="float">
            <text:p>-79981,210546</text:p>
          </table:table-cell>
        </table:table-row>
        <table:table-row table:style-name="ro1">
          <table:table-cell office:value-type="float" office:value="-113375.803527" calcext:value-type="float">
            <text:p>-113375,803527</text:p>
          </table:table-cell>
          <table:table-cell office:value-type="float" office:value="-82372.342909" calcext:value-type="float">
            <text:p>-82372,342909</text:p>
          </table:table-cell>
        </table:table-row>
        <table:table-row table:style-name="ro1">
          <table:table-cell office:value-type="float" office:value="-112480.544936" calcext:value-type="float">
            <text:p>-112480,544936</text:p>
          </table:table-cell>
          <table:table-cell office:value-type="float" office:value="-84760.170194" calcext:value-type="float">
            <text:p>-84760,170194</text:p>
          </table:table-cell>
        </table:table-row>
        <table:table-row table:style-name="ro1">
          <table:table-cell office:value-type="float" office:value="-111539.065388" calcext:value-type="float">
            <text:p>-111539,065388</text:p>
          </table:table-cell>
          <table:table-cell office:value-type="float" office:value="-87143.868581" calcext:value-type="float">
            <text:p>-87143,868581</text:p>
          </table:table-cell>
        </table:table-row>
        <table:table-row table:style-name="ro1">
          <table:table-cell office:value-type="float" office:value="-110551.213271" calcext:value-type="float">
            <text:p>-110551,213271</text:p>
          </table:table-cell>
          <table:table-cell office:value-type="float" office:value="-89522.607357" calcext:value-type="float">
            <text:p>-89522,607357</text:p>
          </table:table-cell>
        </table:table-row>
        <table:table-row table:style-name="ro1">
          <table:table-cell office:value-type="float" office:value="-109516.850811" calcext:value-type="float">
            <text:p>-109516,850811</text:p>
          </table:table-cell>
          <table:table-cell office:value-type="float" office:value="-91895.549123" calcext:value-type="float">
            <text:p>-91895,549123</text:p>
          </table:table-cell>
        </table:table-row>
        <table:table-row table:style-name="ro1">
          <table:table-cell office:value-type="float" office:value="-108435.854253" calcext:value-type="float">
            <text:p>-108435,854253</text:p>
          </table:table-cell>
          <table:table-cell office:value-type="float" office:value="-94261.850006" calcext:value-type="float">
            <text:p>-94261,850006</text:p>
          </table:table-cell>
        </table:table-row>
        <table:table-row table:style-name="ro1">
          <table:table-cell office:value-type="float" office:value="-107308.114044" calcext:value-type="float">
            <text:p>-107308,114044</text:p>
          </table:table-cell>
          <table:table-cell office:value-type="float" office:value="-96620.659871" calcext:value-type="float">
            <text:p>-96620,659871</text:p>
          </table:table-cell>
        </table:table-row>
        <table:table-row table:style-name="ro1">
          <table:table-cell office:value-type="float" office:value="-106133.535009" calcext:value-type="float">
            <text:p>-106133,535009</text:p>
          </table:table-cell>
          <table:table-cell office:value-type="float" office:value="-98971.122541" calcext:value-type="float">
            <text:p>-98971,122541</text:p>
          </table:table-cell>
        </table:table-row>
        <table:table-row table:style-name="ro1">
          <table:table-cell office:value-type="float" office:value="-104912.036532" calcext:value-type="float">
            <text:p>-104912,036532</text:p>
          </table:table-cell>
          <table:table-cell office:value-type="float" office:value="-101312.376021" calcext:value-type="float">
            <text:p>-101312,376021</text:p>
          </table:table-cell>
        </table:table-row>
        <table:table-row table:style-name="ro1">
          <table:table-cell table:number-columns-repeated="2" office:value-type="float" office:value="-103643.552723" calcext:value-type="float">
            <text:p>-103643,552723</text:p>
          </table:table-cell>
        </table:table-row>
        <table:table-row table:style-name="ro1">
          <table:table-cell office:value-type="float" office:value="-102328.032591" calcext:value-type="float">
            <text:p>-102328,032591</text:p>
          </table:table-cell>
          <table:table-cell office:value-type="float" office:value="-105963.779698" calcext:value-type="float">
            <text:p>-105963,779698</text:p>
          </table:table-cell>
        </table:table-row>
        <table:table-row table:style-name="ro1">
          <table:table-cell office:value-type="float" office:value="-100965.440208" calcext:value-type="float">
            <text:p>-100965,440208</text:p>
          </table:table-cell>
          <table:table-cell office:value-type="float" office:value="-108272.178873" calcext:value-type="float">
            <text:p>-108272,178873</text:p>
          </table:table-cell>
        </table:table-row>
        <table:table-row table:style-name="ro1">
          <table:table-cell office:value-type="float" office:value="-99555.754874" calcext:value-type="float">
            <text:p>-99555,754874</text:p>
          </table:table-cell>
          <table:table-cell office:value-type="float" office:value="-110567.867286" calcext:value-type="float">
            <text:p>-110567,867286</text:p>
          </table:table-cell>
        </table:table-row>
        <table:table-row table:style-name="ro1">
          <table:table-cell office:value-type="float" office:value="-98098.971275" calcext:value-type="float">
            <text:p>-98098,971275</text:p>
          </table:table-cell>
          <table:table-cell office:value-type="float" office:value="-112849.957335" calcext:value-type="float">
            <text:p>-112849,957335</text:p>
          </table:table-cell>
        </table:table-row>
        <table:table-row table:style-name="ro1">
          <table:table-cell office:value-type="float" office:value="-96595.09964" calcext:value-type="float">
            <text:p>-96595,09964</text:p>
          </table:table-cell>
          <table:table-cell office:value-type="float" office:value="-115117.557022" calcext:value-type="float">
            <text:p>-115117,557022</text:p>
          </table:table-cell>
        </table:table-row>
        <table:table-row table:style-name="ro1">
          <table:table-cell office:value-type="float" office:value="-95044.165891" calcext:value-type="float">
            <text:p>-95044,165891</text:p>
          </table:table-cell>
          <table:table-cell office:value-type="float" office:value="-117369.770205" calcext:value-type="float">
            <text:p>-117369,770205</text:p>
          </table:table-cell>
        </table:table-row>
        <table:table-row table:style-name="ro1">
          <table:table-cell office:value-type="float" office:value="-93446.211798" calcext:value-type="float">
            <text:p>-93446,211798</text:p>
          </table:table-cell>
          <table:table-cell office:value-type="float" office:value="-119605.696851" calcext:value-type="float">
            <text:p>-119605,696851</text:p>
          </table:table-cell>
        </table:table-row>
        <table:table-row table:style-name="ro1">
          <table:table-cell office:value-type="float" office:value="-91801.295115" calcext:value-type="float">
            <text:p>-91801,295115</text:p>
          </table:table-cell>
          <table:table-cell office:value-type="float" office:value="-121824.4333" calcext:value-type="float">
            <text:p>-121824,4333</text:p>
          </table:table-cell>
        </table:table-row>
        <table:table-row table:style-name="ro1">
          <table:table-cell office:value-type="float" office:value="-90109.489728" calcext:value-type="float">
            <text:p>-90109,489728</text:p>
          </table:table-cell>
          <table:table-cell office:value-type="float" office:value="-124025.072525" calcext:value-type="float">
            <text:p>-124025,072525</text:p>
          </table:table-cell>
        </table:table-row>
        <table:table-row table:style-name="ro1">
          <table:table-cell office:value-type="float" office:value="-88370.88579" calcext:value-type="float">
            <text:p>-88370,88579</text:p>
          </table:table-cell>
          <table:table-cell office:value-type="float" office:value="-126206.704396" calcext:value-type="float">
            <text:p>-126206,704396</text:p>
          </table:table-cell>
        </table:table-row>
        <table:table-row table:style-name="ro1">
          <table:table-cell office:value-type="float" office:value="-86585.589855" calcext:value-type="float">
            <text:p>-86585,589855</text:p>
          </table:table-cell>
          <table:table-cell office:value-type="float" office:value="-128368.415955" calcext:value-type="float">
            <text:p>-128368,415955</text:p>
          </table:table-cell>
        </table:table-row>
        <table:table-row table:style-name="ro1">
          <table:table-cell office:value-type="float" office:value="-84753.725005" calcext:value-type="float">
            <text:p>-84753,725005</text:p>
          </table:table-cell>
          <table:table-cell office:value-type="float" office:value="-130509.291688" calcext:value-type="float">
            <text:p>-130509,291688</text:p>
          </table:table-cell>
        </table:table-row>
        <table:table-row table:style-name="ro1">
          <table:table-cell office:value-type="float" office:value="-82875.430977" calcext:value-type="float">
            <text:p>-82875,430977</text:p>
          </table:table-cell>
          <table:table-cell office:value-type="float" office:value="-132628.413801" calcext:value-type="float">
            <text:p>-132628,413801</text:p>
          </table:table-cell>
        </table:table-row>
        <table:table-row table:style-name="ro1">
          <table:table-cell office:value-type="float" office:value="-80950.864283" calcext:value-type="float">
            <text:p>-80950,864283</text:p>
          </table:table-cell>
          <table:table-cell office:value-type="float" office:value="-134724.862504" calcext:value-type="float">
            <text:p>-134724,862504</text:p>
          </table:table-cell>
        </table:table-row>
        <table:table-row table:style-name="ro1">
          <table:table-cell office:value-type="float" office:value="-78980.198326" calcext:value-type="float">
            <text:p>-78980,198326</text:p>
          </table:table-cell>
          <table:table-cell office:value-type="float" office:value="-136797.716293" calcext:value-type="float">
            <text:p>-136797,716293</text:p>
          </table:table-cell>
        </table:table-row>
        <table:table-row table:style-name="ro1">
          <table:table-cell office:value-type="float" office:value="-76963.623515" calcext:value-type="float">
            <text:p>-76963,623515</text:p>
          </table:table-cell>
          <table:table-cell office:value-type="float" office:value="-138846.052239" calcext:value-type="float">
            <text:p>-138846,052239</text:p>
          </table:table-cell>
        </table:table-row>
        <table:table-row table:style-name="ro1">
          <table:table-cell office:value-type="float" office:value="-74901.347365" calcext:value-type="float">
            <text:p>-74901,347365</text:p>
          </table:table-cell>
          <table:table-cell office:value-type="float" office:value="-140868.94628" calcext:value-type="float">
            <text:p>-140868,94628</text:p>
          </table:table-cell>
        </table:table-row>
        <table:table-row table:style-name="ro1">
          <table:table-cell office:value-type="float" office:value="-72793.59461" calcext:value-type="float">
            <text:p>-72793,59461</text:p>
          </table:table-cell>
          <table:table-cell office:value-type="float" office:value="-142865.473514" calcext:value-type="float">
            <text:p>-142865,473514</text:p>
          </table:table-cell>
        </table:table-row>
        <table:table-row table:style-name="ro1">
          <table:table-cell office:value-type="float" office:value="-70640.60729" calcext:value-type="float">
            <text:p>-70640,60729</text:p>
          </table:table-cell>
          <table:table-cell office:value-type="float" office:value="-144834.708499" calcext:value-type="float">
            <text:p>-144834,708499</text:p>
          </table:table-cell>
        </table:table-row>
        <table:table-row table:style-name="ro1">
          <table:table-cell office:value-type="float" office:value="-68442.644856" calcext:value-type="float">
            <text:p>-68442,644856</text:p>
          </table:table-cell>
          <table:table-cell office:value-type="float" office:value="-146775.725551" calcext:value-type="float">
            <text:p>-146775,725551</text:p>
          </table:table-cell>
        </table:table-row>
        <table:table-row table:style-name="ro1">
          <table:table-cell office:value-type="float" office:value="-66199.984247" calcext:value-type="float">
            <text:p>-66199,984247</text:p>
          </table:table-cell>
          <table:table-cell office:value-type="float" office:value="-148687.599052" calcext:value-type="float">
            <text:p>-148687,599052</text:p>
          </table:table-cell>
        </table:table-row>
        <table:table-row table:style-name="ro1">
          <table:table-cell office:value-type="float" office:value="-63912.919985" calcext:value-type="float">
            <text:p>-63912,919985</text:p>
          </table:table-cell>
          <table:table-cell office:value-type="float" office:value="-150569.403753" calcext:value-type="float">
            <text:p>-150569,403753</text:p>
          </table:table-cell>
        </table:table-row>
        <table:table-row table:style-name="ro1">
          <table:table-cell office:value-type="float" office:value="-61581.764243" calcext:value-type="float">
            <text:p>-61581,764243</text:p>
          </table:table-cell>
          <table:table-cell office:value-type="float" office:value="-152420.215087" calcext:value-type="float">
            <text:p>-152420,215087</text:p>
          </table:table-cell>
        </table:table-row>
        <table:table-row table:style-name="ro1">
          <table:table-cell office:value-type="float" office:value="-59206.846926" calcext:value-type="float">
            <text:p>-59206,846926</text:p>
          </table:table-cell>
          <table:table-cell office:value-type="float" office:value="-154239.109482" calcext:value-type="float">
            <text:p>-154239,109482</text:p>
          </table:table-cell>
        </table:table-row>
        <table:table-row table:style-name="ro1">
          <table:table-cell office:value-type="float" office:value="-56788.515738" calcext:value-type="float">
            <text:p>-56788,515738</text:p>
          </table:table-cell>
          <table:table-cell office:value-type="float" office:value="-156025.164676" calcext:value-type="float">
            <text:p>-156025,164676</text:p>
          </table:table-cell>
        </table:table-row>
        <table:table-row table:style-name="ro1">
          <table:table-cell office:value-type="float" office:value="-54327.136244" calcext:value-type="float">
            <text:p>-54327,136244</text:p>
          </table:table-cell>
          <table:table-cell office:value-type="float" office:value="-157777.460033" calcext:value-type="float">
            <text:p>-157777,460033</text:p>
          </table:table-cell>
        </table:table-row>
        <table:table-row table:style-name="ro1">
          <table:table-cell office:value-type="float" office:value="-51823.091927" calcext:value-type="float">
            <text:p>-51823,091927</text:p>
          </table:table-cell>
          <table:table-cell office:value-type="float" office:value="-159495.076869" calcext:value-type="float">
            <text:p>-159495,076869</text:p>
          </table:table-cell>
        </table:table-row>
        <table:table-row table:style-name="ro1">
          <table:table-cell office:value-type="float" office:value="-49276.784243" calcext:value-type="float">
            <text:p>-49276,784243</text:p>
          </table:table-cell>
          <table:table-cell office:value-type="float" office:value="-161177.098773" calcext:value-type="float">
            <text:p>-161177,098773</text:p>
          </table:table-cell>
        </table:table-row>
        <table:table-row table:style-name="ro1">
          <table:table-cell office:value-type="float" office:value="-46688.632669" calcext:value-type="float">
            <text:p>-46688,632669</text:p>
          </table:table-cell>
          <table:table-cell office:value-type="float" office:value="-162822.611932" calcext:value-type="float">
            <text:p>-162822,611932</text:p>
          </table:table-cell>
        </table:table-row>
        <table:table-row table:style-name="ro1">
          <table:table-cell office:value-type="float" office:value="-44059.07474" calcext:value-type="float">
            <text:p>-44059,07474</text:p>
          </table:table-cell>
          <table:table-cell office:value-type="float" office:value="-164430.705464" calcext:value-type="float">
            <text:p>-164430,705464</text:p>
          </table:table-cell>
        </table:table-row>
        <table:table-row table:style-name="ro1">
          <table:table-cell office:value-type="float" office:value="-41388.566091" calcext:value-type="float">
            <text:p>-41388,566091</text:p>
          </table:table-cell>
          <table:table-cell office:value-type="float" office:value="-166000.471745" calcext:value-type="float">
            <text:p>-166000,471745</text:p>
          </table:table-cell>
        </table:table-row>
        <table:table-row table:style-name="ro1">
          <table:table-cell office:value-type="float" office:value="-38677.580484" calcext:value-type="float">
            <text:p>-38677,580484</text:p>
          </table:table-cell>
          <table:table-cell office:value-type="float" office:value="-167531.006742" calcext:value-type="float">
            <text:p>-167531,006742</text:p>
          </table:table-cell>
        </table:table-row>
        <table:table-row table:style-name="ro1">
          <table:table-cell office:value-type="float" office:value="-35926.609833" calcext:value-type="float">
            <text:p>-35926,609833</text:p>
          </table:table-cell>
          <table:table-cell office:value-type="float" office:value="-169021.410352" calcext:value-type="float">
            <text:p>-169021,410352</text:p>
          </table:table-cell>
        </table:table-row>
        <table:table-row table:style-name="ro1">
          <table:table-cell office:value-type="float" office:value="-33136.164225" calcext:value-type="float">
            <text:p>-33136,164225</text:p>
          </table:table-cell>
          <table:table-cell office:value-type="float" office:value="-170470.786736" calcext:value-type="float">
            <text:p>-170470,786736</text:p>
          </table:table-cell>
        </table:table-row>
        <table:table-row table:style-name="ro1">
          <table:table-cell office:value-type="float" office:value="-30306.77193" calcext:value-type="float">
            <text:p>-30306,77193</text:p>
          </table:table-cell>
          <table:table-cell office:value-type="float" office:value="-171878.24466" calcext:value-type="float">
            <text:p>-171878,24466</text:p>
          </table:table-cell>
        </table:table-row>
        <table:table-row table:style-name="ro1">
          <table:table-cell office:value-type="float" office:value="-27438.979414" calcext:value-type="float">
            <text:p>-27438,979414</text:p>
          </table:table-cell>
          <table:table-cell office:value-type="float" office:value="-173242.897837" calcext:value-type="float">
            <text:p>-173242,897837</text:p>
          </table:table-cell>
        </table:table-row>
        <table:table-row table:style-name="ro1">
          <table:table-cell office:value-type="float" office:value="-24533.351334" calcext:value-type="float">
            <text:p>-24533,351334</text:p>
          </table:table-cell>
          <table:table-cell office:value-type="float" office:value="-174563.865267" calcext:value-type="float">
            <text:p>-174563,865267</text:p>
          </table:table-cell>
        </table:table-row>
        <table:table-row table:style-name="ro1">
          <table:table-cell office:value-type="float" office:value="-21590.470536" calcext:value-type="float">
            <text:p>-21590,470536</text:p>
          </table:table-cell>
          <table:table-cell office:value-type="float" office:value="-175840.271586" calcext:value-type="float">
            <text:p>-175840,271586</text:p>
          </table:table-cell>
        </table:table-row>
        <table:table-row table:style-name="ro1">
          <table:table-cell office:value-type="float" office:value="-18610.938046" calcext:value-type="float">
            <text:p>-18610,938046</text:p>
          </table:table-cell>
          <table:table-cell office:value-type="float" office:value="-177071.247407" calcext:value-type="float">
            <text:p>-177071,247407</text:p>
          </table:table-cell>
        </table:table-row>
        <table:table-row table:style-name="ro1">
          <table:table-cell office:value-type="float" office:value="-15595.373053" calcext:value-type="float">
            <text:p>-15595,373053</text:p>
          </table:table-cell>
          <table:table-cell office:value-type="float" office:value="-178255.929675" calcext:value-type="float">
            <text:p>-178255,929675</text:p>
          </table:table-cell>
        </table:table-row>
        <table:table-row table:style-name="ro1">
          <table:table-cell office:value-type="float" office:value="-12544.412882" calcext:value-type="float">
            <text:p>-12544,412882</text:p>
          </table:table-cell>
          <table:table-cell office:value-type="float" office:value="-179393.462008" calcext:value-type="float">
            <text:p>-179393,462008</text:p>
          </table:table-cell>
        </table:table-row>
        <table:table-row table:style-name="ro1">
          <table:table-cell office:value-type="float" office:value="-9458.712969" calcext:value-type="float">
            <text:p>-9458,712969</text:p>
          </table:table-cell>
          <table:table-cell office:value-type="float" office:value="-180482.995056" calcext:value-type="float">
            <text:p>-180482,995056</text:p>
          </table:table-cell>
        </table:table-row>
        <table:table-row table:style-name="ro1">
          <table:table-cell office:value-type="float" office:value="-6338.946826" calcext:value-type="float">
            <text:p>-6338,946826</text:p>
          </table:table-cell>
          <table:table-cell office:value-type="float" office:value="-181523.686844" calcext:value-type="float">
            <text:p>-181523,686844</text:p>
          </table:table-cell>
        </table:table-row>
        <table:table-row table:style-name="ro1">
          <table:table-cell office:value-type="float" office:value="-3185.805994" calcext:value-type="float">
            <text:p>-3185,805994</text:p>
          </table:table-cell>
          <table:table-cell office:value-type="float" office:value="-182514.703133" calcext:value-type="float">
            <text:p>-182514,703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83455.217767" calcext:value-type="float">
            <text:p>-183455,217767</text:p>
          </table:table-cell>
        </table:table-row>
        <table:table-row table:style-name="ro1">
          <table:table-cell office:value-type="float" office:value="3217.743699" calcext:value-type="float">
            <text:p>3217,743699</text:p>
          </table:table-cell>
          <table:table-cell office:value-type="float" office:value="-184344.413032" calcext:value-type="float">
            <text:p>-184344,413032</text:p>
          </table:table-cell>
        </table:table-row>
        <table:table-row table:style-name="ro1">
          <table:table-cell office:value-type="float" office:value="6466.679778" calcext:value-type="float">
            <text:p>6466,679778</text:p>
          </table:table-cell>
          <table:table-cell office:value-type="float" office:value="-185181.480009" calcext:value-type="float">
            <text:p>-185181,480009</text:p>
          </table:table-cell>
        </table:table-row>
        <table:table-row table:style-name="ro1">
          <table:table-cell office:value-type="float" office:value="9746.045111" calcext:value-type="float">
            <text:p>9746,045111</text:p>
          </table:table-cell>
          <table:table-cell office:value-type="float" office:value="-185965.618934" calcext:value-type="float">
            <text:p>-185965,618934</text:p>
          </table:table-cell>
        </table:table-row>
        <table:table-row table:style-name="ro1">
          <table:table-cell office:value-type="float" office:value="13055.058848" calcext:value-type="float">
            <text:p>13055,058848</text:p>
          </table:table-cell>
          <table:table-cell office:value-type="float" office:value="-186696.039546" calcext:value-type="float">
            <text:p>-186696,039546</text:p>
          </table:table-cell>
        </table:table-row>
        <table:table-row table:style-name="ro1">
          <table:table-cell office:value-type="float" office:value="16392.92249" calcext:value-type="float">
            <text:p>16392,92249</text:p>
          </table:table-cell>
          <table:table-cell office:value-type="float" office:value="-187371.961455" calcext:value-type="float">
            <text:p>-187371,961455</text:p>
          </table:table-cell>
        </table:table-row>
        <table:table-row table:style-name="ro1">
          <table:table-cell office:value-type="float" office:value="19758.819982" calcext:value-type="float">
            <text:p>19758,819982</text:p>
          </table:table-cell>
          <table:table-cell office:value-type="float" office:value="-187992.614491" calcext:value-type="float">
            <text:p>-187992,614491</text:p>
          </table:table-cell>
        </table:table-row>
        <table:table-row table:style-name="ro1">
          <table:table-cell office:value-type="float" office:value="23151.917804" calcext:value-type="float">
            <text:p>23151,917804</text:p>
          </table:table-cell>
          <table:table-cell office:value-type="float" office:value="-188557.239065" calcext:value-type="float">
            <text:p>-188557,239065</text:p>
          </table:table-cell>
        </table:table-row>
        <table:table-row table:style-name="ro1">
          <table:table-cell office:value-type="float" office:value="26571.365073" calcext:value-type="float">
            <text:p>26571,365073</text:p>
          </table:table-cell>
          <table:table-cell office:value-type="float" office:value="-189065.086526" calcext:value-type="float">
            <text:p>-189065,086526</text:p>
          </table:table-cell>
        </table:table-row>
        <table:table-row table:style-name="ro1">
          <table:table-cell office:value-type="float" office:value="30016.293653" calcext:value-type="float">
            <text:p>30016,293653</text:p>
          </table:table-cell>
          <table:table-cell office:value-type="float" office:value="-189515.419518" calcext:value-type="float">
            <text:p>-189515,419518</text:p>
          </table:table-cell>
        </table:table-row>
        <table:table-row table:style-name="ro1">
          <table:table-cell office:value-type="float" office:value="33485.818265" calcext:value-type="float">
            <text:p>33485,818265</text:p>
          </table:table-cell>
          <table:table-cell office:value-type="float" office:value="-189907.51234" calcext:value-type="float">
            <text:p>-189907,51234</text:p>
          </table:table-cell>
        </table:table-row>
        <table:table-row table:style-name="ro1">
          <table:table-cell office:value-type="float" office:value="36979.03661" calcext:value-type="float">
            <text:p>36979,03661</text:p>
          </table:table-cell>
          <table:table-cell office:value-type="float" office:value="-190240.651298" calcext:value-type="float">
            <text:p>-190240,651298</text:p>
          </table:table-cell>
        </table:table-row>
        <table:table-row table:style-name="ro1">
          <table:table-cell office:value-type="float" office:value="40495.029499" calcext:value-type="float">
            <text:p>40495,029499</text:p>
          </table:table-cell>
          <table:table-cell office:value-type="float" office:value="-190514.135066" calcext:value-type="float">
            <text:p>-190514,135066</text:p>
          </table:table-cell>
        </table:table-row>
        <table:table-row table:style-name="ro1">
          <table:table-cell office:value-type="float" office:value="44032.860987" calcext:value-type="float">
            <text:p>44032,860987</text:p>
          </table:table-cell>
          <table:table-cell office:value-type="float" office:value="-190727.275043" calcext:value-type="float">
            <text:p>-190727,275043</text:p>
          </table:table-cell>
        </table:table-row>
        <table:table-row table:style-name="ro1">
          <table:table-cell office:value-type="float" office:value="47591.578515" calcext:value-type="float">
            <text:p>47591,578515</text:p>
          </table:table-cell>
          <table:table-cell office:value-type="float" office:value="-190879.395703" calcext:value-type="float">
            <text:p>-190879,395703</text:p>
          </table:table-cell>
        </table:table-row>
        <table:table-row table:style-name="ro1">
          <table:table-cell office:value-type="float" office:value="51170.213055" calcext:value-type="float">
            <text:p>51170,213055</text:p>
          </table:table-cell>
          <table:table-cell office:value-type="float" office:value="-190969.834957" calcext:value-type="float">
            <text:p>-190969,834957</text:p>
          </table:table-cell>
        </table:table-row>
        <table:table-row table:style-name="ro1">
          <table:table-cell office:value-type="float" office:value="54767.779275" calcext:value-type="float">
            <text:p>54767,779275</text:p>
          </table:table-cell>
          <table:table-cell office:value-type="float" office:value="-190997.9445" calcext:value-type="float">
            <text:p>-190997,9445</text:p>
          </table:table-cell>
        </table:table-row>
        <table:table-row table:style-name="ro1">
          <table:table-cell office:value-type="float" office:value="58383.275691" calcext:value-type="float">
            <text:p>58383,275691</text:p>
          </table:table-cell>
          <table:table-cell office:value-type="float" office:value="-190963.09017" calcext:value-type="float">
            <text:p>-190963,09017</text:p>
          </table:table-cell>
        </table:table-row>
        <table:table-row table:style-name="ro1">
          <table:table-cell office:value-type="float" office:value="62015.684845" calcext:value-type="float">
            <text:p>62015,684845</text:p>
          </table:table-cell>
          <table:table-cell office:value-type="float" office:value="-190864.652294" calcext:value-type="float">
            <text:p>-190864,652294</text:p>
          </table:table-cell>
        </table:table-row>
        <table:table-row table:style-name="ro1">
          <table:table-cell office:value-type="float" office:value="65663.973477" calcext:value-type="float">
            <text:p>65663,973477</text:p>
          </table:table-cell>
          <table:table-cell office:value-type="float" office:value="-190702.026044" calcext:value-type="float">
            <text:p>-190702,026044</text:p>
          </table:table-cell>
        </table:table-row>
        <table:table-row table:style-name="ro1">
          <table:table-cell office:value-type="float" office:value="69327.092712" calcext:value-type="float">
            <text:p>69327,092712</text:p>
          </table:table-cell>
          <table:table-cell office:value-type="float" office:value="-190474.621783" calcext:value-type="float">
            <text:p>-190474,621783</text:p>
          </table:table-cell>
        </table:table-row>
        <table:table-row table:style-name="ro1">
          <table:table-cell office:value-type="float" office:value="73003.978247" calcext:value-type="float">
            <text:p>73003,978247</text:p>
          </table:table-cell>
          <table:table-cell office:value-type="float" office:value="-190181.865411" calcext:value-type="float">
            <text:p>-190181,865411</text:p>
          </table:table-cell>
        </table:table-row>
        <table:table-row table:style-name="ro1">
          <table:table-cell office:value-type="float" office:value="76693.550553" calcext:value-type="float">
            <text:p>76693,550553</text:p>
          </table:table-cell>
          <table:table-cell office:value-type="float" office:value="-189823.198716" calcext:value-type="float">
            <text:p>-189823,198716</text:p>
          </table:table-cell>
        </table:table-row>
        <table:table-row table:style-name="ro1">
          <table:table-cell office:value-type="float" office:value="80394.715076" calcext:value-type="float">
            <text:p>80394,715076</text:p>
          </table:table-cell>
          <table:table-cell office:value-type="float" office:value="-189398.079711" calcext:value-type="float">
            <text:p>-189398,079711</text:p>
          </table:table-cell>
        </table:table-row>
        <table:table-row table:style-name="ro1">
          <table:table-cell office:value-type="float" office:value="84106.362451" calcext:value-type="float">
            <text:p>84106,362451</text:p>
          </table:table-cell>
          <table:table-cell office:value-type="float" office:value="-188905.982984" calcext:value-type="float">
            <text:p>-188905,982984</text:p>
          </table:table-cell>
        </table:table-row>
        <table:table-row table:style-name="ro1">
          <table:table-cell office:value-type="float" office:value="87827.368721" calcext:value-type="float">
            <text:p>87827,368721</text:p>
          </table:table-cell>
          <table:table-cell office:value-type="float" office:value="-188346.400033" calcext:value-type="float">
            <text:p>-188346,400033</text:p>
          </table:table-cell>
        </table:table-row>
        <table:table-row table:style-name="ro1">
          <table:table-cell office:value-type="float" office:value="91556.595563" calcext:value-type="float">
            <text:p>91556,595563</text:p>
          </table:table-cell>
          <table:table-cell office:value-type="float" office:value="-187718.839604" calcext:value-type="float">
            <text:p>-187718,839604</text:p>
          </table:table-cell>
        </table:table-row>
        <table:table-row table:style-name="ro1">
          <table:table-cell office:value-type="float" office:value="95292.890517" calcext:value-type="float">
            <text:p>95292,890517</text:p>
          </table:table-cell>
          <table:table-cell office:value-type="float" office:value="-187022.828029" calcext:value-type="float">
            <text:p>-187022,828029</text:p>
          </table:table-cell>
        </table:table-row>
        <table:table-row table:style-name="ro1">
          <table:table-cell office:value-type="float" office:value="99035.087233" calcext:value-type="float">
            <text:p>99035,087233</text:p>
          </table:table-cell>
          <table:table-cell office:value-type="float" office:value="-186257.909557" calcext:value-type="float">
            <text:p>-186257,909557</text:p>
          </table:table-cell>
        </table:table-row>
        <table:table-row table:style-name="ro1">
          <table:table-cell office:value-type="float" office:value="102782.005711" calcext:value-type="float">
            <text:p>102782,005711</text:p>
          </table:table-cell>
          <table:table-cell office:value-type="float" office:value="-185423.646686" calcext:value-type="float">
            <text:p>-185423,646686</text:p>
          </table:table-cell>
        </table:table-row>
        <table:table-row table:style-name="ro1">
          <table:table-cell office:value-type="float" office:value="106532.452561" calcext:value-type="float">
            <text:p>106532,452561</text:p>
          </table:table-cell>
          <table:table-cell office:value-type="float" office:value="-184519.62049" calcext:value-type="float">
            <text:p>-184519,62049</text:p>
          </table:table-cell>
        </table:table-row>
        <table:table-row table:style-name="ro1">
          <table:table-cell office:value-type="float" office:value="110285.221258" calcext:value-type="float">
            <text:p>110285,221258</text:p>
          </table:table-cell>
          <table:table-cell office:value-type="float" office:value="-183545.430946" calcext:value-type="float">
            <text:p>-183545,430946</text:p>
          </table:table-cell>
        </table:table-row>
        <table:table-row table:style-name="ro1">
          <table:table-cell office:value-type="float" office:value="114039.092414" calcext:value-type="float">
            <text:p>114039,092414</text:p>
          </table:table-cell>
          <table:table-cell office:value-type="float" office:value="-182500.69725" calcext:value-type="float">
            <text:p>-182500,69725</text:p>
          </table:table-cell>
        </table:table-row>
        <table:table-row table:style-name="ro1">
          <table:table-cell office:value-type="float" office:value="117792.834051" calcext:value-type="float">
            <text:p>117792,834051</text:p>
          </table:table-cell>
          <table:table-cell office:value-type="float" office:value="-181385.058144" calcext:value-type="float">
            <text:p>-181385,058144</text:p>
          </table:table-cell>
        </table:table-row>
        <table:table-row table:style-name="ro1">
          <table:table-cell office:value-type="float" office:value="121545.201885" calcext:value-type="float">
            <text:p>121545,201885</text:p>
          </table:table-cell>
          <table:table-cell office:value-type="float" office:value="-180198.172225" calcext:value-type="float">
            <text:p>-180198,172225</text:p>
          </table:table-cell>
        </table:table-row>
        <table:table-row table:style-name="ro1">
          <table:table-cell office:value-type="float" office:value="125294.939612" calcext:value-type="float">
            <text:p>125294,939612</text:p>
          </table:table-cell>
          <table:table-cell office:value-type="float" office:value="-178939.718261" calcext:value-type="float">
            <text:p>-178939,718261</text:p>
          </table:table-cell>
        </table:table-row>
        <table:table-row table:style-name="ro1">
          <table:table-cell office:value-type="float" office:value="129040.779203" calcext:value-type="float">
            <text:p>129040,779203</text:p>
          </table:table-cell>
          <table:table-cell office:value-type="float" office:value="-177609.395498" calcext:value-type="float">
            <text:p>-177609,395498</text:p>
          </table:table-cell>
        </table:table-row>
        <table:table-row table:style-name="ro1">
          <table:table-cell office:value-type="float" office:value="132781.44121" calcext:value-type="float">
            <text:p>132781,44121</text:p>
          </table:table-cell>
          <table:table-cell office:value-type="float" office:value="-176206.923965" calcext:value-type="float">
            <text:p>-176206,923965</text:p>
          </table:table-cell>
        </table:table-row>
        <table:table-row table:style-name="ro1">
          <table:table-cell office:value-type="float" office:value="136515.635071" calcext:value-type="float">
            <text:p>136515,635071</text:p>
          </table:table-cell>
          <table:table-cell office:value-type="float" office:value="-174732.044773" calcext:value-type="float">
            <text:p>-174732,044773</text:p>
          </table:table-cell>
        </table:table-row>
        <table:table-row table:style-name="ro1">
          <table:table-cell office:value-type="float" office:value="140242.05943" calcext:value-type="float">
            <text:p>140242,05943</text:p>
          </table:table-cell>
          <table:table-cell office:value-type="float" office:value="-173184.520417" calcext:value-type="float">
            <text:p>-173184,520417</text:p>
          </table:table-cell>
        </table:table-row>
        <table:table-row table:style-name="ro1">
          <table:table-cell office:value-type="float" office:value="143959.402457" calcext:value-type="float">
            <text:p>143959,402457</text:p>
          </table:table-cell>
          <table:table-cell office:value-type="float" office:value="-171564.135066" calcext:value-type="float">
            <text:p>-171564,135066</text:p>
          </table:table-cell>
        </table:table-row>
        <table:table-row table:style-name="ro1">
          <table:table-cell office:value-type="float" office:value="147666.342177" calcext:value-type="float">
            <text:p>147666,342177</text:p>
          </table:table-cell>
          <table:table-cell office:value-type="float" office:value="-169870.69485" calcext:value-type="float">
            <text:p>-169870,69485</text:p>
          </table:table-cell>
        </table:table-row>
        <table:table-row table:style-name="ro1">
          <table:table-cell office:value-type="float" office:value="151361.546807" calcext:value-type="float">
            <text:p>151361,546807</text:p>
          </table:table-cell>
          <table:table-cell office:value-type="float" office:value="-168104.028148" calcext:value-type="float">
            <text:p>-168104,028148</text:p>
          </table:table-cell>
        </table:table-row>
        <table:table-row table:style-name="ro1">
          <table:table-cell office:value-type="float" office:value="155043.675101" calcext:value-type="float">
            <text:p>155043,675101</text:p>
          </table:table-cell>
          <table:table-cell office:value-type="float" office:value="-166263.985866" calcext:value-type="float">
            <text:p>-166263,985866</text:p>
          </table:table-cell>
        </table:table-row>
        <table:table-row table:style-name="ro1">
          <table:table-cell office:value-type="float" office:value="158711.376695" calcext:value-type="float">
            <text:p>158711,376695</text:p>
          </table:table-cell>
          <table:table-cell office:value-type="float" office:value="-164350.441711" calcext:value-type="float">
            <text:p>-164350,441711</text:p>
          </table:table-cell>
        </table:table-row>
        <table:table-row table:style-name="ro1">
          <table:table-cell office:value-type="float" office:value="162363.292465" calcext:value-type="float">
            <text:p>162363,292465</text:p>
          </table:table-cell>
          <table:table-cell office:value-type="float" office:value="-162363.292465" calcext:value-type="float">
            <text:p>-162363,292465</text:p>
          </table:table-cell>
        </table:table-row>
        <table:table-row table:style-name="ro1">
          <table:table-cell office:value-type="float" office:value="165998.054889" calcext:value-type="float">
            <text:p>165998,054889</text:p>
          </table:table-cell>
          <table:table-cell office:value-type="float" office:value="-160302.458246" calcext:value-type="float">
            <text:p>-160302,458246</text:p>
          </table:table-cell>
        </table:table-row>
        <table:table-row table:style-name="ro1">
          <table:table-cell office:value-type="float" office:value="169614.288417" calcext:value-type="float">
            <text:p>169614,288417</text:p>
          </table:table-cell>
          <table:table-cell office:value-type="float" office:value="-158167.882773" calcext:value-type="float">
            <text:p>-158167,882773</text:p>
          </table:table-cell>
        </table:table-row>
        <table:table-row table:style-name="ro1">
          <table:table-cell office:value-type="float" office:value="173210.609842" calcext:value-type="float">
            <text:p>173210,609842</text:p>
          </table:table-cell>
          <table:table-cell office:value-type="float" office:value="-155959.533617" calcext:value-type="float">
            <text:p>-155959,533617</text:p>
          </table:table-cell>
        </table:table-row>
        <table:table-row table:style-name="ro1">
          <table:table-cell office:value-type="float" office:value="176785.628687" calcext:value-type="float">
            <text:p>176785,628687</text:p>
          </table:table-cell>
          <table:table-cell office:value-type="float" office:value="-153677.402454" calcext:value-type="float">
            <text:p>-153677,402454</text:p>
          </table:table-cell>
        </table:table-row>
        <table:table-row table:style-name="ro1">
          <table:table-cell office:value-type="float" office:value="180337.947587" calcext:value-type="float">
            <text:p>180337,947587</text:p>
          </table:table-cell>
          <table:table-cell office:value-type="float" office:value="-151321.505307" calcext:value-type="float">
            <text:p>-151321,505307</text:p>
          </table:table-cell>
        </table:table-row>
        <table:table-row table:style-name="ro1">
          <table:table-cell office:value-type="float" office:value="183866.162685" calcext:value-type="float">
            <text:p>183866,162685</text:p>
          </table:table-cell>
          <table:table-cell office:value-type="float" office:value="-148891.882787" calcext:value-type="float">
            <text:p>-148891,882787</text:p>
          </table:table-cell>
        </table:table-row>
        <table:table-row table:style-name="ro1">
          <table:table-cell office:value-type="float" office:value="187368.864035" calcext:value-type="float">
            <text:p>187368,864035</text:p>
          </table:table-cell>
          <table:table-cell office:value-type="float" office:value="-146388.600325" calcext:value-type="float">
            <text:p>-146388,600325</text:p>
          </table:table-cell>
        </table:table-row>
        <table:table-row table:style-name="ro1">
          <table:table-cell office:value-type="float" office:value="190844.636001" calcext:value-type="float">
            <text:p>190844,636001</text:p>
          </table:table-cell>
          <table:table-cell office:value-type="float" office:value="-143811.748399" calcext:value-type="float">
            <text:p>-143811,748399</text:p>
          </table:table-cell>
        </table:table-row>
        <table:table-row table:style-name="ro1">
          <table:table-cell office:value-type="float" office:value="194292.057675" calcext:value-type="float">
            <text:p>194292,057675</text:p>
          </table:table-cell>
          <table:table-cell office:value-type="float" office:value="-141161.442754" calcext:value-type="float">
            <text:p>-141161,442754</text:p>
          </table:table-cell>
        </table:table-row>
        <table:table-row table:style-name="ro1">
          <table:table-cell office:value-type="float" office:value="197709.70329" calcext:value-type="float">
            <text:p>197709,70329</text:p>
          </table:table-cell>
          <table:table-cell office:value-type="float" office:value="-138437.824621" calcext:value-type="float">
            <text:p>-138437,824621</text:p>
          </table:table-cell>
        </table:table-row>
        <table:table-row table:style-name="ro1">
          <table:table-cell office:value-type="float" office:value="201096.142648" calcext:value-type="float">
            <text:p>201096,142648</text:p>
          </table:table-cell>
          <table:table-cell office:value-type="float" office:value="-135641.06092" calcext:value-type="float">
            <text:p>-135641,06092</text:p>
          </table:table-cell>
        </table:table-row>
        <table:table-row table:style-name="ro1">
          <table:table-cell office:value-type="float" office:value="204449.941544" calcext:value-type="float">
            <text:p>204449,941544</text:p>
          </table:table-cell>
          <table:table-cell office:value-type="float" office:value="-132771.344468" calcext:value-type="float">
            <text:p>-132771,344468</text:p>
          </table:table-cell>
        </table:table-row>
        <table:table-row table:style-name="ro1">
          <table:table-cell office:value-type="float" office:value="207769.662206" calcext:value-type="float">
            <text:p>207769,662206</text:p>
          </table:table-cell>
          <table:table-cell office:value-type="float" office:value="-129828.894169" calcext:value-type="float">
            <text:p>-129828,894169</text:p>
          </table:table-cell>
        </table:table-row>
        <table:table-row table:style-name="ro1">
          <table:table-cell office:value-type="float" office:value="211053.863731" calcext:value-type="float">
            <text:p>211053,863731</text:p>
          </table:table-cell>
          <table:table-cell office:value-type="float" office:value="-126813.95521" calcext:value-type="float">
            <text:p>-126813,95521</text:p>
          </table:table-cell>
        </table:table-row>
        <table:table-row table:style-name="ro1">
          <table:table-cell office:value-type="float" office:value="214301.102533" calcext:value-type="float">
            <text:p>214301,102533</text:p>
          </table:table-cell>
          <table:table-cell office:value-type="float" office:value="-123726.799235" calcext:value-type="float">
            <text:p>-123726,799235</text:p>
          </table:table-cell>
        </table:table-row>
        <table:table-row table:style-name="ro1">
          <table:table-cell office:value-type="float" office:value="217509.932794" calcext:value-type="float">
            <text:p>217509,932794</text:p>
          </table:table-cell>
          <table:table-cell office:value-type="float" office:value="-120567.724529" calcext:value-type="float">
            <text:p>-120567,724529</text:p>
          </table:table-cell>
        </table:table-row>
        <table:table-row table:style-name="ro1">
          <table:table-cell office:value-type="float" office:value="220678.906919" calcext:value-type="float">
            <text:p>220678,906919</text:p>
          </table:table-cell>
          <table:table-cell office:value-type="float" office:value="-117337.056178" calcext:value-type="float">
            <text:p>-117337,056178</text:p>
          </table:table-cell>
        </table:table-row>
        <table:table-row table:style-name="ro1">
          <table:table-cell office:value-type="float" office:value="223806.575999" calcext:value-type="float">
            <text:p>223806,575999</text:p>
          </table:table-cell>
          <table:table-cell office:value-type="float" office:value="-114035.146236" calcext:value-type="float">
            <text:p>-114035,146236</text:p>
          </table:table-cell>
        </table:table-row>
        <table:table-row table:style-name="ro1">
          <table:table-cell office:value-type="float" office:value="226891.490279" calcext:value-type="float">
            <text:p>226891,490279</text:p>
          </table:table-cell>
          <table:table-cell office:value-type="float" office:value="-110662.373877" calcext:value-type="float">
            <text:p>-110662,373877</text:p>
          </table:table-cell>
        </table:table-row>
        <table:table-row table:style-name="ro1">
          <table:table-cell office:value-type="float" office:value="229932.199623" calcext:value-type="float">
            <text:p>229932,199623</text:p>
          </table:table-cell>
          <table:table-cell office:value-type="float" office:value="-107219.145541" calcext:value-type="float">
            <text:p>-107219,145541</text:p>
          </table:table-cell>
        </table:table-row>
        <table:table-row table:style-name="ro1">
          <table:table-cell office:value-type="float" office:value="232927.254001" calcext:value-type="float">
            <text:p>232927,254001</text:p>
          </table:table-cell>
          <table:table-cell office:value-type="float" office:value="-103705.895072" calcext:value-type="float">
            <text:p>-103705,895072</text:p>
          </table:table-cell>
        </table:table-row>
        <table:table-row table:style-name="ro1">
          <table:table-cell office:value-type="float" office:value="235875.20396" calcext:value-type="float">
            <text:p>235875,20396</text:p>
          </table:table-cell>
          <table:table-cell office:value-type="float" office:value="-100123.08385" calcext:value-type="float">
            <text:p>-100123,08385</text:p>
          </table:table-cell>
        </table:table-row>
        <table:table-row table:style-name="ro1">
          <table:table-cell office:value-type="float" office:value="238774.601116" calcext:value-type="float">
            <text:p>238774,601116</text:p>
          </table:table-cell>
          <table:table-cell office:value-type="float" office:value="-96471.200914" calcext:value-type="float">
            <text:p>-96471,200914</text:p>
          </table:table-cell>
        </table:table-row>
        <table:table-row table:style-name="ro1">
          <table:table-cell office:value-type="float" office:value="241623.998642" calcext:value-type="float">
            <text:p>241623,998642</text:p>
          </table:table-cell>
          <table:table-cell office:value-type="float" office:value="-92750.76308" calcext:value-type="float">
            <text:p>-92750,76308</text:p>
          </table:table-cell>
        </table:table-row>
        <table:table-row table:style-name="ro1">
          <table:table-cell office:value-type="float" office:value="244421.951762" calcext:value-type="float">
            <text:p>244421,951762</text:p>
          </table:table-cell>
          <table:table-cell office:value-type="float" office:value="-88962.315043" calcext:value-type="float">
            <text:p>-88962,315043</text:p>
          </table:table-cell>
        </table:table-row>
        <table:table-row table:style-name="ro1">
          <table:table-cell office:value-type="float" office:value="247167.018253" calcext:value-type="float">
            <text:p>247167,018253</text:p>
          </table:table-cell>
          <table:table-cell office:value-type="float" office:value="-85106.429479" calcext:value-type="float">
            <text:p>-85106,429479</text:p>
          </table:table-cell>
        </table:table-row>
        <table:table-row table:style-name="ro1">
          <table:table-cell office:value-type="float" office:value="249857.758944" calcext:value-type="float">
            <text:p>249857,758944</text:p>
          </table:table-cell>
          <table:table-cell office:value-type="float" office:value="-81183.707137" calcext:value-type="float">
            <text:p>-81183,707137</text:p>
          </table:table-cell>
        </table:table-row>
        <table:table-row table:style-name="ro1">
          <table:table-cell office:value-type="float" office:value="252492.738227" calcext:value-type="float">
            <text:p>252492,738227</text:p>
          </table:table-cell>
          <table:table-cell office:value-type="float" office:value="-77194.776922" calcext:value-type="float">
            <text:p>-77194,776922</text:p>
          </table:table-cell>
        </table:table-row>
        <table:table-row table:style-name="ro1">
          <table:table-cell office:value-type="float" office:value="255070.524567" calcext:value-type="float">
            <text:p>255070,524567</text:p>
          </table:table-cell>
          <table:table-cell office:value-type="float" office:value="-73140.295963" calcext:value-type="float">
            <text:p>-73140,295963</text:p>
          </table:table-cell>
        </table:table-row>
        <table:table-row table:style-name="ro1">
          <table:table-cell office:value-type="float" office:value="257589.691014" calcext:value-type="float">
            <text:p>257589,691014</text:p>
          </table:table-cell>
          <table:table-cell office:value-type="float" office:value="-69020.949686" calcext:value-type="float">
            <text:p>-69020,949686</text:p>
          </table:table-cell>
        </table:table-row>
        <table:table-row table:style-name="ro1">
          <table:table-cell office:value-type="float" office:value="260048.815725" calcext:value-type="float">
            <text:p>260048,815725</text:p>
          </table:table-cell>
          <table:table-cell office:value-type="float" office:value="-64837.451867" calcext:value-type="float">
            <text:p>-64837,451867</text:p>
          </table:table-cell>
        </table:table-row>
        <table:table-row table:style-name="ro1">
          <table:table-cell office:value-type="float" office:value="262446.482486" calcext:value-type="float">
            <text:p>262446,482486</text:p>
          </table:table-cell>
          <table:table-cell office:value-type="float" office:value="-60590.544679" calcext:value-type="float">
            <text:p>-60590,544679</text:p>
          </table:table-cell>
        </table:table-row>
        <table:table-row table:style-name="ro1">
          <table:table-cell office:value-type="float" office:value="264781.281235" calcext:value-type="float">
            <text:p>264781,281235</text:p>
          </table:table-cell>
          <table:table-cell office:value-type="float" office:value="-56280.998734" calcext:value-type="float">
            <text:p>-56280,998734</text:p>
          </table:table-cell>
        </table:table-row>
        <table:table-row table:style-name="ro1">
          <table:table-cell office:value-type="float" office:value="267051.808591" calcext:value-type="float">
            <text:p>267051,808591</text:p>
          </table:table-cell>
          <table:table-cell office:value-type="float" office:value="-51909.61311" calcext:value-type="float">
            <text:p>-51909,61311</text:p>
          </table:table-cell>
        </table:table-row>
        <table:table-row table:style-name="ro1">
          <table:table-cell office:value-type="float" office:value="269256.668388" calcext:value-type="float">
            <text:p>269256,668388</text:p>
          </table:table-cell>
          <table:table-cell office:value-type="float" office:value="-47477.215373" calcext:value-type="float">
            <text:p>-47477,215373</text:p>
          </table:table-cell>
        </table:table-row>
        <table:table-row table:style-name="ro1">
          <table:table-cell office:value-type="float" office:value="271394.472207" calcext:value-type="float">
            <text:p>271394,472207</text:p>
          </table:table-cell>
          <table:table-cell office:value-type="float" office:value="-42984.661588" calcext:value-type="float">
            <text:p>-42984,661588</text:p>
          </table:table-cell>
        </table:table-row>
        <table:table-row table:style-name="ro1">
          <table:table-cell office:value-type="float" office:value="273463.839916" calcext:value-type="float">
            <text:p>273463,839916</text:p>
          </table:table-cell>
          <table:table-cell office:value-type="float" office:value="-38432.836323" calcext:value-type="float">
            <text:p>-38432,836323</text:p>
          </table:table-cell>
        </table:table-row>
        <table:table-row table:style-name="ro1">
          <table:table-cell office:value-type="float" office:value="275463.400206" calcext:value-type="float">
            <text:p>275463,400206</text:p>
          </table:table-cell>
          <table:table-cell office:value-type="float" office:value="-33822.652639" calcext:value-type="float">
            <text:p>-33822,652639</text:p>
          </table:table-cell>
        </table:table-row>
        <table:table-row table:style-name="ro1">
          <table:table-cell office:value-type="float" office:value="277391.791139" calcext:value-type="float">
            <text:p>277391,791139</text:p>
          </table:table-cell>
          <table:table-cell office:value-type="float" office:value="-29155.052077" calcext:value-type="float">
            <text:p>-29155,052077</text:p>
          </table:table-cell>
        </table:table-row>
        <table:table-row table:style-name="ro1">
          <table:table-cell office:value-type="float" office:value="279247.660688" calcext:value-type="float">
            <text:p>279247,660688</text:p>
          </table:table-cell>
          <table:table-cell office:value-type="float" office:value="-24431.004626" calcext:value-type="float">
            <text:p>-24431,004626</text:p>
          </table:table-cell>
        </table:table-row>
        <table:table-row table:style-name="ro1">
          <table:table-cell office:value-type="float" office:value="281029.667288" calcext:value-type="float">
            <text:p>281029,667288</text:p>
          </table:table-cell>
          <table:table-cell office:value-type="float" office:value="-19651.508695" calcext:value-type="float">
            <text:p>-19651,508695</text:p>
          </table:table-cell>
        </table:table-row>
        <table:table-row table:style-name="ro1">
          <table:table-cell office:value-type="float" office:value="282736.480382" calcext:value-type="float">
            <text:p>282736,480382</text:p>
          </table:table-cell>
          <table:table-cell office:value-type="float" office:value="-14817.591059" calcext:value-type="float">
            <text:p>-14817,591059</text:p>
          </table:table-cell>
        </table:table-row>
        <table:table-row table:style-name="ro1">
          <table:table-cell office:value-type="float" office:value="284366.780972" calcext:value-type="float">
            <text:p>284366,780972</text:p>
          </table:table-cell>
          <table:table-cell office:value-type="float" office:value="-9930.306809" calcext:value-type="float">
            <text:p>-9930,306809</text:p>
          </table:table-cell>
        </table:table-row>
        <table:table-row table:style-name="ro1">
          <table:table-cell office:value-type="float" office:value="285919.262176" calcext:value-type="float">
            <text:p>285919,262176</text:p>
          </table:table-cell>
          <table:table-cell office:value-type="float" office:value="-4990.739286" calcext:value-type="float">
            <text:p>-4990,739286</text:p>
          </table:table-cell>
        </table:table-row>
        <table:table-row table:style-name="ro1">
          <table:table-cell office:value-type="float" office:value="287392.629776" calcext:value-type="float">
            <text:p>287392,629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785.602779" calcext:value-type="float">
            <text:p>288785,602779</text:p>
          </table:table-cell>
          <table:table-cell office:value-type="float" office:value="5040.771447" calcext:value-type="float">
            <text:p>5040,771447</text:p>
          </table:table-cell>
        </table:table-row>
        <table:table-row table:style-name="ro1">
          <table:table-cell office:value-type="float" office:value="290096.91397" calcext:value-type="float">
            <text:p>290096,91397</text:p>
          </table:table-cell>
          <table:table-cell office:value-type="float" office:value="10130.407463" calcext:value-type="float">
            <text:p>10130,407463</text:p>
          </table:table-cell>
        </table:table-row>
        <table:table-row table:style-name="ro1">
          <table:table-cell office:value-type="float" office:value="291325.310471" calcext:value-type="float">
            <text:p>291325,310471</text:p>
          </table:table-cell>
          <table:table-cell office:value-type="float" office:value="15267.712571" calcext:value-type="float">
            <text:p>15267,712571</text:p>
          </table:table-cell>
        </table:table-row>
        <table:table-row table:style-name="ro1">
          <table:table-cell office:value-type="float" office:value="292469.554299" calcext:value-type="float">
            <text:p>292469,554299</text:p>
          </table:table-cell>
          <table:table-cell office:value-type="float" office:value="20451.463523" calcext:value-type="float">
            <text:p>20451,463523</text:p>
          </table:table-cell>
        </table:table-row>
        <table:table-row table:style-name="ro1">
          <table:table-cell office:value-type="float" office:value="293528.422928" calcext:value-type="float">
            <text:p>293528,422928</text:p>
          </table:table-cell>
          <table:table-cell office:value-type="float" office:value="25680.409429" calcext:value-type="float">
            <text:p>25680,409429</text:p>
          </table:table-cell>
        </table:table-row>
        <table:table-row table:style-name="ro1">
          <table:table-cell office:value-type="float" office:value="294500.709846" calcext:value-type="float">
            <text:p>294500,709846</text:p>
          </table:table-cell>
          <table:table-cell office:value-type="float" office:value="30953.271894" calcext:value-type="float">
            <text:p>30953,271894</text:p>
          </table:table-cell>
        </table:table-row>
        <table:table-row table:style-name="ro1">
          <table:table-cell office:value-type="float" office:value="295385.225114" calcext:value-type="float">
            <text:p>295385,225114</text:p>
          </table:table-cell>
          <table:table-cell office:value-type="float" office:value="36268.745163" calcext:value-type="float">
            <text:p>36268,745163</text:p>
          </table:table-cell>
        </table:table-row>
        <table:table-row table:style-name="ro1">
          <table:table-cell office:value-type="float" office:value="296180.79593" calcext:value-type="float">
            <text:p>296180,79593</text:p>
          </table:table-cell>
          <table:table-cell office:value-type="float" office:value="41625.496283" calcext:value-type="float">
            <text:p>41625,496283</text:p>
          </table:table-cell>
        </table:table-row>
        <table:table-row table:style-name="ro1">
          <table:table-cell office:value-type="float" office:value="296886.267186" calcext:value-type="float">
            <text:p>296886,267186</text:p>
          </table:table-cell>
          <table:table-cell office:value-type="float" office:value="47022.165268" calcext:value-type="float">
            <text:p>47022,165268</text:p>
          </table:table-cell>
        </table:table-row>
        <table:table-row table:style-name="ro1">
          <table:table-cell office:value-type="float" office:value="297500.50203" calcext:value-type="float">
            <text:p>297500,50203</text:p>
          </table:table-cell>
          <table:table-cell office:value-type="float" office:value="52457.365282" calcext:value-type="float">
            <text:p>52457,365282</text:p>
          </table:table-cell>
        </table:table-row>
        <table:table-row table:style-name="ro1">
          <table:table-cell office:value-type="float" office:value="298022.382423" calcext:value-type="float">
            <text:p>298022,382423</text:p>
          </table:table-cell>
          <table:table-cell office:value-type="float" office:value="57929.682825" calcext:value-type="float">
            <text:p>57929,682825</text:p>
          </table:table-cell>
        </table:table-row>
        <table:table-row table:style-name="ro1">
          <table:table-cell office:value-type="float" office:value="298450.8097" calcext:value-type="float">
            <text:p>298450,8097</text:p>
          </table:table-cell>
          <table:table-cell office:value-type="float" office:value="63437.677938" calcext:value-type="float">
            <text:p>63437,677938</text:p>
          </table:table-cell>
        </table:table-row>
        <table:table-row table:style-name="ro1">
          <table:table-cell office:value-type="float" office:value="298784.705128" calcext:value-type="float">
            <text:p>298784,705128</text:p>
          </table:table-cell>
          <table:table-cell office:value-type="float" office:value="68979.884409" calcext:value-type="float">
            <text:p>68979,884409</text:p>
          </table:table-cell>
        </table:table-row>
        <table:table-row table:style-name="ro1">
          <table:table-cell office:value-type="float" office:value="299023.01046" calcext:value-type="float">
            <text:p>299023,01046</text:p>
          </table:table-cell>
          <table:table-cell office:value-type="float" office:value="74554.810002" calcext:value-type="float">
            <text:p>74554,810002</text:p>
          </table:table-cell>
        </table:table-row>
        <table:table-row table:style-name="ro1">
          <table:table-cell office:value-type="float" office:value="299164.688496" calcext:value-type="float">
            <text:p>299164,688496</text:p>
          </table:table-cell>
          <table:table-cell office:value-type="float" office:value="80160.936687" calcext:value-type="float">
            <text:p>80160,936687</text:p>
          </table:table-cell>
        </table:table-row>
        <table:table-row table:style-name="ro1">
          <table:table-cell office:value-type="float" office:value="299208.723633" calcext:value-type="float">
            <text:p>299208,723633</text:p>
          </table:table-cell>
          <table:table-cell office:value-type="float" office:value="85796.720881" calcext:value-type="float">
            <text:p>85796,720881</text:p>
          </table:table-cell>
        </table:table-row>
        <table:table-row table:style-name="ro1">
          <table:table-cell office:value-type="float" office:value="299154.122419" calcext:value-type="float">
            <text:p>299154,122419</text:p>
          </table:table-cell>
          <table:table-cell office:value-type="float" office:value="91460.593708" calcext:value-type="float">
            <text:p>91460,593708</text:p>
          </table:table-cell>
        </table:table-row>
        <table:table-row table:style-name="ro1">
          <table:table-cell office:value-type="float" office:value="298999.914104" calcext:value-type="float">
            <text:p>298999,914104</text:p>
          </table:table-cell>
          <table:table-cell office:value-type="float" office:value="97150.961264" calcext:value-type="float">
            <text:p>97150,961264</text:p>
          </table:table-cell>
        </table:table-row>
        <table:table-row table:style-name="ro1">
          <table:table-cell office:value-type="float" office:value="298745.151192" calcext:value-type="float">
            <text:p>298745,151192</text:p>
          </table:table-cell>
          <table:table-cell office:value-type="float" office:value="102866.204892" calcext:value-type="float">
            <text:p>102866,204892</text:p>
          </table:table-cell>
        </table:table-row>
        <table:table-row table:style-name="ro1">
          <table:table-cell office:value-type="float" office:value="298388.909982" calcext:value-type="float">
            <text:p>298388,909982</text:p>
          </table:table-cell>
          <table:table-cell office:value-type="float" office:value="108604.681469" calcext:value-type="float">
            <text:p>108604,681469</text:p>
          </table:table-cell>
        </table:table-row>
        <table:table-row table:style-name="ro1">
          <table:table-cell office:value-type="float" office:value="297930.291118" calcext:value-type="float">
            <text:p>297930,291118</text:p>
          </table:table-cell>
          <table:table-cell office:value-type="float" office:value="114364.723708" calcext:value-type="float">
            <text:p>114364,723708</text:p>
          </table:table-cell>
        </table:table-row>
        <table:table-row table:style-name="ro1">
          <table:table-cell office:value-type="float" office:value="297368.420128" calcext:value-type="float">
            <text:p>297368,420128</text:p>
          </table:table-cell>
          <table:table-cell office:value-type="float" office:value="120144.640467" calcext:value-type="float">
            <text:p>120144,640467</text:p>
          </table:table-cell>
        </table:table-row>
        <table:table-row table:style-name="ro1">
          <table:table-cell office:value-type="float" office:value="296702.447962" calcext:value-type="float">
            <text:p>296702,447962</text:p>
          </table:table-cell>
          <table:table-cell office:value-type="float" office:value="125942.717068" calcext:value-type="float">
            <text:p>125942,717068</text:p>
          </table:table-cell>
        </table:table-row>
        <table:table-row table:style-name="ro1">
          <table:table-cell office:value-type="float" office:value="295931.551532" calcext:value-type="float">
            <text:p>295931,551532</text:p>
          </table:table-cell>
          <table:table-cell office:value-type="float" office:value="131757.21563" calcext:value-type="float">
            <text:p>131757,21563</text:p>
          </table:table-cell>
        </table:table-row>
        <table:table-row table:style-name="ro1">
          <table:table-cell office:value-type="float" office:value="295054.934242" calcext:value-type="float">
            <text:p>295054,934242</text:p>
          </table:table-cell>
          <table:table-cell office:value-type="float" office:value="137586.375413" calcext:value-type="float">
            <text:p>137586,375413</text:p>
          </table:table-cell>
        </table:table-row>
        <table:table-row table:style-name="ro1">
          <table:table-cell office:value-type="float" office:value="294071.826515" calcext:value-type="float">
            <text:p>294071,826515</text:p>
          </table:table-cell>
          <table:table-cell office:value-type="float" office:value="143428.413171" calcext:value-type="float">
            <text:p>143428,413171</text:p>
          </table:table-cell>
        </table:table-row>
        <table:table-row table:style-name="ro1">
          <table:table-cell office:value-type="float" office:value="292981.486325" calcext:value-type="float">
            <text:p>292981,486325</text:p>
          </table:table-cell>
          <table:table-cell office:value-type="float" office:value="149281.523513" calcext:value-type="float">
            <text:p>149281,523513</text:p>
          </table:table-cell>
        </table:table-row>
        <table:table-row table:style-name="ro1">
          <table:table-cell office:value-type="float" office:value="291783.199714" calcext:value-type="float">
            <text:p>291783,199714</text:p>
          </table:table-cell>
          <table:table-cell office:value-type="float" office:value="155143.879288" calcext:value-type="float">
            <text:p>155143,879288</text:p>
          </table:table-cell>
        </table:table-row>
        <table:table-row table:style-name="ro1">
          <table:table-cell office:value-type="float" office:value="290476.28131" calcext:value-type="float">
            <text:p>290476,28131</text:p>
          </table:table-cell>
          <table:table-cell office:value-type="float" office:value="161013.631963" calcext:value-type="float">
            <text:p>161013,631963</text:p>
          </table:table-cell>
        </table:table-row>
        <table:table-row table:style-name="ro1">
          <table:table-cell office:value-type="float" office:value="289060.074844" calcext:value-type="float">
            <text:p>289060,074844</text:p>
          </table:table-cell>
          <table:table-cell office:value-type="float" office:value="166888.912023" calcext:value-type="float">
            <text:p>166888,912023</text:p>
          </table:table-cell>
        </table:table-row>
        <table:table-row table:style-name="ro1">
          <table:table-cell office:value-type="float" office:value="287533.953654" calcext:value-type="float">
            <text:p>287533,953654</text:p>
          </table:table-cell>
          <table:table-cell office:value-type="float" office:value="172767.829384" calcext:value-type="float">
            <text:p>172767,829384</text:p>
          </table:table-cell>
        </table:table-row>
        <table:table-row table:style-name="ro1">
          <table:table-cell office:value-type="float" office:value="285897.321195" calcext:value-type="float">
            <text:p>285897,321195</text:p>
          </table:table-cell>
          <table:table-cell office:value-type="float" office:value="178648.473808" calcext:value-type="float">
            <text:p>178648,473808</text:p>
          </table:table-cell>
        </table:table-row>
        <table:table-row table:style-name="ro1">
          <table:table-cell office:value-type="float" office:value="284149.611533" calcext:value-type="float">
            <text:p>284149,611533</text:p>
          </table:table-cell>
          <table:table-cell office:value-type="float" office:value="184528.915334" calcext:value-type="float">
            <text:p>184528,915334</text:p>
          </table:table-cell>
        </table:table-row>
        <table:table-row table:style-name="ro1">
          <table:table-cell office:value-type="float" office:value="282290.289844" calcext:value-type="float">
            <text:p>282290,289844</text:p>
          </table:table-cell>
          <table:table-cell office:value-type="float" office:value="190407.204722" calcext:value-type="float">
            <text:p>190407,204722</text:p>
          </table:table-cell>
        </table:table-row>
        <table:table-row table:style-name="ro1">
          <table:table-cell office:value-type="float" office:value="280318.852899" calcext:value-type="float">
            <text:p>280318,852899</text:p>
          </table:table-cell>
          <table:table-cell office:value-type="float" office:value="196281.373902" calcext:value-type="float">
            <text:p>196281,373902</text:p>
          </table:table-cell>
        </table:table-row>
        <table:table-row table:style-name="ro1">
          <table:table-cell office:value-type="float" office:value="278234.82955" calcext:value-type="float">
            <text:p>278234,82955</text:p>
          </table:table-cell>
          <table:table-cell office:value-type="float" office:value="202149.43644" calcext:value-type="float">
            <text:p>202149,43644</text:p>
          </table:table-cell>
        </table:table-row>
        <table:table-row table:style-name="ro1">
          <table:table-cell office:value-type="float" office:value="276037.781206" calcext:value-type="float">
            <text:p>276037,781206</text:p>
          </table:table-cell>
          <table:table-cell office:value-type="float" office:value="208009.388009" calcext:value-type="float">
            <text:p>208009,388009</text:p>
          </table:table-cell>
        </table:table-row>
        <table:table-row table:style-name="ro1">
          <table:table-cell office:value-type="float" office:value="273727.302307" calcext:value-type="float">
            <text:p>273727,302307</text:p>
          </table:table-cell>
          <table:table-cell office:value-type="float" office:value="213859.206875" calcext:value-type="float">
            <text:p>213859,206875</text:p>
          </table:table-cell>
        </table:table-row>
        <table:table-row table:style-name="ro1">
          <table:table-cell office:value-type="float" office:value="271303.020787" calcext:value-type="float">
            <text:p>271303,020787</text:p>
          </table:table-cell>
          <table:table-cell office:value-type="float" office:value="219696.854391" calcext:value-type="float">
            <text:p>219696,854391</text:p>
          </table:table-cell>
        </table:table-row>
        <table:table-row table:style-name="ro1">
          <table:table-cell office:value-type="float" office:value="268764.598533" calcext:value-type="float">
            <text:p>268764,598533</text:p>
          </table:table-cell>
          <table:table-cell office:value-type="float" office:value="225520.275503" calcext:value-type="float">
            <text:p>225520,275503</text:p>
          </table:table-cell>
        </table:table-row>
        <table:table-row table:style-name="ro1">
          <table:table-cell office:value-type="float" office:value="266111.73184" calcext:value-type="float">
            <text:p>266111,73184</text:p>
          </table:table-cell>
          <table:table-cell office:value-type="float" office:value="231327.399266" calcext:value-type="float">
            <text:p>231327,399266</text:p>
          </table:table-cell>
        </table:table-row>
        <table:table-row table:style-name="ro1">
          <table:table-cell office:value-type="float" office:value="263344.151852" calcext:value-type="float">
            <text:p>263344,151852</text:p>
          </table:table-cell>
          <table:table-cell office:value-type="float" office:value="237116.139369" calcext:value-type="float">
            <text:p>237116,139369</text:p>
          </table:table-cell>
        </table:table-row>
        <table:table-row table:style-name="ro1">
          <table:table-cell office:value-type="float" office:value="260461.625005" calcext:value-type="float">
            <text:p>260461,625005</text:p>
          </table:table-cell>
          <table:table-cell office:value-type="float" office:value="242884.394677" calcext:value-type="float">
            <text:p>242884,394677</text:p>
          </table:table-cell>
        </table:table-row>
        <table:table-row table:style-name="ro1">
          <table:table-cell office:value-type="float" office:value="257463.953456" calcext:value-type="float">
            <text:p>257463,953456</text:p>
          </table:table-cell>
          <table:table-cell office:value-type="float" office:value="248630.04977" calcext:value-type="float">
            <text:p>248630,04977</text:p>
          </table:table-cell>
        </table:table-row>
        <table:table-row table:style-name="ro1">
          <table:table-cell table:number-columns-repeated="2" office:value-type="float" office:value="254350.975506" calcext:value-type="float">
            <text:p>254350,975506</text:p>
          </table:table-cell>
        </table:table-row>
        <table:table-row table:style-name="ro1">
          <table:table-cell office:value-type="float" office:value="251122.566019" calcext:value-type="float">
            <text:p>251122,566019</text:p>
          </table:table-cell>
          <table:table-cell office:value-type="float" office:value="260045.029589" calcext:value-type="float">
            <text:p>260045,029589</text:p>
          </table:table-cell>
        </table:table-row>
        <table:table-row table:style-name="ro1">
          <table:table-cell office:value-type="float" office:value="247778.636824" calcext:value-type="float">
            <text:p>247778,636824</text:p>
          </table:table-cell>
          <table:table-cell office:value-type="float" office:value="265710.057142" calcext:value-type="float">
            <text:p>265710,057142</text:p>
          </table:table-cell>
        </table:table-row>
        <table:table-row table:style-name="ro1">
          <table:table-cell office:value-type="float" office:value="244319.13712" calcext:value-type="float">
            <text:p>244319,13712</text:p>
          </table:table-cell>
          <table:table-cell office:value-type="float" office:value="271343.891298" calcext:value-type="float">
            <text:p>271343,891298</text:p>
          </table:table-cell>
        </table:table-row>
        <table:table-row table:style-name="ro1">
          <table:table-cell office:value-type="float" office:value="240744.053869" calcext:value-type="float">
            <text:p>240744,053869</text:p>
          </table:table-cell>
          <table:table-cell office:value-type="float" office:value="276944.353797" calcext:value-type="float">
            <text:p>276944,353797</text:p>
          </table:table-cell>
        </table:table-row>
        <table:table-row table:style-name="ro1">
          <table:table-cell office:value-type="float" office:value="237053.41217" calcext:value-type="float">
            <text:p>237053,41217</text:p>
          </table:table-cell>
          <table:table-cell office:value-type="float" office:value="282509.25559" calcext:value-type="float">
            <text:p>282509,25559</text:p>
          </table:table-cell>
        </table:table-row>
        <table:table-row table:style-name="ro1">
          <table:table-cell office:value-type="float" office:value="233247.275643" calcext:value-type="float">
            <text:p>233247,275643</text:p>
          </table:table-cell>
          <table:table-cell office:value-type="float" office:value="288036.397462" calcext:value-type="float">
            <text:p>288036,397462</text:p>
          </table:table-cell>
        </table:table-row>
        <table:table-row table:style-name="ro1">
          <table:table-cell office:value-type="float" office:value="229325.74679" calcext:value-type="float">
            <text:p>229325,74679</text:p>
          </table:table-cell>
          <table:table-cell office:value-type="float" office:value="293523.57065" calcext:value-type="float">
            <text:p>293523,57065</text:p>
          </table:table-cell>
        </table:table-row>
        <table:table-row table:style-name="ro1">
          <table:table-cell office:value-type="float" office:value="225288.967347" calcext:value-type="float">
            <text:p>225288,967347</text:p>
          </table:table-cell>
          <table:table-cell office:value-type="float" office:value="298968.557487" calcext:value-type="float">
            <text:p>298968,557487</text:p>
          </table:table-cell>
        </table:table-row>
        <table:table-row table:style-name="ro1">
          <table:table-cell office:value-type="float" office:value="221137.118639" calcext:value-type="float">
            <text:p>221137,118639</text:p>
          </table:table-cell>
          <table:table-cell office:value-type="float" office:value="304369.13204" calcext:value-type="float">
            <text:p>304369,13204</text:p>
          </table:table-cell>
        </table:table-row>
        <table:table-row table:style-name="ro1">
          <table:table-cell office:value-type="float" office:value="216870.421908" calcext:value-type="float">
            <text:p>216870,421908</text:p>
          </table:table-cell>
          <table:table-cell office:value-type="float" office:value="309723.06077" calcext:value-type="float">
            <text:p>309723,06077</text:p>
          </table:table-cell>
        </table:table-row>
        <table:table-row table:style-name="ro1">
          <table:table-cell office:value-type="float" office:value="212489.138647" calcext:value-type="float">
            <text:p>212489,138647</text:p>
          </table:table-cell>
          <table:table-cell office:value-type="float" office:value="315028.103191" calcext:value-type="float">
            <text:p>315028,103191</text:p>
          </table:table-cell>
        </table:table-row>
        <table:table-row table:style-name="ro1">
          <table:table-cell office:value-type="float" office:value="207993.570911" calcext:value-type="float">
            <text:p>207993,570911</text:p>
          </table:table-cell>
          <table:table-cell office:value-type="float" office:value="320282.012544" calcext:value-type="float">
            <text:p>320282,012544</text:p>
          </table:table-cell>
        </table:table-row>
        <table:table-row table:style-name="ro1">
          <table:table-cell office:value-type="float" office:value="203384.061628" calcext:value-type="float">
            <text:p>203384,061628</text:p>
          </table:table-cell>
          <table:table-cell office:value-type="float" office:value="325482.53648" calcext:value-type="float">
            <text:p>325482,53648</text:p>
          </table:table-cell>
        </table:table-row>
        <table:table-row table:style-name="ro1">
          <table:table-cell office:value-type="float" office:value="198660.994894" calcext:value-type="float">
            <text:p>198660,994894</text:p>
          </table:table-cell>
          <table:table-cell office:value-type="float" office:value="330627.417746" calcext:value-type="float">
            <text:p>330627,417746</text:p>
          </table:table-cell>
        </table:table-row>
        <table:table-row table:style-name="ro1">
          <table:table-cell office:value-type="float" office:value="193824.796258" calcext:value-type="float">
            <text:p>193824,796258</text:p>
          </table:table-cell>
          <table:table-cell office:value-type="float" office:value="335714.394885" calcext:value-type="float">
            <text:p>335714,394885</text:p>
          </table:table-cell>
        </table:table-row>
        <table:table-row table:style-name="ro1">
          <table:table-cell office:value-type="float" office:value="188875.932995" calcext:value-type="float">
            <text:p>188875,932995</text:p>
          </table:table-cell>
          <table:table-cell office:value-type="float" office:value="340741.202944" calcext:value-type="float">
            <text:p>340741,202944</text:p>
          </table:table-cell>
        </table:table-row>
        <table:table-row table:style-name="ro1">
          <table:table-cell office:value-type="float" office:value="183814.914373" calcext:value-type="float">
            <text:p>183814,914373</text:p>
          </table:table-cell>
          <table:table-cell office:value-type="float" office:value="345705.574187" calcext:value-type="float">
            <text:p>345705,574187</text:p>
          </table:table-cell>
        </table:table-row>
        <table:table-row table:style-name="ro1">
          <table:table-cell office:value-type="float" office:value="178642.291904" calcext:value-type="float">
            <text:p>178642,291904</text:p>
          </table:table-cell>
          <table:table-cell office:value-type="float" office:value="350605.238819" calcext:value-type="float">
            <text:p>350605,238819</text:p>
          </table:table-cell>
        </table:table-row>
        <table:table-row table:style-name="ro1">
          <table:table-cell office:value-type="float" office:value="173358.659585" calcext:value-type="float">
            <text:p>173358,659585</text:p>
          </table:table-cell>
          <table:table-cell office:value-type="float" office:value="355437.925718" calcext:value-type="float">
            <text:p>355437,925718</text:p>
          </table:table-cell>
        </table:table-row>
        <table:table-row table:style-name="ro1">
          <table:table-cell office:value-type="float" office:value="167964.654124" calcext:value-type="float">
            <text:p>167964,654124</text:p>
          </table:table-cell>
          <table:table-cell office:value-type="float" office:value="360201.363169" calcext:value-type="float">
            <text:p>360201,363169</text:p>
          </table:table-cell>
        </table:table-row>
        <table:table-row table:style-name="ro1">
          <table:table-cell office:value-type="float" office:value="162460.955163" calcext:value-type="float">
            <text:p>162460,955163</text:p>
          </table:table-cell>
          <table:table-cell office:value-type="float" office:value="364893.279619" calcext:value-type="float">
            <text:p>364893,279619</text:p>
          </table:table-cell>
        </table:table-row>
        <table:table-row table:style-name="ro1">
          <table:table-cell office:value-type="float" office:value="156848.285479" calcext:value-type="float">
            <text:p>156848,285479</text:p>
          </table:table-cell>
          <table:table-cell office:value-type="float" office:value="369511.404421" calcext:value-type="float">
            <text:p>369511,404421</text:p>
          </table:table-cell>
        </table:table-row>
        <table:table-row table:style-name="ro1">
          <table:table-cell office:value-type="float" office:value="151127.41118" calcext:value-type="float">
            <text:p>151127,41118</text:p>
          </table:table-cell>
          <table:table-cell office:value-type="float" office:value="374053.468601" calcext:value-type="float">
            <text:p>374053,468601</text:p>
          </table:table-cell>
        </table:table-row>
        <table:table-row table:style-name="ro1">
          <table:table-cell office:value-type="float" office:value="145299.141882" calcext:value-type="float">
            <text:p>145299,141882</text:p>
          </table:table-cell>
          <table:table-cell office:value-type="float" office:value="378517.205627" calcext:value-type="float">
            <text:p>378517,205627</text:p>
          </table:table-cell>
        </table:table-row>
        <table:table-row table:style-name="ro1">
          <table:table-cell office:value-type="float" office:value="139364.330883" calcext:value-type="float">
            <text:p>139364,330883</text:p>
          </table:table-cell>
          <table:table-cell office:value-type="float" office:value="382900.352179" calcext:value-type="float">
            <text:p>382900,352179</text:p>
          </table:table-cell>
        </table:table-row>
        <table:table-row table:style-name="ro1">
          <table:table-cell office:value-type="float" office:value="133323.875312" calcext:value-type="float">
            <text:p>133323,875312</text:p>
          </table:table-cell>
          <table:table-cell office:value-type="float" office:value="387200.648934" calcext:value-type="float">
            <text:p>387200,648934</text:p>
          </table:table-cell>
        </table:table-row>
        <table:table-row table:style-name="ro1">
          <table:table-cell office:value-type="float" office:value="127178.716273" calcext:value-type="float">
            <text:p>127178,716273</text:p>
          </table:table-cell>
          <table:table-cell office:value-type="float" office:value="391415.841354" calcext:value-type="float">
            <text:p>391415,841354</text:p>
          </table:table-cell>
        </table:table-row>
        <table:table-row table:style-name="ro1">
          <table:table-cell office:value-type="float" office:value="120929.83898" calcext:value-type="float">
            <text:p>120929,83898</text:p>
          </table:table-cell>
          <table:table-cell office:value-type="float" office:value="395543.680479" calcext:value-type="float">
            <text:p>395543,680479</text:p>
          </table:table-cell>
        </table:table-row>
        <table:table-row table:style-name="ro1">
          <table:table-cell office:value-type="float" office:value="114578.272862" calcext:value-type="float">
            <text:p>114578,272862</text:p>
          </table:table-cell>
          <table:table-cell office:value-type="float" office:value="399581.923731" calcext:value-type="float">
            <text:p>399581,923731</text:p>
          </table:table-cell>
        </table:table-row>
        <table:table-row table:style-name="ro1">
          <table:table-cell office:value-type="float" office:value="108125.091678" calcext:value-type="float">
            <text:p>108125,091678</text:p>
          </table:table-cell>
          <table:table-cell office:value-type="float" office:value="403528.335716" calcext:value-type="float">
            <text:p>403528,335716</text:p>
          </table:table-cell>
        </table:table-row>
        <table:table-row table:style-name="ro1">
          <table:table-cell office:value-type="float" office:value="101571.413595" calcext:value-type="float">
            <text:p>101571,413595</text:p>
          </table:table-cell>
          <table:table-cell office:value-type="float" office:value="407380.689039" calcext:value-type="float">
            <text:p>407380,689039</text:p>
          </table:table-cell>
        </table:table-row>
        <table:table-row table:style-name="ro1">
          <table:table-cell office:value-type="float" office:value="94918.401269" calcext:value-type="float">
            <text:p>94918,401269</text:p>
          </table:table-cell>
          <table:table-cell office:value-type="float" office:value="411136.765122" calcext:value-type="float">
            <text:p>411136,765122</text:p>
          </table:table-cell>
        </table:table-row>
        <table:table-row table:style-name="ro1">
          <table:table-cell office:value-type="float" office:value="88167.261905" calcext:value-type="float">
            <text:p>88167,261905</text:p>
          </table:table-cell>
          <table:table-cell office:value-type="float" office:value="414794.355026" calcext:value-type="float">
            <text:p>414794,355026</text:p>
          </table:table-cell>
        </table:table-row>
        <table:table-row table:style-name="ro1">
          <table:table-cell office:value-type="float" office:value="81319.247301" calcext:value-type="float">
            <text:p>81319,247301</text:p>
          </table:table-cell>
          <table:table-cell office:value-type="float" office:value="418351.26028" calcext:value-type="float">
            <text:p>418351,26028</text:p>
          </table:table-cell>
        </table:table-row>
        <table:table-row table:style-name="ro1">
          <table:table-cell office:value-type="float" office:value="74375.653887" calcext:value-type="float">
            <text:p>74375,653887</text:p>
          </table:table-cell>
          <table:table-cell office:value-type="float" office:value="421805.293711" calcext:value-type="float">
            <text:p>421805,293711</text:p>
          </table:table-cell>
        </table:table-row>
        <table:table-row table:style-name="ro1">
          <table:table-cell office:value-type="float" office:value="67337.822735" calcext:value-type="float">
            <text:p>67337,822735</text:p>
          </table:table-cell>
          <table:table-cell office:value-type="float" office:value="425154.280287" calcext:value-type="float">
            <text:p>425154,280287</text:p>
          </table:table-cell>
        </table:table-row>
        <table:table-row table:style-name="ro1">
          <table:table-cell office:value-type="float" office:value="60207.139568" calcext:value-type="float">
            <text:p>60207,139568</text:p>
          </table:table-cell>
          <table:table-cell office:value-type="float" office:value="428396.057953" calcext:value-type="float">
            <text:p>428396,057953</text:p>
          </table:table-cell>
        </table:table-row>
        <table:table-row table:style-name="ro1">
          <table:table-cell office:value-type="float" office:value="52985.034747" calcext:value-type="float">
            <text:p>52985,034747</text:p>
          </table:table-cell>
          <table:table-cell office:value-type="float" office:value="431528.478482" calcext:value-type="float">
            <text:p>431528,478482</text:p>
          </table:table-cell>
        </table:table-row>
        <table:table-row table:style-name="ro1">
          <table:table-cell office:value-type="float" office:value="45672.983247" calcext:value-type="float">
            <text:p>45672,983247</text:p>
          </table:table-cell>
          <table:table-cell office:value-type="float" office:value="434549.408321" calcext:value-type="float">
            <text:p>434549,408321</text:p>
          </table:table-cell>
        </table:table-row>
        <table:table-row table:style-name="ro1">
          <table:table-cell office:value-type="float" office:value="38272.50461" calcext:value-type="float">
            <text:p>38272,50461</text:p>
          </table:table-cell>
          <table:table-cell office:value-type="float" office:value="437456.729447" calcext:value-type="float">
            <text:p>437456,729447</text:p>
          </table:table-cell>
        </table:table-row>
        <table:table-row table:style-name="ro1">
          <table:table-cell office:value-type="float" office:value="30785.162895" calcext:value-type="float">
            <text:p>30785,162895</text:p>
          </table:table-cell>
          <table:table-cell office:value-type="float" office:value="440248.340224" calcext:value-type="float">
            <text:p>440248,340224</text:p>
          </table:table-cell>
        </table:table-row>
        <table:table-row table:style-name="ro1">
          <table:table-cell office:value-type="float" office:value="23212.566605" calcext:value-type="float">
            <text:p>23212,566605</text:p>
          </table:table-cell>
          <table:table-cell office:value-type="float" office:value="442922.156262" calcext:value-type="float">
            <text:p>442922,156262</text:p>
          </table:table-cell>
        </table:table-row>
        <table:table-row table:style-name="ro1">
          <table:table-cell office:value-type="float" office:value="15556.368596" calcext:value-type="float">
            <text:p>15556,368596</text:p>
          </table:table-cell>
          <table:table-cell office:value-type="float" office:value="445476.11128" calcext:value-type="float">
            <text:p>445476,11128</text:p>
          </table:table-cell>
        </table:table-row>
        <table:table-row table:style-name="ro1">
          <table:table-cell office:value-type="float" office:value="7818.265979" calcext:value-type="float">
            <text:p>7818,265979</text:p>
          </table:table-cell>
          <table:table-cell office:value-type="float" office:value="447908.157974" calcext:value-type="float">
            <text:p>447908,157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0216.268882" calcext:value-type="float">
            <text:p>450216,268882</text:p>
          </table:table-cell>
        </table:table-row>
        <table:table-row table:style-name="ro1">
          <table:table-cell office:value-type="float" office:value="-7896.644096" calcext:value-type="float">
            <text:p>-7896,644096</text:p>
          </table:table-cell>
          <table:table-cell office:value-type="float" office:value="452398.437257" calcext:value-type="float">
            <text:p>452398,437257</text:p>
          </table:table-cell>
        </table:table-row>
        <table:table-row table:style-name="ro1">
          <table:table-cell office:value-type="float" office:value="-15869.837211" calcext:value-type="float">
            <text:p>-15869,837211</text:p>
          </table:table-cell>
          <table:table-cell office:value-type="float" office:value="454452.677938" calcext:value-type="float">
            <text:p>454452,677938</text:p>
          </table:table-cell>
        </table:table-row>
        <table:table-row table:style-name="ro1">
          <table:table-cell office:value-type="float" office:value="-23917.706565" calcext:value-type="float">
            <text:p>-23917,706565</text:p>
          </table:table-cell>
          <table:table-cell office:value-type="float" office:value="456377.028224" calcext:value-type="float">
            <text:p>456377,028224</text:p>
          </table:table-cell>
        </table:table-row>
        <table:table-row table:style-name="ro1">
          <table:table-cell office:value-type="float" office:value="-32038.335874" calcext:value-type="float">
            <text:p>-32038,335874</text:p>
          </table:table-cell>
          <table:table-cell office:value-type="float" office:value="458169.548747" calcext:value-type="float">
            <text:p>458169,548747</text:p>
          </table:table-cell>
        </table:table-row>
        <table:table-row table:style-name="ro1">
          <table:table-cell office:value-type="float" office:value="-40229.765549" calcext:value-type="float">
            <text:p>-40229,765549</text:p>
          </table:table-cell>
          <table:table-cell office:value-type="float" office:value="459828.324353" calcext:value-type="float">
            <text:p>459828,324353</text:p>
          </table:table-cell>
        </table:table-row>
        <table:table-row table:style-name="ro1">
          <table:table-cell office:value-type="float" office:value="-48489.992915" calcext:value-type="float">
            <text:p>-48489,992915</text:p>
          </table:table-cell>
          <table:table-cell office:value-type="float" office:value="461351.464973" calcext:value-type="float">
            <text:p>461351,464973</text:p>
          </table:table-cell>
        </table:table-row>
        <table:table-row table:style-name="ro1">
          <table:table-cell office:value-type="float" office:value="-56816.972436" calcext:value-type="float">
            <text:p>-56816,972436</text:p>
          </table:table-cell>
          <table:table-cell office:value-type="float" office:value="462737.106505" calcext:value-type="float">
            <text:p>462737,106505</text:p>
          </table:table-cell>
        </table:table-row>
        <table:table-row table:style-name="ro1">
          <table:table-cell office:value-type="float" office:value="-65208.615967" calcext:value-type="float">
            <text:p>-65208,615967</text:p>
          </table:table-cell>
          <table:table-cell office:value-type="float" office:value="463983.411689" calcext:value-type="float">
            <text:p>463983,411689</text:p>
          </table:table-cell>
        </table:table-row>
        <table:table-row table:style-name="ro1">
          <table:table-cell office:value-type="float" office:value="-73662.793017" calcext:value-type="float">
            <text:p>-73662,793017</text:p>
          </table:table-cell>
          <table:table-cell office:value-type="float" office:value="465088.570987" calcext:value-type="float">
            <text:p>465088,570987</text:p>
          </table:table-cell>
        </table:table-row>
        <table:table-row table:style-name="ro1">
          <table:table-cell office:value-type="float" office:value="-82177.33103" calcext:value-type="float">
            <text:p>-82177,33103</text:p>
          </table:table-cell>
          <table:table-cell office:value-type="float" office:value="466050.803455" calcext:value-type="float">
            <text:p>466050,803455</text:p>
          </table:table-cell>
        </table:table-row>
        <table:table-row table:style-name="ro1">
          <table:table-cell office:value-type="float" office:value="-90750.015682" calcext:value-type="float">
            <text:p>-90750,015682</text:p>
          </table:table-cell>
          <table:table-cell office:value-type="float" office:value="466868.357627" calcext:value-type="float">
            <text:p>466868,357627</text:p>
          </table:table-cell>
        </table:table-row>
        <table:table-row table:style-name="ro1">
          <table:table-cell office:value-type="float" office:value="-99378.591197" calcext:value-type="float">
            <text:p>-99378,591197</text:p>
          </table:table-cell>
          <table:table-cell office:value-type="float" office:value="467539.512383" calcext:value-type="float">
            <text:p>467539,512383</text:p>
          </table:table-cell>
        </table:table-row>
        <table:table-row table:style-name="ro1">
          <table:table-cell office:value-type="float" office:value="-108060.760677" calcext:value-type="float">
            <text:p>-108060,760677</text:p>
          </table:table-cell>
          <table:table-cell office:value-type="float" office:value="468062.577827" calcext:value-type="float">
            <text:p>468062,577827</text:p>
          </table:table-cell>
        </table:table-row>
        <table:table-row table:style-name="ro1">
          <table:table-cell office:value-type="float" office:value="-116794.18645" calcext:value-type="float">
            <text:p>-116794,18645</text:p>
          </table:table-cell>
          <table:table-cell office:value-type="float" office:value="468435.896161" calcext:value-type="float">
            <text:p>468435,896161</text:p>
          </table:table-cell>
        </table:table-row>
        <table:table-row table:style-name="ro1">
          <table:table-cell office:value-type="float" office:value="-125576.490438" calcext:value-type="float">
            <text:p>-125576,490438</text:p>
          </table:table-cell>
          <table:table-cell office:value-type="float" office:value="468657.842551" calcext:value-type="float">
            <text:p>468657,842551</text:p>
          </table:table-cell>
        </table:table-row>
        <table:table-row table:style-name="ro1">
          <table:table-cell office:value-type="float" office:value="-134405.254537" calcext:value-type="float">
            <text:p>-134405,254537</text:p>
          </table:table-cell>
          <table:table-cell office:value-type="float" office:value="468726.826" calcext:value-type="float">
            <text:p>468726,826</text:p>
          </table:table-cell>
        </table:table-row>
        <table:table-row table:style-name="ro1">
          <table:table-cell office:value-type="float" office:value="-143278.021016" calcext:value-type="float">
            <text:p>-143278,021016</text:p>
          </table:table-cell>
          <table:table-cell office:value-type="float" office:value="468641.290212" calcext:value-type="float">
            <text:p>468641,290212</text:p>
          </table:table-cell>
        </table:table-row>
        <table:table-row table:style-name="ro1">
          <table:table-cell office:value-type="float" office:value="-152192.292936" calcext:value-type="float">
            <text:p>-152192,292936</text:p>
          </table:table-cell>
          <table:table-cell office:value-type="float" office:value="468399.714456" calcext:value-type="float">
            <text:p>468399,714456</text:p>
          </table:table-cell>
        </table:table-row>
        <table:table-row table:style-name="ro1">
          <table:table-cell office:value-type="float" office:value="-161145.534582" calcext:value-type="float">
            <text:p>-161145,534582</text:p>
          </table:table-cell>
          <table:table-cell office:value-type="float" office:value="468000.614423" calcext:value-type="float">
            <text:p>468000,614423</text:p>
          </table:table-cell>
        </table:table-row>
        <table:table-row table:style-name="ro1">
          <table:table-cell office:value-type="float" office:value="-170135.171914" calcext:value-type="float">
            <text:p>-170135,171914</text:p>
          </table:table-cell>
          <table:table-cell office:value-type="float" office:value="467442.543089" calcext:value-type="float">
            <text:p>467442,543089</text:p>
          </table:table-cell>
        </table:table-row>
        <table:table-row table:style-name="ro1">
          <table:table-cell office:value-type="float" office:value="-179158.593035" calcext:value-type="float">
            <text:p>-179158,593035</text:p>
          </table:table-cell>
          <table:table-cell office:value-type="float" office:value="466724.091562" calcext:value-type="float">
            <text:p>466724,091562</text:p>
          </table:table-cell>
        </table:table-row>
        <table:table-row table:style-name="ro1">
          <table:table-cell office:value-type="float" office:value="-188213.148678" calcext:value-type="float">
            <text:p>-188213,148678</text:p>
          </table:table-cell>
          <table:table-cell office:value-type="float" office:value="465843.889933" calcext:value-type="float">
            <text:p>465843,889933</text:p>
          </table:table-cell>
        </table:table-row>
        <table:table-row table:style-name="ro1">
          <table:table-cell office:value-type="float" office:value="-197296.152706" calcext:value-type="float">
            <text:p>-197296,152706</text:p>
          </table:table-cell>
          <table:table-cell office:value-type="float" office:value="464800.608121" calcext:value-type="float">
            <text:p>464800,608121</text:p>
          </table:table-cell>
        </table:table-row>
        <table:table-row table:style-name="ro1">
          <table:table-cell office:value-type="float" office:value="-206404.882635" calcext:value-type="float">
            <text:p>-206404,882635</text:p>
          </table:table-cell>
          <table:table-cell office:value-type="float" office:value="463592.956712" calcext:value-type="float">
            <text:p>463592,956712</text:p>
          </table:table-cell>
        </table:table-row>
        <table:table-row table:style-name="ro1">
          <table:table-cell office:value-type="float" office:value="-215536.580168" calcext:value-type="float">
            <text:p>-215536,580168</text:p>
          </table:table-cell>
          <table:table-cell office:value-type="float" office:value="462219.687794" calcext:value-type="float">
            <text:p>462219,687794</text:p>
          </table:table-cell>
        </table:table-row>
        <table:table-row table:style-name="ro1">
          <table:table-cell office:value-type="float" office:value="-224688.451752" calcext:value-type="float">
            <text:p>-224688,451752</text:p>
          </table:table-cell>
          <table:table-cell office:value-type="float" office:value="460679.595785" calcext:value-type="float">
            <text:p>460679,595785</text:p>
          </table:table-cell>
        </table:table-row>
        <table:table-row table:style-name="ro1">
          <table:table-cell office:value-type="float" office:value="-233857.669146" calcext:value-type="float">
            <text:p>-233857,669146</text:p>
          </table:table-cell>
          <table:table-cell office:value-type="float" office:value="458971.518259" calcext:value-type="float">
            <text:p>458971,518259</text:p>
          </table:table-cell>
        </table:table-row>
        <table:table-row table:style-name="ro1">
          <table:table-cell office:value-type="float" office:value="-243041.370015" calcext:value-type="float">
            <text:p>-243041,370015</text:p>
          </table:table-cell>
          <table:table-cell office:value-type="float" office:value="457094.336761" calcext:value-type="float">
            <text:p>457094,336761</text:p>
          </table:table-cell>
        </table:table-row>
        <table:table-row table:style-name="ro1">
          <table:table-cell office:value-type="float" office:value="-252236.658531" calcext:value-type="float">
            <text:p>-252236,658531</text:p>
          </table:table-cell>
          <table:table-cell office:value-type="float" office:value="455046.97762" calcext:value-type="float">
            <text:p>455046,97762</text:p>
          </table:table-cell>
        </table:table-row>
        <table:table-row table:style-name="ro1">
          <table:table-cell office:value-type="float" office:value="-261440.606" calcext:value-type="float">
            <text:p>-261440,606</text:p>
          </table:table-cell>
          <table:table-cell office:value-type="float" office:value="452828.412754" calcext:value-type="float">
            <text:p>452828,412754</text:p>
          </table:table-cell>
        </table:table-row>
        <table:table-row table:style-name="ro1">
          <table:table-cell office:value-type="float" office:value="-270650.251499" calcext:value-type="float">
            <text:p>-270650,251499</text:p>
          </table:table-cell>
          <table:table-cell office:value-type="float" office:value="450437.660463" calcext:value-type="float">
            <text:p>450437,660463</text:p>
          </table:table-cell>
        </table:table-row>
        <table:table-row table:style-name="ro1">
          <table:table-cell office:value-type="float" office:value="-279862.602537" calcext:value-type="float">
            <text:p>-279862,602537</text:p>
          </table:table-cell>
          <table:table-cell office:value-type="float" office:value="447873.786227" calcext:value-type="float">
            <text:p>447873,786227</text:p>
          </table:table-cell>
        </table:table-row>
        <table:table-row table:style-name="ro1">
          <table:table-cell office:value-type="float" office:value="-289074.635724" calcext:value-type="float">
            <text:p>-289074,635724</text:p>
          </table:table-cell>
          <table:table-cell office:value-type="float" office:value="445135.903479" calcext:value-type="float">
            <text:p>445135,903479</text:p>
          </table:table-cell>
        </table:table-row>
        <table:table-row table:style-name="ro1">
          <table:table-cell office:value-type="float" office:value="-298283.297469" calcext:value-type="float">
            <text:p>-298283,297469</text:p>
          </table:table-cell>
          <table:table-cell office:value-type="float" office:value="442223.174387" calcext:value-type="float">
            <text:p>442223,174387</text:p>
          </table:table-cell>
        </table:table-row>
        <table:table-row table:style-name="ro1">
          <table:table-cell office:value-type="float" office:value="-307485.504684" calcext:value-type="float">
            <text:p>-307485,504684</text:p>
          </table:table-cell>
          <table:table-cell office:value-type="float" office:value="439134.810616" calcext:value-type="float">
            <text:p>439134,810616</text:p>
          </table:table-cell>
        </table:table-row>
        <table:table-row table:style-name="ro1">
          <table:table-cell office:value-type="float" office:value="-316678.145509" calcext:value-type="float">
            <text:p>-316678,145509</text:p>
          </table:table-cell>
          <table:table-cell office:value-type="float" office:value="435870.074087" calcext:value-type="float">
            <text:p>435870,074087</text:p>
          </table:table-cell>
        </table:table-row>
        <table:table-row table:style-name="ro1">
          <table:table-cell office:value-type="float" office:value="-325858.080058" calcext:value-type="float">
            <text:p>-325858,080058</text:p>
          </table:table-cell>
          <table:table-cell office:value-type="float" office:value="432428.277725" calcext:value-type="float">
            <text:p>432428,277725</text:p>
          </table:table-cell>
        </table:table-row>
        <table:table-row table:style-name="ro1">
          <table:table-cell office:value-type="float" office:value="-335022.141174" calcext:value-type="float">
            <text:p>-335022,141174</text:p>
          </table:table-cell>
          <table:table-cell office:value-type="float" office:value="428808.786195" calcext:value-type="float">
            <text:p>428808,786195</text:p>
          </table:table-cell>
        </table:table-row>
        <table:table-row table:style-name="ro1">
          <table:table-cell office:value-type="float" office:value="-344167.135204" calcext:value-type="float">
            <text:p>-344167,135204</text:p>
          </table:table-cell>
          <table:table-cell office:value-type="float" office:value="425011.016637" calcext:value-type="float">
            <text:p>425011,016637</text:p>
          </table:table-cell>
        </table:table-row>
        <table:table-row table:style-name="ro1">
          <table:table-cell office:value-type="float" office:value="-353289.842795" calcext:value-type="float">
            <text:p>-353289,842795</text:p>
          </table:table-cell>
          <table:table-cell office:value-type="float" office:value="421034.439378" calcext:value-type="float">
            <text:p>421034,439378</text:p>
          </table:table-cell>
        </table:table-row>
        <table:table-row table:style-name="ro1">
          <table:table-cell office:value-type="float" office:value="-362387.019697" calcext:value-type="float">
            <text:p>-362387,019697</text:p>
          </table:table-cell>
          <table:table-cell office:value-type="float" office:value="416878.578646" calcext:value-type="float">
            <text:p>416878,578646</text:p>
          </table:table-cell>
        </table:table-row>
        <table:table-row table:style-name="ro1">
          <table:table-cell office:value-type="float" office:value="-371455.397592" calcext:value-type="float">
            <text:p>-371455,397592</text:p>
          </table:table-cell>
          <table:table-cell office:value-type="float" office:value="412543.013266" calcext:value-type="float">
            <text:p>412543,013266</text:p>
          </table:table-cell>
        </table:table-row>
        <table:table-row table:style-name="ro1">
          <table:table-cell office:value-type="float" office:value="-380491.684933" calcext:value-type="float">
            <text:p>-380491,684933</text:p>
          </table:table-cell>
          <table:table-cell office:value-type="float" office:value="408027.377347" calcext:value-type="float">
            <text:p>408027,377347</text:p>
          </table:table-cell>
        </table:table-row>
        <table:table-row table:style-name="ro1">
          <table:table-cell office:value-type="float" office:value="-389492.567803" calcext:value-type="float">
            <text:p>-389492,567803</text:p>
          </table:table-cell>
          <table:table-cell office:value-type="float" office:value="403331.360956" calcext:value-type="float">
            <text:p>403331,360956</text:p>
          </table:table-cell>
        </table:table-row>
        <table:table-row table:style-name="ro1">
          <table:table-cell office:value-type="float" office:value="-398454.710784" calcext:value-type="float">
            <text:p>-398454,710784</text:p>
          </table:table-cell>
          <table:table-cell office:value-type="float" office:value="398454.710784" calcext:value-type="float">
            <text:p>398454,710784</text:p>
          </table:table-cell>
        </table:table-row>
        <table:table-row table:style-name="ro1">
          <table:table-cell office:value-type="float" office:value="-407374.75785" calcext:value-type="float">
            <text:p>-407374,75785</text:p>
          </table:table-cell>
          <table:table-cell office:value-type="float" office:value="393397.230795" calcext:value-type="float">
            <text:p>393397,230795</text:p>
          </table:table-cell>
        </table:table-row>
        <table:table-row table:style-name="ro1">
          <table:table-cell office:value-type="float" office:value="-416249.333269" calcext:value-type="float">
            <text:p>-416249,333269</text:p>
          </table:table-cell>
          <table:table-cell office:value-type="float" office:value="388158.782868" calcext:value-type="float">
            <text:p>388158,782868</text:p>
          </table:table-cell>
        </table:table-row>
        <table:table-row table:style-name="ro1">
          <table:table-cell office:value-type="float" office:value="-425075.042527" calcext:value-type="float">
            <text:p>-425075,042527</text:p>
          </table:table-cell>
          <table:table-cell office:value-type="float" office:value="382739.287421" calcext:value-type="float">
            <text:p>382739,287421</text:p>
          </table:table-cell>
        </table:table-row>
        <table:table-row table:style-name="ro1">
          <table:table-cell office:value-type="float" office:value="-433848.473258" calcext:value-type="float">
            <text:p>-433848,473258</text:p>
          </table:table-cell>
          <table:table-cell office:value-type="float" office:value="377138.724025" calcext:value-type="float">
            <text:p>377138,724025</text:p>
          </table:table-cell>
        </table:table-row>
        <table:table-row table:style-name="ro1">
          <table:table-cell office:value-type="float" office:value="-442566.196201" calcext:value-type="float">
            <text:p>-442566,196201</text:p>
          </table:table-cell>
          <table:table-cell office:value-type="float" office:value="371357.132004" calcext:value-type="float">
            <text:p>371357,132004</text:p>
          </table:table-cell>
        </table:table-row>
        <table:table-row table:style-name="ro1">
          <table:table-cell office:value-type="float" office:value="-451224.766161" calcext:value-type="float">
            <text:p>-451224,766161</text:p>
          </table:table-cell>
          <table:table-cell office:value-type="float" office:value="365394.611019" calcext:value-type="float">
            <text:p>365394,611019</text:p>
          </table:table-cell>
        </table:table-row>
        <table:table-row table:style-name="ro1">
          <table:table-cell office:value-type="float" office:value="-459820.722994" calcext:value-type="float">
            <text:p>-459820,722994</text:p>
          </table:table-cell>
          <table:table-cell office:value-type="float" office:value="359251.321645" calcext:value-type="float">
            <text:p>359251,321645</text:p>
          </table:table-cell>
        </table:table-row>
        <table:table-row table:style-name="ro1">
          <table:table-cell office:value-type="float" office:value="-468350.5926" calcext:value-type="float">
            <text:p>-468350,5926</text:p>
          </table:table-cell>
          <table:table-cell office:value-type="float" office:value="352927.485922" calcext:value-type="float">
            <text:p>352927,485922</text:p>
          </table:table-cell>
        </table:table-row>
        <table:table-row table:style-name="ro1">
          <table:table-cell office:value-type="float" office:value="-476810.887935" calcext:value-type="float">
            <text:p>-476810,887935</text:p>
          </table:table-cell>
          <table:table-cell office:value-type="float" office:value="346423.387901" calcext:value-type="float">
            <text:p>346423,387901</text:p>
          </table:table-cell>
        </table:table-row>
        <table:table-row table:style-name="ro1">
          <table:table-cell office:value-type="float" office:value="-485198.110038" calcext:value-type="float">
            <text:p>-485198,110038</text:p>
          </table:table-cell>
          <table:table-cell office:value-type="float" office:value="339739.374174" calcext:value-type="float">
            <text:p>339739,374174</text:p>
          </table:table-cell>
        </table:table-row>
        <table:table-row table:style-name="ro1">
          <table:table-cell office:value-type="float" office:value="-493508.749065" calcext:value-type="float">
            <text:p>-493508,749065</text:p>
          </table:table-cell>
          <table:table-cell office:value-type="float" office:value="332875.854381" calcext:value-type="float">
            <text:p>332875,854381</text:p>
          </table:table-cell>
        </table:table-row>
        <table:table-row table:style-name="ro1">
          <table:table-cell office:value-type="float" office:value="-501739.285346" calcext:value-type="float">
            <text:p>-501739,285346</text:p>
          </table:table-cell>
          <table:table-cell office:value-type="float" office:value="325833.301709" calcext:value-type="float">
            <text:p>325833,301709</text:p>
          </table:table-cell>
        </table:table-row>
        <table:table-row table:style-name="ro1">
          <table:table-cell office:value-type="float" office:value="-509886.190451" calcext:value-type="float">
            <text:p>-509886,190451</text:p>
          </table:table-cell>
          <table:table-cell office:value-type="float" office:value="318612.253375" calcext:value-type="float">
            <text:p>318612,253375</text:p>
          </table:table-cell>
        </table:table-row>
        <table:table-row table:style-name="ro1">
          <table:table-cell office:value-type="float" office:value="-517945.928271" calcext:value-type="float">
            <text:p>-517945,928271</text:p>
          </table:table-cell>
          <table:table-cell office:value-type="float" office:value="311213.311083" calcext:value-type="float">
            <text:p>311213,311083</text:p>
          </table:table-cell>
        </table:table-row>
        <table:table-row table:style-name="ro1">
          <table:table-cell office:value-type="float" office:value="-525914.95611" calcext:value-type="float">
            <text:p>-525914,95611</text:p>
          </table:table-cell>
          <table:table-cell office:value-type="float" office:value="303637.141481" calcext:value-type="float">
            <text:p>303637,141481</text:p>
          </table:table-cell>
        </table:table-row>
        <table:table-row table:style-name="ro1">
          <table:table-cell office:value-type="float" office:value="-533789.725795" calcext:value-type="float">
            <text:p>-533789,725795</text:p>
          </table:table-cell>
          <table:table-cell office:value-type="float" office:value="295884.47658" calcext:value-type="float">
            <text:p>295884,47658</text:p>
          </table:table-cell>
        </table:table-row>
        <table:table-row table:style-name="ro1">
          <table:table-cell office:value-type="float" office:value="-541566.684794" calcext:value-type="float">
            <text:p>-541566,684794</text:p>
          </table:table-cell>
          <table:table-cell office:value-type="float" office:value="287956.114178" calcext:value-type="float">
            <text:p>287956,114178</text:p>
          </table:table-cell>
        </table:table-row>
        <table:table-row table:style-name="ro1">
          <table:table-cell office:value-type="float" office:value="-549242.277349" calcext:value-type="float">
            <text:p>-549242,277349</text:p>
          </table:table-cell>
          <table:table-cell office:value-type="float" office:value="279852.918247" calcext:value-type="float">
            <text:p>279852,918247</text:p>
          </table:table-cell>
        </table:table-row>
        <table:table-row table:style-name="ro1">
          <table:table-cell office:value-type="float" office:value="-556812.945621" calcext:value-type="float">
            <text:p>-556812,945621</text:p>
          </table:table-cell>
          <table:table-cell office:value-type="float" office:value="271575.819315" calcext:value-type="float">
            <text:p>271575,819315</text:p>
          </table:table-cell>
        </table:table-row>
        <table:table-row table:style-name="ro1">
          <table:table-cell office:value-type="float" office:value="-564275.130849" calcext:value-type="float">
            <text:p>-564275,130849</text:p>
          </table:table-cell>
          <table:table-cell office:value-type="float" office:value="263125.814821" calcext:value-type="float">
            <text:p>263125,814821</text:p>
          </table:table-cell>
        </table:table-row>
        <table:table-row table:style-name="ro1">
          <table:table-cell office:value-type="float" office:value="-571625.274517" calcext:value-type="float">
            <text:p>-571625,274517</text:p>
          </table:table-cell>
          <table:table-cell office:value-type="float" office:value="254503.969462" calcext:value-type="float">
            <text:p>254503,969462</text:p>
          </table:table-cell>
        </table:table-row>
        <table:table-row table:style-name="ro1">
          <table:table-cell office:value-type="float" office:value="-578859.819533" calcext:value-type="float">
            <text:p>-578859,819533</text:p>
          </table:table-cell>
          <table:table-cell office:value-type="float" office:value="245711.415507" calcext:value-type="float">
            <text:p>245711,415507</text:p>
          </table:table-cell>
        </table:table-row>
        <table:table-row table:style-name="ro1">
          <table:table-cell office:value-type="float" office:value="-585975.211428" calcext:value-type="float">
            <text:p>-585975,211428</text:p>
          </table:table-cell>
          <table:table-cell office:value-type="float" office:value="236749.353106" calcext:value-type="float">
            <text:p>236749,353106</text:p>
          </table:table-cell>
        </table:table-row>
        <table:table-row table:style-name="ro1">
          <table:table-cell office:value-type="float" office:value="-592967.899552" calcext:value-type="float">
            <text:p>-592967,899552</text:p>
          </table:table-cell>
          <table:table-cell office:value-type="float" office:value="227619.050568" calcext:value-type="float">
            <text:p>227619,050568</text:p>
          </table:table-cell>
        </table:table-row>
        <table:table-row table:style-name="ro1">
          <table:table-cell office:value-type="float" office:value="-599834.338291" calcext:value-type="float">
            <text:p>-599834,338291</text:p>
          </table:table-cell>
          <table:table-cell office:value-type="float" office:value="218321.844629" calcext:value-type="float">
            <text:p>218321,844629</text:p>
          </table:table-cell>
        </table:table-row>
        <table:table-row table:style-name="ro1">
          <table:table-cell office:value-type="float" office:value="-606570.988293" calcext:value-type="float">
            <text:p>-606570,988293</text:p>
          </table:table-cell>
          <table:table-cell office:value-type="float" office:value="208859.14069" calcext:value-type="float">
            <text:p>208859,14069</text:p>
          </table:table-cell>
        </table:table-row>
        <table:table-row table:style-name="ro1">
          <table:table-cell office:value-type="float" office:value="-613174.317701" calcext:value-type="float">
            <text:p>-613174,317701</text:p>
          </table:table-cell>
          <table:table-cell office:value-type="float" office:value="199232.413045" calcext:value-type="float">
            <text:p>199232,413045</text:p>
          </table:table-cell>
        </table:table-row>
        <table:table-row table:style-name="ro1">
          <table:table-cell office:value-type="float" office:value="-619640.803397" calcext:value-type="float">
            <text:p>-619640,803397</text:p>
          </table:table-cell>
          <table:table-cell office:value-type="float" office:value="189443.205082" calcext:value-type="float">
            <text:p>189443,205082</text:p>
          </table:table-cell>
        </table:table-row>
        <table:table-row table:style-name="ro1">
          <table:table-cell office:value-type="float" office:value="-625966.932258" calcext:value-type="float">
            <text:p>-625966,932258</text:p>
          </table:table-cell>
          <table:table-cell office:value-type="float" office:value="179493.129463" calcext:value-type="float">
            <text:p>179493,129463</text:p>
          </table:table-cell>
        </table:table-row>
        <table:table-row table:style-name="ro1">
          <table:table-cell office:value-type="float" office:value="-632149.202418" calcext:value-type="float">
            <text:p>-632149,202418</text:p>
          </table:table-cell>
          <table:table-cell office:value-type="float" office:value="169383.868284" calcext:value-type="float">
            <text:p>169383,868284</text:p>
          </table:table-cell>
        </table:table-row>
        <table:table-row table:style-name="ro1">
          <table:table-cell office:value-type="float" office:value="-638184.124542" calcext:value-type="float">
            <text:p>-638184,124542</text:p>
          </table:table-cell>
          <table:table-cell office:value-type="float" office:value="159117.173218" calcext:value-type="float">
            <text:p>159117,173218</text:p>
          </table:table-cell>
        </table:table-row>
        <table:table-row table:style-name="ro1">
          <table:table-cell office:value-type="float" office:value="-644068.223105" calcext:value-type="float">
            <text:p>-644068,223105</text:p>
          </table:table-cell>
          <table:table-cell office:value-type="float" office:value="148694.86563" calcext:value-type="float">
            <text:p>148694,86563</text:p>
          </table:table-cell>
        </table:table-row>
        <table:table-row table:style-name="ro1">
          <table:table-cell office:value-type="float" office:value="-649798.037683" calcext:value-type="float">
            <text:p>-649798,037683</text:p>
          </table:table-cell>
          <table:table-cell office:value-type="float" office:value="138118.83667" calcext:value-type="float">
            <text:p>138118,83667</text:p>
          </table:table-cell>
        </table:table-row>
        <table:table-row table:style-name="ro1">
          <table:table-cell office:value-type="float" office:value="-655370.12425" calcext:value-type="float">
            <text:p>-655370,12425</text:p>
          </table:table-cell>
          <table:table-cell office:value-type="float" office:value="127391.047351" calcext:value-type="float">
            <text:p>127391,047351</text:p>
          </table:table-cell>
        </table:table-row>
        <table:table-row table:style-name="ro1">
          <table:table-cell office:value-type="float" office:value="-660781.056484" calcext:value-type="float">
            <text:p>-660781,056484</text:p>
          </table:table-cell>
          <table:table-cell office:value-type="float" office:value="116513.528599" calcext:value-type="float">
            <text:p>116513,528599</text:p>
          </table:table-cell>
        </table:table-row>
        <table:table-row table:style-name="ro1">
          <table:table-cell office:value-type="float" office:value="-666027.427074" calcext:value-type="float">
            <text:p>-666027,427074</text:p>
          </table:table-cell>
          <table:table-cell office:value-type="float" office:value="105488.381278" calcext:value-type="float">
            <text:p>105488,381278</text:p>
          </table:table-cell>
        </table:table-row>
        <table:table-row table:style-name="ro1">
          <table:table-cell office:value-type="float" office:value="-671105.849045" calcext:value-type="float">
            <text:p>-671105,849045</text:p>
          </table:table-cell>
          <table:table-cell office:value-type="float" office:value="94317.776198" calcext:value-type="float">
            <text:p>94317,776198</text:p>
          </table:table-cell>
        </table:table-row>
        <table:table-row table:style-name="ro1">
          <table:table-cell office:value-type="float" office:value="-676012.957081" calcext:value-type="float">
            <text:p>-676012,957081</text:p>
          </table:table-cell>
          <table:table-cell office:value-type="float" office:value="83003.9541" calcext:value-type="float">
            <text:p>83003,9541</text:p>
          </table:table-cell>
        </table:table-row>
        <table:table-row table:style-name="ro1">
          <table:table-cell office:value-type="float" office:value="-680745.408855" calcext:value-type="float">
            <text:p>-680745,408855</text:p>
          </table:table-cell>
          <table:table-cell office:value-type="float" office:value="71549.225608" calcext:value-type="float">
            <text:p>71549,225608</text:p>
          </table:table-cell>
        </table:table-row>
        <table:table-row table:style-name="ro1">
          <table:table-cell office:value-type="float" office:value="-685299.886368" calcext:value-type="float">
            <text:p>-685299,886368</text:p>
          </table:table-cell>
          <table:table-cell office:value-type="float" office:value="59955.971173" calcext:value-type="float">
            <text:p>59955,971173</text:p>
          </table:table-cell>
        </table:table-row>
        <table:table-row table:style-name="ro1">
          <table:table-cell office:value-type="float" office:value="-689673.097293" calcext:value-type="float">
            <text:p>-689673,097293</text:p>
          </table:table-cell>
          <table:table-cell office:value-type="float" office:value="48226.640977" calcext:value-type="float">
            <text:p>48226,640977</text:p>
          </table:table-cell>
        </table:table-row>
        <table:table-row table:style-name="ro1">
          <table:table-cell office:value-type="float" office:value="-693861.776317" calcext:value-type="float">
            <text:p>-693861,776317</text:p>
          </table:table-cell>
          <table:table-cell office:value-type="float" office:value="36363.754826" calcext:value-type="float">
            <text:p>36363,754826</text:p>
          </table:table-cell>
        </table:table-row>
        <table:table-row table:style-name="ro1">
          <table:table-cell office:value-type="float" office:value="-697862.686501" calcext:value-type="float">
            <text:p>-697862,686501</text:p>
          </table:table-cell>
          <table:table-cell office:value-type="float" office:value="24369.902012" calcext:value-type="float">
            <text:p>24369,902012</text:p>
          </table:table-cell>
        </table:table-row>
        <table:table-row table:style-name="ro1">
          <table:table-cell office:value-type="float" office:value="-701672.620629" calcext:value-type="float">
            <text:p>-701672,620629</text:p>
          </table:table-cell>
          <table:table-cell office:value-type="float" office:value="12247.741151" calcext:value-type="float">
            <text:p>12247,741151</text:p>
          </table:table-cell>
        </table:table-row>
        <table:table-row table:style-name="ro1">
          <table:table-cell office:value-type="float" office:value="-705288.402572" calcext:value-type="float">
            <text:p>-705288,402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08706.888651" calcext:value-type="float">
            <text:p>-708706,888651</text:p>
          </table:table-cell>
          <table:table-cell office:value-type="float" office:value="-12370.524756" calcext:value-type="float">
            <text:p>-12370,524756</text:p>
          </table:table-cell>
        </table:table-row>
        <table:table-row table:style-name="ro1">
          <table:table-cell office:value-type="float" office:value="-711924.969001" calcext:value-type="float">
            <text:p>-711924,969001</text:p>
          </table:table-cell>
          <table:table-cell office:value-type="float" office:value="-24860.967738" calcext:value-type="float">
            <text:p>-24860,967738</text:p>
          </table:table-cell>
        </table:table-row>
        <table:table-row table:style-name="ro1">
          <table:table-cell office:value-type="float" office:value="-714939.568945" calcext:value-type="float">
            <text:p>-714939,568945</text:p>
          </table:table-cell>
          <table:table-cell office:value-type="float" office:value="-37468.39513" calcext:value-type="float">
            <text:p>-37468,39513</text:p>
          </table:table-cell>
        </table:table-row>
        <table:table-row table:style-name="ro1">
          <table:table-cell office:value-type="float" office:value="-717747.650358" calcext:value-type="float">
            <text:p>-717747,650358</text:p>
          </table:table-cell>
          <table:table-cell office:value-type="float" office:value="-50189.80497" calcext:value-type="float">
            <text:p>-50189,80497</text:p>
          </table:table-cell>
        </table:table-row>
        <table:table-row table:style-name="ro1">
          <table:table-cell office:value-type="float" office:value="-720346.213045" calcext:value-type="float">
            <text:p>-720346,213045</text:p>
          </table:table-cell>
          <table:table-cell office:value-type="float" office:value="-63022.127455" calcext:value-type="float">
            <text:p>-63022,127455</text:p>
          </table:table-cell>
        </table:table-row>
        <table:table-row table:style-name="ro1">
          <table:table-cell office:value-type="float" office:value="-722732.29611" calcext:value-type="float">
            <text:p>-722732,29611</text:p>
          </table:table-cell>
          <table:table-cell office:value-type="float" office:value="-75962.225284" calcext:value-type="float">
            <text:p>-75962,225284</text:p>
          </table:table-cell>
        </table:table-row>
        <table:table-row table:style-name="ro1">
          <table:table-cell office:value-type="float" office:value="-724902.979335" calcext:value-type="float">
            <text:p>-724902,979335</text:p>
          </table:table-cell>
          <table:table-cell office:value-type="float" office:value="-89006.894015" calcext:value-type="float">
            <text:p>-89006,894015</text:p>
          </table:table-cell>
        </table:table-row>
        <table:table-row table:style-name="ro1">
          <table:table-cell office:value-type="float" office:value="-726855.384553" calcext:value-type="float">
            <text:p>-726855,384553</text:p>
          </table:table-cell>
          <table:table-cell office:value-type="float" office:value="-102152.862453" calcext:value-type="float">
            <text:p>-102152,862453</text:p>
          </table:table-cell>
        </table:table-row>
        <table:table-row table:style-name="ro1">
          <table:table-cell office:value-type="float" office:value="-728586.677022" calcext:value-type="float">
            <text:p>-728586,677022</text:p>
          </table:table-cell>
          <table:table-cell office:value-type="float" office:value="-115396.793068" calcext:value-type="float">
            <text:p>-115396,793068</text:p>
          </table:table-cell>
        </table:table-row>
        <table:table-row table:style-name="ro1">
          <table:table-cell office:value-type="float" office:value="-730094.066797" calcext:value-type="float">
            <text:p>-730094,066797</text:p>
          </table:table-cell>
          <table:table-cell office:value-type="float" office:value="-128735.282432" calcext:value-type="float">
            <text:p>-128735,282432</text:p>
          </table:table-cell>
        </table:table-row>
        <table:table-row table:style-name="ro1">
          <table:table-cell office:value-type="float" office:value="-731374.81011" calcext:value-type="float">
            <text:p>-731374,81011</text:p>
          </table:table-cell>
          <table:table-cell office:value-type="float" office:value="-142164.861685" calcext:value-type="float">
            <text:p>-142164,861685</text:p>
          </table:table-cell>
        </table:table-row>
        <table:table-row table:style-name="ro1">
          <table:table-cell office:value-type="float" office:value="-732426.210733" calcext:value-type="float">
            <text:p>-732426,210733</text:p>
          </table:table-cell>
          <table:table-cell office:value-type="float" office:value="-155681.99703" calcext:value-type="float">
            <text:p>-155681,99703</text:p>
          </table:table-cell>
        </table:table-row>
        <table:table-row table:style-name="ro1">
          <table:table-cell office:value-type="float" office:value="-733245.621353" calcext:value-type="float">
            <text:p>-733245,621353</text:p>
          </table:table-cell>
          <table:table-cell office:value-type="float" office:value="-169283.090252" calcext:value-type="float">
            <text:p>-169283,090252</text:p>
          </table:table-cell>
        </table:table-row>
        <table:table-row table:style-name="ro1">
          <table:table-cell office:value-type="float" office:value="-733830.444935" calcext:value-type="float">
            <text:p>-733830,444935</text:p>
          </table:table-cell>
          <table:table-cell office:value-type="float" office:value="-182964.479261" calcext:value-type="float">
            <text:p>-182964,479261</text:p>
          </table:table-cell>
        </table:table-row>
        <table:table-row table:style-name="ro1">
          <table:table-cell office:value-type="float" office:value="-734178.136091" calcext:value-type="float">
            <text:p>-734178,136091</text:p>
          </table:table-cell>
          <table:table-cell office:value-type="float" office:value="-196722.438666" calcext:value-type="float">
            <text:p>-196722,438666</text:p>
          </table:table-cell>
        </table:table-row>
        <table:table-row table:style-name="ro1">
          <table:table-cell office:value-type="float" office:value="-734286.202436" calcext:value-type="float">
            <text:p>-734286,202436</text:p>
          </table:table-cell>
          <table:table-cell office:value-type="float" office:value="-210553.180375" calcext:value-type="float">
            <text:p>-210553,180375</text:p>
          </table:table-cell>
        </table:table-row>
        <table:table-row table:style-name="ro1">
          <table:table-cell office:value-type="float" office:value="-734152.205947" calcext:value-type="float">
            <text:p>-734152,205947</text:p>
          </table:table-cell>
          <table:table-cell office:value-type="float" office:value="-224452.854219" calcext:value-type="float">
            <text:p>-224452,854219</text:p>
          </table:table-cell>
        </table:table-row>
        <table:table-row table:style-name="ro1">
          <table:table-cell office:value-type="float" office:value="-733773.764315" calcext:value-type="float">
            <text:p>-733773,764315</text:p>
          </table:table-cell>
          <table:table-cell office:value-type="float" office:value="-238417.548605" calcext:value-type="float">
            <text:p>-238417,548605</text:p>
          </table:table-cell>
        </table:table-row>
        <table:table-row table:style-name="ro1">
          <table:table-cell office:value-type="float" office:value="-733148.552292" calcext:value-type="float">
            <text:p>-733148,552292</text:p>
          </table:table-cell>
          <table:table-cell office:value-type="float" office:value="-252443.291197" calcext:value-type="float">
            <text:p>-252443,291197</text:p>
          </table:table-cell>
        </table:table-row>
        <table:table-row table:style-name="ro1">
          <table:table-cell office:value-type="float" office:value="-732274.303033" calcext:value-type="float">
            <text:p>-732274,303033</text:p>
          </table:table-cell>
          <table:table-cell office:value-type="float" office:value="-266526.049622" calcext:value-type="float">
            <text:p>-266526,049622</text:p>
          </table:table-cell>
        </table:table-row>
        <table:table-row table:style-name="ro1">
          <table:table-cell office:value-type="float" office:value="-731148.809431" calcext:value-type="float">
            <text:p>-731148,809431</text:p>
          </table:table-cell>
          <table:table-cell office:value-type="float" office:value="-280661.7322" calcext:value-type="float">
            <text:p>-280661,7322</text:p>
          </table:table-cell>
        </table:table-row>
        <table:table-row table:style-name="ro1">
          <table:table-cell office:value-type="float" office:value="-729769.925451" calcext:value-type="float">
            <text:p>-729769,925451</text:p>
          </table:table-cell>
          <table:table-cell office:value-type="float" office:value="-294846.188708" calcext:value-type="float">
            <text:p>-294846,188708</text:p>
          </table:table-cell>
        </table:table-row>
        <table:table-row table:style-name="ro1">
          <table:table-cell office:value-type="float" office:value="-728135.567447" calcext:value-type="float">
            <text:p>-728135,567447</text:p>
          </table:table-cell>
          <table:table-cell office:value-type="float" office:value="-309075.211168" calcext:value-type="float">
            <text:p>-309075,211168</text:p>
          </table:table-cell>
        </table:table-row>
        <table:table-row table:style-name="ro1">
          <table:table-cell office:value-type="float" office:value="-726243.715481" calcext:value-type="float">
            <text:p>-726243,715481</text:p>
          </table:table-cell>
          <table:table-cell office:value-type="float" office:value="-323344.534657" calcext:value-type="float">
            <text:p>-323344,534657</text:p>
          </table:table-cell>
        </table:table-row>
        <table:table-row table:style-name="ro1">
          <table:table-cell office:value-type="float" office:value="-724092.414632" calcext:value-type="float">
            <text:p>-724092,414632</text:p>
          </table:table-cell>
          <table:table-cell office:value-type="float" office:value="-337649.838155" calcext:value-type="float">
            <text:p>-337649,838155</text:p>
          </table:table-cell>
        </table:table-row>
        <table:table-row table:style-name="ro1">
          <table:table-cell office:value-type="float" office:value="-721679.776289" calcext:value-type="float">
            <text:p>-721679,776289</text:p>
          </table:table-cell>
          <table:table-cell office:value-type="float" office:value="-351986.745405" calcext:value-type="float">
            <text:p>-351986,745405</text:p>
          </table:table-cell>
        </table:table-row>
        <table:table-row table:style-name="ro1">
          <table:table-cell office:value-type="float" office:value="-719003.979448" calcext:value-type="float">
            <text:p>-719003,979448</text:p>
          </table:table-cell>
          <table:table-cell office:value-type="float" office:value="-366350.825817" calcext:value-type="float">
            <text:p>-366350,825817</text:p>
          </table:table-cell>
        </table:table-row>
        <table:table-row table:style-name="ro1">
          <table:table-cell office:value-type="float" office:value="-716063.27199" calcext:value-type="float">
            <text:p>-716063,27199</text:p>
          </table:table-cell>
          <table:table-cell office:value-type="float" office:value="-380737.595383" calcext:value-type="float">
            <text:p>-380737,595383</text:p>
          </table:table-cell>
        </table:table-row>
        <table:table-row table:style-name="ro1">
          <table:table-cell office:value-type="float" office:value="-712855.971949" calcext:value-type="float">
            <text:p>-712855,971949</text:p>
          </table:table-cell>
          <table:table-cell office:value-type="float" office:value="-395142.517633" calcext:value-type="float">
            <text:p>-395142,517633</text:p>
          </table:table-cell>
        </table:table-row>
        <table:table-row table:style-name="ro1">
          <table:table-cell office:value-type="float" office:value="-709380.468776" calcext:value-type="float">
            <text:p>-709380,468776</text:p>
          </table:table-cell>
          <table:table-cell office:value-type="float" office:value="-409561.004606" calcext:value-type="float">
            <text:p>-409561,004606</text:p>
          </table:table-cell>
        </table:table-row>
        <table:table-row table:style-name="ro1">
          <table:table-cell office:value-type="float" office:value="-705635.22459" calcext:value-type="float">
            <text:p>-705635,22459</text:p>
          </table:table-cell>
          <table:table-cell office:value-type="float" office:value="-423988.417855" calcext:value-type="float">
            <text:p>-423988,417855</text:p>
          </table:table-cell>
        </table:table-row>
        <table:table-row table:style-name="ro1">
          <table:table-cell office:value-type="float" office:value="-701618.775408" calcext:value-type="float">
            <text:p>-701618,775408</text:p>
          </table:table-cell>
          <table:table-cell office:value-type="float" office:value="-438420.069476" calcext:value-type="float">
            <text:p>-438420,069476</text:p>
          </table:table-cell>
        </table:table-row>
        <table:table-row table:style-name="ro1">
          <table:table-cell office:value-type="float" office:value="-697329.732378" calcext:value-type="float">
            <text:p>-697329,732378</text:p>
          </table:table-cell>
          <table:table-cell office:value-type="float" office:value="-452851.223169" calcext:value-type="float">
            <text:p>-452851,223169</text:p>
          </table:table-cell>
        </table:table-row>
        <table:table-row table:style-name="ro1">
          <table:table-cell office:value-type="float" office:value="-692766.782991" calcext:value-type="float">
            <text:p>-692766,782991</text:p>
          </table:table-cell>
          <table:table-cell office:value-type="float" office:value="-467277.095313" calcext:value-type="float">
            <text:p>-467277,095313</text:p>
          </table:table-cell>
        </table:table-row>
        <table:table-row table:style-name="ro1">
          <table:table-cell office:value-type="float" office:value="-687928.692275" calcext:value-type="float">
            <text:p>-687928,692275</text:p>
          </table:table-cell>
          <table:table-cell office:value-type="float" office:value="-481692.856082" calcext:value-type="float">
            <text:p>-481692,856082</text:p>
          </table:table-cell>
        </table:table-row>
        <table:table-row table:style-name="ro1">
          <table:table-cell office:value-type="float" office:value="-682814.30399" calcext:value-type="float">
            <text:p>-682814,30399</text:p>
          </table:table-cell>
          <table:table-cell office:value-type="float" office:value="-496093.630579" calcext:value-type="float">
            <text:p>-496093,630579</text:p>
          </table:table-cell>
        </table:table-row>
        <table:table-row table:style-name="ro1">
          <table:table-cell office:value-type="float" office:value="-677422.541795" calcext:value-type="float">
            <text:p>-677422,541795</text:p>
          </table:table-cell>
          <table:table-cell office:value-type="float" office:value="-510474.5" calcext:value-type="float">
            <text:p>-510474,5</text:p>
          </table:table-cell>
        </table:table-row>
        <table:table-row table:style-name="ro1">
          <table:table-cell office:value-type="float" office:value="-671752.410404" calcext:value-type="float">
            <text:p>-671752,410404</text:p>
          </table:table-cell>
          <table:table-cell office:value-type="float" office:value="-524830.50282" calcext:value-type="float">
            <text:p>-524830,50282</text:p>
          </table:table-cell>
        </table:table-row>
        <table:table-row table:style-name="ro1">
          <table:table-cell office:value-type="float" office:value="-665802.996732" calcext:value-type="float">
            <text:p>-665802,996732</text:p>
          </table:table-cell>
          <table:table-cell office:value-type="float" office:value="-539156.636007" calcext:value-type="float">
            <text:p>-539156,636007</text:p>
          </table:table-cell>
        </table:table-row>
        <table:table-row table:style-name="ro1">
          <table:table-cell office:value-type="float" office:value="-659573.471021" calcext:value-type="float">
            <text:p>-659573,471021</text:p>
          </table:table-cell>
          <table:table-cell office:value-type="float" office:value="-553447.856268" calcext:value-type="float">
            <text:p>-553447,856268</text:p>
          </table:table-cell>
        </table:table-row>
        <table:table-row table:style-name="ro1">
          <table:table-cell office:value-type="float" office:value="-653063.087946" calcext:value-type="float">
            <text:p>-653063,087946</text:p>
          </table:table-cell>
          <table:table-cell office:value-type="float" office:value="-567699.081309" calcext:value-type="float">
            <text:p>-567699,081309</text:p>
          </table:table-cell>
        </table:table-row>
        <table:table-row table:style-name="ro1">
          <table:table-cell office:value-type="float" office:value="-646271.187714" calcext:value-type="float">
            <text:p>-646271,187714</text:p>
          </table:table-cell>
          <table:table-cell office:value-type="float" office:value="-581905.191131" calcext:value-type="float">
            <text:p>-581905,191131</text:p>
          </table:table-cell>
        </table:table-row>
        <table:table-row table:style-name="ro1">
          <table:table-cell office:value-type="float" office:value="-639197.197137" calcext:value-type="float">
            <text:p>-639197,197137</text:p>
          </table:table-cell>
          <table:table-cell office:value-type="float" office:value="-596061.029347" calcext:value-type="float">
            <text:p>-596061,029347</text:p>
          </table:table-cell>
        </table:table-row>
        <table:table-row table:style-name="ro1">
          <table:table-cell office:value-type="float" office:value="-631840.630687" calcext:value-type="float">
            <text:p>-631840,630687</text:p>
          </table:table-cell>
          <table:table-cell office:value-type="float" office:value="-610161.404521" calcext:value-type="float">
            <text:p>-610161,404521</text:p>
          </table:table-cell>
        </table:table-row>
        <table:table-row table:style-name="ro1">
          <table:table-cell table:number-columns-repeated="2" office:value-type="float" office:value="-624201.091542" calcext:value-type="float">
            <text:p>-624201,091542</text:p>
          </table:table-cell>
        </table:table-row>
        <table:table-row table:style-name="ro1">
          <table:table-cell office:value-type="float" office:value="-616278.272601" calcext:value-type="float">
            <text:p>-616278,272601</text:p>
          </table:table-cell>
          <table:table-cell office:value-type="float" office:value="-638174.833009" calcext:value-type="float">
            <text:p>-638174,833009</text:p>
          </table:table-cell>
        </table:table-row>
        <table:table-row table:style-name="ro1">
          <table:table-cell office:value-type="float" office:value="-608071.957491" calcext:value-type="float">
            <text:p>-608071,957491</text:p>
          </table:table-cell>
          <table:table-cell office:value-type="float" office:value="-652077.340657" calcext:value-type="float">
            <text:p>-652077,340657</text:p>
          </table:table-cell>
        </table:table-row>
        <table:table-row table:style-name="ro1">
          <table:table-cell office:value-type="float" office:value="-599582.021541" calcext:value-type="float">
            <text:p>-599582,021541</text:p>
          </table:table-cell>
          <table:table-cell office:value-type="float" office:value="-665903.29679" calcext:value-type="float">
            <text:p>-665903,29679</text:p>
          </table:table-cell>
        </table:table-row>
        <table:table-row table:style-name="ro1">
          <table:table-cell office:value-type="float" office:value="-590808.432748" calcext:value-type="float">
            <text:p>-590808,432748</text:p>
          </table:table-cell>
          <table:table-cell office:value-type="float" office:value="-679647.355753" calcext:value-type="float">
            <text:p>-679647,355753</text:p>
          </table:table-cell>
        </table:table-row>
        <table:table-row table:style-name="ro1">
          <table:table-cell office:value-type="float" office:value="-581751.252715" calcext:value-type="float">
            <text:p>-581751,252715</text:p>
          </table:table-cell>
          <table:table-cell office:value-type="float" office:value="-693304.145419" calcext:value-type="float">
            <text:p>-693304,145419</text:p>
          </table:table-cell>
        </table:table-row>
        <table:table-row table:style-name="ro1">
          <table:table-cell office:value-type="float" office:value="-572410.637568" calcext:value-type="float">
            <text:p>-572410,637568</text:p>
          </table:table-cell>
          <table:table-cell office:value-type="float" office:value="-706868.268703" calcext:value-type="float">
            <text:p>-706868,268703</text:p>
          </table:table-cell>
        </table:table-row>
        <table:table-row table:style-name="ro1">
          <table:table-cell office:value-type="float" office:value="-562786.838854" calcext:value-type="float">
            <text:p>-562786,838854</text:p>
          </table:table-cell>
          <table:table-cell office:value-type="float" office:value="-720334.3051" calcext:value-type="float">
            <text:p>-720334,3051</text:p>
          </table:table-cell>
        </table:table-row>
        <table:table-row table:style-name="ro1">
          <table:table-cell office:value-type="float" office:value="-552880.204412" calcext:value-type="float">
            <text:p>-552880,204412</text:p>
          </table:table-cell>
          <table:table-cell office:value-type="float" office:value="-733696.812242" calcext:value-type="float">
            <text:p>-733696,812242</text:p>
          </table:table-cell>
        </table:table-row>
        <table:table-row table:style-name="ro1">
          <table:table-cell office:value-type="float" office:value="-542691.179226" calcext:value-type="float">
            <text:p>-542691,179226</text:p>
          </table:table-cell>
          <table:table-cell office:value-type="float" office:value="-746950.327486" calcext:value-type="float">
            <text:p>-746950,327486</text:p>
          </table:table-cell>
        </table:table-row>
        <table:table-row table:style-name="ro1">
          <table:table-cell office:value-type="float" office:value="-532220.306247" calcext:value-type="float">
            <text:p>-532220,306247</text:p>
          </table:table-cell>
          <table:table-cell office:value-type="float" office:value="-760089.369515" calcext:value-type="float">
            <text:p>-760089,369515</text:p>
          </table:table-cell>
        </table:table-row>
        <table:table-row table:style-name="ro1">
          <table:table-cell office:value-type="float" office:value="-521468.227201" calcext:value-type="float">
            <text:p>-521468,227201</text:p>
          </table:table-cell>
          <table:table-cell office:value-type="float" office:value="-773108.439967" calcext:value-type="float">
            <text:p>-773108,439967</text:p>
          </table:table-cell>
        </table:table-row>
        <table:table-row table:style-name="ro1">
          <table:table-cell office:value-type="float" office:value="-510435.683361" calcext:value-type="float">
            <text:p>-510435,683361</text:p>
          </table:table-cell>
          <table:table-cell office:value-type="float" office:value="-786002.025089" calcext:value-type="float">
            <text:p>-786002,025089</text:p>
          </table:table-cell>
        </table:table-row>
        <table:table-row table:style-name="ro1">
          <table:table-cell office:value-type="float" office:value="-499123.516306" calcext:value-type="float">
            <text:p>-499123,516306</text:p>
          </table:table-cell>
          <table:table-cell office:value-type="float" office:value="-798764.5974" calcext:value-type="float">
            <text:p>-798764,5974</text:p>
          </table:table-cell>
        </table:table-row>
        <table:table-row table:style-name="ro1">
          <table:table-cell office:value-type="float" office:value="-487532.66864" calcext:value-type="float">
            <text:p>-487532,66864</text:p>
          </table:table-cell>
          <table:table-cell office:value-type="float" office:value="-811390.617393" calcext:value-type="float">
            <text:p>-811390,617393</text:p>
          </table:table-cell>
        </table:table-row>
        <table:table-row table:style-name="ro1">
          <table:table-cell office:value-type="float" office:value="-475664.1847" calcext:value-type="float">
            <text:p>-475664,1847</text:p>
          </table:table-cell>
          <table:table-cell office:value-type="float" office:value="-823874.535241" calcext:value-type="float">
            <text:p>-823874,535241</text:p>
          </table:table-cell>
        </table:table-row>
        <table:table-row table:style-name="ro1">
          <table:table-cell office:value-type="float" office:value="-463519.211226" calcext:value-type="float">
            <text:p>-463519,211226</text:p>
          </table:table-cell>
          <table:table-cell office:value-type="float" office:value="-836210.792537" calcext:value-type="float">
            <text:p>-836210,792537</text:p>
          </table:table-cell>
        </table:table-row>
        <table:table-row table:style-name="ro1">
          <table:table-cell office:value-type="float" office:value="-451098.998008" calcext:value-type="float">
            <text:p>-451098,998008</text:p>
          </table:table-cell>
          <table:table-cell office:value-type="float" office:value="-848393.824045" calcext:value-type="float">
            <text:p>-848393,824045</text:p>
          </table:table-cell>
        </table:table-row>
        <table:table-row table:style-name="ro1">
          <table:table-cell office:value-type="float" office:value="-438404.898508" calcext:value-type="float">
            <text:p>-438404,898508</text:p>
          </table:table-cell>
          <table:table-cell office:value-type="float" office:value="-860418.059476" calcext:value-type="float">
            <text:p>-860418,059476</text:p>
          </table:table-cell>
        </table:table-row>
        <table:table-row table:style-name="ro1">
          <table:table-cell office:value-type="float" office:value="-425438.370447" calcext:value-type="float">
            <text:p>-425438,370447</text:p>
          </table:table-cell>
          <table:table-cell office:value-type="float" office:value="-872277.925282" calcext:value-type="float">
            <text:p>-872277,925282</text:p>
          </table:table-cell>
        </table:table-row>
        <table:table-row table:style-name="ro1">
          <table:table-cell office:value-type="float" office:value="-412200.97637" calcext:value-type="float">
            <text:p>-412200,97637</text:p>
          </table:table-cell>
          <table:table-cell office:value-type="float" office:value="-883967.846466" calcext:value-type="float">
            <text:p>-883967,846466</text:p>
          </table:table-cell>
        </table:table-row>
        <table:table-row table:style-name="ro1">
          <table:table-cell office:value-type="float" office:value="-398694.384181" calcext:value-type="float">
            <text:p>-398694,384181</text:p>
          </table:table-cell>
          <table:table-cell office:value-type="float" office:value="-895482.248419" calcext:value-type="float">
            <text:p>-895482,248419</text:p>
          </table:table-cell>
        </table:table-row>
        <table:table-row table:style-name="ro1">
          <table:table-cell office:value-type="float" office:value="-384920.367643" calcext:value-type="float">
            <text:p>-384920,367643</text:p>
          </table:table-cell>
          <table:table-cell office:value-type="float" office:value="-906815.558766" calcext:value-type="float">
            <text:p>-906815,558766</text:p>
          </table:table-cell>
        </table:table-row>
        <table:table-row table:style-name="ro1">
          <table:table-cell office:value-type="float" office:value="-370880.806855" calcext:value-type="float">
            <text:p>-370880,806855</text:p>
          </table:table-cell>
          <table:table-cell office:value-type="float" office:value="-917962.209231" calcext:value-type="float">
            <text:p>-917962,209231</text:p>
          </table:table-cell>
        </table:table-row>
        <table:table-row table:style-name="ro1">
          <table:table-cell office:value-type="float" office:value="-356577.688694" calcext:value-type="float">
            <text:p>-356577,688694</text:p>
          </table:table-cell>
          <table:table-cell office:value-type="float" office:value="-928916.63753" calcext:value-type="float">
            <text:p>-928916,63753</text:p>
          </table:table-cell>
        </table:table-row>
        <table:table-row table:style-name="ro1">
          <table:table-cell office:value-type="float" office:value="-342013.107228" calcext:value-type="float">
            <text:p>-342013,107228</text:p>
          </table:table-cell>
          <table:table-cell office:value-type="float" office:value="-939673.289265" calcext:value-type="float">
            <text:p>-939673,289265</text:p>
          </table:table-cell>
        </table:table-row>
        <table:table-row table:style-name="ro1">
          <table:table-cell office:value-type="float" office:value="-327189.264096" calcext:value-type="float">
            <text:p>-327189,264096</text:p>
          </table:table-cell>
          <table:table-cell office:value-type="float" office:value="-950226.619847" calcext:value-type="float">
            <text:p>-950226,619847</text:p>
          </table:table-cell>
        </table:table-row>
        <table:table-row table:style-name="ro1">
          <table:table-cell office:value-type="float" office:value="-312108.468862" calcext:value-type="float">
            <text:p>-312108,468862</text:p>
          </table:table-cell>
          <table:table-cell office:value-type="float" office:value="-960571.096428" calcext:value-type="float">
            <text:p>-960571,096428</text:p>
          </table:table-cell>
        </table:table-row>
        <table:table-row table:style-name="ro1">
          <table:table-cell office:value-type="float" office:value="-296773.139323" calcext:value-type="float">
            <text:p>-296773,139323</text:p>
          </table:table-cell>
          <table:table-cell office:value-type="float" office:value="-970701.199852" calcext:value-type="float">
            <text:p>-970701,199852</text:p>
          </table:table-cell>
        </table:table-row>
        <table:table-row table:style-name="ro1">
          <table:table-cell office:value-type="float" office:value="-281185.801805" calcext:value-type="float">
            <text:p>-281185,801805</text:p>
          </table:table-cell>
          <table:table-cell office:value-type="float" office:value="-980611.426619" calcext:value-type="float">
            <text:p>-980611,426619</text:p>
          </table:table-cell>
        </table:table-row>
        <table:table-row table:style-name="ro1">
          <table:table-cell office:value-type="float" office:value="-265349.091405" calcext:value-type="float">
            <text:p>-265349,091405</text:p>
          </table:table-cell>
          <table:table-cell office:value-type="float" office:value="-990296.290864" calcext:value-type="float">
            <text:p>-990296,290864</text:p>
          </table:table-cell>
        </table:table-row>
        <table:table-row table:style-name="ro1">
          <table:table-cell office:value-type="float" office:value="-249265.752212" calcext:value-type="float">
            <text:p>-249265,752212</text:p>
          </table:table-cell>
          <table:table-cell office:value-type="float" office:value="-999750.326354" calcext:value-type="float">
            <text:p>-999750,326354</text:p>
          </table:table-cell>
        </table:table-row>
        <table:table-row table:style-name="ro1">
          <table:table-cell office:value-type="float" office:value="-232938.637493" calcext:value-type="float">
            <text:p>-232938,637493</text:p>
          </table:table-cell>
          <table:table-cell office:value-type="float" office:value="-1008968.088489" calcext:value-type="float">
            <text:p>-1008968,088489</text:p>
          </table:table-cell>
        </table:table-row>
        <table:table-row table:style-name="ro1">
          <table:table-cell office:value-type="float" office:value="-216370.709841" calcext:value-type="float">
            <text:p>-216370,709841</text:p>
          </table:table-cell>
          <table:table-cell office:value-type="float" office:value="-1017944.156327" calcext:value-type="float">
            <text:p>-1017944,156327</text:p>
          </table:table-cell>
        </table:table-row>
        <table:table-row table:style-name="ro1">
          <table:table-cell office:value-type="float" office:value="-199565.041289" calcext:value-type="float">
            <text:p>-199565,041289</text:p>
          </table:table-cell>
          <table:table-cell office:value-type="float" office:value="-1026673.134611" calcext:value-type="float">
            <text:p>-1026673,134611</text:p>
          </table:table-cell>
        </table:table-row>
        <table:table-row table:style-name="ro1">
          <table:table-cell office:value-type="float" office:value="-182524.813392" calcext:value-type="float">
            <text:p>-182524,813392</text:p>
          </table:table-cell>
          <table:table-cell office:value-type="float" office:value="-1035149.655818" calcext:value-type="float">
            <text:p>-1035149,655818</text:p>
          </table:table-cell>
        </table:table-row>
        <table:table-row table:style-name="ro1">
          <table:table-cell office:value-type="float" office:value="-165253.317269" calcext:value-type="float">
            <text:p>-165253,317269</text:p>
          </table:table-cell>
          <table:table-cell office:value-type="float" office:value="-1043368.382214" calcext:value-type="float">
            <text:p>-1043368,382214</text:p>
          </table:table-cell>
        </table:table-row>
        <table:table-row table:style-name="ro1">
          <table:table-cell office:value-type="float" office:value="-147753.953615" calcext:value-type="float">
            <text:p>-147753,953615</text:p>
          </table:table-cell>
          <table:table-cell office:value-type="float" office:value="-1051324.007915" calcext:value-type="float">
            <text:p>-1051324,007915</text:p>
          </table:table-cell>
        </table:table-row>
        <table:table-row table:style-name="ro1">
          <table:table-cell office:value-type="float" office:value="-130030.232669" calcext:value-type="float">
            <text:p>-130030,232669</text:p>
          </table:table-cell>
          <table:table-cell office:value-type="float" office:value="-1059011.260969" calcext:value-type="float">
            <text:p>-1059011,260969</text:p>
          </table:table-cell>
        </table:table-row>
        <table:table-row table:style-name="ro1">
          <table:table-cell office:value-type="float" office:value="-112085.774154" calcext:value-type="float">
            <text:p>-112085,774154</text:p>
          </table:table-cell>
          <table:table-cell office:value-type="float" office:value="-1066424.905438" calcext:value-type="float">
            <text:p>-1066424,905438</text:p>
          </table:table-cell>
        </table:table-row>
        <table:table-row table:style-name="ro1">
          <table:table-cell office:value-type="float" office:value="-93924.307174" calcext:value-type="float">
            <text:p>-93924,307174</text:p>
          </table:table-cell>
          <table:table-cell office:value-type="float" office:value="-1073559.743497" calcext:value-type="float">
            <text:p>-1073559,743497</text:p>
          </table:table-cell>
        </table:table-row>
        <table:table-row table:style-name="ro1">
          <table:table-cell office:value-type="float" office:value="-75549.670074" calcext:value-type="float">
            <text:p>-75549,670074</text:p>
          </table:table-cell>
          <table:table-cell office:value-type="float" office:value="-1080410.617533" calcext:value-type="float">
            <text:p>-1080410,617533</text:p>
          </table:table-cell>
        </table:table-row>
        <table:table-row table:style-name="ro1">
          <table:table-cell office:value-type="float" office:value="-56965.810268" calcext:value-type="float">
            <text:p>-56965,810268</text:p>
          </table:table-cell>
          <table:table-cell office:value-type="float" office:value="-1086972.412258" calcext:value-type="float">
            <text:p>-1086972,412258</text:p>
          </table:table-cell>
        </table:table-row>
        <table:table-row table:style-name="ro1">
          <table:table-cell office:value-type="float" office:value="-38176.784024" calcext:value-type="float">
            <text:p>-38176,784024</text:p>
          </table:table-cell>
          <table:table-cell office:value-type="float" office:value="-1093240.056826" calcext:value-type="float">
            <text:p>-1093240,056826</text:p>
          </table:table-cell>
        </table:table-row>
        <table:table-row table:style-name="ro1">
          <table:table-cell office:value-type="float" office:value="-19186.756208" calcext:value-type="float">
            <text:p>-19186,756208</text:p>
          </table:table-cell>
          <table:table-cell office:value-type="float" office:value="-1099208.526961" calcext:value-type="float">
            <text:p>-1099208,526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04872.847082" calcext:value-type="float">
            <text:p>-1104872,847082</text:p>
          </table:table-cell>
        </table:table-row>
        <table:table-row table:style-name="ro1">
          <table:table-cell office:value-type="float" office:value="19379.103439" calcext:value-type="float">
            <text:p>19379,103439</text:p>
          </table:table-cell>
          <table:table-cell office:value-type="float" office:value="-1110228.092444" calcext:value-type="float">
            <text:p>-1110228,092444</text:p>
          </table:table-cell>
        </table:table-row>
        <table:table-row table:style-name="ro1">
          <table:table-cell office:value-type="float" office:value="38946.065334" calcext:value-type="float">
            <text:p>38946,065334</text:p>
          </table:table-cell>
          <table:table-cell office:value-type="float" office:value="-1115269.391275" calcext:value-type="float">
            <text:p>-1115269,391275</text:p>
          </table:table-cell>
        </table:table-row>
        <table:table-row table:style-name="ro1">
          <table:table-cell office:value-type="float" office:value="58696.289705" calcext:value-type="float">
            <text:p>58696,289705</text:p>
          </table:table-cell>
          <table:table-cell office:value-type="float" office:value="-1119991.926922" calcext:value-type="float">
            <text:p>-1119991,926922</text:p>
          </table:table-cell>
        </table:table-row>
        <table:table-row table:style-name="ro1">
          <table:table-cell office:value-type="float" office:value="78625.073812" calcext:value-type="float">
            <text:p>78625,073812</text:p>
          </table:table-cell>
          <table:table-cell office:value-type="float" office:value="-1124390.939999" calcext:value-type="float">
            <text:p>-1124390,939999</text:p>
          </table:table-cell>
        </table:table-row>
        <table:table-row table:style-name="ro1">
          <table:table-cell office:value-type="float" office:value="98727.608645" calcext:value-type="float">
            <text:p>98727,608645</text:p>
          </table:table-cell>
          <table:table-cell office:value-type="float" office:value="-1128461.730533" calcext:value-type="float">
            <text:p>-1128461,730533</text:p>
          </table:table-cell>
        </table:table-row>
        <table:table-row table:style-name="ro1">
          <table:table-cell office:value-type="float" office:value="118998.979445" calcext:value-type="float">
            <text:p>118998,979445</text:p>
          </table:table-cell>
          <table:table-cell office:value-type="float" office:value="-1132199.660123" calcext:value-type="float">
            <text:p>-1132199,660123</text:p>
          </table:table-cell>
        </table:table-row>
        <table:table-row table:style-name="ro1">
          <table:table-cell office:value-type="float" office:value="139434.166281" calcext:value-type="float">
            <text:p>139434,166281</text:p>
          </table:table-cell>
          <table:table-cell office:value-type="float" office:value="-1135600.154087" calcext:value-type="float">
            <text:p>-1135600,154087</text:p>
          </table:table-cell>
        </table:table-row>
        <table:table-row table:style-name="ro1">
          <table:table-cell office:value-type="float" office:value="160028.044647" calcext:value-type="float">
            <text:p>160028,044647</text:p>
          </table:table-cell>
          <table:table-cell office:value-type="float" office:value="-1138658.703616" calcext:value-type="float">
            <text:p>-1138658,703616</text:p>
          </table:table-cell>
        </table:table-row>
        <table:table-row table:style-name="ro1">
          <table:table-cell office:value-type="float" office:value="180775.38612" calcext:value-type="float">
            <text:p>180775,38612</text:p>
          </table:table-cell>
          <table:table-cell office:value-type="float" office:value="-1141370.867934" calcext:value-type="float">
            <text:p>-1141370,867934</text:p>
          </table:table-cell>
        </table:table-row>
        <table:table-row table:style-name="ro1">
          <table:table-cell office:value-type="float" office:value="201670.859044" calcext:value-type="float">
            <text:p>201670,859044</text:p>
          </table:table-cell>
          <table:table-cell office:value-type="float" office:value="-1143732.27644" calcext:value-type="float">
            <text:p>-1143732,27644</text:p>
          </table:table-cell>
        </table:table-row>
        <table:table-row table:style-name="ro1">
          <table:table-cell office:value-type="float" office:value="222709.029259" calcext:value-type="float">
            <text:p>222709,029259</text:p>
          </table:table-cell>
          <table:table-cell office:value-type="float" office:value="-1145738.630869" calcext:value-type="float">
            <text:p>-1145738,630869</text:p>
          </table:table-cell>
        </table:table-row>
        <table:table-row table:style-name="ro1">
          <table:table-cell office:value-type="float" office:value="243884.360882" calcext:value-type="float">
            <text:p>243884,360882</text:p>
          </table:table-cell>
          <table:table-cell office:value-type="float" office:value="-1147385.707435" calcext:value-type="float">
            <text:p>-1147385,707435</text:p>
          </table:table-cell>
        </table:table-row>
        <table:table-row table:style-name="ro1">
          <table:table-cell office:value-type="float" office:value="265191.217108" calcext:value-type="float">
            <text:p>265191,217108</text:p>
          </table:table-cell>
          <table:table-cell office:value-type="float" office:value="-1148669.358974" calcext:value-type="float">
            <text:p>-1148669,358974</text:p>
          </table:table-cell>
        </table:table-row>
        <table:table-row table:style-name="ro1">
          <table:table-cell office:value-type="float" office:value="286623.861074" calcext:value-type="float">
            <text:p>286623,861074</text:p>
          </table:table-cell>
          <table:table-cell office:value-type="float" office:value="-1149585.517094" calcext:value-type="float">
            <text:p>-1149585,517094</text:p>
          </table:table-cell>
        </table:table-row>
        <table:table-row table:style-name="ro1">
          <table:table-cell office:value-type="float" office:value="308176.456754" calcext:value-type="float">
            <text:p>308176,456754</text:p>
          </table:table-cell>
          <table:table-cell office:value-type="float" office:value="-1150130.194301" calcext:value-type="float">
            <text:p>-1150130,194301</text:p>
          </table:table-cell>
        </table:table-row>
        <table:table-row table:style-name="ro1">
          <table:table-cell office:value-type="float" office:value="329843.069891" calcext:value-type="float">
            <text:p>329843,069891</text:p>
          </table:table-cell>
          <table:table-cell office:value-type="float" office:value="-1150299.486139" calcext:value-type="float">
            <text:p>-1150299,486139</text:p>
          </table:table-cell>
        </table:table-row>
        <table:table-row table:style-name="ro1">
          <table:table-cell office:value-type="float" office:value="351617.668987" calcext:value-type="float">
            <text:p>351617,668987</text:p>
          </table:table-cell>
          <table:table-cell office:value-type="float" office:value="-1150089.573313" calcext:value-type="float">
            <text:p>-1150089,573313</text:p>
          </table:table-cell>
        </table:table-row>
        <table:table-row table:style-name="ro1">
          <table:table-cell office:value-type="float" office:value="373494.126319" calcext:value-type="float">
            <text:p>373494,126319</text:p>
          </table:table-cell>
          <table:table-cell office:value-type="float" office:value="-1149496.723804" calcext:value-type="float">
            <text:p>-1149496,723804</text:p>
          </table:table-cell>
        </table:table-row>
        <table:table-row table:style-name="ro1">
          <table:table-cell office:value-type="float" office:value="395466.219004" calcext:value-type="float">
            <text:p>395466,219004</text:p>
          </table:table-cell>
          <table:table-cell office:value-type="float" office:value="-1148517.294984" calcext:value-type="float">
            <text:p>-1148517,294984</text:p>
          </table:table-cell>
        </table:table-row>
        <table:table-row table:style-name="ro1">
          <table:table-cell office:value-type="float" office:value="417527.630106" calcext:value-type="float">
            <text:p>417527,630106</text:p>
          </table:table-cell>
          <table:table-cell office:value-type="float" office:value="-1147147.735716" calcext:value-type="float">
            <text:p>-1147147,735716</text:p>
          </table:table-cell>
        </table:table-row>
        <table:table-row table:style-name="ro1">
          <table:table-cell office:value-type="float" office:value="439671.949789" calcext:value-type="float">
            <text:p>439671,949789</text:p>
          </table:table-cell>
          <table:table-cell office:value-type="float" office:value="-1145384.588448" calcext:value-type="float">
            <text:p>-1145384,588448</text:p>
          </table:table-cell>
        </table:table-row>
        <table:table-row table:style-name="ro1">
          <table:table-cell office:value-type="float" office:value="461892.676501" calcext:value-type="float">
            <text:p>461892,676501</text:p>
          </table:table-cell>
          <table:table-cell office:value-type="float" office:value="-1143224.491297" calcext:value-type="float">
            <text:p>-1143224,491297</text:p>
          </table:table-cell>
        </table:table-row>
        <table:table-row table:style-name="ro1">
          <table:table-cell office:value-type="float" office:value="484183.218213" calcext:value-type="float">
            <text:p>484183,218213</text:p>
          </table:table-cell>
          <table:table-cell office:value-type="float" office:value="-1140664.180119" calcext:value-type="float">
            <text:p>-1140664,180119</text:p>
          </table:table-cell>
        </table:table-row>
        <table:table-row table:style-name="ro1">
          <table:table-cell office:value-type="float" office:value="506536.893691" calcext:value-type="float">
            <text:p>506536,893691</text:p>
          </table:table-cell>
          <table:table-cell office:value-type="float" office:value="-1137700.49057" calcext:value-type="float">
            <text:p>-1137700,49057</text:p>
          </table:table-cell>
        </table:table-row>
        <table:table-row table:style-name="ro1">
          <table:table-cell office:value-type="float" office:value="528946.93382" calcext:value-type="float">
            <text:p>528946,93382</text:p>
          </table:table-cell>
          <table:table-cell office:value-type="float" office:value="-1134330.360158" calcext:value-type="float">
            <text:p>-1134330,360158</text:p>
          </table:table-cell>
        </table:table-row>
        <table:table-row table:style-name="ro1">
          <table:table-cell office:value-type="float" office:value="551406.482955" calcext:value-type="float">
            <text:p>551406,482955</text:p>
          </table:table-cell>
          <table:table-cell office:value-type="float" office:value="-1130550.830274" calcext:value-type="float">
            <text:p>-1130550,830274</text:p>
          </table:table-cell>
        </table:table-row>
        <table:table-row table:style-name="ro1">
          <table:table-cell office:value-type="float" office:value="573908.600333" calcext:value-type="float">
            <text:p>573908,600333</text:p>
          </table:table-cell>
          <table:table-cell office:value-type="float" office:value="-1126359.048213" calcext:value-type="float">
            <text:p>-1126359,048213</text:p>
          </table:table-cell>
        </table:table-row>
        <table:table-row table:style-name="ro1">
          <table:table-cell office:value-type="float" office:value="596446.261513" calcext:value-type="float">
            <text:p>596446,261513</text:p>
          </table:table-cell>
          <table:table-cell office:value-type="float" office:value="-1121752.269184" calcext:value-type="float">
            <text:p>-1121752,269184</text:p>
          </table:table-cell>
        </table:table-row>
        <table:table-row table:style-name="ro1">
          <table:table-cell office:value-type="float" office:value="619012.359864" calcext:value-type="float">
            <text:p>619012,359864</text:p>
          </table:table-cell>
          <table:table-cell office:value-type="float" office:value="-1116727.858298" calcext:value-type="float">
            <text:p>-1116727,858298</text:p>
          </table:table-cell>
        </table:table-row>
        <table:table-row table:style-name="ro1">
          <table:table-cell office:value-type="float" office:value="641599.708095" calcext:value-type="float">
            <text:p>641599,708095</text:p>
          </table:table-cell>
          <table:table-cell office:value-type="float" office:value="-1111283.292542" calcext:value-type="float">
            <text:p>-1111283,292542</text:p>
          </table:table-cell>
        </table:table-row>
        <table:table-row table:style-name="ro1">
          <table:table-cell office:value-type="float" office:value="664201.039825" calcext:value-type="float">
            <text:p>664201,039825</text:p>
          </table:table-cell>
          <table:table-cell office:value-type="float" office:value="-1105416.162737" calcext:value-type="float">
            <text:p>-1105416,162737</text:p>
          </table:table-cell>
        </table:table-row>
        <table:table-row table:style-name="ro1">
          <table:table-cell office:value-type="float" office:value="686809.011199" calcext:value-type="float">
            <text:p>686809,011199</text:p>
          </table:table-cell>
          <table:table-cell office:value-type="float" office:value="-1099124.175478" calcext:value-type="float">
            <text:p>-1099124,175478</text:p>
          </table:table-cell>
        </table:table-row>
        <table:table-row table:style-name="ro1">
          <table:table-cell office:value-type="float" office:value="709416.202539" calcext:value-type="float">
            <text:p>709416,202539</text:p>
          </table:table-cell>
          <table:table-cell office:value-type="float" office:value="-1092405.155052" calcext:value-type="float">
            <text:p>-1092405,155052</text:p>
          </table:table-cell>
        </table:table-row>
        <table:table-row table:style-name="ro1">
          <table:table-cell office:value-type="float" office:value="732015.120044" calcext:value-type="float">
            <text:p>732015,120044</text:p>
          </table:table-cell>
          <table:table-cell office:value-type="float" office:value="-1085257.045339" calcext:value-type="float">
            <text:p>-1085257,045339</text:p>
          </table:table-cell>
        </table:table-row>
        <table:table-row table:style-name="ro1">
          <table:table-cell office:value-type="float" office:value="754598.197528" calcext:value-type="float">
            <text:p>754598,197528</text:p>
          </table:table-cell>
          <table:table-cell office:value-type="float" office:value="-1077677.911691" calcext:value-type="float">
            <text:p>-1077677,911691</text:p>
          </table:table-cell>
        </table:table-row>
        <table:table-row table:style-name="ro1">
          <table:table-cell office:value-type="float" office:value="777157.798198" calcext:value-type="float">
            <text:p>777157,798198</text:p>
          </table:table-cell>
          <table:table-cell office:value-type="float" office:value="-1069665.942794" calcext:value-type="float">
            <text:p>-1069665,942794</text:p>
          </table:table-cell>
        </table:table-row>
        <table:table-row table:style-name="ro1">
          <table:table-cell office:value-type="float" office:value="799686.216478" calcext:value-type="float">
            <text:p>799686,216478</text:p>
          </table:table-cell>
          <table:table-cell office:value-type="float" office:value="-1061219.452498" calcext:value-type="float">
            <text:p>-1061219,452498</text:p>
          </table:table-cell>
        </table:table-row>
        <table:table-row table:style-name="ro1">
          <table:table-cell office:value-type="float" office:value="822175.679866" calcext:value-type="float">
            <text:p>822175,679866</text:p>
          </table:table-cell>
          <table:table-cell office:value-type="float" office:value="-1052336.881637" calcext:value-type="float">
            <text:p>-1052336,881637</text:p>
          </table:table-cell>
        </table:table-row>
        <table:table-row table:style-name="ro1">
          <table:table-cell office:value-type="float" office:value="844618.350842" calcext:value-type="float">
            <text:p>844618,350842</text:p>
          </table:table-cell>
          <table:table-cell office:value-type="float" office:value="-1043016.799812" calcext:value-type="float">
            <text:p>-1043016,799812</text:p>
          </table:table-cell>
        </table:table-row>
        <table:table-row table:style-name="ro1">
          <table:table-cell office:value-type="float" office:value="867006.32881" calcext:value-type="float">
            <text:p>867006,32881</text:p>
          </table:table-cell>
          <table:table-cell office:value-type="float" office:value="-1033257.907161" calcext:value-type="float">
            <text:p>-1033257,907161</text:p>
          </table:table-cell>
        </table:table-row>
        <table:table-row table:style-name="ro1">
          <table:table-cell office:value-type="float" office:value="889331.652079" calcext:value-type="float">
            <text:p>889331,652079</text:p>
          </table:table-cell>
          <table:table-cell office:value-type="float" office:value="-1023059.036094" calcext:value-type="float">
            <text:p>-1023059,036094</text:p>
          </table:table-cell>
        </table:table-row>
        <table:table-row table:style-name="ro1">
          <table:table-cell office:value-type="float" office:value="911586.299892" calcext:value-type="float">
            <text:p>911586,299892</text:p>
          </table:table-cell>
          <table:table-cell office:value-type="float" office:value="-1012419.153007" calcext:value-type="float">
            <text:p>-1012419,153007</text:p>
          </table:table-cell>
        </table:table-row>
        <table:table-row table:style-name="ro1">
          <table:table-cell office:value-type="float" office:value="933762.194483" calcext:value-type="float">
            <text:p>933762,194483</text:p>
          </table:table-cell>
          <table:table-cell office:value-type="float" office:value="-1001337.359968" calcext:value-type="float">
            <text:p>-1001337,359968</text:p>
          </table:table-cell>
        </table:table-row>
        <table:table-row table:style-name="ro1">
          <table:table-cell office:value-type="float" office:value="955851.203188" calcext:value-type="float">
            <text:p>955851,203188</text:p>
          </table:table-cell>
          <table:table-cell office:value-type="float" office:value="-989812.896374" calcext:value-type="float">
            <text:p>-989812,896374</text:p>
          </table:table-cell>
        </table:table-row>
        <table:table-row table:style-name="ro1">
          <table:table-cell office:value-type="float" office:value="977845.140581" calcext:value-type="float">
            <text:p>977845,140581</text:p>
          </table:table-cell>
          <table:table-cell office:value-type="float" office:value="-977845.140581" calcext:value-type="float">
            <text:p>-977845,140581</text:p>
          </table:table-cell>
        </table:table-row>
        <table:table-row table:style-name="ro1">
          <table:table-cell office:value-type="float" office:value="999735.770661" calcext:value-type="float">
            <text:p>999735,770661</text:p>
          </table:table-cell>
          <table:table-cell office:value-type="float" office:value="-965433.6115" calcext:value-type="float">
            <text:p>-965433,6115</text:p>
          </table:table-cell>
        </table:table-row>
        <table:table-row table:style-name="ro1">
          <table:table-cell office:value-type="float" office:value="1021514.809066" calcext:value-type="float">
            <text:p>1021514,809066</text:p>
          </table:table-cell>
          <table:table-cell office:value-type="float" office:value="-952577.970167" calcext:value-type="float">
            <text:p>-952577,970167</text:p>
          </table:table-cell>
        </table:table-row>
        <table:table-row table:style-name="ro1">
          <table:table-cell office:value-type="float" office:value="1043173.925338" calcext:value-type="float">
            <text:p>1043173,925338</text:p>
          </table:table-cell>
          <table:table-cell office:value-type="float" office:value="-939278.02128" calcext:value-type="float">
            <text:p>-939278,02128</text:p>
          </table:table-cell>
        </table:table-row>
        <table:table-row table:style-name="ro1">
          <table:table-cell office:value-type="float" office:value="1064704.745214" calcext:value-type="float">
            <text:p>1064704,745214</text:p>
          </table:table-cell>
          <table:table-cell office:value-type="float" office:value="-925533.714705" calcext:value-type="float">
            <text:p>-925533,714705</text:p>
          </table:table-cell>
        </table:table-row>
        <table:table-row table:style-name="ro1">
          <table:table-cell office:value-type="float" office:value="1086098.852966" calcext:value-type="float">
            <text:p>1086098,852966</text:p>
          </table:table-cell>
          <table:table-cell office:value-type="float" office:value="-911345.146945" calcext:value-type="float">
            <text:p>-911345,146945</text:p>
          </table:table-cell>
        </table:table-row>
        <table:table-row table:style-name="ro1">
          <table:table-cell office:value-type="float" office:value="1107347.793763" calcext:value-type="float">
            <text:p>1107347,793763</text:p>
          </table:table-cell>
          <table:table-cell office:value-type="float" office:value="-896712.562583" calcext:value-type="float">
            <text:p>-896712,562583</text:p>
          </table:table-cell>
        </table:table-row>
        <table:table-row table:style-name="ro1">
          <table:table-cell office:value-type="float" office:value="1128443.076087" calcext:value-type="float">
            <text:p>1128443,076087</text:p>
          </table:table-cell>
          <table:table-cell office:value-type="float" office:value="-881636.355678" calcext:value-type="float">
            <text:p>-881636,355678</text:p>
          </table:table-cell>
        </table:table-row>
        <table:table-row table:style-name="ro1">
          <table:table-cell office:value-type="float" office:value="1149376.174173" calcext:value-type="float">
            <text:p>1149376,174173</text:p>
          </table:table-cell>
          <table:table-cell office:value-type="float" office:value="-866117.07114" calcext:value-type="float">
            <text:p>-866117,07114</text:p>
          </table:table-cell>
        </table:table-row>
        <table:table-row table:style-name="ro1">
          <table:table-cell office:value-type="float" office:value="1170138.530492" calcext:value-type="float">
            <text:p>1170138,530492</text:p>
          </table:table-cell>
          <table:table-cell office:value-type="float" office:value="-850155.40606" calcext:value-type="float">
            <text:p>-850155,40606</text:p>
          </table:table-cell>
        </table:table-row>
        <table:table-row table:style-name="ro1">
          <table:table-cell office:value-type="float" office:value="1190721.558259" calcext:value-type="float">
            <text:p>1190721,558259</text:p>
          </table:table-cell>
          <table:table-cell office:value-type="float" office:value="-833752.211002" calcext:value-type="float">
            <text:p>-833752,211002</text:p>
          </table:table-cell>
        </table:table-row>
        <table:table-row table:style-name="ro1">
          <table:table-cell office:value-type="float" office:value="1211116.643993" calcext:value-type="float">
            <text:p>1211116,643993</text:p>
          </table:table-cell>
          <table:table-cell office:value-type="float" office:value="-816908.491263" calcext:value-type="float">
            <text:p>-816908,491263</text:p>
          </table:table-cell>
        </table:table-row>
        <table:table-row table:style-name="ro1">
          <table:table-cell office:value-type="float" office:value="1231315.150094" calcext:value-type="float">
            <text:p>1231315,150094</text:p>
          </table:table-cell>
          <table:table-cell office:value-type="float" office:value="-799625.40809" calcext:value-type="float">
            <text:p>-799625,40809</text:p>
          </table:table-cell>
        </table:table-row>
        <table:table-row table:style-name="ro1">
          <table:table-cell office:value-type="float" office:value="1251308.417465" calcext:value-type="float">
            <text:p>1251308,417465</text:p>
          </table:table-cell>
          <table:table-cell office:value-type="float" office:value="-781904.27986" calcext:value-type="float">
            <text:p>-781904,27986</text:p>
          </table:table-cell>
        </table:table-row>
        <table:table-row table:style-name="ro1">
          <table:table-cell office:value-type="float" office:value="1271087.768161" calcext:value-type="float">
            <text:p>1271087,768161</text:p>
          </table:table-cell>
          <table:table-cell office:value-type="float" office:value="-763746.583216" calcext:value-type="float">
            <text:p>-763746,583216</text:p>
          </table:table-cell>
        </table:table-row>
        <table:table-row table:style-name="ro1">
          <table:table-cell office:value-type="float" office:value="1290644.508078" calcext:value-type="float">
            <text:p>1290644,508078</text:p>
          </table:table-cell>
          <table:table-cell office:value-type="float" office:value="-745153.954167" calcext:value-type="float">
            <text:p>-745153,954167</text:p>
          </table:table-cell>
        </table:table-row>
        <table:table-row table:style-name="ro1">
          <table:table-cell office:value-type="float" office:value="1309969.929666" calcext:value-type="float">
            <text:p>1309969,929666</text:p>
          </table:table-cell>
          <table:table-cell office:value-type="float" office:value="-726128.189145" calcext:value-type="float">
            <text:p>-726128,189145</text:p>
          </table:table-cell>
        </table:table-row>
        <table:table-row table:style-name="ro1">
          <table:table-cell office:value-type="float" office:value="1329055.31468" calcext:value-type="float">
            <text:p>1329055,31468</text:p>
          </table:table-cell>
          <table:table-cell office:value-type="float" office:value="-706671.246015" calcext:value-type="float">
            <text:p>-706671,246015</text:p>
          </table:table-cell>
        </table:table-row>
        <table:table-row table:style-name="ro1">
          <table:table-cell office:value-type="float" office:value="1347891.936955" calcext:value-type="float">
            <text:p>1347891,936955</text:p>
          </table:table-cell>
          <table:table-cell office:value-type="float" office:value="-686785.245047" calcext:value-type="float">
            <text:p>-686785,245047</text:p>
          </table:table-cell>
        </table:table-row>
        <table:table-row table:style-name="ro1">
          <table:table-cell office:value-type="float" office:value="1366471.065225" calcext:value-type="float">
            <text:p>1366471,065225</text:p>
          </table:table-cell>
          <table:table-cell office:value-type="float" office:value="-666472.469842" calcext:value-type="float">
            <text:p>-666472,469842</text:p>
          </table:table-cell>
        </table:table-row>
        <table:table-row table:style-name="ro1">
          <table:table-cell office:value-type="float" office:value="1384783.965953" calcext:value-type="float">
            <text:p>1384783,965953</text:p>
          </table:table-cell>
          <table:table-cell office:value-type="float" office:value="-645735.368214" calcext:value-type="float">
            <text:p>-645735,368214</text:p>
          </table:table-cell>
        </table:table-row>
        <table:table-row table:style-name="ro1">
          <table:table-cell office:value-type="float" office:value="1402821.906209" calcext:value-type="float">
            <text:p>1402821,906209</text:p>
          </table:table-cell>
          <table:table-cell office:value-type="float" office:value="-624576.553023" calcext:value-type="float">
            <text:p>-624576,553023</text:p>
          </table:table-cell>
        </table:table-row>
        <table:table-row table:style-name="ro1">
          <table:table-cell office:value-type="float" office:value="1420576.15656" calcext:value-type="float">
            <text:p>1420576,15656</text:p>
          </table:table-cell>
          <table:table-cell office:value-type="float" office:value="-602998.802967" calcext:value-type="float">
            <text:p>-602998,802967</text:p>
          </table:table-cell>
        </table:table-row>
        <table:table-row table:style-name="ro1">
          <table:table-cell office:value-type="float" office:value="1438037.994002" calcext:value-type="float">
            <text:p>1438037,994002</text:p>
          </table:table-cell>
          <table:table-cell office:value-type="float" office:value="-581005.063324" calcext:value-type="float">
            <text:p>-581005,063324</text:p>
          </table:table-cell>
        </table:table-row>
        <table:table-row table:style-name="ro1">
          <table:table-cell office:value-type="float" office:value="1455198.704909" calcext:value-type="float">
            <text:p>1455198,704909</text:p>
          </table:table-cell>
          <table:table-cell office:value-type="float" office:value="-558598.446645" calcext:value-type="float">
            <text:p>-558598,446645</text:p>
          </table:table-cell>
        </table:table-row>
        <table:table-row table:style-name="ro1">
          <table:table-cell office:value-type="float" office:value="1472049.588015" calcext:value-type="float">
            <text:p>1472049,588015</text:p>
          </table:table-cell>
          <table:table-cell office:value-type="float" office:value="-535782.233401" calcext:value-type="float">
            <text:p>-535782,233401</text:p>
          </table:table-cell>
        </table:table-row>
        <table:table-row table:style-name="ro1">
          <table:table-cell office:value-type="float" office:value="1488581.957417" calcext:value-type="float">
            <text:p>1488581,957417</text:p>
          </table:table-cell>
          <table:table-cell office:value-type="float" office:value="-512559.872583" calcext:value-type="float">
            <text:p>-512559,872583</text:p>
          </table:table-cell>
        </table:table-row>
        <table:table-row table:style-name="ro1">
          <table:table-cell office:value-type="float" office:value="1504787.145606" calcext:value-type="float">
            <text:p>1504787,145606</text:p>
          </table:table-cell>
          <table:table-cell office:value-type="float" office:value="-488934.982246" calcext:value-type="float">
            <text:p>-488934,982246</text:p>
          </table:table-cell>
        </table:table-row>
        <table:table-row table:style-name="ro1">
          <table:table-cell office:value-type="float" office:value="1520656.506523" calcext:value-type="float">
            <text:p>1520656,506523</text:p>
          </table:table-cell>
          <table:table-cell office:value-type="float" office:value="-464911.350004" calcext:value-type="float">
            <text:p>-464911,350004</text:p>
          </table:table-cell>
        </table:table-row>
        <table:table-row table:style-name="ro1">
          <table:table-cell office:value-type="float" office:value="1536181.418635" calcext:value-type="float">
            <text:p>1536181,418635</text:p>
          </table:table-cell>
          <table:table-cell office:value-type="float" office:value="-440492.933482" calcext:value-type="float">
            <text:p>-440492,933482</text:p>
          </table:table-cell>
        </table:table-row>
        <table:table-row table:style-name="ro1">
          <table:table-cell office:value-type="float" office:value="1551353.288034" calcext:value-type="float">
            <text:p>1551353,288034</text:p>
          </table:table-cell>
          <table:table-cell office:value-type="float" office:value="-415683.860704" calcext:value-type="float">
            <text:p>-415683,860704</text:p>
          </table:table-cell>
        </table:table-row>
        <table:table-row table:style-name="ro1">
          <table:table-cell office:value-type="float" office:value="1566163.551566" calcext:value-type="float">
            <text:p>1566163,551566</text:p>
          </table:table-cell>
          <table:table-cell office:value-type="float" office:value="-390488.430438" calcext:value-type="float">
            <text:p>-390488,430438</text:p>
          </table:table-cell>
        </table:table-row>
        <table:table-row table:style-name="ro1">
          <table:table-cell office:value-type="float" office:value="1580603.679969" calcext:value-type="float">
            <text:p>1580603,679969</text:p>
          </table:table-cell>
          <table:table-cell office:value-type="float" office:value="-364911.112481" calcext:value-type="float">
            <text:p>-364911,112481</text:p>
          </table:table-cell>
        </table:table-row>
        <table:table-row table:style-name="ro1">
          <table:table-cell office:value-type="float" office:value="1594665.181038" calcext:value-type="float">
            <text:p>1594665,181038</text:p>
          </table:table-cell>
          <table:table-cell office:value-type="float" office:value="-338956.547896" calcext:value-type="float">
            <text:p>-338956,547896</text:p>
          </table:table-cell>
        </table:table-row>
        <table:table-row table:style-name="ro1">
          <table:table-cell office:value-type="float" office:value="1608339.602812" calcext:value-type="float">
            <text:p>1608339,602812</text:p>
          </table:table-cell>
          <table:table-cell office:value-type="float" office:value="-312629.549193" calcext:value-type="float">
            <text:p>-312629,549193</text:p>
          </table:table-cell>
        </table:table-row>
        <table:table-row table:style-name="ro1">
          <table:table-cell office:value-type="float" office:value="1621618.536771" calcext:value-type="float">
            <text:p>1621618,536771</text:p>
          </table:table-cell>
          <table:table-cell office:value-type="float" office:value="-285935.10045" calcext:value-type="float">
            <text:p>-285935,10045</text:p>
          </table:table-cell>
        </table:table-row>
        <table:table-row table:style-name="ro1">
          <table:table-cell office:value-type="float" office:value="1634493.621061" calcext:value-type="float">
            <text:p>1634493,621061</text:p>
          </table:table-cell>
          <table:table-cell office:value-type="float" office:value="-258878.357386" calcext:value-type="float">
            <text:p>-258878,357386</text:p>
          </table:table-cell>
        </table:table-row>
        <table:table-row table:style-name="ro1">
          <table:table-cell office:value-type="float" office:value="1646956.543727" calcext:value-type="float">
            <text:p>1646956,543727</text:p>
          </table:table-cell>
          <table:table-cell office:value-type="float" office:value="-231464.647374" calcext:value-type="float">
            <text:p>-231464,647374</text:p>
          </table:table-cell>
        </table:table-row>
        <table:table-row table:style-name="ro1">
          <table:table-cell office:value-type="float" office:value="1658999.045967" calcext:value-type="float">
            <text:p>1658999,045967</text:p>
          </table:table-cell>
          <table:table-cell office:value-type="float" office:value="-203699.469397" calcext:value-type="float">
            <text:p>-203699,469397</text:p>
          </table:table-cell>
        </table:table-row>
        <table:table-row table:style-name="ro1">
          <table:table-cell office:value-type="float" office:value="1670612.925399" calcext:value-type="float">
            <text:p>1670612,925399</text:p>
          </table:table-cell>
          <table:table-cell office:value-type="float" office:value="-175588.493949" calcext:value-type="float">
            <text:p>-175588,493949</text:p>
          </table:table-cell>
        </table:table-row>
        <table:table-row table:style-name="ro1">
          <table:table-cell office:value-type="float" office:value="1681790.039345" calcext:value-type="float">
            <text:p>1681790,039345</text:p>
          </table:table-cell>
          <table:table-cell office:value-type="float" office:value="-147137.562874" calcext:value-type="float">
            <text:p>-147137,562874</text:p>
          </table:table-cell>
        </table:table-row>
        <table:table-row table:style-name="ro1">
          <table:table-cell office:value-type="float" office:value="1692522.308121" calcext:value-type="float">
            <text:p>1692522,308121</text:p>
          </table:table-cell>
          <table:table-cell office:value-type="float" office:value="-118352.68915" calcext:value-type="float">
            <text:p>-118352,68915</text:p>
          </table:table-cell>
        </table:table-row>
        <table:table-row table:style-name="ro1">
          <table:table-cell office:value-type="float" office:value="1702801.71835" calcext:value-type="float">
            <text:p>1702801,71835</text:p>
          </table:table-cell>
          <table:table-cell office:value-type="float" office:value="-89240.056618" calcext:value-type="float">
            <text:p>-89240,056618</text:p>
          </table:table-cell>
        </table:table-row>
        <table:table-row table:style-name="ro1">
          <table:table-cell office:value-type="float" office:value="1712620.326274" calcext:value-type="float">
            <text:p>1712620,326274</text:p>
          </table:table-cell>
          <table:table-cell office:value-type="float" office:value="-59806.019641" calcext:value-type="float">
            <text:p>-59806,019641</text:p>
          </table:table-cell>
        </table:table-row>
        <table:table-row table:style-name="ro1">
          <table:table-cell office:value-type="float" office:value="1721970.26109" calcext:value-type="float">
            <text:p>1721970,26109</text:p>
          </table:table-cell>
          <table:table-cell office:value-type="float" office:value="-30057.102712" calcext:value-type="float">
            <text:p>-30057,102712</text:p>
          </table:table-cell>
        </table:table-row>
        <table:table-row table:style-name="ro1">
          <table:table-cell office:value-type="float" office:value="1730843.728279" calcext:value-type="float">
            <text:p>1730843,728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233.012957" calcext:value-type="float">
            <text:p>1739233,012957</text:p>
          </table:table-cell>
          <table:table-cell office:value-type="float" office:value="30358.425166" calcext:value-type="float">
            <text:p>30358,425166</text:p>
          </table:table-cell>
        </table:table-row>
        <table:table-row table:style-name="ro1">
          <table:table-cell office:value-type="float" office:value="1747130.483229" calcext:value-type="float">
            <text:p>1747130,483229</text:p>
          </table:table-cell>
          <table:table-cell office:value-type="float" office:value="61011.140877" calcext:value-type="float">
            <text:p>61011,140877</text:p>
          </table:table-cell>
        </table:table-row>
        <table:table-row table:style-name="ro1">
          <table:table-cell office:value-type="float" office:value="1754528.593544" calcext:value-type="float">
            <text:p>1754528,593544</text:p>
          </table:table-cell>
          <table:table-cell office:value-type="float" office:value="91950.947276" calcext:value-type="float">
            <text:p>91950,947276</text:p>
          </table:table-cell>
        </table:table-row>
        <table:table-row table:style-name="ro1">
          <table:table-cell office:value-type="float" office:value="1761419.888062" calcext:value-type="float">
            <text:p>1761419,888062</text:p>
          </table:table-cell>
          <table:table-cell office:value-type="float" office:value="123170.477266" calcext:value-type="float">
            <text:p>123170,477266</text:p>
          </table:table-cell>
        </table:table-row>
        <table:table-row table:style-name="ro1">
          <table:table-cell office:value-type="float" office:value="1767797.004022" calcext:value-type="float">
            <text:p>1767797,004022</text:p>
          </table:table-cell>
          <table:table-cell office:value-type="float" office:value="154662.197267" calcext:value-type="float">
            <text:p>154662,197267</text:p>
          </table:table-cell>
        </table:table-row>
        <table:table-row table:style-name="ro1">
          <table:table-cell office:value-type="float" office:value="1773652.675111" calcext:value-type="float">
            <text:p>1773652,675111</text:p>
          </table:table-cell>
          <table:table-cell office:value-type="float" office:value="186418.408044" calcext:value-type="float">
            <text:p>186418,408044</text:p>
          </table:table-cell>
        </table:table-row>
        <table:table-row table:style-name="ro1">
          <table:table-cell office:value-type="float" office:value="1778979.73484" calcext:value-type="float">
            <text:p>1778979,73484</text:p>
          </table:table-cell>
          <table:table-cell office:value-type="float" office:value="218431.245597" calcext:value-type="float">
            <text:p>218431,245597</text:p>
          </table:table-cell>
        </table:table-row>
        <table:table-row table:style-name="ro1">
          <table:table-cell office:value-type="float" office:value="1783771.119916" calcext:value-type="float">
            <text:p>1783771,119916</text:p>
          </table:table-cell>
          <table:table-cell office:value-type="float" office:value="250692.682111" calcext:value-type="float">
            <text:p>250692,682111</text:p>
          </table:table-cell>
        </table:table-row>
        <table:table-row table:style-name="ro1">
          <table:table-cell office:value-type="float" office:value="1788019.873618" calcext:value-type="float">
            <text:p>1788019,873618</text:p>
          </table:table-cell>
          <table:table-cell office:value-type="float" office:value="283194.526972" calcext:value-type="float">
            <text:p>283194,526972</text:p>
          </table:table-cell>
        </table:table-row>
        <table:table-row table:style-name="ro1">
          <table:table-cell office:value-type="float" office:value="1791719.149163" calcext:value-type="float">
            <text:p>1791719,149163</text:p>
          </table:table-cell>
          <table:table-cell office:value-type="float" office:value="315928.427849" calcext:value-type="float">
            <text:p>315928,427849</text:p>
          </table:table-cell>
        </table:table-row>
        <table:table-row table:style-name="ro1">
          <table:table-cell office:value-type="float" office:value="1794862.213081" calcext:value-type="float">
            <text:p>1794862,213081</text:p>
          </table:table-cell>
          <table:table-cell office:value-type="float" office:value="348885.871838" calcext:value-type="float">
            <text:p>348885,871838</text:p>
          </table:table-cell>
        </table:table-row>
        <table:table-row table:style-name="ro1">
          <table:table-cell office:value-type="float" office:value="1797442.448581" calcext:value-type="float">
            <text:p>1797442,448581</text:p>
          </table:table-cell>
          <table:table-cell office:value-type="float" office:value="382058.18667" calcext:value-type="float">
            <text:p>382058,18667</text:p>
          </table:table-cell>
        </table:table-row>
        <table:table-row table:style-name="ro1">
          <table:table-cell office:value-type="float" office:value="1799453.358907" calcext:value-type="float">
            <text:p>1799453,358907</text:p>
          </table:table-cell>
          <table:table-cell office:value-type="float" office:value="415436.541986" calcext:value-type="float">
            <text:p>415436,541986</text:p>
          </table:table-cell>
        </table:table-row>
        <table:table-row table:style-name="ro1">
          <table:table-cell office:value-type="float" office:value="1800888.570695" calcext:value-type="float">
            <text:p>1800888,570695</text:p>
          </table:table-cell>
          <table:table-cell office:value-type="float" office:value="449011.950675" calcext:value-type="float">
            <text:p>449011,950675</text:p>
          </table:table-cell>
        </table:table-row>
        <table:table-row table:style-name="ro1">
          <table:table-cell office:value-type="float" office:value="1801741.837323" calcext:value-type="float">
            <text:p>1801741,837323</text:p>
          </table:table-cell>
          <table:table-cell office:value-type="float" office:value="482775.27028" calcext:value-type="float">
            <text:p>482775,27028</text:p>
          </table:table-cell>
        </table:table-row>
        <table:table-row table:style-name="ro1">
          <table:table-cell office:value-type="float" office:value="1802007.042245" calcext:value-type="float">
            <text:p>1802007,042245</text:p>
          </table:table-cell>
          <table:table-cell office:value-type="float" office:value="516717.204469" calcext:value-type="float">
            <text:p>516717,204469</text:p>
          </table:table-cell>
        </table:table-row>
        <table:table-row table:style-name="ro1">
          <table:table-cell office:value-type="float" office:value="1801678.202324" calcext:value-type="float">
            <text:p>1801678,202324</text:p>
          </table:table-cell>
          <table:table-cell office:value-type="float" office:value="550828.304566" calcext:value-type="float">
            <text:p>550828,304566</text:p>
          </table:table-cell>
        </table:table-row>
        <table:table-row table:style-name="ro1">
          <table:table-cell office:value-type="float" office:value="1800749.471152" calcext:value-type="float">
            <text:p>1800749,471152</text:p>
          </table:table-cell>
          <table:table-cell office:value-type="float" office:value="585098.971158" calcext:value-type="float">
            <text:p>585098,971158</text:p>
          </table:table-cell>
        </table:table-row>
        <table:table-row table:style-name="ro1">
          <table:table-cell office:value-type="float" office:value="1799215.142351" calcext:value-type="float">
            <text:p>1799215,142351</text:p>
          </table:table-cell>
          <table:table-cell office:value-type="float" office:value="619519.45576" calcext:value-type="float">
            <text:p>619519,45576</text:p>
          </table:table-cell>
        </table:table-row>
        <table:table-row table:style-name="ro1">
          <table:table-cell office:value-type="float" office:value="1797069.652871" calcext:value-type="float">
            <text:p>1797069,652871</text:p>
          </table:table-cell>
          <table:table-cell office:value-type="float" office:value="654079.862548" calcext:value-type="float">
            <text:p>654079,862548</text:p>
          </table:table-cell>
        </table:table-row>
        <table:table-row table:style-name="ro1">
          <table:table-cell office:value-type="float" office:value="1794307.58627" calcext:value-type="float">
            <text:p>1794307,58627</text:p>
          </table:table-cell>
          <table:table-cell office:value-type="float" office:value="688770.15016" calcext:value-type="float">
            <text:p>688770,15016</text:p>
          </table:table-cell>
        </table:table-row>
        <table:table-row table:style-name="ro1">
          <table:table-cell office:value-type="float" office:value="1790923.67597" calcext:value-type="float">
            <text:p>1790923,67597</text:p>
          </table:table-cell>
          <table:table-cell office:value-type="float" office:value="723580.133561" calcext:value-type="float">
            <text:p>723580,133561</text:p>
          </table:table-cell>
        </table:table-row>
        <table:table-row table:style-name="ro1">
          <table:table-cell office:value-type="float" office:value="1786912.808514" calcext:value-type="float">
            <text:p>1786912,808514</text:p>
          </table:table-cell>
          <table:table-cell office:value-type="float" office:value="758499.485977" calcext:value-type="float">
            <text:p>758499,485977</text:p>
          </table:table-cell>
        </table:table-row>
        <table:table-row table:style-name="ro1">
          <table:table-cell office:value-type="float" office:value="1782270.026785" calcext:value-type="float">
            <text:p>1782270,026785</text:p>
          </table:table-cell>
          <table:table-cell office:value-type="float" office:value="793517.74089" calcext:value-type="float">
            <text:p>793517,74089</text:p>
          </table:table-cell>
        </table:table-row>
        <table:table-row table:style-name="ro1">
          <table:table-cell office:value-type="float" office:value="1776990.53322" calcext:value-type="float">
            <text:p>1776990,53322</text:p>
          </table:table-cell>
          <table:table-cell office:value-type="float" office:value="828624.294109" calcext:value-type="float">
            <text:p>828624,294109</text:p>
          </table:table-cell>
        </table:table-row>
        <table:table-row table:style-name="ro1">
          <table:table-cell office:value-type="float" office:value="1771069.692995" calcext:value-type="float">
            <text:p>1771069,692995</text:p>
          </table:table-cell>
          <table:table-cell office:value-type="float" office:value="863808.405895" calcext:value-type="float">
            <text:p>863808,405895</text:p>
          </table:table-cell>
        </table:table-row>
        <table:table-row table:style-name="ro1">
          <table:table-cell office:value-type="float" office:value="1764503.037194" calcext:value-type="float">
            <text:p>1764503,037194</text:p>
          </table:table-cell>
          <table:table-cell office:value-type="float" office:value="899059.203161" calcext:value-type="float">
            <text:p>899059,203161</text:p>
          </table:table-cell>
        </table:table-row>
        <table:table-row table:style-name="ro1">
          <table:table-cell office:value-type="float" office:value="1757286.265952" calcext:value-type="float">
            <text:p>1757286,265952</text:p>
          </table:table-cell>
          <table:table-cell office:value-type="float" office:value="934365.681736" calcext:value-type="float">
            <text:p>934365,681736</text:p>
          </table:table-cell>
        </table:table-row>
        <table:table-row table:style-name="ro1">
          <table:table-cell office:value-type="float" office:value="1749415.251569" calcext:value-type="float">
            <text:p>1749415,251569</text:p>
          </table:table-cell>
          <table:table-cell office:value-type="float" office:value="969716.708694" calcext:value-type="float">
            <text:p>969716,708694</text:p>
          </table:table-cell>
        </table:table-row>
        <table:table-row table:style-name="ro1">
          <table:table-cell office:value-type="float" office:value="1740886.041608" calcext:value-type="float">
            <text:p>1740886,041608</text:p>
          </table:table-cell>
          <table:table-cell office:value-type="float" office:value="1005101.024751" calcext:value-type="float">
            <text:p>1005101,024751</text:p>
          </table:table-cell>
        </table:table-row>
        <table:table-row table:style-name="ro1">
          <table:table-cell office:value-type="float" office:value="1731694.861961" calcext:value-type="float">
            <text:p>1731694,861961</text:p>
          </table:table-cell>
          <table:table-cell office:value-type="float" office:value="1040507.246724" calcext:value-type="float">
            <text:p>1040507,246724</text:p>
          </table:table-cell>
        </table:table-row>
        <table:table-row table:style-name="ro1">
          <table:table-cell office:value-type="float" office:value="1721838.11988" calcext:value-type="float">
            <text:p>1721838,11988</text:p>
          </table:table-cell>
          <table:table-cell office:value-type="float" office:value="1075923.870062" calcext:value-type="float">
            <text:p>1075923,870062</text:p>
          </table:table-cell>
        </table:table-row>
        <table:table-row table:style-name="ro1">
          <table:table-cell office:value-type="float" office:value="1711312.406993" calcext:value-type="float">
            <text:p>1711312,406993</text:p>
          </table:table-cell>
          <table:table-cell office:value-type="float" office:value="1111339.271434" calcext:value-type="float">
            <text:p>1111339,271434</text:p>
          </table:table-cell>
        </table:table-row>
        <table:table-row table:style-name="ro1">
          <table:table-cell office:value-type="float" office:value="1700114.502276" calcext:value-type="float">
            <text:p>1700114,502276</text:p>
          </table:table-cell>
          <table:table-cell office:value-type="float" office:value="1146741.711392" calcext:value-type="float">
            <text:p>1146741,711392</text:p>
          </table:table-cell>
        </table:table-row>
        <table:table-row table:style-name="ro1">
          <table:table-cell office:value-type="float" office:value="1688241.374997" calcext:value-type="float">
            <text:p>1688241,374997</text:p>
          </table:table-cell>
          <table:table-cell office:value-type="float" office:value="1182119.337091" calcext:value-type="float">
            <text:p>1182119,337091</text:p>
          </table:table-cell>
        </table:table-row>
        <table:table-row table:style-name="ro1">
          <table:table-cell office:value-type="float" office:value="1675690.187633" calcext:value-type="float">
            <text:p>1675690,187633</text:p>
          </table:table-cell>
          <table:table-cell office:value-type="float" office:value="1217460.185077" calcext:value-type="float">
            <text:p>1217460,185077</text:p>
          </table:table-cell>
        </table:table-row>
        <table:table-row table:style-name="ro1">
          <table:table-cell office:value-type="float" office:value="1662458.29874" calcext:value-type="float">
            <text:p>1662458,29874</text:p>
          </table:table-cell>
          <table:table-cell office:value-type="float" office:value="1252752.184142" calcext:value-type="float">
            <text:p>1252752,184142</text:p>
          </table:table-cell>
        </table:table-row>
        <table:table-row table:style-name="ro1">
          <table:table-cell office:value-type="float" office:value="1648543.265796" calcext:value-type="float">
            <text:p>1648543,265796</text:p>
          </table:table-cell>
          <table:table-cell office:value-type="float" office:value="1287983.158241" calcext:value-type="float">
            <text:p>1287983,158241</text:p>
          </table:table-cell>
        </table:table-row>
        <table:table-row table:style-name="ro1">
          <table:table-cell office:value-type="float" office:value="1633942.848005" calcext:value-type="float">
            <text:p>1633942,848005</text:p>
          </table:table-cell>
          <table:table-cell office:value-type="float" office:value="1323140.829468" calcext:value-type="float">
            <text:p>1323140,829468</text:p>
          </table:table-cell>
        </table:table-row>
        <table:table-row table:style-name="ro1">
          <table:table-cell office:value-type="float" office:value="1618655.009061" calcext:value-type="float">
            <text:p>1618655,009061</text:p>
          </table:table-cell>
          <table:table-cell office:value-type="float" office:value="1358212.821106" calcext:value-type="float">
            <text:p>1358212,821106</text:p>
          </table:table-cell>
        </table:table-row>
        <table:table-row table:style-name="ro1">
          <table:table-cell office:value-type="float" office:value="1602677.91987" calcext:value-type="float">
            <text:p>1602677,91987</text:p>
          </table:table-cell>
          <table:table-cell office:value-type="float" office:value="1393186.660734" calcext:value-type="float">
            <text:p>1393186,660734</text:p>
          </table:table-cell>
        </table:table-row>
        <table:table-row table:style-name="ro1">
          <table:table-cell office:value-type="float" office:value="1586009.961236" calcext:value-type="float">
            <text:p>1586009,961236</text:p>
          </table:table-cell>
          <table:table-cell office:value-type="float" office:value="1428049.783393" calcext:value-type="float">
            <text:p>1428049,783393</text:p>
          </table:table-cell>
        </table:table-row>
        <table:table-row table:style-name="ro1">
          <table:table-cell office:value-type="float" office:value="1568649.726499" calcext:value-type="float">
            <text:p>1568649,726499</text:p>
          </table:table-cell>
          <table:table-cell office:value-type="float" office:value="1462789.534826" calcext:value-type="float">
            <text:p>1462789,534826</text:p>
          </table:table-cell>
        </table:table-row>
        <table:table-row table:style-name="ro1">
          <table:table-cell office:value-type="float" office:value="1550596.024134" calcext:value-type="float">
            <text:p>1550596,024134</text:p>
          </table:table-cell>
          <table:table-cell office:value-type="float" office:value="1497393.174767" calcext:value-type="float">
            <text:p>1497393,174767</text:p>
          </table:table-cell>
        </table:table-row>
        <table:table-row table:style-name="ro1">
          <table:table-cell table:number-columns-repeated="2" office:value-type="float" office:value="1531847.8803" calcext:value-type="float">
            <text:p>1531847,8803</text:p>
          </table:table-cell>
        </table:table-row>
        <table:table-row table:style-name="ro1">
          <table:table-cell office:value-type="float" office:value="1512404.541344" calcext:value-type="float">
            <text:p>1512404,541344</text:p>
          </table:table-cell>
          <table:table-cell office:value-type="float" office:value="1566140.749276" calcext:value-type="float">
            <text:p>1566140,749276</text:p>
          </table:table-cell>
        </table:table-row>
        <table:table-row table:style-name="ro1">
          <table:table-cell office:value-type="float" office:value="1492265.476262" calcext:value-type="float">
            <text:p>1492265,476262</text:p>
          </table:table-cell>
          <table:table-cell office:value-type="float" office:value="1600258.803794" calcext:value-type="float">
            <text:p>1600258,803794</text:p>
          </table:table-cell>
        </table:table-row>
        <table:table-row table:style-name="ro1">
          <table:table-cell office:value-type="float" office:value="1471430.379103" calcext:value-type="float">
            <text:p>1471430,379103</text:p>
          </table:table-cell>
          <table:table-cell office:value-type="float" office:value="1634188.993732" calcext:value-type="float">
            <text:p>1634188,993732</text:p>
          </table:table-cell>
        </table:table-row>
        <table:table-row table:style-name="ro1">
          <table:table-cell office:value-type="float" office:value="1449899.171329" calcext:value-type="float">
            <text:p>1449899,171329</text:p>
          </table:table-cell>
          <table:table-cell office:value-type="float" office:value="1667918.200352" calcext:value-type="float">
            <text:p>1667918,200352</text:p>
          </table:table-cell>
        </table:table-row>
        <table:table-row table:style-name="ro1">
          <table:table-cell office:value-type="float" office:value="1427672.004117" calcext:value-type="float">
            <text:p>1427672,004117</text:p>
          </table:table-cell>
          <table:table-cell office:value-type="float" office:value="1701433.239953" calcext:value-type="float">
            <text:p>1701433,239953</text:p>
          </table:table-cell>
        </table:table-row>
        <table:table-row table:style-name="ro1">
          <table:table-cell office:value-type="float" office:value="1404749.260618" calcext:value-type="float">
            <text:p>1404749,260618</text:p>
          </table:table-cell>
          <table:table-cell office:value-type="float" office:value="1734720.867582" calcext:value-type="float">
            <text:p>1734720,867582</text:p>
          </table:table-cell>
        </table:table-row>
        <table:table-row table:style-name="ro1">
          <table:table-cell office:value-type="float" office:value="1381131.558149" calcext:value-type="float">
            <text:p>1381131,558149</text:p>
          </table:table-cell>
          <table:table-cell office:value-type="float" office:value="1767767.780811" calcext:value-type="float">
            <text:p>1767767,780811</text:p>
          </table:table-cell>
        </table:table-row>
        <table:table-row table:style-name="ro1">
          <table:table-cell office:value-type="float" office:value="1356819.750343" calcext:value-type="float">
            <text:p>1356819,750343</text:p>
          </table:table-cell>
          <table:table-cell office:value-type="float" office:value="1800560.623564" calcext:value-type="float">
            <text:p>1800560,623564</text:p>
          </table:table-cell>
        </table:table-row>
        <table:table-row table:style-name="ro1">
          <table:table-cell office:value-type="float" office:value="1331814.929227" calcext:value-type="float">
            <text:p>1331814,929227</text:p>
          </table:table-cell>
          <table:table-cell office:value-type="float" office:value="1833085.990001" calcext:value-type="float">
            <text:p>1833085,990001</text:p>
          </table:table-cell>
        </table:table-row>
        <table:table-row table:style-name="ro1">
          <table:table-cell office:value-type="float" office:value="1306118.427258" calcext:value-type="float">
            <text:p>1306118,427258</text:p>
          </table:table-cell>
          <table:table-cell office:value-type="float" office:value="1865330.428458" calcext:value-type="float">
            <text:p>1865330,428458</text:p>
          </table:table-cell>
        </table:table-row>
        <table:table-row table:style-name="ro1">
          <table:table-cell office:value-type="float" office:value="1279731.81929" calcext:value-type="float">
            <text:p>1279731,81929</text:p>
          </table:table-cell>
          <table:table-cell office:value-type="float" office:value="1897280.445443" calcext:value-type="float">
            <text:p>1897280,445443</text:p>
          </table:table-cell>
        </table:table-row>
        <table:table-row table:style-name="ro1">
          <table:table-cell office:value-type="float" office:value="1252656.924478" calcext:value-type="float">
            <text:p>1252656,924478</text:p>
          </table:table-cell>
          <table:table-cell office:value-type="float" office:value="1928922.509684" calcext:value-type="float">
            <text:p>1928922,509684</text:p>
          </table:table-cell>
        </table:table-row>
        <table:table-row table:style-name="ro1">
          <table:table-cell office:value-type="float" office:value="1224895.808132" calcext:value-type="float">
            <text:p>1224895,808132</text:p>
          </table:table-cell>
          <table:table-cell office:value-type="float" office:value="1960243.056231" calcext:value-type="float">
            <text:p>1960243,056231</text:p>
          </table:table-cell>
        </table:table-row>
        <table:table-row table:style-name="ro1">
          <table:table-cell office:value-type="float" office:value="1196450.783494" calcext:value-type="float">
            <text:p>1196450,783494</text:p>
          </table:table-cell>
          <table:table-cell office:value-type="float" office:value="1991228.490612" calcext:value-type="float">
            <text:p>1991228,490612</text:p>
          </table:table-cell>
        </table:table-row>
        <table:table-row table:style-name="ro1">
          <table:table-cell office:value-type="float" office:value="1167324.413464" calcext:value-type="float">
            <text:p>1167324,413464</text:p>
          </table:table-cell>
          <table:table-cell office:value-type="float" office:value="2021865.193035" calcext:value-type="float">
            <text:p>2021865,193035</text:p>
          </table:table-cell>
        </table:table-row>
        <table:table-row table:style-name="ro1">
          <table:table-cell office:value-type="float" office:value="1137519.512247" calcext:value-type="float">
            <text:p>1137519,512247</text:p>
          </table:table-cell>
          <table:table-cell office:value-type="float" office:value="2052139.522647" calcext:value-type="float">
            <text:p>2052139,522647</text:p>
          </table:table-cell>
        </table:table-row>
        <table:table-row table:style-name="ro1">
          <table:table-cell office:value-type="float" office:value="1107039.146948" calcext:value-type="float">
            <text:p>1107039,146948</text:p>
          </table:table-cell>
          <table:table-cell office:value-type="float" office:value="2082037.82184" calcext:value-type="float">
            <text:p>2082037,82184</text:p>
          </table:table-cell>
        </table:table-row>
        <table:table-row table:style-name="ro1">
          <table:table-cell office:value-type="float" office:value="1075886.639086" calcext:value-type="float">
            <text:p>1075886,639086</text:p>
          </table:table-cell>
          <table:table-cell office:value-type="float" office:value="2111546.420602" calcext:value-type="float">
            <text:p>2111546,420602</text:p>
          </table:table-cell>
        </table:table-row>
        <table:table-row table:style-name="ro1">
          <table:table-cell office:value-type="float" office:value="1044065.566046" calcext:value-type="float">
            <text:p>1044065,566046</text:p>
          </table:table-cell>
          <table:table-cell office:value-type="float" office:value="2140651.640925" calcext:value-type="float">
            <text:p>2140651,640925</text:p>
          </table:table-cell>
        </table:table-row>
        <table:table-row table:style-name="ro1">
          <table:table-cell office:value-type="float" office:value="1011579.762462" calcext:value-type="float">
            <text:p>1011579,762462</text:p>
          </table:table-cell>
          <table:table-cell office:value-type="float" office:value="2169339.801247" calcext:value-type="float">
            <text:p>2169339,801247</text:p>
          </table:table-cell>
        </table:table-row>
        <table:table-row table:style-name="ro1">
          <table:table-cell office:value-type="float" office:value="978433.321523" calcext:value-type="float">
            <text:p>978433,321523</text:p>
          </table:table-cell>
          <table:table-cell office:value-type="float" office:value="2197597.220953" calcext:value-type="float">
            <text:p>2197597,220953</text:p>
          </table:table-cell>
        </table:table-row>
        <table:table-row table:style-name="ro1">
          <table:table-cell office:value-type="float" office:value="944630.596211" calcext:value-type="float">
            <text:p>944630,596211</text:p>
          </table:table-cell>
          <table:table-cell office:value-type="float" office:value="2225410.224912" calcext:value-type="float">
            <text:p>2225410,224912</text:p>
          </table:table-cell>
        </table:table-row>
        <table:table-row table:style-name="ro1">
          <table:table-cell office:value-type="float" office:value="910176.200464" calcext:value-type="float">
            <text:p>910176,200464</text:p>
          </table:table-cell>
          <table:table-cell office:value-type="float" office:value="2252765.14806" calcext:value-type="float">
            <text:p>2252765,14806</text:p>
          </table:table-cell>
        </table:table-row>
        <table:table-row table:style-name="ro1">
          <table:table-cell office:value-type="float" office:value="875075.010264" calcext:value-type="float">
            <text:p>875075,010264</text:p>
          </table:table-cell>
          <table:table-cell office:value-type="float" office:value="2279648.340027" calcext:value-type="float">
            <text:p>2279648,340027</text:p>
          </table:table-cell>
        </table:table-row>
        <table:table-row table:style-name="ro1">
          <table:table-cell office:value-type="float" office:value="839332.164651" calcext:value-type="float">
            <text:p>839332,164651</text:p>
          </table:table-cell>
          <table:table-cell office:value-type="float" office:value="2306046.169801" calcext:value-type="float">
            <text:p>2306046,169801</text:p>
          </table:table-cell>
        </table:table-row>
        <table:table-row table:style-name="ro1">
          <table:table-cell office:value-type="float" office:value="802953.066655" calcext:value-type="float">
            <text:p>802953,066655</text:p>
          </table:table-cell>
          <table:table-cell office:value-type="float" office:value="2331945.030443" calcext:value-type="float">
            <text:p>2331945,030443</text:p>
          </table:table-cell>
        </table:table-row>
        <table:table-row table:style-name="ro1">
          <table:table-cell office:value-type="float" office:value="765943.384156" calcext:value-type="float">
            <text:p>765943,384156</text:p>
          </table:table-cell>
          <table:table-cell office:value-type="float" office:value="2357331.343825" calcext:value-type="float">
            <text:p>2357331,343825</text:p>
          </table:table-cell>
        </table:table-row>
        <table:table-row table:style-name="ro1">
          <table:table-cell office:value-type="float" office:value="728309.050662" calcext:value-type="float">
            <text:p>728309,050662</text:p>
          </table:table-cell>
          <table:table-cell office:value-type="float" office:value="2382191.565422" calcext:value-type="float">
            <text:p>2382191,565422</text:p>
          </table:table-cell>
        </table:table-row>
        <table:table-row table:style-name="ro1">
          <table:table-cell office:value-type="float" office:value="690056.266006" calcext:value-type="float">
            <text:p>690056,266006</text:p>
          </table:table-cell>
          <table:table-cell office:value-type="float" office:value="2406512.189131" calcext:value-type="float">
            <text:p>2406512,189131</text:p>
          </table:table-cell>
        </table:table-row>
        <table:table-row table:style-name="ro1">
          <table:table-cell office:value-type="float" office:value="651191.496964" calcext:value-type="float">
            <text:p>651191,496964</text:p>
          </table:table-cell>
          <table:table-cell office:value-type="float" office:value="2430279.752127" calcext:value-type="float">
            <text:p>2430279,752127</text:p>
          </table:table-cell>
        </table:table-row>
        <table:table-row table:style-name="ro1">
          <table:table-cell office:value-type="float" office:value="611721.477792" calcext:value-type="float">
            <text:p>611721,477792</text:p>
          </table:table-cell>
          <table:table-cell office:value-type="float" office:value="2453480.83976" calcext:value-type="float">
            <text:p>2453480,83976</text:p>
          </table:table-cell>
        </table:table-row>
        <table:table-row table:style-name="ro1">
          <table:table-cell office:value-type="float" office:value="571653.21067" calcext:value-type="float">
            <text:p>571653,21067</text:p>
          </table:table-cell>
          <table:table-cell office:value-type="float" office:value="2476102.090475" calcext:value-type="float">
            <text:p>2476102,090475</text:p>
          </table:table-cell>
        </table:table-row>
        <table:table-row table:style-name="ro1">
          <table:table-cell office:value-type="float" office:value="530993.966079" calcext:value-type="float">
            <text:p>530993,966079</text:p>
          </table:table-cell>
          <table:table-cell office:value-type="float" office:value="2498130.200768" calcext:value-type="float">
            <text:p>2498130,200768</text:p>
          </table:table-cell>
        </table:table-row>
        <table:table-row table:style-name="ro1">
          <table:table-cell office:value-type="float" office:value="489751.283077" calcext:value-type="float">
            <text:p>489751,283077</text:p>
          </table:table-cell>
          <table:table-cell office:value-type="float" office:value="2519551.93018" calcext:value-type="float">
            <text:p>2519551,93018</text:p>
          </table:table-cell>
        </table:table-row>
        <table:table-row table:style-name="ro1">
          <table:table-cell office:value-type="float" office:value="447932.969495" calcext:value-type="float">
            <text:p>447932,969495</text:p>
          </table:table-cell>
          <table:table-cell office:value-type="float" office:value="2540354.106306" calcext:value-type="float">
            <text:p>2540354,106306</text:p>
          </table:table-cell>
        </table:table-row>
        <table:table-row table:style-name="ro1">
          <table:table-cell office:value-type="float" office:value="405547.102051" calcext:value-type="float">
            <text:p>405547,102051</text:p>
          </table:table-cell>
          <table:table-cell office:value-type="float" office:value="2560523.629843" calcext:value-type="float">
            <text:p>2560523,629843</text:p>
          </table:table-cell>
        </table:table-row>
        <table:table-row table:style-name="ro1">
          <table:table-cell office:value-type="float" office:value="362602.026363" calcext:value-type="float">
            <text:p>362602,026363</text:p>
          </table:table-cell>
          <table:table-cell office:value-type="float" office:value="2580047.47966" calcext:value-type="float">
            <text:p>2580047,47966</text:p>
          </table:table-cell>
        </table:table-row>
        <table:table-row table:style-name="ro1">
          <table:table-cell office:value-type="float" office:value="319106.356891" calcext:value-type="float">
            <text:p>319106,356891</text:p>
          </table:table-cell>
          <table:table-cell office:value-type="float" office:value="2598912.71789" calcext:value-type="float">
            <text:p>2598912,71789</text:p>
          </table:table-cell>
        </table:table-row>
        <table:table-row table:style-name="ro1">
          <table:table-cell office:value-type="float" office:value="275068.976772" calcext:value-type="float">
            <text:p>275068,976772</text:p>
          </table:table-cell>
          <table:table-cell office:value-type="float" office:value="2617106.495056" calcext:value-type="float">
            <text:p>2617106,495056</text:p>
          </table:table-cell>
        </table:table-row>
        <table:table-row table:style-name="ro1">
          <table:table-cell office:value-type="float" office:value="230499.037574" calcext:value-type="float">
            <text:p>230499,037574</text:p>
          </table:table-cell>
          <table:table-cell office:value-type="float" office:value="2634616.055205" calcext:value-type="float">
            <text:p>2634616,055205</text:p>
          </table:table-cell>
        </table:table-row>
        <table:table-row table:style-name="ro1">
          <table:table-cell office:value-type="float" office:value="185405.958959" calcext:value-type="float">
            <text:p>185405,958959</text:p>
          </table:table-cell>
          <table:table-cell office:value-type="float" office:value="2651428.741072" calcext:value-type="float">
            <text:p>2651428,741072</text:p>
          </table:table-cell>
        </table:table-row>
        <table:table-row table:style-name="ro1">
          <table:table-cell office:value-type="float" office:value="139799.428248" calcext:value-type="float">
            <text:p>139799,428248</text:p>
          </table:table-cell>
          <table:table-cell office:value-type="float" office:value="2667531.999263" calcext:value-type="float">
            <text:p>2667531,999263</text:p>
          </table:table-cell>
        </table:table-row>
        <table:table-row table:style-name="ro1">
          <table:table-cell office:value-type="float" office:value="93689.3999" calcext:value-type="float">
            <text:p>93689,3999</text:p>
          </table:table-cell>
          <table:table-cell office:value-type="float" office:value="2682913.385449" calcext:value-type="float">
            <text:p>2682913,385449</text:p>
          </table:table-cell>
        </table:table-row>
        <table:table-row table:style-name="ro1">
          <table:table-cell office:value-type="float" office:value="47086.09489" calcext:value-type="float">
            <text:p>47086,09489</text:p>
          </table:table-cell>
          <table:table-cell office:value-type="float" office:value="2697560.569582" calcext:value-type="float">
            <text:p>2697560,5695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11461.341126" calcext:value-type="float">
            <text:p>2711461,341126</text:p>
          </table:table-cell>
        </table:table-row>
        <table:table-row table:style-name="ro1">
          <table:table-cell office:value-type="float" office:value="-47558.132991" calcext:value-type="float">
            <text:p>-47558,132991</text:p>
          </table:table-cell>
          <table:table-cell office:value-type="float" office:value="2724603.614292" calcext:value-type="float">
            <text:p>2724603,614292</text:p>
          </table:table-cell>
        </table:table-row>
        <table:table-row table:style-name="ro1">
          <table:table-cell office:value-type="float" office:value="-95577.288211" calcext:value-type="float">
            <text:p>-95577,288211</text:p>
          </table:table-cell>
          <table:table-cell office:value-type="float" office:value="2736975.433299" calcext:value-type="float">
            <text:p>2736975,433299</text:p>
          </table:table-cell>
        </table:table-row>
        <table:table-row table:style-name="ro1">
          <table:table-cell office:value-type="float" office:value="-144046.186693" calcext:value-type="float">
            <text:p>-144046,186693</text:p>
          </table:table-cell>
          <table:table-cell office:value-type="float" office:value="2748564.977629" calcext:value-type="float">
            <text:p>2748564,977629</text:p>
          </table:table-cell>
        </table:table-row>
        <table:table-row table:style-name="ro1">
          <table:table-cell office:value-type="float" office:value="-192953.287474" calcext:value-type="float">
            <text:p>-192953,287474</text:p>
          </table:table-cell>
          <table:table-cell office:value-type="float" office:value="2759360.5673" calcext:value-type="float">
            <text:p>2759360,5673</text:p>
          </table:table-cell>
        </table:table-row>
        <table:table-row table:style-name="ro1">
          <table:table-cell office:value-type="float" office:value="-242286.788791" calcext:value-type="float">
            <text:p>-242286,788791</text:p>
          </table:table-cell>
          <table:table-cell office:value-type="float" office:value="2769350.668145" calcext:value-type="float">
            <text:p>2769350,668145</text:p>
          </table:table-cell>
        </table:table-row>
        <table:table-row table:style-name="ro1">
          <table:table-cell office:value-type="float" office:value="-292034.629371" calcext:value-type="float">
            <text:p>-292034,629371</text:p>
          </table:table-cell>
          <table:table-cell office:value-type="float" office:value="2778523.897087" calcext:value-type="float">
            <text:p>2778523,897087</text:p>
          </table:table-cell>
        </table:table-row>
        <table:table-row table:style-name="ro1">
          <table:table-cell office:value-type="float" office:value="-342184.489827" calcext:value-type="float">
            <text:p>-342184,489827</text:p>
          </table:table-cell>
          <table:table-cell office:value-type="float" office:value="2786869.027431" calcext:value-type="float">
            <text:p>2786869,027431</text:p>
          </table:table-cell>
        </table:table-row>
        <table:table-row table:style-name="ro1">
          <table:table-cell office:value-type="float" office:value="-392723.794148" calcext:value-type="float">
            <text:p>-392723,794148</text:p>
          </table:table-cell>
          <table:table-cell office:value-type="float" office:value="2794374.994142" calcext:value-type="float">
            <text:p>2794374,994142</text:p>
          </table:table-cell>
        </table:table-row>
        <table:table-row table:style-name="ro1">
          <table:table-cell office:value-type="float" office:value="-443639.711291" calcext:value-type="float">
            <text:p>-443639,711291</text:p>
          </table:table-cell>
          <table:table-cell office:value-type="float" office:value="2801030.899132" calcext:value-type="float">
            <text:p>2801030,899132</text:p>
          </table:table-cell>
        </table:table-row>
        <table:table-row table:style-name="ro1">
          <table:table-cell office:value-type="float" office:value="-494919.156872" calcext:value-type="float">
            <text:p>-494919,156872</text:p>
          </table:table-cell>
          <table:table-cell office:value-type="float" office:value="2806826.016546" calcext:value-type="float">
            <text:p>2806826,016546</text:p>
          </table:table-cell>
        </table:table-row>
        <table:table-row table:style-name="ro1">
          <table:table-cell office:value-type="float" office:value="-546548.79496" calcext:value-type="float">
            <text:p>-546548,79496</text:p>
          </table:table-cell>
          <table:table-cell office:value-type="float" office:value="2811749.798035" calcext:value-type="float">
            <text:p>2811749,798035</text:p>
          </table:table-cell>
        </table:table-row>
        <table:table-row table:style-name="ro1">
          <table:table-cell office:value-type="float" office:value="-598515.039972" calcext:value-type="float">
            <text:p>-598515,039972</text:p>
          </table:table-cell>
          <table:table-cell office:value-type="float" office:value="2815791.87803" calcext:value-type="float">
            <text:p>2815791,87803</text:p>
          </table:table-cell>
        </table:table-row>
        <table:table-row table:style-name="ro1">
          <table:table-cell office:value-type="float" office:value="-650804.058669" calcext:value-type="float">
            <text:p>-650804,058669</text:p>
          </table:table-cell>
          <table:table-cell office:value-type="float" office:value="2818942.07901" calcext:value-type="float">
            <text:p>2818942,07901</text:p>
          </table:table-cell>
        </table:table-row>
        <table:table-row table:style-name="ro1">
          <table:table-cell office:value-type="float" office:value="-703401.772249" calcext:value-type="float">
            <text:p>-703401,772249</text:p>
          </table:table-cell>
          <table:table-cell office:value-type="float" office:value="2821190.416752" calcext:value-type="float">
            <text:p>2821190,416752</text:p>
          </table:table-cell>
        </table:table-row>
        <table:table-row table:style-name="ro1">
          <table:table-cell office:value-type="float" office:value="-756293.858555" calcext:value-type="float">
            <text:p>-756293,858555</text:p>
          </table:table-cell>
          <table:table-cell office:value-type="float" office:value="2822527.10558" calcext:value-type="float">
            <text:p>2822527,10558</text:p>
          </table:table-cell>
        </table:table-row>
        <table:table-row table:style-name="ro1">
          <table:table-cell office:value-type="float" office:value="-809465.754372" calcext:value-type="float">
            <text:p>-809465,754372</text:p>
          </table:table-cell>
          <table:table-cell office:value-type="float" office:value="2822942.563591" calcext:value-type="float">
            <text:p>2822942,563591</text:p>
          </table:table-cell>
        </table:table-row>
        <table:table-row table:style-name="ro1">
          <table:table-cell office:value-type="float" office:value="-862902.657834" calcext:value-type="float">
            <text:p>-862902,657834</text:p>
          </table:table-cell>
          <table:table-cell office:value-type="float" office:value="2822427.417875" calcext:value-type="float">
            <text:p>2822427,417875</text:p>
          </table:table-cell>
        </table:table-row>
        <table:table-row table:style-name="ro1">
          <table:table-cell office:value-type="float" office:value="-916589.530937" calcext:value-type="float">
            <text:p>-916589,530937</text:p>
          </table:table-cell>
          <table:table-cell office:value-type="float" office:value="2820972.509711" calcext:value-type="float">
            <text:p>2820972,509711</text:p>
          </table:table-cell>
        </table:table-row>
        <table:table-row table:style-name="ro1">
          <table:table-cell office:value-type="float" office:value="-970511.102143" calcext:value-type="float">
            <text:p>-970511,102143</text:p>
          </table:table-cell>
          <table:table-cell office:value-type="float" office:value="2818568.899749" calcext:value-type="float">
            <text:p>2818568,899749</text:p>
          </table:table-cell>
        </table:table-row>
        <table:table-row table:style-name="ro1">
          <table:table-cell office:value-type="float" office:value="-1024651.869104" calcext:value-type="float">
            <text:p>-1024651,869104</text:p>
          </table:table-cell>
          <table:table-cell office:value-type="float" office:value="2815207.873166" calcext:value-type="float">
            <text:p>2815207,873166</text:p>
          </table:table-cell>
        </table:table-row>
        <table:table-row table:style-name="ro1">
          <table:table-cell office:value-type="float" office:value="-1078996.101478" calcext:value-type="float">
            <text:p>-1078996,101478</text:p>
          </table:table-cell>
          <table:table-cell office:value-type="float" office:value="2810880.944807" calcext:value-type="float">
            <text:p>2810880,944807</text:p>
          </table:table-cell>
        </table:table-row>
        <table:table-row table:style-name="ro1">
          <table:table-cell office:value-type="float" office:value="-1133527.84385" calcext:value-type="float">
            <text:p>-1133527,84385</text:p>
          </table:table-cell>
          <table:table-cell office:value-type="float" office:value="2805579.864295" calcext:value-type="float">
            <text:p>2805579,864295</text:p>
          </table:table-cell>
        </table:table-row>
        <table:table-row table:style-name="ro1">
          <table:table-cell office:value-type="float" office:value="-1188230.918764" calcext:value-type="float">
            <text:p>-1188230,918764</text:p>
          </table:table-cell>
          <table:table-cell office:value-type="float" office:value="2799296.621115" calcext:value-type="float">
            <text:p>2799296,621115</text:p>
          </table:table-cell>
        </table:table-row>
        <table:table-row table:style-name="ro1">
          <table:table-cell office:value-type="float" office:value="-1243088.929849" calcext:value-type="float">
            <text:p>-1243088,929849</text:p>
          </table:table-cell>
          <table:table-cell office:value-type="float" office:value="2792023.449674" calcext:value-type="float">
            <text:p>2792023,449674</text:p>
          </table:table-cell>
        </table:table-row>
        <table:table-row table:style-name="ro1">
          <table:table-cell office:value-type="float" office:value="-1298085.265057" calcext:value-type="float">
            <text:p>-1298085,265057</text:p>
          </table:table-cell>
          <table:table-cell office:value-type="float" office:value="2783752.834326" calcext:value-type="float">
            <text:p>2783752,834326</text:p>
          </table:table-cell>
        </table:table-row>
        <table:table-row table:style-name="ro1">
          <table:table-cell office:value-type="float" office:value="-1353203.100001" calcext:value-type="float">
            <text:p>-1353203,100001</text:p>
          </table:table-cell>
          <table:table-cell office:value-type="float" office:value="2774477.514368" calcext:value-type="float">
            <text:p>2774477,514368</text:p>
          </table:table-cell>
        </table:table-row>
        <table:table-row table:style-name="ro1">
          <table:table-cell office:value-type="float" office:value="-1408425.401395" calcext:value-type="float">
            <text:p>-1408425,401395</text:p>
          </table:table-cell>
          <table:table-cell office:value-type="float" office:value="2764190.488999" calcext:value-type="float">
            <text:p>2764190,488999</text:p>
          </table:table-cell>
        </table:table-row>
        <table:table-row table:style-name="ro1">
          <table:table-cell office:value-type="float" office:value="-1463734.930605" calcext:value-type="float">
            <text:p>-1463734,930605</text:p>
          </table:table-cell>
          <table:table-cell office:value-type="float" office:value="2752885.022241" calcext:value-type="float">
            <text:p>2752885,022241</text:p>
          </table:table-cell>
        </table:table-row>
        <table:table-row table:style-name="ro1">
          <table:table-cell office:value-type="float" office:value="-1519114.247294" calcext:value-type="float">
            <text:p>-1519114,247294</text:p>
          </table:table-cell>
          <table:table-cell office:value-type="float" office:value="2740554.647831" calcext:value-type="float">
            <text:p>2740554,647831</text:p>
          </table:table-cell>
        </table:table-row>
        <table:table-row table:style-name="ro1">
          <table:table-cell office:value-type="float" office:value="-1574545.713175" calcext:value-type="float">
            <text:p>-1574545,713175</text:p>
          </table:table-cell>
          <table:table-cell office:value-type="float" office:value="2727193.17406" calcext:value-type="float">
            <text:p>2727193,17406</text:p>
          </table:table-cell>
        </table:table-row>
        <table:table-row table:style-name="ro1">
          <table:table-cell office:value-type="float" office:value="-1630011.495873" calcext:value-type="float">
            <text:p>-1630011,495873</text:p>
          </table:table-cell>
          <table:table-cell office:value-type="float" office:value="2712794.688577" calcext:value-type="float">
            <text:p>2712794,688577</text:p>
          </table:table-cell>
        </table:table-row>
        <table:table-row table:style-name="ro1">
          <table:table-cell office:value-type="float" office:value="-1685493.572877" calcext:value-type="float">
            <text:p>-1685493,572877</text:p>
          </table:table-cell>
          <table:table-cell office:value-type="float" office:value="2697353.563151" calcext:value-type="float">
            <text:p>2697353,563151</text:p>
          </table:table-cell>
        </table:table-row>
        <table:table-row table:style-name="ro1">
          <table:table-cell office:value-type="float" office:value="-1740973.735605" calcext:value-type="float">
            <text:p>-1740973,735605</text:p>
          </table:table-cell>
          <table:table-cell office:value-type="float" office:value="2680864.458379" calcext:value-type="float">
            <text:p>2680864,458379</text:p>
          </table:table-cell>
        </table:table-row>
        <table:table-row table:style-name="ro1">
          <table:table-cell office:value-type="float" office:value="-1796433.593568" calcext:value-type="float">
            <text:p>-1796433,593568</text:p>
          </table:table-cell>
          <table:table-cell office:value-type="float" office:value="2663322.328349" calcext:value-type="float">
            <text:p>2663322,328349</text:p>
          </table:table-cell>
        </table:table-row>
        <table:table-row table:style-name="ro1">
          <table:table-cell office:value-type="float" office:value="-1851854.578637" calcext:value-type="float">
            <text:p>-1851854,578637</text:p>
          </table:table-cell>
          <table:table-cell office:value-type="float" office:value="2644722.425257" calcext:value-type="float">
            <text:p>2644722,425257</text:p>
          </table:table-cell>
        </table:table-row>
        <table:table-row table:style-name="ro1">
          <table:table-cell office:value-type="float" office:value="-1907217.949409" calcext:value-type="float">
            <text:p>-1907217,949409</text:p>
          </table:table-cell>
          <table:table-cell office:value-type="float" office:value="2625060.303965" calcext:value-type="float">
            <text:p>2625060,303965</text:p>
          </table:table-cell>
        </table:table-row>
        <table:table-row table:style-name="ro1">
          <table:table-cell office:value-type="float" office:value="-1962504.795676" calcext:value-type="float">
            <text:p>-1962504,795676</text:p>
          </table:table-cell>
          <table:table-cell office:value-type="float" office:value="2604331.826507" calcext:value-type="float">
            <text:p>2604331,826507</text:p>
          </table:table-cell>
        </table:table-row>
        <table:table-row table:style-name="ro1">
          <table:table-cell office:value-type="float" office:value="-2017696.042995" calcext:value-type="float">
            <text:p>-2017696,042995</text:p>
          </table:table-cell>
          <table:table-cell office:value-type="float" office:value="2582533.16654" calcext:value-type="float">
            <text:p>2582533,16654</text:p>
          </table:table-cell>
        </table:table-row>
        <table:table-row table:style-name="ro1">
          <table:table-cell office:value-type="float" office:value="-2072772.457357" calcext:value-type="float">
            <text:p>-2072772,457357</text:p>
          </table:table-cell>
          <table:table-cell office:value-type="float" office:value="2559660.813735" calcext:value-type="float">
            <text:p>2559660,813735</text:p>
          </table:table-cell>
        </table:table-row>
        <table:table-row table:style-name="ro1">
          <table:table-cell office:value-type="float" office:value="-2127714.64996" calcext:value-type="float">
            <text:p>-2127714,64996</text:p>
          </table:table-cell>
          <table:table-cell office:value-type="float" office:value="2535711.578105" calcext:value-type="float">
            <text:p>2535711,578105</text:p>
          </table:table-cell>
        </table:table-row>
        <table:table-row table:style-name="ro1">
          <table:table-cell office:value-type="float" office:value="-2182503.082071" calcext:value-type="float">
            <text:p>-2182503,082071</text:p>
          </table:table-cell>
          <table:table-cell office:value-type="float" office:value="2510682.594277" calcext:value-type="float">
            <text:p>2510682,594277</text:p>
          </table:table-cell>
        </table:table-row>
        <table:table-row table:style-name="ro1">
          <table:table-cell office:value-type="float" office:value="-2237118.069997" calcext:value-type="float">
            <text:p>-2237118,069997</text:p>
          </table:table-cell>
          <table:table-cell office:value-type="float" office:value="2484571.32569" calcext:value-type="float">
            <text:p>2484571,32569</text:p>
          </table:table-cell>
        </table:table-row>
        <table:table-row table:style-name="ro1">
          <table:table-cell office:value-type="float" office:value="-2291539.790151" calcext:value-type="float">
            <text:p>-2291539,790151</text:p>
          </table:table-cell>
          <table:table-cell office:value-type="float" office:value="2457375.568735" calcext:value-type="float">
            <text:p>2457375,568735</text:p>
          </table:table-cell>
        </table:table-row>
        <table:table-row table:style-name="ro1">
          <table:table-cell office:value-type="float" office:value="-2345748.28421" calcext:value-type="float">
            <text:p>-2345748,28421</text:p>
          </table:table-cell>
          <table:table-cell office:value-type="float" office:value="2429093.456822" calcext:value-type="float">
            <text:p>2429093,456822</text:p>
          </table:table-cell>
        </table:table-row>
        <table:table-row table:style-name="ro1">
          <table:table-cell office:value-type="float" office:value="-2399723.464376" calcext:value-type="float">
            <text:p>-2399723,464376</text:p>
          </table:table-cell>
          <table:table-cell office:value-type="float" office:value="2399723.464376" calcext:value-type="float">
            <text:p>2399723,464376</text:p>
          </table:table-cell>
        </table:table-row>
        <table:table-row table:style-name="ro1">
          <table:table-cell office:value-type="float" office:value="-2453445.118726" calcext:value-type="float">
            <text:p>-2453445,118726</text:p>
          </table:table-cell>
          <table:table-cell office:value-type="float" office:value="2369264.410759" calcext:value-type="float">
            <text:p>2369264,410759</text:p>
          </table:table-cell>
        </table:table-row>
        <table:table-row table:style-name="ro1">
          <table:table-cell office:value-type="float" office:value="-2506892.916668" calcext:value-type="float">
            <text:p>-2506892,916668</text:p>
          </table:table-cell>
          <table:table-cell office:value-type="float" office:value="2337715.464125" calcext:value-type="float">
            <text:p>2337715,464125</text:p>
          </table:table-cell>
        </table:table-row>
        <table:table-row table:style-name="ro1">
          <table:table-cell office:value-type="float" office:value="-2560046.414475" calcext:value-type="float">
            <text:p>-2560046,414475</text:p>
          </table:table-cell>
          <table:table-cell office:value-type="float" office:value="2305076.145184" calcext:value-type="float">
            <text:p>2305076,145184</text:p>
          </table:table-cell>
        </table:table-row>
        <table:table-row table:style-name="ro1">
          <table:table-cell office:value-type="float" office:value="-2612885.060925" calcext:value-type="float">
            <text:p>-2612885,060925</text:p>
          </table:table-cell>
          <table:table-cell office:value-type="float" office:value="2271346.3309" calcext:value-type="float">
            <text:p>2271346,3309</text:p>
          </table:table-cell>
        </table:table-row>
        <table:table-row table:style-name="ro1">
          <table:table-cell office:value-type="float" office:value="-2665388.203027" calcext:value-type="float">
            <text:p>-2665388,203027</text:p>
          </table:table-cell>
          <table:table-cell office:value-type="float" office:value="2236526.258104" calcext:value-type="float">
            <text:p>2236526,258104</text:p>
          </table:table-cell>
        </table:table-row>
        <table:table-row table:style-name="ro1">
          <table:table-cell office:value-type="float" office:value="-2717535.091841" calcext:value-type="float">
            <text:p>-2717535,091841</text:p>
          </table:table-cell>
          <table:table-cell office:value-type="float" office:value="2200616.52702" calcext:value-type="float">
            <text:p>2200616,52702</text:p>
          </table:table-cell>
        </table:table-row>
        <table:table-row table:style-name="ro1">
          <table:table-cell office:value-type="float" office:value="-2769304.888387" calcext:value-type="float">
            <text:p>-2769304,888387</text:p>
          </table:table-cell>
          <table:table-cell office:value-type="float" office:value="2163618.104712" calcext:value-type="float">
            <text:p>2163618,104712</text:p>
          </table:table-cell>
        </table:table-row>
        <table:table-row table:style-name="ro1">
          <table:table-cell office:value-type="float" office:value="-2820676.669639" calcext:value-type="float">
            <text:p>-2820676,669639</text:p>
          </table:table-cell>
          <table:table-cell office:value-type="float" office:value="2125532.328437" calcext:value-type="float">
            <text:p>2125532,328437</text:p>
          </table:table-cell>
        </table:table-row>
        <table:table-row table:style-name="ro1">
          <table:table-cell office:value-type="float" office:value="-2871629.434617" calcext:value-type="float">
            <text:p>-2871629,434617</text:p>
          </table:table-cell>
          <table:table-cell office:value-type="float" office:value="2086360.908921" calcext:value-type="float">
            <text:p>2086360,908921</text:p>
          </table:table-cell>
        </table:table-row>
        <table:table-row table:style-name="ro1">
          <table:table-cell office:value-type="float" office:value="-2922142.110553" calcext:value-type="float">
            <text:p>-2922142,110553</text:p>
          </table:table-cell>
          <table:table-cell office:value-type="float" office:value="2046105.933529" calcext:value-type="float">
            <text:p>2046105,933529</text:p>
          </table:table-cell>
        </table:table-row>
        <table:table-row table:style-name="ro1">
          <table:table-cell office:value-type="float" office:value="-2972193.559154" calcext:value-type="float">
            <text:p>-2972193,559154</text:p>
          </table:table-cell>
          <table:table-cell office:value-type="float" office:value="2004769.869354" calcext:value-type="float">
            <text:p>2004769,869354</text:p>
          </table:table-cell>
        </table:table-row>
        <table:table-row table:style-name="ro1">
          <table:table-cell office:value-type="float" office:value="-3021762.582943" calcext:value-type="float">
            <text:p>-3021762,582943</text:p>
          </table:table-cell>
          <table:table-cell office:value-type="float" office:value="1962355.566203" calcext:value-type="float">
            <text:p>1962355,566203</text:p>
          </table:table-cell>
        </table:table-row>
        <table:table-row table:style-name="ro1">
          <table:table-cell office:value-type="float" office:value="-3070827.931685" calcext:value-type="float">
            <text:p>-3070827,931685</text:p>
          </table:table-cell>
          <table:table-cell office:value-type="float" office:value="1918866.259497" calcext:value-type="float">
            <text:p>1918866,259497</text:p>
          </table:table-cell>
        </table:table-row>
        <table:table-row table:style-name="ro1">
          <table:table-cell office:value-type="float" office:value="-3119368.308895" calcext:value-type="float">
            <text:p>-3119368,308895</text:p>
          </table:table-cell>
          <table:table-cell office:value-type="float" office:value="1874305.573058" calcext:value-type="float">
            <text:p>1874305,573058</text:p>
          </table:table-cell>
        </table:table-row>
        <table:table-row table:style-name="ro1">
          <table:table-cell office:value-type="float" office:value="-3167362.378424" calcext:value-type="float">
            <text:p>-3167362,378424</text:p>
          </table:table-cell>
          <table:table-cell office:value-type="float" office:value="1828677.521804" calcext:value-type="float">
            <text:p>1828677,521804</text:p>
          </table:table-cell>
        </table:table-row>
        <table:table-row table:style-name="ro1">
          <table:table-cell office:value-type="float" office:value="-3214788.771132" calcext:value-type="float">
            <text:p>-3214788,771132</text:p>
          </table:table-cell>
          <table:table-cell office:value-type="float" office:value="1781986.514347" calcext:value-type="float">
            <text:p>1781986,514347</text:p>
          </table:table-cell>
        </table:table-row>
        <table:table-row table:style-name="ro1">
          <table:table-cell office:value-type="float" office:value="-3261626.091625" calcext:value-type="float">
            <text:p>-3261626,091625</text:p>
          </table:table-cell>
          <table:table-cell office:value-type="float" office:value="1734237.35547" calcext:value-type="float">
            <text:p>1734237,35547</text:p>
          </table:table-cell>
        </table:table-row>
        <table:table-row table:style-name="ro1">
          <table:table-cell office:value-type="float" office:value="-3307852.925087" calcext:value-type="float">
            <text:p>-3307852,925087</text:p>
          </table:table-cell>
          <table:table-cell office:value-type="float" office:value="1685435.248516" calcext:value-type="float">
            <text:p>1685435,248516</text:p>
          </table:table-cell>
        </table:table-row>
        <table:table-row table:style-name="ro1">
          <table:table-cell office:value-type="float" office:value="-3353447.844165" calcext:value-type="float">
            <text:p>-3353447,844165</text:p>
          </table:table-cell>
          <table:table-cell office:value-type="float" office:value="1635585.797655" calcext:value-type="float">
            <text:p>1635585,797655</text:p>
          </table:table-cell>
        </table:table-row>
        <table:table-row table:style-name="ro1">
          <table:table-cell office:value-type="float" office:value="-3398389.415949" calcext:value-type="float">
            <text:p>-3398389,415949</text:p>
          </table:table-cell>
          <table:table-cell office:value-type="float" office:value="1584695.01005" calcext:value-type="float">
            <text:p>1584695,01005</text:p>
          </table:table-cell>
        </table:table-row>
        <table:table-row table:style-name="ro1">
          <table:table-cell office:value-type="float" office:value="-3442656.209006" calcext:value-type="float">
            <text:p>-3442656,209006</text:p>
          </table:table-cell>
          <table:table-cell office:value-type="float" office:value="1532769.297905" calcext:value-type="float">
            <text:p>1532769,297905</text:p>
          </table:table-cell>
        </table:table-row>
        <table:table-row table:style-name="ro1">
          <table:table-cell office:value-type="float" office:value="-3486226.800495" calcext:value-type="float">
            <text:p>-3486226,800495</text:p>
          </table:table-cell>
          <table:table-cell office:value-type="float" office:value="1479815.480405" calcext:value-type="float">
            <text:p>1479815,480405</text:p>
          </table:table-cell>
        </table:table-row>
        <table:table-row table:style-name="ro1">
          <table:table-cell office:value-type="float" office:value="-3529079.783346" calcext:value-type="float">
            <text:p>-3529079,783346</text:p>
          </table:table-cell>
          <table:table-cell office:value-type="float" office:value="1425840.785537" calcext:value-type="float">
            <text:p>1425840,785537</text:p>
          </table:table-cell>
        </table:table-row>
        <table:table-row table:style-name="ro1">
          <table:table-cell office:value-type="float" office:value="-3571193.773507" calcext:value-type="float">
            <text:p>-3571193,773507</text:p>
          </table:table-cell>
          <table:table-cell office:value-type="float" office:value="1370852.851792" calcext:value-type="float">
            <text:p>1370852,851792</text:p>
          </table:table-cell>
        </table:table-row>
        <table:table-row table:style-name="ro1">
          <table:table-cell office:value-type="float" office:value="-3612547.417256" calcext:value-type="float">
            <text:p>-3612547,417256</text:p>
          </table:table-cell>
          <table:table-cell office:value-type="float" office:value="1314859.729756" calcext:value-type="float">
            <text:p>1314859,729756</text:p>
          </table:table-cell>
        </table:table-row>
        <table:table-row table:style-name="ro1">
          <table:table-cell office:value-type="float" office:value="-3653119.398574" calcext:value-type="float">
            <text:p>-3653119,398574</text:p>
          </table:table-cell>
          <table:table-cell office:value-type="float" office:value="1257869.883573" calcext:value-type="float">
            <text:p>1257869,883573</text:p>
          </table:table-cell>
        </table:table-row>
        <table:table-row table:style-name="ro1">
          <table:table-cell office:value-type="float" office:value="-3692888.446585" calcext:value-type="float">
            <text:p>-3692888,446585</text:p>
          </table:table-cell>
          <table:table-cell office:value-type="float" office:value="1199892.192286" calcext:value-type="float">
            <text:p>1199892,192286</text:p>
          </table:table-cell>
        </table:table-row>
        <table:table-row table:style-name="ro1">
          <table:table-cell office:value-type="float" office:value="-3731833.343048" calcext:value-type="float">
            <text:p>-3731833,343048</text:p>
          </table:table-cell>
          <table:table-cell office:value-type="float" office:value="1140935.95106" calcext:value-type="float">
            <text:p>1140935,95106</text:p>
          </table:table-cell>
        </table:table-row>
        <table:table-row table:style-name="ro1">
          <table:table-cell office:value-type="float" office:value="-3769932.929915" calcext:value-type="float">
            <text:p>-3769932,929915</text:p>
          </table:table-cell>
          <table:table-cell office:value-type="float" office:value="1081010.872273" calcext:value-type="float">
            <text:p>1081010,872273</text:p>
          </table:table-cell>
        </table:table-row>
        <table:table-row table:style-name="ro1">
          <table:table-cell office:value-type="float" office:value="-3807166.116936" calcext:value-type="float">
            <text:p>-3807166,116936</text:p>
          </table:table-cell>
          <table:table-cell office:value-type="float" office:value="1020127.086484" calcext:value-type="float">
            <text:p>1020127,086484</text:p>
          </table:table-cell>
        </table:table-row>
        <table:table-row table:style-name="ro1">
          <table:table-cell office:value-type="float" office:value="-3843511.889325" calcext:value-type="float">
            <text:p>-3843511,889325</text:p>
          </table:table-cell>
          <table:table-cell office:value-type="float" office:value="958295.143269" calcext:value-type="float">
            <text:p>958295,143269</text:p>
          </table:table-cell>
        </table:table-row>
        <table:table-row table:style-name="ro1">
          <table:table-cell office:value-type="float" office:value="-3878949.315476" calcext:value-type="float">
            <text:p>-3878949,315476</text:p>
          </table:table-cell>
          <table:table-cell office:value-type="float" office:value="895526.011932" calcext:value-type="float">
            <text:p>895526,011932</text:p>
          </table:table-cell>
        </table:table-row>
        <table:table-row table:style-name="ro1">
          <table:table-cell office:value-type="float" office:value="-3913457.554725" calcext:value-type="float">
            <text:p>-3913457,554725</text:p>
          </table:table-cell>
          <table:table-cell office:value-type="float" office:value="831831.082074" calcext:value-type="float">
            <text:p>831831,082074</text:p>
          </table:table-cell>
        </table:table-row>
        <table:table-row table:style-name="ro1">
          <table:table-cell office:value-type="float" office:value="-3947015.865168" calcext:value-type="float">
            <text:p>-3947015,865168</text:p>
          </table:table-cell>
          <table:table-cell office:value-type="float" office:value="767222.164043" calcext:value-type="float">
            <text:p>767222,164043</text:p>
          </table:table-cell>
        </table:table-row>
        <table:table-row table:style-name="ro1">
          <table:table-cell office:value-type="float" office:value="-3979603.611511" calcext:value-type="float">
            <text:p>-3979603,611511</text:p>
          </table:table-cell>
          <table:table-cell office:value-type="float" office:value="701711.489234" calcext:value-type="float">
            <text:p>701711,489234</text:p>
          </table:table-cell>
        </table:table-row>
        <table:table-row table:style-name="ro1">
          <table:table-cell office:value-type="float" office:value="-4011200.272981" calcext:value-type="float">
            <text:p>-4011200,272981</text:p>
          </table:table-cell>
          <table:table-cell office:value-type="float" office:value="635311.710266" calcext:value-type="float">
            <text:p>635311,710266</text:p>
          </table:table-cell>
        </table:table-row>
        <table:table-row table:style-name="ro1">
          <table:table-cell office:value-type="float" office:value="-4041785.451262" calcext:value-type="float">
            <text:p>-4041785,451262</text:p>
          </table:table-cell>
          <table:table-cell office:value-type="float" office:value="568035.901008" calcext:value-type="float">
            <text:p>568035,901008</text:p>
          </table:table-cell>
        </table:table-row>
        <table:table-row table:style-name="ro1">
          <table:table-cell office:value-type="float" office:value="-4071338.878482" calcext:value-type="float">
            <text:p>-4071338,878482</text:p>
          </table:table-cell>
          <table:table-cell office:value-type="float" office:value="499897.556481" calcext:value-type="float">
            <text:p>499897,556481</text:p>
          </table:table-cell>
        </table:table-row>
        <table:table-row table:style-name="ro1">
          <table:table-cell office:value-type="float" office:value="-4099840.42523" calcext:value-type="float">
            <text:p>-4099840,42523</text:p>
          </table:table-cell>
          <table:table-cell office:value-type="float" office:value="430910.592605" calcext:value-type="float">
            <text:p>430910,592605</text:p>
          </table:table-cell>
        </table:table-row>
        <table:table-row table:style-name="ro1">
          <table:table-cell office:value-type="float" office:value="-4127270.108608" calcext:value-type="float">
            <text:p>-4127270,108608</text:p>
          </table:table-cell>
          <table:table-cell office:value-type="float" office:value="361089.345813" calcext:value-type="float">
            <text:p>361089,345813</text:p>
          </table:table-cell>
        </table:table-row>
        <table:table-row table:style-name="ro1">
          <table:table-cell office:value-type="float" office:value="-4153608.100319" calcext:value-type="float">
            <text:p>-4153608,100319</text:p>
          </table:table-cell>
          <table:table-cell office:value-type="float" office:value="290448.572518" calcext:value-type="float">
            <text:p>290448,572518</text:p>
          </table:table-cell>
        </table:table-row>
        <table:table-row table:style-name="ro1">
          <table:table-cell office:value-type="float" office:value="-4178834.734785" calcext:value-type="float">
            <text:p>-4178834,734785</text:p>
          </table:table-cell>
          <table:table-cell office:value-type="float" office:value="219003.448441" calcext:value-type="float">
            <text:p>219003,448441</text:p>
          </table:table-cell>
        </table:table-row>
        <table:table-row table:style-name="ro1">
          <table:table-cell office:value-type="float" office:value="-4202930.517284" calcext:value-type="float">
            <text:p>-4202930,517284</text:p>
          </table:table-cell>
          <table:table-cell office:value-type="float" office:value="146769.567784" calcext:value-type="float">
            <text:p>146769,567784</text:p>
          </table:table-cell>
        </table:table-row>
        <table:table-row table:style-name="ro1">
          <table:table-cell office:value-type="float" office:value="-4225876.132122" calcext:value-type="float">
            <text:p>-4225876,132122</text:p>
          </table:table-cell>
          <table:table-cell office:value-type="float" office:value="73762.942265" calcext:value-type="float">
            <text:p>73762,942265</text:p>
          </table:table-cell>
        </table:table-row>
        <table:table-row table:style-name="ro1">
          <table:table-cell office:value-type="float" office:value="-4247652.450825" calcext:value-type="float">
            <text:p>-4247652,450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268240.540347" calcext:value-type="float">
            <text:p>-4268240,540347</text:p>
          </table:table-cell>
          <table:table-cell office:value-type="float" office:value="-74502.415761" calcext:value-type="float">
            <text:p>-74502,415761</text:p>
          </table:table-cell>
        </table:table-row>
        <table:table-row table:style-name="ro1">
          <table:table-cell office:value-type="float" office:value="-4287621.671299" calcext:value-type="float">
            <text:p>-4287621,671299</text:p>
          </table:table-cell>
          <table:table-cell office:value-type="float" office:value="-149727.048051" calcext:value-type="float">
            <text:p>-149727,048051</text:p>
          </table:table-cell>
        </table:table-row>
        <table:table-row table:style-name="ro1">
          <table:table-cell office:value-type="float" office:value="-4305777.326196" calcext:value-type="float">
            <text:p>-4305777,326196</text:p>
          </table:table-cell>
          <table:table-cell office:value-type="float" office:value="-225656.227753" calcext:value-type="float">
            <text:p>-225656,227753</text:p>
          </table:table-cell>
        </table:table-row>
        <table:table-row table:style-name="ro1">
          <table:table-cell office:value-type="float" office:value="-4322689.207708" calcext:value-type="float">
            <text:p>-4322689,207708</text:p>
          </table:table-cell>
          <table:table-cell office:value-type="float" office:value="-302271.875318" calcext:value-type="float">
            <text:p>-302271,875318</text:p>
          </table:table-cell>
        </table:table-row>
        <table:table-row table:style-name="ro1">
          <table:table-cell office:value-type="float" office:value="-4338339.24693" calcext:value-type="float">
            <text:p>-4338339,24693</text:p>
          </table:table-cell>
          <table:table-cell office:value-type="float" office:value="-379555.502636" calcext:value-type="float">
            <text:p>-379555,502636</text:p>
          </table:table-cell>
        </table:table-row>
        <table:table-row table:style-name="ro1">
          <table:table-cell office:value-type="float" office:value="-4352709.611652" calcext:value-type="float">
            <text:p>-4352709,611652</text:p>
          </table:table-cell>
          <table:table-cell office:value-type="float" office:value="-457488.215066" calcext:value-type="float">
            <text:p>-457488,215066</text:p>
          </table:table-cell>
        </table:table-row>
        <table:table-row table:style-name="ro1">
          <table:table-cell office:value-type="float" office:value="-4365782.714638" calcext:value-type="float">
            <text:p>-4365782,714638</text:p>
          </table:table-cell>
          <table:table-cell office:value-type="float" office:value="-536050.713614" calcext:value-type="float">
            <text:p>-536050,713614</text:p>
          </table:table-cell>
        </table:table-row>
        <table:table-row table:style-name="ro1">
          <table:table-cell office:value-type="float" office:value="-4377541.221909" calcext:value-type="float">
            <text:p>-4377541,221909</text:p>
          </table:table-cell>
          <table:table-cell office:value-type="float" office:value="-615223.297271" calcext:value-type="float">
            <text:p>-615223,297271</text:p>
          </table:table-cell>
        </table:table-row>
        <table:table-row table:style-name="ro1">
          <table:table-cell office:value-type="float" office:value="-4387968.061015" calcext:value-type="float">
            <text:p>-4387968,061015</text:p>
          </table:table-cell>
          <table:table-cell office:value-type="float" office:value="-694985.865506" calcext:value-type="float">
            <text:p>-694985,865506</text:p>
          </table:table-cell>
        </table:table-row>
        <table:table-row table:style-name="ro1">
          <table:table-cell office:value-type="float" office:value="-4397046.429315" calcext:value-type="float">
            <text:p>-4397046,429315</text:p>
          </table:table-cell>
          <table:table-cell office:value-type="float" office:value="-775317.920916" calcext:value-type="float">
            <text:p>-775317,920916</text:p>
          </table:table-cell>
        </table:table-row>
        <table:table-row table:style-name="ro1">
          <table:table-cell office:value-type="float" office:value="-4404759.802244" calcext:value-type="float">
            <text:p>-4404759,802244</text:p>
          </table:table-cell>
          <table:table-cell office:value-type="float" office:value="-856198.572038" calcext:value-type="float">
            <text:p>-856198,572038</text:p>
          </table:table-cell>
        </table:table-row>
        <table:table-row table:style-name="ro1">
          <table:table-cell office:value-type="float" office:value="-4411091.941574" calcext:value-type="float">
            <text:p>-4411091,941574</text:p>
          </table:table-cell>
          <table:table-cell office:value-type="float" office:value="-937606.536311" calcext:value-type="float">
            <text:p>-937606,536311</text:p>
          </table:table-cell>
        </table:table-row>
        <table:table-row table:style-name="ro1">
          <table:table-cell office:value-type="float" office:value="-4416026.903658" calcext:value-type="float">
            <text:p>-4416026,903658</text:p>
          </table:table-cell>
          <table:table-cell office:value-type="float" office:value="-1019520.143209" calcext:value-type="float">
            <text:p>-1019520,143209</text:p>
          </table:table-cell>
        </table:table-row>
        <table:table-row table:style-name="ro1">
          <table:table-cell office:value-type="float" office:value="-4419549.047668" calcext:value-type="float">
            <text:p>-4419549,047668</text:p>
          </table:table-cell>
          <table:table-cell office:value-type="float" office:value="-1101917.337523" calcext:value-type="float">
            <text:p>-1101917,337523</text:p>
          </table:table-cell>
        </table:table-row>
        <table:table-row table:style-name="ro1">
          <table:table-cell office:value-type="float" office:value="-4421643.043805" calcext:value-type="float">
            <text:p>-4421643,043805</text:p>
          </table:table-cell>
          <table:table-cell office:value-type="float" office:value="-1184775.682806" calcext:value-type="float">
            <text:p>-1184775,682806</text:p>
          </table:table-cell>
        </table:table-row>
        <table:table-row table:style-name="ro1">
          <table:table-cell office:value-type="float" office:value="-4422293.881497" calcext:value-type="float">
            <text:p>-4422293,881497</text:p>
          </table:table-cell>
          <table:table-cell office:value-type="float" office:value="-1268072.364989" calcext:value-type="float">
            <text:p>-1268072,364989</text:p>
          </table:table-cell>
        </table:table-row>
        <table:table-row table:style-name="ro1">
          <table:table-cell office:value-type="float" office:value="-4421486.877565" calcext:value-type="float">
            <text:p>-4421486,877565</text:p>
          </table:table-cell>
          <table:table-cell office:value-type="float" office:value="-1351784.196139" calcext:value-type="float">
            <text:p>-1351784,196139</text:p>
          </table:table-cell>
        </table:table-row>
        <table:table-row table:style-name="ro1">
          <table:table-cell office:value-type="float" office:value="-4419207.684374" calcext:value-type="float">
            <text:p>-4419207,684374</text:p>
          </table:table-cell>
          <table:table-cell office:value-type="float" office:value="-1435887.618397" calcext:value-type="float">
            <text:p>-1435887,618397</text:p>
          </table:table-cell>
        </table:table-row>
        <table:table-row table:style-name="ro1">
          <table:table-cell office:value-type="float" office:value="-4415442.297941" calcext:value-type="float">
            <text:p>-4415442,297941</text:p>
          </table:table-cell>
          <table:table-cell office:value-type="float" office:value="-1520358.708068" calcext:value-type="float">
            <text:p>-1520358,708068</text:p>
          </table:table-cell>
        </table:table-row>
        <table:table-row table:style-name="ro1">
          <table:table-cell office:value-type="float" office:value="-4410177.066021" calcext:value-type="float">
            <text:p>-4410177,066021</text:p>
          </table:table-cell>
          <table:table-cell office:value-type="float" office:value="-1605173.179875" calcext:value-type="float">
            <text:p>-1605173,179875</text:p>
          </table:table-cell>
        </table:table-row>
        <table:table-row table:style-name="ro1">
          <table:table-cell office:value-type="float" office:value="-4403398.696155" calcext:value-type="float">
            <text:p>-4403398,696155</text:p>
          </table:table-cell>
          <table:table-cell office:value-type="float" office:value="-1690306.391376" calcext:value-type="float">
            <text:p>-1690306,391376</text:p>
          </table:table-cell>
        </table:table-row>
        <table:table-row table:style-name="ro1">
          <table:table-cell office:value-type="float" office:value="-4395094.263675" calcext:value-type="float">
            <text:p>-4395094,263675</text:p>
          </table:table-cell>
          <table:table-cell office:value-type="float" office:value="-1775733.347542" calcext:value-type="float">
            <text:p>-1775733,347542</text:p>
          </table:table-cell>
        </table:table-row>
        <table:table-row table:style-name="ro1">
          <table:table-cell office:value-type="float" office:value="-4385251.219672" calcext:value-type="float">
            <text:p>-4385251,219672</text:p>
          </table:table-cell>
          <table:table-cell office:value-type="float" office:value="-1861428.705503" calcext:value-type="float">
            <text:p>-1861428,705503</text:p>
          </table:table-cell>
        </table:table-row>
        <table:table-row table:style-name="ro1">
          <table:table-cell office:value-type="float" office:value="-4373857.39892" calcext:value-type="float">
            <text:p>-4373857,39892</text:p>
          </table:table-cell>
          <table:table-cell office:value-type="float" office:value="-1947366.779448" calcext:value-type="float">
            <text:p>-1947366,779448</text:p>
          </table:table-cell>
        </table:table-row>
        <table:table-row table:style-name="ro1">
          <table:table-cell office:value-type="float" office:value="-4360901.027749" calcext:value-type="float">
            <text:p>-4360901,027749</text:p>
          </table:table-cell>
          <table:table-cell office:value-type="float" office:value="-2033521.545695" calcext:value-type="float">
            <text:p>-2033521,545695</text:p>
          </table:table-cell>
        </table:table-row>
        <table:table-row table:style-name="ro1">
          <table:table-cell office:value-type="float" office:value="-4346370.73187" calcext:value-type="float">
            <text:p>-4346370,73187</text:p>
          </table:table-cell>
          <table:table-cell office:value-type="float" office:value="-2119866.647922" calcext:value-type="float">
            <text:p>-2119866,647922</text:p>
          </table:table-cell>
        </table:table-row>
        <table:table-row table:style-name="ro1">
          <table:table-cell office:value-type="float" office:value="-4330255.544144" calcext:value-type="float">
            <text:p>-4330255,544144</text:p>
          </table:table-cell>
          <table:table-cell office:value-type="float" office:value="-2206375.402556" calcext:value-type="float">
            <text:p>-2206375,402556</text:p>
          </table:table-cell>
        </table:table-row>
        <table:table-row table:style-name="ro1">
          <table:table-cell office:value-type="float" office:value="-4312544.912297" calcext:value-type="float">
            <text:p>-4312544,912297</text:p>
          </table:table-cell>
          <table:table-cell office:value-type="float" office:value="-2293020.804332" calcext:value-type="float">
            <text:p>-2293020,804332</text:p>
          </table:table-cell>
        </table:table-row>
        <table:table-row table:style-name="ro1">
          <table:table-cell office:value-type="float" office:value="-4293228.706571" calcext:value-type="float">
            <text:p>-4293228,706571</text:p>
          </table:table-cell>
          <table:table-cell office:value-type="float" office:value="-2379775.532009" calcext:value-type="float">
            <text:p>-2379775,532009</text:p>
          </table:table-cell>
        </table:table-row>
        <table:table-row table:style-name="ro1">
          <table:table-cell office:value-type="float" office:value="-4272297.227317" calcext:value-type="float">
            <text:p>-4272297,227317</text:p>
          </table:table-cell>
          <table:table-cell office:value-type="float" office:value="-2466611.954249" calcext:value-type="float">
            <text:p>-2466611,954249</text:p>
          </table:table-cell>
        </table:table-row>
        <table:table-row table:style-name="ro1">
          <table:table-cell office:value-type="float" office:value="-4249741.212514" calcext:value-type="float">
            <text:p>-4249741,212514</text:p>
          </table:table-cell>
          <table:table-cell office:value-type="float" office:value="-2553502.135658" calcext:value-type="float">
            <text:p>-2553502,135658</text:p>
          </table:table-cell>
        </table:table-row>
        <table:table-row table:style-name="ro1">
          <table:table-cell office:value-type="float" office:value="-4225551.845229" calcext:value-type="float">
            <text:p>-4225551,845229</text:p>
          </table:table-cell>
          <table:table-cell office:value-type="float" office:value="-2640417.842988" calcext:value-type="float">
            <text:p>-2640417,842988</text:p>
          </table:table-cell>
        </table:table-row>
        <table:table-row table:style-name="ro1">
          <table:table-cell office:value-type="float" office:value="-4199720.760996" calcext:value-type="float">
            <text:p>-4199720,760996</text:p>
          </table:table-cell>
          <table:table-cell office:value-type="float" office:value="-2727330.5515" calcext:value-type="float">
            <text:p>-2727330,5515</text:p>
          </table:table-cell>
        </table:table-row>
        <table:table-row table:style-name="ro1">
          <table:table-cell office:value-type="float" office:value="-4172240.055118" calcext:value-type="float">
            <text:p>-4172240,055118</text:p>
          </table:table-cell>
          <table:table-cell office:value-type="float" office:value="-2814211.451488" calcext:value-type="float">
            <text:p>-2814211,451488</text:p>
          </table:table-cell>
        </table:table-row>
        <table:table-row table:style-name="ro1">
          <table:table-cell office:value-type="float" office:value="-4143102.2899" calcext:value-type="float">
            <text:p>-4143102,2899</text:p>
          </table:table-cell>
          <table:table-cell office:value-type="float" office:value="-2901031.454962" calcext:value-type="float">
            <text:p>-2901031,454962</text:p>
          </table:table-cell>
        </table:table-row>
        <table:table-row table:style-name="ro1">
          <table:table-cell office:value-type="float" office:value="-4112300.501791" calcext:value-type="float">
            <text:p>-4112300,501791</text:p>
          </table:table-cell>
          <table:table-cell office:value-type="float" office:value="-2987761.202489" calcext:value-type="float">
            <text:p>-2987761,202489</text:p>
          </table:table-cell>
        </table:table-row>
        <table:table-row table:style-name="ro1">
          <table:table-cell office:value-type="float" office:value="-4079828.208442" calcext:value-type="float">
            <text:p>-4079828,208442</text:p>
          </table:table-cell>
          <table:table-cell office:value-type="float" office:value="-3074371.070195" calcext:value-type="float">
            <text:p>-3074371,070195</text:p>
          </table:table-cell>
        </table:table-row>
        <table:table-row table:style-name="ro1">
          <table:table-cell office:value-type="float" office:value="-4045679.415675" calcext:value-type="float">
            <text:p>-4045679,415675</text:p>
          </table:table-cell>
          <table:table-cell office:value-type="float" office:value="-3160831.176921" calcext:value-type="float">
            <text:p>-3160831,176921</text:p>
          </table:table-cell>
        </table:table-row>
        <table:table-row table:style-name="ro1">
          <table:table-cell office:value-type="float" office:value="-4009848.624369" calcext:value-type="float">
            <text:p>-4009848,624369</text:p>
          </table:table-cell>
          <table:table-cell office:value-type="float" office:value="-3247111.391543" calcext:value-type="float">
            <text:p>-3247111,391543</text:p>
          </table:table-cell>
        </table:table-row>
        <table:table-row table:style-name="ro1">
          <table:table-cell office:value-type="float" office:value="-3972330.837235" calcext:value-type="float">
            <text:p>-3972330,837235</text:p>
          </table:table-cell>
          <table:table-cell office:value-type="float" office:value="-3333181.340438" calcext:value-type="float">
            <text:p>-3333181,340438</text:p>
          </table:table-cell>
        </table:table-row>
        <table:table-row table:style-name="ro1">
          <table:table-cell office:value-type="float" office:value="-3933121.565508" calcext:value-type="float">
            <text:p>-3933121,565508</text:p>
          </table:table-cell>
          <table:table-cell office:value-type="float" office:value="-3419010.415115" calcext:value-type="float">
            <text:p>-3419010,415115</text:p>
          </table:table-cell>
        </table:table-row>
        <table:table-row table:style-name="ro1">
          <table:table-cell office:value-type="float" office:value="-3892216.835529" calcext:value-type="float">
            <text:p>-3892216,835529</text:p>
          </table:table-cell>
          <table:table-cell office:value-type="float" office:value="-3504567.779994" calcext:value-type="float">
            <text:p>-3504567,779994</text:p>
          </table:table-cell>
        </table:table-row>
        <table:table-row table:style-name="ro1">
          <table:table-cell office:value-type="float" office:value="-3849613.195223" calcext:value-type="float">
            <text:p>-3849613,195223</text:p>
          </table:table-cell>
          <table:table-cell office:value-type="float" office:value="-3589822.38034" calcext:value-type="float">
            <text:p>-3589822,38034</text:p>
          </table:table-cell>
        </table:table-row>
        <table:table-row table:style-name="ro1">
          <table:table-cell office:value-type="float" office:value="-3805307.720474" calcext:value-type="float">
            <text:p>-3805307,720474</text:p>
          </table:table-cell>
          <table:table-cell office:value-type="float" office:value="-3674742.950348" calcext:value-type="float">
            <text:p>-3674742,950348</text:p>
          </table:table-cell>
        </table:table-row>
        <table:table-row table:style-name="ro1">
          <table:table-cell table:number-columns-repeated="2" office:value-type="float" office:value="-3759298.021386" calcext:value-type="float">
            <text:p>-3759298,021386</text:p>
          </table:table-cell>
        </table:table-row>
        <table:table-row table:style-name="ro1">
          <table:table-cell office:value-type="float" office:value="-3711582.248426" calcext:value-type="float">
            <text:p>-3711582,248426</text:p>
          </table:table-cell>
          <table:table-cell office:value-type="float" office:value="-3843455.930372" calcext:value-type="float">
            <text:p>-3843455,930372</text:p>
          </table:table-cell>
        </table:table-row>
        <table:table-row table:style-name="ro1">
          <table:table-cell office:value-type="float" office:value="-3662159.098458" calcext:value-type="float">
            <text:p>-3662159,098458</text:p>
          </table:table-cell>
          <table:table-cell office:value-type="float" office:value="-3927184.828319" calcext:value-type="float">
            <text:p>-3927184,828319</text:p>
          </table:table-cell>
        </table:table-row>
        <table:table-row table:style-name="ro1">
          <table:table-cell office:value-type="float" office:value="-3611027.820652" calcext:value-type="float">
            <text:p>-3611027,820652</text:p>
          </table:table-cell>
          <table:table-cell office:value-type="float" office:value="-4010452.689013" calcext:value-type="float">
            <text:p>-4010452,689013</text:p>
          </table:table-cell>
        </table:table-row>
        <table:table-row table:style-name="ro1">
          <table:table-cell office:value-type="float" office:value="-3558188.222265" calcext:value-type="float">
            <text:p>-3558188,222265</text:p>
          </table:table-cell>
          <table:table-cell office:value-type="float" office:value="-4093227.317839" calcext:value-type="float">
            <text:p>-4093227,317839</text:p>
          </table:table-cell>
        </table:table-row>
        <table:table-row table:style-name="ro1">
          <table:table-cell office:value-type="float" office:value="-3503640.674304" calcext:value-type="float">
            <text:p>-3503640,674304</text:p>
          </table:table-cell>
          <table:table-cell office:value-type="float" office:value="-4175476.360761" calcext:value-type="float">
            <text:p>-4175476,360761</text:p>
          </table:table-cell>
        </table:table-row>
        <table:table-row table:style-name="ro1">
          <table:table-cell office:value-type="float" office:value="-3447386.117053" calcext:value-type="float">
            <text:p>-3447386,117053</text:p>
          </table:table-cell>
          <table:table-cell office:value-type="float" office:value="-4257167.313428" calcext:value-type="float">
            <text:p>-4257167,313428</text:p>
          </table:table-cell>
        </table:table-row>
        <table:table-row table:style-name="ro1">
          <table:table-cell office:value-type="float" office:value="-3389426.065471" calcext:value-type="float">
            <text:p>-3389426,065471</text:p>
          </table:table-cell>
          <table:table-cell office:value-type="float" office:value="-4338267.530436" calcext:value-type="float">
            <text:p>-4338267,530436</text:p>
          </table:table-cell>
        </table:table-row>
        <table:table-row table:style-name="ro1">
          <table:table-cell office:value-type="float" office:value="-3329762.614446" calcext:value-type="float">
            <text:p>-3329762,614446</text:p>
          </table:table-cell>
          <table:table-cell office:value-type="float" office:value="-4418744.234725" calcext:value-type="float">
            <text:p>-4418744,234725</text:p>
          </table:table-cell>
        </table:table-row>
        <table:table-row table:style-name="ro1">
          <table:table-cell office:value-type="float" office:value="-3268398.44392" calcext:value-type="float">
            <text:p>-3268398,44392</text:p>
          </table:table-cell>
          <table:table-cell office:value-type="float" office:value="-4498564.527108" calcext:value-type="float">
            <text:p>-4498564,527108</text:p>
          </table:table-cell>
        </table:table-row>
        <table:table-row table:style-name="ro1">
          <table:table-cell office:value-type="float" office:value="-3205336.823867" calcext:value-type="float">
            <text:p>-3205336,823867</text:p>
          </table:table-cell>
          <table:table-cell office:value-type="float" office:value="-4577695.395943" calcext:value-type="float">
            <text:p>-4577695,395943</text:p>
          </table:table-cell>
        </table:table-row>
        <table:table-row table:style-name="ro1">
          <table:table-cell office:value-type="float" office:value="-3140581.619122" calcext:value-type="float">
            <text:p>-3140581,619122</text:p>
          </table:table-cell>
          <table:table-cell office:value-type="float" office:value="-4656103.726939" calcext:value-type="float">
            <text:p>-4656103,726939</text:p>
          </table:table-cell>
        </table:table-row>
        <table:table-row table:style-name="ro1">
          <table:table-cell office:value-type="float" office:value="-3074137.294067" calcext:value-type="float">
            <text:p>-3074137,294067</text:p>
          </table:table-cell>
          <table:table-cell office:value-type="float" office:value="-4733756.313089" calcext:value-type="float">
            <text:p>-4733756,313089</text:p>
          </table:table-cell>
        </table:table-row>
        <table:table-row table:style-name="ro1">
          <table:table-cell office:value-type="float" office:value="-3006008.91716" calcext:value-type="float">
            <text:p>-3006008,91716</text:p>
          </table:table-cell>
          <table:table-cell office:value-type="float" office:value="-4810619.864737" calcext:value-type="float">
            <text:p>-4810619,864737</text:p>
          </table:table-cell>
        </table:table-row>
        <table:table-row table:style-name="ro1">
          <table:table-cell office:value-type="float" office:value="-2936202.165319" calcext:value-type="float">
            <text:p>-2936202,165319</text:p>
          </table:table-cell>
          <table:table-cell office:value-type="float" office:value="-4886661.019774" calcext:value-type="float">
            <text:p>-4886661,019774</text:p>
          </table:table-cell>
        </table:table-row>
        <table:table-row table:style-name="ro1">
          <table:table-cell office:value-type="float" office:value="-2864723.328136" calcext:value-type="float">
            <text:p>-2864723,328136</text:p>
          </table:table-cell>
          <table:table-cell office:value-type="float" office:value="-4961846.353959" calcext:value-type="float">
            <text:p>-4961846,353959</text:p>
          </table:table-cell>
        </table:table-row>
        <table:table-row table:style-name="ro1">
          <table:table-cell office:value-type="float" office:value="-2791579.311937" calcext:value-type="float">
            <text:p>-2791579,311937</text:p>
          </table:table-cell>
          <table:table-cell office:value-type="float" office:value="-5036142.391362" calcext:value-type="float">
            <text:p>-5036142,391362</text:p>
          </table:table-cell>
        </table:table-row>
        <table:table-row table:style-name="ro1">
          <table:table-cell office:value-type="float" office:value="-2716777.643681" calcext:value-type="float">
            <text:p>-2716777,643681</text:p>
          </table:table-cell>
          <table:table-cell office:value-type="float" office:value="-5109515.614933" calcext:value-type="float">
            <text:p>-5109515,614933</text:p>
          </table:table-cell>
        </table:table-row>
        <table:table-row table:style-name="ro1">
          <table:table-cell office:value-type="float" office:value="-2640326.474688" calcext:value-type="float">
            <text:p>-2640326,474688</text:p>
          </table:table-cell>
          <table:table-cell office:value-type="float" office:value="-5181932.477186" calcext:value-type="float">
            <text:p>-5181932,477186</text:p>
          </table:table-cell>
        </table:table-row>
        <table:table-row table:style-name="ro1">
          <table:table-cell office:value-type="float" office:value="-2562234.584197" calcext:value-type="float">
            <text:p>-2562234,584197</text:p>
          </table:table-cell>
          <table:table-cell office:value-type="float" office:value="-5253359.411007" calcext:value-type="float">
            <text:p>-5253359,411007</text:p>
          </table:table-cell>
        </table:table-row>
        <table:table-row table:style-name="ro1">
          <table:table-cell office:value-type="float" office:value="-2482511.382757" calcext:value-type="float">
            <text:p>-2482511,382757</text:p>
          </table:table-cell>
          <table:table-cell office:value-type="float" office:value="-5323762.840566" calcext:value-type="float">
            <text:p>-5323762,840566</text:p>
          </table:table-cell>
        </table:table-row>
        <table:table-row table:style-name="ro1">
          <table:table-cell office:value-type="float" office:value="-2401166.915437" calcext:value-type="float">
            <text:p>-2401166,915437</text:p>
          </table:table-cell>
          <table:table-cell office:value-type="float" office:value="-5393109.192353" calcext:value-type="float">
            <text:p>-5393109,192353</text:p>
          </table:table-cell>
        </table:table-row>
        <table:table-row table:style-name="ro1">
          <table:table-cell office:value-type="float" office:value="-2318211.864862" calcext:value-type="float">
            <text:p>-2318211,864862</text:p>
          </table:table-cell>
          <table:table-cell office:value-type="float" office:value="-5461364.906316" calcext:value-type="float">
            <text:p>-5461364,906316</text:p>
          </table:table-cell>
        </table:table-row>
        <table:table-row table:style-name="ro1">
          <table:table-cell office:value-type="float" office:value="-2233657.554069" calcext:value-type="float">
            <text:p>-2233657,554069</text:p>
          </table:table-cell>
          <table:table-cell office:value-type="float" office:value="-5528496.447109" calcext:value-type="float">
            <text:p>-5528496,447109</text:p>
          </table:table-cell>
        </table:table-row>
        <table:table-row table:style-name="ro1">
          <table:table-cell office:value-type="float" office:value="-2147515.949173" calcext:value-type="float">
            <text:p>-2147515,949173</text:p>
          </table:table-cell>
          <table:table-cell office:value-type="float" office:value="-5594470.315447" calcext:value-type="float">
            <text:p>-5594470,315447</text:p>
          </table:table-cell>
        </table:table-row>
        <table:table-row table:style-name="ro1">
          <table:table-cell office:value-type="float" office:value="-2059799.661858" calcext:value-type="float">
            <text:p>-2059799,661858</text:p>
          </table:table-cell>
          <table:table-cell office:value-type="float" office:value="-5659253.059554" calcext:value-type="float">
            <text:p>-5659253,059554</text:p>
          </table:table-cell>
        </table:table-row>
        <table:table-row table:style-name="ro1">
          <table:table-cell office:value-type="float" office:value="-1970521.951665" calcext:value-type="float">
            <text:p>-1970521,951665</text:p>
          </table:table-cell>
          <table:table-cell office:value-type="float" office:value="-5722811.286724" calcext:value-type="float">
            <text:p>-5722811,286724</text:p>
          </table:table-cell>
        </table:table-row>
        <table:table-row table:style-name="ro1">
          <table:table-cell office:value-type="float" office:value="-1879696.728103" calcext:value-type="float">
            <text:p>-1879696,728103</text:p>
          </table:table-cell>
          <table:table-cell office:value-type="float" office:value="-5785111.674964" calcext:value-type="float">
            <text:p>-5785111,674964</text:p>
          </table:table-cell>
        </table:table-row>
        <table:table-row table:style-name="ro1">
          <table:table-cell office:value-type="float" office:value="-1787338.552555" calcext:value-type="float">
            <text:p>-1787338,552555</text:p>
          </table:table-cell>
          <table:table-cell office:value-type="float" office:value="-5846120.984742" calcext:value-type="float">
            <text:p>-5846120,984742</text:p>
          </table:table-cell>
        </table:table-row>
        <table:table-row table:style-name="ro1">
          <table:table-cell office:value-type="float" office:value="-1693462.639993" calcext:value-type="float">
            <text:p>-1693462,639993</text:p>
          </table:table-cell>
          <table:table-cell office:value-type="float" office:value="-5905806.070815" calcext:value-type="float">
            <text:p>-5905806,070815</text:p>
          </table:table-cell>
        </table:table-row>
        <table:table-row table:style-name="ro1">
          <table:table-cell office:value-type="float" office:value="-1598084.86049" calcext:value-type="float">
            <text:p>-1598084,86049</text:p>
          </table:table-cell>
          <table:table-cell office:value-type="float" office:value="-5964133.894156" calcext:value-type="float">
            <text:p>-5964133,894156</text:p>
          </table:table-cell>
        </table:table-row>
        <table:table-row table:style-name="ro1">
          <table:table-cell office:value-type="float" office:value="-1501221.740536" calcext:value-type="float">
            <text:p>-1501221,740536</text:p>
          </table:table-cell>
          <table:table-cell office:value-type="float" office:value="-6021071.533953" calcext:value-type="float">
            <text:p>-6021071,533953</text:p>
          </table:table-cell>
        </table:table-row>
        <table:table-row table:style-name="ro1">
          <table:table-cell office:value-type="float" office:value="-1402890.464144" calcext:value-type="float">
            <text:p>-1402890,464144</text:p>
          </table:table-cell>
          <table:table-cell office:value-type="float" office:value="-6076586.199701" calcext:value-type="float">
            <text:p>-6076586,199701</text:p>
          </table:table-cell>
        </table:table-row>
        <table:table-row table:style-name="ro1">
          <table:table-cell office:value-type="float" office:value="-1303108.873748" calcext:value-type="float">
            <text:p>-1303108,873748</text:p>
          </table:table-cell>
          <table:table-cell office:value-type="float" office:value="-6130645.243361" calcext:value-type="float">
            <text:p>-6130645,243361</text:p>
          </table:table-cell>
        </table:table-row>
        <table:table-row table:style-name="ro1">
          <table:table-cell office:value-type="float" office:value="-1201895.470902" calcext:value-type="float">
            <text:p>-1201895,470902</text:p>
          </table:table-cell>
          <table:table-cell office:value-type="float" office:value="-6183216.171603" calcext:value-type="float">
            <text:p>-6183216,171603</text:p>
          </table:table-cell>
        </table:table-row>
        <table:table-row table:style-name="ro1">
          <table:table-cell office:value-type="float" office:value="-1099269.416757" calcext:value-type="float">
            <text:p>-1099269,416757</text:p>
          </table:table-cell>
          <table:table-cell office:value-type="float" office:value="-6234266.658115" calcext:value-type="float">
            <text:p>-6234266,658115</text:p>
          </table:table-cell>
        </table:table-row>
        <table:table-row table:style-name="ro1">
          <table:table-cell office:value-type="float" office:value="-995250.53233" calcext:value-type="float">
            <text:p>-995250,53233</text:p>
          </table:table-cell>
          <table:table-cell office:value-type="float" office:value="-6283764.555981" calcext:value-type="float">
            <text:p>-6283764,555981</text:p>
          </table:table-cell>
        </table:table-row>
        <table:table-row table:style-name="ro1">
          <table:table-cell office:value-type="float" office:value="-889859.298556" calcext:value-type="float">
            <text:p>-889859,298556</text:p>
          </table:table-cell>
          <table:table-cell office:value-type="float" office:value="-6331677.910125" calcext:value-type="float">
            <text:p>-6331677,910125</text:p>
          </table:table-cell>
        </table:table-row>
        <table:table-row table:style-name="ro1">
          <table:table-cell office:value-type="float" office:value="-783116.856119" calcext:value-type="float">
            <text:p>-783116,856119</text:p>
          </table:table-cell>
          <table:table-cell office:value-type="float" office:value="-6377974.969817" calcext:value-type="float">
            <text:p>-6377974,969817</text:p>
          </table:table-cell>
        </table:table-row>
        <table:table-row table:style-name="ro1">
          <table:table-cell office:value-type="float" office:value="-675045.005069" calcext:value-type="float">
            <text:p>-675045,005069</text:p>
          </table:table-cell>
          <table:table-cell office:value-type="float" office:value="-6422624.201232" calcext:value-type="float">
            <text:p>-6422624,201232</text:p>
          </table:table-cell>
        </table:table-row>
        <table:table-row table:style-name="ro1">
          <table:table-cell office:value-type="float" office:value="-565666.204214" calcext:value-type="float">
            <text:p>-565666,204214</text:p>
          </table:table-cell>
          <table:table-cell office:value-type="float" office:value="-6465594.300071" calcext:value-type="float">
            <text:p>-6465594,300071</text:p>
          </table:table-cell>
        </table:table-row>
        <table:table-row table:style-name="ro1">
          <table:table-cell office:value-type="float" office:value="-455003.570283" calcext:value-type="float">
            <text:p>-455003,570283</text:p>
          </table:table-cell>
          <table:table-cell office:value-type="float" office:value="-6506854.204222" calcext:value-type="float">
            <text:p>-6506854,204222</text:p>
          </table:table-cell>
        </table:table-row>
        <table:table-row table:style-name="ro1">
          <table:table-cell office:value-type="float" office:value="-343080.876869" calcext:value-type="float">
            <text:p>-343080,876869</text:p>
          </table:table-cell>
          <table:table-cell office:value-type="float" office:value="-6546373.106479" calcext:value-type="float">
            <text:p>-6546373,106479</text:p>
          </table:table-cell>
        </table:table-row>
        <table:table-row table:style-name="ro1">
          <table:table-cell office:value-type="float" office:value="-229922.553144" calcext:value-type="float">
            <text:p>-229922,553144</text:p>
          </table:table-cell>
          <table:table-cell office:value-type="float" office:value="-6584120.467296" calcext:value-type="float">
            <text:p>-6584120,467296</text:p>
          </table:table-cell>
        </table:table-row>
        <table:table-row table:style-name="ro1">
          <table:table-cell office:value-type="float" office:value="-115553.682341" calcext:value-type="float">
            <text:p>-115553,682341</text:p>
          </table:table-cell>
          <table:table-cell office:value-type="float" office:value="-6620066.027583" calcext:value-type="float">
            <text:p>-6620066,027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654179.821538" calcext:value-type="float">
            <text:p>-6654179,821538</text:p>
          </table:table-cell>
        </table:table-row>
        <table:table-row table:style-name="ro1">
          <table:table-cell office:value-type="float" office:value="116712.108006" calcext:value-type="float">
            <text:p>116712,108006</text:p>
          </table:table-cell>
          <table:table-cell office:value-type="float" office:value="-6686432.18951" calcext:value-type="float">
            <text:p>-6686432,18951</text:p>
          </table:table-cell>
        </table:table-row>
        <table:table-row table:style-name="ro1">
          <table:table-cell office:value-type="float" office:value="234555.607695" calcext:value-type="float">
            <text:p>234555,607695</text:p>
          </table:table-cell>
          <table:table-cell office:value-type="float" office:value="-6716793.790888" calcext:value-type="float">
            <text:p>-6716793,790888</text:p>
          </table:table-cell>
        </table:table-row>
        <table:table-row table:style-name="ro1">
          <table:table-cell office:value-type="float" office:value="353502.819429" calcext:value-type="float">
            <text:p>353502,819429</text:p>
          </table:table-cell>
          <table:table-cell office:value-type="float" office:value="-6745235.617016" calcext:value-type="float">
            <text:p>-6745235,617016</text:p>
          </table:table-cell>
        </table:table-row>
        <table:table-row table:style-name="ro1">
          <table:table-cell office:value-type="float" office:value="473525.420604" calcext:value-type="float">
            <text:p>473525,420604</text:p>
          </table:table-cell>
          <table:table-cell office:value-type="float" office:value="-6771729.00413" calcext:value-type="float">
            <text:p>-6771729,00413</text:p>
          </table:table-cell>
        </table:table-row>
        <table:table-row table:style-name="ro1">
          <table:table-cell office:value-type="float" office:value="594594.448588" calcext:value-type="float">
            <text:p>594594,448588</text:p>
          </table:table-cell>
          <table:table-cell office:value-type="float" office:value="-6796245.646298" calcext:value-type="float">
            <text:p>-6796245,646298</text:p>
          </table:table-cell>
        </table:table-row>
        <table:table-row table:style-name="ro1">
          <table:table-cell office:value-type="float" office:value="716680.303892" calcext:value-type="float">
            <text:p>716680,303892</text:p>
          </table:table-cell>
          <table:table-cell office:value-type="float" office:value="-6818757.608392" calcext:value-type="float">
            <text:p>-6818757,608392</text:p>
          </table:table-cell>
        </table:table-row>
        <table:table-row table:style-name="ro1">
          <table:table-cell office:value-type="float" office:value="839752.753585" calcext:value-type="float">
            <text:p>839752,753585</text:p>
          </table:table-cell>
          <table:table-cell office:value-type="float" office:value="-6839237.339045" calcext:value-type="float">
            <text:p>-6839237,339045</text:p>
          </table:table-cell>
        </table:table-row>
        <table:table-row table:style-name="ro1">
          <table:table-cell office:value-type="float" office:value="963780.93496" calcext:value-type="float">
            <text:p>963780,93496</text:p>
          </table:table-cell>
          <table:table-cell office:value-type="float" office:value="-6857657.683628" calcext:value-type="float">
            <text:p>-6857657,683628</text:p>
          </table:table-cell>
        </table:table-row>
        <table:table-row table:style-name="ro1">
          <table:table-cell office:value-type="float" office:value="1088733.359436" calcext:value-type="float">
            <text:p>1088733,359436</text:p>
          </table:table-cell>
          <table:table-cell office:value-type="float" office:value="-6873991.897216" calcext:value-type="float">
            <text:p>-6873991,897216</text:p>
          </table:table-cell>
        </table:table-row>
        <table:table-row table:style-name="ro1">
          <table:table-cell office:value-type="float" office:value="1214577.916711" calcext:value-type="float">
            <text:p>1214577,916711</text:p>
          </table:table-cell>
          <table:table-cell office:value-type="float" office:value="-6888213.657554" calcext:value-type="float">
            <text:p>-6888213,657554</text:p>
          </table:table-cell>
        </table:table-row>
        <table:table-row table:style-name="ro1">
          <table:table-cell office:value-type="float" office:value="1341281.879165" calcext:value-type="float">
            <text:p>1341281,879165</text:p>
          </table:table-cell>
          <table:table-cell office:value-type="float" office:value="-6900297.078007" calcext:value-type="float">
            <text:p>-6900297,078007</text:p>
          </table:table-cell>
        </table:table-row>
        <table:table-row table:style-name="ro1">
          <table:table-cell office:value-type="float" office:value="1468811.906504" calcext:value-type="float">
            <text:p>1468811,906504</text:p>
          </table:table-cell>
          <table:table-cell office:value-type="float" office:value="-6910216.720501" calcext:value-type="float">
            <text:p>-6910216,720501</text:p>
          </table:table-cell>
        </table:table-row>
        <table:table-row table:style-name="ro1">
          <table:table-cell office:value-type="float" office:value="1597134.050663" calcext:value-type="float">
            <text:p>1597134,050663</text:p>
          </table:table-cell>
          <table:table-cell office:value-type="float" office:value="-6917947.608446" calcext:value-type="float">
            <text:p>-6917947,608446</text:p>
          </table:table-cell>
        </table:table-row>
        <table:table-row table:style-name="ro1">
          <table:table-cell office:value-type="float" office:value="1726213.76095" calcext:value-type="float">
            <text:p>1726213,76095</text:p>
          </table:table-cell>
          <table:table-cell office:value-type="float" office:value="-6923465.239625" calcext:value-type="float">
            <text:p>-6923465,239625</text:p>
          </table:table-cell>
        </table:table-row>
        <table:table-row table:style-name="ro1">
          <table:table-cell office:value-type="float" office:value="1856015.889447" calcext:value-type="float">
            <text:p>1856015,889447</text:p>
          </table:table-cell>
          <table:table-cell office:value-type="float" office:value="-6926745.599071" calcext:value-type="float">
            <text:p>-6926745,599071</text:p>
          </table:table-cell>
        </table:table-row>
        <table:table-row table:style-name="ro1">
          <table:table-cell office:value-type="float" office:value="1986504.696663" calcext:value-type="float">
            <text:p>1986504,696663</text:p>
          </table:table-cell>
          <table:table-cell office:value-type="float" office:value="-6927765.171902" calcext:value-type="float">
            <text:p>-6927765,171902</text:p>
          </table:table-cell>
        </table:table-row>
        <table:table-row table:style-name="ro1">
          <table:table-cell office:value-type="float" office:value="2117643.857438" calcext:value-type="float">
            <text:p>2117643,857438</text:p>
          </table:table-cell>
          <table:table-cell office:value-type="float" office:value="-6926500.956117" calcext:value-type="float">
            <text:p>-6926500,956117</text:p>
          </table:table-cell>
        </table:table-row>
        <table:table-row table:style-name="ro1">
          <table:table-cell office:value-type="float" office:value="2249396.467095" calcext:value-type="float">
            <text:p>2249396,467095</text:p>
          </table:table-cell>
          <table:table-cell office:value-type="float" office:value="-6922930.475358" calcext:value-type="float">
            <text:p>-6922930,475358</text:p>
          </table:table-cell>
        </table:table-row>
        <table:table-row table:style-name="ro1">
          <table:table-cell office:value-type="float" office:value="2381725.047858" calcext:value-type="float">
            <text:p>2381725,047858</text:p>
          </table:table-cell>
          <table:table-cell office:value-type="float" office:value="-6917031.791623" calcext:value-type="float">
            <text:p>-6917031,791623</text:p>
          </table:table-cell>
        </table:table-row>
        <table:table-row table:style-name="ro1">
          <table:table-cell office:value-type="float" office:value="2514591.555513" calcext:value-type="float">
            <text:p>2514591,555513</text:p>
          </table:table-cell>
          <table:table-cell office:value-type="float" office:value="-6908783.517924" calcext:value-type="float">
            <text:p>-6908783,517924</text:p>
          </table:table-cell>
        </table:table-row>
        <table:table-row table:style-name="ro1">
          <table:table-cell office:value-type="float" office:value="2647957.386327" calcext:value-type="float">
            <text:p>2647957,386327</text:p>
          </table:table-cell>
          <table:table-cell office:value-type="float" office:value="-6898164.830895" calcext:value-type="float">
            <text:p>-6898164,830895</text:p>
          </table:table-cell>
        </table:table-row>
        <table:table-row table:style-name="ro1">
          <table:table-cell office:value-type="float" office:value="2781783.384221" calcext:value-type="float">
            <text:p>2781783,384221</text:p>
          </table:table-cell>
          <table:table-cell office:value-type="float" office:value="-6885155.483336" calcext:value-type="float">
            <text:p>-6885155,483336</text:p>
          </table:table-cell>
        </table:table-row>
        <table:table-row table:style-name="ro1">
          <table:table-cell office:value-type="float" office:value="2916029.848201" calcext:value-type="float">
            <text:p>2916029,848201</text:p>
          </table:table-cell>
          <table:table-cell office:value-type="float" office:value="-6869735.816698" calcext:value-type="float">
            <text:p>-6869735,816698</text:p>
          </table:table-cell>
        </table:table-row>
        <table:table-row table:style-name="ro1">
          <table:table-cell office:value-type="float" office:value="3050656.540043" calcext:value-type="float">
            <text:p>3050656,540043</text:p>
          </table:table-cell>
          <table:table-cell office:value-type="float" office:value="-6851886.773488" calcext:value-type="float">
            <text:p>-6851886,773488</text:p>
          </table:table-cell>
        </table:table-row>
        <table:table-row table:style-name="ro1">
          <table:table-cell office:value-type="float" office:value="3185622.692224" calcext:value-type="float">
            <text:p>3185622,692224</text:p>
          </table:table-cell>
          <table:table-cell office:value-type="float" office:value="-6831589.909608" calcext:value-type="float">
            <text:p>-6831589,909608</text:p>
          </table:table-cell>
        </table:table-row>
        <table:table-row table:style-name="ro1">
          <table:table-cell office:value-type="float" office:value="3320887.016125" calcext:value-type="float">
            <text:p>3320887,016125</text:p>
          </table:table-cell>
          <table:table-cell office:value-type="float" office:value="-6808827.406611" calcext:value-type="float">
            <text:p>-6808827,406611</text:p>
          </table:table-cell>
        </table:table-row>
        <table:table-row table:style-name="ro1">
          <table:table-cell office:value-type="float" office:value="3456407.71047" calcext:value-type="float">
            <text:p>3456407,71047</text:p>
          </table:table-cell>
          <table:table-cell office:value-type="float" office:value="-6783582.083877" calcext:value-type="float">
            <text:p>-6783582,083877</text:p>
          </table:table-cell>
        </table:table-row>
        <table:table-row table:style-name="ro1">
          <table:table-cell office:value-type="float" office:value="3592142.470035" calcext:value-type="float">
            <text:p>3592142,470035</text:p>
          </table:table-cell>
          <table:table-cell office:value-type="float" office:value="-6755837.410689" calcext:value-type="float">
            <text:p>-6755837,410689</text:p>
          </table:table-cell>
        </table:table-row>
        <table:table-row table:style-name="ro1">
          <table:table-cell office:value-type="float" office:value="3728048.494601" calcext:value-type="float">
            <text:p>3728048,494601</text:p>
          </table:table-cell>
          <table:table-cell office:value-type="float" office:value="-6725577.518228" calcext:value-type="float">
            <text:p>-6725577,518228</text:p>
          </table:table-cell>
        </table:table-row>
        <table:table-row table:style-name="ro1">
          <table:table-cell office:value-type="float" office:value="3864082.498168" calcext:value-type="float">
            <text:p>3864082,498168</text:p>
          </table:table-cell>
          <table:table-cell office:value-type="float" office:value="-6692787.211464" calcext:value-type="float">
            <text:p>-6692787,211464</text:p>
          </table:table-cell>
        </table:table-row>
        <table:table-row table:style-name="ro1">
          <table:table-cell office:value-type="float" office:value="4000200.718411" calcext:value-type="float">
            <text:p>4000200,718411</text:p>
          </table:table-cell>
          <table:table-cell office:value-type="float" office:value="-6657451.980936" calcext:value-type="float">
            <text:p>-6657451,980936</text:p>
          </table:table-cell>
        </table:table-row>
        <table:table-row table:style-name="ro1">
          <table:table-cell office:value-type="float" office:value="4136358.926406" calcext:value-type="float">
            <text:p>4136358,926406</text:p>
          </table:table-cell>
          <table:table-cell office:value-type="float" office:value="-6619558.014434" calcext:value-type="float">
            <text:p>-6619558,014434</text:p>
          </table:table-cell>
        </table:table-row>
        <table:table-row table:style-name="ro1">
          <table:table-cell office:value-type="float" office:value="4272512.436588" calcext:value-type="float">
            <text:p>4272512,436588</text:p>
          </table:table-cell>
          <table:table-cell office:value-type="float" office:value="-6579092.208565" calcext:value-type="float">
            <text:p>-6579092,208565</text:p>
          </table:table-cell>
        </table:table-row>
        <table:table-row table:style-name="ro1">
          <table:table-cell office:value-type="float" office:value="4408616.11698" calcext:value-type="float">
            <text:p>4408616,11698</text:p>
          </table:table-cell>
          <table:table-cell office:value-type="float" office:value="-6536042.18019" calcext:value-type="float">
            <text:p>-6536042,18019</text:p>
          </table:table-cell>
        </table:table-row>
        <table:table-row table:style-name="ro1">
          <table:table-cell office:value-type="float" office:value="4544624.399651" calcext:value-type="float">
            <text:p>4544624,399651</text:p>
          </table:table-cell>
          <table:table-cell office:value-type="float" office:value="-6490396.277754" calcext:value-type="float">
            <text:p>-6490396,277754</text:p>
          </table:table-cell>
        </table:table-row>
        <table:table-row table:style-name="ro1">
          <table:table-cell office:value-type="float" office:value="4680491.291447" calcext:value-type="float">
            <text:p>4680491,291447</text:p>
          </table:table-cell>
          <table:table-cell office:value-type="float" office:value="-6442143.59247" calcext:value-type="float">
            <text:p>-6442143,59247</text:p>
          </table:table-cell>
        </table:table-row>
        <table:table-row table:style-name="ro1">
          <table:table-cell office:value-type="float" office:value="4816170.384947" calcext:value-type="float">
            <text:p>4816170,384947</text:p>
          </table:table-cell>
          <table:table-cell office:value-type="float" office:value="-6391273.969386" calcext:value-type="float">
            <text:p>-6391273,969386</text:p>
          </table:table-cell>
        </table:table-row>
        <table:table-row table:style-name="ro1">
          <table:table-cell office:value-type="float" office:value="4951614.869685" calcext:value-type="float">
            <text:p>4951614,869685</text:p>
          </table:table-cell>
          <table:table-cell office:value-type="float" office:value="-6337778.018296" calcext:value-type="float">
            <text:p>-6337778,018296</text:p>
          </table:table-cell>
        </table:table-row>
        <table:table-row table:style-name="ro1">
          <table:table-cell office:value-type="float" office:value="5086777.543604" calcext:value-type="float">
            <text:p>5086777,543604</text:p>
          </table:table-cell>
          <table:table-cell office:value-type="float" office:value="-6281647.124523" calcext:value-type="float">
            <text:p>-6281647,124523</text:p>
          </table:table-cell>
        </table:table-row>
        <table:table-row table:style-name="ro1">
          <table:table-cell office:value-type="float" office:value="5221610.824766" calcext:value-type="float">
            <text:p>5221610,824766</text:p>
          </table:table-cell>
          <table:table-cell office:value-type="float" office:value="-6222873.459544" calcext:value-type="float">
            <text:p>-6222873,459544</text:p>
          </table:table-cell>
        </table:table-row>
        <table:table-row table:style-name="ro1">
          <table:table-cell office:value-type="float" office:value="5356066.763294" calcext:value-type="float">
            <text:p>5356066,763294</text:p>
          </table:table-cell>
          <table:table-cell office:value-type="float" office:value="-6161449.991461" calcext:value-type="float">
            <text:p>-6161449,991461</text:p>
          </table:table-cell>
        </table:table-row>
        <table:table-row table:style-name="ro1">
          <table:table-cell office:value-type="float" office:value="5490097.053567" calcext:value-type="float">
            <text:p>5490097,053567</text:p>
          </table:table-cell>
          <table:table-cell office:value-type="float" office:value="-6097370.495319" calcext:value-type="float">
            <text:p>-6097370,495319</text:p>
          </table:table-cell>
        </table:table-row>
        <table:table-row table:style-name="ro1">
          <table:table-cell office:value-type="float" office:value="5623653.046643" calcext:value-type="float">
            <text:p>5623653,046643</text:p>
          </table:table-cell>
          <table:table-cell office:value-type="float" office:value="-6030629.563255" calcext:value-type="float">
            <text:p>-6030629,563255</text:p>
          </table:table-cell>
        </table:table-row>
        <table:table-row table:style-name="ro1">
          <table:table-cell office:value-type="float" office:value="5756685.762932" calcext:value-type="float">
            <text:p>5756685,762932</text:p>
          </table:table-cell>
          <table:table-cell office:value-type="float" office:value="-5961222.614483" calcext:value-type="float">
            <text:p>-5961222,614483</text:p>
          </table:table-cell>
        </table:table-row>
        <table:table-row table:style-name="ro1">
          <table:table-cell office:value-type="float" office:value="5889145.905097" calcext:value-type="float">
            <text:p>5889145,905097</text:p>
          </table:table-cell>
          <table:table-cell office:value-type="float" office:value="-5889145.905098" calcext:value-type="float">
            <text:p>-5889145,905098</text:p>
          </table:table-cell>
        </table:table-row>
        <table:table-row table:style-name="ro1">
          <table:table-cell office:value-type="float" office:value="6020983.871193" calcext:value-type="float">
            <text:p>6020983,871193</text:p>
          </table:table-cell>
          <table:table-cell office:value-type="float" office:value="-5814396.537706" calcext:value-type="float">
            <text:p>-5814396,537706</text:p>
          </table:table-cell>
        </table:table-row>
        <table:table-row table:style-name="ro1">
          <table:table-cell office:value-type="float" office:value="6152149.768039" calcext:value-type="float">
            <text:p>6152149,768039</text:p>
          </table:table-cell>
          <table:table-cell office:value-type="float" office:value="-5736972.470875" calcext:value-type="float">
            <text:p>-5736972,470875</text:p>
          </table:table-cell>
        </table:table-row>
        <table:table-row table:style-name="ro1">
          <table:table-cell office:value-type="float" office:value="6282593.424817" calcext:value-type="float">
            <text:p>6282593,424817</text:p>
          </table:table-cell>
          <table:table-cell office:value-type="float" office:value="-5656872.528385" calcext:value-type="float">
            <text:p>-5656872,528385</text:p>
          </table:table-cell>
        </table:table-row>
        <table:table-row table:style-name="ro1">
          <table:table-cell office:value-type="float" office:value="6412264.406907" calcext:value-type="float">
            <text:p>6412264,406907</text:p>
          </table:table-cell>
          <table:table-cell office:value-type="float" office:value="-5574096.408296" calcext:value-type="float">
            <text:p>-5574096,408296</text:p>
          </table:table-cell>
        </table:table-row>
        <table:table-row table:style-name="ro1">
          <table:table-cell office:value-type="float" office:value="6541112.029938" calcext:value-type="float">
            <text:p>6541112,029938</text:p>
          </table:table-cell>
          <table:table-cell office:value-type="float" office:value="-5488644.69181" calcext:value-type="float">
            <text:p>-5488644,69181</text:p>
          </table:table-cell>
        </table:table-row>
        <table:table-row table:style-name="ro1">
          <table:table-cell office:value-type="float" office:value="6669085.374069" calcext:value-type="float">
            <text:p>6669085,374069</text:p>
          </table:table-cell>
          <table:table-cell office:value-type="float" office:value="-5400518.851935" calcext:value-type="float">
            <text:p>-5400518,851935</text:p>
          </table:table-cell>
        </table:table-row>
        <table:table-row table:style-name="ro1">
          <table:table-cell office:value-type="float" office:value="6796133.29849" calcext:value-type="float">
            <text:p>6796133,29849</text:p>
          </table:table-cell>
          <table:table-cell office:value-type="float" office:value="-5309721.261934" calcext:value-type="float">
            <text:p>-5309721,261934</text:p>
          </table:table-cell>
        </table:table-row>
        <table:table-row table:style-name="ro1">
          <table:table-cell office:value-type="float" office:value="6922204.456143" calcext:value-type="float">
            <text:p>6922204,456143</text:p>
          </table:table-cell>
          <table:table-cell office:value-type="float" office:value="-5216255.203566" calcext:value-type="float">
            <text:p>-5216255,203566</text:p>
          </table:table-cell>
        </table:table-row>
        <table:table-row table:style-name="ro1">
          <table:table-cell office:value-type="float" office:value="7047247.308653" calcext:value-type="float">
            <text:p>7047247,308653</text:p>
          </table:table-cell>
          <table:table-cell office:value-type="float" office:value="-5120124.875108" calcext:value-type="float">
            <text:p>-5120124,875108</text:p>
          </table:table-cell>
        </table:table-row>
        <table:table-row table:style-name="ro1">
          <table:table-cell office:value-type="float" office:value="7171210.141479" calcext:value-type="float">
            <text:p>7171210,141479</text:p>
          </table:table-cell>
          <table:table-cell office:value-type="float" office:value="-5021335.39915" calcext:value-type="float">
            <text:p>-5021335,39915</text:p>
          </table:table-cell>
        </table:table-row>
        <table:table-row table:style-name="ro1">
          <table:table-cell office:value-type="float" office:value="7294041.079272" calcext:value-type="float">
            <text:p>7294041,079272</text:p>
          </table:table-cell>
          <table:table-cell office:value-type="float" office:value="-4919892.830168" calcext:value-type="float">
            <text:p>-4919892,830168</text:p>
          </table:table-cell>
        </table:table-row>
        <table:table-row table:style-name="ro1">
          <table:table-cell office:value-type="float" office:value="7415688.10144" calcext:value-type="float">
            <text:p>7415688,10144</text:p>
          </table:table-cell>
          <table:table-cell office:value-type="float" office:value="-4815804.16186" calcext:value-type="float">
            <text:p>-4815804,16186</text:p>
          </table:table-cell>
        </table:table-row>
        <table:table-row table:style-name="ro1">
          <table:table-cell office:value-type="float" office:value="7536099.057918" calcext:value-type="float">
            <text:p>7536099,057918</text:p>
          </table:table-cell>
          <table:table-cell office:value-type="float" office:value="-4709077.334246" calcext:value-type="float">
            <text:p>-4709077,334246</text:p>
          </table:table-cell>
        </table:table-row>
        <table:table-row table:style-name="ro1">
          <table:table-cell office:value-type="float" office:value="7655221.685137" calcext:value-type="float">
            <text:p>7655221,685137</text:p>
          </table:table-cell>
          <table:table-cell office:value-type="float" office:value="-4599721.240525" calcext:value-type="float">
            <text:p>-4599721,240525</text:p>
          </table:table-cell>
        </table:table-row>
        <table:table-row table:style-name="ro1">
          <table:table-cell office:value-type="float" office:value="7773003.622195" calcext:value-type="float">
            <text:p>7773003,622195</text:p>
          </table:table-cell>
          <table:table-cell office:value-type="float" office:value="-4487745.733686" calcext:value-type="float">
            <text:p>-4487745,733686</text:p>
          </table:table-cell>
        </table:table-row>
        <table:table-row table:style-name="ro1">
          <table:table-cell office:value-type="float" office:value="7889392.427219" calcext:value-type="float">
            <text:p>7889392,427219</text:p>
          </table:table-cell>
          <table:table-cell office:value-type="float" office:value="-4373161.63287" calcext:value-type="float">
            <text:p>-4373161,63287</text:p>
          </table:table-cell>
        </table:table-row>
        <table:table-row table:style-name="ro1">
          <table:table-cell office:value-type="float" office:value="8004335.593915" calcext:value-type="float">
            <text:p>8004335,593915</text:p>
          </table:table-cell>
          <table:table-cell office:value-type="float" office:value="-4255980.729469" calcext:value-type="float">
            <text:p>-4255980,729469</text:p>
          </table:table-cell>
        </table:table-row>
        <table:table-row table:style-name="ro1">
          <table:table-cell office:value-type="float" office:value="8117780.568316" calcext:value-type="float">
            <text:p>8117780,568316</text:p>
          </table:table-cell>
          <table:table-cell office:value-type="float" office:value="-4136215.792968" calcext:value-type="float">
            <text:p>-4136215,792968</text:p>
          </table:table-cell>
        </table:table-row>
        <table:table-row table:style-name="ro1">
          <table:table-cell office:value-type="float" office:value="8229674.765698" calcext:value-type="float">
            <text:p>8229674,765698</text:p>
          </table:table-cell>
          <table:table-cell office:value-type="float" office:value="-4013880.576529" calcext:value-type="float">
            <text:p>-4013880,576529</text:p>
          </table:table-cell>
        </table:table-row>
        <table:table-row table:style-name="ro1">
          <table:table-cell office:value-type="float" office:value="8339965.58769" calcext:value-type="float">
            <text:p>8339965,58769</text:p>
          </table:table-cell>
          <table:table-cell office:value-type="float" office:value="-3888989.822289" calcext:value-type="float">
            <text:p>-3888989,822289</text:p>
          </table:table-cell>
        </table:table-row>
        <table:table-row table:style-name="ro1">
          <table:table-cell office:value-type="float" office:value="8448600.439552" calcext:value-type="float">
            <text:p>8448600,439552</text:p>
          </table:table-cell>
          <table:table-cell office:value-type="float" office:value="-3761559.266399" calcext:value-type="float">
            <text:p>-3761559,266399</text:p>
          </table:table-cell>
        </table:table-row>
        <table:table-row table:style-name="ro1">
          <table:table-cell office:value-type="float" office:value="8555526.747629" calcext:value-type="float">
            <text:p>8555526,747629</text:p>
          </table:table-cell>
          <table:table-cell office:value-type="float" office:value="-3631605.643776" calcext:value-type="float">
            <text:p>-3631605,643776</text:p>
          </table:table-cell>
        </table:table-row>
        <table:table-row table:style-name="ro1">
          <table:table-cell office:value-type="float" office:value="8660691.976966" calcext:value-type="float">
            <text:p>8660691,976966</text:p>
          </table:table-cell>
          <table:table-cell office:value-type="float" office:value="-3499146.692575" calcext:value-type="float">
            <text:p>-3499146,692575</text:p>
          </table:table-cell>
        </table:table-row>
        <table:table-row table:style-name="ro1">
          <table:table-cell office:value-type="float" office:value="8764043.649101" calcext:value-type="float">
            <text:p>8764043,649101</text:p>
          </table:table-cell>
          <table:table-cell office:value-type="float" office:value="-3364201.158371" calcext:value-type="float">
            <text:p>-3364201,158371</text:p>
          </table:table-cell>
        </table:table-row>
        <table:table-row table:style-name="ro1">
          <table:table-cell office:value-type="float" office:value="8865529.36" calcext:value-type="float">
            <text:p>8865529,36</text:p>
          </table:table-cell>
          <table:table-cell office:value-type="float" office:value="-3226788.798053" calcext:value-type="float">
            <text:p>-3226788,798053</text:p>
          </table:table-cell>
        </table:table-row>
        <table:table-row table:style-name="ro1">
          <table:table-cell office:value-type="float" office:value="8965096.798161" calcext:value-type="float">
            <text:p>8965096,798161</text:p>
          </table:table-cell>
          <table:table-cell office:value-type="float" office:value="-3086930.383422" calcext:value-type="float">
            <text:p>-3086930,383422</text:p>
          </table:table-cell>
        </table:table-row>
        <table:table-row table:style-name="ro1">
          <table:table-cell office:value-type="float" office:value="9062693.762861" calcext:value-type="float">
            <text:p>9062693,762861</text:p>
          </table:table-cell>
          <table:table-cell office:value-type="float" office:value="-2944647.704481" calcext:value-type="float">
            <text:p>-2944647,704481</text:p>
          </table:table-cell>
        </table:table-row>
        <table:table-row table:style-name="ro1">
          <table:table-cell office:value-type="float" office:value="9158268.182555" calcext:value-type="float">
            <text:p>9158268,182555</text:p>
          </table:table-cell>
          <table:table-cell office:value-type="float" office:value="-2799963.572434" calcext:value-type="float">
            <text:p>-2799963,572434</text:p>
          </table:table-cell>
        </table:table-row>
        <table:table-row table:style-name="ro1">
          <table:table-cell office:value-type="float" office:value="9251768.133408" calcext:value-type="float">
            <text:p>9251768,133408</text:p>
          </table:table-cell>
          <table:table-cell office:value-type="float" office:value="-2652901.822365" calcext:value-type="float">
            <text:p>-2652901,822365</text:p>
          </table:table-cell>
        </table:table-row>
        <table:table-row table:style-name="ro1">
          <table:table-cell office:value-type="float" office:value="9343141.857977" calcext:value-type="float">
            <text:p>9343141,857977</text:p>
          </table:table-cell>
          <table:table-cell office:value-type="float" office:value="-2503487.315615" calcext:value-type="float">
            <text:p>-2503487,315615</text:p>
          </table:table-cell>
        </table:table-row>
        <table:table-row table:style-name="ro1">
          <table:table-cell office:value-type="float" office:value="9432337.784012" calcext:value-type="float">
            <text:p>9432337,784012</text:p>
          </table:table-cell>
          <table:table-cell office:value-type="float" office:value="-2351745.94183" calcext:value-type="float">
            <text:p>-2351745,94183</text:p>
          </table:table-cell>
        </table:table-row>
        <table:table-row table:style-name="ro1">
          <table:table-cell office:value-type="float" office:value="9519304.543392" calcext:value-type="float">
            <text:p>9519304,543392</text:p>
          </table:table-cell>
          <table:table-cell office:value-type="float" office:value="-2197704.620706" calcext:value-type="float">
            <text:p>-2197704,620706</text:p>
          </table:table-cell>
        </table:table-row>
        <table:table-row table:style-name="ro1">
          <table:table-cell office:value-type="float" office:value="9603990.991179" calcext:value-type="float">
            <text:p>9603990,991179</text:p>
          </table:table-cell>
          <table:table-cell office:value-type="float" office:value="-2041391.303395" calcext:value-type="float">
            <text:p>-2041391,303395</text:p>
          </table:table-cell>
        </table:table-row>
        <table:table-row table:style-name="ro1">
          <table:table-cell office:value-type="float" office:value="9686346.224795" calcext:value-type="float">
            <text:p>9686346,224795</text:p>
          </table:table-cell>
          <table:table-cell office:value-type="float" office:value="-1882834.973591" calcext:value-type="float">
            <text:p>-1882834,973591</text:p>
          </table:table-cell>
        </table:table-row>
        <table:table-row table:style-name="ro1">
          <table:table-cell office:value-type="float" office:value="9766319.603305" calcext:value-type="float">
            <text:p>9766319,603305</text:p>
          </table:table-cell>
          <table:table-cell office:value-type="float" office:value="-1722065.648285" calcext:value-type="float">
            <text:p>-1722065,648285</text:p>
          </table:table-cell>
        </table:table-row>
        <table:table-row table:style-name="ro1">
          <table:table-cell office:value-type="float" office:value="9843860.766806" calcext:value-type="float">
            <text:p>9843860,766806</text:p>
          </table:table-cell>
          <table:table-cell office:value-type="float" office:value="-1559114.378183" calcext:value-type="float">
            <text:p>-1559114,378183</text:p>
          </table:table-cell>
        </table:table-row>
        <table:table-row table:style-name="ro1">
          <table:table-cell office:value-type="float" office:value="9918919.655927" calcext:value-type="float">
            <text:p>9918919,655927</text:p>
          </table:table-cell>
          <table:table-cell office:value-type="float" office:value="-1394013.24779" calcext:value-type="float">
            <text:p>-1394013,24779</text:p>
          </table:table-cell>
        </table:table-row>
        <table:table-row table:style-name="ro1">
          <table:table-cell office:value-type="float" office:value="9991446.53141" calcext:value-type="float">
            <text:p>9991446,53141</text:p>
          </table:table-cell>
          <table:table-cell office:value-type="float" office:value="-1226795.375144" calcext:value-type="float">
            <text:p>-1226795,375144</text:p>
          </table:table-cell>
        </table:table-row>
        <table:table-row table:style-name="ro1">
          <table:table-cell office:value-type="float" office:value="10061391.993797" calcext:value-type="float">
            <text:p>10061391,993797</text:p>
          </table:table-cell>
          <table:table-cell office:value-type="float" office:value="-1057494.911216" calcext:value-type="float">
            <text:p>-1057494,911216</text:p>
          </table:table-cell>
        </table:table-row>
        <table:table-row table:style-name="ro1">
          <table:table-cell office:value-type="float" office:value="10128707.003189" calcext:value-type="float">
            <text:p>10128707,003189</text:p>
          </table:table-cell>
          <table:table-cell office:value-type="float" office:value="-886147.038955" calcext:value-type="float">
            <text:p>-886147,038955</text:p>
          </table:table-cell>
        </table:table-row>
        <table:table-row table:style-name="ro1">
          <table:table-cell office:value-type="float" office:value="10193342.899092" calcext:value-type="float">
            <text:p>10193342,899092</text:p>
          </table:table-cell>
          <table:table-cell office:value-type="float" office:value="-712787.971981" calcext:value-type="float">
            <text:p>-712787,971981</text:p>
          </table:table-cell>
        </table:table-row>
        <table:table-row table:style-name="ro1">
          <table:table-cell office:value-type="float" office:value="10255251.420331" calcext:value-type="float">
            <text:p>10255251,420331</text:p>
          </table:table-cell>
          <table:table-cell office:value-type="float" office:value="-537454.952929" calcext:value-type="float">
            <text:p>-537454,952929</text:p>
          </table:table-cell>
        </table:table-row>
        <table:table-row table:style-name="ro1">
          <table:table-cell office:value-type="float" office:value="10314384.725038" calcext:value-type="float">
            <text:p>10314384,725038</text:p>
          </table:table-cell>
          <table:table-cell office:value-type="float" office:value="-360186.251432" calcext:value-type="float">
            <text:p>-360186,251432</text:p>
          </table:table-cell>
        </table:table-row>
        <table:table-row table:style-name="ro1">
          <table:table-cell office:value-type="float" office:value="10370695.410695" calcext:value-type="float">
            <text:p>10370695,410695</text:p>
          </table:table-cell>
          <table:table-cell office:value-type="float" office:value="-181021.161745" calcext:value-type="float">
            <text:p>-181021,161745</text:p>
          </table:table-cell>
        </table:table-row>
        <table:table-row table:style-name="ro1">
          <table:table-cell office:value-type="float" office:value="10424136.534233" calcext:value-type="float">
            <text:p>10424136,534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4661.632187" calcext:value-type="float">
            <text:p>10474661,632187</text:p>
          </table:table-cell>
          <table:table-cell office:value-type="float" office:value="182835.898891" calcext:value-type="float">
            <text:p>182835,898891</text:p>
          </table:table-cell>
        </table:table-row>
        <table:table-row table:style-name="ro1">
          <table:table-cell office:value-type="float" office:value="10522224.740887" calcext:value-type="float">
            <text:p>10522224,740887</text:p>
          </table:table-cell>
          <table:table-cell office:value-type="float" office:value="367444.184717" calcext:value-type="float">
            <text:p>367444,184717</text:p>
          </table:table-cell>
        </table:table-row>
        <table:table-row table:style-name="ro1">
          <table:table-cell office:value-type="float" office:value="10566780.416688" calcext:value-type="float">
            <text:p>10566780,416688</text:p>
          </table:table-cell>
          <table:table-cell office:value-type="float" office:value="553781.49581" calcext:value-type="float">
            <text:p>553781,49581</text:p>
          </table:table-cell>
        </table:table-row>
        <table:table-row table:style-name="ro1">
          <table:table-cell office:value-type="float" office:value="10608283.756232" calcext:value-type="float">
            <text:p>10608283,756232</text:p>
          </table:table-cell>
          <table:table-cell office:value-type="float" office:value="741803.463265" calcext:value-type="float">
            <text:p>741803,463265</text:p>
          </table:table-cell>
        </table:table-row>
        <table:table-row table:style-name="ro1">
          <table:table-cell office:value-type="float" office:value="10646690.416735" calcext:value-type="float">
            <text:p>10646690,416735</text:p>
          </table:table-cell>
          <table:table-cell office:value-type="float" office:value="931464.715534" calcext:value-type="float">
            <text:p>931464,715534</text:p>
          </table:table-cell>
        </table:table-row>
        <table:table-row table:style-name="ro1">
          <table:table-cell office:value-type="float" office:value="10681956.636285" calcext:value-type="float">
            <text:p>10681956,636285</text:p>
          </table:table-cell>
          <table:table-cell office:value-type="float" office:value="1122718.883398" calcext:value-type="float">
            <text:p>1122718,883398</text:p>
          </table:table-cell>
        </table:table-row>
        <table:table-row table:style-name="ro1">
          <table:table-cell office:value-type="float" office:value="10714039.254164" calcext:value-type="float">
            <text:p>10714039,254164</text:p>
          </table:table-cell>
          <table:table-cell office:value-type="float" office:value="1315518.605319" calcext:value-type="float">
            <text:p>1315518,605319</text:p>
          </table:table-cell>
        </table:table-row>
        <table:table-row table:style-name="ro1">
          <table:table-cell office:value-type="float" office:value="10742895.731159" calcext:value-type="float">
            <text:p>10742895,731159</text:p>
          </table:table-cell>
          <table:table-cell office:value-type="float" office:value="1509815.533178" calcext:value-type="float">
            <text:p>1509815,533178</text:p>
          </table:table-cell>
        </table:table-row>
        <table:table-row table:style-name="ro1">
          <table:table-cell office:value-type="float" office:value="10768484.169883" calcext:value-type="float">
            <text:p>10768484,169883</text:p>
          </table:table-cell>
          <table:table-cell office:value-type="float" office:value="1705560.33839" calcext:value-type="float">
            <text:p>1705560,33839</text:p>
          </table:table-cell>
        </table:table-row>
        <table:table-row table:style-name="ro1">
          <table:table-cell office:value-type="float" office:value="10790763.335083" calcext:value-type="float">
            <text:p>10790763,335083</text:p>
          </table:table-cell>
          <table:table-cell office:value-type="float" office:value="1902702.718415" calcext:value-type="float">
            <text:p>1902702,718415</text:p>
          </table:table-cell>
        </table:table-row>
        <table:table-row table:style-name="ro1">
          <table:table-cell office:value-type="float" office:value="10809692.673932" calcext:value-type="float">
            <text:p>10809692,673932</text:p>
          </table:table-cell>
          <table:table-cell office:value-type="float" office:value="2101191.403643" calcext:value-type="float">
            <text:p>2101191,403643</text:p>
          </table:table-cell>
        </table:table-row>
        <table:table-row table:style-name="ro1">
          <table:table-cell office:value-type="float" office:value="10825232.336296" calcext:value-type="float">
            <text:p>10825232,336296</text:p>
          </table:table-cell>
          <table:table-cell office:value-type="float" office:value="2300974.164682" calcext:value-type="float">
            <text:p>2300974,164682</text:p>
          </table:table-cell>
        </table:table-row>
        <table:table-row table:style-name="ro1">
          <table:table-cell office:value-type="float" office:value="10837343.194978" calcext:value-type="float">
            <text:p>10837343,194978</text:p>
          </table:table-cell>
          <table:table-cell office:value-type="float" office:value="2501997.820031" calcext:value-type="float">
            <text:p>2501997,820031</text:p>
          </table:table-cell>
        </table:table-row>
        <table:table-row table:style-name="ro1">
          <table:table-cell office:value-type="float" office:value="10845986.865918" calcext:value-type="float">
            <text:p>10845986,865918</text:p>
          </table:table-cell>
          <table:table-cell office:value-type="float" office:value="2704208.244143" calcext:value-type="float">
            <text:p>2704208,244143</text:p>
          </table:table-cell>
        </table:table-row>
        <table:table-row table:style-name="ro1">
          <table:table-cell office:value-type="float" office:value="10851125.728358" calcext:value-type="float">
            <text:p>10851125,728358</text:p>
          </table:table-cell>
          <table:table-cell office:value-type="float" office:value="2907550.375882" calcext:value-type="float">
            <text:p>2907550,375882</text:p>
          </table:table-cell>
        </table:table-row>
        <table:table-row table:style-name="ro1">
          <table:table-cell office:value-type="float" office:value="10852722.944946" calcext:value-type="float">
            <text:p>10852722,944946</text:p>
          </table:table-cell>
          <table:table-cell office:value-type="float" office:value="3111968.227382" calcext:value-type="float">
            <text:p>3111968,227382</text:p>
          </table:table-cell>
        </table:table-row>
        <table:table-row table:style-name="ro1">
          <table:table-cell office:value-type="float" office:value="10850742.481793" calcext:value-type="float">
            <text:p>10850742,481793</text:p>
          </table:table-cell>
          <table:table-cell office:value-type="float" office:value="3317404.893291" calcext:value-type="float">
            <text:p>3317404,893291</text:p>
          </table:table-cell>
        </table:table-row>
        <table:table-row table:style-name="ro1">
          <table:table-cell office:value-type="float" office:value="10845149.128455" calcext:value-type="float">
            <text:p>10845149,128455</text:p>
          </table:table-cell>
          <table:table-cell office:value-type="float" office:value="3523802.560418" calcext:value-type="float">
            <text:p>3523802,560418</text:p>
          </table:table-cell>
        </table:table-row>
        <table:table-row table:style-name="ro1">
          <table:table-cell office:value-type="float" office:value="10835908.51785" calcext:value-type="float">
            <text:p>10835908,51785</text:p>
          </table:table-cell>
          <table:table-cell office:value-type="float" office:value="3731102.517776" calcext:value-type="float">
            <text:p>3731102,517776</text:p>
          </table:table-cell>
        </table:table-row>
        <table:table-row table:style-name="ro1">
          <table:table-cell office:value-type="float" office:value="10822987.146093" calcext:value-type="float">
            <text:p>10822987,146093</text:p>
          </table:table-cell>
          <table:table-cell office:value-type="float" office:value="3939245.167023" calcext:value-type="float">
            <text:p>3939245,167023</text:p>
          </table:table-cell>
        </table:table-row>
        <table:table-row table:style-name="ro1">
          <table:table-cell office:value-type="float" office:value="10806352.392242" calcext:value-type="float">
            <text:p>10806352,392242</text:p>
          </table:table-cell>
          <table:table-cell office:value-type="float" office:value="4148170.033301" calcext:value-type="float">
            <text:p>4148170,033301</text:p>
          </table:table-cell>
        </table:table-row>
        <table:table-row table:style-name="ro1">
          <table:table-cell office:value-type="float" office:value="10785972.537954" calcext:value-type="float">
            <text:p>10785972,537954</text:p>
          </table:table-cell>
          <table:table-cell office:value-type="float" office:value="4357815.776471" calcext:value-type="float">
            <text:p>4357815,776471</text:p>
          </table:table-cell>
        </table:table-row>
        <table:table-row table:style-name="ro1">
          <table:table-cell office:value-type="float" office:value="10761816.787034" calcext:value-type="float">
            <text:p>10761816,787034</text:p>
          </table:table-cell>
          <table:table-cell office:value-type="float" office:value="4568120.202758" calcext:value-type="float">
            <text:p>4568120,202758</text:p>
          </table:table-cell>
        </table:table-row>
        <table:table-row table:style-name="ro1">
          <table:table-cell office:value-type="float" office:value="10733855.284877" calcext:value-type="float">
            <text:p>10733855,284877</text:p>
          </table:table-cell>
          <table:table-cell office:value-type="float" office:value="4779020.276778" calcext:value-type="float">
            <text:p>4779020,276778</text:p>
          </table:table-cell>
        </table:table-row>
        <table:table-row table:style-name="ro1">
          <table:table-cell office:value-type="float" office:value="10702059.137797" calcext:value-type="float">
            <text:p>10702059,137797</text:p>
          </table:table-cell>
          <table:table-cell office:value-type="float" office:value="4990452.133982" calcext:value-type="float">
            <text:p>4990452,133982</text:p>
          </table:table-cell>
        </table:table-row>
        <table:table-row table:style-name="ro1">
          <table:table-cell office:value-type="float" office:value="10666400.432222" calcext:value-type="float">
            <text:p>10666400,432222</text:p>
          </table:table-cell>
          <table:table-cell office:value-type="float" office:value="5202351.093488" calcext:value-type="float">
            <text:p>5202351,093488</text:p>
          </table:table-cell>
        </table:table-row>
        <table:table-row table:style-name="ro1">
          <table:table-cell office:value-type="float" office:value="10626852.25377" calcext:value-type="float">
            <text:p>10626852,25377</text:p>
          </table:table-cell>
          <table:table-cell office:value-type="float" office:value="5414651.671313" calcext:value-type="float">
            <text:p>5414651,671313</text:p>
          </table:table-cell>
        </table:table-row>
        <table:table-row table:style-name="ro1">
          <table:table-cell office:value-type="float" office:value="10583388.70617" calcext:value-type="float">
            <text:p>10583388,70617</text:p>
          </table:table-cell>
          <table:table-cell office:value-type="float" office:value="5627287.59401" calcext:value-type="float">
            <text:p>5627287,59401</text:p>
          </table:table-cell>
        </table:table-row>
        <table:table-row table:style-name="ro1">
          <table:table-cell office:value-type="float" office:value="10535984.930051" calcext:value-type="float">
            <text:p>10535984,930051</text:p>
          </table:table-cell>
          <table:table-cell office:value-type="float" office:value="5840191.812697" calcext:value-type="float">
            <text:p>5840191,812697</text:p>
          </table:table-cell>
        </table:table-row>
        <table:table-row table:style-name="ro1">
          <table:table-cell office:value-type="float" office:value="10484617.121564" calcext:value-type="float">
            <text:p>10484617,121564</text:p>
          </table:table-cell>
          <table:table-cell office:value-type="float" office:value="6053296.517485" calcext:value-type="float">
            <text:p>6053296,517485</text:p>
          </table:table-cell>
        </table:table-row>
        <table:table-row table:style-name="ro1">
          <table:table-cell office:value-type="float" office:value="10429262.550847" calcext:value-type="float">
            <text:p>10429262,550847</text:p>
          </table:table-cell>
          <table:table-cell office:value-type="float" office:value="6266533.152303" calcext:value-type="float">
            <text:p>6266533,152303</text:p>
          </table:table-cell>
        </table:table-row>
        <table:table-row table:style-name="ro1">
          <table:table-cell office:value-type="float" office:value="10369899.580319" calcext:value-type="float">
            <text:p>10369899,580319</text:p>
          </table:table-cell>
          <table:table-cell office:value-type="float" office:value="6479832.430119" calcext:value-type="float">
            <text:p>6479832,430119</text:p>
          </table:table-cell>
        </table:table-row>
        <table:table-row table:style-name="ro1">
          <table:table-cell office:value-type="float" office:value="10306507.682795" calcext:value-type="float">
            <text:p>10306507,682795</text:p>
          </table:table-cell>
          <table:table-cell office:value-type="float" office:value="6693124.348556" calcext:value-type="float">
            <text:p>6693124,348556</text:p>
          </table:table-cell>
        </table:table-row>
        <table:table-row table:style-name="ro1">
          <table:table-cell office:value-type="float" office:value="10239067.459415" calcext:value-type="float">
            <text:p>10239067,459415</text:p>
          </table:table-cell>
          <table:table-cell office:value-type="float" office:value="6906338.205899" calcext:value-type="float">
            <text:p>6906338,205899</text:p>
          </table:table-cell>
        </table:table-row>
        <table:table-row table:style-name="ro1">
          <table:table-cell office:value-type="float" office:value="10167560.657376" calcext:value-type="float">
            <text:p>10167560,657376</text:p>
          </table:table-cell>
          <table:table-cell office:value-type="float" office:value="7119402.617499" calcext:value-type="float">
            <text:p>7119402,617499</text:p>
          </table:table-cell>
        </table:table-row>
        <table:table-row table:style-name="ro1">
          <table:table-cell office:value-type="float" office:value="10091970.187472" calcext:value-type="float">
            <text:p>10091970,187472</text:p>
          </table:table-cell>
          <table:table-cell office:value-type="float" office:value="7332245.532561" calcext:value-type="float">
            <text:p>7332245,532561</text:p>
          </table:table-cell>
        </table:table-row>
        <table:table-row table:style-name="ro1">
          <table:table-cell office:value-type="float" office:value="10012280.141411" calcext:value-type="float">
            <text:p>10012280,141411</text:p>
          </table:table-cell>
          <table:table-cell office:value-type="float" office:value="7544794.251324" calcext:value-type="float">
            <text:p>7544794,251324</text:p>
          </table:table-cell>
        </table:table-row>
        <table:table-row table:style-name="ro1">
          <table:table-cell office:value-type="float" office:value="9928475.808924" calcext:value-type="float">
            <text:p>9928475,808924</text:p>
          </table:table-cell>
          <table:table-cell office:value-type="float" office:value="7756975.442632" calcext:value-type="float">
            <text:p>7756975,442632</text:p>
          </table:table-cell>
        </table:table-row>
        <table:table-row table:style-name="ro1">
          <table:table-cell office:value-type="float" office:value="9840543.694649" calcext:value-type="float">
            <text:p>9840543,694649</text:p>
          </table:table-cell>
          <table:table-cell office:value-type="float" office:value="7968715.161885" calcext:value-type="float">
            <text:p>7968715,161885</text:p>
          </table:table-cell>
        </table:table-row>
        <table:table-row table:style-name="ro1">
          <table:table-cell office:value-type="float" office:value="9748471.534775" calcext:value-type="float">
            <text:p>9748471,534775</text:p>
          </table:table-cell>
          <table:table-cell office:value-type="float" office:value="8179938.869371" calcext:value-type="float">
            <text:p>8179938,869371</text:p>
          </table:table-cell>
        </table:table-row>
        <table:table-row table:style-name="ro1">
          <table:table-cell office:value-type="float" office:value="9652248.313449" calcext:value-type="float">
            <text:p>9652248,313449</text:p>
          </table:table-cell>
          <table:table-cell office:value-type="float" office:value="8390571.448991" calcext:value-type="float">
            <text:p>8390571,448991</text:p>
          </table:table-cell>
        </table:table-row>
        <table:table-row table:style-name="ro1">
          <table:table-cell office:value-type="float" office:value="9551864.278941" calcext:value-type="float">
            <text:p>9551864,278941</text:p>
          </table:table-cell>
          <table:table-cell office:value-type="float" office:value="8600537.227343" calcext:value-type="float">
            <text:p>8600537,227343</text:p>
          </table:table-cell>
        </table:table-row>
        <table:table-row table:style-name="ro1">
          <table:table-cell office:value-type="float" office:value="9447310.959538" calcext:value-type="float">
            <text:p>9447310,959538</text:p>
          </table:table-cell>
          <table:table-cell office:value-type="float" office:value="8809759.993203" calcext:value-type="float">
            <text:p>8809759,993203</text:p>
          </table:table-cell>
        </table:table-row>
        <table:table-row table:style-name="ro1">
          <table:table-cell office:value-type="float" office:value="9338581.179185" calcext:value-type="float">
            <text:p>9338581,179185</text:p>
          </table:table-cell>
          <table:table-cell office:value-type="float" office:value="9018163.017363" calcext:value-type="float">
            <text:p>9018163,017363</text:p>
          </table:table-cell>
        </table:table-row>
        <table:table-row table:style-name="ro1">
          <table:table-cell table:number-columns-repeated="2" office:value-type="float" office:value="9225669.072851" calcext:value-type="float">
            <text:p>9225669,072851</text:p>
          </table:table-cell>
        </table:table-row>
        <table:table-row table:style-name="ro1">
          <table:table-cell office:value-type="float" office:value="9108570.101613" calcext:value-type="float">
            <text:p>9108570,101613</text:p>
          </table:table-cell>
          <table:table-cell office:value-type="float" office:value="9432200.455506" calcext:value-type="float">
            <text:p>9432200,455506</text:p>
          </table:table-cell>
        </table:table-row>
        <table:table-row table:style-name="ro1">
          <table:table-cell office:value-type="float" office:value="8987281.067452" calcext:value-type="float">
            <text:p>8987281,067452</text:p>
          </table:table-cell>
          <table:table-cell office:value-type="float" office:value="9637679.004933" calcext:value-type="float">
            <text:p>9637679,004933</text:p>
          </table:table-cell>
        </table:table-row>
        <table:table-row table:style-name="ro1">
          <table:table-cell office:value-type="float" office:value="8861800.127758" calcext:value-type="float">
            <text:p>8861800,127758</text:p>
          </table:table-cell>
          <table:table-cell office:value-type="float" office:value="9842026.125803" calcext:value-type="float">
            <text:p>9842026,125803</text:p>
          </table:table-cell>
        </table:table-row>
        <table:table-row table:style-name="ro1">
          <table:table-cell office:value-type="float" office:value="8732126.809524" calcext:value-type="float">
            <text:p>8732126,809524</text:p>
          </table:table-cell>
          <table:table-cell office:value-type="float" office:value="10045162.809524" calcext:value-type="float">
            <text:p>10045162,809524</text:p>
          </table:table-cell>
        </table:table-row>
        <table:table-row table:style-name="ro1">
          <table:table-cell office:value-type="float" office:value="8598262.023237" calcext:value-type="float">
            <text:p>8598262,023237</text:p>
          </table:table-cell>
          <table:table-cell office:value-type="float" office:value="10247009.656259" calcext:value-type="float">
            <text:p>10247009,656259</text:p>
          </table:table-cell>
        </table:table-row>
        <table:table-row table:style-name="ro1">
          <table:table-cell office:value-type="float" office:value="8460208.076441" calcext:value-type="float">
            <text:p>8460208,076441</text:p>
          </table:table-cell>
          <table:table-cell office:value-type="float" office:value="10447486.897292" calcext:value-type="float">
            <text:p>10447486,897292</text:p>
          </table:table-cell>
        </table:table-row>
        <table:table-row table:style-name="ro1">
          <table:table-cell office:value-type="float" office:value="8317968.686985" calcext:value-type="float">
            <text:p>8317968,686985</text:p>
          </table:table-cell>
          <table:table-cell office:value-type="float" office:value="10646514.41775" calcext:value-type="float">
            <text:p>10646514,41775</text:p>
          </table:table-cell>
        </table:table-row>
        <table:table-row table:style-name="ro1">
          <table:table-cell office:value-type="float" office:value="8171548.995922" calcext:value-type="float">
            <text:p>8171548,995922</text:p>
          </table:table-cell>
          <table:table-cell office:value-type="float" office:value="10844011.779656" calcext:value-type="float">
            <text:p>10844011,779656</text:p>
          </table:table-cell>
        </table:table-row>
        <table:table-row table:style-name="ro1">
          <table:table-cell office:value-type="float" office:value="8020955.580083" calcext:value-type="float">
            <text:p>8020955,580083</text:p>
          </table:table-cell>
          <table:table-cell office:value-type="float" office:value="11039898.245329" calcext:value-type="float">
            <text:p>11039898,245329</text:p>
          </table:table-cell>
        </table:table-row>
        <table:table-row table:style-name="ro1">
          <table:table-cell office:value-type="float" office:value="7866196.464287" calcext:value-type="float">
            <text:p>7866196,464287</text:p>
          </table:table-cell>
          <table:table-cell office:value-type="float" office:value="11234092.801113" calcext:value-type="float">
            <text:p>11234092,801113</text:p>
          </table:table-cell>
        </table:table-row>
        <table:table-row table:style-name="ro1">
          <table:table-cell office:value-type="float" office:value="7707281.1332" calcext:value-type="float">
            <text:p>7707281,1332</text:p>
          </table:table-cell>
          <table:table-cell office:value-type="float" office:value="11426514.181437" calcext:value-type="float">
            <text:p>11426514,181437</text:p>
          </table:table-cell>
        </table:table-row>
        <table:table-row table:style-name="ro1">
          <table:table-cell office:value-type="float" office:value="7544220.542833" calcext:value-type="float">
            <text:p>7544220,542833</text:p>
          </table:table-cell>
          <table:table-cell office:value-type="float" office:value="11617080.893199" calcext:value-type="float">
            <text:p>11617080,893199</text:p>
          </table:table-cell>
        </table:table-row>
        <table:table-row table:style-name="ro1">
          <table:table-cell office:value-type="float" office:value="7377027.131661" calcext:value-type="float">
            <text:p>7377027,131661</text:p>
          </table:table-cell>
          <table:table-cell office:value-type="float" office:value="11805711.240469" calcext:value-type="float">
            <text:p>11805711,240469</text:p>
          </table:table-cell>
        </table:table-row>
        <table:table-row table:style-name="ro1">
          <table:table-cell office:value-type="float" office:value="7205714.831367" calcext:value-type="float">
            <text:p>7205714,831367</text:p>
          </table:table-cell>
          <table:table-cell office:value-type="float" office:value="11992323.349512" calcext:value-type="float">
            <text:p>11992323,349512</text:p>
          </table:table-cell>
        </table:table-row>
        <table:table-row table:style-name="ro1">
          <table:table-cell office:value-type="float" office:value="7030299.077197" calcext:value-type="float">
            <text:p>7030299,077197</text:p>
          </table:table-cell>
          <table:table-cell office:value-type="float" office:value="12176835.19411" calcext:value-type="float">
            <text:p>12176835,19411</text:p>
          </table:table-cell>
        </table:table-row>
        <table:table-row table:style-name="ro1">
          <table:table-cell office:value-type="float" office:value="6850796.817927" calcext:value-type="float">
            <text:p>6850796,817927</text:p>
          </table:table-cell>
          <table:table-cell office:value-type="float" office:value="12359164.621201" calcext:value-type="float">
            <text:p>12359164,621201</text:p>
          </table:table-cell>
        </table:table-row>
        <table:table-row table:style-name="ro1">
          <table:table-cell office:value-type="float" office:value="6667226.525415" calcext:value-type="float">
            <text:p>6667226,525415</text:p>
          </table:table-cell>
          <table:table-cell office:value-type="float" office:value="12539229.376808" calcext:value-type="float">
            <text:p>12539229,376808</text:p>
          </table:table-cell>
        </table:table-row>
        <table:table-row table:style-name="ro1">
          <table:table-cell office:value-type="float" office:value="6479608.203763" calcext:value-type="float">
            <text:p>6479608,203763</text:p>
          </table:table-cell>
          <table:table-cell office:value-type="float" office:value="12716947.132262" calcext:value-type="float">
            <text:p>12716947,132262</text:p>
          </table:table-cell>
        </table:table-row>
        <table:table-row table:style-name="ro1">
          <table:table-cell office:value-type="float" office:value="6287963.398045" calcext:value-type="float">
            <text:p>6287963,398045</text:p>
          </table:table-cell>
          <table:table-cell office:value-type="float" office:value="12892235.510722" calcext:value-type="float">
            <text:p>12892235,510722</text:p>
          </table:table-cell>
        </table:table-row>
        <table:table-row table:style-name="ro1">
          <table:table-cell office:value-type="float" office:value="6092315.202629" calcext:value-type="float">
            <text:p>6092315,202629</text:p>
          </table:table-cell>
          <table:table-cell office:value-type="float" office:value="13065012.113963" calcext:value-type="float">
            <text:p>13065012,113963</text:p>
          </table:table-cell>
        </table:table-row>
        <table:table-row table:style-name="ro1">
          <table:table-cell office:value-type="float" office:value="5892688.269054" calcext:value-type="float">
            <text:p>5892688,269054</text:p>
          </table:table-cell>
          <table:table-cell office:value-type="float" office:value="13235194.549449" calcext:value-type="float">
            <text:p>13235194,549449</text:p>
          </table:table-cell>
        </table:table-row>
        <table:table-row table:style-name="ro1">
          <table:table-cell office:value-type="float" office:value="5689108.813483" calcext:value-type="float">
            <text:p>5689108,813483</text:p>
          </table:table-cell>
          <table:table-cell office:value-type="float" office:value="13402700.457672" calcext:value-type="float">
            <text:p>13402700,457672</text:p>
          </table:table-cell>
        </table:table-row>
        <table:table-row table:style-name="ro1">
          <table:table-cell office:value-type="float" office:value="5481604.623705" calcext:value-type="float">
            <text:p>5481604,623705</text:p>
          </table:table-cell>
          <table:table-cell office:value-type="float" office:value="13567447.539757" calcext:value-type="float">
            <text:p>13567447,539757</text:p>
          </table:table-cell>
        </table:table-row>
        <table:table-row table:style-name="ro1">
          <table:table-cell office:value-type="float" office:value="5270205.065689" calcext:value-type="float">
            <text:p>5270205,065689</text:p>
          </table:table-cell>
          <table:table-cell office:value-type="float" office:value="13729353.585321" calcext:value-type="float">
            <text:p>13729353,585321</text:p>
          </table:table-cell>
        </table:table-row>
        <table:table-row table:style-name="ro1">
          <table:table-cell office:value-type="float" office:value="5054941.089684" calcext:value-type="float">
            <text:p>5054941,089684</text:p>
          </table:table-cell>
          <table:table-cell office:value-type="float" office:value="13888336.50058" calcext:value-type="float">
            <text:p>13888336,50058</text:p>
          </table:table-cell>
        </table:table-row>
        <table:table-row table:style-name="ro1">
          <table:table-cell office:value-type="float" office:value="4835845.235848" calcext:value-type="float">
            <text:p>4835845,235848</text:p>
          </table:table-cell>
          <table:table-cell office:value-type="float" office:value="14044314.336705" calcext:value-type="float">
            <text:p>14044314,336705</text:p>
          </table:table-cell>
        </table:table-row>
        <table:table-row table:style-name="ro1">
          <table:table-cell office:value-type="float" office:value="4612951.639414" calcext:value-type="float">
            <text:p>4612951,639414</text:p>
          </table:table-cell>
          <table:table-cell office:value-type="float" office:value="14197205.318411" calcext:value-type="float">
            <text:p>14197205,318411</text:p>
          </table:table-cell>
        </table:table-row>
        <table:table-row table:style-name="ro1">
          <table:table-cell office:value-type="float" office:value="4386296.035381" calcext:value-type="float">
            <text:p>4386296,035381</text:p>
          </table:table-cell>
          <table:table-cell office:value-type="float" office:value="14346927.872773" calcext:value-type="float">
            <text:p>14346927,872773</text:p>
          </table:table-cell>
        </table:table-row>
        <table:table-row table:style-name="ro1">
          <table:table-cell office:value-type="float" office:value="4155915.762712" calcext:value-type="float">
            <text:p>4155915,762712</text:p>
          </table:table-cell>
          <table:table-cell office:value-type="float" office:value="14493400.658267" calcext:value-type="float">
            <text:p>14493400,658267</text:p>
          </table:table-cell>
        </table:table-row>
        <table:table-row table:style-name="ro1">
          <table:table-cell office:value-type="float" office:value="3921849.768053" calcext:value-type="float">
            <text:p>3921849,768053</text:p>
          </table:table-cell>
          <table:table-cell office:value-type="float" office:value="14636542.594027" calcext:value-type="float">
            <text:p>14636542,594027</text:p>
          </table:table-cell>
        </table:table-row>
        <table:table-row table:style-name="ro1">
          <table:table-cell office:value-type="float" office:value="3684138.608956" calcext:value-type="float">
            <text:p>3684138,608956</text:p>
          </table:table-cell>
          <table:table-cell office:value-type="float" office:value="14776272.889304" calcext:value-type="float">
            <text:p>14776272,889304</text:p>
          </table:table-cell>
        </table:table-row>
        <table:table-row table:style-name="ro1">
          <table:table-cell office:value-type="float" office:value="3442824.456593" calcext:value-type="float">
            <text:p>3442824,456593</text:p>
          </table:table-cell>
          <table:table-cell office:value-type="float" office:value="14912511.073126" calcext:value-type="float">
            <text:p>14912511,073126</text:p>
          </table:table-cell>
        </table:table-row>
        <table:table-row table:style-name="ro1">
          <table:table-cell office:value-type="float" office:value="3197951.097971" calcext:value-type="float">
            <text:p>3197951,097971</text:p>
          </table:table-cell>
          <table:table-cell office:value-type="float" office:value="15045177.024154" calcext:value-type="float">
            <text:p>15045177,024154</text:p>
          </table:table-cell>
        </table:table-row>
        <table:table-row table:style-name="ro1">
          <table:table-cell office:value-type="float" office:value="2949563.937634" calcext:value-type="float">
            <text:p>2949563,937634</text:p>
          </table:table-cell>
          <table:table-cell office:value-type="float" office:value="15174191.000714" calcext:value-type="float">
            <text:p>15174191,000714</text:p>
          </table:table-cell>
        </table:table-row>
        <table:table-row table:style-name="ro1">
          <table:table-cell office:value-type="float" office:value="2697709.998838" calcext:value-type="float">
            <text:p>2697709,998838</text:p>
          </table:table-cell>
          <table:table-cell office:value-type="float" office:value="15299473.671012" calcext:value-type="float">
            <text:p>15299473,671012</text:p>
          </table:table-cell>
        </table:table-row>
        <table:table-row table:style-name="ro1">
          <table:table-cell office:value-type="float" office:value="2442437.924215" calcext:value-type="float">
            <text:p>2442437,924215</text:p>
          </table:table-cell>
          <table:table-cell office:value-type="float" office:value="15420946.143509" calcext:value-type="float">
            <text:p>15420946,143509</text:p>
          </table:table-cell>
        </table:table-row>
        <table:table-row table:style-name="ro1">
          <table:table-cell office:value-type="float" office:value="2183797.975891" calcext:value-type="float">
            <text:p>2183797,975891</text:p>
          </table:table-cell>
          <table:table-cell office:value-type="float" office:value="15538529.99746" calcext:value-type="float">
            <text:p>15538529,99746</text:p>
          </table:table-cell>
        </table:table-row>
        <table:table-row table:style-name="ro1">
          <table:table-cell office:value-type="float" office:value="1921842.035088" calcext:value-type="float">
            <text:p>1921842,035088</text:p>
          </table:table-cell>
          <table:table-cell office:value-type="float" office:value="15652147.3136" calcext:value-type="float">
            <text:p>15652147,3136</text:p>
          </table:table-cell>
        </table:table-row>
        <table:table-row table:style-name="ro1">
          <table:table-cell office:value-type="float" office:value="1656623.601168" calcext:value-type="float">
            <text:p>1656623,601168</text:p>
          </table:table-cell>
          <table:table-cell office:value-type="float" office:value="15761720.704977" calcext:value-type="float">
            <text:p>15761720,704977</text:p>
          </table:table-cell>
        </table:table-row>
        <table:table-row table:style-name="ro1">
          <table:table-cell office:value-type="float" office:value="1388197.790143" calcext:value-type="float">
            <text:p>1388197,790143</text:p>
          </table:table-cell>
          <table:table-cell office:value-type="float" office:value="15867173.347906" calcext:value-type="float">
            <text:p>15867173,347906</text:p>
          </table:table-cell>
        </table:table-row>
        <table:table-row table:style-name="ro1">
          <table:table-cell office:value-type="float" office:value="1116621.33263" calcext:value-type="float">
            <text:p>1116621,33263</text:p>
          </table:table-cell>
          <table:table-cell office:value-type="float" office:value="15968429.013062" calcext:value-type="float">
            <text:p>15968429,013062</text:p>
          </table:table-cell>
        </table:table-row>
        <table:table-row table:style-name="ro1">
          <table:table-cell office:value-type="float" office:value="841952.571254" calcext:value-type="float">
            <text:p>841952,571254</text:p>
          </table:table-cell>
          <table:table-cell office:value-type="float" office:value="16065412.096679" calcext:value-type="float">
            <text:p>16065412,096679</text:p>
          </table:table-cell>
        </table:table-row>
        <table:table-row table:style-name="ro1">
          <table:table-cell office:value-type="float" office:value="564251.457487" calcext:value-type="float">
            <text:p>564251,457487</text:p>
          </table:table-cell>
          <table:table-cell office:value-type="float" office:value="16158047.651852" calcext:value-type="float">
            <text:p>16158047,651852</text:p>
          </table:table-cell>
        </table:table-row>
        <table:table-row table:style-name="ro1">
          <table:table-cell office:value-type="float" office:value="283579.547926" calcext:value-type="float">
            <text:p>283579,547926</text:p>
          </table:table-cell>
          <table:table-cell office:value-type="float" office:value="16246261.419944" calcext:value-type="float">
            <text:p>16246261,419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29979.862072" calcext:value-type="float">
            <text:p>16329979,862072</text:p>
          </table:table-cell>
        </table:table-row>
        <table:table-row table:style-name="ro1">
          <table:table-cell office:value-type="float" office:value="-286422.432894" calcext:value-type="float">
            <text:p>-286422,432894</text:p>
          </table:table-cell>
          <table:table-cell office:value-type="float" office:value="16409130.190678" calcext:value-type="float">
            <text:p>16409130,190678</text:p>
          </table:table-cell>
        </table:table-row>
        <table:table-row table:style-name="ro1">
          <table:table-cell office:value-type="float" office:value="-575621.406834" calcext:value-type="float">
            <text:p>-575621,406834</text:p>
          </table:table-cell>
          <table:table-cell office:value-type="float" office:value="16483640.401159" calcext:value-type="float">
            <text:p>16483640,401159</text:p>
          </table:table-cell>
        </table:table-row>
        <table:table-row table:style-name="ro1">
          <table:table-cell office:value-type="float" office:value="-867528.993396" calcext:value-type="float">
            <text:p>-867528,993396</text:p>
          </table:table-cell>
          <table:table-cell office:value-type="float" office:value="16553439.30356" calcext:value-type="float">
            <text:p>16553439,30356</text:p>
          </table:table-cell>
        </table:table-row>
        <table:table-row table:style-name="ro1">
          <table:table-cell office:value-type="float" office:value="-1162075.686265" calcext:value-type="float">
            <text:p>-1162075,686265</text:p>
          </table:table-cell>
          <table:table-cell office:value-type="float" office:value="16618456.554317" calcext:value-type="float">
            <text:p>16618456,554317</text:p>
          </table:table-cell>
        </table:table-row>
        <table:table-row table:style-name="ro1">
          <table:table-cell office:value-type="float" office:value="-1459190.408429" calcext:value-type="float">
            <text:p>-1459190,408429</text:p>
          </table:table-cell>
          <table:table-cell office:value-type="float" office:value="16678622.688032" calcext:value-type="float">
            <text:p>16678622,688032</text:p>
          </table:table-cell>
        </table:table-row>
        <table:table-row table:style-name="ro1">
          <table:table-cell office:value-type="float" office:value="-1758800.519971" calcext:value-type="float">
            <text:p>-1758800,519971</text:p>
          </table:table-cell>
          <table:table-cell office:value-type="float" office:value="16733869.149279" calcext:value-type="float">
            <text:p>16733869,149279</text:p>
          </table:table-cell>
        </table:table-row>
        <table:table-row table:style-name="ro1">
          <table:table-cell office:value-type="float" office:value="-2060831.826453" calcext:value-type="float">
            <text:p>-2060831,826453</text:p>
          </table:table-cell>
          <table:table-cell office:value-type="float" office:value="16784128.324431" calcext:value-type="float">
            <text:p>16784128,324431</text:p>
          </table:table-cell>
        </table:table-row>
        <table:table-row table:style-name="ro1">
          <table:table-cell office:value-type="float" office:value="-2365208.587903" calcext:value-type="float">
            <text:p>-2365208,587903</text:p>
          </table:table-cell>
          <table:table-cell office:value-type="float" office:value="16829333.573486" calcext:value-type="float">
            <text:p>16829333,573486</text:p>
          </table:table-cell>
        </table:table-row>
        <table:table-row table:style-name="ro1">
          <table:table-cell office:value-type="float" office:value="-2671853.528395" calcext:value-type="float">
            <text:p>-2671853,528395</text:p>
          </table:table-cell>
          <table:table-cell office:value-type="float" office:value="16869419.261897" calcext:value-type="float">
            <text:p>16869419,261897</text:p>
          </table:table-cell>
        </table:table-row>
        <table:table-row table:style-name="ro1">
          <table:table-cell office:value-type="float" office:value="-2980687.846249" calcext:value-type="float">
            <text:p>-2980687,846249</text:p>
          </table:table-cell>
          <table:table-cell office:value-type="float" office:value="16904320.792386" calcext:value-type="float">
            <text:p>16904320,792386</text:p>
          </table:table-cell>
        </table:table-row>
        <table:table-row table:style-name="ro1">
          <table:table-cell office:value-type="float" office:value="-3291631.224818" calcext:value-type="float">
            <text:p>-3291631,224818</text:p>
          </table:table-cell>
          <table:table-cell office:value-type="float" office:value="16933974.636729" calcext:value-type="float">
            <text:p>16933974,636729</text:p>
          </table:table-cell>
        </table:table-row>
        <table:table-row table:style-name="ro1">
          <table:table-cell office:value-type="float" office:value="-3604601.843905" calcext:value-type="float">
            <text:p>-3604601,843905</text:p>
          </table:table-cell>
          <table:table-cell office:value-type="float" office:value="16958318.367515" calcext:value-type="float">
            <text:p>16958318,367515</text:p>
          </table:table-cell>
        </table:table-row>
        <table:table-row table:style-name="ro1">
          <table:table-cell office:value-type="float" office:value="-3919516.391778" calcext:value-type="float">
            <text:p>-3919516,391778</text:p>
          </table:table-cell>
          <table:table-cell office:value-type="float" office:value="16977290.689849" calcext:value-type="float">
            <text:p>16977290,689849</text:p>
          </table:table-cell>
        </table:table-row>
        <table:table-row table:style-name="ro1">
          <table:table-cell office:value-type="float" office:value="-4236290.077809" calcext:value-type="float">
            <text:p>-4236290,077809</text:p>
          </table:table-cell>
          <table:table-cell office:value-type="float" office:value="16990831.473005" calcext:value-type="float">
            <text:p>16990831,473005</text:p>
          </table:table-cell>
        </table:table-row>
        <table:table-row table:style-name="ro1">
          <table:table-cell office:value-type="float" office:value="-4554836.64572" calcext:value-type="float">
            <text:p>-4554836,64572</text:p>
          </table:table-cell>
          <table:table-cell office:value-type="float" office:value="16998881.782005" calcext:value-type="float">
            <text:p>16998881,782005</text:p>
          </table:table-cell>
        </table:table-row>
        <table:table-row table:style-name="ro1">
          <table:table-cell office:value-type="float" office:value="-4875068.387455" calcext:value-type="float">
            <text:p>-4875068,387455</text:p>
          </table:table-cell>
          <table:table-cell office:value-type="float" office:value="17001383.909125" calcext:value-type="float">
            <text:p>17001383,909125</text:p>
          </table:table-cell>
        </table:table-row>
        <table:table-row table:style-name="ro1">
          <table:table-cell office:value-type="float" office:value="-5196896.15767" calcext:value-type="float">
            <text:p>-5196896,15767</text:p>
          </table:table-cell>
          <table:table-cell office:value-type="float" office:value="16998281.405305" calcext:value-type="float">
            <text:p>16998281,405305</text:p>
          </table:table-cell>
        </table:table-row>
        <table:table-row table:style-name="ro1">
          <table:table-cell office:value-type="float" office:value="-5520229.388839" calcext:value-type="float">
            <text:p>-5520229,388839</text:p>
          </table:table-cell>
          <table:table-cell office:value-type="float" office:value="16989519.111462" calcext:value-type="float">
            <text:p>16989519,111462</text:p>
          </table:table-cell>
        </table:table-row>
        <table:table-row table:style-name="ro1">
          <table:table-cell office:value-type="float" office:value="-5844976.106992" calcext:value-type="float">
            <text:p>-5844976,106992</text:p>
          </table:table-cell>
          <table:table-cell office:value-type="float" office:value="16975043.189682" calcext:value-type="float">
            <text:p>16975043,189682</text:p>
          </table:table-cell>
        </table:table-row>
        <table:table-row table:style-name="ro1">
          <table:table-cell office:value-type="float" office:value="-6171042.948066" calcext:value-type="float">
            <text:p>-6171042,948066</text:p>
          </table:table-cell>
          <table:table-cell office:value-type="float" office:value="16954801.154297" calcext:value-type="float">
            <text:p>16954801,154297</text:p>
          </table:table-cell>
        </table:table-row>
        <table:table-row table:style-name="ro1">
          <table:table-cell office:value-type="float" office:value="-6498335.174889" calcext:value-type="float">
            <text:p>-6498335,174889</text:p>
          </table:table-cell>
          <table:table-cell office:value-type="float" office:value="16928741.902819" calcext:value-type="float">
            <text:p>16928741,902819</text:p>
          </table:table-cell>
        </table:table-row>
        <table:table-row table:style-name="ro1">
          <table:table-cell office:value-type="float" office:value="-6826756.694782" calcext:value-type="float">
            <text:p>-6826756,694782</text:p>
          </table:table-cell>
          <table:table-cell office:value-type="float" office:value="16896815.746727" calcext:value-type="float">
            <text:p>16896815,746727</text:p>
          </table:table-cell>
        </table:table-row>
        <table:table-row table:style-name="ro1">
          <table:table-cell office:value-type="float" office:value="-7156210.077792" calcext:value-type="float">
            <text:p>-7156210,077792</text:p>
          </table:table-cell>
          <table:table-cell office:value-type="float" office:value="16858974.442098" calcext:value-type="float">
            <text:p>16858974,442098</text:p>
          </table:table-cell>
        </table:table-row>
        <table:table-row table:style-name="ro1">
          <table:table-cell office:value-type="float" office:value="-7486596.575547" calcext:value-type="float">
            <text:p>-7486596,575547</text:p>
          </table:table-cell>
          <table:table-cell office:value-type="float" office:value="16815171.220063" calcext:value-type="float">
            <text:p>16815171,220063</text:p>
          </table:table-cell>
        </table:table-row>
        <table:table-row table:style-name="ro1">
          <table:table-cell office:value-type="float" office:value="-7817816.140736" calcext:value-type="float">
            <text:p>-7817816,140736</text:p>
          </table:table-cell>
          <table:table-cell office:value-type="float" office:value="16765360.817081" calcext:value-type="float">
            <text:p>16765360,817081</text:p>
          </table:table-cell>
        </table:table-row>
        <table:table-row table:style-name="ro1">
          <table:table-cell office:value-type="float" office:value="-8149767.447222" calcext:value-type="float">
            <text:p>-8149767,447222</text:p>
          </table:table-cell>
          <table:table-cell office:value-type="float" office:value="16709499.505017" calcext:value-type="float">
            <text:p>16709499,505017</text:p>
          </table:table-cell>
        </table:table-row>
        <table:table-row table:style-name="ro1">
          <table:table-cell office:value-type="float" office:value="-8482347.910765" calcext:value-type="float">
            <text:p>-8482347,910765</text:p>
          </table:table-cell>
          <table:table-cell office:value-type="float" office:value="16647545.121017" calcext:value-type="float">
            <text:p>16647545,121017</text:p>
          </table:table-cell>
        </table:table-row>
        <table:table-row table:style-name="ro1">
          <table:table-cell office:value-type="float" office:value="-8815453.710386" calcext:value-type="float">
            <text:p>-8815453,710386</text:p>
          </table:table-cell>
          <table:table-cell office:value-type="float" office:value="16579457.097159" calcext:value-type="float">
            <text:p>16579457,097159</text:p>
          </table:table-cell>
        </table:table-row>
        <table:table-row table:style-name="ro1">
          <table:table-cell office:value-type="float" office:value="-9148979.810346" calcext:value-type="float">
            <text:p>-9148979,810346</text:p>
          </table:table-cell>
          <table:table-cell office:value-type="float" office:value="16505196.489879" calcext:value-type="float">
            <text:p>16505196,489879</text:p>
          </table:table-cell>
        </table:table-row>
        <table:table-row table:style-name="ro1">
          <table:table-cell office:value-type="float" office:value="-9482819.982745" calcext:value-type="float">
            <text:p>-9482819,982745</text:p>
          </table:table-cell>
          <table:table-cell office:value-type="float" office:value="16424726.009144" calcext:value-type="float">
            <text:p>16424726,009144</text:p>
          </table:table-cell>
        </table:table-row>
        <table:table-row table:style-name="ro1">
          <table:table-cell office:value-type="float" office:value="-9816866.830749" calcext:value-type="float">
            <text:p>-9816866,830749</text:p>
          </table:table-cell>
          <table:table-cell office:value-type="float" office:value="16338010.047384" calcext:value-type="float">
            <text:p>16338010,047384</text:p>
          </table:table-cell>
        </table:table-row>
        <table:table-row table:style-name="ro1">
          <table:table-cell office:value-type="float" office:value="-10151011.812436" calcext:value-type="float">
            <text:p>-10151011,812436</text:p>
          </table:table-cell>
          <table:table-cell office:value-type="float" office:value="16245014.708145" calcext:value-type="float">
            <text:p>16245014,708145</text:p>
          </table:table-cell>
        </table:table-row>
        <table:table-row table:style-name="ro1">
          <table:table-cell office:value-type="float" office:value="-10485145.265253" calcext:value-type="float">
            <text:p>-10485145,265253</text:p>
          </table:table-cell>
          <table:table-cell office:value-type="float" office:value="16145707.834469" calcext:value-type="float">
            <text:p>16145707,834469</text:p>
          </table:table-cell>
        </table:table-row>
        <table:table-row table:style-name="ro1">
          <table:table-cell office:value-type="float" office:value="-10819156.431099" calcext:value-type="float">
            <text:p>-10819156,431099</text:p>
          </table:table-cell>
          <table:table-cell office:value-type="float" office:value="16040059.036981" calcext:value-type="float">
            <text:p>16040059,036981</text:p>
          </table:table-cell>
        </table:table-row>
        <table:table-row table:style-name="ro1">
          <table:table-cell office:value-type="float" office:value="-11152933.482016" calcext:value-type="float">
            <text:p>-11152933,482016</text:p>
          </table:table-cell>
          <table:table-cell office:value-type="float" office:value="15928039.721668" calcext:value-type="float">
            <text:p>15928039,721668</text:p>
          </table:table-cell>
        </table:table-row>
        <table:table-row table:style-name="ro1">
          <table:table-cell office:value-type="float" office:value="-11486363.546494" calcext:value-type="float">
            <text:p>-11486363,546494</text:p>
          </table:table-cell>
          <table:table-cell office:value-type="float" office:value="15809623.117353" calcext:value-type="float">
            <text:p>15809623,117353</text:p>
          </table:table-cell>
        </table:table-row>
        <table:table-row table:style-name="ro1">
          <table:table-cell office:value-type="float" office:value="-11819332.736384" calcext:value-type="float">
            <text:p>-11819332,736384</text:p>
          </table:table-cell>
          <table:table-cell office:value-type="float" office:value="15684784.302827" calcext:value-type="float">
            <text:p>15684784,302827</text:p>
          </table:table-cell>
        </table:table-row>
        <table:table-row table:style-name="ro1">
          <table:table-cell office:value-type="float" office:value="-12151726.174421" calcext:value-type="float">
            <text:p>-12151726,174421</text:p>
          </table:table-cell>
          <table:table-cell office:value-type="float" office:value="15553500.233651" calcext:value-type="float">
            <text:p>15553500,233651</text:p>
          </table:table-cell>
        </table:table-row>
        <table:table-row table:style-name="ro1">
          <table:table-cell office:value-type="float" office:value="-12483428.022342" calcext:value-type="float">
            <text:p>-12483428,022342</text:p>
          </table:table-cell>
          <table:table-cell office:value-type="float" office:value="15415749.768601" calcext:value-type="float">
            <text:p>15415749,768601</text:p>
          </table:table-cell>
        </table:table-row>
        <table:table-row table:style-name="ro1">
          <table:table-cell office:value-type="float" office:value="-12814321.509618" calcext:value-type="float">
            <text:p>-12814321,509618</text:p>
          </table:table-cell>
          <table:table-cell office:value-type="float" office:value="15271513.695745" calcext:value-type="float">
            <text:p>15271513,695745</text:p>
          </table:table-cell>
        </table:table-row>
        <table:table-row table:style-name="ro1">
          <table:table-cell office:value-type="float" office:value="-13144288.962767" calcext:value-type="float">
            <text:p>-13144288,962767</text:p>
          </table:table-cell>
          <table:table-cell office:value-type="float" office:value="15120774.758151" calcext:value-type="float">
            <text:p>15120774,758151</text:p>
          </table:table-cell>
        </table:table-row>
        <table:table-row table:style-name="ro1">
          <table:table-cell office:value-type="float" office:value="-13473211.835271" calcext:value-type="float">
            <text:p>-13473211,835271</text:p>
          </table:table-cell>
          <table:table-cell office:value-type="float" office:value="14963517.679197" calcext:value-type="float">
            <text:p>14963517,679197</text:p>
          </table:table-cell>
        </table:table-row>
        <table:table-row table:style-name="ro1">
          <table:table-cell office:value-type="float" office:value="-13800970.738079" calcext:value-type="float">
            <text:p>-13800970,738079</text:p>
          </table:table-cell>
          <table:table-cell office:value-type="float" office:value="14799729.187483" calcext:value-type="float">
            <text:p>14799729,187483</text:p>
          </table:table-cell>
        </table:table-row>
        <table:table-row table:style-name="ro1">
          <table:table-cell office:value-type="float" office:value="-14127445.470693" calcext:value-type="float">
            <text:p>-14127445,470693</text:p>
          </table:table-cell>
          <table:table-cell office:value-type="float" office:value="14629398.041326" calcext:value-type="float">
            <text:p>14629398,041326</text:p>
          </table:table-cell>
        </table:table-row>
        <table:table-row table:style-name="ro1">
          <table:table-cell office:value-type="float" office:value="-14452515.052834" calcext:value-type="float">
            <text:p>-14452515,052834</text:p>
          </table:table-cell>
          <table:table-cell office:value-type="float" office:value="14452515.052834" calcext:value-type="float">
            <text:p>14452515,052834</text:p>
          </table:table-cell>
        </table:table-row>
        <table:table-row table:style-name="ro1">
          <table:table-cell office:value-type="float" office:value="-14776057.75669" calcext:value-type="float">
            <text:p>-14776057,75669</text:p>
          </table:table-cell>
          <table:table-cell office:value-type="float" office:value="14269073.111536" calcext:value-type="float">
            <text:p>14269073,111536</text:p>
          </table:table-cell>
        </table:table-row>
        <table:table-row table:style-name="ro1">
          <table:table-cell office:value-type="float" office:value="-15097951.139725" calcext:value-type="float">
            <text:p>-15097951,139725</text:p>
          </table:table-cell>
          <table:table-cell office:value-type="float" office:value="14079067.207563" calcext:value-type="float">
            <text:p>14079067,207563</text:p>
          </table:table-cell>
        </table:table-row>
        <table:table-row table:style-name="ro1">
          <table:table-cell office:value-type="float" office:value="-15418072.078061" calcext:value-type="float">
            <text:p>-15418072,078061</text:p>
          </table:table-cell>
          <table:table-cell office:value-type="float" office:value="13882494.454362" calcext:value-type="float">
            <text:p>13882494,454362</text:p>
          </table:table-cell>
        </table:table-row>
        <table:table-row table:style-name="ro1">
          <table:table-cell office:value-type="float" office:value="-15736296.800418" calcext:value-type="float">
            <text:p>-15736296,800418</text:p>
          </table:table-cell>
          <table:table-cell office:value-type="float" office:value="13679354.110943" calcext:value-type="float">
            <text:p>13679354,110943</text:p>
          </table:table-cell>
        </table:table-row>
        <table:table-row table:style-name="ro1">
          <table:table-cell office:value-type="float" office:value="-16052500.922608" calcext:value-type="float">
            <text:p>-16052500,922608</text:p>
          </table:table-cell>
          <table:table-cell office:value-type="float" office:value="13469647.603634" calcext:value-type="float">
            <text:p>13469647,603634</text:p>
          </table:table-cell>
        </table:table-row>
        <table:table-row table:style-name="ro1">
          <table:table-cell office:value-type="float" office:value="-16366559.482579" calcext:value-type="float">
            <text:p>-16366559,482579</text:p>
          </table:table-cell>
          <table:table-cell office:value-type="float" office:value="13253378.547329" calcext:value-type="float">
            <text:p>13253378,547329</text:p>
          </table:table-cell>
        </table:table-row>
        <table:table-row table:style-name="ro1">
          <table:table-cell office:value-type="float" office:value="-16678346.975998" calcext:value-type="float">
            <text:p>-16678346,975998</text:p>
          </table:table-cell>
          <table:table-cell office:value-type="float" office:value="13030552.766239" calcext:value-type="float">
            <text:p>13030552,766239</text:p>
          </table:table-cell>
        </table:table-row>
        <table:table-row table:style-name="ro1">
          <table:table-cell office:value-type="float" office:value="-16987737.392379" calcext:value-type="float">
            <text:p>-16987737,392379</text:p>
          </table:table-cell>
          <table:table-cell office:value-type="float" office:value="12801178.31411" calcext:value-type="float">
            <text:p>12801178,31411</text:p>
          </table:table-cell>
        </table:table-row>
        <table:table-row table:style-name="ro1">
          <table:table-cell office:value-type="float" office:value="-17294604.251729" calcext:value-type="float">
            <text:p>-17294604,251729</text:p>
          </table:table-cell>
          <table:table-cell office:value-type="float" office:value="12565265.493903" calcext:value-type="float">
            <text:p>12565265,493903</text:p>
          </table:table-cell>
        </table:table-row>
        <table:table-row table:style-name="ro1">
          <table:table-cell office:value-type="float" office:value="-17598820.641725" calcext:value-type="float">
            <text:p>-17598820,641725</text:p>
          </table:table-cell>
          <table:table-cell office:value-type="float" office:value="12322826.876937" calcext:value-type="float">
            <text:p>12322826,876937</text:p>
          </table:table-cell>
        </table:table-row>
        <table:table-row table:style-name="ro1">
          <table:table-cell office:value-type="float" office:value="-17900259.255409" calcext:value-type="float">
            <text:p>-17900259,255409</text:p>
          </table:table-cell>
          <table:table-cell office:value-type="float" office:value="12073877.321461" calcext:value-type="float">
            <text:p>12073877,321461</text:p>
          </table:table-cell>
        </table:table-row>
        <table:table-row table:style-name="ro1">
          <table:table-cell office:value-type="float" office:value="-18198792.429378" calcext:value-type="float">
            <text:p>-18198792,429378</text:p>
          </table:table-cell>
          <table:table-cell office:value-type="float" office:value="11818433.990663" calcext:value-type="float">
            <text:p>11818433,990663</text:p>
          </table:table-cell>
        </table:table-row>
        <table:table-row table:style-name="ro1">
          <table:table-cell office:value-type="float" office:value="-18494292.182493" calcext:value-type="float">
            <text:p>-18494292,182493</text:p>
          </table:table-cell>
          <table:table-cell office:value-type="float" office:value="11556516.370096" calcext:value-type="float">
            <text:p>11556516,370096</text:p>
          </table:table-cell>
        </table:table-row>
        <table:table-row table:style-name="ro1">
          <table:table-cell office:value-type="float" office:value="-18786630.255069" calcext:value-type="float">
            <text:p>-18786630,255069</text:p>
          </table:table-cell>
          <table:table-cell office:value-type="float" office:value="11288146.284503" calcext:value-type="float">
            <text:p>11288146,284503</text:p>
          </table:table-cell>
        </table:table-row>
        <table:table-row table:style-name="ro1">
          <table:table-cell office:value-type="float" office:value="-19075678.148553" calcext:value-type="float">
            <text:p>-19075678,148553</text:p>
          </table:table-cell>
          <table:table-cell office:value-type="float" office:value="11013347.914042" calcext:value-type="float">
            <text:p>11013347,914042</text:p>
          </table:table-cell>
        </table:table-row>
        <table:table-row table:style-name="ro1">
          <table:table-cell office:value-type="float" office:value="-19361307.165679" calcext:value-type="float">
            <text:p>-19361307,165679</text:p>
          </table:table-cell>
          <table:table-cell office:value-type="float" office:value="10732147.809893" calcext:value-type="float">
            <text:p>10732147,809893</text:p>
          </table:table-cell>
        </table:table-row>
        <table:table-row table:style-name="ro1">
          <table:table-cell office:value-type="float" office:value="-19643388.451094" calcext:value-type="float">
            <text:p>-19643388,451094</text:p>
          </table:table-cell>
          <table:table-cell office:value-type="float" office:value="10444574.909237" calcext:value-type="float">
            <text:p>10444574,909237</text:p>
          </table:table-cell>
        </table:table-row>
        <table:table-row table:style-name="ro1">
          <table:table-cell office:value-type="float" office:value="-19921793.03244" calcext:value-type="float">
            <text:p>-19921793,03244</text:p>
          </table:table-cell>
          <table:table-cell office:value-type="float" office:value="10150660.549589" calcext:value-type="float">
            <text:p>10150660,549589</text:p>
          </table:table-cell>
        </table:table-row>
        <table:table-row table:style-name="ro1">
          <table:table-cell office:value-type="float" office:value="-20196391.861888" calcext:value-type="float">
            <text:p>-20196391,861888</text:p>
          </table:table-cell>
          <table:table-cell office:value-type="float" office:value="9850438.482489" calcext:value-type="float">
            <text:p>9850438,482489</text:p>
          </table:table-cell>
        </table:table-row>
        <table:table-row table:style-name="ro1">
          <table:table-cell office:value-type="float" office:value="-20467055.858114" calcext:value-type="float">
            <text:p>-20467055,858114</text:p>
          </table:table-cell>
          <table:table-cell office:value-type="float" office:value="9543944.886525" calcext:value-type="float">
            <text:p>9543944,886525</text:p>
          </table:table-cell>
        </table:table-row>
        <table:table-row table:style-name="ro1">
          <table:table-cell office:value-type="float" office:value="-20733655.948704" calcext:value-type="float">
            <text:p>-20733655,948704</text:p>
          </table:table-cell>
          <table:table-cell office:value-type="float" office:value="9231218.379681" calcext:value-type="float">
            <text:p>9231218,379681</text:p>
          </table:table-cell>
        </table:table-row>
        <table:table-row table:style-name="ro1">
          <table:table-cell office:value-type="float" office:value="-20996063.112989" calcext:value-type="float">
            <text:p>-20996063,112989</text:p>
          </table:table-cell>
          <table:table-cell office:value-type="float" office:value="8912300.031011" calcext:value-type="float">
            <text:p>8912300,031011</text:p>
          </table:table-cell>
        </table:table-row>
        <table:table-row table:style-name="ro1">
          <table:table-cell office:value-type="float" office:value="-21254148.425279" calcext:value-type="float">
            <text:p>-21254148,425279</text:p>
          </table:table-cell>
          <table:table-cell office:value-type="float" office:value="8587233.371606" calcext:value-type="float">
            <text:p>8587233,371606</text:p>
          </table:table-cell>
        </table:table-row>
        <table:table-row table:style-name="ro1">
          <table:table-cell office:value-type="float" office:value="-21507783.098512" calcext:value-type="float">
            <text:p>-21507783,098512</text:p>
          </table:table-cell>
          <table:table-cell office:value-type="float" office:value="8256064.404862" calcext:value-type="float">
            <text:p>8256064,404862</text:p>
          </table:table-cell>
        </table:table-row>
        <table:table-row table:style-name="ro1">
          <table:table-cell office:value-type="float" office:value="-21756838.52829" calcext:value-type="float">
            <text:p>-21756838,52829</text:p>
          </table:table-cell>
          <table:table-cell office:value-type="float" office:value="7918841.616034" calcext:value-type="float">
            <text:p>7918841,616034</text:p>
          </table:table-cell>
        </table:table-row>
        <table:table-row table:style-name="ro1">
          <table:table-cell office:value-type="float" office:value="-22001186.33729" calcext:value-type="float">
            <text:p>-22001186,33729</text:p>
          </table:table-cell>
          <table:table-cell office:value-type="float" office:value="7575615.98106" calcext:value-type="float">
            <text:p>7575615,98106</text:p>
          </table:table-cell>
        </table:table-row>
        <table:table-row table:style-name="ro1">
          <table:table-cell office:value-type="float" office:value="-22240698.420056" calcext:value-type="float">
            <text:p>-22240698,420056</text:p>
          </table:table-cell>
          <table:table-cell office:value-type="float" office:value="7226440.974652" calcext:value-type="float">
            <text:p>7226440,974652</text:p>
          </table:table-cell>
        </table:table-row>
        <table:table-row table:style-name="ro1">
          <table:table-cell office:value-type="float" office:value="-22475246.988141" calcext:value-type="float">
            <text:p>-22475246,988141</text:p>
          </table:table-cell>
          <table:table-cell office:value-type="float" office:value="6871372.577636" calcext:value-type="float">
            <text:p>6871372,577636</text:p>
          </table:table-cell>
        </table:table-row>
        <table:table-row table:style-name="ro1">
          <table:table-cell office:value-type="float" office:value="-22704704.615601" calcext:value-type="float">
            <text:p>-22704704,615601</text:p>
          </table:table-cell>
          <table:table-cell office:value-type="float" office:value="6510469.28354" calcext:value-type="float">
            <text:p>6510469,28354</text:p>
          </table:table-cell>
        </table:table-row>
        <table:table-row table:style-name="ro1">
          <table:table-cell office:value-type="float" office:value="-22928944.284825" calcext:value-type="float">
            <text:p>-22928944,284825</text:p>
          </table:table-cell>
          <table:table-cell office:value-type="float" office:value="6143792.104417" calcext:value-type="float">
            <text:p>6143792,104417</text:p>
          </table:table-cell>
        </table:table-row>
        <table:table-row table:style-name="ro1">
          <table:table-cell office:value-type="float" office:value="-23147839.432686" calcext:value-type="float">
            <text:p>-23147839,432686</text:p>
          </table:table-cell>
          <table:table-cell office:value-type="float" office:value="5771404.575886" calcext:value-type="float">
            <text:p>5771404,575886</text:p>
          </table:table-cell>
        </table:table-row>
        <table:table-row table:style-name="ro1">
          <table:table-cell office:value-type="float" office:value="-23361263.997008" calcext:value-type="float">
            <text:p>-23361263,997008</text:p>
          </table:table-cell>
          <table:table-cell office:value-type="float" office:value="5393372.761396" calcext:value-type="float">
            <text:p>5393372,761396</text:p>
          </table:table-cell>
        </table:table-row>
        <table:table-row table:style-name="ro1">
          <table:table-cell office:value-type="float" office:value="-23569092.463333" calcext:value-type="float">
            <text:p>-23569092,463333</text:p>
          </table:table-cell>
          <table:table-cell office:value-type="float" office:value="5009765.255689" calcext:value-type="float">
            <text:p>5009765,255689</text:p>
          </table:table-cell>
        </table:table-row>
        <table:table-row table:style-name="ro1">
          <table:table-cell office:value-type="float" office:value="-23771199.911968" calcext:value-type="float">
            <text:p>-23771199,911968</text:p>
          </table:table-cell>
          <table:table-cell office:value-type="float" office:value="4620653.187463" calcext:value-type="float">
            <text:p>4620653,187463</text:p>
          </table:table-cell>
        </table:table-row>
        <table:table-row table:style-name="ro1">
          <table:table-cell office:value-type="float" office:value="-23967462.065319" calcext:value-type="float">
            <text:p>-23967462,065319</text:p>
          </table:table-cell>
          <table:table-cell office:value-type="float" office:value="4226110.221222" calcext:value-type="float">
            <text:p>4226110,221222</text:p>
          </table:table-cell>
        </table:table-row>
        <table:table-row table:style-name="ro1">
          <table:table-cell office:value-type="float" office:value="-24157755.335477" calcext:value-type="float">
            <text:p>-24157755,335477</text:p>
          </table:table-cell>
          <table:table-cell office:value-type="float" office:value="3826212.558307" calcext:value-type="float">
            <text:p>3826212,558307</text:p>
          </table:table-cell>
        </table:table-row>
        <table:table-row table:style-name="ro1">
          <table:table-cell office:value-type="float" office:value="-24341956.872056" calcext:value-type="float">
            <text:p>-24341956,872056</text:p>
          </table:table-cell>
          <table:table-cell office:value-type="float" office:value="3421038.937089" calcext:value-type="float">
            <text:p>3421038,937089</text:p>
          </table:table-cell>
        </table:table-row>
        <table:table-row table:style-name="ro1">
          <table:table-cell office:value-type="float" office:value="-24519944.61027" calcext:value-type="float">
            <text:p>-24519944,61027</text:p>
          </table:table-cell>
          <table:table-cell office:value-type="float" office:value="3010670.632336" calcext:value-type="float">
            <text:p>3010670,632336</text:p>
          </table:table-cell>
        </table:table-row>
        <table:table-row table:style-name="ro1">
          <table:table-cell office:value-type="float" office:value="-24691597.319223" calcext:value-type="float">
            <text:p>-24691597,319223</text:p>
          </table:table-cell>
          <table:table-cell office:value-type="float" office:value="2595191.453725" calcext:value-type="float">
            <text:p>2595191,453725</text:p>
          </table:table-cell>
        </table:table-row>
        <table:table-row table:style-name="ro1">
          <table:table-cell office:value-type="float" office:value="-24856794.650414" calcext:value-type="float">
            <text:p>-24856794,650414</text:p>
          </table:table-cell>
          <table:table-cell office:value-type="float" office:value="2174687.743503" calcext:value-type="float">
            <text:p>2174687,743503</text:p>
          </table:table-cell>
        </table:table-row>
        <table:table-row table:style-name="ro1">
          <table:table-cell office:value-type="float" office:value="-25015417.186439" calcext:value-type="float">
            <text:p>-25015417,186439</text:p>
          </table:table-cell>
          <table:table-cell office:value-type="float" office:value="1749248.373285" calcext:value-type="float">
            <text:p>1749248,373285</text:p>
          </table:table-cell>
        </table:table-row>
        <table:table-row table:style-name="ro1">
          <table:table-cell office:value-type="float" office:value="-25167346.489861" calcext:value-type="float">
            <text:p>-25167346,489861</text:p>
          </table:table-cell>
          <table:table-cell office:value-type="float" office:value="1318964.739981" calcext:value-type="float">
            <text:p>1318964,739981</text:p>
          </table:table-cell>
        </table:table-row>
        <table:table-row table:style-name="ro1">
          <table:table-cell office:value-type="float" office:value="-25312465.152257" calcext:value-type="float">
            <text:p>-25312465,152257</text:p>
          </table:table-cell>
          <table:table-cell office:value-type="float" office:value="883930.76085" calcext:value-type="float">
            <text:p>883930,76085</text:p>
          </table:table-cell>
        </table:table-row>
        <table:table-row table:style-name="ro1">
          <table:table-cell office:value-type="float" office:value="-25450656.843412" calcext:value-type="float">
            <text:p>-25450656,843412</text:p>
          </table:table-cell>
          <table:table-cell office:value-type="float" office:value="444242.867668" calcext:value-type="float">
            <text:p>444242,867668</text:p>
          </table:table-cell>
        </table:table-row>
        <table:table-row table:style-name="ro1">
          <table:table-cell office:value-type="float" office:value="-25581806.360646" calcext:value-type="float">
            <text:p>-25581806,360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5705799.678268" calcext:value-type="float">
            <text:p>-25705799,678268</text:p>
          </table:table-cell>
          <table:table-cell office:value-type="float" office:value="-448696.402416" calcext:value-type="float">
            <text:p>-448696,402416</text:p>
          </table:table-cell>
        </table:table-row>
        <table:table-row table:style-name="ro1">
          <table:table-cell office:value-type="float" office:value="-25822523.997128" calcext:value-type="float">
            <text:p>-25822523,997128</text:p>
          </table:table-cell>
          <table:table-cell office:value-type="float" office:value="-901742.408199" calcext:value-type="float">
            <text:p>-901742,408199</text:p>
          </table:table-cell>
        </table:table-row>
        <table:table-row table:style-name="ro1">
          <table:table-cell office:value-type="float" office:value="-25931867.794273" calcext:value-type="float">
            <text:p>-25931867,794273</text:p>
          </table:table-cell>
          <table:table-cell office:value-type="float" office:value="-1359031.603759" calcext:value-type="float">
            <text:p>-1359031,603759</text:p>
          </table:table-cell>
        </table:table-row>
        <table:table-row table:style-name="ro1">
          <table:table-cell office:value-type="float" office:value="-26033720.872661" calcext:value-type="float">
            <text:p>-26033720,872661</text:p>
          </table:table-cell>
          <table:table-cell office:value-type="float" office:value="-1820455.103652" calcext:value-type="float">
            <text:p>-1820455,103652</text:p>
          </table:table-cell>
        </table:table-row>
        <table:table-row table:style-name="ro1">
          <table:table-cell office:value-type="float" office:value="-26127974.410947" calcext:value-type="float">
            <text:p>-26127974,410947</text:p>
          </table:table-cell>
          <table:table-cell office:value-type="float" office:value="-2285901.561853" calcext:value-type="float">
            <text:p>-2285901,561853</text:p>
          </table:table-cell>
        </table:table-row>
        <table:table-row table:style-name="ro1">
          <table:table-cell office:value-type="float" office:value="-26214521.013312" calcext:value-type="float">
            <text:p>-26214521,013312</text:p>
          </table:table-cell>
          <table:table-cell office:value-type="float" office:value="-2755257.18396" calcext:value-type="float">
            <text:p>-2755257,18396</text:p>
          </table:table-cell>
        </table:table-row>
        <table:table-row table:style-name="ro1">
          <table:table-cell office:value-type="float" office:value="-26293254.759307" calcext:value-type="float">
            <text:p>-26293254,759307</text:p>
          </table:table-cell>
          <table:table-cell office:value-type="float" office:value="-3228405.74033" calcext:value-type="float">
            <text:p>-3228405,74033</text:p>
          </table:table-cell>
        </table:table-row>
        <table:table-row table:style-name="ro1">
          <table:table-cell office:value-type="float" office:value="-26364071.253729" calcext:value-type="float">
            <text:p>-26364071,253729</text:p>
          </table:table-cell>
          <table:table-cell office:value-type="float" office:value="-3705228.580152" calcext:value-type="float">
            <text:p>-3705228,580152</text:p>
          </table:table-cell>
        </table:table-row>
        <table:table-row table:style-name="ro1">
          <table:table-cell office:value-type="float" office:value="-26426867.676471" calcext:value-type="float">
            <text:p>-26426867,676471</text:p>
          </table:table-cell>
          <table:table-cell office:value-type="float" office:value="-4185604.646468" calcext:value-type="float">
            <text:p>-4185604,646468</text:p>
          </table:table-cell>
        </table:table-row>
        <table:table-row table:style-name="ro1">
          <table:table-cell office:value-type="float" office:value="-26481542.832361" calcext:value-type="float">
            <text:p>-26481542,832361</text:p>
          </table:table-cell>
          <table:table-cell office:value-type="float" office:value="-4669410.492132" calcext:value-type="float">
            <text:p>-4669410,492132</text:p>
          </table:table-cell>
        </table:table-row>
        <table:table-row table:style-name="ro1">
          <table:table-cell office:value-type="float" office:value="-26527997.200967" calcext:value-type="float">
            <text:p>-26527997,200967</text:p>
          </table:table-cell>
          <table:table-cell office:value-type="float" office:value="-5156520.296728" calcext:value-type="float">
            <text:p>-5156520,296728</text:p>
          </table:table-cell>
        </table:table-row>
        <table:table-row table:style-name="ro1">
          <table:table-cell office:value-type="float" office:value="-26566132.986334" calcext:value-type="float">
            <text:p>-26566132,986334</text:p>
          </table:table-cell>
          <table:table-cell office:value-type="float" office:value="-5646805.884444" calcext:value-type="float">
            <text:p>-5646805,884444</text:p>
          </table:table-cell>
        </table:table-row>
        <table:table-row table:style-name="ro1">
          <table:table-cell office:value-type="float" office:value="-26595854.166658" calcext:value-type="float">
            <text:p>-26595854,166658</text:p>
          </table:table-cell>
          <table:table-cell office:value-type="float" office:value="-6140136.742895" calcext:value-type="float">
            <text:p>-6140136,742895</text:p>
          </table:table-cell>
        </table:table-row>
        <table:table-row table:style-name="ro1">
          <table:table-cell office:value-type="float" office:value="-26617066.543867" calcext:value-type="float">
            <text:p>-26617066,543867</text:p>
          </table:table-cell>
          <table:table-cell office:value-type="float" office:value="-6636380.042926" calcext:value-type="float">
            <text:p>-6636380,042926</text:p>
          </table:table-cell>
        </table:table-row>
        <table:table-row table:style-name="ro1">
          <table:table-cell office:value-type="float" office:value="-26629677.793098" calcext:value-type="float">
            <text:p>-26629677,793098</text:p>
          </table:table-cell>
          <table:table-cell office:value-type="float" office:value="-7135400.659361" calcext:value-type="float">
            <text:p>-7135400,659361</text:p>
          </table:table-cell>
        </table:table-row>
        <table:table-row table:style-name="ro1">
          <table:table-cell office:value-type="float" office:value="-26633597.512045" calcext:value-type="float">
            <text:p>-26633597,512045</text:p>
          </table:table-cell>
          <table:table-cell office:value-type="float" office:value="-7637061.192736" calcext:value-type="float">
            <text:p>-7637061,192736</text:p>
          </table:table-cell>
        </table:table-row>
        <table:table-row table:style-name="ro1">
          <table:table-cell office:value-type="float" office:value="-26628737.270171" calcext:value-type="float">
            <text:p>-26628737,270171</text:p>
          </table:table-cell>
          <table:table-cell office:value-type="float" office:value="-8141221.991993" calcext:value-type="float">
            <text:p>-8141221,991993</text:p>
          </table:table-cell>
        </table:table-row>
        <table:table-row table:style-name="ro1">
          <table:table-cell office:value-type="float" office:value="-26615010.657752" calcext:value-type="float">
            <text:p>-26615010,657752</text:p>
          </table:table-cell>
          <table:table-cell office:value-type="float" office:value="-8647741.178152" calcext:value-type="float">
            <text:p>-8647741,178152</text:p>
          </table:table-cell>
        </table:table-row>
        <table:table-row table:style-name="ro1">
          <table:table-cell office:value-type="float" office:value="-26592333.334755" calcext:value-type="float">
            <text:p>-26592333,334755</text:p>
          </table:table-cell>
          <table:table-cell office:value-type="float" office:value="-9156474.668959" calcext:value-type="float">
            <text:p>-9156474,668959</text:p>
          </table:table-cell>
        </table:table-row>
        <table:table-row table:style-name="ro1">
          <table:table-cell office:value-type="float" office:value="-26560623.07951" calcext:value-type="float">
            <text:p>-26560623,07951</text:p>
          </table:table-cell>
          <table:table-cell office:value-type="float" office:value="-9667276.204505" calcext:value-type="float">
            <text:p>-9667276,204505</text:p>
          </table:table-cell>
        </table:table-row>
        <table:table-row table:style-name="ro1">
          <table:table-cell office:value-type="float" office:value="-26519799.837176" calcext:value-type="float">
            <text:p>-26519799,837176</text:p>
          </table:table-cell>
          <table:table-cell office:value-type="float" office:value="-10179997.37383" calcext:value-type="float">
            <text:p>-10179997,37383</text:p>
          </table:table-cell>
        </table:table-row>
        <table:table-row table:style-name="ro1">
          <table:table-cell office:value-type="float" office:value="-26469785.767968" calcext:value-type="float">
            <text:p>-26469785,767968</text:p>
          </table:table-cell>
          <table:table-cell office:value-type="float" office:value="-10694487.642497" calcext:value-type="float">
            <text:p>-10694487,642497</text:p>
          </table:table-cell>
        </table:table-row>
        <table:table-row table:style-name="ro1">
          <table:table-cell office:value-type="float" office:value="-26410505.295143" calcext:value-type="float">
            <text:p>-26410505,295143</text:p>
          </table:table-cell>
          <table:table-cell office:value-type="float" office:value="-11210594.381159" calcext:value-type="float">
            <text:p>-11210594,381159</text:p>
          </table:table-cell>
        </table:table-row>
        <table:table-row table:style-name="ro1">
          <table:table-cell office:value-type="float" office:value="-26341885.15271" calcext:value-type="float">
            <text:p>-26341885,15271</text:p>
          </table:table-cell>
          <table:table-cell office:value-type="float" office:value="-11728162.895089" calcext:value-type="float">
            <text:p>-11728162,895089</text:p>
          </table:table-cell>
        </table:table-row>
        <table:table-row table:style-name="ro1">
          <table:table-cell office:value-type="float" office:value="-26263854.432856" calcext:value-type="float">
            <text:p>-26263854,432856</text:p>
          </table:table-cell>
          <table:table-cell office:value-type="float" office:value="-12247036.454708" calcext:value-type="float">
            <text:p>-12247036,454708</text:p>
          </table:table-cell>
        </table:table-row>
        <table:table-row table:style-name="ro1">
          <table:table-cell office:value-type="float" office:value="-26176344.633068" calcext:value-type="float">
            <text:p>-26176344,633068</text:p>
          </table:table-cell>
          <table:table-cell office:value-type="float" office:value="-12767056.327078" calcext:value-type="float">
            <text:p>-12767056,327078</text:p>
          </table:table-cell>
        </table:table-row>
        <table:table-row table:style-name="ro1">
          <table:table-cell office:value-type="float" office:value="-26079289.702929" calcext:value-type="float">
            <text:p>-26079289,702929</text:p>
          </table:table-cell>
          <table:table-cell office:value-type="float" office:value="-13288061.80838" calcext:value-type="float">
            <text:p>-13288061,80838</text:p>
          </table:table-cell>
        </table:table-row>
        <table:table-row table:style-name="ro1">
          <table:table-cell office:value-type="float" office:value="-25972626.090572" calcext:value-type="float">
            <text:p>-25972626,090572</text:p>
          </table:table-cell>
          <table:table-cell office:value-type="float" office:value="-13809890.257374" calcext:value-type="float">
            <text:p>-13809890,257374</text:p>
          </table:table-cell>
        </table:table-row>
        <table:table-row table:style-name="ro1">
          <table:table-cell office:value-type="float" office:value="-25856292.788773" calcext:value-type="float">
            <text:p>-25856292,788773</text:p>
          </table:table-cell>
          <table:table-cell office:value-type="float" office:value="-14332377.129829" calcext:value-type="float">
            <text:p>-14332377,129829</text:p>
          </table:table-cell>
        </table:table-row>
        <table:table-row table:style-name="ro1">
          <table:table-cell office:value-type="float" office:value="-25730231.380657" calcext:value-type="float">
            <text:p>-25730231,380657</text:p>
          </table:table-cell>
          <table:table-cell office:value-type="float" office:value="-14855356.013934" calcext:value-type="float">
            <text:p>-14855356,013934</text:p>
          </table:table-cell>
        </table:table-row>
        <table:table-row table:style-name="ro1">
          <table:table-cell office:value-type="float" office:value="-25594386.085019" calcext:value-type="float">
            <text:p>-25594386,085019</text:p>
          </table:table-cell>
          <table:table-cell office:value-type="float" office:value="-15378658.666675" calcext:value-type="float">
            <text:p>-15378658,666675</text:p>
          </table:table-cell>
        </table:table-row>
        <table:table-row table:style-name="ro1">
          <table:table-cell office:value-type="float" office:value="-25448703.801211" calcext:value-type="float">
            <text:p>-25448703,801211</text:p>
          </table:table-cell>
          <table:table-cell office:value-type="float" office:value="-15902115.051195" calcext:value-type="float">
            <text:p>-15902115,051195</text:p>
          </table:table-cell>
        </table:table-row>
        <table:table-row table:style-name="ro1">
          <table:table-cell office:value-type="float" office:value="-25293134.153599" calcext:value-type="float">
            <text:p>-25293134,153599</text:p>
          </table:table-cell>
          <table:table-cell office:value-type="float" office:value="-16425553.37511" calcext:value-type="float">
            <text:p>-16425553,37511</text:p>
          </table:table-cell>
        </table:table-row>
        <table:table-row table:style-name="ro1">
          <table:table-cell office:value-type="float" office:value="-25127629.535564" calcext:value-type="float">
            <text:p>-25127629,535564</text:p>
          </table:table-cell>
          <table:table-cell office:value-type="float" office:value="-16948800.129799" calcext:value-type="float">
            <text:p>-16948800,129799</text:p>
          </table:table-cell>
        </table:table-row>
        <table:table-row table:style-name="ro1">
          <table:table-cell office:value-type="float" office:value="-24952145.153025" calcext:value-type="float">
            <text:p>-24952145,153025</text:p>
          </table:table-cell>
          <table:table-cell office:value-type="float" office:value="-17471680.130651" calcext:value-type="float">
            <text:p>-17471680,130651</text:p>
          </table:table-cell>
        </table:table-row>
        <table:table-row table:style-name="ro1">
          <table:table-cell office:value-type="float" office:value="-24766639.067466" calcext:value-type="float">
            <text:p>-24766639,067466</text:p>
          </table:table-cell>
          <table:table-cell office:value-type="float" office:value="-17994016.558273" calcext:value-type="float">
            <text:p>-17994016,558273</text:p>
          </table:table-cell>
        </table:table-row>
        <table:table-row table:style-name="ro1">
          <table:table-cell office:value-type="float" office:value="-24571072.238451" calcext:value-type="float">
            <text:p>-24571072,238451</text:p>
          </table:table-cell>
          <table:table-cell office:value-type="float" office:value="-18515631.000653" calcext:value-type="float">
            <text:p>-18515631,000653</text:p>
          </table:table-cell>
        </table:table-row>
        <table:table-row table:style-name="ro1">
          <table:table-cell office:value-type="float" office:value="-24365408.565608" calcext:value-type="float">
            <text:p>-24365408,565608</text:p>
          </table:table-cell>
          <table:table-cell office:value-type="float" office:value="-19036343.496273" calcext:value-type="float">
            <text:p>-19036343,496273</text:p>
          </table:table-cell>
        </table:table-row>
        <table:table-row table:style-name="ro1">
          <table:table-cell office:value-type="float" office:value="-24149614.930051" calcext:value-type="float">
            <text:p>-24149614,930051</text:p>
          </table:table-cell>
          <table:table-cell office:value-type="float" office:value="-19555972.578163" calcext:value-type="float">
            <text:p>-19555972,578163</text:p>
          </table:table-cell>
        </table:table-row>
        <table:table-row table:style-name="ro1">
          <table:table-cell office:value-type="float" office:value="-23923661.23524" calcext:value-type="float">
            <text:p>-23923661,23524</text:p>
          </table:table-cell>
          <table:table-cell office:value-type="float" office:value="-20074335.3189" calcext:value-type="float">
            <text:p>-20074335,3189</text:p>
          </table:table-cell>
        </table:table-row>
        <table:table-row table:style-name="ro1">
          <table:table-cell office:value-type="float" office:value="-23687520.447248" calcext:value-type="float">
            <text:p>-23687520,447248</text:p>
          </table:table-cell>
          <table:table-cell office:value-type="float" office:value="-20591247.376543" calcext:value-type="float">
            <text:p>-20591247,376543</text:p>
          </table:table-cell>
        </table:table-row>
        <table:table-row table:style-name="ro1">
          <table:table-cell office:value-type="float" office:value="-23441168.634409" calcext:value-type="float">
            <text:p>-23441168,634409</text:p>
          </table:table-cell>
          <table:table-cell office:value-type="float" office:value="-21106523.041489" calcext:value-type="float">
            <text:p>-21106523,041489</text:p>
          </table:table-cell>
        </table:table-row>
        <table:table-row table:style-name="ro1">
          <table:table-cell office:value-type="float" office:value="-23184585.006349" calcext:value-type="float">
            <text:p>-23184585,006349</text:p>
          </table:table-cell>
          <table:table-cell office:value-type="float" office:value="-21619975.284261" calcext:value-type="float">
            <text:p>-21619975,284261</text:p>
          </table:table-cell>
        </table:table-row>
        <table:table-row table:style-name="ro1">
          <table:table-cell office:value-type="float" office:value="-22917751.95236" calcext:value-type="float">
            <text:p>-22917751,95236</text:p>
          </table:table-cell>
          <table:table-cell office:value-type="float" office:value="-22131415.804207" calcext:value-type="float">
            <text:p>-22131415,804207</text:p>
          </table:table-cell>
        </table:table-row>
        <table:table-row table:style-name="ro1">
          <table:table-cell table:number-columns-repeated="2" office:value-type="float" office:value="-22640655.079106" calcext:value-type="float">
            <text:p>-22640655,079106</text:p>
          </table:table-cell>
        </table:table-row>
        <table:table-row table:style-name="ro1">
          <table:table-cell office:value-type="float" office:value="-22353283.247645" calcext:value-type="float">
            <text:p>-22353283,247645</text:p>
          </table:table-cell>
          <table:table-cell office:value-type="float" office:value="-23147502.415683" calcext:value-type="float">
            <text:p>-23147502,415683</text:p>
          </table:table-cell>
        </table:table-row>
        <table:table-row table:style-name="ro1">
          <table:table-cell office:value-type="float" office:value="-22055628.60974" calcext:value-type="float">
            <text:p>-22055628,60974</text:p>
          </table:table-cell>
          <table:table-cell office:value-type="float" office:value="-23651766.00101" calcext:value-type="float">
            <text:p>-23651766,00101</text:p>
          </table:table-cell>
        </table:table-row>
        <table:table-row table:style-name="ro1">
          <table:table-cell office:value-type="float" office:value="-21747686.643452" calcext:value-type="float">
            <text:p>-21747686,643452</text:p>
          </table:table-cell>
          <table:table-cell office:value-type="float" office:value="-24153252.954801" calcext:value-type="float">
            <text:p>-24153252,954801</text:p>
          </table:table-cell>
        </table:table-row>
        <table:table-row table:style-name="ro1">
          <table:table-cell office:value-type="float" office:value="-21429456.187979" calcext:value-type="float">
            <text:p>-21429456,187979</text:p>
          </table:table-cell>
          <table:table-cell office:value-type="float" office:value="-24651769.382578" calcext:value-type="float">
            <text:p>-24651769,382578</text:p>
          </table:table-cell>
        </table:table-row>
        <table:table-row table:style-name="ro1">
          <table:table-cell office:value-type="float" office:value="-21100939.47774" calcext:value-type="float">
            <text:p>-21100939,47774</text:p>
          </table:table-cell>
          <table:table-cell office:value-type="float" office:value="-25147120.429709" calcext:value-type="float">
            <text:p>-25147120,429709</text:p>
          </table:table-cell>
        </table:table-row>
        <table:table-row table:style-name="ro1">
          <table:table-cell office:value-type="float" office:value="-20762142.175666" calcext:value-type="float">
            <text:p>-20762142,175666</text:p>
          </table:table-cell>
          <table:table-cell office:value-type="float" office:value="-25639110.336306" calcext:value-type="float">
            <text:p>-25639110,336306</text:p>
          </table:table-cell>
        </table:table-row>
        <table:table-row table:style-name="ro1">
          <table:table-cell office:value-type="float" office:value="-20413073.405702" calcext:value-type="float">
            <text:p>-20413073,405702</text:p>
          </table:table-cell>
          <table:table-cell office:value-type="float" office:value="-26127542.492971" calcext:value-type="float">
            <text:p>-26127542,492971</text:p>
          </table:table-cell>
        </table:table-row>
        <table:table-row table:style-name="ro1">
          <table:table-cell office:value-type="float" office:value="-20053745.78448" calcext:value-type="float">
            <text:p>-20053745,78448</text:p>
          </table:table-cell>
          <table:table-cell office:value-type="float" office:value="-26612219.497386" calcext:value-type="float">
            <text:p>-26612219,497386</text:p>
          </table:table-cell>
        </table:table-row>
        <table:table-row table:style-name="ro1">
          <table:table-cell office:value-type="float" office:value="-19684175.452153" calcext:value-type="float">
            <text:p>-19684175,452153</text:p>
          </table:table-cell>
          <table:table-cell office:value-type="float" office:value="-27092943.211725" calcext:value-type="float">
            <text:p>-27092943,211725</text:p>
          </table:table-cell>
        </table:table-row>
        <table:table-row table:style-name="ro1">
          <table:table-cell office:value-type="float" office:value="-19304382.102377" calcext:value-type="float">
            <text:p>-19304382,102377</text:p>
          </table:table-cell>
          <table:table-cell office:value-type="float" office:value="-27569514.820898" calcext:value-type="float">
            <text:p>-27569514,820898</text:p>
          </table:table-cell>
        </table:table-row>
        <table:table-row table:style-name="ro1">
          <table:table-cell office:value-type="float" office:value="-18914389.011415" calcext:value-type="float">
            <text:p>-18914389,011415</text:p>
          </table:table-cell>
          <table:table-cell office:value-type="float" office:value="-28041734.89159" calcext:value-type="float">
            <text:p>-28041734,89159</text:p>
          </table:table-cell>
        </table:table-row>
        <table:table-row table:style-name="ro1">
          <table:table-cell office:value-type="float" office:value="-18514223.066339" calcext:value-type="float">
            <text:p>-18514223,066339</text:p>
          </table:table-cell>
          <table:table-cell office:value-type="float" office:value="-28509403.432103" calcext:value-type="float">
            <text:p>-28509403,432103</text:p>
          </table:table-cell>
        </table:table-row>
        <table:table-row table:style-name="ro1">
          <table:table-cell office:value-type="float" office:value="-18103914.792332" calcext:value-type="float">
            <text:p>-18103914,792332</text:p>
          </table:table-cell>
          <table:table-cell office:value-type="float" office:value="-28972319.952985" calcext:value-type="float">
            <text:p>-28972319,952985</text:p>
          </table:table-cell>
        </table:table-row>
        <table:table-row table:style-name="ro1">
          <table:table-cell office:value-type="float" office:value="-17683498.379046" calcext:value-type="float">
            <text:p>-17683498,379046</text:p>
          </table:table-cell>
          <table:table-cell office:value-type="float" office:value="-29430283.528424" calcext:value-type="float">
            <text:p>-29430283,528424</text:p>
          </table:table-cell>
        </table:table-row>
        <table:table-row table:style-name="ro1">
          <table:table-cell office:value-type="float" office:value="-17253011.706023" calcext:value-type="float">
            <text:p>-17253011,706023</text:p>
          </table:table-cell>
          <table:table-cell office:value-type="float" office:value="-29883092.858411" calcext:value-type="float">
            <text:p>-29883092,858411</text:p>
          </table:table-cell>
        </table:table-row>
        <table:table-row table:style-name="ro1">
          <table:table-cell office:value-type="float" office:value="-16812496.367138" calcext:value-type="float">
            <text:p>-16812496,367138</text:p>
          </table:table-cell>
          <table:table-cell office:value-type="float" office:value="-30330546.331644" calcext:value-type="float">
            <text:p>-30330546,331644</text:p>
          </table:table-cell>
        </table:table-row>
        <table:table-row table:style-name="ro1">
          <table:table-cell office:value-type="float" office:value="-16361997.694066" calcext:value-type="float">
            <text:p>-16361997,694066</text:p>
          </table:table-cell>
          <table:table-cell office:value-type="float" office:value="-30772442.089164" calcext:value-type="float">
            <text:p>-30772442,089164</text:p>
          </table:table-cell>
        </table:table-row>
        <table:table-row table:style-name="ro1">
          <table:table-cell office:value-type="float" office:value="-15901564.778739" calcext:value-type="float">
            <text:p>-15901564,778739</text:p>
          </table:table-cell>
          <table:table-cell office:value-type="float" office:value="-31208578.088723" calcext:value-type="float">
            <text:p>-31208578,088723</text:p>
          </table:table-cell>
        </table:table-row>
        <table:table-row table:style-name="ro1">
          <table:table-cell office:value-type="float" office:value="-15431250.494789" calcext:value-type="float">
            <text:p>-15431250,494789</text:p>
          </table:table-cell>
          <table:table-cell office:value-type="float" office:value="-31638752.169838" calcext:value-type="float">
            <text:p>-31638752,169838</text:p>
          </table:table-cell>
        </table:table-row>
        <table:table-row table:style-name="ro1">
          <table:table-cell office:value-type="float" office:value="-14951111.517952" calcext:value-type="float">
            <text:p>-14951111,517952</text:p>
          </table:table-cell>
          <table:table-cell office:value-type="float" office:value="-32062762.119558" calcext:value-type="float">
            <text:p>-32062762,119558</text:p>
          </table:table-cell>
        </table:table-row>
        <table:table-row table:style-name="ro1">
          <table:table-cell office:value-type="float" office:value="-14461208.345414" calcext:value-type="float">
            <text:p>-14461208,345414</text:p>
          </table:table-cell>
          <table:table-cell office:value-type="float" office:value="-32480405.738891" calcext:value-type="float">
            <text:p>-32480405,738891</text:p>
          </table:table-cell>
        </table:table-row>
        <table:table-row table:style-name="ro1">
          <table:table-cell office:value-type="float" office:value="-13961605.314092" calcext:value-type="float">
            <text:p>-13961605,314092</text:p>
          </table:table-cell>
          <table:table-cell office:value-type="float" office:value="-32891480.9099" calcext:value-type="float">
            <text:p>-32891480,9099</text:p>
          </table:table-cell>
        </table:table-row>
        <table:table-row table:style-name="ro1">
          <table:table-cell office:value-type="float" office:value="-13452370.617818" calcext:value-type="float">
            <text:p>-13452370,617818</text:p>
          </table:table-cell>
          <table:table-cell office:value-type="float" office:value="-33295785.663444" calcext:value-type="float">
            <text:p>-33295785,663444</text:p>
          </table:table-cell>
        </table:table-row>
        <table:table-row table:style-name="ro1">
          <table:table-cell office:value-type="float" office:value="-12933576.323431" calcext:value-type="float">
            <text:p>-12933576,323431</text:p>
          </table:table-cell>
          <table:table-cell office:value-type="float" office:value="-33693118.247551" calcext:value-type="float">
            <text:p>-33693118,247551</text:p>
          </table:table-cell>
        </table:table-row>
        <table:table-row table:style-name="ro1">
          <table:table-cell office:value-type="float" office:value="-12405298.385732" calcext:value-type="float">
            <text:p>-12405298,385732</text:p>
          </table:table-cell>
          <table:table-cell office:value-type="float" office:value="-34083277.196396" calcext:value-type="float">
            <text:p>-34083277,196396</text:p>
          </table:table-cell>
        </table:table-row>
        <table:table-row table:style-name="ro1">
          <table:table-cell office:value-type="float" office:value="-11867616.661317" calcext:value-type="float">
            <text:p>-11867616,661317</text:p>
          </table:table-cell>
          <table:table-cell office:value-type="float" office:value="-34466061.399884" calcext:value-type="float">
            <text:p>-34466061,399884</text:p>
          </table:table-cell>
        </table:table-row>
        <table:table-row table:style-name="ro1">
          <table:table-cell office:value-type="float" office:value="-11320614.921245" calcext:value-type="float">
            <text:p>-11320614,921245</text:p>
          </table:table-cell>
          <table:table-cell office:value-type="float" office:value="-34841270.173814" calcext:value-type="float">
            <text:p>-34841270,173814</text:p>
          </table:table-cell>
        </table:table-row>
        <table:table-row table:style-name="ro1">
          <table:table-cell office:value-type="float" office:value="-10764380.862539" calcext:value-type="float">
            <text:p>-10764380,862539</text:p>
          </table:table-cell>
          <table:table-cell office:value-type="float" office:value="-35208703.330596" calcext:value-type="float">
            <text:p>-35208703,330596</text:p>
          </table:table-cell>
        </table:table-row>
        <table:table-row table:style-name="ro1">
          <table:table-cell office:value-type="float" office:value="-10199006.118513" calcext:value-type="float">
            <text:p>-10199006,118513</text:p>
          </table:table-cell>
          <table:table-cell office:value-type="float" office:value="-35568161.250523" calcext:value-type="float">
            <text:p>-35568161,250523</text:p>
          </table:table-cell>
        </table:table-row>
        <table:table-row table:style-name="ro1">
          <table:table-cell office:value-type="float" office:value="-9624586.267881" calcext:value-type="float">
            <text:p>-9624586,267881</text:p>
          </table:table-cell>
          <table:table-cell office:value-type="float" office:value="-35919444.953559" calcext:value-type="float">
            <text:p>-35919444,953559</text:p>
          </table:table-cell>
        </table:table-row>
        <table:table-row table:style-name="ro1">
          <table:table-cell office:value-type="float" office:value="-9041220.842665" calcext:value-type="float">
            <text:p>-9041220,842665</text:p>
          </table:table-cell>
          <table:table-cell office:value-type="float" office:value="-36262356.171648" calcext:value-type="float">
            <text:p>-36262356,171648</text:p>
          </table:table-cell>
        </table:table-row>
        <table:table-row table:style-name="ro1">
          <table:table-cell office:value-type="float" office:value="-8449013.334871" calcext:value-type="float">
            <text:p>-8449013,334871</text:p>
          </table:table-cell>
          <table:table-cell office:value-type="float" office:value="-36596697.421498" calcext:value-type="float">
            <text:p>-36596697,421498</text:p>
          </table:table-cell>
        </table:table-row>
        <table:table-row table:style-name="ro1">
          <table:table-cell office:value-type="float" office:value="-7848071.201912" calcext:value-type="float">
            <text:p>-7848071,201912</text:p>
          </table:table-cell>
          <table:table-cell office:value-type="float" office:value="-36922272.077844" calcext:value-type="float">
            <text:p>-36922272,077844</text:p>
          </table:table-cell>
        </table:table-row>
        <table:table-row table:style-name="ro1">
          <table:table-cell office:value-type="float" office:value="-7238505.870783" calcext:value-type="float">
            <text:p>-7238505,870783</text:p>
          </table:table-cell>
          <table:table-cell office:value-type="float" office:value="-37238884.447161" calcext:value-type="float">
            <text:p>-37238884,447161</text:p>
          </table:table-cell>
        </table:table-row>
        <table:table-row table:style-name="ro1">
          <table:table-cell office:value-type="float" office:value="-6620432.740959" calcext:value-type="float">
            <text:p>-6620432,740959</text:p>
          </table:table-cell>
          <table:table-cell office:value-type="float" office:value="-37546339.8418" calcext:value-type="float">
            <text:p>-37546339,8418</text:p>
          </table:table-cell>
        </table:table-row>
        <table:table-row table:style-name="ro1">
          <table:table-cell office:value-type="float" office:value="-5993971.186003" calcext:value-type="float">
            <text:p>-5993971,186003</text:p>
          </table:table-cell>
          <table:table-cell office:value-type="float" office:value="-37844444.654545" calcext:value-type="float">
            <text:p>-37844444,654545</text:p>
          </table:table-cell>
        </table:table-row>
        <table:table-row table:style-name="ro1">
          <table:table-cell office:value-type="float" office:value="-5359244.553883" calcext:value-type="float">
            <text:p>-5359244,553883</text:p>
          </table:table-cell>
          <table:table-cell office:value-type="float" office:value="-38133006.43355" calcext:value-type="float">
            <text:p>-38133006,43355</text:p>
          </table:table-cell>
        </table:table-row>
        <table:table-row table:style-name="ro1">
          <table:table-cell office:value-type="float" office:value="-4716380.165966" calcext:value-type="float">
            <text:p>-4716380,165966</text:p>
          </table:table-cell>
          <table:table-cell office:value-type="float" office:value="-38411833.957651" calcext:value-type="float">
            <text:p>-38411833,957651</text:p>
          </table:table-cell>
        </table:table-row>
        <table:table-row table:style-name="ro1">
          <table:table-cell office:value-type="float" office:value="-4065509.314693" calcext:value-type="float">
            <text:p>-4065509,314693</text:p>
          </table:table-cell>
          <table:table-cell office:value-type="float" office:value="-38680737.312021" calcext:value-type="float">
            <text:p>-38680737,312021</text:p>
          </table:table-cell>
        </table:table-row>
        <table:table-row table:style-name="ro1">
          <table:table-cell office:value-type="float" office:value="-3406767.259915" calcext:value-type="float">
            <text:p>-3406767,259915</text:p>
          </table:table-cell>
          <table:table-cell office:value-type="float" office:value="-38939527.964155" calcext:value-type="float">
            <text:p>-38939527,964155</text:p>
          </table:table-cell>
        </table:table-row>
        <table:table-row table:style-name="ro1">
          <table:table-cell office:value-type="float" office:value="-2740293.223875" calcext:value-type="float">
            <text:p>-2740293,223875</text:p>
          </table:table-cell>
          <table:table-cell office:value-type="float" office:value="-39188018.840157" calcext:value-type="float">
            <text:p>-39188018,840157</text:p>
          </table:table-cell>
        </table:table-row>
        <table:table-row table:style-name="ro1">
          <table:table-cell office:value-type="float" office:value="-2066230.384832" calcext:value-type="float">
            <text:p>-2066230,384832</text:p>
          </table:table-cell>
          <table:table-cell office:value-type="float" office:value="-39426024.401307" calcext:value-type="float">
            <text:p>-39426024,401307</text:p>
          </table:table-cell>
        </table:table-row>
        <table:table-row table:style-name="ro1">
          <table:table-cell office:value-type="float" office:value="-1384725.869308" calcext:value-type="float">
            <text:p>-1384725,869308</text:p>
          </table:table-cell>
          <table:table-cell office:value-type="float" office:value="-39653360.720892" calcext:value-type="float">
            <text:p>-39653360,720892</text:p>
          </table:table-cell>
        </table:table-row>
        <table:table-row table:style-name="ro1">
          <table:table-cell office:value-type="float" office:value="-695930.74295" calcext:value-type="float">
            <text:p>-695930,74295</text:p>
          </table:table-cell>
          <table:table-cell office:value-type="float" office:value="-39869845.561268" calcext:value-type="float">
            <text:p>-39869845,561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0075298.451138" calcext:value-type="float">
            <text:p>-40075298,451138</text:p>
          </table:table-cell>
        </table:table-row>
        <table:table-row table:style-name="ro1">
          <table:table-cell office:value-type="float" office:value="702907.448648" calcext:value-type="float">
            <text:p>702907,448648</text:p>
          </table:table-cell>
          <table:table-cell office:value-type="float" office:value="-40269540.76302" calcext:value-type="float">
            <text:p>-40269540,76302</text:p>
          </table:table-cell>
        </table:table-row>
        <table:table-row table:style-name="ro1">
          <table:table-cell office:value-type="float" office:value="1412628.788802" calcext:value-type="float">
            <text:p>1412628,788802</text:p>
          </table:table-cell>
          <table:table-cell office:value-type="float" office:value="-40452395.790882" calcext:value-type="float">
            <text:p>-40452395,790882</text:p>
          </table:table-cell>
        </table:table-row>
        <table:table-row table:style-name="ro1">
          <table:table-cell office:value-type="float" office:value="2128997.317756" calcext:value-type="float">
            <text:p>2128997,317756</text:p>
          </table:table-cell>
          <table:table-cell office:value-type="float" office:value="-40623688.827917" calcext:value-type="float">
            <text:p>-40623688,827917</text:p>
          </table:table-cell>
        </table:table-row>
        <table:table-row table:style-name="ro1">
          <table:table-cell office:value-type="float" office:value="2851842.460507" calcext:value-type="float">
            <text:p>2851842,460507</text:p>
          </table:table-cell>
          <table:table-cell office:value-type="float" office:value="-40783247.244434" calcext:value-type="float">
            <text:p>-40783247,244434</text:p>
          </table:table-cell>
        </table:table-row>
        <table:table-row table:style-name="ro1">
          <table:table-cell office:value-type="float" office:value="3580989.787418" calcext:value-type="float">
            <text:p>3580989,787418</text:p>
          </table:table-cell>
          <table:table-cell office:value-type="float" office:value="-40930900.565848" calcext:value-type="float">
            <text:p>-40930900,565848</text:p>
          </table:table-cell>
        </table:table-row>
        <table:table-row table:style-name="ro1">
          <table:table-cell office:value-type="float" office:value="4316261.033337" calcext:value-type="float">
            <text:p>4316261,033337</text:p>
          </table:table-cell>
          <table:table-cell office:value-type="float" office:value="-41066480.550732" calcext:value-type="float">
            <text:p>-41066480,550732</text:p>
          </table:table-cell>
        </table:table-row>
        <table:table-row table:style-name="ro1">
          <table:table-cell office:value-type="float" office:value="5057474.118173" calcext:value-type="float">
            <text:p>5057474,118173</text:p>
          </table:table-cell>
          <table:table-cell office:value-type="float" office:value="-41189821.268916" calcext:value-type="float">
            <text:p>-41189821,268916</text:p>
          </table:table-cell>
        </table:table-row>
        <table:table-row table:style-name="ro1">
          <table:table-cell office:value-type="float" office:value="5804443.168943" calcext:value-type="float">
            <text:p>5804443,168943</text:p>
          </table:table-cell>
          <table:table-cell office:value-type="float" office:value="-41300759.179602" calcext:value-type="float">
            <text:p>-41300759,179602</text:p>
          </table:table-cell>
        </table:table-row>
        <table:table-row table:style-name="ro1">
          <table:table-cell office:value-type="float" office:value="6556978.543303" calcext:value-type="float">
            <text:p>6556978,543303</text:p>
          </table:table-cell>
          <table:table-cell office:value-type="float" office:value="-41399133.20947" calcext:value-type="float">
            <text:p>-41399133,20947</text:p>
          </table:table-cell>
        </table:table-row>
        <table:table-row table:style-name="ro1">
          <table:table-cell office:value-type="float" office:value="7314886.854547" calcext:value-type="float">
            <text:p>7314886,854547</text:p>
          </table:table-cell>
          <table:table-cell office:value-type="float" office:value="-41484784.830755" calcext:value-type="float">
            <text:p>-41484784,830755</text:p>
          </table:table-cell>
        </table:table-row>
        <table:table-row table:style-name="ro1">
          <table:table-cell office:value-type="float" office:value="8077970.998117" calcext:value-type="float">
            <text:p>8077970,998117</text:p>
          </table:table-cell>
          <table:table-cell office:value-type="float" office:value="-41557558.139254" calcext:value-type="float">
            <text:p>-41557558,139254</text:p>
          </table:table-cell>
        </table:table-row>
        <table:table-row table:style-name="ro1">
          <table:table-cell office:value-type="float" office:value="8846030.17959" calcext:value-type="float">
            <text:p>8846030,17959</text:p>
          </table:table-cell>
          <table:table-cell office:value-type="float" office:value="-41617299.932258" calcext:value-type="float">
            <text:p>-41617299,932258</text:p>
          </table:table-cell>
        </table:table-row>
        <table:table-row table:style-name="ro1">
          <table:table-cell office:value-type="float" office:value="9618859.944185" calcext:value-type="float">
            <text:p>9618859,944185</text:p>
          </table:table-cell>
          <table:table-cell office:value-type="float" office:value="-41663859.786358" calcext:value-type="float">
            <text:p>-41663859,786358</text:p>
          </table:table-cell>
        </table:table-row>
        <table:table-row table:style-name="ro1">
          <table:table-cell office:value-type="float" office:value="10396252.207763" calcext:value-type="float">
            <text:p>10396252,207763</text:p>
          </table:table-cell>
          <table:table-cell office:value-type="float" office:value="-41697090.135128" calcext:value-type="float">
            <text:p>-41697090,135128</text:p>
          </table:table-cell>
        </table:table-row>
        <table:table-row table:style-name="ro1">
          <table:table-cell office:value-type="float" office:value="11177995.289349" calcext:value-type="float">
            <text:p>11177995,289349</text:p>
          </table:table-cell>
          <table:table-cell office:value-type="float" office:value="-41716846.346618" calcext:value-type="float">
            <text:p>-41716846,346618</text:p>
          </table:table-cell>
        </table:table-row>
        <table:table-row table:style-name="ro1">
          <table:table-cell office:value-type="float" office:value="11963873.945169" calcext:value-type="float">
            <text:p>11963873,945169</text:p>
          </table:table-cell>
          <table:table-cell office:value-type="float" office:value="-41722986.800676" calcext:value-type="float">
            <text:p>-41722986,800676</text:p>
          </table:table-cell>
        </table:table-row>
        <table:table-row table:style-name="ro1">
          <table:table-cell office:value-type="float" office:value="12753669.404205" calcext:value-type="float">
            <text:p>12753669,404205</text:p>
          </table:table-cell>
          <table:table-cell office:value-type="float" office:value="-41715372.966026" calcext:value-type="float">
            <text:p>-41715372,966026</text:p>
          </table:table-cell>
        </table:table-row>
        <table:table-row table:style-name="ro1">
          <table:table-cell office:value-type="float" office:value="13547159.405278" calcext:value-type="float">
            <text:p>13547159,405278</text:p>
          </table:table-cell>
          <table:table-cell office:value-type="float" office:value="-41693869.477114" calcext:value-type="float">
            <text:p>-41693869,477114</text:p>
          </table:table-cell>
        </table:table-row>
        <table:table-row table:style-name="ro1">
          <table:table-cell office:value-type="float" office:value="14344118.235658" calcext:value-type="float">
            <text:p>14344118,235658</text:p>
          </table:table-cell>
          <table:table-cell office:value-type="float" office:value="-41658344.210667" calcext:value-type="float">
            <text:p>-41658344,210667</text:p>
          </table:table-cell>
        </table:table-row>
        <table:table-row table:style-name="ro1">
          <table:table-cell office:value-type="float" office:value="15144316.7712" calcext:value-type="float">
            <text:p>15144316,7712</text:p>
          </table:table-cell>
          <table:table-cell office:value-type="float" office:value="-41608668.361942" calcext:value-type="float">
            <text:p>-41608668,361942</text:p>
          </table:table-cell>
        </table:table-row>
        <table:table-row table:style-name="ro1">
          <table:table-cell office:value-type="float" office:value="15947522.51802" calcext:value-type="float">
            <text:p>15947522,51802</text:p>
          </table:table-cell>
          <table:table-cell office:value-type="float" office:value="-41544716.520652" calcext:value-type="float">
            <text:p>-41544716,520652</text:p>
          </table:table-cell>
        </table:table-row>
        <table:table-row table:style-name="ro1">
          <table:table-cell office:value-type="float" office:value="16753499.655692" calcext:value-type="float">
            <text:p>16753499,655692</text:p>
          </table:table-cell>
          <table:table-cell office:value-type="float" office:value="-41466366.746519" calcext:value-type="float">
            <text:p>-41466366,746519</text:p>
          </table:table-cell>
        </table:table-row>
        <table:table-row table:style-name="ro1">
          <table:table-cell office:value-type="float" office:value="17562009.081997" calcext:value-type="float">
            <text:p>17562009,081997</text:p>
          </table:table-cell>
          <table:table-cell office:value-type="float" office:value="-41373500.644443" calcext:value-type="float">
            <text:p>-41373500,644443</text:p>
          </table:table-cell>
        </table:table-row>
        <table:table-row table:style-name="ro1">
          <table:table-cell office:value-type="float" office:value="18372808.45919" calcext:value-type="float">
            <text:p>18372808,45919</text:p>
          </table:table-cell>
          <table:table-cell office:value-type="float" office:value="-41266003.439241" calcext:value-type="float">
            <text:p>-41266003,439241</text:p>
          </table:table-cell>
        </table:table-row>
        <table:table-row table:style-name="ro1">
          <table:table-cell office:value-type="float" office:value="19185652.261813" calcext:value-type="float">
            <text:p>19185652,261813</text:p>
          </table:table-cell>
          <table:table-cell office:value-type="float" office:value="-41143764.049949" calcext:value-type="float">
            <text:p>-41143764,049949</text:p>
          </table:table-cell>
        </table:table-row>
        <table:table-row table:style-name="ro1">
          <table:table-cell office:value-type="float" office:value="20000291.826038" calcext:value-type="float">
            <text:p>20000291,826038</text:p>
          </table:table-cell>
          <table:table-cell office:value-type="float" office:value="-41006675.163634" calcext:value-type="float">
            <text:p>-41006675,163634</text:p>
          </table:table-cell>
        </table:table-row>
        <table:table-row table:style-name="ro1">
          <table:table-cell office:value-type="float" office:value="20816475.400549" calcext:value-type="float">
            <text:p>20816475,400549</text:p>
          </table:table-cell>
          <table:table-cell office:value-type="float" office:value="-40854633.308707" calcext:value-type="float">
            <text:p>-40854633,308707</text:p>
          </table:table-cell>
        </table:table-row>
        <table:table-row table:style-name="ro1">
          <table:table-cell office:value-type="float" office:value="21633948.198947" calcext:value-type="float">
            <text:p>21633948,198947</text:p>
          </table:table-cell>
          <table:table-cell office:value-type="float" office:value="-40687538.927692" calcext:value-type="float">
            <text:p>-40687538,927692</text:p>
          </table:table-cell>
        </table:table-row>
        <table:table-row table:style-name="ro1">
          <table:table-cell office:value-type="float" office:value="22452452.4537" calcext:value-type="float">
            <text:p>22452452,4537</text:p>
          </table:table-cell>
          <table:table-cell office:value-type="float" office:value="-40505296.449436" calcext:value-type="float">
            <text:p>-40505296,449436</text:p>
          </table:table-cell>
        </table:table-row>
        <table:table-row table:style-name="ro1">
          <table:table-cell office:value-type="float" office:value="23271727.471603" calcext:value-type="float">
            <text:p>23271727,471603</text:p>
          </table:table-cell>
          <table:table-cell office:value-type="float" office:value="-40307814.360714" calcext:value-type="float">
            <text:p>-40307814,360714</text:p>
          </table:table-cell>
        </table:table-row>
        <table:table-row table:style-name="ro1">
          <table:table-cell office:value-type="float" office:value="24091509.69078" calcext:value-type="float">
            <text:p>24091509,69078</text:p>
          </table:table-cell>
          <table:table-cell office:value-type="float" office:value="-40095005.277214" calcext:value-type="float">
            <text:p>-40095005,277214</text:p>
          </table:table-cell>
        </table:table-row>
        <table:table-row table:style-name="ro1">
          <table:table-cell office:value-type="float" office:value="24911532.739194" calcext:value-type="float">
            <text:p>24911532,739194</text:p>
          </table:table-cell>
          <table:table-cell office:value-type="float" office:value="-39866786.013869" calcext:value-type="float">
            <text:p>-39866786,013869</text:p>
          </table:table-cell>
        </table:table-row>
        <table:table-row table:style-name="ro1">
          <table:table-cell office:value-type="float" office:value="25731527.494683" calcext:value-type="float">
            <text:p>25731527,494683</text:p>
          </table:table-cell>
          <table:table-cell office:value-type="float" office:value="-39623077.654495" calcext:value-type="float">
            <text:p>-39623077,654495</text:p>
          </table:table-cell>
        </table:table-row>
        <table:table-row table:style-name="ro1">
          <table:table-cell office:value-type="float" office:value="26551222.146504" calcext:value-type="float">
            <text:p>26551222,146504</text:p>
          </table:table-cell>
          <table:table-cell office:value-type="float" office:value="-39363805.620719" calcext:value-type="float">
            <text:p>-39363805,620719</text:p>
          </table:table-cell>
        </table:table-row>
        <table:table-row table:style-name="ro1">
          <table:table-cell office:value-type="float" office:value="27370342.258385" calcext:value-type="float">
            <text:p>27370342,258385</text:p>
          </table:table-cell>
          <table:table-cell office:value-type="float" office:value="-39088899.740163" calcext:value-type="float">
            <text:p>-39088899,740163</text:p>
          </table:table-cell>
        </table:table-row>
        <table:table-row table:style-name="ro1">
          <table:table-cell office:value-type="float" office:value="28188610.83308" calcext:value-type="float">
            <text:p>28188610,83308</text:p>
          </table:table-cell>
          <table:table-cell office:value-type="float" office:value="-38798294.31385" calcext:value-type="float">
            <text:p>-38798294,31385</text:p>
          </table:table-cell>
        </table:table-row>
        <table:table-row table:style-name="ro1">
          <table:table-cell office:value-type="float" office:value="29005748.378417" calcext:value-type="float">
            <text:p>29005748,378417</text:p>
          </table:table-cell>
          <table:table-cell office:value-type="float" office:value="-38491928.182804" calcext:value-type="float">
            <text:p>-38491928,182804</text:p>
          </table:table-cell>
        </table:table-row>
        <table:table-row table:style-name="ro1">
          <table:table-cell office:value-type="float" office:value="29821472.974836" calcext:value-type="float">
            <text:p>29821472,974836</text:p>
          </table:table-cell>
          <table:table-cell office:value-type="float" office:value="-38169744.793814" calcext:value-type="float">
            <text:p>-38169744,793814</text:p>
          </table:table-cell>
        </table:table-row>
        <table:table-row table:style-name="ro1">
          <table:table-cell office:value-type="float" office:value="30635500.344407" calcext:value-type="float">
            <text:p>30635500,344407</text:p>
          </table:table-cell>
          <table:table-cell office:value-type="float" office:value="-37831692.264337" calcext:value-type="float">
            <text:p>-37831692,264337</text:p>
          </table:table-cell>
        </table:table-row>
        <table:table-row table:style-name="ro1">
          <table:table-cell office:value-type="float" office:value="31447543.92132" calcext:value-type="float">
            <text:p>31447543,92132</text:p>
          </table:table-cell>
          <table:table-cell office:value-type="float" office:value="-37477723.446498" calcext:value-type="float">
            <text:p>-37477723,446498</text:p>
          </table:table-cell>
        </table:table-row>
        <table:table-row table:style-name="ro1">
          <table:table-cell office:value-type="float" office:value="32257314.923843" calcext:value-type="float">
            <text:p>32257314,923843</text:p>
          </table:table-cell>
          <table:table-cell office:value-type="float" office:value="-37107795.990169" calcext:value-type="float">
            <text:p>-37107795,990169</text:p>
          </table:table-cell>
        </table:table-row>
        <table:table-row table:style-name="ro1">
          <table:table-cell office:value-type="float" office:value="33064522.427732" calcext:value-type="float">
            <text:p>33064522,427732</text:p>
          </table:table-cell>
          <table:table-cell office:value-type="float" office:value="-36721872.40509" calcext:value-type="float">
            <text:p>-36721872,40509</text:p>
          </table:table-cell>
        </table:table-row>
        <table:table-row table:style-name="ro1">
          <table:table-cell office:value-type="float" office:value="33868873.441082" calcext:value-type="float">
            <text:p>33868873,441082</text:p>
          </table:table-cell>
          <table:table-cell office:value-type="float" office:value="-36319920.122003" calcext:value-type="float">
            <text:p>-36319920,122003</text:p>
          </table:table-cell>
        </table:table-row>
        <table:table-row table:style-name="ro1">
          <table:table-cell office:value-type="float" office:value="34670072.980625" calcext:value-type="float">
            <text:p>34670072,980625</text:p>
          </table:table-cell>
          <table:table-cell office:value-type="float" office:value="-35901911.552769" calcext:value-type="float">
            <text:p>-35901911,552769</text:p>
          </table:table-cell>
        </table:table-row>
        <table:table-row table:style-name="ro1">
          <table:table-cell office:value-type="float" office:value="35467824.14944" calcext:value-type="float">
            <text:p>35467824,14944</text:p>
          </table:table-cell>
          <table:table-cell office:value-type="float" office:value="-35467824.149441" calcext:value-type="float">
            <text:p>-35467824,149441</text:p>
          </table:table-cell>
        </table:table-row>
        <table:table-row table:style-name="ro1">
          <table:table-cell office:value-type="float" office:value="36261828.216085" calcext:value-type="float">
            <text:p>36261828,216085</text:p>
          </table:table-cell>
          <table:table-cell office:value-type="float" office:value="-35017640.462256" calcext:value-type="float">
            <text:p>-35017640,462256</text:p>
          </table:table-cell>
        </table:table-row>
        <table:table-row table:style-name="ro1">
          <table:table-cell office:value-type="float" office:value="37051784.69512" calcext:value-type="float">
            <text:p>37051784,69512</text:p>
          </table:table-cell>
          <table:table-cell office:value-type="float" office:value="-34551348.196525" calcext:value-type="float">
            <text:p>-34551348,196525</text:p>
          </table:table-cell>
        </table:table-row>
        <table:table-row table:style-name="ro1">
          <table:table-cell office:value-type="float" office:value="37837391.429031" calcext:value-type="float">
            <text:p>37837391,429031</text:p>
          </table:table-cell>
          <table:table-cell office:value-type="float" office:value="-34068940.268381" calcext:value-type="float">
            <text:p>-34068940,268381</text:p>
          </table:table-cell>
        </table:table-row>
        <table:table-row table:style-name="ro1">
          <table:table-cell office:value-type="float" office:value="38618344.671516" calcext:value-type="float">
            <text:p>38618344,671516</text:p>
          </table:table-cell>
          <table:table-cell office:value-type="float" office:value="-33570414.859365" calcext:value-type="float">
            <text:p>-33570414,859365</text:p>
          </table:table-cell>
        </table:table-row>
        <table:table-row table:style-name="ro1">
          <table:table-cell office:value-type="float" office:value="39394339.172139" calcext:value-type="float">
            <text:p>39394339,172139</text:p>
          </table:table-cell>
          <table:table-cell office:value-type="float" office:value="-33055775.469815" calcext:value-type="float">
            <text:p>-33055775,469815</text:p>
          </table:table-cell>
        </table:table-row>
        <table:table-row table:style-name="ro1">
          <table:table-cell office:value-type="float" office:value="40165068.262332" calcext:value-type="float">
            <text:p>40165068,262332</text:p>
          </table:table-cell>
          <table:table-cell office:value-type="float" office:value="-32525030.971024" calcext:value-type="float">
            <text:p>-32525030,971024</text:p>
          </table:table-cell>
        </table:table-row>
        <table:table-row table:style-name="ro1">
          <table:table-cell office:value-type="float" office:value="40930223.942722" calcext:value-type="float">
            <text:p>40930223,942722</text:p>
          </table:table-cell>
          <table:table-cell office:value-type="float" office:value="-31978195.65615" calcext:value-type="float">
            <text:p>-31978195,65615</text:p>
          </table:table-cell>
        </table:table-row>
        <table:table-row table:style-name="ro1">
          <table:table-cell office:value-type="float" office:value="41689496.971783" calcext:value-type="float">
            <text:p>41689496,971783</text:p>
          </table:table-cell>
          <table:table-cell office:value-type="float" office:value="-31415289.289836" calcext:value-type="float">
            <text:p>-31415289,289836</text:p>
          </table:table-cell>
        </table:table-row>
        <table:table-row table:style-name="ro1">
          <table:table-cell office:value-type="float" office:value="42442576.95578" calcext:value-type="float">
            <text:p>42442576,95578</text:p>
          </table:table-cell>
          <table:table-cell office:value-type="float" office:value="-30836337.156515" calcext:value-type="float">
            <text:p>-30836337,156515</text:p>
          </table:table-cell>
        </table:table-row>
        <table:table-row table:style-name="ro1">
          <table:table-cell office:value-type="float" office:value="43189152.440001" calcext:value-type="float">
            <text:p>43189152,440001</text:p>
          </table:table-cell>
          <table:table-cell office:value-type="float" office:value="-30241370.107378" calcext:value-type="float">
            <text:p>-30241370,107378</text:p>
          </table:table-cell>
        </table:table-row>
        <table:table-row table:style-name="ro1">
          <table:table-cell office:value-type="float" office:value="43928911.001254" calcext:value-type="float">
            <text:p>43928911,001254</text:p>
          </table:table-cell>
          <table:table-cell office:value-type="float" office:value="-29630424.605959" calcext:value-type="float">
            <text:p>-29630424,605959</text:p>
          </table:table-cell>
        </table:table-row>
        <table:table-row table:style-name="ro1">
          <table:table-cell office:value-type="float" office:value="44661539.341608" calcext:value-type="float">
            <text:p>44661539,341608</text:p>
          </table:table-cell>
          <table:table-cell office:value-type="float" office:value="-29003542.77233" calcext:value-type="float">
            <text:p>-29003542,77233</text:p>
          </table:table-cell>
        </table:table-row>
        <table:table-row table:style-name="ro1">
          <table:table-cell office:value-type="float" office:value="45386723.383375" calcext:value-type="float">
            <text:p>45386723,383375</text:p>
          </table:table-cell>
          <table:table-cell office:value-type="float" office:value="-28360772.425858" calcext:value-type="float">
            <text:p>-28360772,425858</text:p>
          </table:table-cell>
        </table:table-row>
        <table:table-row table:style-name="ro1">
          <table:table-cell office:value-type="float" office:value="46104148.365283" calcext:value-type="float">
            <text:p>46104148,365283</text:p>
          </table:table-cell>
          <table:table-cell office:value-type="float" office:value="-27702167.126503" calcext:value-type="float">
            <text:p>-27702167,126503</text:p>
          </table:table-cell>
        </table:table-row>
        <table:table-row table:style-name="ro1">
          <table:table-cell office:value-type="float" office:value="46813498.939862" calcext:value-type="float">
            <text:p>46813498,939862</text:p>
          </table:table-cell>
          <table:table-cell office:value-type="float" office:value="-27027786.214638" calcext:value-type="float">
            <text:p>-27027786,214638</text:p>
          </table:table-cell>
        </table:table-row>
        <table:table-row table:style-name="ro1">
          <table:table-cell office:value-type="float" office:value="47514459.271982" calcext:value-type="float">
            <text:p>47514459,271982</text:p>
          </table:table-cell>
          <table:table-cell office:value-type="float" office:value="-26337694.849344" calcext:value-type="float">
            <text:p>-26337694,849344</text:p>
          </table:table-cell>
        </table:table-row>
        <table:table-row table:style-name="ro1">
          <table:table-cell office:value-type="float" office:value="48206713.13855" calcext:value-type="float">
            <text:p>48206713,13855</text:p>
          </table:table-cell>
          <table:table-cell office:value-type="float" office:value="-25631964.045167" calcext:value-type="float">
            <text:p>-25631964,045167</text:p>
          </table:table-cell>
        </table:table-row>
        <table:table-row table:style-name="ro1">
          <table:table-cell office:value-type="float" office:value="48889944.029331" calcext:value-type="float">
            <text:p>48889944,029331</text:p>
          </table:table-cell>
          <table:table-cell office:value-type="float" office:value="-24910670.707303" calcext:value-type="float">
            <text:p>-24910670,707303</text:p>
          </table:table-cell>
        </table:table-row>
        <table:table-row table:style-name="ro1">
          <table:table-cell office:value-type="float" office:value="49563835.24888" calcext:value-type="float">
            <text:p>49563835,24888</text:p>
          </table:table-cell>
          <table:table-cell office:value-type="float" office:value="-24173897.665189" calcext:value-type="float">
            <text:p>-24173897,665189</text:p>
          </table:table-cell>
        </table:table-row>
        <table:table-row table:style-name="ro1">
          <table:table-cell office:value-type="float" office:value="50228070.01955" calcext:value-type="float">
            <text:p>50228070,01955</text:p>
          </table:table-cell>
          <table:table-cell office:value-type="float" office:value="-23421733.704462" calcext:value-type="float">
            <text:p>-23421733,704462</text:p>
          </table:table-cell>
        </table:table-row>
        <table:table-row table:style-name="ro1">
          <table:table-cell office:value-type="float" office:value="50882331.585563" calcext:value-type="float">
            <text:p>50882331,585563</text:p>
          </table:table-cell>
          <table:table-cell office:value-type="float" office:value="-22654273.597274" calcext:value-type="float">
            <text:p>-22654273,597274</text:p>
          </table:table-cell>
        </table:table-row>
        <table:table-row table:style-name="ro1">
          <table:table-cell office:value-type="float" office:value="51526303.318121" calcext:value-type="float">
            <text:p>51526303,318121</text:p>
          </table:table-cell>
          <table:table-cell office:value-type="float" office:value="-21871618.13092" calcext:value-type="float">
            <text:p>-21871618,13092</text:p>
          </table:table-cell>
        </table:table-row>
        <table:table-row table:style-name="ro1">
          <table:table-cell office:value-type="float" office:value="52159668.821523" calcext:value-type="float">
            <text:p>52159668,821523</text:p>
          </table:table-cell>
          <table:table-cell office:value-type="float" office:value="-21073874.134772" calcext:value-type="float">
            <text:p>-21073874,134772</text:p>
          </table:table-cell>
        </table:table-row>
        <table:table-row table:style-name="ro1">
          <table:table-cell office:value-type="float" office:value="52782112.040268" calcext:value-type="float">
            <text:p>52782112,040268</text:p>
          </table:table-cell>
          <table:table-cell office:value-type="float" office:value="-20261154.505469" calcext:value-type="float">
            <text:p>-20261154,505469</text:p>
          </table:table-cell>
        </table:table-row>
        <table:table-row table:style-name="ro1">
          <table:table-cell office:value-type="float" office:value="53393317.367128" calcext:value-type="float">
            <text:p>53393317,367128</text:p>
          </table:table-cell>
          <table:table-cell office:value-type="float" office:value="-19433578.230364" calcext:value-type="float">
            <text:p>-19433578,230364</text:p>
          </table:table-cell>
        </table:table-row>
        <table:table-row table:style-name="ro1">
          <table:table-cell office:value-type="float" office:value="53992969.752144" calcext:value-type="float">
            <text:p>53992969,752144</text:p>
          </table:table-cell>
          <table:table-cell office:value-type="float" office:value="-18591270.409177" calcext:value-type="float">
            <text:p>-18591270,409177</text:p>
          </table:table-cell>
        </table:table-row>
        <table:table-row table:style-name="ro1">
          <table:table-cell office:value-type="float" office:value="54580754.81254" calcext:value-type="float">
            <text:p>54580754,81254</text:p>
          </table:table-cell>
          <table:table-cell office:value-type="float" office:value="-17734362.273854" calcext:value-type="float">
            <text:p>-17734362,273854</text:p>
          </table:table-cell>
        </table:table-row>
        <table:table-row table:style-name="ro1">
          <table:table-cell office:value-type="float" office:value="55156358.943511" calcext:value-type="float">
            <text:p>55156358,943511</text:p>
          </table:table-cell>
          <table:table-cell office:value-type="float" office:value="-16862991.206578" calcext:value-type="float">
            <text:p>-16862991,206578</text:p>
          </table:table-cell>
        </table:table-row>
        <table:table-row table:style-name="ro1">
          <table:table-cell office:value-type="float" office:value="55719469.429869" calcext:value-type="float">
            <text:p>55719469,429869</text:p>
          </table:table-cell>
          <table:table-cell office:value-type="float" office:value="-15977300.755944" calcext:value-type="float">
            <text:p>-15977300,755944</text:p>
          </table:table-cell>
        </table:table-row>
        <table:table-row table:style-name="ro1">
          <table:table-cell office:value-type="float" office:value="56269774.558512" calcext:value-type="float">
            <text:p>56269774,558512</text:p>
          </table:table-cell>
          <table:table-cell office:value-type="float" office:value="-15077440.651235" calcext:value-type="float">
            <text:p>-15077440,651235</text:p>
          </table:table-cell>
        </table:table-row>
        <table:table-row table:style-name="ro1">
          <table:table-cell office:value-type="float" office:value="56806963.731685" calcext:value-type="float">
            <text:p>56806963,731685</text:p>
          </table:table-cell>
          <table:table-cell office:value-type="float" office:value="-14163566.814806" calcext:value-type="float">
            <text:p>-14163566,814806</text:p>
          </table:table-cell>
        </table:table-row>
        <table:table-row table:style-name="ro1">
          <table:table-cell office:value-type="float" office:value="57330727.581015" calcext:value-type="float">
            <text:p>57330727,581015</text:p>
          </table:table-cell>
          <table:table-cell office:value-type="float" office:value="-13235841.372542" calcext:value-type="float">
            <text:p>-13235841,372542</text:p>
          </table:table-cell>
        </table:table-row>
        <table:table-row table:style-name="ro1">
          <table:table-cell office:value-type="float" office:value="57840758.082273" calcext:value-type="float">
            <text:p>57840758,082273</text:p>
          </table:table-cell>
          <table:table-cell office:value-type="float" office:value="-12294432.662356" calcext:value-type="float">
            <text:p>-12294432,662356</text:p>
          </table:table-cell>
        </table:table-row>
        <table:table-row table:style-name="ro1">
          <table:table-cell office:value-type="float" office:value="58336748.670851" calcext:value-type="float">
            <text:p>58336748,670851</text:p>
          </table:table-cell>
          <table:table-cell office:value-type="float" office:value="-11339515.24073" calcext:value-type="float">
            <text:p>-11339515,24073</text:p>
          </table:table-cell>
        </table:table-row>
        <table:table-row table:style-name="ro1">
          <table:table-cell office:value-type="float" office:value="58818394.357902" calcext:value-type="float">
            <text:p>58818394,357902</text:p>
          </table:table-cell>
          <table:table-cell office:value-type="float" office:value="-10371269.887249" calcext:value-type="float">
            <text:p>-10371269,887249</text:p>
          </table:table-cell>
        </table:table-row>
        <table:table-row table:style-name="ro1">
          <table:table-cell office:value-type="float" office:value="59285391.847135" calcext:value-type="float">
            <text:p>59285391,847135</text:p>
          </table:table-cell>
          <table:table-cell office:value-type="float" office:value="-9389883.60713" calcext:value-type="float">
            <text:p>-9389883,60713</text:p>
          </table:table-cell>
        </table:table-row>
        <table:table-row table:style-name="ro1">
          <table:table-cell office:value-type="float" office:value="59737439.652212" calcext:value-type="float">
            <text:p>59737439,652212</text:p>
          </table:table-cell>
          <table:table-cell office:value-type="float" office:value="-8395549.631706" calcext:value-type="float">
            <text:p>-8395549,631706</text:p>
          </table:table-cell>
        </table:table-row>
        <table:table-row table:style-name="ro1">
          <table:table-cell office:value-type="float" office:value="60174238.214721" calcext:value-type="float">
            <text:p>60174238,214721</text:p>
          </table:table-cell>
          <table:table-cell office:value-type="float" office:value="-7388467.416862" calcext:value-type="float">
            <text:p>-7388467,416862</text:p>
          </table:table-cell>
        </table:table-row>
        <table:table-row table:style-name="ro1">
          <table:table-cell office:value-type="float" office:value="60595490.022704" calcext:value-type="float">
            <text:p>60595490,022704</text:p>
          </table:table-cell>
          <table:table-cell office:value-type="float" office:value="-6368842.639386" calcext:value-type="float">
            <text:p>-6368842,639386</text:p>
          </table:table-cell>
        </table:table-row>
        <table:table-row table:style-name="ro1">
          <table:table-cell office:value-type="float" office:value="61000899.729682" calcext:value-type="float">
            <text:p>61000899,729682</text:p>
          </table:table-cell>
          <table:table-cell office:value-type="float" office:value="-5336887.191229" calcext:value-type="float">
            <text:p>-5336887,191229</text:p>
          </table:table-cell>
        </table:table-row>
        <table:table-row table:style-name="ro1">
          <table:table-cell office:value-type="float" office:value="61390174.274167" calcext:value-type="float">
            <text:p>61390174,274167</text:p>
          </table:table-cell>
          <table:table-cell office:value-type="float" office:value="-4292819.171649" calcext:value-type="float">
            <text:p>-4292819,171649</text:p>
          </table:table-cell>
        </table:table-row>
        <table:table-row table:style-name="ro1">
          <table:table-cell office:value-type="float" office:value="61763022.999612" calcext:value-type="float">
            <text:p>61763022,999612</text:p>
          </table:table-cell>
          <table:table-cell office:value-type="float" office:value="-3236862.877217" calcext:value-type="float">
            <text:p>-3236862,877217</text:p>
          </table:table-cell>
        </table:table-row>
        <table:table-row table:style-name="ro1">
          <table:table-cell office:value-type="float" office:value="62119157.774761" calcext:value-type="float">
            <text:p>62119157,774761</text:p>
          </table:table-cell>
          <table:table-cell office:value-type="float" office:value="-2169248.789674" calcext:value-type="float">
            <text:p>-2169248,789674</text:p>
          </table:table-cell>
        </table:table-row>
        <table:table-row table:style-name="ro1">
          <table:table-cell office:value-type="float" office:value="62458293.11438" calcext:value-type="float">
            <text:p>62458293,11438</text:p>
          </table:table-cell>
          <table:table-cell office:value-type="float" office:value="-1090213.561618" calcext:value-type="float">
            <text:p>-1090213,5616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Bitstream Vera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02T11:52:38.394611896</dc:date>
    <dc:creator>Laraib Ahmed</dc:creator>
    <meta:editing-duration>PT1M43S</meta:editing-duration>
    <meta:editing-cycles>1</meta:editing-cycles>
    <meta:document-statistic meta:table-count="1" meta:cell-count="7200" meta:object-count="1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pirale.A1:spirale.B3600" svg:x="2.652cm" svg:y="0.206cm" svg:width="12.508cm" svg:height="8.639cm">
          <chart:coordinate-region svg:x="3.447cm" svg:y="0.405cm" svg:width="10.97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irale.B1:spirale.B3600" chart:class="chart:scatter">
            <chart:domain table:cell-range-address="spirale.A1:spirale.A3600"/>
            <chart:data-point chart:repeated="36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pirale.A1:spirale.A3600</svg:desc>
                </draw:g>
              </table:table-cell>
              <table:table-cell office:value-type="float" office:value="0">
                <text:p>0</text:p>
                <draw:g>
                  <svg:desc>spirale.B1:spirale.B3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4847">
                <text:p>1.004847</text:p>
              </table:table-cell>
              <table:table-cell office:value-type="float" office:value="0.01754">
                <text:p>0.01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941">
                <text:p>1.00941</text:p>
              </table:table-cell>
              <table:table-cell office:value-type="float" office:value="0.035249">
                <text:p>0.035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3684">
                <text:p>1.013684</text:p>
              </table:table-cell>
              <table:table-cell office:value-type="float" office:value="0.053125">
                <text:p>0.0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7665">
                <text:p>1.017665</text:p>
              </table:table-cell>
              <table:table-cell office:value-type="float" office:value="0.071162">
                <text:p>0.071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2135">
                <text:p>1.02135</text:p>
              </table:table-cell>
              <table:table-cell office:value-type="float" office:value="0.089357">
                <text:p>0.089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4733">
                <text:p>1.024733</text:p>
              </table:table-cell>
              <table:table-cell office:value-type="float" office:value="0.107704">
                <text:p>0.107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7811">
                <text:p>1.027811</text:p>
              </table:table-cell>
              <table:table-cell office:value-type="float" office:value="0.126199">
                <text:p>0.126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30579">
                <text:p>1.030579</text:p>
              </table:table-cell>
              <table:table-cell office:value-type="float" office:value="0.144838">
                <text:p>0.144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33034">
                <text:p>1.033034</text:p>
              </table:table-cell>
              <table:table-cell office:value-type="float" office:value="0.163616">
                <text:p>0.163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35171">
                <text:p>1.035171</text:p>
              </table:table-cell>
              <table:table-cell office:value-type="float" office:value="0.182529">
                <text:p>0.182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36987">
                <text:p>1.036987</text:p>
              </table:table-cell>
              <table:table-cell office:value-type="float" office:value="0.20157">
                <text:p>0.20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38478">
                <text:p>1.038478</text:p>
              </table:table-cell>
              <table:table-cell office:value-type="float" office:value="0.220735">
                <text:p>0.220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9639">
                <text:p>1.039639</text:p>
              </table:table-cell>
              <table:table-cell office:value-type="float" office:value="0.24002">
                <text:p>0.24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40469">
                <text:p>1.040469</text:p>
              </table:table-cell>
              <table:table-cell office:value-type="float" office:value="0.259418">
                <text:p>0.2594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0962">
                <text:p>1.040962</text:p>
              </table:table-cell>
              <table:table-cell office:value-type="float" office:value="0.278925">
                <text:p>0.278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41115">
                <text:p>1.041115</text:p>
              </table:table-cell>
              <table:table-cell office:value-type="float" office:value="0.298535">
                <text:p>0.298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40925">
                <text:p>1.040925</text:p>
              </table:table-cell>
              <table:table-cell office:value-type="float" office:value="0.318243">
                <text:p>0.3182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40388">
                <text:p>1.040388</text:p>
              </table:table-cell>
              <table:table-cell office:value-type="float" office:value="0.338043">
                <text:p>0.3380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39502">
                <text:p>1.039502</text:p>
              </table:table-cell>
              <table:table-cell office:value-type="float" office:value="0.357929">
                <text:p>0.3579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38262">
                <text:p>1.038262</text:p>
              </table:table-cell>
              <table:table-cell office:value-type="float" office:value="0.377897">
                <text:p>0.3778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36666">
                <text:p>1.036666</text:p>
              </table:table-cell>
              <table:table-cell office:value-type="float" office:value="0.397939">
                <text:p>0.3979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34711">
                <text:p>1.034711</text:p>
              </table:table-cell>
              <table:table-cell office:value-type="float" office:value="0.418051">
                <text:p>0.418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32394">
                <text:p>1.032394</text:p>
              </table:table-cell>
              <table:table-cell office:value-type="float" office:value="0.438225">
                <text:p>0.4382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29712">
                <text:p>1.029712</text:p>
              </table:table-cell>
              <table:table-cell office:value-type="float" office:value="0.458457">
                <text:p>0.458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26661">
                <text:p>1.026661</text:p>
              </table:table-cell>
              <table:table-cell office:value-type="float" office:value="0.47874">
                <text:p>0.478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23241">
                <text:p>1.023241</text:p>
              </table:table-cell>
              <table:table-cell office:value-type="float" office:value="0.499068">
                <text:p>0.499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19447">
                <text:p>1.019447</text:p>
              </table:table-cell>
              <table:table-cell office:value-type="float" office:value="0.519434">
                <text:p>0.5194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15277">
                <text:p>1.015277</text:p>
              </table:table-cell>
              <table:table-cell office:value-type="float" office:value="0.539832">
                <text:p>0.5398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1073">
                <text:p>1.01073</text:p>
              </table:table-cell>
              <table:table-cell office:value-type="float" office:value="0.560257">
                <text:p>0.5602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05802">
                <text:p>1.005802</text:p>
              </table:table-cell>
              <table:table-cell office:value-type="float" office:value="0.5807">
                <text:p>0.58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00492">
                <text:p>1.000492</text:p>
              </table:table-cell>
              <table:table-cell office:value-type="float" office:value="0.601156">
                <text:p>0.6011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4797">
                <text:p>0.994797</text:p>
              </table:table-cell>
              <table:table-cell office:value-type="float" office:value="0.621618">
                <text:p>0.6216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8716">
                <text:p>0.988716</text:p>
              </table:table-cell>
              <table:table-cell office:value-type="float" office:value="0.642079">
                <text:p>0.6420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2246">
                <text:p>0.982246</text:p>
              </table:table-cell>
              <table:table-cell office:value-type="float" office:value="0.662533">
                <text:p>0.6625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75386">
                <text:p>0.975386</text:p>
              </table:table-cell>
              <table:table-cell office:value-type="float" office:value="0.682973">
                <text:p>0.6829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68135">
                <text:p>0.968135</text:p>
              </table:table-cell>
              <table:table-cell office:value-type="float" office:value="0.703391">
                <text:p>0.7033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6049">
                <text:p>0.96049</text:p>
              </table:table-cell>
              <table:table-cell office:value-type="float" office:value="0.723781">
                <text:p>0.7237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2451">
                <text:p>0.952451</text:p>
              </table:table-cell>
              <table:table-cell office:value-type="float" office:value="0.744136">
                <text:p>0.744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4015">
                <text:p>0.944015</text:p>
              </table:table-cell>
              <table:table-cell office:value-type="float" office:value="0.764448">
                <text:p>0.764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35183">
                <text:p>0.935183</text:p>
              </table:table-cell>
              <table:table-cell office:value-type="float" office:value="0.784711">
                <text:p>0.7847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5952">
                <text:p>0.925952</text:p>
              </table:table-cell>
              <table:table-cell office:value-type="float" office:value="0.804918">
                <text:p>0.8049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16322">
                <text:p>0.916322</text:p>
              </table:table-cell>
              <table:table-cell office:value-type="float" office:value="0.82506">
                <text:p>0.825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06292">
                <text:p>0.906292</text:p>
              </table:table-cell>
              <table:table-cell office:value-type="float" office:value="0.845131">
                <text:p>0.8451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95861">
                <text:p>0.895861</text:p>
              </table:table-cell>
              <table:table-cell office:value-type="float" office:value="0.865123">
                <text:p>0.8651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8503">
                <text:p>0.88503</text:p>
              </table:table-cell>
              <table:table-cell office:value-type="float" office:value="0.88503">
                <text:p>0.885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73796">
                <text:p>0.873796</text:p>
              </table:table-cell>
              <table:table-cell office:value-type="float" office:value="0.904842">
                <text:p>0.9048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2161">
                <text:p>0.862161</text:p>
              </table:table-cell>
              <table:table-cell office:value-type="float" office:value="0.924554">
                <text:p>0.9245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50123">
                <text:p>0.850123</text:p>
              </table:table-cell>
              <table:table-cell office:value-type="float" office:value="0.944157">
                <text:p>0.9441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37683">
                <text:p>0.837683</text:p>
              </table:table-cell>
              <table:table-cell office:value-type="float" office:value="0.963645">
                <text:p>0.9636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24842">
                <text:p>0.824842</text:p>
              </table:table-cell>
              <table:table-cell office:value-type="float" office:value="0.983008">
                <text:p>0.9830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11598">
                <text:p>0.811598</text:p>
              </table:table-cell>
              <table:table-cell office:value-type="float" office:value="1.00224">
                <text:p>1.002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97953">
                <text:p>0.797953</text:p>
              </table:table-cell>
              <table:table-cell office:value-type="float" office:value="1.021333">
                <text:p>1.021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83907">
                <text:p>0.783907</text:p>
              </table:table-cell>
              <table:table-cell office:value-type="float" office:value="1.040279">
                <text:p>1.0402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6946">
                <text:p>0.76946</text:p>
              </table:table-cell>
              <table:table-cell office:value-type="float" office:value="1.059071">
                <text:p>1.0590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54614">
                <text:p>0.754614</text:p>
              </table:table-cell>
              <table:table-cell office:value-type="float" office:value="1.0777">
                <text:p>1.07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39369">
                <text:p>0.739369</text:p>
              </table:table-cell>
              <table:table-cell office:value-type="float" office:value="1.096159">
                <text:p>1.0961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3726">
                <text:p>0.723726</text:p>
              </table:table-cell>
              <table:table-cell office:value-type="float" office:value="1.114441">
                <text:p>1.1144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07687">
                <text:p>0.707687</text:p>
              </table:table-cell>
              <table:table-cell office:value-type="float" office:value="1.132536">
                <text:p>1.1325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1253">
                <text:p>0.691253</text:p>
              </table:table-cell>
              <table:table-cell office:value-type="float" office:value="1.150438">
                <text:p>1.1504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74425">
                <text:p>0.674425</text:p>
              </table:table-cell>
              <table:table-cell office:value-type="float" office:value="1.168138">
                <text:p>1.1681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57205">
                <text:p>0.657205</text:p>
              </table:table-cell>
              <table:table-cell office:value-type="float" office:value="1.18563">
                <text:p>1.185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9595">
                <text:p>0.639595</text:p>
              </table:table-cell>
              <table:table-cell office:value-type="float" office:value="1.202903">
                <text:p>1.2029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21597">
                <text:p>0.621597</text:p>
              </table:table-cell>
              <table:table-cell office:value-type="float" office:value="1.219952">
                <text:p>1.2199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03212">
                <text:p>0.603212</text:p>
              </table:table-cell>
              <table:table-cell office:value-type="float" office:value="1.236768">
                <text:p>1.2367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84443">
                <text:p>0.584443</text:p>
              </table:table-cell>
              <table:table-cell office:value-type="float" office:value="1.253342">
                <text:p>1.2533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65293">
                <text:p>0.565293</text:p>
              </table:table-cell>
              <table:table-cell office:value-type="float" office:value="1.269668">
                <text:p>1.2696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45763">
                <text:p>0.545763</text:p>
              </table:table-cell>
              <table:table-cell office:value-type="float" office:value="1.285737">
                <text:p>1.2857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5857">
                <text:p>0.525857</text:p>
              </table:table-cell>
              <table:table-cell office:value-type="float" office:value="1.301542">
                <text:p>1.3015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05577">
                <text:p>0.505577</text:p>
              </table:table-cell>
              <table:table-cell office:value-type="float" office:value="1.317073">
                <text:p>1.3170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84927">
                <text:p>0.484927</text:p>
              </table:table-cell>
              <table:table-cell office:value-type="float" office:value="1.332325">
                <text:p>1.3323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63908">
                <text:p>0.463908</text:p>
              </table:table-cell>
              <table:table-cell office:value-type="float" office:value="1.347288">
                <text:p>1.3472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2526">
                <text:p>0.442526</text:p>
              </table:table-cell>
              <table:table-cell office:value-type="float" office:value="1.361955">
                <text:p>1.3619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20783">
                <text:p>0.420783</text:p>
              </table:table-cell>
              <table:table-cell office:value-type="float" office:value="1.376318">
                <text:p>1.3763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98682">
                <text:p>0.398682</text:p>
              </table:table-cell>
              <table:table-cell office:value-type="float" office:value="1.390369">
                <text:p>1.3903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76228">
                <text:p>0.376228</text:p>
              </table:table-cell>
              <table:table-cell office:value-type="float" office:value="1.404101">
                <text:p>1.4041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53424">
                <text:p>0.353424</text:p>
              </table:table-cell>
              <table:table-cell office:value-type="float" office:value="1.417506">
                <text:p>1.4175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30274">
                <text:p>0.330274</text:p>
              </table:table-cell>
              <table:table-cell office:value-type="float" office:value="1.430575">
                <text:p>1.4305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06783">
                <text:p>0.306783</text:p>
              </table:table-cell>
              <table:table-cell office:value-type="float" office:value="1.443302">
                <text:p>1.4433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82955">
                <text:p>0.282955</text:p>
              </table:table-cell>
              <table:table-cell office:value-type="float" office:value="1.455678">
                <text:p>1.4556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8795">
                <text:p>0.258795</text:p>
              </table:table-cell>
              <table:table-cell office:value-type="float" office:value="1.467697">
                <text:p>1.4676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34306">
                <text:p>0.234306</text:p>
              </table:table-cell>
              <table:table-cell office:value-type="float" office:value="1.47935">
                <text:p>1.479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09494">
                <text:p>0.209494</text:p>
              </table:table-cell>
              <table:table-cell office:value-type="float" office:value="1.49063">
                <text:p>1.490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84365">
                <text:p>0.184365</text:p>
              </table:table-cell>
              <table:table-cell office:value-type="float" office:value="1.501529">
                <text:p>1.5015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8922">
                <text:p>0.158922</text:p>
              </table:table-cell>
              <table:table-cell office:value-type="float" office:value="1.512041">
                <text:p>1.5120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33171">
                <text:p>0.133171</text:p>
              </table:table-cell>
              <table:table-cell office:value-type="float" office:value="1.522157">
                <text:p>1.5221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7119">
                <text:p>0.107119</text:p>
              </table:table-cell>
              <table:table-cell office:value-type="float" office:value="1.531871">
                <text:p>1.5318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077">
                <text:p>0.08077</text:p>
              </table:table-cell>
              <table:table-cell office:value-type="float" office:value="1.541174">
                <text:p>1.5411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4129">
                <text:p>0.054129</text:p>
              </table:table-cell>
              <table:table-cell office:value-type="float" office:value="1.550061">
                <text:p>1.5500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7204">
                <text:p>0.027204</text:p>
              </table:table-cell>
              <table:table-cell office:value-type="float" office:value="1.558523">
                <text:p>1.5585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.566555">
                <text:p>1.5665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27477">
                <text:p>-0.027477</text:p>
              </table:table-cell>
              <table:table-cell office:value-type="float" office:value="1.574148">
                <text:p>1.5741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5522">
                <text:p>-0.05522</text:p>
              </table:table-cell>
              <table:table-cell office:value-type="float" office:value="1.581296">
                <text:p>1.5812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83223">
                <text:p>-0.083223</text:p>
              </table:table-cell>
              <table:table-cell office:value-type="float" office:value="1.587991">
                <text:p>1.587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11479">
                <text:p>-0.111479</text:p>
              </table:table-cell>
              <table:table-cell office:value-type="float" office:value="1.594229">
                <text:p>1.5942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39982">
                <text:p>-0.13998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68724">
                <text:p>-0.168724</text:p>
              </table:table-cell>
              <table:table-cell office:value-type="float" office:value="1.6053">
                <text:p>1.60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97698">
                <text:p>-0.197698</text:p>
              </table:table-cell>
              <table:table-cell office:value-type="float" office:value="1.610122">
                <text:p>1.6101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26897">
                <text:p>-0.226897</text:p>
              </table:table-cell>
              <table:table-cell office:value-type="float" office:value="1.614458">
                <text:p>1.6144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256314">
                <text:p>-0.256314</text:p>
              </table:table-cell>
              <table:table-cell office:value-type="float" office:value="1.618304">
                <text:p>1.618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285941">
                <text:p>-0.285941</text:p>
              </table:table-cell>
              <table:table-cell office:value-type="float" office:value="1.621652">
                <text:p>1.6216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1577">
                <text:p>-0.31577</text:p>
              </table:table-cell>
              <table:table-cell office:value-type="float" office:value="1.624497">
                <text:p>1.6244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345794">
                <text:p>-0.345794</text:p>
              </table:table-cell>
              <table:table-cell office:value-type="float" office:value="1.626832">
                <text:p>1.6268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376004">
                <text:p>-0.376004</text:p>
              </table:table-cell>
              <table:table-cell office:value-type="float" office:value="1.628652">
                <text:p>1.6286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406392">
                <text:p>-0.406392</text:p>
              </table:table-cell>
              <table:table-cell office:value-type="float" office:value="1.629951">
                <text:p>1.6299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436951">
                <text:p>-0.436951</text:p>
              </table:table-cell>
              <table:table-cell office:value-type="float" office:value="1.630723">
                <text:p>1.6307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467671">
                <text:p>-0.467671</text:p>
              </table:table-cell>
              <table:table-cell office:value-type="float" office:value="1.630963">
                <text:p>1.6309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498545">
                <text:p>-0.498545</text:p>
              </table:table-cell>
              <table:table-cell office:value-type="float" office:value="1.630666">
                <text:p>1.6306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529562">
                <text:p>-0.529562</text:p>
              </table:table-cell>
              <table:table-cell office:value-type="float" office:value="1.629825">
                <text:p>1.6298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560716">
                <text:p>-0.560716</text:p>
              </table:table-cell>
              <table:table-cell office:value-type="float" office:value="1.628436">
                <text:p>1.6284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591996">
                <text:p>-0.591996</text:p>
              </table:table-cell>
              <table:table-cell office:value-type="float" office:value="1.626495">
                <text:p>1.6264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623393">
                <text:p>-0.623393</text:p>
              </table:table-cell>
              <table:table-cell office:value-type="float" office:value="1.623995">
                <text:p>1.6239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654899">
                <text:p>-0.654899</text:p>
              </table:table-cell>
              <table:table-cell office:value-type="float" office:value="1.620932">
                <text:p>1.6209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686504">
                <text:p>-0.686504</text:p>
              </table:table-cell>
              <table:table-cell office:value-type="float" office:value="1.617302">
                <text:p>1.6173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718198">
                <text:p>-0.718198</text:p>
              </table:table-cell>
              <table:table-cell office:value-type="float" office:value="1.6131">
                <text:p>1.61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749973">
                <text:p>-0.749973</text:p>
              </table:table-cell>
              <table:table-cell office:value-type="float" office:value="1.608321">
                <text:p>1.6083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781817">
                <text:p>-0.781817</text:p>
              </table:table-cell>
              <table:table-cell office:value-type="float" office:value="1.602962">
                <text:p>1.602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813722">
                <text:p>-0.813722</text:p>
              </table:table-cell>
              <table:table-cell office:value-type="float" office:value="1.597019">
                <text:p>1.5970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845677">
                <text:p>-0.845677</text:p>
              </table:table-cell>
              <table:table-cell office:value-type="float" office:value="1.590487">
                <text:p>1.5904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877673">
                <text:p>-0.877673</text:p>
              </table:table-cell>
              <table:table-cell office:value-type="float" office:value="1.583363">
                <text:p>1.5833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909698">
                <text:p>-0.909698</text:p>
              </table:table-cell>
              <table:table-cell office:value-type="float" office:value="1.575644">
                <text:p>1.5756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941744">
                <text:p>-0.941744</text:p>
              </table:table-cell>
              <table:table-cell office:value-type="float" office:value="1.567325">
                <text:p>1.5673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73799">
                <text:p>-0.973799</text:p>
              </table:table-cell>
              <table:table-cell office:value-type="float" office:value="1.558404">
                <text:p>1.5584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005853">
                <text:p>-1.005853</text:p>
              </table:table-cell>
              <table:table-cell office:value-type="float" office:value="1.548877">
                <text:p>1.5488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037895">
                <text:p>-1.037895</text:p>
              </table:table-cell>
              <table:table-cell office:value-type="float" office:value="1.538742">
                <text:p>1.5387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069914">
                <text:p>-1.069914</text:p>
              </table:table-cell>
              <table:table-cell office:value-type="float" office:value="1.527996">
                <text:p>1.5279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101901">
                <text:p>-1.101901</text:p>
              </table:table-cell>
              <table:table-cell office:value-type="float" office:value="1.516636">
                <text:p>1.5166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133843">
                <text:p>-1.133843</text:p>
              </table:table-cell>
              <table:table-cell office:value-type="float" office:value="1.50466">
                <text:p>1.504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16573">
                <text:p>-1.16573</text:p>
              </table:table-cell>
              <table:table-cell office:value-type="float" office:value="1.492066">
                <text:p>1.4920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19755">
                <text:p>-1.19755</text:p>
              </table:table-cell>
              <table:table-cell office:value-type="float" office:value="1.478851">
                <text:p>1.4788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229293">
                <text:p>-1.229293</text:p>
              </table:table-cell>
              <table:table-cell office:value-type="float" office:value="1.465015">
                <text:p>1.4650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260948">
                <text:p>-1.260948</text:p>
              </table:table-cell>
              <table:table-cell office:value-type="float" office:value="1.450554">
                <text:p>1.4505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292501">
                <text:p>-1.292501</text:p>
              </table:table-cell>
              <table:table-cell office:value-type="float" office:value="1.435468">
                <text:p>1.4354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323944">
                <text:p>-1.323944</text:p>
              </table:table-cell>
              <table:table-cell office:value-type="float" office:value="1.419756">
                <text:p>1.4197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355263">
                <text:p>-1.355263</text:p>
              </table:table-cell>
              <table:table-cell office:value-type="float" office:value="1.403416">
                <text:p>1.4034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386447">
                <text:p>-1.386447</text:p>
              </table:table-cell>
              <table:table-cell office:value-type="float" office:value="1.386447">
                <text:p>1.3864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417485">
                <text:p>-1.417485</text:p>
              </table:table-cell>
              <table:table-cell office:value-type="float" office:value="1.368849">
                <text:p>1.3688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448365">
                <text:p>-1.448365</text:p>
              </table:table-cell>
              <table:table-cell office:value-type="float" office:value="1.350622">
                <text:p>1.3506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479074">
                <text:p>-1.479074</text:p>
              </table:table-cell>
              <table:table-cell office:value-type="float" office:value="1.331764">
                <text:p>1.3317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509602">
                <text:p>-1.509602</text:p>
              </table:table-cell>
              <table:table-cell office:value-type="float" office:value="1.312277">
                <text:p>1.3122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539936">
                <text:p>-1.539936</text:p>
              </table:table-cell>
              <table:table-cell office:value-type="float" office:value="1.29216">
                <text:p>1.292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570064">
                <text:p>-1.570064</text:p>
              </table:table-cell>
              <table:table-cell office:value-type="float" office:value="1.271413">
                <text:p>1.2714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599974">
                <text:p>-1.599974</text:p>
              </table:table-cell>
              <table:table-cell office:value-type="float" office:value="1.250037">
                <text:p>1.2500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629654">
                <text:p>-1.629654</text:p>
              </table:table-cell>
              <table:table-cell office:value-type="float" office:value="1.228032">
                <text:p>1.2280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659092">
                <text:p>-1.659092</text:p>
              </table:table-cell>
              <table:table-cell office:value-type="float" office:value="1.205401">
                <text:p>1.2054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688276">
                <text:p>-1.688276</text:p>
              </table:table-cell>
              <table:table-cell office:value-type="float" office:value="1.182144">
                <text:p>1.1821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717193">
                <text:p>-1.717193</text:p>
              </table:table-cell>
              <table:table-cell office:value-type="float" office:value="1.158262">
                <text:p>1.1582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745832">
                <text:p>-1.745832</text:p>
              </table:table-cell>
              <table:table-cell office:value-type="float" office:value="1.133757">
                <text:p>1.1337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77418">
                <text:p>-1.77418</text:p>
              </table:table-cell>
              <table:table-cell office:value-type="float" office:value="1.108631">
                <text:p>1.1086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802224">
                <text:p>-1.802224</text:p>
              </table:table-cell>
              <table:table-cell office:value-type="float" office:value="1.082885">
                <text:p>1.0828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829953">
                <text:p>-1.829953</text:p>
              </table:table-cell>
              <table:table-cell office:value-type="float" office:value="1.056524">
                <text:p>1.0565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857354">
                <text:p>-1.857354</text:p>
              </table:table-cell>
              <table:table-cell office:value-type="float" office:value="1.029548">
                <text:p>1.0295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884414">
                <text:p>-1.884414</text:p>
              </table:table-cell>
              <table:table-cell office:value-type="float" office:value="1.001961">
                <text:p>1.0019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911122">
                <text:p>-1.911122</text:p>
              </table:table-cell>
              <table:table-cell office:value-type="float" office:value="0.973765">
                <text:p>0.9737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937464">
                <text:p>-1.937464</text:p>
              </table:table-cell>
              <table:table-cell office:value-type="float" office:value="0.944964">
                <text:p>0.9449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963429">
                <text:p>-1.963429</text:p>
              </table:table-cell>
              <table:table-cell office:value-type="float" office:value="0.915562">
                <text:p>0.9155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989005">
                <text:p>-1.989005</text:p>
              </table:table-cell>
              <table:table-cell office:value-type="float" office:value="0.885562">
                <text:p>0.8855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014178">
                <text:p>-2.014178</text:p>
              </table:table-cell>
              <table:table-cell office:value-type="float" office:value="0.854968">
                <text:p>0.8549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.038936">
                <text:p>-2.038936</text:p>
              </table:table-cell>
              <table:table-cell office:value-type="float" office:value="0.823784">
                <text:p>0.8237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.063268">
                <text:p>-2.063268</text:p>
              </table:table-cell>
              <table:table-cell office:value-type="float" office:value="0.792014">
                <text:p>0.7920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.08716">
                <text:p>-2.08716</text:p>
              </table:table-cell>
              <table:table-cell office:value-type="float" office:value="0.759664">
                <text:p>0.7596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.1106">
                <text:p>-2.1106</text:p>
              </table:table-cell>
              <table:table-cell office:value-type="float" office:value="0.726738">
                <text:p>0.7267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.133577">
                <text:p>-2.133577</text:p>
              </table:table-cell>
              <table:table-cell office:value-type="float" office:value="0.693241">
                <text:p>0.6932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.156078">
                <text:p>-2.156078</text:p>
              </table:table-cell>
              <table:table-cell office:value-type="float" office:value="0.659179">
                <text:p>0.6591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.17809">
                <text:p>-2.17809</text:p>
              </table:table-cell>
              <table:table-cell office:value-type="float" office:value="0.624557">
                <text:p>0.6245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.199601">
                <text:p>-2.199601</text:p>
              </table:table-cell>
              <table:table-cell office:value-type="float" office:value="0.589381">
                <text:p>0.5893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.2206">
                <text:p>-2.2206</text:p>
              </table:table-cell>
              <table:table-cell office:value-type="float" office:value="0.553658">
                <text:p>0.5536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.241074">
                <text:p>-2.241074</text:p>
              </table:table-cell>
              <table:table-cell office:value-type="float" office:value="0.517393">
                <text:p>0.5173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.261011">
                <text:p>-2.261011</text:p>
              </table:table-cell>
              <table:table-cell office:value-type="float" office:value="0.480593">
                <text:p>0.4805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.2804">
                <text:p>-2.2804</text:p>
              </table:table-cell>
              <table:table-cell office:value-type="float" office:value="0.443265">
                <text:p>0.4432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.299228">
                <text:p>-2.299228</text:p>
              </table:table-cell>
              <table:table-cell office:value-type="float" office:value="0.405416">
                <text:p>0.4054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.317483">
                <text:p>-2.317483</text:p>
              </table:table-cell>
              <table:table-cell office:value-type="float" office:value="0.367053">
                <text:p>0.3670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335153">
                <text:p>-2.335153</text:p>
              </table:table-cell>
              <table:table-cell office:value-type="float" office:value="0.328184">
                <text:p>0.3281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352228">
                <text:p>-2.352228</text:p>
              </table:table-cell>
              <table:table-cell office:value-type="float" office:value="0.288817">
                <text:p>0.2888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368695">
                <text:p>-2.368695</text:p>
              </table:table-cell>
              <table:table-cell office:value-type="float" office:value="0.24896">
                <text:p>0.248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384542">
                <text:p>-2.384542</text:p>
              </table:table-cell>
              <table:table-cell office:value-type="float" office:value="0.20862">
                <text:p>0.208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399759">
                <text:p>-2.399759</text:p>
              </table:table-cell>
              <table:table-cell office:value-type="float" office:value="0.167808">
                <text:p>0.1678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414334">
                <text:p>-2.414334</text:p>
              </table:table-cell>
              <table:table-cell office:value-type="float" office:value="0.12653">
                <text:p>0.126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428255">
                <text:p>-2.428255</text:p>
              </table:table-cell>
              <table:table-cell office:value-type="float" office:value="0.084797">
                <text:p>0.0847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441512">
                <text:p>-2.441512</text:p>
              </table:table-cell>
              <table:table-cell office:value-type="float" office:value="0.042617">
                <text:p>0.0426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.454094">
                <text:p>-2.454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.465988">
                <text:p>-2.465988</text:p>
              </table:table-cell>
              <table:table-cell office:value-type="float" office:value="-0.043044">
                <text:p>-0.0430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.477186">
                <text:p>-2.477186</text:p>
              </table:table-cell>
              <table:table-cell office:value-type="float" office:value="-0.086505">
                <text:p>-0.0865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.487675">
                <text:p>-2.487675</text:p>
              </table:table-cell>
              <table:table-cell office:value-type="float" office:value="-0.130374">
                <text:p>-0.1303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.497446">
                <text:p>-2.497446</text:p>
              </table:table-cell>
              <table:table-cell office:value-type="float" office:value="-0.174638">
                <text:p>-0.1746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.506488">
                <text:p>-2.506488</text:p>
              </table:table-cell>
              <table:table-cell office:value-type="float" office:value="-0.219289">
                <text:p>-0.2192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.514791">
                <text:p>-2.514791</text:p>
              </table:table-cell>
              <table:table-cell office:value-type="float" office:value="-0.264315">
                <text:p>-0.2643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.522344">
                <text:p>-2.522344</text:p>
              </table:table-cell>
              <table:table-cell office:value-type="float" office:value="-0.309705">
                <text:p>-0.3097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.529137">
                <text:p>-2.529137</text:p>
              </table:table-cell>
              <table:table-cell office:value-type="float" office:value="-0.355447">
                <text:p>-0.3554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.535161">
                <text:p>-2.535161</text:p>
              </table:table-cell>
              <table:table-cell office:value-type="float" office:value="-0.40153">
                <text:p>-0.401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.540406">
                <text:p>-2.540406</text:p>
              </table:table-cell>
              <table:table-cell office:value-type="float" office:value="-0.447942">
                <text:p>-0.4479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.544863">
                <text:p>-2.544863</text:p>
              </table:table-cell>
              <table:table-cell office:value-type="float" office:value="-0.494671">
                <text:p>-0.4946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.548521">
                <text:p>-2.548521</text:p>
              </table:table-cell>
              <table:table-cell office:value-type="float" office:value="-0.541705">
                <text:p>-0.5417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.551372">
                <text:p>-2.551372</text:p>
              </table:table-cell>
              <table:table-cell office:value-type="float" office:value="-0.589031">
                <text:p>-0.5890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.553407">
                <text:p>-2.553407</text:p>
              </table:table-cell>
              <table:table-cell office:value-type="float" office:value="-0.636636">
                <text:p>-0.6366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.554617">
                <text:p>-2.554617</text:p>
              </table:table-cell>
              <table:table-cell office:value-type="float" office:value="-0.684508">
                <text:p>-0.6845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.554993">
                <text:p>-2.554993</text:p>
              </table:table-cell>
              <table:table-cell office:value-type="float" office:value="-0.732632">
                <text:p>-0.7326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.554527">
                <text:p>-2.554527</text:p>
              </table:table-cell>
              <table:table-cell office:value-type="float" office:value="-0.780997">
                <text:p>-0.7809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.55321">
                <text:p>-2.55321</text:p>
              </table:table-cell>
              <table:table-cell office:value-type="float" office:value="-0.829588">
                <text:p>-0.8295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.551035">
                <text:p>-2.551035</text:p>
              </table:table-cell>
              <table:table-cell office:value-type="float" office:value="-0.878392">
                <text:p>-0.8783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.547993">
                <text:p>-2.547993</text:p>
              </table:table-cell>
              <table:table-cell office:value-type="float" office:value="-0.927393">
                <text:p>-0.9273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.544076">
                <text:p>-2.544076</text:p>
              </table:table-cell>
              <table:table-cell office:value-type="float" office:value="-0.976579">
                <text:p>-0.9765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.539278">
                <text:p>-2.539278</text:p>
              </table:table-cell>
              <table:table-cell office:value-type="float" office:value="-1.025935">
                <text:p>-1.0259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.533592">
                <text:p>-2.533592</text:p>
              </table:table-cell>
              <table:table-cell office:value-type="float" office:value="-1.075446">
                <text:p>-1.0754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.527009">
                <text:p>-2.527009</text:p>
              </table:table-cell>
              <table:table-cell office:value-type="float" office:value="-1.125097">
                <text:p>-1.1250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.519523">
                <text:p>-2.519523</text:p>
              </table:table-cell>
              <table:table-cell office:value-type="float" office:value="-1.174873">
                <text:p>-1.1748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.511128">
                <text:p>-2.511128</text:p>
              </table:table-cell>
              <table:table-cell office:value-type="float" office:value="-1.224759">
                <text:p>-1.2247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.501818">
                <text:p>-2.501818</text:p>
              </table:table-cell>
              <table:table-cell office:value-type="float" office:value="-1.27474">
                <text:p>-1.274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.491585">
                <text:p>-2.491585</text:p>
              </table:table-cell>
              <table:table-cell office:value-type="float" office:value="-1.324799">
                <text:p>-1.3247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.480425">
                <text:p>-2.480425</text:p>
              </table:table-cell>
              <table:table-cell office:value-type="float" office:value="-1.374922">
                <text:p>-1.3749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.468332">
                <text:p>-2.468332</text:p>
              </table:table-cell>
              <table:table-cell office:value-type="float" office:value="-1.425092">
                <text:p>-1.4250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.4553">
                <text:p>-2.4553</text:p>
              </table:table-cell>
              <table:table-cell office:value-type="float" office:value="-1.475293">
                <text:p>-1.4752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.441325">
                <text:p>-2.441325</text:p>
              </table:table-cell>
              <table:table-cell office:value-type="float" office:value="-1.525509">
                <text:p>-1.5255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.426401">
                <text:p>-2.426401</text:p>
              </table:table-cell>
              <table:table-cell office:value-type="float" office:value="-1.575723">
                <text:p>-1.5757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.410524">
                <text:p>-2.410524</text:p>
              </table:table-cell>
              <table:table-cell office:value-type="float" office:value="-1.625919">
                <text:p>-1.6259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.393689">
                <text:p>-2.393689</text:p>
              </table:table-cell>
              <table:table-cell office:value-type="float" office:value="-1.676079">
                <text:p>-1.6760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.375894">
                <text:p>-2.375894</text:p>
              </table:table-cell>
              <table:table-cell office:value-type="float" office:value="-1.726188">
                <text:p>-1.7261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.357133">
                <text:p>-2.357133</text:p>
              </table:table-cell>
              <table:table-cell office:value-type="float" office:value="-1.776227">
                <text:p>-1.7762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.337403">
                <text:p>-2.337403</text:p>
              </table:table-cell>
              <table:table-cell office:value-type="float" office:value="-1.826179">
                <text:p>-1.8261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.316702">
                <text:p>-2.316702</text:p>
              </table:table-cell>
              <table:table-cell office:value-type="float" office:value="-1.876028">
                <text:p>-1.8760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295026">
                <text:p>-2.295026</text:p>
              </table:table-cell>
              <table:table-cell office:value-type="float" office:value="-1.925755">
                <text:p>-1.9257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.272372">
                <text:p>-2.272372</text:p>
              </table:table-cell>
              <table:table-cell office:value-type="float" office:value="-1.975343">
                <text:p>-1.9753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.24874">
                <text:p>-2.24874</text:p>
              </table:table-cell>
              <table:table-cell office:value-type="float" office:value="-2.024774">
                <text:p>-2.0247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.224125">
                <text:p>-2.224125</text:p>
              </table:table-cell>
              <table:table-cell office:value-type="float" office:value="-2.07403">
                <text:p>-2.074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.198528">
                <text:p>-2.198528</text:p>
              </table:table-cell>
              <table:table-cell office:value-type="float" office:value="-2.123093">
                <text:p>-2.1230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.171945">
                <text:p>-2.171945</text:p>
              </table:table-cell>
              <table:table-cell office:value-type="float" office:value="-2.171945">
                <text:p>-2.1719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.144377">
                <text:p>-2.144377</text:p>
              </table:table-cell>
              <table:table-cell office:value-type="float" office:value="-2.220568">
                <text:p>-2.2205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.115823">
                <text:p>-2.115823</text:p>
              </table:table-cell>
              <table:table-cell office:value-type="float" office:value="-2.268942">
                <text:p>-2.2689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.086282">
                <text:p>-2.086282</text:p>
              </table:table-cell>
              <table:table-cell office:value-type="float" office:value="-2.317051">
                <text:p>-2.3170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.055754">
                <text:p>-2.055754</text:p>
              </table:table-cell>
              <table:table-cell office:value-type="float" office:value="-2.364874">
                <text:p>-2.3648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.024239">
                <text:p>-2.024239</text:p>
              </table:table-cell>
              <table:table-cell office:value-type="float" office:value="-2.412394">
                <text:p>-2.4123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991737">
                <text:p>-1.991737</text:p>
              </table:table-cell>
              <table:table-cell office:value-type="float" office:value="-2.459591">
                <text:p>-2.4595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958251">
                <text:p>-1.958251</text:p>
              </table:table-cell>
              <table:table-cell office:value-type="float" office:value="-2.506447">
                <text:p>-2.5064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92378">
                <text:p>-1.92378</text:p>
              </table:table-cell>
              <table:table-cell office:value-type="float" office:value="-2.552942">
                <text:p>-2.5529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888327">
                <text:p>-1.888327</text:p>
              </table:table-cell>
              <table:table-cell office:value-type="float" office:value="-2.599059">
                <text:p>-2.5990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.851893">
                <text:p>-1.851893</text:p>
              </table:table-cell>
              <table:table-cell office:value-type="float" office:value="-2.644777">
                <text:p>-2.6447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81448">
                <text:p>-1.81448</text:p>
              </table:table-cell>
              <table:table-cell office:value-type="float" office:value="-2.690077">
                <text:p>-2.6900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776092">
                <text:p>-1.776092</text:p>
              </table:table-cell>
              <table:table-cell office:value-type="float" office:value="-2.734941">
                <text:p>-2.7349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73673">
                <text:p>-1.73673</text:p>
              </table:table-cell>
              <table:table-cell office:value-type="float" office:value="-2.77935">
                <text:p>-2.779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696399">
                <text:p>-1.696399</text:p>
              </table:table-cell>
              <table:table-cell office:value-type="float" office:value="-2.823283">
                <text:p>-2.8232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655102">
                <text:p>-1.655102</text:p>
              </table:table-cell>
              <table:table-cell office:value-type="float" office:value="-2.866721">
                <text:p>-2.8667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.612843">
                <text:p>-1.612843</text:p>
              </table:table-cell>
              <table:table-cell office:value-type="float" office:value="-2.909646">
                <text:p>-2.9096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569626">
                <text:p>-1.569626</text:p>
              </table:table-cell>
              <table:table-cell office:value-type="float" office:value="-2.952038">
                <text:p>-2.9520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525456">
                <text:p>-1.525456</text:p>
              </table:table-cell>
              <table:table-cell office:value-type="float" office:value="-2.993877">
                <text:p>-2.9938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480338">
                <text:p>-1.480338</text:p>
              </table:table-cell>
              <table:table-cell office:value-type="float" office:value="-3.035144">
                <text:p>-3.0351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434278">
                <text:p>-1.434278</text:p>
              </table:table-cell>
              <table:table-cell office:value-type="float" office:value="-3.075819">
                <text:p>-3.0758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387281">
                <text:p>-1.387281</text:p>
              </table:table-cell>
              <table:table-cell office:value-type="float" office:value="-3.115885">
                <text:p>-3.1158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339354">
                <text:p>-1.339354</text:p>
              </table:table-cell>
              <table:table-cell office:value-type="float" office:value="-3.155319">
                <text:p>-3.1553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290502">
                <text:p>-1.290502</text:p>
              </table:table-cell>
              <table:table-cell office:value-type="float" office:value="-3.194105">
                <text:p>-3.1941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240734">
                <text:p>-1.240734</text:p>
              </table:table-cell>
              <table:table-cell office:value-type="float" office:value="-3.232222">
                <text:p>-3.2322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190055">
                <text:p>-1.190055</text:p>
              </table:table-cell>
              <table:table-cell office:value-type="float" office:value="-3.26965">
                <text:p>-3.269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138475">
                <text:p>-1.138475</text:p>
              </table:table-cell>
              <table:table-cell office:value-type="float" office:value="-3.306371">
                <text:p>-3.3063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086">
                <text:p>-1.086</text:p>
              </table:table-cell>
              <table:table-cell office:value-type="float" office:value="-3.342365">
                <text:p>-3.3423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03264">
                <text:p>-1.03264</text:p>
              </table:table-cell>
              <table:table-cell office:value-type="float" office:value="-3.377613">
                <text:p>-3.3776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978403">
                <text:p>-0.978403</text:p>
              </table:table-cell>
              <table:table-cell office:value-type="float" office:value="-3.412097">
                <text:p>-3.4120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923298">
                <text:p>-0.923298</text:p>
              </table:table-cell>
              <table:table-cell office:value-type="float" office:value="-3.445796">
                <text:p>-3.4457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867335">
                <text:p>-0.867335</text:p>
              </table:table-cell>
              <table:table-cell office:value-type="float" office:value="-3.478692">
                <text:p>-3.4786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810524">
                <text:p>-0.810524</text:p>
              </table:table-cell>
              <table:table-cell office:value-type="float" office:value="-3.510765">
                <text:p>-3.5107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752875">
                <text:p>-0.752875</text:p>
              </table:table-cell>
              <table:table-cell office:value-type="float" office:value="-3.541998">
                <text:p>-3.5419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694399">
                <text:p>-0.694399</text:p>
              </table:table-cell>
              <table:table-cell office:value-type="float" office:value="-3.572371">
                <text:p>-3.5723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635106">
                <text:p>-0.635106</text:p>
              </table:table-cell>
              <table:table-cell office:value-type="float" office:value="-3.601866">
                <text:p>-3.6018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575009">
                <text:p>-0.575009</text:p>
              </table:table-cell>
              <table:table-cell office:value-type="float" office:value="-3.630463">
                <text:p>-3.6304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514119">
                <text:p>-0.514119</text:p>
              </table:table-cell>
              <table:table-cell office:value-type="float" office:value="-3.658145">
                <text:p>-3.6581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452448">
                <text:p>-0.452448</text:p>
              </table:table-cell>
              <table:table-cell office:value-type="float" office:value="-3.684894">
                <text:p>-3.6848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390009">
                <text:p>-0.390009</text:p>
              </table:table-cell>
              <table:table-cell office:value-type="float" office:value="-3.71069">
                <text:p>-3.710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326815">
                <text:p>-0.326815</text:p>
              </table:table-cell>
              <table:table-cell office:value-type="float" office:value="-3.735516">
                <text:p>-3.7355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26288">
                <text:p>-0.26288</text:p>
              </table:table-cell>
              <table:table-cell office:value-type="float" office:value="-3.759354">
                <text:p>-3.7593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198216">
                <text:p>-0.198216</text:p>
              </table:table-cell>
              <table:table-cell office:value-type="float" office:value="-3.782186">
                <text:p>-3.7821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132838">
                <text:p>-0.132838</text:p>
              </table:table-cell>
              <table:table-cell office:value-type="float" office:value="-3.803995">
                <text:p>-3.8039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66761">
                <text:p>-0.066761</text:p>
              </table:table-cell>
              <table:table-cell office:value-type="float" office:value="-3.824762">
                <text:p>-3.8247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-3.844472">
                <text:p>-3.8444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67431">
                <text:p>0.067431</text:p>
              </table:table-cell>
              <table:table-cell office:value-type="float" office:value="-3.863106">
                <text:p>-3.8631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35515">
                <text:p>0.135515</text:p>
              </table:table-cell>
              <table:table-cell office:value-type="float" office:value="-3.880647">
                <text:p>-3.8806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04237">
                <text:p>0.204237</text:p>
              </table:table-cell>
              <table:table-cell office:value-type="float" office:value="-3.89708">
                <text:p>-3.897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73581">
                <text:p>0.273581</text:p>
              </table:table-cell>
              <table:table-cell office:value-type="float" office:value="-3.912386">
                <text:p>-3.9123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43529">
                <text:p>0.343529</text:p>
              </table:table-cell>
              <table:table-cell office:value-type="float" office:value="-3.926551">
                <text:p>-3.9265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14064">
                <text:p>0.414064</text:p>
              </table:table-cell>
              <table:table-cell office:value-type="float" office:value="-3.939557">
                <text:p>-3.9395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8517">
                <text:p>0.48517</text:p>
              </table:table-cell>
              <table:table-cell office:value-type="float" office:value="-3.951389">
                <text:p>-3.9513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56827">
                <text:p>0.556827</text:p>
              </table:table-cell>
              <table:table-cell office:value-type="float" office:value="-3.962032">
                <text:p>-3.9620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629019">
                <text:p>0.629019</text:p>
              </table:table-cell>
              <table:table-cell office:value-type="float" office:value="-3.971469">
                <text:p>-3.9714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01726">
                <text:p>0.701726</text:p>
              </table:table-cell>
              <table:table-cell office:value-type="float" office:value="-3.979685">
                <text:p>-3.9796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7493">
                <text:p>0.77493</text:p>
              </table:table-cell>
              <table:table-cell office:value-type="float" office:value="-3.986667">
                <text:p>-3.98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4861">
                <text:p>0.84861</text:p>
              </table:table-cell>
              <table:table-cell office:value-type="float" office:value="-3.992398">
                <text:p>-3.9923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22749">
                <text:p>0.922749</text:p>
              </table:table-cell>
              <table:table-cell office:value-type="float" office:value="-3.996864">
                <text:p>-3.9968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97325">
                <text:p>0.997325</text:p>
              </table:table-cell>
              <table:table-cell office:value-type="float" office:value="-4.000052">
                <text:p>-4.0000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072319">
                <text:p>1.072319</text:p>
              </table:table-cell>
              <table:table-cell office:value-type="float" office:value="-4.001947">
                <text:p>-4.0019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147709">
                <text:p>1.147709</text:p>
              </table:table-cell>
              <table:table-cell office:value-type="float" office:value="-4.002536">
                <text:p>-4.0025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223475">
                <text:p>1.223475</text:p>
              </table:table-cell>
              <table:table-cell office:value-type="float" office:value="-4.001806">
                <text:p>-4.0018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299595">
                <text:p>1.299595</text:p>
              </table:table-cell>
              <table:table-cell office:value-type="float" office:value="-3.999743">
                <text:p>-3.9997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376049">
                <text:p>1.376049</text:p>
              </table:table-cell>
              <table:table-cell office:value-type="float" office:value="-3.996335">
                <text:p>-3.99633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452813">
                <text:p>1.452813</text:p>
              </table:table-cell>
              <table:table-cell office:value-type="float" office:value="-3.99157">
                <text:p>-3.991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529865">
                <text:p>1.529865</text:p>
              </table:table-cell>
              <table:table-cell office:value-type="float" office:value="-3.985435">
                <text:p>-3.9854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607183">
                <text:p>1.607183</text:p>
              </table:table-cell>
              <table:table-cell office:value-type="float" office:value="-3.977919">
                <text:p>-3.9779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684745">
                <text:p>1.684745</text:p>
              </table:table-cell>
              <table:table-cell office:value-type="float" office:value="-3.96901">
                <text:p>-3.969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762526">
                <text:p>1.762526</text:p>
              </table:table-cell>
              <table:table-cell office:value-type="float" office:value="-3.958698">
                <text:p>-3.9586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840503">
                <text:p>1.840503</text:p>
              </table:table-cell>
              <table:table-cell office:value-type="float" office:value="-3.946971">
                <text:p>-3.9469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918652">
                <text:p>1.918652</text:p>
              </table:table-cell>
              <table:table-cell office:value-type="float" office:value="-3.93382">
                <text:p>-3.933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99695">
                <text:p>1.99695</text:p>
              </table:table-cell>
              <table:table-cell office:value-type="float" office:value="-3.919234">
                <text:p>-3.9192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075371">
                <text:p>2.075371</text:p>
              </table:table-cell>
              <table:table-cell office:value-type="float" office:value="-3.903205">
                <text:p>-3.9032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153891">
                <text:p>2.153891</text:p>
              </table:table-cell>
              <table:table-cell office:value-type="float" office:value="-3.885722">
                <text:p>-3.8857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232485">
                <text:p>2.232485</text:p>
              </table:table-cell>
              <table:table-cell office:value-type="float" office:value="-3.866777">
                <text:p>-3.8667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311128">
                <text:p>2.311128</text:p>
              </table:table-cell>
              <table:table-cell office:value-type="float" office:value="-3.846362">
                <text:p>-3.8463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389793">
                <text:p>2.389793</text:p>
              </table:table-cell>
              <table:table-cell office:value-type="float" office:value="-3.824469">
                <text:p>-3.8244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468456">
                <text:p>2.468456</text:p>
              </table:table-cell>
              <table:table-cell office:value-type="float" office:value="-3.80109">
                <text:p>-3.801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547091">
                <text:p>2.547091</text:p>
              </table:table-cell>
              <table:table-cell office:value-type="float" office:value="-3.776217">
                <text:p>-3.7762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62567">
                <text:p>2.62567</text:p>
              </table:table-cell>
              <table:table-cell office:value-type="float" office:value="-3.749845">
                <text:p>-3.7498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704167">
                <text:p>2.704167</text:p>
              </table:table-cell>
              <table:table-cell office:value-type="float" office:value="-3.721967">
                <text:p>-3.7219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782556">
                <text:p>2.782556</text:p>
              </table:table-cell>
              <table:table-cell office:value-type="float" office:value="-3.692577">
                <text:p>-3.6925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86081">
                <text:p>2.86081</text:p>
              </table:table-cell>
              <table:table-cell office:value-type="float" office:value="-3.66167">
                <text:p>-3.661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938901">
                <text:p>2.938901</text:p>
              </table:table-cell>
              <table:table-cell office:value-type="float" office:value="-3.62924">
                <text:p>-3.629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016801">
                <text:p>3.016801</text:p>
              </table:table-cell>
              <table:table-cell office:value-type="float" office:value="-3.595283">
                <text:p>-3.5952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094483">
                <text:p>3.094483</text:p>
              </table:table-cell>
              <table:table-cell office:value-type="float" office:value="-3.559796">
                <text:p>-3.5597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7192">
                <text:p>3.17192</text:p>
              </table:table-cell>
              <table:table-cell office:value-type="float" office:value="-3.522774">
                <text:p>-3.5227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249082">
                <text:p>3.249082</text:p>
              </table:table-cell>
              <table:table-cell office:value-type="float" office:value="-3.484214">
                <text:p>-3.4842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325942">
                <text:p>3.325942</text:p>
              </table:table-cell>
              <table:table-cell office:value-type="float" office:value="-3.444114">
                <text:p>-3.4441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402471">
                <text:p>3.402471</text:p>
              </table:table-cell>
              <table:table-cell office:value-type="float" office:value="-3.402471">
                <text:p>-3.4024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478641">
                <text:p>3.478641</text:p>
              </table:table-cell>
              <table:table-cell office:value-type="float" office:value="-3.359285">
                <text:p>-3.3592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554422">
                <text:p>3.554422</text:p>
              </table:table-cell>
              <table:table-cell office:value-type="float" office:value="-3.314553">
                <text:p>-3.3145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629787">
                <text:p>3.629787</text:p>
              </table:table-cell>
              <table:table-cell office:value-type="float" office:value="-3.268275">
                <text:p>-3.2682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704704">
                <text:p>3.704704</text:p>
              </table:table-cell>
              <table:table-cell office:value-type="float" office:value="-3.22045">
                <text:p>-3.220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779147">
                <text:p>3.779147</text:p>
              </table:table-cell>
              <table:table-cell office:value-type="float" office:value="-3.17108">
                <text:p>-3.171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853083">
                <text:p>3.853083</text:p>
              </table:table-cell>
              <table:table-cell office:value-type="float" office:value="-3.120165">
                <text:p>-3.1201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926486">
                <text:p>3.926486</text:p>
              </table:table-cell>
              <table:table-cell office:value-type="float" office:value="-3.067707">
                <text:p>-3.0677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999324">
                <text:p>3.999324</text:p>
              </table:table-cell>
              <table:table-cell office:value-type="float" office:value="-3.013707">
                <text:p>-3.0137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071568">
                <text:p>4.071568</text:p>
              </table:table-cell>
              <table:table-cell office:value-type="float" office:value="-2.958167">
                <text:p>-2.9581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143188">
                <text:p>4.143188</text:p>
              </table:table-cell>
              <table:table-cell office:value-type="float" office:value="-2.901091">
                <text:p>-2.9010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214153">
                <text:p>4.214153</text:p>
              </table:table-cell>
              <table:table-cell office:value-type="float" office:value="-2.842482">
                <text:p>-2.8424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284435">
                <text:p>4.284435</text:p>
              </table:table-cell>
              <table:table-cell office:value-type="float" office:value="-2.782345">
                <text:p>-2.7823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354003">
                <text:p>4.354003</text:p>
              </table:table-cell>
              <table:table-cell office:value-type="float" office:value="-2.720683">
                <text:p>-2.7206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422827">
                <text:p>4.422827</text:p>
              </table:table-cell>
              <table:table-cell office:value-type="float" office:value="-2.657502">
                <text:p>-2.6575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490875">
                <text:p>4.490875</text:p>
              </table:table-cell>
              <table:table-cell office:value-type="float" office:value="-2.592808">
                <text:p>-2.5928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558119">
                <text:p>4.558119</text:p>
              </table:table-cell>
              <table:table-cell office:value-type="float" office:value="-2.526607">
                <text:p>-2.5266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624528">
                <text:p>4.624528</text:p>
              </table:table-cell>
              <table:table-cell office:value-type="float" office:value="-2.458905">
                <text:p>-2.4589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690071">
                <text:p>4.690071</text:p>
              </table:table-cell>
              <table:table-cell office:value-type="float" office:value="-2.389711">
                <text:p>-2.3897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754719">
                <text:p>4.754719</text:p>
              </table:table-cell>
              <table:table-cell office:value-type="float" office:value="-2.319031">
                <text:p>-2.3190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818439">
                <text:p>4.818439</text:p>
              </table:table-cell>
              <table:table-cell office:value-type="float" office:value="-2.246875">
                <text:p>-2.2468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881203">
                <text:p>4.881203</text:p>
              </table:table-cell>
              <table:table-cell office:value-type="float" office:value="-2.173252">
                <text:p>-2.1732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94298">
                <text:p>4.94298</text:p>
              </table:table-cell>
              <table:table-cell office:value-type="float" office:value="-2.098171">
                <text:p>-2.0981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00374">
                <text:p>5.00374</text:p>
              </table:table-cell>
              <table:table-cell office:value-type="float" office:value="-2.021642">
                <text:p>-2.0216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063452">
                <text:p>5.063452</text:p>
              </table:table-cell>
              <table:table-cell office:value-type="float" office:value="-1.943677">
                <text:p>-1.9436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122085">
                <text:p>5.122085</text:p>
              </table:table-cell>
              <table:table-cell office:value-type="float" office:value="-1.864287">
                <text:p>-1.86428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179611">
                <text:p>5.179611</text:p>
              </table:table-cell>
              <table:table-cell office:value-type="float" office:value="-1.783483">
                <text:p>-1.7834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235998">
                <text:p>5.235998</text:p>
              </table:table-cell>
              <table:table-cell office:value-type="float" office:value="-1.701279">
                <text:p>-1.7012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291216">
                <text:p>5.291216</text:p>
              </table:table-cell>
              <table:table-cell office:value-type="float" office:value="-1.617687">
                <text:p>-1.6176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345236">
                <text:p>5.345236</text:p>
              </table:table-cell>
              <table:table-cell office:value-type="float" office:value="-1.532722">
                <text:p>-1.5327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398027">
                <text:p>5.398027</text:p>
              </table:table-cell>
              <table:table-cell office:value-type="float" office:value="-1.446397">
                <text:p>-1.4463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449561">
                <text:p>5.449561</text:p>
              </table:table-cell>
              <table:table-cell office:value-type="float" office:value="-1.358728">
                <text:p>-1.3587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499806">
                <text:p>5.499806</text:p>
              </table:table-cell>
              <table:table-cell office:value-type="float" office:value="-1.26973">
                <text:p>-1.269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548734">
                <text:p>5.548734</text:p>
              </table:table-cell>
              <table:table-cell office:value-type="float" office:value="-1.17942">
                <text:p>-1.179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596315">
                <text:p>5.596315</text:p>
              </table:table-cell>
              <table:table-cell office:value-type="float" office:value="-1.087813">
                <text:p>-1.0878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64252">
                <text:p>5.64252</text:p>
              </table:table-cell>
              <table:table-cell office:value-type="float" office:value="-0.994928">
                <text:p>-0.9949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687319">
                <text:p>5.687319</text:p>
              </table:table-cell>
              <table:table-cell office:value-type="float" office:value="-0.900783">
                <text:p>-0.9007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730685">
                <text:p>5.730685</text:p>
              </table:table-cell>
              <table:table-cell office:value-type="float" office:value="-0.805395">
                <text:p>-0.8053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772587">
                <text:p>5.772587</text:p>
              </table:table-cell>
              <table:table-cell office:value-type="float" office:value="-0.708785">
                <text:p>-0.7087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812998">
                <text:p>5.812998</text:p>
              </table:table-cell>
              <table:table-cell office:value-type="float" office:value="-0.610971">
                <text:p>-0.6109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85189">
                <text:p>5.85189</text:p>
              </table:table-cell>
              <table:table-cell office:value-type="float" office:value="-0.511974">
                <text:p>-0.5119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889234">
                <text:p>5.889234</text:p>
              </table:table-cell>
              <table:table-cell office:value-type="float" office:value="-0.411815">
                <text:p>-0.4118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925001">
                <text:p>5.925001</text:p>
              </table:table-cell>
              <table:table-cell office:value-type="float" office:value="-0.310516">
                <text:p>-0.3105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959166">
                <text:p>5.959166</text:p>
              </table:table-cell>
              <table:table-cell office:value-type="float" office:value="-0.208099">
                <text:p>-0.2080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991699">
                <text:p>5.991699</text:p>
              </table:table-cell>
              <table:table-cell office:value-type="float" office:value="-0.104586">
                <text:p>-0.1045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022575">
                <text:p>6.022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051766">
                <text:p>6.051766</text:p>
              </table:table-cell>
              <table:table-cell office:value-type="float" office:value="0.105634">
                <text:p>0.1056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079246">
                <text:p>6.079246</text:p>
              </table:table-cell>
              <table:table-cell office:value-type="float" office:value="0.212292">
                <text:p>0.2122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104988">
                <text:p>6.104988</text:p>
              </table:table-cell>
              <table:table-cell office:value-type="float" office:value="0.319949">
                <text:p>0.3199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128967">
                <text:p>6.128967</text:p>
              </table:table-cell>
              <table:table-cell office:value-type="float" office:value="0.428579">
                <text:p>0.4285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151156">
                <text:p>6.151156</text:p>
              </table:table-cell>
              <table:table-cell office:value-type="float" office:value="0.538156">
                <text:p>0.5381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.171532">
                <text:p>6.171532</text:p>
              </table:table-cell>
              <table:table-cell office:value-type="float" office:value="0.648654">
                <text:p>0.6486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190067">
                <text:p>6.190067</text:p>
              </table:table-cell>
              <table:table-cell office:value-type="float" office:value="0.760045">
                <text:p>0.7600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206739">
                <text:p>6.206739</text:p>
              </table:table-cell>
              <table:table-cell office:value-type="float" office:value="0.8723">
                <text:p>0.87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221523">
                <text:p>6.221523</text:p>
              </table:table-cell>
              <table:table-cell office:value-type="float" office:value="0.985392">
                <text:p>0.9853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234395">
                <text:p>6.234395</text:p>
              </table:table-cell>
              <table:table-cell office:value-type="float" office:value="1.099292">
                <text:p>1.0992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245331">
                <text:p>6.245331</text:p>
              </table:table-cell>
              <table:table-cell office:value-type="float" office:value="1.213969">
                <text:p>1.2139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254309">
                <text:p>6.254309</text:p>
              </table:table-cell>
              <table:table-cell office:value-type="float" office:value="1.329395">
                <text:p>1.3293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261307">
                <text:p>6.261307</text:p>
              </table:table-cell>
              <table:table-cell office:value-type="float" office:value="1.445537">
                <text:p>1.44553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2663">
                <text:p>6.2663</text:p>
              </table:table-cell>
              <table:table-cell office:value-type="float" office:value="1.562364">
                <text:p>1.5623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269269">
                <text:p>6.269269</text:p>
              </table:table-cell>
              <table:table-cell office:value-type="float" office:value="1.679846">
                <text:p>1.6798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270192">
                <text:p>6.270192</text:p>
              </table:table-cell>
              <table:table-cell office:value-type="float" office:value="1.797949">
                <text:p>1.79794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269048">
                <text:p>6.269048</text:p>
              </table:table-cell>
              <table:table-cell office:value-type="float" office:value="1.91664">
                <text:p>1.916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265816">
                <text:p>6.265816</text:p>
              </table:table-cell>
              <table:table-cell office:value-type="float" office:value="2.035887">
                <text:p>2.0358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260478">
                <text:p>6.260478</text:p>
              </table:table-cell>
              <table:table-cell office:value-type="float" office:value="2.155655">
                <text:p>2.1556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253012">
                <text:p>6.253012</text:p>
              </table:table-cell>
              <table:table-cell office:value-type="float" office:value="2.27591">
                <text:p>2.275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243402">
                <text:p>6.243402</text:p>
              </table:table-cell>
              <table:table-cell office:value-type="float" office:value="2.396617">
                <text:p>2.3966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231627">
                <text:p>6.231627</text:p>
              </table:table-cell>
              <table:table-cell office:value-type="float" office:value="2.517741">
                <text:p>2.5177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217671">
                <text:p>6.217671</text:p>
              </table:table-cell>
              <table:table-cell office:value-type="float" office:value="2.639245">
                <text:p>2.6392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201516">
                <text:p>6.201516</text:p>
              </table:table-cell>
              <table:table-cell office:value-type="float" office:value="2.761093">
                <text:p>2.76109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183146">
                <text:p>6.183146</text:p>
              </table:table-cell>
              <table:table-cell office:value-type="float" office:value="2.883248">
                <text:p>2.8832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162544">
                <text:p>6.162544</text:p>
              </table:table-cell>
              <table:table-cell office:value-type="float" office:value="3.005673">
                <text:p>3.0056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139695">
                <text:p>6.139695</text:p>
              </table:table-cell>
              <table:table-cell office:value-type="float" office:value="3.128331">
                <text:p>3.1283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114584">
                <text:p>6.114584</text:p>
              </table:table-cell>
              <table:table-cell office:value-type="float" office:value="3.251182">
                <text:p>3.2511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087196">
                <text:p>6.087196</text:p>
              </table:table-cell>
              <table:table-cell office:value-type="float" office:value="3.374188">
                <text:p>3.3741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057518">
                <text:p>6.057518</text:p>
              </table:table-cell>
              <table:table-cell office:value-type="float" office:value="3.49731">
                <text:p>3.497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025537">
                <text:p>6.025537</text:p>
              </table:table-cell>
              <table:table-cell office:value-type="float" office:value="3.620508">
                <text:p>3.6205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.99124">
                <text:p>5.99124</text:p>
              </table:table-cell>
              <table:table-cell office:value-type="float" office:value="3.743742">
                <text:p>3.74374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.954615">
                <text:p>5.954615</text:p>
              </table:table-cell>
              <table:table-cell office:value-type="float" office:value="3.866972">
                <text:p>3.8669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915651">
                <text:p>5.915651</text:p>
              </table:table-cell>
              <table:table-cell office:value-type="float" office:value="3.990157">
                <text:p>3.9901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.874338">
                <text:p>5.874338</text:p>
              </table:table-cell>
              <table:table-cell office:value-type="float" office:value="4.113256">
                <text:p>4.1132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.830665">
                <text:p>5.830665</text:p>
              </table:table-cell>
              <table:table-cell office:value-type="float" office:value="4.236226">
                <text:p>4.2362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.784624">
                <text:p>5.784624</text:p>
              </table:table-cell>
              <table:table-cell office:value-type="float" office:value="4.359027">
                <text:p>4.3590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.736206">
                <text:p>5.736206</text:p>
              </table:table-cell>
              <table:table-cell office:value-type="float" office:value="4.481615">
                <text:p>4.4816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.685403">
                <text:p>5.685403</text:p>
              </table:table-cell>
              <table:table-cell office:value-type="float" office:value="4.603948">
                <text:p>4.6039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.632208">
                <text:p>5.632208</text:p>
              </table:table-cell>
              <table:table-cell office:value-type="float" office:value="4.725983">
                <text:p>4.7259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.576615">
                <text:p>5.576615</text:p>
              </table:table-cell>
              <table:table-cell office:value-type="float" office:value="4.847677">
                <text:p>4.8476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.518617">
                <text:p>5.518617</text:p>
              </table:table-cell>
              <table:table-cell office:value-type="float" office:value="4.968985">
                <text:p>4.9689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.458211">
                <text:p>5.458211</text:p>
              </table:table-cell>
              <table:table-cell office:value-type="float" office:value="5.089864">
                <text:p>5.08986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.395392">
                <text:p>5.395392</text:p>
              </table:table-cell>
              <table:table-cell office:value-type="float" office:value="5.21027">
                <text:p>5.210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.330157">
                <text:p>5.330157</text:p>
              </table:table-cell>
              <table:table-cell office:value-type="float" office:value="5.330157">
                <text:p>5.3301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.262503">
                <text:p>5.262503</text:p>
              </table:table-cell>
              <table:table-cell office:value-type="float" office:value="5.449481">
                <text:p>5.4494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.192428">
                <text:p>5.192428</text:p>
              </table:table-cell>
              <table:table-cell office:value-type="float" office:value="5.568197">
                <text:p>5.5681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.119931">
                <text:p>5.119931</text:p>
              </table:table-cell>
              <table:table-cell office:value-type="float" office:value="5.686259">
                <text:p>5.68625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045012">
                <text:p>5.045012</text:p>
              </table:table-cell>
              <table:table-cell office:value-type="float" office:value="5.803622">
                <text:p>5.8036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967671">
                <text:p>4.967671</text:p>
              </table:table-cell>
              <table:table-cell office:value-type="float" office:value="5.92024">
                <text:p>5.920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88791">
                <text:p>4.88791</text:p>
              </table:table-cell>
              <table:table-cell office:value-type="float" office:value="6.036066">
                <text:p>6.03606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805731">
                <text:p>4.805731</text:p>
              </table:table-cell>
              <table:table-cell office:value-type="float" office:value="6.151055">
                <text:p>6.1510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721136">
                <text:p>4.721136</text:p>
              </table:table-cell>
              <table:table-cell office:value-type="float" office:value="6.265159">
                <text:p>6.2651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63413">
                <text:p>4.63413</text:p>
              </table:table-cell>
              <table:table-cell office:value-type="float" office:value="6.378333">
                <text:p>6.3783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544718">
                <text:p>4.544718</text:p>
              </table:table-cell>
              <table:table-cell office:value-type="float" office:value="6.49053">
                <text:p>6.490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452904">
                <text:p>4.452904</text:p>
              </table:table-cell>
              <table:table-cell office:value-type="float" office:value="6.601702">
                <text:p>6.6017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358695">
                <text:p>4.358695</text:p>
              </table:table-cell>
              <table:table-cell office:value-type="float" office:value="6.711802">
                <text:p>6.7118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262099">
                <text:p>4.262099</text:p>
              </table:table-cell>
              <table:table-cell office:value-type="float" office:value="6.820784">
                <text:p>6.8207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63123">
                <text:p>4.163123</text:p>
              </table:table-cell>
              <table:table-cell office:value-type="float" office:value="6.9286">
                <text:p>6.92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061776">
                <text:p>4.061776</text:p>
              </table:table-cell>
              <table:table-cell office:value-type="float" office:value="7.035202">
                <text:p>7.0352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958068">
                <text:p>3.958068</text:p>
              </table:table-cell>
              <table:table-cell office:value-type="float" office:value="7.140543">
                <text:p>7.1405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85201">
                <text:p>3.85201</text:p>
              </table:table-cell>
              <table:table-cell office:value-type="float" office:value="7.244576">
                <text:p>7.2445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743612">
                <text:p>3.743612</text:p>
              </table:table-cell>
              <table:table-cell office:value-type="float" office:value="7.347253">
                <text:p>7.3472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632889">
                <text:p>3.632889</text:p>
              </table:table-cell>
              <table:table-cell office:value-type="float" office:value="7.448527">
                <text:p>7.4485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519853">
                <text:p>3.519853</text:p>
              </table:table-cell>
              <table:table-cell office:value-type="float" office:value="7.548349">
                <text:p>7.54834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404518">
                <text:p>3.404518</text:p>
              </table:table-cell>
              <table:table-cell office:value-type="float" office:value="7.646672">
                <text:p>7.64667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286899">
                <text:p>3.286899</text:p>
              </table:table-cell>
              <table:table-cell office:value-type="float" office:value="7.743449">
                <text:p>7.7434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167013">
                <text:p>3.167013</text:p>
              </table:table-cell>
              <table:table-cell office:value-type="float" office:value="7.838632">
                <text:p>7.8386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044876">
                <text:p>3.044876</text:p>
              </table:table-cell>
              <table:table-cell office:value-type="float" office:value="7.932174">
                <text:p>7.9321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920507">
                <text:p>2.920507</text:p>
              </table:table-cell>
              <table:table-cell office:value-type="float" office:value="8.024027">
                <text:p>8.0240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793924">
                <text:p>2.793924</text:p>
              </table:table-cell>
              <table:table-cell office:value-type="float" office:value="8.114143">
                <text:p>8.1141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665146">
                <text:p>2.665146</text:p>
              </table:table-cell>
              <table:table-cell office:value-type="float" office:value="8.202477">
                <text:p>8.2024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534195">
                <text:p>2.534195</text:p>
              </table:table-cell>
              <table:table-cell office:value-type="float" office:value="8.288979">
                <text:p>8.2889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401092">
                <text:p>2.401092</text:p>
              </table:table-cell>
              <table:table-cell office:value-type="float" office:value="8.373604">
                <text:p>8.3736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26586">
                <text:p>2.26586</text:p>
              </table:table-cell>
              <table:table-cell office:value-type="float" office:value="8.456305">
                <text:p>8.4563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128522">
                <text:p>2.128522</text:p>
              </table:table-cell>
              <table:table-cell office:value-type="float" office:value="8.537035">
                <text:p>8.5370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989102">
                <text:p>1.989102</text:p>
              </table:table-cell>
              <table:table-cell office:value-type="float" office:value="8.615747">
                <text:p>8.6157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847626">
                <text:p>1.847626</text:p>
              </table:table-cell>
              <table:table-cell office:value-type="float" office:value="8.692395">
                <text:p>8.69239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704119">
                <text:p>1.704119</text:p>
              </table:table-cell>
              <table:table-cell office:value-type="float" office:value="8.766933">
                <text:p>8.7669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55861">
                <text:p>1.55861</text:p>
              </table:table-cell>
              <table:table-cell office:value-type="float" office:value="8.839315">
                <text:p>8.8393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411126">
                <text:p>1.411126</text:p>
              </table:table-cell>
              <table:table-cell office:value-type="float" office:value="8.909497">
                <text:p>8.9094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261696">
                <text:p>1.261696</text:p>
              </table:table-cell>
              <table:table-cell office:value-type="float" office:value="8.977431">
                <text:p>8.9774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11035">
                <text:p>1.11035</text:p>
              </table:table-cell>
              <table:table-cell office:value-type="float" office:value="9.043074">
                <text:p>9.0430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57119">
                <text:p>0.957119</text:p>
              </table:table-cell>
              <table:table-cell office:value-type="float" office:value="9.10638">
                <text:p>9.106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02035">
                <text:p>0.802035</text:p>
              </table:table-cell>
              <table:table-cell office:value-type="float" office:value="9.167306">
                <text:p>9.1673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45131">
                <text:p>0.645131</text:p>
              </table:table-cell>
              <table:table-cell office:value-type="float" office:value="9.225806">
                <text:p>9.2258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86441">
                <text:p>0.486441</text:p>
              </table:table-cell>
              <table:table-cell office:value-type="float" office:value="9.281839">
                <text:p>9.2818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25998">
                <text:p>0.325998</text:p>
              </table:table-cell>
              <table:table-cell office:value-type="float" office:value="9.335359">
                <text:p>9.33535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63839">
                <text:p>0.163839</text:p>
              </table:table-cell>
              <table:table-cell office:value-type="float" office:value="9.386325">
                <text:p>9.3863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9.434693">
                <text:p>9.4346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165481">
                <text:p>-0.165481</text:p>
              </table:table-cell>
              <table:table-cell office:value-type="float" office:value="9.480423">
                <text:p>9.4804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332567">
                <text:p>-0.332567</text:p>
              </table:table-cell>
              <table:table-cell office:value-type="float" office:value="9.523471">
                <text:p>9.5234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501217">
                <text:p>-0.501217</text:p>
              </table:table-cell>
              <table:table-cell office:value-type="float" office:value="9.563798">
                <text:p>9.56379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671393">
                <text:p>-0.671393</text:p>
              </table:table-cell>
              <table:table-cell office:value-type="float" office:value="9.601362">
                <text:p>9.60136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843052">
                <text:p>-0.843052</text:p>
              </table:table-cell>
              <table:table-cell office:value-type="float" office:value="9.636123">
                <text:p>9.63612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.016152">
                <text:p>-1.016152</text:p>
              </table:table-cell>
              <table:table-cell office:value-type="float" office:value="9.668042">
                <text:p>9.66804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.190652">
                <text:p>-1.190652</text:p>
              </table:table-cell>
              <table:table-cell office:value-type="float" office:value="9.697079">
                <text:p>9.6970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.366506">
                <text:p>-1.366506</text:p>
              </table:table-cell>
              <table:table-cell office:value-type="float" office:value="9.723196">
                <text:p>9.7231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.543671">
                <text:p>-1.543671</text:p>
              </table:table-cell>
              <table:table-cell office:value-type="float" office:value="9.746356">
                <text:p>9.7463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.722101">
                <text:p>-1.722101</text:p>
              </table:table-cell>
              <table:table-cell office:value-type="float" office:value="9.766521">
                <text:p>9.76652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.90175">
                <text:p>-1.90175</text:p>
              </table:table-cell>
              <table:table-cell office:value-type="float" office:value="9.783653">
                <text:p>9.7836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2.082569">
                <text:p>-2.082569</text:p>
              </table:table-cell>
              <table:table-cell office:value-type="float" office:value="9.797718">
                <text:p>9.7977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2.264512">
                <text:p>-2.264512</text:p>
              </table:table-cell>
              <table:table-cell office:value-type="float" office:value="9.808679">
                <text:p>9.8086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2.447529">
                <text:p>-2.447529</text:p>
              </table:table-cell>
              <table:table-cell office:value-type="float" office:value="9.816502">
                <text:p>9.8165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2.63157">
                <text:p>-2.63157</text:p>
              </table:table-cell>
              <table:table-cell office:value-type="float" office:value="9.821153">
                <text:p>9.8211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2.816585">
                <text:p>-2.816585</text:p>
              </table:table-cell>
              <table:table-cell office:value-type="float" office:value="9.822599">
                <text:p>9.8225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3.002522">
                <text:p>-3.002522</text:p>
              </table:table-cell>
              <table:table-cell office:value-type="float" office:value="9.820807">
                <text:p>9.8208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3.189329">
                <text:p>-3.189329</text:p>
              </table:table-cell>
              <table:table-cell office:value-type="float" office:value="9.815744">
                <text:p>9.81574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3.376952">
                <text:p>-3.376952</text:p>
              </table:table-cell>
              <table:table-cell office:value-type="float" office:value="9.807381">
                <text:p>9.80738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3.565338">
                <text:p>-3.565338</text:p>
              </table:table-cell>
              <table:table-cell office:value-type="float" office:value="9.795686">
                <text:p>9.7956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3.754432">
                <text:p>-3.754432</text:p>
              </table:table-cell>
              <table:table-cell office:value-type="float" office:value="9.78063">
                <text:p>9.780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3.944179">
                <text:p>-3.944179</text:p>
              </table:table-cell>
              <table:table-cell office:value-type="float" office:value="9.762184">
                <text:p>9.7621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4.134521">
                <text:p>-4.134521</text:p>
              </table:table-cell>
              <table:table-cell office:value-type="float" office:value="9.740322">
                <text:p>9.7403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4.325403">
                <text:p>-4.325403</text:p>
              </table:table-cell>
              <table:table-cell office:value-type="float" office:value="9.715014">
                <text:p>9.7150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4.516766">
                <text:p>-4.516766</text:p>
              </table:table-cell>
              <table:table-cell office:value-type="float" office:value="9.686236">
                <text:p>9.6862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4.708552">
                <text:p>-4.708552</text:p>
              </table:table-cell>
              <table:table-cell office:value-type="float" office:value="9.653962">
                <text:p>9.6539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4.900701">
                <text:p>-4.900701</text:p>
              </table:table-cell>
              <table:table-cell office:value-type="float" office:value="9.618168">
                <text:p>9.61816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5.093154">
                <text:p>-5.093154</text:p>
              </table:table-cell>
              <table:table-cell office:value-type="float" office:value="9.57883">
                <text:p>9.5788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5.28585">
                <text:p>-5.28585</text:p>
              </table:table-cell>
              <table:table-cell office:value-type="float" office:value="9.535925">
                <text:p>9.5359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5.478727">
                <text:p>-5.478727</text:p>
              </table:table-cell>
              <table:table-cell office:value-type="float" office:value="9.489433">
                <text:p>9.4894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5.671723">
                <text:p>-5.671723</text:p>
              </table:table-cell>
              <table:table-cell office:value-type="float" office:value="9.439333">
                <text:p>9.4393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5.864777">
                <text:p>-5.864777</text:p>
              </table:table-cell>
              <table:table-cell office:value-type="float" office:value="9.385605">
                <text:p>9.3856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6.057823">
                <text:p>-6.057823</text:p>
              </table:table-cell>
              <table:table-cell office:value-type="float" office:value="9.32823">
                <text:p>9.328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6.250799">
                <text:p>-6.250799</text:p>
              </table:table-cell>
              <table:table-cell office:value-type="float" office:value="9.267191">
                <text:p>9.2671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6.44364">
                <text:p>-6.44364</text:p>
              </table:table-cell>
              <table:table-cell office:value-type="float" office:value="9.202471">
                <text:p>9.2024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6.63628">
                <text:p>-6.63628</text:p>
              </table:table-cell>
              <table:table-cell office:value-type="float" office:value="9.134056">
                <text:p>9.1340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6.828654">
                <text:p>-6.828654</text:p>
              </table:table-cell>
              <table:table-cell office:value-type="float" office:value="9.06193">
                <text:p>9.0619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7.020695">
                <text:p>-7.020695</text:p>
              </table:table-cell>
              <table:table-cell office:value-type="float" office:value="8.98608">
                <text:p>8.986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7.212337">
                <text:p>-7.212337</text:p>
              </table:table-cell>
              <table:table-cell office:value-type="float" office:value="8.906494">
                <text:p>8.9064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7.403512">
                <text:p>-7.403512</text:p>
              </table:table-cell>
              <table:table-cell office:value-type="float" office:value="8.823161">
                <text:p>8.82316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7.594151">
                <text:p>-7.594151</text:p>
              </table:table-cell>
              <table:table-cell office:value-type="float" office:value="8.736072">
                <text:p>8.7360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7.784187">
                <text:p>-7.784187</text:p>
              </table:table-cell>
              <table:table-cell office:value-type="float" office:value="8.645216">
                <text:p>8.6452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7.973551">
                <text:p>-7.973551</text:p>
              </table:table-cell>
              <table:table-cell office:value-type="float" office:value="8.550587">
                <text:p>8.55058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8.162173">
                <text:p>-8.162173</text:p>
              </table:table-cell>
              <table:table-cell office:value-type="float" office:value="8.452177">
                <text:p>8.4521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8.349983">
                <text:p>-8.349983</text:p>
              </table:table-cell>
              <table:table-cell office:value-type="float" office:value="8.349983">
                <text:p>8.3499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8.53691">
                <text:p>-8.53691</text:p>
              </table:table-cell>
              <table:table-cell office:value-type="float" office:value="8.243999">
                <text:p>8.2439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8.722885">
                <text:p>-8.722885</text:p>
              </table:table-cell>
              <table:table-cell office:value-type="float" office:value="8.134222">
                <text:p>8.13422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8.907836">
                <text:p>-8.907836</text:p>
              </table:table-cell>
              <table:table-cell office:value-type="float" office:value="8.020652">
                <text:p>8.0206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9.091691">
                <text:p>-9.091691</text:p>
              </table:table-cell>
              <table:table-cell office:value-type="float" office:value="7.903287">
                <text:p>7.90328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9.274379">
                <text:p>-9.274379</text:p>
              </table:table-cell>
              <table:table-cell office:value-type="float" office:value="7.782128">
                <text:p>7.7821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9.455827">
                <text:p>-9.455827</text:p>
              </table:table-cell>
              <table:table-cell office:value-type="float" office:value="7.657178">
                <text:p>7.6571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9.635963">
                <text:p>-9.635963</text:p>
              </table:table-cell>
              <table:table-cell office:value-type="float" office:value="7.52844">
                <text:p>7.528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9.814715">
                <text:p>-9.814715</text:p>
              </table:table-cell>
              <table:table-cell office:value-type="float" office:value="7.395918">
                <text:p>7.3959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9.992008">
                <text:p>-9.992008</text:p>
              </table:table-cell>
              <table:table-cell office:value-type="float" office:value="7.259619">
                <text:p>7.2596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0.16777">
                <text:p>-10.16777</text:p>
              </table:table-cell>
              <table:table-cell office:value-type="float" office:value="7.119549">
                <text:p>7.11954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0.341927">
                <text:p>-10.341927</text:p>
              </table:table-cell>
              <table:table-cell office:value-type="float" office:value="6.975718">
                <text:p>6.9757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0.514405">
                <text:p>-10.514405</text:p>
              </table:table-cell>
              <table:table-cell office:value-type="float" office:value="6.828135">
                <text:p>6.8281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0.685131">
                <text:p>-10.685131</text:p>
              </table:table-cell>
              <table:table-cell office:value-type="float" office:value="6.676811">
                <text:p>6.6768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0.85403">
                <text:p>-10.85403</text:p>
              </table:table-cell>
              <table:table-cell office:value-type="float" office:value="6.521759">
                <text:p>6.52175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1.021029">
                <text:p>-11.021029</text:p>
              </table:table-cell>
              <table:table-cell office:value-type="float" office:value="6.362994">
                <text:p>6.36299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1.186052">
                <text:p>-11.186052</text:p>
              </table:table-cell>
              <table:table-cell office:value-type="float" office:value="6.20053">
                <text:p>6.2005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1.349025">
                <text:p>-11.349025</text:p>
              </table:table-cell>
              <table:table-cell office:value-type="float" office:value="6.034384">
                <text:p>6.03438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1.509874">
                <text:p>-11.509874</text:p>
              </table:table-cell>
              <table:table-cell office:value-type="float" office:value="5.864574">
                <text:p>5.86457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1.668524">
                <text:p>-11.668524</text:p>
              </table:table-cell>
              <table:table-cell office:value-type="float" office:value="5.691119">
                <text:p>5.6911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1.824901">
                <text:p>-11.824901</text:p>
              </table:table-cell>
              <table:table-cell office:value-type="float" office:value="5.514042">
                <text:p>5.5140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1.97893">
                <text:p>-11.97893</text:p>
              </table:table-cell>
              <table:table-cell office:value-type="float" office:value="5.333363">
                <text:p>5.3333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2.130537">
                <text:p>-12.130537</text:p>
              </table:table-cell>
              <table:table-cell office:value-type="float" office:value="5.149107">
                <text:p>5.14910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2.279646">
                <text:p>-12.279646</text:p>
              </table:table-cell>
              <table:table-cell office:value-type="float" office:value="4.961299">
                <text:p>4.9612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2.426184">
                <text:p>-12.426184</text:p>
              </table:table-cell>
              <table:table-cell office:value-type="float" office:value="4.769965">
                <text:p>4.76996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2.570077">
                <text:p>-12.570077</text:p>
              </table:table-cell>
              <table:table-cell office:value-type="float" office:value="4.575134">
                <text:p>4.5751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2.711249">
                <text:p>-12.711249</text:p>
              </table:table-cell>
              <table:table-cell office:value-type="float" office:value="4.376834">
                <text:p>4.37683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2.849628">
                <text:p>-12.849628</text:p>
              </table:table-cell>
              <table:table-cell office:value-type="float" office:value="4.175097">
                <text:p>4.17509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2.985139">
                <text:p>-12.985139</text:p>
              </table:table-cell>
              <table:table-cell office:value-type="float" office:value="3.969955">
                <text:p>3.96995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3.117709">
                <text:p>-13.117709</text:p>
              </table:table-cell>
              <table:table-cell office:value-type="float" office:value="3.761443">
                <text:p>3.76144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3.247264">
                <text:p>-13.247264</text:p>
              </table:table-cell>
              <table:table-cell office:value-type="float" office:value="3.549594">
                <text:p>3.54959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3.373732">
                <text:p>-13.373732</text:p>
              </table:table-cell>
              <table:table-cell office:value-type="float" office:value="3.334446">
                <text:p>3.33444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3.497038">
                <text:p>-13.497038</text:p>
              </table:table-cell>
              <table:table-cell office:value-type="float" office:value="3.116037">
                <text:p>3.11603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3.617112">
                <text:p>-13.617112</text:p>
              </table:table-cell>
              <table:table-cell office:value-type="float" office:value="2.894406">
                <text:p>2.89440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3.73388">
                <text:p>-13.73388</text:p>
              </table:table-cell>
              <table:table-cell office:value-type="float" office:value="2.669596">
                <text:p>2.66959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3.847271">
                <text:p>-13.847271</text:p>
              </table:table-cell>
              <table:table-cell office:value-type="float" office:value="2.441647">
                <text:p>2.44164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3.957213">
                <text:p>-13.957213</text:p>
              </table:table-cell>
              <table:table-cell office:value-type="float" office:value="2.210605">
                <text:p>2.2106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4.063636">
                <text:p>-14.063636</text:p>
              </table:table-cell>
              <table:table-cell office:value-type="float" office:value="1.976515">
                <text:p>1.9765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4.166469">
                <text:p>-14.166469</text:p>
              </table:table-cell>
              <table:table-cell office:value-type="float" office:value="1.739424">
                <text:p>1.7394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4.265642">
                <text:p>-14.265642</text:p>
              </table:table-cell>
              <table:table-cell office:value-type="float" office:value="1.499379">
                <text:p>1.49937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4.361085">
                <text:p>-14.361085</text:p>
              </table:table-cell>
              <table:table-cell office:value-type="float" office:value="1.256432">
                <text:p>1.25643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4.45273">
                <text:p>-14.45273</text:p>
              </table:table-cell>
              <table:table-cell office:value-type="float" office:value="1.010633">
                <text:p>1.01063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4.540508">
                <text:p>-14.540508</text:p>
              </table:table-cell>
              <table:table-cell office:value-type="float" office:value="0.762036">
                <text:p>0.76203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4.62435">
                <text:p>-14.62435</text:p>
              </table:table-cell>
              <table:table-cell office:value-type="float" office:value="0.510694">
                <text:p>0.51069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4.704191">
                <text:p>-14.704191</text:p>
              </table:table-cell>
              <table:table-cell office:value-type="float" office:value="0.256663">
                <text:p>0.2566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4.779963">
                <text:p>-14.779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4.851601">
                <text:p>-14.851601</text:p>
              </table:table-cell>
              <table:table-cell office:value-type="float" office:value="-0.259236">
                <text:p>-0.2592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4.919038">
                <text:p>-14.919038</text:p>
              </table:table-cell>
              <table:table-cell office:value-type="float" office:value="-0.520984">
                <text:p>-0.5209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4.982212">
                <text:p>-14.982212</text:p>
              </table:table-cell>
              <table:table-cell office:value-type="float" office:value="-0.785184">
                <text:p>-0.78518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5.041058">
                <text:p>-15.041058</text:p>
              </table:table-cell>
              <table:table-cell office:value-type="float" office:value="-1.051773">
                <text:p>-1.05177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5.095513">
                <text:p>-15.095513</text:p>
              </table:table-cell>
              <table:table-cell office:value-type="float" office:value="-1.320686">
                <text:p>-1.32068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5.145516">
                <text:p>-15.145516</text:p>
              </table:table-cell>
              <table:table-cell office:value-type="float" office:value="-1.591858">
                <text:p>-1.59185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5.191004">
                <text:p>-15.191004</text:p>
              </table:table-cell>
              <table:table-cell office:value-type="float" office:value="-1.865221">
                <text:p>-1.86522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5.231919">
                <text:p>-15.231919</text:p>
              </table:table-cell>
              <table:table-cell office:value-type="float" office:value="-2.140707">
                <text:p>-2.14070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5.2682">
                <text:p>-15.2682</text:p>
              </table:table-cell>
              <table:table-cell office:value-type="float" office:value="-2.418245">
                <text:p>-2.41824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5.299788">
                <text:p>-15.299788</text:p>
              </table:table-cell>
              <table:table-cell office:value-type="float" office:value="-2.697765">
                <text:p>-2.69776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5.326628">
                <text:p>-15.326628</text:p>
              </table:table-cell>
              <table:table-cell office:value-type="float" office:value="-2.979195">
                <text:p>-2.97919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5.348661">
                <text:p>-15.348661</text:p>
              </table:table-cell>
              <table:table-cell office:value-type="float" office:value="-3.262459">
                <text:p>-3.26245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5.365832">
                <text:p>-15.365832</text:p>
              </table:table-cell>
              <table:table-cell office:value-type="float" office:value="-3.547482">
                <text:p>-3.54748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5.378088">
                <text:p>-15.378088</text:p>
              </table:table-cell>
              <table:table-cell office:value-type="float" office:value="-3.834188">
                <text:p>-3.83418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5.385374">
                <text:p>-15.385374</text:p>
              </table:table-cell>
              <table:table-cell office:value-type="float" office:value="-4.122498">
                <text:p>-4.12249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5.387638">
                <text:p>-15.387638</text:p>
              </table:table-cell>
              <table:table-cell office:value-type="float" office:value="-4.412334">
                <text:p>-4.41233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5.38483">
                <text:p>-15.38483</text:p>
              </table:table-cell>
              <table:table-cell office:value-type="float" office:value="-4.703615">
                <text:p>-4.7036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5.3769">
                <text:p>-15.3769</text:p>
              </table:table-cell>
              <table:table-cell office:value-type="float" office:value="-4.996258">
                <text:p>-4.9962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5.363798">
                <text:p>-15.363798</text:p>
              </table:table-cell>
              <table:table-cell office:value-type="float" office:value="-5.29018">
                <text:p>-5.2901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5.345477">
                <text:p>-15.345477</text:p>
              </table:table-cell>
              <table:table-cell office:value-type="float" office:value="-5.585297">
                <text:p>-5.5852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5.321892">
                <text:p>-15.321892</text:p>
              </table:table-cell>
              <table:table-cell office:value-type="float" office:value="-5.881523">
                <text:p>-5.88152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5.292996">
                <text:p>-15.292996</text:p>
              </table:table-cell>
              <table:table-cell office:value-type="float" office:value="-6.178771">
                <text:p>-6.17877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5.258746">
                <text:p>-15.258746</text:p>
              </table:table-cell>
              <table:table-cell office:value-type="float" office:value="-6.476954">
                <text:p>-6.4769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5.219101">
                <text:p>-15.219101</text:p>
              </table:table-cell>
              <table:table-cell office:value-type="float" office:value="-6.77598">
                <text:p>-6.775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5.174018">
                <text:p>-15.174018</text:p>
              </table:table-cell>
              <table:table-cell office:value-type="float" office:value="-7.075761">
                <text:p>-7.0757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5.123459">
                <text:p>-15.123459</text:p>
              </table:table-cell>
              <table:table-cell office:value-type="float" office:value="-7.376204">
                <text:p>-7.3762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5.067386">
                <text:p>-15.067386</text:p>
              </table:table-cell>
              <table:table-cell office:value-type="float" office:value="-7.677216">
                <text:p>-7.6772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5.00576">
                <text:p>-15.00576</text:p>
              </table:table-cell>
              <table:table-cell office:value-type="float" office:value="-7.978704">
                <text:p>-7.9787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4.938548">
                <text:p>-14.938548</text:p>
              </table:table-cell>
              <table:table-cell office:value-type="float" office:value="-8.280573">
                <text:p>-8.28057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4.865716">
                <text:p>-14.865716</text:p>
              </table:table-cell>
              <table:table-cell office:value-type="float" office:value="-8.582725">
                <text:p>-8.5827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4.787231">
                <text:p>-14.787231</text:p>
              </table:table-cell>
              <table:table-cell office:value-type="float" office:value="-8.885065">
                <text:p>-8.8850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14.703063">
                <text:p>-14.703063</text:p>
              </table:table-cell>
              <table:table-cell office:value-type="float" office:value="-9.187493">
                <text:p>-9.18749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14.613182">
                <text:p>-14.613182</text:p>
              </table:table-cell>
              <table:table-cell office:value-type="float" office:value="-9.489911">
                <text:p>-9.4899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14.517561">
                <text:p>-14.517561</text:p>
              </table:table-cell>
              <table:table-cell office:value-type="float" office:value="-9.792219">
                <text:p>-9.7922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14.416174">
                <text:p>-14.416174</text:p>
              </table:table-cell>
              <table:table-cell office:value-type="float" office:value="-10.094314">
                <text:p>-10.09431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14.308998">
                <text:p>-14.308998</text:p>
              </table:table-cell>
              <table:table-cell office:value-type="float" office:value="-10.396095">
                <text:p>-10.39609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14.196008">
                <text:p>-14.196008</text:p>
              </table:table-cell>
              <table:table-cell office:value-type="float" office:value="-10.69746">
                <text:p>-10.6974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14.077186">
                <text:p>-14.077186</text:p>
              </table:table-cell>
              <table:table-cell office:value-type="float" office:value="-10.998303">
                <text:p>-10.9983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3.95251">
                <text:p>-13.95251</text:p>
              </table:table-cell>
              <table:table-cell office:value-type="float" office:value="-11.29852">
                <text:p>-11.298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3.821965">
                <text:p>-13.821965</text:p>
              </table:table-cell>
              <table:table-cell office:value-type="float" office:value="-11.598006">
                <text:p>-11.59800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3.685534">
                <text:p>-13.685534</text:p>
              </table:table-cell>
              <table:table-cell office:value-type="float" office:value="-11.896653">
                <text:p>-11.89665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3.543203">
                <text:p>-13.543203</text:p>
              </table:table-cell>
              <table:table-cell office:value-type="float" office:value="-12.194355">
                <text:p>-12.19435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3.394961">
                <text:p>-13.394961</text:p>
              </table:table-cell>
              <table:table-cell office:value-type="float" office:value="-12.491004">
                <text:p>-12.49100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13.240798">
                <text:p>-13.240798</text:p>
              </table:table-cell>
              <table:table-cell office:value-type="float" office:value="-12.78649">
                <text:p>-12.7864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3.080704">
                <text:p>-13.080704</text:p>
              </table:table-cell>
              <table:table-cell office:value-type="float" office:value="-13.080704">
                <text:p>-13.08070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2.914674">
                <text:p>-12.914674</text:p>
              </table:table-cell>
              <table:table-cell office:value-type="float" office:value="-13.373537">
                <text:p>-13.37353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12.742704">
                <text:p>-12.742704</text:p>
              </table:table-cell>
              <table:table-cell office:value-type="float" office:value="-13.664877">
                <text:p>-13.66487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2.564789">
                <text:p>-12.564789</text:p>
              </table:table-cell>
              <table:table-cell office:value-type="float" office:value="-13.954612">
                <text:p>-13.9546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2.380931">
                <text:p>-12.380931</text:p>
              </table:table-cell>
              <table:table-cell office:value-type="float" office:value="-14.242631">
                <text:p>-14.24263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2.191129">
                <text:p>-12.191129</text:p>
              </table:table-cell>
              <table:table-cell office:value-type="float" office:value="-14.528822">
                <text:p>-14.52882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1.995388">
                <text:p>-11.995388</text:p>
              </table:table-cell>
              <table:table-cell office:value-type="float" office:value="-14.813071">
                <text:p>-14.81307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1.793713">
                <text:p>-11.793713</text:p>
              </table:table-cell>
              <table:table-cell office:value-type="float" office:value="-15.095264">
                <text:p>-15.09526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1.58611">
                <text:p>-11.58611</text:p>
              </table:table-cell>
              <table:table-cell office:value-type="float" office:value="-15.375287">
                <text:p>-15.37528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1.37259">
                <text:p>-11.37259</text:p>
              </table:table-cell>
              <table:table-cell office:value-type="float" office:value="-15.653027">
                <text:p>-15.65302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1.153163">
                <text:p>-11.153163</text:p>
              </table:table-cell>
              <table:table-cell office:value-type="float" office:value="-15.928367">
                <text:p>-15.92836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0.927843">
                <text:p>-10.927843</text:p>
              </table:table-cell>
              <table:table-cell office:value-type="float" office:value="-16.201194">
                <text:p>-16.20119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0.696646">
                <text:p>-10.696646</text:p>
              </table:table-cell>
              <table:table-cell office:value-type="float" office:value="-16.471391">
                <text:p>-16.47139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0.459589">
                <text:p>-10.459589</text:p>
              </table:table-cell>
              <table:table-cell office:value-type="float" office:value="-16.738842">
                <text:p>-16.73884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0.216693">
                <text:p>-10.216693</text:p>
              </table:table-cell>
              <table:table-cell office:value-type="float" office:value="-17.003432">
                <text:p>-17.0034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9.967978">
                <text:p>-9.967978</text:p>
              </table:table-cell>
              <table:table-cell office:value-type="float" office:value="-17.265044">
                <text:p>-17.2650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9.713469">
                <text:p>-9.713469</text:p>
              </table:table-cell>
              <table:table-cell office:value-type="float" office:value="-17.523561">
                <text:p>-17.52356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9.453192">
                <text:p>-9.453192</text:p>
              </table:table-cell>
              <table:table-cell office:value-type="float" office:value="-17.778868">
                <text:p>-17.77886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9.187175">
                <text:p>-9.187175</text:p>
              </table:table-cell>
              <table:table-cell office:value-type="float" office:value="-18.030847">
                <text:p>-18.03084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8.91545">
                <text:p>-8.91545</text:p>
              </table:table-cell>
              <table:table-cell office:value-type="float" office:value="-18.279381">
                <text:p>-18.27938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8.638048">
                <text:p>-8.638048</text:p>
              </table:table-cell>
              <table:table-cell office:value-type="float" office:value="-18.524354">
                <text:p>-18.52435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8.355005">
                <text:p>-8.355005</text:p>
              </table:table-cell>
              <table:table-cell office:value-type="float" office:value="-18.765649">
                <text:p>-18.76564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8.066358">
                <text:p>-8.066358</text:p>
              </table:table-cell>
              <table:table-cell office:value-type="float" office:value="-19.003149">
                <text:p>-19.00314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7.772146">
                <text:p>-7.772146</text:p>
              </table:table-cell>
              <table:table-cell office:value-type="float" office:value="-19.236737">
                <text:p>-19.2367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7.472411">
                <text:p>-7.472411</text:p>
              </table:table-cell>
              <table:table-cell office:value-type="float" office:value="-19.466297">
                <text:p>-19.46629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7.167197">
                <text:p>-7.167197</text:p>
              </table:table-cell>
              <table:table-cell office:value-type="float" office:value="-19.691713">
                <text:p>-19.6917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6.85655">
                <text:p>-6.85655</text:p>
              </table:table-cell>
              <table:table-cell office:value-type="float" office:value="-19.912867">
                <text:p>-19.9128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6.540518">
                <text:p>-6.540518</text:p>
              </table:table-cell>
              <table:table-cell office:value-type="float" office:value="-20.129645">
                <text:p>-20.12964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6.219152">
                <text:p>-6.219152</text:p>
              </table:table-cell>
              <table:table-cell office:value-type="float" office:value="-20.341931">
                <text:p>-20.34193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5.892505">
                <text:p>-5.892505</text:p>
              </table:table-cell>
              <table:table-cell office:value-type="float" office:value="-20.549609">
                <text:p>-20.5496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5.560633">
                <text:p>-5.560633</text:p>
              </table:table-cell>
              <table:table-cell office:value-type="float" office:value="-20.752564">
                <text:p>-20.75256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5.223592">
                <text:p>-5.223592</text:p>
              </table:table-cell>
              <table:table-cell office:value-type="float" office:value="-20.950682">
                <text:p>-20.95068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4.881442">
                <text:p>-4.881442</text:p>
              </table:table-cell>
              <table:table-cell office:value-type="float" office:value="-21.143848">
                <text:p>-21.14384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4.534246">
                <text:p>-4.534246</text:p>
              </table:table-cell>
              <table:table-cell office:value-type="float" office:value="-21.33195">
                <text:p>-21.3319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4.182068">
                <text:p>-4.182068</text:p>
              </table:table-cell>
              <table:table-cell office:value-type="float" office:value="-21.514874">
                <text:p>-21.51487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3.824974">
                <text:p>-3.824974</text:p>
              </table:table-cell>
              <table:table-cell office:value-type="float" office:value="-21.692507">
                <text:p>-21.69250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3.463034">
                <text:p>-3.463034</text:p>
              </table:table-cell>
              <table:table-cell office:value-type="float" office:value="-21.864738">
                <text:p>-21.86473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3.096319">
                <text:p>-3.096319</text:p>
              </table:table-cell>
              <table:table-cell office:value-type="float" office:value="-22.031455">
                <text:p>-22.0314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2.724902">
                <text:p>-2.724902</text:p>
              </table:table-cell>
              <table:table-cell office:value-type="float" office:value="-22.192549">
                <text:p>-22.19254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2.34886">
                <text:p>-2.34886</text:p>
              </table:table-cell>
              <table:table-cell office:value-type="float" office:value="-22.347909">
                <text:p>-22.34790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.96827">
                <text:p>-1.96827</text:p>
              </table:table-cell>
              <table:table-cell office:value-type="float" office:value="-22.497426">
                <text:p>-22.49742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.583212">
                <text:p>-1.583212</text:p>
              </table:table-cell>
              <table:table-cell office:value-type="float" office:value="-22.640992">
                <text:p>-22.64099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.193771">
                <text:p>-1.193771</text:p>
              </table:table-cell>
              <table:table-cell office:value-type="float" office:value="-22.7785">
                <text:p>-22.778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800029">
                <text:p>-0.800029</text:p>
              </table:table-cell>
              <table:table-cell office:value-type="float" office:value="-22.909845">
                <text:p>-22.90984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402076">
                <text:p>-0.402076</text:p>
              </table:table-cell>
              <table:table-cell office:value-type="float" office:value="-23.034919">
                <text:p>-23.03491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-23.15362">
                <text:p>-23.1536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406107">
                <text:p>0.406107</text:p>
              </table:table-cell>
              <table:table-cell office:value-type="float" office:value="-23.265844">
                <text:p>-23.26584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81615">
                <text:p>0.81615</text:p>
              </table:table-cell>
              <table:table-cell office:value-type="float" office:value="-23.371489">
                <text:p>-23.37148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230034">
                <text:p>1.230034</text:p>
              </table:table-cell>
              <table:table-cell office:value-type="float" office:value="-23.470454">
                <text:p>-23.4704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64766">
                <text:p>1.64766</text:p>
              </table:table-cell>
              <table:table-cell office:value-type="float" office:value="-23.56264">
                <text:p>-23.5626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068927">
                <text:p>2.068927</text:p>
              </table:table-cell>
              <table:table-cell office:value-type="float" office:value="-23.647947">
                <text:p>-23.64794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493732">
                <text:p>2.493732</text:p>
              </table:table-cell>
              <table:table-cell office:value-type="float" office:value="-23.726279">
                <text:p>-23.72627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92197">
                <text:p>2.92197</text:p>
              </table:table-cell>
              <table:table-cell office:value-type="float" office:value="-23.797539">
                <text:p>-23.79753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353534">
                <text:p>3.353534</text:p>
              </table:table-cell>
              <table:table-cell office:value-type="float" office:value="-23.861634">
                <text:p>-23.86163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788313">
                <text:p>3.788313</text:p>
              </table:table-cell>
              <table:table-cell office:value-type="float" office:value="-23.91847">
                <text:p>-23.9184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.226197">
                <text:p>4.226197</text:p>
              </table:table-cell>
              <table:table-cell office:value-type="float" office:value="-23.967955">
                <text:p>-23.9679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.667071">
                <text:p>4.667071</text:p>
              </table:table-cell>
              <table:table-cell office:value-type="float" office:value="-24.01">
                <text:p>-24.0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.11082">
                <text:p>5.11082</text:p>
              </table:table-cell>
              <table:table-cell office:value-type="float" office:value="-24.044516">
                <text:p>-24.04451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.557324">
                <text:p>5.557324</text:p>
              </table:table-cell>
              <table:table-cell office:value-type="float" office:value="-24.071416">
                <text:p>-24.0714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006465">
                <text:p>6.006465</text:p>
              </table:table-cell>
              <table:table-cell office:value-type="float" office:value="-24.090615">
                <text:p>-24.0906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8119">
                <text:p>6.458119</text:p>
              </table:table-cell>
              <table:table-cell office:value-type="float" office:value="-24.102029">
                <text:p>-24.10202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912163">
                <text:p>6.912163</text:p>
              </table:table-cell>
              <table:table-cell office:value-type="float" office:value="-24.105577">
                <text:p>-24.10557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.36847">
                <text:p>7.36847</text:p>
              </table:table-cell>
              <table:table-cell office:value-type="float" office:value="-24.101178">
                <text:p>-24.10117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.826911">
                <text:p>7.826911</text:p>
              </table:table-cell>
              <table:table-cell office:value-type="float" office:value="-24.088754">
                <text:p>-24.08875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.287356">
                <text:p>8.287356</text:p>
              </table:table-cell>
              <table:table-cell office:value-type="float" office:value="-24.06823">
                <text:p>-24.068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.749673">
                <text:p>8.749673</text:p>
              </table:table-cell>
              <table:table-cell office:value-type="float" office:value="-24.039529">
                <text:p>-24.03952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.213728">
                <text:p>9.213728</text:p>
              </table:table-cell>
              <table:table-cell office:value-type="float" office:value="-24.002581">
                <text:p>-24.00258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.679383">
                <text:p>9.679383</text:p>
              </table:table-cell>
              <table:table-cell office:value-type="float" office:value="-23.957314">
                <text:p>-23.95731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.146502">
                <text:p>10.146502</text:p>
              </table:table-cell>
              <table:table-cell office:value-type="float" office:value="-23.90366">
                <text:p>-23.9036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.614944">
                <text:p>10.614944</text:p>
              </table:table-cell>
              <table:table-cell office:value-type="float" office:value="-23.841554">
                <text:p>-23.84155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.084566">
                <text:p>11.084566</text:p>
              </table:table-cell>
              <table:table-cell office:value-type="float" office:value="-23.770929">
                <text:p>-23.77092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.555227">
                <text:p>11.555227</text:p>
              </table:table-cell>
              <table:table-cell office:value-type="float" office:value="-23.691726">
                <text:p>-23.69172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.026779">
                <text:p>12.026779</text:p>
              </table:table-cell>
              <table:table-cell office:value-type="float" office:value="-23.603883">
                <text:p>-23.60388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.499077">
                <text:p>12.499077</text:p>
              </table:table-cell>
              <table:table-cell office:value-type="float" office:value="-23.507344">
                <text:p>-23.50734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.97197">
                <text:p>12.97197</text:p>
              </table:table-cell>
              <table:table-cell office:value-type="float" office:value="-23.402053">
                <text:p>-23.40205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.445308">
                <text:p>13.445308</text:p>
              </table:table-cell>
              <table:table-cell office:value-type="float" office:value="-23.287957">
                <text:p>-23.28795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.91894">
                <text:p>13.91894</text:p>
              </table:table-cell>
              <table:table-cell office:value-type="float" office:value="-23.165006">
                <text:p>-23.16500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.392711">
                <text:p>14.392711</text:p>
              </table:table-cell>
              <table:table-cell office:value-type="float" office:value="-23.033152">
                <text:p>-23.03315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.866465">
                <text:p>14.866465</text:p>
              </table:table-cell>
              <table:table-cell office:value-type="float" office:value="-22.892348">
                <text:p>-22.89234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.340046">
                <text:p>15.340046</text:p>
              </table:table-cell>
              <table:table-cell office:value-type="float" office:value="-22.742553">
                <text:p>-22.74255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.813295">
                <text:p>15.813295</text:p>
              </table:table-cell>
              <table:table-cell office:value-type="float" office:value="-22.583726">
                <text:p>-22.58372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.286052">
                <text:p>16.286052</text:p>
              </table:table-cell>
              <table:table-cell office:value-type="float" office:value="-22.415827">
                <text:p>-22.41582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.758156">
                <text:p>16.758156</text:p>
              </table:table-cell>
              <table:table-cell office:value-type="float" office:value="-22.238824">
                <text:p>-22.23882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.229443">
                <text:p>17.229443</text:p>
              </table:table-cell>
              <table:table-cell office:value-type="float" office:value="-22.052681">
                <text:p>-22.05268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.699749">
                <text:p>17.699749</text:p>
              </table:table-cell>
              <table:table-cell office:value-type="float" office:value="-21.85737">
                <text:p>-21.8573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8.16891">
                <text:p>18.16891</text:p>
              </table:table-cell>
              <table:table-cell office:value-type="float" office:value="-21.652864">
                <text:p>-21.6528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8.636758">
                <text:p>18.636758</text:p>
              </table:table-cell>
              <table:table-cell office:value-type="float" office:value="-21.439137">
                <text:p>-21.43913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9.103124">
                <text:p>19.103124</text:p>
              </table:table-cell>
              <table:table-cell office:value-type="float" office:value="-21.216169">
                <text:p>-21.21616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.56784">
                <text:p>19.56784</text:p>
              </table:table-cell>
              <table:table-cell office:value-type="float" office:value="-20.98394">
                <text:p>-20.9839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.030736">
                <text:p>20.030736</text:p>
              </table:table-cell>
              <table:table-cell office:value-type="float" office:value="-20.742434">
                <text:p>-20.74243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.491639">
                <text:p>20.491639</text:p>
              </table:table-cell>
              <table:table-cell office:value-type="float" office:value="-20.491639">
                <text:p>-20.49163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.950377">
                <text:p>20.950377</text:p>
              </table:table-cell>
              <table:table-cell office:value-type="float" office:value="-20.231544">
                <text:p>-20.23154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1.406776">
                <text:p>21.406776</text:p>
              </table:table-cell>
              <table:table-cell office:value-type="float" office:value="-19.962142">
                <text:p>-19.96214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1.860663">
                <text:p>21.860663</text:p>
              </table:table-cell>
              <table:table-cell office:value-type="float" office:value="-19.683429">
                <text:p>-19.6834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.311861">
                <text:p>22.311861</text:p>
              </table:table-cell>
              <table:table-cell office:value-type="float" office:value="-19.395405">
                <text:p>-19.3954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.760194">
                <text:p>22.760194</text:p>
              </table:table-cell>
              <table:table-cell office:value-type="float" office:value="-19.09807">
                <text:p>-19.0980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3.205485">
                <text:p>23.205485</text:p>
              </table:table-cell>
              <table:table-cell office:value-type="float" office:value="-18.791431">
                <text:p>-18.79143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3.647556">
                <text:p>23.647556</text:p>
              </table:table-cell>
              <table:table-cell office:value-type="float" office:value="-18.475496">
                <text:p>-18.47549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4.086228">
                <text:p>24.086228</text:p>
              </table:table-cell>
              <table:table-cell office:value-type="float" office:value="-18.150275">
                <text:p>-18.1502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4.521322">
                <text:p>24.521322</text:p>
              </table:table-cell>
              <table:table-cell office:value-type="float" office:value="-17.815784">
                <text:p>-17.81578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4.952658">
                <text:p>24.952658</text:p>
              </table:table-cell>
              <table:table-cell office:value-type="float" office:value="-17.47204">
                <text:p>-17.4720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5.380056">
                <text:p>25.380056</text:p>
              </table:table-cell>
              <table:table-cell office:value-type="float" office:value="-17.119064">
                <text:p>-17.11906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5.803334">
                <text:p>25.803334</text:p>
              </table:table-cell>
              <table:table-cell office:value-type="float" office:value="-16.756881">
                <text:p>-16.75688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6.222311">
                <text:p>26.222311</text:p>
              </table:table-cell>
              <table:table-cell office:value-type="float" office:value="-16.385519">
                <text:p>-16.38551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6.636806">
                <text:p>26.636806</text:p>
              </table:table-cell>
              <table:table-cell office:value-type="float" office:value="-16.005008">
                <text:p>-16.00500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7.046635">
                <text:p>27.046635</text:p>
              </table:table-cell>
              <table:table-cell office:value-type="float" office:value="-15.615382">
                <text:p>-15.61538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7.451617">
                <text:p>27.451617</text:p>
              </table:table-cell>
              <table:table-cell office:value-type="float" office:value="-15.21668">
                <text:p>-15.2166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7.851569">
                <text:p>27.851569</text:p>
              </table:table-cell>
              <table:table-cell office:value-type="float" office:value="-14.808942">
                <text:p>-14.80894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8.246307">
                <text:p>28.246307</text:p>
              </table:table-cell>
              <table:table-cell office:value-type="float" office:value="-14.392212">
                <text:p>-14.3922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8.63565">
                <text:p>28.63565</text:p>
              </table:table-cell>
              <table:table-cell office:value-type="float" office:value="-13.96654">
                <text:p>-13.966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9.019414">
                <text:p>29.019414</text:p>
              </table:table-cell>
              <table:table-cell office:value-type="float" office:value="-13.531975">
                <text:p>-13.5319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9.397415">
                <text:p>29.397415</text:p>
              </table:table-cell>
              <table:table-cell office:value-type="float" office:value="-13.088572">
                <text:p>-13.08857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9.769472">
                <text:p>29.769472</text:p>
              </table:table-cell>
              <table:table-cell office:value-type="float" office:value="-12.636391">
                <text:p>-12.63639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0.1354">
                <text:p>30.1354</text:p>
              </table:table-cell>
              <table:table-cell office:value-type="float" office:value="-12.175492">
                <text:p>-12.17549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0.495019">
                <text:p>30.495019</text:p>
              </table:table-cell>
              <table:table-cell office:value-type="float" office:value="-11.705941">
                <text:p>-11.70594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0.848144">
                <text:p>30.848144</text:p>
              </table:table-cell>
              <table:table-cell office:value-type="float" office:value="-11.227806">
                <text:p>-11.22780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1.194595">
                <text:p>31.194595</text:p>
              </table:table-cell>
              <table:table-cell office:value-type="float" office:value="-10.741161">
                <text:p>-10.74116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1.53419">
                <text:p>31.53419</text:p>
              </table:table-cell>
              <table:table-cell office:value-type="float" office:value="-10.246079">
                <text:p>-10.24607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1.866747">
                <text:p>31.866747</text:p>
              </table:table-cell>
              <table:table-cell office:value-type="float" office:value="-9.742642">
                <text:p>-9.74264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2.192086">
                <text:p>32.192086</text:p>
              </table:table-cell>
              <table:table-cell office:value-type="float" office:value="-9.230932">
                <text:p>-9.23093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2.510026">
                <text:p>32.510026</text:p>
              </table:table-cell>
              <table:table-cell office:value-type="float" office:value="-8.711035">
                <text:p>-8.71103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2.820389">
                <text:p>32.820389</text:p>
              </table:table-cell>
              <table:table-cell office:value-type="float" office:value="-8.183042">
                <text:p>-8.18304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3.122995">
                <text:p>33.122995</text:p>
              </table:table-cell>
              <table:table-cell office:value-type="float" office:value="-7.647046">
                <text:p>-7.64704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3.417666">
                <text:p>33.417666</text:p>
              </table:table-cell>
              <table:table-cell office:value-type="float" office:value="-7.103144">
                <text:p>-7.10314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3.704226">
                <text:p>33.704226</text:p>
              </table:table-cell>
              <table:table-cell office:value-type="float" office:value="-6.551438">
                <text:p>-6.55143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3.982498">
                <text:p>33.982498</text:p>
              </table:table-cell>
              <table:table-cell office:value-type="float" office:value="-5.992031">
                <text:p>-5.99203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4.252308">
                <text:p>34.252308</text:p>
              </table:table-cell>
              <table:table-cell office:value-type="float" office:value="-5.425033">
                <text:p>-5.42503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4.51348">
                <text:p>34.51348</text:p>
              </table:table-cell>
              <table:table-cell office:value-type="float" office:value="-4.850553">
                <text:p>-4.85055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4.765841">
                <text:p>34.765841</text:p>
              </table:table-cell>
              <table:table-cell office:value-type="float" office:value="-4.268709">
                <text:p>-4.26870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.009221">
                <text:p>35.009221</text:p>
              </table:table-cell>
              <table:table-cell office:value-type="float" office:value="-3.679617">
                <text:p>-3.67961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.243447">
                <text:p>35.243447</text:p>
              </table:table-cell>
              <table:table-cell office:value-type="float" office:value="-3.083402">
                <text:p>-3.0834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.468352">
                <text:p>35.468352</text:p>
              </table:table-cell>
              <table:table-cell office:value-type="float" office:value="-2.480189">
                <text:p>-2.48018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.683766">
                <text:p>35.683766</text:p>
              </table:table-cell>
              <table:table-cell office:value-type="float" office:value="-1.870107">
                <text:p>-1.87010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.889524">
                <text:p>35.889524</text:p>
              </table:table-cell>
              <table:table-cell office:value-type="float" office:value="-1.25329">
                <text:p>-1.2532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6.085461">
                <text:p>36.085461</text:p>
              </table:table-cell>
              <table:table-cell office:value-type="float" office:value="-0.629874">
                <text:p>-0.62987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.271412">
                <text:p>36.27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.447217">
                <text:p>36.447217</text:p>
              </table:table-cell>
              <table:table-cell office:value-type="float" office:value="0.636189">
                <text:p>0.63618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.612716">
                <text:p>36.612716</text:p>
              </table:table-cell>
              <table:table-cell office:value-type="float" office:value="1.278544">
                <text:p>1.27854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.76775">
                <text:p>36.76775</text:p>
              </table:table-cell>
              <table:table-cell office:value-type="float" office:value="1.926916">
                <text:p>1.9269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.912164">
                <text:p>36.912164</text:p>
              </table:table-cell>
              <table:table-cell office:value-type="float" office:value="2.58115">
                <text:p>2.5811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7.045802">
                <text:p>37.045802</text:p>
              </table:table-cell>
              <table:table-cell office:value-type="float" office:value="3.241088">
                <text:p>3.24108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7.168513">
                <text:p>37.168513</text:p>
              </table:table-cell>
              <table:table-cell office:value-type="float" office:value="3.906568">
                <text:p>3.90656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7.280146">
                <text:p>37.280146</text:p>
              </table:table-cell>
              <table:table-cell office:value-type="float" office:value="4.577426">
                <text:p>4.57742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7.380554">
                <text:p>37.380554</text:p>
              </table:table-cell>
              <table:table-cell office:value-type="float" office:value="5.253494">
                <text:p>5.25349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7.469591">
                <text:p>37.469591</text:p>
              </table:table-cell>
              <table:table-cell office:value-type="float" office:value="5.9346">
                <text:p>5.934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7.547112">
                <text:p>37.547112</text:p>
              </table:table-cell>
              <table:table-cell office:value-type="float" office:value="6.620569">
                <text:p>6.62056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7.612978">
                <text:p>37.612978</text:p>
              </table:table-cell>
              <table:table-cell office:value-type="float" office:value="7.311222">
                <text:p>7.31122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7.667049">
                <text:p>37.667049</text:p>
              </table:table-cell>
              <table:table-cell office:value-type="float" office:value="8.006378">
                <text:p>8.00637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7.70919">
                <text:p>37.70919</text:p>
              </table:table-cell>
              <table:table-cell office:value-type="float" office:value="8.705852">
                <text:p>8.70585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7.739266">
                <text:p>37.739266</text:p>
              </table:table-cell>
              <table:table-cell office:value-type="float" office:value="9.409456">
                <text:p>9.4094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7.757147">
                <text:p>37.757147</text:p>
              </table:table-cell>
              <table:table-cell office:value-type="float" office:value="10.116997">
                <text:p>10.11699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7.762704">
                <text:p>37.762704</text:p>
              </table:table-cell>
              <table:table-cell office:value-type="float" office:value="10.828281">
                <text:p>10.82828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7.755813">
                <text:p>37.755813</text:p>
              </table:table-cell>
              <table:table-cell office:value-type="float" office:value="11.543111">
                <text:p>11.54311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7.736351">
                <text:p>37.736351</text:p>
              </table:table-cell>
              <table:table-cell office:value-type="float" office:value="12.261284">
                <text:p>12.26128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7.704198">
                <text:p>37.704198</text:p>
              </table:table-cell>
              <table:table-cell office:value-type="float" office:value="12.982596">
                <text:p>12.98259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.659237">
                <text:p>37.659237</text:p>
              </table:table-cell>
              <table:table-cell office:value-type="float" office:value="13.706841">
                <text:p>13.70684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.601355">
                <text:p>37.601355</text:p>
              </table:table-cell>
              <table:table-cell office:value-type="float" office:value="14.433808">
                <text:p>14.43380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.530442">
                <text:p>37.530442</text:p>
              </table:table-cell>
              <table:table-cell office:value-type="float" office:value="15.163283">
                <text:p>15.16328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.446391">
                <text:p>37.446391</text:p>
              </table:table-cell>
              <table:table-cell office:value-type="float" office:value="15.89505">
                <text:p>15.8950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.349097">
                <text:p>37.349097</text:p>
              </table:table-cell>
              <table:table-cell office:value-type="float" office:value="16.628889">
                <text:p>16.62888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.238461">
                <text:p>37.238461</text:p>
              </table:table-cell>
              <table:table-cell office:value-type="float" office:value="17.364579">
                <text:p>17.36457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.114384">
                <text:p>37.114384</text:p>
              </table:table-cell>
              <table:table-cell office:value-type="float" office:value="18.101895">
                <text:p>18.10189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6.976774">
                <text:p>36.976774</text:p>
              </table:table-cell>
              <table:table-cell office:value-type="float" office:value="18.840607">
                <text:p>18.8406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6.82554">
                <text:p>36.82554</text:p>
              </table:table-cell>
              <table:table-cell office:value-type="float" office:value="19.580487">
                <text:p>19.58048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6.660595">
                <text:p>36.660595</text:p>
              </table:table-cell>
              <table:table-cell office:value-type="float" office:value="20.3213">
                <text:p>20.321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6.481858">
                <text:p>36.481858</text:p>
              </table:table-cell>
              <table:table-cell office:value-type="float" office:value="21.062811">
                <text:p>21.06281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6.289248">
                <text:p>36.289248</text:p>
              </table:table-cell>
              <table:table-cell office:value-type="float" office:value="21.80478">
                <text:p>21.8047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6.082691">
                <text:p>36.082691</text:p>
              </table:table-cell>
              <table:table-cell office:value-type="float" office:value="22.546968">
                <text:p>22.54696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5.862115">
                <text:p>35.862115</text:p>
              </table:table-cell>
              <table:table-cell office:value-type="float" office:value="23.28913">
                <text:p>23.2891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5.627453">
                <text:p>35.627453</text:p>
              </table:table-cell>
              <table:table-cell office:value-type="float" office:value="24.031021">
                <text:p>24.03102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5.378641">
                <text:p>35.378641</text:p>
              </table:table-cell>
              <table:table-cell office:value-type="float" office:value="24.772391">
                <text:p>24.77239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5.115619">
                <text:p>35.115619</text:p>
              </table:table-cell>
              <table:table-cell office:value-type="float" office:value="25.512991">
                <text:p>25.51299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4.838333">
                <text:p>34.838333</text:p>
              </table:table-cell>
              <table:table-cell office:value-type="float" office:value="26.252567">
                <text:p>26.25256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4.546731">
                <text:p>34.546731</text:p>
              </table:table-cell>
              <table:table-cell office:value-type="float" office:value="26.990864">
                <text:p>26.99086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4.240766">
                <text:p>34.240766</text:p>
              </table:table-cell>
              <table:table-cell office:value-type="float" office:value="27.727625">
                <text:p>27.7276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3.920395">
                <text:p>33.920395</text:p>
              </table:table-cell>
              <table:table-cell office:value-type="float" office:value="28.462591">
                <text:p>28.46259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3.585581">
                <text:p>33.585581</text:p>
              </table:table-cell>
              <table:table-cell office:value-type="float" office:value="29.1955">
                <text:p>29.195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3.236288">
                <text:p>33.236288</text:p>
              </table:table-cell>
              <table:table-cell office:value-type="float" office:value="29.926088">
                <text:p>29.92608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2.872489">
                <text:p>32.872489</text:p>
              </table:table-cell>
              <table:table-cell office:value-type="float" office:value="30.654092">
                <text:p>30.65409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2.494157">
                <text:p>32.494157</text:p>
              </table:table-cell>
              <table:table-cell office:value-type="float" office:value="31.379242">
                <text:p>31.37924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2.101272">
                <text:p>32.101272</text:p>
              </table:table-cell>
              <table:table-cell office:value-type="float" office:value="32.101272">
                <text:p>32.10127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1.693819">
                <text:p>31.693819</text:p>
              </table:table-cell>
              <table:table-cell office:value-type="float" office:value="32.819911">
                <text:p>32.8199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1.271787">
                <text:p>31.271787</text:p>
              </table:table-cell>
              <table:table-cell office:value-type="float" office:value="33.534886">
                <text:p>33.53488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0.835168">
                <text:p>30.835168</text:p>
              </table:table-cell>
              <table:table-cell office:value-type="float" office:value="34.245924">
                <text:p>34.24592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0.383962">
                <text:p>30.383962</text:p>
              </table:table-cell>
              <table:table-cell office:value-type="float" office:value="34.95275">
                <text:p>34.9527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9.918172">
                <text:p>29.918172</text:p>
              </table:table-cell>
              <table:table-cell office:value-type="float" office:value="35.655089">
                <text:p>35.65508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9.437805">
                <text:p>29.437805</text:p>
              </table:table-cell>
              <table:table-cell office:value-type="float" office:value="36.352661">
                <text:p>36.35266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8.942874">
                <text:p>28.942874</text:p>
              </table:table-cell>
              <table:table-cell office:value-type="float" office:value="37.045189">
                <text:p>37.04518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8.433398">
                <text:p>28.433398</text:p>
              </table:table-cell>
              <table:table-cell office:value-type="float" office:value="37.732393">
                <text:p>37.73239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7.909399">
                <text:p>27.909399</text:p>
              </table:table-cell>
              <table:table-cell office:value-type="float" office:value="38.413992">
                <text:p>38.41399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7.370905">
                <text:p>27.370905</text:p>
              </table:table-cell>
              <table:table-cell office:value-type="float" office:value="39.089704">
                <text:p>39.08970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6.81795">
                <text:p>26.81795</text:p>
              </table:table-cell>
              <table:table-cell office:value-type="float" office:value="39.759246">
                <text:p>39.75924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6.250571">
                <text:p>26.250571</text:p>
              </table:table-cell>
              <table:table-cell office:value-type="float" office:value="40.422334">
                <text:p>40.42233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5.668811">
                <text:p>25.668811</text:p>
              </table:table-cell>
              <table:table-cell office:value-type="float" office:value="41.078685">
                <text:p>41.07868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5.07272">
                <text:p>25.07272</text:p>
              </table:table-cell>
              <table:table-cell office:value-type="float" office:value="41.728013">
                <text:p>41.72801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4.46235">
                <text:p>24.46235</text:p>
              </table:table-cell>
              <table:table-cell office:value-type="float" office:value="42.370033">
                <text:p>42.37003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3.837761">
                <text:p>23.837761</text:p>
              </table:table-cell>
              <table:table-cell office:value-type="float" office:value="43.004459">
                <text:p>43.00445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3.199017">
                <text:p>23.199017</text:p>
              </table:table-cell>
              <table:table-cell office:value-type="float" office:value="43.631005">
                <text:p>43.63100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2.546188">
                <text:p>22.546188</text:p>
              </table:table-cell>
              <table:table-cell office:value-type="float" office:value="44.249385">
                <text:p>44.24938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1.879348">
                <text:p>21.879348</text:p>
              </table:table-cell>
              <table:table-cell office:value-type="float" office:value="44.859312">
                <text:p>44.8593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1.198578">
                <text:p>21.198578</text:p>
              </table:table-cell>
              <table:table-cell office:value-type="float" office:value="45.460498">
                <text:p>45.46049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.503964">
                <text:p>20.503964</text:p>
              </table:table-cell>
              <table:table-cell office:value-type="float" office:value="46.052658">
                <text:p>46.05265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9.795597">
                <text:p>19.795597</text:p>
              </table:table-cell>
              <table:table-cell office:value-type="float" office:value="46.635505">
                <text:p>46.6355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.073574">
                <text:p>19.073574</text:p>
              </table:table-cell>
              <table:table-cell office:value-type="float" office:value="47.208753">
                <text:p>47.20875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8.337997">
                <text:p>18.337997</text:p>
              </table:table-cell>
              <table:table-cell office:value-type="float" office:value="47.772114">
                <text:p>47.7721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7.588973">
                <text:p>17.588973</text:p>
              </table:table-cell>
              <table:table-cell office:value-type="float" office:value="48.325305">
                <text:p>48.3253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.826615">
                <text:p>16.826615</text:p>
              </table:table-cell>
              <table:table-cell office:value-type="float" office:value="48.868039">
                <text:p>48.86803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.051044">
                <text:p>16.051044</text:p>
              </table:table-cell>
              <table:table-cell office:value-type="float" office:value="49.400033">
                <text:p>49.40003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.262382">
                <text:p>15.262382</text:p>
              </table:table-cell>
              <table:table-cell office:value-type="float" office:value="49.921001">
                <text:p>49.92100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4.46076">
                <text:p>14.46076</text:p>
              </table:table-cell>
              <table:table-cell office:value-type="float" office:value="50.430662">
                <text:p>50.43066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3.646313">
                <text:p>13.646313</text:p>
              </table:table-cell>
              <table:table-cell office:value-type="float" office:value="50.928733">
                <text:p>50.92873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2.819183">
                <text:p>12.819183</text:p>
              </table:table-cell>
              <table:table-cell office:value-type="float" office:value="51.414933">
                <text:p>51.41493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1.979515">
                <text:p>11.979515</text:p>
              </table:table-cell>
              <table:table-cell office:value-type="float" office:value="51.888982">
                <text:p>51.88898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.127464">
                <text:p>11.127464</text:p>
              </table:table-cell>
              <table:table-cell office:value-type="float" office:value="52.350601">
                <text:p>52.3506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.263186">
                <text:p>10.263186</text:p>
              </table:table-cell>
              <table:table-cell office:value-type="float" office:value="52.799513">
                <text:p>52.79951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.386845">
                <text:p>9.386845</text:p>
              </table:table-cell>
              <table:table-cell office:value-type="float" office:value="53.235442">
                <text:p>53.23544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49861">
                <text:p>8.49861</text:p>
              </table:table-cell>
              <table:table-cell office:value-type="float" office:value="53.658113">
                <text:p>53.65811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.598657">
                <text:p>7.598657</text:p>
              </table:table-cell>
              <table:table-cell office:value-type="float" office:value="54.067253">
                <text:p>54.06725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.687165">
                <text:p>6.687165</text:p>
              </table:table-cell>
              <table:table-cell office:value-type="float" office:value="54.462591">
                <text:p>54.46259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.764322">
                <text:p>5.764322</text:p>
              </table:table-cell>
              <table:table-cell office:value-type="float" office:value="54.843858">
                <text:p>54.84385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.830318">
                <text:p>4.830318</text:p>
              </table:table-cell>
              <table:table-cell office:value-type="float" office:value="55.210787">
                <text:p>55.21078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.885351">
                <text:p>3.885351</text:p>
              </table:table-cell>
              <table:table-cell office:value-type="float" office:value="55.563112">
                <text:p>55.5631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929625">
                <text:p>2.929625</text:p>
              </table:table-cell>
              <table:table-cell office:value-type="float" office:value="55.900571">
                <text:p>55.90057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963347">
                <text:p>1.963347</text:p>
              </table:table-cell>
              <table:table-cell office:value-type="float" office:value="56.222902">
                <text:p>56.22290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986732">
                <text:p>0.986732</text:p>
              </table:table-cell>
              <table:table-cell office:value-type="float" office:value="56.529847">
                <text:p>56.52984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  <table:table-cell office:value-type="float" office:value="56.82115">
                <text:p>56.8211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996624">
                <text:p>-0.996624</text:p>
              </table:table-cell>
              <table:table-cell office:value-type="float" office:value="57.096559">
                <text:p>57.09655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2.002909">
                <text:p>-2.002909</text:p>
              </table:table-cell>
              <table:table-cell office:value-type="float" office:value="57.355822">
                <text:p>57.35582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3.018619">
                <text:p>-3.018619</text:p>
              </table:table-cell>
              <table:table-cell office:value-type="float" office:value="57.598691">
                <text:p>57.59869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4.043512">
                <text:p>-4.043512</text:p>
              </table:table-cell>
              <table:table-cell office:value-type="float" office:value="57.824923">
                <text:p>57.82492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5.077341">
                <text:p>-5.077341</text:p>
              </table:table-cell>
              <table:table-cell office:value-type="float" office:value="58.034274">
                <text:p>58.03427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6.119853">
                <text:p>-6.119853</text:p>
              </table:table-cell>
              <table:table-cell office:value-type="float" office:value="58.226508">
                <text:p>58.22650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7.170789">
                <text:p>-7.170789</text:p>
              </table:table-cell>
              <table:table-cell office:value-type="float" office:value="58.401387">
                <text:p>58.40138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8.229886">
                <text:p>-8.229886</text:p>
              </table:table-cell>
              <table:table-cell office:value-type="float" office:value="58.558682">
                <text:p>58.55868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9.296876">
                <text:p>-9.296876</text:p>
              </table:table-cell>
              <table:table-cell office:value-type="float" office:value="58.698162">
                <text:p>58.69816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0.371483">
                <text:p>-10.371483</text:p>
              </table:table-cell>
              <table:table-cell office:value-type="float" office:value="58.819604">
                <text:p>58.81960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1.45343">
                <text:p>-11.45343</text:p>
              </table:table-cell>
              <table:table-cell office:value-type="float" office:value="58.922787">
                <text:p>58.92278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12.54243">
                <text:p>-12.54243</text:p>
              </table:table-cell>
              <table:table-cell office:value-type="float" office:value="59.007492">
                <text:p>59.00749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13.638194">
                <text:p>-13.638194</text:p>
              </table:table-cell>
              <table:table-cell office:value-type="float" office:value="59.073508">
                <text:p>59.07350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14.740427">
                <text:p>-14.740427</text:p>
              </table:table-cell>
              <table:table-cell office:value-type="float" office:value="59.120624">
                <text:p>59.12062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15.848829">
                <text:p>-15.848829</text:p>
              </table:table-cell>
              <table:table-cell office:value-type="float" office:value="59.148635">
                <text:p>59.14863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6.963095">
                <text:p>-16.963095</text:p>
              </table:table-cell>
              <table:table-cell office:value-type="float" office:value="59.157341">
                <text:p>59.15734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18.082914">
                <text:p>-18.082914</text:p>
              </table:table-cell>
              <table:table-cell office:value-type="float" office:value="59.146546">
                <text:p>59.14654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19.207971">
                <text:p>-19.207971</text:p>
              </table:table-cell>
              <table:table-cell office:value-type="float" office:value="59.116057">
                <text:p>59.11605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20.337947">
                <text:p>-20.337947</text:p>
              </table:table-cell>
              <table:table-cell office:value-type="float" office:value="59.065687">
                <text:p>59.06568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21.472516">
                <text:p>-21.472516</text:p>
              </table:table-cell>
              <table:table-cell office:value-type="float" office:value="58.995254">
                <text:p>58.99525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22.611349">
                <text:p>-22.611349</text:p>
              </table:table-cell>
              <table:table-cell office:value-type="float" office:value="58.904579">
                <text:p>58.90457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23.754112">
                <text:p>-23.754112</text:p>
              </table:table-cell>
              <table:table-cell office:value-type="float" office:value="58.79349">
                <text:p>58.793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24.900465">
                <text:p>-24.900465</text:p>
              </table:table-cell>
              <table:table-cell office:value-type="float" office:value="58.661819">
                <text:p>58.6618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26.050065">
                <text:p>-26.050065</text:p>
              </table:table-cell>
              <table:table-cell office:value-type="float" office:value="58.509403">
                <text:p>58.50940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27.202563">
                <text:p>-27.202563</text:p>
              </table:table-cell>
              <table:table-cell office:value-type="float" office:value="58.336085">
                <text:p>58.33608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28.357608">
                <text:p>-28.357608</text:p>
              </table:table-cell>
              <table:table-cell office:value-type="float" office:value="58.141712">
                <text:p>58.1417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29.514841">
                <text:p>-29.514841</text:p>
              </table:table-cell>
              <table:table-cell office:value-type="float" office:value="57.926138">
                <text:p>57.92613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30.673903">
                <text:p>-30.673903</text:p>
              </table:table-cell>
              <table:table-cell office:value-type="float" office:value="57.689222">
                <text:p>57.68922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31.834427">
                <text:p>-31.834427</text:p>
              </table:table-cell>
              <table:table-cell office:value-type="float" office:value="57.430827">
                <text:p>57.43082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32.996044">
                <text:p>-32.996044</text:p>
              </table:table-cell>
              <table:table-cell office:value-type="float" office:value="57.150825">
                <text:p>57.1508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34.158381">
                <text:p>-34.158381</text:p>
              </table:table-cell>
              <table:table-cell office:value-type="float" office:value="56.849092">
                <text:p>56.84909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35.321058">
                <text:p>-35.321058</text:p>
              </table:table-cell>
              <table:table-cell office:value-type="float" office:value="56.525509">
                <text:p>56.52550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36.483696">
                <text:p>-36.483696</text:p>
              </table:table-cell>
              <table:table-cell office:value-type="float" office:value="56.179965">
                <text:p>56.17996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37.645908">
                <text:p>-37.645908</text:p>
              </table:table-cell>
              <table:table-cell office:value-type="float" office:value="55.812353">
                <text:p>55.8123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38.807305">
                <text:p>-38.807305</text:p>
              </table:table-cell>
              <table:table-cell office:value-type="float" office:value="55.422575">
                <text:p>55.42257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39.967495">
                <text:p>-39.967495</text:p>
              </table:table-cell>
              <table:table-cell office:value-type="float" office:value="55.010538">
                <text:p>55.01053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41.126082">
                <text:p>-41.126082</text:p>
              </table:table-cell>
              <table:table-cell office:value-type="float" office:value="54.576154">
                <text:p>54.57615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42.282665">
                <text:p>-42.282665</text:p>
              </table:table-cell>
              <table:table-cell office:value-type="float" office:value="54.119343">
                <text:p>54.11934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43.436841">
                <text:p>-43.436841</text:p>
              </table:table-cell>
              <table:table-cell office:value-type="float" office:value="53.640032">
                <text:p>53.64003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44.588205">
                <text:p>-44.588205</text:p>
              </table:table-cell>
              <table:table-cell office:value-type="float" office:value="53.138154">
                <text:p>53.13815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45.736347">
                <text:p>-45.736347</text:p>
              </table:table-cell>
              <table:table-cell office:value-type="float" office:value="52.613648">
                <text:p>52.61364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46.880854">
                <text:p>-46.880854</text:p>
              </table:table-cell>
              <table:table-cell office:value-type="float" office:value="52.066463">
                <text:p>52.06646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48.021311">
                <text:p>-48.021311</text:p>
              </table:table-cell>
              <table:table-cell office:value-type="float" office:value="51.496551">
                <text:p>51.49655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49.157299">
                <text:p>-49.157299</text:p>
              </table:table-cell>
              <table:table-cell office:value-type="float" office:value="50.903873">
                <text:p>50.90387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50.288398">
                <text:p>-50.288398</text:p>
              </table:table-cell>
              <table:table-cell office:value-type="float" office:value="50.288398">
                <text:p>50.28839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51.414185">
                <text:p>-51.414185</text:p>
              </table:table-cell>
              <table:table-cell office:value-type="float" office:value="49.650101">
                <text:p>49.65010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52.534232">
                <text:p>-52.534232</text:p>
              </table:table-cell>
              <table:table-cell office:value-type="float" office:value="48.988964">
                <text:p>48.98896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53.648112">
                <text:p>-53.648112</text:p>
              </table:table-cell>
              <table:table-cell office:value-type="float" office:value="48.304977">
                <text:p>48.30497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54.755394">
                <text:p>-54.755394</text:p>
              </table:table-cell>
              <table:table-cell office:value-type="float" office:value="47.598138">
                <text:p>47.59813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55.855646">
                <text:p>-55.855646</text:p>
              </table:table-cell>
              <table:table-cell office:value-type="float" office:value="46.868452">
                <text:p>46.86845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56.948431">
                <text:p>-56.948431</text:p>
              </table:table-cell>
              <table:table-cell office:value-type="float" office:value="46.115931">
                <text:p>46.11593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58.033315">
                <text:p>-58.033315</text:p>
              </table:table-cell>
              <table:table-cell office:value-type="float" office:value="45.340595">
                <text:p>45.34059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59.109857">
                <text:p>-59.109857</text:p>
              </table:table-cell>
              <table:table-cell office:value-type="float" office:value="44.542473">
                <text:p>44.54247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60.177619">
                <text:p>-60.177619</text:p>
              </table:table-cell>
              <table:table-cell office:value-type="float" office:value="43.7216">
                <text:p>43.721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61.236159">
                <text:p>-61.236159</text:p>
              </table:table-cell>
              <table:table-cell office:value-type="float" office:value="42.87802">
                <text:p>42.8780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62.285032">
                <text:p>-62.285032</text:p>
              </table:table-cell>
              <table:table-cell office:value-type="float" office:value="42.011785">
                <text:p>42.01178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63.323797">
                <text:p>-63.323797</text:p>
              </table:table-cell>
              <table:table-cell office:value-type="float" office:value="41.122954">
                <text:p>41.12295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64.352006">
                <text:p>-64.352006</text:p>
              </table:table-cell>
              <table:table-cell office:value-type="float" office:value="40.211596">
                <text:p>40.21159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65.369214">
                <text:p>-65.369214</text:p>
              </table:table-cell>
              <table:table-cell office:value-type="float" office:value="39.277786">
                <text:p>39.27778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66.374973">
                <text:p>-66.374973</text:p>
              </table:table-cell>
              <table:table-cell office:value-type="float" office:value="38.321609">
                <text:p>38.32160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67.368837">
                <text:p>-67.368837</text:p>
              </table:table-cell>
              <table:table-cell office:value-type="float" office:value="37.343156">
                <text:p>37.34315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68.350356">
                <text:p>-68.350356</text:p>
              </table:table-cell>
              <table:table-cell office:value-type="float" office:value="36.342529">
                <text:p>36.34252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69.319081">
                <text:p>-69.319081</text:p>
              </table:table-cell>
              <table:table-cell office:value-type="float" office:value="35.319836">
                <text:p>35.31983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70.274564">
                <text:p>-70.274564</text:p>
              </table:table-cell>
              <table:table-cell office:value-type="float" office:value="34.275195">
                <text:p>34.27519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71.216356">
                <text:p>-71.216356</text:p>
              </table:table-cell>
              <table:table-cell office:value-type="float" office:value="33.208732">
                <text:p>33.20873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72.144007">
                <text:p>-72.144007</text:p>
              </table:table-cell>
              <table:table-cell office:value-type="float" office:value="32.120581">
                <text:p>32.12058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73.057069">
                <text:p>-73.057069</text:p>
              </table:table-cell>
              <table:table-cell office:value-type="float" office:value="31.010886">
                <text:p>31.01088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73.955092">
                <text:p>-73.955092</text:p>
              </table:table-cell>
              <table:table-cell office:value-type="float" office:value="29.879797">
                <text:p>29.87979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74.837629">
                <text:p>-74.837629</text:p>
              </table:table-cell>
              <table:table-cell office:value-type="float" office:value="28.727474">
                <text:p>28.72747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75.704233">
                <text:p>-75.704233</text:p>
              </table:table-cell>
              <table:table-cell office:value-type="float" office:value="27.554087">
                <text:p>27.55408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76.554456">
                <text:p>-76.554456</text:p>
              </table:table-cell>
              <table:table-cell office:value-type="float" office:value="26.359813">
                <text:p>26.35981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77.387852">
                <text:p>-77.387852</text:p>
              </table:table-cell>
              <table:table-cell office:value-type="float" office:value="25.144838">
                <text:p>25.14483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78.203978">
                <text:p>-78.203978</text:p>
              </table:table-cell>
              <table:table-cell office:value-type="float" office:value="23.909356">
                <text:p>23.90935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79.00239">
                <text:p>-79.00239</text:p>
              </table:table-cell>
              <table:table-cell office:value-type="float" office:value="22.653571">
                <text:p>22.65357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79.782645">
                <text:p>-79.782645</text:p>
              </table:table-cell>
              <table:table-cell office:value-type="float" office:value="21.377695">
                <text:p>21.3776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80.544304">
                <text:p>-80.544304</text:p>
              </table:table-cell>
              <table:table-cell office:value-type="float" office:value="20.081951">
                <text:p>20.08195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81.286928">
                <text:p>-81.286928</text:p>
              </table:table-cell>
              <table:table-cell office:value-type="float" office:value="18.766566">
                <text:p>18.76656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82.01008">
                <text:p>-82.01008</text:p>
              </table:table-cell>
              <table:table-cell office:value-type="float" office:value="17.431781">
                <text:p>17.43178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82.713325">
                <text:p>-82.713325</text:p>
              </table:table-cell>
              <table:table-cell office:value-type="float" office:value="16.077842">
                <text:p>16.07784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83.396231">
                <text:p>-83.396231</text:p>
              </table:table-cell>
              <table:table-cell office:value-type="float" office:value="14.705006">
                <text:p>14.70500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84.058368">
                <text:p>-84.058368</text:p>
              </table:table-cell>
              <table:table-cell office:value-type="float" office:value="13.313538">
                <text:p>13.31353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84.699308">
                <text:p>-84.699308</text:p>
              </table:table-cell>
              <table:table-cell office:value-type="float" office:value="11.903711">
                <text:p>11.90371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85.318627">
                <text:p>-85.318627</text:p>
              </table:table-cell>
              <table:table-cell office:value-type="float" office:value="10.47581">
                <text:p>10.4758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85.915903">
                <text:p>-85.915903</text:p>
              </table:table-cell>
              <table:table-cell office:value-type="float" office:value="9.030125">
                <text:p>9.0301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86.490717">
                <text:p>-86.490717</text:p>
              </table:table-cell>
              <table:table-cell office:value-type="float" office:value="7.566957">
                <text:p>7.56695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87.042654">
                <text:p>-87.042654</text:p>
              </table:table-cell>
              <table:table-cell office:value-type="float" office:value="6.086615">
                <text:p>6.08661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87.571301">
                <text:p>-87.571301</text:p>
              </table:table-cell>
              <table:table-cell office:value-type="float" office:value="4.589417">
                <text:p>4.58941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88.07625">
                <text:p>-88.07625</text:p>
              </table:table-cell>
              <table:table-cell office:value-type="float" office:value="3.07569">
                <text:p>3.0756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88.557096">
                <text:p>-88.557096</text:p>
              </table:table-cell>
              <table:table-cell office:value-type="float" office:value="1.54577">
                <text:p>1.5457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89.013439">
                <text:p>-89.013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89.444881">
                <text:p>-89.444881</text:p>
              </table:table-cell>
              <table:table-cell office:value-type="float" office:value="-1.561266">
                <text:p>-1.56126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89.851031">
                <text:p>-89.851031</text:p>
              </table:table-cell>
              <table:table-cell office:value-type="float" office:value="-3.137667">
                <text:p>-3.13766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90.231499">
                <text:p>-90.231499</text:p>
              </table:table-cell>
              <table:table-cell office:value-type="float" office:value="-4.728832">
                <text:p>-4.72883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90.585903">
                <text:p>-90.585903</text:p>
              </table:table-cell>
              <table:table-cell office:value-type="float" office:value="-6.334383">
                <text:p>-6.33438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90.913864">
                <text:p>-90.913864</text:p>
              </table:table-cell>
              <table:table-cell office:value-type="float" office:value="-7.953932">
                <text:p>-7.95393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91.215008">
                <text:p>-91.215008</text:p>
              </table:table-cell>
              <table:table-cell office:value-type="float" office:value="-9.587084">
                <text:p>-9.58708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91.488967">
                <text:p>-91.488967</text:p>
              </table:table-cell>
              <table:table-cell office:value-type="float" office:value="-11.233433">
                <text:p>-11.23343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91.735377">
                <text:p>-91.735377</text:p>
              </table:table-cell>
              <table:table-cell office:value-type="float" office:value="-12.892566">
                <text:p>-12.89256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91.953881">
                <text:p>-91.953881</text:p>
              </table:table-cell>
              <table:table-cell office:value-type="float" office:value="-14.564064">
                <text:p>-14.56406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92.144126">
                <text:p>-92.144126</text:p>
              </table:table-cell>
              <table:table-cell office:value-type="float" office:value="-16.247496">
                <text:p>-16.24749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92.305767">
                <text:p>-92.305767</text:p>
              </table:table-cell>
              <table:table-cell office:value-type="float" office:value="-17.942424">
                <text:p>-17.94242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92.438463">
                <text:p>-92.438463</text:p>
              </table:table-cell>
              <table:table-cell office:value-type="float" office:value="-19.648402">
                <text:p>-19.64840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92.54188">
                <text:p>-92.54188</text:p>
              </table:table-cell>
              <table:table-cell office:value-type="float" office:value="-21.364976">
                <text:p>-21.36497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92.615689">
                <text:p>-92.615689</text:p>
              </table:table-cell>
              <table:table-cell office:value-type="float" office:value="-23.091685">
                <text:p>-23.09168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92.659571">
                <text:p>-92.659571</text:p>
              </table:table-cell>
              <table:table-cell office:value-type="float" office:value="-24.828057">
                <text:p>-24.82805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92.67321">
                <text:p>-92.67321</text:p>
              </table:table-cell>
              <table:table-cell office:value-type="float" office:value="-26.573615">
                <text:p>-26.57361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92.656298">
                <text:p>-92.656298</text:p>
              </table:table-cell>
              <table:table-cell office:value-type="float" office:value="-28.327873">
                <text:p>-28.32787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92.608536">
                <text:p>-92.608536</text:p>
              </table:table-cell>
              <table:table-cell office:value-type="float" office:value="-30.090337">
                <text:p>-30.09033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92.529629">
                <text:p>-92.529629</text:p>
              </table:table-cell>
              <table:table-cell office:value-type="float" office:value="-31.860506">
                <text:p>-31.86050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92.419291">
                <text:p>-92.419291</text:p>
              </table:table-cell>
              <table:table-cell office:value-type="float" office:value="-33.637871">
                <text:p>-33.63787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92.277244">
                <text:p>-92.277244</text:p>
              </table:table-cell>
              <table:table-cell office:value-type="float" office:value="-35.421915">
                <text:p>-35.42191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92.103217">
                <text:p>-92.103217</text:p>
              </table:table-cell>
              <table:table-cell office:value-type="float" office:value="-37.212115">
                <text:p>-37.21211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91.896947">
                <text:p>-91.896947</text:p>
              </table:table-cell>
              <table:table-cell office:value-type="float" office:value="-39.00794">
                <text:p>-39.0079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91.658179">
                <text:p>-91.658179</text:p>
              </table:table-cell>
              <table:table-cell office:value-type="float" office:value="-40.808851">
                <text:p>-40.80885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91.386667">
                <text:p>-91.386667</text:p>
              </table:table-cell>
              <table:table-cell office:value-type="float" office:value="-42.614302">
                <text:p>-42.61430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91.082171">
                <text:p>-91.082171</text:p>
              </table:table-cell>
              <table:table-cell office:value-type="float" office:value="-44.423743">
                <text:p>-44.42374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90.744462">
                <text:p>-90.744462</text:p>
              </table:table-cell>
              <table:table-cell office:value-type="float" office:value="-46.236613">
                <text:p>-46.2366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90.37332">
                <text:p>-90.37332</text:p>
              </table:table-cell>
              <table:table-cell office:value-type="float" office:value="-48.052347">
                <text:p>-48.05234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89.968531">
                <text:p>-89.968531</text:p>
              </table:table-cell>
              <table:table-cell office:value-type="float" office:value="-49.870371">
                <text:p>-49.87037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89.529893">
                <text:p>-89.529893</text:p>
              </table:table-cell>
              <table:table-cell office:value-type="float" office:value="-51.690108">
                <text:p>-51.69010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89.057211">
                <text:p>-89.057211</text:p>
              </table:table-cell>
              <table:table-cell office:value-type="float" office:value="-53.510971">
                <text:p>-53.51097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88.550301">
                <text:p>-88.550301</text:p>
              </table:table-cell>
              <table:table-cell office:value-type="float" office:value="-55.332369">
                <text:p>-55.33236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88.008987">
                <text:p>-88.008987</text:p>
              </table:table-cell>
              <table:table-cell office:value-type="float" office:value="-57.153704">
                <text:p>-57.15370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87.433103">
                <text:p>-87.433103</text:p>
              </table:table-cell>
              <table:table-cell office:value-type="float" office:value="-58.974373">
                <text:p>-58.97437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86.822495">
                <text:p>-86.822495</text:p>
              </table:table-cell>
              <table:table-cell office:value-type="float" office:value="-60.793765">
                <text:p>-60.79376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86.177015">
                <text:p>-86.177015</text:p>
              </table:table-cell>
              <table:table-cell office:value-type="float" office:value="-62.611267">
                <text:p>-62.61126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85.496529">
                <text:p>-85.496529</text:p>
              </table:table-cell>
              <table:table-cell office:value-type="float" office:value="-64.426256">
                <text:p>-64.42625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84.78091">
                <text:p>-84.78091</text:p>
              </table:table-cell>
              <table:table-cell office:value-type="float" office:value="-66.238106">
                <text:p>-66.23810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84.030043">
                <text:p>-84.030043</text:p>
              </table:table-cell>
              <table:table-cell office:value-type="float" office:value="-68.046187">
                <text:p>-68.04618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83.243823">
                <text:p>-83.243823</text:p>
              </table:table-cell>
              <table:table-cell office:value-type="float" office:value="-69.849861">
                <text:p>-69.84986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82.422157">
                <text:p>-82.422157</text:p>
              </table:table-cell>
              <table:table-cell office:value-type="float" office:value="-71.648488">
                <text:p>-71.64848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81.564961">
                <text:p>-81.564961</text:p>
              </table:table-cell>
              <table:table-cell office:value-type="float" office:value="-73.441421">
                <text:p>-73.44142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80.672163">
                <text:p>-80.672163</text:p>
              </table:table-cell>
              <table:table-cell office:value-type="float" office:value="-75.228009">
                <text:p>-75.22800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79.743701">
                <text:p>-79.743701</text:p>
              </table:table-cell>
              <table:table-cell office:value-type="float" office:value="-77.007597">
                <text:p>-77.00759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78.779526">
                <text:p>-78.779526</text:p>
              </table:table-cell>
              <table:table-cell office:value-type="float" office:value="-78.779526">
                <text:p>-78.77952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77.779598">
                <text:p>-77.779598</text:p>
              </table:table-cell>
              <table:table-cell office:value-type="float" office:value="-80.543132">
                <text:p>-80.54313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76.743891">
                <text:p>-76.743891</text:p>
              </table:table-cell>
              <table:table-cell office:value-type="float" office:value="-82.297747">
                <text:p>-82.29774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75.672388">
                <text:p>-75.672388</text:p>
              </table:table-cell>
              <table:table-cell office:value-type="float" office:value="-84.042701">
                <text:p>-84.04270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74.565086">
                <text:p>-74.565086</text:p>
              </table:table-cell>
              <table:table-cell office:value-type="float" office:value="-85.777319">
                <text:p>-85.7773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73.421992">
                <text:p>-73.421992</text:p>
              </table:table-cell>
              <table:table-cell office:value-type="float" office:value="-87.500923">
                <text:p>-87.50092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72.243127">
                <text:p>-72.243127</text:p>
              </table:table-cell>
              <table:table-cell office:value-type="float" office:value="-89.212832">
                <text:p>-89.21283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71.028521">
                <text:p>-71.028521</text:p>
              </table:table-cell>
              <table:table-cell office:value-type="float" office:value="-90.912361">
                <text:p>-90.91236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69.778219">
                <text:p>-69.778219</text:p>
              </table:table-cell>
              <table:table-cell office:value-type="float" office:value="-92.598824">
                <text:p>-92.59882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68.492276">
                <text:p>-68.492276</text:p>
              </table:table-cell>
              <table:table-cell office:value-type="float" office:value="-94.271531">
                <text:p>-94.27153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67.170763">
                <text:p>-67.170763</text:p>
              </table:table-cell>
              <table:table-cell office:value-type="float" office:value="-95.929791">
                <text:p>-95.92979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65.813758">
                <text:p>-65.813758</text:p>
              </table:table-cell>
              <table:table-cell office:value-type="float" office:value="-97.572909">
                <text:p>-97.57290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64.421357">
                <text:p>-64.421357</text:p>
              </table:table-cell>
              <table:table-cell office:value-type="float" office:value="-99.20019">
                <text:p>-99.2001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62.993664">
                <text:p>-62.993664</text:p>
              </table:table-cell>
              <table:table-cell office:value-type="float" office:value="-100.810936">
                <text:p>-100.81093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61.5308">
                <text:p>-61.5308</text:p>
              </table:table-cell>
              <table:table-cell office:value-type="float" office:value="-102.404448">
                <text:p>-102.40444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60.032895">
                <text:p>-60.032895</text:p>
              </table:table-cell>
              <table:table-cell office:value-type="float" office:value="-103.980025">
                <text:p>-103.9800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58.500096">
                <text:p>-58.500096</text:p>
              </table:table-cell>
              <table:table-cell office:value-type="float" office:value="-105.536966">
                <text:p>-105.53696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56.932558">
                <text:p>-56.932558</text:p>
              </table:table-cell>
              <table:table-cell office:value-type="float" office:value="-107.074569">
                <text:p>-107.07456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55.330454">
                <text:p>-55.330454</text:p>
              </table:table-cell>
              <table:table-cell office:value-type="float" office:value="-108.592131">
                <text:p>-108.59213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53.693967">
                <text:p>-53.693967</text:p>
              </table:table-cell>
              <table:table-cell office:value-type="float" office:value="-110.088948">
                <text:p>-110.08894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52.023295">
                <text:p>-52.023295</text:p>
              </table:table-cell>
              <table:table-cell office:value-type="float" office:value="-111.564316">
                <text:p>-111.56431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50.318647">
                <text:p>-50.318647</text:p>
              </table:table-cell>
              <table:table-cell office:value-type="float" office:value="-113.017532">
                <text:p>-113.0175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48.580248">
                <text:p>-48.580248</text:p>
              </table:table-cell>
              <table:table-cell office:value-type="float" office:value="-114.447893">
                <text:p>-114.44789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46.808335">
                <text:p>-46.808335</text:p>
              </table:table-cell>
              <table:table-cell office:value-type="float" office:value="-115.854696">
                <text:p>-115.85469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45.003159">
                <text:p>-45.003159</text:p>
              </table:table-cell>
              <table:table-cell office:value-type="float" office:value="-117.237238">
                <text:p>-117.23723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43.164984">
                <text:p>-43.164984</text:p>
              </table:table-cell>
              <table:table-cell office:value-type="float" office:value="-118.59482">
                <text:p>-118.5948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41.294088">
                <text:p>-41.294088</text:p>
              </table:table-cell>
              <table:table-cell office:value-type="float" office:value="-119.926741">
                <text:p>-119.92674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39.390763">
                <text:p>-39.390763</text:p>
              </table:table-cell>
              <table:table-cell office:value-type="float" office:value="-121.232302">
                <text:p>-121.23230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37.455313">
                <text:p>-37.455313</text:p>
              </table:table-cell>
              <table:table-cell office:value-type="float" office:value="-122.510808">
                <text:p>-122.51080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35.488057">
                <text:p>-35.488057</text:p>
              </table:table-cell>
              <table:table-cell office:value-type="float" office:value="-123.761564">
                <text:p>-123.76156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33.489329">
                <text:p>-33.489329</text:p>
              </table:table-cell>
              <table:table-cell office:value-type="float" office:value="-124.983877">
                <text:p>-124.98387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31.459474">
                <text:p>-31.459474</text:p>
              </table:table-cell>
              <table:table-cell office:value-type="float" office:value="-126.177057">
                <text:p>-126.17705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29.398852">
                <text:p>-29.398852</text:p>
              </table:table-cell>
              <table:table-cell office:value-type="float" office:value="-127.340417">
                <text:p>-127.34041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27.307837">
                <text:p>-27.307837</text:p>
              </table:table-cell>
              <table:table-cell office:value-type="float" office:value="-128.473274">
                <text:p>-128.47327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25.186818">
                <text:p>-25.186818</text:p>
              </table:table-cell>
              <table:table-cell office:value-type="float" office:value="-129.574946">
                <text:p>-129.57494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23.036195">
                <text:p>-23.036195</text:p>
              </table:table-cell>
              <table:table-cell office:value-type="float" office:value="-130.644755">
                <text:p>-130.64475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20.856384">
                <text:p>-20.856384</text:p>
              </table:table-cell>
              <table:table-cell office:value-type="float" office:value="-131.682029">
                <text:p>-131.68202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18.647815">
                <text:p>-18.647815</text:p>
              </table:table-cell>
              <table:table-cell office:value-type="float" office:value="-132.686097">
                <text:p>-132.68609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16.410929">
                <text:p>-16.410929</text:p>
              </table:table-cell>
              <table:table-cell office:value-type="float" office:value="-133.656294">
                <text:p>-133.65629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14.146185">
                <text:p>-14.146185</text:p>
              </table:table-cell>
              <table:table-cell office:value-type="float" office:value="-134.59196">
                <text:p>-134.5919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11.854052">
                <text:p>-11.854052</text:p>
              </table:table-cell>
              <table:table-cell office:value-type="float" office:value="-135.492438">
                <text:p>-135.49243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9.535016">
                <text:p>-9.535016</text:p>
              </table:table-cell>
              <table:table-cell office:value-type="float" office:value="-136.357077">
                <text:p>-136.35707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7.189573">
                <text:p>-7.189573</text:p>
              </table:table-cell>
              <table:table-cell office:value-type="float" office:value="-137.185231">
                <text:p>-137.18523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4.818237">
                <text:p>-4.818237</text:p>
              </table:table-cell>
              <table:table-cell office:value-type="float" office:value="-137.976262">
                <text:p>-137.97626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2.421533">
                <text:p>-2.421533</text:p>
              </table:table-cell>
              <table:table-cell office:value-type="float" office:value="-138.729534">
                <text:p>-138.72953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  <table:table-cell office:value-type="float" office:value="-139.44442">
                <text:p>-139.4444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.445809">
                <text:p>2.445809</text:p>
              </table:table-cell>
              <table:table-cell office:value-type="float" office:value="-140.120297">
                <text:p>-140.12029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.915327">
                <text:p>4.915327</text:p>
              </table:table-cell>
              <table:table-cell office:value-type="float" office:value="-140.756553">
                <text:p>-140.75655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.407975">
                <text:p>7.407975</text:p>
              </table:table-cell>
              <table:table-cell office:value-type="float" office:value="-141.352577">
                <text:p>-141.35257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23158">
                <text:p>9.923158</text:p>
              </table:table-cell>
              <table:table-cell office:value-type="float" office:value="-141.90777">
                <text:p>-141.9077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2.46027">
                <text:p>12.46027</text:p>
              </table:table-cell>
              <table:table-cell office:value-type="float" office:value="-142.421539">
                <text:p>-142.42153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.018691">
                <text:p>15.018691</text:p>
              </table:table-cell>
              <table:table-cell office:value-type="float" office:value="-142.893298">
                <text:p>-142.89329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7.597786">
                <text:p>17.597786</text:p>
              </table:table-cell>
              <table:table-cell office:value-type="float" office:value="-143.322469">
                <text:p>-143.32246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.19691">
                <text:p>20.19691</text:p>
              </table:table-cell>
              <table:table-cell office:value-type="float" office:value="-143.708484">
                <text:p>-143.70848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2.815403">
                <text:p>22.815403</text:p>
              </table:table-cell>
              <table:table-cell office:value-type="float" office:value="-144.050783">
                <text:p>-144.05078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5.45259">
                <text:p>25.45259</text:p>
              </table:table-cell>
              <table:table-cell office:value-type="float" office:value="-144.348813">
                <text:p>-144.34881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8.107788">
                <text:p>28.107788</text:p>
              </table:table-cell>
              <table:table-cell office:value-type="float" office:value="-144.602032">
                <text:p>-144.60203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0.780296">
                <text:p>30.780296</text:p>
              </table:table-cell>
              <table:table-cell office:value-type="float" office:value="-144.809907">
                <text:p>-144.80990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3.469404">
                <text:p>33.469404</text:p>
              </table:table-cell>
              <table:table-cell office:value-type="float" office:value="-144.971915">
                <text:p>-144.97191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6.174387">
                <text:p>36.174387</text:p>
              </table:table-cell>
              <table:table-cell office:value-type="float" office:value="-145.087542">
                <text:p>-145.08754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8.894509">
                <text:p>38.894509</text:p>
              </table:table-cell>
              <table:table-cell office:value-type="float" office:value="-145.156285">
                <text:p>-145.15628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1.629021">
                <text:p>41.629021</text:p>
              </table:table-cell>
              <table:table-cell office:value-type="float" office:value="-145.177651">
                <text:p>-145.17765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4.377162">
                <text:p>44.377162</text:p>
              </table:table-cell>
              <table:table-cell office:value-type="float" office:value="-145.151158">
                <text:p>-145.15115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7.138159">
                <text:p>47.138159</text:p>
              </table:table-cell>
              <table:table-cell office:value-type="float" office:value="-145.076335">
                <text:p>-145.07633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9.911225">
                <text:p>49.911225</text:p>
              </table:table-cell>
              <table:table-cell office:value-type="float" office:value="-144.952723">
                <text:p>-144.95272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2.695564">
                <text:p>52.695564</text:p>
              </table:table-cell>
              <table:table-cell office:value-type="float" office:value="-144.779873">
                <text:p>-144.77987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5.490367">
                <text:p>55.490367</text:p>
              </table:table-cell>
              <table:table-cell office:value-type="float" office:value="-144.557348">
                <text:p>-144.55734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8.294813">
                <text:p>58.294813</text:p>
              </table:table-cell>
              <table:table-cell office:value-type="float" office:value="-144.284726">
                <text:p>-144.28472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1.108071">
                <text:p>61.108071</text:p>
              </table:table-cell>
              <table:table-cell office:value-type="float" office:value="-143.961592">
                <text:p>-143.96159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3.929296">
                <text:p>63.929296</text:p>
              </table:table-cell>
              <table:table-cell office:value-type="float" office:value="-143.587549">
                <text:p>-143.58754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6.757635">
                <text:p>66.757635</text:p>
              </table:table-cell>
              <table:table-cell office:value-type="float" office:value="-143.16221">
                <text:p>-143.1622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9.592222">
                <text:p>69.592222</text:p>
              </table:table-cell>
              <table:table-cell office:value-type="float" office:value="-142.685201">
                <text:p>-142.68520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72.432182">
                <text:p>72.432182</text:p>
              </table:table-cell>
              <table:table-cell office:value-type="float" office:value="-142.156162">
                <text:p>-142.15616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75.276628">
                <text:p>75.276628</text:p>
              </table:table-cell>
              <table:table-cell office:value-type="float" office:value="-141.574747">
                <text:p>-141.57474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78.124663">
                <text:p>78.124663</text:p>
              </table:table-cell>
              <table:table-cell office:value-type="float" office:value="-140.940624">
                <text:p>-140.94062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80.97538">
                <text:p>80.97538</text:p>
              </table:table-cell>
              <table:table-cell office:value-type="float" office:value="-140.253473">
                <text:p>-140.25347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83.827862">
                <text:p>83.827862</text:p>
              </table:table-cell>
              <table:table-cell office:value-type="float" office:value="-139.512991">
                <text:p>-139.5129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86.681182">
                <text:p>86.681182</text:p>
              </table:table-cell>
              <table:table-cell office:value-type="float" office:value="-138.718888">
                <text:p>-138.71888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89.534403">
                <text:p>89.534403</text:p>
              </table:table-cell>
              <table:table-cell office:value-type="float" office:value="-137.87089">
                <text:p>-137.8708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92.38658">
                <text:p>92.38658</text:p>
              </table:table-cell>
              <table:table-cell office:value-type="float" office:value="-136.968737">
                <text:p>-136.96873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95.236758">
                <text:p>95.236758</text:p>
              </table:table-cell>
              <table:table-cell office:value-type="float" office:value="-136.012186">
                <text:p>-136.01218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98.083973">
                <text:p>98.083973</text:p>
              </table:table-cell>
              <table:table-cell office:value-type="float" office:value="-135.001007">
                <text:p>-135.00100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0.927252">
                <text:p>100.927252</text:p>
              </table:table-cell>
              <table:table-cell office:value-type="float" office:value="-133.934987">
                <text:p>-133.93498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3.765615">
                <text:p>103.765615</text:p>
              </table:table-cell>
              <table:table-cell office:value-type="float" office:value="-132.813931">
                <text:p>-132.81393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6.598072">
                <text:p>106.598072</text:p>
              </table:table-cell>
              <table:table-cell office:value-type="float" office:value="-131.637656">
                <text:p>-131.63765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9.423627">
                <text:p>109.423627</text:p>
              </table:table-cell>
              <table:table-cell office:value-type="float" office:value="-130.406001">
                <text:p>-130.40600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12.241274">
                <text:p>112.241274</text:p>
              </table:table-cell>
              <table:table-cell office:value-type="float" office:value="-129.118816">
                <text:p>-129.11881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15.050001">
                <text:p>115.050001</text:p>
              </table:table-cell>
              <table:table-cell office:value-type="float" office:value="-127.775971">
                <text:p>-127.77597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17.848789">
                <text:p>117.848789</text:p>
              </table:table-cell>
              <table:table-cell office:value-type="float" office:value="-126.377354">
                <text:p>-126.37735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20.636611">
                <text:p>120.636611</text:p>
              </table:table-cell>
              <table:table-cell office:value-type="float" office:value="-124.922868">
                <text:p>-124.92286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23.412435">
                <text:p>123.412435</text:p>
              </table:table-cell>
              <table:table-cell office:value-type="float" office:value="-123.412435">
                <text:p>-123.41243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26.17522">
                <text:p>126.17522</text:p>
              </table:table-cell>
              <table:table-cell office:value-type="float" office:value="-121.845993">
                <text:p>-121.84599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28.923921">
                <text:p>128.923921</text:p>
              </table:table-cell>
              <table:table-cell office:value-type="float" office:value="-120.223501">
                <text:p>-120.22350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31.657487">
                <text:p>131.657487</text:p>
              </table:table-cell>
              <table:table-cell office:value-type="float" office:value="-118.544934">
                <text:p>-118.54493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34.374861">
                <text:p>134.374861</text:p>
              </table:table-cell>
              <table:table-cell office:value-type="float" office:value="-116.810285">
                <text:p>-116.81028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37.074981">
                <text:p>137.074981</text:p>
              </table:table-cell>
              <table:table-cell office:value-type="float" office:value="-115.019566">
                <text:p>-115.01956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39.756779">
                <text:p>139.756779</text:p>
              </table:table-cell>
              <table:table-cell office:value-type="float" office:value="-113.172808">
                <text:p>-113.17280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42.419184">
                <text:p>142.419184</text:p>
              </table:table-cell>
              <table:table-cell office:value-type="float" office:value="-111.270062">
                <text:p>-111.27006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45.061121">
                <text:p>145.061121</text:p>
              </table:table-cell>
              <table:table-cell office:value-type="float" office:value="-109.311395">
                <text:p>-109.31139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47.681508">
                <text:p>147.681508</text:p>
              </table:table-cell>
              <table:table-cell office:value-type="float" office:value="-107.296896">
                <text:p>-107.29689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50.279262">
                <text:p>150.279262</text:p>
              </table:table-cell>
              <table:table-cell office:value-type="float" office:value="-105.226672">
                <text:p>-105.22667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52.853297">
                <text:p>152.853297</text:p>
              </table:table-cell>
              <table:table-cell office:value-type="float" office:value="-103.100851">
                <text:p>-103.10085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55.402522">
                <text:p>155.402522</text:p>
              </table:table-cell>
              <table:table-cell office:value-type="float" office:value="-100.919577">
                <text:p>-100.91957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57.925843">
                <text:p>157.925843</text:p>
              </table:table-cell>
              <table:table-cell office:value-type="float" office:value="-98.683019">
                <text:p>-98.68301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60.422167">
                <text:p>160.422167</text:p>
              </table:table-cell>
              <table:table-cell office:value-type="float" office:value="-96.391362">
                <text:p>-96.39136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62.890395">
                <text:p>162.890395</text:p>
              </table:table-cell>
              <table:table-cell office:value-type="float" office:value="-94.044813">
                <text:p>-94.04481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65.329429">
                <text:p>165.329429</text:p>
              </table:table-cell>
              <table:table-cell office:value-type="float" office:value="-91.643599">
                <text:p>-91.64359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67.738168">
                <text:p>167.738168</text:p>
              </table:table-cell>
              <table:table-cell office:value-type="float" office:value="-89.187966">
                <text:p>-89.18796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70.115511">
                <text:p>170.115511</text:p>
              </table:table-cell>
              <table:table-cell office:value-type="float" office:value="-86.678182">
                <text:p>-86.67818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72.460356">
                <text:p>172.460356</text:p>
              </table:table-cell>
              <table:table-cell office:value-type="float" office:value="-84.114536">
                <text:p>-84.11453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74.771601">
                <text:p>174.771601</text:p>
              </table:table-cell>
              <table:table-cell office:value-type="float" office:value="-81.497336">
                <text:p>-81.49733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77.048144">
                <text:p>177.048144</text:p>
              </table:table-cell>
              <table:table-cell office:value-type="float" office:value="-78.826912">
                <text:p>-78.82691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79.288882">
                <text:p>179.288882</text:p>
              </table:table-cell>
              <table:table-cell office:value-type="float" office:value="-76.103615">
                <text:p>-76.10361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81.492716">
                <text:p>181.492716</text:p>
              </table:table-cell>
              <table:table-cell office:value-type="float" office:value="-73.327817">
                <text:p>-73.32781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83.658544">
                <text:p>183.658544</text:p>
              </table:table-cell>
              <table:table-cell office:value-type="float" office:value="-70.49991">
                <text:p>-70.4999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85.78527">
                <text:p>185.78527</text:p>
              </table:table-cell>
              <table:table-cell office:value-type="float" office:value="-67.620308">
                <text:p>-67.62030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87.871797">
                <text:p>187.871797</text:p>
              </table:table-cell>
              <table:table-cell office:value-type="float" office:value="-64.689447">
                <text:p>-64.68944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89.91703">
                <text:p>189.91703</text:p>
              </table:table-cell>
              <table:table-cell office:value-type="float" office:value="-61.707784">
                <text:p>-61.70778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91.91988">
                <text:p>191.91988</text:p>
              </table:table-cell>
              <table:table-cell office:value-type="float" office:value="-58.675796">
                <text:p>-58.67579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93.879257">
                <text:p>193.879257</text:p>
              </table:table-cell>
              <table:table-cell office:value-type="float" office:value="-55.593982">
                <text:p>-55.59398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95.794077">
                <text:p>195.794077</text:p>
              </table:table-cell>
              <table:table-cell office:value-type="float" office:value="-52.462865">
                <text:p>-52.46286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97.663259">
                <text:p>197.663259</text:p>
              </table:table-cell>
              <table:table-cell office:value-type="float" office:value="-49.282986">
                <text:p>-49.28298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99.485727">
                <text:p>199.485727</text:p>
              </table:table-cell>
              <table:table-cell office:value-type="float" office:value="-46.054909">
                <text:p>-46.05490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01.260409">
                <text:p>201.260409</text:p>
              </table:table-cell>
              <table:table-cell office:value-type="float" office:value="-42.77922">
                <text:p>-42.7792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02.986238">
                <text:p>202.986238</text:p>
              </table:table-cell>
              <table:table-cell office:value-type="float" office:value="-39.456528">
                <text:p>-39.45652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04.662153">
                <text:p>204.662153</text:p>
              </table:table-cell>
              <table:table-cell office:value-type="float" office:value="-36.087459">
                <text:p>-36.08745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06.287099">
                <text:p>206.287099</text:p>
              </table:table-cell>
              <table:table-cell office:value-type="float" office:value="-32.672667">
                <text:p>-32.67266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07.860027">
                <text:p>207.860027</text:p>
              </table:table-cell>
              <table:table-cell office:value-type="float" office:value="-29.212822">
                <text:p>-29.21282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09.379893">
                <text:p>209.379893</text:p>
              </table:table-cell>
              <table:table-cell office:value-type="float" office:value="-25.708618">
                <text:p>-25.70861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10.845665">
                <text:p>210.845665</text:p>
              </table:table-cell>
              <table:table-cell office:value-type="float" office:value="-22.160772">
                <text:p>-22.16077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12.256312">
                <text:p>212.256312</text:p>
              </table:table-cell>
              <table:table-cell office:value-type="float" office:value="-18.570021">
                <text:p>-18.57002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13.610816">
                <text:p>213.610816</text:p>
              </table:table-cell>
              <table:table-cell office:value-type="float" office:value="-14.937123">
                <text:p>-14.93712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14.908166">
                <text:p>214.908166</text:p>
              </table:table-cell>
              <table:table-cell office:value-type="float" office:value="-11.26286">
                <text:p>-11.2628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16.147358">
                <text:p>216.147358</text:p>
              </table:table-cell>
              <table:table-cell office:value-type="float" office:value="-7.548032">
                <text:p>-7.54803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17.3274">
                <text:p>217.3274</text:p>
              </table:table-cell>
              <table:table-cell office:value-type="float" office:value="-3.793464">
                <text:p>-3.79346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18.447308">
                <text:p>218.447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19.506108">
                <text:p>219.506108</text:p>
              </table:table-cell>
              <table:table-cell office:value-type="float" office:value="3.831493">
                <text:p>3.83149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20.502836">
                <text:p>220.502836</text:p>
              </table:table-cell>
              <table:table-cell office:value-type="float" office:value="7.700129">
                <text:p>7.70012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21.436541">
                <text:p>221.436541</text:p>
              </table:table-cell>
              <table:table-cell office:value-type="float" office:value="11.604997">
                <text:p>11.60499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22.306281">
                <text:p>222.306281</text:p>
              </table:table-cell>
              <table:table-cell office:value-type="float" office:value="15.54517">
                <text:p>15.5451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23.111128">
                <text:p>223.111128</text:p>
              </table:table-cell>
              <table:table-cell office:value-type="float" office:value="19.519694">
                <text:p>19.51969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23.850164">
                <text:p>223.850164</text:p>
              </table:table-cell>
              <table:table-cell office:value-type="float" office:value="23.5276">
                <text:p>23.527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24.522484">
                <text:p>224.522484</text:p>
              </table:table-cell>
              <table:table-cell office:value-type="float" office:value="27.567895">
                <text:p>27.56789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25.127198">
                <text:p>225.127198</text:p>
              </table:table-cell>
              <table:table-cell office:value-type="float" office:value="31.639564">
                <text:p>31.63956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25.663427">
                <text:p>225.663427</text:p>
              </table:table-cell>
              <table:table-cell office:value-type="float" office:value="35.741576">
                <text:p>35.74157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26.130308">
                <text:p>226.130308</text:p>
              </table:table-cell>
              <table:table-cell office:value-type="float" office:value="39.872874">
                <text:p>39.87287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26.526989">
                <text:p>226.526989</text:p>
              </table:table-cell>
              <table:table-cell office:value-type="float" office:value="44.032386">
                <text:p>44.03238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26.852637">
                <text:p>226.852637</text:p>
              </table:table-cell>
              <table:table-cell office:value-type="float" office:value="48.219017">
                <text:p>48.21901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7.106431">
                <text:p>227.106431</text:p>
              </table:table-cell>
              <table:table-cell office:value-type="float" office:value="52.431651">
                <text:p>52.43165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27.287567">
                <text:p>227.287567</text:p>
              </table:table-cell>
              <table:table-cell office:value-type="float" office:value="56.669155">
                <text:p>56.66915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27.395257">
                <text:p>227.395257</text:p>
              </table:table-cell>
              <table:table-cell office:value-type="float" office:value="60.930375">
                <text:p>60.93037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27.428728">
                <text:p>227.428728</text:p>
              </table:table-cell>
              <table:table-cell office:value-type="float" office:value="65.214138">
                <text:p>65.21413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27.387225">
                <text:p>227.387225</text:p>
              </table:table-cell>
              <table:table-cell office:value-type="float" office:value="69.519251">
                <text:p>69.51925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27.270012">
                <text:p>227.270012</text:p>
              </table:table-cell>
              <table:table-cell office:value-type="float" office:value="73.844503">
                <text:p>73.84450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27.076366">
                <text:p>227.076366</text:p>
              </table:table-cell>
              <table:table-cell office:value-type="float" office:value="78.188663">
                <text:p>78.18866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26.805587">
                <text:p>226.805587</text:p>
              </table:table-cell>
              <table:table-cell office:value-type="float" office:value="82.550483">
                <text:p>82.55048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26.456991">
                <text:p>226.456991</text:p>
              </table:table-cell>
              <table:table-cell office:value-type="float" office:value="86.928694">
                <text:p>86.92869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26.029912">
                <text:p>226.029912</text:p>
              </table:table-cell>
              <table:table-cell office:value-type="float" office:value="91.322012">
                <text:p>91.32201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25.523706">
                <text:p>225.523706</text:p>
              </table:table-cell>
              <table:table-cell office:value-type="float" office:value="95.729134">
                <text:p>95.72913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24.937747">
                <text:p>224.937747</text:p>
              </table:table-cell>
              <table:table-cell office:value-type="float" office:value="100.148738">
                <text:p>100.14873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24.27143">
                <text:p>224.27143</text:p>
              </table:table-cell>
              <table:table-cell office:value-type="float" office:value="104.579485">
                <text:p>104.57948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23.524169">
                <text:p>223.524169</text:p>
              </table:table-cell>
              <table:table-cell office:value-type="float" office:value="109.020022">
                <text:p>109.02002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22.695401">
                <text:p>222.695401</text:p>
              </table:table-cell>
              <table:table-cell office:value-type="float" office:value="113.468974">
                <text:p>113.46897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21.784583">
                <text:p>221.784583</text:p>
              </table:table-cell>
              <table:table-cell office:value-type="float" office:value="117.924954">
                <text:p>117.92495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20.791193">
                <text:p>220.791193</text:p>
              </table:table-cell>
              <table:table-cell office:value-type="float" office:value="122.386557">
                <text:p>122.38655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19.714734">
                <text:p>219.714734</text:p>
              </table:table-cell>
              <table:table-cell office:value-type="float" office:value="126.852361">
                <text:p>126.85236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18.554728">
                <text:p>218.554728</text:p>
              </table:table-cell>
              <table:table-cell office:value-type="float" office:value="131.320929">
                <text:p>131.32092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17.310723">
                <text:p>217.310723</text:p>
              </table:table-cell>
              <table:table-cell office:value-type="float" office:value="135.790811">
                <text:p>135.79081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15.982288">
                <text:p>215.982288</text:p>
              </table:table-cell>
              <table:table-cell office:value-type="float" office:value="140.260538">
                <text:p>140.26053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14.569016">
                <text:p>214.569016</text:p>
              </table:table-cell>
              <table:table-cell office:value-type="float" office:value="144.728629">
                <text:p>144.72862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13.070526">
                <text:p>213.070526</text:p>
              </table:table-cell>
              <table:table-cell office:value-type="float" office:value="149.193588">
                <text:p>149.19358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11.486459">
                <text:p>211.486459</text:p>
              </table:table-cell>
              <table:table-cell office:value-type="float" office:value="153.653906">
                <text:p>153.65390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09.816481">
                <text:p>209.816481</text:p>
              </table:table-cell>
              <table:table-cell office:value-type="float" office:value="158.108059">
                <text:p>158.10805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08.060284">
                <text:p>208.060284</text:p>
              </table:table-cell>
              <table:table-cell office:value-type="float" office:value="162.55451">
                <text:p>162.5545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06.217587">
                <text:p>206.217587</text:p>
              </table:table-cell>
              <table:table-cell office:value-type="float" office:value="166.991709">
                <text:p>166.99170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04.28813">
                <text:p>204.28813</text:p>
              </table:table-cell>
              <table:table-cell office:value-type="float" office:value="171.418095">
                <text:p>171.41809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02.271685">
                <text:p>202.271685</text:p>
              </table:table-cell>
              <table:table-cell office:value-type="float" office:value="175.832093">
                <text:p>175.83209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00.168046">
                <text:p>200.168046</text:p>
              </table:table-cell>
              <table:table-cell office:value-type="float" office:value="180.232118">
                <text:p>180.23211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97.977035">
                <text:p>197.977035</text:p>
              </table:table-cell>
              <table:table-cell office:value-type="float" office:value="184.616572">
                <text:p>184.61657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95.698503">
                <text:p>195.698503</text:p>
              </table:table-cell>
              <table:table-cell office:value-type="float" office:value="188.983848">
                <text:p>188.98384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93.332327">
                <text:p>193.332327</text:p>
              </table:table-cell>
              <table:table-cell office:value-type="float" office:value="193.332327">
                <text:p>193.33232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90.878411">
                <text:p>190.878411</text:p>
              </table:table-cell>
              <table:table-cell office:value-type="float" office:value="197.660381">
                <text:p>197.66038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88.336688">
                <text:p>188.336688</text:p>
              </table:table-cell>
              <table:table-cell office:value-type="float" office:value="201.966372">
                <text:p>201.96637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85.707121">
                <text:p>185.707121</text:p>
              </table:table-cell>
              <table:table-cell office:value-type="float" office:value="206.248652">
                <text:p>206.24865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82.989698">
                <text:p>182.989698</text:p>
              </table:table-cell>
              <table:table-cell office:value-type="float" office:value="210.505567">
                <text:p>210.50556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80.184439">
                <text:p>180.184439</text:p>
              </table:table-cell>
              <table:table-cell office:value-type="float" office:value="214.735452">
                <text:p>214.73545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77.291392">
                <text:p>177.291392</text:p>
              </table:table-cell>
              <table:table-cell office:value-type="float" office:value="218.936636">
                <text:p>218.93663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74.310636">
                <text:p>174.310636</text:p>
              </table:table-cell>
              <table:table-cell office:value-type="float" office:value="223.10744">
                <text:p>223.1074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71.242277">
                <text:p>171.242277</text:p>
              </table:table-cell>
              <table:table-cell office:value-type="float" office:value="227.246177">
                <text:p>227.24617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68.086455">
                <text:p>168.086455</text:p>
              </table:table-cell>
              <table:table-cell office:value-type="float" office:value="231.351157">
                <text:p>231.35115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64.843336">
                <text:p>164.843336</text:p>
              </table:table-cell>
              <table:table-cell office:value-type="float" office:value="235.420682">
                <text:p>235.42068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61.51312">
                <text:p>161.51312</text:p>
              </table:table-cell>
              <table:table-cell office:value-type="float" office:value="239.453048">
                <text:p>239.45304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58.096036">
                <text:p>158.096036</text:p>
              </table:table-cell>
              <table:table-cell office:value-type="float" office:value="243.446547">
                <text:p>243.44654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54.592346">
                <text:p>154.592346</text:p>
              </table:table-cell>
              <table:table-cell office:value-type="float" office:value="247.399469">
                <text:p>247.39946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51.00234">
                <text:p>151.00234</text:p>
              </table:table-cell>
              <table:table-cell office:value-type="float" office:value="251.310096">
                <text:p>251.31009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47.326342">
                <text:p>147.326342</text:p>
              </table:table-cell>
              <table:table-cell office:value-type="float" office:value="255.17671">
                <text:p>255.1767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43.564708">
                <text:p>143.564708</text:p>
              </table:table-cell>
              <table:table-cell office:value-type="float" office:value="258.99759">
                <text:p>258.9975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39.717825">
                <text:p>139.717825</text:p>
              </table:table-cell>
              <table:table-cell office:value-type="float" office:value="262.771012">
                <text:p>262.77101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35.786112">
                <text:p>135.786112</text:p>
              </table:table-cell>
              <table:table-cell office:value-type="float" office:value="266.495249">
                <text:p>266.49524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31.77002">
                <text:p>131.77002</text:p>
              </table:table-cell>
              <table:table-cell office:value-type="float" office:value="270.168578">
                <text:p>270.16857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27.670033">
                <text:p>127.670033</text:p>
              </table:table-cell>
              <table:table-cell office:value-type="float" office:value="273.789269">
                <text:p>273.78926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23.486668">
                <text:p>123.486668</text:p>
              </table:table-cell>
              <table:table-cell office:value-type="float" office:value="277.355598">
                <text:p>277.35559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9.220475">
                <text:p>119.220475</text:p>
              </table:table-cell>
              <table:table-cell office:value-type="float" office:value="280.865837">
                <text:p>280.86583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.872035">
                <text:p>114.872035</text:p>
              </table:table-cell>
              <table:table-cell office:value-type="float" office:value="284.318263">
                <text:p>284.31826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0.441964">
                <text:p>110.441964</text:p>
              </table:table-cell>
              <table:table-cell office:value-type="float" office:value="287.711152">
                <text:p>287.71115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05.93091">
                <text:p>105.93091</text:p>
              </table:table-cell>
              <table:table-cell office:value-type="float" office:value="291.042784">
                <text:p>291.04278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1.339557">
                <text:p>101.339557</text:p>
              </table:table-cell>
              <table:table-cell office:value-type="float" office:value="294.311442">
                <text:p>294.31144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96.668617">
                <text:p>96.668617</text:p>
              </table:table-cell>
              <table:table-cell office:value-type="float" office:value="297.515413">
                <text:p>297.51541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91.918842">
                <text:p>91.918842</text:p>
              </table:table-cell>
              <table:table-cell office:value-type="float" office:value="300.652986">
                <text:p>300.65298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87.091013">
                <text:p>87.091013</text:p>
              </table:table-cell>
              <table:table-cell office:value-type="float" office:value="303.722457">
                <text:p>303.72245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82.185946">
                <text:p>82.185946</text:p>
              </table:table-cell>
              <table:table-cell office:value-type="float" office:value="306.722127">
                <text:p>306.72212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77.204492">
                <text:p>77.204492</text:p>
              </table:table-cell>
              <table:table-cell office:value-type="float" office:value="309.650303">
                <text:p>309.65030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72.147533">
                <text:p>72.147533</text:p>
              </table:table-cell>
              <table:table-cell office:value-type="float" office:value="312.505298">
                <text:p>312.50529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7.015988">
                <text:p>67.015988</text:p>
              </table:table-cell>
              <table:table-cell office:value-type="float" office:value="315.285435">
                <text:p>315.28543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1.810808">
                <text:p>61.810808</text:p>
              </table:table-cell>
              <table:table-cell office:value-type="float" office:value="317.98904">
                <text:p>317.9890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6.532979">
                <text:p>56.532979</text:p>
              </table:table-cell>
              <table:table-cell office:value-type="float" office:value="320.614453">
                <text:p>320.61445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1.183519">
                <text:p>51.183519</text:p>
              </table:table-cell>
              <table:table-cell office:value-type="float" office:value="323.16002">
                <text:p>323.1600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45.763482">
                <text:p>45.763482</text:p>
              </table:table-cell>
              <table:table-cell office:value-type="float" office:value="325.624097">
                <text:p>325.62409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40.273956">
                <text:p>40.273956</text:p>
              </table:table-cell>
              <table:table-cell office:value-type="float" office:value="328.005052">
                <text:p>328.00505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4.716062">
                <text:p>34.716062</text:p>
              </table:table-cell>
              <table:table-cell office:value-type="float" office:value="330.301262">
                <text:p>330.30126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9.090953">
                <text:p>29.090953</text:p>
              </table:table-cell>
              <table:table-cell office:value-type="float" office:value="332.511119">
                <text:p>332.51111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3.399821">
                <text:p>23.399821</text:p>
              </table:table-cell>
              <table:table-cell office:value-type="float" office:value="334.633024">
                <text:p>334.63302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7.643886">
                <text:p>17.643886</text:p>
              </table:table-cell>
              <table:table-cell office:value-type="float" office:value="336.665393">
                <text:p>336.66539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.824405">
                <text:p>11.824405</text:p>
              </table:table-cell>
              <table:table-cell office:value-type="float" office:value="338.606656">
                <text:p>338.60665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.942669">
                <text:p>5.942669</text:p>
              </table:table-cell>
              <table:table-cell office:value-type="float" office:value="340.455256">
                <text:p>340.45525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  <table:table-cell office:value-type="float" office:value="342.209652">
                <text:p>342.20965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6.002244">
                <text:p>-6.002244</text:p>
              </table:table-cell>
              <table:table-cell office:value-type="float" office:value="343.86832">
                <text:p>343.8683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12.062673">
                <text:p>-12.062673</text:p>
              </table:table-cell>
              <table:table-cell office:value-type="float" office:value="345.429749">
                <text:p>345.42974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18.179863">
                <text:p>-18.179863</text:p>
              </table:table-cell>
              <table:table-cell office:value-type="float" office:value="346.892449">
                <text:p>346.89244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24.352358">
                <text:p>-24.352358</text:p>
              </table:table-cell>
              <table:table-cell office:value-type="float" office:value="348.254945">
                <text:p>348.25494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30.578669">
                <text:p>-30.578669</text:p>
              </table:table-cell>
              <table:table-cell office:value-type="float" office:value="349.515781">
                <text:p>349.51578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36.857272">
                <text:p>-36.857272</text:p>
              </table:table-cell>
              <table:table-cell office:value-type="float" office:value="350.673522">
                <text:p>350.67352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43.186614">
                <text:p>-43.186614</text:p>
              </table:table-cell>
              <table:table-cell office:value-type="float" office:value="351.726748">
                <text:p>351.72674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49.565108">
                <text:p>-49.565108</text:p>
              </table:table-cell>
              <table:table-cell office:value-type="float" office:value="352.674066">
                <text:p>352.67406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55.991133">
                <text:p>-55.991133</text:p>
              </table:table-cell>
              <table:table-cell office:value-type="float" office:value="353.514098">
                <text:p>353.51409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62.463038">
                <text:p>-62.463038</text:p>
              </table:table-cell>
              <table:table-cell office:value-type="float" office:value="354.245491">
                <text:p>354.24549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68.979141">
                <text:p>-68.979141</text:p>
              </table:table-cell>
              <table:table-cell office:value-type="float" office:value="354.866915">
                <text:p>354.86691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75.537726">
                <text:p>-75.537726</text:p>
              </table:table-cell>
              <table:table-cell office:value-type="float" office:value="355.37706">
                <text:p>355.3770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82.137048">
                <text:p>-82.137048</text:p>
              </table:table-cell>
              <table:table-cell office:value-type="float" office:value="355.774642">
                <text:p>355.77464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88.77533">
                <text:p>-88.77533</text:p>
              </table:table-cell>
              <table:table-cell office:value-type="float" office:value="356.058402">
                <text:p>356.05840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95.450765">
                <text:p>-95.450765</text:p>
              </table:table-cell>
              <table:table-cell office:value-type="float" office:value="356.227103">
                <text:p>356.22710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102.161514">
                <text:p>-102.161514</text:p>
              </table:table-cell>
              <table:table-cell office:value-type="float" office:value="356.279538">
                <text:p>356.27953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108.905709">
                <text:p>-108.905709</text:p>
              </table:table-cell>
              <table:table-cell office:value-type="float" office:value="356.214522">
                <text:p>356.21452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115.681452">
                <text:p>-115.681452</text:p>
              </table:table-cell>
              <table:table-cell office:value-type="float" office:value="356.0309">
                <text:p>356.030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122.486816">
                <text:p>-122.486816</text:p>
              </table:table-cell>
              <table:table-cell office:value-type="float" office:value="355.727544">
                <text:p>355.72754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129.319845">
                <text:p>-129.319845</text:p>
              </table:table-cell>
              <table:table-cell office:value-type="float" office:value="355.303354">
                <text:p>355.30335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136.178553">
                <text:p>-136.178553</text:p>
              </table:table-cell>
              <table:table-cell office:value-type="float" office:value="354.757258">
                <text:p>354.75725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143.060926">
                <text:p>-143.060926</text:p>
              </table:table-cell>
              <table:table-cell office:value-type="float" office:value="354.088216">
                <text:p>354.08821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149.964922">
                <text:p>-149.964922</text:p>
              </table:table-cell>
              <table:table-cell office:value-type="float" office:value="353.295217">
                <text:p>353.29521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156.888473">
                <text:p>-156.888473</text:p>
              </table:table-cell>
              <table:table-cell office:value-type="float" office:value="352.377281">
                <text:p>352.37728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163.829482">
                <text:p>-163.829482</text:p>
              </table:table-cell>
              <table:table-cell office:value-type="float" office:value="351.333458">
                <text:p>351.33345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170.785825">
                <text:p>-170.785825</text:p>
              </table:table-cell>
              <table:table-cell office:value-type="float" office:value="350.162833">
                <text:p>350.16283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177.755353">
                <text:p>-177.755353</text:p>
              </table:table-cell>
              <table:table-cell office:value-type="float" office:value="348.864523">
                <text:p>348.86452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184.735889">
                <text:p>-184.735889</text:p>
              </table:table-cell>
              <table:table-cell office:value-type="float" office:value="347.437676">
                <text:p>347.43767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191.725233">
                <text:p>-191.725233</text:p>
              </table:table-cell>
              <table:table-cell office:value-type="float" office:value="345.881477">
                <text:p>345.88147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198.721159">
                <text:p>-198.721159</text:p>
              </table:table-cell>
              <table:table-cell office:value-type="float" office:value="344.195144">
                <text:p>344.19514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205.721416">
                <text:p>-205.721416</text:p>
              </table:table-cell>
              <table:table-cell office:value-type="float" office:value="342.377932">
                <text:p>342.37793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212.72373">
                <text:p>-212.72373</text:p>
              </table:table-cell>
              <table:table-cell office:value-type="float" office:value="340.42913">
                <text:p>340.4291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219.725802">
                <text:p>-219.725802</text:p>
              </table:table-cell>
              <table:table-cell office:value-type="float" office:value="338.348064">
                <text:p>338.34806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226.725311">
                <text:p>-226.725311</text:p>
              </table:table-cell>
              <table:table-cell office:value-type="float" office:value="336.134097">
                <text:p>336.13409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233.719914">
                <text:p>-233.719914</text:p>
              </table:table-cell>
              <table:table-cell office:value-type="float" office:value="333.786629">
                <text:p>333.78662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240.707246">
                <text:p>-240.707246</text:p>
              </table:table-cell>
              <table:table-cell office:value-type="float" office:value="331.305101">
                <text:p>331.30510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247.684919">
                <text:p>-247.684919</text:p>
              </table:table-cell>
              <table:table-cell office:value-type="float" office:value="328.68899">
                <text:p>328.6889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254.650528">
                <text:p>-254.650528</text:p>
              </table:table-cell>
              <table:table-cell office:value-type="float" office:value="325.937812">
                <text:p>325.93781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261.601643">
                <text:p>-261.601643</text:p>
              </table:table-cell>
              <table:table-cell office:value-type="float" office:value="323.051125">
                <text:p>323.05112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268.535819">
                <text:p>-268.535819</text:p>
              </table:table-cell>
              <table:table-cell office:value-type="float" office:value="320.028527">
                <text:p>320.02852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275.450588">
                <text:p>-275.450588</text:p>
              </table:table-cell>
              <table:table-cell office:value-type="float" office:value="316.869654">
                <text:p>316.86965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282.343468">
                <text:p>-282.343468</text:p>
              </table:table-cell>
              <table:table-cell office:value-type="float" office:value="313.574188">
                <text:p>313.57418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289.211955">
                <text:p>-289.211955</text:p>
              </table:table-cell>
              <table:table-cell office:value-type="float" office:value="310.141851">
                <text:p>310.14185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296.053531">
                <text:p>-296.053531</text:p>
              </table:table-cell>
              <table:table-cell office:value-type="float" office:value="306.572406">
                <text:p>306.57240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302.865661">
                <text:p>-302.865661</text:p>
              </table:table-cell>
              <table:table-cell office:value-type="float" office:value="302.865661">
                <text:p>302.86566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309.645794">
                <text:p>-309.645794</text:p>
              </table:table-cell>
              <table:table-cell office:value-type="float" office:value="299.021468">
                <text:p>299.02146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316.391365">
                <text:p>-316.391365</text:p>
              </table:table-cell>
              <table:table-cell office:value-type="float" office:value="295.039721">
                <text:p>295.03972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323.099791">
                <text:p>-323.099791</text:p>
              </table:table-cell>
              <table:table-cell office:value-type="float" office:value="290.920359">
                <text:p>290.92035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329.768481">
                <text:p>-329.768481</text:p>
              </table:table-cell>
              <table:table-cell office:value-type="float" office:value="286.663367">
                <text:p>286.66336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336.394828">
                <text:p>-336.394828</text:p>
              </table:table-cell>
              <table:table-cell office:value-type="float" office:value="282.268776">
                <text:p>282.26877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342.976212">
                <text:p>-342.976212</text:p>
              </table:table-cell>
              <table:table-cell office:value-type="float" office:value="277.73666">
                <text:p>277.7366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349.510004">
                <text:p>-349.510004</text:p>
              </table:table-cell>
              <table:table-cell office:value-type="float" office:value="273.067142">
                <text:p>273.06714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355.993563">
                <text:p>-355.993563</text:p>
              </table:table-cell>
              <table:table-cell office:value-type="float" office:value="268.260391">
                <text:p>268.26039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362.424238">
                <text:p>-362.424238</text:p>
              </table:table-cell>
              <table:table-cell office:value-type="float" office:value="263.316622">
                <text:p>263.31662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368.799371">
                <text:p>-368.799371</text:p>
              </table:table-cell>
              <table:table-cell office:value-type="float" office:value="258.236099">
                <text:p>258.23609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375.116292">
                <text:p>-375.116292</text:p>
              </table:table-cell>
              <table:table-cell office:value-type="float" office:value="253.019134">
                <text:p>253.01913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381.372328">
                <text:p>-381.372328</text:p>
              </table:table-cell>
              <table:table-cell office:value-type="float" office:value="247.666085">
                <text:p>247.66608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387.564795">
                <text:p>-387.564795</text:p>
              </table:table-cell>
              <table:table-cell office:value-type="float" office:value="242.177362">
                <text:p>242.17736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393.691007">
                <text:p>-393.691007</text:p>
              </table:table-cell>
              <table:table-cell office:value-type="float" office:value="236.553422">
                <text:p>236.55342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399.748269">
                <text:p>-399.748269</text:p>
              </table:table-cell>
              <table:table-cell office:value-type="float" office:value="230.794771">
                <text:p>230.79477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405.733886">
                <text:p>-405.733886</text:p>
              </table:table-cell>
              <table:table-cell office:value-type="float" office:value="224.901966">
                <text:p>224.90196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411.645158">
                <text:p>-411.645158</text:p>
              </table:table-cell>
              <table:table-cell office:value-type="float" office:value="218.875613">
                <text:p>218.87561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417.47938">
                <text:p>-417.47938</text:p>
              </table:table-cell>
              <table:table-cell office:value-type="float" office:value="212.716369">
                <text:p>212.71636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-423.233849">
                <text:p>-423.233849</text:p>
              </table:table-cell>
              <table:table-cell office:value-type="float" office:value="206.424941">
                <text:p>206.42494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428.905861">
                <text:p>-428.905861</text:p>
              </table:table-cell>
              <table:table-cell office:value-type="float" office:value="200.002088">
                <text:p>200.00208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434.492709">
                <text:p>-434.492709</text:p>
              </table:table-cell>
              <table:table-cell office:value-type="float" office:value="193.448618">
                <text:p>193.44861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439.991691">
                <text:p>-439.991691</text:p>
              </table:table-cell>
              <table:table-cell office:value-type="float" office:value="186.765392">
                <text:p>186.76539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445.400105">
                <text:p>-445.400105</text:p>
              </table:table-cell>
              <table:table-cell office:value-type="float" office:value="179.953323">
                <text:p>179.95332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450.715251">
                <text:p>-450.715251</text:p>
              </table:table-cell>
              <table:table-cell office:value-type="float" office:value="173.013375">
                <text:p>173.01337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455.934435">
                <text:p>-455.934435</text:p>
              </table:table-cell>
              <table:table-cell office:value-type="float" office:value="165.946563">
                <text:p>165.94656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461.054967">
                <text:p>-461.054967</text:p>
              </table:table-cell>
              <table:table-cell office:value-type="float" office:value="158.753956">
                <text:p>158.75395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466.074162">
                <text:p>-466.074162</text:p>
              </table:table-cell>
              <table:table-cell office:value-type="float" office:value="151.436675">
                <text:p>151.43667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470.989341">
                <text:p>-470.989341</text:p>
              </table:table-cell>
              <table:table-cell office:value-type="float" office:value="143.995892">
                <text:p>143.99589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475.797836">
                <text:p>-475.797836</text:p>
              </table:table-cell>
              <table:table-cell office:value-type="float" office:value="136.432834">
                <text:p>136.43283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480.496983">
                <text:p>-480.496983</text:p>
              </table:table-cell>
              <table:table-cell office:value-type="float" office:value="128.748779">
                <text:p>128.74877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485.084131">
                <text:p>-485.084131</text:p>
              </table:table-cell>
              <table:table-cell office:value-type="float" office:value="120.945058">
                <text:p>120.94505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489.556637">
                <text:p>-489.556637</text:p>
              </table:table-cell>
              <table:table-cell office:value-type="float" office:value="113.023055">
                <text:p>113.02305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493.911873">
                <text:p>-493.911873</text:p>
              </table:table-cell>
              <table:table-cell office:value-type="float" office:value="104.984209">
                <text:p>104.98420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498.147219">
                <text:p>-498.147219</text:p>
              </table:table-cell>
              <table:table-cell office:value-type="float" office:value="96.83001">
                <text:p>96.8300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502.260072">
                <text:p>-502.260072</text:p>
              </table:table-cell>
              <table:table-cell office:value-type="float" office:value="88.562002">
                <text:p>88.56200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506.247841">
                <text:p>-506.247841</text:p>
              </table:table-cell>
              <table:table-cell office:value-type="float" office:value="80.181781">
                <text:p>80.18178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510.107953">
                <text:p>-510.107953</text:p>
              </table:table-cell>
              <table:table-cell office:value-type="float" office:value="71.690997">
                <text:p>71.69099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513.837849">
                <text:p>-513.837849</text:p>
              </table:table-cell>
              <table:table-cell office:value-type="float" office:value="63.091355">
                <text:p>63.09135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517.434988">
                <text:p>-517.434988</text:p>
              </table:table-cell>
              <table:table-cell office:value-type="float" office:value="54.384609">
                <text:p>54.38460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520.896849">
                <text:p>-520.896849</text:p>
              </table:table-cell>
              <table:table-cell office:value-type="float" office:value="45.572569">
                <text:p>45.57256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524.220929">
                <text:p>-524.220929</text:p>
              </table:table-cell>
              <table:table-cell office:value-type="float" office:value="36.657098">
                <text:p>36.65709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527.404747">
                <text:p>-527.404747</text:p>
              </table:table-cell>
              <table:table-cell office:value-type="float" office:value="27.640112">
                <text:p>27.64011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530.445841">
                <text:p>-530.445841</text:p>
              </table:table-cell>
              <table:table-cell office:value-type="float" office:value="18.523577">
                <text:p>18.52357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-533.341774">
                <text:p>-533.341774</text:p>
              </table:table-cell>
              <table:table-cell office:value-type="float" office:value="9.309515">
                <text:p>9.30951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536.090132">
                <text:p>-536.090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-538.688525">
                <text:p>-538.688525</text:p>
              </table:table-cell>
              <table:table-cell office:value-type="float" office:value="-9.402843">
                <text:p>-9.40284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-541.13459">
                <text:p>-541.13459</text:p>
              </table:table-cell>
              <table:table-cell office:value-type="float" office:value="-18.896836">
                <text:p>-18.89683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-543.425989">
                <text:p>-543.425989</text:p>
              </table:table-cell>
              <table:table-cell office:value-type="float" office:value="-28.479749">
                <text:p>-28.47974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-545.560414">
                <text:p>-545.560414</text:p>
              </table:table-cell>
              <table:table-cell office:value-type="float" office:value="-38.1493">
                <text:p>-38.149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547.535583">
                <text:p>-547.535583</text:p>
              </table:table-cell>
              <table:table-cell office:value-type="float" office:value="-47.903156">
                <text:p>-47.90315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549.349246">
                <text:p>-549.349246</text:p>
              </table:table-cell>
              <table:table-cell office:value-type="float" office:value="-57.738932">
                <text:p>-57.73893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-550.999184">
                <text:p>-550.999184</text:p>
              </table:table-cell>
              <table:table-cell office:value-type="float" office:value="-67.654193">
                <text:p>-67.65419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-552.483208">
                <text:p>-552.483208</text:p>
              </table:table-cell>
              <table:table-cell office:value-type="float" office:value="-77.646451">
                <text:p>-77.64645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-553.799164">
                <text:p>-553.799164</text:p>
              </table:table-cell>
              <table:table-cell office:value-type="float" office:value="-87.713171">
                <text:p>-87.71317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-554.944932">
                <text:p>-554.944932</text:p>
              </table:table-cell>
              <table:table-cell office:value-type="float" office:value="-97.851764">
                <text:p>-97.85176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-555.918426">
                <text:p>-555.918426</text:p>
              </table:table-cell>
              <table:table-cell office:value-type="float" office:value="-108.059595">
                <text:p>-108.05959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-556.717596">
                <text:p>-556.717596</text:p>
              </table:table-cell>
              <table:table-cell office:value-type="float" office:value="-118.333978">
                <text:p>-118.33397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-557.340431">
                <text:p>-557.340431</text:p>
              </table:table-cell>
              <table:table-cell office:value-type="float" office:value="-128.672177">
                <text:p>-128.67217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-557.784955">
                <text:p>-557.784955</text:p>
              </table:table-cell>
              <table:table-cell office:value-type="float" office:value="-139.071409">
                <text:p>-139.07140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-558.049236">
                <text:p>-558.049236</text:p>
              </table:table-cell>
              <table:table-cell office:value-type="float" office:value="-149.528842">
                <text:p>-149.52884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-558.131377">
                <text:p>-558.131377</text:p>
              </table:table-cell>
              <table:table-cell office:value-type="float" office:value="-160.041597">
                <text:p>-160.04159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-558.029526">
                <text:p>-558.029526</text:p>
              </table:table-cell>
              <table:table-cell office:value-type="float" office:value="-170.606747">
                <text:p>-170.60674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-557.741872">
                <text:p>-557.741872</text:p>
              </table:table-cell>
              <table:table-cell office:value-type="float" office:value="-181.22132">
                <text:p>-181.2213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-557.266648">
                <text:p>-557.266648</text:p>
              </table:table-cell>
              <table:table-cell office:value-type="float" office:value="-191.882295">
                <text:p>-191.88229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-556.602131">
                <text:p>-556.602131</text:p>
              </table:table-cell>
              <table:table-cell office:value-type="float" office:value="-202.586608">
                <text:p>-202.58660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-555.746643">
                <text:p>-555.746643</text:p>
              </table:table-cell>
              <table:table-cell office:value-type="float" office:value="-213.331149">
                <text:p>-213.33114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-554.698552">
                <text:p>-554.698552</text:p>
              </table:table-cell>
              <table:table-cell office:value-type="float" office:value="-224.112763">
                <text:p>-224.11276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-553.456276">
                <text:p>-553.456276</text:p>
              </table:table-cell>
              <table:table-cell office:value-type="float" office:value="-234.928251">
                <text:p>-234.92825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-552.018278">
                <text:p>-552.018278</text:p>
              </table:table-cell>
              <table:table-cell office:value-type="float" office:value="-245.774372">
                <text:p>-245.77437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-550.383073">
                <text:p>-550.383073</text:p>
              </table:table-cell>
              <table:table-cell office:value-type="float" office:value="-256.647842">
                <text:p>-256.64784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-548.549225">
                <text:p>-548.549225</text:p>
              </table:table-cell>
              <table:table-cell office:value-type="float" office:value="-267.545333">
                <text:p>-267.54533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-546.51535">
                <text:p>-546.51535</text:p>
              </table:table-cell>
              <table:table-cell office:value-type="float" office:value="-278.463479">
                <text:p>-278.46347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-544.280117">
                <text:p>-544.280117</text:p>
              </table:table-cell>
              <table:table-cell office:value-type="float" office:value="-289.398872">
                <text:p>-289.39887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-541.842246">
                <text:p>-541.842246</text:p>
              </table:table-cell>
              <table:table-cell office:value-type="float" office:value="-300.348061">
                <text:p>-300.34806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-539.200514">
                <text:p>-539.200514</text:p>
              </table:table-cell>
              <table:table-cell office:value-type="float" office:value="-311.307562">
                <text:p>-311.30756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-536.353752">
                <text:p>-536.353752</text:p>
              </table:table-cell>
              <table:table-cell office:value-type="float" office:value="-322.273847">
                <text:p>-322.27384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-533.300846">
                <text:p>-533.300846</text:p>
              </table:table-cell>
              <table:table-cell office:value-type="float" office:value="-333.243354">
                <text:p>-333.24335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-530.040742">
                <text:p>-530.040742</text:p>
              </table:table-cell>
              <table:table-cell office:value-type="float" office:value="-344.212483">
                <text:p>-344.21248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-526.572442">
                <text:p>-526.572442</text:p>
              </table:table-cell>
              <table:table-cell office:value-type="float" office:value="-355.177597">
                <text:p>-355.17759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-522.895006">
                <text:p>-522.895006</text:p>
              </table:table-cell>
              <table:table-cell office:value-type="float" office:value="-366.135025">
                <text:p>-366.13502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-519.007557">
                <text:p>-519.007557</text:p>
              </table:table-cell>
              <table:table-cell office:value-type="float" office:value="-377.081062">
                <text:p>-377.08106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-514.909275">
                <text:p>-514.909275</text:p>
              </table:table-cell>
              <table:table-cell office:value-type="float" office:value="-388.01197">
                <text:p>-388.0119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-510.599405">
                <text:p>-510.599405</text:p>
              </table:table-cell>
              <table:table-cell office:value-type="float" office:value="-398.923976">
                <text:p>-398.92397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506.077252">
                <text:p>-506.077252</text:p>
              </table:table-cell>
              <table:table-cell office:value-type="float" office:value="-409.813278">
                <text:p>-409.81327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-501.342186">
                <text:p>-501.342186</text:p>
              </table:table-cell>
              <table:table-cell office:value-type="float" office:value="-420.676043">
                <text:p>-420.67604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-496.39364">
                <text:p>-496.39364</text:p>
              </table:table-cell>
              <table:table-cell office:value-type="float" office:value="-431.508408">
                <text:p>-431.50840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-491.231112">
                <text:p>-491.231112</text:p>
              </table:table-cell>
              <table:table-cell office:value-type="float" office:value="-442.30648">
                <text:p>-442.3064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485.854168">
                <text:p>-485.854168</text:p>
              </table:table-cell>
              <table:table-cell office:value-type="float" office:value="-453.066341">
                <text:p>-453.06634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-480.262437">
                <text:p>-480.262437</text:p>
              </table:table-cell>
              <table:table-cell office:value-type="float" office:value="-463.784045">
                <text:p>-463.78404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-474.455619">
                <text:p>-474.455619</text:p>
              </table:table-cell>
              <table:table-cell office:value-type="float" office:value="-474.455619">
                <text:p>-474.45561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-468.43348">
                <text:p>-468.43348</text:p>
              </table:table-cell>
              <table:table-cell office:value-type="float" office:value="-485.077068">
                <text:p>-485.07706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-462.195855">
                <text:p>-462.195855</text:p>
              </table:table-cell>
              <table:table-cell office:value-type="float" office:value="-495.644372">
                <text:p>-495.64437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-455.742649">
                <text:p>-455.742649</text:p>
              </table:table-cell>
              <table:table-cell office:value-type="float" office:value="-506.15349">
                <text:p>-506.1534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-449.073839">
                <text:p>-449.073839</text:p>
              </table:table-cell>
              <table:table-cell office:value-type="float" office:value="-516.600357">
                <text:p>-516.60035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-442.189471">
                <text:p>-442.189471</text:p>
              </table:table-cell>
              <table:table-cell office:value-type="float" office:value="-526.980891">
                <text:p>-526.98089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-435.089664">
                <text:p>-435.089664</text:p>
              </table:table-cell>
              <table:table-cell office:value-type="float" office:value="-537.290989">
                <text:p>-537.29098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-427.774609">
                <text:p>-427.774609</text:p>
              </table:table-cell>
              <table:table-cell office:value-type="float" office:value="-547.526532">
                <text:p>-547.52653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-420.244571">
                <text:p>-420.244571</text:p>
              </table:table-cell>
              <table:table-cell office:value-type="float" office:value="-557.683381">
                <text:p>-557.68338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-412.499886">
                <text:p>-412.499886</text:p>
              </table:table-cell>
              <table:table-cell office:value-type="float" office:value="-567.757386">
                <text:p>-567.75738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-404.54097">
                <text:p>-404.54097</text:p>
              </table:table-cell>
              <table:table-cell office:value-type="float" office:value="-577.74438">
                <text:p>-577.7443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396.368308">
                <text:p>-396.368308</text:p>
              </table:table-cell>
              <table:table-cell office:value-type="float" office:value="-587.640183">
                <text:p>-587.64018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-387.982465">
                <text:p>-387.982465</text:p>
              </table:table-cell>
              <table:table-cell office:value-type="float" office:value="-597.440604">
                <text:p>-597.44060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379.38408">
                <text:p>-379.38408</text:p>
              </table:table-cell>
              <table:table-cell office:value-type="float" office:value="-607.141443">
                <text:p>-607.14144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-370.57387">
                <text:p>-370.57387</text:p>
              </table:table-cell>
              <table:table-cell office:value-type="float" office:value="-616.738488">
                <text:p>-616.73848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-361.552628">
                <text:p>-361.552628</text:p>
              </table:table-cell>
              <table:table-cell office:value-type="float" office:value="-626.227522">
                <text:p>-626.22752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-352.321227">
                <text:p>-352.321227</text:p>
              </table:table-cell>
              <table:table-cell office:value-type="float" office:value="-635.604318">
                <text:p>-635.60431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-342.880615">
                <text:p>-342.880615</text:p>
              </table:table-cell>
              <table:table-cell office:value-type="float" office:value="-644.864648">
                <text:p>-644.86464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-333.231823">
                <text:p>-333.231823</text:p>
              </table:table-cell>
              <table:table-cell office:value-type="float" office:value="-654.004276">
                <text:p>-654.00427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-323.375957">
                <text:p>-323.375957</text:p>
              </table:table-cell>
              <table:table-cell office:value-type="float" office:value="-663.018967">
                <text:p>-663.01896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-313.314206">
                <text:p>-313.314206</text:p>
              </table:table-cell>
              <table:table-cell office:value-type="float" office:value="-671.904483">
                <text:p>-671.90448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-303.047837">
                <text:p>-303.047837</text:p>
              </table:table-cell>
              <table:table-cell office:value-type="float" office:value="-680.656587">
                <text:p>-680.65658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-292.578199">
                <text:p>-292.578199</text:p>
              </table:table-cell>
              <table:table-cell office:value-type="float" office:value="-689.271043">
                <text:p>-689.27104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-281.906721">
                <text:p>-281.906721</text:p>
              </table:table-cell>
              <table:table-cell office:value-type="float" office:value="-697.743618">
                <text:p>-697.74361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-271.034912">
                <text:p>-271.034912</text:p>
              </table:table-cell>
              <table:table-cell office:value-type="float" office:value="-706.070086">
                <text:p>-706.07008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259.964365">
                <text:p>-259.964365</text:p>
              </table:table-cell>
              <table:table-cell office:value-type="float" office:value="-714.246223">
                <text:p>-714.24622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-248.696753">
                <text:p>-248.696753</text:p>
              </table:table-cell>
              <table:table-cell office:value-type="float" office:value="-722.267816">
                <text:p>-722.26781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-237.233832">
                <text:p>-237.233832</text:p>
              </table:table-cell>
              <table:table-cell office:value-type="float" office:value="-730.130659">
                <text:p>-730.13065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-225.577439">
                <text:p>-225.577439</text:p>
              </table:table-cell>
              <table:table-cell office:value-type="float" office:value="-737.830556">
                <text:p>-737.83055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213.729494">
                <text:p>-213.729494</text:p>
              </table:table-cell>
              <table:table-cell office:value-type="float" office:value="-745.363326">
                <text:p>-745.36332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-201.692001">
                <text:p>-201.692001</text:p>
              </table:table-cell>
              <table:table-cell office:value-type="float" office:value="-752.724797">
                <text:p>-752.72479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-189.467046">
                <text:p>-189.467046</text:p>
              </table:table-cell>
              <table:table-cell office:value-type="float" office:value="-759.910815">
                <text:p>-759.91081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-177.056796">
                <text:p>-177.056796</text:p>
              </table:table-cell>
              <table:table-cell office:value-type="float" office:value="-766.917241">
                <text:p>-766.91724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-164.463505">
                <text:p>-164.463505</text:p>
              </table:table-cell>
              <table:table-cell office:value-type="float" office:value="-773.739956">
                <text:p>-773.73995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-151.689506">
                <text:p>-151.689506</text:p>
              </table:table-cell>
              <table:table-cell office:value-type="float" office:value="-780.374857">
                <text:p>-780.37485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-138.737219">
                <text:p>-138.737219</text:p>
              </table:table-cell>
              <table:table-cell office:value-type="float" office:value="-786.817866">
                <text:p>-786.81786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-125.609144">
                <text:p>-125.609144</text:p>
              </table:table-cell>
              <table:table-cell office:value-type="float" office:value="-793.064925">
                <text:p>-793.06492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112.307868">
                <text:p>-112.307868</text:p>
              </table:table-cell>
              <table:table-cell office:value-type="float" office:value="-799.112001">
                <text:p>-799.11200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-98.836057">
                <text:p>-98.836057</text:p>
              </table:table-cell>
              <table:table-cell office:value-type="float" office:value="-804.955086">
                <text:p>-804.95508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-85.196463">
                <text:p>-85.196463</text:p>
              </table:table-cell>
              <table:table-cell office:value-type="float" office:value="-810.590202">
                <text:p>-810.59020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-71.391921">
                <text:p>-71.391921</text:p>
              </table:table-cell>
              <table:table-cell office:value-type="float" office:value="-816.013396">
                <text:p>-816.01339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-57.425349">
                <text:p>-57.425349</text:p>
              </table:table-cell>
              <table:table-cell office:value-type="float" office:value="-821.22075">
                <text:p>-821.2207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-43.299746">
                <text:p>-43.299746</text:p>
              </table:table-cell>
              <table:table-cell office:value-type="float" office:value="-826.208374">
                <text:p>-826.20837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-29.018196">
                <text:p>-29.018196</text:p>
              </table:table-cell>
              <table:table-cell office:value-type="float" office:value="-830.972414">
                <text:p>-830.97241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14.583865">
                <text:p>-14.583865</text:p>
              </table:table-cell>
              <table:table-cell office:value-type="float" office:value="-835.509052">
                <text:p>-835.50905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  <table:table-cell office:value-type="float" office:value="-839.814505">
                <text:p>-839.81450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4.730068">
                <text:p>14.730068</text:p>
              </table:table-cell>
              <table:table-cell office:value-type="float" office:value="-843.88503">
                <text:p>-843.8850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9.602927">
                <text:p>29.602927</text:p>
              </table:table-cell>
              <table:table-cell office:value-type="float" office:value="-847.716924">
                <text:p>-847.71692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4.615085">
                <text:p>44.615085</text:p>
              </table:table-cell>
              <table:table-cell office:value-type="float" office:value="-851.306526">
                <text:p>-851.30652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59.762965">
                <text:p>59.762965</text:p>
              </table:table-cell>
              <table:table-cell office:value-type="float" office:value="-854.650219">
                <text:p>-854.65021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75.042914">
                <text:p>75.042914</text:p>
              </table:table-cell>
              <table:table-cell office:value-type="float" office:value="-857.744429">
                <text:p>-857.74442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90.451195">
                <text:p>90.451195</text:p>
              </table:table-cell>
              <table:table-cell office:value-type="float" office:value="-860.585632">
                <text:p>-860.58563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05.983992">
                <text:p>105.983992</text:p>
              </table:table-cell>
              <table:table-cell office:value-type="float" office:value="-863.170349">
                <text:p>-863.17034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21.637411">
                <text:p>121.637411</text:p>
              </table:table-cell>
              <table:table-cell office:value-type="float" office:value="-865.495154">
                <text:p>-865.49515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7.407478">
                <text:p>137.407478</text:p>
              </table:table-cell>
              <table:table-cell office:value-type="float" office:value="-867.556672">
                <text:p>-867.55667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53.290139">
                <text:p>153.290139</text:p>
              </table:table-cell>
              <table:table-cell office:value-type="float" office:value="-869.35158">
                <text:p>-869.3515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69.281265">
                <text:p>169.281265</text:p>
              </table:table-cell>
              <table:table-cell office:value-type="float" office:value="-870.876611">
                <text:p>-870.87661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85.376647">
                <text:p>185.376647</text:p>
              </table:table-cell>
              <table:table-cell office:value-type="float" office:value="-872.128555">
                <text:p>-872.12855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01.572001">
                <text:p>201.572001</text:p>
              </table:table-cell>
              <table:table-cell office:value-type="float" office:value="-873.104259">
                <text:p>-873.10425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17.862966">
                <text:p>217.862966</text:p>
              </table:table-cell>
              <table:table-cell office:value-type="float" office:value="-873.800632">
                <text:p>-873.80063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34.245107">
                <text:p>234.245107</text:p>
              </table:table-cell>
              <table:table-cell office:value-type="float" office:value="-874.214641">
                <text:p>-874.21464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50.713913">
                <text:p>250.713913</text:p>
              </table:table-cell>
              <table:table-cell office:value-type="float" office:value="-874.34332">
                <text:p>-874.3433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67.264798">
                <text:p>267.264798</text:p>
              </table:table-cell>
              <table:table-cell office:value-type="float" office:value="-874.183765">
                <text:p>-874.18376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83.893106">
                <text:p>283.893106</text:p>
              </table:table-cell>
              <table:table-cell office:value-type="float" office:value="-873.73314">
                <text:p>-873.7331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00.594107">
                <text:p>300.594107</text:p>
              </table:table-cell>
              <table:table-cell office:value-type="float" office:value="-872.988676">
                <text:p>-872.98867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17.362999">
                <text:p>317.362999</text:p>
              </table:table-cell>
              <table:table-cell office:value-type="float" office:value="-871.947673">
                <text:p>-871.94767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34.194909">
                <text:p>334.194909</text:p>
              </table:table-cell>
              <table:table-cell office:value-type="float" office:value="-870.607503">
                <text:p>-870.60750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51.084897">
                <text:p>351.084897</text:p>
              </table:table-cell>
              <table:table-cell office:value-type="float" office:value="-868.965612">
                <text:p>-868.96561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68.027951">
                <text:p>368.027951</text:p>
              </table:table-cell>
              <table:table-cell office:value-type="float" office:value="-867.019518">
                <text:p>-867.01951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85.018993">
                <text:p>385.018993</text:p>
              </table:table-cell>
              <table:table-cell office:value-type="float" office:value="-864.766816">
                <text:p>-864.76681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02.052877">
                <text:p>402.052877</text:p>
              </table:table-cell>
              <table:table-cell office:value-type="float" office:value="-862.205178">
                <text:p>-862.20517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19.124394">
                <text:p>419.124394</text:p>
              </table:table-cell>
              <table:table-cell office:value-type="float" office:value="-859.332355">
                <text:p>-859.33235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36.228267">
                <text:p>436.228267</text:p>
              </table:table-cell>
              <table:table-cell office:value-type="float" office:value="-856.146179">
                <text:p>-856.14617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53.359156">
                <text:p>453.359156</text:p>
              </table:table-cell>
              <table:table-cell office:value-type="float" office:value="-852.644564">
                <text:p>-852.64456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70.511661">
                <text:p>470.511661</text:p>
              </table:table-cell>
              <table:table-cell office:value-type="float" office:value="-848.825506">
                <text:p>-848.82550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87.680318">
                <text:p>487.680318</text:p>
              </table:table-cell>
              <table:table-cell office:value-type="float" office:value="-844.687088">
                <text:p>-844.68708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504.859603">
                <text:p>504.859603</text:p>
              </table:table-cell>
              <table:table-cell office:value-type="float" office:value="-840.227479">
                <text:p>-840.22747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522.043936">
                <text:p>522.043936</text:p>
              </table:table-cell>
              <table:table-cell office:value-type="float" office:value="-835.444936">
                <text:p>-835.44493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539.227675">
                <text:p>539.227675</text:p>
              </table:table-cell>
              <table:table-cell office:value-type="float" office:value="-830.337805">
                <text:p>-830.33780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556.405126">
                <text:p>556.405126</text:p>
              </table:table-cell>
              <table:table-cell office:value-type="float" office:value="-824.904522">
                <text:p>-824.90452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73.570536">
                <text:p>573.570536</text:p>
              </table:table-cell>
              <table:table-cell office:value-type="float" office:value="-819.143618">
                <text:p>-819.14361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590.718102">
                <text:p>590.718102</text:p>
              </table:table-cell>
              <table:table-cell office:value-type="float" office:value="-813.053716">
                <text:p>-813.05371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07.841966">
                <text:p>607.841966</text:p>
              </table:table-cell>
              <table:table-cell office:value-type="float" office:value="-806.633534">
                <text:p>-806.63353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24.936221">
                <text:p>624.936221</text:p>
              </table:table-cell>
              <table:table-cell office:value-type="float" office:value="-799.881886">
                <text:p>-799.88188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41.994908">
                <text:p>641.994908</text:p>
              </table:table-cell>
              <table:table-cell office:value-type="float" office:value="-792.797687">
                <text:p>-792.79768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59.012024">
                <text:p>659.012024</text:p>
              </table:table-cell>
              <table:table-cell office:value-type="float" office:value="-785.379947">
                <text:p>-785.37994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75.981515">
                <text:p>675.981515</text:p>
              </table:table-cell>
              <table:table-cell office:value-type="float" office:value="-777.627779">
                <text:p>-777.62777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92.897286">
                <text:p>692.897286</text:p>
              </table:table-cell>
              <table:table-cell office:value-type="float" office:value="-769.540397">
                <text:p>-769.54039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709.753197">
                <text:p>709.753197</text:p>
              </table:table-cell>
              <table:table-cell office:value-type="float" office:value="-761.11712">
                <text:p>-761.1171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726.543065">
                <text:p>726.543065</text:p>
              </table:table-cell>
              <table:table-cell office:value-type="float" office:value="-752.357368">
                <text:p>-752.35736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43.26067">
                <text:p>743.26067</text:p>
              </table:table-cell>
              <table:table-cell office:value-type="float" office:value="-743.26067">
                <text:p>-743.2606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59.899751">
                <text:p>759.899751</text:p>
              </table:table-cell>
              <table:table-cell office:value-type="float" office:value="-733.826659">
                <text:p>-733.82665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76.454011">
                <text:p>776.454011</text:p>
              </table:table-cell>
              <table:table-cell office:value-type="float" office:value="-724.055079">
                <text:p>-724.05507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792.917118">
                <text:p>792.917118</text:p>
              </table:table-cell>
              <table:table-cell office:value-type="float" office:value="-713.94578">
                <text:p>-713.9457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809.282707">
                <text:p>809.282707</text:p>
              </table:table-cell>
              <table:table-cell office:value-type="float" office:value="-703.498724">
                <text:p>-703.49872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825.544381">
                <text:p>825.544381</text:p>
              </table:table-cell>
              <table:table-cell office:value-type="float" office:value="-692.713985">
                <text:p>-692.71398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841.695713">
                <text:p>841.695713</text:p>
              </table:table-cell>
              <table:table-cell office:value-type="float" office:value="-681.591749">
                <text:p>-681.59174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857.73025">
                <text:p>857.73025</text:p>
              </table:table-cell>
              <table:table-cell office:value-type="float" office:value="-670.132316">
                <text:p>-670.13231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873.64151">
                <text:p>873.64151</text:p>
              </table:table-cell>
              <table:table-cell office:value-type="float" office:value="-658.336098">
                <text:p>-658.33609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889.422989">
                <text:p>889.422989</text:p>
              </table:table-cell>
              <table:table-cell office:value-type="float" office:value="-646.203627">
                <text:p>-646.20362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905.068161">
                <text:p>905.068161</text:p>
              </table:table-cell>
              <table:table-cell office:value-type="float" office:value="-633.735549">
                <text:p>-633.73554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920.570478">
                <text:p>920.570478</text:p>
              </table:table-cell>
              <table:table-cell office:value-type="float" office:value="-620.932628">
                <text:p>-620.93262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935.923374">
                <text:p>935.923374</text:p>
              </table:table-cell>
              <table:table-cell office:value-type="float" office:value="-607.795746">
                <text:p>-607.79574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951.120269">
                <text:p>951.120269</text:p>
              </table:table-cell>
              <table:table-cell office:value-type="float" office:value="-594.325906">
                <text:p>-594.32590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966.154565">
                <text:p>966.154565</text:p>
              </table:table-cell>
              <table:table-cell office:value-type="float" office:value="-580.52423">
                <text:p>-580.5242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981.019654">
                <text:p>981.019654</text:p>
              </table:table-cell>
              <table:table-cell office:value-type="float" office:value="-566.391961">
                <text:p>-566.39196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995.708919">
                <text:p>995.708919</text:p>
              </table:table-cell>
              <table:table-cell office:value-type="float" office:value="-551.930466">
                <text:p>-551.93046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010.215731">
                <text:p>1010.215731</text:p>
              </table:table-cell>
              <table:table-cell office:value-type="float" office:value="-537.141232">
                <text:p>-537.14123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024.533459">
                <text:p>1024.533459</text:p>
              </table:table-cell>
              <table:table-cell office:value-type="float" office:value="-522.025871">
                <text:p>-522.02587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038.655465">
                <text:p>1038.655465</text:p>
              </table:table-cell>
              <table:table-cell office:value-type="float" office:value="-506.586119">
                <text:p>-506.58611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052.575112">
                <text:p>1052.575112</text:p>
              </table:table-cell>
              <table:table-cell office:value-type="float" office:value="-490.823835">
                <text:p>-490.82383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066.285761">
                <text:p>1066.285761</text:p>
              </table:table-cell>
              <table:table-cell office:value-type="float" office:value="-474.741008">
                <text:p>-474.74100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079.780777">
                <text:p>1079.780777</text:p>
              </table:table-cell>
              <table:table-cell office:value-type="float" office:value="-458.339747">
                <text:p>-458.33974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093.05353">
                <text:p>1093.05353</text:p>
              </table:table-cell>
              <table:table-cell office:value-type="float" office:value="-441.622292">
                <text:p>-441.62229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106.097397">
                <text:p>1106.097397</text:p>
              </table:table-cell>
              <table:table-cell office:value-type="float" office:value="-424.59101">
                <text:p>-424.5910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118.905763">
                <text:p>1118.905763</text:p>
              </table:table-cell>
              <table:table-cell office:value-type="float" office:value="-407.248393">
                <text:p>-407.24839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131.472027">
                <text:p>1131.472027</text:p>
              </table:table-cell>
              <table:table-cell office:value-type="float" office:value="-389.597062">
                <text:p>-389.59706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143.7896">
                <text:p>1143.7896</text:p>
              </table:table-cell>
              <table:table-cell office:value-type="float" office:value="-371.639769">
                <text:p>-371.63976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155.85191">
                <text:p>1155.85191</text:p>
              </table:table-cell>
              <table:table-cell office:value-type="float" office:value="-353.379392">
                <text:p>-353.37939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167.652405">
                <text:p>1167.652405</text:p>
              </table:table-cell>
              <table:table-cell office:value-type="float" office:value="-334.818939">
                <text:p>-334.81893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179.184552">
                <text:p>1179.184552</text:p>
              </table:table-cell>
              <table:table-cell office:value-type="float" office:value="-315.961548">
                <text:p>-315.96154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190.441842">
                <text:p>1190.441842</text:p>
              </table:table-cell>
              <table:table-cell office:value-type="float" office:value="-296.810487">
                <text:p>-296.81048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201.417792">
                <text:p>1201.417792</text:p>
              </table:table-cell>
              <table:table-cell office:value-type="float" office:value="-277.369153">
                <text:p>-277.36915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212.105948">
                <text:p>1212.105948</text:p>
              </table:table-cell>
              <table:table-cell office:value-type="float" office:value="-257.641073">
                <text:p>-257.64107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222.499884">
                <text:p>1222.499884</text:p>
              </table:table-cell>
              <table:table-cell office:value-type="float" office:value="-237.629905">
                <text:p>-237.62990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232.593209">
                <text:p>1232.593209</text:p>
              </table:table-cell>
              <table:table-cell office:value-type="float" office:value="-217.339439">
                <text:p>-217.33943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242.379569">
                <text:p>1242.379569</text:p>
              </table:table-cell>
              <table:table-cell office:value-type="float" office:value="-196.773593">
                <text:p>-196.77359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251.852643">
                <text:p>1251.852643</text:p>
              </table:table-cell>
              <table:table-cell office:value-type="float" office:value="-175.936415">
                <text:p>-175.93641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261.006157">
                <text:p>1261.006157</text:p>
              </table:table-cell>
              <table:table-cell office:value-type="float" office:value="-154.832087">
                <text:p>-154.83208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269.833873">
                <text:p>1269.833873</text:p>
              </table:table-cell>
              <table:table-cell office:value-type="float" office:value="-133.464918">
                <text:p>-133.46491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278.329604">
                <text:p>1278.329604</text:p>
              </table:table-cell>
              <table:table-cell office:value-type="float" office:value="-111.839349">
                <text:p>-111.83934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286.487208">
                <text:p>1286.487208</text:p>
              </table:table-cell>
              <table:table-cell office:value-type="float" office:value="-89.959949">
                <text:p>-89.95994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294.300594">
                <text:p>1294.300594</text:p>
              </table:table-cell>
              <table:table-cell office:value-type="float" office:value="-67.83142">
                <text:p>-67.8314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301.763723">
                <text:p>1301.763723</text:p>
              </table:table-cell>
              <table:table-cell office:value-type="float" office:value="-45.458591">
                <text:p>-45.45859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308.870614">
                <text:p>1308.870614</text:p>
              </table:table-cell>
              <table:table-cell office:value-type="float" office:value="-22.846422">
                <text:p>-22.84642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315.615342">
                <text:p>1315.615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321.992042">
                <text:p>1321.992042</text:p>
              </table:table-cell>
              <table:table-cell office:value-type="float" office:value="23.075457">
                <text:p>23.07545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327.994914">
                <text:p>1327.994914</text:p>
              </table:table-cell>
              <table:table-cell office:value-type="float" office:value="46.374604">
                <text:p>46.37460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333.618222">
                <text:p>1333.618222</text:p>
              </table:table-cell>
              <table:table-cell office:value-type="float" office:value="69.891969">
                <text:p>69.89196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338.856299">
                <text:p>1338.856299</text:p>
              </table:table-cell>
              <table:table-cell office:value-type="float" office:value="93.621953">
                <text:p>93.62195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343.703549">
                <text:p>1343.703549</text:p>
              </table:table-cell>
              <table:table-cell office:value-type="float" office:value="117.558828">
                <text:p>117.55882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348.154448">
                <text:p>1348.154448</text:p>
              </table:table-cell>
              <table:table-cell office:value-type="float" office:value="141.696742">
                <text:p>141.69674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352.203549">
                <text:p>1352.203549</text:p>
              </table:table-cell>
              <table:table-cell office:value-type="float" office:value="166.029719">
                <text:p>166.02971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355.845484">
                <text:p>1355.845484</text:p>
              </table:table-cell>
              <table:table-cell office:value-type="float" office:value="190.551656">
                <text:p>190.55165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359.074964">
                <text:p>1359.074964</text:p>
              </table:table-cell>
              <table:table-cell office:value-type="float" office:value="215.256328">
                <text:p>215.25632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361.886786">
                <text:p>1361.886786</text:p>
              </table:table-cell>
              <table:table-cell office:value-type="float" office:value="240.137385">
                <text:p>240.13738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364.27583">
                <text:p>1364.27583</text:p>
              </table:table-cell>
              <table:table-cell office:value-type="float" office:value="265.188358">
                <text:p>265.18835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366.237069">
                <text:p>1366.237069</text:p>
              </table:table-cell>
              <table:table-cell office:value-type="float" office:value="290.402654">
                <text:p>290.40265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367.765563">
                <text:p>1367.765563</text:p>
              </table:table-cell>
              <table:table-cell office:value-type="float" office:value="315.773561">
                <text:p>315.77356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368.856468">
                <text:p>1368.856468</text:p>
              </table:table-cell>
              <table:table-cell office:value-type="float" office:value="341.294249">
                <text:p>341.29424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369.505037">
                <text:p>1369.505037</text:p>
              </table:table-cell>
              <table:table-cell office:value-type="float" office:value="366.957769">
                <text:p>366.95776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369.706619">
                <text:p>1369.706619</text:p>
              </table:table-cell>
              <table:table-cell office:value-type="float" office:value="392.757053">
                <text:p>392.75705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369.456668">
                <text:p>1369.456668</text:p>
              </table:table-cell>
              <table:table-cell office:value-type="float" office:value="418.68492">
                <text:p>418.6849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368.750739">
                <text:p>1368.750739</text:p>
              </table:table-cell>
              <table:table-cell office:value-type="float" office:value="444.734074">
                <text:p>444.73407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367.584494">
                <text:p>1367.584494</text:p>
              </table:table-cell>
              <table:table-cell office:value-type="float" office:value="470.897105">
                <text:p>470.89710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365.953707">
                <text:p>1365.953707</text:p>
              </table:table-cell>
              <table:table-cell office:value-type="float" office:value="497.166491">
                <text:p>497.16649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363.854258">
                <text:p>1363.854258</text:p>
              </table:table-cell>
              <table:table-cell office:value-type="float" office:value="523.534599">
                <text:p>523.53459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361.282146">
                <text:p>1361.282146</text:p>
              </table:table-cell>
              <table:table-cell office:value-type="float" office:value="549.993688">
                <text:p>549.99368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358.233483">
                <text:p>1358.233483</text:p>
              </table:table-cell>
              <table:table-cell office:value-type="float" office:value="576.535908">
                <text:p>576.53590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354.704502">
                <text:p>1354.704502</text:p>
              </table:table-cell>
              <table:table-cell office:value-type="float" office:value="603.153304">
                <text:p>603.15330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350.691556">
                <text:p>1350.691556</text:p>
              </table:table-cell>
              <table:table-cell office:value-type="float" office:value="629.837816">
                <text:p>629.83781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346.191122">
                <text:p>1346.191122</text:p>
              </table:table-cell>
              <table:table-cell office:value-type="float" office:value="656.58128">
                <text:p>656.5812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341.199803">
                <text:p>1341.199803</text:p>
              </table:table-cell>
              <table:table-cell office:value-type="float" office:value="683.375432">
                <text:p>683.37543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335.714331">
                <text:p>1335.714331</text:p>
              </table:table-cell>
              <table:table-cell office:value-type="float" office:value="710.211908">
                <text:p>710.21190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329.731568">
                <text:p>1329.731568</text:p>
              </table:table-cell>
              <table:table-cell office:value-type="float" office:value="737.082244">
                <text:p>737.08224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323.24851">
                <text:p>1323.24851</text:p>
              </table:table-cell>
              <table:table-cell office:value-type="float" office:value="763.977884">
                <text:p>763.97788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316.262289">
                <text:p>1316.262289</text:p>
              </table:table-cell>
              <table:table-cell office:value-type="float" office:value="790.890174">
                <text:p>790.89017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308.770174">
                <text:p>1308.770174</text:p>
              </table:table-cell>
              <table:table-cell office:value-type="float" office:value="817.81037">
                <text:p>817.8103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300.769573">
                <text:p>1300.769573</text:p>
              </table:table-cell>
              <table:table-cell office:value-type="float" office:value="844.729638">
                <text:p>844.72963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292.258039">
                <text:p>1292.258039</text:p>
              </table:table-cell>
              <table:table-cell office:value-type="float" office:value="871.639053">
                <text:p>871.63905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283.233268">
                <text:p>1283.233268</text:p>
              </table:table-cell>
              <table:table-cell office:value-type="float" office:value="898.529608">
                <text:p>898.52960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273.693103">
                <text:p>1273.693103</text:p>
              </table:table-cell>
              <table:table-cell office:value-type="float" office:value="925.392207">
                <text:p>925.39220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263.635537">
                <text:p>1263.635537</text:p>
              </table:table-cell>
              <table:table-cell office:value-type="float" office:value="952.217676">
                <text:p>952.21767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253.058712">
                <text:p>1253.058712</text:p>
              </table:table-cell>
              <table:table-cell office:value-type="float" office:value="978.996761">
                <text:p>978.99676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241.960926">
                <text:p>1241.960926</text:p>
              </table:table-cell>
              <table:table-cell office:value-type="float" office:value="1005.720127">
                <text:p>1005.72012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230.34063">
                <text:p>1230.34063</text:p>
              </table:table-cell>
              <table:table-cell office:value-type="float" office:value="1032.378369">
                <text:p>1032.37836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218.196435">
                <text:p>1218.196435</text:p>
              </table:table-cell>
              <table:table-cell office:value-type="float" office:value="1058.962005">
                <text:p>1058.96200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205.52711">
                <text:p>1205.52711</text:p>
              </table:table-cell>
              <table:table-cell office:value-type="float" office:value="1085.461485">
                <text:p>1085.46148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192.331585">
                <text:p>1192.331585</text:p>
              </table:table-cell>
              <table:table-cell office:value-type="float" office:value="1111.867191">
                <text:p>1111.86719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178.608955">
                <text:p>1178.608955</text:p>
              </table:table-cell>
              <table:table-cell office:value-type="float" office:value="1138.169438">
                <text:p>1138.16943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164.35848">
                <text:p>1164.35848</text:p>
              </table:table-cell>
              <table:table-cell office:value-type="float" office:value="1164.35848">
                <text:p>1164.3584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149.579587">
                <text:p>1149.579587</text:p>
              </table:table-cell>
              <table:table-cell office:value-type="float" office:value="1190.42451">
                <text:p>1190.4245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134.271872">
                <text:p>1134.271872</text:p>
              </table:table-cell>
              <table:table-cell office:value-type="float" office:value="1216.357664">
                <text:p>1216.35766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118.435102">
                <text:p>1118.435102</text:p>
              </table:table-cell>
              <table:table-cell office:value-type="float" office:value="1242.148021">
                <text:p>1242.14802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102.069218">
                <text:p>1102.069218</text:p>
              </table:table-cell>
              <table:table-cell office:value-type="float" office:value="1267.785611">
                <text:p>1267.78561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085.174335">
                <text:p>1085.174335</text:p>
              </table:table-cell>
              <table:table-cell office:value-type="float" office:value="1293.260412">
                <text:p>1293.26041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067.750744">
                <text:p>1067.750744</text:p>
              </table:table-cell>
              <table:table-cell office:value-type="float" office:value="1318.562358">
                <text:p>1318.56235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049.798915">
                <text:p>1049.798915</text:p>
              </table:table-cell>
              <table:table-cell office:value-type="float" office:value="1343.681336">
                <text:p>1343.68133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031.319495">
                <text:p>1031.319495</text:p>
              </table:table-cell>
              <table:table-cell office:value-type="float" office:value="1368.607195">
                <text:p>1368.60719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012.313316">
                <text:p>1012.313316</text:p>
              </table:table-cell>
              <table:table-cell office:value-type="float" office:value="1393.329746">
                <text:p>1393.32974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992.781389">
                <text:p>992.781389</text:p>
              </table:table-cell>
              <table:table-cell office:value-type="float" office:value="1417.838762">
                <text:p>1417.83876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972.724913">
                <text:p>972.724913</text:p>
              </table:table-cell>
              <table:table-cell office:value-type="float" office:value="1442.123989">
                <text:p>1442.12398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952.14527">
                <text:p>952.14527</text:p>
              </table:table-cell>
              <table:table-cell office:value-type="float" office:value="1466.175141">
                <text:p>1466.17514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931.044029">
                <text:p>931.044029</text:p>
              </table:table-cell>
              <table:table-cell office:value-type="float" office:value="1489.981907">
                <text:p>1489.98190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909.422949">
                <text:p>909.422949</text:p>
              </table:table-cell>
              <table:table-cell office:value-type="float" office:value="1513.533954">
                <text:p>1513.53395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887.283977">
                <text:p>887.283977</text:p>
              </table:table-cell>
              <table:table-cell office:value-type="float" office:value="1536.82093">
                <text:p>1536.8209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864.629254">
                <text:p>864.629254</text:p>
              </table:table-cell>
              <table:table-cell office:value-type="float" office:value="1559.832465">
                <text:p>1559.83246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841.461111">
                <text:p>841.461111</text:p>
              </table:table-cell>
              <table:table-cell office:value-type="float" office:value="1582.55818">
                <text:p>1582.5581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817.782071">
                <text:p>817.782071</text:p>
              </table:table-cell>
              <table:table-cell office:value-type="float" office:value="1604.987684">
                <text:p>1604.98768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93.594855">
                <text:p>793.594855</text:p>
              </table:table-cell>
              <table:table-cell office:value-type="float" office:value="1627.110579">
                <text:p>1627.11057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768.902376">
                <text:p>768.902376</text:p>
              </table:table-cell>
              <table:table-cell office:value-type="float" office:value="1648.916467">
                <text:p>1648.91646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43.707747">
                <text:p>743.707747</text:p>
              </table:table-cell>
              <table:table-cell office:value-type="float" office:value="1670.394948">
                <text:p>1670.39494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718.014275">
                <text:p>718.014275</text:p>
              </table:table-cell>
              <table:table-cell office:value-type="float" office:value="1691.535629">
                <text:p>1691.53562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691.825469">
                <text:p>691.825469</text:p>
              </table:table-cell>
              <table:table-cell office:value-type="float" office:value="1712.328122">
                <text:p>1712.32812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665.145033">
                <text:p>665.145033</text:p>
              </table:table-cell>
              <table:table-cell office:value-type="float" office:value="1732.762052">
                <text:p>1732.76205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637.976875">
                <text:p>637.976875</text:p>
              </table:table-cell>
              <table:table-cell office:value-type="float" office:value="1752.827058">
                <text:p>1752.82705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610.325101">
                <text:p>610.325101</text:p>
              </table:table-cell>
              <table:table-cell office:value-type="float" office:value="1772.512798">
                <text:p>1772.51279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82.19402">
                <text:p>582.19402</text:p>
              </table:table-cell>
              <table:table-cell office:value-type="float" office:value="1791.808949">
                <text:p>1791.80894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53.58814">
                <text:p>553.58814</text:p>
              </table:table-cell>
              <table:table-cell office:value-type="float" office:value="1810.705219">
                <text:p>1810.70521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24.512176">
                <text:p>524.512176</text:p>
              </table:table-cell>
              <table:table-cell office:value-type="float" office:value="1829.191339">
                <text:p>1829.19133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94.971042">
                <text:p>494.971042</text:p>
              </table:table-cell>
              <table:table-cell office:value-type="float" office:value="1847.257078">
                <text:p>1847.25707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64.969857">
                <text:p>464.969857</text:p>
              </table:table-cell>
              <table:table-cell office:value-type="float" office:value="1864.892238">
                <text:p>1864.89223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34.513944">
                <text:p>434.513944</text:p>
              </table:table-cell>
              <table:table-cell office:value-type="float" office:value="1882.086664">
                <text:p>1882.08666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03.608828">
                <text:p>403.608828</text:p>
              </table:table-cell>
              <table:table-cell office:value-type="float" office:value="1898.830244">
                <text:p>1898.83024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72.26024">
                <text:p>372.26024</text:p>
              </table:table-cell>
              <table:table-cell office:value-type="float" office:value="1915.112913">
                <text:p>1915.11291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40.474115">
                <text:p>340.474115</text:p>
              </table:table-cell>
              <table:table-cell office:value-type="float" office:value="1930.924659">
                <text:p>1930.92465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08.256592">
                <text:p>308.256592</text:p>
              </table:table-cell>
              <table:table-cell office:value-type="float" office:value="1946.255526">
                <text:p>1946.25552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75.614015">
                <text:p>275.614015</text:p>
              </table:table-cell>
              <table:table-cell office:value-type="float" office:value="1961.095616">
                <text:p>1961.09561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42.552931">
                <text:p>242.552931</text:p>
              </table:table-cell>
              <table:table-cell office:value-type="float" office:value="1975.435095">
                <text:p>1975.43509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09.080092">
                <text:p>209.080092</text:p>
              </table:table-cell>
              <table:table-cell office:value-type="float" office:value="1989.264196">
                <text:p>1989.26419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75.202455">
                <text:p>175.202455</text:p>
              </table:table-cell>
              <table:table-cell office:value-type="float" office:value="2002.573223">
                <text:p>2002.57322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40.927179">
                <text:p>140.927179</text:p>
              </table:table-cell>
              <table:table-cell office:value-type="float" office:value="2015.352555">
                <text:p>2015.35255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06.261628">
                <text:p>106.261628</text:p>
              </table:table-cell>
              <table:table-cell office:value-type="float" office:value="2027.592651">
                <text:p>2027.59265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71.213368">
                <text:p>71.213368</text:p>
              </table:table-cell>
              <table:table-cell office:value-type="float" office:value="2039.284052">
                <text:p>2039.28405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5.790169">
                <text:p>35.790169</text:p>
              </table:table-cell>
              <table:table-cell office:value-type="float" office:value="2050.417385">
                <text:p>2050.41738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  <table:table-cell office:value-type="float" office:value="2060.98337">
                <text:p>2060.9833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-36.148965">
                <text:p>-36.148965</text:p>
              </table:table-cell>
              <table:table-cell office:value-type="float" office:value="2070.972819">
                <text:p>2070.97281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-72.648353">
                <text:p>-72.648353</text:p>
              </table:table-cell>
              <table:table-cell office:value-type="float" office:value="2080.376646">
                <text:p>2080.37664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-109.489592">
                <text:p>-109.489592</text:p>
              </table:table-cell>
              <table:table-cell office:value-type="float" office:value="2089.185866">
                <text:p>2089.18586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-146.663908">
                <text:p>-146.663908</text:p>
              </table:table-cell>
              <table:table-cell office:value-type="float" office:value="2097.3916">
                <text:p>2097.391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-184.162332">
                <text:p>-184.162332</text:p>
              </table:table-cell>
              <table:table-cell office:value-type="float" office:value="2104.985082">
                <text:p>2104.98508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-221.975695">
                <text:p>-221.975695</text:p>
              </table:table-cell>
              <table:table-cell office:value-type="float" office:value="2111.957658">
                <text:p>2111.95765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-260.094633">
                <text:p>-260.094633</text:p>
              </table:table-cell>
              <table:table-cell office:value-type="float" office:value="2118.300797">
                <text:p>2118.30079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-298.509588">
                <text:p>-298.509588</text:p>
              </table:table-cell>
              <table:table-cell office:value-type="float" office:value="2124.006087">
                <text:p>2124.00608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-337.210807">
                <text:p>-337.210807</text:p>
              </table:table-cell>
              <table:table-cell office:value-type="float" office:value="2129.065244">
                <text:p>2129.06524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-376.188344">
                <text:p>-376.188344</text:p>
              </table:table-cell>
              <table:table-cell office:value-type="float" office:value="2133.470116">
                <text:p>2133.47011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415.432062">
                <text:p>-415.432062</text:p>
              </table:table-cell>
              <table:table-cell office:value-type="float" office:value="2137.212685">
                <text:p>2137.21268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-454.931636">
                <text:p>-454.931636</text:p>
              </table:table-cell>
              <table:table-cell office:value-type="float" office:value="2140.285073">
                <text:p>2140.28507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-494.67655">
                <text:p>-494.67655</text:p>
              </table:table-cell>
              <table:table-cell office:value-type="float" office:value="2142.679542">
                <text:p>2142.67954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-534.656103">
                <text:p>-534.656103</text:p>
              </table:table-cell>
              <table:table-cell office:value-type="float" office:value="2144.388505">
                <text:p>2144.38850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-574.859409">
                <text:p>-574.859409</text:p>
              </table:table-cell>
              <table:table-cell office:value-type="float" office:value="2145.404523">
                <text:p>2145.40452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-615.275399">
                <text:p>-615.275399</text:p>
              </table:table-cell>
              <table:table-cell office:value-type="float" office:value="2145.720313">
                <text:p>2145.72031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-655.892821">
                <text:p>-655.892821</text:p>
              </table:table-cell>
              <table:table-cell office:value-type="float" office:value="2145.32875">
                <text:p>2145.3287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-696.700245">
                <text:p>-696.700245</text:p>
              </table:table-cell>
              <table:table-cell office:value-type="float" office:value="2144.222874">
                <text:p>2144.22287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-737.686063">
                <text:p>-737.686063</text:p>
              </table:table-cell>
              <table:table-cell office:value-type="float" office:value="2142.395889">
                <text:p>2142.39588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-778.838492">
                <text:p>-778.838492</text:p>
              </table:table-cell>
              <table:table-cell office:value-type="float" office:value="2139.84117">
                <text:p>2139.8411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-820.145575">
                <text:p>-820.145575</text:p>
              </table:table-cell>
              <table:table-cell office:value-type="float" office:value="2136.552269">
                <text:p>2136.55226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-861.595185">
                <text:p>-861.595185</text:p>
              </table:table-cell>
              <table:table-cell office:value-type="float" office:value="2132.522915">
                <text:p>2132.52291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-903.175024">
                <text:p>-903.175024</text:p>
              </table:table-cell>
              <table:table-cell office:value-type="float" office:value="2127.747018">
                <text:p>2127.74701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-944.872631">
                <text:p>-944.872631</text:p>
              </table:table-cell>
              <table:table-cell office:value-type="float" office:value="2122.218676">
                <text:p>2122.21867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-986.675378">
                <text:p>-986.675378</text:p>
              </table:table-cell>
              <table:table-cell office:value-type="float" office:value="2115.932177">
                <text:p>2115.93217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-1028.570477">
                <text:p>-1028.570477</text:p>
              </table:table-cell>
              <table:table-cell office:value-type="float" office:value="2108.882">
                <text:p>2108.88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-1070.544981">
                <text:p>-1070.544981</text:p>
              </table:table-cell>
              <table:table-cell office:value-type="float" office:value="2101.062826">
                <text:p>2101.06282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-1112.585787">
                <text:p>-1112.585787</text:p>
              </table:table-cell>
              <table:table-cell office:value-type="float" office:value="2092.469534">
                <text:p>2092.46953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-1154.679638">
                <text:p>-1154.679638</text:p>
              </table:table-cell>
              <table:table-cell office:value-type="float" office:value="2083.097209">
                <text:p>2083.09720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-1196.813128">
                <text:p>-1196.813128</text:p>
              </table:table-cell>
              <table:table-cell office:value-type="float" office:value="2072.941145">
                <text:p>2072.94114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-1238.972703">
                <text:p>-1238.972703</text:p>
              </table:table-cell>
              <table:table-cell office:value-type="float" office:value="2061.996848">
                <text:p>2061.99684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-1281.144662">
                <text:p>-1281.144662</text:p>
              </table:table-cell>
              <table:table-cell office:value-type="float" office:value="2050.260039">
                <text:p>2050.26003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-1323.315167">
                <text:p>-1323.315167</text:p>
              </table:table-cell>
              <table:table-cell office:value-type="float" office:value="2037.726661">
                <text:p>2037.72666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-1365.470237">
                <text:p>-1365.470237</text:p>
              </table:table-cell>
              <table:table-cell office:value-type="float" office:value="2024.392878">
                <text:p>2024.39287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-1407.595761">
                <text:p>-1407.595761</text:p>
              </table:table-cell>
              <table:table-cell office:value-type="float" office:value="2010.25508">
                <text:p>2010.25508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-1449.677492">
                <text:p>-1449.677492</text:p>
              </table:table-cell>
              <table:table-cell office:value-type="float" office:value="1995.30989">
                <text:p>1995.3098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-1491.701056">
                <text:p>-1491.701056</text:p>
              </table:table-cell>
              <table:table-cell office:value-type="float" office:value="1979.554162">
                <text:p>1979.55416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-1533.651956">
                <text:p>-1533.651956</text:p>
              </table:table-cell>
              <table:table-cell office:value-type="float" office:value="1962.984988">
                <text:p>1962.98498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-1575.515571">
                <text:p>-1575.515571</text:p>
              </table:table-cell>
              <table:table-cell office:value-type="float" office:value="1945.599699">
                <text:p>1945.59969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-1617.277164">
                <text:p>-1617.277164</text:p>
              </table:table-cell>
              <table:table-cell office:value-type="float" office:value="1927.395871">
                <text:p>1927.39587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-1658.921884">
                <text:p>-1658.921884</text:p>
              </table:table-cell>
              <table:table-cell office:value-type="float" office:value="1908.371326">
                <text:p>1908.37132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-1700.434769">
                <text:p>-1700.434769</text:p>
              </table:table-cell>
              <table:table-cell office:value-type="float" office:value="1888.524135">
                <text:p>1888.52413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-1741.80075">
                <text:p>-1741.80075</text:p>
              </table:table-cell>
              <table:table-cell office:value-type="float" office:value="1867.852624">
                <text:p>1867.85262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-1783.004659">
                <text:p>-1783.004659</text:p>
              </table:table-cell>
              <table:table-cell office:value-type="float" office:value="1846.355374">
                <text:p>1846.35537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-1824.031225">
                <text:p>-1824.031225</text:p>
              </table:table-cell>
              <table:table-cell office:value-type="float" office:value="1824.031225">
                <text:p>1824.03122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-1864.865087">
                <text:p>-1864.865087</text:p>
              </table:table-cell>
              <table:table-cell office:value-type="float" office:value="1800.879281">
                <text:p>1800.87928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-1905.490789">
                <text:p>-1905.490789</text:p>
              </table:table-cell>
              <table:table-cell office:value-type="float" office:value="1776.898908">
                <text:p>1776.89890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-1945.892795">
                <text:p>-1945.892795</text:p>
              </table:table-cell>
              <table:table-cell office:value-type="float" office:value="1752.089742">
                <text:p>1752.08974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-1986.055481">
                <text:p>-1986.055481</text:p>
              </table:table-cell>
              <table:table-cell office:value-type="float" office:value="1726.45169">
                <text:p>1726.4516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-2025.96315">
                <text:p>-2025.96315</text:p>
              </table:table-cell>
              <table:table-cell office:value-type="float" office:value="1699.984932">
                <text:p>1699.98493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-2065.600031">
                <text:p>-2065.600031</text:p>
              </table:table-cell>
              <table:table-cell office:value-type="float" office:value="1672.689924">
                <text:p>1672.68992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-2104.950284">
                <text:p>-2104.950284</text:p>
              </table:table-cell>
              <table:table-cell office:value-type="float" office:value="1644.567402">
                <text:p>1644.56740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-2143.998006">
                <text:p>-2143.998006</text:p>
              </table:table-cell>
              <table:table-cell office:value-type="float" office:value="1615.618381">
                <text:p>1615.61838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-2182.727232">
                <text:p>-2182.727232</text:p>
              </table:table-cell>
              <table:table-cell office:value-type="float" office:value="1585.844161">
                <text:p>1585.84416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-2221.121947">
                <text:p>-2221.121947</text:p>
              </table:table-cell>
              <table:table-cell office:value-type="float" office:value="1555.246331">
                <text:p>1555.24633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-2259.166083">
                <text:p>-2259.166083</text:p>
              </table:table-cell>
              <table:table-cell office:value-type="float" office:value="1523.826764">
                <text:p>1523.82676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-2296.843527">
                <text:p>-2296.843527</text:p>
              </table:table-cell>
              <table:table-cell office:value-type="float" office:value="1491.587627">
                <text:p>1491.58762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-2334.138128">
                <text:p>-2334.138128</text:p>
              </table:table-cell>
              <table:table-cell office:value-type="float" office:value="1458.531379">
                <text:p>1458.53137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-2371.033697">
                <text:p>-2371.033697</text:p>
              </table:table-cell>
              <table:table-cell office:value-type="float" office:value="1424.660775">
                <text:p>1424.66077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-2407.514018">
                <text:p>-2407.514018</text:p>
              </table:table-cell>
              <table:table-cell office:value-type="float" office:value="1389.978866">
                <text:p>1389.97886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-2443.562847">
                <text:p>-2443.562847</text:p>
              </table:table-cell>
              <table:table-cell office:value-type="float" office:value="1354.489004">
                <text:p>1354.48900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-2479.163922">
                <text:p>-2479.163922</text:p>
              </table:table-cell>
              <table:table-cell office:value-type="float" office:value="1318.19484">
                <text:p>1318.1948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-2514.300966">
                <text:p>-2514.300966</text:p>
              </table:table-cell>
              <table:table-cell office:value-type="float" office:value="1281.10033">
                <text:p>1281.1003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-2548.957691">
                <text:p>-2548.957691</text:p>
              </table:table-cell>
              <table:table-cell office:value-type="float" office:value="1243.209733">
                <text:p>1243.20973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-2583.117806">
                <text:p>-2583.117806</text:p>
              </table:table-cell>
              <table:table-cell office:value-type="float" office:value="1204.527615">
                <text:p>1204.52761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-2616.765022">
                <text:p>-2616.765022</text:p>
              </table:table-cell>
              <table:table-cell office:value-type="float" office:value="1165.05885">
                <text:p>1165.0588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-2649.883054">
                <text:p>-2649.883054</text:p>
              </table:table-cell>
              <table:table-cell office:value-type="float" office:value="1124.808622">
                <text:p>1124.80862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-2682.455632">
                <text:p>-2682.455632</text:p>
              </table:table-cell>
              <table:table-cell office:value-type="float" office:value="1083.782425">
                <text:p>1083.78242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-2714.4665">
                <text:p>-2714.4665</text:p>
              </table:table-cell>
              <table:table-cell office:value-type="float" office:value="1041.986064">
                <text:p>1041.98606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-2745.89943">
                <text:p>-2745.89943</text:p>
              </table:table-cell>
              <table:table-cell office:value-type="float" office:value="999.425659">
                <text:p>999.425659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-2776.738217">
                <text:p>-2776.738217</text:p>
              </table:table-cell>
              <table:table-cell office:value-type="float" office:value="956.107643">
                <text:p>956.10764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-2806.966693">
                <text:p>-2806.966693</text:p>
              </table:table-cell>
              <table:table-cell office:value-type="float" office:value="912.038765">
                <text:p>912.03876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-2836.568732">
                <text:p>-2836.568732</text:p>
              </table:table-cell>
              <table:table-cell office:value-type="float" office:value="867.226092">
                <text:p>867.22609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-2865.528251">
                <text:p>-2865.528251</text:p>
              </table:table-cell>
              <table:table-cell office:value-type="float" office:value="821.677004">
                <text:p>821.67700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-2893.829218">
                <text:p>-2893.829218</text:p>
              </table:table-cell>
              <table:table-cell office:value-type="float" office:value="775.399202">
                <text:p>775.39920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-2921.455661">
                <text:p>-2921.455661</text:p>
              </table:table-cell>
              <table:table-cell office:value-type="float" office:value="728.400705">
                <text:p>728.40070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-2948.39167">
                <text:p>-2948.39167</text:p>
              </table:table-cell>
              <table:table-cell office:value-type="float" office:value="680.689852">
                <text:p>680.68985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-2974.621403">
                <text:p>-2974.621403</text:p>
              </table:table-cell>
              <table:table-cell office:value-type="float" office:value="632.275298">
                <text:p>632.27529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-3000.129095">
                <text:p>-3000.129095</text:p>
              </table:table-cell>
              <table:table-cell office:value-type="float" office:value="583.166021">
                <text:p>583.16602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-3024.89906">
                <text:p>-3024.89906</text:p>
              </table:table-cell>
              <table:table-cell office:value-type="float" office:value="533.371318">
                <text:p>533.37131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-3048.915701">
                <text:p>-3048.915701</text:p>
              </table:table-cell>
              <table:table-cell office:value-type="float" office:value="482.900807">
                <text:p>482.90080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-3072.163513">
                <text:p>-3072.163513</text:p>
              </table:table-cell>
              <table:table-cell office:value-type="float" office:value="431.764424">
                <text:p>431.76442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-3094.627091">
                <text:p>-3094.627091</text:p>
              </table:table-cell>
              <table:table-cell office:value-type="float" office:value="379.972428">
                <text:p>379.97242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-3116.291133">
                <text:p>-3116.291133</text:p>
              </table:table-cell>
              <table:table-cell office:value-type="float" office:value="327.535396">
                <text:p>327.53539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-3137.140452">
                <text:p>-3137.140452</text:p>
              </table:table-cell>
              <table:table-cell office:value-type="float" office:value="274.464225">
                <text:p>274.46422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-3157.159975">
                <text:p>-3157.159975</text:p>
              </table:table-cell>
              <table:table-cell office:value-type="float" office:value="220.770132">
                <text:p>220.77013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-3176.334755">
                <text:p>-3176.334755</text:p>
              </table:table-cell>
              <table:table-cell office:value-type="float" office:value="166.464651">
                <text:p>166.46465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-3194.649973">
                <text:p>-3194.649973</text:p>
              </table:table-cell>
              <table:table-cell office:value-type="float" office:value="111.559635">
                <text:p>111.55963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-3212.090949">
                <text:p>-3212.090949</text:p>
              </table:table-cell>
              <table:table-cell office:value-type="float" office:value="56.067256">
                <text:p>56.06725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-3228.643141">
                <text:p>-3228.643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-3244.29216">
                <text:p>-3244.29216</text:p>
              </table:table-cell>
              <table:table-cell office:value-type="float" office:value="-56.62933">
                <text:p>-56.6293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-3259.023769">
                <text:p>-3259.023769</text:p>
              </table:table-cell>
              <table:table-cell office:value-type="float" office:value="-113.807618">
                <text:p>-113.80761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-3272.823894">
                <text:p>-3272.823894</text:p>
              </table:table-cell>
              <table:table-cell office:value-type="float" office:value="-171.521432">
                <text:p>-171.52143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-3285.678625">
                <text:p>-3285.678625</text:p>
              </table:table-cell>
              <table:table-cell office:value-type="float" office:value="-229.757031">
                <text:p>-229.75703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-3297.574229">
                <text:p>-3297.574229</text:p>
              </table:table-cell>
              <table:table-cell office:value-type="float" office:value="-288.500362">
                <text:p>-288.50036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-3308.497151">
                <text:p>-3308.497151</text:p>
              </table:table-cell>
              <table:table-cell office:value-type="float" office:value="-347.737063">
                <text:p>-347.73706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-3318.434025">
                <text:p>-3318.434025</text:p>
              </table:table-cell>
              <table:table-cell office:value-type="float" office:value="-407.452465">
                <text:p>-407.45246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-3327.371673">
                <text:p>-3327.371673</text:p>
              </table:table-cell>
              <table:table-cell office:value-type="float" office:value="-467.631592">
                <text:p>-467.63159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-3335.29712">
                <text:p>-3335.29712</text:p>
              </table:table-cell>
              <table:table-cell office:value-type="float" office:value="-528.259168">
                <text:p>-528.259168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-3342.197593">
                <text:p>-3342.197593</text:p>
              </table:table-cell>
              <table:table-cell office:value-type="float" office:value="-589.31961">
                <text:p>-589.3196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-3348.060532">
                <text:p>-3348.060532</text:p>
              </table:table-cell>
              <table:table-cell office:value-type="float" office:value="-650.797041">
                <text:p>-650.79704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-3352.873595">
                <text:p>-3352.873595</text:p>
              </table:table-cell>
              <table:table-cell office:value-type="float" office:value="-712.675283">
                <text:p>-712.67528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-3356.624663">
                <text:p>-3356.624663</text:p>
              </table:table-cell>
              <table:table-cell office:value-type="float" office:value="-774.937864">
                <text:p>-774.93786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-3359.301846">
                <text:p>-3359.301846</text:p>
              </table:table-cell>
              <table:table-cell office:value-type="float" office:value="-837.56802">
                <text:p>-837.5680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-3360.893494">
                <text:p>-3360.893494</text:p>
              </table:table-cell>
              <table:table-cell office:value-type="float" office:value="-900.548698">
                <text:p>-900.54869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-3361.388196">
                <text:p>-3361.388196</text:p>
              </table:table-cell>
              <table:table-cell office:value-type="float" office:value="-963.862555">
                <text:p>-963.86255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-3360.774792">
                <text:p>-3360.774792</text:p>
              </table:table-cell>
              <table:table-cell office:value-type="float" office:value="-1027.491967">
                <text:p>-1027.49196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3359.042376">
                <text:p>-3359.042376</text:p>
              </table:table-cell>
              <table:table-cell office:value-type="float" office:value="-1091.419028">
                <text:p>-1091.41902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-3356.180303">
                <text:p>-3356.180303</text:p>
              </table:table-cell>
              <table:table-cell office:value-type="float" office:value="-1155.625554">
                <text:p>-1155.62555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-3352.178198">
                <text:p>-3352.178198</text:p>
              </table:table-cell>
              <table:table-cell office:value-type="float" office:value="-1220.093084">
                <text:p>-1220.093084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-3347.025955">
                <text:p>-3347.025955</text:p>
              </table:table-cell>
              <table:table-cell office:value-type="float" office:value="-1284.802888">
                <text:p>-1284.80288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-3340.713751">
                <text:p>-3340.713751</text:p>
              </table:table-cell>
              <table:table-cell office:value-type="float" office:value="-1349.735968">
                <text:p>-1349.73596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-3333.232047">
                <text:p>-3333.232047</text:p>
              </table:table-cell>
              <table:table-cell office:value-type="float" office:value="-1414.873061">
                <text:p>-1414.87306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-3324.571597">
                <text:p>-3324.571597</text:p>
              </table:table-cell>
              <table:table-cell office:value-type="float" office:value="-1480.194641">
                <text:p>-1480.19464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-3314.723452">
                <text:p>-3314.723452</text:p>
              </table:table-cell>
              <table:table-cell office:value-type="float" office:value="-1545.68093">
                <text:p>-1545.6809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-3303.678965">
                <text:p>-3303.678965</text:p>
              </table:table-cell>
              <table:table-cell office:value-type="float" office:value="-1611.311893">
                <text:p>-1611.31189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-3291.429801">
                <text:p>-3291.429801</text:p>
              </table:table-cell>
              <table:table-cell office:value-type="float" office:value="-1677.067249">
                <text:p>-1677.06724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-3277.96794">
                <text:p>-3277.96794</text:p>
              </table:table-cell>
              <table:table-cell office:value-type="float" office:value="-1742.92647">
                <text:p>-1742.9264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-3263.28568">
                <text:p>-3263.28568</text:p>
              </table:table-cell>
              <table:table-cell office:value-type="float" office:value="-1808.86879">
                <text:p>-1808.8687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-3247.375651">
                <text:p>-3247.375651</text:p>
              </table:table-cell>
              <table:table-cell office:value-type="float" office:value="-1874.873206">
                <text:p>-1874.873206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-3230.23081">
                <text:p>-3230.23081</text:p>
              </table:table-cell>
              <table:table-cell office:value-type="float" office:value="-1940.918484">
                <text:p>-1940.91848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-3211.844458">
                <text:p>-3211.844458</text:p>
              </table:table-cell>
              <table:table-cell office:value-type="float" office:value="-2006.983165">
                <text:p>-2006.98316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-3192.210236">
                <text:p>-3192.210236</text:p>
              </table:table-cell>
              <table:table-cell office:value-type="float" office:value="-2073.045566">
                <text:p>-2073.04556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-3171.322135">
                <text:p>-3171.322135</text:p>
              </table:table-cell>
              <table:table-cell office:value-type="float" office:value="-2139.08379">
                <text:p>-2139.0837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-3149.174502">
                <text:p>-3149.174502</text:p>
              </table:table-cell>
              <table:table-cell office:value-type="float" office:value="-2205.075726">
                <text:p>-2205.07572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-3125.762045">
                <text:p>-3125.762045</text:p>
              </table:table-cell>
              <table:table-cell office:value-type="float" office:value="-2270.999058">
                <text:p>-2270.99905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-3101.079835">
                <text:p>-3101.079835</text:p>
              </table:table-cell>
              <table:table-cell office:value-type="float" office:value="-2336.83127">
                <text:p>-2336.8312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-3075.123318">
                <text:p>-3075.123318</text:p>
              </table:table-cell>
              <table:table-cell office:value-type="float" office:value="-2402.549648">
                <text:p>-2402.549648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-3047.888312">
                <text:p>-3047.888312</text:p>
              </table:table-cell>
              <table:table-cell office:value-type="float" office:value="-2468.13129">
                <text:p>-2468.1312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-3019.37102">
                <text:p>-3019.37102</text:p>
              </table:table-cell>
              <table:table-cell office:value-type="float" office:value="-2533.553109">
                <text:p>-2533.55310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-2989.568029">
                <text:p>-2989.568029</text:p>
              </table:table-cell>
              <table:table-cell office:value-type="float" office:value="-2598.79184">
                <text:p>-2598.7918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-2958.47632">
                <text:p>-2958.47632</text:p>
              </table:table-cell>
              <table:table-cell office:value-type="float" office:value="-2663.824043">
                <text:p>-2663.82404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-2926.093268">
                <text:p>-2926.093268</text:p>
              </table:table-cell>
              <table:table-cell office:value-type="float" office:value="-2728.626116">
                <text:p>-2728.62611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-2892.41665">
                <text:p>-2892.41665</text:p>
              </table:table-cell>
              <table:table-cell office:value-type="float" office:value="-2793.174291">
                <text:p>-2793.17429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-2857.444651">
                <text:p>-2857.444651</text:p>
              </table:table-cell>
              <table:table-cell office:value-type="float" office:value="-2857.444651">
                <text:p>-2857.44465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-2821.175863">
                <text:p>-2821.175863</text:p>
              </table:table-cell>
              <table:table-cell office:value-type="float" office:value="-2921.413127">
                <text:p>-2921.413127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-2783.609298">
                <text:p>-2783.609298</text:p>
              </table:table-cell>
              <table:table-cell office:value-type="float" office:value="-2985.055512">
                <text:p>-2985.05551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-2744.744383">
                <text:p>-2744.744383</text:p>
              </table:table-cell>
              <table:table-cell office:value-type="float" office:value="-3048.347462">
                <text:p>-3048.34746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-2704.580973">
                <text:p>-2704.580973</text:p>
              </table:table-cell>
              <table:table-cell office:value-type="float" office:value="-3111.264506">
                <text:p>-3111.26450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-2663.11935">
                <text:p>-2663.11935</text:p>
              </table:table-cell>
              <table:table-cell office:value-type="float" office:value="-3173.782053">
                <text:p>-3173.782053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-2620.360228">
                <text:p>-2620.360228</text:p>
              </table:table-cell>
              <table:table-cell office:value-type="float" office:value="-3235.875394">
                <text:p>-3235.87539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-2576.304758">
                <text:p>-2576.304758</text:p>
              </table:table-cell>
              <table:table-cell office:value-type="float" office:value="-3297.519717">
                <text:p>-3297.51971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-2530.954534">
                <text:p>-2530.954534</text:p>
              </table:table-cell>
              <table:table-cell office:value-type="float" office:value="-3358.690108">
                <text:p>-3358.69010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-2484.311591">
                <text:p>-2484.311591</text:p>
              </table:table-cell>
              <table:table-cell office:value-type="float" office:value="-3419.361559">
                <text:p>-3419.36155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-2436.378417">
                <text:p>-2436.378417</text:p>
              </table:table-cell>
              <table:table-cell office:value-type="float" office:value="-3479.508979">
                <text:p>-3479.50897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-2387.157947">
                <text:p>-2387.157947</text:p>
              </table:table-cell>
              <table:table-cell office:value-type="float" office:value="-3539.107198">
                <text:p>-3539.10719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-2336.653576">
                <text:p>-2336.653576</text:p>
              </table:table-cell>
              <table:table-cell office:value-type="float" office:value="-3598.130975">
                <text:p>-3598.13097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-2284.869157">
                <text:p>-2284.869157</text:p>
              </table:table-cell>
              <table:table-cell office:value-type="float" office:value="-3656.555006">
                <text:p>-3656.55500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-2231.809003">
                <text:p>-2231.809003</text:p>
              </table:table-cell>
              <table:table-cell office:value-type="float" office:value="-3714.353933">
                <text:p>-3714.35393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-2177.477897">
                <text:p>-2177.477897</text:p>
              </table:table-cell>
              <table:table-cell office:value-type="float" office:value="-3771.50235">
                <text:p>-3771.5023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-2121.881087">
                <text:p>-2121.881087</text:p>
              </table:table-cell>
              <table:table-cell office:value-type="float" office:value="-3827.974812">
                <text:p>-3827.97481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-2065.024295">
                <text:p>-2065.024295</text:p>
              </table:table-cell>
              <table:table-cell office:value-type="float" office:value="-3883.745842">
                <text:p>-3883.74584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-2006.913716">
                <text:p>-2006.913716</text:p>
              </table:table-cell>
              <table:table-cell office:value-type="float" office:value="-3938.789942">
                <text:p>-3938.78994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-1947.556024">
                <text:p>-1947.556024</text:p>
              </table:table-cell>
              <table:table-cell office:value-type="float" office:value="-3993.081597">
                <text:p>-3993.081597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-1886.958371">
                <text:p>-1886.958371</text:p>
              </table:table-cell>
              <table:table-cell office:value-type="float" office:value="-4046.595285">
                <text:p>-4046.59528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-1825.128393">
                <text:p>-1825.128393</text:p>
              </table:table-cell>
              <table:table-cell office:value-type="float" office:value="-4099.305488">
                <text:p>-4099.30548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-1762.07421">
                <text:p>-1762.07421</text:p>
              </table:table-cell>
              <table:table-cell office:value-type="float" office:value="-4151.186697">
                <text:p>-4151.18669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-1697.804429">
                <text:p>-1697.804429</text:p>
              </table:table-cell>
              <table:table-cell office:value-type="float" office:value="-4202.213421">
                <text:p>-4202.21342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-1632.328144">
                <text:p>-1632.328144</text:p>
              </table:table-cell>
              <table:table-cell office:value-type="float" office:value="-4252.360197">
                <text:p>-4252.360197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-1565.654942">
                <text:p>-1565.654942</text:p>
              </table:table-cell>
              <table:table-cell office:value-type="float" office:value="-4301.601599">
                <text:p>-4301.60159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-1497.794901">
                <text:p>-1497.794901</text:p>
              </table:table-cell>
              <table:table-cell office:value-type="float" office:value="-4349.912245">
                <text:p>-4349.91224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-1428.758595">
                <text:p>-1428.758595</text:p>
              </table:table-cell>
              <table:table-cell office:value-type="float" office:value="-4397.266807">
                <text:p>-4397.26680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-1358.557091">
                <text:p>-1358.557091</text:p>
              </table:table-cell>
              <table:table-cell office:value-type="float" office:value="-4443.64002">
                <text:p>-4443.6400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-1287.201955">
                <text:p>-1287.201955</text:p>
              </table:table-cell>
              <table:table-cell office:value-type="float" office:value="-4489.006689">
                <text:p>-4489.00668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-1214.705248">
                <text:p>-1214.705248</text:p>
              </table:table-cell>
              <table:table-cell office:value-type="float" office:value="-4533.341702">
                <text:p>-4533.34170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-1141.079533">
                <text:p>-1141.079533</text:p>
              </table:table-cell>
              <table:table-cell office:value-type="float" office:value="-4576.620036">
                <text:p>-4576.62003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-1066.337872">
                <text:p>-1066.337872</text:p>
              </table:table-cell>
              <table:table-cell office:value-type="float" office:value="-4618.816766">
                <text:p>-4618.81676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-990.493826">
                <text:p>-990.493826</text:p>
              </table:table-cell>
              <table:table-cell office:value-type="float" office:value="-4659.907077">
                <text:p>-4659.907077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-913.561459">
                <text:p>-913.561459</text:p>
              </table:table-cell>
              <table:table-cell office:value-type="float" office:value="-4699.866271">
                <text:p>-4699.86627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-835.555334">
                <text:p>-835.555334</text:p>
              </table:table-cell>
              <table:table-cell office:value-type="float" office:value="-4738.669776">
                <text:p>-4738.66977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-756.490519">
                <text:p>-756.490519</text:p>
              </table:table-cell>
              <table:table-cell office:value-type="float" office:value="-4776.293157">
                <text:p>-4776.29315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-676.382579">
                <text:p>-676.382579</text:p>
              </table:table-cell>
              <table:table-cell office:value-type="float" office:value="-4812.712126">
                <text:p>-4812.71212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-595.247586">
                <text:p>-595.247586</text:p>
              </table:table-cell>
              <table:table-cell office:value-type="float" office:value="-4847.902549">
                <text:p>-4847.90254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-513.102108">
                <text:p>-513.102108</text:p>
              </table:table-cell>
              <table:table-cell office:value-type="float" office:value="-4881.840456">
                <text:p>-4881.84045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-429.963217">
                <text:p>-429.963217</text:p>
              </table:table-cell>
              <table:table-cell office:value-type="float" office:value="-4914.502053">
                <text:p>-4914.502053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-345.848483">
                <text:p>-345.848483</text:p>
              </table:table-cell>
              <table:table-cell office:value-type="float" office:value="-4945.863731">
                <text:p>-4945.863731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-260.775978">
                <text:p>-260.775978</text:p>
              </table:table-cell>
              <table:table-cell office:value-type="float" office:value="-4975.902072">
                <text:p>-4975.90207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-174.764269">
                <text:p>-174.764269</text:p>
              </table:table-cell>
              <table:table-cell office:value-type="float" office:value="-5004.593863">
                <text:p>-5004.59386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-87.832422">
                <text:p>-87.832422</text:p>
              </table:table-cell>
              <table:table-cell office:value-type="float" office:value="-5031.916105">
                <text:p>-5031.91610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">
                <text:p>0</text:p>
              </table:table-cell>
              <table:table-cell office:value-type="float" office:value="-5057.84602">
                <text:p>-5057.8460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88.712942">
                <text:p>88.712942</text:p>
              </table:table-cell>
              <table:table-cell office:value-type="float" office:value="-5082.361064">
                <text:p>-5082.361064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8.285856">
                <text:p>178.285856</text:p>
              </table:table-cell>
              <table:table-cell office:value-type="float" office:value="-5105.438935">
                <text:p>-5105.43893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68.697702">
                <text:p>268.697702</text:p>
              </table:table-cell>
              <table:table-cell office:value-type="float" office:value="-5127.057584">
                <text:p>-5127.05758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359.926952">
                <text:p>359.926952</text:p>
              </table:table-cell>
              <table:table-cell office:value-type="float" office:value="-5147.195223">
                <text:p>-5147.19522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51.951592">
                <text:p>451.951592</text:p>
              </table:table-cell>
              <table:table-cell office:value-type="float" office:value="-5165.830337">
                <text:p>-5165.83033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44.749123">
                <text:p>544.749123</text:p>
              </table:table-cell>
              <table:table-cell office:value-type="float" office:value="-5182.941693">
                <text:p>-5182.941693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638.296565">
                <text:p>638.296565</text:p>
              </table:table-cell>
              <table:table-cell office:value-type="float" office:value="-5198.508348">
                <text:p>-5198.508348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32.570459">
                <text:p>732.570459</text:p>
              </table:table-cell>
              <table:table-cell office:value-type="float" office:value="-5212.509663">
                <text:p>-5212.50966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827.546871">
                <text:p>827.546871</text:p>
              </table:table-cell>
              <table:table-cell office:value-type="float" office:value="-5224.925309">
                <text:p>-5224.92530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923.201393">
                <text:p>923.201393</text:p>
              </table:table-cell>
              <table:table-cell office:value-type="float" office:value="-5235.735277">
                <text:p>-5235.73527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019.50915">
                <text:p>1019.50915</text:p>
              </table:table-cell>
              <table:table-cell office:value-type="float" office:value="-5244.919892">
                <text:p>-5244.91989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116.444799">
                <text:p>1116.444799</text:p>
              </table:table-cell>
              <table:table-cell office:value-type="float" office:value="-5252.459818">
                <text:p>-5252.459818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213.982537">
                <text:p>1213.982537</text:p>
              </table:table-cell>
              <table:table-cell office:value-type="float" office:value="-5258.336071">
                <text:p>-5258.33607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312.096101">
                <text:p>1312.096101</text:p>
              </table:table-cell>
              <table:table-cell office:value-type="float" office:value="-5262.530025">
                <text:p>-5262.53002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410.758776">
                <text:p>1410.758776</text:p>
              </table:table-cell>
              <table:table-cell office:value-type="float" office:value="-5265.023429">
                <text:p>-5265.02342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509.943395">
                <text:p>1509.943395</text:p>
              </table:table-cell>
              <table:table-cell office:value-type="float" office:value="-5265.798407">
                <text:p>-5265.79840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609.622349">
                <text:p>1609.622349</text:p>
              </table:table-cell>
              <table:table-cell office:value-type="float" office:value="-5264.837475">
                <text:p>-5264.83747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09.767586">
                <text:p>1709.767586</text:p>
              </table:table-cell>
              <table:table-cell office:value-type="float" office:value="-5262.123551">
                <text:p>-5262.12355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810.350618">
                <text:p>1810.350618</text:p>
              </table:table-cell>
              <table:table-cell office:value-type="float" office:value="-5257.639958">
                <text:p>-5257.63995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911.342529">
                <text:p>1911.342529</text:p>
              </table:table-cell>
              <table:table-cell office:value-type="float" office:value="-5251.37044">
                <text:p>-5251.37044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012.713976">
                <text:p>2012.713976</text:p>
              </table:table-cell>
              <table:table-cell office:value-type="float" office:value="-5243.29917">
                <text:p>-5243.2991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2114.435196">
                <text:p>2114.435196</text:p>
              </table:table-cell>
              <table:table-cell office:value-type="float" office:value="-5233.410757">
                <text:p>-5233.41075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216.476013">
                <text:p>2216.476013</text:p>
              </table:table-cell>
              <table:table-cell office:value-type="float" office:value="-5221.690259">
                <text:p>-5221.69025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318.805841">
                <text:p>2318.805841</text:p>
              </table:table-cell>
              <table:table-cell office:value-type="float" office:value="-5208.123191">
                <text:p>-5208.12319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421.393693">
                <text:p>2421.393693</text:p>
              </table:table-cell>
              <table:table-cell office:value-type="float" office:value="-5192.695533">
                <text:p>-5192.69553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524.208186">
                <text:p>2524.208186</text:p>
              </table:table-cell>
              <table:table-cell office:value-type="float" office:value="-5175.393741">
                <text:p>-5175.393741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627.217546">
                <text:p>2627.217546</text:p>
              </table:table-cell>
              <table:table-cell office:value-type="float" office:value="-5156.204756">
                <text:p>-5156.20475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730.389617">
                <text:p>2730.389617</text:p>
              </table:table-cell>
              <table:table-cell office:value-type="float" office:value="-5135.116014">
                <text:p>-5135.11601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833.691867">
                <text:p>2833.691867</text:p>
              </table:table-cell>
              <table:table-cell office:value-type="float" office:value="-5112.115451">
                <text:p>-5112.11545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937.091393">
                <text:p>2937.091393</text:p>
              </table:table-cell>
              <table:table-cell office:value-type="float" office:value="-5087.19152">
                <text:p>-5087.1915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3040.554933">
                <text:p>3040.554933</text:p>
              </table:table-cell>
              <table:table-cell office:value-type="float" office:value="-5060.33319">
                <text:p>-5060.3331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3144.048868">
                <text:p>3144.048868</text:p>
              </table:table-cell>
              <table:table-cell office:value-type="float" office:value="-5031.529964">
                <text:p>-5031.52996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3247.539231">
                <text:p>3247.539231</text:p>
              </table:table-cell>
              <table:table-cell office:value-type="float" office:value="-5000.771881">
                <text:p>-5000.77188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3350.991719">
                <text:p>3350.991719</text:p>
              </table:table-cell>
              <table:table-cell office:value-type="float" office:value="-4968.049529">
                <text:p>-4968.049529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3454.371695">
                <text:p>3454.371695</text:p>
              </table:table-cell>
              <table:table-cell office:value-type="float" office:value="-4933.354051">
                <text:p>-4933.35405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3557.6442">
                <text:p>3557.6442</text:p>
              </table:table-cell>
              <table:table-cell office:value-type="float" office:value="-4896.677157">
                <text:p>-4896.67715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3660.773959">
                <text:p>3660.773959</text:p>
              </table:table-cell>
              <table:table-cell office:value-type="float" office:value="-4858.011126">
                <text:p>-4858.011126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3763.725392">
                <text:p>3763.725392</text:p>
              </table:table-cell>
              <table:table-cell office:value-type="float" office:value="-4817.348822">
                <text:p>-4817.34882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3866.462621">
                <text:p>3866.462621</text:p>
              </table:table-cell>
              <table:table-cell office:value-type="float" office:value="-4774.683696">
                <text:p>-4774.68369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968.949478">
                <text:p>3968.949478</text:p>
              </table:table-cell>
              <table:table-cell office:value-type="float" office:value="-4730.009799">
                <text:p>-4730.009799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071.149516">
                <text:p>4071.149516</text:p>
              </table:table-cell>
              <table:table-cell office:value-type="float" office:value="-4683.321784">
                <text:p>-4683.32178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173.026019">
                <text:p>4173.026019</text:p>
              </table:table-cell>
              <table:table-cell office:value-type="float" office:value="-4634.614922">
                <text:p>-4634.61492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274.542008">
                <text:p>4274.542008</text:p>
              </table:table-cell>
              <table:table-cell office:value-type="float" office:value="-4583.8851">
                <text:p>-4583.885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375.660255">
                <text:p>4375.660255</text:p>
              </table:table-cell>
              <table:table-cell office:value-type="float" office:value="-4531.128837">
                <text:p>-4531.12883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476.343287">
                <text:p>4476.343287</text:p>
              </table:table-cell>
              <table:table-cell office:value-type="float" office:value="-4476.343287">
                <text:p>-4476.343287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576.553403">
                <text:p>4576.553403</text:p>
              </table:table-cell>
              <table:table-cell office:value-type="float" office:value="-4419.526249">
                <text:p>-4419.526249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676.252679">
                <text:p>4676.252679</text:p>
              </table:table-cell>
              <table:table-cell office:value-type="float" office:value="-4360.67617">
                <text:p>-4360.67617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775.40298">
                <text:p>4775.40298</text:p>
              </table:table-cell>
              <table:table-cell office:value-type="float" office:value="-4299.792156">
                <text:p>-4299.79215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873.96597">
                <text:p>4873.96597</text:p>
              </table:table-cell>
              <table:table-cell office:value-type="float" office:value="-4236.873978">
                <text:p>-4236.873978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971.903125">
                <text:p>4971.903125</text:p>
              </table:table-cell>
              <table:table-cell office:value-type="float" office:value="-4171.922078">
                <text:p>-4171.92207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5069.175739">
                <text:p>5069.175739</text:p>
              </table:table-cell>
              <table:table-cell office:value-type="float" office:value="-4104.937575">
                <text:p>-4104.93757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165.744942">
                <text:p>5165.744942</text:p>
              </table:table-cell>
              <table:table-cell office:value-type="float" office:value="-4035.922273">
                <text:p>-4035.92227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261.571703">
                <text:p>5261.571703</text:p>
              </table:table-cell>
              <table:table-cell office:value-type="float" office:value="-3964.878667">
                <text:p>-3964.87866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356.616849">
                <text:p>5356.616849</text:p>
              </table:table-cell>
              <table:table-cell office:value-type="float" office:value="-3891.809947">
                <text:p>-3891.80994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450.841072">
                <text:p>5450.841072</text:p>
              </table:table-cell>
              <table:table-cell office:value-type="float" office:value="-3816.720008">
                <text:p>-3816.72000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544.20494">
                <text:p>5544.20494</text:p>
              </table:table-cell>
              <table:table-cell office:value-type="float" office:value="-3739.613451">
                <text:p>-3739.61345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636.668914">
                <text:p>5636.668914</text:p>
              </table:table-cell>
              <table:table-cell office:value-type="float" office:value="-3660.495593">
                <text:p>-3660.49559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5728.193353">
                <text:p>5728.193353</text:p>
              </table:table-cell>
              <table:table-cell office:value-type="float" office:value="-3579.372468">
                <text:p>-3579.372468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818.738533">
                <text:p>5818.738533</text:p>
              </table:table-cell>
              <table:table-cell office:value-type="float" office:value="-3496.250837">
                <text:p>-3496.250837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5908.264653">
                <text:p>5908.264653</text:p>
              </table:table-cell>
              <table:table-cell office:value-type="float" office:value="-3411.138188">
                <text:p>-3411.13818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5996.731852">
                <text:p>5996.731852</text:p>
              </table:table-cell>
              <table:table-cell office:value-type="float" office:value="-3324.042745">
                <text:p>-3324.04274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6084.100221">
                <text:p>6084.100221</text:p>
              </table:table-cell>
              <table:table-cell office:value-type="float" office:value="-3234.973471">
                <text:p>-3234.97347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6170.329814">
                <text:p>6170.329814</text:p>
              </table:table-cell>
              <table:table-cell office:value-type="float" office:value="-3143.940072">
                <text:p>-3143.94007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6255.380659">
                <text:p>6255.380659</text:p>
              </table:table-cell>
              <table:table-cell office:value-type="float" office:value="-3050.953001">
                <text:p>-3050.95300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6339.212778">
                <text:p>6339.212778</text:p>
              </table:table-cell>
              <table:table-cell office:value-type="float" office:value="-2956.023465">
                <text:p>-2956.02346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6421.786193">
                <text:p>6421.786193</text:p>
              </table:table-cell>
              <table:table-cell office:value-type="float" office:value="-2859.163424">
                <text:p>-2859.16342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6503.060943">
                <text:p>6503.060943</text:p>
              </table:table-cell>
              <table:table-cell office:value-type="float" office:value="-2760.385599">
                <text:p>-2760.38559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6582.997097">
                <text:p>6582.997097</text:p>
              </table:table-cell>
              <table:table-cell office:value-type="float" office:value="-2659.703472">
                <text:p>-2659.70347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6661.554764">
                <text:p>6661.554764</text:p>
              </table:table-cell>
              <table:table-cell office:value-type="float" office:value="-2557.131291">
                <text:p>-2557.13129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6738.694113">
                <text:p>6738.694113</text:p>
              </table:table-cell>
              <table:table-cell office:value-type="float" office:value="-2452.684075">
                <text:p>-2452.68407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6814.375381">
                <text:p>6814.375381</text:p>
              </table:table-cell>
              <table:table-cell office:value-type="float" office:value="-2346.377611">
                <text:p>-2346.37761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6888.558892">
                <text:p>6888.558892</text:p>
              </table:table-cell>
              <table:table-cell office:value-type="float" office:value="-2238.228463">
                <text:p>-2238.22846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6961.205065">
                <text:p>6961.205065</text:p>
              </table:table-cell>
              <table:table-cell office:value-type="float" office:value="-2128.253968">
                <text:p>-2128.253968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7032.274433">
                <text:p>7032.274433</text:p>
              </table:table-cell>
              <table:table-cell office:value-type="float" office:value="-2016.472245">
                <text:p>-2016.47224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7101.727655">
                <text:p>7101.727655</text:p>
              </table:table-cell>
              <table:table-cell office:value-type="float" office:value="-1902.90219">
                <text:p>-1902.90219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7169.525531">
                <text:p>7169.525531</text:p>
              </table:table-cell>
              <table:table-cell office:value-type="float" office:value="-1787.563482">
                <text:p>-1787.56348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7235.629016">
                <text:p>7235.629016</text:p>
              </table:table-cell>
              <table:table-cell office:value-type="float" office:value="-1670.476583">
                <text:p>-1670.47658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7299.999235">
                <text:p>7299.999235</text:p>
              </table:table-cell>
              <table:table-cell office:value-type="float" office:value="-1551.662738">
                <text:p>-1551.66273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7362.597497">
                <text:p>7362.597497</text:p>
              </table:table-cell>
              <table:table-cell office:value-type="float" office:value="-1431.143978">
                <text:p>-1431.14397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7423.38531">
                <text:p>7423.38531</text:p>
              </table:table-cell>
              <table:table-cell office:value-type="float" office:value="-1308.943118">
                <text:p>-1308.94311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7482.324394">
                <text:p>7482.324394</text:p>
              </table:table-cell>
              <table:table-cell office:value-type="float" office:value="-1185.083761">
                <text:p>-1185.08376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7539.3767">
                <text:p>7539.3767</text:p>
              </table:table-cell>
              <table:table-cell office:value-type="float" office:value="-1059.590295">
                <text:p>-1059.59029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7594.504421">
                <text:p>7594.504421</text:p>
              </table:table-cell>
              <table:table-cell office:value-type="float" office:value="-932.487891">
                <text:p>-932.48789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7647.670008">
                <text:p>7647.670008</text:p>
              </table:table-cell>
              <table:table-cell office:value-type="float" office:value="-803.802508">
                <text:p>-803.80250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7698.836187">
                <text:p>7698.836187</text:p>
              </table:table-cell>
              <table:table-cell office:value-type="float" office:value="-673.560889">
                <text:p>-673.560889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7747.965969">
                <text:p>7747.965969</text:p>
              </table:table-cell>
              <table:table-cell office:value-type="float" office:value="-541.790559">
                <text:p>-541.79055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7795.022673">
                <text:p>7795.022673</text:p>
              </table:table-cell>
              <table:table-cell office:value-type="float" office:value="-408.519828">
                <text:p>-408.51982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7839.969933">
                <text:p>7839.969933</text:p>
              </table:table-cell>
              <table:table-cell office:value-type="float" office:value="-273.777783">
                <text:p>-273.77778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7882.771718">
                <text:p>7882.771718</text:p>
              </table:table-cell>
              <table:table-cell office:value-type="float" office:value="-137.594292">
                <text:p>-137.59429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7923.392348">
                <text:p>7923.392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7961.796505">
                <text:p>7961.796505</text:p>
              </table:table-cell>
              <table:table-cell office:value-type="float" office:value="138.973675">
                <text:p>138.97367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997.949252">
                <text:p>7997.949252</text:p>
              </table:table-cell>
              <table:table-cell office:value-type="float" office:value="279.294542">
                <text:p>279.29454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031.816047">
                <text:p>8031.816047</text:p>
              </table:table-cell>
              <table:table-cell office:value-type="float" office:value="420.929643">
                <text:p>420.92964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8063.36276">
                <text:p>8063.36276</text:p>
              </table:table-cell>
              <table:table-cell office:value-type="float" office:value="563.845251">
                <text:p>563.84525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092.555686">
                <text:p>8092.555686</text:p>
              </table:table-cell>
              <table:table-cell office:value-type="float" office:value="708.006881">
                <text:p>708.00688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119.36156">
                <text:p>8119.36156</text:p>
              </table:table-cell>
              <table:table-cell office:value-type="float" office:value="853.379288">
                <text:p>853.379288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143.747577">
                <text:p>8143.747577</text:p>
              </table:table-cell>
              <table:table-cell office:value-type="float" office:value="999.92647">
                <text:p>999.92647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8165.681402">
                <text:p>8165.681402</text:p>
              </table:table-cell>
              <table:table-cell office:value-type="float" office:value="1147.61168">
                <text:p>1147.6116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185.13119">
                <text:p>8185.13119</text:p>
              </table:table-cell>
              <table:table-cell office:value-type="float" office:value="1296.397422">
                <text:p>1296.39742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8202.065596">
                <text:p>8202.065596</text:p>
              </table:table-cell>
              <table:table-cell office:value-type="float" office:value="1446.245462">
                <text:p>1446.24546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8216.453798">
                <text:p>8216.453798</text:p>
              </table:table-cell>
              <table:table-cell office:value-type="float" office:value="1597.116829">
                <text:p>1597.116829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8228.265504">
                <text:p>8228.265504</text:p>
              </table:table-cell>
              <table:table-cell office:value-type="float" office:value="1748.971824">
                <text:p>1748.97182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237.470975">
                <text:p>8237.470975</text:p>
              </table:table-cell>
              <table:table-cell office:value-type="float" office:value="1901.770024">
                <text:p>1901.770024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244.041035">
                <text:p>8244.041035</text:p>
              </table:table-cell>
              <table:table-cell office:value-type="float" office:value="2055.470287">
                <text:p>2055.470287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247.947087">
                <text:p>8247.947087</text:p>
              </table:table-cell>
              <table:table-cell office:value-type="float" office:value="2210.030761">
                <text:p>2210.03076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8249.161132">
                <text:p>8249.161132</text:p>
              </table:table-cell>
              <table:table-cell office:value-type="float" office:value="2365.408891">
                <text:p>2365.40889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247.655781">
                <text:p>8247.655781</text:p>
              </table:table-cell>
              <table:table-cell office:value-type="float" office:value="2521.561422">
                <text:p>2521.56142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8243.40427">
                <text:p>8243.40427</text:p>
              </table:table-cell>
              <table:table-cell office:value-type="float" office:value="2678.444411">
                <text:p>2678.44441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8236.380476">
                <text:p>8236.380476</text:p>
              </table:table-cell>
              <table:table-cell office:value-type="float" office:value="2836.013232">
                <text:p>2836.01323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226.558934">
                <text:p>8226.558934</text:p>
              </table:table-cell>
              <table:table-cell office:value-type="float" office:value="2994.222582">
                <text:p>2994.222582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213.914848">
                <text:p>8213.914848</text:p>
              </table:table-cell>
              <table:table-cell office:value-type="float" office:value="3153.026497">
                <text:p>3153.02649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198.424109">
                <text:p>8198.424109</text:p>
              </table:table-cell>
              <table:table-cell office:value-type="float" office:value="3312.37835">
                <text:p>3312.3783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180.063308">
                <text:p>8180.063308</text:p>
              </table:table-cell>
              <table:table-cell office:value-type="float" office:value="3472.230869">
                <text:p>3472.230869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158.809754">
                <text:p>8158.809754</text:p>
              </table:table-cell>
              <table:table-cell office:value-type="float" office:value="3632.53614">
                <text:p>3632.53614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134.641483">
                <text:p>8134.641483</text:p>
              </table:table-cell>
              <table:table-cell office:value-type="float" office:value="3793.24562">
                <text:p>3793.2456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107.53728">
                <text:p>8107.53728</text:p>
              </table:table-cell>
              <table:table-cell office:value-type="float" office:value="3954.310145">
                <text:p>3954.31014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8077.476686">
                <text:p>8077.476686</text:p>
              </table:table-cell>
              <table:table-cell office:value-type="float" office:value="4115.679939">
                <text:p>4115.679939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044.440018">
                <text:p>8044.440018</text:p>
              </table:table-cell>
              <table:table-cell office:value-type="float" office:value="4277.30463">
                <text:p>4277.3046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008.40838">
                <text:p>8008.40838</text:p>
              </table:table-cell>
              <table:table-cell office:value-type="float" office:value="4439.133253">
                <text:p>4439.13325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7969.363678">
                <text:p>7969.363678</text:p>
              </table:table-cell>
              <table:table-cell office:value-type="float" office:value="4601.114265">
                <text:p>4601.11426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7927.288636">
                <text:p>7927.288636</text:p>
              </table:table-cell>
              <table:table-cell office:value-type="float" office:value="4763.195557">
                <text:p>4763.19555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7882.166807">
                <text:p>7882.166807</text:p>
              </table:table-cell>
              <table:table-cell office:value-type="float" office:value="4925.324464">
                <text:p>4925.324464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7833.982588">
                <text:p>7833.982588</text:p>
              </table:table-cell>
              <table:table-cell office:value-type="float" office:value="5087.447778">
                <text:p>5087.44777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7782.721235">
                <text:p>7782.721235</text:p>
              </table:table-cell>
              <table:table-cell office:value-type="float" office:value="5249.511757">
                <text:p>5249.51175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7728.368872">
                <text:p>7728.368872</text:p>
              </table:table-cell>
              <table:table-cell office:value-type="float" office:value="5411.462142">
                <text:p>5411.462142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7670.912511">
                <text:p>7670.912511</text:p>
              </table:table-cell>
              <table:table-cell office:value-type="float" office:value="5573.244168">
                <text:p>5573.24416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7610.34006">
                <text:p>7610.34006</text:p>
              </table:table-cell>
              <table:table-cell office:value-type="float" office:value="5734.802575">
                <text:p>5734.80257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7546.640337">
                <text:p>7546.640337</text:p>
              </table:table-cell>
              <table:table-cell office:value-type="float" office:value="5896.081624">
                <text:p>5896.081624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7479.803085">
                <text:p>7479.803085</text:p>
              </table:table-cell>
              <table:table-cell office:value-type="float" office:value="6057.02511">
                <text:p>6057.0251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7409.818982">
                <text:p>7409.818982</text:p>
              </table:table-cell>
              <table:table-cell office:value-type="float" office:value="6217.576375">
                <text:p>6217.57637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7336.679655">
                <text:p>7336.679655</text:p>
              </table:table-cell>
              <table:table-cell office:value-type="float" office:value="6377.678323">
                <text:p>6377.67832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7260.377691">
                <text:p>7260.377691</text:p>
              </table:table-cell>
              <table:table-cell office:value-type="float" office:value="6537.273436">
                <text:p>6537.27343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7180.906651">
                <text:p>7180.906651</text:p>
              </table:table-cell>
              <table:table-cell office:value-type="float" office:value="6696.303784">
                <text:p>6696.303784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7098.26108">
                <text:p>7098.26108</text:p>
              </table:table-cell>
              <table:table-cell office:value-type="float" office:value="6854.711046">
                <text:p>6854.71104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7012.436521">
                <text:p>7012.436521</text:p>
              </table:table-cell>
              <table:table-cell office:value-type="float" office:value="7012.436521">
                <text:p>7012.436521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6923.429524">
                <text:p>6923.429524</text:p>
              </table:table-cell>
              <table:table-cell office:value-type="float" office:value="7169.421148">
                <text:p>7169.42114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6831.237657">
                <text:p>6831.237657</text:p>
              </table:table-cell>
              <table:table-cell office:value-type="float" office:value="7325.605515">
                <text:p>7325.60551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6735.859521">
                <text:p>6735.859521</text:p>
              </table:table-cell>
              <table:table-cell office:value-type="float" office:value="7480.929882">
                <text:p>7480.92988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6637.294755">
                <text:p>6637.294755</text:p>
              </table:table-cell>
              <table:table-cell office:value-type="float" office:value="7635.334196">
                <text:p>7635.33419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6535.544052">
                <text:p>6535.544052</text:p>
              </table:table-cell>
              <table:table-cell office:value-type="float" office:value="7788.758103">
                <text:p>7788.75810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6430.609165">
                <text:p>6430.609165</text:p>
              </table:table-cell>
              <table:table-cell office:value-type="float" office:value="7941.140973">
                <text:p>7941.14097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6322.492921">
                <text:p>6322.492921</text:p>
              </table:table-cell>
              <table:table-cell office:value-type="float" office:value="8092.421909">
                <text:p>8092.42190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6211.199227">
                <text:p>6211.199227</text:p>
              </table:table-cell>
              <table:table-cell office:value-type="float" office:value="8242.53977">
                <text:p>8242.5397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096.733083">
                <text:p>6096.733083</text:p>
              </table:table-cell>
              <table:table-cell office:value-type="float" office:value="8391.433189">
                <text:p>8391.43318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5979.100587">
                <text:p>5979.100587</text:p>
              </table:table-cell>
              <table:table-cell office:value-type="float" office:value="8539.040586">
                <text:p>8539.04058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5858.30895">
                <text:p>5858.30895</text:p>
              </table:table-cell>
              <table:table-cell office:value-type="float" office:value="8685.300191">
                <text:p>8685.30019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5734.366499">
                <text:p>5734.366499</text:p>
              </table:table-cell>
              <table:table-cell office:value-type="float" office:value="8830.150061">
                <text:p>8830.15006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5607.282688">
                <text:p>5607.282688</text:p>
              </table:table-cell>
              <table:table-cell office:value-type="float" office:value="8973.5281">
                <text:p>8973.5281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5477.068107">
                <text:p>5477.068107</text:p>
              </table:table-cell>
              <table:table-cell office:value-type="float" office:value="9115.372074">
                <text:p>9115.37207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5343.734489">
                <text:p>5343.734489</text:p>
              </table:table-cell>
              <table:table-cell office:value-type="float" office:value="9255.619637">
                <text:p>9255.619637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5207.294715">
                <text:p>5207.294715</text:p>
              </table:table-cell>
              <table:table-cell office:value-type="float" office:value="9394.208342">
                <text:p>9394.20834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5067.762827">
                <text:p>5067.762827</text:p>
              </table:table-cell>
              <table:table-cell office:value-type="float" office:value="9531.075669">
                <text:p>9531.075669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925.15403">
                <text:p>4925.15403</text:p>
              </table:table-cell>
              <table:table-cell office:value-type="float" office:value="9666.15904">
                <text:p>9666.1590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4779.4847">
                <text:p>4779.4847</text:p>
              </table:table-cell>
              <table:table-cell office:value-type="float" office:value="9799.39584">
                <text:p>9799.3958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630.772391">
                <text:p>4630.772391</text:p>
              </table:table-cell>
              <table:table-cell office:value-type="float" office:value="9930.723439">
                <text:p>9930.723439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479.03584">
                <text:p>4479.03584</text:p>
              </table:table-cell>
              <table:table-cell office:value-type="float" office:value="10060.079209">
                <text:p>10060.079209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324.294976">
                <text:p>4324.294976</text:p>
              </table:table-cell>
              <table:table-cell office:value-type="float" office:value="10187.400549">
                <text:p>10187.40054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166.570918">
                <text:p>4166.570918</text:p>
              </table:table-cell>
              <table:table-cell office:value-type="float" office:value="10312.624903">
                <text:p>10312.62490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005.885989">
                <text:p>4005.885989</text:p>
              </table:table-cell>
              <table:table-cell office:value-type="float" office:value="10435.689784">
                <text:p>10435.68978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842.263713">
                <text:p>3842.263713</text:p>
              </table:table-cell>
              <table:table-cell office:value-type="float" office:value="10556.532792">
                <text:p>10556.53279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3675.728825">
                <text:p>3675.728825</text:p>
              </table:table-cell>
              <table:table-cell office:value-type="float" office:value="10675.091638">
                <text:p>10675.09163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3506.307271">
                <text:p>3506.307271</text:p>
              </table:table-cell>
              <table:table-cell office:value-type="float" office:value="10791.304164">
                <text:p>10791.30416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3334.026212">
                <text:p>3334.026212</text:p>
              </table:table-cell>
              <table:table-cell office:value-type="float" office:value="10905.108366">
                <text:p>10905.108366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3158.91403">
                <text:p>3158.91403</text:p>
              </table:table-cell>
              <table:table-cell office:value-type="float" office:value="11016.442417">
                <text:p>11016.44241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981.000329">
                <text:p>2981.000329</text:p>
              </table:table-cell>
              <table:table-cell office:value-type="float" office:value="11125.244687">
                <text:p>11125.244687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800.315937">
                <text:p>2800.315937</text:p>
              </table:table-cell>
              <table:table-cell office:value-type="float" office:value="11231.453767">
                <text:p>11231.453767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616.892907">
                <text:p>2616.892907</text:p>
              </table:table-cell>
              <table:table-cell office:value-type="float" office:value="11335.008491">
                <text:p>11335.00849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2430.764522">
                <text:p>2430.764522</text:p>
              </table:table-cell>
              <table:table-cell office:value-type="float" office:value="11435.847959">
                <text:p>11435.847959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241.965294">
                <text:p>2241.965294</text:p>
              </table:table-cell>
              <table:table-cell office:value-type="float" office:value="11533.911559">
                <text:p>11533.911559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2050.530966">
                <text:p>2050.530966</text:p>
              </table:table-cell>
              <table:table-cell office:value-type="float" office:value="11629.138991">
                <text:p>11629.138991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56.498511">
                <text:p>1856.498511</text:p>
              </table:table-cell>
              <table:table-cell office:value-type="float" office:value="11721.470289">
                <text:p>11721.47028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659.906134">
                <text:p>1659.906134</text:p>
              </table:table-cell>
              <table:table-cell office:value-type="float" office:value="11810.845846">
                <text:p>11810.845846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460.793268">
                <text:p>1460.793268</text:p>
              </table:table-cell>
              <table:table-cell office:value-type="float" office:value="11897.206435">
                <text:p>11897.20643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259.20058">
                <text:p>1259.20058</text:p>
              </table:table-cell>
              <table:table-cell office:value-type="float" office:value="11980.493235">
                <text:p>11980.49323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055.169962">
                <text:p>1055.169962</text:p>
              </table:table-cell>
              <table:table-cell office:value-type="float" office:value="12060.647851">
                <text:p>12060.64785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48.744536">
                <text:p>848.744536</text:p>
              </table:table-cell>
              <table:table-cell office:value-type="float" office:value="12137.612342">
                <text:p>12137.61234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639.968648">
                <text:p>639.968648</text:p>
              </table:table-cell>
              <table:table-cell office:value-type="float" office:value="12211.329241">
                <text:p>12211.329241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428.887867">
                <text:p>428.887867</text:p>
              </table:table-cell>
              <table:table-cell office:value-type="float" office:value="12281.741581">
                <text:p>12281.741581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15.548982">
                <text:p>215.548982</text:p>
              </table:table-cell>
              <table:table-cell office:value-type="float" office:value="12348.792919">
                <text:p>12348.792919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">
                <text:p>0</text:p>
              </table:table-cell>
              <table:table-cell office:value-type="float" office:value="12412.427356">
                <text:p>12412.427356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-217.709861">
                <text:p>-217.709861</text:p>
              </table:table-cell>
              <table:table-cell office:value-type="float" office:value="12472.589568">
                <text:p>12472.58956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-437.530172">
                <text:p>-437.530172</text:p>
              </table:table-cell>
              <table:table-cell office:value-type="float" office:value="12529.224823">
                <text:p>12529.224823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-659.409301">
                <text:p>-659.409301</text:p>
              </table:table-cell>
              <table:table-cell office:value-type="float" office:value="12582.27901">
                <text:p>12582.27901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-883.294417">
                <text:p>-883.294417</text:p>
              </table:table-cell>
              <table:table-cell office:value-type="float" office:value="12631.698661">
                <text:p>12631.698661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-1109.131493">
                <text:p>-1109.131493</text:p>
              </table:table-cell>
              <table:table-cell office:value-type="float" office:value="12677.430974">
                <text:p>12677.430974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-1336.865316">
                <text:p>-1336.865316</text:p>
              </table:table-cell>
              <table:table-cell office:value-type="float" office:value="12719.423842">
                <text:p>12719.42384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-1566.439491">
                <text:p>-1566.439491</text:p>
              </table:table-cell>
              <table:table-cell office:value-type="float" office:value="12757.625871">
                <text:p>12757.625871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-1797.796447">
                <text:p>-1797.796447</text:p>
              </table:table-cell>
              <table:table-cell office:value-type="float" office:value="12791.986408">
                <text:p>12791.98640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-2030.877448">
                <text:p>-2030.877448</text:p>
              </table:table-cell>
              <table:table-cell office:value-type="float" office:value="12822.455563">
                <text:p>12822.45556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-2265.622596">
                <text:p>-2265.622596</text:p>
              </table:table-cell>
              <table:table-cell office:value-type="float" office:value="12848.984237">
                <text:p>12848.984237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-2501.970842">
                <text:p>-2501.970842</text:p>
              </table:table-cell>
              <table:table-cell office:value-type="float" office:value="12871.524142">
                <text:p>12871.52414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-2739.859995">
                <text:p>-2739.859995</text:p>
              </table:table-cell>
              <table:table-cell office:value-type="float" office:value="12890.027826">
                <text:p>12890.027826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-2979.226729">
                <text:p>-2979.226729</text:p>
              </table:table-cell>
              <table:table-cell office:value-type="float" office:value="12904.448699">
                <text:p>12904.44869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-3220.006595">
                <text:p>-3220.006595</text:p>
              </table:table-cell>
              <table:table-cell office:value-type="float" office:value="12914.741057">
                <text:p>12914.74105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-3462.13403">
                <text:p>-3462.13403</text:p>
              </table:table-cell>
              <table:table-cell office:value-type="float" office:value="12920.860101">
                <text:p>12920.860101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-3705.542366">
                <text:p>-3705.542366</text:p>
              </table:table-cell>
              <table:table-cell office:value-type="float" office:value="12922.76197">
                <text:p>12922.76197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-3950.163845">
                <text:p>-3950.163845</text:p>
              </table:table-cell>
              <table:table-cell office:value-type="float" office:value="12920.403755">
                <text:p>12920.40375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-4195.929625">
                <text:p>-4195.929625</text:p>
              </table:table-cell>
              <table:table-cell office:value-type="float" office:value="12913.74353">
                <text:p>12913.7435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-4442.769798">
                <text:p>-4442.769798</text:p>
              </table:table-cell>
              <table:table-cell office:value-type="float" office:value="12902.740373">
                <text:p>12902.74037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-4690.613396">
                <text:p>-4690.613396</text:p>
              </table:table-cell>
              <table:table-cell office:value-type="float" office:value="12887.35439">
                <text:p>12887.3543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-4939.388412">
                <text:p>-4939.388412</text:p>
              </table:table-cell>
              <table:table-cell office:value-type="float" office:value="12867.546738">
                <text:p>12867.546738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-5189.021803">
                <text:p>-5189.021803</text:p>
              </table:table-cell>
              <table:table-cell office:value-type="float" office:value="12843.279648">
                <text:p>12843.279648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-5439.439515">
                <text:p>-5439.439515</text:p>
              </table:table-cell>
              <table:table-cell office:value-type="float" office:value="12814.516449">
                <text:p>12814.51644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-5690.566487">
                <text:p>-5690.566487</text:p>
              </table:table-cell>
              <table:table-cell office:value-type="float" office:value="12781.221594">
                <text:p>12781.22159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-5942.326675">
                <text:p>-5942.326675</text:p>
              </table:table-cell>
              <table:table-cell office:value-type="float" office:value="12743.360678">
                <text:p>12743.360678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-6194.643059">
                <text:p>-6194.643059</text:p>
              </table:table-cell>
              <table:table-cell office:value-type="float" office:value="12700.900461">
                <text:p>12700.90046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-6447.437666">
                <text:p>-6447.437666</text:p>
              </table:table-cell>
              <table:table-cell office:value-type="float" office:value="12653.808897">
                <text:p>12653.80889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-6700.631582">
                <text:p>-6700.631582</text:p>
              </table:table-cell>
              <table:table-cell office:value-type="float" office:value="12602.05515">
                <text:p>12602.0551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-6954.144968">
                <text:p>-6954.144968</text:p>
              </table:table-cell>
              <table:table-cell office:value-type="float" office:value="12545.609619">
                <text:p>12545.609619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-7207.89708">
                <text:p>-7207.89708</text:p>
              </table:table-cell>
              <table:table-cell office:value-type="float" office:value="12484.443959">
                <text:p>12484.443959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-7461.806287">
                <text:p>-7461.806287</text:p>
              </table:table-cell>
              <table:table-cell office:value-type="float" office:value="12418.531105">
                <text:p>12418.53110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-7715.790085">
                <text:p>-7715.790085</text:p>
              </table:table-cell>
              <table:table-cell office:value-type="float" office:value="12347.845292">
                <text:p>12347.845292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-7969.765121">
                <text:p>-7969.765121</text:p>
              </table:table-cell>
              <table:table-cell office:value-type="float" office:value="12272.362079">
                <text:p>12272.362079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-8223.647205">
                <text:p>-8223.647205</text:p>
              </table:table-cell>
              <table:table-cell office:value-type="float" office:value="12192.058365">
                <text:p>12192.05836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-8477.351339">
                <text:p>-8477.351339</text:p>
              </table:table-cell>
              <table:table-cell office:value-type="float" office:value="12106.912418">
                <text:p>12106.91241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-8730.791729">
                <text:p>-8730.791729</text:p>
              </table:table-cell>
              <table:table-cell office:value-type="float" office:value="12016.903887">
                <text:p>12016.903887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-8983.881807">
                <text:p>-8983.881807</text:p>
              </table:table-cell>
              <table:table-cell office:value-type="float" office:value="11922.01383">
                <text:p>11922.0138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-9236.534256">
                <text:p>-9236.534256</text:p>
              </table:table-cell>
              <table:table-cell office:value-type="float" office:value="11822.224731">
                <text:p>11822.224731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-9488.661027">
                <text:p>-9488.661027</text:p>
              </table:table-cell>
              <table:table-cell office:value-type="float" office:value="11717.520521">
                <text:p>11717.520521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-9740.173362">
                <text:p>-9740.173362</text:p>
              </table:table-cell>
              <table:table-cell office:value-type="float" office:value="11607.886597">
                <text:p>11607.886597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-9990.981819">
                <text:p>-9990.981819</text:p>
              </table:table-cell>
              <table:table-cell office:value-type="float" office:value="11493.309841">
                <text:p>11493.30984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-10240.996289">
                <text:p>-10240.996289</text:p>
              </table:table-cell>
              <table:table-cell office:value-type="float" office:value="11373.778642">
                <text:p>11373.778642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-10490.126025">
                <text:p>-10490.126025</text:p>
              </table:table-cell>
              <table:table-cell office:value-type="float" office:value="11249.282913">
                <text:p>11249.28291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-10738.279662">
                <text:p>-10738.279662</text:p>
              </table:table-cell>
              <table:table-cell office:value-type="float" office:value="11119.814108">
                <text:p>11119.814108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-10985.365244">
                <text:p>-10985.365244</text:p>
              </table:table-cell>
              <table:table-cell office:value-type="float" office:value="10985.365244">
                <text:p>10985.36524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-11231.290244">
                <text:p>-11231.290244</text:p>
              </table:table-cell>
              <table:table-cell office:value-type="float" office:value="10845.930916">
                <text:p>10845.93091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-11475.961595">
                <text:p>-11475.961595</text:p>
              </table:table-cell>
              <table:table-cell office:value-type="float" office:value="10701.507316">
                <text:p>10701.50731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-11719.28571">
                <text:p>-11719.28571</text:p>
              </table:table-cell>
              <table:table-cell office:value-type="float" office:value="10552.09225">
                <text:p>10552.0922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-11961.16851">
                <text:p>-11961.16851</text:p>
              </table:table-cell>
              <table:table-cell office:value-type="float" office:value="10397.685154">
                <text:p>10397.685154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-12201.51545">
                <text:p>-12201.51545</text:p>
              </table:table-cell>
              <table:table-cell office:value-type="float" office:value="10238.287114">
                <text:p>10238.287114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-12440.231547">
                <text:p>-12440.231547</text:p>
              </table:table-cell>
              <table:table-cell office:value-type="float" office:value="10073.900876">
                <text:p>10073.90087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-12677.221406">
                <text:p>-12677.221406</text:p>
              </table:table-cell>
              <table:table-cell office:value-type="float" office:value="9904.530868">
                <text:p>9904.53086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-12912.389244">
                <text:p>-12912.389244</text:p>
              </table:table-cell>
              <table:table-cell office:value-type="float" office:value="9730.183211">
                <text:p>9730.18321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-13145.638926">
                <text:p>-13145.638926</text:p>
              </table:table-cell>
              <table:table-cell office:value-type="float" office:value="9550.865737">
                <text:p>9550.86573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-13376.873984">
                <text:p>-13376.873984</text:p>
              </table:table-cell>
              <table:table-cell office:value-type="float" office:value="9366.588001">
                <text:p>9366.588001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-13605.997652">
                <text:p>-13605.997652</text:p>
              </table:table-cell>
              <table:table-cell office:value-type="float" office:value="9177.361297">
                <text:p>9177.361297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-13832.912894">
                <text:p>-13832.912894</text:p>
              </table:table-cell>
              <table:table-cell office:value-type="float" office:value="8983.19867">
                <text:p>8983.1986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-14057.522432">
                <text:p>-14057.522432</text:p>
              </table:table-cell>
              <table:table-cell office:value-type="float" office:value="8784.114931">
                <text:p>8784.11493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-14279.728774">
                <text:p>-14279.728774</text:p>
              </table:table-cell>
              <table:table-cell office:value-type="float" office:value="8580.12667">
                <text:p>8580.12667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-14499.434248">
                <text:p>-14499.434248</text:p>
              </table:table-cell>
              <table:table-cell office:value-type="float" office:value="8371.252266">
                <text:p>8371.25226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-14716.541033">
                <text:p>-14716.541033</text:p>
              </table:table-cell>
              <table:table-cell office:value-type="float" office:value="8157.511901">
                <text:p>8157.51190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-14930.951185">
                <text:p>-14930.951185</text:p>
              </table:table-cell>
              <table:table-cell office:value-type="float" office:value="7938.927569">
                <text:p>7938.927569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-15142.566672">
                <text:p>-15142.566672</text:p>
              </table:table-cell>
              <table:table-cell office:value-type="float" office:value="7715.52309">
                <text:p>7715.5230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-15351.289405">
                <text:p>-15351.289405</text:p>
              </table:table-cell>
              <table:table-cell office:value-type="float" office:value="7487.324119">
                <text:p>7487.32411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-15557.021269">
                <text:p>-15557.021269</text:p>
              </table:table-cell>
              <table:table-cell office:value-type="float" office:value="7254.358156">
                <text:p>7254.35815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-15759.664155">
                <text:p>-15759.664155</text:p>
              </table:table-cell>
              <table:table-cell office:value-type="float" office:value="7016.654553">
                <text:p>7016.65455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-15959.119996">
                <text:p>-15959.119996</text:p>
              </table:table-cell>
              <table:table-cell office:value-type="float" office:value="6774.244527">
                <text:p>6774.24452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-16155.290795">
                <text:p>-16155.290795</text:p>
              </table:table-cell>
              <table:table-cell office:value-type="float" office:value="6527.161167">
                <text:p>6527.16116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-16348.07866">
                <text:p>-16348.07866</text:p>
              </table:table-cell>
              <table:table-cell office:value-type="float" office:value="6275.43944">
                <text:p>6275.4394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-16537.38584">
                <text:p>-16537.38584</text:p>
              </table:table-cell>
              <table:table-cell office:value-type="float" office:value="6019.116198">
                <text:p>6019.116198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-16723.114754">
                <text:p>-16723.114754</text:p>
              </table:table-cell>
              <table:table-cell office:value-type="float" office:value="5758.23019">
                <text:p>5758.23019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-16905.16803">
                <text:p>-16905.16803</text:p>
              </table:table-cell>
              <table:table-cell office:value-type="float" office:value="5492.822061">
                <text:p>5492.822061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-17083.448535">
                <text:p>-17083.448535</text:p>
              </table:table-cell>
              <table:table-cell office:value-type="float" office:value="5222.934362">
                <text:p>5222.934362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-17257.859413">
                <text:p>-17257.859413</text:p>
              </table:table-cell>
              <table:table-cell office:value-type="float" office:value="4948.611555">
                <text:p>4948.61155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-17428.304119">
                <text:p>-17428.304119</text:p>
              </table:table-cell>
              <table:table-cell office:value-type="float" office:value="4669.900014">
                <text:p>4669.90001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-17594.68645">
                <text:p>-17594.68645</text:p>
              </table:table-cell>
              <table:table-cell office:value-type="float" office:value="4386.848033">
                <text:p>4386.848033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-17756.910588">
                <text:p>-17756.910588</text:p>
              </table:table-cell>
              <table:table-cell office:value-type="float" office:value="4099.505827">
                <text:p>4099.50582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-17914.881128">
                <text:p>-17914.881128</text:p>
              </table:table-cell>
              <table:table-cell office:value-type="float" office:value="3807.925535">
                <text:p>3807.92553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-18068.503119">
                <text:p>-18068.503119</text:p>
              </table:table-cell>
              <table:table-cell office:value-type="float" office:value="3512.161222">
                <text:p>3512.16122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-18217.682098">
                <text:p>-18217.682098</text:p>
              </table:table-cell>
              <table:table-cell office:value-type="float" office:value="3212.26888">
                <text:p>3212.26888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-18362.324125">
                <text:p>-18362.324125</text:p>
              </table:table-cell>
              <table:table-cell office:value-type="float" office:value="2908.30643">
                <text:p>2908.30643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-18502.335822">
                <text:p>-18502.335822</text:p>
              </table:table-cell>
              <table:table-cell office:value-type="float" office:value="2600.33372">
                <text:p>2600.33372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-18637.624408">
                <text:p>-18637.624408</text:p>
              </table:table-cell>
              <table:table-cell office:value-type="float" office:value="2288.412529">
                <text:p>2288.412529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-18768.097733">
                <text:p>-18768.097733</text:p>
              </table:table-cell>
              <table:table-cell office:value-type="float" office:value="1972.60656">
                <text:p>1972.6065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-18893.664322">
                <text:p>-18893.664322</text:p>
              </table:table-cell>
              <table:table-cell office:value-type="float" office:value="1652.981441">
                <text:p>1652.98144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-19014.233406">
                <text:p>-19014.233406</text:p>
              </table:table-cell>
              <table:table-cell office:value-type="float" office:value="1329.604724">
                <text:p>1329.60472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-19129.714959">
                <text:p>-19129.714959</text:p>
              </table:table-cell>
              <table:table-cell office:value-type="float" office:value="1002.545879">
                <text:p>1002.545879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-19240.019741">
                <text:p>-19240.019741</text:p>
              </table:table-cell>
              <table:table-cell office:value-type="float" office:value="671.876294">
                <text:p>671.87629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-19345.059327">
                <text:p>-19345.059327</text:p>
              </table:table-cell>
              <table:table-cell office:value-type="float" office:value="337.669267">
                <text:p>337.669267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-19444.746152">
                <text:p>-19444.746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-19538.993546">
                <text:p>-19538.993546</text:p>
              </table:table-cell>
              <table:table-cell office:value-type="float" office:value="-341.054401">
                <text:p>-341.054401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-19627.71577">
                <text:p>-19627.71577</text:p>
              </table:table-cell>
              <table:table-cell office:value-type="float" office:value="-685.414938">
                <text:p>-685.414938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-19710.828055">
                <text:p>-19710.828055</text:p>
              </table:table-cell>
              <table:table-cell office:value-type="float" office:value="-1033.000726">
                <text:p>-1033.00072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-19788.24664">
                <text:p>-19788.24664</text:p>
              </table:table-cell>
              <table:table-cell office:value-type="float" office:value="-1383.729002">
                <text:p>-1383.72900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-19859.888811">
                <text:p>-19859.888811</text:p>
              </table:table-cell>
              <table:table-cell office:value-type="float" office:value="-1737.51513">
                <text:p>-1737.5151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-19925.672934">
                <text:p>-19925.672934</text:p>
              </table:table-cell>
              <table:table-cell office:value-type="float" office:value="-2094.272616">
                <text:p>-2094.27261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-19985.518501">
                <text:p>-19985.518501</text:p>
              </table:table-cell>
              <table:table-cell office:value-type="float" office:value="-2453.913114">
                <text:p>-2453.913114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-20039.346161">
                <text:p>-20039.346161</text:p>
              </table:table-cell>
              <table:table-cell office:value-type="float" office:value="-2816.346436">
                <text:p>-2816.34643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-20087.077759">
                <text:p>-20087.077759</text:p>
              </table:table-cell>
              <table:table-cell office:value-type="float" office:value="-3181.480569">
                <text:p>-3181.48056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-20128.636377">
                <text:p>-20128.636377</text:p>
              </table:table-cell>
              <table:table-cell office:value-type="float" office:value="-3549.221678">
                <text:p>-3549.22167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-20163.94637">
                <text:p>-20163.94637</text:p>
              </table:table-cell>
              <table:table-cell office:value-type="float" office:value="-3919.474129">
                <text:p>-3919.474129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-20192.933403">
                <text:p>-20192.933403</text:p>
              </table:table-cell>
              <table:table-cell office:value-type="float" office:value="-4292.140494">
                <text:p>-4292.14049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-20215.52449">
                <text:p>-20215.52449</text:p>
              </table:table-cell>
              <table:table-cell office:value-type="float" office:value="-4667.121572">
                <text:p>-4667.12157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-20231.64803">
                <text:p>-20231.64803</text:p>
              </table:table-cell>
              <table:table-cell office:value-type="float" office:value="-5044.316398">
                <text:p>-5044.31639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-20241.233848">
                <text:p>-20241.233848</text:p>
              </table:table-cell>
              <table:table-cell office:value-type="float" office:value="-5423.622263">
                <text:p>-5423.62226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-20244.213229">
                <text:p>-20244.213229</text:p>
              </table:table-cell>
              <table:table-cell office:value-type="float" office:value="-5804.934732">
                <text:p>-5804.93473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-20240.518956">
                <text:p>-20240.518956</text:p>
              </table:table-cell>
              <table:table-cell office:value-type="float" office:value="-6188.147654">
                <text:p>-6188.147654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-20230.08535">
                <text:p>-20230.08535</text:p>
              </table:table-cell>
              <table:table-cell office:value-type="float" office:value="-6573.153187">
                <text:p>-6573.15318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-20212.848303">
                <text:p>-20212.848303</text:p>
              </table:table-cell>
              <table:table-cell office:value-type="float" office:value="-6959.841814">
                <text:p>-6959.84181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-20188.74532">
                <text:p>-20188.74532</text:p>
              </table:table-cell>
              <table:table-cell office:value-type="float" office:value="-7348.102364">
                <text:p>-7348.10236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-20157.715549">
                <text:p>-20157.715549</text:p>
              </table:table-cell>
              <table:table-cell office:value-type="float" office:value="-7737.822028">
                <text:p>-7737.82202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-20119.699825">
                <text:p>-20119.699825</text:p>
              </table:table-cell>
              <table:table-cell office:value-type="float" office:value="-8128.886385">
                <text:p>-8128.88638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-20074.640703">
                <text:p>-20074.640703</text:p>
              </table:table-cell>
              <table:table-cell office:value-type="float" office:value="-8521.179423">
                <text:p>-8521.17942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-20022.482492">
                <text:p>-20022.482492</text:p>
              </table:table-cell>
              <table:table-cell office:value-type="float" office:value="-8914.583557">
                <text:p>-8914.58355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-19963.171296">
                <text:p>-19963.171296</text:p>
              </table:table-cell>
              <table:table-cell office:value-type="float" office:value="-9308.979656">
                <text:p>-9308.97965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-19896.655045">
                <text:p>-19896.655045</text:p>
              </table:table-cell>
              <table:table-cell office:value-type="float" office:value="-9704.247069">
                <text:p>-9704.247069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-19822.883535">
                <text:p>-19822.883535</text:p>
              </table:table-cell>
              <table:table-cell office:value-type="float" office:value="-10100.263644">
                <text:p>-10100.263644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-19741.80846">
                <text:p>-19741.80846</text:p>
              </table:table-cell>
              <table:table-cell office:value-type="float" office:value="-10496.905756">
                <text:p>-10496.905756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-19653.383449">
                <text:p>-19653.383449</text:p>
              </table:table-cell>
              <table:table-cell office:value-type="float" office:value="-10894.048337">
                <text:p>-10894.048337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-19557.564098">
                <text:p>-19557.564098</text:p>
              </table:table-cell>
              <table:table-cell office:value-type="float" office:value="-11291.564897">
                <text:p>-11291.56489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-19454.308008">
                <text:p>-19454.308008</text:p>
              </table:table-cell>
              <table:table-cell office:value-type="float" office:value="-11689.327553">
                <text:p>-11689.32755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-19343.574818">
                <text:p>-19343.574818</text:p>
              </table:table-cell>
              <table:table-cell office:value-type="float" office:value="-12087.20706">
                <text:p>-12087.2070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-19225.326237">
                <text:p>-19225.326237</text:p>
              </table:table-cell>
              <table:table-cell office:value-type="float" office:value="-12485.07284">
                <text:p>-12485.0728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-19099.526079">
                <text:p>-19099.526079</text:p>
              </table:table-cell>
              <table:table-cell office:value-type="float" office:value="-12882.793008">
                <text:p>-12882.79300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-18966.140296">
                <text:p>-18966.140296</text:p>
              </table:table-cell>
              <table:table-cell office:value-type="float" office:value="-13280.234406">
                <text:p>-13280.23440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-18825.13701">
                <text:p>-18825.13701</text:p>
              </table:table-cell>
              <table:table-cell office:value-type="float" office:value="-13677.262634">
                <text:p>-13677.26263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-18676.486548">
                <text:p>-18676.486548</text:p>
              </table:table-cell>
              <table:table-cell office:value-type="float" office:value="-14073.74208">
                <text:p>-14073.7420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-18520.161469">
                <text:p>-18520.161469</text:p>
              </table:table-cell>
              <table:table-cell office:value-type="float" office:value="-14469.535956">
                <text:p>-14469.535956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-18356.136599">
                <text:p>-18356.136599</text:p>
              </table:table-cell>
              <table:table-cell office:value-type="float" office:value="-14864.506329">
                <text:p>-14864.506329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-18184.389061">
                <text:p>-18184.389061</text:p>
              </table:table-cell>
              <table:table-cell office:value-type="float" office:value="-15258.514155">
                <text:p>-15258.514155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-18004.898309">
                <text:p>-18004.898309</text:p>
              </table:table-cell>
              <table:table-cell office:value-type="float" office:value="-15651.419315">
                <text:p>-15651.41931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-17817.64615">
                <text:p>-17817.64615</text:p>
              </table:table-cell>
              <table:table-cell office:value-type="float" office:value="-16043.080653">
                <text:p>-16043.08065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-17622.616782">
                <text:p>-17622.616782</text:p>
              </table:table-cell>
              <table:table-cell office:value-type="float" office:value="-16433.356007">
                <text:p>-16433.356007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-17419.79682">
                <text:p>-17419.79682</text:p>
              </table:table-cell>
              <table:table-cell office:value-type="float" office:value="-16822.102249">
                <text:p>-16822.102249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-17209.175323">
                <text:p>-17209.175323</text:p>
              </table:table-cell>
              <table:table-cell office:value-type="float" office:value="-17209.175323">
                <text:p>-17209.17532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-16990.743824">
                <text:p>-16990.743824</text:p>
              </table:table-cell>
              <table:table-cell office:value-type="float" office:value="-17594.430283">
                <text:p>-17594.43028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-16764.496357">
                <text:p>-16764.496357</text:p>
              </table:table-cell>
              <table:table-cell office:value-type="float" office:value="-17977.721333">
                <text:p>-17977.721333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-16530.429487">
                <text:p>-16530.429487</text:p>
              </table:table-cell>
              <table:table-cell office:value-type="float" office:value="-18358.901863">
                <text:p>-18358.90186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-16288.542329">
                <text:p>-16288.542329</text:p>
              </table:table-cell>
              <table:table-cell office:value-type="float" office:value="-18737.824495">
                <text:p>-18737.824495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-16038.836583">
                <text:p>-16038.836583</text:p>
              </table:table-cell>
              <table:table-cell office:value-type="float" office:value="-19114.341119">
                <text:p>-19114.341119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-15781.316553">
                <text:p>-15781.316553</text:p>
              </table:table-cell>
              <table:table-cell office:value-type="float" office:value="-19488.302938">
                <text:p>-19488.302938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-15515.989175">
                <text:p>-15515.989175</text:p>
              </table:table-cell>
              <table:table-cell office:value-type="float" office:value="-19859.560509">
                <text:p>-19859.560509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-15242.864037">
                <text:p>-15242.864037</text:p>
              </table:table-cell>
              <table:table-cell office:value-type="float" office:value="-20227.963787">
                <text:p>-20227.96378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-14961.953409">
                <text:p>-14961.953409</text:p>
              </table:table-cell>
              <table:table-cell office:value-type="float" office:value="-20593.362167">
                <text:p>-20593.36216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-14673.272259">
                <text:p>-14673.272259</text:p>
              </table:table-cell>
              <table:table-cell office:value-type="float" office:value="-20955.604529">
                <text:p>-20955.604529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-14376.83828">
                <text:p>-14376.83828</text:p>
              </table:table-cell>
              <table:table-cell office:value-type="float" office:value="-21314.539284">
                <text:p>-21314.539284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-14072.671908">
                <text:p>-14072.671908</text:p>
              </table:table-cell>
              <table:table-cell office:value-type="float" office:value="-21670.014419">
                <text:p>-21670.014419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-13760.796346">
                <text:p>-13760.796346</text:p>
              </table:table-cell>
              <table:table-cell office:value-type="float" office:value="-22021.87754">
                <text:p>-22021.8775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-13441.237582">
                <text:p>-13441.237582</text:p>
              </table:table-cell>
              <table:table-cell office:value-type="float" office:value="-22369.975925">
                <text:p>-22369.97592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-13114.024407">
                <text:p>-13114.024407</text:p>
              </table:table-cell>
              <table:table-cell office:value-type="float" office:value="-22714.156565">
                <text:p>-22714.15656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-12779.188437">
                <text:p>-12779.188437</text:p>
              </table:table-cell>
              <table:table-cell office:value-type="float" office:value="-23054.266214">
                <text:p>-23054.266214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-12436.764129">
                <text:p>-12436.764129</text:p>
              </table:table-cell>
              <table:table-cell office:value-type="float" office:value="-23390.151441">
                <text:p>-23390.151441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-12086.788798">
                <text:p>-12086.788798</text:p>
              </table:table-cell>
              <table:table-cell office:value-type="float" office:value="-23721.658672">
                <text:p>-23721.658672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-11729.302632">
                <text:p>-11729.302632</text:p>
              </table:table-cell>
              <table:table-cell office:value-type="float" office:value="-24048.634246">
                <text:p>-24048.634246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-11364.348712">
                <text:p>-11364.348712</text:p>
              </table:table-cell>
              <table:table-cell office:value-type="float" office:value="-24370.92446">
                <text:p>-24370.92446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-10991.973021">
                <text:p>-10991.973021</text:p>
              </table:table-cell>
              <table:table-cell office:value-type="float" office:value="-24688.375622">
                <text:p>-24688.37562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-10612.224461">
                <text:p>-10612.224461</text:p>
              </table:table-cell>
              <table:table-cell office:value-type="float" office:value="-25000.834103">
                <text:p>-25000.834103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-10225.154867">
                <text:p>-10225.154867</text:p>
              </table:table-cell>
              <table:table-cell office:value-type="float" office:value="-25308.146385">
                <text:p>-25308.146385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-9830.819017">
                <text:p>-9830.819017</text:p>
              </table:table-cell>
              <table:table-cell office:value-type="float" office:value="-25610.159117">
                <text:p>-25610.15911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-9429.274644">
                <text:p>-9429.274644</text:p>
              </table:table-cell>
              <table:table-cell office:value-type="float" office:value="-25906.719165">
                <text:p>-25906.71916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-9020.582447">
                <text:p>-9020.582447</text:p>
              </table:table-cell>
              <table:table-cell office:value-type="float" office:value="-26197.673665">
                <text:p>-26197.67366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-8604.8061">
                <text:p>-8604.8061</text:p>
              </table:table-cell>
              <table:table-cell office:value-type="float" office:value="-26482.870076">
                <text:p>-26482.870076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-8182.012263">
                <text:p>-8182.012263</text:p>
              </table:table-cell>
              <table:table-cell office:value-type="float" office:value="-26762.156236">
                <text:p>-26762.156236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-7752.270586">
                <text:p>-7752.270586</text:p>
              </table:table-cell>
              <table:table-cell office:value-type="float" office:value="-27035.380413">
                <text:p>-27035.380413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-7315.653717">
                <text:p>-7315.653717</text:p>
              </table:table-cell>
              <table:table-cell office:value-type="float" office:value="-27302.391364">
                <text:p>-27302.39136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-6872.237313">
                <text:p>-6872.237313</text:p>
              </table:table-cell>
              <table:table-cell office:value-type="float" office:value="-27563.038384">
                <text:p>-27563.038384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-6422.100035">
                <text:p>-6422.100035</text:p>
              </table:table-cell>
              <table:table-cell office:value-type="float" office:value="-27817.171366">
                <text:p>-27817.171366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-5965.323565">
                <text:p>-5965.323565</text:p>
              </table:table-cell>
              <table:table-cell office:value-type="float" office:value="-28064.640855">
                <text:p>-28064.64085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-5501.992596">
                <text:p>-5501.992596</text:p>
              </table:table-cell>
              <table:table-cell office:value-type="float" office:value="-28305.298104">
                <text:p>-28305.298104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-5032.194844">
                <text:p>-5032.194844</text:p>
              </table:table-cell>
              <table:table-cell office:value-type="float" office:value="-28538.995131">
                <text:p>-28538.995131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-4556.021045">
                <text:p>-4556.021045</text:p>
              </table:table-cell>
              <table:table-cell office:value-type="float" office:value="-28765.584776">
                <text:p>-28765.584776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-4073.564957">
                <text:p>-4073.564957</text:p>
              </table:table-cell>
              <table:table-cell office:value-type="float" office:value="-28984.920755">
                <text:p>-28984.92075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-3584.923355">
                <text:p>-3584.923355</text:p>
              </table:table-cell>
              <table:table-cell office:value-type="float" office:value="-29196.857721">
                <text:p>-29196.857721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-3090.196036">
                <text:p>-3090.196036</text:p>
              </table:table-cell>
              <table:table-cell office:value-type="float" office:value="-29401.25132">
                <text:p>-29401.25132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-2589.48581">
                <text:p>-2589.48581</text:p>
              </table:table-cell>
              <table:table-cell office:value-type="float" office:value="-29597.958247">
                <text:p>-29597.958247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-2082.898501">
                <text:p>-2082.898501</text:p>
              </table:table-cell>
              <table:table-cell office:value-type="float" office:value="-29786.836309">
                <text:p>-29786.836309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-1570.542938">
                <text:p>-1570.542938</text:p>
              </table:table-cell>
              <table:table-cell office:value-type="float" office:value="-29967.744477">
                <text:p>-29967.744477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-1052.530953">
                <text:p>-1052.530953</text:p>
              </table:table-cell>
              <table:table-cell office:value-type="float" office:value="-30140.542948">
                <text:p>-30140.542948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-528.97737">
                <text:p>-528.97737</text:p>
              </table:table-cell>
              <table:table-cell office:value-type="float" office:value="-30305.093204">
                <text:p>-30305.093204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">
                <text:p>0</text:p>
              </table:table-cell>
              <table:table-cell office:value-type="float" office:value="-30461.258067">
                <text:p>-30461.258067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534.280368">
                <text:p>534.280368</text:p>
              </table:table-cell>
              <table:table-cell office:value-type="float" office:value="-30608.901763">
                <text:p>-30608.901763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073.739978">
                <text:p>1073.739978</text:p>
              </table:table-cell>
              <table:table-cell office:value-type="float" office:value="-30747.889978">
                <text:p>-30747.889978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618.252121">
                <text:p>1618.252121</text:p>
              </table:table-cell>
              <table:table-cell office:value-type="float" office:value="-30878.089917">
                <text:p>-30878.089917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167.687142">
                <text:p>2167.687142</text:p>
              </table:table-cell>
              <table:table-cell office:value-type="float" office:value="-30999.370363">
                <text:p>-30999.370363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721.912456">
                <text:p>2721.912456</text:p>
              </table:table-cell>
              <table:table-cell office:value-type="float" office:value="-31111.60174">
                <text:p>-31111.60174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3280.792566">
                <text:p>3280.792566</text:p>
              </table:table-cell>
              <table:table-cell office:value-type="float" office:value="-31214.656167">
                <text:p>-31214.656167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3844.18907">
                <text:p>3844.18907</text:p>
              </table:table-cell>
              <table:table-cell office:value-type="float" office:value="-31308.40752">
                <text:p>-31308.40752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4411.960687">
                <text:p>4411.960687</text:p>
              </table:table-cell>
              <table:table-cell office:value-type="float" office:value="-31392.731492">
                <text:p>-31392.73149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4983.963271">
                <text:p>4983.963271</text:p>
              </table:table-cell>
              <table:table-cell office:value-type="float" office:value="-31467.50565">
                <text:p>-31467.5056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5560.049827">
                <text:p>5560.049827</text:p>
              </table:table-cell>
              <table:table-cell office:value-type="float" office:value="-31532.609498">
                <text:p>-31532.609498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140.070536">
                <text:p>6140.070536</text:p>
              </table:table-cell>
              <table:table-cell office:value-type="float" office:value="-31587.924533">
                <text:p>-31587.924533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723.872774">
                <text:p>6723.872774</text:p>
              </table:table-cell>
              <table:table-cell office:value-type="float" office:value="-31633.334305">
                <text:p>-31633.33430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7311.301135">
                <text:p>7311.301135</text:p>
              </table:table-cell>
              <table:table-cell office:value-type="float" office:value="-31668.724478">
                <text:p>-31668.724478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7902.197455">
                <text:p>7902.197455</text:p>
              </table:table-cell>
              <table:table-cell office:value-type="float" office:value="-31693.982885">
                <text:p>-31693.98288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8496.400834">
                <text:p>8496.400834</text:p>
              </table:table-cell>
              <table:table-cell office:value-type="float" office:value="-31708.999593">
                <text:p>-31708.999593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9093.747665">
                <text:p>9093.747665</text:p>
              </table:table-cell>
              <table:table-cell office:value-type="float" office:value="-31713.666956">
                <text:p>-31713.666956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9694.071661">
                <text:p>9694.071661</text:p>
              </table:table-cell>
              <table:table-cell office:value-type="float" office:value="-31707.879676">
                <text:p>-31707.879676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0297.20388">
                <text:p>10297.20388</text:p>
              </table:table-cell>
              <table:table-cell office:value-type="float" office:value="-31691.534861">
                <text:p>-31691.534861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0902.972759">
                <text:p>10902.972759</text:p>
              </table:table-cell>
              <table:table-cell office:value-type="float" office:value="-31664.532085">
                <text:p>-31664.53208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1511.204139">
                <text:p>11511.204139</text:p>
              </table:table-cell>
              <table:table-cell office:value-type="float" office:value="-31626.773443">
                <text:p>-31626.773443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2121.721303">
                <text:p>12121.721303</text:p>
              </table:table-cell>
              <table:table-cell office:value-type="float" office:value="-31578.163611">
                <text:p>-31578.163611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2734.345002">
                <text:p>12734.345002</text:p>
              </table:table-cell>
              <table:table-cell office:value-type="float" office:value="-31518.609901">
                <text:p>-31518.609901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3348.893495">
                <text:p>13348.893495</text:p>
              </table:table-cell>
              <table:table-cell office:value-type="float" office:value="-31448.022322">
                <text:p>-31448.022322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3965.182582">
                <text:p>13965.182582</text:p>
              </table:table-cell>
              <table:table-cell office:value-type="float" office:value="-31366.313633">
                <text:p>-31366.313633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4583.025637">
                <text:p>14583.025637</text:p>
              </table:table-cell>
              <table:table-cell office:value-type="float" office:value="-31273.399401">
                <text:p>-31273.399401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5202.233652">
                <text:p>15202.233652</text:p>
              </table:table-cell>
              <table:table-cell office:value-type="float" office:value="-31169.198057">
                <text:p>-31169.198057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5822.61527">
                <text:p>15822.61527</text:p>
              </table:table-cell>
              <table:table-cell office:value-type="float" office:value="-31053.630953">
                <text:p>-31053.63095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6443.976828">
                <text:p>16443.976828</text:p>
              </table:table-cell>
              <table:table-cell office:value-type="float" office:value="-30926.622415">
                <text:p>-30926.62241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7066.122396">
                <text:p>17066.122396</text:p>
              </table:table-cell>
              <table:table-cell office:value-type="float" office:value="-30788.0998">
                <text:p>-30788.0998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7688.853822">
                <text:p>17688.853822</text:p>
              </table:table-cell>
              <table:table-cell office:value-type="float" office:value="-30637.993547">
                <text:p>-30637.993547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8311.970772">
                <text:p>18311.970772</text:p>
              </table:table-cell>
              <table:table-cell office:value-type="float" office:value="-30476.237237">
                <text:p>-30476.237237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8935.270776">
                <text:p>18935.270776</text:p>
              </table:table-cell>
              <table:table-cell office:value-type="float" office:value="-30302.76764">
                <text:p>-30302.76764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9558.549275">
                <text:p>19558.549275</text:p>
              </table:table-cell>
              <table:table-cell office:value-type="float" office:value="-30117.524772">
                <text:p>-30117.524772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0181.599665">
                <text:p>20181.599665</text:p>
              </table:table-cell>
              <table:table-cell office:value-type="float" office:value="-29920.451945">
                <text:p>-29920.45194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0804.213347">
                <text:p>20804.213347</text:p>
              </table:table-cell>
              <table:table-cell office:value-type="float" office:value="-29711.495823">
                <text:p>-29711.495823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21426.179774">
                <text:p>21426.179774</text:p>
              </table:table-cell>
              <table:table-cell office:value-type="float" office:value="-29490.606466">
                <text:p>-29490.606466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2047.286506">
                <text:p>22047.286506</text:p>
              </table:table-cell>
              <table:table-cell office:value-type="float" office:value="-29257.737389">
                <text:p>-29257.737389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2667.319255">
                <text:p>22667.319255</text:p>
              </table:table-cell>
              <table:table-cell office:value-type="float" office:value="-29012.845604">
                <text:p>-29012.84560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3286.06194">
                <text:p>23286.06194</text:p>
              </table:table-cell>
              <table:table-cell office:value-type="float" office:value="-28755.891676">
                <text:p>-28755.891676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3903.296743">
                <text:p>23903.296743</text:p>
              </table:table-cell>
              <table:table-cell office:value-type="float" office:value="-28486.839769">
                <text:p>-28486.839769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4518.804161">
                <text:p>24518.804161</text:p>
              </table:table-cell>
              <table:table-cell office:value-type="float" office:value="-28205.65769">
                <text:p>-28205.65769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5132.363063">
                <text:p>25132.363063</text:p>
              </table:table-cell>
              <table:table-cell office:value-type="float" office:value="-27912.316945">
                <text:p>-27912.31694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5743.750744">
                <text:p>25743.750744</text:p>
              </table:table-cell>
              <table:table-cell office:value-type="float" office:value="-27606.792777">
                <text:p>-27606.792777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6352.742988">
                <text:p>26352.742988</text:p>
              </table:table-cell>
              <table:table-cell office:value-type="float" office:value="-27289.064216">
                <text:p>-27289.064216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6959.114124">
                <text:p>26959.114124</text:p>
              </table:table-cell>
              <table:table-cell office:value-type="float" office:value="-26959.114124">
                <text:p>-26959.114124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7562.637084">
                <text:p>27562.637084</text:p>
              </table:table-cell>
              <table:table-cell office:value-type="float" office:value="-26616.929237">
                <text:p>-26616.929237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8163.083472">
                <text:p>28163.083472</text:p>
              </table:table-cell>
              <table:table-cell office:value-type="float" office:value="-26262.500209">
                <text:p>-26262.500209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8760.223615">
                <text:p>28760.223615</text:p>
              </table:table-cell>
              <table:table-cell office:value-type="float" office:value="-25895.821658">
                <text:p>-25895.821658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9353.826637">
                <text:p>29353.826637</text:p>
              </table:table-cell>
              <table:table-cell office:value-type="float" office:value="-25516.892199">
                <text:p>-25516.892199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9943.660516">
                <text:p>29943.660516</text:p>
              </table:table-cell>
              <table:table-cell office:value-type="float" office:value="-25125.714495">
                <text:p>-25125.714495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30529.492153">
                <text:p>30529.492153</text:p>
              </table:table-cell>
              <table:table-cell office:value-type="float" office:value="-24722.295287">
                <text:p>-24722.29528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31111.087439">
                <text:p>31111.087439</text:p>
              </table:table-cell>
              <table:table-cell office:value-type="float" office:value="-24306.645441">
                <text:p>-24306.64544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31688.211317">
                <text:p>31688.211317</text:p>
              </table:table-cell>
              <table:table-cell office:value-type="float" office:value="-23878.779979">
                <text:p>-23878.779979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32260.627859">
                <text:p>32260.627859</text:p>
              </table:table-cell>
              <table:table-cell office:value-type="float" office:value="-23438.71812">
                <text:p>-23438.71812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32828.100326">
                <text:p>32828.100326</text:p>
              </table:table-cell>
              <table:table-cell office:value-type="float" office:value="-22986.483313">
                <text:p>-22986.48331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33390.391246">
                <text:p>33390.391246</text:p>
              </table:table-cell>
              <table:table-cell office:value-type="float" office:value="-22522.103276">
                <text:p>-22522.103276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33947.262481">
                <text:p>33947.262481</text:p>
              </table:table-cell>
              <table:table-cell office:value-type="float" office:value="-22045.610024">
                <text:p>-22045.610024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34498.475301">
                <text:p>34498.475301</text:p>
              </table:table-cell>
              <table:table-cell office:value-type="float" office:value="-21557.039903">
                <text:p>-21557.039903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35043.790454">
                <text:p>35043.790454</text:p>
              </table:table-cell>
              <table:table-cell office:value-type="float" office:value="-21056.433625">
                <text:p>-21056.43362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35582.968245">
                <text:p>35582.968245</text:p>
              </table:table-cell>
              <table:table-cell office:value-type="float" office:value="-20543.836295">
                <text:p>-20543.836295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36115.768609">
                <text:p>36115.768609</text:p>
              </table:table-cell>
              <table:table-cell office:value-type="float" office:value="-20019.29744">
                <text:p>-20019.29744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36641.951182">
                <text:p>36641.951182</text:p>
              </table:table-cell>
              <table:table-cell office:value-type="float" office:value="-19482.871038">
                <text:p>-19482.87103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37161.275387">
                <text:p>37161.275387</text:p>
              </table:table-cell>
              <table:table-cell office:value-type="float" office:value="-18934.615545">
                <text:p>-18934.615545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37673.500501">
                <text:p>37673.500501</text:p>
              </table:table-cell>
              <table:table-cell office:value-type="float" office:value="-18374.59392">
                <text:p>-18374.59392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38178.385744">
                <text:p>38178.385744</text:p>
              </table:table-cell>
              <table:table-cell office:value-type="float" office:value="-17802.873648">
                <text:p>-17802.873648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38675.690347">
                <text:p>38675.690347</text:p>
              </table:table-cell>
              <table:table-cell office:value-type="float" office:value="-17219.526767">
                <text:p>-17219.526767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39165.173642">
                <text:p>39165.173642</text:p>
              </table:table-cell>
              <table:table-cell office:value-type="float" office:value="-16624.629884">
                <text:p>-16624.629884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39646.595136">
                <text:p>39646.595136</text:p>
              </table:table-cell>
              <table:table-cell office:value-type="float" office:value="-16018.2642">
                <text:p>-16018.264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40119.714595">
                <text:p>40119.714595</text:p>
              </table:table-cell>
              <table:table-cell office:value-type="float" office:value="-15400.515529">
                <text:p>-15400.515529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40584.292125">
                <text:p>40584.292125</text:p>
              </table:table-cell>
              <table:table-cell office:value-type="float" office:value="-14771.474312">
                <text:p>-14771.474312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41040.088258">
                <text:p>41040.088258</text:p>
              </table:table-cell>
              <table:table-cell office:value-type="float" office:value="-14131.235639">
                <text:p>-14131.235639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41486.86403">
                <text:p>41486.86403</text:p>
              </table:table-cell>
              <table:table-cell office:value-type="float" office:value="-13479.899258">
                <text:p>-13479.899258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41924.381071">
                <text:p>41924.381071</text:p>
              </table:table-cell>
              <table:table-cell office:value-type="float" office:value="-12817.569595">
                <text:p>-12817.56959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42352.401685">
                <text:p>42352.401685</text:p>
              </table:table-cell>
              <table:table-cell office:value-type="float" office:value="-12144.355759">
                <text:p>-12144.355759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42770.688939">
                <text:p>42770.688939</text:p>
              </table:table-cell>
              <table:table-cell office:value-type="float" office:value="-11460.371561">
                <text:p>-11460.371561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43179.006747">
                <text:p>43179.006747</text:p>
              </table:table-cell>
              <table:table-cell office:value-type="float" office:value="-10765.735517">
                <text:p>-10765.735517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43577.119959">
                <text:p>43577.119959</text:p>
              </table:table-cell>
              <table:table-cell office:value-type="float" office:value="-10060.570859">
                <text:p>-10060.570859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43964.794445">
                <text:p>43964.794445</text:p>
              </table:table-cell>
              <table:table-cell office:value-type="float" office:value="-9345.005542">
                <text:p>-9345.005542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44341.797185">
                <text:p>44341.797185</text:p>
              </table:table-cell>
              <table:table-cell office:value-type="float" office:value="-8619.172244">
                <text:p>-8619.172244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44707.896356">
                <text:p>44707.896356</text:p>
              </table:table-cell>
              <table:table-cell office:value-type="float" office:value="-7883.208378">
                <text:p>-7883.208378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45062.861424">
                <text:p>45062.861424</text:p>
              </table:table-cell>
              <table:table-cell office:value-type="float" office:value="-7137.256086">
                <text:p>-7137.25608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45406.463228">
                <text:p>45406.463228</text:p>
              </table:table-cell>
              <table:table-cell office:value-type="float" office:value="-6381.462243">
                <text:p>-6381.462243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45738.474074">
                <text:p>45738.474074</text:p>
              </table:table-cell>
              <table:table-cell office:value-type="float" office:value="-5615.978456">
                <text:p>-5615.978456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46058.667823">
                <text:p>46058.667823</text:p>
              </table:table-cell>
              <table:table-cell office:value-type="float" office:value="-4840.961059">
                <text:p>-4840.961059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46366.819981">
                <text:p>46366.819981</text:p>
              </table:table-cell>
              <table:table-cell office:value-type="float" office:value="-4056.571112">
                <text:p>-4056.571112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46662.707793">
                <text:p>46662.707793</text:p>
              </table:table-cell>
              <table:table-cell office:value-type="float" office:value="-3262.974393">
                <text:p>-3262.974393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46946.110329">
                <text:p>46946.110329</text:p>
              </table:table-cell>
              <table:table-cell office:value-type="float" office:value="-2460.341388">
                <text:p>-2460.341388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47216.808583">
                <text:p>47216.808583</text:p>
              </table:table-cell>
              <table:table-cell office:value-type="float" office:value="-1648.847289">
                <text:p>-1648.847289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47474.585555">
                <text:p>47474.585555</text:p>
              </table:table-cell>
              <table:table-cell office:value-type="float" office:value="-828.671973">
                <text:p>-828.671973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47719.226352">
                <text:p>47719.226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47950.518275">
                <text:p>47950.518275</text:p>
              </table:table-cell>
              <table:table-cell office:value-type="float" office:value="836.97941">
                <text:p>836.9794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48168.250914">
                <text:p>48168.250914</text:p>
              </table:table-cell>
              <table:table-cell office:value-type="float" office:value="1682.072387">
                <text:p>1682.072387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48372.216237">
                <text:p>48372.216237</text:p>
              </table:table-cell>
              <table:table-cell office:value-type="float" office:value="2535.080432">
                <text:p>2535.080432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8562.208688">
                <text:p>48562.208688</text:p>
              </table:table-cell>
              <table:table-cell office:value-type="float" office:value="3395.800435">
                <text:p>3395.80043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8738.025277">
                <text:p>48738.025277</text:p>
              </table:table-cell>
              <table:table-cell office:value-type="float" office:value="4264.024694">
                <text:p>4264.024694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48899.465671">
                <text:p>48899.465671</text:p>
              </table:table-cell>
              <table:table-cell office:value-type="float" office:value="5139.540944">
                <text:p>5139.540944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49046.332292">
                <text:p>49046.332292</text:p>
              </table:table-cell>
              <table:table-cell office:value-type="float" office:value="6022.132374">
                <text:p>6022.13237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49178.430404">
                <text:p>49178.430404</text:p>
              </table:table-cell>
              <table:table-cell office:value-type="float" office:value="6911.577658">
                <text:p>6911.577658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49295.568212">
                <text:p>49295.568212</text:p>
              </table:table-cell>
              <table:table-cell office:value-type="float" office:value="7807.650982">
                <text:p>7807.650982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49397.556949">
                <text:p>49397.556949</text:p>
              </table:table-cell>
              <table:table-cell office:value-type="float" office:value="8710.122071">
                <text:p>8710.122071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49484.210976">
                <text:p>49484.210976</text:p>
              </table:table-cell>
              <table:table-cell office:value-type="float" office:value="9618.756227">
                <text:p>9618.756227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49555.347867">
                <text:p>49555.347867</text:p>
              </table:table-cell>
              <table:table-cell office:value-type="float" office:value="10533.314355">
                <text:p>10533.31435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49610.788508">
                <text:p>49610.788508</text:p>
              </table:table-cell>
              <table:table-cell office:value-type="float" office:value="11453.553003">
                <text:p>11453.553003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49650.357185">
                <text:p>49650.357185</text:p>
              </table:table-cell>
              <table:table-cell office:value-type="float" office:value="12379.224397">
                <text:p>12379.224397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49673.881679">
                <text:p>49673.881679</text:p>
              </table:table-cell>
              <table:table-cell office:value-type="float" office:value="13310.076481">
                <text:p>13310.076481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49681.193358">
                <text:p>49681.193358</text:p>
              </table:table-cell>
              <table:table-cell office:value-type="float" office:value="14245.852954">
                <text:p>14245.852954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49672.127267">
                <text:p>49672.127267</text:p>
              </table:table-cell>
              <table:table-cell office:value-type="float" office:value="15186.293319">
                <text:p>15186.293319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49646.522221">
                <text:p>49646.522221</text:p>
              </table:table-cell>
              <table:table-cell office:value-type="float" office:value="16131.132919">
                <text:p>16131.132919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49604.220896">
                <text:p>49604.220896</text:p>
              </table:table-cell>
              <table:table-cell office:value-type="float" office:value="17080.10299">
                <text:p>17080.10299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49545.069919">
                <text:p>49545.069919</text:p>
              </table:table-cell>
              <table:table-cell office:value-type="float" office:value="18032.930705">
                <text:p>18032.93070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49468.919958">
                <text:p>49468.919958</text:p>
              </table:table-cell>
              <table:table-cell office:value-type="float" office:value="18989.339224">
                <text:p>18989.339224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49375.625816">
                <text:p>49375.625816</text:p>
              </table:table-cell>
              <table:table-cell office:value-type="float" office:value="19949.047747">
                <text:p>19949.047747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49265.046513">
                <text:p>49265.046513</text:p>
              </table:table-cell>
              <table:table-cell office:value-type="float" office:value="20911.771564">
                <text:p>20911.77156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49137.045384">
                <text:p>49137.045384</text:p>
              </table:table-cell>
              <table:table-cell office:value-type="float" office:value="21877.222116">
                <text:p>21877.222116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48991.490159">
                <text:p>48991.490159</text:p>
              </table:table-cell>
              <table:table-cell office:value-type="float" office:value="22845.107045">
                <text:p>22845.10704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48828.253056">
                <text:p>48828.253056</text:p>
              </table:table-cell>
              <table:table-cell office:value-type="float" office:value="23815.130258">
                <text:p>23815.130258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48647.210869">
                <text:p>48647.210869</text:p>
              </table:table-cell>
              <table:table-cell office:value-type="float" office:value="24786.991985">
                <text:p>24786.99198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48448.24505">
                <text:p>48448.24505</text:p>
              </table:table-cell>
              <table:table-cell office:value-type="float" office:value="25760.38884">
                <text:p>25760.38884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48231.241798">
                <text:p>48231.241798</text:p>
              </table:table-cell>
              <table:table-cell office:value-type="float" office:value="26735.013892">
                <text:p>26735.013892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47996.092146">
                <text:p>47996.092146</text:p>
              </table:table-cell>
              <table:table-cell office:value-type="float" office:value="27710.556721">
                <text:p>27710.556721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47742.692041">
                <text:p>47742.692041</text:p>
              </table:table-cell>
              <table:table-cell office:value-type="float" office:value="28686.703494">
                <text:p>28686.703494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47470.942432">
                <text:p>47470.942432</text:p>
              </table:table-cell>
              <table:table-cell office:value-type="float" office:value="29663.137032">
                <text:p>29663.137032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47180.74935">
                <text:p>47180.74935</text:p>
              </table:table-cell>
              <table:table-cell office:value-type="float" office:value="30639.536881">
                <text:p>30639.536881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46872.023992">
                <text:p>46872.023992</text:p>
              </table:table-cell>
              <table:table-cell office:value-type="float" office:value="31615.579384">
                <text:p>31615.579384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46544.682801">
                <text:p>46544.682801</text:p>
              </table:table-cell>
              <table:table-cell office:value-type="float" office:value="32590.937761">
                <text:p>32590.937761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46198.647546">
                <text:p>46198.647546</text:p>
              </table:table-cell>
              <table:table-cell office:value-type="float" office:value="33565.282178">
                <text:p>33565.282178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45833.845403">
                <text:p>45833.845403</text:p>
              </table:table-cell>
              <table:table-cell office:value-type="float" office:value="34538.279835">
                <text:p>34538.27983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45450.209032">
                <text:p>45450.209032</text:p>
              </table:table-cell>
              <table:table-cell office:value-type="float" office:value="35509.595038">
                <text:p>35509.59503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45047.676654">
                <text:p>45047.676654</text:p>
              </table:table-cell>
              <table:table-cell office:value-type="float" office:value="36478.889287">
                <text:p>36478.889287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44626.192129">
                <text:p>44626.192129</text:p>
              </table:table-cell>
              <table:table-cell office:value-type="float" office:value="37445.821356">
                <text:p>37445.821356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44185.705028">
                <text:p>44185.705028</text:p>
              </table:table-cell>
              <table:table-cell office:value-type="float" office:value="38410.047382">
                <text:p>38410.047382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43726.170711">
                <text:p>43726.170711</text:p>
              </table:table-cell>
              <table:table-cell office:value-type="float" office:value="39371.22095">
                <text:p>39371.2209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43247.550396">
                <text:p>43247.550396</text:p>
              </table:table-cell>
              <table:table-cell office:value-type="float" office:value="40328.993183">
                <text:p>40328.993183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42749.811232">
                <text:p>42749.811232</text:p>
              </table:table-cell>
              <table:table-cell office:value-type="float" office:value="41283.012832">
                <text:p>41283.012832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42232.926372">
                <text:p>42232.926372</text:p>
              </table:table-cell>
              <table:table-cell office:value-type="float" office:value="42232.926372">
                <text:p>42232.92637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41696.875036">
                <text:p>41696.875036</text:p>
              </table:table-cell>
              <table:table-cell office:value-type="float" office:value="43178.37809">
                <text:p>43178.37809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41141.642585">
                <text:p>41141.642585</text:p>
              </table:table-cell>
              <table:table-cell office:value-type="float" office:value="44119.010187">
                <text:p>44119.010187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40567.220584">
                <text:p>40567.220584</text:p>
              </table:table-cell>
              <table:table-cell office:value-type="float" office:value="45054.462873">
                <text:p>45054.462873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39973.606868">
                <text:p>39973.606868</text:p>
              </table:table-cell>
              <table:table-cell office:value-type="float" office:value="45984.374464">
                <text:p>45984.374464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39360.805605">
                <text:p>39360.805605</text:p>
              </table:table-cell>
              <table:table-cell office:value-type="float" office:value="46908.381487">
                <text:p>46908.381487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38728.827358">
                <text:p>38728.827358</text:p>
              </table:table-cell>
              <table:table-cell office:value-type="float" office:value="47826.11878">
                <text:p>47826.11878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38077.689146">
                <text:p>38077.689146</text:p>
              </table:table-cell>
              <table:table-cell office:value-type="float" office:value="48737.219595">
                <text:p>48737.21959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37407.414504">
                <text:p>37407.414504</text:p>
              </table:table-cell>
              <table:table-cell office:value-type="float" office:value="49641.315708">
                <text:p>49641.315708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36718.03354">
                <text:p>36718.03354</text:p>
              </table:table-cell>
              <table:table-cell office:value-type="float" office:value="50538.037519">
                <text:p>50538.037519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36009.582988">
                <text:p>36009.582988</text:p>
              </table:table-cell>
              <table:table-cell office:value-type="float" office:value="51427.014168">
                <text:p>51427.014168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35282.106268">
                <text:p>35282.106268</text:p>
              </table:table-cell>
              <table:table-cell office:value-type="float" office:value="52307.87364">
                <text:p>52307.87364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34535.653534">
                <text:p>34535.653534</text:p>
              </table:table-cell>
              <table:table-cell office:value-type="float" office:value="53180.242879">
                <text:p>53180.242879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33770.281725">
                <text:p>33770.281725</text:p>
              </table:table-cell>
              <table:table-cell office:value-type="float" office:value="54043.7479">
                <text:p>54043.7479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32986.054618">
                <text:p>32986.054618</text:p>
              </table:table-cell>
              <table:table-cell office:value-type="float" office:value="54898.013905">
                <text:p>54898.01390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32183.042872">
                <text:p>32183.042872</text:p>
              </table:table-cell>
              <table:table-cell office:value-type="float" office:value="55742.665397">
                <text:p>55742.665397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31361.324074">
                <text:p>31361.324074</text:p>
              </table:table-cell>
              <table:table-cell office:value-type="float" office:value="56577.326299">
                <text:p>56577.326299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30520.982785">
                <text:p>30520.982785</text:p>
              </table:table-cell>
              <table:table-cell office:value-type="float" office:value="57401.620072">
                <text:p>57401.620072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9662.110577">
                <text:p>29662.110577</text:p>
              </table:table-cell>
              <table:table-cell office:value-type="float" office:value="58215.169834">
                <text:p>58215.169834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8784.80608">
                <text:p>28784.80608</text:p>
              </table:table-cell>
              <table:table-cell office:value-type="float" office:value="59017.598484">
                <text:p>59017.598484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7889.175013">
                <text:p>27889.175013</text:p>
              </table:table-cell>
              <table:table-cell office:value-type="float" office:value="59808.528823">
                <text:p>59808.528823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6975.330226">
                <text:p>26975.330226</text:p>
              </table:table-cell>
              <table:table-cell office:value-type="float" office:value="60587.583676">
                <text:p>60587.583676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6043.39173">
                <text:p>26043.39173</text:p>
              </table:table-cell>
              <table:table-cell office:value-type="float" office:value="61354.386022">
                <text:p>61354.38602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5093.486732">
                <text:p>25093.486732</text:p>
              </table:table-cell>
              <table:table-cell office:value-type="float" office:value="62108.559116">
                <text:p>62108.559116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24125.74966">
                <text:p>24125.74966</text:p>
              </table:table-cell>
              <table:table-cell office:value-type="float" office:value="62849.726618">
                <text:p>62849.72661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23140.3222">
                <text:p>23140.3222</text:p>
              </table:table-cell>
              <table:table-cell office:value-type="float" office:value="63577.512722">
                <text:p>63577.51272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22137.35331">
                <text:p>22137.35331</text:p>
              </table:table-cell>
              <table:table-cell office:value-type="float" office:value="64291.542287">
                <text:p>64291.542287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21116.999255">
                <text:p>21116.999255</text:p>
              </table:table-cell>
              <table:table-cell office:value-type="float" office:value="64991.440963">
                <text:p>64991.44096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0079.423622">
                <text:p>20079.423622</text:p>
              </table:table-cell>
              <table:table-cell office:value-type="float" office:value="65676.83533">
                <text:p>65676.83533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9024.797337">
                <text:p>19024.797337</text:p>
              </table:table-cell>
              <table:table-cell office:value-type="float" office:value="66347.353026">
                <text:p>66347.353026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7953.298692">
                <text:p>17953.298692</text:p>
              </table:table-cell>
              <table:table-cell office:value-type="float" office:value="67002.62288">
                <text:p>67002.62288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6865.113347">
                <text:p>16865.113347</text:p>
              </table:table-cell>
              <table:table-cell office:value-type="float" office:value="67642.275054">
                <text:p>67642.275054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5760.434353">
                <text:p>15760.434353</text:p>
              </table:table-cell>
              <table:table-cell office:value-type="float" office:value="68265.941168">
                <text:p>68265.941168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4639.462156">
                <text:p>14639.462156</text:p>
              </table:table-cell>
              <table:table-cell office:value-type="float" office:value="68873.254448">
                <text:p>68873.25444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3502.404609">
                <text:p>13502.404609</text:p>
              </table:table-cell>
              <table:table-cell office:value-type="float" office:value="69463.849854">
                <text:p>69463.849854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2349.47697">
                <text:p>12349.47697</text:p>
              </table:table-cell>
              <table:table-cell office:value-type="float" office:value="70037.364225">
                <text:p>70037.36422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1180.901917">
                <text:p>11180.901917</text:p>
              </table:table-cell>
              <table:table-cell office:value-type="float" office:value="70593.436413">
                <text:p>70593.436413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9996.909536">
                <text:p>9996.909536</text:p>
              </table:table-cell>
              <table:table-cell office:value-type="float" office:value="71131.707427">
                <text:p>71131.707427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8797.737327">
                <text:p>8797.737327</text:p>
              </table:table-cell>
              <table:table-cell office:value-type="float" office:value="71651.820571">
                <text:p>71651.820571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7583.630198">
                <text:p>7583.630198</text:p>
              </table:table-cell>
              <table:table-cell office:value-type="float" office:value="72153.421585">
                <text:p>72153.42158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6354.840456">
                <text:p>6354.840456</text:p>
              </table:table-cell>
              <table:table-cell office:value-type="float" office:value="72636.158791">
                <text:p>72636.158791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5111.627802">
                <text:p>5111.627802</text:p>
              </table:table-cell>
              <table:table-cell office:value-type="float" office:value="73099.683226">
                <text:p>73099.683226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3854.259314">
                <text:p>3854.259314</text:p>
              </table:table-cell>
              <table:table-cell office:value-type="float" office:value="73543.648797">
                <text:p>73543.648797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583.009435">
                <text:p>2583.009435</text:p>
              </table:table-cell>
              <table:table-cell office:value-type="float" office:value="73967.712412">
                <text:p>73967.712412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298.159957">
                <text:p>1298.159957</text:p>
              </table:table-cell>
              <table:table-cell office:value-type="float" office:value="74371.534134">
                <text:p>74371.534134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">
                <text:p>0</text:p>
              </table:table-cell>
              <table:table-cell office:value-type="float" office:value="74754.777319">
                <text:p>74754.777319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-1311.174011">
                <text:p>-1311.174011</text:p>
              </table:table-cell>
              <table:table-cell office:value-type="float" office:value="75117.108764">
                <text:p>75117.108764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-2635.058368">
                <text:p>-2635.058368</text:p>
              </table:table-cell>
              <table:table-cell office:value-type="float" office:value="75458.198847">
                <text:p>75458.198847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-3971.342112">
                <text:p>-3971.342112</text:p>
              </table:table-cell>
              <table:table-cell office:value-type="float" office:value="75777.721679">
                <text:p>75777.721679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-5319.70706">
                <text:p>-5319.70706</text:p>
              </table:table-cell>
              <table:table-cell office:value-type="float" office:value="76075.355242">
                <text:p>76075.35524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-6679.827836">
                <text:p>-6679.827836</text:p>
              </table:table-cell>
              <table:table-cell office:value-type="float" office:value="76350.781542">
                <text:p>76350.78154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-8051.371914">
                <text:p>-8051.371914</text:p>
              </table:table-cell>
              <table:table-cell office:value-type="float" office:value="76603.686747">
                <text:p>76603.686747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-9433.999649">
                <text:p>-9433.999649</text:p>
              </table:table-cell>
              <table:table-cell office:value-type="float" office:value="76833.761339">
                <text:p>76833.761339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-10827.36432">
                <text:p>-10827.36432</text:p>
              </table:table-cell>
              <table:table-cell office:value-type="float" office:value="77040.700255">
                <text:p>77040.700255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-12231.112177">
                <text:p>-12231.112177</text:p>
              </table:table-cell>
              <table:table-cell office:value-type="float" office:value="77224.203035">
                <text:p>77224.20303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-13644.882485">
                <text:p>-13644.882485</text:p>
              </table:table-cell>
              <table:table-cell office:value-type="float" office:value="77383.97397">
                <text:p>77383.97397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-15068.307573">
                <text:p>-15068.307573</text:p>
              </table:table-cell>
              <table:table-cell office:value-type="float" office:value="77519.72224">
                <text:p>77519.72224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-16501.012888">
                <text:p>-16501.012888</text:p>
              </table:table-cell>
              <table:table-cell office:value-type="float" office:value="77631.16207">
                <text:p>77631.16207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-17942.617048">
                <text:p>-17942.617048</text:p>
              </table:table-cell>
              <table:table-cell office:value-type="float" office:value="77718.012865">
                <text:p>77718.01286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-19392.731902">
                <text:p>-19392.731902</text:p>
              </table:table-cell>
              <table:table-cell office:value-type="float" office:value="77779.999361">
                <text:p>77779.999361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-20850.962589">
                <text:p>-20850.962589</text:p>
              </table:table-cell>
              <table:table-cell office:value-type="float" office:value="77816.851767">
                <text:p>77816.851767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-22316.907602">
                <text:p>-22316.907602</text:p>
              </table:table-cell>
              <table:table-cell office:value-type="float" office:value="77828.305912">
                <text:p>77828.305912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-23790.158855">
                <text:p>-23790.158855</text:p>
              </table:table-cell>
              <table:table-cell office:value-type="float" office:value="77814.103385">
                <text:p>77814.10338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-25270.301752">
                <text:p>-25270.301752</text:p>
              </table:table-cell>
              <table:table-cell office:value-type="float" office:value="77773.991681">
                <text:p>77773.991681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-26756.915257">
                <text:p>-26756.915257</text:p>
              </table:table-cell>
              <table:table-cell office:value-type="float" office:value="77707.724342">
                <text:p>77707.72434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-28249.571972">
                <text:p>-28249.571972</text:p>
              </table:table-cell>
              <table:table-cell office:value-type="float" office:value="77615.061102">
                <text:p>77615.061102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-29747.838212">
                <text:p>-29747.838212</text:p>
              </table:table-cell>
              <table:table-cell office:value-type="float" office:value="77495.768025">
                <text:p>77495.768025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-31251.274089">
                <text:p>-31251.274089</text:p>
              </table:table-cell>
              <table:table-cell office:value-type="float" office:value="77349.617649">
                <text:p>77349.617649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-32759.43359">
                <text:p>-32759.43359</text:p>
              </table:table-cell>
              <table:table-cell office:value-type="float" office:value="77176.389126">
                <text:p>77176.38912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-34271.864669">
                <text:p>-34271.864669</text:p>
              </table:table-cell>
              <table:table-cell office:value-type="float" office:value="76975.868357">
                <text:p>76975.868357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-35788.109334">
                <text:p>-35788.109334</text:p>
              </table:table-cell>
              <table:table-cell office:value-type="float" office:value="76747.848139">
                <text:p>76747.848139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-37307.703737">
                <text:p>-37307.703737</text:p>
              </table:table-cell>
              <table:table-cell office:value-type="float" office:value="76492.128292">
                <text:p>76492.12829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-38830.178272">
                <text:p>-38830.178272</text:p>
              </table:table-cell>
              <table:table-cell office:value-type="float" office:value="76208.515806">
                <text:p>76208.515806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-40355.05767">
                <text:p>-40355.05767</text:p>
              </table:table-cell>
              <table:table-cell office:value-type="float" office:value="75896.824971">
                <text:p>75896.824971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-41881.861104">
                <text:p>-41881.861104</text:p>
              </table:table-cell>
              <table:table-cell office:value-type="float" office:value="75556.877512">
                <text:p>75556.877512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-43410.102288">
                <text:p>-43410.102288</text:p>
              </table:table-cell>
              <table:table-cell office:value-type="float" office:value="75188.502724">
                <text:p>75188.502724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-44939.289583">
                <text:p>-44939.289583</text:p>
              </table:table-cell>
              <table:table-cell office:value-type="float" office:value="74791.537604">
                <text:p>74791.537604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-46468.926111">
                <text:p>-46468.926111</text:p>
              </table:table-cell>
              <table:table-cell office:value-type="float" office:value="74365.826983">
                <text:p>74365.826983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-47998.509863">
                <text:p>-47998.509863</text:p>
              </table:table-cell>
              <table:table-cell office:value-type="float" office:value="73911.223653">
                <text:p>73911.223653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-49527.533813">
                <text:p>-49527.533813</text:p>
              </table:table-cell>
              <table:table-cell office:value-type="float" office:value="73427.588498">
                <text:p>73427.588498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-51055.486041">
                <text:p>-51055.486041</text:p>
              </table:table-cell>
              <table:table-cell office:value-type="float" office:value="72914.790623">
                <text:p>72914.790623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-52581.849848">
                <text:p>-52581.849848</text:p>
              </table:table-cell>
              <table:table-cell office:value-type="float" office:value="72372.707476">
                <text:p>72372.707476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-54106.10388">
                <text:p>-54106.10388</text:p>
              </table:table-cell>
              <table:table-cell office:value-type="float" office:value="71801.224972">
                <text:p>71801.224972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-55627.722256">
                <text:p>-55627.722256</text:p>
              </table:table-cell>
              <table:table-cell office:value-type="float" office:value="71200.23762">
                <text:p>71200.23762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-57146.174697">
                <text:p>-57146.174697</text:p>
              </table:table-cell>
              <table:table-cell office:value-type="float" office:value="70569.64864">
                <text:p>70569.64864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-58660.926654">
                <text:p>-58660.926654</text:p>
              </table:table-cell>
              <table:table-cell office:value-type="float" office:value="69909.370085">
                <text:p>69909.37008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-60171.439446">
                <text:p>-60171.439446</text:p>
              </table:table-cell>
              <table:table-cell office:value-type="float" office:value="69219.322956">
                <text:p>69219.322956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-61677.170396">
                <text:p>-61677.170396</text:p>
              </table:table-cell>
              <table:table-cell office:value-type="float" office:value="68499.437321">
                <text:p>68499.437321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-63177.572969">
                <text:p>-63177.572969</text:p>
              </table:table-cell>
              <table:table-cell office:value-type="float" office:value="67749.652427">
                <text:p>67749.652427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-64672.096915">
                <text:p>-64672.096915</text:p>
              </table:table-cell>
              <table:table-cell office:value-type="float" office:value="66969.916811">
                <text:p>66969.916811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-66160.188414">
                <text:p>-66160.188414</text:p>
              </table:table-cell>
              <table:table-cell office:value-type="float" office:value="66160.188414">
                <text:p>66160.188414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-67641.290227">
                <text:p>-67641.290227</text:p>
              </table:table-cell>
              <table:table-cell office:value-type="float" office:value="65320.434686">
                <text:p>65320.434686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-69114.841841">
                <text:p>-69114.841841</text:p>
              </table:table-cell>
              <table:table-cell office:value-type="float" office:value="64450.632692">
                <text:p>64450.63269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-70580.279622">
                <text:p>-70580.279622</text:p>
              </table:table-cell>
              <table:table-cell office:value-type="float" office:value="63550.769219">
                <text:p>63550.769219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-72037.036976">
                <text:p>-72037.036976</text:p>
              </table:table-cell>
              <table:table-cell office:value-type="float" office:value="62620.840875">
                <text:p>62620.840875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-73484.544502">
                <text:p>-73484.544502</text:p>
              </table:table-cell>
              <table:table-cell office:value-type="float" office:value="61660.854189">
                <text:p>61660.854189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-74922.230152">
                <text:p>-74922.230152</text:p>
              </table:table-cell>
              <table:table-cell office:value-type="float" office:value="60670.825708">
                <text:p>60670.825708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-76349.519398">
                <text:p>-76349.519398</text:p>
              </table:table-cell>
              <table:table-cell office:value-type="float" office:value="59650.782096">
                <text:p>59650.782096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-77765.835393">
                <text:p>-77765.835393</text:p>
              </table:table-cell>
              <table:table-cell office:value-type="float" office:value="58600.76022">
                <text:p>58600.76022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-79170.599142">
                <text:p>-79170.599142</text:p>
              </table:table-cell>
              <table:table-cell office:value-type="float" office:value="57520.807245">
                <text:p>57520.807245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-80563.229671">
                <text:p>-80563.229671</text:p>
              </table:table-cell>
              <table:table-cell office:value-type="float" office:value="56410.980718">
                <text:p>56410.980718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-81943.144199">
                <text:p>-81943.144199</text:p>
              </table:table-cell>
              <table:table-cell office:value-type="float" office:value="55271.348659">
                <text:p>55271.348659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-83309.758311">
                <text:p>-83309.758311</text:p>
              </table:table-cell>
              <table:table-cell office:value-type="float" office:value="54101.989635">
                <text:p>54101.989635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-84662.486143">
                <text:p>-84662.486143</text:p>
              </table:table-cell>
              <table:table-cell office:value-type="float" office:value="52902.992847">
                <text:p>52902.992847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-86000.74055">
                <text:p>-86000.74055</text:p>
              </table:table-cell>
              <table:table-cell office:value-type="float" office:value="51674.458203">
                <text:p>51674.458203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-87323.933297">
                <text:p>-87323.933297</text:p>
              </table:table-cell>
              <table:table-cell office:value-type="float" office:value="50416.496396">
                <text:p>50416.496396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-88631.475238">
                <text:p>-88631.475238</text:p>
              </table:table-cell>
              <table:table-cell office:value-type="float" office:value="49129.228968">
                <text:p>49129.228968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-89922.776504">
                <text:p>-89922.776504</text:p>
              </table:table-cell>
              <table:table-cell office:value-type="float" office:value="47812.788389">
                <text:p>47812.788389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-91197.246691">
                <text:p>-91197.246691</text:p>
              </table:table-cell>
              <table:table-cell office:value-type="float" office:value="46467.318113">
                <text:p>46467.318113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-92454.295048">
                <text:p>-92454.295048</text:p>
              </table:table-cell>
              <table:table-cell office:value-type="float" office:value="45092.972648">
                <text:p>45092.972648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-93693.33067">
                <text:p>-93693.33067</text:p>
              </table:table-cell>
              <table:table-cell office:value-type="float" office:value="43689.91761">
                <text:p>43689.91761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-94913.762696">
                <text:p>-94913.762696</text:p>
              </table:table-cell>
              <table:table-cell office:value-type="float" office:value="42258.329783">
                <text:p>42258.329783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-96115.000499">
                <text:p>-96115.000499</text:p>
              </table:table-cell>
              <table:table-cell office:value-type="float" office:value="40798.397172">
                <text:p>40798.397172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-97296.453888">
                <text:p>-97296.453888</text:p>
              </table:table-cell>
              <table:table-cell office:value-type="float" office:value="39310.319052">
                <text:p>39310.319052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-98457.533306">
                <text:p>-98457.533306</text:p>
              </table:table-cell>
              <table:table-cell office:value-type="float" office:value="37794.306015">
                <text:p>37794.30601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-99597.650033">
                <text:p>-99597.650033</text:p>
              </table:table-cell>
              <table:table-cell office:value-type="float" office:value="36250.580015">
                <text:p>36250.580015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-100716.216388">
                <text:p>-100716.216388</text:p>
              </table:table-cell>
              <table:table-cell office:value-type="float" office:value="34679.374409">
                <text:p>34679.374409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-101812.645935">
                <text:p>-101812.645935</text:p>
              </table:table-cell>
              <table:table-cell office:value-type="float" office:value="33080.93399">
                <text:p>33080.93399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-102886.353687">
                <text:p>-102886.353687</text:p>
              </table:table-cell>
              <table:table-cell office:value-type="float" office:value="31455.515026">
                <text:p>31455.515026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-103936.75632">
                <text:p>-103936.75632</text:p>
              </table:table-cell>
              <table:table-cell office:value-type="float" office:value="29803.385286">
                <text:p>29803.385286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-104963.272377">
                <text:p>-104963.272377</text:p>
              </table:table-cell>
              <table:table-cell office:value-type="float" office:value="28124.824068">
                <text:p>28124.82406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-105965.322482">
                <text:p>-105965.322482</text:p>
              </table:table-cell>
              <table:table-cell office:value-type="float" office:value="26420.122225">
                <text:p>26420.122225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-106942.329552">
                <text:p>-106942.329552</text:p>
              </table:table-cell>
              <table:table-cell office:value-type="float" office:value="24689.582179">
                <text:p>24689.582179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-107893.719012">
                <text:p>-107893.719012</text:p>
              </table:table-cell>
              <table:table-cell office:value-type="float" office:value="22933.517939">
                <text:p>22933.517939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-108818.919009">
                <text:p>-108818.919009</text:p>
              </table:table-cell>
              <table:table-cell office:value-type="float" office:value="21152.255117">
                <text:p>21152.255117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-109717.36063">
                <text:p>-109717.36063</text:p>
              </table:table-cell>
              <table:table-cell office:value-type="float" office:value="19346.130931">
                <text:p>19346.130931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-110588.478118">
                <text:p>-110588.478118</text:p>
              </table:table-cell>
              <table:table-cell office:value-type="float" office:value="17515.494213">
                <text:p>17515.494213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-111431.709093">
                <text:p>-111431.709093</text:p>
              </table:table-cell>
              <table:table-cell office:value-type="float" office:value="15660.705408">
                <text:p>15660.705408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-112246.494773">
                <text:p>-112246.494773</text:p>
              </table:table-cell>
              <table:table-cell office:value-type="float" office:value="13782.136574">
                <text:p>13782.136574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-113032.280189">
                <text:p>-113032.280189</text:p>
              </table:table-cell>
              <table:table-cell office:value-type="float" office:value="11880.17137">
                <text:p>11880.17137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-113788.514417">
                <text:p>-113788.514417</text:p>
              </table:table-cell>
              <table:table-cell office:value-type="float" office:value="9955.205051">
                <text:p>9955.20505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-114514.650791">
                <text:p>-114514.650791</text:p>
              </table:table-cell>
              <table:table-cell office:value-type="float" office:value="8007.644451">
                <text:p>8007.644451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-115210.147132">
                <text:p>-115210.147132</text:p>
              </table:table-cell>
              <table:table-cell office:value-type="float" office:value="6037.907962">
                <text:p>6037.907962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-115874.465973">
                <text:p>-115874.465973</text:p>
              </table:table-cell>
              <table:table-cell office:value-type="float" office:value="4046.425516">
                <text:p>4046.425516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-116507.074781">
                <text:p>-116507.074781</text:p>
              </table:table-cell>
              <table:table-cell office:value-type="float" office:value="2033.638555">
                <text:p>2033.638555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-117107.446186">
                <text:p>-117107.446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-117675.058206">
                <text:p>-117675.058206</text:p>
              </table:table-cell>
              <table:table-cell office:value-type="float" office:value="-2054.025781">
                <text:p>-2054.02578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-118209.394472">
                <text:p>-118209.394472</text:p>
              </table:table-cell>
              <table:table-cell office:value-type="float" office:value="-4127.963016">
                <text:p>-4127.963016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-118709.944459">
                <text:p>-118709.944459</text:p>
              </table:table-cell>
              <table:table-cell office:value-type="float" office:value="-6221.324568">
                <text:p>-6221.324568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-119176.20371">
                <text:p>-119176.20371</text:p>
              </table:table-cell>
              <table:table-cell office:value-type="float" office:value="-8333.611985">
                <text:p>-8333.61198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-119607.674069">
                <text:p>-119607.674069</text:p>
              </table:table-cell>
              <table:table-cell office:value-type="float" office:value="-10464.315552">
                <text:p>-10464.315552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-120003.863902">
                <text:p>-120003.863902</text:p>
              </table:table-cell>
              <table:table-cell office:value-type="float" office:value="-12612.914344">
                <text:p>-12612.914344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-120364.28833">
                <text:p>-120364.28833</text:p>
              </table:table-cell>
              <table:table-cell office:value-type="float" office:value="-14778.876291">
                <text:p>-14778.876291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-120688.469456">
                <text:p>-120688.469456</text:p>
              </table:table-cell>
              <table:table-cell office:value-type="float" office:value="-16961.658236">
                <text:p>-16961.658236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-120975.936596">
                <text:p>-120975.936596</text:p>
              </table:table-cell>
              <table:table-cell office:value-type="float" office:value="-19160.70601">
                <text:p>-19160.70601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-121226.2265">
                <text:p>-121226.2265</text:p>
              </table:table-cell>
              <table:table-cell office:value-type="float" office:value="-21375.454501">
                <text:p>-21375.454501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-121438.883589">
                <text:p>-121438.883589</text:p>
              </table:table-cell>
              <table:table-cell office:value-type="float" office:value="-23605.327733">
                <text:p>-23605.327733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-121613.460176">
                <text:p>-121613.460176</text:p>
              </table:table-cell>
              <table:table-cell office:value-type="float" office:value="-25849.738948">
                <text:p>-25849.738948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-121749.516695">
                <text:p>-121749.516695</text:p>
              </table:table-cell>
              <table:table-cell office:value-type="float" office:value="-28108.09069">
                <text:p>-28108.09069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-121846.62193">
                <text:p>-121846.62193</text:p>
              </table:table-cell>
              <table:table-cell office:value-type="float" office:value="-30379.774899">
                <text:p>-30379.774899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-121904.35324">
                <text:p>-121904.35324</text:p>
              </table:table-cell>
              <table:table-cell office:value-type="float" office:value="-32664.173005">
                <text:p>-32664.173005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-121922.296784">
                <text:p>-121922.296784</text:p>
              </table:table-cell>
              <table:table-cell office:value-type="float" office:value="-34960.656024">
                <text:p>-34960.656024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-121900.047749">
                <text:p>-121900.047749</text:p>
              </table:table-cell>
              <table:table-cell office:value-type="float" office:value="-37268.584668">
                <text:p>-37268.584668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-121837.210571">
                <text:p>-121837.210571</text:p>
              </table:table-cell>
              <table:table-cell office:value-type="float" office:value="-39587.309449">
                <text:p>-39587.309449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-121733.399161">
                <text:p>-121733.399161</text:p>
              </table:table-cell>
              <table:table-cell office:value-type="float" office:value="-41916.170791">
                <text:p>-41916.170791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-121588.237128">
                <text:p>-121588.237128</text:p>
              </table:table-cell>
              <table:table-cell office:value-type="float" office:value="-44254.499152">
                <text:p>-44254.49915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-121401.358001">
                <text:p>-121401.358001</text:p>
              </table:table-cell>
              <table:table-cell office:value-type="float" office:value="-46601.615141">
                <text:p>-46601.615141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-121172.405446">
                <text:p>-121172.405446</text:p>
              </table:table-cell>
              <table:table-cell office:value-type="float" office:value="-48956.829648">
                <text:p>-48956.829648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-120901.033492">
                <text:p>-120901.033492</text:p>
              </table:table-cell>
              <table:table-cell office:value-type="float" office:value="-51319.443971">
                <text:p>-51319.443971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-120586.906744">
                <text:p>-120586.906744</text:p>
              </table:table-cell>
              <table:table-cell office:value-type="float" office:value="-53688.749955">
                <text:p>-53688.74995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-120229.700603">
                <text:p>-120229.700603</text:p>
              </table:table-cell>
              <table:table-cell office:value-type="float" office:value="-56064.030129">
                <text:p>-56064.030129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-119829.101481">
                <text:p>-119829.101481</text:p>
              </table:table-cell>
              <table:table-cell office:value-type="float" office:value="-58444.557851">
                <text:p>-58444.557851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-119384.807015">
                <text:p>-119384.807015</text:p>
              </table:table-cell>
              <table:table-cell office:value-type="float" office:value="-60829.597457">
                <text:p>-60829.597457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-118896.526279">
                <text:p>-118896.526279</text:p>
              </table:table-cell>
              <table:table-cell office:value-type="float" office:value="-63218.404414">
                <text:p>-63218.404414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-118363.979996">
                <text:p>-118363.979996</text:p>
              </table:table-cell>
              <table:table-cell office:value-type="float" office:value="-65610.225478">
                <text:p>-65610.225478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-117786.900748">
                <text:p>-117786.900748</text:p>
              </table:table-cell>
              <table:table-cell office:value-type="float" office:value="-68004.298854">
                <text:p>-68004.298854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-117165.033183">
                <text:p>-117165.033183</text:p>
              </table:table-cell>
              <table:table-cell office:value-type="float" office:value="-70399.854367">
                <text:p>-70399.854367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-116498.134217">
                <text:p>-116498.134217</text:p>
              </table:table-cell>
              <table:table-cell office:value-type="float" office:value="-72796.113627">
                <text:p>-72796.11362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-115785.973243">
                <text:p>-115785.973243</text:p>
              </table:table-cell>
              <table:table-cell office:value-type="float" office:value="-75192.290209">
                <text:p>-75192.290209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-115028.332329">
                <text:p>-115028.332329</text:p>
              </table:table-cell>
              <table:table-cell office:value-type="float" office:value="-77587.589834">
                <text:p>-77587.589834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-114225.006418">
                <text:p>-114225.006418</text:p>
              </table:table-cell>
              <table:table-cell office:value-type="float" office:value="-79981.210546">
                <text:p>-79981.210546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-113375.803527">
                <text:p>-113375.803527</text:p>
              </table:table-cell>
              <table:table-cell office:value-type="float" office:value="-82372.342909">
                <text:p>-82372.342909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-112480.544936">
                <text:p>-112480.544936</text:p>
              </table:table-cell>
              <table:table-cell office:value-type="float" office:value="-84760.170194">
                <text:p>-84760.17019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-111539.065388">
                <text:p>-111539.065388</text:p>
              </table:table-cell>
              <table:table-cell office:value-type="float" office:value="-87143.868581">
                <text:p>-87143.868581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-110551.213271">
                <text:p>-110551.213271</text:p>
              </table:table-cell>
              <table:table-cell office:value-type="float" office:value="-89522.607357">
                <text:p>-89522.607357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-109516.850811">
                <text:p>-109516.850811</text:p>
              </table:table-cell>
              <table:table-cell office:value-type="float" office:value="-91895.549123">
                <text:p>-91895.549123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-108435.854253">
                <text:p>-108435.854253</text:p>
              </table:table-cell>
              <table:table-cell office:value-type="float" office:value="-94261.850006">
                <text:p>-94261.850006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-107308.114044">
                <text:p>-107308.114044</text:p>
              </table:table-cell>
              <table:table-cell office:value-type="float" office:value="-96620.659871">
                <text:p>-96620.659871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-106133.535009">
                <text:p>-106133.535009</text:p>
              </table:table-cell>
              <table:table-cell office:value-type="float" office:value="-98971.122541">
                <text:p>-98971.12254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-104912.036532">
                <text:p>-104912.036532</text:p>
              </table:table-cell>
              <table:table-cell office:value-type="float" office:value="-101312.376021">
                <text:p>-101312.376021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-103643.552723">
                <text:p>-103643.552723</text:p>
              </table:table-cell>
              <table:table-cell office:value-type="float" office:value="-103643.552723">
                <text:p>-103643.552723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-102328.032591">
                <text:p>-102328.032591</text:p>
              </table:table-cell>
              <table:table-cell office:value-type="float" office:value="-105963.779698">
                <text:p>-105963.779698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-100965.440208">
                <text:p>-100965.440208</text:p>
              </table:table-cell>
              <table:table-cell office:value-type="float" office:value="-108272.178873">
                <text:p>-108272.178873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-99555.754874">
                <text:p>-99555.754874</text:p>
              </table:table-cell>
              <table:table-cell office:value-type="float" office:value="-110567.867286">
                <text:p>-110567.867286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-98098.971275">
                <text:p>-98098.971275</text:p>
              </table:table-cell>
              <table:table-cell office:value-type="float" office:value="-112849.957335">
                <text:p>-112849.957335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-96595.09964">
                <text:p>-96595.09964</text:p>
              </table:table-cell>
              <table:table-cell office:value-type="float" office:value="-115117.557022">
                <text:p>-115117.557022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-95044.165891">
                <text:p>-95044.165891</text:p>
              </table:table-cell>
              <table:table-cell office:value-type="float" office:value="-117369.770205">
                <text:p>-117369.770205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-93446.211798">
                <text:p>-93446.211798</text:p>
              </table:table-cell>
              <table:table-cell office:value-type="float" office:value="-119605.696851">
                <text:p>-119605.69685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-91801.295115">
                <text:p>-91801.295115</text:p>
              </table:table-cell>
              <table:table-cell office:value-type="float" office:value="-121824.4333">
                <text:p>-121824.4333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-90109.489728">
                <text:p>-90109.489728</text:p>
              </table:table-cell>
              <table:table-cell office:value-type="float" office:value="-124025.072525">
                <text:p>-124025.072525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-88370.88579">
                <text:p>-88370.88579</text:p>
              </table:table-cell>
              <table:table-cell office:value-type="float" office:value="-126206.704396">
                <text:p>-126206.704396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-86585.589855">
                <text:p>-86585.589855</text:p>
              </table:table-cell>
              <table:table-cell office:value-type="float" office:value="-128368.415955">
                <text:p>-128368.41595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-84753.725005">
                <text:p>-84753.725005</text:p>
              </table:table-cell>
              <table:table-cell office:value-type="float" office:value="-130509.291688">
                <text:p>-130509.291688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-82875.430977">
                <text:p>-82875.430977</text:p>
              </table:table-cell>
              <table:table-cell office:value-type="float" office:value="-132628.413801">
                <text:p>-132628.413801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-80950.864283">
                <text:p>-80950.864283</text:p>
              </table:table-cell>
              <table:table-cell office:value-type="float" office:value="-134724.862504">
                <text:p>-134724.862504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-78980.198326">
                <text:p>-78980.198326</text:p>
              </table:table-cell>
              <table:table-cell office:value-type="float" office:value="-136797.716293">
                <text:p>-136797.716293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-76963.623515">
                <text:p>-76963.623515</text:p>
              </table:table-cell>
              <table:table-cell office:value-type="float" office:value="-138846.052239">
                <text:p>-138846.052239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-74901.347365">
                <text:p>-74901.347365</text:p>
              </table:table-cell>
              <table:table-cell office:value-type="float" office:value="-140868.94628">
                <text:p>-140868.94628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-72793.59461">
                <text:p>-72793.59461</text:p>
              </table:table-cell>
              <table:table-cell office:value-type="float" office:value="-142865.473514">
                <text:p>-142865.473514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-70640.60729">
                <text:p>-70640.60729</text:p>
              </table:table-cell>
              <table:table-cell office:value-type="float" office:value="-144834.708499">
                <text:p>-144834.708499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-68442.644856">
                <text:p>-68442.644856</text:p>
              </table:table-cell>
              <table:table-cell office:value-type="float" office:value="-146775.725551">
                <text:p>-146775.725551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-66199.984247">
                <text:p>-66199.984247</text:p>
              </table:table-cell>
              <table:table-cell office:value-type="float" office:value="-148687.599052">
                <text:p>-148687.599052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-63912.919985">
                <text:p>-63912.919985</text:p>
              </table:table-cell>
              <table:table-cell office:value-type="float" office:value="-150569.403753">
                <text:p>-150569.403753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-61581.764243">
                <text:p>-61581.764243</text:p>
              </table:table-cell>
              <table:table-cell office:value-type="float" office:value="-152420.215087">
                <text:p>-152420.215087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-59206.846926">
                <text:p>-59206.846926</text:p>
              </table:table-cell>
              <table:table-cell office:value-type="float" office:value="-154239.109482">
                <text:p>-154239.10948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-56788.515738">
                <text:p>-56788.515738</text:p>
              </table:table-cell>
              <table:table-cell office:value-type="float" office:value="-156025.164676">
                <text:p>-156025.164676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-54327.136244">
                <text:p>-54327.136244</text:p>
              </table:table-cell>
              <table:table-cell office:value-type="float" office:value="-157777.460033">
                <text:p>-157777.460033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-51823.091927">
                <text:p>-51823.091927</text:p>
              </table:table-cell>
              <table:table-cell office:value-type="float" office:value="-159495.076869">
                <text:p>-159495.076869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-49276.784243">
                <text:p>-49276.784243</text:p>
              </table:table-cell>
              <table:table-cell office:value-type="float" office:value="-161177.098773">
                <text:p>-161177.098773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-46688.632669">
                <text:p>-46688.632669</text:p>
              </table:table-cell>
              <table:table-cell office:value-type="float" office:value="-162822.611932">
                <text:p>-162822.611932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-44059.07474">
                <text:p>-44059.07474</text:p>
              </table:table-cell>
              <table:table-cell office:value-type="float" office:value="-164430.705464">
                <text:p>-164430.705464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-41388.566091">
                <text:p>-41388.566091</text:p>
              </table:table-cell>
              <table:table-cell office:value-type="float" office:value="-166000.471745">
                <text:p>-166000.471745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-38677.580484">
                <text:p>-38677.580484</text:p>
              </table:table-cell>
              <table:table-cell office:value-type="float" office:value="-167531.006742">
                <text:p>-167531.006742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-35926.609833">
                <text:p>-35926.609833</text:p>
              </table:table-cell>
              <table:table-cell office:value-type="float" office:value="-169021.410352">
                <text:p>-169021.410352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-33136.164225">
                <text:p>-33136.164225</text:p>
              </table:table-cell>
              <table:table-cell office:value-type="float" office:value="-170470.786736">
                <text:p>-170470.786736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-30306.77193">
                <text:p>-30306.77193</text:p>
              </table:table-cell>
              <table:table-cell office:value-type="float" office:value="-171878.24466">
                <text:p>-171878.24466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-27438.979414">
                <text:p>-27438.979414</text:p>
              </table:table-cell>
              <table:table-cell office:value-type="float" office:value="-173242.897837">
                <text:p>-173242.897837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-24533.351334">
                <text:p>-24533.351334</text:p>
              </table:table-cell>
              <table:table-cell office:value-type="float" office:value="-174563.865267">
                <text:p>-174563.865267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-21590.470536">
                <text:p>-21590.470536</text:p>
              </table:table-cell>
              <table:table-cell office:value-type="float" office:value="-175840.271586">
                <text:p>-175840.271586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-18610.938046">
                <text:p>-18610.938046</text:p>
              </table:table-cell>
              <table:table-cell office:value-type="float" office:value="-177071.247407">
                <text:p>-177071.247407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-15595.373053">
                <text:p>-15595.373053</text:p>
              </table:table-cell>
              <table:table-cell office:value-type="float" office:value="-178255.929675">
                <text:p>-178255.929675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-12544.412882">
                <text:p>-12544.412882</text:p>
              </table:table-cell>
              <table:table-cell office:value-type="float" office:value="-179393.462008">
                <text:p>-179393.462008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-9458.712969">
                <text:p>-9458.712969</text:p>
              </table:table-cell>
              <table:table-cell office:value-type="float" office:value="-180482.995056">
                <text:p>-180482.995056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-6338.946826">
                <text:p>-6338.946826</text:p>
              </table:table-cell>
              <table:table-cell office:value-type="float" office:value="-181523.686844">
                <text:p>-181523.686844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-3185.805994">
                <text:p>-3185.805994</text:p>
              </table:table-cell>
              <table:table-cell office:value-type="float" office:value="-182514.703133">
                <text:p>-182514.70313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">
                <text:p>0</text:p>
              </table:table-cell>
              <table:table-cell office:value-type="float" office:value="-183455.217767">
                <text:p>-183455.217767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3217.743699">
                <text:p>3217.743699</text:p>
              </table:table-cell>
              <table:table-cell office:value-type="float" office:value="-184344.413032">
                <text:p>-184344.413032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6466.679778">
                <text:p>6466.679778</text:p>
              </table:table-cell>
              <table:table-cell office:value-type="float" office:value="-185181.480009">
                <text:p>-185181.480009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9746.045111">
                <text:p>9746.045111</text:p>
              </table:table-cell>
              <table:table-cell office:value-type="float" office:value="-185965.618934">
                <text:p>-185965.618934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3055.058848">
                <text:p>13055.058848</text:p>
              </table:table-cell>
              <table:table-cell office:value-type="float" office:value="-186696.039546">
                <text:p>-186696.039546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6392.92249">
                <text:p>16392.92249</text:p>
              </table:table-cell>
              <table:table-cell office:value-type="float" office:value="-187371.961455">
                <text:p>-187371.961455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9758.819982">
                <text:p>19758.819982</text:p>
              </table:table-cell>
              <table:table-cell office:value-type="float" office:value="-187992.614491">
                <text:p>-187992.614491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23151.917804">
                <text:p>23151.917804</text:p>
              </table:table-cell>
              <table:table-cell office:value-type="float" office:value="-188557.239065">
                <text:p>-188557.239065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26571.365073">
                <text:p>26571.365073</text:p>
              </table:table-cell>
              <table:table-cell office:value-type="float" office:value="-189065.086526">
                <text:p>-189065.086526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30016.293653">
                <text:p>30016.293653</text:p>
              </table:table-cell>
              <table:table-cell office:value-type="float" office:value="-189515.419518">
                <text:p>-189515.419518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33485.818265">
                <text:p>33485.818265</text:p>
              </table:table-cell>
              <table:table-cell office:value-type="float" office:value="-189907.51234">
                <text:p>-189907.51234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36979.03661">
                <text:p>36979.03661</text:p>
              </table:table-cell>
              <table:table-cell office:value-type="float" office:value="-190240.651298">
                <text:p>-190240.651298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40495.029499">
                <text:p>40495.029499</text:p>
              </table:table-cell>
              <table:table-cell office:value-type="float" office:value="-190514.135066">
                <text:p>-190514.135066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44032.860987">
                <text:p>44032.860987</text:p>
              </table:table-cell>
              <table:table-cell office:value-type="float" office:value="-190727.275043">
                <text:p>-190727.275043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47591.578515">
                <text:p>47591.578515</text:p>
              </table:table-cell>
              <table:table-cell office:value-type="float" office:value="-190879.395703">
                <text:p>-190879.395703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51170.213055">
                <text:p>51170.213055</text:p>
              </table:table-cell>
              <table:table-cell office:value-type="float" office:value="-190969.834957">
                <text:p>-190969.834957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54767.779275">
                <text:p>54767.779275</text:p>
              </table:table-cell>
              <table:table-cell office:value-type="float" office:value="-190997.9445">
                <text:p>-190997.9445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58383.275691">
                <text:p>58383.275691</text:p>
              </table:table-cell>
              <table:table-cell office:value-type="float" office:value="-190963.09017">
                <text:p>-190963.09017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62015.684845">
                <text:p>62015.684845</text:p>
              </table:table-cell>
              <table:table-cell office:value-type="float" office:value="-190864.652294">
                <text:p>-190864.652294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65663.973477">
                <text:p>65663.973477</text:p>
              </table:table-cell>
              <table:table-cell office:value-type="float" office:value="-190702.026044">
                <text:p>-190702.026044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69327.092712">
                <text:p>69327.092712</text:p>
              </table:table-cell>
              <table:table-cell office:value-type="float" office:value="-190474.621783">
                <text:p>-190474.621783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73003.978247">
                <text:p>73003.978247</text:p>
              </table:table-cell>
              <table:table-cell office:value-type="float" office:value="-190181.865411">
                <text:p>-190181.865411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76693.550553">
                <text:p>76693.550553</text:p>
              </table:table-cell>
              <table:table-cell office:value-type="float" office:value="-189823.198716">
                <text:p>-189823.198716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80394.715076">
                <text:p>80394.715076</text:p>
              </table:table-cell>
              <table:table-cell office:value-type="float" office:value="-189398.079711">
                <text:p>-189398.079711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84106.362451">
                <text:p>84106.362451</text:p>
              </table:table-cell>
              <table:table-cell office:value-type="float" office:value="-188905.982984">
                <text:p>-188905.982984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87827.368721">
                <text:p>87827.368721</text:p>
              </table:table-cell>
              <table:table-cell office:value-type="float" office:value="-188346.400033">
                <text:p>-188346.400033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91556.595563">
                <text:p>91556.595563</text:p>
              </table:table-cell>
              <table:table-cell office:value-type="float" office:value="-187718.839604">
                <text:p>-187718.839604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95292.890517">
                <text:p>95292.890517</text:p>
              </table:table-cell>
              <table:table-cell office:value-type="float" office:value="-187022.828029">
                <text:p>-187022.828029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99035.087233">
                <text:p>99035.087233</text:p>
              </table:table-cell>
              <table:table-cell office:value-type="float" office:value="-186257.909557">
                <text:p>-186257.909557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02782.005711">
                <text:p>102782.005711</text:p>
              </table:table-cell>
              <table:table-cell office:value-type="float" office:value="-185423.646686">
                <text:p>-185423.646686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06532.452561">
                <text:p>106532.452561</text:p>
              </table:table-cell>
              <table:table-cell office:value-type="float" office:value="-184519.62049">
                <text:p>-184519.62049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10285.221258">
                <text:p>110285.221258</text:p>
              </table:table-cell>
              <table:table-cell office:value-type="float" office:value="-183545.430946">
                <text:p>-183545.430946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14039.092414">
                <text:p>114039.092414</text:p>
              </table:table-cell>
              <table:table-cell office:value-type="float" office:value="-182500.69725">
                <text:p>-182500.69725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17792.834051">
                <text:p>117792.834051</text:p>
              </table:table-cell>
              <table:table-cell office:value-type="float" office:value="-181385.058144">
                <text:p>-181385.058144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21545.201885">
                <text:p>121545.201885</text:p>
              </table:table-cell>
              <table:table-cell office:value-type="float" office:value="-180198.172225">
                <text:p>-180198.172225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25294.939612">
                <text:p>125294.939612</text:p>
              </table:table-cell>
              <table:table-cell office:value-type="float" office:value="-178939.718261">
                <text:p>-178939.718261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29040.779203">
                <text:p>129040.779203</text:p>
              </table:table-cell>
              <table:table-cell office:value-type="float" office:value="-177609.395498">
                <text:p>-177609.395498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32781.44121">
                <text:p>132781.44121</text:p>
              </table:table-cell>
              <table:table-cell office:value-type="float" office:value="-176206.923965">
                <text:p>-176206.923965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36515.635071">
                <text:p>136515.635071</text:p>
              </table:table-cell>
              <table:table-cell office:value-type="float" office:value="-174732.044773">
                <text:p>-174732.044773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40242.05943">
                <text:p>140242.05943</text:p>
              </table:table-cell>
              <table:table-cell office:value-type="float" office:value="-173184.520417">
                <text:p>-173184.520417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43959.402457">
                <text:p>143959.402457</text:p>
              </table:table-cell>
              <table:table-cell office:value-type="float" office:value="-171564.135066">
                <text:p>-171564.135066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47666.342177">
                <text:p>147666.342177</text:p>
              </table:table-cell>
              <table:table-cell office:value-type="float" office:value="-169870.69485">
                <text:p>-169870.69485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51361.546807">
                <text:p>151361.546807</text:p>
              </table:table-cell>
              <table:table-cell office:value-type="float" office:value="-168104.028148">
                <text:p>-168104.028148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55043.675101">
                <text:p>155043.675101</text:p>
              </table:table-cell>
              <table:table-cell office:value-type="float" office:value="-166263.985866">
                <text:p>-166263.985866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58711.376695">
                <text:p>158711.376695</text:p>
              </table:table-cell>
              <table:table-cell office:value-type="float" office:value="-164350.441711">
                <text:p>-164350.441711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62363.292465">
                <text:p>162363.292465</text:p>
              </table:table-cell>
              <table:table-cell office:value-type="float" office:value="-162363.292465">
                <text:p>-162363.29246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65998.054889">
                <text:p>165998.054889</text:p>
              </table:table-cell>
              <table:table-cell office:value-type="float" office:value="-160302.458246">
                <text:p>-160302.458246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169614.288417">
                <text:p>169614.288417</text:p>
              </table:table-cell>
              <table:table-cell office:value-type="float" office:value="-158167.882773">
                <text:p>-158167.882773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73210.609842">
                <text:p>173210.609842</text:p>
              </table:table-cell>
              <table:table-cell office:value-type="float" office:value="-155959.533617">
                <text:p>-155959.533617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76785.628687">
                <text:p>176785.628687</text:p>
              </table:table-cell>
              <table:table-cell office:value-type="float" office:value="-153677.402454">
                <text:p>-153677.402454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80337.947587">
                <text:p>180337.947587</text:p>
              </table:table-cell>
              <table:table-cell office:value-type="float" office:value="-151321.505307">
                <text:p>-151321.505307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83866.162685">
                <text:p>183866.162685</text:p>
              </table:table-cell>
              <table:table-cell office:value-type="float" office:value="-148891.882787">
                <text:p>-148891.882787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87368.864035">
                <text:p>187368.864035</text:p>
              </table:table-cell>
              <table:table-cell office:value-type="float" office:value="-146388.600325">
                <text:p>-146388.600325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90844.636001">
                <text:p>190844.636001</text:p>
              </table:table-cell>
              <table:table-cell office:value-type="float" office:value="-143811.748399">
                <text:p>-143811.748399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94292.057675">
                <text:p>194292.057675</text:p>
              </table:table-cell>
              <table:table-cell office:value-type="float" office:value="-141161.442754">
                <text:p>-141161.442754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97709.70329">
                <text:p>197709.70329</text:p>
              </table:table-cell>
              <table:table-cell office:value-type="float" office:value="-138437.824621">
                <text:p>-138437.824621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201096.142648">
                <text:p>201096.142648</text:p>
              </table:table-cell>
              <table:table-cell office:value-type="float" office:value="-135641.06092">
                <text:p>-135641.06092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204449.941544">
                <text:p>204449.941544</text:p>
              </table:table-cell>
              <table:table-cell office:value-type="float" office:value="-132771.344468">
                <text:p>-132771.344468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07769.662206">
                <text:p>207769.662206</text:p>
              </table:table-cell>
              <table:table-cell office:value-type="float" office:value="-129828.894169">
                <text:p>-129828.894169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11053.863731">
                <text:p>211053.863731</text:p>
              </table:table-cell>
              <table:table-cell office:value-type="float" office:value="-126813.95521">
                <text:p>-126813.95521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214301.102533">
                <text:p>214301.102533</text:p>
              </table:table-cell>
              <table:table-cell office:value-type="float" office:value="-123726.799235">
                <text:p>-123726.799235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217509.932794">
                <text:p>217509.932794</text:p>
              </table:table-cell>
              <table:table-cell office:value-type="float" office:value="-120567.724529">
                <text:p>-120567.724529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220678.906919">
                <text:p>220678.906919</text:p>
              </table:table-cell>
              <table:table-cell office:value-type="float" office:value="-117337.056178">
                <text:p>-117337.056178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223806.575999">
                <text:p>223806.575999</text:p>
              </table:table-cell>
              <table:table-cell office:value-type="float" office:value="-114035.146236">
                <text:p>-114035.146236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226891.490279">
                <text:p>226891.490279</text:p>
              </table:table-cell>
              <table:table-cell office:value-type="float" office:value="-110662.373877">
                <text:p>-110662.373877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229932.199623">
                <text:p>229932.199623</text:p>
              </table:table-cell>
              <table:table-cell office:value-type="float" office:value="-107219.145541">
                <text:p>-107219.145541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232927.254001">
                <text:p>232927.254001</text:p>
              </table:table-cell>
              <table:table-cell office:value-type="float" office:value="-103705.895072">
                <text:p>-103705.89507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235875.20396">
                <text:p>235875.20396</text:p>
              </table:table-cell>
              <table:table-cell office:value-type="float" office:value="-100123.08385">
                <text:p>-100123.08385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238774.601116">
                <text:p>238774.601116</text:p>
              </table:table-cell>
              <table:table-cell office:value-type="float" office:value="-96471.200914">
                <text:p>-96471.200914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241623.998642">
                <text:p>241623.998642</text:p>
              </table:table-cell>
              <table:table-cell office:value-type="float" office:value="-92750.76308">
                <text:p>-92750.76308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244421.951762">
                <text:p>244421.951762</text:p>
              </table:table-cell>
              <table:table-cell office:value-type="float" office:value="-88962.315043">
                <text:p>-88962.315043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247167.018253">
                <text:p>247167.018253</text:p>
              </table:table-cell>
              <table:table-cell office:value-type="float" office:value="-85106.429479">
                <text:p>-85106.429479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249857.758944">
                <text:p>249857.758944</text:p>
              </table:table-cell>
              <table:table-cell office:value-type="float" office:value="-81183.707137">
                <text:p>-81183.707137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52492.738227">
                <text:p>252492.738227</text:p>
              </table:table-cell>
              <table:table-cell office:value-type="float" office:value="-77194.776922">
                <text:p>-77194.776922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55070.524567">
                <text:p>255070.524567</text:p>
              </table:table-cell>
              <table:table-cell office:value-type="float" office:value="-73140.295963">
                <text:p>-73140.295963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57589.691014">
                <text:p>257589.691014</text:p>
              </table:table-cell>
              <table:table-cell office:value-type="float" office:value="-69020.949686">
                <text:p>-69020.949686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60048.815725">
                <text:p>260048.815725</text:p>
              </table:table-cell>
              <table:table-cell office:value-type="float" office:value="-64837.451867">
                <text:p>-64837.451867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62446.482486">
                <text:p>262446.482486</text:p>
              </table:table-cell>
              <table:table-cell office:value-type="float" office:value="-60590.544679">
                <text:p>-60590.544679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64781.281235">
                <text:p>264781.281235</text:p>
              </table:table-cell>
              <table:table-cell office:value-type="float" office:value="-56280.998734">
                <text:p>-56280.998734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67051.808591">
                <text:p>267051.808591</text:p>
              </table:table-cell>
              <table:table-cell office:value-type="float" office:value="-51909.61311">
                <text:p>-51909.61311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269256.668388">
                <text:p>269256.668388</text:p>
              </table:table-cell>
              <table:table-cell office:value-type="float" office:value="-47477.215373">
                <text:p>-47477.215373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271394.472207">
                <text:p>271394.472207</text:p>
              </table:table-cell>
              <table:table-cell office:value-type="float" office:value="-42984.661588">
                <text:p>-42984.661588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273463.839916">
                <text:p>273463.839916</text:p>
              </table:table-cell>
              <table:table-cell office:value-type="float" office:value="-38432.836323">
                <text:p>-38432.836323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275463.400206">
                <text:p>275463.400206</text:p>
              </table:table-cell>
              <table:table-cell office:value-type="float" office:value="-33822.652639">
                <text:p>-33822.652639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277391.791139">
                <text:p>277391.791139</text:p>
              </table:table-cell>
              <table:table-cell office:value-type="float" office:value="-29155.052077">
                <text:p>-29155.052077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279247.660688">
                <text:p>279247.660688</text:p>
              </table:table-cell>
              <table:table-cell office:value-type="float" office:value="-24431.004626">
                <text:p>-24431.004626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281029.667288">
                <text:p>281029.667288</text:p>
              </table:table-cell>
              <table:table-cell office:value-type="float" office:value="-19651.508695">
                <text:p>-19651.508695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282736.480382">
                <text:p>282736.480382</text:p>
              </table:table-cell>
              <table:table-cell office:value-type="float" office:value="-14817.591059">
                <text:p>-14817.591059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284366.780972">
                <text:p>284366.780972</text:p>
              </table:table-cell>
              <table:table-cell office:value-type="float" office:value="-9930.306809">
                <text:p>-9930.306809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285919.262176">
                <text:p>285919.262176</text:p>
              </table:table-cell>
              <table:table-cell office:value-type="float" office:value="-4990.739286">
                <text:p>-4990.739286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287392.629776">
                <text:p>287392.629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288785.602779">
                <text:p>288785.602779</text:p>
              </table:table-cell>
              <table:table-cell office:value-type="float" office:value="5040.771447">
                <text:p>5040.771447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290096.91397">
                <text:p>290096.91397</text:p>
              </table:table-cell>
              <table:table-cell office:value-type="float" office:value="10130.407463">
                <text:p>10130.407463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291325.310471">
                <text:p>291325.310471</text:p>
              </table:table-cell>
              <table:table-cell office:value-type="float" office:value="15267.712571">
                <text:p>15267.712571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292469.554299">
                <text:p>292469.554299</text:p>
              </table:table-cell>
              <table:table-cell office:value-type="float" office:value="20451.463523">
                <text:p>20451.463523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293528.422928">
                <text:p>293528.422928</text:p>
              </table:table-cell>
              <table:table-cell office:value-type="float" office:value="25680.409429">
                <text:p>25680.409429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294500.709846">
                <text:p>294500.709846</text:p>
              </table:table-cell>
              <table:table-cell office:value-type="float" office:value="30953.271894">
                <text:p>30953.271894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295385.225114">
                <text:p>295385.225114</text:p>
              </table:table-cell>
              <table:table-cell office:value-type="float" office:value="36268.745163">
                <text:p>36268.745163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296180.79593">
                <text:p>296180.79593</text:p>
              </table:table-cell>
              <table:table-cell office:value-type="float" office:value="41625.496283">
                <text:p>41625.496283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296886.267186">
                <text:p>296886.267186</text:p>
              </table:table-cell>
              <table:table-cell office:value-type="float" office:value="47022.165268">
                <text:p>47022.165268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297500.50203">
                <text:p>297500.50203</text:p>
              </table:table-cell>
              <table:table-cell office:value-type="float" office:value="52457.365282">
                <text:p>52457.365282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98022.382423">
                <text:p>298022.382423</text:p>
              </table:table-cell>
              <table:table-cell office:value-type="float" office:value="57929.682825">
                <text:p>57929.682825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298450.8097">
                <text:p>298450.8097</text:p>
              </table:table-cell>
              <table:table-cell office:value-type="float" office:value="63437.677938">
                <text:p>63437.677938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98784.705128">
                <text:p>298784.705128</text:p>
              </table:table-cell>
              <table:table-cell office:value-type="float" office:value="68979.884409">
                <text:p>68979.884409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299023.01046">
                <text:p>299023.01046</text:p>
              </table:table-cell>
              <table:table-cell office:value-type="float" office:value="74554.810002">
                <text:p>74554.810002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299164.688496">
                <text:p>299164.688496</text:p>
              </table:table-cell>
              <table:table-cell office:value-type="float" office:value="80160.936687">
                <text:p>80160.936687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299208.723633">
                <text:p>299208.723633</text:p>
              </table:table-cell>
              <table:table-cell office:value-type="float" office:value="85796.720881">
                <text:p>85796.720881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299154.122419">
                <text:p>299154.122419</text:p>
              </table:table-cell>
              <table:table-cell office:value-type="float" office:value="91460.593708">
                <text:p>91460.593708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298999.914104">
                <text:p>298999.914104</text:p>
              </table:table-cell>
              <table:table-cell office:value-type="float" office:value="97150.961264">
                <text:p>97150.961264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298745.151192">
                <text:p>298745.151192</text:p>
              </table:table-cell>
              <table:table-cell office:value-type="float" office:value="102866.204892">
                <text:p>102866.204892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298388.909982">
                <text:p>298388.909982</text:p>
              </table:table-cell>
              <table:table-cell office:value-type="float" office:value="108604.681469">
                <text:p>108604.681469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297930.291118">
                <text:p>297930.291118</text:p>
              </table:table-cell>
              <table:table-cell office:value-type="float" office:value="114364.723708">
                <text:p>114364.723708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297368.420128">
                <text:p>297368.420128</text:p>
              </table:table-cell>
              <table:table-cell office:value-type="float" office:value="120144.640467">
                <text:p>120144.640467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296702.447962">
                <text:p>296702.447962</text:p>
              </table:table-cell>
              <table:table-cell office:value-type="float" office:value="125942.717068">
                <text:p>125942.717068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295931.551532">
                <text:p>295931.551532</text:p>
              </table:table-cell>
              <table:table-cell office:value-type="float" office:value="131757.21563">
                <text:p>131757.21563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295054.934242">
                <text:p>295054.934242</text:p>
              </table:table-cell>
              <table:table-cell office:value-type="float" office:value="137586.375413">
                <text:p>137586.375413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94071.826515">
                <text:p>294071.826515</text:p>
              </table:table-cell>
              <table:table-cell office:value-type="float" office:value="143428.413171">
                <text:p>143428.413171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92981.486325">
                <text:p>292981.486325</text:p>
              </table:table-cell>
              <table:table-cell office:value-type="float" office:value="149281.523513">
                <text:p>149281.523513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291783.199714">
                <text:p>291783.199714</text:p>
              </table:table-cell>
              <table:table-cell office:value-type="float" office:value="155143.879288">
                <text:p>155143.879288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290476.28131">
                <text:p>290476.28131</text:p>
              </table:table-cell>
              <table:table-cell office:value-type="float" office:value="161013.631963">
                <text:p>161013.631963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289060.074844">
                <text:p>289060.074844</text:p>
              </table:table-cell>
              <table:table-cell office:value-type="float" office:value="166888.912023">
                <text:p>166888.912023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287533.953654">
                <text:p>287533.953654</text:p>
              </table:table-cell>
              <table:table-cell office:value-type="float" office:value="172767.829384">
                <text:p>172767.829384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85897.321195">
                <text:p>285897.321195</text:p>
              </table:table-cell>
              <table:table-cell office:value-type="float" office:value="178648.473808">
                <text:p>178648.473808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284149.611533">
                <text:p>284149.611533</text:p>
              </table:table-cell>
              <table:table-cell office:value-type="float" office:value="184528.915334">
                <text:p>184528.915334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282290.289844">
                <text:p>282290.289844</text:p>
              </table:table-cell>
              <table:table-cell office:value-type="float" office:value="190407.204722">
                <text:p>190407.204722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280318.852899">
                <text:p>280318.852899</text:p>
              </table:table-cell>
              <table:table-cell office:value-type="float" office:value="196281.373902">
                <text:p>196281.373902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278234.82955">
                <text:p>278234.82955</text:p>
              </table:table-cell>
              <table:table-cell office:value-type="float" office:value="202149.43644">
                <text:p>202149.43644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276037.781206">
                <text:p>276037.781206</text:p>
              </table:table-cell>
              <table:table-cell office:value-type="float" office:value="208009.388009">
                <text:p>208009.388009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273727.302307">
                <text:p>273727.302307</text:p>
              </table:table-cell>
              <table:table-cell office:value-type="float" office:value="213859.206875">
                <text:p>213859.206875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71303.020787">
                <text:p>271303.020787</text:p>
              </table:table-cell>
              <table:table-cell office:value-type="float" office:value="219696.854391">
                <text:p>219696.854391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68764.598533">
                <text:p>268764.598533</text:p>
              </table:table-cell>
              <table:table-cell office:value-type="float" office:value="225520.275503">
                <text:p>225520.275503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266111.73184">
                <text:p>266111.73184</text:p>
              </table:table-cell>
              <table:table-cell office:value-type="float" office:value="231327.399266">
                <text:p>231327.399266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263344.151852">
                <text:p>263344.151852</text:p>
              </table:table-cell>
              <table:table-cell office:value-type="float" office:value="237116.139369">
                <text:p>237116.139369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260461.625005">
                <text:p>260461.625005</text:p>
              </table:table-cell>
              <table:table-cell office:value-type="float" office:value="242884.394677">
                <text:p>242884.394677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257463.953456">
                <text:p>257463.953456</text:p>
              </table:table-cell>
              <table:table-cell office:value-type="float" office:value="248630.04977">
                <text:p>248630.04977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254350.975506">
                <text:p>254350.975506</text:p>
              </table:table-cell>
              <table:table-cell office:value-type="float" office:value="254350.975506">
                <text:p>254350.975506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251122.566019">
                <text:p>251122.566019</text:p>
              </table:table-cell>
              <table:table-cell office:value-type="float" office:value="260045.029589">
                <text:p>260045.029589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247778.636824">
                <text:p>247778.636824</text:p>
              </table:table-cell>
              <table:table-cell office:value-type="float" office:value="265710.057142">
                <text:p>265710.057142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244319.13712">
                <text:p>244319.13712</text:p>
              </table:table-cell>
              <table:table-cell office:value-type="float" office:value="271343.891298">
                <text:p>271343.891298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240744.053869">
                <text:p>240744.053869</text:p>
              </table:table-cell>
              <table:table-cell office:value-type="float" office:value="276944.353797">
                <text:p>276944.353797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237053.41217">
                <text:p>237053.41217</text:p>
              </table:table-cell>
              <table:table-cell office:value-type="float" office:value="282509.25559">
                <text:p>282509.25559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233247.275643">
                <text:p>233247.275643</text:p>
              </table:table-cell>
              <table:table-cell office:value-type="float" office:value="288036.397462">
                <text:p>288036.397462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29325.74679">
                <text:p>229325.74679</text:p>
              </table:table-cell>
              <table:table-cell office:value-type="float" office:value="293523.57065">
                <text:p>293523.57065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25288.967347">
                <text:p>225288.967347</text:p>
              </table:table-cell>
              <table:table-cell office:value-type="float" office:value="298968.557487">
                <text:p>298968.557487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21137.118639">
                <text:p>221137.118639</text:p>
              </table:table-cell>
              <table:table-cell office:value-type="float" office:value="304369.13204">
                <text:p>304369.13204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16870.421908">
                <text:p>216870.421908</text:p>
              </table:table-cell>
              <table:table-cell office:value-type="float" office:value="309723.06077">
                <text:p>309723.06077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12489.138647">
                <text:p>212489.138647</text:p>
              </table:table-cell>
              <table:table-cell office:value-type="float" office:value="315028.103191">
                <text:p>315028.103191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07993.570911">
                <text:p>207993.570911</text:p>
              </table:table-cell>
              <table:table-cell office:value-type="float" office:value="320282.012544">
                <text:p>320282.012544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03384.061628">
                <text:p>203384.061628</text:p>
              </table:table-cell>
              <table:table-cell office:value-type="float" office:value="325482.53648">
                <text:p>325482.53648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98660.994894">
                <text:p>198660.994894</text:p>
              </table:table-cell>
              <table:table-cell office:value-type="float" office:value="330627.417746">
                <text:p>330627.417746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93824.796258">
                <text:p>193824.796258</text:p>
              </table:table-cell>
              <table:table-cell office:value-type="float" office:value="335714.394885">
                <text:p>335714.394885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88875.932995">
                <text:p>188875.932995</text:p>
              </table:table-cell>
              <table:table-cell office:value-type="float" office:value="340741.202944">
                <text:p>340741.202944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83814.914373">
                <text:p>183814.914373</text:p>
              </table:table-cell>
              <table:table-cell office:value-type="float" office:value="345705.574187">
                <text:p>345705.574187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78642.291904">
                <text:p>178642.291904</text:p>
              </table:table-cell>
              <table:table-cell office:value-type="float" office:value="350605.238819">
                <text:p>350605.238819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73358.659585">
                <text:p>173358.659585</text:p>
              </table:table-cell>
              <table:table-cell office:value-type="float" office:value="355437.925718">
                <text:p>355437.925718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67964.654124">
                <text:p>167964.654124</text:p>
              </table:table-cell>
              <table:table-cell office:value-type="float" office:value="360201.363169">
                <text:p>360201.363169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62460.955163">
                <text:p>162460.955163</text:p>
              </table:table-cell>
              <table:table-cell office:value-type="float" office:value="364893.279619">
                <text:p>364893.279619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56848.285479">
                <text:p>156848.285479</text:p>
              </table:table-cell>
              <table:table-cell office:value-type="float" office:value="369511.404421">
                <text:p>369511.404421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51127.41118">
                <text:p>151127.41118</text:p>
              </table:table-cell>
              <table:table-cell office:value-type="float" office:value="374053.468601">
                <text:p>374053.468601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145299.141882">
                <text:p>145299.141882</text:p>
              </table:table-cell>
              <table:table-cell office:value-type="float" office:value="378517.205627">
                <text:p>378517.205627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139364.330883">
                <text:p>139364.330883</text:p>
              </table:table-cell>
              <table:table-cell office:value-type="float" office:value="382900.352179">
                <text:p>382900.352179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133323.875312">
                <text:p>133323.875312</text:p>
              </table:table-cell>
              <table:table-cell office:value-type="float" office:value="387200.648934">
                <text:p>387200.648934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127178.716273">
                <text:p>127178.716273</text:p>
              </table:table-cell>
              <table:table-cell office:value-type="float" office:value="391415.841354">
                <text:p>391415.841354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120929.83898">
                <text:p>120929.83898</text:p>
              </table:table-cell>
              <table:table-cell office:value-type="float" office:value="395543.680479">
                <text:p>395543.680479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114578.272862">
                <text:p>114578.272862</text:p>
              </table:table-cell>
              <table:table-cell office:value-type="float" office:value="399581.923731">
                <text:p>399581.923731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108125.091678">
                <text:p>108125.091678</text:p>
              </table:table-cell>
              <table:table-cell office:value-type="float" office:value="403528.335716">
                <text:p>403528.335716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101571.413595">
                <text:p>101571.413595</text:p>
              </table:table-cell>
              <table:table-cell office:value-type="float" office:value="407380.689039">
                <text:p>407380.68903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94918.401269">
                <text:p>94918.401269</text:p>
              </table:table-cell>
              <table:table-cell office:value-type="float" office:value="411136.765122">
                <text:p>411136.765122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88167.261905">
                <text:p>88167.261905</text:p>
              </table:table-cell>
              <table:table-cell office:value-type="float" office:value="414794.355026">
                <text:p>414794.35502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81319.247301">
                <text:p>81319.247301</text:p>
              </table:table-cell>
              <table:table-cell office:value-type="float" office:value="418351.26028">
                <text:p>418351.26028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74375.653887">
                <text:p>74375.653887</text:p>
              </table:table-cell>
              <table:table-cell office:value-type="float" office:value="421805.293711">
                <text:p>421805.293711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67337.822735">
                <text:p>67337.822735</text:p>
              </table:table-cell>
              <table:table-cell office:value-type="float" office:value="425154.280287">
                <text:p>425154.280287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60207.139568">
                <text:p>60207.139568</text:p>
              </table:table-cell>
              <table:table-cell office:value-type="float" office:value="428396.057953">
                <text:p>428396.057953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52985.034747">
                <text:p>52985.034747</text:p>
              </table:table-cell>
              <table:table-cell office:value-type="float" office:value="431528.478482">
                <text:p>431528.478482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45672.983247">
                <text:p>45672.983247</text:p>
              </table:table-cell>
              <table:table-cell office:value-type="float" office:value="434549.408321">
                <text:p>434549.408321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38272.50461">
                <text:p>38272.50461</text:p>
              </table:table-cell>
              <table:table-cell office:value-type="float" office:value="437456.729447">
                <text:p>437456.729447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30785.162895">
                <text:p>30785.162895</text:p>
              </table:table-cell>
              <table:table-cell office:value-type="float" office:value="440248.340224">
                <text:p>440248.340224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23212.566605">
                <text:p>23212.566605</text:p>
              </table:table-cell>
              <table:table-cell office:value-type="float" office:value="442922.156262">
                <text:p>442922.156262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15556.368596">
                <text:p>15556.368596</text:p>
              </table:table-cell>
              <table:table-cell office:value-type="float" office:value="445476.11128">
                <text:p>445476.11128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7818.265979">
                <text:p>7818.265979</text:p>
              </table:table-cell>
              <table:table-cell office:value-type="float" office:value="447908.157974">
                <text:p>447908.157974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0">
                <text:p>0</text:p>
              </table:table-cell>
              <table:table-cell office:value-type="float" office:value="450216.268882">
                <text:p>450216.268882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-7896.644096">
                <text:p>-7896.644096</text:p>
              </table:table-cell>
              <table:table-cell office:value-type="float" office:value="452398.437257">
                <text:p>452398.437257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-15869.837211">
                <text:p>-15869.837211</text:p>
              </table:table-cell>
              <table:table-cell office:value-type="float" office:value="454452.677938">
                <text:p>454452.677938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-23917.706565">
                <text:p>-23917.706565</text:p>
              </table:table-cell>
              <table:table-cell office:value-type="float" office:value="456377.028224">
                <text:p>456377.028224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-32038.335874">
                <text:p>-32038.335874</text:p>
              </table:table-cell>
              <table:table-cell office:value-type="float" office:value="458169.548747">
                <text:p>458169.548747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-40229.765549">
                <text:p>-40229.765549</text:p>
              </table:table-cell>
              <table:table-cell office:value-type="float" office:value="459828.324353">
                <text:p>459828.324353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-48489.992915">
                <text:p>-48489.992915</text:p>
              </table:table-cell>
              <table:table-cell office:value-type="float" office:value="461351.464973">
                <text:p>461351.464973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-56816.972436">
                <text:p>-56816.972436</text:p>
              </table:table-cell>
              <table:table-cell office:value-type="float" office:value="462737.106505">
                <text:p>462737.106505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-65208.615967">
                <text:p>-65208.615967</text:p>
              </table:table-cell>
              <table:table-cell office:value-type="float" office:value="463983.411689">
                <text:p>463983.411689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-73662.793017">
                <text:p>-73662.793017</text:p>
              </table:table-cell>
              <table:table-cell office:value-type="float" office:value="465088.570987">
                <text:p>465088.570987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-82177.33103">
                <text:p>-82177.33103</text:p>
              </table:table-cell>
              <table:table-cell office:value-type="float" office:value="466050.803455">
                <text:p>466050.80345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-90750.015682">
                <text:p>-90750.015682</text:p>
              </table:table-cell>
              <table:table-cell office:value-type="float" office:value="466868.357627">
                <text:p>466868.357627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-99378.591197">
                <text:p>-99378.591197</text:p>
              </table:table-cell>
              <table:table-cell office:value-type="float" office:value="467539.512383">
                <text:p>467539.512383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-108060.760677">
                <text:p>-108060.760677</text:p>
              </table:table-cell>
              <table:table-cell office:value-type="float" office:value="468062.577827">
                <text:p>468062.577827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-116794.18645">
                <text:p>-116794.18645</text:p>
              </table:table-cell>
              <table:table-cell office:value-type="float" office:value="468435.896161">
                <text:p>468435.896161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-125576.490438">
                <text:p>-125576.490438</text:p>
              </table:table-cell>
              <table:table-cell office:value-type="float" office:value="468657.842551">
                <text:p>468657.842551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-134405.254537">
                <text:p>-134405.254537</text:p>
              </table:table-cell>
              <table:table-cell office:value-type="float" office:value="468726.826">
                <text:p>468726.826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-143278.021016">
                <text:p>-143278.021016</text:p>
              </table:table-cell>
              <table:table-cell office:value-type="float" office:value="468641.290212">
                <text:p>468641.290212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-152192.292936">
                <text:p>-152192.292936</text:p>
              </table:table-cell>
              <table:table-cell office:value-type="float" office:value="468399.714456">
                <text:p>468399.714456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-161145.534582">
                <text:p>-161145.534582</text:p>
              </table:table-cell>
              <table:table-cell office:value-type="float" office:value="468000.614423">
                <text:p>468000.614423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-170135.171914">
                <text:p>-170135.171914</text:p>
              </table:table-cell>
              <table:table-cell office:value-type="float" office:value="467442.543089">
                <text:p>467442.543089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-179158.593035">
                <text:p>-179158.593035</text:p>
              </table:table-cell>
              <table:table-cell office:value-type="float" office:value="466724.091562">
                <text:p>466724.091562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-188213.148678">
                <text:p>-188213.148678</text:p>
              </table:table-cell>
              <table:table-cell office:value-type="float" office:value="465843.889933">
                <text:p>465843.889933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-197296.152706">
                <text:p>-197296.152706</text:p>
              </table:table-cell>
              <table:table-cell office:value-type="float" office:value="464800.608121">
                <text:p>464800.608121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-206404.882635">
                <text:p>-206404.882635</text:p>
              </table:table-cell>
              <table:table-cell office:value-type="float" office:value="463592.956712">
                <text:p>463592.956712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-215536.580168">
                <text:p>-215536.580168</text:p>
              </table:table-cell>
              <table:table-cell office:value-type="float" office:value="462219.687794">
                <text:p>462219.687794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-224688.451752">
                <text:p>-224688.451752</text:p>
              </table:table-cell>
              <table:table-cell office:value-type="float" office:value="460679.595785">
                <text:p>460679.595785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-233857.669146">
                <text:p>-233857.669146</text:p>
              </table:table-cell>
              <table:table-cell office:value-type="float" office:value="458971.518259">
                <text:p>458971.518259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-243041.370015">
                <text:p>-243041.370015</text:p>
              </table:table-cell>
              <table:table-cell office:value-type="float" office:value="457094.336761">
                <text:p>457094.336761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-252236.658531">
                <text:p>-252236.658531</text:p>
              </table:table-cell>
              <table:table-cell office:value-type="float" office:value="455046.97762">
                <text:p>455046.97762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-261440.606">
                <text:p>-261440.606</text:p>
              </table:table-cell>
              <table:table-cell office:value-type="float" office:value="452828.412754">
                <text:p>452828.412754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-270650.251499">
                <text:p>-270650.251499</text:p>
              </table:table-cell>
              <table:table-cell office:value-type="float" office:value="450437.660463">
                <text:p>450437.660463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-279862.602537">
                <text:p>-279862.602537</text:p>
              </table:table-cell>
              <table:table-cell office:value-type="float" office:value="447873.786227">
                <text:p>447873.786227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-289074.635724">
                <text:p>-289074.635724</text:p>
              </table:table-cell>
              <table:table-cell office:value-type="float" office:value="445135.903479">
                <text:p>445135.903479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-298283.297469">
                <text:p>-298283.297469</text:p>
              </table:table-cell>
              <table:table-cell office:value-type="float" office:value="442223.174387">
                <text:p>442223.174387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-307485.504684">
                <text:p>-307485.504684</text:p>
              </table:table-cell>
              <table:table-cell office:value-type="float" office:value="439134.810616">
                <text:p>439134.810616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-316678.145509">
                <text:p>-316678.145509</text:p>
              </table:table-cell>
              <table:table-cell office:value-type="float" office:value="435870.074087">
                <text:p>435870.074087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-325858.080058">
                <text:p>-325858.080058</text:p>
              </table:table-cell>
              <table:table-cell office:value-type="float" office:value="432428.277725">
                <text:p>432428.277725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-335022.141174">
                <text:p>-335022.141174</text:p>
              </table:table-cell>
              <table:table-cell office:value-type="float" office:value="428808.786195">
                <text:p>428808.786195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-344167.135204">
                <text:p>-344167.135204</text:p>
              </table:table-cell>
              <table:table-cell office:value-type="float" office:value="425011.016637">
                <text:p>425011.016637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-353289.842795">
                <text:p>-353289.842795</text:p>
              </table:table-cell>
              <table:table-cell office:value-type="float" office:value="421034.439378">
                <text:p>421034.439378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-362387.019697">
                <text:p>-362387.019697</text:p>
              </table:table-cell>
              <table:table-cell office:value-type="float" office:value="416878.578646">
                <text:p>416878.578646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-371455.397592">
                <text:p>-371455.397592</text:p>
              </table:table-cell>
              <table:table-cell office:value-type="float" office:value="412543.013266">
                <text:p>412543.013266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-380491.684933">
                <text:p>-380491.684933</text:p>
              </table:table-cell>
              <table:table-cell office:value-type="float" office:value="408027.377347">
                <text:p>408027.377347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-389492.567803">
                <text:p>-389492.567803</text:p>
              </table:table-cell>
              <table:table-cell office:value-type="float" office:value="403331.360956">
                <text:p>403331.360956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-398454.710784">
                <text:p>-398454.710784</text:p>
              </table:table-cell>
              <table:table-cell office:value-type="float" office:value="398454.710784">
                <text:p>398454.710784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-407374.75785">
                <text:p>-407374.75785</text:p>
              </table:table-cell>
              <table:table-cell office:value-type="float" office:value="393397.230795">
                <text:p>393397.230795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-416249.333269">
                <text:p>-416249.333269</text:p>
              </table:table-cell>
              <table:table-cell office:value-type="float" office:value="388158.782868">
                <text:p>388158.782868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-425075.042527">
                <text:p>-425075.042527</text:p>
              </table:table-cell>
              <table:table-cell office:value-type="float" office:value="382739.287421">
                <text:p>382739.287421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-433848.473258">
                <text:p>-433848.473258</text:p>
              </table:table-cell>
              <table:table-cell office:value-type="float" office:value="377138.724025">
                <text:p>377138.724025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-442566.196201">
                <text:p>-442566.196201</text:p>
              </table:table-cell>
              <table:table-cell office:value-type="float" office:value="371357.132004">
                <text:p>371357.132004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-451224.766161">
                <text:p>-451224.766161</text:p>
              </table:table-cell>
              <table:table-cell office:value-type="float" office:value="365394.611019">
                <text:p>365394.611019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-459820.722994">
                <text:p>-459820.722994</text:p>
              </table:table-cell>
              <table:table-cell office:value-type="float" office:value="359251.321645">
                <text:p>359251.321645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-468350.5926">
                <text:p>-468350.5926</text:p>
              </table:table-cell>
              <table:table-cell office:value-type="float" office:value="352927.485922">
                <text:p>352927.485922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-476810.887935">
                <text:p>-476810.887935</text:p>
              </table:table-cell>
              <table:table-cell office:value-type="float" office:value="346423.387901">
                <text:p>346423.387901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-485198.110038">
                <text:p>-485198.110038</text:p>
              </table:table-cell>
              <table:table-cell office:value-type="float" office:value="339739.374174">
                <text:p>339739.374174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-493508.749065">
                <text:p>-493508.749065</text:p>
              </table:table-cell>
              <table:table-cell office:value-type="float" office:value="332875.854381">
                <text:p>332875.854381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-501739.285346">
                <text:p>-501739.285346</text:p>
              </table:table-cell>
              <table:table-cell office:value-type="float" office:value="325833.301709">
                <text:p>325833.301709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-509886.190451">
                <text:p>-509886.190451</text:p>
              </table:table-cell>
              <table:table-cell office:value-type="float" office:value="318612.253375">
                <text:p>318612.253375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-517945.928271">
                <text:p>-517945.928271</text:p>
              </table:table-cell>
              <table:table-cell office:value-type="float" office:value="311213.311083">
                <text:p>311213.311083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-525914.95611">
                <text:p>-525914.95611</text:p>
              </table:table-cell>
              <table:table-cell office:value-type="float" office:value="303637.141481">
                <text:p>303637.141481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-533789.725795">
                <text:p>-533789.725795</text:p>
              </table:table-cell>
              <table:table-cell office:value-type="float" office:value="295884.47658">
                <text:p>295884.47658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-541566.684794">
                <text:p>-541566.684794</text:p>
              </table:table-cell>
              <table:table-cell office:value-type="float" office:value="287956.114178">
                <text:p>287956.114178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-549242.277349">
                <text:p>-549242.277349</text:p>
              </table:table-cell>
              <table:table-cell office:value-type="float" office:value="279852.918247">
                <text:p>279852.918247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-556812.945621">
                <text:p>-556812.945621</text:p>
              </table:table-cell>
              <table:table-cell office:value-type="float" office:value="271575.819315">
                <text:p>271575.819315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-564275.130849">
                <text:p>-564275.130849</text:p>
              </table:table-cell>
              <table:table-cell office:value-type="float" office:value="263125.814821">
                <text:p>263125.814821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-571625.274517">
                <text:p>-571625.274517</text:p>
              </table:table-cell>
              <table:table-cell office:value-type="float" office:value="254503.969462">
                <text:p>254503.969462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-578859.819533">
                <text:p>-578859.819533</text:p>
              </table:table-cell>
              <table:table-cell office:value-type="float" office:value="245711.415507">
                <text:p>245711.415507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-585975.211428">
                <text:p>-585975.211428</text:p>
              </table:table-cell>
              <table:table-cell office:value-type="float" office:value="236749.353106">
                <text:p>236749.353106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-592967.899552">
                <text:p>-592967.899552</text:p>
              </table:table-cell>
              <table:table-cell office:value-type="float" office:value="227619.050568">
                <text:p>227619.05056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-599834.338291">
                <text:p>-599834.338291</text:p>
              </table:table-cell>
              <table:table-cell office:value-type="float" office:value="218321.844629">
                <text:p>218321.844629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-606570.988293">
                <text:p>-606570.988293</text:p>
              </table:table-cell>
              <table:table-cell office:value-type="float" office:value="208859.14069">
                <text:p>208859.14069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-613174.317701">
                <text:p>-613174.317701</text:p>
              </table:table-cell>
              <table:table-cell office:value-type="float" office:value="199232.413045">
                <text:p>199232.413045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-619640.803397">
                <text:p>-619640.803397</text:p>
              </table:table-cell>
              <table:table-cell office:value-type="float" office:value="189443.205082">
                <text:p>189443.205082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-625966.932258">
                <text:p>-625966.932258</text:p>
              </table:table-cell>
              <table:table-cell office:value-type="float" office:value="179493.129463">
                <text:p>179493.129463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-632149.202418">
                <text:p>-632149.202418</text:p>
              </table:table-cell>
              <table:table-cell office:value-type="float" office:value="169383.868284">
                <text:p>169383.868284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-638184.124542">
                <text:p>-638184.124542</text:p>
              </table:table-cell>
              <table:table-cell office:value-type="float" office:value="159117.173218">
                <text:p>159117.173218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-644068.223105">
                <text:p>-644068.223105</text:p>
              </table:table-cell>
              <table:table-cell office:value-type="float" office:value="148694.86563">
                <text:p>148694.86563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-649798.037683">
                <text:p>-649798.037683</text:p>
              </table:table-cell>
              <table:table-cell office:value-type="float" office:value="138118.83667">
                <text:p>138118.83667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-655370.12425">
                <text:p>-655370.12425</text:p>
              </table:table-cell>
              <table:table-cell office:value-type="float" office:value="127391.047351">
                <text:p>127391.047351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-660781.056484">
                <text:p>-660781.056484</text:p>
              </table:table-cell>
              <table:table-cell office:value-type="float" office:value="116513.528599">
                <text:p>116513.528599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-666027.427074">
                <text:p>-666027.427074</text:p>
              </table:table-cell>
              <table:table-cell office:value-type="float" office:value="105488.381278">
                <text:p>105488.381278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-671105.849045">
                <text:p>-671105.849045</text:p>
              </table:table-cell>
              <table:table-cell office:value-type="float" office:value="94317.776198">
                <text:p>94317.776198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-676012.957081">
                <text:p>-676012.957081</text:p>
              </table:table-cell>
              <table:table-cell office:value-type="float" office:value="83003.9541">
                <text:p>83003.9541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-680745.408855">
                <text:p>-680745.408855</text:p>
              </table:table-cell>
              <table:table-cell office:value-type="float" office:value="71549.225608">
                <text:p>71549.225608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-685299.886368">
                <text:p>-685299.886368</text:p>
              </table:table-cell>
              <table:table-cell office:value-type="float" office:value="59955.971173">
                <text:p>59955.971173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-689673.097293">
                <text:p>-689673.097293</text:p>
              </table:table-cell>
              <table:table-cell office:value-type="float" office:value="48226.640977">
                <text:p>48226.640977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-693861.776317">
                <text:p>-693861.776317</text:p>
              </table:table-cell>
              <table:table-cell office:value-type="float" office:value="36363.754826">
                <text:p>36363.754826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-697862.686501">
                <text:p>-697862.686501</text:p>
              </table:table-cell>
              <table:table-cell office:value-type="float" office:value="24369.902012">
                <text:p>24369.902012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-701672.620629">
                <text:p>-701672.620629</text:p>
              </table:table-cell>
              <table:table-cell office:value-type="float" office:value="12247.741151">
                <text:p>12247.741151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-705288.402572">
                <text:p>-705288.402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-708706.888651">
                <text:p>-708706.888651</text:p>
              </table:table-cell>
              <table:table-cell office:value-type="float" office:value="-12370.524756">
                <text:p>-12370.524756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-711924.969001">
                <text:p>-711924.969001</text:p>
              </table:table-cell>
              <table:table-cell office:value-type="float" office:value="-24860.967738">
                <text:p>-24860.967738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-714939.568945">
                <text:p>-714939.568945</text:p>
              </table:table-cell>
              <table:table-cell office:value-type="float" office:value="-37468.39513">
                <text:p>-37468.39513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-717747.650358">
                <text:p>-717747.650358</text:p>
              </table:table-cell>
              <table:table-cell office:value-type="float" office:value="-50189.80497">
                <text:p>-50189.80497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-720346.213045">
                <text:p>-720346.213045</text:p>
              </table:table-cell>
              <table:table-cell office:value-type="float" office:value="-63022.127455">
                <text:p>-63022.127455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-722732.29611">
                <text:p>-722732.29611</text:p>
              </table:table-cell>
              <table:table-cell office:value-type="float" office:value="-75962.225284">
                <text:p>-75962.225284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-724902.979335">
                <text:p>-724902.979335</text:p>
              </table:table-cell>
              <table:table-cell office:value-type="float" office:value="-89006.894015">
                <text:p>-89006.894015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-726855.384553">
                <text:p>-726855.384553</text:p>
              </table:table-cell>
              <table:table-cell office:value-type="float" office:value="-102152.862453">
                <text:p>-102152.862453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-728586.677022">
                <text:p>-728586.677022</text:p>
              </table:table-cell>
              <table:table-cell office:value-type="float" office:value="-115396.793068">
                <text:p>-115396.793068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-730094.066797">
                <text:p>-730094.066797</text:p>
              </table:table-cell>
              <table:table-cell office:value-type="float" office:value="-128735.282432">
                <text:p>-128735.282432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-731374.81011">
                <text:p>-731374.81011</text:p>
              </table:table-cell>
              <table:table-cell office:value-type="float" office:value="-142164.861685">
                <text:p>-142164.861685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-732426.210733">
                <text:p>-732426.210733</text:p>
              </table:table-cell>
              <table:table-cell office:value-type="float" office:value="-155681.99703">
                <text:p>-155681.99703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-733245.621353">
                <text:p>-733245.621353</text:p>
              </table:table-cell>
              <table:table-cell office:value-type="float" office:value="-169283.090252">
                <text:p>-169283.090252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-733830.444935">
                <text:p>-733830.444935</text:p>
              </table:table-cell>
              <table:table-cell office:value-type="float" office:value="-182964.479261">
                <text:p>-182964.479261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-734178.136091">
                <text:p>-734178.136091</text:p>
              </table:table-cell>
              <table:table-cell office:value-type="float" office:value="-196722.438666">
                <text:p>-196722.438666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-734286.202436">
                <text:p>-734286.202436</text:p>
              </table:table-cell>
              <table:table-cell office:value-type="float" office:value="-210553.180375">
                <text:p>-210553.180375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-734152.205947">
                <text:p>-734152.205947</text:p>
              </table:table-cell>
              <table:table-cell office:value-type="float" office:value="-224452.854219">
                <text:p>-224452.854219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-733773.764315">
                <text:p>-733773.764315</text:p>
              </table:table-cell>
              <table:table-cell office:value-type="float" office:value="-238417.548605">
                <text:p>-238417.548605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-733148.552292">
                <text:p>-733148.552292</text:p>
              </table:table-cell>
              <table:table-cell office:value-type="float" office:value="-252443.291197">
                <text:p>-252443.291197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-732274.303033">
                <text:p>-732274.303033</text:p>
              </table:table-cell>
              <table:table-cell office:value-type="float" office:value="-266526.049622">
                <text:p>-266526.049622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-731148.809431">
                <text:p>-731148.809431</text:p>
              </table:table-cell>
              <table:table-cell office:value-type="float" office:value="-280661.7322">
                <text:p>-280661.7322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-729769.925451">
                <text:p>-729769.925451</text:p>
              </table:table-cell>
              <table:table-cell office:value-type="float" office:value="-294846.188708">
                <text:p>-294846.188708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-728135.567447">
                <text:p>-728135.567447</text:p>
              </table:table-cell>
              <table:table-cell office:value-type="float" office:value="-309075.211168">
                <text:p>-309075.211168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-726243.715481">
                <text:p>-726243.715481</text:p>
              </table:table-cell>
              <table:table-cell office:value-type="float" office:value="-323344.534657">
                <text:p>-323344.534657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-724092.414632">
                <text:p>-724092.414632</text:p>
              </table:table-cell>
              <table:table-cell office:value-type="float" office:value="-337649.838155">
                <text:p>-337649.838155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-721679.776289">
                <text:p>-721679.776289</text:p>
              </table:table-cell>
              <table:table-cell office:value-type="float" office:value="-351986.745405">
                <text:p>-351986.745405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-719003.979448">
                <text:p>-719003.979448</text:p>
              </table:table-cell>
              <table:table-cell office:value-type="float" office:value="-366350.825817">
                <text:p>-366350.825817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-716063.27199">
                <text:p>-716063.27199</text:p>
              </table:table-cell>
              <table:table-cell office:value-type="float" office:value="-380737.595383">
                <text:p>-380737.595383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-712855.971949">
                <text:p>-712855.971949</text:p>
              </table:table-cell>
              <table:table-cell office:value-type="float" office:value="-395142.517633">
                <text:p>-395142.517633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-709380.468776">
                <text:p>-709380.468776</text:p>
              </table:table-cell>
              <table:table-cell office:value-type="float" office:value="-409561.004606">
                <text:p>-409561.004606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-705635.22459">
                <text:p>-705635.22459</text:p>
              </table:table-cell>
              <table:table-cell office:value-type="float" office:value="-423988.417855">
                <text:p>-423988.417855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-701618.775408">
                <text:p>-701618.775408</text:p>
              </table:table-cell>
              <table:table-cell office:value-type="float" office:value="-438420.069476">
                <text:p>-438420.069476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-697329.732378">
                <text:p>-697329.732378</text:p>
              </table:table-cell>
              <table:table-cell office:value-type="float" office:value="-452851.223169">
                <text:p>-452851.223169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-692766.782991">
                <text:p>-692766.782991</text:p>
              </table:table-cell>
              <table:table-cell office:value-type="float" office:value="-467277.095313">
                <text:p>-467277.095313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-687928.692275">
                <text:p>-687928.692275</text:p>
              </table:table-cell>
              <table:table-cell office:value-type="float" office:value="-481692.856082">
                <text:p>-481692.856082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-682814.30399">
                <text:p>-682814.30399</text:p>
              </table:table-cell>
              <table:table-cell office:value-type="float" office:value="-496093.630579">
                <text:p>-496093.630579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-677422.541795">
                <text:p>-677422.541795</text:p>
              </table:table-cell>
              <table:table-cell office:value-type="float" office:value="-510474.5">
                <text:p>-510474.5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-671752.410404">
                <text:p>-671752.410404</text:p>
              </table:table-cell>
              <table:table-cell office:value-type="float" office:value="-524830.50282">
                <text:p>-524830.50282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-665802.996732">
                <text:p>-665802.996732</text:p>
              </table:table-cell>
              <table:table-cell office:value-type="float" office:value="-539156.636007">
                <text:p>-539156.636007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-659573.471021">
                <text:p>-659573.471021</text:p>
              </table:table-cell>
              <table:table-cell office:value-type="float" office:value="-553447.856268">
                <text:p>-553447.856268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-653063.087946">
                <text:p>-653063.087946</text:p>
              </table:table-cell>
              <table:table-cell office:value-type="float" office:value="-567699.081309">
                <text:p>-567699.081309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-646271.187714">
                <text:p>-646271.187714</text:p>
              </table:table-cell>
              <table:table-cell office:value-type="float" office:value="-581905.191131">
                <text:p>-581905.191131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-639197.197137">
                <text:p>-639197.197137</text:p>
              </table:table-cell>
              <table:table-cell office:value-type="float" office:value="-596061.029347">
                <text:p>-596061.029347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-631840.630687">
                <text:p>-631840.630687</text:p>
              </table:table-cell>
              <table:table-cell office:value-type="float" office:value="-610161.404521">
                <text:p>-610161.404521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-624201.091542">
                <text:p>-624201.091542</text:p>
              </table:table-cell>
              <table:table-cell office:value-type="float" office:value="-624201.091542">
                <text:p>-624201.091542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-616278.272601">
                <text:p>-616278.272601</text:p>
              </table:table-cell>
              <table:table-cell office:value-type="float" office:value="-638174.833009">
                <text:p>-638174.833009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-608071.957491">
                <text:p>-608071.957491</text:p>
              </table:table-cell>
              <table:table-cell office:value-type="float" office:value="-652077.340657">
                <text:p>-652077.340657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-599582.021541">
                <text:p>-599582.021541</text:p>
              </table:table-cell>
              <table:table-cell office:value-type="float" office:value="-665903.29679">
                <text:p>-665903.29679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-590808.432748">
                <text:p>-590808.432748</text:p>
              </table:table-cell>
              <table:table-cell office:value-type="float" office:value="-679647.355753">
                <text:p>-679647.355753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-581751.252715">
                <text:p>-581751.252715</text:p>
              </table:table-cell>
              <table:table-cell office:value-type="float" office:value="-693304.145419">
                <text:p>-693304.145419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-572410.637568">
                <text:p>-572410.637568</text:p>
              </table:table-cell>
              <table:table-cell office:value-type="float" office:value="-706868.268703">
                <text:p>-706868.268703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-562786.838854">
                <text:p>-562786.838854</text:p>
              </table:table-cell>
              <table:table-cell office:value-type="float" office:value="-720334.3051">
                <text:p>-720334.3051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-552880.204412">
                <text:p>-552880.204412</text:p>
              </table:table-cell>
              <table:table-cell office:value-type="float" office:value="-733696.812242">
                <text:p>-733696.812242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-542691.179226">
                <text:p>-542691.179226</text:p>
              </table:table-cell>
              <table:table-cell office:value-type="float" office:value="-746950.327486">
                <text:p>-746950.327486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-532220.306247">
                <text:p>-532220.306247</text:p>
              </table:table-cell>
              <table:table-cell office:value-type="float" office:value="-760089.369515">
                <text:p>-760089.369515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-521468.227201">
                <text:p>-521468.227201</text:p>
              </table:table-cell>
              <table:table-cell office:value-type="float" office:value="-773108.439967">
                <text:p>-773108.439967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-510435.683361">
                <text:p>-510435.683361</text:p>
              </table:table-cell>
              <table:table-cell office:value-type="float" office:value="-786002.025089">
                <text:p>-786002.025089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-499123.516306">
                <text:p>-499123.516306</text:p>
              </table:table-cell>
              <table:table-cell office:value-type="float" office:value="-798764.5974">
                <text:p>-798764.5974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-487532.66864">
                <text:p>-487532.66864</text:p>
              </table:table-cell>
              <table:table-cell office:value-type="float" office:value="-811390.617393">
                <text:p>-811390.617393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-475664.1847">
                <text:p>-475664.1847</text:p>
              </table:table-cell>
              <table:table-cell office:value-type="float" office:value="-823874.535241">
                <text:p>-823874.535241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-463519.211226">
                <text:p>-463519.211226</text:p>
              </table:table-cell>
              <table:table-cell office:value-type="float" office:value="-836210.792537">
                <text:p>-836210.792537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-451098.998008">
                <text:p>-451098.998008</text:p>
              </table:table-cell>
              <table:table-cell office:value-type="float" office:value="-848393.824045">
                <text:p>-848393.824045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-438404.898508">
                <text:p>-438404.898508</text:p>
              </table:table-cell>
              <table:table-cell office:value-type="float" office:value="-860418.059476">
                <text:p>-860418.059476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-425438.370447">
                <text:p>-425438.370447</text:p>
              </table:table-cell>
              <table:table-cell office:value-type="float" office:value="-872277.925282">
                <text:p>-872277.925282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-412200.97637">
                <text:p>-412200.97637</text:p>
              </table:table-cell>
              <table:table-cell office:value-type="float" office:value="-883967.846466">
                <text:p>-883967.846466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-398694.384181">
                <text:p>-398694.384181</text:p>
              </table:table-cell>
              <table:table-cell office:value-type="float" office:value="-895482.248419">
                <text:p>-895482.248419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-384920.367643">
                <text:p>-384920.367643</text:p>
              </table:table-cell>
              <table:table-cell office:value-type="float" office:value="-906815.558766">
                <text:p>-906815.558766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-370880.806855">
                <text:p>-370880.806855</text:p>
              </table:table-cell>
              <table:table-cell office:value-type="float" office:value="-917962.209231">
                <text:p>-917962.209231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-356577.688694">
                <text:p>-356577.688694</text:p>
              </table:table-cell>
              <table:table-cell office:value-type="float" office:value="-928916.63753">
                <text:p>-928916.63753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-342013.107228">
                <text:p>-342013.107228</text:p>
              </table:table-cell>
              <table:table-cell office:value-type="float" office:value="-939673.289265">
                <text:p>-939673.289265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-327189.264096">
                <text:p>-327189.264096</text:p>
              </table:table-cell>
              <table:table-cell office:value-type="float" office:value="-950226.619847">
                <text:p>-950226.619847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-312108.468862">
                <text:p>-312108.468862</text:p>
              </table:table-cell>
              <table:table-cell office:value-type="float" office:value="-960571.096428">
                <text:p>-960571.096428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-296773.139323">
                <text:p>-296773.139323</text:p>
              </table:table-cell>
              <table:table-cell office:value-type="float" office:value="-970701.199852">
                <text:p>-970701.199852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-281185.801805">
                <text:p>-281185.801805</text:p>
              </table:table-cell>
              <table:table-cell office:value-type="float" office:value="-980611.426619">
                <text:p>-980611.426619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-265349.091405">
                <text:p>-265349.091405</text:p>
              </table:table-cell>
              <table:table-cell office:value-type="float" office:value="-990296.290864">
                <text:p>-990296.290864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-249265.752212">
                <text:p>-249265.752212</text:p>
              </table:table-cell>
              <table:table-cell office:value-type="float" office:value="-999750.326354">
                <text:p>-999750.326354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-232938.637493">
                <text:p>-232938.637493</text:p>
              </table:table-cell>
              <table:table-cell office:value-type="float" office:value="-1008968.088489">
                <text:p>-1008968.088489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-216370.709841">
                <text:p>-216370.709841</text:p>
              </table:table-cell>
              <table:table-cell office:value-type="float" office:value="-1017944.156327">
                <text:p>-1017944.156327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-199565.041289">
                <text:p>-199565.041289</text:p>
              </table:table-cell>
              <table:table-cell office:value-type="float" office:value="-1026673.134611">
                <text:p>-1026673.134611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-182524.813392">
                <text:p>-182524.813392</text:p>
              </table:table-cell>
              <table:table-cell office:value-type="float" office:value="-1035149.655818">
                <text:p>-1035149.655818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-165253.317269">
                <text:p>-165253.317269</text:p>
              </table:table-cell>
              <table:table-cell office:value-type="float" office:value="-1043368.382214">
                <text:p>-1043368.382214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-147753.953615">
                <text:p>-147753.953615</text:p>
              </table:table-cell>
              <table:table-cell office:value-type="float" office:value="-1051324.007915">
                <text:p>-1051324.007915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-130030.232669">
                <text:p>-130030.232669</text:p>
              </table:table-cell>
              <table:table-cell office:value-type="float" office:value="-1059011.260969">
                <text:p>-1059011.260969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-112085.774154">
                <text:p>-112085.774154</text:p>
              </table:table-cell>
              <table:table-cell office:value-type="float" office:value="-1066424.905438">
                <text:p>-1066424.905438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-93924.307174">
                <text:p>-93924.307174</text:p>
              </table:table-cell>
              <table:table-cell office:value-type="float" office:value="-1073559.743497">
                <text:p>-1073559.743497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-75549.670074">
                <text:p>-75549.670074</text:p>
              </table:table-cell>
              <table:table-cell office:value-type="float" office:value="-1080410.617533">
                <text:p>-1080410.617533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-56965.810268">
                <text:p>-56965.810268</text:p>
              </table:table-cell>
              <table:table-cell office:value-type="float" office:value="-1086972.412258">
                <text:p>-1086972.412258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-38176.784024">
                <text:p>-38176.784024</text:p>
              </table:table-cell>
              <table:table-cell office:value-type="float" office:value="-1093240.056826">
                <text:p>-1093240.056826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-19186.756208">
                <text:p>-19186.756208</text:p>
              </table:table-cell>
              <table:table-cell office:value-type="float" office:value="-1099208.526961">
                <text:p>-1099208.526961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0">
                <text:p>0</text:p>
              </table:table-cell>
              <table:table-cell office:value-type="float" office:value="-1104872.847082">
                <text:p>-1104872.847082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19379.103439">
                <text:p>19379.103439</text:p>
              </table:table-cell>
              <table:table-cell office:value-type="float" office:value="-1110228.092444">
                <text:p>-1110228.092444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38946.065334">
                <text:p>38946.065334</text:p>
              </table:table-cell>
              <table:table-cell office:value-type="float" office:value="-1115269.391275">
                <text:p>-1115269.391275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58696.289705">
                <text:p>58696.289705</text:p>
              </table:table-cell>
              <table:table-cell office:value-type="float" office:value="-1119991.926922">
                <text:p>-1119991.926922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78625.073812">
                <text:p>78625.073812</text:p>
              </table:table-cell>
              <table:table-cell office:value-type="float" office:value="-1124390.939999">
                <text:p>-1124390.939999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98727.608645">
                <text:p>98727.608645</text:p>
              </table:table-cell>
              <table:table-cell office:value-type="float" office:value="-1128461.730533">
                <text:p>-1128461.730533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118998.979445">
                <text:p>118998.979445</text:p>
              </table:table-cell>
              <table:table-cell office:value-type="float" office:value="-1132199.660123">
                <text:p>-1132199.660123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139434.166281">
                <text:p>139434.166281</text:p>
              </table:table-cell>
              <table:table-cell office:value-type="float" office:value="-1135600.154087">
                <text:p>-1135600.154087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160028.044647">
                <text:p>160028.044647</text:p>
              </table:table-cell>
              <table:table-cell office:value-type="float" office:value="-1138658.703616">
                <text:p>-1138658.703616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180775.38612">
                <text:p>180775.38612</text:p>
              </table:table-cell>
              <table:table-cell office:value-type="float" office:value="-1141370.867934">
                <text:p>-1141370.867934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201670.859044">
                <text:p>201670.859044</text:p>
              </table:table-cell>
              <table:table-cell office:value-type="float" office:value="-1143732.27644">
                <text:p>-1143732.27644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222709.029259">
                <text:p>222709.029259</text:p>
              </table:table-cell>
              <table:table-cell office:value-type="float" office:value="-1145738.630869">
                <text:p>-1145738.630869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243884.360882">
                <text:p>243884.360882</text:p>
              </table:table-cell>
              <table:table-cell office:value-type="float" office:value="-1147385.707435">
                <text:p>-1147385.707435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265191.217108">
                <text:p>265191.217108</text:p>
              </table:table-cell>
              <table:table-cell office:value-type="float" office:value="-1148669.358974">
                <text:p>-1148669.358974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286623.861074">
                <text:p>286623.861074</text:p>
              </table:table-cell>
              <table:table-cell office:value-type="float" office:value="-1149585.517094">
                <text:p>-1149585.517094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308176.456754">
                <text:p>308176.456754</text:p>
              </table:table-cell>
              <table:table-cell office:value-type="float" office:value="-1150130.194301">
                <text:p>-1150130.194301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329843.069891">
                <text:p>329843.069891</text:p>
              </table:table-cell>
              <table:table-cell office:value-type="float" office:value="-1150299.486139">
                <text:p>-1150299.486139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351617.668987">
                <text:p>351617.668987</text:p>
              </table:table-cell>
              <table:table-cell office:value-type="float" office:value="-1150089.573313">
                <text:p>-1150089.573313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373494.126319">
                <text:p>373494.126319</text:p>
              </table:table-cell>
              <table:table-cell office:value-type="float" office:value="-1149496.723804">
                <text:p>-1149496.723804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395466.219004">
                <text:p>395466.219004</text:p>
              </table:table-cell>
              <table:table-cell office:value-type="float" office:value="-1148517.294984">
                <text:p>-1148517.294984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417527.630106">
                <text:p>417527.630106</text:p>
              </table:table-cell>
              <table:table-cell office:value-type="float" office:value="-1147147.735716">
                <text:p>-1147147.735716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439671.949789">
                <text:p>439671.949789</text:p>
              </table:table-cell>
              <table:table-cell office:value-type="float" office:value="-1145384.588448">
                <text:p>-1145384.588448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461892.676501">
                <text:p>461892.676501</text:p>
              </table:table-cell>
              <table:table-cell office:value-type="float" office:value="-1143224.491297">
                <text:p>-1143224.491297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484183.218213">
                <text:p>484183.218213</text:p>
              </table:table-cell>
              <table:table-cell office:value-type="float" office:value="-1140664.180119">
                <text:p>-1140664.180119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506536.893691">
                <text:p>506536.893691</text:p>
              </table:table-cell>
              <table:table-cell office:value-type="float" office:value="-1137700.49057">
                <text:p>-1137700.49057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528946.93382">
                <text:p>528946.93382</text:p>
              </table:table-cell>
              <table:table-cell office:value-type="float" office:value="-1134330.360158">
                <text:p>-1134330.360158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551406.482955">
                <text:p>551406.482955</text:p>
              </table:table-cell>
              <table:table-cell office:value-type="float" office:value="-1130550.830274">
                <text:p>-1130550.830274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573908.600333">
                <text:p>573908.600333</text:p>
              </table:table-cell>
              <table:table-cell office:value-type="float" office:value="-1126359.048213">
                <text:p>-1126359.048213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596446.261513">
                <text:p>596446.261513</text:p>
              </table:table-cell>
              <table:table-cell office:value-type="float" office:value="-1121752.269184">
                <text:p>-1121752.269184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619012.359864">
                <text:p>619012.359864</text:p>
              </table:table-cell>
              <table:table-cell office:value-type="float" office:value="-1116727.858298">
                <text:p>-1116727.858298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641599.708095">
                <text:p>641599.708095</text:p>
              </table:table-cell>
              <table:table-cell office:value-type="float" office:value="-1111283.292542">
                <text:p>-1111283.292542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664201.039825">
                <text:p>664201.039825</text:p>
              </table:table-cell>
              <table:table-cell office:value-type="float" office:value="-1105416.162737">
                <text:p>-1105416.162737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686809.011199">
                <text:p>686809.011199</text:p>
              </table:table-cell>
              <table:table-cell office:value-type="float" office:value="-1099124.175478">
                <text:p>-1099124.175478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709416.202539">
                <text:p>709416.202539</text:p>
              </table:table-cell>
              <table:table-cell office:value-type="float" office:value="-1092405.155052">
                <text:p>-1092405.155052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732015.120044">
                <text:p>732015.120044</text:p>
              </table:table-cell>
              <table:table-cell office:value-type="float" office:value="-1085257.045339">
                <text:p>-1085257.045339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754598.197528">
                <text:p>754598.197528</text:p>
              </table:table-cell>
              <table:table-cell office:value-type="float" office:value="-1077677.911691">
                <text:p>-1077677.911691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777157.798198">
                <text:p>777157.798198</text:p>
              </table:table-cell>
              <table:table-cell office:value-type="float" office:value="-1069665.942794">
                <text:p>-1069665.942794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799686.216478">
                <text:p>799686.216478</text:p>
              </table:table-cell>
              <table:table-cell office:value-type="float" office:value="-1061219.452498">
                <text:p>-1061219.452498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822175.679866">
                <text:p>822175.679866</text:p>
              </table:table-cell>
              <table:table-cell office:value-type="float" office:value="-1052336.881637">
                <text:p>-1052336.881637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844618.350842">
                <text:p>844618.350842</text:p>
              </table:table-cell>
              <table:table-cell office:value-type="float" office:value="-1043016.799812">
                <text:p>-1043016.799812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867006.32881">
                <text:p>867006.32881</text:p>
              </table:table-cell>
              <table:table-cell office:value-type="float" office:value="-1033257.907161">
                <text:p>-1033257.907161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889331.652079">
                <text:p>889331.652079</text:p>
              </table:table-cell>
              <table:table-cell office:value-type="float" office:value="-1023059.036094">
                <text:p>-1023059.036094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911586.299892">
                <text:p>911586.299892</text:p>
              </table:table-cell>
              <table:table-cell office:value-type="float" office:value="-1012419.153007">
                <text:p>-1012419.153007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933762.194483">
                <text:p>933762.194483</text:p>
              </table:table-cell>
              <table:table-cell office:value-type="float" office:value="-1001337.359968">
                <text:p>-1001337.359968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955851.203188">
                <text:p>955851.203188</text:p>
              </table:table-cell>
              <table:table-cell office:value-type="float" office:value="-989812.896374">
                <text:p>-989812.896374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977845.140581">
                <text:p>977845.140581</text:p>
              </table:table-cell>
              <table:table-cell office:value-type="float" office:value="-977845.140581">
                <text:p>-977845.140581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999735.770661">
                <text:p>999735.770661</text:p>
              </table:table-cell>
              <table:table-cell office:value-type="float" office:value="-965433.6115">
                <text:p>-965433.6115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1021514.809066">
                <text:p>1021514.809066</text:p>
              </table:table-cell>
              <table:table-cell office:value-type="float" office:value="-952577.970167">
                <text:p>-952577.970167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1043173.925338">
                <text:p>1043173.925338</text:p>
              </table:table-cell>
              <table:table-cell office:value-type="float" office:value="-939278.02128">
                <text:p>-939278.02128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1064704.745214">
                <text:p>1064704.745214</text:p>
              </table:table-cell>
              <table:table-cell office:value-type="float" office:value="-925533.714705">
                <text:p>-925533.714705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1086098.852966">
                <text:p>1086098.852966</text:p>
              </table:table-cell>
              <table:table-cell office:value-type="float" office:value="-911345.146945">
                <text:p>-911345.146945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1107347.793763">
                <text:p>1107347.793763</text:p>
              </table:table-cell>
              <table:table-cell office:value-type="float" office:value="-896712.562583">
                <text:p>-896712.562583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1128443.076087">
                <text:p>1128443.076087</text:p>
              </table:table-cell>
              <table:table-cell office:value-type="float" office:value="-881636.355678">
                <text:p>-881636.355678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1149376.174173">
                <text:p>1149376.174173</text:p>
              </table:table-cell>
              <table:table-cell office:value-type="float" office:value="-866117.07114">
                <text:p>-866117.07114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1170138.530492">
                <text:p>1170138.530492</text:p>
              </table:table-cell>
              <table:table-cell office:value-type="float" office:value="-850155.40606">
                <text:p>-850155.40606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190721.558259">
                <text:p>1190721.558259</text:p>
              </table:table-cell>
              <table:table-cell office:value-type="float" office:value="-833752.211002">
                <text:p>-833752.211002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211116.643993">
                <text:p>1211116.643993</text:p>
              </table:table-cell>
              <table:table-cell office:value-type="float" office:value="-816908.491263">
                <text:p>-816908.491263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231315.150094">
                <text:p>1231315.150094</text:p>
              </table:table-cell>
              <table:table-cell office:value-type="float" office:value="-799625.40809">
                <text:p>-799625.40809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251308.417465">
                <text:p>1251308.417465</text:p>
              </table:table-cell>
              <table:table-cell office:value-type="float" office:value="-781904.27986">
                <text:p>-781904.27986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271087.768161">
                <text:p>1271087.768161</text:p>
              </table:table-cell>
              <table:table-cell office:value-type="float" office:value="-763746.583216">
                <text:p>-763746.583216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290644.508078">
                <text:p>1290644.508078</text:p>
              </table:table-cell>
              <table:table-cell office:value-type="float" office:value="-745153.954167">
                <text:p>-745153.954167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309969.929666">
                <text:p>1309969.929666</text:p>
              </table:table-cell>
              <table:table-cell office:value-type="float" office:value="-726128.189145">
                <text:p>-726128.189145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1329055.31468">
                <text:p>1329055.31468</text:p>
              </table:table-cell>
              <table:table-cell office:value-type="float" office:value="-706671.246015">
                <text:p>-706671.246015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1347891.936955">
                <text:p>1347891.936955</text:p>
              </table:table-cell>
              <table:table-cell office:value-type="float" office:value="-686785.245047">
                <text:p>-686785.245047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1366471.065225">
                <text:p>1366471.065225</text:p>
              </table:table-cell>
              <table:table-cell office:value-type="float" office:value="-666472.469842">
                <text:p>-666472.469842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384783.965953">
                <text:p>1384783.965953</text:p>
              </table:table-cell>
              <table:table-cell office:value-type="float" office:value="-645735.368214">
                <text:p>-645735.368214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402821.906209">
                <text:p>1402821.906209</text:p>
              </table:table-cell>
              <table:table-cell office:value-type="float" office:value="-624576.553023">
                <text:p>-624576.553023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420576.15656">
                <text:p>1420576.15656</text:p>
              </table:table-cell>
              <table:table-cell office:value-type="float" office:value="-602998.802967">
                <text:p>-602998.802967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438037.994002">
                <text:p>1438037.994002</text:p>
              </table:table-cell>
              <table:table-cell office:value-type="float" office:value="-581005.063324">
                <text:p>-581005.063324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455198.704909">
                <text:p>1455198.704909</text:p>
              </table:table-cell>
              <table:table-cell office:value-type="float" office:value="-558598.446645">
                <text:p>-558598.446645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472049.588015">
                <text:p>1472049.588015</text:p>
              </table:table-cell>
              <table:table-cell office:value-type="float" office:value="-535782.233401">
                <text:p>-535782.233401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1488581.957417">
                <text:p>1488581.957417</text:p>
              </table:table-cell>
              <table:table-cell office:value-type="float" office:value="-512559.872583">
                <text:p>-512559.872583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1504787.145606">
                <text:p>1504787.145606</text:p>
              </table:table-cell>
              <table:table-cell office:value-type="float" office:value="-488934.982246">
                <text:p>-488934.982246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1520656.506523">
                <text:p>1520656.506523</text:p>
              </table:table-cell>
              <table:table-cell office:value-type="float" office:value="-464911.350004">
                <text:p>-464911.350004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1536181.418635">
                <text:p>1536181.418635</text:p>
              </table:table-cell>
              <table:table-cell office:value-type="float" office:value="-440492.933482">
                <text:p>-440492.933482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1551353.288034">
                <text:p>1551353.288034</text:p>
              </table:table-cell>
              <table:table-cell office:value-type="float" office:value="-415683.860704">
                <text:p>-415683.860704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1566163.551566">
                <text:p>1566163.551566</text:p>
              </table:table-cell>
              <table:table-cell office:value-type="float" office:value="-390488.430438">
                <text:p>-390488.430438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1580603.679969">
                <text:p>1580603.679969</text:p>
              </table:table-cell>
              <table:table-cell office:value-type="float" office:value="-364911.112481">
                <text:p>-364911.11248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1594665.181038">
                <text:p>1594665.181038</text:p>
              </table:table-cell>
              <table:table-cell office:value-type="float" office:value="-338956.547896">
                <text:p>-338956.547896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1608339.602812">
                <text:p>1608339.602812</text:p>
              </table:table-cell>
              <table:table-cell office:value-type="float" office:value="-312629.549193">
                <text:p>-312629.549193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1621618.536771">
                <text:p>1621618.536771</text:p>
              </table:table-cell>
              <table:table-cell office:value-type="float" office:value="-285935.10045">
                <text:p>-285935.10045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1634493.621061">
                <text:p>1634493.621061</text:p>
              </table:table-cell>
              <table:table-cell office:value-type="float" office:value="-258878.357386">
                <text:p>-258878.357386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1646956.543727">
                <text:p>1646956.543727</text:p>
              </table:table-cell>
              <table:table-cell office:value-type="float" office:value="-231464.647374">
                <text:p>-231464.647374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1658999.045967">
                <text:p>1658999.045967</text:p>
              </table:table-cell>
              <table:table-cell office:value-type="float" office:value="-203699.469397">
                <text:p>-203699.469397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1670612.925399">
                <text:p>1670612.925399</text:p>
              </table:table-cell>
              <table:table-cell office:value-type="float" office:value="-175588.493949">
                <text:p>-175588.493949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1681790.039345">
                <text:p>1681790.039345</text:p>
              </table:table-cell>
              <table:table-cell office:value-type="float" office:value="-147137.562874">
                <text:p>-147137.562874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1692522.308121">
                <text:p>1692522.308121</text:p>
              </table:table-cell>
              <table:table-cell office:value-type="float" office:value="-118352.68915">
                <text:p>-118352.68915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1702801.71835">
                <text:p>1702801.71835</text:p>
              </table:table-cell>
              <table:table-cell office:value-type="float" office:value="-89240.056618">
                <text:p>-89240.056618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1712620.326274">
                <text:p>1712620.326274</text:p>
              </table:table-cell>
              <table:table-cell office:value-type="float" office:value="-59806.019641">
                <text:p>-59806.019641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1721970.26109">
                <text:p>1721970.26109</text:p>
              </table:table-cell>
              <table:table-cell office:value-type="float" office:value="-30057.102712">
                <text:p>-30057.102712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1730843.728279">
                <text:p>1730843.728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1739233.012957">
                <text:p>1739233.012957</text:p>
              </table:table-cell>
              <table:table-cell office:value-type="float" office:value="30358.425166">
                <text:p>30358.425166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1747130.483229">
                <text:p>1747130.483229</text:p>
              </table:table-cell>
              <table:table-cell office:value-type="float" office:value="61011.140877">
                <text:p>61011.140877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1754528.593544">
                <text:p>1754528.593544</text:p>
              </table:table-cell>
              <table:table-cell office:value-type="float" office:value="91950.947276">
                <text:p>91950.947276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761419.888062">
                <text:p>1761419.888062</text:p>
              </table:table-cell>
              <table:table-cell office:value-type="float" office:value="123170.477266">
                <text:p>123170.477266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767797.004022">
                <text:p>1767797.004022</text:p>
              </table:table-cell>
              <table:table-cell office:value-type="float" office:value="154662.197267">
                <text:p>154662.197267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773652.675111">
                <text:p>1773652.675111</text:p>
              </table:table-cell>
              <table:table-cell office:value-type="float" office:value="186418.408044">
                <text:p>186418.408044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778979.73484">
                <text:p>1778979.73484</text:p>
              </table:table-cell>
              <table:table-cell office:value-type="float" office:value="218431.245597">
                <text:p>218431.245597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783771.119916">
                <text:p>1783771.119916</text:p>
              </table:table-cell>
              <table:table-cell office:value-type="float" office:value="250692.682111">
                <text:p>250692.682111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788019.873618">
                <text:p>1788019.873618</text:p>
              </table:table-cell>
              <table:table-cell office:value-type="float" office:value="283194.526972">
                <text:p>283194.526972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791719.149163">
                <text:p>1791719.149163</text:p>
              </table:table-cell>
              <table:table-cell office:value-type="float" office:value="315928.427849">
                <text:p>315928.427849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794862.213081">
                <text:p>1794862.213081</text:p>
              </table:table-cell>
              <table:table-cell office:value-type="float" office:value="348885.871838">
                <text:p>348885.871838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797442.448581">
                <text:p>1797442.448581</text:p>
              </table:table-cell>
              <table:table-cell office:value-type="float" office:value="382058.18667">
                <text:p>382058.18667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1799453.358907">
                <text:p>1799453.358907</text:p>
              </table:table-cell>
              <table:table-cell office:value-type="float" office:value="415436.541986">
                <text:p>415436.541986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1800888.570695">
                <text:p>1800888.570695</text:p>
              </table:table-cell>
              <table:table-cell office:value-type="float" office:value="449011.950675">
                <text:p>449011.950675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1801741.837323">
                <text:p>1801741.837323</text:p>
              </table:table-cell>
              <table:table-cell office:value-type="float" office:value="482775.27028">
                <text:p>482775.27028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1802007.042245">
                <text:p>1802007.042245</text:p>
              </table:table-cell>
              <table:table-cell office:value-type="float" office:value="516717.204469">
                <text:p>516717.204469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1801678.202324">
                <text:p>1801678.202324</text:p>
              </table:table-cell>
              <table:table-cell office:value-type="float" office:value="550828.304566">
                <text:p>550828.304566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1800749.471152">
                <text:p>1800749.471152</text:p>
              </table:table-cell>
              <table:table-cell office:value-type="float" office:value="585098.971158">
                <text:p>585098.971158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1799215.142351">
                <text:p>1799215.142351</text:p>
              </table:table-cell>
              <table:table-cell office:value-type="float" office:value="619519.45576">
                <text:p>619519.45576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1797069.652871">
                <text:p>1797069.652871</text:p>
              </table:table-cell>
              <table:table-cell office:value-type="float" office:value="654079.862548">
                <text:p>654079.862548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1794307.58627">
                <text:p>1794307.58627</text:p>
              </table:table-cell>
              <table:table-cell office:value-type="float" office:value="688770.15016">
                <text:p>688770.15016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1790923.67597">
                <text:p>1790923.67597</text:p>
              </table:table-cell>
              <table:table-cell office:value-type="float" office:value="723580.133561">
                <text:p>723580.133561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1786912.808514">
                <text:p>1786912.808514</text:p>
              </table:table-cell>
              <table:table-cell office:value-type="float" office:value="758499.485977">
                <text:p>758499.485977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1782270.026785">
                <text:p>1782270.026785</text:p>
              </table:table-cell>
              <table:table-cell office:value-type="float" office:value="793517.74089">
                <text:p>793517.74089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1776990.53322">
                <text:p>1776990.53322</text:p>
              </table:table-cell>
              <table:table-cell office:value-type="float" office:value="828624.294109">
                <text:p>828624.294109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1771069.692995">
                <text:p>1771069.692995</text:p>
              </table:table-cell>
              <table:table-cell office:value-type="float" office:value="863808.405895">
                <text:p>863808.405895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1764503.037194">
                <text:p>1764503.037194</text:p>
              </table:table-cell>
              <table:table-cell office:value-type="float" office:value="899059.203161">
                <text:p>899059.203161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1757286.265952">
                <text:p>1757286.265952</text:p>
              </table:table-cell>
              <table:table-cell office:value-type="float" office:value="934365.681736">
                <text:p>934365.681736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1749415.251569">
                <text:p>1749415.251569</text:p>
              </table:table-cell>
              <table:table-cell office:value-type="float" office:value="969716.708694">
                <text:p>969716.708694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1740886.041608">
                <text:p>1740886.041608</text:p>
              </table:table-cell>
              <table:table-cell office:value-type="float" office:value="1005101.024751">
                <text:p>1005101.024751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1731694.861961">
                <text:p>1731694.861961</text:p>
              </table:table-cell>
              <table:table-cell office:value-type="float" office:value="1040507.246724">
                <text:p>1040507.246724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1721838.11988">
                <text:p>1721838.11988</text:p>
              </table:table-cell>
              <table:table-cell office:value-type="float" office:value="1075923.870062">
                <text:p>1075923.870062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1711312.406993">
                <text:p>1711312.406993</text:p>
              </table:table-cell>
              <table:table-cell office:value-type="float" office:value="1111339.271434">
                <text:p>1111339.271434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1700114.502276">
                <text:p>1700114.502276</text:p>
              </table:table-cell>
              <table:table-cell office:value-type="float" office:value="1146741.711392">
                <text:p>1146741.711392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1688241.374997">
                <text:p>1688241.374997</text:p>
              </table:table-cell>
              <table:table-cell office:value-type="float" office:value="1182119.337091">
                <text:p>1182119.337091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1675690.187633">
                <text:p>1675690.187633</text:p>
              </table:table-cell>
              <table:table-cell office:value-type="float" office:value="1217460.185077">
                <text:p>1217460.185077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1662458.29874">
                <text:p>1662458.29874</text:p>
              </table:table-cell>
              <table:table-cell office:value-type="float" office:value="1252752.184142">
                <text:p>1252752.184142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1648543.265796">
                <text:p>1648543.265796</text:p>
              </table:table-cell>
              <table:table-cell office:value-type="float" office:value="1287983.158241">
                <text:p>1287983.158241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1633942.848005">
                <text:p>1633942.848005</text:p>
              </table:table-cell>
              <table:table-cell office:value-type="float" office:value="1323140.829468">
                <text:p>1323140.829468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1618655.009061">
                <text:p>1618655.009061</text:p>
              </table:table-cell>
              <table:table-cell office:value-type="float" office:value="1358212.821106">
                <text:p>1358212.821106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1602677.91987">
                <text:p>1602677.91987</text:p>
              </table:table-cell>
              <table:table-cell office:value-type="float" office:value="1393186.660734">
                <text:p>1393186.660734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586009.961236">
                <text:p>1586009.961236</text:p>
              </table:table-cell>
              <table:table-cell office:value-type="float" office:value="1428049.783393">
                <text:p>1428049.783393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568649.726499">
                <text:p>1568649.726499</text:p>
              </table:table-cell>
              <table:table-cell office:value-type="float" office:value="1462789.534826">
                <text:p>1462789.534826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550596.024134">
                <text:p>1550596.024134</text:p>
              </table:table-cell>
              <table:table-cell office:value-type="float" office:value="1497393.174767">
                <text:p>1497393.174767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531847.8803">
                <text:p>1531847.8803</text:p>
              </table:table-cell>
              <table:table-cell office:value-type="float" office:value="1531847.8803">
                <text:p>1531847.8803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512404.541344">
                <text:p>1512404.541344</text:p>
              </table:table-cell>
              <table:table-cell office:value-type="float" office:value="1566140.749276">
                <text:p>1566140.749276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492265.476262">
                <text:p>1492265.476262</text:p>
              </table:table-cell>
              <table:table-cell office:value-type="float" office:value="1600258.803794">
                <text:p>1600258.803794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471430.379103">
                <text:p>1471430.379103</text:p>
              </table:table-cell>
              <table:table-cell office:value-type="float" office:value="1634188.993732">
                <text:p>1634188.99373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449899.171329">
                <text:p>1449899.171329</text:p>
              </table:table-cell>
              <table:table-cell office:value-type="float" office:value="1667918.200352">
                <text:p>1667918.200352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1427672.004117">
                <text:p>1427672.004117</text:p>
              </table:table-cell>
              <table:table-cell office:value-type="float" office:value="1701433.239953">
                <text:p>1701433.239953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1404749.260618">
                <text:p>1404749.260618</text:p>
              </table:table-cell>
              <table:table-cell office:value-type="float" office:value="1734720.867582">
                <text:p>1734720.867582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1381131.558149">
                <text:p>1381131.558149</text:p>
              </table:table-cell>
              <table:table-cell office:value-type="float" office:value="1767767.780811">
                <text:p>1767767.780811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1356819.750343">
                <text:p>1356819.750343</text:p>
              </table:table-cell>
              <table:table-cell office:value-type="float" office:value="1800560.623564">
                <text:p>1800560.623564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1331814.929227">
                <text:p>1331814.929227</text:p>
              </table:table-cell>
              <table:table-cell office:value-type="float" office:value="1833085.990001">
                <text:p>1833085.990001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1306118.427258">
                <text:p>1306118.427258</text:p>
              </table:table-cell>
              <table:table-cell office:value-type="float" office:value="1865330.428458">
                <text:p>1865330.428458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1279731.81929">
                <text:p>1279731.81929</text:p>
              </table:table-cell>
              <table:table-cell office:value-type="float" office:value="1897280.445443">
                <text:p>1897280.445443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1252656.924478">
                <text:p>1252656.924478</text:p>
              </table:table-cell>
              <table:table-cell office:value-type="float" office:value="1928922.509684">
                <text:p>1928922.509684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1224895.808132">
                <text:p>1224895.808132</text:p>
              </table:table-cell>
              <table:table-cell office:value-type="float" office:value="1960243.056231">
                <text:p>1960243.056231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1196450.783494">
                <text:p>1196450.783494</text:p>
              </table:table-cell>
              <table:table-cell office:value-type="float" office:value="1991228.490612">
                <text:p>1991228.490612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1167324.413464">
                <text:p>1167324.413464</text:p>
              </table:table-cell>
              <table:table-cell office:value-type="float" office:value="2021865.193035">
                <text:p>2021865.193035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1137519.512247">
                <text:p>1137519.512247</text:p>
              </table:table-cell>
              <table:table-cell office:value-type="float" office:value="2052139.522647">
                <text:p>2052139.522647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1107039.146948">
                <text:p>1107039.146948</text:p>
              </table:table-cell>
              <table:table-cell office:value-type="float" office:value="2082037.82184">
                <text:p>2082037.82184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1075886.639086">
                <text:p>1075886.639086</text:p>
              </table:table-cell>
              <table:table-cell office:value-type="float" office:value="2111546.420602">
                <text:p>2111546.420602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1044065.566046">
                <text:p>1044065.566046</text:p>
              </table:table-cell>
              <table:table-cell office:value-type="float" office:value="2140651.640925">
                <text:p>2140651.640925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1011579.762462">
                <text:p>1011579.762462</text:p>
              </table:table-cell>
              <table:table-cell office:value-type="float" office:value="2169339.801247">
                <text:p>2169339.801247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978433.321523">
                <text:p>978433.321523</text:p>
              </table:table-cell>
              <table:table-cell office:value-type="float" office:value="2197597.220953">
                <text:p>2197597.220953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944630.596211">
                <text:p>944630.596211</text:p>
              </table:table-cell>
              <table:table-cell office:value-type="float" office:value="2225410.224912">
                <text:p>2225410.224912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910176.200464">
                <text:p>910176.200464</text:p>
              </table:table-cell>
              <table:table-cell office:value-type="float" office:value="2252765.14806">
                <text:p>2252765.14806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875075.010264">
                <text:p>875075.010264</text:p>
              </table:table-cell>
              <table:table-cell office:value-type="float" office:value="2279648.340027">
                <text:p>2279648.340027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839332.164651">
                <text:p>839332.164651</text:p>
              </table:table-cell>
              <table:table-cell office:value-type="float" office:value="2306046.169801">
                <text:p>2306046.169801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802953.066655">
                <text:p>802953.066655</text:p>
              </table:table-cell>
              <table:table-cell office:value-type="float" office:value="2331945.030443">
                <text:p>2331945.030443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765943.384156">
                <text:p>765943.384156</text:p>
              </table:table-cell>
              <table:table-cell office:value-type="float" office:value="2357331.343825">
                <text:p>2357331.343825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728309.050662">
                <text:p>728309.050662</text:p>
              </table:table-cell>
              <table:table-cell office:value-type="float" office:value="2382191.565422">
                <text:p>2382191.565422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690056.266006">
                <text:p>690056.266006</text:p>
              </table:table-cell>
              <table:table-cell office:value-type="float" office:value="2406512.189131">
                <text:p>2406512.189131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651191.496964">
                <text:p>651191.496964</text:p>
              </table:table-cell>
              <table:table-cell office:value-type="float" office:value="2430279.752127">
                <text:p>2430279.752127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611721.477792">
                <text:p>611721.477792</text:p>
              </table:table-cell>
              <table:table-cell office:value-type="float" office:value="2453480.83976">
                <text:p>2453480.83976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571653.21067">
                <text:p>571653.21067</text:p>
              </table:table-cell>
              <table:table-cell office:value-type="float" office:value="2476102.090475">
                <text:p>2476102.090475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530993.966079">
                <text:p>530993.966079</text:p>
              </table:table-cell>
              <table:table-cell office:value-type="float" office:value="2498130.200768">
                <text:p>2498130.200768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489751.283077">
                <text:p>489751.283077</text:p>
              </table:table-cell>
              <table:table-cell office:value-type="float" office:value="2519551.93018">
                <text:p>2519551.93018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447932.969495">
                <text:p>447932.969495</text:p>
              </table:table-cell>
              <table:table-cell office:value-type="float" office:value="2540354.106306">
                <text:p>2540354.106306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405547.102051">
                <text:p>405547.102051</text:p>
              </table:table-cell>
              <table:table-cell office:value-type="float" office:value="2560523.629843">
                <text:p>2560523.629843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362602.026363">
                <text:p>362602.026363</text:p>
              </table:table-cell>
              <table:table-cell office:value-type="float" office:value="2580047.47966">
                <text:p>2580047.47966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319106.356891">
                <text:p>319106.356891</text:p>
              </table:table-cell>
              <table:table-cell office:value-type="float" office:value="2598912.71789">
                <text:p>2598912.71789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75068.976772">
                <text:p>275068.976772</text:p>
              </table:table-cell>
              <table:table-cell office:value-type="float" office:value="2617106.495056">
                <text:p>2617106.495056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230499.037574">
                <text:p>230499.037574</text:p>
              </table:table-cell>
              <table:table-cell office:value-type="float" office:value="2634616.055205">
                <text:p>2634616.055205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85405.958959">
                <text:p>185405.958959</text:p>
              </table:table-cell>
              <table:table-cell office:value-type="float" office:value="2651428.741072">
                <text:p>2651428.741072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39799.428248">
                <text:p>139799.428248</text:p>
              </table:table-cell>
              <table:table-cell office:value-type="float" office:value="2667531.999263">
                <text:p>2667531.999263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93689.3999">
                <text:p>93689.3999</text:p>
              </table:table-cell>
              <table:table-cell office:value-type="float" office:value="2682913.385449">
                <text:p>2682913.385449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47086.09489">
                <text:p>47086.09489</text:p>
              </table:table-cell>
              <table:table-cell office:value-type="float" office:value="2697560.569582">
                <text:p>2697560.569582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0">
                <text:p>0</text:p>
              </table:table-cell>
              <table:table-cell office:value-type="float" office:value="2711461.341126">
                <text:p>2711461.341126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-47558.132991">
                <text:p>-47558.132991</text:p>
              </table:table-cell>
              <table:table-cell office:value-type="float" office:value="2724603.614292">
                <text:p>2724603.614292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-95577.288211">
                <text:p>-95577.288211</text:p>
              </table:table-cell>
              <table:table-cell office:value-type="float" office:value="2736975.433299">
                <text:p>2736975.433299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-144046.186693">
                <text:p>-144046.186693</text:p>
              </table:table-cell>
              <table:table-cell office:value-type="float" office:value="2748564.977629">
                <text:p>2748564.977629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-192953.287474">
                <text:p>-192953.287474</text:p>
              </table:table-cell>
              <table:table-cell office:value-type="float" office:value="2759360.5673">
                <text:p>2759360.5673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-242286.788791">
                <text:p>-242286.788791</text:p>
              </table:table-cell>
              <table:table-cell office:value-type="float" office:value="2769350.668145">
                <text:p>2769350.668145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-292034.629371">
                <text:p>-292034.629371</text:p>
              </table:table-cell>
              <table:table-cell office:value-type="float" office:value="2778523.897087">
                <text:p>2778523.897087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-342184.489827">
                <text:p>-342184.489827</text:p>
              </table:table-cell>
              <table:table-cell office:value-type="float" office:value="2786869.027431">
                <text:p>2786869.027431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-392723.794148">
                <text:p>-392723.794148</text:p>
              </table:table-cell>
              <table:table-cell office:value-type="float" office:value="2794374.994142">
                <text:p>2794374.994142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-443639.711291">
                <text:p>-443639.711291</text:p>
              </table:table-cell>
              <table:table-cell office:value-type="float" office:value="2801030.899132">
                <text:p>2801030.899132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-494919.156872">
                <text:p>-494919.156872</text:p>
              </table:table-cell>
              <table:table-cell office:value-type="float" office:value="2806826.016546">
                <text:p>2806826.016546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-546548.79496">
                <text:p>-546548.79496</text:p>
              </table:table-cell>
              <table:table-cell office:value-type="float" office:value="2811749.798035">
                <text:p>2811749.798035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-598515.039972">
                <text:p>-598515.039972</text:p>
              </table:table-cell>
              <table:table-cell office:value-type="float" office:value="2815791.87803">
                <text:p>2815791.87803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-650804.058669">
                <text:p>-650804.058669</text:p>
              </table:table-cell>
              <table:table-cell office:value-type="float" office:value="2818942.07901">
                <text:p>2818942.07901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-703401.772249">
                <text:p>-703401.772249</text:p>
              </table:table-cell>
              <table:table-cell office:value-type="float" office:value="2821190.416752">
                <text:p>2821190.416752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-756293.858555">
                <text:p>-756293.858555</text:p>
              </table:table-cell>
              <table:table-cell office:value-type="float" office:value="2822527.10558">
                <text:p>2822527.10558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-809465.754372">
                <text:p>-809465.754372</text:p>
              </table:table-cell>
              <table:table-cell office:value-type="float" office:value="2822942.563591">
                <text:p>2822942.563591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-862902.657834">
                <text:p>-862902.657834</text:p>
              </table:table-cell>
              <table:table-cell office:value-type="float" office:value="2822427.417875">
                <text:p>2822427.417875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-916589.530937">
                <text:p>-916589.530937</text:p>
              </table:table-cell>
              <table:table-cell office:value-type="float" office:value="2820972.509711">
                <text:p>2820972.509711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-970511.102143">
                <text:p>-970511.102143</text:p>
              </table:table-cell>
              <table:table-cell office:value-type="float" office:value="2818568.899749">
                <text:p>2818568.899749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-1024651.869104">
                <text:p>-1024651.869104</text:p>
              </table:table-cell>
              <table:table-cell office:value-type="float" office:value="2815207.873166">
                <text:p>2815207.873166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-1078996.101478">
                <text:p>-1078996.101478</text:p>
              </table:table-cell>
              <table:table-cell office:value-type="float" office:value="2810880.944807">
                <text:p>2810880.944807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-1133527.84385">
                <text:p>-1133527.84385</text:p>
              </table:table-cell>
              <table:table-cell office:value-type="float" office:value="2805579.864295">
                <text:p>2805579.864295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-1188230.918764">
                <text:p>-1188230.918764</text:p>
              </table:table-cell>
              <table:table-cell office:value-type="float" office:value="2799296.621115">
                <text:p>2799296.621115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-1243088.929849">
                <text:p>-1243088.929849</text:p>
              </table:table-cell>
              <table:table-cell office:value-type="float" office:value="2792023.449674">
                <text:p>2792023.449674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-1298085.265057">
                <text:p>-1298085.265057</text:p>
              </table:table-cell>
              <table:table-cell office:value-type="float" office:value="2783752.834326">
                <text:p>2783752.834326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-1353203.100001">
                <text:p>-1353203.100001</text:p>
              </table:table-cell>
              <table:table-cell office:value-type="float" office:value="2774477.514368">
                <text:p>2774477.514368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-1408425.401395">
                <text:p>-1408425.401395</text:p>
              </table:table-cell>
              <table:table-cell office:value-type="float" office:value="2764190.488999">
                <text:p>2764190.488999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-1463734.930605">
                <text:p>-1463734.930605</text:p>
              </table:table-cell>
              <table:table-cell office:value-type="float" office:value="2752885.022241">
                <text:p>2752885.022241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-1519114.247294">
                <text:p>-1519114.247294</text:p>
              </table:table-cell>
              <table:table-cell office:value-type="float" office:value="2740554.647831">
                <text:p>2740554.647831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-1574545.713175">
                <text:p>-1574545.713175</text:p>
              </table:table-cell>
              <table:table-cell office:value-type="float" office:value="2727193.17406">
                <text:p>2727193.17406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-1630011.495873">
                <text:p>-1630011.495873</text:p>
              </table:table-cell>
              <table:table-cell office:value-type="float" office:value="2712794.688577">
                <text:p>2712794.688577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-1685493.572877">
                <text:p>-1685493.572877</text:p>
              </table:table-cell>
              <table:table-cell office:value-type="float" office:value="2697353.563151">
                <text:p>2697353.563151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-1740973.735605">
                <text:p>-1740973.735605</text:p>
              </table:table-cell>
              <table:table-cell office:value-type="float" office:value="2680864.458379">
                <text:p>2680864.458379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-1796433.593568">
                <text:p>-1796433.593568</text:p>
              </table:table-cell>
              <table:table-cell office:value-type="float" office:value="2663322.328349">
                <text:p>2663322.328349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-1851854.578637">
                <text:p>-1851854.578637</text:p>
              </table:table-cell>
              <table:table-cell office:value-type="float" office:value="2644722.425257">
                <text:p>2644722.425257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-1907217.949409">
                <text:p>-1907217.949409</text:p>
              </table:table-cell>
              <table:table-cell office:value-type="float" office:value="2625060.303965">
                <text:p>2625060.303965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-1962504.795676">
                <text:p>-1962504.795676</text:p>
              </table:table-cell>
              <table:table-cell office:value-type="float" office:value="2604331.826507">
                <text:p>2604331.826507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-2017696.042995">
                <text:p>-2017696.042995</text:p>
              </table:table-cell>
              <table:table-cell office:value-type="float" office:value="2582533.16654">
                <text:p>2582533.16654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-2072772.457357">
                <text:p>-2072772.457357</text:p>
              </table:table-cell>
              <table:table-cell office:value-type="float" office:value="2559660.813735">
                <text:p>2559660.813735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-2127714.64996">
                <text:p>-2127714.64996</text:p>
              </table:table-cell>
              <table:table-cell office:value-type="float" office:value="2535711.578105">
                <text:p>2535711.578105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-2182503.082071">
                <text:p>-2182503.082071</text:p>
              </table:table-cell>
              <table:table-cell office:value-type="float" office:value="2510682.594277">
                <text:p>2510682.594277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-2237118.069997">
                <text:p>-2237118.069997</text:p>
              </table:table-cell>
              <table:table-cell office:value-type="float" office:value="2484571.32569">
                <text:p>2484571.32569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-2291539.790151">
                <text:p>-2291539.790151</text:p>
              </table:table-cell>
              <table:table-cell office:value-type="float" office:value="2457375.568735">
                <text:p>2457375.568735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-2345748.28421">
                <text:p>-2345748.28421</text:p>
              </table:table-cell>
              <table:table-cell office:value-type="float" office:value="2429093.456822">
                <text:p>2429093.456822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-2399723.464376">
                <text:p>-2399723.464376</text:p>
              </table:table-cell>
              <table:table-cell office:value-type="float" office:value="2399723.464376">
                <text:p>2399723.464376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-2453445.118726">
                <text:p>-2453445.118726</text:p>
              </table:table-cell>
              <table:table-cell office:value-type="float" office:value="2369264.410759">
                <text:p>2369264.410759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-2506892.916668">
                <text:p>-2506892.916668</text:p>
              </table:table-cell>
              <table:table-cell office:value-type="float" office:value="2337715.464125">
                <text:p>2337715.464125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-2560046.414475">
                <text:p>-2560046.414475</text:p>
              </table:table-cell>
              <table:table-cell office:value-type="float" office:value="2305076.145184">
                <text:p>2305076.145184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-2612885.060925">
                <text:p>-2612885.060925</text:p>
              </table:table-cell>
              <table:table-cell office:value-type="float" office:value="2271346.3309">
                <text:p>2271346.3309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-2665388.203027">
                <text:p>-2665388.203027</text:p>
              </table:table-cell>
              <table:table-cell office:value-type="float" office:value="2236526.258104">
                <text:p>2236526.258104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-2717535.091841">
                <text:p>-2717535.091841</text:p>
              </table:table-cell>
              <table:table-cell office:value-type="float" office:value="2200616.52702">
                <text:p>2200616.52702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-2769304.888387">
                <text:p>-2769304.888387</text:p>
              </table:table-cell>
              <table:table-cell office:value-type="float" office:value="2163618.104712">
                <text:p>2163618.104712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-2820676.669639">
                <text:p>-2820676.669639</text:p>
              </table:table-cell>
              <table:table-cell office:value-type="float" office:value="2125532.328437">
                <text:p>2125532.328437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-2871629.434617">
                <text:p>-2871629.434617</text:p>
              </table:table-cell>
              <table:table-cell office:value-type="float" office:value="2086360.908921">
                <text:p>2086360.908921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-2922142.110553">
                <text:p>-2922142.110553</text:p>
              </table:table-cell>
              <table:table-cell office:value-type="float" office:value="2046105.933529">
                <text:p>2046105.933529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-2972193.559154">
                <text:p>-2972193.559154</text:p>
              </table:table-cell>
              <table:table-cell office:value-type="float" office:value="2004769.869354">
                <text:p>2004769.86935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-3021762.582943">
                <text:p>-3021762.582943</text:p>
              </table:table-cell>
              <table:table-cell office:value-type="float" office:value="1962355.566203">
                <text:p>1962355.566203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-3070827.931685">
                <text:p>-3070827.931685</text:p>
              </table:table-cell>
              <table:table-cell office:value-type="float" office:value="1918866.259497">
                <text:p>1918866.259497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-3119368.308895">
                <text:p>-3119368.308895</text:p>
              </table:table-cell>
              <table:table-cell office:value-type="float" office:value="1874305.573058">
                <text:p>1874305.573058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-3167362.378424">
                <text:p>-3167362.378424</text:p>
              </table:table-cell>
              <table:table-cell office:value-type="float" office:value="1828677.521804">
                <text:p>1828677.521804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-3214788.771132">
                <text:p>-3214788.771132</text:p>
              </table:table-cell>
              <table:table-cell office:value-type="float" office:value="1781986.514347">
                <text:p>1781986.514347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-3261626.091625">
                <text:p>-3261626.091625</text:p>
              </table:table-cell>
              <table:table-cell office:value-type="float" office:value="1734237.35547">
                <text:p>1734237.35547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-3307852.925087">
                <text:p>-3307852.925087</text:p>
              </table:table-cell>
              <table:table-cell office:value-type="float" office:value="1685435.248516">
                <text:p>1685435.248516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-3353447.844165">
                <text:p>-3353447.844165</text:p>
              </table:table-cell>
              <table:table-cell office:value-type="float" office:value="1635585.797655">
                <text:p>1635585.797655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-3398389.415949">
                <text:p>-3398389.415949</text:p>
              </table:table-cell>
              <table:table-cell office:value-type="float" office:value="1584695.01005">
                <text:p>1584695.01005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-3442656.209006">
                <text:p>-3442656.209006</text:p>
              </table:table-cell>
              <table:table-cell office:value-type="float" office:value="1532769.297905">
                <text:p>1532769.297905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-3486226.800495">
                <text:p>-3486226.800495</text:p>
              </table:table-cell>
              <table:table-cell office:value-type="float" office:value="1479815.480405">
                <text:p>1479815.480405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-3529079.783346">
                <text:p>-3529079.783346</text:p>
              </table:table-cell>
              <table:table-cell office:value-type="float" office:value="1425840.785537">
                <text:p>1425840.785537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-3571193.773507">
                <text:p>-3571193.773507</text:p>
              </table:table-cell>
              <table:table-cell office:value-type="float" office:value="1370852.851792">
                <text:p>1370852.851792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-3612547.417256">
                <text:p>-3612547.417256</text:p>
              </table:table-cell>
              <table:table-cell office:value-type="float" office:value="1314859.729756">
                <text:p>1314859.729756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-3653119.398574">
                <text:p>-3653119.398574</text:p>
              </table:table-cell>
              <table:table-cell office:value-type="float" office:value="1257869.883573">
                <text:p>1257869.883573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-3692888.446585">
                <text:p>-3692888.446585</text:p>
              </table:table-cell>
              <table:table-cell office:value-type="float" office:value="1199892.192286">
                <text:p>1199892.192286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-3731833.343048">
                <text:p>-3731833.343048</text:p>
              </table:table-cell>
              <table:table-cell office:value-type="float" office:value="1140935.95106">
                <text:p>1140935.95106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-3769932.929915">
                <text:p>-3769932.929915</text:p>
              </table:table-cell>
              <table:table-cell office:value-type="float" office:value="1081010.872273">
                <text:p>1081010.872273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-3807166.116936">
                <text:p>-3807166.116936</text:p>
              </table:table-cell>
              <table:table-cell office:value-type="float" office:value="1020127.086484">
                <text:p>1020127.086484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-3843511.889325">
                <text:p>-3843511.889325</text:p>
              </table:table-cell>
              <table:table-cell office:value-type="float" office:value="958295.143269">
                <text:p>958295.143269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-3878949.315476">
                <text:p>-3878949.315476</text:p>
              </table:table-cell>
              <table:table-cell office:value-type="float" office:value="895526.011932">
                <text:p>895526.011932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-3913457.554725">
                <text:p>-3913457.554725</text:p>
              </table:table-cell>
              <table:table-cell office:value-type="float" office:value="831831.082074">
                <text:p>831831.082074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-3947015.865168">
                <text:p>-3947015.865168</text:p>
              </table:table-cell>
              <table:table-cell office:value-type="float" office:value="767222.164043">
                <text:p>767222.164043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-3979603.611511">
                <text:p>-3979603.611511</text:p>
              </table:table-cell>
              <table:table-cell office:value-type="float" office:value="701711.489234">
                <text:p>701711.489234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-4011200.272981">
                <text:p>-4011200.272981</text:p>
              </table:table-cell>
              <table:table-cell office:value-type="float" office:value="635311.710266">
                <text:p>635311.710266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-4041785.451262">
                <text:p>-4041785.451262</text:p>
              </table:table-cell>
              <table:table-cell office:value-type="float" office:value="568035.901008">
                <text:p>568035.901008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-4071338.878482">
                <text:p>-4071338.878482</text:p>
              </table:table-cell>
              <table:table-cell office:value-type="float" office:value="499897.556481">
                <text:p>499897.556481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-4099840.42523">
                <text:p>-4099840.42523</text:p>
              </table:table-cell>
              <table:table-cell office:value-type="float" office:value="430910.592605">
                <text:p>430910.592605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-4127270.108608">
                <text:p>-4127270.108608</text:p>
              </table:table-cell>
              <table:table-cell office:value-type="float" office:value="361089.345813">
                <text:p>361089.345813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-4153608.100319">
                <text:p>-4153608.100319</text:p>
              </table:table-cell>
              <table:table-cell office:value-type="float" office:value="290448.572518">
                <text:p>290448.572518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-4178834.734785">
                <text:p>-4178834.734785</text:p>
              </table:table-cell>
              <table:table-cell office:value-type="float" office:value="219003.448441">
                <text:p>219003.448441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-4202930.517284">
                <text:p>-4202930.517284</text:p>
              </table:table-cell>
              <table:table-cell office:value-type="float" office:value="146769.567784">
                <text:p>146769.567784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-4225876.132122">
                <text:p>-4225876.132122</text:p>
              </table:table-cell>
              <table:table-cell office:value-type="float" office:value="73762.942265">
                <text:p>73762.942265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-4247652.450825">
                <text:p>-4247652.450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-4268240.540347">
                <text:p>-4268240.540347</text:p>
              </table:table-cell>
              <table:table-cell office:value-type="float" office:value="-74502.415761">
                <text:p>-74502.415761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-4287621.671299">
                <text:p>-4287621.671299</text:p>
              </table:table-cell>
              <table:table-cell office:value-type="float" office:value="-149727.048051">
                <text:p>-149727.048051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-4305777.326196">
                <text:p>-4305777.326196</text:p>
              </table:table-cell>
              <table:table-cell office:value-type="float" office:value="-225656.227753">
                <text:p>-225656.227753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-4322689.207708">
                <text:p>-4322689.207708</text:p>
              </table:table-cell>
              <table:table-cell office:value-type="float" office:value="-302271.875318">
                <text:p>-302271.875318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-4338339.24693">
                <text:p>-4338339.24693</text:p>
              </table:table-cell>
              <table:table-cell office:value-type="float" office:value="-379555.502636">
                <text:p>-379555.502636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-4352709.611652">
                <text:p>-4352709.611652</text:p>
              </table:table-cell>
              <table:table-cell office:value-type="float" office:value="-457488.215066">
                <text:p>-457488.215066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-4365782.714638">
                <text:p>-4365782.714638</text:p>
              </table:table-cell>
              <table:table-cell office:value-type="float" office:value="-536050.713614">
                <text:p>-536050.713614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-4377541.221909">
                <text:p>-4377541.221909</text:p>
              </table:table-cell>
              <table:table-cell office:value-type="float" office:value="-615223.297271">
                <text:p>-615223.297271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-4387968.061015">
                <text:p>-4387968.061015</text:p>
              </table:table-cell>
              <table:table-cell office:value-type="float" office:value="-694985.865506">
                <text:p>-694985.865506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-4397046.429315">
                <text:p>-4397046.429315</text:p>
              </table:table-cell>
              <table:table-cell office:value-type="float" office:value="-775317.920916">
                <text:p>-775317.920916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-4404759.802244">
                <text:p>-4404759.802244</text:p>
              </table:table-cell>
              <table:table-cell office:value-type="float" office:value="-856198.572038">
                <text:p>-856198.572038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-4411091.941574">
                <text:p>-4411091.941574</text:p>
              </table:table-cell>
              <table:table-cell office:value-type="float" office:value="-937606.536311">
                <text:p>-937606.536311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-4416026.903658">
                <text:p>-4416026.903658</text:p>
              </table:table-cell>
              <table:table-cell office:value-type="float" office:value="-1019520.143209">
                <text:p>-1019520.143209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-4419549.047668">
                <text:p>-4419549.047668</text:p>
              </table:table-cell>
              <table:table-cell office:value-type="float" office:value="-1101917.337523">
                <text:p>-1101917.337523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-4421643.043805">
                <text:p>-4421643.043805</text:p>
              </table:table-cell>
              <table:table-cell office:value-type="float" office:value="-1184775.682806">
                <text:p>-1184775.682806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-4422293.881497">
                <text:p>-4422293.881497</text:p>
              </table:table-cell>
              <table:table-cell office:value-type="float" office:value="-1268072.364989">
                <text:p>-1268072.364989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-4421486.877565">
                <text:p>-4421486.877565</text:p>
              </table:table-cell>
              <table:table-cell office:value-type="float" office:value="-1351784.196139">
                <text:p>-1351784.196139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-4419207.684374">
                <text:p>-4419207.684374</text:p>
              </table:table-cell>
              <table:table-cell office:value-type="float" office:value="-1435887.618397">
                <text:p>-1435887.618397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-4415442.297941">
                <text:p>-4415442.297941</text:p>
              </table:table-cell>
              <table:table-cell office:value-type="float" office:value="-1520358.708068">
                <text:p>-1520358.708068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-4410177.066021">
                <text:p>-4410177.066021</text:p>
              </table:table-cell>
              <table:table-cell office:value-type="float" office:value="-1605173.179875">
                <text:p>-1605173.179875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-4403398.696155">
                <text:p>-4403398.696155</text:p>
              </table:table-cell>
              <table:table-cell office:value-type="float" office:value="-1690306.391376">
                <text:p>-1690306.391376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-4395094.263675">
                <text:p>-4395094.263675</text:p>
              </table:table-cell>
              <table:table-cell office:value-type="float" office:value="-1775733.347542">
                <text:p>-1775733.347542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-4385251.219672">
                <text:p>-4385251.219672</text:p>
              </table:table-cell>
              <table:table-cell office:value-type="float" office:value="-1861428.705503">
                <text:p>-1861428.705503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-4373857.39892">
                <text:p>-4373857.39892</text:p>
              </table:table-cell>
              <table:table-cell office:value-type="float" office:value="-1947366.779448">
                <text:p>-1947366.779448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-4360901.027749">
                <text:p>-4360901.027749</text:p>
              </table:table-cell>
              <table:table-cell office:value-type="float" office:value="-2033521.545695">
                <text:p>-2033521.545695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-4346370.73187">
                <text:p>-4346370.73187</text:p>
              </table:table-cell>
              <table:table-cell office:value-type="float" office:value="-2119866.647922">
                <text:p>-2119866.647922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-4330255.544144">
                <text:p>-4330255.544144</text:p>
              </table:table-cell>
              <table:table-cell office:value-type="float" office:value="-2206375.402556">
                <text:p>-2206375.402556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-4312544.912297">
                <text:p>-4312544.912297</text:p>
              </table:table-cell>
              <table:table-cell office:value-type="float" office:value="-2293020.804332">
                <text:p>-2293020.804332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-4293228.706571">
                <text:p>-4293228.706571</text:p>
              </table:table-cell>
              <table:table-cell office:value-type="float" office:value="-2379775.532009">
                <text:p>-2379775.532009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-4272297.227317">
                <text:p>-4272297.227317</text:p>
              </table:table-cell>
              <table:table-cell office:value-type="float" office:value="-2466611.954249">
                <text:p>-2466611.954249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-4249741.212514">
                <text:p>-4249741.212514</text:p>
              </table:table-cell>
              <table:table-cell office:value-type="float" office:value="-2553502.135658">
                <text:p>-2553502.135658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-4225551.845229">
                <text:p>-4225551.845229</text:p>
              </table:table-cell>
              <table:table-cell office:value-type="float" office:value="-2640417.842988">
                <text:p>-2640417.842988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-4199720.760996">
                <text:p>-4199720.760996</text:p>
              </table:table-cell>
              <table:table-cell office:value-type="float" office:value="-2727330.5515">
                <text:p>-2727330.5515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-4172240.055118">
                <text:p>-4172240.055118</text:p>
              </table:table-cell>
              <table:table-cell office:value-type="float" office:value="-2814211.451488">
                <text:p>-2814211.451488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-4143102.2899">
                <text:p>-4143102.2899</text:p>
              </table:table-cell>
              <table:table-cell office:value-type="float" office:value="-2901031.454962">
                <text:p>-2901031.454962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-4112300.501791">
                <text:p>-4112300.501791</text:p>
              </table:table-cell>
              <table:table-cell office:value-type="float" office:value="-2987761.202489">
                <text:p>-2987761.202489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-4079828.208442">
                <text:p>-4079828.208442</text:p>
              </table:table-cell>
              <table:table-cell office:value-type="float" office:value="-3074371.070195">
                <text:p>-3074371.070195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-4045679.415675">
                <text:p>-4045679.415675</text:p>
              </table:table-cell>
              <table:table-cell office:value-type="float" office:value="-3160831.176921">
                <text:p>-3160831.176921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-4009848.624369">
                <text:p>-4009848.624369</text:p>
              </table:table-cell>
              <table:table-cell office:value-type="float" office:value="-3247111.391543">
                <text:p>-3247111.391543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-3972330.837235">
                <text:p>-3972330.837235</text:p>
              </table:table-cell>
              <table:table-cell office:value-type="float" office:value="-3333181.340438">
                <text:p>-3333181.340438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-3933121.565508">
                <text:p>-3933121.565508</text:p>
              </table:table-cell>
              <table:table-cell office:value-type="float" office:value="-3419010.415115">
                <text:p>-3419010.415115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-3892216.835529">
                <text:p>-3892216.835529</text:p>
              </table:table-cell>
              <table:table-cell office:value-type="float" office:value="-3504567.779994">
                <text:p>-3504567.779994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-3849613.195223">
                <text:p>-3849613.195223</text:p>
              </table:table-cell>
              <table:table-cell office:value-type="float" office:value="-3589822.38034">
                <text:p>-3589822.38034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-3805307.720474">
                <text:p>-3805307.720474</text:p>
              </table:table-cell>
              <table:table-cell office:value-type="float" office:value="-3674742.950348">
                <text:p>-3674742.950348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-3759298.021386">
                <text:p>-3759298.021386</text:p>
              </table:table-cell>
              <table:table-cell office:value-type="float" office:value="-3759298.021386">
                <text:p>-3759298.021386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-3711582.248426">
                <text:p>-3711582.248426</text:p>
              </table:table-cell>
              <table:table-cell office:value-type="float" office:value="-3843455.930372">
                <text:p>-3843455.930372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-3662159.098458">
                <text:p>-3662159.098458</text:p>
              </table:table-cell>
              <table:table-cell office:value-type="float" office:value="-3927184.828319">
                <text:p>-3927184.828319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-3611027.820652">
                <text:p>-3611027.820652</text:p>
              </table:table-cell>
              <table:table-cell office:value-type="float" office:value="-4010452.689013">
                <text:p>-4010452.689013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-3558188.222265">
                <text:p>-3558188.222265</text:p>
              </table:table-cell>
              <table:table-cell office:value-type="float" office:value="-4093227.317839">
                <text:p>-4093227.317839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-3503640.674304">
                <text:p>-3503640.674304</text:p>
              </table:table-cell>
              <table:table-cell office:value-type="float" office:value="-4175476.360761">
                <text:p>-4175476.360761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-3447386.117053">
                <text:p>-3447386.117053</text:p>
              </table:table-cell>
              <table:table-cell office:value-type="float" office:value="-4257167.313428">
                <text:p>-4257167.313428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-3389426.065471">
                <text:p>-3389426.065471</text:p>
              </table:table-cell>
              <table:table-cell office:value-type="float" office:value="-4338267.530436">
                <text:p>-4338267.530436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-3329762.614446">
                <text:p>-3329762.614446</text:p>
              </table:table-cell>
              <table:table-cell office:value-type="float" office:value="-4418744.234725">
                <text:p>-4418744.234725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-3268398.44392">
                <text:p>-3268398.44392</text:p>
              </table:table-cell>
              <table:table-cell office:value-type="float" office:value="-4498564.527108">
                <text:p>-4498564.527108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-3205336.823867">
                <text:p>-3205336.823867</text:p>
              </table:table-cell>
              <table:table-cell office:value-type="float" office:value="-4577695.395943">
                <text:p>-4577695.395943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-3140581.619122">
                <text:p>-3140581.619122</text:p>
              </table:table-cell>
              <table:table-cell office:value-type="float" office:value="-4656103.726939">
                <text:p>-4656103.726939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-3074137.294067">
                <text:p>-3074137.294067</text:p>
              </table:table-cell>
              <table:table-cell office:value-type="float" office:value="-4733756.313089">
                <text:p>-4733756.313089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-3006008.91716">
                <text:p>-3006008.91716</text:p>
              </table:table-cell>
              <table:table-cell office:value-type="float" office:value="-4810619.864737">
                <text:p>-4810619.864737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-2936202.165319">
                <text:p>-2936202.165319</text:p>
              </table:table-cell>
              <table:table-cell office:value-type="float" office:value="-4886661.019774">
                <text:p>-4886661.019774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-2864723.328136">
                <text:p>-2864723.328136</text:p>
              </table:table-cell>
              <table:table-cell office:value-type="float" office:value="-4961846.353959">
                <text:p>-4961846.353959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-2791579.311937">
                <text:p>-2791579.311937</text:p>
              </table:table-cell>
              <table:table-cell office:value-type="float" office:value="-5036142.391362">
                <text:p>-5036142.391362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-2716777.643681">
                <text:p>-2716777.643681</text:p>
              </table:table-cell>
              <table:table-cell office:value-type="float" office:value="-5109515.614933">
                <text:p>-5109515.614933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-2640326.474688">
                <text:p>-2640326.474688</text:p>
              </table:table-cell>
              <table:table-cell office:value-type="float" office:value="-5181932.477186">
                <text:p>-5181932.477186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-2562234.584197">
                <text:p>-2562234.584197</text:p>
              </table:table-cell>
              <table:table-cell office:value-type="float" office:value="-5253359.411007">
                <text:p>-5253359.411007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-2482511.382757">
                <text:p>-2482511.382757</text:p>
              </table:table-cell>
              <table:table-cell office:value-type="float" office:value="-5323762.840566">
                <text:p>-5323762.840566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-2401166.915437">
                <text:p>-2401166.915437</text:p>
              </table:table-cell>
              <table:table-cell office:value-type="float" office:value="-5393109.192353">
                <text:p>-5393109.192353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-2318211.864862">
                <text:p>-2318211.864862</text:p>
              </table:table-cell>
              <table:table-cell office:value-type="float" office:value="-5461364.906316">
                <text:p>-5461364.906316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-2233657.554069">
                <text:p>-2233657.554069</text:p>
              </table:table-cell>
              <table:table-cell office:value-type="float" office:value="-5528496.447109">
                <text:p>-5528496.447109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-2147515.949173">
                <text:p>-2147515.949173</text:p>
              </table:table-cell>
              <table:table-cell office:value-type="float" office:value="-5594470.315447">
                <text:p>-5594470.315447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-2059799.661858">
                <text:p>-2059799.661858</text:p>
              </table:table-cell>
              <table:table-cell office:value-type="float" office:value="-5659253.059554">
                <text:p>-5659253.059554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-1970521.951665">
                <text:p>-1970521.951665</text:p>
              </table:table-cell>
              <table:table-cell office:value-type="float" office:value="-5722811.286724">
                <text:p>-5722811.286724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-1879696.728103">
                <text:p>-1879696.728103</text:p>
              </table:table-cell>
              <table:table-cell office:value-type="float" office:value="-5785111.674964">
                <text:p>-5785111.674964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-1787338.552555">
                <text:p>-1787338.552555</text:p>
              </table:table-cell>
              <table:table-cell office:value-type="float" office:value="-5846120.984742">
                <text:p>-5846120.984742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-1693462.639993">
                <text:p>-1693462.639993</text:p>
              </table:table-cell>
              <table:table-cell office:value-type="float" office:value="-5905806.070815">
                <text:p>-5905806.070815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-1598084.86049">
                <text:p>-1598084.86049</text:p>
              </table:table-cell>
              <table:table-cell office:value-type="float" office:value="-5964133.894156">
                <text:p>-5964133.894156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-1501221.740536">
                <text:p>-1501221.740536</text:p>
              </table:table-cell>
              <table:table-cell office:value-type="float" office:value="-6021071.533953">
                <text:p>-6021071.533953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-1402890.464144">
                <text:p>-1402890.464144</text:p>
              </table:table-cell>
              <table:table-cell office:value-type="float" office:value="-6076586.199701">
                <text:p>-6076586.199701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-1303108.873748">
                <text:p>-1303108.873748</text:p>
              </table:table-cell>
              <table:table-cell office:value-type="float" office:value="-6130645.243361">
                <text:p>-6130645.243361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-1201895.470902">
                <text:p>-1201895.470902</text:p>
              </table:table-cell>
              <table:table-cell office:value-type="float" office:value="-6183216.171603">
                <text:p>-6183216.171603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-1099269.416757">
                <text:p>-1099269.416757</text:p>
              </table:table-cell>
              <table:table-cell office:value-type="float" office:value="-6234266.658115">
                <text:p>-6234266.658115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-995250.53233">
                <text:p>-995250.53233</text:p>
              </table:table-cell>
              <table:table-cell office:value-type="float" office:value="-6283764.555981">
                <text:p>-6283764.555981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-889859.298556">
                <text:p>-889859.298556</text:p>
              </table:table-cell>
              <table:table-cell office:value-type="float" office:value="-6331677.910125">
                <text:p>-6331677.910125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-783116.856119">
                <text:p>-783116.856119</text:p>
              </table:table-cell>
              <table:table-cell office:value-type="float" office:value="-6377974.969817">
                <text:p>-6377974.969817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-675045.005069">
                <text:p>-675045.005069</text:p>
              </table:table-cell>
              <table:table-cell office:value-type="float" office:value="-6422624.201232">
                <text:p>-6422624.201232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-565666.204214">
                <text:p>-565666.204214</text:p>
              </table:table-cell>
              <table:table-cell office:value-type="float" office:value="-6465594.300071">
                <text:p>-6465594.300071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-455003.570283">
                <text:p>-455003.570283</text:p>
              </table:table-cell>
              <table:table-cell office:value-type="float" office:value="-6506854.204222">
                <text:p>-6506854.204222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-343080.876869">
                <text:p>-343080.876869</text:p>
              </table:table-cell>
              <table:table-cell office:value-type="float" office:value="-6546373.106479">
                <text:p>-6546373.106479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-229922.553144">
                <text:p>-229922.553144</text:p>
              </table:table-cell>
              <table:table-cell office:value-type="float" office:value="-6584120.467296">
                <text:p>-6584120.467296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-115553.682341">
                <text:p>-115553.682341</text:p>
              </table:table-cell>
              <table:table-cell office:value-type="float" office:value="-6620066.027583">
                <text:p>-6620066.027583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0">
                <text:p>0</text:p>
              </table:table-cell>
              <table:table-cell office:value-type="float" office:value="-6654179.821538">
                <text:p>-6654179.821538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116712.108006">
                <text:p>116712.108006</text:p>
              </table:table-cell>
              <table:table-cell office:value-type="float" office:value="-6686432.18951">
                <text:p>-6686432.18951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234555.607695">
                <text:p>234555.607695</text:p>
              </table:table-cell>
              <table:table-cell office:value-type="float" office:value="-6716793.790888">
                <text:p>-6716793.790888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353502.819429">
                <text:p>353502.819429</text:p>
              </table:table-cell>
              <table:table-cell office:value-type="float" office:value="-6745235.617016">
                <text:p>-6745235.617016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473525.420604">
                <text:p>473525.420604</text:p>
              </table:table-cell>
              <table:table-cell office:value-type="float" office:value="-6771729.00413">
                <text:p>-6771729.00413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594594.448588">
                <text:p>594594.448588</text:p>
              </table:table-cell>
              <table:table-cell office:value-type="float" office:value="-6796245.646298">
                <text:p>-6796245.646298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716680.303892">
                <text:p>716680.303892</text:p>
              </table:table-cell>
              <table:table-cell office:value-type="float" office:value="-6818757.608392">
                <text:p>-6818757.608392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839752.753585">
                <text:p>839752.753585</text:p>
              </table:table-cell>
              <table:table-cell office:value-type="float" office:value="-6839237.339045">
                <text:p>-6839237.339045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963780.93496">
                <text:p>963780.93496</text:p>
              </table:table-cell>
              <table:table-cell office:value-type="float" office:value="-6857657.683628">
                <text:p>-6857657.683628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1088733.359436">
                <text:p>1088733.359436</text:p>
              </table:table-cell>
              <table:table-cell office:value-type="float" office:value="-6873991.897216">
                <text:p>-6873991.897216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1214577.916711">
                <text:p>1214577.916711</text:p>
              </table:table-cell>
              <table:table-cell office:value-type="float" office:value="-6888213.657554">
                <text:p>-6888213.657554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1341281.879165">
                <text:p>1341281.879165</text:p>
              </table:table-cell>
              <table:table-cell office:value-type="float" office:value="-6900297.078007">
                <text:p>-6900297.078007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1468811.906504">
                <text:p>1468811.906504</text:p>
              </table:table-cell>
              <table:table-cell office:value-type="float" office:value="-6910216.720501">
                <text:p>-6910216.720501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1597134.050663">
                <text:p>1597134.050663</text:p>
              </table:table-cell>
              <table:table-cell office:value-type="float" office:value="-6917947.608446">
                <text:p>-6917947.608446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1726213.76095">
                <text:p>1726213.76095</text:p>
              </table:table-cell>
              <table:table-cell office:value-type="float" office:value="-6923465.239625">
                <text:p>-6923465.239625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1856015.889447">
                <text:p>1856015.889447</text:p>
              </table:table-cell>
              <table:table-cell office:value-type="float" office:value="-6926745.599071">
                <text:p>-6926745.599071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1986504.696663">
                <text:p>1986504.696663</text:p>
              </table:table-cell>
              <table:table-cell office:value-type="float" office:value="-6927765.171902">
                <text:p>-6927765.171902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2117643.857438">
                <text:p>2117643.857438</text:p>
              </table:table-cell>
              <table:table-cell office:value-type="float" office:value="-6926500.956117">
                <text:p>-6926500.956117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2249396.467095">
                <text:p>2249396.467095</text:p>
              </table:table-cell>
              <table:table-cell office:value-type="float" office:value="-6922930.475358">
                <text:p>-6922930.475358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2381725.047858">
                <text:p>2381725.047858</text:p>
              </table:table-cell>
              <table:table-cell office:value-type="float" office:value="-6917031.791623">
                <text:p>-6917031.791623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2514591.555513">
                <text:p>2514591.555513</text:p>
              </table:table-cell>
              <table:table-cell office:value-type="float" office:value="-6908783.517924">
                <text:p>-6908783.517924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2647957.386327">
                <text:p>2647957.386327</text:p>
              </table:table-cell>
              <table:table-cell office:value-type="float" office:value="-6898164.830895">
                <text:p>-6898164.830895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2781783.384221">
                <text:p>2781783.384221</text:p>
              </table:table-cell>
              <table:table-cell office:value-type="float" office:value="-6885155.483336">
                <text:p>-6885155.483336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2916029.848201">
                <text:p>2916029.848201</text:p>
              </table:table-cell>
              <table:table-cell office:value-type="float" office:value="-6869735.816698">
                <text:p>-6869735.816698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3050656.540043">
                <text:p>3050656.540043</text:p>
              </table:table-cell>
              <table:table-cell office:value-type="float" office:value="-6851886.773488">
                <text:p>-6851886.773488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3185622.692224">
                <text:p>3185622.692224</text:p>
              </table:table-cell>
              <table:table-cell office:value-type="float" office:value="-6831589.909608">
                <text:p>-6831589.909608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3320887.016125">
                <text:p>3320887.016125</text:p>
              </table:table-cell>
              <table:table-cell office:value-type="float" office:value="-6808827.406611">
                <text:p>-6808827.406611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3456407.71047">
                <text:p>3456407.71047</text:p>
              </table:table-cell>
              <table:table-cell office:value-type="float" office:value="-6783582.083877">
                <text:p>-6783582.083877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3592142.470035">
                <text:p>3592142.470035</text:p>
              </table:table-cell>
              <table:table-cell office:value-type="float" office:value="-6755837.410689">
                <text:p>-6755837.410689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3728048.494601">
                <text:p>3728048.494601</text:p>
              </table:table-cell>
              <table:table-cell office:value-type="float" office:value="-6725577.518228">
                <text:p>-6725577.518228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3864082.498168">
                <text:p>3864082.498168</text:p>
              </table:table-cell>
              <table:table-cell office:value-type="float" office:value="-6692787.211464">
                <text:p>-6692787.211464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4000200.718411">
                <text:p>4000200.718411</text:p>
              </table:table-cell>
              <table:table-cell office:value-type="float" office:value="-6657451.980936">
                <text:p>-6657451.980936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4136358.926406">
                <text:p>4136358.926406</text:p>
              </table:table-cell>
              <table:table-cell office:value-type="float" office:value="-6619558.014434">
                <text:p>-6619558.014434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4272512.436588">
                <text:p>4272512.436588</text:p>
              </table:table-cell>
              <table:table-cell office:value-type="float" office:value="-6579092.208565">
                <text:p>-6579092.208565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4408616.11698">
                <text:p>4408616.11698</text:p>
              </table:table-cell>
              <table:table-cell office:value-type="float" office:value="-6536042.18019">
                <text:p>-6536042.18019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4544624.399651">
                <text:p>4544624.399651</text:p>
              </table:table-cell>
              <table:table-cell office:value-type="float" office:value="-6490396.277754">
                <text:p>-6490396.277754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4680491.291447">
                <text:p>4680491.291447</text:p>
              </table:table-cell>
              <table:table-cell office:value-type="float" office:value="-6442143.59247">
                <text:p>-6442143.59247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4816170.384947">
                <text:p>4816170.384947</text:p>
              </table:table-cell>
              <table:table-cell office:value-type="float" office:value="-6391273.969386">
                <text:p>-6391273.969386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4951614.869685">
                <text:p>4951614.869685</text:p>
              </table:table-cell>
              <table:table-cell office:value-type="float" office:value="-6337778.018296">
                <text:p>-6337778.018296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5086777.543604">
                <text:p>5086777.543604</text:p>
              </table:table-cell>
              <table:table-cell office:value-type="float" office:value="-6281647.124523">
                <text:p>-6281647.124523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5221610.824766">
                <text:p>5221610.824766</text:p>
              </table:table-cell>
              <table:table-cell office:value-type="float" office:value="-6222873.459544">
                <text:p>-6222873.459544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5356066.763294">
                <text:p>5356066.763294</text:p>
              </table:table-cell>
              <table:table-cell office:value-type="float" office:value="-6161449.991461">
                <text:p>-6161449.991461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5490097.053567">
                <text:p>5490097.053567</text:p>
              </table:table-cell>
              <table:table-cell office:value-type="float" office:value="-6097370.495319">
                <text:p>-6097370.495319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5623653.046643">
                <text:p>5623653.046643</text:p>
              </table:table-cell>
              <table:table-cell office:value-type="float" office:value="-6030629.563255">
                <text:p>-6030629.563255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5756685.762932">
                <text:p>5756685.762932</text:p>
              </table:table-cell>
              <table:table-cell office:value-type="float" office:value="-5961222.614483">
                <text:p>-5961222.614483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5889145.905097">
                <text:p>5889145.905097</text:p>
              </table:table-cell>
              <table:table-cell office:value-type="float" office:value="-5889145.905098">
                <text:p>-5889145.905098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6020983.871193">
                <text:p>6020983.871193</text:p>
              </table:table-cell>
              <table:table-cell office:value-type="float" office:value="-5814396.537706">
                <text:p>-5814396.537706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6152149.768039">
                <text:p>6152149.768039</text:p>
              </table:table-cell>
              <table:table-cell office:value-type="float" office:value="-5736972.470875">
                <text:p>-5736972.470875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6282593.424817">
                <text:p>6282593.424817</text:p>
              </table:table-cell>
              <table:table-cell office:value-type="float" office:value="-5656872.528385">
                <text:p>-5656872.528385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6412264.406907">
                <text:p>6412264.406907</text:p>
              </table:table-cell>
              <table:table-cell office:value-type="float" office:value="-5574096.408296">
                <text:p>-5574096.408296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6541112.029938">
                <text:p>6541112.029938</text:p>
              </table:table-cell>
              <table:table-cell office:value-type="float" office:value="-5488644.69181">
                <text:p>-5488644.69181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6669085.374069">
                <text:p>6669085.374069</text:p>
              </table:table-cell>
              <table:table-cell office:value-type="float" office:value="-5400518.851935">
                <text:p>-5400518.851935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6796133.29849">
                <text:p>6796133.29849</text:p>
              </table:table-cell>
              <table:table-cell office:value-type="float" office:value="-5309721.261934">
                <text:p>-5309721.261934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6922204.456143">
                <text:p>6922204.456143</text:p>
              </table:table-cell>
              <table:table-cell office:value-type="float" office:value="-5216255.203566">
                <text:p>-5216255.203566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7047247.308653">
                <text:p>7047247.308653</text:p>
              </table:table-cell>
              <table:table-cell office:value-type="float" office:value="-5120124.875108">
                <text:p>-5120124.875108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7171210.141479">
                <text:p>7171210.141479</text:p>
              </table:table-cell>
              <table:table-cell office:value-type="float" office:value="-5021335.39915">
                <text:p>-5021335.39915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7294041.079272">
                <text:p>7294041.079272</text:p>
              </table:table-cell>
              <table:table-cell office:value-type="float" office:value="-4919892.830168">
                <text:p>-4919892.830168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7415688.10144">
                <text:p>7415688.10144</text:p>
              </table:table-cell>
              <table:table-cell office:value-type="float" office:value="-4815804.16186">
                <text:p>-4815804.16186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7536099.057918">
                <text:p>7536099.057918</text:p>
              </table:table-cell>
              <table:table-cell office:value-type="float" office:value="-4709077.334246">
                <text:p>-4709077.334246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7655221.685137">
                <text:p>7655221.685137</text:p>
              </table:table-cell>
              <table:table-cell office:value-type="float" office:value="-4599721.240525">
                <text:p>-4599721.240525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7773003.622195">
                <text:p>7773003.622195</text:p>
              </table:table-cell>
              <table:table-cell office:value-type="float" office:value="-4487745.733686">
                <text:p>-4487745.733686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7889392.427219">
                <text:p>7889392.427219</text:p>
              </table:table-cell>
              <table:table-cell office:value-type="float" office:value="-4373161.63287">
                <text:p>-4373161.63287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8004335.593915">
                <text:p>8004335.593915</text:p>
              </table:table-cell>
              <table:table-cell office:value-type="float" office:value="-4255980.729469">
                <text:p>-4255980.729469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8117780.568316">
                <text:p>8117780.568316</text:p>
              </table:table-cell>
              <table:table-cell office:value-type="float" office:value="-4136215.792968">
                <text:p>-4136215.792968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8229674.765698">
                <text:p>8229674.765698</text:p>
              </table:table-cell>
              <table:table-cell office:value-type="float" office:value="-4013880.576529">
                <text:p>-4013880.576529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8339965.58769">
                <text:p>8339965.58769</text:p>
              </table:table-cell>
              <table:table-cell office:value-type="float" office:value="-3888989.822289">
                <text:p>-3888989.822289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8448600.439552">
                <text:p>8448600.439552</text:p>
              </table:table-cell>
              <table:table-cell office:value-type="float" office:value="-3761559.266399">
                <text:p>-3761559.266399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8555526.747629">
                <text:p>8555526.747629</text:p>
              </table:table-cell>
              <table:table-cell office:value-type="float" office:value="-3631605.643776">
                <text:p>-3631605.643776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8660691.976966">
                <text:p>8660691.976966</text:p>
              </table:table-cell>
              <table:table-cell office:value-type="float" office:value="-3499146.692575">
                <text:p>-3499146.692575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8764043.649101">
                <text:p>8764043.649101</text:p>
              </table:table-cell>
              <table:table-cell office:value-type="float" office:value="-3364201.158371">
                <text:p>-3364201.158371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8865529.36">
                <text:p>8865529.36</text:p>
              </table:table-cell>
              <table:table-cell office:value-type="float" office:value="-3226788.798053">
                <text:p>-3226788.798053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8965096.798161">
                <text:p>8965096.798161</text:p>
              </table:table-cell>
              <table:table-cell office:value-type="float" office:value="-3086930.383422">
                <text:p>-3086930.383422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9062693.762861">
                <text:p>9062693.762861</text:p>
              </table:table-cell>
              <table:table-cell office:value-type="float" office:value="-2944647.704481">
                <text:p>-2944647.704481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9158268.182555">
                <text:p>9158268.182555</text:p>
              </table:table-cell>
              <table:table-cell office:value-type="float" office:value="-2799963.572434">
                <text:p>-2799963.572434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9251768.133408">
                <text:p>9251768.133408</text:p>
              </table:table-cell>
              <table:table-cell office:value-type="float" office:value="-2652901.822365">
                <text:p>-2652901.822365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9343141.857977">
                <text:p>9343141.857977</text:p>
              </table:table-cell>
              <table:table-cell office:value-type="float" office:value="-2503487.315615">
                <text:p>-2503487.315615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9432337.784012">
                <text:p>9432337.784012</text:p>
              </table:table-cell>
              <table:table-cell office:value-type="float" office:value="-2351745.94183">
                <text:p>-2351745.94183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9519304.543392">
                <text:p>9519304.543392</text:p>
              </table:table-cell>
              <table:table-cell office:value-type="float" office:value="-2197704.620706">
                <text:p>-2197704.620706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9603990.991179">
                <text:p>9603990.991179</text:p>
              </table:table-cell>
              <table:table-cell office:value-type="float" office:value="-2041391.303395">
                <text:p>-2041391.303395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9686346.224795">
                <text:p>9686346.224795</text:p>
              </table:table-cell>
              <table:table-cell office:value-type="float" office:value="-1882834.973591">
                <text:p>-1882834.973591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9766319.603305">
                <text:p>9766319.603305</text:p>
              </table:table-cell>
              <table:table-cell office:value-type="float" office:value="-1722065.648285">
                <text:p>-1722065.648285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9843860.766806">
                <text:p>9843860.766806</text:p>
              </table:table-cell>
              <table:table-cell office:value-type="float" office:value="-1559114.378183">
                <text:p>-1559114.378183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9918919.655927">
                <text:p>9918919.655927</text:p>
              </table:table-cell>
              <table:table-cell office:value-type="float" office:value="-1394013.24779">
                <text:p>-1394013.24779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9991446.53141">
                <text:p>9991446.53141</text:p>
              </table:table-cell>
              <table:table-cell office:value-type="float" office:value="-1226795.375144">
                <text:p>-1226795.375144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0061391.993797">
                <text:p>10061391.993797</text:p>
              </table:table-cell>
              <table:table-cell office:value-type="float" office:value="-1057494.911216">
                <text:p>-1057494.911216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10128707.003189">
                <text:p>10128707.003189</text:p>
              </table:table-cell>
              <table:table-cell office:value-type="float" office:value="-886147.038955">
                <text:p>-886147.038955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10193342.899092">
                <text:p>10193342.899092</text:p>
              </table:table-cell>
              <table:table-cell office:value-type="float" office:value="-712787.971981">
                <text:p>-712787.971981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10255251.420331">
                <text:p>10255251.420331</text:p>
              </table:table-cell>
              <table:table-cell office:value-type="float" office:value="-537454.952929">
                <text:p>-537454.952929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10314384.725038">
                <text:p>10314384.725038</text:p>
              </table:table-cell>
              <table:table-cell office:value-type="float" office:value="-360186.251432">
                <text:p>-360186.251432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10370695.410695">
                <text:p>10370695.410695</text:p>
              </table:table-cell>
              <table:table-cell office:value-type="float" office:value="-181021.161745">
                <text:p>-181021.161745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10424136.534233">
                <text:p>10424136.534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10474661.632187">
                <text:p>10474661.632187</text:p>
              </table:table-cell>
              <table:table-cell office:value-type="float" office:value="182835.898891">
                <text:p>182835.898891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10522224.740887">
                <text:p>10522224.740887</text:p>
              </table:table-cell>
              <table:table-cell office:value-type="float" office:value="367444.184717">
                <text:p>367444.184717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10566780.416688">
                <text:p>10566780.416688</text:p>
              </table:table-cell>
              <table:table-cell office:value-type="float" office:value="553781.49581">
                <text:p>553781.49581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10608283.756232">
                <text:p>10608283.756232</text:p>
              </table:table-cell>
              <table:table-cell office:value-type="float" office:value="741803.463265">
                <text:p>741803.463265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10646690.416735">
                <text:p>10646690.416735</text:p>
              </table:table-cell>
              <table:table-cell office:value-type="float" office:value="931464.715534">
                <text:p>931464.715534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10681956.636285">
                <text:p>10681956.636285</text:p>
              </table:table-cell>
              <table:table-cell office:value-type="float" office:value="1122718.883398">
                <text:p>1122718.883398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10714039.254164">
                <text:p>10714039.254164</text:p>
              </table:table-cell>
              <table:table-cell office:value-type="float" office:value="1315518.605319">
                <text:p>1315518.605319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10742895.731159">
                <text:p>10742895.731159</text:p>
              </table:table-cell>
              <table:table-cell office:value-type="float" office:value="1509815.533178">
                <text:p>1509815.533178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10768484.169883">
                <text:p>10768484.169883</text:p>
              </table:table-cell>
              <table:table-cell office:value-type="float" office:value="1705560.33839">
                <text:p>1705560.33839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10790763.335083">
                <text:p>10790763.335083</text:p>
              </table:table-cell>
              <table:table-cell office:value-type="float" office:value="1902702.718415">
                <text:p>1902702.718415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10809692.673932">
                <text:p>10809692.673932</text:p>
              </table:table-cell>
              <table:table-cell office:value-type="float" office:value="2101191.403643">
                <text:p>2101191.403643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10825232.336296">
                <text:p>10825232.336296</text:p>
              </table:table-cell>
              <table:table-cell office:value-type="float" office:value="2300974.164682">
                <text:p>2300974.164682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10837343.194978">
                <text:p>10837343.194978</text:p>
              </table:table-cell>
              <table:table-cell office:value-type="float" office:value="2501997.820031">
                <text:p>2501997.820031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10845986.865918">
                <text:p>10845986.865918</text:p>
              </table:table-cell>
              <table:table-cell office:value-type="float" office:value="2704208.244143">
                <text:p>2704208.244143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10851125.728358">
                <text:p>10851125.728358</text:p>
              </table:table-cell>
              <table:table-cell office:value-type="float" office:value="2907550.375882">
                <text:p>2907550.375882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10852722.944946">
                <text:p>10852722.944946</text:p>
              </table:table-cell>
              <table:table-cell office:value-type="float" office:value="3111968.227382">
                <text:p>3111968.227382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10850742.481793">
                <text:p>10850742.481793</text:p>
              </table:table-cell>
              <table:table-cell office:value-type="float" office:value="3317404.893291">
                <text:p>3317404.893291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10845149.128455">
                <text:p>10845149.128455</text:p>
              </table:table-cell>
              <table:table-cell office:value-type="float" office:value="3523802.560418">
                <text:p>3523802.560418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10835908.51785">
                <text:p>10835908.51785</text:p>
              </table:table-cell>
              <table:table-cell office:value-type="float" office:value="3731102.517776">
                <text:p>3731102.517776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10822987.146093">
                <text:p>10822987.146093</text:p>
              </table:table-cell>
              <table:table-cell office:value-type="float" office:value="3939245.167023">
                <text:p>3939245.167023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10806352.392242">
                <text:p>10806352.392242</text:p>
              </table:table-cell>
              <table:table-cell office:value-type="float" office:value="4148170.033301">
                <text:p>4148170.033301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10785972.537954">
                <text:p>10785972.537954</text:p>
              </table:table-cell>
              <table:table-cell office:value-type="float" office:value="4357815.776471">
                <text:p>4357815.776471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10761816.787034">
                <text:p>10761816.787034</text:p>
              </table:table-cell>
              <table:table-cell office:value-type="float" office:value="4568120.202758">
                <text:p>4568120.202758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10733855.284877">
                <text:p>10733855.284877</text:p>
              </table:table-cell>
              <table:table-cell office:value-type="float" office:value="4779020.276778">
                <text:p>4779020.276778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10702059.137797">
                <text:p>10702059.137797</text:p>
              </table:table-cell>
              <table:table-cell office:value-type="float" office:value="4990452.133982">
                <text:p>4990452.133982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10666400.432222">
                <text:p>10666400.432222</text:p>
              </table:table-cell>
              <table:table-cell office:value-type="float" office:value="5202351.093488">
                <text:p>5202351.093488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10626852.25377">
                <text:p>10626852.25377</text:p>
              </table:table-cell>
              <table:table-cell office:value-type="float" office:value="5414651.671313">
                <text:p>5414651.671313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10583388.70617">
                <text:p>10583388.70617</text:p>
              </table:table-cell>
              <table:table-cell office:value-type="float" office:value="5627287.59401">
                <text:p>5627287.59401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10535984.930051">
                <text:p>10535984.930051</text:p>
              </table:table-cell>
              <table:table-cell office:value-type="float" office:value="5840191.812697">
                <text:p>5840191.812697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10484617.121564">
                <text:p>10484617.121564</text:p>
              </table:table-cell>
              <table:table-cell office:value-type="float" office:value="6053296.517485">
                <text:p>6053296.517485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10429262.550847">
                <text:p>10429262.550847</text:p>
              </table:table-cell>
              <table:table-cell office:value-type="float" office:value="6266533.152303">
                <text:p>6266533.152303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10369899.580319">
                <text:p>10369899.580319</text:p>
              </table:table-cell>
              <table:table-cell office:value-type="float" office:value="6479832.430119">
                <text:p>6479832.430119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10306507.682795">
                <text:p>10306507.682795</text:p>
              </table:table-cell>
              <table:table-cell office:value-type="float" office:value="6693124.348556">
                <text:p>6693124.348556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10239067.459415">
                <text:p>10239067.459415</text:p>
              </table:table-cell>
              <table:table-cell office:value-type="float" office:value="6906338.205899">
                <text:p>6906338.205899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10167560.657376">
                <text:p>10167560.657376</text:p>
              </table:table-cell>
              <table:table-cell office:value-type="float" office:value="7119402.617499">
                <text:p>7119402.617499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10091970.187472">
                <text:p>10091970.187472</text:p>
              </table:table-cell>
              <table:table-cell office:value-type="float" office:value="7332245.532561">
                <text:p>7332245.532561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10012280.141411">
                <text:p>10012280.141411</text:p>
              </table:table-cell>
              <table:table-cell office:value-type="float" office:value="7544794.251324">
                <text:p>7544794.251324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9928475.808924">
                <text:p>9928475.808924</text:p>
              </table:table-cell>
              <table:table-cell office:value-type="float" office:value="7756975.442632">
                <text:p>7756975.442632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9840543.694649">
                <text:p>9840543.694649</text:p>
              </table:table-cell>
              <table:table-cell office:value-type="float" office:value="7968715.161885">
                <text:p>7968715.161885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9748471.534775">
                <text:p>9748471.534775</text:p>
              </table:table-cell>
              <table:table-cell office:value-type="float" office:value="8179938.869371">
                <text:p>8179938.869371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9652248.313449">
                <text:p>9652248.313449</text:p>
              </table:table-cell>
              <table:table-cell office:value-type="float" office:value="8390571.448991">
                <text:p>8390571.448991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9551864.278941">
                <text:p>9551864.278941</text:p>
              </table:table-cell>
              <table:table-cell office:value-type="float" office:value="8600537.227343">
                <text:p>8600537.227343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9447310.959538">
                <text:p>9447310.959538</text:p>
              </table:table-cell>
              <table:table-cell office:value-type="float" office:value="8809759.993203">
                <text:p>8809759.993203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9338581.179185">
                <text:p>9338581.179185</text:p>
              </table:table-cell>
              <table:table-cell office:value-type="float" office:value="9018163.017363">
                <text:p>9018163.017363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9225669.072851">
                <text:p>9225669.072851</text:p>
              </table:table-cell>
              <table:table-cell office:value-type="float" office:value="9225669.072851">
                <text:p>9225669.072851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9108570.101613">
                <text:p>9108570.101613</text:p>
              </table:table-cell>
              <table:table-cell office:value-type="float" office:value="9432200.455506">
                <text:p>9432200.455506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8987281.067452">
                <text:p>8987281.067452</text:p>
              </table:table-cell>
              <table:table-cell office:value-type="float" office:value="9637679.004933">
                <text:p>9637679.004933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8861800.127758">
                <text:p>8861800.127758</text:p>
              </table:table-cell>
              <table:table-cell office:value-type="float" office:value="9842026.125803">
                <text:p>9842026.125803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8732126.809524">
                <text:p>8732126.809524</text:p>
              </table:table-cell>
              <table:table-cell office:value-type="float" office:value="10045162.809524">
                <text:p>10045162.809524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8598262.023237">
                <text:p>8598262.023237</text:p>
              </table:table-cell>
              <table:table-cell office:value-type="float" office:value="10247009.656259">
                <text:p>10247009.656259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8460208.076441">
                <text:p>8460208.076441</text:p>
              </table:table-cell>
              <table:table-cell office:value-type="float" office:value="10447486.897292">
                <text:p>10447486.897292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8317968.686985">
                <text:p>8317968.686985</text:p>
              </table:table-cell>
              <table:table-cell office:value-type="float" office:value="10646514.41775">
                <text:p>10646514.41775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8171548.995922">
                <text:p>8171548.995922</text:p>
              </table:table-cell>
              <table:table-cell office:value-type="float" office:value="10844011.779656">
                <text:p>10844011.779656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8020955.580083">
                <text:p>8020955.580083</text:p>
              </table:table-cell>
              <table:table-cell office:value-type="float" office:value="11039898.245329">
                <text:p>11039898.245329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7866196.464287">
                <text:p>7866196.464287</text:p>
              </table:table-cell>
              <table:table-cell office:value-type="float" office:value="11234092.801113">
                <text:p>11234092.801113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7707281.1332">
                <text:p>7707281.1332</text:p>
              </table:table-cell>
              <table:table-cell office:value-type="float" office:value="11426514.181437">
                <text:p>11426514.181437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7544220.542833">
                <text:p>7544220.542833</text:p>
              </table:table-cell>
              <table:table-cell office:value-type="float" office:value="11617080.893199">
                <text:p>11617080.893199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7377027.131661">
                <text:p>7377027.131661</text:p>
              </table:table-cell>
              <table:table-cell office:value-type="float" office:value="11805711.240469">
                <text:p>11805711.240469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7205714.831367">
                <text:p>7205714.831367</text:p>
              </table:table-cell>
              <table:table-cell office:value-type="float" office:value="11992323.349512">
                <text:p>11992323.349512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7030299.077197">
                <text:p>7030299.077197</text:p>
              </table:table-cell>
              <table:table-cell office:value-type="float" office:value="12176835.19411">
                <text:p>12176835.19411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6850796.817927">
                <text:p>6850796.817927</text:p>
              </table:table-cell>
              <table:table-cell office:value-type="float" office:value="12359164.621201">
                <text:p>12359164.621201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6667226.525415">
                <text:p>6667226.525415</text:p>
              </table:table-cell>
              <table:table-cell office:value-type="float" office:value="12539229.376808">
                <text:p>12539229.376808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6479608.203763">
                <text:p>6479608.203763</text:p>
              </table:table-cell>
              <table:table-cell office:value-type="float" office:value="12716947.132262">
                <text:p>12716947.132262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6287963.398045">
                <text:p>6287963.398045</text:p>
              </table:table-cell>
              <table:table-cell office:value-type="float" office:value="12892235.510722">
                <text:p>12892235.510722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6092315.202629">
                <text:p>6092315.202629</text:p>
              </table:table-cell>
              <table:table-cell office:value-type="float" office:value="13065012.113963">
                <text:p>13065012.113963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5892688.269054">
                <text:p>5892688.269054</text:p>
              </table:table-cell>
              <table:table-cell office:value-type="float" office:value="13235194.549449">
                <text:p>13235194.549449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5689108.813483">
                <text:p>5689108.813483</text:p>
              </table:table-cell>
              <table:table-cell office:value-type="float" office:value="13402700.457672">
                <text:p>13402700.457672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5481604.623705">
                <text:p>5481604.623705</text:p>
              </table:table-cell>
              <table:table-cell office:value-type="float" office:value="13567447.539757">
                <text:p>13567447.539757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5270205.065689">
                <text:p>5270205.065689</text:p>
              </table:table-cell>
              <table:table-cell office:value-type="float" office:value="13729353.585321">
                <text:p>13729353.585321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5054941.089684">
                <text:p>5054941.089684</text:p>
              </table:table-cell>
              <table:table-cell office:value-type="float" office:value="13888336.50058">
                <text:p>13888336.50058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4835845.235848">
                <text:p>4835845.235848</text:p>
              </table:table-cell>
              <table:table-cell office:value-type="float" office:value="14044314.336705">
                <text:p>14044314.336705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4612951.639414">
                <text:p>4612951.639414</text:p>
              </table:table-cell>
              <table:table-cell office:value-type="float" office:value="14197205.318411">
                <text:p>14197205.318411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4386296.035381">
                <text:p>4386296.035381</text:p>
              </table:table-cell>
              <table:table-cell office:value-type="float" office:value="14346927.872773">
                <text:p>14346927.872773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4155915.762712">
                <text:p>4155915.762712</text:p>
              </table:table-cell>
              <table:table-cell office:value-type="float" office:value="14493400.658267">
                <text:p>14493400.658267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3921849.768053">
                <text:p>3921849.768053</text:p>
              </table:table-cell>
              <table:table-cell office:value-type="float" office:value="14636542.594027">
                <text:p>14636542.594027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3684138.608956">
                <text:p>3684138.608956</text:p>
              </table:table-cell>
              <table:table-cell office:value-type="float" office:value="14776272.889304">
                <text:p>14776272.889304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3442824.456593">
                <text:p>3442824.456593</text:p>
              </table:table-cell>
              <table:table-cell office:value-type="float" office:value="14912511.073126">
                <text:p>14912511.073126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3197951.097971">
                <text:p>3197951.097971</text:p>
              </table:table-cell>
              <table:table-cell office:value-type="float" office:value="15045177.024154">
                <text:p>15045177.024154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2949563.937634">
                <text:p>2949563.937634</text:p>
              </table:table-cell>
              <table:table-cell office:value-type="float" office:value="15174191.000714">
                <text:p>15174191.000714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2697709.998838">
                <text:p>2697709.998838</text:p>
              </table:table-cell>
              <table:table-cell office:value-type="float" office:value="15299473.671012">
                <text:p>15299473.671012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2442437.924215">
                <text:p>2442437.924215</text:p>
              </table:table-cell>
              <table:table-cell office:value-type="float" office:value="15420946.143509">
                <text:p>15420946.143509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2183797.975891">
                <text:p>2183797.975891</text:p>
              </table:table-cell>
              <table:table-cell office:value-type="float" office:value="15538529.99746">
                <text:p>15538529.99746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1921842.035088">
                <text:p>1921842.035088</text:p>
              </table:table-cell>
              <table:table-cell office:value-type="float" office:value="15652147.3136">
                <text:p>15652147.3136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1656623.601168">
                <text:p>1656623.601168</text:p>
              </table:table-cell>
              <table:table-cell office:value-type="float" office:value="15761720.704977">
                <text:p>15761720.704977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1388197.790143">
                <text:p>1388197.790143</text:p>
              </table:table-cell>
              <table:table-cell office:value-type="float" office:value="15867173.347906">
                <text:p>15867173.347906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1116621.33263">
                <text:p>1116621.33263</text:p>
              </table:table-cell>
              <table:table-cell office:value-type="float" office:value="15968429.013062">
                <text:p>15968429.013062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841952.571254">
                <text:p>841952.571254</text:p>
              </table:table-cell>
              <table:table-cell office:value-type="float" office:value="16065412.096679">
                <text:p>16065412.096679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564251.457487">
                <text:p>564251.457487</text:p>
              </table:table-cell>
              <table:table-cell office:value-type="float" office:value="16158047.651852">
                <text:p>16158047.651852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283579.547926">
                <text:p>283579.547926</text:p>
              </table:table-cell>
              <table:table-cell office:value-type="float" office:value="16246261.419944">
                <text:p>16246261.419944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0">
                <text:p>0</text:p>
              </table:table-cell>
              <table:table-cell office:value-type="float" office:value="16329979.862072">
                <text:p>16329979.862072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-286422.432894">
                <text:p>-286422.432894</text:p>
              </table:table-cell>
              <table:table-cell office:value-type="float" office:value="16409130.190678">
                <text:p>16409130.190678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-575621.406834">
                <text:p>-575621.406834</text:p>
              </table:table-cell>
              <table:table-cell office:value-type="float" office:value="16483640.401159">
                <text:p>16483640.401159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-867528.993396">
                <text:p>-867528.993396</text:p>
              </table:table-cell>
              <table:table-cell office:value-type="float" office:value="16553439.30356">
                <text:p>16553439.30356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-1162075.686265">
                <text:p>-1162075.686265</text:p>
              </table:table-cell>
              <table:table-cell office:value-type="float" office:value="16618456.554317">
                <text:p>16618456.554317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-1459190.408429">
                <text:p>-1459190.408429</text:p>
              </table:table-cell>
              <table:table-cell office:value-type="float" office:value="16678622.688032">
                <text:p>16678622.688032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-1758800.519971">
                <text:p>-1758800.519971</text:p>
              </table:table-cell>
              <table:table-cell office:value-type="float" office:value="16733869.149279">
                <text:p>16733869.149279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-2060831.826453">
                <text:p>-2060831.826453</text:p>
              </table:table-cell>
              <table:table-cell office:value-type="float" office:value="16784128.324431">
                <text:p>16784128.324431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-2365208.587903">
                <text:p>-2365208.587903</text:p>
              </table:table-cell>
              <table:table-cell office:value-type="float" office:value="16829333.573486">
                <text:p>16829333.573486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-2671853.528395">
                <text:p>-2671853.528395</text:p>
              </table:table-cell>
              <table:table-cell office:value-type="float" office:value="16869419.261897">
                <text:p>16869419.261897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-2980687.846249">
                <text:p>-2980687.846249</text:p>
              </table:table-cell>
              <table:table-cell office:value-type="float" office:value="16904320.792386">
                <text:p>16904320.792386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-3291631.224818">
                <text:p>-3291631.224818</text:p>
              </table:table-cell>
              <table:table-cell office:value-type="float" office:value="16933974.636729">
                <text:p>16933974.636729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-3604601.843905">
                <text:p>-3604601.843905</text:p>
              </table:table-cell>
              <table:table-cell office:value-type="float" office:value="16958318.367515">
                <text:p>16958318.367515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-3919516.391778">
                <text:p>-3919516.391778</text:p>
              </table:table-cell>
              <table:table-cell office:value-type="float" office:value="16977290.689849">
                <text:p>16977290.689849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-4236290.077809">
                <text:p>-4236290.077809</text:p>
              </table:table-cell>
              <table:table-cell office:value-type="float" office:value="16990831.473005">
                <text:p>16990831.473005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-4554836.64572">
                <text:p>-4554836.64572</text:p>
              </table:table-cell>
              <table:table-cell office:value-type="float" office:value="16998881.782005">
                <text:p>16998881.782005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-4875068.387455">
                <text:p>-4875068.387455</text:p>
              </table:table-cell>
              <table:table-cell office:value-type="float" office:value="17001383.909125">
                <text:p>17001383.909125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-5196896.15767">
                <text:p>-5196896.15767</text:p>
              </table:table-cell>
              <table:table-cell office:value-type="float" office:value="16998281.405305">
                <text:p>16998281.405305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-5520229.388839">
                <text:p>-5520229.388839</text:p>
              </table:table-cell>
              <table:table-cell office:value-type="float" office:value="16989519.111462">
                <text:p>16989519.111462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-5844976.106992">
                <text:p>-5844976.106992</text:p>
              </table:table-cell>
              <table:table-cell office:value-type="float" office:value="16975043.189682">
                <text:p>16975043.189682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-6171042.948066">
                <text:p>-6171042.948066</text:p>
              </table:table-cell>
              <table:table-cell office:value-type="float" office:value="16954801.154297">
                <text:p>16954801.154297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-6498335.174889">
                <text:p>-6498335.174889</text:p>
              </table:table-cell>
              <table:table-cell office:value-type="float" office:value="16928741.902819">
                <text:p>16928741.902819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-6826756.694782">
                <text:p>-6826756.694782</text:p>
              </table:table-cell>
              <table:table-cell office:value-type="float" office:value="16896815.746727">
                <text:p>16896815.746727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-7156210.077792">
                <text:p>-7156210.077792</text:p>
              </table:table-cell>
              <table:table-cell office:value-type="float" office:value="16858974.442098">
                <text:p>16858974.442098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-7486596.575547">
                <text:p>-7486596.575547</text:p>
              </table:table-cell>
              <table:table-cell office:value-type="float" office:value="16815171.220063">
                <text:p>16815171.220063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-7817816.140736">
                <text:p>-7817816.140736</text:p>
              </table:table-cell>
              <table:table-cell office:value-type="float" office:value="16765360.817081">
                <text:p>16765360.817081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-8149767.447222">
                <text:p>-8149767.447222</text:p>
              </table:table-cell>
              <table:table-cell office:value-type="float" office:value="16709499.505017">
                <text:p>16709499.505017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-8482347.910765">
                <text:p>-8482347.910765</text:p>
              </table:table-cell>
              <table:table-cell office:value-type="float" office:value="16647545.121017">
                <text:p>16647545.121017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-8815453.710386">
                <text:p>-8815453.710386</text:p>
              </table:table-cell>
              <table:table-cell office:value-type="float" office:value="16579457.097159">
                <text:p>16579457.097159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-9148979.810346">
                <text:p>-9148979.810346</text:p>
              </table:table-cell>
              <table:table-cell office:value-type="float" office:value="16505196.489879">
                <text:p>16505196.489879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-9482819.982745">
                <text:p>-9482819.982745</text:p>
              </table:table-cell>
              <table:table-cell office:value-type="float" office:value="16424726.009144">
                <text:p>16424726.009144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-9816866.830749">
                <text:p>-9816866.830749</text:p>
              </table:table-cell>
              <table:table-cell office:value-type="float" office:value="16338010.047384">
                <text:p>16338010.047384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-10151011.812436">
                <text:p>-10151011.812436</text:p>
              </table:table-cell>
              <table:table-cell office:value-type="float" office:value="16245014.708145">
                <text:p>16245014.708145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-10485145.265253">
                <text:p>-10485145.265253</text:p>
              </table:table-cell>
              <table:table-cell office:value-type="float" office:value="16145707.834469">
                <text:p>16145707.834469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-10819156.431099">
                <text:p>-10819156.431099</text:p>
              </table:table-cell>
              <table:table-cell office:value-type="float" office:value="16040059.036981">
                <text:p>16040059.036981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-11152933.482016">
                <text:p>-11152933.482016</text:p>
              </table:table-cell>
              <table:table-cell office:value-type="float" office:value="15928039.721668">
                <text:p>15928039.721668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-11486363.546494">
                <text:p>-11486363.546494</text:p>
              </table:table-cell>
              <table:table-cell office:value-type="float" office:value="15809623.117353">
                <text:p>15809623.117353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-11819332.736384">
                <text:p>-11819332.736384</text:p>
              </table:table-cell>
              <table:table-cell office:value-type="float" office:value="15684784.302827">
                <text:p>15684784.302827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-12151726.174421">
                <text:p>-12151726.174421</text:p>
              </table:table-cell>
              <table:table-cell office:value-type="float" office:value="15553500.233651">
                <text:p>15553500.233651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-12483428.022342">
                <text:p>-12483428.022342</text:p>
              </table:table-cell>
              <table:table-cell office:value-type="float" office:value="15415749.768601">
                <text:p>15415749.768601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-12814321.509618">
                <text:p>-12814321.509618</text:p>
              </table:table-cell>
              <table:table-cell office:value-type="float" office:value="15271513.695745">
                <text:p>15271513.695745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-13144288.962767">
                <text:p>-13144288.962767</text:p>
              </table:table-cell>
              <table:table-cell office:value-type="float" office:value="15120774.758151">
                <text:p>15120774.758151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-13473211.835271">
                <text:p>-13473211.835271</text:p>
              </table:table-cell>
              <table:table-cell office:value-type="float" office:value="14963517.679197">
                <text:p>14963517.679197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-13800970.738079">
                <text:p>-13800970.738079</text:p>
              </table:table-cell>
              <table:table-cell office:value-type="float" office:value="14799729.187483">
                <text:p>14799729.187483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-14127445.470693">
                <text:p>-14127445.470693</text:p>
              </table:table-cell>
              <table:table-cell office:value-type="float" office:value="14629398.041326">
                <text:p>14629398.041326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-14452515.052834">
                <text:p>-14452515.052834</text:p>
              </table:table-cell>
              <table:table-cell office:value-type="float" office:value="14452515.052834">
                <text:p>14452515.052834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-14776057.75669">
                <text:p>-14776057.75669</text:p>
              </table:table-cell>
              <table:table-cell office:value-type="float" office:value="14269073.111536">
                <text:p>14269073.111536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-15097951.139725">
                <text:p>-15097951.139725</text:p>
              </table:table-cell>
              <table:table-cell office:value-type="float" office:value="14079067.207563">
                <text:p>14079067.207563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-15418072.078061">
                <text:p>-15418072.078061</text:p>
              </table:table-cell>
              <table:table-cell office:value-type="float" office:value="13882494.454362">
                <text:p>13882494.454362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-15736296.800418">
                <text:p>-15736296.800418</text:p>
              </table:table-cell>
              <table:table-cell office:value-type="float" office:value="13679354.110943">
                <text:p>13679354.110943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-16052500.922608">
                <text:p>-16052500.922608</text:p>
              </table:table-cell>
              <table:table-cell office:value-type="float" office:value="13469647.603634">
                <text:p>13469647.603634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-16366559.482579">
                <text:p>-16366559.482579</text:p>
              </table:table-cell>
              <table:table-cell office:value-type="float" office:value="13253378.547329">
                <text:p>13253378.547329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-16678346.975998">
                <text:p>-16678346.975998</text:p>
              </table:table-cell>
              <table:table-cell office:value-type="float" office:value="13030552.766239">
                <text:p>13030552.766239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-16987737.392379">
                <text:p>-16987737.392379</text:p>
              </table:table-cell>
              <table:table-cell office:value-type="float" office:value="12801178.31411">
                <text:p>12801178.31411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-17294604.251729">
                <text:p>-17294604.251729</text:p>
              </table:table-cell>
              <table:table-cell office:value-type="float" office:value="12565265.493903">
                <text:p>12565265.493903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-17598820.641725">
                <text:p>-17598820.641725</text:p>
              </table:table-cell>
              <table:table-cell office:value-type="float" office:value="12322826.876937">
                <text:p>12322826.876937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-17900259.255409">
                <text:p>-17900259.255409</text:p>
              </table:table-cell>
              <table:table-cell office:value-type="float" office:value="12073877.321461">
                <text:p>12073877.321461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-18198792.429378">
                <text:p>-18198792.429378</text:p>
              </table:table-cell>
              <table:table-cell office:value-type="float" office:value="11818433.990663">
                <text:p>11818433.990663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-18494292.182493">
                <text:p>-18494292.182493</text:p>
              </table:table-cell>
              <table:table-cell office:value-type="float" office:value="11556516.370096">
                <text:p>11556516.370096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-18786630.255069">
                <text:p>-18786630.255069</text:p>
              </table:table-cell>
              <table:table-cell office:value-type="float" office:value="11288146.284503">
                <text:p>11288146.284503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-19075678.148553">
                <text:p>-19075678.148553</text:p>
              </table:table-cell>
              <table:table-cell office:value-type="float" office:value="11013347.914042">
                <text:p>11013347.914042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-19361307.165679">
                <text:p>-19361307.165679</text:p>
              </table:table-cell>
              <table:table-cell office:value-type="float" office:value="10732147.809893">
                <text:p>10732147.809893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-19643388.451094">
                <text:p>-19643388.451094</text:p>
              </table:table-cell>
              <table:table-cell office:value-type="float" office:value="10444574.909237">
                <text:p>10444574.909237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-19921793.03244">
                <text:p>-19921793.03244</text:p>
              </table:table-cell>
              <table:table-cell office:value-type="float" office:value="10150660.549589">
                <text:p>10150660.549589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-20196391.861888">
                <text:p>-20196391.861888</text:p>
              </table:table-cell>
              <table:table-cell office:value-type="float" office:value="9850438.482489">
                <text:p>9850438.482489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-20467055.858114">
                <text:p>-20467055.858114</text:p>
              </table:table-cell>
              <table:table-cell office:value-type="float" office:value="9543944.886525">
                <text:p>9543944.886525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-20733655.948704">
                <text:p>-20733655.948704</text:p>
              </table:table-cell>
              <table:table-cell office:value-type="float" office:value="9231218.379681">
                <text:p>9231218.379681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-20996063.112989">
                <text:p>-20996063.112989</text:p>
              </table:table-cell>
              <table:table-cell office:value-type="float" office:value="8912300.031011">
                <text:p>8912300.031011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-21254148.425279">
                <text:p>-21254148.425279</text:p>
              </table:table-cell>
              <table:table-cell office:value-type="float" office:value="8587233.371606">
                <text:p>8587233.371606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-21507783.098512">
                <text:p>-21507783.098512</text:p>
              </table:table-cell>
              <table:table-cell office:value-type="float" office:value="8256064.404862">
                <text:p>8256064.404862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-21756838.52829">
                <text:p>-21756838.52829</text:p>
              </table:table-cell>
              <table:table-cell office:value-type="float" office:value="7918841.616034">
                <text:p>7918841.616034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-22001186.33729">
                <text:p>-22001186.33729</text:p>
              </table:table-cell>
              <table:table-cell office:value-type="float" office:value="7575615.98106">
                <text:p>7575615.98106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-22240698.420056">
                <text:p>-22240698.420056</text:p>
              </table:table-cell>
              <table:table-cell office:value-type="float" office:value="7226440.974652">
                <text:p>7226440.974652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-22475246.988141">
                <text:p>-22475246.988141</text:p>
              </table:table-cell>
              <table:table-cell office:value-type="float" office:value="6871372.577636">
                <text:p>6871372.577636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-22704704.615601">
                <text:p>-22704704.615601</text:p>
              </table:table-cell>
              <table:table-cell office:value-type="float" office:value="6510469.28354">
                <text:p>6510469.28354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-22928944.284825">
                <text:p>-22928944.284825</text:p>
              </table:table-cell>
              <table:table-cell office:value-type="float" office:value="6143792.104417">
                <text:p>6143792.104417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-23147839.432686">
                <text:p>-23147839.432686</text:p>
              </table:table-cell>
              <table:table-cell office:value-type="float" office:value="5771404.575886">
                <text:p>5771404.575886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-23361263.997008">
                <text:p>-23361263.997008</text:p>
              </table:table-cell>
              <table:table-cell office:value-type="float" office:value="5393372.761396">
                <text:p>5393372.761396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-23569092.463333">
                <text:p>-23569092.463333</text:p>
              </table:table-cell>
              <table:table-cell office:value-type="float" office:value="5009765.255689">
                <text:p>5009765.255689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-23771199.911968">
                <text:p>-23771199.911968</text:p>
              </table:table-cell>
              <table:table-cell office:value-type="float" office:value="4620653.187463">
                <text:p>4620653.187463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-23967462.065319">
                <text:p>-23967462.065319</text:p>
              </table:table-cell>
              <table:table-cell office:value-type="float" office:value="4226110.221222">
                <text:p>4226110.221222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-24157755.335477">
                <text:p>-24157755.335477</text:p>
              </table:table-cell>
              <table:table-cell office:value-type="float" office:value="3826212.558307">
                <text:p>3826212.558307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-24341956.872056">
                <text:p>-24341956.872056</text:p>
              </table:table-cell>
              <table:table-cell office:value-type="float" office:value="3421038.937089">
                <text:p>3421038.937089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-24519944.61027">
                <text:p>-24519944.61027</text:p>
              </table:table-cell>
              <table:table-cell office:value-type="float" office:value="3010670.632336">
                <text:p>3010670.632336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-24691597.319223">
                <text:p>-24691597.319223</text:p>
              </table:table-cell>
              <table:table-cell office:value-type="float" office:value="2595191.453725">
                <text:p>2595191.453725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-24856794.650414">
                <text:p>-24856794.650414</text:p>
              </table:table-cell>
              <table:table-cell office:value-type="float" office:value="2174687.743503">
                <text:p>2174687.743503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-25015417.186439">
                <text:p>-25015417.186439</text:p>
              </table:table-cell>
              <table:table-cell office:value-type="float" office:value="1749248.373285">
                <text:p>1749248.373285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-25167346.489861">
                <text:p>-25167346.489861</text:p>
              </table:table-cell>
              <table:table-cell office:value-type="float" office:value="1318964.739981">
                <text:p>1318964.739981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-25312465.152257">
                <text:p>-25312465.152257</text:p>
              </table:table-cell>
              <table:table-cell office:value-type="float" office:value="883930.76085">
                <text:p>883930.76085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-25450656.843412">
                <text:p>-25450656.843412</text:p>
              </table:table-cell>
              <table:table-cell office:value-type="float" office:value="444242.867668">
                <text:p>444242.867668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-25581806.360646">
                <text:p>-25581806.360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-25705799.678268">
                <text:p>-25705799.678268</text:p>
              </table:table-cell>
              <table:table-cell office:value-type="float" office:value="-448696.402416">
                <text:p>-448696.402416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-25822523.997128">
                <text:p>-25822523.997128</text:p>
              </table:table-cell>
              <table:table-cell office:value-type="float" office:value="-901742.408199">
                <text:p>-901742.408199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-25931867.794273">
                <text:p>-25931867.794273</text:p>
              </table:table-cell>
              <table:table-cell office:value-type="float" office:value="-1359031.603759">
                <text:p>-1359031.603759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-26033720.872661">
                <text:p>-26033720.872661</text:p>
              </table:table-cell>
              <table:table-cell office:value-type="float" office:value="-1820455.103652">
                <text:p>-1820455.103652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-26127974.410947">
                <text:p>-26127974.410947</text:p>
              </table:table-cell>
              <table:table-cell office:value-type="float" office:value="-2285901.561853">
                <text:p>-2285901.561853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-26214521.013312">
                <text:p>-26214521.013312</text:p>
              </table:table-cell>
              <table:table-cell office:value-type="float" office:value="-2755257.18396">
                <text:p>-2755257.18396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-26293254.759307">
                <text:p>-26293254.759307</text:p>
              </table:table-cell>
              <table:table-cell office:value-type="float" office:value="-3228405.74033">
                <text:p>-3228405.74033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-26364071.253729">
                <text:p>-26364071.253729</text:p>
              </table:table-cell>
              <table:table-cell office:value-type="float" office:value="-3705228.580152">
                <text:p>-3705228.580152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-26426867.676471">
                <text:p>-26426867.676471</text:p>
              </table:table-cell>
              <table:table-cell office:value-type="float" office:value="-4185604.646468">
                <text:p>-4185604.646468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-26481542.832361">
                <text:p>-26481542.832361</text:p>
              </table:table-cell>
              <table:table-cell office:value-type="float" office:value="-4669410.492132">
                <text:p>-4669410.492132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-26527997.200967">
                <text:p>-26527997.200967</text:p>
              </table:table-cell>
              <table:table-cell office:value-type="float" office:value="-5156520.296728">
                <text:p>-5156520.296728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-26566132.986334">
                <text:p>-26566132.986334</text:p>
              </table:table-cell>
              <table:table-cell office:value-type="float" office:value="-5646805.884444">
                <text:p>-5646805.884444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-26595854.166658">
                <text:p>-26595854.166658</text:p>
              </table:table-cell>
              <table:table-cell office:value-type="float" office:value="-6140136.742895">
                <text:p>-6140136.742895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-26617066.543867">
                <text:p>-26617066.543867</text:p>
              </table:table-cell>
              <table:table-cell office:value-type="float" office:value="-6636380.042926">
                <text:p>-6636380.042926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-26629677.793098">
                <text:p>-26629677.793098</text:p>
              </table:table-cell>
              <table:table-cell office:value-type="float" office:value="-7135400.659361">
                <text:p>-7135400.659361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-26633597.512045">
                <text:p>-26633597.512045</text:p>
              </table:table-cell>
              <table:table-cell office:value-type="float" office:value="-7637061.192736">
                <text:p>-7637061.192736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-26628737.270171">
                <text:p>-26628737.270171</text:p>
              </table:table-cell>
              <table:table-cell office:value-type="float" office:value="-8141221.991993">
                <text:p>-8141221.991993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-26615010.657752">
                <text:p>-26615010.657752</text:p>
              </table:table-cell>
              <table:table-cell office:value-type="float" office:value="-8647741.178152">
                <text:p>-8647741.178152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-26592333.334755">
                <text:p>-26592333.334755</text:p>
              </table:table-cell>
              <table:table-cell office:value-type="float" office:value="-9156474.668959">
                <text:p>-9156474.668959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-26560623.07951">
                <text:p>-26560623.07951</text:p>
              </table:table-cell>
              <table:table-cell office:value-type="float" office:value="-9667276.204505">
                <text:p>-9667276.204505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-26519799.837176">
                <text:p>-26519799.837176</text:p>
              </table:table-cell>
              <table:table-cell office:value-type="float" office:value="-10179997.37383">
                <text:p>-10179997.37383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-26469785.767968">
                <text:p>-26469785.767968</text:p>
              </table:table-cell>
              <table:table-cell office:value-type="float" office:value="-10694487.642497">
                <text:p>-10694487.642497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-26410505.295143">
                <text:p>-26410505.295143</text:p>
              </table:table-cell>
              <table:table-cell office:value-type="float" office:value="-11210594.381159">
                <text:p>-11210594.381159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-26341885.15271">
                <text:p>-26341885.15271</text:p>
              </table:table-cell>
              <table:table-cell office:value-type="float" office:value="-11728162.895089">
                <text:p>-11728162.895089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-26263854.432856">
                <text:p>-26263854.432856</text:p>
              </table:table-cell>
              <table:table-cell office:value-type="float" office:value="-12247036.454708">
                <text:p>-12247036.454708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-26176344.633068">
                <text:p>-26176344.633068</text:p>
              </table:table-cell>
              <table:table-cell office:value-type="float" office:value="-12767056.327078">
                <text:p>-12767056.327078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-26079289.702929">
                <text:p>-26079289.702929</text:p>
              </table:table-cell>
              <table:table-cell office:value-type="float" office:value="-13288061.80838">
                <text:p>-13288061.80838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-25972626.090572">
                <text:p>-25972626.090572</text:p>
              </table:table-cell>
              <table:table-cell office:value-type="float" office:value="-13809890.257374">
                <text:p>-13809890.257374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-25856292.788773">
                <text:p>-25856292.788773</text:p>
              </table:table-cell>
              <table:table-cell office:value-type="float" office:value="-14332377.129829">
                <text:p>-14332377.129829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-25730231.380657">
                <text:p>-25730231.380657</text:p>
              </table:table-cell>
              <table:table-cell office:value-type="float" office:value="-14855356.013934">
                <text:p>-14855356.013934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-25594386.085019">
                <text:p>-25594386.085019</text:p>
              </table:table-cell>
              <table:table-cell office:value-type="float" office:value="-15378658.666675">
                <text:p>-15378658.666675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-25448703.801211">
                <text:p>-25448703.801211</text:p>
              </table:table-cell>
              <table:table-cell office:value-type="float" office:value="-15902115.051195">
                <text:p>-15902115.051195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-25293134.153599">
                <text:p>-25293134.153599</text:p>
              </table:table-cell>
              <table:table-cell office:value-type="float" office:value="-16425553.37511">
                <text:p>-16425553.37511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-25127629.535564">
                <text:p>-25127629.535564</text:p>
              </table:table-cell>
              <table:table-cell office:value-type="float" office:value="-16948800.129799">
                <text:p>-16948800.129799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-24952145.153025">
                <text:p>-24952145.153025</text:p>
              </table:table-cell>
              <table:table-cell office:value-type="float" office:value="-17471680.130651">
                <text:p>-17471680.130651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-24766639.067466">
                <text:p>-24766639.067466</text:p>
              </table:table-cell>
              <table:table-cell office:value-type="float" office:value="-17994016.558273">
                <text:p>-17994016.558273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-24571072.238451">
                <text:p>-24571072.238451</text:p>
              </table:table-cell>
              <table:table-cell office:value-type="float" office:value="-18515631.000653">
                <text:p>-18515631.000653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-24365408.565608">
                <text:p>-24365408.565608</text:p>
              </table:table-cell>
              <table:table-cell office:value-type="float" office:value="-19036343.496273">
                <text:p>-19036343.496273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-24149614.930051">
                <text:p>-24149614.930051</text:p>
              </table:table-cell>
              <table:table-cell office:value-type="float" office:value="-19555972.578163">
                <text:p>-19555972.578163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-23923661.23524">
                <text:p>-23923661.23524</text:p>
              </table:table-cell>
              <table:table-cell office:value-type="float" office:value="-20074335.3189">
                <text:p>-20074335.3189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-23687520.447248">
                <text:p>-23687520.447248</text:p>
              </table:table-cell>
              <table:table-cell office:value-type="float" office:value="-20591247.376543">
                <text:p>-20591247.376543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-23441168.634409">
                <text:p>-23441168.634409</text:p>
              </table:table-cell>
              <table:table-cell office:value-type="float" office:value="-21106523.041489">
                <text:p>-21106523.041489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-23184585.006349">
                <text:p>-23184585.006349</text:p>
              </table:table-cell>
              <table:table-cell office:value-type="float" office:value="-21619975.284261">
                <text:p>-21619975.284261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-22917751.95236">
                <text:p>-22917751.95236</text:p>
              </table:table-cell>
              <table:table-cell office:value-type="float" office:value="-22131415.804207">
                <text:p>-22131415.804207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-22640655.079106">
                <text:p>-22640655.079106</text:p>
              </table:table-cell>
              <table:table-cell office:value-type="float" office:value="-22640655.079106">
                <text:p>-22640655.079106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-22353283.247645">
                <text:p>-22353283.247645</text:p>
              </table:table-cell>
              <table:table-cell office:value-type="float" office:value="-23147502.415683">
                <text:p>-23147502.415683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-22055628.60974">
                <text:p>-22055628.60974</text:p>
              </table:table-cell>
              <table:table-cell office:value-type="float" office:value="-23651766.00101">
                <text:p>-23651766.00101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-21747686.643452">
                <text:p>-21747686.643452</text:p>
              </table:table-cell>
              <table:table-cell office:value-type="float" office:value="-24153252.954801">
                <text:p>-24153252.954801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-21429456.187979">
                <text:p>-21429456.187979</text:p>
              </table:table-cell>
              <table:table-cell office:value-type="float" office:value="-24651769.382578">
                <text:p>-24651769.382578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-21100939.47774">
                <text:p>-21100939.47774</text:p>
              </table:table-cell>
              <table:table-cell office:value-type="float" office:value="-25147120.429709">
                <text:p>-25147120.429709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-20762142.175666">
                <text:p>-20762142.175666</text:p>
              </table:table-cell>
              <table:table-cell office:value-type="float" office:value="-25639110.336306">
                <text:p>-25639110.336306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-20413073.405702">
                <text:p>-20413073.405702</text:p>
              </table:table-cell>
              <table:table-cell office:value-type="float" office:value="-26127542.492971">
                <text:p>-26127542.492971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-20053745.78448">
                <text:p>-20053745.78448</text:p>
              </table:table-cell>
              <table:table-cell office:value-type="float" office:value="-26612219.497386">
                <text:p>-26612219.497386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-19684175.452153">
                <text:p>-19684175.452153</text:p>
              </table:table-cell>
              <table:table-cell office:value-type="float" office:value="-27092943.211725">
                <text:p>-27092943.211725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-19304382.102377">
                <text:p>-19304382.102377</text:p>
              </table:table-cell>
              <table:table-cell office:value-type="float" office:value="-27569514.820898">
                <text:p>-27569514.820898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-18914389.011415">
                <text:p>-18914389.011415</text:p>
              </table:table-cell>
              <table:table-cell office:value-type="float" office:value="-28041734.89159">
                <text:p>-28041734.89159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-18514223.066339">
                <text:p>-18514223.066339</text:p>
              </table:table-cell>
              <table:table-cell office:value-type="float" office:value="-28509403.432103">
                <text:p>-28509403.432103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-18103914.792332">
                <text:p>-18103914.792332</text:p>
              </table:table-cell>
              <table:table-cell office:value-type="float" office:value="-28972319.952985">
                <text:p>-28972319.952985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-17683498.379046">
                <text:p>-17683498.379046</text:p>
              </table:table-cell>
              <table:table-cell office:value-type="float" office:value="-29430283.528424">
                <text:p>-29430283.528424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-17253011.706023">
                <text:p>-17253011.706023</text:p>
              </table:table-cell>
              <table:table-cell office:value-type="float" office:value="-29883092.858411">
                <text:p>-29883092.858411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-16812496.367138">
                <text:p>-16812496.367138</text:p>
              </table:table-cell>
              <table:table-cell office:value-type="float" office:value="-30330546.331644">
                <text:p>-30330546.331644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-16361997.694066">
                <text:p>-16361997.694066</text:p>
              </table:table-cell>
              <table:table-cell office:value-type="float" office:value="-30772442.089164">
                <text:p>-30772442.089164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-15901564.778739">
                <text:p>-15901564.778739</text:p>
              </table:table-cell>
              <table:table-cell office:value-type="float" office:value="-31208578.088723">
                <text:p>-31208578.088723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-15431250.494789">
                <text:p>-15431250.494789</text:p>
              </table:table-cell>
              <table:table-cell office:value-type="float" office:value="-31638752.169838">
                <text:p>-31638752.169838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-14951111.517952">
                <text:p>-14951111.517952</text:p>
              </table:table-cell>
              <table:table-cell office:value-type="float" office:value="-32062762.119558">
                <text:p>-32062762.119558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-14461208.345414">
                <text:p>-14461208.345414</text:p>
              </table:table-cell>
              <table:table-cell office:value-type="float" office:value="-32480405.738891">
                <text:p>-32480405.738891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-13961605.314092">
                <text:p>-13961605.314092</text:p>
              </table:table-cell>
              <table:table-cell office:value-type="float" office:value="-32891480.9099">
                <text:p>-32891480.9099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-13452370.617818">
                <text:p>-13452370.617818</text:p>
              </table:table-cell>
              <table:table-cell office:value-type="float" office:value="-33295785.663444">
                <text:p>-33295785.663444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-12933576.323431">
                <text:p>-12933576.323431</text:p>
              </table:table-cell>
              <table:table-cell office:value-type="float" office:value="-33693118.247551">
                <text:p>-33693118.247551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-12405298.385732">
                <text:p>-12405298.385732</text:p>
              </table:table-cell>
              <table:table-cell office:value-type="float" office:value="-34083277.196396">
                <text:p>-34083277.196396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-11867616.661317">
                <text:p>-11867616.661317</text:p>
              </table:table-cell>
              <table:table-cell office:value-type="float" office:value="-34466061.399884">
                <text:p>-34466061.399884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-11320614.921245">
                <text:p>-11320614.921245</text:p>
              </table:table-cell>
              <table:table-cell office:value-type="float" office:value="-34841270.173814">
                <text:p>-34841270.173814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-10764380.862539">
                <text:p>-10764380.862539</text:p>
              </table:table-cell>
              <table:table-cell office:value-type="float" office:value="-35208703.330596">
                <text:p>-35208703.330596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-10199006.118513">
                <text:p>-10199006.118513</text:p>
              </table:table-cell>
              <table:table-cell office:value-type="float" office:value="-35568161.250523">
                <text:p>-35568161.250523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-9624586.267881">
                <text:p>-9624586.267881</text:p>
              </table:table-cell>
              <table:table-cell office:value-type="float" office:value="-35919444.953559">
                <text:p>-35919444.953559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-9041220.842665">
                <text:p>-9041220.842665</text:p>
              </table:table-cell>
              <table:table-cell office:value-type="float" office:value="-36262356.171648">
                <text:p>-36262356.171648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-8449013.334871">
                <text:p>-8449013.334871</text:p>
              </table:table-cell>
              <table:table-cell office:value-type="float" office:value="-36596697.421498">
                <text:p>-36596697.421498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-7848071.201912">
                <text:p>-7848071.201912</text:p>
              </table:table-cell>
              <table:table-cell office:value-type="float" office:value="-36922272.077844">
                <text:p>-36922272.077844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-7238505.870783">
                <text:p>-7238505.870783</text:p>
              </table:table-cell>
              <table:table-cell office:value-type="float" office:value="-37238884.447161">
                <text:p>-37238884.447161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-6620432.740959">
                <text:p>-6620432.740959</text:p>
              </table:table-cell>
              <table:table-cell office:value-type="float" office:value="-37546339.8418">
                <text:p>-37546339.8418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-5993971.186003">
                <text:p>-5993971.186003</text:p>
              </table:table-cell>
              <table:table-cell office:value-type="float" office:value="-37844444.654545">
                <text:p>-37844444.654545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-5359244.553883">
                <text:p>-5359244.553883</text:p>
              </table:table-cell>
              <table:table-cell office:value-type="float" office:value="-38133006.43355">
                <text:p>-38133006.43355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-4716380.165966">
                <text:p>-4716380.165966</text:p>
              </table:table-cell>
              <table:table-cell office:value-type="float" office:value="-38411833.957651">
                <text:p>-38411833.957651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-4065509.314693">
                <text:p>-4065509.314693</text:p>
              </table:table-cell>
              <table:table-cell office:value-type="float" office:value="-38680737.312021">
                <text:p>-38680737.312021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-3406767.259915">
                <text:p>-3406767.259915</text:p>
              </table:table-cell>
              <table:table-cell office:value-type="float" office:value="-38939527.964155">
                <text:p>-38939527.964155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-2740293.223875">
                <text:p>-2740293.223875</text:p>
              </table:table-cell>
              <table:table-cell office:value-type="float" office:value="-39188018.840157">
                <text:p>-39188018.840157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-2066230.384832">
                <text:p>-2066230.384832</text:p>
              </table:table-cell>
              <table:table-cell office:value-type="float" office:value="-39426024.401307">
                <text:p>-39426024.401307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-1384725.869308">
                <text:p>-1384725.869308</text:p>
              </table:table-cell>
              <table:table-cell office:value-type="float" office:value="-39653360.720892">
                <text:p>-39653360.720892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-695930.74295">
                <text:p>-695930.74295</text:p>
              </table:table-cell>
              <table:table-cell office:value-type="float" office:value="-39869845.561268">
                <text:p>-39869845.561268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0">
                <text:p>0</text:p>
              </table:table-cell>
              <table:table-cell office:value-type="float" office:value="-40075298.451138">
                <text:p>-40075298.451138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702907.448648">
                <text:p>702907.448648</text:p>
              </table:table-cell>
              <table:table-cell office:value-type="float" office:value="-40269540.76302">
                <text:p>-40269540.76302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1412628.788802">
                <text:p>1412628.788802</text:p>
              </table:table-cell>
              <table:table-cell office:value-type="float" office:value="-40452395.790882">
                <text:p>-40452395.790882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2128997.317756">
                <text:p>2128997.317756</text:p>
              </table:table-cell>
              <table:table-cell office:value-type="float" office:value="-40623688.827917">
                <text:p>-40623688.827917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2851842.460507">
                <text:p>2851842.460507</text:p>
              </table:table-cell>
              <table:table-cell office:value-type="float" office:value="-40783247.244434">
                <text:p>-40783247.244434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3580989.787418">
                <text:p>3580989.787418</text:p>
              </table:table-cell>
              <table:table-cell office:value-type="float" office:value="-40930900.565848">
                <text:p>-40930900.565848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4316261.033337">
                <text:p>4316261.033337</text:p>
              </table:table-cell>
              <table:table-cell office:value-type="float" office:value="-41066480.550732">
                <text:p>-41066480.550732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5057474.118173">
                <text:p>5057474.118173</text:p>
              </table:table-cell>
              <table:table-cell office:value-type="float" office:value="-41189821.268916">
                <text:p>-41189821.268916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5804443.168943">
                <text:p>5804443.168943</text:p>
              </table:table-cell>
              <table:table-cell office:value-type="float" office:value="-41300759.179602">
                <text:p>-41300759.179602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6556978.543303">
                <text:p>6556978.543303</text:p>
              </table:table-cell>
              <table:table-cell office:value-type="float" office:value="-41399133.20947">
                <text:p>-41399133.20947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7314886.854547">
                <text:p>7314886.854547</text:p>
              </table:table-cell>
              <table:table-cell office:value-type="float" office:value="-41484784.830755">
                <text:p>-41484784.830755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8077970.998117">
                <text:p>8077970.998117</text:p>
              </table:table-cell>
              <table:table-cell office:value-type="float" office:value="-41557558.139254">
                <text:p>-41557558.139254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8846030.17959">
                <text:p>8846030.17959</text:p>
              </table:table-cell>
              <table:table-cell office:value-type="float" office:value="-41617299.932258">
                <text:p>-41617299.932258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9618859.944185">
                <text:p>9618859.944185</text:p>
              </table:table-cell>
              <table:table-cell office:value-type="float" office:value="-41663859.786358">
                <text:p>-41663859.786358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10396252.207763">
                <text:p>10396252.207763</text:p>
              </table:table-cell>
              <table:table-cell office:value-type="float" office:value="-41697090.135128">
                <text:p>-41697090.135128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11177995.289349">
                <text:p>11177995.289349</text:p>
              </table:table-cell>
              <table:table-cell office:value-type="float" office:value="-41716846.346618">
                <text:p>-41716846.346618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11963873.945169">
                <text:p>11963873.945169</text:p>
              </table:table-cell>
              <table:table-cell office:value-type="float" office:value="-41722986.800676">
                <text:p>-41722986.800676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12753669.404205">
                <text:p>12753669.404205</text:p>
              </table:table-cell>
              <table:table-cell office:value-type="float" office:value="-41715372.966026">
                <text:p>-41715372.966026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13547159.405278">
                <text:p>13547159.405278</text:p>
              </table:table-cell>
              <table:table-cell office:value-type="float" office:value="-41693869.477114">
                <text:p>-41693869.477114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14344118.235658">
                <text:p>14344118.235658</text:p>
              </table:table-cell>
              <table:table-cell office:value-type="float" office:value="-41658344.210667">
                <text:p>-41658344.210667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15144316.7712">
                <text:p>15144316.7712</text:p>
              </table:table-cell>
              <table:table-cell office:value-type="float" office:value="-41608668.361942">
                <text:p>-41608668.361942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15947522.51802">
                <text:p>15947522.51802</text:p>
              </table:table-cell>
              <table:table-cell office:value-type="float" office:value="-41544716.520652">
                <text:p>-41544716.520652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16753499.655692">
                <text:p>16753499.655692</text:p>
              </table:table-cell>
              <table:table-cell office:value-type="float" office:value="-41466366.746519">
                <text:p>-41466366.746519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17562009.081997">
                <text:p>17562009.081997</text:p>
              </table:table-cell>
              <table:table-cell office:value-type="float" office:value="-41373500.644443">
                <text:p>-41373500.644443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18372808.45919">
                <text:p>18372808.45919</text:p>
              </table:table-cell>
              <table:table-cell office:value-type="float" office:value="-41266003.439241">
                <text:p>-41266003.439241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19185652.261813">
                <text:p>19185652.261813</text:p>
              </table:table-cell>
              <table:table-cell office:value-type="float" office:value="-41143764.049949">
                <text:p>-41143764.049949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20000291.826038">
                <text:p>20000291.826038</text:p>
              </table:table-cell>
              <table:table-cell office:value-type="float" office:value="-41006675.163634">
                <text:p>-41006675.163634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20816475.400549">
                <text:p>20816475.400549</text:p>
              </table:table-cell>
              <table:table-cell office:value-type="float" office:value="-40854633.308707">
                <text:p>-40854633.308707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21633948.198947">
                <text:p>21633948.198947</text:p>
              </table:table-cell>
              <table:table-cell office:value-type="float" office:value="-40687538.927692">
                <text:p>-40687538.927692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22452452.4537">
                <text:p>22452452.4537</text:p>
              </table:table-cell>
              <table:table-cell office:value-type="float" office:value="-40505296.449436">
                <text:p>-40505296.449436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23271727.471603">
                <text:p>23271727.471603</text:p>
              </table:table-cell>
              <table:table-cell office:value-type="float" office:value="-40307814.360714">
                <text:p>-40307814.360714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24091509.69078">
                <text:p>24091509.69078</text:p>
              </table:table-cell>
              <table:table-cell office:value-type="float" office:value="-40095005.277214">
                <text:p>-40095005.277214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24911532.739194">
                <text:p>24911532.739194</text:p>
              </table:table-cell>
              <table:table-cell office:value-type="float" office:value="-39866786.013869">
                <text:p>-39866786.013869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25731527.494683">
                <text:p>25731527.494683</text:p>
              </table:table-cell>
              <table:table-cell office:value-type="float" office:value="-39623077.654495">
                <text:p>-39623077.654495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26551222.146504">
                <text:p>26551222.146504</text:p>
              </table:table-cell>
              <table:table-cell office:value-type="float" office:value="-39363805.620719">
                <text:p>-39363805.620719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27370342.258385">
                <text:p>27370342.258385</text:p>
              </table:table-cell>
              <table:table-cell office:value-type="float" office:value="-39088899.740163">
                <text:p>-39088899.740163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28188610.83308">
                <text:p>28188610.83308</text:p>
              </table:table-cell>
              <table:table-cell office:value-type="float" office:value="-38798294.31385">
                <text:p>-38798294.31385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29005748.378417">
                <text:p>29005748.378417</text:p>
              </table:table-cell>
              <table:table-cell office:value-type="float" office:value="-38491928.182804">
                <text:p>-38491928.182804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29821472.974836">
                <text:p>29821472.974836</text:p>
              </table:table-cell>
              <table:table-cell office:value-type="float" office:value="-38169744.793814">
                <text:p>-38169744.793814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30635500.344407">
                <text:p>30635500.344407</text:p>
              </table:table-cell>
              <table:table-cell office:value-type="float" office:value="-37831692.264337">
                <text:p>-37831692.264337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31447543.92132">
                <text:p>31447543.92132</text:p>
              </table:table-cell>
              <table:table-cell office:value-type="float" office:value="-37477723.446498">
                <text:p>-37477723.446498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32257314.923843">
                <text:p>32257314.923843</text:p>
              </table:table-cell>
              <table:table-cell office:value-type="float" office:value="-37107795.990169">
                <text:p>-37107795.990169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33064522.427732">
                <text:p>33064522.427732</text:p>
              </table:table-cell>
              <table:table-cell office:value-type="float" office:value="-36721872.40509">
                <text:p>-36721872.40509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33868873.441082">
                <text:p>33868873.441082</text:p>
              </table:table-cell>
              <table:table-cell office:value-type="float" office:value="-36319920.122003">
                <text:p>-36319920.122003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34670072.980625">
                <text:p>34670072.980625</text:p>
              </table:table-cell>
              <table:table-cell office:value-type="float" office:value="-35901911.552769">
                <text:p>-35901911.552769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35467824.14944">
                <text:p>35467824.14944</text:p>
              </table:table-cell>
              <table:table-cell office:value-type="float" office:value="-35467824.149441">
                <text:p>-35467824.149441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36261828.216085">
                <text:p>36261828.216085</text:p>
              </table:table-cell>
              <table:table-cell office:value-type="float" office:value="-35017640.462256">
                <text:p>-35017640.462256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37051784.69512">
                <text:p>37051784.69512</text:p>
              </table:table-cell>
              <table:table-cell office:value-type="float" office:value="-34551348.196525">
                <text:p>-34551348.196525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37837391.429031">
                <text:p>37837391.429031</text:p>
              </table:table-cell>
              <table:table-cell office:value-type="float" office:value="-34068940.268381">
                <text:p>-34068940.268381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38618344.671516">
                <text:p>38618344.671516</text:p>
              </table:table-cell>
              <table:table-cell office:value-type="float" office:value="-33570414.859365">
                <text:p>-33570414.859365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39394339.172139">
                <text:p>39394339.172139</text:p>
              </table:table-cell>
              <table:table-cell office:value-type="float" office:value="-33055775.469815">
                <text:p>-33055775.469815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40165068.262332">
                <text:p>40165068.262332</text:p>
              </table:table-cell>
              <table:table-cell office:value-type="float" office:value="-32525030.971024">
                <text:p>-32525030.971024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40930223.942722">
                <text:p>40930223.942722</text:p>
              </table:table-cell>
              <table:table-cell office:value-type="float" office:value="-31978195.65615">
                <text:p>-31978195.65615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41689496.971783">
                <text:p>41689496.971783</text:p>
              </table:table-cell>
              <table:table-cell office:value-type="float" office:value="-31415289.289836">
                <text:p>-31415289.289836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42442576.95578">
                <text:p>42442576.95578</text:p>
              </table:table-cell>
              <table:table-cell office:value-type="float" office:value="-30836337.156515">
                <text:p>-30836337.156515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43189152.440001">
                <text:p>43189152.440001</text:p>
              </table:table-cell>
              <table:table-cell office:value-type="float" office:value="-30241370.107378">
                <text:p>-30241370.107378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43928911.001254">
                <text:p>43928911.001254</text:p>
              </table:table-cell>
              <table:table-cell office:value-type="float" office:value="-29630424.605959">
                <text:p>-29630424.605959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44661539.341608">
                <text:p>44661539.341608</text:p>
              </table:table-cell>
              <table:table-cell office:value-type="float" office:value="-29003542.77233">
                <text:p>-29003542.77233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45386723.383375">
                <text:p>45386723.383375</text:p>
              </table:table-cell>
              <table:table-cell office:value-type="float" office:value="-28360772.425858">
                <text:p>-28360772.425858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46104148.365283">
                <text:p>46104148.365283</text:p>
              </table:table-cell>
              <table:table-cell office:value-type="float" office:value="-27702167.126503">
                <text:p>-27702167.126503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46813498.939862">
                <text:p>46813498.939862</text:p>
              </table:table-cell>
              <table:table-cell office:value-type="float" office:value="-27027786.214638">
                <text:p>-27027786.214638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47514459.271982">
                <text:p>47514459.271982</text:p>
              </table:table-cell>
              <table:table-cell office:value-type="float" office:value="-26337694.849344">
                <text:p>-26337694.849344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48206713.13855">
                <text:p>48206713.13855</text:p>
              </table:table-cell>
              <table:table-cell office:value-type="float" office:value="-25631964.045167">
                <text:p>-25631964.045167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48889944.029331">
                <text:p>48889944.029331</text:p>
              </table:table-cell>
              <table:table-cell office:value-type="float" office:value="-24910670.707303">
                <text:p>-24910670.707303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49563835.24888">
                <text:p>49563835.24888</text:p>
              </table:table-cell>
              <table:table-cell office:value-type="float" office:value="-24173897.665189">
                <text:p>-24173897.665189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50228070.01955">
                <text:p>50228070.01955</text:p>
              </table:table-cell>
              <table:table-cell office:value-type="float" office:value="-23421733.704462">
                <text:p>-23421733.704462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50882331.585563">
                <text:p>50882331.585563</text:p>
              </table:table-cell>
              <table:table-cell office:value-type="float" office:value="-22654273.597274">
                <text:p>-22654273.597274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51526303.318121">
                <text:p>51526303.318121</text:p>
              </table:table-cell>
              <table:table-cell office:value-type="float" office:value="-21871618.13092">
                <text:p>-21871618.13092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52159668.821523">
                <text:p>52159668.821523</text:p>
              </table:table-cell>
              <table:table-cell office:value-type="float" office:value="-21073874.134772">
                <text:p>-21073874.134772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52782112.040268">
                <text:p>52782112.040268</text:p>
              </table:table-cell>
              <table:table-cell office:value-type="float" office:value="-20261154.505469">
                <text:p>-20261154.505469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53393317.367128">
                <text:p>53393317.367128</text:p>
              </table:table-cell>
              <table:table-cell office:value-type="float" office:value="-19433578.230364">
                <text:p>-19433578.230364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53992969.752144">
                <text:p>53992969.752144</text:p>
              </table:table-cell>
              <table:table-cell office:value-type="float" office:value="-18591270.409177">
                <text:p>-18591270.409177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54580754.81254">
                <text:p>54580754.81254</text:p>
              </table:table-cell>
              <table:table-cell office:value-type="float" office:value="-17734362.273854">
                <text:p>-17734362.273854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55156358.943511">
                <text:p>55156358.943511</text:p>
              </table:table-cell>
              <table:table-cell office:value-type="float" office:value="-16862991.206578">
                <text:p>-16862991.206578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55719469.429869">
                <text:p>55719469.429869</text:p>
              </table:table-cell>
              <table:table-cell office:value-type="float" office:value="-15977300.755944">
                <text:p>-15977300.755944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56269774.558512">
                <text:p>56269774.558512</text:p>
              </table:table-cell>
              <table:table-cell office:value-type="float" office:value="-15077440.651235">
                <text:p>-15077440.651235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56806963.731685">
                <text:p>56806963.731685</text:p>
              </table:table-cell>
              <table:table-cell office:value-type="float" office:value="-14163566.814806">
                <text:p>-14163566.814806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57330727.581015">
                <text:p>57330727.581015</text:p>
              </table:table-cell>
              <table:table-cell office:value-type="float" office:value="-13235841.372542">
                <text:p>-13235841.372542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57840758.082273">
                <text:p>57840758.082273</text:p>
              </table:table-cell>
              <table:table-cell office:value-type="float" office:value="-12294432.662356">
                <text:p>-12294432.662356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58336748.670851">
                <text:p>58336748.670851</text:p>
              </table:table-cell>
              <table:table-cell office:value-type="float" office:value="-11339515.24073">
                <text:p>-11339515.24073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58818394.357902">
                <text:p>58818394.357902</text:p>
              </table:table-cell>
              <table:table-cell office:value-type="float" office:value="-10371269.887249">
                <text:p>-10371269.887249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59285391.847135">
                <text:p>59285391.847135</text:p>
              </table:table-cell>
              <table:table-cell office:value-type="float" office:value="-9389883.60713">
                <text:p>-9389883.60713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59737439.652212">
                <text:p>59737439.652212</text:p>
              </table:table-cell>
              <table:table-cell office:value-type="float" office:value="-8395549.631706">
                <text:p>-8395549.631706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60174238.214721">
                <text:p>60174238.214721</text:p>
              </table:table-cell>
              <table:table-cell office:value-type="float" office:value="-7388467.416862">
                <text:p>-7388467.416862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60595490.022704">
                <text:p>60595490.022704</text:p>
              </table:table-cell>
              <table:table-cell office:value-type="float" office:value="-6368842.639386">
                <text:p>-6368842.639386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61000899.729682">
                <text:p>61000899.729682</text:p>
              </table:table-cell>
              <table:table-cell office:value-type="float" office:value="-5336887.191229">
                <text:p>-5336887.191229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61390174.274167">
                <text:p>61390174.274167</text:p>
              </table:table-cell>
              <table:table-cell office:value-type="float" office:value="-4292819.171649">
                <text:p>-4292819.171649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61763022.999612">
                <text:p>61763022.999612</text:p>
              </table:table-cell>
              <table:table-cell office:value-type="float" office:value="-3236862.877217">
                <text:p>-3236862.877217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62119157.774761">
                <text:p>62119157.774761</text:p>
              </table:table-cell>
              <table:table-cell office:value-type="float" office:value="-2169248.789674">
                <text:p>-2169248.789674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62458293.11438">
                <text:p>62458293.11438</text:p>
              </table:table-cell>
              <table:table-cell office:value-type="float" office:value="-1090213.561618">
                <text:p>-1090213.561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